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 Black" svg:font-family="'Arial Black'" style:font-adornments="Regular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47cm"/>
    </style:style>
    <style:style style:name="co2" style:family="table-column">
      <style:table-column-properties fo:break-before="auto" style:column-width="1.085cm"/>
    </style:style>
    <style:style style:name="co3" style:family="table-column">
      <style:table-column-properties fo:break-before="auto" style:column-width="17.30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117cm"/>
    </style:style>
    <style:style style:name="co8" style:family="table-column">
      <style:table-column-properties fo:break-before="auto" style:column-width="1.958cm"/>
    </style:style>
    <style:style style:name="co9" style:family="table-column">
      <style:table-column-properties fo:break-before="auto" style:column-width="2.646cm"/>
    </style:style>
    <style:style style:name="co10" style:family="table-column">
      <style:table-column-properties fo:break-before="auto" style:column-width="2.249cm"/>
    </style:style>
    <style:style style:name="co11" style:family="table-column">
      <style:table-column-properties fo:break-before="auto" style:column-width="6.645cm"/>
    </style:style>
    <style:style style:name="co12" style:family="table-column">
      <style:table-column-properties fo:break-before="auto" style:column-width="1.323cm"/>
    </style:style>
    <style:style style:name="co13" style:family="table-column">
      <style:table-column-properties fo:break-before="auto" style:column-width="1.72cm"/>
    </style:style>
    <style:style style:name="co14" style:family="table-column">
      <style:table-column-properties fo:break-before="auto" style:column-width="2.514cm"/>
    </style:style>
    <style:style style:name="co15" style:family="table-column">
      <style:table-column-properties fo:break-before="auto" style:column-width="2.408cm"/>
    </style:style>
    <style:style style:name="co16" style:family="table-column">
      <style:table-column-properties fo:break-before="auto" style:column-width="1.164cm"/>
    </style:style>
    <style:style style:name="co17" style:family="table-column">
      <style:table-column-properties fo:break-before="auto" style:column-width="6.297cm"/>
    </style:style>
    <style:style style:name="co18" style:family="table-column">
      <style:table-column-properties fo:break-before="auto" style:column-width="2.17cm"/>
    </style:style>
    <style:style style:name="co19" style:family="table-column">
      <style:table-column-properties fo:break-before="auto" style:column-width="1.614cm"/>
    </style:style>
    <style:style style:name="co20" style:family="table-column">
      <style:table-column-properties fo:break-before="auto" style:column-width="3.519cm"/>
    </style:style>
    <style:style style:name="co21" style:family="table-column">
      <style:table-column-properties fo:break-before="auto" style:column-width="1.693cm"/>
    </style:style>
    <style:style style:name="co22" style:family="table-column">
      <style:table-column-properties fo:break-before="auto" style:column-width="5.583cm"/>
    </style:style>
    <style:style style:name="co23" style:family="table-column">
      <style:table-column-properties fo:break-before="auto" style:column-width="1.667cm"/>
    </style:style>
    <style:style style:name="co24" style:family="table-column">
      <style:table-column-properties fo:break-before="auto" style:column-width="2.355cm"/>
    </style:style>
    <style:style style:name="co25" style:family="table-column">
      <style:table-column-properties fo:break-before="auto" style:column-width="2.302cm"/>
    </style:style>
    <style:style style:name="co26" style:family="table-column">
      <style:table-column-properties fo:break-before="auto" style:column-width="4.763cm"/>
    </style:style>
    <style:style style:name="co27" style:family="table-column">
      <style:table-column-properties fo:break-before="auto" style:column-width="2.011cm"/>
    </style:style>
    <style:style style:name="ro1" style:family="table-row">
      <style:table-row-properties style:row-height="1.614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138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1.561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3.043cm" fo:break-before="auto" style:use-optimal-row-height="false"/>
    </style:style>
    <style:style style:name="ro9" style:family="table-row">
      <style:table-row-properties style:row-height="4.683cm" fo:break-before="auto" style:use-optimal-row-height="false"/>
    </style:style>
    <style:style style:name="ro10" style:family="table-row">
      <style:table-row-properties style:row-height="1.746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82cm" fo:break-before="auto" style:use-optimal-row-height="false"/>
    </style:style>
    <style:style style:name="ro13" style:family="table-row">
      <style:table-row-properties style:row-height="0.423cm" fo:break-before="auto" style:use-optimal-row-height="false"/>
    </style:style>
    <style:style style:name="ro14" style:family="table-row">
      <style:table-row-properties style:row-height="0.794cm" fo:break-before="auto" style:use-optimal-row-height="false"/>
    </style:style>
    <style:style style:name="ro15" style:family="table-row">
      <style:table-row-properties style:row-height="0.397cm" fo:break-before="auto" style:use-optimal-row-height="false"/>
    </style:style>
    <style:style style:name="ta1" style:family="table" style:master-page-name="PageStyle_5f_info">
      <style:table-properties table:display="true" style:writing-mode="lr-tb"/>
    </style:style>
    <style:style style:name="ta2" style:family="table" style:master-page-name="PageStyle_5f_US">
      <style:table-properties table:display="true" style:writing-mode="lr-tb"/>
    </style:style>
    <style:style style:name="ta3" style:family="table" style:master-page-name="PageStyle_5f_NE">
      <style:table-properties table:display="true" style:writing-mode="lr-tb"/>
    </style:style>
    <style:style style:name="ta4" style:family="table" style:master-page-name="PageStyle_5f_P">
      <style:table-properties table:display="true" style:writing-mode="lr-tb"/>
    </style:style>
    <style:style style:name="ta5" style:family="table" style:master-page-name="PageStyle_5f_D">
      <style:table-properties table:display="true" style:writing-mode="lr-tb"/>
    </style:style>
    <style:style style:name="ta6" style:family="table" style:master-page-name="PageStyle_5f_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top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1" fo:font-size="9pt" fo:font-weight="bold" style:font-size-asian="9pt" style:font-weight-asian="bold" style:font-size-complex="9pt" style:font-weight-complex="bold"/>
    </style:style>
    <style:style style:name="ce5" style:family="table-cell" style:parent-style-name="Default" style:data-style-name="N131">
      <style:table-cell-properties fo:border-bottom="0.035cm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00" style:text-line-through-style="none" style:font-name="Arial" fo:font-size="9pt" fo:font-style="normal" style:text-underline-style="none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0.035cm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00" style:text-line-through-style="none" style:font-name="Arial" fo:font-size="9pt" fo:font-style="normal" style:text-underline-style="none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32"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33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32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35cm solid #000000" style:vertical-align="top"/>
      <style:paragraph-properties fo:text-align="center"/>
      <style:text-properties style:use-window-font-color="true" style:text-line-through-style="none" style:font-name="Arial" fo:font-size="9pt" fo:font-style="normal" style:text-underline-style="none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 style:data-style-name="N131">
      <style:table-cell-properties fo:border="0.035cm solid #000000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31">
      <style:table-cell-properties fo:border="0.035cm solid #000000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order="0.035cm solid #000000" style:vertical-align="middle"/>
      <style:paragraph-properties fo:text-align="start" fo:margin-left="0cm"/>
      <style:text-properties fo:color="#000000" style:text-line-through-style="none" style:font-name="Arial" fo:font-size="9pt" fo:font-style="normal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35cm solid #000000" style:vertical-align="bottom"/>
      <style:paragraph-properties fo:text-align="start" fo:margin-left="0cm"/>
      <style:text-properties fo:color="#000000" style:text-line-through-style="none" style:font-name="Arial" fo:font-size="9pt" fo:font-style="normal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start" fo:margin-left="0cm"/>
      <style:text-properties fo:color="#000000" style:text-line-through-style="none" style:font-name="Arial" fo:font-size="9pt" fo:font-style="normal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33">
      <style:table-cell-properties fo:border="0.035cm solid #000000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33">
      <style:table-cell-properties fo:border="0.035cm solid #000000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="0.035cm solid #000000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="0.035cm solid #000000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33">
      <style:table-cell-properties style:text-align-source="fix" style:repeat-content="false" fo:border="0.035cm solid #000000" style:vertical-align="bottom"/>
      <style:paragraph-properties fo:text-align="end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order="0.035cm solid #000000" style:vertical-align="bottom"/>
      <style:paragraph-properties fo:text-align="end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ackground-color="#ffffff" fo:border="0.035cm solid #000000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35cm solid #000000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border="0.035cm solid #000000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4.22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3.82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9.75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0.54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15.40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4.61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7.77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9.87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10.27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nfo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visibility="collapse" table:number-columns-repeated="10" table:default-cell-style-name="ce2"/>
        <table:table-column table:style-name="co5" table:number-columns-repeated="243" table:default-cell-style-name="Default"/>
        <table:table-row table:style-name="ro1">
          <table:table-cell table:style-name="ce1" office:value-type="string">
            <text:p>O código das unidades sanitárias deve seguir as recomendações da Organização Mundial da Saúde.Isto é o código não deve conter informações territoriais, funcionais, ou outra informação não estática.Por esta razão será atribuído um código geral serial: MOZ_US_x onde x é o número serial com cinco (5) zeros não significativos</text:p>
          </table:table-cell>
          <table:table-cell table:style-name="ce1"/>
          <table:table-cell table:style-name="ce1" office:value-type="string">
            <text:p>Health Units code must be attributed according to WHO recommendations. Therefore code must not contain territorial, functional or other non static information. Therefore will be attributed a serial code composed by the following: MOZ_US_x where x is a serial number with five (5) leading zeros.</text:p>
          </table:table-cell>
          <table:table-cell table:number-columns-repeated="253"/>
        </table:table-row>
        <table:table-row table:style-name="ro2">
          <table:table-cell table:style-name="ce1" table:number-columns-repeated="3"/>
          <table:table-cell table:number-columns-repeated="253"/>
        </table:table-row>
        <table:table-row table:style-name="ro3">
          <table:table-cell table:style-name="ce1" office:value-type="string">
            <text:p>A classificação é atribuida de acordo com o Diploma Ministerial 127/2002</text:p>
          </table:table-cell>
          <table:table-cell table:style-name="ce1"/>
          <table:table-cell table:style-name="ce1" office:value-type="string">
            <text:p>Classification is attributed according to the law “Diploma Ministerial 127/2002”</text:p>
          </table:table-cell>
          <table:table-cell table:number-columns-repeated="253"/>
        </table:table-row>
        <table:table-row table:style-name="ro2">
          <table:table-cell table:style-name="ce1" table:number-columns-repeated="3"/>
          <table:table-cell table:number-columns-repeated="253"/>
        </table:table-row>
        <table:table-row table:style-name="ro4">
          <table:table-cell table:style-name="ce1" office:value-type="string">
            <text:p>Os distritos da cidade de Maputo são codificados de acordo com as informações provenientes do site oficial da cidade de maputo: http://www.cmmaputo.gov.mz</text:p>
          </table:table-cell>
          <table:table-cell table:style-name="ce1"/>
          <table:table-cell table:style-name="ce1" office:value-type="string">
            <text:p>Maputo town districts code are attributed according to the official site:<text:line-break/>http://www.cmmaputo.gov.mz</text:p>
          </table:table-cell>
          <table:table-cell table:number-columns-repeated="253"/>
        </table:table-row>
        <table:table-row table:style-name="ro2">
          <table:table-cell table:style-name="ce1" table:number-columns-repeated="3"/>
          <table:table-cell table:number-columns-repeated="253"/>
        </table:table-row>
        <table:table-row table:style-name="ro5">
          <table:table-cell table:style-name="ce1" office:value-type="string">
            <text:p>A província de manica consta de 9 distritos assim como indicado no portal web do governo: http://www.portaldogoverno.gov.mz/Informacao/distritos/manica</text:p>
          </table:table-cell>
          <table:table-cell table:style-name="ce1"/>
          <table:table-cell table:style-name="ce1" office:value-type="string">
            <text:p>Manica province is composed by 9 districts according to Mozambique government web portal:<text:line-break/>http://www.portaldogoverno.gov.mz/Informacao/distritos/manica</text:p>
          </table:table-cell>
          <table:table-cell table:number-columns-repeated="253"/>
        </table:table-row>
        <table:table-row table:style-name="ro2">
          <table:table-cell table:style-name="ce1" table:number-columns-repeated="3"/>
          <table:table-cell table:number-columns-repeated="253"/>
        </table:table-row>
        <table:table-row table:style-name="ro6">
          <table:table-cell table:style-name="ce1" office:value-type="string">
            <text:p>A província de Gaza segue a toponomástica do portal web do governo:http://www.portaldogoverno.gov.mz/Informacao/distritos/gaza<text:line-break/>Em particular o distrito de Mandlakazi que encontra-se escrito Manjacaze nos mapas</text:p>
          </table:table-cell>
          <table:table-cell table:style-name="ce1"/>
          <table:table-cell table:style-name="ce1" office:value-type="string">
            <text:p>Gaza province toponymy is attributed according to Mozambique government web portal:<text:line-break/>http://www.portaldogoverno.gov.mz/Informacao/distritos/gaza<text:line-break/>In particular district of Mandlakazi that often is written as “Manjacaze”</text:p>
          </table:table-cell>
          <table:table-cell table:number-columns-repeated="253"/>
        </table:table-row>
        <table:table-row table:style-name="ro7">
          <table:table-cell table:style-name="ce2"/>
          <table:table-cell/>
          <table:table-cell table:style-name="ce1"/>
          <table:table-cell table:number-columns-repeated="253"/>
        </table:table-row>
        <table:table-row table:style-name="ro8">
          <table:table-cell table:style-name="ce2" office:value-type="string">
            <text:p>Nome das tabelas<text:line-break/>US = Unidades Sanitárias<text:line-break/>NE = Núcleos Estatisticos<text:line-break/>P = Províncias<text:line-break/>D = Distritos<text:line-break/>C = Classificação das Unidades Sanitárias</text:p>
          </table:table-cell>
          <table:table-cell/>
          <table:table-cell table:style-name="ce1" office:value-type="string">
            <text:p>Tables name<text:line-break/>US = Health Units<text:line-break/>NE = Statistical Nucleus<text:line-break/>P = Provinces<text:line-break/>D = Districts<text:line-break/>C = Health Units Classification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1"/>
          <table:table-cell table:number-columns-repeated="253"/>
        </table:table-row>
        <table:table-row table:style-name="ro9">
          <table:table-cell office:value-type="string">
            <text:p>Cabeçalho das tabelas<text:line-break/>CP = Código da província<text:line-break/>CD = Código do distrito<text:line-break/>CUUS = Código único da unidade sanitária<text:line-break/>CT = Código Territorial<text:line-break/>CMB = Código proveniente do Módulo Básico, só por fins de pesquisa histórica<text:line-break/>US = Nome da unidade sanitária<text:line-break/>CC = Código da classificação da unidade sanitária<text:line-break/>CNE = Código do núcleo estatístico de referência, onde os dados são dirigidos<text:line-break/>LAT = Valor da latitude em graus sexagesimais, com decimais em base 10, compatível com Google Map<text:line-break/>LON = Valor da longitude em graus sexagesimais, com decimais em base 10, compatível com Google Map</text:p>
          </table:table-cell>
          <table:table-cell/>
          <table:table-cell table:style-name="ce1" office:value-type="string">
            <text:p>Tables headers<text:line-break/>CP = Province code<text:line-break/>CD = District code<text:line-break/>CUUS = Unique code of health unit<text:line-break/>CT = Territorial Code<text:line-break/>CMB = Code coming from Basic Module, useful for historical research<text:line-break/>US = Health unit name<text:line-break/>CC = Health unit classification code<text:line-break/>CNE = Statistical nucleus code, where data are sent<text:line-break/>LAT = Latitude according to Google Map<text:line-break/>LON = Longitude according to Google Map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1"/>
          <table:table-cell table:number-columns-repeated="253"/>
        </table:table-row>
        <table:table-row table:style-name="ro10">
          <table:table-cell office:value-type="string">
            <text:p>Hierarquia dos núcleos estatísticos<text:line-break/>De acordo com os códigos territorias Nação-&gt;Província -&gt;Distrito.<text:line-break/>O código 00 significa província.</text:p>
          </table:table-cell>
          <table:table-cell/>
          <table:table-cell table:style-name="ce1" office:value-type="string">
            <text:p>Statistical nucleus hierarchy<text:line-break/>According to territorial codes Nation-&gt;Province-&gt;District<text:line-break/>Code 00 means province.</text:p>
          </table:table-cell>
          <table:table-cell table:number-columns-repeated="253"/>
        </table:table-row>
        <table:table-row table:style-name="ro2" table:visibility="collapse" table:number-rows-repeated="37">
          <table:table-cell table:number-columns-repeated="256"/>
        </table:table-row>
        <table:table-row table:style-name="ro11" table:visibility="collapse">
          <table:table-cell table:style-name="ce2"/>
          <table:table-cell table:number-columns-repeated="255"/>
        </table:table-row>
        <table:named-expressions/>
      </table:table>
      <table:table table:name="US" table:style-name="ta2" table:print="false">
        <office:forms form:automatic-focus="false" form:apply-design-mode="false"/>
        <table:table-column table:style-name="co7" table:default-cell-style-name="Default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8"/>
        <table:table-column table:style-name="co10" table:default-cell-style-name="ce10"/>
        <table:table-column table:style-name="co11" table:default-cell-style-name="ce6"/>
        <table:table-column table:style-name="co12" table:default-cell-style-name="ce8"/>
        <table:table-column table:style-name="co13" table:default-cell-style-name="ce6"/>
        <table:table-column table:style-name="co14" table:default-cell-style-name="ce12"/>
        <table:table-column table:style-name="co15" table:default-cell-style-name="ce12"/>
        <table:table-column table:style-name="co4" table:visibility="collapse" table:number-columns-repeated="10" table:default-cell-style-name="ce6"/>
        <table:table-column table:style-name="co5" table:number-columns-repeated="236" table:default-cell-style-name="Default"/>
        <table:table-row table:style-name="ro2">
          <table:table-cell table:style-name="ce4" office:value-type="string">
            <text:p>id_sara</text:p>
          </table:table-cell>
          <table:table-cell table:style-name="ce5" office:value-type="string">
            <office:annotation draw:style-name="gr1" draw:text-style-name="P1" svg:width="0.001cm" svg:height="14.421cm" svg:x="2.109cm" svg:y="0cm" draw:caption-point-x="2.098cm" draw:caption-point-y="0.01cm">
              <dc:date>1899-12-30T00:00:00</dc:date>
              <text:p text:style-name="P1"><text:span text:style-name="T1">Código de Provincia</text:span></text:p>
              <text:p text:style-name="P1"><text:span text:style-name="T1">-Oreste Parlatano</text:span></text:p>
            </office:annotation>
            <text:p>CP</text:p>
          </table:table-cell>
          <table:table-cell table:style-name="ce5" office:value-type="string">
            <office:annotation draw:style-name="gr2" draw:text-style-name="P1" svg:width="0.001cm" svg:height="14.026cm" svg:x="2.109cm" svg:y="0cm" draw:caption-point-x="4.049cm" draw:caption-point-y="0.01cm">
              <dc:date>1899-12-30T00:00:00</dc:date>
              <text:p text:style-name="P1"><text:span text:style-name="T1">Código de Distrito</text:span></text:p>
              <text:p text:style-name="P1"><text:span text:style-name="T1">-Oreste Parlatano</text:span></text:p>
            </office:annotation>
            <text:p>CD</text:p>
          </table:table-cell>
          <table:table-cell table:style-name="ce5" office:value-type="string">
            <office:annotation draw:style-name="gr3" draw:text-style-name="P1" svg:width="0.001cm" svg:height="19.951cm" svg:x="2.109cm" svg:y="0cm" draw:caption-point-x="6.685cm" draw:caption-point-y="0.01cm">
              <dc:date>1899-12-30T00:00:00</dc:date>
              <text:p text:style-name="P1"><text:span text:style-name="T1">Código Único da Unidade Sanitária</text:span></text:p>
              <text:p text:style-name="P1"><text:span text:style-name="T1">-Oreste Parlatano</text:span></text:p>
            </office:annotation>
            <text:p>CUUS</text:p>
          </table:table-cell>
          <table:table-cell table:style-name="ce5" office:value-type="string">
            <office:annotation draw:style-name="gr2" draw:text-style-name="P1" svg:width="0.001cm" svg:height="14.026cm" svg:x="2.109cm" svg:y="0cm" draw:caption-point-x="9.321cm" draw:caption-point-y="0.01cm">
              <dc:date>1899-12-30T00:00:00</dc:date>
              <text:p text:style-name="P1"><text:span text:style-name="T1">Código Territorial</text:span></text:p>
              <text:p text:style-name="P1"><text:span text:style-name="T1">-Oreste Parlatano</text:span></text:p>
            </office:annotation>
            <text:p>CT</text:p>
          </table:table-cell>
          <table:table-cell table:style-name="ce9" office:value-type="string">
            <office:annotation draw:style-name="gr4" draw:text-style-name="P1" svg:width="0.001cm" svg:height="20.741cm" svg:x="2.109cm" svg:y="0cm" draw:caption-point-x="11.561cm" draw:caption-point-y="0.01cm">
              <dc:date>1899-12-30T00:00:00</dc:date>
              <text:p text:style-name="P1"><text:span text:style-name="T1">Código proveniente do Módulo Básico</text:span></text:p>
              <text:p text:style-name="P1"><text:span text:style-name="T1">-Oreste Parlatano</text:span></text:p>
            </office:annotation>
            <text:p>CMB</text:p>
          </table:table-cell>
          <table:table-cell table:style-name="ce9" office:value-type="string">
            <office:annotation draw:style-name="gr5" draw:text-style-name="P1" svg:width="0.001cm" svg:height="15.606cm" svg:x="2.377cm" svg:y="0cm" draw:caption-point-x="17.913cm" draw:caption-point-y="0.01cm">
              <dc:date>1899-12-30T00:00:00</dc:date>
              <text:p text:style-name="P1"><text:span text:style-name="T1">Nome Unidade Sanitária</text:span></text:p>
              <text:p text:style-name="P1"><text:span text:style-name="T1">-Oreste Parlatano</text:span></text:p>
            </office:annotation>
            <text:p>US</text:p>
          </table:table-cell>
          <table:table-cell table:style-name="ce9" office:value-type="string">
            <office:annotation draw:style-name="gr6" draw:text-style-name="P1" svg:width="0.001cm" svg:height="14.816cm" svg:x="2.377cm" svg:y="0cm" draw:caption-point-x="19.231cm" draw:caption-point-y="0.01cm">
              <dc:date>1899-12-30T00:00:00</dc:date>
              <text:p text:style-name="P1"><text:span text:style-name="T1">Código Classificação</text:span></text:p>
              <text:p text:style-name="P1"><text:span text:style-name="T1">-Oreste Parlatano</text:span></text:p>
            </office:annotation>
            <text:p>CC</text:p>
          </table:table-cell>
          <table:table-cell table:style-name="ce9" office:value-type="string">
            <office:annotation draw:style-name="gr7" draw:text-style-name="P1" svg:width="0.001cm" svg:height="17.976cm" svg:x="2.377cm" svg:y="0cm" draw:caption-point-x="20.944cm" draw:caption-point-y="0.01cm">
              <dc:date>1899-12-30T00:00:00</dc:date>
              <text:p text:style-name="P1"><text:span text:style-name="T1">Código do Nucleo Estatístico</text:span></text:p>
              <text:p text:style-name="P1"><text:span text:style-name="T1">-Oreste Parlatano</text:span></text:p>
            </office:annotation>
            <text:p>CNE</text:p>
          </table:table-cell>
          <table:table-cell table:style-name="ce9" office:value-type="string">
            <office:annotation draw:style-name="gr8" draw:text-style-name="P1" svg:width="0.001cm" svg:height="10.076cm" svg:x="2.377cm" svg:y="0cm" draw:caption-point-x="23.448cm" draw:caption-point-y="0.01cm">
              <dc:date>1899-12-30T00:00:00</dc:date>
              <text:p text:style-name="P1"><text:span text:style-name="T1">Latitude</text:span></text:p>
              <text:p text:style-name="P1"><text:span text:style-name="T1">-Oreste Parlatano</text:span></text:p>
            </office:annotation>
            <text:p>LAT</text:p>
          </table:table-cell>
          <table:table-cell table:style-name="ce9" office:value-type="string">
            <office:annotation draw:style-name="gr9" draw:text-style-name="P1" svg:width="0.001cm" svg:height="10.471cm" svg:x="2.377cm" svg:y="0cm" draw:caption-point-x="25.847cm" draw:caption-point-y="0.01cm">
              <dc:date>1899-12-30T00:00:00</dc:date>
              <text:p text:style-name="P1"><text:span text:style-name="T1">Longitude</text:span></text:p>
              <text:p text:style-name="P1"><text:span text:style-name="T1">-Oreste Parlatano</text:span></text:p>
            </office:annotation>
            <text:p>LON</text:p>
          </table:table-cell>
          <table:table-cell table:number-columns-repeated="10"/>
          <table:table-cell table:number-columns-repeated="2" table:style-name="ce4" office:value-type="string">
            <text:p>id_area</text:p>
          </table:table-cell>
          <table:table-cell table:number-columns-repeated="234"/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string">
            <text:p>US-MOZ-00001</text:p>
          </table:table-cell>
          <table:table-cell office:value-type="float" office:value="1010114">
            <text:p>1010114</text:p>
          </table:table-cell>
          <table:table-cell office:value-type="string">
            <text:p>01010114</text:p>
          </table:table-cell>
          <table:table-cell office:value-type="string">
            <text:p>Sambula</text:p>
          </table:table-cell>
          <table:table-cell office:value-type="float" office:value="12">
            <text:p>12</text:p>
          </table:table-cell>
          <table:table-cell office:value-type="string">
            <text:p>NU-105</text:p>
          </table:table-cell>
          <table:table-cell office:value-type="float" office:value="-13.2489">
            <text:p>-13.248900</text:p>
          </table:table-cell>
          <table:table-cell office:value-type="float" office:value="35.1684">
            <text:p>35.168400</text:p>
          </table:table-cell>
          <table:table-cell table:number-columns-repeated="10"/>
          <table:table-cell table:formula="of:=VLOOKUP([.I2];[NE.$F$2:.$Q$160];2;0)" office:value-type="float" office:value="16">
            <text:p>16</text:p>
          </table:table-cell>
          <table:table-cell office:value-type="float" office:value="16">
            <text:p>16</text:p>
          </table:table-cell>
          <table:table-cell table:number-columns-repeated="23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S-MOZ-00002</text:p>
          </table:table-cell>
          <table:table-cell office:value-type="float" office:value="1010115">
            <text:p>1010115</text:p>
          </table:table-cell>
          <table:table-cell office:value-type="string">
            <text:p>01010115</text:p>
          </table:table-cell>
          <table:table-cell office:value-type="string">
            <text:p>Namacula</text:p>
          </table:table-cell>
          <table:table-cell office:value-type="float" office:value="9">
            <text:p>9</text:p>
          </table:table-cell>
          <table:table-cell office:value-type="string">
            <text:p>NU-105</text:p>
          </table:table-cell>
          <table:table-cell office:value-type="float" office:value="-13.2901">
            <text:p>-13.290100</text:p>
          </table:table-cell>
          <table:table-cell office:value-type="float" office:value="35.248">
            <text:p>35.248000</text:p>
          </table:table-cell>
          <table:table-cell table:number-columns-repeated="10"/>
          <table:table-cell table:formula="of:=VLOOKUP([.I3];[NE.$F$2:.$Q$160];2;0)" office:value-type="float" office:value="16">
            <text:p>16</text:p>
          </table:table-cell>
          <table:table-cell office:value-type="float" office:value="16">
            <text:p>16</text:p>
          </table:table-cell>
          <table:table-cell table:number-columns-repeated="23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S-MOZ-00003</text:p>
          </table:table-cell>
          <table:table-cell office:value-type="float" office:value="1010113">
            <text:p>1010113</text:p>
          </table:table-cell>
          <table:table-cell office:value-type="string">
            <text:p>01010113</text:p>
          </table:table-cell>
          <table:table-cell office:value-type="string">
            <text:p>Mitava</text:p>
          </table:table-cell>
          <table:table-cell office:value-type="float" office:value="12">
            <text:p>12</text:p>
          </table:table-cell>
          <table:table-cell office:value-type="string">
            <text:p>NU-105</text:p>
          </table:table-cell>
          <table:table-cell office:value-type="float" office:value="-13.294235">
            <text:p>-13.294235</text:p>
          </table:table-cell>
          <table:table-cell office:value-type="float" office:value="35.236825">
            <text:p>35.236825</text:p>
          </table:table-cell>
          <table:table-cell table:number-columns-repeated="10"/>
          <table:table-cell table:formula="of:=VLOOKUP([.I4];[NE.$F$2:.$Q$160];2;0)" office:value-type="float" office:value="16">
            <text:p>16</text:p>
          </table:table-cell>
          <table:table-cell office:value-type="float" office:value="16">
            <text:p>16</text:p>
          </table:table-cell>
          <table:table-cell table:number-columns-repeated="23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S-MOZ-00004</text:p>
          </table:table-cell>
          <table:table-cell office:value-type="float" office:value="1010112">
            <text:p>1010112</text:p>
          </table:table-cell>
          <table:table-cell office:value-type="string">
            <text:p>01010112</text:p>
          </table:table-cell>
          <table:table-cell office:value-type="string">
            <text:p>Chiulugo</text:p>
          </table:table-cell>
          <table:table-cell office:value-type="float" office:value="12">
            <text:p>12</text:p>
          </table:table-cell>
          <table:table-cell office:value-type="string">
            <text:p>NU-105</text:p>
          </table:table-cell>
          <table:table-cell office:value-type="float" office:value="-13.2817">
            <text:p>-13.281700</text:p>
          </table:table-cell>
          <table:table-cell office:value-type="float" office:value="35.3028">
            <text:p>35.302800</text:p>
          </table:table-cell>
          <table:table-cell table:number-columns-repeated="10"/>
          <table:table-cell table:formula="of:=VLOOKUP([.I5];[NE.$F$2:.$Q$160];2;0)" office:value-type="float" office:value="16">
            <text:p>16</text:p>
          </table:table-cell>
          <table:table-cell office:value-type="float" office:value="16">
            <text:p>16</text:p>
          </table:table-cell>
          <table:table-cell table:number-columns-repeated="234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S-MOZ-00005</text:p>
          </table:table-cell>
          <table:table-cell office:value-type="float" office:value="1010111">
            <text:p>1010111</text:p>
          </table:table-cell>
          <table:table-cell office:value-type="string">
            <text:p>01010111</text:p>
          </table:table-cell>
          <table:table-cell office:value-type="string">
            <text:p>Lulumile</text:p>
          </table:table-cell>
          <table:table-cell office:value-type="float" office:value="9">
            <text:p>9</text:p>
          </table:table-cell>
          <table:table-cell office:value-type="string">
            <text:p>NU-105</text:p>
          </table:table-cell>
          <table:table-cell office:value-type="float" office:value="-13.3446">
            <text:p>-13.344600</text:p>
          </table:table-cell>
          <table:table-cell office:value-type="float" office:value="35.2504">
            <text:p>35.250400</text:p>
          </table:table-cell>
          <table:table-cell table:number-columns-repeated="10"/>
          <table:table-cell table:formula="of:=VLOOKUP([.I6];[NE.$F$2:.$Q$160];2;0)" office:value-type="float" office:value="16">
            <text:p>16</text:p>
          </table:table-cell>
          <table:table-cell office:value-type="float" office:value="16">
            <text:p>16</text:p>
          </table:table-cell>
          <table:table-cell table:number-columns-repeated="23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S-MOZ-00006</text:p>
          </table:table-cell>
          <table:table-cell office:value-type="float" office:value="1010110">
            <text:p>1010110</text:p>
          </table:table-cell>
          <table:table-cell office:value-type="string">
            <text:p>01010110</text:p>
          </table:table-cell>
          <table:table-cell office:value-type="string">
            <text:p>Assumane</text:p>
          </table:table-cell>
          <table:table-cell office:value-type="float" office:value="9">
            <text:p>9</text:p>
          </table:table-cell>
          <table:table-cell office:value-type="string">
            <text:p>NU-105</text:p>
          </table:table-cell>
          <table:table-cell office:value-type="float" office:value="-13.2516">
            <text:p>-13.251600</text:p>
          </table:table-cell>
          <table:table-cell office:value-type="float" office:value="35.2593">
            <text:p>35.259300</text:p>
          </table:table-cell>
          <table:table-cell table:number-columns-repeated="10"/>
          <table:table-cell table:formula="of:=VLOOKUP([.I7];[NE.$F$2:.$Q$160];2;0)" office:value-type="float" office:value="16">
            <text:p>16</text:p>
          </table:table-cell>
          <table:table-cell office:value-type="float" office:value="16">
            <text:p>16</text:p>
          </table:table-cell>
          <table:table-cell table:number-columns-repeated="23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S-MOZ-00007</text:p>
          </table:table-cell>
          <table:table-cell office:value-type="float" office:value="1010108">
            <text:p>1010108</text:p>
          </table:table-cell>
          <table:table-cell office:value-type="string">
            <text:p>01010108</text:p>
          </table:table-cell>
          <table:table-cell office:value-type="string">
            <text:p>Chiuaula</text:p>
          </table:table-cell>
          <table:table-cell office:value-type="float" office:value="9">
            <text:p>9</text:p>
          </table:table-cell>
          <table:table-cell office:value-type="string">
            <text:p>NU-105</text:p>
          </table:table-cell>
          <table:table-cell office:value-type="float" office:value="-13.3213">
            <text:p>-13.321300</text:p>
          </table:table-cell>
          <table:table-cell office:value-type="float" office:value="35.2518">
            <text:p>35.251800</text:p>
          </table:table-cell>
          <table:table-cell table:number-columns-repeated="10"/>
          <table:table-cell table:formula="of:=VLOOKUP([.I8];[NE.$F$2:.$Q$160];2;0)" office:value-type="float" office:value="16">
            <text:p>16</text:p>
          </table:table-cell>
          <table:table-cell office:value-type="float" office:value="16">
            <text:p>16</text:p>
          </table:table-cell>
          <table:table-cell table:number-columns-repeated="23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S-MOZ-00008</text:p>
          </table:table-cell>
          <table:table-cell office:value-type="float" office:value="1010106">
            <text:p>1010106</text:p>
          </table:table-cell>
          <table:table-cell office:value-type="string">
            <text:p>01010106</text:p>
          </table:table-cell>
          <table:table-cell office:value-type="string">
            <text:p>Lichinga</text:p>
          </table:table-cell>
          <table:table-cell office:value-type="float" office:value="8">
            <text:p>8</text:p>
          </table:table-cell>
          <table:table-cell office:value-type="string">
            <text:p>NU-105</text:p>
          </table:table-cell>
          <table:table-cell office:value-type="float" office:value="-13.3059">
            <text:p>-13.305900</text:p>
          </table:table-cell>
          <table:table-cell office:value-type="float" office:value="35.2468">
            <text:p>35.246800</text:p>
          </table:table-cell>
          <table:table-cell table:number-columns-repeated="10"/>
          <table:table-cell table:formula="of:=VLOOKUP([.I9];[NE.$F$2:.$Q$160];2;0)" office:value-type="float" office:value="16">
            <text:p>16</text:p>
          </table:table-cell>
          <table:table-cell office:value-type="float" office:value="16">
            <text:p>16</text:p>
          </table:table-cell>
          <table:table-cell table:number-columns-repeated="23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S-MOZ-00009</text:p>
          </table:table-cell>
          <table:table-cell office:value-type="float" office:value="1010100">
            <text:p>1010100</text:p>
          </table:table-cell>
          <table:table-cell office:value-type="string">
            <text:p>01010100</text:p>
          </table:table-cell>
          <table:table-cell office:value-type="string">
            <text:p>Lichinga</text:p>
          </table:table-cell>
          <table:table-cell office:value-type="float" office:value="3">
            <text:p>3</text:p>
          </table:table-cell>
          <table:table-cell office:value-type="string">
            <text:p>NU-105</text:p>
          </table:table-cell>
          <table:table-cell office:value-type="float" office:value="-13.3108">
            <text:p>-13.310800</text:p>
          </table:table-cell>
          <table:table-cell office:value-type="float" office:value="35.2511">
            <text:p>35.251100</text:p>
          </table:table-cell>
          <table:table-cell table:number-columns-repeated="10"/>
          <table:table-cell table:formula="of:=VLOOKUP([.I10];[NE.$F$2:.$Q$160];2;0)" office:value-type="float" office:value="16">
            <text:p>16</text:p>
          </table:table-cell>
          <table:table-cell office:value-type="float" office:value="16">
            <text:p>16</text:p>
          </table:table-cell>
          <table:table-cell table:number-columns-repeated="23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S-MOZ-00010</text:p>
          </table:table-cell>
          <table:table-cell office:value-type="float" office:value="1010222">
            <text:p>1010222</text:p>
          </table:table-cell>
          <table:table-cell office:value-type="string">
            <text:p>01010222</text:p>
          </table:table-cell>
          <table:table-cell office:value-type="string">
            <text:p>Namutimbua</text:p>
          </table:table-cell>
          <table:table-cell office:value-type="float" office:value="12">
            <text:p>12</text:p>
          </table:table-cell>
          <table:table-cell office:value-type="string">
            <text:p>NU-114</text:p>
          </table:table-cell>
          <table:table-cell office:value-type="float" office:value="-14.800088">
            <text:p>-14.800088</text:p>
          </table:table-cell>
          <table:table-cell office:value-type="float" office:value="36.533773">
            <text:p>36.533773</text:p>
          </table:table-cell>
          <table:table-cell table:number-columns-repeated="10"/>
          <table:table-cell table:formula="of:=VLOOKUP([.I11];[NE.$F$2:.$Q$160];2;0)" office:value-type="float" office:value="14">
            <text:p>14</text:p>
          </table:table-cell>
          <table:table-cell office:value-type="float" office:value="14">
            <text:p>14</text:p>
          </table:table-cell>
          <table:table-cell table:number-columns-repeated="23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S-MOZ-00011</text:p>
          </table:table-cell>
          <table:table-cell office:value-type="float" office:value="1010221">
            <text:p>1010221</text:p>
          </table:table-cell>
          <table:table-cell office:value-type="string">
            <text:p>01010221</text:p>
          </table:table-cell>
          <table:table-cell office:value-type="string">
            <text:p>Mepica</text:p>
          </table:table-cell>
          <table:table-cell office:value-type="float" office:value="12">
            <text:p>12</text:p>
          </table:table-cell>
          <table:table-cell office:value-type="string">
            <text:p>NU-114</text:p>
          </table:table-cell>
          <table:table-cell office:value-type="float" office:value="-14.806759">
            <text:p>-14.806759</text:p>
          </table:table-cell>
          <table:table-cell office:value-type="float" office:value="36.533344">
            <text:p>36.533344</text:p>
          </table:table-cell>
          <table:table-cell table:number-columns-repeated="10"/>
          <table:table-cell table:formula="of:=VLOOKUP([.I12];[NE.$F$2:.$Q$160];2;0)" office:value-type="float" office:value="14">
            <text:p>14</text:p>
          </table:table-cell>
          <table:table-cell office:value-type="float" office:value="14">
            <text:p>14</text:p>
          </table:table-cell>
          <table:table-cell table:number-columns-repeated="23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S-MOZ-00012</text:p>
          </table:table-cell>
          <table:table-cell office:value-type="float" office:value="1010205">
            <text:p>1010205</text:p>
          </table:table-cell>
          <table:table-cell office:value-type="string">
            <text:p>01010205</text:p>
          </table:table-cell>
          <table:table-cell office:value-type="string">
            <text:p>Cadeia Civil</text:p>
          </table:table-cell>
          <table:table-cell office:value-type="float" office:value="12">
            <text:p>12</text:p>
          </table:table-cell>
          <table:table-cell office:value-type="string">
            <text:p>NU-114</text:p>
          </table:table-cell>
          <table:table-cell office:value-type="float" office:value="-14.802063">
            <text:p>-14.802063</text:p>
          </table:table-cell>
          <table:table-cell office:value-type="float" office:value="36.535573">
            <text:p>36.535573</text:p>
          </table:table-cell>
          <table:table-cell table:number-columns-repeated="10"/>
          <table:table-cell table:formula="of:=VLOOKUP([.I13];[NE.$F$2:.$Q$160];2;0)" office:value-type="float" office:value="14">
            <text:p>14</text:p>
          </table:table-cell>
          <table:table-cell office:value-type="float" office:value="14">
            <text:p>14</text:p>
          </table:table-cell>
          <table:table-cell table:number-columns-repeated="23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S-MOZ-00013</text:p>
          </table:table-cell>
          <table:table-cell office:value-type="float" office:value="1010225">
            <text:p>1010225</text:p>
          </table:table-cell>
          <table:table-cell office:value-type="string">
            <text:p>01010225</text:p>
          </table:table-cell>
          <table:table-cell office:value-type="string">
            <text:p>Meripo</text:p>
          </table:table-cell>
          <table:table-cell office:value-type="float" office:value="12">
            <text:p>12</text:p>
          </table:table-cell>
          <table:table-cell office:value-type="string">
            <text:p>NU-114</text:p>
          </table:table-cell>
          <table:table-cell office:value-type="float" office:value="-14.6511">
            <text:p>-14.651100</text:p>
          </table:table-cell>
          <table:table-cell office:value-type="float" office:value="36.5689">
            <text:p>36.568900</text:p>
          </table:table-cell>
          <table:table-cell table:number-columns-repeated="10"/>
          <table:table-cell table:formula="of:=VLOOKUP([.I14];[NE.$F$2:.$Q$160];2;0)" office:value-type="float" office:value="14">
            <text:p>14</text:p>
          </table:table-cell>
          <table:table-cell office:value-type="float" office:value="14">
            <text:p>14</text:p>
          </table:table-cell>
          <table:table-cell table:number-columns-repeated="23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S-MOZ-00014</text:p>
          </table:table-cell>
          <table:table-cell office:value-type="float" office:value="1010224">
            <text:p>1010224</text:p>
          </table:table-cell>
          <table:table-cell office:value-type="string">
            <text:p>01010224</text:p>
          </table:table-cell>
          <table:table-cell office:value-type="string">
            <text:p>Macauae </text:p>
          </table:table-cell>
          <table:table-cell office:value-type="float" office:value="12">
            <text:p>12</text:p>
          </table:table-cell>
          <table:table-cell office:value-type="string">
            <text:p>NU-114</text:p>
          </table:table-cell>
          <table:table-cell office:value-type="float" office:value="-14.735">
            <text:p>-14.735000</text:p>
          </table:table-cell>
          <table:table-cell office:value-type="float" office:value="36.435">
            <text:p>36.435000</text:p>
          </table:table-cell>
          <table:table-cell table:number-columns-repeated="10"/>
          <table:table-cell table:formula="of:=VLOOKUP([.I15];[NE.$F$2:.$Q$160];2;0)" office:value-type="float" office:value="14">
            <text:p>14</text:p>
          </table:table-cell>
          <table:table-cell office:value-type="float" office:value="14">
            <text:p>14</text:p>
          </table:table-cell>
          <table:table-cell table:number-columns-repeated="23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S-MOZ-00015</text:p>
          </table:table-cell>
          <table:table-cell office:value-type="float" office:value="1010214">
            <text:p>1010214</text:p>
          </table:table-cell>
          <table:table-cell office:value-type="string">
            <text:p>01010214</text:p>
          </table:table-cell>
          <table:table-cell office:value-type="string">
            <text:p>Titimane</text:p>
          </table:table-cell>
          <table:table-cell office:value-type="float" office:value="12">
            <text:p>12</text:p>
          </table:table-cell>
          <table:table-cell office:value-type="string">
            <text:p>NU-114</text:p>
          </table:table-cell>
          <table:table-cell office:value-type="float" office:value="-14.9153">
            <text:p>-14.915300</text:p>
          </table:table-cell>
          <table:table-cell office:value-type="float" office:value="36.3661">
            <text:p>36.366100</text:p>
          </table:table-cell>
          <table:table-cell table:number-columns-repeated="10"/>
          <table:table-cell table:formula="of:=VLOOKUP([.I16];[NE.$F$2:.$Q$160];2;0)" office:value-type="float" office:value="14">
            <text:p>14</text:p>
          </table:table-cell>
          <table:table-cell office:value-type="float" office:value="14">
            <text:p>14</text:p>
          </table:table-cell>
          <table:table-cell table:number-columns-repeated="23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S-MOZ-00016</text:p>
          </table:table-cell>
          <table:table-cell office:value-type="float" office:value="1010206">
            <text:p>1010206</text:p>
          </table:table-cell>
          <table:table-cell office:value-type="string">
            <text:p>01010206</text:p>
          </table:table-cell>
          <table:table-cell office:value-type="string">
            <text:p>Etatara</text:p>
          </table:table-cell>
          <table:table-cell office:value-type="float" office:value="12">
            <text:p>12</text:p>
          </table:table-cell>
          <table:table-cell office:value-type="string">
            <text:p>NU-114</text:p>
          </table:table-cell>
          <table:table-cell office:value-type="float" office:value="-15.0964">
            <text:p>-15.096400</text:p>
          </table:table-cell>
          <table:table-cell office:value-type="float" office:value="36.6125">
            <text:p>36.612500</text:p>
          </table:table-cell>
          <table:table-cell table:number-columns-repeated="10"/>
          <table:table-cell table:formula="of:=VLOOKUP([.I17];[NE.$F$2:.$Q$160];2;0)" office:value-type="float" office:value="14">
            <text:p>14</text:p>
          </table:table-cell>
          <table:table-cell office:value-type="float" office:value="14">
            <text:p>14</text:p>
          </table:table-cell>
          <table:table-cell table:number-columns-repeated="234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S-MOZ-00017</text:p>
          </table:table-cell>
          <table:table-cell office:value-type="float" office:value="1010220">
            <text:p>1010220</text:p>
          </table:table-cell>
          <table:table-cell office:value-type="string">
            <text:p>01010220</text:p>
          </table:table-cell>
          <table:table-cell office:value-type="string">
            <text:p>Muanamunepa</text:p>
          </table:table-cell>
          <table:table-cell office:value-type="float" office:value="12">
            <text:p>12</text:p>
          </table:table-cell>
          <table:table-cell office:value-type="string">
            <text:p>NU-114</text:p>
          </table:table-cell>
          <table:table-cell office:value-type="float" office:value="-15.2428">
            <text:p>-15.242800</text:p>
          </table:table-cell>
          <table:table-cell office:value-type="float" office:value="36.5022">
            <text:p>36.502200</text:p>
          </table:table-cell>
          <table:table-cell table:number-columns-repeated="10"/>
          <table:table-cell table:formula="of:=VLOOKUP([.I18];[NE.$F$2:.$Q$160];2;0)" office:value-type="float" office:value="14">
            <text:p>14</text:p>
          </table:table-cell>
          <table:table-cell office:value-type="float" office:value="14">
            <text:p>14</text:p>
          </table:table-cell>
          <table:table-cell table:number-columns-repeated="234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S-MOZ-00018</text:p>
          </table:table-cell>
          <table:table-cell office:value-type="float" office:value="1010218">
            <text:p>1010218</text:p>
          </table:table-cell>
          <table:table-cell office:value-type="string">
            <text:p>01010218</text:p>
          </table:table-cell>
          <table:table-cell office:value-type="string">
            <text:p>Mujawa</text:p>
          </table:table-cell>
          <table:table-cell office:value-type="float" office:value="12">
            <text:p>12</text:p>
          </table:table-cell>
          <table:table-cell office:value-type="string">
            <text:p>NU-114</text:p>
          </table:table-cell>
          <table:table-cell office:value-type="float" office:value="-14.7803">
            <text:p>-14.780300</text:p>
          </table:table-cell>
          <table:table-cell office:value-type="float" office:value="36.5317">
            <text:p>36.531700</text:p>
          </table:table-cell>
          <table:table-cell table:number-columns-repeated="10"/>
          <table:table-cell table:formula="of:=VLOOKUP([.I19];[NE.$F$2:.$Q$160];2;0)" office:value-type="float" office:value="14">
            <text:p>14</text:p>
          </table:table-cell>
          <table:table-cell office:value-type="float" office:value="14">
            <text:p>14</text:p>
          </table:table-cell>
          <table:table-cell table:number-columns-repeated="23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S-MOZ-00019</text:p>
          </table:table-cell>
          <table:table-cell office:value-type="float" office:value="1010217">
            <text:p>1010217</text:p>
          </table:table-cell>
          <table:table-cell office:value-type="string">
            <text:p>01010217</text:p>
          </table:table-cell>
          <table:table-cell office:value-type="string">
            <text:p>Lúrio</text:p>
          </table:table-cell>
          <table:table-cell office:value-type="float" office:value="12">
            <text:p>12</text:p>
          </table:table-cell>
          <table:table-cell office:value-type="string">
            <text:p>NU-114</text:p>
          </table:table-cell>
          <table:table-cell office:value-type="float" office:value="-14.7947">
            <text:p>-14.794700</text:p>
          </table:table-cell>
          <table:table-cell office:value-type="float" office:value="36.8536">
            <text:p>36.853600</text:p>
          </table:table-cell>
          <table:table-cell table:number-columns-repeated="10"/>
          <table:table-cell table:formula="of:=VLOOKUP([.I20];[NE.$F$2:.$Q$160];2;0)" office:value-type="float" office:value="14">
            <text:p>14</text:p>
          </table:table-cell>
          <table:table-cell office:value-type="float" office:value="14">
            <text:p>14</text:p>
          </table:table-cell>
          <table:table-cell table:number-columns-repeated="23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S-MOZ-00020</text:p>
          </table:table-cell>
          <table:table-cell office:value-type="float" office:value="1010216">
            <text:p>1010216</text:p>
          </table:table-cell>
          <table:table-cell office:value-type="string">
            <text:p>01010216</text:p>
          </table:table-cell>
          <table:table-cell office:value-type="string">
            <text:p>Cuamba</text:p>
          </table:table-cell>
          <table:table-cell office:value-type="float" office:value="8">
            <text:p>8</text:p>
          </table:table-cell>
          <table:table-cell office:value-type="string">
            <text:p>NU-114</text:p>
          </table:table-cell>
          <table:table-cell office:value-type="float" office:value="-14.8014">
            <text:p>-14.801400</text:p>
          </table:table-cell>
          <table:table-cell office:value-type="float" office:value="36.5331">
            <text:p>36.533100</text:p>
          </table:table-cell>
          <table:table-cell table:number-columns-repeated="10"/>
          <table:table-cell table:formula="of:=VLOOKUP([.I21];[NE.$F$2:.$Q$160];2;0)" office:value-type="float" office:value="14">
            <text:p>14</text:p>
          </table:table-cell>
          <table:table-cell office:value-type="float" office:value="14">
            <text:p>14</text:p>
          </table:table-cell>
          <table:table-cell table:number-columns-repeated="234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S-MOZ-00021</text:p>
          </table:table-cell>
          <table:table-cell office:value-type="float" office:value="1010201">
            <text:p>1010201</text:p>
          </table:table-cell>
          <table:table-cell office:value-type="string">
            <text:p>01010201</text:p>
          </table:table-cell>
          <table:table-cell office:value-type="string">
            <text:p>Cuamba </text:p>
          </table:table-cell>
          <table:table-cell office:value-type="float" office:value="5">
            <text:p>5</text:p>
          </table:table-cell>
          <table:table-cell office:value-type="string">
            <text:p>NU-114</text:p>
          </table:table-cell>
          <table:table-cell office:value-type="float" office:value="-14.8022">
            <text:p>-14.802200</text:p>
          </table:table-cell>
          <table:table-cell office:value-type="float" office:value="36.5344">
            <text:p>36.534400</text:p>
          </table:table-cell>
          <table:table-cell table:number-columns-repeated="10"/>
          <table:table-cell table:formula="of:=VLOOKUP([.I22];[NE.$F$2:.$Q$160];2;0)" office:value-type="float" office:value="14">
            <text:p>14</text:p>
          </table:table-cell>
          <table:table-cell office:value-type="float" office:value="14">
            <text:p>14</text:p>
          </table:table-cell>
          <table:table-cell table:number-columns-repeated="234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S-MOZ-00022</text:p>
          </table:table-cell>
          <table:table-cell office:value-type="float" office:value="1010215">
            <text:p>1010215</text:p>
          </table:table-cell>
          <table:table-cell office:value-type="string">
            <text:p>01010215</text:p>
          </table:table-cell>
          <table:table-cell office:value-type="string">
            <text:p>Napacala</text:p>
          </table:table-cell>
          <table:table-cell office:value-type="float" office:value="12">
            <text:p>12</text:p>
          </table:table-cell>
          <table:table-cell office:value-type="string">
            <text:p>NU-114</text:p>
          </table:table-cell>
          <table:table-cell office:value-type="float" office:value="-14.5444">
            <text:p>-14.544400</text:p>
          </table:table-cell>
          <table:table-cell office:value-type="float" office:value="36.6058">
            <text:p>36.605800</text:p>
          </table:table-cell>
          <table:table-cell table:number-columns-repeated="10"/>
          <table:table-cell table:formula="of:=VLOOKUP([.I23];[NE.$F$2:.$Q$160];2;0)" office:value-type="float" office:value="14">
            <text:p>14</text:p>
          </table:table-cell>
          <table:table-cell office:value-type="float" office:value="14">
            <text:p>14</text:p>
          </table:table-cell>
          <table:table-cell table:number-columns-repeated="234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S-MOZ-00023</text:p>
          </table:table-cell>
          <table:table-cell office:value-type="float" office:value="1010207">
            <text:p>1010207</text:p>
          </table:table-cell>
          <table:table-cell office:value-type="string">
            <text:p>01010207</text:p>
          </table:table-cell>
          <table:table-cell office:value-type="string">
            <text:p>Malapa</text:p>
          </table:table-cell>
          <table:table-cell office:value-type="float" office:value="12">
            <text:p>12</text:p>
          </table:table-cell>
          <table:table-cell office:value-type="string">
            <text:p>NU-114</text:p>
          </table:table-cell>
          <table:table-cell office:value-type="float" office:value="-14.9831">
            <text:p>-14.983100</text:p>
          </table:table-cell>
          <table:table-cell office:value-type="float" office:value="36.6164">
            <text:p>36.616400</text:p>
          </table:table-cell>
          <table:table-cell table:number-columns-repeated="10"/>
          <table:table-cell table:formula="of:=VLOOKUP([.I24];[NE.$F$2:.$Q$160];2;0)" office:value-type="float" office:value="14">
            <text:p>14</text:p>
          </table:table-cell>
          <table:table-cell office:value-type="float" office:value="14">
            <text:p>14</text:p>
          </table:table-cell>
          <table:table-cell table:number-columns-repeated="23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S-MOZ-00024</text:p>
          </table:table-cell>
          <table:table-cell office:value-type="float" office:value="1010209">
            <text:p>1010209</text:p>
          </table:table-cell>
          <table:table-cell office:value-type="string">
            <text:p>01010209</text:p>
          </table:table-cell>
          <table:table-cell office:value-type="string">
            <text:p>Mitucué</text:p>
          </table:table-cell>
          <table:table-cell office:value-type="float" office:value="12">
            <text:p>12</text:p>
          </table:table-cell>
          <table:table-cell office:value-type="string">
            <text:p>NU-114</text:p>
          </table:table-cell>
          <table:table-cell office:value-type="float" office:value="-14.7292">
            <text:p>-14.729200</text:p>
          </table:table-cell>
          <table:table-cell office:value-type="float" office:value="36.6267">
            <text:p>36.626700</text:p>
          </table:table-cell>
          <table:table-cell table:number-columns-repeated="10"/>
          <table:table-cell table:formula="of:=VLOOKUP([.I25];[NE.$F$2:.$Q$160];2;0)" office:value-type="float" office:value="14">
            <text:p>14</text:p>
          </table:table-cell>
          <table:table-cell office:value-type="float" office:value="14">
            <text:p>14</text:p>
          </table:table-cell>
          <table:table-cell table:number-columns-repeated="23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S-MOZ-00025</text:p>
          </table:table-cell>
          <table:table-cell office:value-type="float" office:value="1010223">
            <text:p>1010223</text:p>
          </table:table-cell>
          <table:table-cell office:value-type="string">
            <text:p>01010223</text:p>
          </table:table-cell>
          <table:table-cell office:value-type="string">
            <text:p>Matias</text:p>
          </table:table-cell>
          <table:table-cell office:value-type="float" office:value="12">
            <text:p>12</text:p>
          </table:table-cell>
          <table:table-cell office:value-type="string">
            <text:p>NU-114</text:p>
          </table:table-cell>
          <table:table-cell office:value-type="float" office:value="-14.8972">
            <text:p>-14.897200</text:p>
          </table:table-cell>
          <table:table-cell office:value-type="float" office:value="36.5289">
            <text:p>36.528900</text:p>
          </table:table-cell>
          <table:table-cell table:number-columns-repeated="10"/>
          <table:table-cell table:formula="of:=VLOOKUP([.I26];[NE.$F$2:.$Q$160];2;0)" office:value-type="float" office:value="14">
            <text:p>14</text:p>
          </table:table-cell>
          <table:table-cell office:value-type="float" office:value="14">
            <text:p>14</text:p>
          </table:table-cell>
          <table:table-cell table:number-columns-repeated="234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S-MOZ-00026</text:p>
          </table:table-cell>
          <table:table-cell office:value-type="float" office:value="1010213">
            <text:p>1010213</text:p>
          </table:table-cell>
          <table:table-cell office:value-type="string">
            <text:p>01010213</text:p>
          </table:table-cell>
          <table:table-cell office:value-type="string">
            <text:p>Namicova</text:p>
          </table:table-cell>
          <table:table-cell office:value-type="float" office:value="12">
            <text:p>12</text:p>
          </table:table-cell>
          <table:table-cell office:value-type="string">
            <text:p>NU-114</text:p>
          </table:table-cell>
          <table:table-cell office:value-type="float" office:value="-14.8097">
            <text:p>-14.809700</text:p>
          </table:table-cell>
          <table:table-cell office:value-type="float" office:value="36.4944">
            <text:p>36.494400</text:p>
          </table:table-cell>
          <table:table-cell table:number-columns-repeated="10"/>
          <table:table-cell table:formula="of:=VLOOKUP([.I27];[NE.$F$2:.$Q$160];2;0)" office:value-type="float" office:value="14">
            <text:p>14</text:p>
          </table:table-cell>
          <table:table-cell office:value-type="float" office:value="14">
            <text:p>14</text:p>
          </table:table-cell>
          <table:table-cell table:number-columns-repeated="234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S-MOZ-00027</text:p>
          </table:table-cell>
          <table:table-cell office:value-type="float" office:value="1010212">
            <text:p>1010212</text:p>
          </table:table-cell>
          <table:table-cell office:value-type="string">
            <text:p>01010212</text:p>
          </table:table-cell>
          <table:table-cell office:value-type="string">
            <text:p>Muitetere</text:p>
          </table:table-cell>
          <table:table-cell office:value-type="float" office:value="12">
            <text:p>12</text:p>
          </table:table-cell>
          <table:table-cell office:value-type="string">
            <text:p>NU-114</text:p>
          </table:table-cell>
          <table:table-cell office:value-type="float" office:value="-14.6931">
            <text:p>-14.693100</text:p>
          </table:table-cell>
          <table:table-cell office:value-type="float" office:value="36.9644">
            <text:p>36.964400</text:p>
          </table:table-cell>
          <table:table-cell table:number-columns-repeated="10"/>
          <table:table-cell table:formula="of:=VLOOKUP([.I28];[NE.$F$2:.$Q$160];2;0)" office:value-type="float" office:value="14">
            <text:p>14</text:p>
          </table:table-cell>
          <table:table-cell office:value-type="float" office:value="14">
            <text:p>14</text:p>
          </table:table-cell>
          <table:table-cell table:number-columns-repeated="234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S-MOZ-00028</text:p>
          </table:table-cell>
          <table:table-cell office:value-type="float" office:value="1010211">
            <text:p>1010211</text:p>
          </table:table-cell>
          <table:table-cell office:value-type="string">
            <text:p>01010211</text:p>
          </table:table-cell>
          <table:table-cell office:value-type="string">
            <text:p>Mucuapa</text:p>
          </table:table-cell>
          <table:table-cell office:value-type="float" office:value="12">
            <text:p>12</text:p>
          </table:table-cell>
          <table:table-cell office:value-type="string">
            <text:p>NU-114</text:p>
          </table:table-cell>
          <table:table-cell office:value-type="float" office:value="-14.8011">
            <text:p>-14.801100</text:p>
          </table:table-cell>
          <table:table-cell office:value-type="float" office:value="36.5989">
            <text:p>36.598900</text:p>
          </table:table-cell>
          <table:table-cell table:number-columns-repeated="10"/>
          <table:table-cell table:formula="of:=VLOOKUP([.I29];[NE.$F$2:.$Q$160];2;0)" office:value-type="float" office:value="14">
            <text:p>14</text:p>
          </table:table-cell>
          <table:table-cell office:value-type="float" office:value="14">
            <text:p>14</text:p>
          </table:table-cell>
          <table:table-cell table:number-columns-repeated="234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US-MOZ-00029</text:p>
          </table:table-cell>
          <table:table-cell office:value-type="float" office:value="1010311">
            <text:p>1010311</text:p>
          </table:table-cell>
          <table:table-cell office:value-type="string">
            <text:p>01010311</text:p>
          </table:table-cell>
          <table:table-cell office:value-type="string">
            <text:p>Wikihi</text:p>
          </table:table-cell>
          <table:table-cell office:value-type="float" office:value="12">
            <text:p>12</text:p>
          </table:table-cell>
          <table:table-cell office:value-type="string">
            <text:p>NU-112</text:p>
          </table:table-cell>
          <table:table-cell office:value-type="float" office:value="-11.6156">
            <text:p>-11.615600</text:p>
          </table:table-cell>
          <table:table-cell office:value-type="float" office:value="34.9613">
            <text:p>34.961300</text:p>
          </table:table-cell>
          <table:table-cell table:number-columns-repeated="10"/>
          <table:table-cell table:formula="of:=VLOOKUP([.I30];[NE.$F$2:.$Q$160];2;0)" office:value-type="float" office:value="15">
            <text:p>15</text:p>
          </table:table-cell>
          <table:table-cell office:value-type="float" office:value="15">
            <text:p>15</text:p>
          </table:table-cell>
          <table:table-cell table:number-columns-repeated="23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US-MOZ-00030</text:p>
          </table:table-cell>
          <table:table-cell office:value-type="float" office:value="1010312">
            <text:p>1010312</text:p>
          </table:table-cell>
          <table:table-cell office:value-type="string">
            <text:p>01010312</text:p>
          </table:table-cell>
          <table:table-cell office:value-type="string">
            <text:p>Lupilichi</text:p>
          </table:table-cell>
          <table:table-cell office:value-type="float" office:value="12">
            <text:p>12</text:p>
          </table:table-cell>
          <table:table-cell office:value-type="string">
            <text:p>NU-112</text:p>
          </table:table-cell>
          <table:table-cell office:value-type="float" office:value="-11.7569">
            <text:p>-11.756900</text:p>
          </table:table-cell>
          <table:table-cell office:value-type="float" office:value="35.2074">
            <text:p>35.207400</text:p>
          </table:table-cell>
          <table:table-cell table:number-columns-repeated="10"/>
          <table:table-cell table:formula="of:=VLOOKUP([.I31];[NE.$F$2:.$Q$160];2;0)" office:value-type="float" office:value="15">
            <text:p>15</text:p>
          </table:table-cell>
          <table:table-cell office:value-type="float" office:value="15">
            <text:p>15</text:p>
          </table:table-cell>
          <table:table-cell table:number-columns-repeated="234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US-MOZ-00031</text:p>
          </table:table-cell>
          <table:table-cell office:value-type="float" office:value="1010313">
            <text:p>1010313</text:p>
          </table:table-cell>
          <table:table-cell office:value-type="string">
            <text:p>01010313</text:p>
          </table:table-cell>
          <table:table-cell office:value-type="string">
            <text:p>Bandeze</text:p>
          </table:table-cell>
          <table:table-cell office:value-type="float" office:value="12">
            <text:p>12</text:p>
          </table:table-cell>
          <table:table-cell office:value-type="string">
            <text:p>NU-112</text:p>
          </table:table-cell>
          <table:table-cell office:value-type="float" office:value="-12.9039">
            <text:p>-12.903900</text:p>
          </table:table-cell>
          <table:table-cell office:value-type="float" office:value="35.0496">
            <text:p>35.049600</text:p>
          </table:table-cell>
          <table:table-cell table:number-columns-repeated="10"/>
          <table:table-cell table:formula="of:=VLOOKUP([.I32];[NE.$F$2:.$Q$160];2;0)" office:value-type="float" office:value="15">
            <text:p>15</text:p>
          </table:table-cell>
          <table:table-cell office:value-type="float" office:value="15">
            <text:p>15</text:p>
          </table:table-cell>
          <table:table-cell table:number-columns-repeated="23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US-MOZ-00032</text:p>
          </table:table-cell>
          <table:table-cell office:value-type="float" office:value="1010306">
            <text:p>1010306</text:p>
          </table:table-cell>
          <table:table-cell office:value-type="string">
            <text:p>01010306</text:p>
          </table:table-cell>
          <table:table-cell office:value-type="string">
            <text:p>Melulucas</text:p>
          </table:table-cell>
          <table:table-cell office:value-type="float" office:value="12">
            <text:p>12</text:p>
          </table:table-cell>
          <table:table-cell office:value-type="string">
            <text:p>NU-112</text:p>
          </table:table-cell>
          <table:table-cell office:value-type="float" office:value="-12.886">
            <text:p>-12.886000</text:p>
          </table:table-cell>
          <table:table-cell office:value-type="float" office:value="34.7723">
            <text:p>34.772300</text:p>
          </table:table-cell>
          <table:table-cell table:number-columns-repeated="10"/>
          <table:table-cell table:formula="of:=VLOOKUP([.I33];[NE.$F$2:.$Q$160];2;0)" office:value-type="float" office:value="15">
            <text:p>15</text:p>
          </table:table-cell>
          <table:table-cell office:value-type="float" office:value="15">
            <text:p>15</text:p>
          </table:table-cell>
          <table:table-cell table:number-columns-repeated="234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US-MOZ-00033</text:p>
          </table:table-cell>
          <table:table-cell office:value-type="float" office:value="1010316">
            <text:p>1010316</text:p>
          </table:table-cell>
          <table:table-cell office:value-type="string">
            <text:p>01010316</text:p>
          </table:table-cell>
          <table:table-cell office:value-type="string">
            <text:p>Mechumua</text:p>
          </table:table-cell>
          <table:table-cell office:value-type="float" office:value="12">
            <text:p>12</text:p>
          </table:table-cell>
          <table:table-cell office:value-type="string">
            <text:p>NU-112</text:p>
          </table:table-cell>
          <table:table-cell office:value-type="float" office:value="-12.6113">
            <text:p>-12.611300</text:p>
          </table:table-cell>
          <table:table-cell office:value-type="float" office:value="34.8329">
            <text:p>34.832900</text:p>
          </table:table-cell>
          <table:table-cell table:number-columns-repeated="10"/>
          <table:table-cell table:formula="of:=VLOOKUP([.I34];[NE.$F$2:.$Q$160];2;0)" office:value-type="float" office:value="15">
            <text:p>15</text:p>
          </table:table-cell>
          <table:table-cell office:value-type="float" office:value="15">
            <text:p>15</text:p>
          </table:table-cell>
          <table:table-cell table:number-columns-repeated="234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US-MOZ-00034</text:p>
          </table:table-cell>
          <table:table-cell office:value-type="float" office:value="1010310">
            <text:p>1010310</text:p>
          </table:table-cell>
          <table:table-cell office:value-type="string">
            <text:p>01010310</text:p>
          </table:table-cell>
          <table:table-cell office:value-type="string">
            <text:p>Ngôo</text:p>
          </table:table-cell>
          <table:table-cell office:value-type="float" office:value="12">
            <text:p>12</text:p>
          </table:table-cell>
          <table:table-cell office:value-type="string">
            <text:p>NU-112</text:p>
          </table:table-cell>
          <table:table-cell office:value-type="float" office:value="-12.4239">
            <text:p>-12.423900</text:p>
          </table:table-cell>
          <table:table-cell office:value-type="float" office:value="34.7164">
            <text:p>34.716400</text:p>
          </table:table-cell>
          <table:table-cell table:number-columns-repeated="10"/>
          <table:table-cell table:formula="of:=VLOOKUP([.I35];[NE.$F$2:.$Q$160];2;0)" office:value-type="float" office:value="15">
            <text:p>15</text:p>
          </table:table-cell>
          <table:table-cell office:value-type="float" office:value="15">
            <text:p>15</text:p>
          </table:table-cell>
          <table:table-cell table:number-columns-repeated="234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US-MOZ-00035</text:p>
          </table:table-cell>
          <table:table-cell office:value-type="float" office:value="1010309">
            <text:p>1010309</text:p>
          </table:table-cell>
          <table:table-cell office:value-type="string">
            <text:p>01010309</text:p>
          </table:table-cell>
          <table:table-cell office:value-type="string">
            <text:p>Ngofi</text:p>
          </table:table-cell>
          <table:table-cell office:value-type="float" office:value="12">
            <text:p>12</text:p>
          </table:table-cell>
          <table:table-cell office:value-type="string">
            <text:p>NU-112</text:p>
          </table:table-cell>
          <table:table-cell office:value-type="float" office:value="-12.0129">
            <text:p>-12.012900</text:p>
          </table:table-cell>
          <table:table-cell office:value-type="float" office:value="34.9016">
            <text:p>34.901600</text:p>
          </table:table-cell>
          <table:table-cell table:number-columns-repeated="10"/>
          <table:table-cell table:formula="of:=VLOOKUP([.I36];[NE.$F$2:.$Q$160];2;0)" office:value-type="float" office:value="15">
            <text:p>15</text:p>
          </table:table-cell>
          <table:table-cell office:value-type="float" office:value="15">
            <text:p>15</text:p>
          </table:table-cell>
          <table:table-cell table:number-columns-repeated="234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US-MOZ-00036</text:p>
          </table:table-cell>
          <table:table-cell office:value-type="float" office:value="1010308">
            <text:p>1010308</text:p>
          </table:table-cell>
          <table:table-cell office:value-type="string">
            <text:p>01010308</text:p>
          </table:table-cell>
          <table:table-cell office:value-type="string">
            <text:p>Metangula</text:p>
          </table:table-cell>
          <table:table-cell office:value-type="float" office:value="11">
            <text:p>11</text:p>
          </table:table-cell>
          <table:table-cell office:value-type="string">
            <text:p>NU-112</text:p>
          </table:table-cell>
          <table:table-cell office:value-type="float" office:value="-12.6947">
            <text:p>-12.694700</text:p>
          </table:table-cell>
          <table:table-cell office:value-type="float" office:value="34.8088">
            <text:p>34.808800</text:p>
          </table:table-cell>
          <table:table-cell table:number-columns-repeated="10"/>
          <table:table-cell table:formula="of:=VLOOKUP([.I37];[NE.$F$2:.$Q$160];2;0)" office:value-type="float" office:value="15">
            <text:p>15</text:p>
          </table:table-cell>
          <table:table-cell office:value-type="float" office:value="15">
            <text:p>15</text:p>
          </table:table-cell>
          <table:table-cell table:number-columns-repeated="234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US-MOZ-00037</text:p>
          </table:table-cell>
          <table:table-cell office:value-type="float" office:value="1010314">
            <text:p>1010314</text:p>
          </table:table-cell>
          <table:table-cell office:value-type="string">
            <text:p>01010314</text:p>
          </table:table-cell>
          <table:table-cell office:value-type="string">
            <text:p>Cóbuè</text:p>
          </table:table-cell>
          <table:table-cell office:value-type="float" office:value="12">
            <text:p>12</text:p>
          </table:table-cell>
          <table:table-cell office:value-type="string">
            <text:p>NU-112</text:p>
          </table:table-cell>
          <table:table-cell office:value-type="float" office:value="-12.1402">
            <text:p>-12.140200</text:p>
          </table:table-cell>
          <table:table-cell office:value-type="float" office:value="34.761">
            <text:p>34.761000</text:p>
          </table:table-cell>
          <table:table-cell table:number-columns-repeated="10"/>
          <table:table-cell table:formula="of:=VLOOKUP([.I38];[NE.$F$2:.$Q$160];2;0)" office:value-type="float" office:value="15">
            <text:p>15</text:p>
          </table:table-cell>
          <table:table-cell office:value-type="float" office:value="15">
            <text:p>15</text:p>
          </table:table-cell>
          <table:table-cell table:number-columns-repeated="234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US-MOZ-00038</text:p>
          </table:table-cell>
          <table:table-cell office:value-type="float" office:value="1010315">
            <text:p>1010315</text:p>
          </table:table-cell>
          <table:table-cell office:value-type="string">
            <text:p>01010315</text:p>
          </table:table-cell>
          <table:table-cell office:value-type="string">
            <text:p>Maniamba</text:p>
          </table:table-cell>
          <table:table-cell office:value-type="float" office:value="12">
            <text:p>12</text:p>
          </table:table-cell>
          <table:table-cell office:value-type="string">
            <text:p>NU-112</text:p>
          </table:table-cell>
          <table:table-cell office:value-type="float" office:value="-12.7596">
            <text:p>-12.759600</text:p>
          </table:table-cell>
          <table:table-cell office:value-type="float" office:value="34.9764">
            <text:p>34.976400</text:p>
          </table:table-cell>
          <table:table-cell table:number-columns-repeated="10"/>
          <table:table-cell table:formula="of:=VLOOKUP([.I39];[NE.$F$2:.$Q$160];2;0)" office:value-type="float" office:value="15">
            <text:p>15</text:p>
          </table:table-cell>
          <table:table-cell office:value-type="float" office:value="15">
            <text:p>15</text:p>
          </table:table-cell>
          <table:table-cell table:number-columns-repeated="234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US-MOZ-00039</text:p>
          </table:table-cell>
          <table:table-cell office:value-type="float" office:value="1010319">
            <text:p>1010319</text:p>
          </table:table-cell>
          <table:table-cell office:value-type="string">
            <text:p>01010319</text:p>
          </table:table-cell>
          <table:table-cell office:value-type="string">
            <text:p>Tulo</text:p>
          </table:table-cell>
          <table:table-cell office:value-type="float" office:value="12">
            <text:p>12</text:p>
          </table:table-cell>
          <table:table-cell office:value-type="string">
            <text:p>NU-112</text:p>
          </table:table-cell>
          <table:table-cell office:value-type="float" office:value="-12.335621">
            <text:p>-12.335621</text:p>
          </table:table-cell>
          <table:table-cell office:value-type="float" office:value="34.950662">
            <text:p>34.950662</text:p>
          </table:table-cell>
          <table:table-cell table:number-columns-repeated="10"/>
          <table:table-cell table:formula="of:=VLOOKUP([.I40];[NE.$F$2:.$Q$160];2;0)" office:value-type="float" office:value="15">
            <text:p>15</text:p>
          </table:table-cell>
          <table:table-cell office:value-type="float" office:value="15">
            <text:p>15</text:p>
          </table:table-cell>
          <table:table-cell table:number-columns-repeated="234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US-MOZ-00040</text:p>
          </table:table-cell>
          <table:table-cell office:value-type="float" office:value="1010317">
            <text:p>1010317</text:p>
          </table:table-cell>
          <table:table-cell office:value-type="string">
            <text:p>01010317</text:p>
          </table:table-cell>
          <table:table-cell office:value-type="string">
            <text:p>Liziunga</text:p>
          </table:table-cell>
          <table:table-cell office:value-type="float" office:value="12">
            <text:p>12</text:p>
          </table:table-cell>
          <table:table-cell office:value-type="string">
            <text:p>NU-112</text:p>
          </table:table-cell>
          <table:table-cell office:value-type="float" office:value="-13.0238">
            <text:p>-13.023800</text:p>
          </table:table-cell>
          <table:table-cell office:value-type="float" office:value="34.9547">
            <text:p>34.954700</text:p>
          </table:table-cell>
          <table:table-cell table:number-columns-repeated="10"/>
          <table:table-cell table:formula="of:=VLOOKUP([.I41];[NE.$F$2:.$Q$160];2;0)" office:value-type="float" office:value="15">
            <text:p>15</text:p>
          </table:table-cell>
          <table:table-cell office:value-type="float" office:value="15">
            <text:p>15</text:p>
          </table:table-cell>
          <table:table-cell table:number-columns-repeated="234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US-MOZ-00041</text:p>
          </table:table-cell>
          <table:table-cell office:value-type="float" office:value="1010307">
            <text:p>1010307</text:p>
          </table:table-cell>
          <table:table-cell office:value-type="string">
            <text:p>01010307</text:p>
          </table:table-cell>
          <table:table-cell office:value-type="string">
            <text:p>Messumba</text:p>
          </table:table-cell>
          <table:table-cell office:value-type="float" office:value="12">
            <text:p>12</text:p>
          </table:table-cell>
          <table:table-cell office:value-type="string">
            <text:p>NU-112</text:p>
          </table:table-cell>
          <table:table-cell office:value-type="float" office:value="-12.468543">
            <text:p>-12.468543</text:p>
          </table:table-cell>
          <table:table-cell office:value-type="float" office:value="35.003774">
            <text:p>35.003774</text:p>
          </table:table-cell>
          <table:table-cell table:number-columns-repeated="10"/>
          <table:table-cell table:formula="of:=VLOOKUP([.I42];[NE.$F$2:.$Q$160];2;0)" office:value-type="float" office:value="15">
            <text:p>15</text:p>
          </table:table-cell>
          <table:table-cell office:value-type="float" office:value="15">
            <text:p>15</text:p>
          </table:table-cell>
          <table:table-cell table:number-columns-repeated="234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US-MOZ-00042</text:p>
          </table:table-cell>
          <table:table-cell office:value-type="float" office:value="1010416">
            <text:p>1010416</text:p>
          </table:table-cell>
          <table:table-cell office:value-type="string">
            <text:p>01010416</text:p>
          </table:table-cell>
          <table:table-cell office:value-type="string">
            <text:p>Colongo</text:p>
          </table:table-cell>
          <table:table-cell office:value-type="float" office:value="12">
            <text:p>12</text:p>
          </table:table-cell>
          <table:table-cell office:value-type="string">
            <text:p>NU-116</text:p>
          </table:table-cell>
          <table:table-cell office:value-type="float" office:value="-13.316667">
            <text:p>-13.316667</text:p>
          </table:table-cell>
          <table:table-cell office:value-type="float" office:value="35.233333">
            <text:p>35.233333</text:p>
          </table:table-cell>
          <table:table-cell table:number-columns-repeated="10"/>
          <table:table-cell table:formula="of:=VLOOKUP([.I43];[NE.$F$2:.$Q$160];2;0)" office:value-type="float" office:value="16">
            <text:p>16</text:p>
          </table:table-cell>
          <table:table-cell office:value-type="float" office:value="16">
            <text:p>16</text:p>
          </table:table-cell>
          <table:table-cell table:number-columns-repeated="234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US-MOZ-00043</text:p>
          </table:table-cell>
          <table:table-cell office:value-type="float" office:value="1010409">
            <text:p>1010409</text:p>
          </table:table-cell>
          <table:table-cell office:value-type="string">
            <text:p>01010409</text:p>
          </table:table-cell>
          <table:table-cell office:value-type="string">
            <text:p>Lione</text:p>
          </table:table-cell>
          <table:table-cell office:value-type="float" office:value="12">
            <text:p>12</text:p>
          </table:table-cell>
          <table:table-cell office:value-type="string">
            <text:p>NU-116</text:p>
          </table:table-cell>
          <table:table-cell office:value-type="float" office:value="-13.615">
            <text:p>-13.615000</text:p>
          </table:table-cell>
          <table:table-cell office:value-type="float" office:value="35.2566">
            <text:p>35.256600</text:p>
          </table:table-cell>
          <table:table-cell table:number-columns-repeated="10"/>
          <table:table-cell table:formula="of:=VLOOKUP([.I44];[NE.$F$2:.$Q$160];2;0)" office:value-type="float" office:value="16">
            <text:p>16</text:p>
          </table:table-cell>
          <table:table-cell office:value-type="float" office:value="16">
            <text:p>16</text:p>
          </table:table-cell>
          <table:table-cell table:number-columns-repeated="234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US-MOZ-00044</text:p>
          </table:table-cell>
          <table:table-cell office:value-type="float" office:value="1010410">
            <text:p>1010410</text:p>
          </table:table-cell>
          <table:table-cell office:value-type="string">
            <text:p>01010410</text:p>
          </table:table-cell>
          <table:table-cell office:value-type="string">
            <text:p>Luisa</text:p>
          </table:table-cell>
          <table:table-cell office:value-type="float" office:value="12">
            <text:p>12</text:p>
          </table:table-cell>
          <table:table-cell office:value-type="string">
            <text:p>NU-116</text:p>
          </table:table-cell>
          <table:table-cell office:value-type="float" office:value="-13.1918">
            <text:p>-13.191800</text:p>
          </table:table-cell>
          <table:table-cell office:value-type="float" office:value="35.3146">
            <text:p>35.314600</text:p>
          </table:table-cell>
          <table:table-cell table:number-columns-repeated="10"/>
          <table:table-cell table:formula="of:=VLOOKUP([.I45];[NE.$F$2:.$Q$160];2;0)" office:value-type="float" office:value="16">
            <text:p>16</text:p>
          </table:table-cell>
          <table:table-cell office:value-type="float" office:value="16">
            <text:p>16</text:p>
          </table:table-cell>
          <table:table-cell table:number-columns-repeated="234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US-MOZ-00045</text:p>
          </table:table-cell>
          <table:table-cell office:value-type="float" office:value="1010411">
            <text:p>1010411</text:p>
          </table:table-cell>
          <table:table-cell office:value-type="string">
            <text:p>01010411</text:p>
          </table:table-cell>
          <table:table-cell office:value-type="string">
            <text:p>Malica</text:p>
          </table:table-cell>
          <table:table-cell office:value-type="float" office:value="12">
            <text:p>12</text:p>
          </table:table-cell>
          <table:table-cell office:value-type="string">
            <text:p>NU-116</text:p>
          </table:table-cell>
          <table:table-cell office:value-type="float" office:value="-13.1857">
            <text:p>-13.185700</text:p>
          </table:table-cell>
          <table:table-cell office:value-type="float" office:value="35.1944">
            <text:p>35.194400</text:p>
          </table:table-cell>
          <table:table-cell table:number-columns-repeated="10"/>
          <table:table-cell table:formula="of:=VLOOKUP([.I46];[NE.$F$2:.$Q$160];2;0)" office:value-type="float" office:value="16">
            <text:p>16</text:p>
          </table:table-cell>
          <table:table-cell office:value-type="float" office:value="16">
            <text:p>16</text:p>
          </table:table-cell>
          <table:table-cell table:number-columns-repeated="234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US-MOZ-00046</text:p>
          </table:table-cell>
          <table:table-cell office:value-type="float" office:value="1010414">
            <text:p>1010414</text:p>
          </table:table-cell>
          <table:table-cell office:value-type="string">
            <text:p>01010414</text:p>
          </table:table-cell>
          <table:table-cell office:value-type="string">
            <text:p>Mussa</text:p>
          </table:table-cell>
          <table:table-cell office:value-type="float" office:value="12">
            <text:p>12</text:p>
          </table:table-cell>
          <table:table-cell office:value-type="string">
            <text:p>NU-116</text:p>
          </table:table-cell>
          <table:table-cell office:value-type="float" office:value="-13.2917">
            <text:p>-13.291700</text:p>
          </table:table-cell>
          <table:table-cell office:value-type="float" office:value="35.4792">
            <text:p>35.479200</text:p>
          </table:table-cell>
          <table:table-cell table:number-columns-repeated="10"/>
          <table:table-cell table:formula="of:=VLOOKUP([.I47];[NE.$F$2:.$Q$160];2;0)" office:value-type="float" office:value="16">
            <text:p>16</text:p>
          </table:table-cell>
          <table:table-cell office:value-type="float" office:value="16">
            <text:p>16</text:p>
          </table:table-cell>
          <table:table-cell table:number-columns-repeated="234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US-MOZ-00047</text:p>
          </table:table-cell>
          <table:table-cell office:value-type="float" office:value="1010413">
            <text:p>1010413</text:p>
          </table:table-cell>
          <table:table-cell office:value-type="string">
            <text:p>01010413</text:p>
          </table:table-cell>
          <table:table-cell office:value-type="string">
            <text:p>Meponda</text:p>
          </table:table-cell>
          <table:table-cell office:value-type="float" office:value="12">
            <text:p>12</text:p>
          </table:table-cell>
          <table:table-cell office:value-type="string">
            <text:p>NU-116</text:p>
          </table:table-cell>
          <table:table-cell office:value-type="float" office:value="-13.421551">
            <text:p>-13.421551</text:p>
          </table:table-cell>
          <table:table-cell office:value-type="float" office:value="34.87259">
            <text:p>34.872590</text:p>
          </table:table-cell>
          <table:table-cell table:number-columns-repeated="10"/>
          <table:table-cell table:formula="of:=VLOOKUP([.I48];[NE.$F$2:.$Q$160];2;0)" office:value-type="float" office:value="16">
            <text:p>16</text:p>
          </table:table-cell>
          <table:table-cell office:value-type="float" office:value="16">
            <text:p>16</text:p>
          </table:table-cell>
          <table:table-cell table:number-columns-repeated="234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US-MOZ-00048</text:p>
          </table:table-cell>
          <table:table-cell office:value-type="float" office:value="1010417">
            <text:p>1010417</text:p>
          </table:table-cell>
          <table:table-cell office:value-type="string">
            <text:p>01010417</text:p>
          </table:table-cell>
          <table:table-cell office:value-type="string">
            <text:p>Machumane</text:p>
          </table:table-cell>
          <table:table-cell office:value-type="float" office:value="12">
            <text:p>12</text:p>
          </table:table-cell>
          <table:table-cell office:value-type="string">
            <text:p>NU-116</text:p>
          </table:table-cell>
          <table:table-cell office:value-type="float" office:value="-13.3138">
            <text:p>-13.313800</text:p>
          </table:table-cell>
          <table:table-cell office:value-type="float" office:value="35.5326">
            <text:p>35.532600</text:p>
          </table:table-cell>
          <table:table-cell table:number-columns-repeated="10"/>
          <table:table-cell table:formula="of:=VLOOKUP([.I49];[NE.$F$2:.$Q$160];2;0)" office:value-type="float" office:value="16">
            <text:p>16</text:p>
          </table:table-cell>
          <table:table-cell office:value-type="float" office:value="16">
            <text:p>16</text:p>
          </table:table-cell>
          <table:table-cell table:number-columns-repeated="234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US-MOZ-00049</text:p>
          </table:table-cell>
          <table:table-cell office:value-type="float" office:value="1010407">
            <text:p>1010407</text:p>
          </table:table-cell>
          <table:table-cell office:value-type="string">
            <text:p>01010407</text:p>
          </table:table-cell>
          <table:table-cell office:value-type="string">
            <text:p>Chimbonila</text:p>
          </table:table-cell>
          <table:table-cell office:value-type="float" office:value="12">
            <text:p>12</text:p>
          </table:table-cell>
          <table:table-cell office:value-type="string">
            <text:p>NU-116</text:p>
          </table:table-cell>
          <table:table-cell office:value-type="float" office:value="-13.3543">
            <text:p>-13.354300</text:p>
          </table:table-cell>
          <table:table-cell office:value-type="float" office:value="35.4206">
            <text:p>35.420600</text:p>
          </table:table-cell>
          <table:table-cell table:number-columns-repeated="10"/>
          <table:table-cell table:formula="of:=VLOOKUP([.I50];[NE.$F$2:.$Q$160];2;0)" office:value-type="float" office:value="16">
            <text:p>16</text:p>
          </table:table-cell>
          <table:table-cell office:value-type="float" office:value="16">
            <text:p>16</text:p>
          </table:table-cell>
          <table:table-cell table:number-columns-repeated="23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US-MOZ-00050</text:p>
          </table:table-cell>
          <table:table-cell office:value-type="float" office:value="1010406">
            <text:p>1010406</text:p>
          </table:table-cell>
          <table:table-cell office:value-type="string">
            <text:p>01010406</text:p>
          </table:table-cell>
          <table:table-cell office:value-type="string">
            <text:p>Chala</text:p>
          </table:table-cell>
          <table:table-cell office:value-type="float" office:value="12">
            <text:p>12</text:p>
          </table:table-cell>
          <table:table-cell office:value-type="string">
            <text:p>NU-116</text:p>
          </table:table-cell>
          <table:table-cell office:value-type="float" office:value="-13.6332">
            <text:p>-13.633200</text:p>
          </table:table-cell>
          <table:table-cell office:value-type="float" office:value="35.033">
            <text:p>35.033000</text:p>
          </table:table-cell>
          <table:table-cell table:number-columns-repeated="10"/>
          <table:table-cell table:formula="of:=VLOOKUP([.I51];[NE.$F$2:.$Q$160];2;0)" office:value-type="float" office:value="16">
            <text:p>16</text:p>
          </table:table-cell>
          <table:table-cell office:value-type="float" office:value="16">
            <text:p>16</text:p>
          </table:table-cell>
          <table:table-cell table:number-columns-repeated="234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US-MOZ-00051</text:p>
          </table:table-cell>
          <table:table-cell office:value-type="float" office:value="1010425">
            <text:p>1010425</text:p>
          </table:table-cell>
          <table:table-cell office:value-type="string">
            <text:p>01010425</text:p>
          </table:table-cell>
          <table:table-cell office:value-type="string">
            <text:p>Nbetazigone</text:p>
          </table:table-cell>
          <table:table-cell office:value-type="float" office:value="12">
            <text:p>12</text:p>
          </table:table-cell>
          <table:table-cell office:value-type="string">
            <text:p>NU-116</text:p>
          </table:table-cell>
          <table:table-cell office:value-type="float" office:value="-13.32262">
            <text:p>-13.322620</text:p>
          </table:table-cell>
          <table:table-cell office:value-type="float" office:value="35.224927">
            <text:p>35.224927</text:p>
          </table:table-cell>
          <table:table-cell table:number-columns-repeated="10"/>
          <table:table-cell table:formula="of:=VLOOKUP([.I52];[NE.$F$2:.$Q$160];2;0)" office:value-type="float" office:value="16">
            <text:p>16</text:p>
          </table:table-cell>
          <table:table-cell office:value-type="float" office:value="16">
            <text:p>16</text:p>
          </table:table-cell>
          <table:table-cell table:number-columns-repeated="234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US-MOZ-00052</text:p>
          </table:table-cell>
          <table:table-cell office:value-type="float" office:value="1010423">
            <text:p>1010423</text:p>
          </table:table-cell>
          <table:table-cell office:value-type="string">
            <text:p>01010423</text:p>
          </table:table-cell>
          <table:table-cell office:value-type="string">
            <text:p>Machemba</text:p>
          </table:table-cell>
          <table:table-cell office:value-type="float" office:value="12">
            <text:p>12</text:p>
          </table:table-cell>
          <table:table-cell office:value-type="string">
            <text:p>NU-116</text:p>
          </table:table-cell>
          <table:table-cell office:value-type="float" office:value="-13.4745">
            <text:p>-13.474500</text:p>
          </table:table-cell>
          <table:table-cell office:value-type="float" office:value="35.2806">
            <text:p>35.280600</text:p>
          </table:table-cell>
          <table:table-cell table:number-columns-repeated="10"/>
          <table:table-cell table:formula="of:=VLOOKUP([.I53];[NE.$F$2:.$Q$160];2;0)" office:value-type="float" office:value="16">
            <text:p>16</text:p>
          </table:table-cell>
          <table:table-cell office:value-type="float" office:value="16">
            <text:p>16</text:p>
          </table:table-cell>
          <table:table-cell table:number-columns-repeated="234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US-MOZ-00053</text:p>
          </table:table-cell>
          <table:table-cell office:value-type="float" office:value="1010408">
            <text:p>1010408</text:p>
          </table:table-cell>
          <table:table-cell office:value-type="string">
            <text:p>01010408</text:p>
          </table:table-cell>
          <table:table-cell office:value-type="string">
            <text:p>Cholue</text:p>
          </table:table-cell>
          <table:table-cell office:value-type="float" office:value="12">
            <text:p>12</text:p>
          </table:table-cell>
          <table:table-cell office:value-type="string">
            <text:p>NU-116</text:p>
          </table:table-cell>
          <table:table-cell office:value-type="float" office:value="-13.5462">
            <text:p>-13.546200</text:p>
          </table:table-cell>
          <table:table-cell office:value-type="float" office:value="35.4476">
            <text:p>35.447600</text:p>
          </table:table-cell>
          <table:table-cell table:number-columns-repeated="10"/>
          <table:table-cell table:formula="of:=VLOOKUP([.I54];[NE.$F$2:.$Q$160];2;0)" office:value-type="float" office:value="16">
            <text:p>16</text:p>
          </table:table-cell>
          <table:table-cell office:value-type="float" office:value="16">
            <text:p>16</text:p>
          </table:table-cell>
          <table:table-cell table:number-columns-repeated="234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US-MOZ-00054</text:p>
          </table:table-cell>
          <table:table-cell office:value-type="float" office:value="1010422">
            <text:p>1010422</text:p>
          </table:table-cell>
          <table:table-cell office:value-type="string">
            <text:p>01010422</text:p>
          </table:table-cell>
          <table:table-cell office:value-type="string">
            <text:p>Mbetazigone </text:p>
          </table:table-cell>
          <table:table-cell office:value-type="float" office:value="12">
            <text:p>12</text:p>
          </table:table-cell>
          <table:table-cell office:value-type="string">
            <text:p>NU-116</text:p>
          </table:table-cell>
          <table:table-cell office:value-type="float" office:value="-13.2889">
            <text:p>-13.288900</text:p>
          </table:table-cell>
          <table:table-cell office:value-type="float" office:value="35.0499">
            <text:p>35.049900</text:p>
          </table:table-cell>
          <table:table-cell table:number-columns-repeated="10"/>
          <table:table-cell table:formula="of:=VLOOKUP([.I55];[NE.$F$2:.$Q$160];2;0)" office:value-type="float" office:value="16">
            <text:p>16</text:p>
          </table:table-cell>
          <table:table-cell office:value-type="float" office:value="16">
            <text:p>16</text:p>
          </table:table-cell>
          <table:table-cell table:number-columns-repeated="234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US-MOZ-00055</text:p>
          </table:table-cell>
          <table:table-cell office:value-type="float" office:value="1010421">
            <text:p>1010421</text:p>
          </table:table-cell>
          <table:table-cell office:value-type="string">
            <text:p>01010421</text:p>
          </table:table-cell>
          <table:table-cell office:value-type="string">
            <text:p>Magiga</text:p>
          </table:table-cell>
          <table:table-cell office:value-type="float" office:value="12">
            <text:p>12</text:p>
          </table:table-cell>
          <table:table-cell office:value-type="string">
            <text:p>NU-116</text:p>
          </table:table-cell>
          <table:table-cell office:value-type="float" office:value="-13.1818">
            <text:p>-13.181800</text:p>
          </table:table-cell>
          <table:table-cell office:value-type="float" office:value="35.1871">
            <text:p>35.187100</text:p>
          </table:table-cell>
          <table:table-cell table:number-columns-repeated="10"/>
          <table:table-cell table:formula="of:=VLOOKUP([.I56];[NE.$F$2:.$Q$160];2;0)" office:value-type="float" office:value="16">
            <text:p>16</text:p>
          </table:table-cell>
          <table:table-cell office:value-type="float" office:value="16">
            <text:p>16</text:p>
          </table:table-cell>
          <table:table-cell table:number-columns-repeated="234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US-MOZ-00056</text:p>
          </table:table-cell>
          <table:table-cell office:value-type="float" office:value="1010412">
            <text:p>1010412</text:p>
          </table:table-cell>
          <table:table-cell office:value-type="string">
            <text:p>01010412</text:p>
          </table:table-cell>
          <table:table-cell office:value-type="string">
            <text:p>Matama</text:p>
          </table:table-cell>
          <table:table-cell office:value-type="float" office:value="12">
            <text:p>12</text:p>
          </table:table-cell>
          <table:table-cell office:value-type="string">
            <text:p>NU-116</text:p>
          </table:table-cell>
          <table:table-cell office:value-type="float" office:value="-13.2742">
            <text:p>-13.274200</text:p>
          </table:table-cell>
          <table:table-cell office:value-type="float" office:value="35.3641">
            <text:p>35.364100</text:p>
          </table:table-cell>
          <table:table-cell table:number-columns-repeated="10"/>
          <table:table-cell table:formula="of:=VLOOKUP([.I57];[NE.$F$2:.$Q$160];2;0)" office:value-type="float" office:value="16">
            <text:p>16</text:p>
          </table:table-cell>
          <table:table-cell office:value-type="float" office:value="16">
            <text:p>16</text:p>
          </table:table-cell>
          <table:table-cell table:number-columns-repeated="234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US-MOZ-00057</text:p>
          </table:table-cell>
          <table:table-cell office:value-type="float" office:value="1010415">
            <text:p>1010415</text:p>
          </table:table-cell>
          <table:table-cell office:value-type="string">
            <text:p>01010415</text:p>
          </table:table-cell>
          <table:table-cell office:value-type="string">
            <text:p>Namuanica</text:p>
          </table:table-cell>
          <table:table-cell office:value-type="float" office:value="12">
            <text:p>12</text:p>
          </table:table-cell>
          <table:table-cell office:value-type="string">
            <text:p>NU-116</text:p>
          </table:table-cell>
          <table:table-cell office:value-type="float" office:value="-13.3323">
            <text:p>-13.332300</text:p>
          </table:table-cell>
          <table:table-cell office:value-type="float" office:value="35.5105">
            <text:p>35.510500</text:p>
          </table:table-cell>
          <table:table-cell table:number-columns-repeated="10"/>
          <table:table-cell table:formula="of:=VLOOKUP([.I58];[NE.$F$2:.$Q$160];2;0)" office:value-type="float" office:value="16">
            <text:p>16</text:p>
          </table:table-cell>
          <table:table-cell office:value-type="float" office:value="16">
            <text:p>16</text:p>
          </table:table-cell>
          <table:table-cell table:number-columns-repeated="234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US-MOZ-00058</text:p>
          </table:table-cell>
          <table:table-cell office:value-type="float" office:value="1010418">
            <text:p>1010418</text:p>
          </table:table-cell>
          <table:table-cell office:value-type="string">
            <text:p>010104?</text:p>
          </table:table-cell>
          <table:table-cell office:value-type="string">
            <text:p>Mapaco</text:p>
          </table:table-cell>
          <table:table-cell office:value-type="float" office:value="12">
            <text:p>12</text:p>
          </table:table-cell>
          <table:table-cell office:value-type="string">
            <text:p>NU-116</text:p>
          </table:table-cell>
          <table:table-cell office:value-type="float" office:value="-13.321246">
            <text:p>-13.321246</text:p>
          </table:table-cell>
          <table:table-cell office:value-type="float" office:value="35.224438">
            <text:p>35.224438</text:p>
          </table:table-cell>
          <table:table-cell table:number-columns-repeated="10"/>
          <table:table-cell table:formula="of:=VLOOKUP([.I59];[NE.$F$2:.$Q$160];2;0)" office:value-type="float" office:value="16">
            <text:p>16</text:p>
          </table:table-cell>
          <table:table-cell office:value-type="float" office:value="16">
            <text:p>16</text:p>
          </table:table-cell>
          <table:table-cell table:number-columns-repeated="234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US-MOZ-00059</text:p>
          </table:table-cell>
          <table:table-cell office:value-type="float" office:value="1010508">
            <text:p>1010508</text:p>
          </table:table-cell>
          <table:table-cell office:value-type="string">
            <text:p>01010508</text:p>
          </table:table-cell>
          <table:table-cell office:value-type="string">
            <text:p>Nairubi</text:p>
          </table:table-cell>
          <table:table-cell office:value-type="float" office:value="12">
            <text:p>12</text:p>
          </table:table-cell>
          <table:table-cell office:value-type="string">
            <text:p>NU-117</text:p>
          </table:table-cell>
          <table:table-cell office:value-type="float" office:value="-13.6208">
            <text:p>-13.620800</text:p>
          </table:table-cell>
          <table:table-cell office:value-type="float" office:value="36.0062">
            <text:p>36.006200</text:p>
          </table:table-cell>
          <table:table-cell table:number-columns-repeated="10"/>
          <table:table-cell table:formula="of:=VLOOKUP([.I60];[NE.$F$2:.$Q$160];2;0)" office:value-type="float" office:value="17">
            <text:p>17</text:p>
          </table:table-cell>
          <table:table-cell office:value-type="float" office:value="17">
            <text:p>17</text:p>
          </table:table-cell>
          <table:table-cell table:number-columns-repeated="234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US-MOZ-00060</text:p>
          </table:table-cell>
          <table:table-cell office:value-type="float" office:value="1010513">
            <text:p>1010513</text:p>
          </table:table-cell>
          <table:table-cell office:value-type="string">
            <text:p>01010513</text:p>
          </table:table-cell>
          <table:table-cell office:value-type="string">
            <text:p>Riate</text:p>
          </table:table-cell>
          <table:table-cell office:value-type="float" office:value="12">
            <text:p>12</text:p>
          </table:table-cell>
          <table:table-cell office:value-type="string">
            <text:p>NU-117</text:p>
          </table:table-cell>
          <table:table-cell office:value-type="float" office:value="-13.5042">
            <text:p>-13.504200</text:p>
          </table:table-cell>
          <table:table-cell office:value-type="float" office:value="36.4389">
            <text:p>36.438900</text:p>
          </table:table-cell>
          <table:table-cell table:number-columns-repeated="10"/>
          <table:table-cell table:formula="of:=VLOOKUP([.I61];[NE.$F$2:.$Q$160];2;0)" office:value-type="float" office:value="17">
            <text:p>17</text:p>
          </table:table-cell>
          <table:table-cell office:value-type="float" office:value="17">
            <text:p>17</text:p>
          </table:table-cell>
          <table:table-cell table:number-columns-repeated="234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US-MOZ-00061</text:p>
          </table:table-cell>
          <table:table-cell office:value-type="float" office:value="1010512">
            <text:p>1010512</text:p>
          </table:table-cell>
          <table:table-cell office:value-type="string">
            <text:p>01010512</text:p>
          </table:table-cell>
          <table:table-cell office:value-type="string">
            <text:p>Lisombe</text:p>
          </table:table-cell>
          <table:table-cell office:value-type="float" office:value="12">
            <text:p>12</text:p>
          </table:table-cell>
          <table:table-cell office:value-type="string">
            <text:p>NU-117</text:p>
          </table:table-cell>
          <table:table-cell office:value-type="float" office:value="-12.8474">
            <text:p>-12.847400</text:p>
          </table:table-cell>
          <table:table-cell office:value-type="float" office:value="36.0649">
            <text:p>36.064900</text:p>
          </table:table-cell>
          <table:table-cell table:number-columns-repeated="10"/>
          <table:table-cell table:formula="of:=VLOOKUP([.I62];[NE.$F$2:.$Q$160];2;0)" office:value-type="float" office:value="17">
            <text:p>17</text:p>
          </table:table-cell>
          <table:table-cell office:value-type="float" office:value="17">
            <text:p>17</text:p>
          </table:table-cell>
          <table:table-cell table:number-columns-repeated="234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US-MOZ-00062</text:p>
          </table:table-cell>
          <table:table-cell office:value-type="float" office:value="1010511">
            <text:p>1010511</text:p>
          </table:table-cell>
          <table:table-cell office:value-type="string">
            <text:p>01010511</text:p>
          </table:table-cell>
          <table:table-cell office:value-type="string">
            <text:p>Lugenda</text:p>
          </table:table-cell>
          <table:table-cell office:value-type="float" office:value="12">
            <text:p>12</text:p>
          </table:table-cell>
          <table:table-cell office:value-type="string">
            <text:p>NU-117</text:p>
          </table:table-cell>
          <table:table-cell office:value-type="float" office:value="-13.4737">
            <text:p>-13.473700</text:p>
          </table:table-cell>
          <table:table-cell office:value-type="float" office:value="36.3038">
            <text:p>36.303800</text:p>
          </table:table-cell>
          <table:table-cell table:number-columns-repeated="10"/>
          <table:table-cell table:formula="of:=VLOOKUP([.I63];[NE.$F$2:.$Q$160];2;0)" office:value-type="float" office:value="17">
            <text:p>17</text:p>
          </table:table-cell>
          <table:table-cell office:value-type="float" office:value="17">
            <text:p>17</text:p>
          </table:table-cell>
          <table:table-cell table:number-columns-repeated="234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US-MOZ-00063</text:p>
          </table:table-cell>
          <table:table-cell office:value-type="float" office:value="1010509">
            <text:p>1010509</text:p>
          </table:table-cell>
          <table:table-cell office:value-type="string">
            <text:p>01010509</text:p>
          </table:table-cell>
          <table:table-cell office:value-type="string">
            <text:p>Mecualo</text:p>
          </table:table-cell>
          <table:table-cell office:value-type="float" office:value="12">
            <text:p>12</text:p>
          </table:table-cell>
          <table:table-cell office:value-type="string">
            <text:p>NU-117</text:p>
          </table:table-cell>
          <table:table-cell office:value-type="float" office:value="-13.3583">
            <text:p>-13.358300</text:p>
          </table:table-cell>
          <table:table-cell office:value-type="float" office:value="36.0572">
            <text:p>36.057200</text:p>
          </table:table-cell>
          <table:table-cell table:number-columns-repeated="10"/>
          <table:table-cell table:formula="of:=VLOOKUP([.I64];[NE.$F$2:.$Q$160];2;0)" office:value-type="float" office:value="17">
            <text:p>17</text:p>
          </table:table-cell>
          <table:table-cell office:value-type="float" office:value="17">
            <text:p>17</text:p>
          </table:table-cell>
          <table:table-cell table:number-columns-repeated="23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US-MOZ-00064</text:p>
          </table:table-cell>
          <table:table-cell office:value-type="float" office:value="1010507">
            <text:p>1010507</text:p>
          </table:table-cell>
          <table:table-cell office:value-type="string">
            <text:p>01010507</text:p>
          </table:table-cell>
          <table:table-cell office:value-type="string">
            <text:p>Malanga</text:p>
          </table:table-cell>
          <table:table-cell office:value-type="float" office:value="11">
            <text:p>11</text:p>
          </table:table-cell>
          <table:table-cell office:value-type="string">
            <text:p>NU-117</text:p>
          </table:table-cell>
          <table:table-cell office:value-type="float" office:value="-13.4753">
            <text:p>-13.475300</text:p>
          </table:table-cell>
          <table:table-cell office:value-type="float" office:value="36.1213">
            <text:p>36.121300</text:p>
          </table:table-cell>
          <table:table-cell table:number-columns-repeated="10"/>
          <table:table-cell table:formula="of:=VLOOKUP([.I65];[NE.$F$2:.$Q$160];2;0)" office:value-type="float" office:value="17">
            <text:p>17</text:p>
          </table:table-cell>
          <table:table-cell office:value-type="float" office:value="17">
            <text:p>17</text:p>
          </table:table-cell>
          <table:table-cell table:number-columns-repeated="234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US-MOZ-00065</text:p>
          </table:table-cell>
          <table:table-cell office:value-type="float" office:value="1010506">
            <text:p>1010506</text:p>
          </table:table-cell>
          <table:table-cell office:value-type="string">
            <text:p>01010506</text:p>
          </table:table-cell>
          <table:table-cell office:value-type="string">
            <text:p>Luambala</text:p>
          </table:table-cell>
          <table:table-cell office:value-type="float" office:value="12">
            <text:p>12</text:p>
          </table:table-cell>
          <table:table-cell office:value-type="string">
            <text:p>NU-117</text:p>
          </table:table-cell>
          <table:table-cell office:value-type="float" office:value="-13.4261">
            <text:p>-13.426100</text:p>
          </table:table-cell>
          <table:table-cell office:value-type="float" office:value="36.1988">
            <text:p>36.198800</text:p>
          </table:table-cell>
          <table:table-cell table:number-columns-repeated="10"/>
          <table:table-cell table:formula="of:=VLOOKUP([.I66];[NE.$F$2:.$Q$160];2;0)" office:value-type="float" office:value="17">
            <text:p>17</text:p>
          </table:table-cell>
          <table:table-cell office:value-type="float" office:value="17">
            <text:p>17</text:p>
          </table:table-cell>
          <table:table-cell table:number-columns-repeated="234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US-MOZ-00066</text:p>
          </table:table-cell>
          <table:table-cell office:value-type="float" office:value="1010510">
            <text:p>1010510</text:p>
          </table:table-cell>
          <table:table-cell office:value-type="string">
            <text:p>01010510</text:p>
          </table:table-cell>
          <table:table-cell office:value-type="string">
            <text:p>Muaquia</text:p>
          </table:table-cell>
          <table:table-cell office:value-type="float" office:value="12">
            <text:p>12</text:p>
          </table:table-cell>
          <table:table-cell office:value-type="string">
            <text:p>NU-117</text:p>
          </table:table-cell>
          <table:table-cell office:value-type="float" office:value="-13.3498">
            <text:p>-13.349800</text:p>
          </table:table-cell>
          <table:table-cell office:value-type="float" office:value="36.7427">
            <text:p>36.742700</text:p>
          </table:table-cell>
          <table:table-cell table:number-columns-repeated="10"/>
          <table:table-cell table:formula="of:=VLOOKUP([.I67];[NE.$F$2:.$Q$160];2;0)" office:value-type="float" office:value="17">
            <text:p>17</text:p>
          </table:table-cell>
          <table:table-cell office:value-type="float" office:value="17">
            <text:p>17</text:p>
          </table:table-cell>
          <table:table-cell table:number-columns-repeated="234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US-MOZ-00067</text:p>
          </table:table-cell>
          <table:table-cell office:value-type="float" office:value="1010606">
            <text:p>1010606</text:p>
          </table:table-cell>
          <table:table-cell office:value-type="string">
            <text:p>01010606</text:p>
          </table:table-cell>
          <table:table-cell office:value-type="string">
            <text:p>Mandimba</text:p>
          </table:table-cell>
          <table:table-cell office:value-type="float" office:value="12">
            <text:p>12</text:p>
          </table:table-cell>
          <table:table-cell office:value-type="string">
            <text:p>NU-118</text:p>
          </table:table-cell>
          <table:table-cell office:value-type="float" office:value="-14.3536">
            <text:p>-14.353600</text:p>
          </table:table-cell>
          <table:table-cell office:value-type="float" office:value="35.6486">
            <text:p>35.648600</text:p>
          </table:table-cell>
          <table:table-cell table:number-columns-repeated="10"/>
          <table:table-cell table:formula="of:=VLOOKUP([.I68];[NE.$F$2:.$Q$160];2;0)" office:value-type="float" office:value="18">
            <text:p>18</text:p>
          </table:table-cell>
          <table:table-cell office:value-type="float" office:value="18">
            <text:p>18</text:p>
          </table:table-cell>
          <table:table-cell table:number-columns-repeated="234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US-MOZ-00068</text:p>
          </table:table-cell>
          <table:table-cell office:value-type="float" office:value="1010613">
            <text:p>1010613</text:p>
          </table:table-cell>
          <table:table-cell office:value-type="string">
            <text:p>01010613</text:p>
          </table:table-cell>
          <table:table-cell office:value-type="string">
            <text:p>N'Tembo</text:p>
          </table:table-cell>
          <table:table-cell office:value-type="float" office:value="12">
            <text:p>12</text:p>
          </table:table-cell>
          <table:table-cell office:value-type="string">
            <text:p>NU-118</text:p>
          </table:table-cell>
          <table:table-cell office:value-type="float" office:value="-14.1453">
            <text:p>-14.145300</text:p>
          </table:table-cell>
          <table:table-cell office:value-type="float" office:value="35.4811">
            <text:p>35.481100</text:p>
          </table:table-cell>
          <table:table-cell table:number-columns-repeated="10"/>
          <table:table-cell table:formula="of:=VLOOKUP([.I69];[NE.$F$2:.$Q$160];2;0)" office:value-type="float" office:value="18">
            <text:p>18</text:p>
          </table:table-cell>
          <table:table-cell office:value-type="float" office:value="18">
            <text:p>18</text:p>
          </table:table-cell>
          <table:table-cell table:number-columns-repeated="234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US-MOZ-00069</text:p>
          </table:table-cell>
          <table:table-cell office:value-type="float" office:value="1010607">
            <text:p>1010607</text:p>
          </table:table-cell>
          <table:table-cell office:value-type="string">
            <text:p>01010607</text:p>
          </table:table-cell>
          <table:table-cell office:value-type="string">
            <text:p>Lipúzia</text:p>
          </table:table-cell>
          <table:table-cell office:value-type="float" office:value="12">
            <text:p>12</text:p>
          </table:table-cell>
          <table:table-cell office:value-type="string">
            <text:p>NU-118</text:p>
          </table:table-cell>
          <table:table-cell office:value-type="float" office:value="-14.3175">
            <text:p>-14.317500</text:p>
          </table:table-cell>
          <table:table-cell office:value-type="float" office:value="35.8589">
            <text:p>35.858900</text:p>
          </table:table-cell>
          <table:table-cell table:number-columns-repeated="10"/>
          <table:table-cell table:formula="of:=VLOOKUP([.I70];[NE.$F$2:.$Q$160];2;0)" office:value-type="float" office:value="18">
            <text:p>18</text:p>
          </table:table-cell>
          <table:table-cell office:value-type="float" office:value="18">
            <text:p>18</text:p>
          </table:table-cell>
          <table:table-cell table:number-columns-repeated="234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US-MOZ-00070</text:p>
          </table:table-cell>
          <table:table-cell office:value-type="float" office:value="1010612">
            <text:p>1010612</text:p>
          </table:table-cell>
          <table:table-cell office:value-type="string">
            <text:p>01010612</text:p>
          </table:table-cell>
          <table:table-cell office:value-type="string">
            <text:p>Mitande</text:p>
          </table:table-cell>
          <table:table-cell office:value-type="float" office:value="12">
            <text:p>12</text:p>
          </table:table-cell>
          <table:table-cell office:value-type="string">
            <text:p>NU-118</text:p>
          </table:table-cell>
          <table:table-cell office:value-type="float" office:value="-14.1269">
            <text:p>-14.126900</text:p>
          </table:table-cell>
          <table:table-cell office:value-type="float" office:value="35.9372">
            <text:p>35.937200</text:p>
          </table:table-cell>
          <table:table-cell table:number-columns-repeated="10"/>
          <table:table-cell table:formula="of:=VLOOKUP([.I71];[NE.$F$2:.$Q$160];2;0)" office:value-type="float" office:value="18">
            <text:p>18</text:p>
          </table:table-cell>
          <table:table-cell office:value-type="float" office:value="18">
            <text:p>18</text:p>
          </table:table-cell>
          <table:table-cell table:number-columns-repeated="234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US-MOZ-00071</text:p>
          </table:table-cell>
          <table:table-cell office:value-type="float" office:value="1010615">
            <text:p>1010615</text:p>
          </table:table-cell>
          <table:table-cell office:value-type="string">
            <text:p>01010615</text:p>
          </table:table-cell>
          <table:table-cell office:value-type="string">
            <text:p>Lussangasse</text:p>
          </table:table-cell>
          <table:table-cell office:value-type="float" office:value="12">
            <text:p>12</text:p>
          </table:table-cell>
          <table:table-cell office:value-type="string">
            <text:p>NU-118</text:p>
          </table:table-cell>
          <table:table-cell office:value-type="float" office:value="-14.353">
            <text:p>-14.353000</text:p>
          </table:table-cell>
          <table:table-cell office:value-type="float" office:value="35.651">
            <text:p>35.651000</text:p>
          </table:table-cell>
          <table:table-cell table:number-columns-repeated="10"/>
          <table:table-cell table:formula="of:=VLOOKUP([.I72];[NE.$F$2:.$Q$160];2;0)" office:value-type="float" office:value="18">
            <text:p>18</text:p>
          </table:table-cell>
          <table:table-cell office:value-type="float" office:value="18">
            <text:p>18</text:p>
          </table:table-cell>
          <table:table-cell table:number-columns-repeated="234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US-MOZ-00072</text:p>
          </table:table-cell>
          <table:table-cell office:value-type="float" office:value="1010608">
            <text:p>1010608</text:p>
          </table:table-cell>
          <table:table-cell office:value-type="string">
            <text:p>01010608</text:p>
          </table:table-cell>
          <table:table-cell office:value-type="string">
            <text:p>Lissiete</text:p>
          </table:table-cell>
          <table:table-cell office:value-type="float" office:value="12">
            <text:p>12</text:p>
          </table:table-cell>
          <table:table-cell office:value-type="string">
            <text:p>NU-118</text:p>
          </table:table-cell>
          <table:table-cell office:value-type="float" office:value="-14.2475">
            <text:p>-14.247500</text:p>
          </table:table-cell>
          <table:table-cell office:value-type="float" office:value="35.625">
            <text:p>35.625000</text:p>
          </table:table-cell>
          <table:table-cell table:number-columns-repeated="10"/>
          <table:table-cell table:formula="of:=VLOOKUP([.I73];[NE.$F$2:.$Q$160];2;0)" office:value-type="float" office:value="18">
            <text:p>18</text:p>
          </table:table-cell>
          <table:table-cell office:value-type="float" office:value="18">
            <text:p>18</text:p>
          </table:table-cell>
          <table:table-cell table:number-columns-repeated="234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US-MOZ-00073</text:p>
          </table:table-cell>
          <table:table-cell office:value-type="float" office:value="1010609">
            <text:p>1010609</text:p>
          </table:table-cell>
          <table:table-cell office:value-type="string">
            <text:p>01010609</text:p>
          </table:table-cell>
          <table:table-cell office:value-type="string">
            <text:p>Meluluca</text:p>
          </table:table-cell>
          <table:table-cell office:value-type="float" office:value="12">
            <text:p>12</text:p>
          </table:table-cell>
          <table:table-cell office:value-type="string">
            <text:p>NU-118</text:p>
          </table:table-cell>
          <table:table-cell office:value-type="float" office:value="-14.3764">
            <text:p>-14.376400</text:p>
          </table:table-cell>
          <table:table-cell office:value-type="float" office:value="35.8919">
            <text:p>35.891900</text:p>
          </table:table-cell>
          <table:table-cell table:number-columns-repeated="10"/>
          <table:table-cell table:formula="of:=VLOOKUP([.I74];[NE.$F$2:.$Q$160];2;0)" office:value-type="float" office:value="18">
            <text:p>18</text:p>
          </table:table-cell>
          <table:table-cell office:value-type="float" office:value="18">
            <text:p>18</text:p>
          </table:table-cell>
          <table:table-cell table:number-columns-repeated="234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US-MOZ-00074</text:p>
          </table:table-cell>
          <table:table-cell office:value-type="float" office:value="1010610">
            <text:p>1010610</text:p>
          </table:table-cell>
          <table:table-cell office:value-type="string">
            <text:p>01010610</text:p>
          </table:table-cell>
          <table:table-cell office:value-type="string">
            <text:p>Mepapa</text:p>
          </table:table-cell>
          <table:table-cell office:value-type="float" office:value="12">
            <text:p>12</text:p>
          </table:table-cell>
          <table:table-cell office:value-type="string">
            <text:p>NU-118</text:p>
          </table:table-cell>
          <table:table-cell office:value-type="float" office:value="-14.3694">
            <text:p>-14.369400</text:p>
          </table:table-cell>
          <table:table-cell office:value-type="float" office:value="35.7208">
            <text:p>35.720800</text:p>
          </table:table-cell>
          <table:table-cell table:number-columns-repeated="10"/>
          <table:table-cell table:formula="of:=VLOOKUP([.I75];[NE.$F$2:.$Q$160];2;0)" office:value-type="float" office:value="18">
            <text:p>18</text:p>
          </table:table-cell>
          <table:table-cell office:value-type="float" office:value="18">
            <text:p>18</text:p>
          </table:table-cell>
          <table:table-cell table:number-columns-repeated="234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US-MOZ-00075</text:p>
          </table:table-cell>
          <table:table-cell office:value-type="float" office:value="1010611">
            <text:p>1010611</text:p>
          </table:table-cell>
          <table:table-cell office:value-type="string">
            <text:p>01010611</text:p>
          </table:table-cell>
          <table:table-cell office:value-type="string">
            <text:p>Mississi</text:p>
          </table:table-cell>
          <table:table-cell office:value-type="float" office:value="12">
            <text:p>12</text:p>
          </table:table-cell>
          <table:table-cell office:value-type="string">
            <text:p>NU-118</text:p>
          </table:table-cell>
          <table:table-cell office:value-type="float" office:value="-14.3194">
            <text:p>-14.319400</text:p>
          </table:table-cell>
          <table:table-cell office:value-type="float" office:value="36.2331">
            <text:p>36.233100</text:p>
          </table:table-cell>
          <table:table-cell table:number-columns-repeated="10"/>
          <table:table-cell table:formula="of:=VLOOKUP([.I76];[NE.$F$2:.$Q$160];2;0)" office:value-type="float" office:value="18">
            <text:p>18</text:p>
          </table:table-cell>
          <table:table-cell office:value-type="float" office:value="18">
            <text:p>18</text:p>
          </table:table-cell>
          <table:table-cell table:number-columns-repeated="234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US-MOZ-00076</text:p>
          </table:table-cell>
          <table:table-cell office:value-type="float" office:value="1010706">
            <text:p>1010706</text:p>
          </table:table-cell>
          <table:table-cell office:value-type="string">
            <text:p>01010706</text:p>
          </table:table-cell>
          <table:table-cell office:value-type="string">
            <text:p>Marrupa</text:p>
          </table:table-cell>
          <table:table-cell office:value-type="float" office:value="6">
            <text:p>6</text:p>
          </table:table-cell>
          <table:table-cell office:value-type="string">
            <text:p>NU-119</text:p>
          </table:table-cell>
          <table:table-cell office:value-type="float" office:value="-13.1978">
            <text:p>-13.197800</text:p>
          </table:table-cell>
          <table:table-cell office:value-type="float" office:value="37.4989">
            <text:p>37.498900</text:p>
          </table:table-cell>
          <table:table-cell table:number-columns-repeated="10"/>
          <table:table-cell table:formula="of:=VLOOKUP([.I77];[NE.$F$2:.$Q$160];2;0)" office:value-type="float" office:value="19">
            <text:p>19</text:p>
          </table:table-cell>
          <table:table-cell office:value-type="float" office:value="19">
            <text:p>19</text:p>
          </table:table-cell>
          <table:table-cell table:number-columns-repeated="234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US-MOZ-00077</text:p>
          </table:table-cell>
          <table:table-cell office:value-type="float" office:value="1010718">
            <text:p>1010718</text:p>
          </table:table-cell>
          <table:table-cell office:value-type="string">
            <text:p>01010718</text:p>
          </table:table-cell>
          <table:table-cell office:value-type="string">
            <text:p>Yaranca</text:p>
          </table:table-cell>
          <table:table-cell office:value-type="float" office:value="12">
            <text:p>12</text:p>
          </table:table-cell>
          <table:table-cell office:value-type="string">
            <text:p>NU-119</text:p>
          </table:table-cell>
          <table:table-cell office:value-type="float" office:value="-13.189625">
            <text:p>-13.189625</text:p>
          </table:table-cell>
          <table:table-cell office:value-type="float" office:value="37.505477">
            <text:p>37.505477</text:p>
          </table:table-cell>
          <table:table-cell table:number-columns-repeated="10"/>
          <table:table-cell table:formula="of:=VLOOKUP([.I78];[NE.$F$2:.$Q$160];2;0)" office:value-type="float" office:value="19">
            <text:p>19</text:p>
          </table:table-cell>
          <table:table-cell office:value-type="float" office:value="19">
            <text:p>19</text:p>
          </table:table-cell>
          <table:table-cell table:number-columns-repeated="234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US-MOZ-00078</text:p>
          </table:table-cell>
          <table:table-cell office:value-type="float" office:value="1010716">
            <text:p>1010716</text:p>
          </table:table-cell>
          <table:table-cell office:value-type="string">
            <text:p>01010716</text:p>
          </table:table-cell>
          <table:table-cell office:value-type="string">
            <text:p>Cumela</text:p>
          </table:table-cell>
          <table:table-cell office:value-type="float" office:value="12">
            <text:p>12</text:p>
          </table:table-cell>
          <table:table-cell office:value-type="string">
            <text:p>NU-119</text:p>
          </table:table-cell>
          <table:table-cell office:value-type="float" office:value="-12.7406">
            <text:p>-12.740600</text:p>
          </table:table-cell>
          <table:table-cell office:value-type="float" office:value="37.7212">
            <text:p>37.721200</text:p>
          </table:table-cell>
          <table:table-cell table:number-columns-repeated="10"/>
          <table:table-cell table:formula="of:=VLOOKUP([.I79];[NE.$F$2:.$Q$160];2;0)" office:value-type="float" office:value="19">
            <text:p>19</text:p>
          </table:table-cell>
          <table:table-cell office:value-type="float" office:value="19">
            <text:p>19</text:p>
          </table:table-cell>
          <table:table-cell table:number-columns-repeated="234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US-MOZ-00079</text:p>
          </table:table-cell>
          <table:table-cell office:value-type="float" office:value="1010715">
            <text:p>1010715</text:p>
          </table:table-cell>
          <table:table-cell office:value-type="string">
            <text:p>01010715</text:p>
          </table:table-cell>
          <table:table-cell office:value-type="string">
            <text:p>Mucuaiai</text:p>
          </table:table-cell>
          <table:table-cell office:value-type="float" office:value="12">
            <text:p>12</text:p>
          </table:table-cell>
          <table:table-cell office:value-type="string">
            <text:p>NU-119</text:p>
          </table:table-cell>
          <table:table-cell office:value-type="float" office:value="-13.0906">
            <text:p>-13.090600</text:p>
          </table:table-cell>
          <table:table-cell office:value-type="float" office:value="37.5982">
            <text:p>37.598200</text:p>
          </table:table-cell>
          <table:table-cell table:number-columns-repeated="10"/>
          <table:table-cell table:formula="of:=VLOOKUP([.I80];[NE.$F$2:.$Q$160];2;0)" office:value-type="float" office:value="19">
            <text:p>19</text:p>
          </table:table-cell>
          <table:table-cell office:value-type="float" office:value="19">
            <text:p>19</text:p>
          </table:table-cell>
          <table:table-cell table:number-columns-repeated="234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US-MOZ-00080</text:p>
          </table:table-cell>
          <table:table-cell office:value-type="float" office:value="1010709">
            <text:p>1010709</text:p>
          </table:table-cell>
          <table:table-cell office:value-type="string">
            <text:p>01010709</text:p>
          </table:table-cell>
          <table:table-cell office:value-type="string">
            <text:p>Nungo</text:p>
          </table:table-cell>
          <table:table-cell office:value-type="float" office:value="12">
            <text:p>12</text:p>
          </table:table-cell>
          <table:table-cell office:value-type="string">
            <text:p>NU-119</text:p>
          </table:table-cell>
          <table:table-cell office:value-type="float" office:value="-13.3966">
            <text:p>-13.396600</text:p>
          </table:table-cell>
          <table:table-cell office:value-type="float" office:value="37.7379">
            <text:p>37.737900</text:p>
          </table:table-cell>
          <table:table-cell table:number-columns-repeated="10"/>
          <table:table-cell table:formula="of:=VLOOKUP([.I81];[NE.$F$2:.$Q$160];2;0)" office:value-type="float" office:value="19">
            <text:p>19</text:p>
          </table:table-cell>
          <table:table-cell office:value-type="float" office:value="19">
            <text:p>19</text:p>
          </table:table-cell>
          <table:table-cell table:number-columns-repeated="234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US-MOZ-00081</text:p>
          </table:table-cell>
          <table:table-cell office:value-type="float" office:value="1010707">
            <text:p>1010707</text:p>
          </table:table-cell>
          <table:table-cell office:value-type="string">
            <text:p>01010707</text:p>
          </table:table-cell>
          <table:table-cell office:value-type="string">
            <text:p>Marangira</text:p>
          </table:table-cell>
          <table:table-cell office:value-type="float" office:value="12">
            <text:p>12</text:p>
          </table:table-cell>
          <table:table-cell office:value-type="string">
            <text:p>NU-119</text:p>
          </table:table-cell>
          <table:table-cell office:value-type="float" office:value="-12.8836">
            <text:p>-12.883600</text:p>
          </table:table-cell>
          <table:table-cell office:value-type="float" office:value="37.689">
            <text:p>37.689000</text:p>
          </table:table-cell>
          <table:table-cell table:number-columns-repeated="10"/>
          <table:table-cell table:formula="of:=VLOOKUP([.I82];[NE.$F$2:.$Q$160];2;0)" office:value-type="float" office:value="19">
            <text:p>19</text:p>
          </table:table-cell>
          <table:table-cell office:value-type="float" office:value="19">
            <text:p>19</text:p>
          </table:table-cell>
          <table:table-cell table:number-columns-repeated="234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US-MOZ-00082</text:p>
          </table:table-cell>
          <table:table-cell office:value-type="float" office:value="1010714">
            <text:p>1010714</text:p>
          </table:table-cell>
          <table:table-cell office:value-type="string">
            <text:p>010107?</text:p>
          </table:table-cell>
          <table:table-cell office:value-type="string">
            <text:p>Marrupa</text:p>
          </table:table-cell>
          <table:table-cell office:value-type="float" office:value="11">
            <text:p>11</text:p>
          </table:table-cell>
          <table:table-cell office:value-type="string">
            <text:p>NU-119</text:p>
          </table:table-cell>
          <table:table-cell office:value-type="float" office:value="-13.19242">
            <text:p>-13.192420</text:p>
          </table:table-cell>
          <table:table-cell office:value-type="float" office:value="37.505889">
            <text:p>37.505889</text:p>
          </table:table-cell>
          <table:table-cell table:number-columns-repeated="10"/>
          <table:table-cell table:formula="of:=VLOOKUP([.I83];[NE.$F$2:.$Q$160];2;0)" office:value-type="float" office:value="19">
            <text:p>19</text:p>
          </table:table-cell>
          <table:table-cell office:value-type="float" office:value="19">
            <text:p>19</text:p>
          </table:table-cell>
          <table:table-cell table:number-columns-repeated="234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US-MOZ-00083</text:p>
          </table:table-cell>
          <table:table-cell office:value-type="float" office:value="1010713">
            <text:p>1010713</text:p>
          </table:table-cell>
          <table:table-cell office:value-type="string">
            <text:p>010107?</text:p>
          </table:table-cell>
          <table:table-cell office:value-type="string">
            <text:p>Mutaparata</text:p>
          </table:table-cell>
          <table:table-cell office:value-type="float" office:value="12">
            <text:p>12</text:p>
          </table:table-cell>
          <table:table-cell office:value-type="string">
            <text:p>NU-119</text:p>
          </table:table-cell>
          <table:table-cell office:value-type="float" office:value="-13.191461">
            <text:p>-13.191461</text:p>
          </table:table-cell>
          <table:table-cell office:value-type="float" office:value="37.504829">
            <text:p>37.504829</text:p>
          </table:table-cell>
          <table:table-cell table:number-columns-repeated="10"/>
          <table:table-cell table:formula="of:=VLOOKUP([.I84];[NE.$F$2:.$Q$160];2;0)" office:value-type="float" office:value="19">
            <text:p>19</text:p>
          </table:table-cell>
          <table:table-cell office:value-type="float" office:value="19">
            <text:p>19</text:p>
          </table:table-cell>
          <table:table-cell table:number-columns-repeated="234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US-MOZ-00084</text:p>
          </table:table-cell>
          <table:table-cell office:value-type="float" office:value="1010711">
            <text:p>1010711</text:p>
          </table:table-cell>
          <table:table-cell office:value-type="string">
            <text:p>010107?</text:p>
          </table:table-cell>
          <table:table-cell office:value-type="string">
            <text:p>Tumpue </text:p>
          </table:table-cell>
          <table:table-cell office:value-type="float" office:value="12">
            <text:p>12</text:p>
          </table:table-cell>
          <table:table-cell office:value-type="string">
            <text:p>NU-119</text:p>
          </table:table-cell>
          <table:table-cell office:value-type="float" office:value="-13.189912">
            <text:p>-13.189912</text:p>
          </table:table-cell>
          <table:table-cell office:value-type="float" office:value="37.505229">
            <text:p>37.505229</text:p>
          </table:table-cell>
          <table:table-cell table:number-columns-repeated="10"/>
          <table:table-cell table:formula="of:=VLOOKUP([.I85];[NE.$F$2:.$Q$160];2;0)" office:value-type="float" office:value="19">
            <text:p>19</text:p>
          </table:table-cell>
          <table:table-cell office:value-type="float" office:value="19">
            <text:p>19</text:p>
          </table:table-cell>
          <table:table-cell table:number-columns-repeated="234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US-MOZ-00085</text:p>
          </table:table-cell>
          <table:table-cell office:value-type="float" office:value="1010712">
            <text:p>1010712</text:p>
          </table:table-cell>
          <table:table-cell office:value-type="string">
            <text:p>010107?</text:p>
          </table:table-cell>
          <table:table-cell office:value-type="string">
            <text:p>Apes </text:p>
          </table:table-cell>
          <table:table-cell office:value-type="float" office:value="12">
            <text:p>12</text:p>
          </table:table-cell>
          <table:table-cell office:value-type="string">
            <text:p>NU-119</text:p>
          </table:table-cell>
          <table:table-cell office:value-type="float" office:value="-13.189708">
            <text:p>-13.189708</text:p>
          </table:table-cell>
          <table:table-cell office:value-type="float" office:value="37.505219">
            <text:p>37.505219</text:p>
          </table:table-cell>
          <table:table-cell table:number-columns-repeated="10"/>
          <table:table-cell table:formula="of:=VLOOKUP([.I86];[NE.$F$2:.$Q$160];2;0)" office:value-type="float" office:value="19">
            <text:p>19</text:p>
          </table:table-cell>
          <table:table-cell office:value-type="float" office:value="19">
            <text:p>19</text:p>
          </table:table-cell>
          <table:table-cell table:number-columns-repeated="234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US-MOZ-00086</text:p>
          </table:table-cell>
          <table:table-cell office:value-type="float" office:value="1010710">
            <text:p>1010710</text:p>
          </table:table-cell>
          <table:table-cell office:value-type="string">
            <text:p>010107?</text:p>
          </table:table-cell>
          <table:table-cell office:value-type="string">
            <text:p>Messenguesse</text:p>
          </table:table-cell>
          <table:table-cell office:value-type="float" office:value="12">
            <text:p>12</text:p>
          </table:table-cell>
          <table:table-cell office:value-type="string">
            <text:p>NU-119</text:p>
          </table:table-cell>
          <table:table-cell office:value-type="float" office:value="-13.190017">
            <text:p>-13.190017</text:p>
          </table:table-cell>
          <table:table-cell office:value-type="float" office:value="37.505696">
            <text:p>37.505696</text:p>
          </table:table-cell>
          <table:table-cell table:number-columns-repeated="10"/>
          <table:table-cell table:formula="of:=VLOOKUP([.I87];[NE.$F$2:.$Q$160];2;0)" office:value-type="float" office:value="19">
            <text:p>19</text:p>
          </table:table-cell>
          <table:table-cell office:value-type="float" office:value="19">
            <text:p>19</text:p>
          </table:table-cell>
          <table:table-cell table:number-columns-repeated="234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US-MOZ-00087</text:p>
          </table:table-cell>
          <table:table-cell office:value-type="float" office:value="1010809">
            <text:p>1010809</text:p>
          </table:table-cell>
          <table:table-cell office:value-type="string">
            <text:p>01010809</text:p>
          </table:table-cell>
          <table:table-cell office:value-type="string">
            <text:p>Muapula</text:p>
          </table:table-cell>
          <table:table-cell office:value-type="float" office:value="12">
            <text:p>12</text:p>
          </table:table-cell>
          <table:table-cell office:value-type="string">
            <text:p>NU-115</text:p>
          </table:table-cell>
          <table:table-cell office:value-type="float" office:value="-13.8771">
            <text:p>-13.877100</text:p>
          </table:table-cell>
          <table:table-cell office:value-type="float" office:value="37.1609">
            <text:p>37.160900</text:p>
          </table:table-cell>
          <table:table-cell table:number-columns-repeated="10"/>
          <table:table-cell table:formula="of:=VLOOKUP([.I88];[NE.$F$2:.$Q$160];2;0)" office:value-type="float" office:value="20">
            <text:p>20</text:p>
          </table:table-cell>
          <table:table-cell office:value-type="float" office:value="20">
            <text:p>20</text:p>
          </table:table-cell>
          <table:table-cell table:number-columns-repeated="234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US-MOZ-00088</text:p>
          </table:table-cell>
          <table:table-cell office:value-type="float" office:value="1010822">
            <text:p>1010822</text:p>
          </table:table-cell>
          <table:table-cell office:value-type="string">
            <text:p>01010822</text:p>
          </table:table-cell>
          <table:table-cell office:value-type="string">
            <text:p>Queta</text:p>
          </table:table-cell>
          <table:table-cell office:value-type="float" office:value="12">
            <text:p>12</text:p>
          </table:table-cell>
          <table:table-cell office:value-type="string">
            <text:p>NU-115</text:p>
          </table:table-cell>
          <table:table-cell office:value-type="float" office:value="-14.1597">
            <text:p>-14.159700</text:p>
          </table:table-cell>
          <table:table-cell office:value-type="float" office:value="37.4464">
            <text:p>37.446400</text:p>
          </table:table-cell>
          <table:table-cell table:number-columns-repeated="10"/>
          <table:table-cell table:formula="of:=VLOOKUP([.I89];[NE.$F$2:.$Q$160];2;0)" office:value-type="float" office:value="20">
            <text:p>20</text:p>
          </table:table-cell>
          <table:table-cell office:value-type="float" office:value="20">
            <text:p>20</text:p>
          </table:table-cell>
          <table:table-cell table:number-columns-repeated="234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US-MOZ-00089</text:p>
          </table:table-cell>
          <table:table-cell office:value-type="float" office:value="1010816">
            <text:p>1010816</text:p>
          </table:table-cell>
          <table:table-cell office:value-type="string">
            <text:p>01010816</text:p>
          </table:table-cell>
          <table:table-cell office:value-type="string">
            <text:p>Muhumbua</text:p>
          </table:table-cell>
          <table:table-cell office:value-type="float" office:value="12">
            <text:p>12</text:p>
          </table:table-cell>
          <table:table-cell office:value-type="string">
            <text:p>NU-115</text:p>
          </table:table-cell>
          <table:table-cell office:value-type="float" office:value="-13.78">
            <text:p>-13.780000</text:p>
          </table:table-cell>
          <table:table-cell office:value-type="float" office:value="37.1744">
            <text:p>37.174400</text:p>
          </table:table-cell>
          <table:table-cell table:number-columns-repeated="10"/>
          <table:table-cell table:formula="of:=VLOOKUP([.I90];[NE.$F$2:.$Q$160];2;0)" office:value-type="float" office:value="20">
            <text:p>20</text:p>
          </table:table-cell>
          <table:table-cell office:value-type="float" office:value="20">
            <text:p>20</text:p>
          </table:table-cell>
          <table:table-cell table:number-columns-repeated="234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US-MOZ-00090</text:p>
          </table:table-cell>
          <table:table-cell office:value-type="float" office:value="1010810">
            <text:p>1010810</text:p>
          </table:table-cell>
          <table:table-cell office:value-type="string">
            <text:p>01010810</text:p>
          </table:table-cell>
          <table:table-cell office:value-type="string">
            <text:p>Mugoma </text:p>
          </table:table-cell>
          <table:table-cell office:value-type="float" office:value="12">
            <text:p>12</text:p>
          </table:table-cell>
          <table:table-cell office:value-type="string">
            <text:p>NU-115</text:p>
          </table:table-cell>
          <table:table-cell office:value-type="float" office:value="-13.6697">
            <text:p>-13.669700</text:p>
          </table:table-cell>
          <table:table-cell office:value-type="float" office:value="37.3367">
            <text:p>37.336700</text:p>
          </table:table-cell>
          <table:table-cell table:number-columns-repeated="10"/>
          <table:table-cell table:formula="of:=VLOOKUP([.I91];[NE.$F$2:.$Q$160];2;0)" office:value-type="float" office:value="20">
            <text:p>20</text:p>
          </table:table-cell>
          <table:table-cell office:value-type="float" office:value="20">
            <text:p>20</text:p>
          </table:table-cell>
          <table:table-cell table:number-columns-repeated="234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US-MOZ-00091</text:p>
          </table:table-cell>
          <table:table-cell office:value-type="float" office:value="1010806">
            <text:p>1010806</text:p>
          </table:table-cell>
          <table:table-cell office:value-type="string">
            <text:p>01010806</text:p>
          </table:table-cell>
          <table:table-cell office:value-type="string">
            <text:p>Maiaca</text:p>
          </table:table-cell>
          <table:table-cell office:value-type="float" office:value="12">
            <text:p>12</text:p>
          </table:table-cell>
          <table:table-cell office:value-type="string">
            <text:p>NU-115</text:p>
          </table:table-cell>
          <table:table-cell office:value-type="float" office:value="-14.3103">
            <text:p>-14.310300</text:p>
          </table:table-cell>
          <table:table-cell office:value-type="float" office:value="37.5625">
            <text:p>37.562500</text:p>
          </table:table-cell>
          <table:table-cell table:number-columns-repeated="10"/>
          <table:table-cell table:formula="of:=VLOOKUP([.I92];[NE.$F$2:.$Q$160];2;0)" office:value-type="float" office:value="20">
            <text:p>20</text:p>
          </table:table-cell>
          <table:table-cell office:value-type="float" office:value="20">
            <text:p>20</text:p>
          </table:table-cell>
          <table:table-cell table:number-columns-repeated="234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US-MOZ-00092</text:p>
          </table:table-cell>
          <table:table-cell office:value-type="float" office:value="1010807">
            <text:p>1010807</text:p>
          </table:table-cell>
          <table:table-cell office:value-type="string">
            <text:p>01010807</text:p>
          </table:table-cell>
          <table:table-cell office:value-type="string">
            <text:p>Maúa</text:p>
          </table:table-cell>
          <table:table-cell office:value-type="float" office:value="11">
            <text:p>11</text:p>
          </table:table-cell>
          <table:table-cell office:value-type="string">
            <text:p>NU-115</text:p>
          </table:table-cell>
          <table:table-cell office:value-type="float" office:value="-13.8681">
            <text:p>-13.868100</text:p>
          </table:table-cell>
          <table:table-cell office:value-type="float" office:value="37.16">
            <text:p>37.160000</text:p>
          </table:table-cell>
          <table:table-cell table:number-columns-repeated="10"/>
          <table:table-cell table:formula="of:=VLOOKUP([.I93];[NE.$F$2:.$Q$160];2;0)" office:value-type="float" office:value="20">
            <text:p>20</text:p>
          </table:table-cell>
          <table:table-cell office:value-type="float" office:value="20">
            <text:p>20</text:p>
          </table:table-cell>
          <table:table-cell table:number-columns-repeated="234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US-MOZ-00093</text:p>
          </table:table-cell>
          <table:table-cell office:value-type="float" office:value="1010813">
            <text:p>1010813</text:p>
          </table:table-cell>
          <table:table-cell office:value-type="string">
            <text:p>01010813</text:p>
          </table:table-cell>
          <table:table-cell office:value-type="string">
            <text:p>Muhoco</text:p>
          </table:table-cell>
          <table:table-cell office:value-type="float" office:value="12">
            <text:p>12</text:p>
          </table:table-cell>
          <table:table-cell office:value-type="string">
            <text:p>NU-115</text:p>
          </table:table-cell>
          <table:table-cell office:value-type="float" office:value="-13.928738">
            <text:p>-13.928738</text:p>
          </table:table-cell>
          <table:table-cell office:value-type="float" office:value="37.13926">
            <text:p>37.139260</text:p>
          </table:table-cell>
          <table:table-cell table:number-columns-repeated="10"/>
          <table:table-cell table:formula="of:=VLOOKUP([.I94];[NE.$F$2:.$Q$160];2;0)" office:value-type="float" office:value="20">
            <text:p>20</text:p>
          </table:table-cell>
          <table:table-cell office:value-type="float" office:value="20">
            <text:p>20</text:p>
          </table:table-cell>
          <table:table-cell table:number-columns-repeated="234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US-MOZ-00094</text:p>
          </table:table-cell>
          <table:table-cell office:value-type="float" office:value="1010811">
            <text:p>1010811</text:p>
          </table:table-cell>
          <table:table-cell office:value-type="string">
            <text:p>010108?</text:p>
          </table:table-cell>
          <table:table-cell office:value-type="string">
            <text:p>Mugoma</text:p>
          </table:table-cell>
          <table:table-cell office:value-type="float" office:value="12">
            <text:p>12</text:p>
          </table:table-cell>
          <table:table-cell office:value-type="string">
            <text:p>NU-115</text:p>
          </table:table-cell>
          <table:table-cell office:value-type="float" office:value="-13.930127">
            <text:p>-13.930127</text:p>
          </table:table-cell>
          <table:table-cell office:value-type="float" office:value="37.13717">
            <text:p>37.137170</text:p>
          </table:table-cell>
          <table:table-cell table:number-columns-repeated="10"/>
          <table:table-cell table:formula="of:=VLOOKUP([.I95];[NE.$F$2:.$Q$160];2;0)" office:value-type="float" office:value="20">
            <text:p>20</text:p>
          </table:table-cell>
          <table:table-cell office:value-type="float" office:value="20">
            <text:p>20</text:p>
          </table:table-cell>
          <table:table-cell table:number-columns-repeated="234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US-MOZ-00095</text:p>
          </table:table-cell>
          <table:table-cell office:value-type="float" office:value="1010906">
            <text:p>1010906</text:p>
          </table:table-cell>
          <table:table-cell office:value-type="string">
            <text:p>01010906</text:p>
          </table:table-cell>
          <table:table-cell office:value-type="string">
            <text:p>Mavago</text:p>
          </table:table-cell>
          <table:table-cell office:value-type="float" office:value="11">
            <text:p>11</text:p>
          </table:table-cell>
          <table:table-cell office:value-type="string">
            <text:p>NU-111</text:p>
          </table:table-cell>
          <table:table-cell office:value-type="float" office:value="-12.5673">
            <text:p>-12.567300</text:p>
          </table:table-cell>
          <table:table-cell office:value-type="float" office:value="36.2638">
            <text:p>36.263800</text:p>
          </table:table-cell>
          <table:table-cell table:number-columns-repeated="10"/>
          <table:table-cell table:formula="of:=VLOOKUP([.I96];[NE.$F$2:.$Q$160];2;0)" office:value-type="float" office:value="21">
            <text:p>21</text:p>
          </table:table-cell>
          <table:table-cell office:value-type="float" office:value="21">
            <text:p>21</text:p>
          </table:table-cell>
          <table:table-cell table:number-columns-repeated="234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US-MOZ-00096</text:p>
          </table:table-cell>
          <table:table-cell office:value-type="float" office:value="1010909">
            <text:p>1010909</text:p>
          </table:table-cell>
          <table:table-cell office:value-type="string">
            <text:p>01010909</text:p>
          </table:table-cell>
          <table:table-cell office:value-type="string">
            <text:p>Milepa</text:p>
          </table:table-cell>
          <table:table-cell office:value-type="float" office:value="12">
            <text:p>12</text:p>
          </table:table-cell>
          <table:table-cell office:value-type="string">
            <text:p>NU-111</text:p>
          </table:table-cell>
          <table:table-cell office:value-type="float" office:value="-12.3705">
            <text:p>-12.370500</text:p>
          </table:table-cell>
          <table:table-cell office:value-type="float" office:value="36.1173">
            <text:p>36.117300</text:p>
          </table:table-cell>
          <table:table-cell table:number-columns-repeated="10"/>
          <table:table-cell table:formula="of:=VLOOKUP([.I97];[NE.$F$2:.$Q$160];2;0)" office:value-type="float" office:value="21">
            <text:p>21</text:p>
          </table:table-cell>
          <table:table-cell office:value-type="float" office:value="21">
            <text:p>21</text:p>
          </table:table-cell>
          <table:table-cell table:number-columns-repeated="234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US-MOZ-00097</text:p>
          </table:table-cell>
          <table:table-cell office:value-type="float" office:value="1010908">
            <text:p>1010908</text:p>
          </table:table-cell>
          <table:table-cell office:value-type="string">
            <text:p>01010908</text:p>
          </table:table-cell>
          <table:table-cell office:value-type="string">
            <text:p>Nsawize</text:p>
          </table:table-cell>
          <table:table-cell office:value-type="float" office:value="12">
            <text:p>12</text:p>
          </table:table-cell>
          <table:table-cell office:value-type="string">
            <text:p>NU-111</text:p>
          </table:table-cell>
          <table:table-cell office:value-type="float" office:value="-12.5667">
            <text:p>-12.566700</text:p>
          </table:table-cell>
          <table:table-cell office:value-type="float" office:value="36.5378">
            <text:p>36.537800</text:p>
          </table:table-cell>
          <table:table-cell table:number-columns-repeated="10"/>
          <table:table-cell table:formula="of:=VLOOKUP([.I98];[NE.$F$2:.$Q$160];2;0)" office:value-type="float" office:value="21">
            <text:p>21</text:p>
          </table:table-cell>
          <table:table-cell office:value-type="float" office:value="21">
            <text:p>21</text:p>
          </table:table-cell>
          <table:table-cell table:number-columns-repeated="234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US-MOZ-00098</text:p>
          </table:table-cell>
          <table:table-cell office:value-type="float" office:value="1010907">
            <text:p>1010907</text:p>
          </table:table-cell>
          <table:table-cell office:value-type="string">
            <text:p>01010907</text:p>
          </table:table-cell>
          <table:table-cell office:value-type="string">
            <text:p>Nkalapa</text:p>
          </table:table-cell>
          <table:table-cell office:value-type="float" office:value="12">
            <text:p>12</text:p>
          </table:table-cell>
          <table:table-cell office:value-type="string">
            <text:p>NU-111</text:p>
          </table:table-cell>
          <table:table-cell office:value-type="float" office:value="-12.48">
            <text:p>-12.480000</text:p>
          </table:table-cell>
          <table:table-cell office:value-type="float" office:value="36.0606">
            <text:p>36.060600</text:p>
          </table:table-cell>
          <table:table-cell table:number-columns-repeated="10"/>
          <table:table-cell table:formula="of:=VLOOKUP([.I99];[NE.$F$2:.$Q$160];2;0)" office:value-type="float" office:value="21">
            <text:p>21</text:p>
          </table:table-cell>
          <table:table-cell office:value-type="float" office:value="21">
            <text:p>21</text:p>
          </table:table-cell>
          <table:table-cell table:number-columns-repeated="234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US-MOZ-00099</text:p>
          </table:table-cell>
          <table:table-cell office:value-type="float" office:value="1011007">
            <text:p>1011007</text:p>
          </table:table-cell>
          <table:table-cell office:value-type="string">
            <text:p>01011007</text:p>
          </table:table-cell>
          <table:table-cell office:value-type="string">
            <text:p>Chissaua</text:p>
          </table:table-cell>
          <table:table-cell office:value-type="float" office:value="12">
            <text:p>12</text:p>
          </table:table-cell>
          <table:table-cell office:value-type="string">
            <text:p>NU-110</text:p>
          </table:table-cell>
          <table:table-cell office:value-type="float" office:value="-15.3247">
            <text:p>-15.324700</text:p>
          </table:table-cell>
          <table:table-cell office:value-type="float" office:value="35.9019">
            <text:p>35.901900</text:p>
          </table:table-cell>
          <table:table-cell table:number-columns-repeated="10"/>
          <table:table-cell table:formula="of:=VLOOKUP([.I100];[NE.$F$2:.$Q$160];2;0)" office:value-type="float" office:value="22">
            <text:p>22</text:p>
          </table:table-cell>
          <table:table-cell office:value-type="float" office:value="22">
            <text:p>22</text:p>
          </table:table-cell>
          <table:table-cell table:number-columns-repeated="23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US-MOZ-00100</text:p>
          </table:table-cell>
          <table:table-cell office:value-type="float" office:value="1011020">
            <text:p>1011020</text:p>
          </table:table-cell>
          <table:table-cell office:value-type="string">
            <text:p>01011020</text:p>
          </table:table-cell>
          <table:table-cell office:value-type="string">
            <text:p>Muhurune </text:p>
          </table:table-cell>
          <table:table-cell office:value-type="float" office:value="12">
            <text:p>12</text:p>
          </table:table-cell>
          <table:table-cell office:value-type="string">
            <text:p>NU-110</text:p>
          </table:table-cell>
          <table:table-cell office:value-type="float" office:value="-15.4433">
            <text:p>-15.443300</text:p>
          </table:table-cell>
          <table:table-cell office:value-type="float" office:value="35.9856">
            <text:p>35.985600</text:p>
          </table:table-cell>
          <table:table-cell table:number-columns-repeated="10"/>
          <table:table-cell table:formula="of:=VLOOKUP([.I101];[NE.$F$2:.$Q$160];2;0)" office:value-type="float" office:value="22">
            <text:p>22</text:p>
          </table:table-cell>
          <table:table-cell office:value-type="float" office:value="22">
            <text:p>22</text:p>
          </table:table-cell>
          <table:table-cell table:number-columns-repeated="234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US-MOZ-00101</text:p>
          </table:table-cell>
          <table:table-cell office:value-type="float" office:value="1011021">
            <text:p>1011021</text:p>
          </table:table-cell>
          <table:table-cell office:value-type="string">
            <text:p>01011021</text:p>
          </table:table-cell>
          <table:table-cell office:value-type="string">
            <text:p>Kumulike</text:p>
          </table:table-cell>
          <table:table-cell office:value-type="float" office:value="12">
            <text:p>12</text:p>
          </table:table-cell>
          <table:table-cell office:value-type="string">
            <text:p>NU-110</text:p>
          </table:table-cell>
          <table:table-cell office:value-type="float" office:value="-15.0303">
            <text:p>-15.030300</text:p>
          </table:table-cell>
          <table:table-cell office:value-type="float" office:value="36.0267">
            <text:p>36.026700</text:p>
          </table:table-cell>
          <table:table-cell table:number-columns-repeated="10"/>
          <table:table-cell table:formula="of:=VLOOKUP([.I102];[NE.$F$2:.$Q$160];2;0)" office:value-type="float" office:value="22">
            <text:p>22</text:p>
          </table:table-cell>
          <table:table-cell office:value-type="float" office:value="22">
            <text:p>22</text:p>
          </table:table-cell>
          <table:table-cell table:number-columns-repeated="234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US-MOZ-00102</text:p>
          </table:table-cell>
          <table:table-cell office:value-type="float" office:value="1011019">
            <text:p>1011019</text:p>
          </table:table-cell>
          <table:table-cell office:value-type="string">
            <text:p>01011019</text:p>
          </table:table-cell>
          <table:table-cell office:value-type="string">
            <text:p>Candulo</text:p>
          </table:table-cell>
          <table:table-cell office:value-type="float" office:value="12">
            <text:p>12</text:p>
          </table:table-cell>
          <table:table-cell office:value-type="string">
            <text:p>NU-110</text:p>
          </table:table-cell>
          <table:table-cell office:value-type="float" office:value="-15.2897">
            <text:p>-15.289700</text:p>
          </table:table-cell>
          <table:table-cell office:value-type="float" office:value="35.9478">
            <text:p>35.947800</text:p>
          </table:table-cell>
          <table:table-cell table:number-columns-repeated="10"/>
          <table:table-cell table:formula="of:=VLOOKUP([.I103];[NE.$F$2:.$Q$160];2;0)" office:value-type="float" office:value="22">
            <text:p>22</text:p>
          </table:table-cell>
          <table:table-cell office:value-type="float" office:value="22">
            <text:p>22</text:p>
          </table:table-cell>
          <table:table-cell table:number-columns-repeated="234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US-MOZ-00103</text:p>
          </table:table-cell>
          <table:table-cell office:value-type="float" office:value="1011018">
            <text:p>1011018</text:p>
          </table:table-cell>
          <table:table-cell office:value-type="string">
            <text:p>01011018</text:p>
          </table:table-cell>
          <table:table-cell office:value-type="string">
            <text:p>Nanhumba</text:p>
          </table:table-cell>
          <table:table-cell office:value-type="float" office:value="12">
            <text:p>12</text:p>
          </table:table-cell>
          <table:table-cell office:value-type="string">
            <text:p>NU-110</text:p>
          </table:table-cell>
          <table:table-cell office:value-type="float" office:value="-15.105">
            <text:p>-15.105000</text:p>
          </table:table-cell>
          <table:table-cell office:value-type="float" office:value="35.9575">
            <text:p>35.957500</text:p>
          </table:table-cell>
          <table:table-cell table:number-columns-repeated="10"/>
          <table:table-cell table:formula="of:=VLOOKUP([.I104];[NE.$F$2:.$Q$160];2;0)" office:value-type="float" office:value="22">
            <text:p>22</text:p>
          </table:table-cell>
          <table:table-cell office:value-type="float" office:value="22">
            <text:p>22</text:p>
          </table:table-cell>
          <table:table-cell table:number-columns-repeated="234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US-MOZ-00104</text:p>
          </table:table-cell>
          <table:table-cell office:value-type="float" office:value="1011017">
            <text:p>1011017</text:p>
          </table:table-cell>
          <table:table-cell office:value-type="string">
            <text:p>01011017</text:p>
          </table:table-cell>
          <table:table-cell office:value-type="string">
            <text:p>Caronga</text:p>
          </table:table-cell>
          <table:table-cell office:value-type="float" office:value="12">
            <text:p>12</text:p>
          </table:table-cell>
          <table:table-cell office:value-type="string">
            <text:p>NU-110</text:p>
          </table:table-cell>
          <table:table-cell office:value-type="float" office:value="-14.9519">
            <text:p>-14.951900</text:p>
          </table:table-cell>
          <table:table-cell office:value-type="float" office:value="36.1639">
            <text:p>36.163900</text:p>
          </table:table-cell>
          <table:table-cell table:number-columns-repeated="10"/>
          <table:table-cell table:formula="of:=VLOOKUP([.I105];[NE.$F$2:.$Q$160];2;0)" office:value-type="float" office:value="22">
            <text:p>22</text:p>
          </table:table-cell>
          <table:table-cell office:value-type="float" office:value="22">
            <text:p>22</text:p>
          </table:table-cell>
          <table:table-cell table:number-columns-repeated="234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US-MOZ-00105</text:p>
          </table:table-cell>
          <table:table-cell office:value-type="float" office:value="1011010">
            <text:p>1011010</text:p>
          </table:table-cell>
          <table:table-cell office:value-type="string">
            <text:p>01011010</text:p>
          </table:table-cell>
          <table:table-cell office:value-type="string">
            <text:p>Mecomera </text:p>
          </table:table-cell>
          <table:table-cell office:value-type="float" office:value="12">
            <text:p>12</text:p>
          </table:table-cell>
          <table:table-cell office:value-type="string">
            <text:p>NU-110</text:p>
          </table:table-cell>
          <table:table-cell office:value-type="float" office:value="-15.2686">
            <text:p>-15.268600</text:p>
          </table:table-cell>
          <table:table-cell office:value-type="float" office:value="36.0014">
            <text:p>36.001400</text:p>
          </table:table-cell>
          <table:table-cell table:number-columns-repeated="10"/>
          <table:table-cell table:formula="of:=VLOOKUP([.I106];[NE.$F$2:.$Q$160];2;0)" office:value-type="float" office:value="22">
            <text:p>22</text:p>
          </table:table-cell>
          <table:table-cell office:value-type="float" office:value="22">
            <text:p>22</text:p>
          </table:table-cell>
          <table:table-cell table:number-columns-repeated="234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US-MOZ-00106</text:p>
          </table:table-cell>
          <table:table-cell office:value-type="float" office:value="1011008">
            <text:p>1011008</text:p>
          </table:table-cell>
          <table:table-cell office:value-type="string">
            <text:p>01011008</text:p>
          </table:table-cell>
          <table:table-cell office:value-type="string">
            <text:p>Chiúta </text:p>
          </table:table-cell>
          <table:table-cell office:value-type="float" office:value="12">
            <text:p>12</text:p>
          </table:table-cell>
          <table:table-cell office:value-type="string">
            <text:p>NU-110</text:p>
          </table:table-cell>
          <table:table-cell office:value-type="float" office:value="-14.6508">
            <text:p>-14.650800</text:p>
          </table:table-cell>
          <table:table-cell office:value-type="float" office:value="35.9372">
            <text:p>35.937200</text:p>
          </table:table-cell>
          <table:table-cell table:number-columns-repeated="10"/>
          <table:table-cell table:formula="of:=VLOOKUP([.I107];[NE.$F$2:.$Q$160];2;0)" office:value-type="float" office:value="22">
            <text:p>22</text:p>
          </table:table-cell>
          <table:table-cell office:value-type="float" office:value="22">
            <text:p>22</text:p>
          </table:table-cell>
          <table:table-cell table:number-columns-repeated="234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US-MOZ-00107</text:p>
          </table:table-cell>
          <table:table-cell office:value-type="float" office:value="1011015">
            <text:p>1011015</text:p>
          </table:table-cell>
          <table:table-cell office:value-type="string">
            <text:p>01011015</text:p>
          </table:table-cell>
          <table:table-cell office:value-type="string">
            <text:p>Chamba</text:p>
          </table:table-cell>
          <table:table-cell office:value-type="float" office:value="12">
            <text:p>12</text:p>
          </table:table-cell>
          <table:table-cell office:value-type="string">
            <text:p>NU-110</text:p>
          </table:table-cell>
          <table:table-cell office:value-type="float" office:value="-15.3269">
            <text:p>-15.326900</text:p>
          </table:table-cell>
          <table:table-cell office:value-type="float" office:value="36.1317">
            <text:p>36.131700</text:p>
          </table:table-cell>
          <table:table-cell table:number-columns-repeated="10"/>
          <table:table-cell table:formula="of:=VLOOKUP([.I108];[NE.$F$2:.$Q$160];2;0)" office:value-type="float" office:value="22">
            <text:p>22</text:p>
          </table:table-cell>
          <table:table-cell office:value-type="float" office:value="22">
            <text:p>22</text:p>
          </table:table-cell>
          <table:table-cell table:number-columns-repeated="234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US-MOZ-00108</text:p>
          </table:table-cell>
          <table:table-cell office:value-type="float" office:value="1011013">
            <text:p>1011013</text:p>
          </table:table-cell>
          <table:table-cell office:value-type="string">
            <text:p>01011013</text:p>
          </table:table-cell>
          <table:table-cell office:value-type="string">
            <text:p>Sales</text:p>
          </table:table-cell>
          <table:table-cell office:value-type="float" office:value="12">
            <text:p>12</text:p>
          </table:table-cell>
          <table:table-cell office:value-type="string">
            <text:p>NU-110</text:p>
          </table:table-cell>
          <table:table-cell office:value-type="float" office:value="-15.2867">
            <text:p>-15.286700</text:p>
          </table:table-cell>
          <table:table-cell office:value-type="float" office:value="36.3508">
            <text:p>36.350800</text:p>
          </table:table-cell>
          <table:table-cell table:number-columns-repeated="10"/>
          <table:table-cell table:formula="of:=VLOOKUP([.I109];[NE.$F$2:.$Q$160];2;0)" office:value-type="float" office:value="22">
            <text:p>22</text:p>
          </table:table-cell>
          <table:table-cell office:value-type="float" office:value="22">
            <text:p>22</text:p>
          </table:table-cell>
          <table:table-cell table:number-columns-repeated="234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US-MOZ-00109</text:p>
          </table:table-cell>
          <table:table-cell office:value-type="float" office:value="1011011">
            <text:p>1011011</text:p>
          </table:table-cell>
          <table:table-cell office:value-type="string">
            <text:p>01011011</text:p>
          </table:table-cell>
          <table:table-cell office:value-type="string">
            <text:p>Mecanhelas</text:p>
          </table:table-cell>
          <table:table-cell office:value-type="float" office:value="11">
            <text:p>11</text:p>
          </table:table-cell>
          <table:table-cell office:value-type="string">
            <text:p>NU-110</text:p>
          </table:table-cell>
          <table:table-cell office:value-type="float" office:value="-15.1947">
            <text:p>-15.194700</text:p>
          </table:table-cell>
          <table:table-cell office:value-type="float" office:value="35.87">
            <text:p>35.870000</text:p>
          </table:table-cell>
          <table:table-cell table:number-columns-repeated="10"/>
          <table:table-cell table:formula="of:=VLOOKUP([.I110];[NE.$F$2:.$Q$160];2;0)" office:value-type="float" office:value="22">
            <text:p>22</text:p>
          </table:table-cell>
          <table:table-cell office:value-type="float" office:value="22">
            <text:p>22</text:p>
          </table:table-cell>
          <table:table-cell table:number-columns-repeated="234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US-MOZ-00110</text:p>
          </table:table-cell>
          <table:table-cell office:value-type="float" office:value="1011009">
            <text:p>1011009</text:p>
          </table:table-cell>
          <table:table-cell office:value-type="string">
            <text:p>01011009</text:p>
          </table:table-cell>
          <table:table-cell office:value-type="string">
            <text:p>Entre-Lagos</text:p>
          </table:table-cell>
          <table:table-cell office:value-type="float" office:value="12">
            <text:p>12</text:p>
          </table:table-cell>
          <table:table-cell office:value-type="string">
            <text:p>NU-110</text:p>
          </table:table-cell>
          <table:table-cell office:value-type="float" office:value="-14.9881">
            <text:p>-14.988100</text:p>
          </table:table-cell>
          <table:table-cell office:value-type="float" office:value="35.8917">
            <text:p>35.891700</text:p>
          </table:table-cell>
          <table:table-cell table:number-columns-repeated="10"/>
          <table:table-cell table:formula="of:=VLOOKUP([.I111];[NE.$F$2:.$Q$160];2;0)" office:value-type="float" office:value="22">
            <text:p>22</text:p>
          </table:table-cell>
          <table:table-cell office:value-type="float" office:value="22">
            <text:p>22</text:p>
          </table:table-cell>
          <table:table-cell table:number-columns-repeated="234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US-MOZ-00111</text:p>
          </table:table-cell>
          <table:table-cell office:value-type="float" office:value="1011106">
            <text:p>1011106</text:p>
          </table:table-cell>
          <table:table-cell office:value-type="string">
            <text:p>01011106</text:p>
          </table:table-cell>
          <table:table-cell office:value-type="string">
            <text:p>Gomba</text:p>
          </table:table-cell>
          <table:table-cell office:value-type="float" office:value="12">
            <text:p>12</text:p>
          </table:table-cell>
          <table:table-cell office:value-type="string">
            <text:p>NU-109</text:p>
          </table:table-cell>
          <table:table-cell office:value-type="float" office:value="-11.3392">
            <text:p>-11.339200</text:p>
          </table:table-cell>
          <table:table-cell office:value-type="float" office:value="38.3067">
            <text:p>38.306700</text:p>
          </table:table-cell>
          <table:table-cell table:number-columns-repeated="10"/>
          <table:table-cell table:formula="of:=VLOOKUP([.I112];[NE.$F$2:.$Q$160];2;0)" office:value-type="float" office:value="23">
            <text:p>23</text:p>
          </table:table-cell>
          <table:table-cell office:value-type="float" office:value="23">
            <text:p>23</text:p>
          </table:table-cell>
          <table:table-cell table:number-columns-repeated="234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US-MOZ-00112</text:p>
          </table:table-cell>
          <table:table-cell office:value-type="float" office:value="1011120">
            <text:p>1011120</text:p>
          </table:table-cell>
          <table:table-cell office:value-type="string">
            <text:p>01011120</text:p>
          </table:table-cell>
          <table:table-cell office:value-type="string">
            <text:p>Manhir</text:p>
          </table:table-cell>
          <table:table-cell office:value-type="float" office:value="12">
            <text:p>12</text:p>
          </table:table-cell>
          <table:table-cell office:value-type="string">
            <text:p>NU-109</text:p>
          </table:table-cell>
          <table:table-cell office:value-type="float" office:value="-12.143271">
            <text:p>-12.143271</text:p>
          </table:table-cell>
          <table:table-cell office:value-type="float" office:value="37.670568">
            <text:p>37.670568</text:p>
          </table:table-cell>
          <table:table-cell table:number-columns-repeated="10"/>
          <table:table-cell table:formula="of:=VLOOKUP([.I113];[NE.$F$2:.$Q$160];2;0)" office:value-type="float" office:value="23">
            <text:p>23</text:p>
          </table:table-cell>
          <table:table-cell office:value-type="float" office:value="23">
            <text:p>23</text:p>
          </table:table-cell>
          <table:table-cell table:number-columns-repeated="234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US-MOZ-00113</text:p>
          </table:table-cell>
          <table:table-cell office:value-type="float" office:value="1011111">
            <text:p>1011111</text:p>
          </table:table-cell>
          <table:table-cell office:value-type="string">
            <text:p>01011111</text:p>
          </table:table-cell>
          <table:table-cell office:value-type="string">
            <text:p>Naulala</text:p>
          </table:table-cell>
          <table:table-cell office:value-type="float" office:value="12">
            <text:p>12</text:p>
          </table:table-cell>
          <table:table-cell office:value-type="string">
            <text:p>NU-109</text:p>
          </table:table-cell>
          <table:table-cell office:value-type="float" office:value="-11.7928">
            <text:p>-11.792800</text:p>
          </table:table-cell>
          <table:table-cell office:value-type="float" office:value="38.0303">
            <text:p>38.030300</text:p>
          </table:table-cell>
          <table:table-cell table:number-columns-repeated="10"/>
          <table:table-cell table:formula="of:=VLOOKUP([.I114];[NE.$F$2:.$Q$160];2;0)" office:value-type="float" office:value="23">
            <text:p>23</text:p>
          </table:table-cell>
          <table:table-cell office:value-type="float" office:value="23">
            <text:p>23</text:p>
          </table:table-cell>
          <table:table-cell table:number-columns-repeated="234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US-MOZ-00114</text:p>
          </table:table-cell>
          <table:table-cell office:value-type="float" office:value="1011107">
            <text:p>1011107</text:p>
          </table:table-cell>
          <table:table-cell office:value-type="string">
            <text:p>01011107</text:p>
          </table:table-cell>
          <table:table-cell office:value-type="string">
            <text:p>Lugenda</text:p>
          </table:table-cell>
          <table:table-cell office:value-type="float" office:value="12">
            <text:p>12</text:p>
          </table:table-cell>
          <table:table-cell office:value-type="string">
            <text:p>NU-109</text:p>
          </table:table-cell>
          <table:table-cell office:value-type="float" office:value="-12.4586">
            <text:p>-12.458600</text:p>
          </table:table-cell>
          <table:table-cell office:value-type="float" office:value="37.6614">
            <text:p>37.661400</text:p>
          </table:table-cell>
          <table:table-cell table:number-columns-repeated="10"/>
          <table:table-cell table:formula="of:=VLOOKUP([.I115];[NE.$F$2:.$Q$160];2;0)" office:value-type="float" office:value="23">
            <text:p>23</text:p>
          </table:table-cell>
          <table:table-cell office:value-type="float" office:value="23">
            <text:p>23</text:p>
          </table:table-cell>
          <table:table-cell table:number-columns-repeated="234"/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US-MOZ-00115</text:p>
          </table:table-cell>
          <table:table-cell office:value-type="float" office:value="1011108">
            <text:p>1011108</text:p>
          </table:table-cell>
          <table:table-cell office:value-type="string">
            <text:p>01011108</text:p>
          </table:table-cell>
          <table:table-cell office:value-type="string">
            <text:p>Macalange</text:p>
          </table:table-cell>
          <table:table-cell office:value-type="float" office:value="12">
            <text:p>12</text:p>
          </table:table-cell>
          <table:table-cell office:value-type="string">
            <text:p>NU-109</text:p>
          </table:table-cell>
          <table:table-cell office:value-type="float" office:value="-12.147135">
            <text:p>-12.147135</text:p>
          </table:table-cell>
          <table:table-cell office:value-type="float" office:value="37.667281">
            <text:p>37.667281</text:p>
          </table:table-cell>
          <table:table-cell table:number-columns-repeated="10"/>
          <table:table-cell table:formula="of:=VLOOKUP([.I116];[NE.$F$2:.$Q$160];2;0)" office:value-type="float" office:value="23">
            <text:p>23</text:p>
          </table:table-cell>
          <table:table-cell office:value-type="float" office:value="23">
            <text:p>23</text:p>
          </table:table-cell>
          <table:table-cell table:number-columns-repeated="234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US-MOZ-00116</text:p>
          </table:table-cell>
          <table:table-cell office:value-type="float" office:value="1011109">
            <text:p>1011109</text:p>
          </table:table-cell>
          <table:table-cell office:value-type="string">
            <text:p>01011109</text:p>
          </table:table-cell>
          <table:table-cell office:value-type="string">
            <text:p>Mbamba</text:p>
          </table:table-cell>
          <table:table-cell office:value-type="float" office:value="12">
            <text:p>12</text:p>
          </table:table-cell>
          <table:table-cell office:value-type="string">
            <text:p>NU-109</text:p>
          </table:table-cell>
          <table:table-cell office:value-type="float" office:value="-12.1964">
            <text:p>-12.196400</text:p>
          </table:table-cell>
          <table:table-cell office:value-type="float" office:value="38.015">
            <text:p>38.015000</text:p>
          </table:table-cell>
          <table:table-cell table:number-columns-repeated="10"/>
          <table:table-cell table:formula="of:=VLOOKUP([.I117];[NE.$F$2:.$Q$160];2;0)" office:value-type="float" office:value="23">
            <text:p>23</text:p>
          </table:table-cell>
          <table:table-cell office:value-type="float" office:value="23">
            <text:p>23</text:p>
          </table:table-cell>
          <table:table-cell table:number-columns-repeated="234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US-MOZ-00117</text:p>
          </table:table-cell>
          <table:table-cell office:value-type="float" office:value="1011110">
            <text:p>1011110</text:p>
          </table:table-cell>
          <table:table-cell office:value-type="string">
            <text:p>01011110</text:p>
          </table:table-cell>
          <table:table-cell office:value-type="string">
            <text:p>Mecula </text:p>
          </table:table-cell>
          <table:table-cell office:value-type="float" office:value="11">
            <text:p>11</text:p>
          </table:table-cell>
          <table:table-cell office:value-type="string">
            <text:p>NU-109</text:p>
          </table:table-cell>
          <table:table-cell office:value-type="float" office:value="-12.1164">
            <text:p>-12.116400</text:p>
          </table:table-cell>
          <table:table-cell office:value-type="float" office:value="37.6658">
            <text:p>37.665800</text:p>
          </table:table-cell>
          <table:table-cell table:number-columns-repeated="10"/>
          <table:table-cell table:formula="of:=VLOOKUP([.I118];[NE.$F$2:.$Q$160];2;0)" office:value-type="float" office:value="23">
            <text:p>23</text:p>
          </table:table-cell>
          <table:table-cell office:value-type="float" office:value="23">
            <text:p>23</text:p>
          </table:table-cell>
          <table:table-cell table:number-columns-repeated="234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US-MOZ-00118</text:p>
          </table:table-cell>
          <table:table-cell office:value-type="float" office:value="1011117">
            <text:p>1011117</text:p>
          </table:table-cell>
          <table:table-cell office:value-type="string">
            <text:p>01011117</text:p>
          </table:table-cell>
          <table:table-cell office:value-type="string">
            <text:p>Mucoria</text:p>
          </table:table-cell>
          <table:table-cell office:value-type="float" office:value="12">
            <text:p>12</text:p>
          </table:table-cell>
          <table:table-cell office:value-type="string">
            <text:p>NU-109</text:p>
          </table:table-cell>
          <table:table-cell office:value-type="float" office:value="-12.147142">
            <text:p>-12.147142</text:p>
          </table:table-cell>
          <table:table-cell office:value-type="float" office:value="37.669489">
            <text:p>37.669489</text:p>
          </table:table-cell>
          <table:table-cell table:number-columns-repeated="10"/>
          <table:table-cell table:formula="of:=VLOOKUP([.I119];[NE.$F$2:.$Q$160];2;0)" office:value-type="float" office:value="23">
            <text:p>23</text:p>
          </table:table-cell>
          <table:table-cell office:value-type="float" office:value="23">
            <text:p>23</text:p>
          </table:table-cell>
          <table:table-cell table:number-columns-repeated="234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US-MOZ-00119</text:p>
          </table:table-cell>
          <table:table-cell office:value-type="float" office:value="1011115">
            <text:p>1011115</text:p>
          </table:table-cell>
          <table:table-cell office:value-type="string">
            <text:p>01011115</text:p>
          </table:table-cell>
          <table:table-cell office:value-type="string">
            <text:p>Ntimbo</text:p>
          </table:table-cell>
          <table:table-cell office:value-type="float" office:value="12">
            <text:p>12</text:p>
          </table:table-cell>
          <table:table-cell office:value-type="string">
            <text:p>NU-109</text:p>
          </table:table-cell>
          <table:table-cell office:value-type="float" office:value="-12.2775">
            <text:p>-12.277500</text:p>
          </table:table-cell>
          <table:table-cell office:value-type="float" office:value="37.6611">
            <text:p>37.661100</text:p>
          </table:table-cell>
          <table:table-cell table:number-columns-repeated="10"/>
          <table:table-cell table:formula="of:=VLOOKUP([.I120];[NE.$F$2:.$Q$160];2;0)" office:value-type="float" office:value="23">
            <text:p>23</text:p>
          </table:table-cell>
          <table:table-cell office:value-type="float" office:value="23">
            <text:p>23</text:p>
          </table:table-cell>
          <table:table-cell table:number-columns-repeated="234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US-MOZ-00120</text:p>
          </table:table-cell>
          <table:table-cell office:value-type="float" office:value="1011113">
            <text:p>1011113</text:p>
          </table:table-cell>
          <table:table-cell office:value-type="string">
            <text:p>01011113</text:p>
          </table:table-cell>
          <table:table-cell office:value-type="string">
            <text:p>Mantondovela</text:p>
          </table:table-cell>
          <table:table-cell office:value-type="float" office:value="12">
            <text:p>12</text:p>
          </table:table-cell>
          <table:table-cell office:value-type="string">
            <text:p>NU-109</text:p>
          </table:table-cell>
          <table:table-cell office:value-type="float" office:value="-12.0736">
            <text:p>-12.073600</text:p>
          </table:table-cell>
          <table:table-cell office:value-type="float" office:value="37.0164">
            <text:p>37.016400</text:p>
          </table:table-cell>
          <table:table-cell table:number-columns-repeated="10"/>
          <table:table-cell table:formula="of:=VLOOKUP([.I121];[NE.$F$2:.$Q$160];2;0)" office:value-type="float" office:value="23">
            <text:p>23</text:p>
          </table:table-cell>
          <table:table-cell office:value-type="float" office:value="23">
            <text:p>23</text:p>
          </table:table-cell>
          <table:table-cell table:number-columns-repeated="234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US-MOZ-00121</text:p>
          </table:table-cell>
          <table:table-cell office:value-type="float" office:value="1011114">
            <text:p>1011114</text:p>
          </table:table-cell>
          <table:table-cell office:value-type="string">
            <text:p>010111?</text:p>
          </table:table-cell>
          <table:table-cell office:value-type="string">
            <text:p>Chamba </text:p>
          </table:table-cell>
          <table:table-cell office:value-type="float" office:value="12">
            <text:p>12</text:p>
          </table:table-cell>
          <table:table-cell office:value-type="string">
            <text:p>NU-109</text:p>
          </table:table-cell>
          <table:table-cell office:value-type="float" office:value="-12.143642">
            <text:p>-12.143642</text:p>
          </table:table-cell>
          <table:table-cell office:value-type="float" office:value="37.670511">
            <text:p>37.670511</text:p>
          </table:table-cell>
          <table:table-cell table:number-columns-repeated="10"/>
          <table:table-cell table:formula="of:=VLOOKUP([.I122];[NE.$F$2:.$Q$160];2;0)" office:value-type="float" office:value="23">
            <text:p>23</text:p>
          </table:table-cell>
          <table:table-cell office:value-type="float" office:value="23">
            <text:p>23</text:p>
          </table:table-cell>
          <table:table-cell table:number-columns-repeated="234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US-MOZ-00122</text:p>
          </table:table-cell>
          <table:table-cell office:value-type="float" office:value="1011206">
            <text:p>1011206</text:p>
          </table:table-cell>
          <table:table-cell office:value-type="string">
            <text:p>01011206</text:p>
          </table:table-cell>
          <table:table-cell office:value-type="string">
            <text:p>Muhemela </text:p>
          </table:table-cell>
          <table:table-cell office:value-type="float" office:value="12">
            <text:p>12</text:p>
          </table:table-cell>
          <table:table-cell office:value-type="string">
            <text:p>NU-104</text:p>
          </table:table-cell>
          <table:table-cell office:value-type="float" office:value="-14.4628">
            <text:p>-14.462800</text:p>
          </table:table-cell>
          <table:table-cell office:value-type="float" office:value="36.895">
            <text:p>36.895000</text:p>
          </table:table-cell>
          <table:table-cell table:number-columns-repeated="10"/>
          <table:table-cell table:formula="of:=VLOOKUP([.I123];[NE.$F$2:.$Q$160];2;0)" office:value-type="float" office:value="24">
            <text:p>24</text:p>
          </table:table-cell>
          <table:table-cell office:value-type="float" office:value="24">
            <text:p>24</text:p>
          </table:table-cell>
          <table:table-cell table:number-columns-repeated="234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US-MOZ-00123</text:p>
          </table:table-cell>
          <table:table-cell office:value-type="float" office:value="1011211">
            <text:p>1011211</text:p>
          </table:table-cell>
          <table:table-cell office:value-type="string">
            <text:p>01011211</text:p>
          </table:table-cell>
          <table:table-cell office:value-type="string">
            <text:p>Nacumua</text:p>
          </table:table-cell>
          <table:table-cell office:value-type="float" office:value="12">
            <text:p>12</text:p>
          </table:table-cell>
          <table:table-cell office:value-type="string">
            <text:p>NU-104</text:p>
          </table:table-cell>
          <table:table-cell office:value-type="float" office:value="-14.3625">
            <text:p>-14.362500</text:p>
          </table:table-cell>
          <table:table-cell office:value-type="float" office:value="37.2564">
            <text:p>37.256400</text:p>
          </table:table-cell>
          <table:table-cell table:number-columns-repeated="10"/>
          <table:table-cell table:formula="of:=VLOOKUP([.I124];[NE.$F$2:.$Q$160];2;0)" office:value-type="float" office:value="24">
            <text:p>24</text:p>
          </table:table-cell>
          <table:table-cell office:value-type="float" office:value="24">
            <text:p>24</text:p>
          </table:table-cell>
          <table:table-cell table:number-columns-repeated="234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US-MOZ-00124</text:p>
          </table:table-cell>
          <table:table-cell office:value-type="float" office:value="1011208">
            <text:p>1011208</text:p>
          </table:table-cell>
          <table:table-cell office:value-type="string">
            <text:p>01011208</text:p>
          </table:table-cell>
          <table:table-cell office:value-type="string">
            <text:p>Mecunica</text:p>
          </table:table-cell>
          <table:table-cell office:value-type="float" office:value="12">
            <text:p>12</text:p>
          </table:table-cell>
          <table:table-cell office:value-type="string">
            <text:p>NU-104</text:p>
          </table:table-cell>
          <table:table-cell office:value-type="float" office:value="-14.3933">
            <text:p>-14.393300</text:p>
          </table:table-cell>
          <table:table-cell office:value-type="float" office:value="36.7344">
            <text:p>36.734400</text:p>
          </table:table-cell>
          <table:table-cell table:number-columns-repeated="10"/>
          <table:table-cell table:formula="of:=VLOOKUP([.I125];[NE.$F$2:.$Q$160];2;0)" office:value-type="float" office:value="24">
            <text:p>24</text:p>
          </table:table-cell>
          <table:table-cell office:value-type="float" office:value="24">
            <text:p>24</text:p>
          </table:table-cell>
          <table:table-cell table:number-columns-repeated="234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US-MOZ-00125</text:p>
          </table:table-cell>
          <table:table-cell office:value-type="float" office:value="1011212">
            <text:p>1011212</text:p>
          </table:table-cell>
          <table:table-cell office:value-type="string">
            <text:p>01011212</text:p>
          </table:table-cell>
          <table:table-cell office:value-type="string">
            <text:p>Mepuera</text:p>
          </table:table-cell>
          <table:table-cell office:value-type="float" office:value="12">
            <text:p>12</text:p>
          </table:table-cell>
          <table:table-cell office:value-type="string">
            <text:p>NU-104</text:p>
          </table:table-cell>
          <table:table-cell office:value-type="float" office:value="-14.320264">
            <text:p>-14.320264</text:p>
          </table:table-cell>
          <table:table-cell office:value-type="float" office:value="36.792722">
            <text:p>36.792722</text:p>
          </table:table-cell>
          <table:table-cell table:number-columns-repeated="10"/>
          <table:table-cell table:formula="of:=VLOOKUP([.I126];[NE.$F$2:.$Q$160];2;0)" office:value-type="float" office:value="24">
            <text:p>24</text:p>
          </table:table-cell>
          <table:table-cell office:value-type="float" office:value="24">
            <text:p>24</text:p>
          </table:table-cell>
          <table:table-cell table:number-columns-repeated="234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US-MOZ-00126</text:p>
          </table:table-cell>
          <table:table-cell office:value-type="float" office:value="1011210">
            <text:p>1011210</text:p>
          </table:table-cell>
          <table:table-cell office:value-type="string">
            <text:p>01011210</text:p>
          </table:table-cell>
          <table:table-cell office:value-type="string">
            <text:p>Namicunde</text:p>
          </table:table-cell>
          <table:table-cell office:value-type="float" office:value="12">
            <text:p>12</text:p>
          </table:table-cell>
          <table:table-cell office:value-type="string">
            <text:p>NU-104</text:p>
          </table:table-cell>
          <table:table-cell office:value-type="float" office:value="-14.2181">
            <text:p>-14.218100</text:p>
          </table:table-cell>
          <table:table-cell office:value-type="float" office:value="36.9206">
            <text:p>36.920600</text:p>
          </table:table-cell>
          <table:table-cell table:number-columns-repeated="10"/>
          <table:table-cell table:formula="of:=VLOOKUP([.I127];[NE.$F$2:.$Q$160];2;0)" office:value-type="float" office:value="24">
            <text:p>24</text:p>
          </table:table-cell>
          <table:table-cell office:value-type="float" office:value="24">
            <text:p>24</text:p>
          </table:table-cell>
          <table:table-cell table:number-columns-repeated="234"/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US-MOZ-00127</text:p>
          </table:table-cell>
          <table:table-cell office:value-type="float" office:value="1011209">
            <text:p>1011209</text:p>
          </table:table-cell>
          <table:table-cell office:value-type="string">
            <text:p>01011209</text:p>
          </table:table-cell>
          <table:table-cell office:value-type="string">
            <text:p>Metarica </text:p>
          </table:table-cell>
          <table:table-cell office:value-type="float" office:value="11">
            <text:p>11</text:p>
          </table:table-cell>
          <table:table-cell office:value-type="string">
            <text:p>NU-104</text:p>
          </table:table-cell>
          <table:table-cell office:value-type="float" office:value="-14.3322">
            <text:p>-14.332200</text:p>
          </table:table-cell>
          <table:table-cell office:value-type="float" office:value="36.7967">
            <text:p>36.796700</text:p>
          </table:table-cell>
          <table:table-cell table:number-columns-repeated="10"/>
          <table:table-cell table:formula="of:=VLOOKUP([.I128];[NE.$F$2:.$Q$160];2;0)" office:value-type="float" office:value="24">
            <text:p>24</text:p>
          </table:table-cell>
          <table:table-cell office:value-type="float" office:value="24">
            <text:p>24</text:p>
          </table:table-cell>
          <table:table-cell table:number-columns-repeated="234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US-MOZ-00128</text:p>
          </table:table-cell>
          <table:table-cell office:value-type="float" office:value="1011213">
            <text:p>1011213</text:p>
          </table:table-cell>
          <table:table-cell office:value-type="string">
            <text:p>01011213</text:p>
          </table:table-cell>
          <table:table-cell office:value-type="string">
            <text:p>Niputa</text:p>
          </table:table-cell>
          <table:table-cell office:value-type="float" office:value="12">
            <text:p>12</text:p>
          </table:table-cell>
          <table:table-cell office:value-type="string">
            <text:p>NU-104</text:p>
          </table:table-cell>
          <table:table-cell office:value-type="float" office:value="-14.323325">
            <text:p>-14.323325</text:p>
          </table:table-cell>
          <table:table-cell office:value-type="float" office:value="36.79168">
            <text:p>36.791680</text:p>
          </table:table-cell>
          <table:table-cell table:number-columns-repeated="10"/>
          <table:table-cell table:formula="of:=VLOOKUP([.I129];[NE.$F$2:.$Q$160];2;0)" office:value-type="float" office:value="24">
            <text:p>24</text:p>
          </table:table-cell>
          <table:table-cell office:value-type="float" office:value="24">
            <text:p>24</text:p>
          </table:table-cell>
          <table:table-cell table:number-columns-repeated="234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US-MOZ-00129</text:p>
          </table:table-cell>
          <table:table-cell office:value-type="float" office:value="1011214">
            <text:p>1011214</text:p>
          </table:table-cell>
          <table:table-cell office:value-type="string">
            <text:p>010112?</text:p>
          </table:table-cell>
          <table:table-cell office:value-type="string">
            <text:p>Cuvir</text:p>
          </table:table-cell>
          <table:table-cell office:value-type="float" office:value="12">
            <text:p>12</text:p>
          </table:table-cell>
          <table:table-cell office:value-type="string">
            <text:p>NU-104</text:p>
          </table:table-cell>
          <table:table-cell office:value-type="float" office:value="-14.320539">
            <text:p>-14.320539</text:p>
          </table:table-cell>
          <table:table-cell office:value-type="float" office:value="36.792972">
            <text:p>36.792972</text:p>
          </table:table-cell>
          <table:table-cell table:number-columns-repeated="10"/>
          <table:table-cell table:formula="of:=VLOOKUP([.I130];[NE.$F$2:.$Q$160];2;0)" office:value-type="float" office:value="24">
            <text:p>24</text:p>
          </table:table-cell>
          <table:table-cell office:value-type="float" office:value="24">
            <text:p>24</text:p>
          </table:table-cell>
          <table:table-cell table:number-columns-repeated="234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US-MOZ-00130</text:p>
          </table:table-cell>
          <table:table-cell office:value-type="float" office:value="1011308">
            <text:p>1011308</text:p>
          </table:table-cell>
          <table:table-cell office:value-type="string">
            <text:p>01011308</text:p>
          </table:table-cell>
          <table:table-cell office:value-type="string">
            <text:p>Muembe</text:p>
          </table:table-cell>
          <table:table-cell office:value-type="float" office:value="11">
            <text:p>11</text:p>
          </table:table-cell>
          <table:table-cell office:value-type="string">
            <text:p>NU-108</text:p>
          </table:table-cell>
          <table:table-cell office:value-type="float" office:value="-13.0854">
            <text:p>-13.085400</text:p>
          </table:table-cell>
          <table:table-cell office:value-type="float" office:value="35.6419">
            <text:p>35.641900</text:p>
          </table:table-cell>
          <table:table-cell table:number-columns-repeated="10"/>
          <table:table-cell table:formula="of:=VLOOKUP([.I131];[NE.$F$2:.$Q$160];2;0)" office:value-type="float" office:value="25">
            <text:p>25</text:p>
          </table:table-cell>
          <table:table-cell office:value-type="float" office:value="25">
            <text:p>25</text:p>
          </table:table-cell>
          <table:table-cell table:number-columns-repeated="234"/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US-MOZ-00131</text:p>
          </table:table-cell>
          <table:table-cell office:value-type="float" office:value="1011310">
            <text:p>1011310</text:p>
          </table:table-cell>
          <table:table-cell office:value-type="string">
            <text:p>01011310</text:p>
          </table:table-cell>
          <table:table-cell office:value-type="string">
            <text:p>Chuanjota</text:p>
          </table:table-cell>
          <table:table-cell office:value-type="float" office:value="12">
            <text:p>12</text:p>
          </table:table-cell>
          <table:table-cell office:value-type="string">
            <text:p>NU-108</text:p>
          </table:table-cell>
          <table:table-cell office:value-type="float" office:value="-12.949">
            <text:p>-12.949000</text:p>
          </table:table-cell>
          <table:table-cell office:value-type="float" office:value="35.7464">
            <text:p>35.746400</text:p>
          </table:table-cell>
          <table:table-cell table:number-columns-repeated="10"/>
          <table:table-cell table:formula="of:=VLOOKUP([.I132];[NE.$F$2:.$Q$160];2;0)" office:value-type="float" office:value="25">
            <text:p>25</text:p>
          </table:table-cell>
          <table:table-cell office:value-type="float" office:value="25">
            <text:p>25</text:p>
          </table:table-cell>
          <table:table-cell table:number-columns-repeated="234"/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US-MOZ-00132</text:p>
          </table:table-cell>
          <table:table-cell office:value-type="float" office:value="1011309">
            <text:p>1011309</text:p>
          </table:table-cell>
          <table:table-cell office:value-type="string">
            <text:p>01011309</text:p>
          </table:table-cell>
          <table:table-cell office:value-type="string">
            <text:p>Nzizi</text:p>
          </table:table-cell>
          <table:table-cell office:value-type="float" office:value="12">
            <text:p>12</text:p>
          </table:table-cell>
          <table:table-cell office:value-type="string">
            <text:p>NU-108</text:p>
          </table:table-cell>
          <table:table-cell office:value-type="float" office:value="-13.0054">
            <text:p>-13.005400</text:p>
          </table:table-cell>
          <table:table-cell office:value-type="float" office:value="35.5508">
            <text:p>35.550800</text:p>
          </table:table-cell>
          <table:table-cell table:number-columns-repeated="10"/>
          <table:table-cell table:formula="of:=VLOOKUP([.I133];[NE.$F$2:.$Q$160];2;0)" office:value-type="float" office:value="25">
            <text:p>25</text:p>
          </table:table-cell>
          <table:table-cell office:value-type="float" office:value="25">
            <text:p>25</text:p>
          </table:table-cell>
          <table:table-cell table:number-columns-repeated="234"/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US-MOZ-00133</text:p>
          </table:table-cell>
          <table:table-cell office:value-type="float" office:value="1011306">
            <text:p>1011306</text:p>
          </table:table-cell>
          <table:table-cell office:value-type="string">
            <text:p>01011306</text:p>
          </table:table-cell>
          <table:table-cell office:value-type="string">
            <text:p>Chiconono</text:p>
          </table:table-cell>
          <table:table-cell office:value-type="float" office:value="12">
            <text:p>12</text:p>
          </table:table-cell>
          <table:table-cell office:value-type="string">
            <text:p>NU-108</text:p>
          </table:table-cell>
          <table:table-cell office:value-type="float" office:value="-12.8905">
            <text:p>-12.890500</text:p>
          </table:table-cell>
          <table:table-cell office:value-type="float" office:value="35.7476">
            <text:p>35.747600</text:p>
          </table:table-cell>
          <table:table-cell table:number-columns-repeated="10"/>
          <table:table-cell table:formula="of:=VLOOKUP([.I134];[NE.$F$2:.$Q$160];2;0)" office:value-type="float" office:value="25">
            <text:p>25</text:p>
          </table:table-cell>
          <table:table-cell office:value-type="float" office:value="25">
            <text:p>25</text:p>
          </table:table-cell>
          <table:table-cell table:number-columns-repeated="234"/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US-MOZ-00134</text:p>
          </table:table-cell>
          <table:table-cell office:value-type="float" office:value="1011307">
            <text:p>1011307</text:p>
          </table:table-cell>
          <table:table-cell office:value-type="string">
            <text:p>01011307</text:p>
          </table:table-cell>
          <table:table-cell office:value-type="string">
            <text:p>Lutuezi</text:p>
          </table:table-cell>
          <table:table-cell office:value-type="float" office:value="12">
            <text:p>12</text:p>
          </table:table-cell>
          <table:table-cell office:value-type="string">
            <text:p>NU-108</text:p>
          </table:table-cell>
          <table:table-cell office:value-type="float" office:value="-13.0897">
            <text:p>-13.089700</text:p>
          </table:table-cell>
          <table:table-cell office:value-type="float" office:value="35.6445">
            <text:p>35.644500</text:p>
          </table:table-cell>
          <table:table-cell table:number-columns-repeated="10"/>
          <table:table-cell table:formula="of:=VLOOKUP([.I135];[NE.$F$2:.$Q$160];2;0)" office:value-type="float" office:value="25">
            <text:p>25</text:p>
          </table:table-cell>
          <table:table-cell office:value-type="float" office:value="25">
            <text:p>25</text:p>
          </table:table-cell>
          <table:table-cell table:number-columns-repeated="234"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US-MOZ-00135</text:p>
          </table:table-cell>
          <table:table-cell office:value-type="float" office:value="1011409">
            <text:p>1011409</text:p>
          </table:table-cell>
          <table:table-cell office:value-type="string">
            <text:p>01011409</text:p>
          </table:table-cell>
          <table:table-cell office:value-type="string">
            <text:p>Massangulo</text:p>
          </table:table-cell>
          <table:table-cell office:value-type="float" office:value="11">
            <text:p>11</text:p>
          </table:table-cell>
          <table:table-cell office:value-type="string">
            <text:p>NU-113</text:p>
          </table:table-cell>
          <table:table-cell office:value-type="float" office:value="-13.9008">
            <text:p>-13.900800</text:p>
          </table:table-cell>
          <table:table-cell office:value-type="float" office:value="35.4378">
            <text:p>35.437800</text:p>
          </table:table-cell>
          <table:table-cell table:number-columns-repeated="10"/>
          <table:table-cell table:formula="of:=VLOOKUP([.I136];[NE.$F$2:.$Q$160];2;0)" office:value-type="float" office:value="26">
            <text:p>26</text:p>
          </table:table-cell>
          <table:table-cell office:value-type="float" office:value="26">
            <text:p>26</text:p>
          </table:table-cell>
          <table:table-cell table:number-columns-repeated="234"/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US-MOZ-00136</text:p>
          </table:table-cell>
          <table:table-cell office:value-type="float" office:value="1011406">
            <text:p>1011406</text:p>
          </table:table-cell>
          <table:table-cell office:value-type="string">
            <text:p>01011406</text:p>
          </table:table-cell>
          <table:table-cell office:value-type="string">
            <text:p>Chissimbir</text:p>
          </table:table-cell>
          <table:table-cell office:value-type="float" office:value="12">
            <text:p>12</text:p>
          </table:table-cell>
          <table:table-cell office:value-type="string">
            <text:p>NU-113</text:p>
          </table:table-cell>
          <table:table-cell office:value-type="float" office:value="-14.0247">
            <text:p>-14.024700</text:p>
          </table:table-cell>
          <table:table-cell office:value-type="float" office:value="35.3656">
            <text:p>35.365600</text:p>
          </table:table-cell>
          <table:table-cell table:number-columns-repeated="10"/>
          <table:table-cell table:formula="of:=VLOOKUP([.I137];[NE.$F$2:.$Q$160];2;0)" office:value-type="float" office:value="26">
            <text:p>26</text:p>
          </table:table-cell>
          <table:table-cell office:value-type="float" office:value="26">
            <text:p>26</text:p>
          </table:table-cell>
          <table:table-cell table:number-columns-repeated="234"/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US-MOZ-00137</text:p>
          </table:table-cell>
          <table:table-cell office:value-type="float" office:value="1011407">
            <text:p>1011407</text:p>
          </table:table-cell>
          <table:table-cell office:value-type="string">
            <text:p>01011407</text:p>
          </table:table-cell>
          <table:table-cell office:value-type="string">
            <text:p>Itepela</text:p>
          </table:table-cell>
          <table:table-cell office:value-type="float" office:value="12">
            <text:p>12</text:p>
          </table:table-cell>
          <table:table-cell office:value-type="string">
            <text:p>NU-113</text:p>
          </table:table-cell>
          <table:table-cell office:value-type="float" office:value="-13.7772">
            <text:p>-13.777200</text:p>
          </table:table-cell>
          <table:table-cell office:value-type="float" office:value="35.5294">
            <text:p>35.529400</text:p>
          </table:table-cell>
          <table:table-cell table:number-columns-repeated="10"/>
          <table:table-cell table:formula="of:=VLOOKUP([.I138];[NE.$F$2:.$Q$160];2;0)" office:value-type="float" office:value="26">
            <text:p>26</text:p>
          </table:table-cell>
          <table:table-cell office:value-type="float" office:value="26">
            <text:p>26</text:p>
          </table:table-cell>
          <table:table-cell table:number-columns-repeated="234"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US-MOZ-00138</text:p>
          </table:table-cell>
          <table:table-cell office:value-type="float" office:value="1011408">
            <text:p>1011408</text:p>
          </table:table-cell>
          <table:table-cell office:value-type="string">
            <text:p>01011408</text:p>
          </table:table-cell>
          <table:table-cell office:value-type="string">
            <text:p>Lupalane</text:p>
          </table:table-cell>
          <table:table-cell office:value-type="float" office:value="12">
            <text:p>12</text:p>
          </table:table-cell>
          <table:table-cell office:value-type="string">
            <text:p>NU-113</text:p>
          </table:table-cell>
          <table:table-cell office:value-type="float" office:value="-13.7489">
            <text:p>-13.748900</text:p>
          </table:table-cell>
          <table:table-cell office:value-type="float" office:value="35.6169">
            <text:p>35.616900</text:p>
          </table:table-cell>
          <table:table-cell table:number-columns-repeated="10"/>
          <table:table-cell table:formula="of:=VLOOKUP([.I139];[NE.$F$2:.$Q$160];2;0)" office:value-type="float" office:value="26">
            <text:p>26</text:p>
          </table:table-cell>
          <table:table-cell office:value-type="float" office:value="26">
            <text:p>26</text:p>
          </table:table-cell>
          <table:table-cell table:number-columns-repeated="234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US-MOZ-00139</text:p>
          </table:table-cell>
          <table:table-cell office:value-type="float" office:value="1011413">
            <text:p>1011413</text:p>
          </table:table-cell>
          <table:table-cell office:value-type="string">
            <text:p>01011413</text:p>
          </table:table-cell>
          <table:table-cell office:value-type="string">
            <text:p>Lusanga</text:p>
          </table:table-cell>
          <table:table-cell office:value-type="float" office:value="12">
            <text:p>12</text:p>
          </table:table-cell>
          <table:table-cell office:value-type="string">
            <text:p>NU-113</text:p>
          </table:table-cell>
          <table:table-cell office:value-type="float" office:value="-13.798806">
            <text:p>-13.798806</text:p>
          </table:table-cell>
          <table:table-cell office:value-type="float" office:value="35.653268">
            <text:p>35.653268</text:p>
          </table:table-cell>
          <table:table-cell table:number-columns-repeated="10"/>
          <table:table-cell table:formula="of:=VLOOKUP([.I140];[NE.$F$2:.$Q$160];2;0)" office:value-type="float" office:value="26">
            <text:p>26</text:p>
          </table:table-cell>
          <table:table-cell office:value-type="float" office:value="26">
            <text:p>26</text:p>
          </table:table-cell>
          <table:table-cell table:number-columns-repeated="234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US-MOZ-00140</text:p>
          </table:table-cell>
          <table:table-cell office:value-type="float" office:value="1011412">
            <text:p>1011412</text:p>
          </table:table-cell>
          <table:table-cell office:value-type="string">
            <text:p>01011412</text:p>
          </table:table-cell>
          <table:table-cell office:value-type="string">
            <text:p>Chiguaja</text:p>
          </table:table-cell>
          <table:table-cell office:value-type="float" office:value="12">
            <text:p>12</text:p>
          </table:table-cell>
          <table:table-cell office:value-type="string">
            <text:p>NU-113</text:p>
          </table:table-cell>
          <table:table-cell office:value-type="float" office:value="-13.7631">
            <text:p>-13.763100</text:p>
          </table:table-cell>
          <table:table-cell office:value-type="float" office:value="35.3108">
            <text:p>35.310800</text:p>
          </table:table-cell>
          <table:table-cell table:number-columns-repeated="10"/>
          <table:table-cell table:formula="of:=VLOOKUP([.I141];[NE.$F$2:.$Q$160];2;0)" office:value-type="float" office:value="26">
            <text:p>26</text:p>
          </table:table-cell>
          <table:table-cell office:value-type="float" office:value="26">
            <text:p>26</text:p>
          </table:table-cell>
          <table:table-cell table:number-columns-repeated="234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US-MOZ-00141</text:p>
          </table:table-cell>
          <table:table-cell office:value-type="float" office:value="1011411">
            <text:p>1011411</text:p>
          </table:table-cell>
          <table:table-cell office:value-type="string">
            <text:p>01011411</text:p>
          </table:table-cell>
          <table:table-cell office:value-type="string">
            <text:p>Luelele</text:p>
          </table:table-cell>
          <table:table-cell office:value-type="float" office:value="12">
            <text:p>12</text:p>
          </table:table-cell>
          <table:table-cell office:value-type="string">
            <text:p>NU-113</text:p>
          </table:table-cell>
          <table:table-cell office:value-type="float" office:value="-14.0947">
            <text:p>-14.094700</text:p>
          </table:table-cell>
          <table:table-cell office:value-type="float" office:value="35.4711">
            <text:p>35.471100</text:p>
          </table:table-cell>
          <table:table-cell table:number-columns-repeated="10"/>
          <table:table-cell table:formula="of:=VLOOKUP([.I142];[NE.$F$2:.$Q$160];2;0)" office:value-type="float" office:value="26">
            <text:p>26</text:p>
          </table:table-cell>
          <table:table-cell office:value-type="float" office:value="26">
            <text:p>26</text:p>
          </table:table-cell>
          <table:table-cell table:number-columns-repeated="234"/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US-MOZ-00142</text:p>
          </table:table-cell>
          <table:table-cell office:value-type="float" office:value="1011410">
            <text:p>1011410</text:p>
          </table:table-cell>
          <table:table-cell office:value-type="string">
            <text:p>01011410</text:p>
          </table:table-cell>
          <table:table-cell office:value-type="string">
            <text:p>N'Gaúma</text:p>
          </table:table-cell>
          <table:table-cell office:value-type="float" office:value="12">
            <text:p>12</text:p>
          </table:table-cell>
          <table:table-cell office:value-type="string">
            <text:p>NU-113</text:p>
          </table:table-cell>
          <table:table-cell office:value-type="float" office:value="-13.8492">
            <text:p>-13.849200</text:p>
          </table:table-cell>
          <table:table-cell office:value-type="float" office:value="35.2892">
            <text:p>35.289200</text:p>
          </table:table-cell>
          <table:table-cell table:number-columns-repeated="10"/>
          <table:table-cell table:formula="of:=VLOOKUP([.I143];[NE.$F$2:.$Q$160];2;0)" office:value-type="float" office:value="26">
            <text:p>26</text:p>
          </table:table-cell>
          <table:table-cell office:value-type="float" office:value="26">
            <text:p>26</text:p>
          </table:table-cell>
          <table:table-cell table:number-columns-repeated="234"/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US-MOZ-00143</text:p>
          </table:table-cell>
          <table:table-cell office:value-type="float" office:value="1011508">
            <text:p>1011508</text:p>
          </table:table-cell>
          <table:table-cell office:value-type="string">
            <text:p>01011508</text:p>
          </table:table-cell>
          <table:table-cell office:value-type="string">
            <text:p>Napalave</text:p>
          </table:table-cell>
          <table:table-cell office:value-type="float" office:value="12">
            <text:p>12</text:p>
          </table:table-cell>
          <table:table-cell office:value-type="string">
            <text:p>NU-107</text:p>
          </table:table-cell>
          <table:table-cell office:value-type="float" office:value="-13.9714">
            <text:p>-13.971400</text:p>
          </table:table-cell>
          <table:table-cell office:value-type="float" office:value="37.8933">
            <text:p>37.893300</text:p>
          </table:table-cell>
          <table:table-cell table:number-columns-repeated="10"/>
          <table:table-cell table:formula="of:=VLOOKUP([.I144];[NE.$F$2:.$Q$160];2;0)" office:value-type="float" office:value="27">
            <text:p>27</text:p>
          </table:table-cell>
          <table:table-cell office:value-type="float" office:value="27">
            <text:p>27</text:p>
          </table:table-cell>
          <table:table-cell table:number-columns-repeated="234"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US-MOZ-00144</text:p>
          </table:table-cell>
          <table:table-cell office:value-type="float" office:value="1011513">
            <text:p>1011513</text:p>
          </table:table-cell>
          <table:table-cell office:value-type="string">
            <text:p>01011513</text:p>
          </table:table-cell>
          <table:table-cell office:value-type="string">
            <text:p>Metarica-Lurio</text:p>
          </table:table-cell>
          <table:table-cell office:value-type="float" office:value="12">
            <text:p>12</text:p>
          </table:table-cell>
          <table:table-cell office:value-type="string">
            <text:p>NU-107</text:p>
          </table:table-cell>
          <table:table-cell office:value-type="float" office:value="-14.031712">
            <text:p>-14.031712</text:p>
          </table:table-cell>
          <table:table-cell office:value-type="float" office:value="37.85521">
            <text:p>37.855210</text:p>
          </table:table-cell>
          <table:table-cell table:number-columns-repeated="10"/>
          <table:table-cell table:formula="of:=VLOOKUP([.I145];[NE.$F$2:.$Q$160];2;0)" office:value-type="float" office:value="27">
            <text:p>27</text:p>
          </table:table-cell>
          <table:table-cell office:value-type="float" office:value="27">
            <text:p>27</text:p>
          </table:table-cell>
          <table:table-cell table:number-columns-repeated="234"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US-MOZ-00145</text:p>
          </table:table-cell>
          <table:table-cell office:value-type="float" office:value="1011510">
            <text:p>1011510</text:p>
          </table:table-cell>
          <table:table-cell office:value-type="string">
            <text:p>01011510</text:p>
          </table:table-cell>
          <table:table-cell office:value-type="string">
            <text:p>Muluco</text:p>
          </table:table-cell>
          <table:table-cell office:value-type="float" office:value="12">
            <text:p>12</text:p>
          </table:table-cell>
          <table:table-cell office:value-type="string">
            <text:p>NU-107</text:p>
          </table:table-cell>
          <table:table-cell office:value-type="float" office:value="-14.032645">
            <text:p>-14.032645</text:p>
          </table:table-cell>
          <table:table-cell office:value-type="float" office:value="37.855418">
            <text:p>37.855418</text:p>
          </table:table-cell>
          <table:table-cell table:number-columns-repeated="10"/>
          <table:table-cell table:formula="of:=VLOOKUP([.I146];[NE.$F$2:.$Q$160];2;0)" office:value-type="float" office:value="27">
            <text:p>27</text:p>
          </table:table-cell>
          <table:table-cell office:value-type="float" office:value="27">
            <text:p>27</text:p>
          </table:table-cell>
          <table:table-cell table:number-columns-repeated="234"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US-MOZ-00146</text:p>
          </table:table-cell>
          <table:table-cell office:value-type="float" office:value="1011506">
            <text:p>1011506</text:p>
          </table:table-cell>
          <table:table-cell office:value-type="string">
            <text:p>01011506</text:p>
          </table:table-cell>
          <table:table-cell office:value-type="string">
            <text:p>Manlia</text:p>
          </table:table-cell>
          <table:table-cell office:value-type="float" office:value="12">
            <text:p>12</text:p>
          </table:table-cell>
          <table:table-cell office:value-type="string">
            <text:p>NU-107</text:p>
          </table:table-cell>
          <table:table-cell office:value-type="float" office:value="-13.7906">
            <text:p>-13.790600</text:p>
          </table:table-cell>
          <table:table-cell office:value-type="float" office:value="37.9356">
            <text:p>37.935600</text:p>
          </table:table-cell>
          <table:table-cell table:number-columns-repeated="10"/>
          <table:table-cell table:formula="of:=VLOOKUP([.I147];[NE.$F$2:.$Q$160];2;0)" office:value-type="float" office:value="27">
            <text:p>27</text:p>
          </table:table-cell>
          <table:table-cell office:value-type="float" office:value="27">
            <text:p>27</text:p>
          </table:table-cell>
          <table:table-cell table:number-columns-repeated="234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US-MOZ-00147</text:p>
          </table:table-cell>
          <table:table-cell office:value-type="float" office:value="1011509">
            <text:p>1011509</text:p>
          </table:table-cell>
          <table:table-cell office:value-type="string">
            <text:p>01011509</text:p>
          </table:table-cell>
          <table:table-cell office:value-type="string">
            <text:p>Cheiacheia</text:p>
          </table:table-cell>
          <table:table-cell office:value-type="float" office:value="12">
            <text:p>12</text:p>
          </table:table-cell>
          <table:table-cell office:value-type="string">
            <text:p>NU-107</text:p>
          </table:table-cell>
          <table:table-cell office:value-type="float" office:value="-14.1333">
            <text:p>-14.133300</text:p>
          </table:table-cell>
          <table:table-cell office:value-type="float" office:value="38.3081">
            <text:p>38.308100</text:p>
          </table:table-cell>
          <table:table-cell table:number-columns-repeated="10"/>
          <table:table-cell table:formula="of:=VLOOKUP([.I148];[NE.$F$2:.$Q$160];2;0)" office:value-type="float" office:value="27">
            <text:p>27</text:p>
          </table:table-cell>
          <table:table-cell office:value-type="float" office:value="27">
            <text:p>27</text:p>
          </table:table-cell>
          <table:table-cell table:number-columns-repeated="234"/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US-MOZ-00148</text:p>
          </table:table-cell>
          <table:table-cell office:value-type="float" office:value="1011507">
            <text:p>1011507</text:p>
          </table:table-cell>
          <table:table-cell office:value-type="string">
            <text:p>01011507</text:p>
          </table:table-cell>
          <table:table-cell office:value-type="string">
            <text:p>Nipepe</text:p>
          </table:table-cell>
          <table:table-cell office:value-type="float" office:value="11">
            <text:p>11</text:p>
          </table:table-cell>
          <table:table-cell office:value-type="string">
            <text:p>NU-107</text:p>
          </table:table-cell>
          <table:table-cell office:value-type="float" office:value="-14.0311">
            <text:p>-14.031100</text:p>
          </table:table-cell>
          <table:table-cell office:value-type="float" office:value="37.8533">
            <text:p>37.853300</text:p>
          </table:table-cell>
          <table:table-cell table:number-columns-repeated="10"/>
          <table:table-cell table:formula="of:=VLOOKUP([.I149];[NE.$F$2:.$Q$160];2;0)" office:value-type="float" office:value="27">
            <text:p>27</text:p>
          </table:table-cell>
          <table:table-cell office:value-type="float" office:value="27">
            <text:p>27</text:p>
          </table:table-cell>
          <table:table-cell table:number-columns-repeated="234"/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US-MOZ-00149</text:p>
          </table:table-cell>
          <table:table-cell office:value-type="float" office:value="1011514">
            <text:p>1011514</text:p>
          </table:table-cell>
          <table:table-cell office:value-type="string">
            <text:p>010115?</text:p>
          </table:table-cell>
          <table:table-cell office:value-type="string">
            <text:p>Natil</text:p>
          </table:table-cell>
          <table:table-cell office:value-type="float" office:value="12">
            <text:p>12</text:p>
          </table:table-cell>
          <table:table-cell office:value-type="string">
            <text:p>NU-107</text:p>
          </table:table-cell>
          <table:table-cell office:value-type="float" office:value="-14.031896">
            <text:p>-14.031896</text:p>
          </table:table-cell>
          <table:table-cell office:value-type="float" office:value="37.854976">
            <text:p>37.854976</text:p>
          </table:table-cell>
          <table:table-cell table:number-columns-repeated="10"/>
          <table:table-cell table:formula="of:=VLOOKUP([.I150];[NE.$F$2:.$Q$160];2;0)" office:value-type="float" office:value="27">
            <text:p>27</text:p>
          </table:table-cell>
          <table:table-cell office:value-type="float" office:value="27">
            <text:p>27</text:p>
          </table:table-cell>
          <table:table-cell table:number-columns-repeated="234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US-MOZ-00150</text:p>
          </table:table-cell>
          <table:table-cell office:value-type="float" office:value="1011613">
            <text:p>1011613</text:p>
          </table:table-cell>
          <table:table-cell office:value-type="string">
            <text:p>01011613</text:p>
          </table:table-cell>
          <table:table-cell office:value-type="string">
            <text:p>Mbemba</text:p>
          </table:table-cell>
          <table:table-cell office:value-type="float" office:value="12">
            <text:p>12</text:p>
          </table:table-cell>
          <table:table-cell office:value-type="string">
            <text:p>NU-106</text:p>
          </table:table-cell>
          <table:table-cell office:value-type="float" office:value="-13.0793">
            <text:p>-13.079300</text:p>
          </table:table-cell>
          <table:table-cell office:value-type="float" office:value="35.2075">
            <text:p>35.207500</text:p>
          </table:table-cell>
          <table:table-cell table:number-columns-repeated="10"/>
          <table:table-cell table:formula="of:=VLOOKUP([.I151];[NE.$F$2:.$Q$160];2;0)" office:value-type="float" office:value="28">
            <text:p>28</text:p>
          </table:table-cell>
          <table:table-cell office:value-type="float" office:value="28">
            <text:p>28</text:p>
          </table:table-cell>
          <table:table-cell table:number-columns-repeated="234"/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US-MOZ-00151</text:p>
          </table:table-cell>
          <table:table-cell office:value-type="float" office:value="1011616">
            <text:p>1011616</text:p>
          </table:table-cell>
          <table:table-cell office:value-type="string">
            <text:p>01011616</text:p>
          </table:table-cell>
          <table:table-cell office:value-type="string">
            <text:p>Chitula</text:p>
          </table:table-cell>
          <table:table-cell office:value-type="float" office:value="12">
            <text:p>12</text:p>
          </table:table-cell>
          <table:table-cell office:value-type="string">
            <text:p>NU-106</text:p>
          </table:table-cell>
          <table:table-cell office:value-type="float" office:value="-12.978">
            <text:p>-12.978000</text:p>
          </table:table-cell>
          <table:table-cell office:value-type="float" office:value="35.1524">
            <text:p>35.152400</text:p>
          </table:table-cell>
          <table:table-cell table:number-columns-repeated="10"/>
          <table:table-cell table:formula="of:=VLOOKUP([.I152];[NE.$F$2:.$Q$160];2;0)" office:value-type="float" office:value="28">
            <text:p>28</text:p>
          </table:table-cell>
          <table:table-cell office:value-type="float" office:value="28">
            <text:p>28</text:p>
          </table:table-cell>
          <table:table-cell table:number-columns-repeated="234"/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US-MOZ-00152</text:p>
          </table:table-cell>
          <table:table-cell office:value-type="float" office:value="1011606">
            <text:p>1011606</text:p>
          </table:table-cell>
          <table:table-cell office:value-type="string">
            <text:p>01011606</text:p>
          </table:table-cell>
          <table:table-cell office:value-type="string">
            <text:p>7 De Setembro</text:p>
          </table:table-cell>
          <table:table-cell office:value-type="float" office:value="11">
            <text:p>11</text:p>
          </table:table-cell>
          <table:table-cell office:value-type="string">
            <text:p>NU-106</text:p>
          </table:table-cell>
          <table:table-cell office:value-type="float" office:value="-12.9451">
            <text:p>-12.945100</text:p>
          </table:table-cell>
          <table:table-cell office:value-type="float" office:value="35.4264">
            <text:p>35.426400</text:p>
          </table:table-cell>
          <table:table-cell table:number-columns-repeated="10"/>
          <table:table-cell table:formula="of:=VLOOKUP([.I153];[NE.$F$2:.$Q$160];2;0)" office:value-type="float" office:value="28">
            <text:p>28</text:p>
          </table:table-cell>
          <table:table-cell office:value-type="float" office:value="28">
            <text:p>28</text:p>
          </table:table-cell>
          <table:table-cell table:number-columns-repeated="234"/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US-MOZ-00153</text:p>
          </table:table-cell>
          <table:table-cell office:value-type="float" office:value="1011614">
            <text:p>1011614</text:p>
          </table:table-cell>
          <table:table-cell office:value-type="string">
            <text:p>01011614</text:p>
          </table:table-cell>
          <table:table-cell office:value-type="string">
            <text:p>Nansinhenje</text:p>
          </table:table-cell>
          <table:table-cell office:value-type="float" office:value="12">
            <text:p>12</text:p>
          </table:table-cell>
          <table:table-cell office:value-type="string">
            <text:p>NU-106</text:p>
          </table:table-cell>
          <table:table-cell office:value-type="float" office:value="-13.0403">
            <text:p>-13.040300</text:p>
          </table:table-cell>
          <table:table-cell office:value-type="float" office:value="35.2933">
            <text:p>35.293300</text:p>
          </table:table-cell>
          <table:table-cell table:number-columns-repeated="10"/>
          <table:table-cell table:formula="of:=VLOOKUP([.I154];[NE.$F$2:.$Q$160];2;0)" office:value-type="float" office:value="28">
            <text:p>28</text:p>
          </table:table-cell>
          <table:table-cell office:value-type="float" office:value="28">
            <text:p>28</text:p>
          </table:table-cell>
          <table:table-cell table:number-columns-repeated="234"/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US-MOZ-00154</text:p>
          </table:table-cell>
          <table:table-cell office:value-type="float" office:value="1011608">
            <text:p>1011608</text:p>
          </table:table-cell>
          <table:table-cell office:value-type="string">
            <text:p>01011608</text:p>
          </table:table-cell>
          <table:table-cell office:value-type="string">
            <text:p>Lumbiza</text:p>
          </table:table-cell>
          <table:table-cell office:value-type="float" office:value="12">
            <text:p>12</text:p>
          </table:table-cell>
          <table:table-cell office:value-type="string">
            <text:p>NU-106</text:p>
          </table:table-cell>
          <table:table-cell office:value-type="float" office:value="-12.502005">
            <text:p>-12.502005</text:p>
          </table:table-cell>
          <table:table-cell office:value-type="float" office:value="35.460898">
            <text:p>35.460898</text:p>
          </table:table-cell>
          <table:table-cell table:number-columns-repeated="10"/>
          <table:table-cell table:formula="of:=VLOOKUP([.I155];[NE.$F$2:.$Q$160];2;0)" office:value-type="float" office:value="28">
            <text:p>28</text:p>
          </table:table-cell>
          <table:table-cell office:value-type="float" office:value="28">
            <text:p>28</text:p>
          </table:table-cell>
          <table:table-cell table:number-columns-repeated="234"/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US-MOZ-00155</text:p>
          </table:table-cell>
          <table:table-cell office:value-type="float" office:value="1011612">
            <text:p>1011612</text:p>
          </table:table-cell>
          <table:table-cell office:value-type="string">
            <text:p>01011612</text:p>
          </table:table-cell>
          <table:table-cell office:value-type="string">
            <text:p>Maumbica</text:p>
          </table:table-cell>
          <table:table-cell office:value-type="float" office:value="12">
            <text:p>12</text:p>
          </table:table-cell>
          <table:table-cell office:value-type="string">
            <text:p>NU-106</text:p>
          </table:table-cell>
          <table:table-cell office:value-type="float" office:value="-12.356">
            <text:p>-12.356000</text:p>
          </table:table-cell>
          <table:table-cell office:value-type="float" office:value="35.3809">
            <text:p>35.380900</text:p>
          </table:table-cell>
          <table:table-cell table:number-columns-repeated="10"/>
          <table:table-cell table:formula="of:=VLOOKUP([.I156];[NE.$F$2:.$Q$160];2;0)" office:value-type="float" office:value="28">
            <text:p>28</text:p>
          </table:table-cell>
          <table:table-cell office:value-type="float" office:value="28">
            <text:p>28</text:p>
          </table:table-cell>
          <table:table-cell table:number-columns-repeated="234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US-MOZ-00156</text:p>
          </table:table-cell>
          <table:table-cell office:value-type="float" office:value="1011611">
            <text:p>1011611</text:p>
          </table:table-cell>
          <table:table-cell office:value-type="string">
            <text:p>01011611</text:p>
          </table:table-cell>
          <table:table-cell office:value-type="string">
            <text:p>Malemia</text:p>
          </table:table-cell>
          <table:table-cell office:value-type="float" office:value="12">
            <text:p>12</text:p>
          </table:table-cell>
          <table:table-cell office:value-type="string">
            <text:p>NU-106</text:p>
          </table:table-cell>
          <table:table-cell office:value-type="float" office:value="-13.0116">
            <text:p>-13.011600</text:p>
          </table:table-cell>
          <table:table-cell office:value-type="float" office:value="35.1869">
            <text:p>35.186900</text:p>
          </table:table-cell>
          <table:table-cell table:number-columns-repeated="10"/>
          <table:table-cell table:formula="of:=VLOOKUP([.I157];[NE.$F$2:.$Q$160];2;0)" office:value-type="float" office:value="28">
            <text:p>28</text:p>
          </table:table-cell>
          <table:table-cell office:value-type="float" office:value="28">
            <text:p>28</text:p>
          </table:table-cell>
          <table:table-cell table:number-columns-repeated="234"/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US-MOZ-00157</text:p>
          </table:table-cell>
          <table:table-cell office:value-type="float" office:value="1011610">
            <text:p>1011610</text:p>
          </table:table-cell>
          <table:table-cell office:value-type="string">
            <text:p>01011610</text:p>
          </table:table-cell>
          <table:table-cell office:value-type="string">
            <text:p>Madjedje(Ii Congresso)</text:p>
          </table:table-cell>
          <table:table-cell office:value-type="float" office:value="12">
            <text:p>12</text:p>
          </table:table-cell>
          <table:table-cell office:value-type="string">
            <text:p>NU-106</text:p>
          </table:table-cell>
          <table:table-cell office:value-type="float" office:value="-12.5939">
            <text:p>-12.593900</text:p>
          </table:table-cell>
          <table:table-cell office:value-type="float" office:value="35.2705">
            <text:p>35.270500</text:p>
          </table:table-cell>
          <table:table-cell table:number-columns-repeated="10"/>
          <table:table-cell table:formula="of:=VLOOKUP([.I158];[NE.$F$2:.$Q$160];2;0)" office:value-type="float" office:value="28">
            <text:p>28</text:p>
          </table:table-cell>
          <table:table-cell office:value-type="float" office:value="28">
            <text:p>28</text:p>
          </table:table-cell>
          <table:table-cell table:number-columns-repeated="234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US-MOZ-00158</text:p>
          </table:table-cell>
          <table:table-cell office:value-type="float" office:value="1011609">
            <text:p>1011609</text:p>
          </table:table-cell>
          <table:table-cell office:value-type="string">
            <text:p>01011609</text:p>
          </table:table-cell>
          <table:table-cell office:value-type="string">
            <text:p>Macaloge</text:p>
          </table:table-cell>
          <table:table-cell office:value-type="float" office:value="12">
            <text:p>12</text:p>
          </table:table-cell>
          <table:table-cell office:value-type="string">
            <text:p>NU-106</text:p>
          </table:table-cell>
          <table:table-cell office:value-type="float" office:value="-12.4889">
            <text:p>-12.488900</text:p>
          </table:table-cell>
          <table:table-cell office:value-type="float" office:value="35.4248">
            <text:p>35.424800</text:p>
          </table:table-cell>
          <table:table-cell table:number-columns-repeated="10"/>
          <table:table-cell table:formula="of:=VLOOKUP([.I159];[NE.$F$2:.$Q$160];2;0)" office:value-type="float" office:value="28">
            <text:p>28</text:p>
          </table:table-cell>
          <table:table-cell office:value-type="float" office:value="28">
            <text:p>28</text:p>
          </table:table-cell>
          <table:table-cell table:number-columns-repeated="234"/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US-MOZ-00159</text:p>
          </table:table-cell>
          <table:table-cell office:value-type="float" office:value="1011607">
            <text:p>1011607</text:p>
          </table:table-cell>
          <table:table-cell office:value-type="string">
            <text:p>01011607</text:p>
          </table:table-cell>
          <table:table-cell office:value-type="string">
            <text:p>Licole</text:p>
          </table:table-cell>
          <table:table-cell office:value-type="float" office:value="12">
            <text:p>12</text:p>
          </table:table-cell>
          <table:table-cell office:value-type="string">
            <text:p>NU-106</text:p>
          </table:table-cell>
          <table:table-cell office:value-type="float" office:value="-13.1279">
            <text:p>-13.127900</text:p>
          </table:table-cell>
          <table:table-cell office:value-type="float" office:value="35.1758">
            <text:p>35.175800</text:p>
          </table:table-cell>
          <table:table-cell table:number-columns-repeated="10"/>
          <table:table-cell table:formula="of:=VLOOKUP([.I160];[NE.$F$2:.$Q$160];2;0)" office:value-type="float" office:value="28">
            <text:p>28</text:p>
          </table:table-cell>
          <table:table-cell office:value-type="float" office:value="28">
            <text:p>28</text:p>
          </table:table-cell>
          <table:table-cell table:number-columns-repeated="234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US-MOZ-00160</text:p>
          </table:table-cell>
          <table:table-cell office:value-type="float" office:value="1011615">
            <text:p>1011615</text:p>
          </table:table-cell>
          <table:table-cell office:value-type="string">
            <text:p>01011615</text:p>
          </table:table-cell>
          <table:table-cell office:value-type="string">
            <text:p>Unango Velho </text:p>
          </table:table-cell>
          <table:table-cell office:value-type="float" office:value="12">
            <text:p>12</text:p>
          </table:table-cell>
          <table:table-cell office:value-type="string">
            <text:p>NU-106</text:p>
          </table:table-cell>
          <table:table-cell office:value-type="float" office:value="-12.8777">
            <text:p>-12.877700</text:p>
          </table:table-cell>
          <table:table-cell office:value-type="float" office:value="35.4115">
            <text:p>35.411500</text:p>
          </table:table-cell>
          <table:table-cell table:number-columns-repeated="10"/>
          <table:table-cell table:formula="of:=VLOOKUP([.I161];[NE.$F$2:.$Q$160];2;0)" office:value-type="float" office:value="28">
            <text:p>28</text:p>
          </table:table-cell>
          <table:table-cell office:value-type="float" office:value="28">
            <text:p>28</text:p>
          </table:table-cell>
          <table:table-cell table:number-columns-repeated="234"/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US-MOZ-00161</text:p>
          </table:table-cell>
          <table:table-cell office:value-type="float" office:value="1020107">
            <text:p>1020107</text:p>
          </table:table-cell>
          <table:table-cell office:value-type="string">
            <text:p>01020107</text:p>
          </table:table-cell>
          <table:table-cell office:value-type="string">
            <text:p>B. Ingonane</text:p>
          </table:table-cell>
          <table:table-cell office:value-type="float" office:value="10">
            <text:p>10</text:p>
          </table:table-cell>
          <table:table-cell office:value-type="string">
            <text:p>NU-130</text:p>
          </table:table-cell>
          <table:table-cell office:value-type="float" office:value="-12.9611">
            <text:p>-12.961100</text:p>
          </table:table-cell>
          <table:table-cell office:value-type="float" office:value="40.5071">
            <text:p>40.507100</text:p>
          </table:table-cell>
          <table:table-cell table:number-columns-repeated="10"/>
          <table:table-cell table:formula="of:=VLOOKUP([.I162];[NE.$F$2:.$Q$160];2;0)" office:value-type="float" office:value="46">
            <text:p>46</text:p>
          </table:table-cell>
          <table:table-cell office:value-type="float" office:value="46">
            <text:p>46</text:p>
          </table:table-cell>
          <table:table-cell table:number-columns-repeated="234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US-MOZ-00162</text:p>
          </table:table-cell>
          <table:table-cell office:value-type="float" office:value="1020108">
            <text:p>1020108</text:p>
          </table:table-cell>
          <table:table-cell office:value-type="string">
            <text:p>01020108</text:p>
          </table:table-cell>
          <table:table-cell office:value-type="string">
            <text:p>Natite</text:p>
          </table:table-cell>
          <table:table-cell office:value-type="float" office:value="9">
            <text:p>9</text:p>
          </table:table-cell>
          <table:table-cell office:value-type="string">
            <text:p>NU-130</text:p>
          </table:table-cell>
          <table:table-cell office:value-type="float" office:value="-12.9619">
            <text:p>-12.961900</text:p>
          </table:table-cell>
          <table:table-cell office:value-type="float" office:value="40.5089">
            <text:p>40.508900</text:p>
          </table:table-cell>
          <table:table-cell table:number-columns-repeated="10"/>
          <table:table-cell table:formula="of:=VLOOKUP([.I163];[NE.$F$2:.$Q$160];2;0)" office:value-type="float" office:value="46">
            <text:p>46</text:p>
          </table:table-cell>
          <table:table-cell office:value-type="float" office:value="46">
            <text:p>46</text:p>
          </table:table-cell>
          <table:table-cell table:number-columns-repeated="234"/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US-MOZ-00163</text:p>
          </table:table-cell>
          <table:table-cell office:value-type="float" office:value="1020151">
            <text:p>1020151</text:p>
          </table:table-cell>
          <table:table-cell office:value-type="string">
            <text:p>01020151</text:p>
          </table:table-cell>
          <table:table-cell office:value-type="string">
            <text:p>Chuiba</text:p>
          </table:table-cell>
          <table:table-cell office:value-type="float" office:value="10">
            <text:p>10</text:p>
          </table:table-cell>
          <table:table-cell office:value-type="string">
            <text:p>NU-130</text:p>
          </table:table-cell>
          <table:table-cell office:value-type="float" office:value="-13.0225">
            <text:p>-13.022500</text:p>
          </table:table-cell>
          <table:table-cell office:value-type="float" office:value="40.5656">
            <text:p>40.565600</text:p>
          </table:table-cell>
          <table:table-cell table:number-columns-repeated="10"/>
          <table:table-cell table:formula="of:=VLOOKUP([.I164];[NE.$F$2:.$Q$160];2;0)" office:value-type="float" office:value="46">
            <text:p>46</text:p>
          </table:table-cell>
          <table:table-cell office:value-type="float" office:value="46">
            <text:p>46</text:p>
          </table:table-cell>
          <table:table-cell table:number-columns-repeated="234"/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US-MOZ-00164</text:p>
          </table:table-cell>
          <table:table-cell office:value-type="float" office:value="1020113">
            <text:p>1020113</text:p>
          </table:table-cell>
          <table:table-cell office:value-type="string">
            <text:p>01020113</text:p>
          </table:table-cell>
          <table:table-cell office:value-type="string">
            <text:p>Paquite</text:p>
          </table:table-cell>
          <table:table-cell office:value-type="float" office:value="10">
            <text:p>10</text:p>
          </table:table-cell>
          <table:table-cell office:value-type="string">
            <text:p>NU-130</text:p>
          </table:table-cell>
          <table:table-cell office:value-type="float" office:value="-12.9625">
            <text:p>-12.962500</text:p>
          </table:table-cell>
          <table:table-cell office:value-type="float" office:value="40.4867">
            <text:p>40.486700</text:p>
          </table:table-cell>
          <table:table-cell table:number-columns-repeated="10"/>
          <table:table-cell table:formula="of:=VLOOKUP([.I165];[NE.$F$2:.$Q$160];2;0)" office:value-type="float" office:value="46">
            <text:p>46</text:p>
          </table:table-cell>
          <table:table-cell office:value-type="float" office:value="46">
            <text:p>46</text:p>
          </table:table-cell>
          <table:table-cell table:number-columns-repeated="234"/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US-MOZ-00165</text:p>
          </table:table-cell>
          <table:table-cell office:value-type="float" office:value="1020112">
            <text:p>1020112</text:p>
          </table:table-cell>
          <table:table-cell office:value-type="string">
            <text:p>01020112</text:p>
          </table:table-cell>
          <table:table-cell office:value-type="string">
            <text:p>B. Muxara</text:p>
          </table:table-cell>
          <table:table-cell office:value-type="float" office:value="10">
            <text:p>10</text:p>
          </table:table-cell>
          <table:table-cell office:value-type="string">
            <text:p>NU-130</text:p>
          </table:table-cell>
          <table:table-cell office:value-type="float" office:value="-13.0597">
            <text:p>-13.059700</text:p>
          </table:table-cell>
          <table:table-cell office:value-type="float" office:value="40.525">
            <text:p>40.525000</text:p>
          </table:table-cell>
          <table:table-cell table:number-columns-repeated="10"/>
          <table:table-cell table:formula="of:=VLOOKUP([.I166];[NE.$F$2:.$Q$160];2;0)" office:value-type="float" office:value="46">
            <text:p>46</text:p>
          </table:table-cell>
          <table:table-cell office:value-type="float" office:value="46">
            <text:p>46</text:p>
          </table:table-cell>
          <table:table-cell table:number-columns-repeated="234"/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US-MOZ-00166</text:p>
          </table:table-cell>
          <table:table-cell office:value-type="float" office:value="1020111">
            <text:p>1020111</text:p>
          </table:table-cell>
          <table:table-cell office:value-type="string">
            <text:p>01020111</text:p>
          </table:table-cell>
          <table:table-cell office:value-type="string">
            <text:p>Mahate</text:p>
          </table:table-cell>
          <table:table-cell office:value-type="float" office:value="10">
            <text:p>10</text:p>
          </table:table-cell>
          <table:table-cell office:value-type="string">
            <text:p>NU-130</text:p>
          </table:table-cell>
          <table:table-cell office:value-type="float" office:value="-13.0192">
            <text:p>-13.019200</text:p>
          </table:table-cell>
          <table:table-cell office:value-type="float" office:value="40.5294">
            <text:p>40.529400</text:p>
          </table:table-cell>
          <table:table-cell table:number-columns-repeated="10"/>
          <table:table-cell table:formula="of:=VLOOKUP([.I167];[NE.$F$2:.$Q$160];2;0)" office:value-type="float" office:value="46">
            <text:p>46</text:p>
          </table:table-cell>
          <table:table-cell office:value-type="float" office:value="46">
            <text:p>46</text:p>
          </table:table-cell>
          <table:table-cell table:number-columns-repeated="234"/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US-MOZ-00167</text:p>
          </table:table-cell>
          <table:table-cell office:value-type="float" office:value="1020110">
            <text:p>1020110</text:p>
          </table:table-cell>
          <table:table-cell office:value-type="string">
            <text:p>01020110</text:p>
          </table:table-cell>
          <table:table-cell office:value-type="string">
            <text:p>B. Eduardo Mondlane</text:p>
          </table:table-cell>
          <table:table-cell office:value-type="float" office:value="10">
            <text:p>10</text:p>
          </table:table-cell>
          <table:table-cell office:value-type="string">
            <text:p>NU-130</text:p>
          </table:table-cell>
          <table:table-cell office:value-type="float" office:value="-12.9711">
            <text:p>-12.971100</text:p>
          </table:table-cell>
          <table:table-cell office:value-type="float" office:value="40.5533">
            <text:p>40.553300</text:p>
          </table:table-cell>
          <table:table-cell table:number-columns-repeated="10"/>
          <table:table-cell table:formula="of:=VLOOKUP([.I168];[NE.$F$2:.$Q$160];2;0)" office:value-type="float" office:value="46">
            <text:p>46</text:p>
          </table:table-cell>
          <table:table-cell office:value-type="float" office:value="46">
            <text:p>46</text:p>
          </table:table-cell>
          <table:table-cell table:number-columns-repeated="234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US-MOZ-00168</text:p>
          </table:table-cell>
          <table:table-cell office:value-type="float" office:value="1020106">
            <text:p>1020106</text:p>
          </table:table-cell>
          <table:table-cell office:value-type="string">
            <text:p>01020106</text:p>
          </table:table-cell>
          <table:table-cell office:value-type="string">
            <text:p>B. Cariacó</text:p>
          </table:table-cell>
          <table:table-cell office:value-type="float" office:value="10">
            <text:p>10</text:p>
          </table:table-cell>
          <table:table-cell office:value-type="string">
            <text:p>NU-130</text:p>
          </table:table-cell>
          <table:table-cell office:value-type="float" office:value="-12.9631">
            <text:p>-12.963100</text:p>
          </table:table-cell>
          <table:table-cell office:value-type="float" office:value="40.5172">
            <text:p>40.517200</text:p>
          </table:table-cell>
          <table:table-cell table:number-columns-repeated="10"/>
          <table:table-cell table:formula="of:=VLOOKUP([.I169];[NE.$F$2:.$Q$160];2;0)" office:value-type="float" office:value="46">
            <text:p>46</text:p>
          </table:table-cell>
          <table:table-cell office:value-type="float" office:value="46">
            <text:p>46</text:p>
          </table:table-cell>
          <table:table-cell table:number-columns-repeated="234"/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US-MOZ-00169</text:p>
          </table:table-cell>
          <table:table-cell office:value-type="float" office:value="1020100">
            <text:p>1020100</text:p>
          </table:table-cell>
          <table:table-cell office:value-type="string">
            <text:p>01020100</text:p>
          </table:table-cell>
          <table:table-cell office:value-type="string">
            <text:p>Pemba</text:p>
          </table:table-cell>
          <table:table-cell office:value-type="float" office:value="3">
            <text:p>3</text:p>
          </table:table-cell>
          <table:table-cell office:value-type="string">
            <text:p>NU-130</text:p>
          </table:table-cell>
          <table:table-cell office:value-type="float" office:value="-12.9658">
            <text:p>-12.965800</text:p>
          </table:table-cell>
          <table:table-cell office:value-type="float" office:value="40.4953">
            <text:p>40.495300</text:p>
          </table:table-cell>
          <table:table-cell table:number-columns-repeated="10"/>
          <table:table-cell table:formula="of:=VLOOKUP([.I170];[NE.$F$2:.$Q$160];2;0)" office:value-type="float" office:value="46">
            <text:p>46</text:p>
          </table:table-cell>
          <table:table-cell office:value-type="float" office:value="46">
            <text:p>46</text:p>
          </table:table-cell>
          <table:table-cell table:number-columns-repeated="234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US-MOZ-00170</text:p>
          </table:table-cell>
          <table:table-cell office:value-type="float" office:value="1020109">
            <text:p>1020109</text:p>
          </table:table-cell>
          <table:table-cell office:value-type="string">
            <text:p>01020109</text:p>
          </table:table-cell>
          <table:table-cell office:value-type="string">
            <text:p>B. Cimento</text:p>
          </table:table-cell>
          <table:table-cell office:value-type="float" office:value="10">
            <text:p>10</text:p>
          </table:table-cell>
          <table:table-cell office:value-type="string">
            <text:p>NU-130</text:p>
          </table:table-cell>
          <table:table-cell office:value-type="float" office:value="-12.961061">
            <text:p>-12.961061</text:p>
          </table:table-cell>
          <table:table-cell office:value-type="float" office:value="40.507145">
            <text:p>40.507145</text:p>
          </table:table-cell>
          <table:table-cell table:number-columns-repeated="10"/>
          <table:table-cell table:formula="of:=VLOOKUP([.I171];[NE.$F$2:.$Q$160];2;0)" office:value-type="float" office:value="46">
            <text:p>46</text:p>
          </table:table-cell>
          <table:table-cell office:value-type="float" office:value="46">
            <text:p>46</text:p>
          </table:table-cell>
          <table:table-cell table:number-columns-repeated="234"/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US-MOZ-00171</text:p>
          </table:table-cell>
          <table:table-cell office:value-type="float" office:value="1020112">
            <text:p>1020112</text:p>
          </table:table-cell>
          <table:table-cell office:value-type="string">
            <text:p>010201?</text:p>
          </table:table-cell>
          <table:table-cell office:value-type="string">
            <text:p>Muxara B</text:p>
          </table:table-cell>
          <table:table-cell office:value-type="float" office:value="10">
            <text:p>10</text:p>
          </table:table-cell>
          <table:table-cell office:value-type="string">
            <text:p>NU-130</text:p>
          </table:table-cell>
          <table:table-cell office:value-type="float" office:value="-12.973203">
            <text:p>-12.973203</text:p>
          </table:table-cell>
          <table:table-cell office:value-type="float" office:value="40.517801">
            <text:p>40.517801</text:p>
          </table:table-cell>
          <table:table-cell table:number-columns-repeated="10"/>
          <table:table-cell table:formula="of:=VLOOKUP([.I172];[NE.$F$2:.$Q$160];2;0)" office:value-type="float" office:value="46">
            <text:p>46</text:p>
          </table:table-cell>
          <table:table-cell office:value-type="float" office:value="46">
            <text:p>46</text:p>
          </table:table-cell>
          <table:table-cell table:number-columns-repeated="234"/>
        </table:table-row>
        <table:table-row table:style-name="ro2">
          <table:table-cell office:value-type="float" office:value="172">
            <text:p>17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US-MOZ-00172</text:p>
          </table:table-cell>
          <table:table-cell office:value-type="float" office:value="1020206">
            <text:p>1020206</text:p>
          </table:table-cell>
          <table:table-cell office:value-type="string">
            <text:p>01020206</text:p>
          </table:table-cell>
          <table:table-cell office:value-type="string">
            <text:p>Ancuabe</text:p>
          </table:table-cell>
          <table:table-cell office:value-type="float" office:value="11">
            <text:p>11</text:p>
          </table:table-cell>
          <table:table-cell office:value-type="string">
            <text:p>NU-135</text:p>
          </table:table-cell>
          <table:table-cell office:value-type="float" office:value="-12.9669">
            <text:p>-12.966900</text:p>
          </table:table-cell>
          <table:table-cell office:value-type="float" office:value="39.8572">
            <text:p>39.857200</text:p>
          </table:table-cell>
          <table:table-cell table:number-columns-repeated="10"/>
          <table:table-cell table:formula="of:=VLOOKUP([.I173];[NE.$F$2:.$Q$160];2;0)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234"/>
        </table:table-row>
        <table:table-row table:style-name="ro2">
          <table:table-cell office:value-type="float" office:value="173">
            <text:p>17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US-MOZ-00173</text:p>
          </table:table-cell>
          <table:table-cell office:value-type="float" office:value="1020211">
            <text:p>1020211</text:p>
          </table:table-cell>
          <table:table-cell office:value-type="string">
            <text:p>01020211</text:p>
          </table:table-cell>
          <table:table-cell office:value-type="string">
            <text:p>Minhewene</text:p>
          </table:table-cell>
          <table:table-cell office:value-type="float" office:value="12">
            <text:p>12</text:p>
          </table:table-cell>
          <table:table-cell office:value-type="string">
            <text:p>NU-135</text:p>
          </table:table-cell>
          <table:table-cell office:value-type="float" office:value="-12.9939">
            <text:p>-12.993900</text:p>
          </table:table-cell>
          <table:table-cell office:value-type="float" office:value="39.4675">
            <text:p>39.467500</text:p>
          </table:table-cell>
          <table:table-cell table:number-columns-repeated="10"/>
          <table:table-cell table:formula="of:=VLOOKUP([.I174];[NE.$F$2:.$Q$160];2;0)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234"/>
        </table:table-row>
        <table:table-row table:style-name="ro2">
          <table:table-cell office:value-type="float" office:value="174">
            <text:p>17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US-MOZ-00174</text:p>
          </table:table-cell>
          <table:table-cell office:value-type="float" office:value="1020207">
            <text:p>1020207</text:p>
          </table:table-cell>
          <table:table-cell office:value-type="string">
            <text:p>01020207</text:p>
          </table:table-cell>
          <table:table-cell office:value-type="string">
            <text:p>Mariri</text:p>
          </table:table-cell>
          <table:table-cell office:value-type="float" office:value="12">
            <text:p>12</text:p>
          </table:table-cell>
          <table:table-cell office:value-type="string">
            <text:p>NU-135</text:p>
          </table:table-cell>
          <table:table-cell office:value-type="float" office:value="-13.0917">
            <text:p>-13.091700</text:p>
          </table:table-cell>
          <table:table-cell office:value-type="float" office:value="39.5931">
            <text:p>39.593100</text:p>
          </table:table-cell>
          <table:table-cell table:number-columns-repeated="10"/>
          <table:table-cell table:formula="of:=VLOOKUP([.I175];[NE.$F$2:.$Q$160];2;0)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234"/>
        </table:table-row>
        <table:table-row table:style-name="ro2">
          <table:table-cell office:value-type="float" office:value="175">
            <text:p>17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US-MOZ-00175</text:p>
          </table:table-cell>
          <table:table-cell office:value-type="float" office:value="1020213">
            <text:p>1020213</text:p>
          </table:table-cell>
          <table:table-cell office:value-type="string">
            <text:p>01020213</text:p>
          </table:table-cell>
          <table:table-cell office:value-type="string">
            <text:p>Ngewe</text:p>
          </table:table-cell>
          <table:table-cell office:value-type="float" office:value="12">
            <text:p>12</text:p>
          </table:table-cell>
          <table:table-cell office:value-type="string">
            <text:p>NU-135</text:p>
          </table:table-cell>
          <table:table-cell office:value-type="float" office:value="-12.8603">
            <text:p>-12.860300</text:p>
          </table:table-cell>
          <table:table-cell office:value-type="float" office:value="39.9492">
            <text:p>39.949200</text:p>
          </table:table-cell>
          <table:table-cell table:number-columns-repeated="10"/>
          <table:table-cell table:formula="of:=VLOOKUP([.I176];[NE.$F$2:.$Q$160];2;0)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234"/>
        </table:table-row>
        <table:table-row table:style-name="ro2">
          <table:table-cell office:value-type="float" office:value="176">
            <text:p>17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US-MOZ-00176</text:p>
          </table:table-cell>
          <table:table-cell office:value-type="float" office:value="1020210">
            <text:p>1020210</text:p>
          </table:table-cell>
          <table:table-cell office:value-type="string">
            <text:p>01020210</text:p>
          </table:table-cell>
          <table:table-cell office:value-type="string">
            <text:p>Meza</text:p>
          </table:table-cell>
          <table:table-cell office:value-type="float" office:value="12">
            <text:p>12</text:p>
          </table:table-cell>
          <table:table-cell office:value-type="string">
            <text:p>NU-135</text:p>
          </table:table-cell>
          <table:table-cell office:value-type="float" office:value="-13.0319">
            <text:p>-13.031900</text:p>
          </table:table-cell>
          <table:table-cell office:value-type="float" office:value="39.5522">
            <text:p>39.552200</text:p>
          </table:table-cell>
          <table:table-cell table:number-columns-repeated="10"/>
          <table:table-cell table:formula="of:=VLOOKUP([.I177];[NE.$F$2:.$Q$160];2;0)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234"/>
        </table:table-row>
        <table:table-row table:style-name="ro2">
          <table:table-cell office:value-type="float" office:value="177">
            <text:p>17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US-MOZ-00177</text:p>
          </table:table-cell>
          <table:table-cell office:value-type="float" office:value="1020209">
            <text:p>1020209</text:p>
          </table:table-cell>
          <table:table-cell office:value-type="string">
            <text:p>01020209</text:p>
          </table:table-cell>
          <table:table-cell office:value-type="string">
            <text:p>Metoro</text:p>
          </table:table-cell>
          <table:table-cell office:value-type="float" office:value="11">
            <text:p>11</text:p>
          </table:table-cell>
          <table:table-cell office:value-type="string">
            <text:p>NU-135</text:p>
          </table:table-cell>
          <table:table-cell office:value-type="float" office:value="-13.105">
            <text:p>-13.105000</text:p>
          </table:table-cell>
          <table:table-cell office:value-type="float" office:value="39.8742">
            <text:p>39.874200</text:p>
          </table:table-cell>
          <table:table-cell table:number-columns-repeated="10"/>
          <table:table-cell table:formula="of:=VLOOKUP([.I178];[NE.$F$2:.$Q$160];2;0)" office:value-type="float" office:value="31">
            <text:p>31</text:p>
          </table:table-cell>
          <table:table-cell office:value-type="float" office:value="31">
            <text:p>31</text:p>
          </table:table-cell>
          <table:table-cell table:number-columns-repeated="234"/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US-MOZ-00178</text:p>
          </table:table-cell>
          <table:table-cell office:value-type="float" office:value="1020307">
            <text:p>1020307</text:p>
          </table:table-cell>
          <table:table-cell office:value-type="string">
            <text:p>01020307</text:p>
          </table:table-cell>
          <table:table-cell office:value-type="string">
            <text:p>Impiri</text:p>
          </table:table-cell>
          <table:table-cell office:value-type="float" office:value="12">
            <text:p>12</text:p>
          </table:table-cell>
          <table:table-cell office:value-type="string">
            <text:p>NU-134</text:p>
          </table:table-cell>
          <table:table-cell office:value-type="float" office:value="-13.3778">
            <text:p>-13.377800</text:p>
          </table:table-cell>
          <table:table-cell office:value-type="float" office:value="38.3703">
            <text:p>38.370300</text:p>
          </table:table-cell>
          <table:table-cell table:number-columns-repeated="10"/>
          <table:table-cell table:formula="of:=VLOOKUP([.I179];[NE.$F$2:.$Q$160];2;0)" office:value-type="float" office:value="32">
            <text:p>32</text:p>
          </table:table-cell>
          <table:table-cell office:value-type="float" office:value="32">
            <text:p>32</text:p>
          </table:table-cell>
          <table:table-cell table:number-columns-repeated="234"/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US-MOZ-00179</text:p>
          </table:table-cell>
          <table:table-cell office:value-type="float" office:value="1020308">
            <text:p>1020308</text:p>
          </table:table-cell>
          <table:table-cell office:value-type="string">
            <text:p>01020308</text:p>
          </table:table-cell>
          <table:table-cell office:value-type="string">
            <text:p>Kuekué</text:p>
          </table:table-cell>
          <table:table-cell office:value-type="float" office:value="12">
            <text:p>12</text:p>
          </table:table-cell>
          <table:table-cell office:value-type="string">
            <text:p>NU-134</text:p>
          </table:table-cell>
          <table:table-cell office:value-type="float" office:value="-13.5469">
            <text:p>-13.546900</text:p>
          </table:table-cell>
          <table:table-cell office:value-type="float" office:value="38.4244">
            <text:p>38.424400</text:p>
          </table:table-cell>
          <table:table-cell table:number-columns-repeated="10"/>
          <table:table-cell table:formula="of:=VLOOKUP([.I180];[NE.$F$2:.$Q$160];2;0)" office:value-type="float" office:value="32">
            <text:p>32</text:p>
          </table:table-cell>
          <table:table-cell office:value-type="float" office:value="32">
            <text:p>32</text:p>
          </table:table-cell>
          <table:table-cell table:number-columns-repeated="234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US-MOZ-00180</text:p>
          </table:table-cell>
          <table:table-cell office:value-type="float" office:value="1020309">
            <text:p>1020309</text:p>
          </table:table-cell>
          <table:table-cell office:value-type="string">
            <text:p>01020309</text:p>
          </table:table-cell>
          <table:table-cell office:value-type="string">
            <text:p>Mavala</text:p>
          </table:table-cell>
          <table:table-cell office:value-type="float" office:value="12">
            <text:p>12</text:p>
          </table:table-cell>
          <table:table-cell office:value-type="string">
            <text:p>NU-134</text:p>
          </table:table-cell>
          <table:table-cell office:value-type="float" office:value="-13.2261">
            <text:p>-13.226100</text:p>
          </table:table-cell>
          <table:table-cell office:value-type="float" office:value="38.4806">
            <text:p>38.480600</text:p>
          </table:table-cell>
          <table:table-cell table:number-columns-repeated="10"/>
          <table:table-cell table:formula="of:=VLOOKUP([.I181];[NE.$F$2:.$Q$160];2;0)" office:value-type="float" office:value="32">
            <text:p>32</text:p>
          </table:table-cell>
          <table:table-cell office:value-type="float" office:value="32">
            <text:p>32</text:p>
          </table:table-cell>
          <table:table-cell table:number-columns-repeated="234"/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US-MOZ-00181</text:p>
          </table:table-cell>
          <table:table-cell office:value-type="float" office:value="1020310">
            <text:p>1020310</text:p>
          </table:table-cell>
          <table:table-cell office:value-type="string">
            <text:p>01020310</text:p>
          </table:table-cell>
          <table:table-cell office:value-type="string">
            <text:p>Ntete</text:p>
          </table:table-cell>
          <table:table-cell office:value-type="float" office:value="12">
            <text:p>12</text:p>
          </table:table-cell>
          <table:table-cell office:value-type="string">
            <text:p>NU-134</text:p>
          </table:table-cell>
          <table:table-cell office:value-type="float" office:value="-13.2733">
            <text:p>-13.273300</text:p>
          </table:table-cell>
          <table:table-cell office:value-type="float" office:value="38.6361">
            <text:p>38.636100</text:p>
          </table:table-cell>
          <table:table-cell table:number-columns-repeated="10"/>
          <table:table-cell table:formula="of:=VLOOKUP([.I182];[NE.$F$2:.$Q$160];2;0)" office:value-type="float" office:value="32">
            <text:p>32</text:p>
          </table:table-cell>
          <table:table-cell office:value-type="float" office:value="32">
            <text:p>32</text:p>
          </table:table-cell>
          <table:table-cell table:number-columns-repeated="234"/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US-MOZ-00182</text:p>
          </table:table-cell>
          <table:table-cell office:value-type="float" office:value="1020311">
            <text:p>1020311</text:p>
          </table:table-cell>
          <table:table-cell office:value-type="string">
            <text:p>01020311</text:p>
          </table:table-cell>
          <table:table-cell office:value-type="string">
            <text:p>Metata</text:p>
          </table:table-cell>
          <table:table-cell office:value-type="float" office:value="13">
            <text:p>13</text:p>
          </table:table-cell>
          <table:table-cell office:value-type="string">
            <text:p>NU-134</text:p>
          </table:table-cell>
          <table:table-cell office:value-type="float" office:value="-13.4286">
            <text:p>-13.428600</text:p>
          </table:table-cell>
          <table:table-cell office:value-type="float" office:value="38.5947">
            <text:p>38.594700</text:p>
          </table:table-cell>
          <table:table-cell table:number-columns-repeated="10"/>
          <table:table-cell table:formula="of:=VLOOKUP([.I183];[NE.$F$2:.$Q$160];2;0)" office:value-type="float" office:value="32">
            <text:p>32</text:p>
          </table:table-cell>
          <table:table-cell office:value-type="float" office:value="32">
            <text:p>32</text:p>
          </table:table-cell>
          <table:table-cell table:number-columns-repeated="234"/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US-MOZ-00183</text:p>
          </table:table-cell>
          <table:table-cell office:value-type="float" office:value="1020306">
            <text:p>1020306</text:p>
          </table:table-cell>
          <table:table-cell office:value-type="string">
            <text:p>01020306</text:p>
          </table:table-cell>
          <table:table-cell office:value-type="string">
            <text:p>Balama</text:p>
          </table:table-cell>
          <table:table-cell office:value-type="float" office:value="11">
            <text:p>11</text:p>
          </table:table-cell>
          <table:table-cell office:value-type="string">
            <text:p>NU-134</text:p>
          </table:table-cell>
          <table:table-cell office:value-type="float" office:value="-13.3483">
            <text:p>-13.348300</text:p>
          </table:table-cell>
          <table:table-cell office:value-type="float" office:value="38.5669">
            <text:p>38.566900</text:p>
          </table:table-cell>
          <table:table-cell table:number-columns-repeated="10"/>
          <table:table-cell table:formula="of:=VLOOKUP([.I184];[NE.$F$2:.$Q$160];2;0)" office:value-type="float" office:value="32">
            <text:p>32</text:p>
          </table:table-cell>
          <table:table-cell office:value-type="float" office:value="32">
            <text:p>32</text:p>
          </table:table-cell>
          <table:table-cell table:number-columns-repeated="234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US-MOZ-00184</text:p>
          </table:table-cell>
          <table:table-cell office:value-type="float" office:value="1020312">
            <text:p>1020312</text:p>
          </table:table-cell>
          <table:table-cell office:value-type="string">
            <text:p>01020312</text:p>
          </table:table-cell>
          <table:table-cell office:value-type="string">
            <text:p>Murripa</text:p>
          </table:table-cell>
          <table:table-cell office:value-type="float" office:value="12">
            <text:p>12</text:p>
          </table:table-cell>
          <table:table-cell office:value-type="string">
            <text:p>NU-134</text:p>
          </table:table-cell>
          <table:table-cell office:value-type="float" office:value="-13.348611">
            <text:p>-13.348611</text:p>
          </table:table-cell>
          <table:table-cell office:value-type="float" office:value="38.569722">
            <text:p>38.569722</text:p>
          </table:table-cell>
          <table:table-cell table:number-columns-repeated="10"/>
          <table:table-cell table:formula="of:=VLOOKUP([.I185];[NE.$F$2:.$Q$160];2;0)" office:value-type="float" office:value="32">
            <text:p>32</text:p>
          </table:table-cell>
          <table:table-cell office:value-type="float" office:value="32">
            <text:p>32</text:p>
          </table:table-cell>
          <table:table-cell table:number-columns-repeated="234"/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US-MOZ-00185</text:p>
          </table:table-cell>
          <table:table-cell office:value-type="float" office:value="1020306">
            <text:p>1020306</text:p>
          </table:table-cell>
          <table:table-cell office:value-type="string">
            <text:p>010203?</text:p>
          </table:table-cell>
          <table:table-cell office:value-type="string">
            <text:p>Balama</text:p>
          </table:table-cell>
          <table:table-cell office:value-type="float" office:value="11">
            <text:p>11</text:p>
          </table:table-cell>
          <table:table-cell office:value-type="string">
            <text:p>NU-134</text:p>
          </table:table-cell>
          <table:table-cell office:value-type="float" office:value="-13.35092">
            <text:p>-13.350920</text:p>
          </table:table-cell>
          <table:table-cell office:value-type="float" office:value="38.576432">
            <text:p>38.576432</text:p>
          </table:table-cell>
          <table:table-cell table:number-columns-repeated="10"/>
          <table:table-cell table:formula="of:=VLOOKUP([.I186];[NE.$F$2:.$Q$160];2;0)" office:value-type="float" office:value="32">
            <text:p>32</text:p>
          </table:table-cell>
          <table:table-cell office:value-type="float" office:value="32">
            <text:p>32</text:p>
          </table:table-cell>
          <table:table-cell table:number-columns-repeated="234"/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US-MOZ-00186</text:p>
          </table:table-cell>
          <table:table-cell office:value-type="float" office:value="1020411">
            <text:p>1020411</text:p>
          </table:table-cell>
          <table:table-cell office:value-type="string">
            <text:p>01020411</text:p>
          </table:table-cell>
          <table:table-cell office:value-type="string">
            <text:p>Ocúa</text:p>
          </table:table-cell>
          <table:table-cell office:value-type="float" office:value="11">
            <text:p>11</text:p>
          </table:table-cell>
          <table:table-cell office:value-type="string">
            <text:p>NU-133</text:p>
          </table:table-cell>
          <table:table-cell office:value-type="float" office:value="-13.6464">
            <text:p>-13.646400</text:p>
          </table:table-cell>
          <table:table-cell office:value-type="float" office:value="39.7933">
            <text:p>39.793300</text:p>
          </table:table-cell>
          <table:table-cell table:number-columns-repeated="10"/>
          <table:table-cell table:formula="of:=VLOOKUP([.I187];[NE.$F$2:.$Q$160];2;0)" office:value-type="float" office:value="33">
            <text:p>33</text:p>
          </table:table-cell>
          <table:table-cell office:value-type="float" office:value="33">
            <text:p>33</text:p>
          </table:table-cell>
          <table:table-cell table:number-columns-repeated="234"/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US-MOZ-00187</text:p>
          </table:table-cell>
          <table:table-cell office:value-type="float" office:value="1020415">
            <text:p>1020415</text:p>
          </table:table-cell>
          <table:table-cell office:value-type="string">
            <text:p>01020415</text:p>
          </table:table-cell>
          <table:table-cell office:value-type="string">
            <text:p>Nakoto</text:p>
          </table:table-cell>
          <table:table-cell office:value-type="float" office:value="12">
            <text:p>12</text:p>
          </table:table-cell>
          <table:table-cell office:value-type="string">
            <text:p>NU-133</text:p>
          </table:table-cell>
          <table:table-cell office:value-type="float" office:value="-13.53757">
            <text:p>-13.537570</text:p>
          </table:table-cell>
          <table:table-cell office:value-type="float" office:value="39.734338">
            <text:p>39.734338</text:p>
          </table:table-cell>
          <table:table-cell table:number-columns-repeated="10"/>
          <table:table-cell table:formula="of:=VLOOKUP([.I188];[NE.$F$2:.$Q$160];2;0)" office:value-type="float" office:value="33">
            <text:p>33</text:p>
          </table:table-cell>
          <table:table-cell office:value-type="float" office:value="33">
            <text:p>33</text:p>
          </table:table-cell>
          <table:table-cell table:number-columns-repeated="234"/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US-MOZ-00188</text:p>
          </table:table-cell>
          <table:table-cell office:value-type="float" office:value="1020414">
            <text:p>1020414</text:p>
          </table:table-cell>
          <table:table-cell office:value-type="string">
            <text:p>01020414</text:p>
          </table:table-cell>
          <table:table-cell office:value-type="string">
            <text:p>Muege</text:p>
          </table:table-cell>
          <table:table-cell office:value-type="float" office:value="12">
            <text:p>12</text:p>
          </table:table-cell>
          <table:table-cell office:value-type="string">
            <text:p>NU-133</text:p>
          </table:table-cell>
          <table:table-cell office:value-type="float" office:value="-13.3294">
            <text:p>-13.329400</text:p>
          </table:table-cell>
          <table:table-cell office:value-type="float" office:value="40.1008">
            <text:p>40.100800</text:p>
          </table:table-cell>
          <table:table-cell table:number-columns-repeated="10"/>
          <table:table-cell table:formula="of:=VLOOKUP([.I189];[NE.$F$2:.$Q$160];2;0)" office:value-type="float" office:value="33">
            <text:p>33</text:p>
          </table:table-cell>
          <table:table-cell office:value-type="float" office:value="33">
            <text:p>33</text:p>
          </table:table-cell>
          <table:table-cell table:number-columns-repeated="234"/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US-MOZ-00189</text:p>
          </table:table-cell>
          <table:table-cell office:value-type="float" office:value="1020412">
            <text:p>1020412</text:p>
          </table:table-cell>
          <table:table-cell office:value-type="string">
            <text:p>01020412</text:p>
          </table:table-cell>
          <table:table-cell office:value-type="string">
            <text:p>M'Mala</text:p>
          </table:table-cell>
          <table:table-cell office:value-type="float" office:value="12">
            <text:p>12</text:p>
          </table:table-cell>
          <table:table-cell office:value-type="string">
            <text:p>NU-133</text:p>
          </table:table-cell>
          <table:table-cell office:value-type="float" office:value="-13.4839">
            <text:p>-13.483900</text:p>
          </table:table-cell>
          <table:table-cell office:value-type="float" office:value="39.915">
            <text:p>39.915000</text:p>
          </table:table-cell>
          <table:table-cell table:number-columns-repeated="10"/>
          <table:table-cell table:formula="of:=VLOOKUP([.I190];[NE.$F$2:.$Q$160];2;0)" office:value-type="float" office:value="33">
            <text:p>33</text:p>
          </table:table-cell>
          <table:table-cell office:value-type="float" office:value="33">
            <text:p>33</text:p>
          </table:table-cell>
          <table:table-cell table:number-columns-repeated="234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US-MOZ-00190</text:p>
          </table:table-cell>
          <table:table-cell office:value-type="float" office:value="1020410">
            <text:p>1020410</text:p>
          </table:table-cell>
          <table:table-cell office:value-type="string">
            <text:p>01020410</text:p>
          </table:table-cell>
          <table:table-cell office:value-type="string">
            <text:p>Mazeze</text:p>
          </table:table-cell>
          <table:table-cell office:value-type="float" office:value="12">
            <text:p>12</text:p>
          </table:table-cell>
          <table:table-cell office:value-type="string">
            <text:p>NU-133</text:p>
          </table:table-cell>
          <table:table-cell office:value-type="float" office:value="-13.3594">
            <text:p>-13.359400</text:p>
          </table:table-cell>
          <table:table-cell office:value-type="float" office:value="40.1936">
            <text:p>40.193600</text:p>
          </table:table-cell>
          <table:table-cell table:number-columns-repeated="10"/>
          <table:table-cell table:formula="of:=VLOOKUP([.I191];[NE.$F$2:.$Q$160];2;0)" office:value-type="float" office:value="33">
            <text:p>33</text:p>
          </table:table-cell>
          <table:table-cell office:value-type="float" office:value="33">
            <text:p>33</text:p>
          </table:table-cell>
          <table:table-cell table:number-columns-repeated="234"/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US-MOZ-00191</text:p>
          </table:table-cell>
          <table:table-cell office:value-type="float" office:value="1020409">
            <text:p>1020409</text:p>
          </table:table-cell>
          <table:table-cell office:value-type="string">
            <text:p>01020409</text:p>
          </table:table-cell>
          <table:table-cell office:value-type="string">
            <text:p>Catapua</text:p>
          </table:table-cell>
          <table:table-cell office:value-type="float" office:value="12">
            <text:p>12</text:p>
          </table:table-cell>
          <table:table-cell office:value-type="string">
            <text:p>NU-133</text:p>
          </table:table-cell>
          <table:table-cell office:value-type="float" office:value="-13.3975">
            <text:p>-13.397500</text:p>
          </table:table-cell>
          <table:table-cell office:value-type="float" office:value="39.4317">
            <text:p>39.431700</text:p>
          </table:table-cell>
          <table:table-cell table:number-columns-repeated="10"/>
          <table:table-cell table:formula="of:=VLOOKUP([.I192];[NE.$F$2:.$Q$160];2;0)" office:value-type="float" office:value="33">
            <text:p>33</text:p>
          </table:table-cell>
          <table:table-cell office:value-type="float" office:value="33">
            <text:p>33</text:p>
          </table:table-cell>
          <table:table-cell table:number-columns-repeated="234"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US-MOZ-00192</text:p>
          </table:table-cell>
          <table:table-cell office:value-type="float" office:value="1020408">
            <text:p>1020408</text:p>
          </table:table-cell>
          <table:table-cell office:value-type="string">
            <text:p>01020408</text:p>
          </table:table-cell>
          <table:table-cell office:value-type="string">
            <text:p>Bilibiza</text:p>
          </table:table-cell>
          <table:table-cell office:value-type="float" office:value="13">
            <text:p>13</text:p>
          </table:table-cell>
          <table:table-cell office:value-type="string">
            <text:p>NU-133</text:p>
          </table:table-cell>
          <table:table-cell office:value-type="float" office:value="-13.579456">
            <text:p>-13.579456</text:p>
          </table:table-cell>
          <table:table-cell office:value-type="float" office:value="39.735624">
            <text:p>39.735624</text:p>
          </table:table-cell>
          <table:table-cell table:number-columns-repeated="10"/>
          <table:table-cell table:formula="of:=VLOOKUP([.I193];[NE.$F$2:.$Q$160];2;0)" office:value-type="float" office:value="33">
            <text:p>33</text:p>
          </table:table-cell>
          <table:table-cell office:value-type="float" office:value="33">
            <text:p>33</text:p>
          </table:table-cell>
          <table:table-cell table:number-columns-repeated="234"/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US-MOZ-00193</text:p>
          </table:table-cell>
          <table:table-cell office:value-type="float" office:value="1020407">
            <text:p>1020407</text:p>
          </table:table-cell>
          <table:table-cell office:value-type="string">
            <text:p>01020407</text:p>
          </table:table-cell>
          <table:table-cell office:value-type="string">
            <text:p>Chiúre-Velho</text:p>
          </table:table-cell>
          <table:table-cell office:value-type="float" office:value="11">
            <text:p>11</text:p>
          </table:table-cell>
          <table:table-cell office:value-type="string">
            <text:p>NU-133</text:p>
          </table:table-cell>
          <table:table-cell office:value-type="float" office:value="-13.3728">
            <text:p>-13.372800</text:p>
          </table:table-cell>
          <table:table-cell office:value-type="float" office:value="39.9681">
            <text:p>39.968100</text:p>
          </table:table-cell>
          <table:table-cell table:number-columns-repeated="10"/>
          <table:table-cell table:formula="of:=VLOOKUP([.I194];[NE.$F$2:.$Q$160];2;0)" office:value-type="float" office:value="33">
            <text:p>33</text:p>
          </table:table-cell>
          <table:table-cell office:value-type="float" office:value="33">
            <text:p>33</text:p>
          </table:table-cell>
          <table:table-cell table:number-columns-repeated="234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US-MOZ-00194</text:p>
          </table:table-cell>
          <table:table-cell office:value-type="float" office:value="1020413">
            <text:p>1020413</text:p>
          </table:table-cell>
          <table:table-cell office:value-type="string">
            <text:p>01020413</text:p>
          </table:table-cell>
          <table:table-cell office:value-type="string">
            <text:p>Namogelia</text:p>
          </table:table-cell>
          <table:table-cell office:value-type="float" office:value="12">
            <text:p>12</text:p>
          </table:table-cell>
          <table:table-cell office:value-type="string">
            <text:p>NU-133</text:p>
          </table:table-cell>
          <table:table-cell office:value-type="float" office:value="-13.559168">
            <text:p>-13.559168</text:p>
          </table:table-cell>
          <table:table-cell office:value-type="float" office:value="39.736825">
            <text:p>39.736825</text:p>
          </table:table-cell>
          <table:table-cell table:number-columns-repeated="10"/>
          <table:table-cell table:formula="of:=VLOOKUP([.I195];[NE.$F$2:.$Q$160];2;0)" office:value-type="float" office:value="33">
            <text:p>33</text:p>
          </table:table-cell>
          <table:table-cell office:value-type="float" office:value="33">
            <text:p>33</text:p>
          </table:table-cell>
          <table:table-cell table:number-columns-repeated="234"/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US-MOZ-00195</text:p>
          </table:table-cell>
          <table:table-cell office:value-type="float" office:value="1020406">
            <text:p>1020406</text:p>
          </table:table-cell>
          <table:table-cell office:value-type="string">
            <text:p>01020406</text:p>
          </table:table-cell>
          <table:table-cell office:value-type="string">
            <text:p>Chiúre</text:p>
          </table:table-cell>
          <table:table-cell office:value-type="float" office:value="5">
            <text:p>5</text:p>
          </table:table-cell>
          <table:table-cell office:value-type="string">
            <text:p>NU-133</text:p>
          </table:table-cell>
          <table:table-cell office:value-type="float" office:value="-13.3825">
            <text:p>-13.382500</text:p>
          </table:table-cell>
          <table:table-cell office:value-type="float" office:value="39.7844">
            <text:p>39.784400</text:p>
          </table:table-cell>
          <table:table-cell table:number-columns-repeated="10"/>
          <table:table-cell table:formula="of:=VLOOKUP([.I196];[NE.$F$2:.$Q$160];2;0)" office:value-type="float" office:value="33">
            <text:p>33</text:p>
          </table:table-cell>
          <table:table-cell office:value-type="float" office:value="33">
            <text:p>33</text:p>
          </table:table-cell>
          <table:table-cell table:number-columns-repeated="234"/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US-MOZ-00196</text:p>
          </table:table-cell>
          <table:table-cell office:value-type="float" office:value="1020508">
            <text:p>1020508</text:p>
          </table:table-cell>
          <table:table-cell office:value-type="string">
            <text:p>01020508</text:p>
          </table:table-cell>
          <table:table-cell office:value-type="string">
            <text:p>Quirimba</text:p>
          </table:table-cell>
          <table:table-cell office:value-type="float" office:value="12">
            <text:p>12</text:p>
          </table:table-cell>
          <table:table-cell office:value-type="string">
            <text:p>NU-132</text:p>
          </table:table-cell>
          <table:table-cell office:value-type="float" office:value="-12.403">
            <text:p>-12.403000</text:p>
          </table:table-cell>
          <table:table-cell office:value-type="float" office:value="40.574">
            <text:p>40.574000</text:p>
          </table:table-cell>
          <table:table-cell table:number-columns-repeated="10"/>
          <table:table-cell table:formula="of:=VLOOKUP([.I197];[NE.$F$2:.$Q$160];2;0)" office:value-type="float" office:value="34">
            <text:p>34</text:p>
          </table:table-cell>
          <table:table-cell office:value-type="float" office:value="34">
            <text:p>34</text:p>
          </table:table-cell>
          <table:table-cell table:number-columns-repeated="234"/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US-MOZ-00197</text:p>
          </table:table-cell>
          <table:table-cell office:value-type="float" office:value="1020507">
            <text:p>1020507</text:p>
          </table:table-cell>
          <table:table-cell office:value-type="string">
            <text:p>01020507</text:p>
          </table:table-cell>
          <table:table-cell office:value-type="string">
            <text:p>Matemo</text:p>
          </table:table-cell>
          <table:table-cell office:value-type="float" office:value="13">
            <text:p>13</text:p>
          </table:table-cell>
          <table:table-cell office:value-type="string">
            <text:p>NU-132</text:p>
          </table:table-cell>
          <table:table-cell office:value-type="float" office:value="-12.2045">
            <text:p>-12.204500</text:p>
          </table:table-cell>
          <table:table-cell office:value-type="float" office:value="40.6049">
            <text:p>40.604900</text:p>
          </table:table-cell>
          <table:table-cell table:number-columns-repeated="10"/>
          <table:table-cell table:formula="of:=VLOOKUP([.I198];[NE.$F$2:.$Q$160];2;0)" office:value-type="float" office:value="34">
            <text:p>34</text:p>
          </table:table-cell>
          <table:table-cell office:value-type="float" office:value="34">
            <text:p>34</text:p>
          </table:table-cell>
          <table:table-cell table:number-columns-repeated="234"/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US-MOZ-00198</text:p>
          </table:table-cell>
          <table:table-cell office:value-type="float" office:value="1020506">
            <text:p>1020506</text:p>
          </table:table-cell>
          <table:table-cell office:value-type="string">
            <text:p>01020506</text:p>
          </table:table-cell>
          <table:table-cell office:value-type="string">
            <text:p>Ibo</text:p>
          </table:table-cell>
          <table:table-cell office:value-type="float" office:value="11">
            <text:p>11</text:p>
          </table:table-cell>
          <table:table-cell office:value-type="string">
            <text:p>NU-132</text:p>
          </table:table-cell>
          <table:table-cell office:value-type="float" office:value="-12.3436">
            <text:p>-12.343600</text:p>
          </table:table-cell>
          <table:table-cell office:value-type="float" office:value="40.5847">
            <text:p>40.584700</text:p>
          </table:table-cell>
          <table:table-cell table:number-columns-repeated="10"/>
          <table:table-cell table:formula="of:=VLOOKUP([.I199];[NE.$F$2:.$Q$160];2;0)" office:value-type="float" office:value="34">
            <text:p>34</text:p>
          </table:table-cell>
          <table:table-cell office:value-type="float" office:value="34">
            <text:p>34</text:p>
          </table:table-cell>
          <table:table-cell table:number-columns-repeated="234"/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US-MOZ-00199</text:p>
          </table:table-cell>
          <table:table-cell office:value-type="float" office:value="1020614">
            <text:p>1020614</text:p>
          </table:table-cell>
          <table:table-cell office:value-type="string">
            <text:p>01021114</text:p>
          </table:table-cell>
          <table:table-cell office:value-type="string">
            <text:p>Chai</text:p>
          </table:table-cell>
          <table:table-cell office:value-type="float" office:value="11">
            <text:p>11</text:p>
          </table:table-cell>
          <table:table-cell office:value-type="string">
            <text:p>NU-122</text:p>
          </table:table-cell>
          <table:table-cell office:value-type="float" office:value="-11.9311">
            <text:p>-11.931100</text:p>
          </table:table-cell>
          <table:table-cell office:value-type="float" office:value="40.1075">
            <text:p>40.107500</text:p>
          </table:table-cell>
          <table:table-cell table:number-columns-repeated="10"/>
          <table:table-cell table:formula="of:=VLOOKUP([.I200];[NE.$F$2:.$Q$160];2;0)" office:value-type="float" office:value="35">
            <text:p>35</text:p>
          </table:table-cell>
          <table:table-cell office:value-type="float" office:value="35">
            <text:p>35</text:p>
          </table:table-cell>
          <table:table-cell table:number-columns-repeated="234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US-MOZ-00200</text:p>
          </table:table-cell>
          <table:table-cell office:value-type="float" office:value="1020612">
            <text:p>1020612</text:p>
          </table:table-cell>
          <table:table-cell office:value-type="string">
            <text:p>01021112</text:p>
          </table:table-cell>
          <table:table-cell office:value-type="string">
            <text:p>Macomia</text:p>
          </table:table-cell>
          <table:table-cell office:value-type="float" office:value="12">
            <text:p>12</text:p>
          </table:table-cell>
          <table:table-cell office:value-type="string">
            <text:p>NU-122</text:p>
          </table:table-cell>
          <table:table-cell table:style-name="ce13" office:value-type="float" office:value="-12.043286">
            <text:p>-12.043286</text:p>
          </table:table-cell>
          <table:table-cell table:style-name="ce13" office:value-type="float" office:value="40.145273">
            <text:p>40.145273</text:p>
          </table:table-cell>
          <table:table-cell table:number-columns-repeated="10"/>
          <table:table-cell table:formula="of:=VLOOKUP([.I201];[NE.$F$2:.$Q$160];2;0)" office:value-type="float" office:value="35">
            <text:p>35</text:p>
          </table:table-cell>
          <table:table-cell office:value-type="float" office:value="35">
            <text:p>35</text:p>
          </table:table-cell>
          <table:table-cell table:number-columns-repeated="234"/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US-MOZ-00201</text:p>
          </table:table-cell>
          <table:table-cell office:value-type="float" office:value="1020607">
            <text:p>1020607</text:p>
          </table:table-cell>
          <table:table-cell office:value-type="string">
            <text:p>01021107</text:p>
          </table:table-cell>
          <table:table-cell office:value-type="string">
            <text:p>Mucojo</text:p>
          </table:table-cell>
          <table:table-cell office:value-type="float" office:value="12">
            <text:p>12</text:p>
          </table:table-cell>
          <table:table-cell office:value-type="string">
            <text:p>NU-122</text:p>
          </table:table-cell>
          <table:table-cell table:style-name="ce13" office:value-type="float" office:value="-12.057161">
            <text:p>-12.057161</text:p>
          </table:table-cell>
          <table:table-cell table:style-name="ce13" office:value-type="float" office:value="40.135988">
            <text:p>40.135988</text:p>
          </table:table-cell>
          <table:table-cell table:number-columns-repeated="10"/>
          <table:table-cell table:formula="of:=VLOOKUP([.I202];[NE.$F$2:.$Q$160];2;0)" office:value-type="float" office:value="35">
            <text:p>35</text:p>
          </table:table-cell>
          <table:table-cell office:value-type="float" office:value="35">
            <text:p>35</text:p>
          </table:table-cell>
          <table:table-cell table:number-columns-repeated="234"/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US-MOZ-00202</text:p>
          </table:table-cell>
          <table:table-cell office:value-type="float" office:value="1020611">
            <text:p>1020611</text:p>
          </table:table-cell>
          <table:table-cell office:value-type="string">
            <text:p>01021111</text:p>
          </table:table-cell>
          <table:table-cell office:value-type="string">
            <text:p>Piquewe</text:p>
          </table:table-cell>
          <table:table-cell office:value-type="float" office:value="13">
            <text:p>13</text:p>
          </table:table-cell>
          <table:table-cell office:value-type="string">
            <text:p>NU-122</text:p>
          </table:table-cell>
          <table:table-cell table:style-name="ce13" office:value-type="float" office:value="-12.046294">
            <text:p>-12.046294</text:p>
          </table:table-cell>
          <table:table-cell table:style-name="ce13" office:value-type="float" office:value="40.144338">
            <text:p>40.144338</text:p>
          </table:table-cell>
          <table:table-cell table:number-columns-repeated="10"/>
          <table:table-cell table:formula="of:=VLOOKUP([.I203];[NE.$F$2:.$Q$160];2;0)" office:value-type="float" office:value="35">
            <text:p>35</text:p>
          </table:table-cell>
          <table:table-cell office:value-type="float" office:value="35">
            <text:p>35</text:p>
          </table:table-cell>
          <table:table-cell table:number-columns-repeated="234"/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US-MOZ-00203</text:p>
          </table:table-cell>
          <table:table-cell office:value-type="float" office:value="1020608">
            <text:p>1020608</text:p>
          </table:table-cell>
          <table:table-cell office:value-type="string">
            <text:p>01021108</text:p>
          </table:table-cell>
          <table:table-cell office:value-type="string">
            <text:p>Quiterajo</text:p>
          </table:table-cell>
          <table:table-cell office:value-type="float" office:value="12">
            <text:p>12</text:p>
          </table:table-cell>
          <table:table-cell office:value-type="string">
            <text:p>NU-122</text:p>
          </table:table-cell>
          <table:table-cell table:style-name="ce13" office:value-type="float" office:value="-12.043538">
            <text:p>-12.043538</text:p>
          </table:table-cell>
          <table:table-cell table:style-name="ce13" office:value-type="float" office:value="40.145044">
            <text:p>40.145044</text:p>
          </table:table-cell>
          <table:table-cell table:number-columns-repeated="10"/>
          <table:table-cell table:formula="of:=VLOOKUP([.I204];[NE.$F$2:.$Q$160];2;0)" office:value-type="float" office:value="35">
            <text:p>35</text:p>
          </table:table-cell>
          <table:table-cell office:value-type="float" office:value="35">
            <text:p>35</text:p>
          </table:table-cell>
          <table:table-cell table:number-columns-repeated="234"/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US-MOZ-00204</text:p>
          </table:table-cell>
          <table:table-cell office:value-type="float" office:value="1020609">
            <text:p>1020609</text:p>
          </table:table-cell>
          <table:table-cell office:value-type="string">
            <text:p>01021109</text:p>
          </table:table-cell>
          <table:table-cell office:value-type="string">
            <text:p>Nguida</text:p>
          </table:table-cell>
          <table:table-cell office:value-type="float" office:value="12">
            <text:p>12</text:p>
          </table:table-cell>
          <table:table-cell office:value-type="string">
            <text:p>NU-122</text:p>
          </table:table-cell>
          <table:table-cell table:style-name="ce13" office:value-type="float" office:value="-12.043426">
            <text:p>-12.043426</text:p>
          </table:table-cell>
          <table:table-cell table:style-name="ce13" office:value-type="float" office:value="40.145104">
            <text:p>40.145104</text:p>
          </table:table-cell>
          <table:table-cell table:number-columns-repeated="10"/>
          <table:table-cell table:formula="of:=VLOOKUP([.I205];[NE.$F$2:.$Q$160];2;0)" office:value-type="float" office:value="35">
            <text:p>35</text:p>
          </table:table-cell>
          <table:table-cell office:value-type="float" office:value="35">
            <text:p>35</text:p>
          </table:table-cell>
          <table:table-cell table:number-columns-repeated="234"/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US-MOZ-00205</text:p>
          </table:table-cell>
          <table:table-cell office:value-type="float" office:value="1020610">
            <text:p>1020610</text:p>
          </table:table-cell>
          <table:table-cell office:value-type="string">
            <text:p>01021110</text:p>
          </table:table-cell>
          <table:table-cell office:value-type="string">
            <text:p>Naunde</text:p>
          </table:table-cell>
          <table:table-cell office:value-type="float" office:value="12">
            <text:p>12</text:p>
          </table:table-cell>
          <table:table-cell office:value-type="string">
            <text:p>NU-122</text:p>
          </table:table-cell>
          <table:table-cell table:style-name="ce13" office:value-type="float" office:value="-12.043301">
            <text:p>-12.043301</text:p>
          </table:table-cell>
          <table:table-cell table:style-name="ce13" office:value-type="float" office:value="40.145303">
            <text:p>40.145303</text:p>
          </table:table-cell>
          <table:table-cell table:number-columns-repeated="10"/>
          <table:table-cell table:formula="of:=VLOOKUP([.I206];[NE.$F$2:.$Q$160];2;0)" office:value-type="float" office:value="35">
            <text:p>35</text:p>
          </table:table-cell>
          <table:table-cell office:value-type="float" office:value="35">
            <text:p>35</text:p>
          </table:table-cell>
          <table:table-cell table:number-columns-repeated="234"/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US-MOZ-00206</text:p>
          </table:table-cell>
          <table:table-cell office:value-type="float" office:value="1020613">
            <text:p>1020613</text:p>
          </table:table-cell>
          <table:table-cell office:value-type="string">
            <text:p>01021113</text:p>
          </table:table-cell>
          <table:table-cell office:value-type="string">
            <text:p>Inguri</text:p>
          </table:table-cell>
          <table:table-cell office:value-type="float" office:value="12">
            <text:p>12</text:p>
          </table:table-cell>
          <table:table-cell office:value-type="string">
            <text:p>NU-122</text:p>
          </table:table-cell>
          <table:table-cell table:style-name="ce13" office:value-type="float" office:value="-12.043463">
            <text:p>-12.043463</text:p>
          </table:table-cell>
          <table:table-cell table:style-name="ce13" office:value-type="float" office:value="40.145121">
            <text:p>40.145121</text:p>
          </table:table-cell>
          <table:table-cell table:number-columns-repeated="10"/>
          <table:table-cell table:formula="of:=VLOOKUP([.I207];[NE.$F$2:.$Q$160];2;0)" office:value-type="float" office:value="35">
            <text:p>35</text:p>
          </table:table-cell>
          <table:table-cell office:value-type="float" office:value="35">
            <text:p>35</text:p>
          </table:table-cell>
          <table:table-cell table:number-columns-repeated="234"/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US-MOZ-00207</text:p>
          </table:table-cell>
          <table:table-cell office:value-type="float" office:value="1020606">
            <text:p>1020606</text:p>
          </table:table-cell>
          <table:table-cell office:value-type="string">
            <text:p>01021106</text:p>
          </table:table-cell>
          <table:table-cell office:value-type="string">
            <text:p>Miteda</text:p>
          </table:table-cell>
          <table:table-cell office:value-type="float" office:value="5">
            <text:p>5</text:p>
          </table:table-cell>
          <table:table-cell office:value-type="string">
            <text:p>NU-122</text:p>
          </table:table-cell>
          <table:table-cell table:style-name="ce13" office:value-type="float" office:value="-12.043319">
            <text:p>-12.043319</text:p>
          </table:table-cell>
          <table:table-cell table:style-name="ce13" office:value-type="float" office:value="40.145186">
            <text:p>40.145186</text:p>
          </table:table-cell>
          <table:table-cell table:number-columns-repeated="10"/>
          <table:table-cell table:formula="of:=VLOOKUP([.I208];[NE.$F$2:.$Q$160];2;0)" office:value-type="float" office:value="35">
            <text:p>35</text:p>
          </table:table-cell>
          <table:table-cell office:value-type="float" office:value="35">
            <text:p>35</text:p>
          </table:table-cell>
          <table:table-cell table:number-columns-repeated="234"/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US-MOZ-00208</text:p>
          </table:table-cell>
          <table:table-cell office:value-type="float" office:value="1020706">
            <text:p>1020706</text:p>
          </table:table-cell>
          <table:table-cell office:value-type="string">
            <text:p>01020706</text:p>
          </table:table-cell>
          <table:table-cell office:value-type="string">
            <text:p>Mecufi</text:p>
          </table:table-cell>
          <table:table-cell office:value-type="float" office:value="11">
            <text:p>11</text:p>
          </table:table-cell>
          <table:table-cell office:value-type="string">
            <text:p>NU-131</text:p>
          </table:table-cell>
          <table:table-cell office:value-type="float" office:value="-13.2908">
            <text:p>-13.290800</text:p>
          </table:table-cell>
          <table:table-cell office:value-type="float" office:value="40.5556">
            <text:p>40.555600</text:p>
          </table:table-cell>
          <table:table-cell table:number-columns-repeated="10"/>
          <table:table-cell table:formula="of:=VLOOKUP([.I209];[NE.$F$2:.$Q$160];2;0)" office:value-type="float" office:value="36">
            <text:p>36</text:p>
          </table:table-cell>
          <table:table-cell office:value-type="float" office:value="36">
            <text:p>36</text:p>
          </table:table-cell>
          <table:table-cell table:number-columns-repeated="234"/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US-MOZ-00209</text:p>
          </table:table-cell>
          <table:table-cell office:value-type="float" office:value="1020707">
            <text:p>1020707</text:p>
          </table:table-cell>
          <table:table-cell office:value-type="string">
            <text:p>01020707</text:p>
          </table:table-cell>
          <table:table-cell office:value-type="string">
            <text:p>Murrebue</text:p>
          </table:table-cell>
          <table:table-cell office:value-type="float" office:value="12">
            <text:p>12</text:p>
          </table:table-cell>
          <table:table-cell office:value-type="string">
            <text:p>NU-131</text:p>
          </table:table-cell>
          <table:table-cell office:value-type="float" office:value="-13.1302">
            <text:p>-13.130200</text:p>
          </table:table-cell>
          <table:table-cell office:value-type="float" office:value="40.5503">
            <text:p>40.550300</text:p>
          </table:table-cell>
          <table:table-cell table:number-columns-repeated="10"/>
          <table:table-cell table:formula="of:=VLOOKUP([.I210];[NE.$F$2:.$Q$160];2;0)" office:value-type="float" office:value="36">
            <text:p>36</text:p>
          </table:table-cell>
          <table:table-cell office:value-type="float" office:value="36">
            <text:p>36</text:p>
          </table:table-cell>
          <table:table-cell table:number-columns-repeated="234"/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US-MOZ-00210</text:p>
          </table:table-cell>
          <table:table-cell office:value-type="float" office:value="1020708">
            <text:p>1020708</text:p>
          </table:table-cell>
          <table:table-cell office:value-type="string">
            <text:p>01020708</text:p>
          </table:table-cell>
          <table:table-cell office:value-type="string">
            <text:p>Natuco</text:p>
          </table:table-cell>
          <table:table-cell office:value-type="float" office:value="12">
            <text:p>12</text:p>
          </table:table-cell>
          <table:table-cell office:value-type="string">
            <text:p>NU-131</text:p>
          </table:table-cell>
          <table:table-cell office:value-type="float" office:value="-13.4164">
            <text:p>-13.416400</text:p>
          </table:table-cell>
          <table:table-cell office:value-type="float" office:value="40.5267">
            <text:p>40.526700</text:p>
          </table:table-cell>
          <table:table-cell table:number-columns-repeated="10"/>
          <table:table-cell table:formula="of:=VLOOKUP([.I211];[NE.$F$2:.$Q$160];2;0)" office:value-type="float" office:value="36">
            <text:p>36</text:p>
          </table:table-cell>
          <table:table-cell office:value-type="float" office:value="36">
            <text:p>36</text:p>
          </table:table-cell>
          <table:table-cell table:number-columns-repeated="234"/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US-MOZ-00211</text:p>
          </table:table-cell>
          <table:table-cell office:value-type="float" office:value="1020809">
            <text:p>1020809</text:p>
          </table:table-cell>
          <table:table-cell office:value-type="string">
            <text:p>01020809</text:p>
          </table:table-cell>
          <table:table-cell office:value-type="string">
            <text:p>Meluco</text:p>
          </table:table-cell>
          <table:table-cell office:value-type="float" office:value="11">
            <text:p>11</text:p>
          </table:table-cell>
          <table:table-cell office:value-type="string">
            <text:p>NU-137</text:p>
          </table:table-cell>
          <table:table-cell office:value-type="float" office:value="-12.5403">
            <text:p>-12.540300</text:p>
          </table:table-cell>
          <table:table-cell office:value-type="float" office:value="39.6408">
            <text:p>39.640800</text:p>
          </table:table-cell>
          <table:table-cell table:number-columns-repeated="10"/>
          <table:table-cell table:formula="of:=VLOOKUP([.I212];[NE.$F$2:.$Q$160];2;0)" office:value-type="float" office:value="37">
            <text:p>37</text:p>
          </table:table-cell>
          <table:table-cell office:value-type="float" office:value="37">
            <text:p>37</text:p>
          </table:table-cell>
          <table:table-cell table:number-columns-repeated="234"/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US-MOZ-00212</text:p>
          </table:table-cell>
          <table:table-cell office:value-type="float" office:value="1020806">
            <text:p>1020806</text:p>
          </table:table-cell>
          <table:table-cell office:value-type="string">
            <text:p>01020806</text:p>
          </table:table-cell>
          <table:table-cell office:value-type="string">
            <text:p>Muaguide</text:p>
          </table:table-cell>
          <table:table-cell office:value-type="float" office:value="12">
            <text:p>12</text:p>
          </table:table-cell>
          <table:table-cell office:value-type="string">
            <text:p>NU-137</text:p>
          </table:table-cell>
          <table:table-cell office:value-type="float" office:value="-12.4589">
            <text:p>-12.458900</text:p>
          </table:table-cell>
          <table:table-cell office:value-type="float" office:value="40.0292">
            <text:p>40.029200</text:p>
          </table:table-cell>
          <table:table-cell table:number-columns-repeated="10"/>
          <table:table-cell table:formula="of:=VLOOKUP([.I213];[NE.$F$2:.$Q$160];2;0)" office:value-type="float" office:value="37">
            <text:p>37</text:p>
          </table:table-cell>
          <table:table-cell office:value-type="float" office:value="37">
            <text:p>37</text:p>
          </table:table-cell>
          <table:table-cell table:number-columns-repeated="234"/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US-MOZ-00213</text:p>
          </table:table-cell>
          <table:table-cell office:value-type="float" office:value="1020810">
            <text:p>1020810</text:p>
          </table:table-cell>
          <table:table-cell office:value-type="string">
            <text:p>01020810</text:p>
          </table:table-cell>
          <table:table-cell office:value-type="string">
            <text:p>Minhanha</text:p>
          </table:table-cell>
          <table:table-cell office:value-type="float" office:value="12">
            <text:p>12</text:p>
          </table:table-cell>
          <table:table-cell office:value-type="string">
            <text:p>NU-137</text:p>
          </table:table-cell>
          <table:table-cell office:value-type="float" office:value="-12.2775">
            <text:p>-12.277500</text:p>
          </table:table-cell>
          <table:table-cell office:value-type="float" office:value="39.6644">
            <text:p>39.664400</text:p>
          </table:table-cell>
          <table:table-cell table:number-columns-repeated="10"/>
          <table:table-cell table:formula="of:=VLOOKUP([.I214];[NE.$F$2:.$Q$160];2;0)" office:value-type="float" office:value="37">
            <text:p>37</text:p>
          </table:table-cell>
          <table:table-cell office:value-type="float" office:value="37">
            <text:p>37</text:p>
          </table:table-cell>
          <table:table-cell table:number-columns-repeated="234"/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US-MOZ-00214</text:p>
          </table:table-cell>
          <table:table-cell office:value-type="float" office:value="1020812">
            <text:p>1020812</text:p>
          </table:table-cell>
          <table:table-cell office:value-type="string">
            <text:p>01020812</text:p>
          </table:table-cell>
          <table:table-cell office:value-type="string">
            <text:p>Ravia</text:p>
          </table:table-cell>
          <table:table-cell office:value-type="float" office:value="12">
            <text:p>12</text:p>
          </table:table-cell>
          <table:table-cell office:value-type="string">
            <text:p>NU-137</text:p>
          </table:table-cell>
          <table:table-cell office:value-type="float" office:value="-12.515134">
            <text:p>-12.515134</text:p>
          </table:table-cell>
          <table:table-cell office:value-type="float" office:value="39.569184">
            <text:p>39.569184</text:p>
          </table:table-cell>
          <table:table-cell table:number-columns-repeated="10"/>
          <table:table-cell table:formula="of:=VLOOKUP([.I215];[NE.$F$2:.$Q$160];2;0)" office:value-type="float" office:value="37">
            <text:p>37</text:p>
          </table:table-cell>
          <table:table-cell office:value-type="float" office:value="37">
            <text:p>37</text:p>
          </table:table-cell>
          <table:table-cell table:number-columns-repeated="234"/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US-MOZ-00215</text:p>
          </table:table-cell>
          <table:table-cell office:value-type="float" office:value="1020811">
            <text:p>1020811</text:p>
          </table:table-cell>
          <table:table-cell office:value-type="string">
            <text:p>01020811</text:p>
          </table:table-cell>
          <table:table-cell office:value-type="string">
            <text:p>Imbada</text:p>
          </table:table-cell>
          <table:table-cell office:value-type="float" office:value="12">
            <text:p>12</text:p>
          </table:table-cell>
          <table:table-cell office:value-type="string">
            <text:p>NU-137</text:p>
          </table:table-cell>
          <table:table-cell office:value-type="float" office:value="-12.3964">
            <text:p>-12.396400</text:p>
          </table:table-cell>
          <table:table-cell office:value-type="float" office:value="40.1075">
            <text:p>40.107500</text:p>
          </table:table-cell>
          <table:table-cell table:number-columns-repeated="10"/>
          <table:table-cell table:formula="of:=VLOOKUP([.I216];[NE.$F$2:.$Q$160];2;0)" office:value-type="float" office:value="37">
            <text:p>37</text:p>
          </table:table-cell>
          <table:table-cell office:value-type="float" office:value="37">
            <text:p>37</text:p>
          </table:table-cell>
          <table:table-cell table:number-columns-repeated="234"/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US-MOZ-00216</text:p>
          </table:table-cell>
          <table:table-cell office:value-type="float" office:value="1020907">
            <text:p>1020907</text:p>
          </table:table-cell>
          <table:table-cell office:value-type="string">
            <text:p>01020907</text:p>
          </table:table-cell>
          <table:table-cell office:value-type="string">
            <text:p>Mbau</text:p>
          </table:table-cell>
          <table:table-cell office:value-type="float" office:value="12">
            <text:p>12</text:p>
          </table:table-cell>
          <table:table-cell office:value-type="string">
            <text:p>NU-136</text:p>
          </table:table-cell>
          <table:table-cell office:value-type="float" office:value="-11.6269">
            <text:p>-11.626900</text:p>
          </table:table-cell>
          <table:table-cell office:value-type="float" office:value="40.1778">
            <text:p>40.177800</text:p>
          </table:table-cell>
          <table:table-cell table:number-columns-repeated="10"/>
          <table:table-cell table:formula="of:=VLOOKUP([.I217];[NE.$F$2:.$Q$160];2;0)" office:value-type="float" office:value="39">
            <text:p>39</text:p>
          </table:table-cell>
          <table:table-cell office:value-type="float" office:value="39">
            <text:p>39</text:p>
          </table:table-cell>
          <table:table-cell table:number-columns-repeated="234"/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US-MOZ-00217</text:p>
          </table:table-cell>
          <table:table-cell office:value-type="float" office:value="1020909">
            <text:p>1020909</text:p>
          </table:table-cell>
          <table:table-cell office:value-type="string">
            <text:p>01020909</text:p>
          </table:table-cell>
          <table:table-cell office:value-type="string">
            <text:p>Mangoma</text:p>
          </table:table-cell>
          <table:table-cell office:value-type="float" office:value="12">
            <text:p>12</text:p>
          </table:table-cell>
          <table:table-cell office:value-type="string">
            <text:p>NU-136</text:p>
          </table:table-cell>
          <table:table-cell office:value-type="float" office:value="-11.353598">
            <text:p>-11.353598</text:p>
          </table:table-cell>
          <table:table-cell office:value-type="float" office:value="40.35224">
            <text:p>40.352240</text:p>
          </table:table-cell>
          <table:table-cell table:number-columns-repeated="10"/>
          <table:table-cell table:formula="of:=VLOOKUP([.I218];[NE.$F$2:.$Q$160];2;0)" office:value-type="float" office:value="39">
            <text:p>39</text:p>
          </table:table-cell>
          <table:table-cell office:value-type="float" office:value="39">
            <text:p>39</text:p>
          </table:table-cell>
          <table:table-cell table:number-columns-repeated="234"/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US-MOZ-00218</text:p>
          </table:table-cell>
          <table:table-cell office:value-type="float" office:value="1020908">
            <text:p>1020908</text:p>
          </table:table-cell>
          <table:table-cell office:value-type="string">
            <text:p>01020908</text:p>
          </table:table-cell>
          <table:table-cell office:value-type="string">
            <text:p>Diaca</text:p>
          </table:table-cell>
          <table:table-cell office:value-type="float" office:value="12">
            <text:p>12</text:p>
          </table:table-cell>
          <table:table-cell office:value-type="string">
            <text:p>NU-136</text:p>
          </table:table-cell>
          <table:table-cell office:value-type="float" office:value="-11.5358">
            <text:p>-11.535800</text:p>
          </table:table-cell>
          <table:table-cell office:value-type="float" office:value="39.9367">
            <text:p>39.936700</text:p>
          </table:table-cell>
          <table:table-cell table:number-columns-repeated="10"/>
          <table:table-cell table:formula="of:=VLOOKUP([.I219];[NE.$F$2:.$Q$160];2;0)" office:value-type="float" office:value="39">
            <text:p>39</text:p>
          </table:table-cell>
          <table:table-cell office:value-type="float" office:value="39">
            <text:p>39</text:p>
          </table:table-cell>
          <table:table-cell table:number-columns-repeated="234"/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US-MOZ-00219</text:p>
          </table:table-cell>
          <table:table-cell office:value-type="float" office:value="1020906">
            <text:p>1020906</text:p>
          </table:table-cell>
          <table:table-cell office:value-type="string">
            <text:p>01020906</text:p>
          </table:table-cell>
          <table:table-cell office:value-type="string">
            <text:p>Quelimane</text:p>
          </table:table-cell>
          <table:table-cell office:value-type="float" office:value="12">
            <text:p>12</text:p>
          </table:table-cell>
          <table:table-cell office:value-type="string">
            <text:p>NU-136</text:p>
          </table:table-cell>
          <table:table-cell office:value-type="float" office:value="-11.2308">
            <text:p>-11.230800</text:p>
          </table:table-cell>
          <table:table-cell office:value-type="float" office:value="40.2728">
            <text:p>40.272800</text:p>
          </table:table-cell>
          <table:table-cell table:number-columns-repeated="10"/>
          <table:table-cell table:formula="of:=VLOOKUP([.I220];[NE.$F$2:.$Q$160];2;0)" office:value-type="float" office:value="39">
            <text:p>39</text:p>
          </table:table-cell>
          <table:table-cell office:value-type="float" office:value="39">
            <text:p>39</text:p>
          </table:table-cell>
          <table:table-cell table:number-columns-repeated="234"/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US-MOZ-00220</text:p>
          </table:table-cell>
          <table:table-cell office:value-type="float" office:value="1020901">
            <text:p>1020901</text:p>
          </table:table-cell>
          <table:table-cell office:value-type="string">
            <text:p>01020901</text:p>
          </table:table-cell>
          <table:table-cell office:value-type="string">
            <text:p>Hospital De Mocímboia Da Praia</text:p>
          </table:table-cell>
          <table:table-cell office:value-type="float" office:value="5">
            <text:p>5</text:p>
          </table:table-cell>
          <table:table-cell office:value-type="string">
            <text:p>NU-136</text:p>
          </table:table-cell>
          <table:table-cell office:value-type="float" office:value="-11.3494">
            <text:p>-11.349400</text:p>
          </table:table-cell>
          <table:table-cell office:value-type="float" office:value="40.3586">
            <text:p>40.358600</text:p>
          </table:table-cell>
          <table:table-cell table:number-columns-repeated="10"/>
          <table:table-cell table:formula="of:=VLOOKUP([.I221];[NE.$F$2:.$Q$160];2;0)" office:value-type="float" office:value="39">
            <text:p>39</text:p>
          </table:table-cell>
          <table:table-cell office:value-type="float" office:value="39">
            <text:p>39</text:p>
          </table:table-cell>
          <table:table-cell table:number-columns-repeated="234"/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US-MOZ-00221</text:p>
          </table:table-cell>
          <table:table-cell office:value-type="float" office:value="1021015">
            <text:p>1021015</text:p>
          </table:table-cell>
          <table:table-cell office:value-type="string">
            <text:p>01021015</text:p>
          </table:table-cell>
          <table:table-cell office:value-type="string">
            <text:p>Montepuez</text:p>
          </table:table-cell>
          <table:table-cell office:value-type="float" office:value="9">
            <text:p>9</text:p>
          </table:table-cell>
          <table:table-cell office:value-type="string">
            <text:p>NU-121</text:p>
          </table:table-cell>
          <table:table-cell office:value-type="float" office:value="-13.116667">
            <text:p>-13.116667</text:p>
          </table:table-cell>
          <table:table-cell office:value-type="float" office:value="39">
            <text:p>39.000000</text:p>
          </table:table-cell>
          <table:table-cell table:number-columns-repeated="10"/>
          <table:table-cell table:formula="of:=VLOOKUP([.I222];[NE.$F$2:.$Q$160];2;0)" office:value-type="float" office:value="40">
            <text:p>40</text:p>
          </table:table-cell>
          <table:table-cell office:value-type="float" office:value="40">
            <text:p>40</text:p>
          </table:table-cell>
          <table:table-cell table:number-columns-repeated="234"/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US-MOZ-00222</text:p>
          </table:table-cell>
          <table:table-cell office:value-type="float" office:value="1021010">
            <text:p>1021010</text:p>
          </table:table-cell>
          <table:table-cell office:value-type="string">
            <text:p>01021010</text:p>
          </table:table-cell>
          <table:table-cell office:value-type="string">
            <text:p>Nairoto</text:p>
          </table:table-cell>
          <table:table-cell office:value-type="float" office:value="12">
            <text:p>12</text:p>
          </table:table-cell>
          <table:table-cell office:value-type="string">
            <text:p>NU-121</text:p>
          </table:table-cell>
          <table:table-cell office:value-type="float" office:value="-12.5511">
            <text:p>-12.551100</text:p>
          </table:table-cell>
          <table:table-cell office:value-type="float" office:value="39.0019">
            <text:p>39.001900</text:p>
          </table:table-cell>
          <table:table-cell table:number-columns-repeated="10"/>
          <table:table-cell table:formula="of:=VLOOKUP([.I223];[NE.$F$2:.$Q$160];2;0)" office:value-type="float" office:value="40">
            <text:p>40</text:p>
          </table:table-cell>
          <table:table-cell office:value-type="float" office:value="40">
            <text:p>40</text:p>
          </table:table-cell>
          <table:table-cell table:number-columns-repeated="234"/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US-MOZ-00223</text:p>
          </table:table-cell>
          <table:table-cell office:value-type="float" office:value="1021009">
            <text:p>1021009</text:p>
          </table:table-cell>
          <table:table-cell office:value-type="string">
            <text:p>01021009</text:p>
          </table:table-cell>
          <table:table-cell office:value-type="string">
            <text:p>Linde</text:p>
          </table:table-cell>
          <table:table-cell office:value-type="float" office:value="12">
            <text:p>12</text:p>
          </table:table-cell>
          <table:table-cell office:value-type="string">
            <text:p>NU-121</text:p>
          </table:table-cell>
          <table:table-cell office:value-type="float" office:value="-13.304">
            <text:p>-13.304000</text:p>
          </table:table-cell>
          <table:table-cell office:value-type="float" office:value="38.9211">
            <text:p>38.921100</text:p>
          </table:table-cell>
          <table:table-cell table:number-columns-repeated="10"/>
          <table:table-cell table:formula="of:=VLOOKUP([.I224];[NE.$F$2:.$Q$160];2;0)" office:value-type="float" office:value="40">
            <text:p>40</text:p>
          </table:table-cell>
          <table:table-cell office:value-type="float" office:value="40">
            <text:p>40</text:p>
          </table:table-cell>
          <table:table-cell table:number-columns-repeated="234"/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US-MOZ-00224</text:p>
          </table:table-cell>
          <table:table-cell office:value-type="float" office:value="1021016">
            <text:p>1021016</text:p>
          </table:table-cell>
          <table:table-cell office:value-type="string">
            <text:p>01021016</text:p>
          </table:table-cell>
          <table:table-cell office:value-type="string">
            <text:p>Niuhula</text:p>
          </table:table-cell>
          <table:table-cell office:value-type="float" office:value="9">
            <text:p>9</text:p>
          </table:table-cell>
          <table:table-cell office:value-type="string">
            <text:p>NU-121</text:p>
          </table:table-cell>
          <table:table-cell office:value-type="float" office:value="-13.116672">
            <text:p>-13.116672</text:p>
          </table:table-cell>
          <table:table-cell office:value-type="float" office:value="38.999972">
            <text:p>38.999972</text:p>
          </table:table-cell>
          <table:table-cell table:number-columns-repeated="10"/>
          <table:table-cell table:formula="of:=VLOOKUP([.I225];[NE.$F$2:.$Q$160];2;0)" office:value-type="float" office:value="40">
            <text:p>40</text:p>
          </table:table-cell>
          <table:table-cell office:value-type="float" office:value="40">
            <text:p>40</text:p>
          </table:table-cell>
          <table:table-cell table:number-columns-repeated="234"/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US-MOZ-00225</text:p>
          </table:table-cell>
          <table:table-cell office:value-type="float" office:value="1021014">
            <text:p>1021014</text:p>
          </table:table-cell>
          <table:table-cell office:value-type="string">
            <text:p>01021014</text:p>
          </table:table-cell>
          <table:table-cell office:value-type="string">
            <text:p>Mapupulo</text:p>
          </table:table-cell>
          <table:table-cell office:value-type="float" office:value="12">
            <text:p>12</text:p>
          </table:table-cell>
          <table:table-cell office:value-type="string">
            <text:p>NU-121</text:p>
          </table:table-cell>
          <table:table-cell office:value-type="float" office:value="-13.2233">
            <text:p>-13.223300</text:p>
          </table:table-cell>
          <table:table-cell office:value-type="float" office:value="38.8808">
            <text:p>38.880800</text:p>
          </table:table-cell>
          <table:table-cell table:number-columns-repeated="10"/>
          <table:table-cell table:formula="of:=VLOOKUP([.I226];[NE.$F$2:.$Q$160];2;0)" office:value-type="float" office:value="40">
            <text:p>40</text:p>
          </table:table-cell>
          <table:table-cell office:value-type="float" office:value="40">
            <text:p>40</text:p>
          </table:table-cell>
          <table:table-cell table:number-columns-repeated="234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US-MOZ-00226</text:p>
          </table:table-cell>
          <table:table-cell office:value-type="float" office:value="1021013">
            <text:p>1021013</text:p>
          </table:table-cell>
          <table:table-cell office:value-type="string">
            <text:p>01021013</text:p>
          </table:table-cell>
          <table:table-cell office:value-type="string">
            <text:p>Nropa</text:p>
          </table:table-cell>
          <table:table-cell office:value-type="float" office:value="12">
            <text:p>12</text:p>
          </table:table-cell>
          <table:table-cell office:value-type="string">
            <text:p>NU-121</text:p>
          </table:table-cell>
          <table:table-cell office:value-type="float" office:value="-13.1886">
            <text:p>-13.188600</text:p>
          </table:table-cell>
          <table:table-cell office:value-type="float" office:value="38.7431">
            <text:p>38.743100</text:p>
          </table:table-cell>
          <table:table-cell table:number-columns-repeated="10"/>
          <table:table-cell table:formula="of:=VLOOKUP([.I227];[NE.$F$2:.$Q$160];2;0)" office:value-type="float" office:value="40">
            <text:p>40</text:p>
          </table:table-cell>
          <table:table-cell office:value-type="float" office:value="40">
            <text:p>40</text:p>
          </table:table-cell>
          <table:table-cell table:number-columns-repeated="234"/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US-MOZ-00227</text:p>
          </table:table-cell>
          <table:table-cell office:value-type="float" office:value="1021012">
            <text:p>1021012</text:p>
          </table:table-cell>
          <table:table-cell office:value-type="string">
            <text:p>01021012</text:p>
          </table:table-cell>
          <table:table-cell office:value-type="string">
            <text:p>Namueto</text:p>
          </table:table-cell>
          <table:table-cell office:value-type="float" office:value="12">
            <text:p>12</text:p>
          </table:table-cell>
          <table:table-cell office:value-type="string">
            <text:p>NU-121</text:p>
          </table:table-cell>
          <table:table-cell office:value-type="float" office:value="-13.1311">
            <text:p>-13.131100</text:p>
          </table:table-cell>
          <table:table-cell office:value-type="float" office:value="39.0356">
            <text:p>39.035600</text:p>
          </table:table-cell>
          <table:table-cell table:number-columns-repeated="10"/>
          <table:table-cell table:formula="of:=VLOOKUP([.I228];[NE.$F$2:.$Q$160];2;0)" office:value-type="float" office:value="40">
            <text:p>40</text:p>
          </table:table-cell>
          <table:table-cell office:value-type="float" office:value="40">
            <text:p>40</text:p>
          </table:table-cell>
          <table:table-cell table:number-columns-repeated="234"/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US-MOZ-00228</text:p>
          </table:table-cell>
          <table:table-cell office:value-type="float" office:value="1021011">
            <text:p>1021011</text:p>
          </table:table-cell>
          <table:table-cell office:value-type="string">
            <text:p>01021011</text:p>
          </table:table-cell>
          <table:table-cell office:value-type="string">
            <text:p>Namanhumbire</text:p>
          </table:table-cell>
          <table:table-cell office:value-type="float" office:value="12">
            <text:p>12</text:p>
          </table:table-cell>
          <table:table-cell office:value-type="string">
            <text:p>NU-121</text:p>
          </table:table-cell>
          <table:table-cell office:value-type="float" office:value="-13.116686">
            <text:p>-13.116686</text:p>
          </table:table-cell>
          <table:table-cell office:value-type="float" office:value="38.999979">
            <text:p>38.999979</text:p>
          </table:table-cell>
          <table:table-cell table:number-columns-repeated="10"/>
          <table:table-cell table:formula="of:=VLOOKUP([.I229];[NE.$F$2:.$Q$160];2;0)" office:value-type="float" office:value="40">
            <text:p>40</text:p>
          </table:table-cell>
          <table:table-cell office:value-type="float" office:value="40">
            <text:p>40</text:p>
          </table:table-cell>
          <table:table-cell table:number-columns-repeated="234"/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US-MOZ-00229</text:p>
          </table:table-cell>
          <table:table-cell office:value-type="float" office:value="1021008">
            <text:p>1021008</text:p>
          </table:table-cell>
          <table:table-cell office:value-type="string">
            <text:p>01021008</text:p>
          </table:table-cell>
          <table:table-cell office:value-type="string">
            <text:p>Mirate</text:p>
          </table:table-cell>
          <table:table-cell office:value-type="float" office:value="11">
            <text:p>11</text:p>
          </table:table-cell>
          <table:table-cell office:value-type="string">
            <text:p>NU-121</text:p>
          </table:table-cell>
          <table:table-cell office:value-type="float" office:value="-12.9681">
            <text:p>-12.968100</text:p>
          </table:table-cell>
          <table:table-cell office:value-type="float" office:value="38.8011">
            <text:p>38.801100</text:p>
          </table:table-cell>
          <table:table-cell table:number-columns-repeated="10"/>
          <table:table-cell table:formula="of:=VLOOKUP([.I230];[NE.$F$2:.$Q$160];2;0)" office:value-type="float" office:value="40">
            <text:p>40</text:p>
          </table:table-cell>
          <table:table-cell office:value-type="float" office:value="40">
            <text:p>40</text:p>
          </table:table-cell>
          <table:table-cell table:number-columns-repeated="234"/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US-MOZ-00230</text:p>
          </table:table-cell>
          <table:table-cell office:value-type="float" office:value="1021001">
            <text:p>1021001</text:p>
          </table:table-cell>
          <table:table-cell office:value-type="string">
            <text:p>01021001</text:p>
          </table:table-cell>
          <table:table-cell office:value-type="string">
            <text:p>Hospital De Montepuez</text:p>
          </table:table-cell>
          <table:table-cell office:value-type="float" office:value="5">
            <text:p>5</text:p>
          </table:table-cell>
          <table:table-cell office:value-type="string">
            <text:p>NU-121</text:p>
          </table:table-cell>
          <table:table-cell office:value-type="float" office:value="-13.1272">
            <text:p>-13.127200</text:p>
          </table:table-cell>
          <table:table-cell office:value-type="float" office:value="38.9986">
            <text:p>38.998600</text:p>
          </table:table-cell>
          <table:table-cell table:number-columns-repeated="10"/>
          <table:table-cell table:formula="of:=VLOOKUP([.I231];[NE.$F$2:.$Q$160];2;0)" office:value-type="float" office:value="40">
            <text:p>40</text:p>
          </table:table-cell>
          <table:table-cell office:value-type="float" office:value="40">
            <text:p>40</text:p>
          </table:table-cell>
          <table:table-cell table:number-columns-repeated="234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US-MOZ-00231</text:p>
          </table:table-cell>
          <table:table-cell office:value-type="float" office:value="1021112">
            <text:p>1021112</text:p>
          </table:table-cell>
          <table:table-cell office:value-type="string">
            <text:p>01021112</text:p>
          </table:table-cell>
          <table:table-cell office:value-type="string">
            <text:p>N'Gapa</text:p>
          </table:table-cell>
          <table:table-cell office:value-type="float" office:value="12">
            <text:p>12</text:p>
          </table:table-cell>
          <table:table-cell office:value-type="string">
            <text:p>NU-128</text:p>
          </table:table-cell>
          <table:table-cell office:value-type="float" office:value="-11.3058">
            <text:p>-11.305800</text:p>
          </table:table-cell>
          <table:table-cell office:value-type="float" office:value="39.3103">
            <text:p>39.310300</text:p>
          </table:table-cell>
          <table:table-cell table:number-columns-repeated="10"/>
          <table:table-cell table:formula="of:=VLOOKUP([.I232];[NE.$F$2:.$Q$160];2;0)" office:value-type="float" office:value="41">
            <text:p>41</text:p>
          </table:table-cell>
          <table:table-cell office:value-type="float" office:value="41">
            <text:p>41</text:p>
          </table:table-cell>
          <table:table-cell table:number-columns-repeated="234"/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US-MOZ-00232</text:p>
          </table:table-cell>
          <table:table-cell office:value-type="float" office:value="1021107">
            <text:p>1021107</text:p>
          </table:table-cell>
          <table:table-cell office:value-type="string">
            <text:p>01021107</text:p>
          </table:table-cell>
          <table:table-cell office:value-type="string">
            <text:p>Chilinde</text:p>
          </table:table-cell>
          <table:table-cell office:value-type="float" office:value="12">
            <text:p>12</text:p>
          </table:table-cell>
          <table:table-cell office:value-type="string">
            <text:p>NU-128</text:p>
          </table:table-cell>
          <table:table-cell office:value-type="float" office:value="-11.2958">
            <text:p>-11.295800</text:p>
          </table:table-cell>
          <table:table-cell office:value-type="float" office:value="39.4422">
            <text:p>39.442200</text:p>
          </table:table-cell>
          <table:table-cell table:number-columns-repeated="10"/>
          <table:table-cell table:formula="of:=VLOOKUP([.I233];[NE.$F$2:.$Q$160];2;0)" office:value-type="float" office:value="41">
            <text:p>41</text:p>
          </table:table-cell>
          <table:table-cell office:value-type="float" office:value="41">
            <text:p>41</text:p>
          </table:table-cell>
          <table:table-cell table:number-columns-repeated="234"/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US-MOZ-00233</text:p>
          </table:table-cell>
          <table:table-cell office:value-type="float" office:value="1021111">
            <text:p>1021111</text:p>
          </table:table-cell>
          <table:table-cell office:value-type="string">
            <text:p>01021111</text:p>
          </table:table-cell>
          <table:table-cell office:value-type="string">
            <text:p>Negomano</text:p>
          </table:table-cell>
          <table:table-cell office:value-type="float" office:value="13">
            <text:p>13</text:p>
          </table:table-cell>
          <table:table-cell office:value-type="string">
            <text:p>NU-128</text:p>
          </table:table-cell>
          <table:table-cell office:value-type="float" office:value="-11.4253">
            <text:p>-11.425300</text:p>
          </table:table-cell>
          <table:table-cell office:value-type="float" office:value="38.4897">
            <text:p>38.489700</text:p>
          </table:table-cell>
          <table:table-cell table:number-columns-repeated="10"/>
          <table:table-cell table:formula="of:=VLOOKUP([.I234];[NE.$F$2:.$Q$160];2;0)" office:value-type="float" office:value="41">
            <text:p>41</text:p>
          </table:table-cell>
          <table:table-cell office:value-type="float" office:value="41">
            <text:p>41</text:p>
          </table:table-cell>
          <table:table-cell table:number-columns-repeated="234"/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US-MOZ-00234</text:p>
          </table:table-cell>
          <table:table-cell office:value-type="float" office:value="1021108">
            <text:p>1021108</text:p>
          </table:table-cell>
          <table:table-cell office:value-type="string">
            <text:p>01021108</text:p>
          </table:table-cell>
          <table:table-cell office:value-type="string">
            <text:p>M'Peme</text:p>
          </table:table-cell>
          <table:table-cell office:value-type="float" office:value="12">
            <text:p>12</text:p>
          </table:table-cell>
          <table:table-cell office:value-type="string">
            <text:p>NU-128</text:p>
          </table:table-cell>
          <table:table-cell office:value-type="float" office:value="-11.6003">
            <text:p>-11.600300</text:p>
          </table:table-cell>
          <table:table-cell office:value-type="float" office:value="39.6842">
            <text:p>39.684200</text:p>
          </table:table-cell>
          <table:table-cell table:number-columns-repeated="10"/>
          <table:table-cell table:formula="of:=VLOOKUP([.I235];[NE.$F$2:.$Q$160];2;0)" office:value-type="float" office:value="41">
            <text:p>41</text:p>
          </table:table-cell>
          <table:table-cell office:value-type="float" office:value="41">
            <text:p>41</text:p>
          </table:table-cell>
          <table:table-cell table:number-columns-repeated="234"/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US-MOZ-00235</text:p>
          </table:table-cell>
          <table:table-cell office:value-type="float" office:value="1021109">
            <text:p>1021109</text:p>
          </table:table-cell>
          <table:table-cell office:value-type="string">
            <text:p>01021109</text:p>
          </table:table-cell>
          <table:table-cell office:value-type="string">
            <text:p>Chapa</text:p>
          </table:table-cell>
          <table:table-cell office:value-type="float" office:value="12">
            <text:p>12</text:p>
          </table:table-cell>
          <table:table-cell office:value-type="string">
            <text:p>NU-128</text:p>
          </table:table-cell>
          <table:table-cell office:value-type="float" office:value="-11.8225">
            <text:p>-11.822500</text:p>
          </table:table-cell>
          <table:table-cell office:value-type="float" office:value="39.4167">
            <text:p>39.416700</text:p>
          </table:table-cell>
          <table:table-cell table:number-columns-repeated="10"/>
          <table:table-cell table:formula="of:=VLOOKUP([.I236];[NE.$F$2:.$Q$160];2;0)" office:value-type="float" office:value="41">
            <text:p>41</text:p>
          </table:table-cell>
          <table:table-cell office:value-type="float" office:value="41">
            <text:p>41</text:p>
          </table:table-cell>
          <table:table-cell table:number-columns-repeated="234"/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US-MOZ-00236</text:p>
          </table:table-cell>
          <table:table-cell office:value-type="float" office:value="1021110">
            <text:p>1021110</text:p>
          </table:table-cell>
          <table:table-cell office:value-type="string">
            <text:p>01021110</text:p>
          </table:table-cell>
          <table:table-cell office:value-type="string">
            <text:p>Namatil</text:p>
          </table:table-cell>
          <table:table-cell office:value-type="float" office:value="12">
            <text:p>12</text:p>
          </table:table-cell>
          <table:table-cell office:value-type="string">
            <text:p>NU-128</text:p>
          </table:table-cell>
          <table:table-cell office:value-type="float" office:value="-11.1153">
            <text:p>-11.115300</text:p>
          </table:table-cell>
          <table:table-cell office:value-type="float" office:value="39.4739">
            <text:p>39.473900</text:p>
          </table:table-cell>
          <table:table-cell table:number-columns-repeated="10"/>
          <table:table-cell table:formula="of:=VLOOKUP([.I237];[NE.$F$2:.$Q$160];2;0)" office:value-type="float" office:value="41">
            <text:p>41</text:p>
          </table:table-cell>
          <table:table-cell office:value-type="float" office:value="41">
            <text:p>41</text:p>
          </table:table-cell>
          <table:table-cell table:number-columns-repeated="234"/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US-MOZ-00237</text:p>
          </table:table-cell>
          <table:table-cell office:value-type="float" office:value="1021113">
            <text:p>1021113</text:p>
          </table:table-cell>
          <table:table-cell office:value-type="string">
            <text:p>01021113</text:p>
          </table:table-cell>
          <table:table-cell office:value-type="string">
            <text:p>Mbuo</text:p>
          </table:table-cell>
          <table:table-cell office:value-type="float" office:value="12">
            <text:p>12</text:p>
          </table:table-cell>
          <table:table-cell office:value-type="string">
            <text:p>NU-128</text:p>
          </table:table-cell>
          <table:table-cell office:value-type="float" office:value="-11.53">
            <text:p>-11.530000</text:p>
          </table:table-cell>
          <table:table-cell office:value-type="float" office:value="39.7186">
            <text:p>39.718600</text:p>
          </table:table-cell>
          <table:table-cell table:number-columns-repeated="10"/>
          <table:table-cell table:formula="of:=VLOOKUP([.I238];[NE.$F$2:.$Q$160];2;0)" office:value-type="float" office:value="41">
            <text:p>41</text:p>
          </table:table-cell>
          <table:table-cell office:value-type="float" office:value="41">
            <text:p>41</text:p>
          </table:table-cell>
          <table:table-cell table:number-columns-repeated="234"/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US-MOZ-00238</text:p>
          </table:table-cell>
          <table:table-cell office:value-type="float" office:value="1021106">
            <text:p>1021106</text:p>
          </table:table-cell>
          <table:table-cell office:value-type="string">
            <text:p>01021106</text:p>
          </table:table-cell>
          <table:table-cell office:value-type="string">
            <text:p>Hospital De Mueda</text:p>
          </table:table-cell>
          <table:table-cell office:value-type="float" office:value="5">
            <text:p>5</text:p>
          </table:table-cell>
          <table:table-cell office:value-type="string">
            <text:p>NU-128</text:p>
          </table:table-cell>
          <table:table-cell office:value-type="float" office:value="-11.6628">
            <text:p>-11.662800</text:p>
          </table:table-cell>
          <table:table-cell office:value-type="float" office:value="39.5536">
            <text:p>39.553600</text:p>
          </table:table-cell>
          <table:table-cell table:number-columns-repeated="10"/>
          <table:table-cell table:formula="of:=VLOOKUP([.I239];[NE.$F$2:.$Q$160];2;0)" office:value-type="float" office:value="41">
            <text:p>41</text:p>
          </table:table-cell>
          <table:table-cell office:value-type="float" office:value="41">
            <text:p>41</text:p>
          </table:table-cell>
          <table:table-cell table:number-columns-repeated="234"/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US-MOZ-00239</text:p>
          </table:table-cell>
          <table:table-cell office:value-type="float" office:value="1021212">
            <text:p>1021212</text:p>
          </table:table-cell>
          <table:table-cell office:value-type="string">
            <text:p>01021212</text:p>
          </table:table-cell>
          <table:table-cell office:value-type="string">
            <text:p>Miangalewa</text:p>
          </table:table-cell>
          <table:table-cell office:value-type="float" office:value="12">
            <text:p>12</text:p>
          </table:table-cell>
          <table:table-cell office:value-type="string">
            <text:p>NU-127</text:p>
          </table:table-cell>
          <table:table-cell office:value-type="float" office:value="-11.890967">
            <text:p>-11.890967</text:p>
          </table:table-cell>
          <table:table-cell office:value-type="float" office:value="39.734338">
            <text:p>39.734338</text:p>
          </table:table-cell>
          <table:table-cell table:number-columns-repeated="10"/>
          <table:table-cell table:formula="of:=VLOOKUP([.I240];[NE.$F$2:.$Q$160];2;0)" office:value-type="float" office:value="42">
            <text:p>42</text:p>
          </table:table-cell>
          <table:table-cell office:value-type="float" office:value="42">
            <text:p>42</text:p>
          </table:table-cell>
          <table:table-cell table:number-columns-repeated="234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US-MOZ-00240</text:p>
          </table:table-cell>
          <table:table-cell office:value-type="float" office:value="1021211">
            <text:p>1021211</text:p>
          </table:table-cell>
          <table:table-cell office:value-type="string">
            <text:p>01021211</text:p>
          </table:table-cell>
          <table:table-cell office:value-type="string">
            <text:p>Namacande</text:p>
          </table:table-cell>
          <table:table-cell office:value-type="float" office:value="12">
            <text:p>12</text:p>
          </table:table-cell>
          <table:table-cell office:value-type="string">
            <text:p>NU-127</text:p>
          </table:table-cell>
          <table:table-cell office:value-type="float" office:value="-11.7794">
            <text:p>-11.779400</text:p>
          </table:table-cell>
          <table:table-cell office:value-type="float" office:value="39.9006">
            <text:p>39.900600</text:p>
          </table:table-cell>
          <table:table-cell table:number-columns-repeated="10"/>
          <table:table-cell table:formula="of:=VLOOKUP([.I241];[NE.$F$2:.$Q$160];2;0)" office:value-type="float" office:value="42">
            <text:p>42</text:p>
          </table:table-cell>
          <table:table-cell office:value-type="float" office:value="42">
            <text:p>42</text:p>
          </table:table-cell>
          <table:table-cell table:number-columns-repeated="234"/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US-MOZ-00241</text:p>
          </table:table-cell>
          <table:table-cell office:value-type="float" office:value="1021209">
            <text:p>1021209</text:p>
          </table:table-cell>
          <table:table-cell office:value-type="string">
            <text:p>01021209</text:p>
          </table:table-cell>
          <table:table-cell office:value-type="string">
            <text:p>Miteda</text:p>
          </table:table-cell>
          <table:table-cell office:value-type="float" office:value="12">
            <text:p>12</text:p>
          </table:table-cell>
          <table:table-cell office:value-type="string">
            <text:p>NU-127</text:p>
          </table:table-cell>
          <table:table-cell office:value-type="float" office:value="-11.7614">
            <text:p>-11.761400</text:p>
          </table:table-cell>
          <table:table-cell office:value-type="float" office:value="39.7356">
            <text:p>39.735600</text:p>
          </table:table-cell>
          <table:table-cell table:number-columns-repeated="10"/>
          <table:table-cell table:formula="of:=VLOOKUP([.I242];[NE.$F$2:.$Q$160];2;0)" office:value-type="float" office:value="42">
            <text:p>42</text:p>
          </table:table-cell>
          <table:table-cell office:value-type="float" office:value="42">
            <text:p>42</text:p>
          </table:table-cell>
          <table:table-cell table:number-columns-repeated="234"/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US-MOZ-00242</text:p>
          </table:table-cell>
          <table:table-cell office:value-type="float" office:value="1021208">
            <text:p>1021208</text:p>
          </table:table-cell>
          <table:table-cell office:value-type="string">
            <text:p>01021208</text:p>
          </table:table-cell>
          <table:table-cell office:value-type="string">
            <text:p>Muatide</text:p>
          </table:table-cell>
          <table:table-cell office:value-type="float" office:value="11">
            <text:p>11</text:p>
          </table:table-cell>
          <table:table-cell office:value-type="string">
            <text:p>NU-127</text:p>
          </table:table-cell>
          <table:table-cell office:value-type="float" office:value="-11.76">
            <text:p>-11.760000</text:p>
          </table:table-cell>
          <table:table-cell office:value-type="float" office:value="39.8053">
            <text:p>39.805300</text:p>
          </table:table-cell>
          <table:table-cell table:number-columns-repeated="10"/>
          <table:table-cell table:formula="of:=VLOOKUP([.I243];[NE.$F$2:.$Q$160];2;0)" office:value-type="float" office:value="42">
            <text:p>42</text:p>
          </table:table-cell>
          <table:table-cell office:value-type="float" office:value="42">
            <text:p>42</text:p>
          </table:table-cell>
          <table:table-cell table:number-columns-repeated="234"/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US-MOZ-00243</text:p>
          </table:table-cell>
          <table:table-cell office:value-type="float" office:value="1021207">
            <text:p>1021207</text:p>
          </table:table-cell>
          <table:table-cell office:value-type="string">
            <text:p>01021207</text:p>
          </table:table-cell>
          <table:table-cell office:value-type="string">
            <text:p>Chitunda</text:p>
          </table:table-cell>
          <table:table-cell office:value-type="float" office:value="12">
            <text:p>12</text:p>
          </table:table-cell>
          <table:table-cell office:value-type="string">
            <text:p>NU-127</text:p>
          </table:table-cell>
          <table:table-cell office:value-type="float" office:value="-11.7053">
            <text:p>-11.705300</text:p>
          </table:table-cell>
          <table:table-cell office:value-type="float" office:value="39.9856">
            <text:p>39.985600</text:p>
          </table:table-cell>
          <table:table-cell table:number-columns-repeated="10"/>
          <table:table-cell table:formula="of:=VLOOKUP([.I244];[NE.$F$2:.$Q$160];2;0)" office:value-type="float" office:value="42">
            <text:p>42</text:p>
          </table:table-cell>
          <table:table-cell office:value-type="float" office:value="42">
            <text:p>42</text:p>
          </table:table-cell>
          <table:table-cell table:number-columns-repeated="234"/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US-MOZ-00244</text:p>
          </table:table-cell>
          <table:table-cell office:value-type="float" office:value="1021206">
            <text:p>1021206</text:p>
          </table:table-cell>
          <table:table-cell office:value-type="string">
            <text:p>01021206</text:p>
          </table:table-cell>
          <table:table-cell office:value-type="string">
            <text:p>Muambula (Sede Do Distrito)</text:p>
          </table:table-cell>
          <table:table-cell office:value-type="float" office:value="12">
            <text:p>12</text:p>
          </table:table-cell>
          <table:table-cell office:value-type="string">
            <text:p>NU-127</text:p>
          </table:table-cell>
          <table:table-cell office:value-type="float" office:value="-11.8236">
            <text:p>-11.823600</text:p>
          </table:table-cell>
          <table:table-cell office:value-type="float" office:value="39.8122">
            <text:p>39.812200</text:p>
          </table:table-cell>
          <table:table-cell table:number-columns-repeated="10"/>
          <table:table-cell table:formula="of:=VLOOKUP([.I245];[NE.$F$2:.$Q$160];2;0)" office:value-type="float" office:value="42">
            <text:p>42</text:p>
          </table:table-cell>
          <table:table-cell office:value-type="float" office:value="42">
            <text:p>42</text:p>
          </table:table-cell>
          <table:table-cell table:number-columns-repeated="234"/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US-MOZ-00245</text:p>
          </table:table-cell>
          <table:table-cell office:value-type="float" office:value="1021310">
            <text:p>1021310</text:p>
          </table:table-cell>
          <table:table-cell office:value-type="string">
            <text:p>01021310</text:p>
          </table:table-cell>
          <table:table-cell office:value-type="string">
            <text:p>Nanrapa (Ep2)</text:p>
          </table:table-cell>
          <table:table-cell office:value-type="float" office:value="12">
            <text:p>12</text:p>
          </table:table-cell>
          <table:table-cell office:value-type="string">
            <text:p>NU-126</text:p>
          </table:table-cell>
          <table:table-cell office:value-type="float" office:value="-13.6881">
            <text:p>-13.688100</text:p>
          </table:table-cell>
          <table:table-cell office:value-type="float" office:value="38.7753">
            <text:p>38.775300</text:p>
          </table:table-cell>
          <table:table-cell table:number-columns-repeated="10"/>
          <table:table-cell table:formula="of:=VLOOKUP([.I246];[NE.$F$2:.$Q$160];2;0)" office:value-type="float" office:value="43">
            <text:p>43</text:p>
          </table:table-cell>
          <table:table-cell office:value-type="float" office:value="43">
            <text:p>43</text:p>
          </table:table-cell>
          <table:table-cell table:number-columns-repeated="234"/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US-MOZ-00246</text:p>
          </table:table-cell>
          <table:table-cell office:value-type="float" office:value="1021306">
            <text:p>1021306</text:p>
          </table:table-cell>
          <table:table-cell office:value-type="string">
            <text:p>01021306</text:p>
          </table:table-cell>
          <table:table-cell office:value-type="string">
            <text:p>Namuno</text:p>
          </table:table-cell>
          <table:table-cell office:value-type="float" office:value="11">
            <text:p>11</text:p>
          </table:table-cell>
          <table:table-cell office:value-type="string">
            <text:p>NU-126</text:p>
          </table:table-cell>
          <table:table-cell office:value-type="float" office:value="-13.6186">
            <text:p>-13.618600</text:p>
          </table:table-cell>
          <table:table-cell office:value-type="float" office:value="38.8161">
            <text:p>38.816100</text:p>
          </table:table-cell>
          <table:table-cell table:number-columns-repeated="10"/>
          <table:table-cell table:formula="of:=VLOOKUP([.I247];[NE.$F$2:.$Q$160];2;0)" office:value-type="float" office:value="43">
            <text:p>43</text:p>
          </table:table-cell>
          <table:table-cell office:value-type="float" office:value="43">
            <text:p>43</text:p>
          </table:table-cell>
          <table:table-cell table:number-columns-repeated="234"/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US-MOZ-00247</text:p>
          </table:table-cell>
          <table:table-cell office:value-type="float" office:value="1021308">
            <text:p>1021308</text:p>
          </table:table-cell>
          <table:table-cell office:value-type="string">
            <text:p>01021308</text:p>
          </table:table-cell>
          <table:table-cell office:value-type="string">
            <text:p>Machoca</text:p>
          </table:table-cell>
          <table:table-cell office:value-type="float" office:value="12">
            <text:p>12</text:p>
          </table:table-cell>
          <table:table-cell office:value-type="string">
            <text:p>NU-126</text:p>
          </table:table-cell>
          <table:table-cell office:value-type="float" office:value="-13.9653">
            <text:p>-13.965300</text:p>
          </table:table-cell>
          <table:table-cell office:value-type="float" office:value="38.8056">
            <text:p>38.805600</text:p>
          </table:table-cell>
          <table:table-cell table:number-columns-repeated="10"/>
          <table:table-cell table:formula="of:=VLOOKUP([.I248];[NE.$F$2:.$Q$160];2;0)" office:value-type="float" office:value="43">
            <text:p>43</text:p>
          </table:table-cell>
          <table:table-cell office:value-type="float" office:value="43">
            <text:p>43</text:p>
          </table:table-cell>
          <table:table-cell table:number-columns-repeated="234"/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US-MOZ-00248</text:p>
          </table:table-cell>
          <table:table-cell office:value-type="float" office:value="1021311">
            <text:p>1021311</text:p>
          </table:table-cell>
          <table:table-cell office:value-type="string">
            <text:p>01021311</text:p>
          </table:table-cell>
          <table:table-cell office:value-type="string">
            <text:p>Ncumpe</text:p>
          </table:table-cell>
          <table:table-cell office:value-type="float" office:value="12">
            <text:p>12</text:p>
          </table:table-cell>
          <table:table-cell office:value-type="string">
            <text:p>NU-126</text:p>
          </table:table-cell>
          <table:table-cell office:value-type="float" office:value="-13.7094">
            <text:p>-13.709400</text:p>
          </table:table-cell>
          <table:table-cell office:value-type="float" office:value="38.6006">
            <text:p>38.600600</text:p>
          </table:table-cell>
          <table:table-cell table:number-columns-repeated="10"/>
          <table:table-cell table:formula="of:=VLOOKUP([.I249];[NE.$F$2:.$Q$160];2;0)" office:value-type="float" office:value="43">
            <text:p>43</text:p>
          </table:table-cell>
          <table:table-cell office:value-type="float" office:value="43">
            <text:p>43</text:p>
          </table:table-cell>
          <table:table-cell table:number-columns-repeated="234"/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US-MOZ-00249</text:p>
          </table:table-cell>
          <table:table-cell office:value-type="float" office:value="1021312">
            <text:p>1021312</text:p>
          </table:table-cell>
          <table:table-cell office:value-type="string">
            <text:p>01021312</text:p>
          </table:table-cell>
          <table:table-cell office:value-type="string">
            <text:p>Papai</text:p>
          </table:table-cell>
          <table:table-cell office:value-type="float" office:value="12">
            <text:p>12</text:p>
          </table:table-cell>
          <table:table-cell office:value-type="string">
            <text:p>NU-126</text:p>
          </table:table-cell>
          <table:table-cell office:value-type="float" office:value="-14.0364">
            <text:p>-14.036400</text:p>
          </table:table-cell>
          <table:table-cell office:value-type="float" office:value="38.6767">
            <text:p>38.676700</text:p>
          </table:table-cell>
          <table:table-cell table:number-columns-repeated="10"/>
          <table:table-cell table:formula="of:=VLOOKUP([.I250];[NE.$F$2:.$Q$160];2;0)" office:value-type="float" office:value="43">
            <text:p>43</text:p>
          </table:table-cell>
          <table:table-cell office:value-type="float" office:value="43">
            <text:p>43</text:p>
          </table:table-cell>
          <table:table-cell table:number-columns-repeated="234"/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US-MOZ-00250</text:p>
          </table:table-cell>
          <table:table-cell office:value-type="float" office:value="1021307">
            <text:p>1021307</text:p>
          </table:table-cell>
          <table:table-cell office:value-type="string">
            <text:p>01021307</text:p>
          </table:table-cell>
          <table:table-cell office:value-type="string">
            <text:p>Hucula</text:p>
          </table:table-cell>
          <table:table-cell office:value-type="float" office:value="12">
            <text:p>12</text:p>
          </table:table-cell>
          <table:table-cell office:value-type="string">
            <text:p>NU-126</text:p>
          </table:table-cell>
          <table:table-cell office:value-type="float" office:value="-13.83">
            <text:p>-13.830000</text:p>
          </table:table-cell>
          <table:table-cell office:value-type="float" office:value="39.1228">
            <text:p>39.122800</text:p>
          </table:table-cell>
          <table:table-cell table:number-columns-repeated="10"/>
          <table:table-cell table:formula="of:=VLOOKUP([.I251];[NE.$F$2:.$Q$160];2;0)" office:value-type="float" office:value="43">
            <text:p>43</text:p>
          </table:table-cell>
          <table:table-cell office:value-type="float" office:value="43">
            <text:p>43</text:p>
          </table:table-cell>
          <table:table-cell table:number-columns-repeated="234"/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US-MOZ-00251</text:p>
          </table:table-cell>
          <table:table-cell office:value-type="float" office:value="1021309">
            <text:p>1021309</text:p>
          </table:table-cell>
          <table:table-cell office:value-type="string">
            <text:p>01021309</text:p>
          </table:table-cell>
          <table:table-cell office:value-type="string">
            <text:p>Meloco</text:p>
          </table:table-cell>
          <table:table-cell office:value-type="float" office:value="12">
            <text:p>12</text:p>
          </table:table-cell>
          <table:table-cell office:value-type="string">
            <text:p>NU-126</text:p>
          </table:table-cell>
          <table:table-cell office:value-type="float" office:value="-13.4744">
            <text:p>-13.474400</text:p>
          </table:table-cell>
          <table:table-cell office:value-type="float" office:value="39.1742">
            <text:p>39.174200</text:p>
          </table:table-cell>
          <table:table-cell table:number-columns-repeated="10"/>
          <table:table-cell table:formula="of:=VLOOKUP([.I252];[NE.$F$2:.$Q$160];2;0)" office:value-type="float" office:value="43">
            <text:p>43</text:p>
          </table:table-cell>
          <table:table-cell office:value-type="float" office:value="43">
            <text:p>43</text:p>
          </table:table-cell>
          <table:table-cell table:number-columns-repeated="234"/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US-MOZ-00252</text:p>
          </table:table-cell>
          <table:table-cell office:value-type="float" office:value="1021409">
            <text:p>1021409</text:p>
          </table:table-cell>
          <table:table-cell office:value-type="string">
            <text:p>01021409</text:p>
          </table:table-cell>
          <table:table-cell office:value-type="string">
            <text:p>Nkonga</text:p>
          </table:table-cell>
          <table:table-cell office:value-type="float" office:value="12">
            <text:p>12</text:p>
          </table:table-cell>
          <table:table-cell office:value-type="string">
            <text:p>NU-125</text:p>
          </table:table-cell>
          <table:table-cell office:value-type="float" office:value="-11.152957">
            <text:p>-11.152957</text:p>
          </table:table-cell>
          <table:table-cell office:value-type="float" office:value="39.734338">
            <text:p>39.734338</text:p>
          </table:table-cell>
          <table:table-cell table:number-columns-repeated="10"/>
          <table:table-cell table:formula="of:=VLOOKUP([.I253];[NE.$F$2:.$Q$160];2;0)" office:value-type="float" office:value="44">
            <text:p>44</text:p>
          </table:table-cell>
          <table:table-cell office:value-type="float" office:value="44">
            <text:p>44</text:p>
          </table:table-cell>
          <table:table-cell table:number-columns-repeated="234"/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US-MOZ-00253</text:p>
          </table:table-cell>
          <table:table-cell office:value-type="float" office:value="1021407">
            <text:p>1021407</text:p>
          </table:table-cell>
          <table:table-cell office:value-type="string">
            <text:p>01021407</text:p>
          </table:table-cell>
          <table:table-cell office:value-type="string">
            <text:p>N'Tamba</text:p>
          </table:table-cell>
          <table:table-cell office:value-type="float" office:value="12">
            <text:p>12</text:p>
          </table:table-cell>
          <table:table-cell office:value-type="string">
            <text:p>NU-125</text:p>
          </table:table-cell>
          <table:table-cell office:value-type="float" office:value="-11.4267">
            <text:p>-11.426700</text:p>
          </table:table-cell>
          <table:table-cell office:value-type="float" office:value="39.7414">
            <text:p>39.741400</text:p>
          </table:table-cell>
          <table:table-cell table:number-columns-repeated="10"/>
          <table:table-cell table:formula="of:=VLOOKUP([.I254];[NE.$F$2:.$Q$160];2;0)" office:value-type="float" office:value="44">
            <text:p>44</text:p>
          </table:table-cell>
          <table:table-cell office:value-type="float" office:value="44">
            <text:p>44</text:p>
          </table:table-cell>
          <table:table-cell table:number-columns-repeated="234"/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US-MOZ-00254</text:p>
          </table:table-cell>
          <table:table-cell office:value-type="float" office:value="1021408">
            <text:p>1021408</text:p>
          </table:table-cell>
          <table:table-cell office:value-type="string">
            <text:p>01021408</text:p>
          </table:table-cell>
          <table:table-cell office:value-type="string">
            <text:p>N'Toli</text:p>
          </table:table-cell>
          <table:table-cell office:value-type="float" office:value="12">
            <text:p>12</text:p>
          </table:table-cell>
          <table:table-cell office:value-type="string">
            <text:p>NU-125</text:p>
          </table:table-cell>
          <table:table-cell office:value-type="float" office:value="-11.3864">
            <text:p>-11.386400</text:p>
          </table:table-cell>
          <table:table-cell office:value-type="float" office:value="39.595">
            <text:p>39.595000</text:p>
          </table:table-cell>
          <table:table-cell table:number-columns-repeated="10"/>
          <table:table-cell table:formula="of:=VLOOKUP([.I255];[NE.$F$2:.$Q$160];2;0)" office:value-type="float" office:value="44">
            <text:p>44</text:p>
          </table:table-cell>
          <table:table-cell office:value-type="float" office:value="44">
            <text:p>44</text:p>
          </table:table-cell>
          <table:table-cell table:number-columns-repeated="234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US-MOZ-00255</text:p>
          </table:table-cell>
          <table:table-cell office:value-type="float" office:value="1021410">
            <text:p>1021410</text:p>
          </table:table-cell>
          <table:table-cell office:value-type="string">
            <text:p>01021410</text:p>
          </table:table-cell>
          <table:table-cell office:value-type="string">
            <text:p>Muiha</text:p>
          </table:table-cell>
          <table:table-cell office:value-type="float" office:value="12">
            <text:p>12</text:p>
          </table:table-cell>
          <table:table-cell office:value-type="string">
            <text:p>NU-125</text:p>
          </table:table-cell>
          <table:table-cell office:value-type="float" office:value="-11.18344">
            <text:p>-11.183440</text:p>
          </table:table-cell>
          <table:table-cell office:value-type="float" office:value="39.735777">
            <text:p>39.735777</text:p>
          </table:table-cell>
          <table:table-cell table:number-columns-repeated="10"/>
          <table:table-cell table:formula="of:=VLOOKUP([.I256];[NE.$F$2:.$Q$160];2;0)" office:value-type="float" office:value="44">
            <text:p>44</text:p>
          </table:table-cell>
          <table:table-cell office:value-type="float" office:value="44">
            <text:p>44</text:p>
          </table:table-cell>
          <table:table-cell table:number-columns-repeated="234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US-MOZ-00256</text:p>
          </table:table-cell>
          <table:table-cell office:value-type="float" office:value="1021406">
            <text:p>1021406</text:p>
          </table:table-cell>
          <table:table-cell office:value-type="string">
            <text:p>01021406</text:p>
          </table:table-cell>
          <table:table-cell office:value-type="string">
            <text:p>Nangade</text:p>
          </table:table-cell>
          <table:table-cell office:value-type="float" office:value="11">
            <text:p>11</text:p>
          </table:table-cell>
          <table:table-cell office:value-type="string">
            <text:p>NU-125</text:p>
          </table:table-cell>
          <table:table-cell office:value-type="float" office:value="-11.0614">
            <text:p>-11.061400</text:p>
          </table:table-cell>
          <table:table-cell office:value-type="float" office:value="39.6697">
            <text:p>39.669700</text:p>
          </table:table-cell>
          <table:table-cell table:number-columns-repeated="10"/>
          <table:table-cell table:formula="of:=VLOOKUP([.I257];[NE.$F$2:.$Q$160];2;0)" office:value-type="float" office:value="44">
            <text:p>44</text:p>
          </table:table-cell>
          <table:table-cell office:value-type="float" office:value="44">
            <text:p>44</text:p>
          </table:table-cell>
          <table:table-cell table:number-columns-repeated="234"/>
        </table:table-row>
        <table:table-row table:style-name="ro2"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US-MOZ-00257</text:p>
          </table:table-cell>
          <table:table-cell office:value-type="float" office:value="1021510">
            <text:p>1021510</text:p>
          </table:table-cell>
          <table:table-cell office:value-type="string">
            <text:p>01021510</text:p>
          </table:table-cell>
          <table:table-cell office:value-type="string">
            <text:p>Pundanhari</text:p>
          </table:table-cell>
          <table:table-cell office:value-type="float" office:value="12">
            <text:p>12</text:p>
          </table:table-cell>
          <table:table-cell office:value-type="string">
            <text:p>NU-124</text:p>
          </table:table-cell>
          <table:table-cell office:value-type="float" office:value="-10.8908">
            <text:p>-10.890800</text:p>
          </table:table-cell>
          <table:table-cell office:value-type="float" office:value="40.0575">
            <text:p>40.057500</text:p>
          </table:table-cell>
          <table:table-cell table:number-columns-repeated="10"/>
          <table:table-cell table:formula="of:=VLOOKUP([.I258];[NE.$F$2:.$Q$160];2;0)" office:value-type="float" office:value="45">
            <text:p>45</text:p>
          </table:table-cell>
          <table:table-cell office:value-type="float" office:value="45">
            <text:p>45</text:p>
          </table:table-cell>
          <table:table-cell table:number-columns-repeated="234"/>
        </table:table-row>
        <table:table-row table:style-name="ro2"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US-MOZ-00258</text:p>
          </table:table-cell>
          <table:table-cell office:value-type="float" office:value="1021511">
            <text:p>1021511</text:p>
          </table:table-cell>
          <table:table-cell office:value-type="string">
            <text:p>01021511</text:p>
          </table:table-cell>
          <table:table-cell office:value-type="string">
            <text:p>Quionga</text:p>
          </table:table-cell>
          <table:table-cell office:value-type="float" office:value="12">
            <text:p>12</text:p>
          </table:table-cell>
          <table:table-cell office:value-type="string">
            <text:p>NU-124</text:p>
          </table:table-cell>
          <table:table-cell office:value-type="float" office:value="-10.5928">
            <text:p>-10.592800</text:p>
          </table:table-cell>
          <table:table-cell office:value-type="float" office:value="40.5078">
            <text:p>40.507800</text:p>
          </table:table-cell>
          <table:table-cell table:number-columns-repeated="10"/>
          <table:table-cell table:formula="of:=VLOOKUP([.I259];[NE.$F$2:.$Q$160];2;0)" office:value-type="float" office:value="45">
            <text:p>45</text:p>
          </table:table-cell>
          <table:table-cell office:value-type="float" office:value="45">
            <text:p>45</text:p>
          </table:table-cell>
          <table:table-cell table:number-columns-repeated="234"/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US-MOZ-00259</text:p>
          </table:table-cell>
          <table:table-cell office:value-type="float" office:value="1021506">
            <text:p>1021506</text:p>
          </table:table-cell>
          <table:table-cell office:value-type="string">
            <text:p>01021506</text:p>
          </table:table-cell>
          <table:table-cell office:value-type="string">
            <text:p>Palma</text:p>
          </table:table-cell>
          <table:table-cell office:value-type="float" office:value="12">
            <text:p>12</text:p>
          </table:table-cell>
          <table:table-cell office:value-type="string">
            <text:p>NU-124</text:p>
          </table:table-cell>
          <table:table-cell office:value-type="float" office:value="-10.7808">
            <text:p>-10.780800</text:p>
          </table:table-cell>
          <table:table-cell office:value-type="float" office:value="40.4731">
            <text:p>40.473100</text:p>
          </table:table-cell>
          <table:table-cell table:number-columns-repeated="10"/>
          <table:table-cell table:formula="of:=VLOOKUP([.I260];[NE.$F$2:.$Q$160];2;0)" office:value-type="float" office:value="45">
            <text:p>45</text:p>
          </table:table-cell>
          <table:table-cell office:value-type="float" office:value="45">
            <text:p>45</text:p>
          </table:table-cell>
          <table:table-cell table:number-columns-repeated="234"/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US-MOZ-00260</text:p>
          </table:table-cell>
          <table:table-cell office:value-type="float" office:value="1021507">
            <text:p>1021507</text:p>
          </table:table-cell>
          <table:table-cell office:value-type="string">
            <text:p>01021507</text:p>
          </table:table-cell>
          <table:table-cell office:value-type="string">
            <text:p>Muite</text:p>
          </table:table-cell>
          <table:table-cell office:value-type="float" office:value="12">
            <text:p>12</text:p>
          </table:table-cell>
          <table:table-cell office:value-type="string">
            <text:p>NU-124</text:p>
          </table:table-cell>
          <table:table-cell office:value-type="float" office:value="-10.965">
            <text:p>-10.965000</text:p>
          </table:table-cell>
          <table:table-cell office:value-type="float" office:value="40.3558">
            <text:p>40.355800</text:p>
          </table:table-cell>
          <table:table-cell table:number-columns-repeated="10"/>
          <table:table-cell table:formula="of:=VLOOKUP([.I261];[NE.$F$2:.$Q$160];2;0)" office:value-type="float" office:value="45">
            <text:p>45</text:p>
          </table:table-cell>
          <table:table-cell office:value-type="float" office:value="45">
            <text:p>45</text:p>
          </table:table-cell>
          <table:table-cell table:number-columns-repeated="234"/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US-MOZ-00261</text:p>
          </table:table-cell>
          <table:table-cell office:value-type="float" office:value="1021508">
            <text:p>1021508</text:p>
          </table:table-cell>
          <table:table-cell office:value-type="string">
            <text:p>01021508</text:p>
          </table:table-cell>
          <table:table-cell office:value-type="string">
            <text:p>Olumbe</text:p>
          </table:table-cell>
          <table:table-cell office:value-type="float" office:value="12">
            <text:p>12</text:p>
          </table:table-cell>
          <table:table-cell office:value-type="string">
            <text:p>NU-124</text:p>
          </table:table-cell>
          <table:table-cell office:value-type="float" office:value="-10.9903">
            <text:p>-10.990300</text:p>
          </table:table-cell>
          <table:table-cell office:value-type="float" office:value="40.4792">
            <text:p>40.479200</text:p>
          </table:table-cell>
          <table:table-cell table:number-columns-repeated="10"/>
          <table:table-cell table:formula="of:=VLOOKUP([.I262];[NE.$F$2:.$Q$160];2;0)" office:value-type="float" office:value="45">
            <text:p>45</text:p>
          </table:table-cell>
          <table:table-cell office:value-type="float" office:value="45">
            <text:p>45</text:p>
          </table:table-cell>
          <table:table-cell table:number-columns-repeated="234"/>
        </table:table-row>
        <table:table-row table:style-name="ro2"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US-MOZ-00262</text:p>
          </table:table-cell>
          <table:table-cell office:value-type="float" office:value="1021509">
            <text:p>1021509</text:p>
          </table:table-cell>
          <table:table-cell office:value-type="string">
            <text:p>01021509</text:p>
          </table:table-cell>
          <table:table-cell office:value-type="string">
            <text:p>Maganja</text:p>
          </table:table-cell>
          <table:table-cell office:value-type="float" office:value="12">
            <text:p>12</text:p>
          </table:table-cell>
          <table:table-cell office:value-type="string">
            <text:p>NU-124</text:p>
          </table:table-cell>
          <table:table-cell office:value-type="float" office:value="-10.8569">
            <text:p>-10.856900</text:p>
          </table:table-cell>
          <table:table-cell office:value-type="float" office:value="40.5894">
            <text:p>40.589400</text:p>
          </table:table-cell>
          <table:table-cell table:number-columns-repeated="10"/>
          <table:table-cell table:formula="of:=VLOOKUP([.I263];[NE.$F$2:.$Q$160];2;0)" office:value-type="float" office:value="45">
            <text:p>45</text:p>
          </table:table-cell>
          <table:table-cell office:value-type="float" office:value="45">
            <text:p>45</text:p>
          </table:table-cell>
          <table:table-cell table:number-columns-repeated="234"/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US-MOZ-00263</text:p>
          </table:table-cell>
          <table:table-cell office:value-type="float" office:value="1021607">
            <text:p>1021607</text:p>
          </table:table-cell>
          <table:table-cell office:value-type="string">
            <text:p>01020907</text:p>
          </table:table-cell>
          <table:table-cell office:value-type="string">
            <text:p>Nacuta</text:p>
          </table:table-cell>
          <table:table-cell office:value-type="float" office:value="12">
            <text:p>12</text:p>
          </table:table-cell>
          <table:table-cell office:value-type="string">
            <text:p>NU-123</text:p>
          </table:table-cell>
          <table:table-cell table:style-name="ce13" office:value-type="float" office:value="-12.934682">
            <text:p>-12.934682</text:p>
          </table:table-cell>
          <table:table-cell table:style-name="ce13" office:value-type="float" office:value="40.349689">
            <text:p>40.349689</text:p>
          </table:table-cell>
          <table:table-cell table:number-columns-repeated="10"/>
          <table:table-cell table:formula="of:=VLOOKUP([.I264];[NE.$F$2:.$Q$160];2;0)" office:value-type="float" office:value="38">
            <text:p>38</text:p>
          </table:table-cell>
          <table:table-cell office:value-type="float" office:value="38">
            <text:p>38</text:p>
          </table:table-cell>
          <table:table-cell table:number-columns-repeated="234"/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US-MOZ-00264</text:p>
          </table:table-cell>
          <table:table-cell office:value-type="float" office:value="1021609">
            <text:p>1021609</text:p>
          </table:table-cell>
          <table:table-cell office:value-type="string">
            <text:p>01020909</text:p>
          </table:table-cell>
          <table:table-cell office:value-type="string">
            <text:p>Mieze</text:p>
          </table:table-cell>
          <table:table-cell office:value-type="float" office:value="12">
            <text:p>12</text:p>
          </table:table-cell>
          <table:table-cell office:value-type="string">
            <text:p>NU-123</text:p>
          </table:table-cell>
          <table:table-cell office:value-type="float" office:value="-13.1075">
            <text:p>-13.107500</text:p>
          </table:table-cell>
          <table:table-cell office:value-type="float" office:value="40.4539">
            <text:p>40.453900</text:p>
          </table:table-cell>
          <table:table-cell table:number-columns-repeated="10"/>
          <table:table-cell table:formula="of:=VLOOKUP([.I265];[NE.$F$2:.$Q$160];2;0)" office:value-type="float" office:value="38">
            <text:p>38</text:p>
          </table:table-cell>
          <table:table-cell office:value-type="float" office:value="38">
            <text:p>38</text:p>
          </table:table-cell>
          <table:table-cell table:number-columns-repeated="234"/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US-MOZ-00265</text:p>
          </table:table-cell>
          <table:table-cell office:value-type="float" office:value="1021608">
            <text:p>1021608</text:p>
          </table:table-cell>
          <table:table-cell office:value-type="string">
            <text:p>01020908</text:p>
          </table:table-cell>
          <table:table-cell office:value-type="string">
            <text:p>Nanlia</text:p>
          </table:table-cell>
          <table:table-cell office:value-type="float" office:value="12">
            <text:p>12</text:p>
          </table:table-cell>
          <table:table-cell office:value-type="string">
            <text:p>NU-123</text:p>
          </table:table-cell>
          <table:table-cell table:style-name="ce13" office:value-type="float" office:value="-12.936621">
            <text:p>-12.936621</text:p>
          </table:table-cell>
          <table:table-cell table:style-name="ce13" office:value-type="float" office:value="40.361905">
            <text:p>40.361905</text:p>
          </table:table-cell>
          <table:table-cell table:number-columns-repeated="10"/>
          <table:table-cell table:formula="of:=VLOOKUP([.I266];[NE.$F$2:.$Q$160];2;0)" office:value-type="float" office:value="38">
            <text:p>38</text:p>
          </table:table-cell>
          <table:table-cell office:value-type="float" office:value="38">
            <text:p>38</text:p>
          </table:table-cell>
          <table:table-cell table:number-columns-repeated="234"/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US-MOZ-00266</text:p>
          </table:table-cell>
          <table:table-cell office:value-type="float" office:value="1021606">
            <text:p>1021606</text:p>
          </table:table-cell>
          <table:table-cell office:value-type="string">
            <text:p>01020906</text:p>
          </table:table-cell>
          <table:table-cell office:value-type="string">
            <text:p>Ntessa</text:p>
          </table:table-cell>
          <table:table-cell office:value-type="float" office:value="12">
            <text:p>12</text:p>
          </table:table-cell>
          <table:table-cell office:value-type="string">
            <text:p>NU-123</text:p>
          </table:table-cell>
          <table:table-cell table:style-name="ce13" office:value-type="float" office:value="-12.934297">
            <text:p>-12.934297</text:p>
          </table:table-cell>
          <table:table-cell table:style-name="ce13" office:value-type="float" office:value="40.348418">
            <text:p>40.348418</text:p>
          </table:table-cell>
          <table:table-cell table:number-columns-repeated="10"/>
          <table:table-cell table:formula="of:=VLOOKUP([.I267];[NE.$F$2:.$Q$160];2;0)" office:value-type="float" office:value="38">
            <text:p>38</text:p>
          </table:table-cell>
          <table:table-cell office:value-type="float" office:value="38">
            <text:p>38</text:p>
          </table:table-cell>
          <table:table-cell table:number-columns-repeated="234"/>
        </table:table-row>
        <table:table-row table:style-name="ro2"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US-MOZ-00267</text:p>
          </table:table-cell>
          <table:table-cell office:value-type="float" office:value="1021601">
            <text:p>1021601</text:p>
          </table:table-cell>
          <table:table-cell office:value-type="string">
            <text:p>01020901</text:p>
          </table:table-cell>
          <table:table-cell office:value-type="string">
            <text:p>Metuge</text:p>
          </table:table-cell>
          <table:table-cell office:value-type="float" office:value="5">
            <text:p>5</text:p>
          </table:table-cell>
          <table:table-cell office:value-type="string">
            <text:p>NU-123</text:p>
          </table:table-cell>
          <table:table-cell table:style-name="ce13" office:value-type="float" office:value="-12.934616">
            <text:p>-12.934616</text:p>
          </table:table-cell>
          <table:table-cell table:style-name="ce13" office:value-type="float" office:value="40.350294">
            <text:p>40.350294</text:p>
          </table:table-cell>
          <table:table-cell table:number-columns-repeated="10"/>
          <table:table-cell table:formula="of:=VLOOKUP([.I268];[NE.$F$2:.$Q$160];2;0)" office:value-type="float" office:value="38">
            <text:p>38</text:p>
          </table:table-cell>
          <table:table-cell office:value-type="float" office:value="38">
            <text:p>38</text:p>
          </table:table-cell>
          <table:table-cell table:number-columns-repeated="234"/>
        </table:table-row>
        <table:table-row table:style-name="ro2"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US-MOZ-00268</text:p>
          </table:table-cell>
          <table:table-cell office:value-type="float" office:value="1021706">
            <text:p>1021706</text:p>
          </table:table-cell>
          <table:table-cell office:value-type="string">
            <text:p>01021706</text:p>
          </table:table-cell>
          <table:table-cell office:value-type="string">
            <text:p>Quissanga</text:p>
          </table:table-cell>
          <table:table-cell office:value-type="float" office:value="11">
            <text:p>11</text:p>
          </table:table-cell>
          <table:table-cell office:value-type="string">
            <text:p>NU-129</text:p>
          </table:table-cell>
          <table:table-cell office:value-type="float" office:value="-12.4322">
            <text:p>-12.432200</text:p>
          </table:table-cell>
          <table:table-cell office:value-type="float" office:value="40.4833">
            <text:p>40.483300</text:p>
          </table:table-cell>
          <table:table-cell table:number-columns-repeated="10"/>
          <table:table-cell table:formula="of:=VLOOKUP([.I269];[NE.$F$2:.$Q$160];2;0)" office:value-type="float" office:value="47">
            <text:p>47</text:p>
          </table:table-cell>
          <table:table-cell office:value-type="float" office:value="47">
            <text:p>47</text:p>
          </table:table-cell>
          <table:table-cell table:number-columns-repeated="234"/>
        </table:table-row>
        <table:table-row table:style-name="ro2"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US-MOZ-00269</text:p>
          </table:table-cell>
          <table:table-cell office:value-type="float" office:value="1021708">
            <text:p>1021708</text:p>
          </table:table-cell>
          <table:table-cell office:value-type="string">
            <text:p>01021708</text:p>
          </table:table-cell>
          <table:table-cell office:value-type="string">
            <text:p>Mahate</text:p>
          </table:table-cell>
          <table:table-cell office:value-type="float" office:value="12">
            <text:p>12</text:p>
          </table:table-cell>
          <table:table-cell office:value-type="string">
            <text:p>NU-129</text:p>
          </table:table-cell>
          <table:table-cell office:value-type="float" office:value="-12.5236">
            <text:p>-12.523600</text:p>
          </table:table-cell>
          <table:table-cell office:value-type="float" office:value="40.2553">
            <text:p>40.255300</text:p>
          </table:table-cell>
          <table:table-cell table:number-columns-repeated="10"/>
          <table:table-cell table:formula="of:=VLOOKUP([.I270];[NE.$F$2:.$Q$160];2;0)" office:value-type="float" office:value="47">
            <text:p>47</text:p>
          </table:table-cell>
          <table:table-cell office:value-type="float" office:value="47">
            <text:p>47</text:p>
          </table:table-cell>
          <table:table-cell table:number-columns-repeated="234"/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US-MOZ-00270</text:p>
          </table:table-cell>
          <table:table-cell office:value-type="float" office:value="1021709">
            <text:p>1021709</text:p>
          </table:table-cell>
          <table:table-cell office:value-type="string">
            <text:p>01021709</text:p>
          </table:table-cell>
          <table:table-cell office:value-type="string">
            <text:p>Namaluco</text:p>
          </table:table-cell>
          <table:table-cell office:value-type="float" office:value="13">
            <text:p>13</text:p>
          </table:table-cell>
          <table:table-cell office:value-type="string">
            <text:p>NU-129</text:p>
          </table:table-cell>
          <table:table-cell office:value-type="float" office:value="-12.3442">
            <text:p>-12.344200</text:p>
          </table:table-cell>
          <table:table-cell office:value-type="float" office:value="40.3139">
            <text:p>40.313900</text:p>
          </table:table-cell>
          <table:table-cell table:number-columns-repeated="10"/>
          <table:table-cell table:formula="of:=VLOOKUP([.I271];[NE.$F$2:.$Q$160];2;0)" office:value-type="float" office:value="47">
            <text:p>47</text:p>
          </table:table-cell>
          <table:table-cell office:value-type="float" office:value="47">
            <text:p>47</text:p>
          </table:table-cell>
          <table:table-cell table:number-columns-repeated="234"/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US-MOZ-00271</text:p>
          </table:table-cell>
          <table:table-cell office:value-type="float" office:value="1021710">
            <text:p>1021710</text:p>
          </table:table-cell>
          <table:table-cell office:value-type="string">
            <text:p>01021710</text:p>
          </table:table-cell>
          <table:table-cell office:value-type="string">
            <text:p>Bilibiza</text:p>
          </table:table-cell>
          <table:table-cell office:value-type="float" office:value="11">
            <text:p>11</text:p>
          </table:table-cell>
          <table:table-cell office:value-type="string">
            <text:p>NU-129</text:p>
          </table:table-cell>
          <table:table-cell office:value-type="float" office:value="-12.5639">
            <text:p>-12.563900</text:p>
          </table:table-cell>
          <table:table-cell office:value-type="float" office:value="40.2853">
            <text:p>40.285300</text:p>
          </table:table-cell>
          <table:table-cell table:number-columns-repeated="10"/>
          <table:table-cell table:formula="of:=VLOOKUP([.I272];[NE.$F$2:.$Q$160];2;0)" office:value-type="float" office:value="47">
            <text:p>47</text:p>
          </table:table-cell>
          <table:table-cell office:value-type="float" office:value="47">
            <text:p>47</text:p>
          </table:table-cell>
          <table:table-cell table:number-columns-repeated="234"/>
        </table:table-row>
        <table:table-row table:style-name="ro2">
          <table:table-cell office:value-type="float" office:value="272">
            <text:p>272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US-MOZ-00272</text:p>
          </table:table-cell>
          <table:table-cell office:value-type="float" office:value="1021711">
            <text:p>1021711</text:p>
          </table:table-cell>
          <table:table-cell office:value-type="string">
            <text:p>01021711</text:p>
          </table:table-cell>
          <table:table-cell office:value-type="string">
            <text:p>Tororo</text:p>
          </table:table-cell>
          <table:table-cell office:value-type="float" office:value="13">
            <text:p>13</text:p>
          </table:table-cell>
          <table:table-cell office:value-type="string">
            <text:p>NU-129</text:p>
          </table:table-cell>
          <table:table-cell office:value-type="float" office:value="-12.5958">
            <text:p>-12.595800</text:p>
          </table:table-cell>
          <table:table-cell office:value-type="float" office:value="40.1522">
            <text:p>40.152200</text:p>
          </table:table-cell>
          <table:table-cell table:number-columns-repeated="10"/>
          <table:table-cell table:formula="of:=VLOOKUP([.I273];[NE.$F$2:.$Q$160];2;0)" office:value-type="float" office:value="47">
            <text:p>47</text:p>
          </table:table-cell>
          <table:table-cell office:value-type="float" office:value="47">
            <text:p>47</text:p>
          </table:table-cell>
          <table:table-cell table:number-columns-repeated="234"/>
        </table:table-row>
        <table:table-row table:style-name="ro2">
          <table:table-cell office:value-type="float" office:value="273">
            <text:p>27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US-MOZ-00273</text:p>
          </table:table-cell>
          <table:table-cell office:value-type="float" office:value="1021712">
            <text:p>1021712</text:p>
          </table:table-cell>
          <table:table-cell office:value-type="string">
            <text:p>01021712</text:p>
          </table:table-cell>
          <table:table-cell office:value-type="string">
            <text:p>Nacoba</text:p>
          </table:table-cell>
          <table:table-cell office:value-type="float" office:value="12">
            <text:p>12</text:p>
          </table:table-cell>
          <table:table-cell office:value-type="string">
            <text:p>NU-129</text:p>
          </table:table-cell>
          <table:table-cell office:value-type="float" office:value="-12.518392">
            <text:p>-12.518392</text:p>
          </table:table-cell>
          <table:table-cell office:value-type="float" office:value="40.390488">
            <text:p>40.390488</text:p>
          </table:table-cell>
          <table:table-cell table:number-columns-repeated="10"/>
          <table:table-cell table:formula="of:=VLOOKUP([.I274];[NE.$F$2:.$Q$160];2;0)" office:value-type="float" office:value="47">
            <text:p>47</text:p>
          </table:table-cell>
          <table:table-cell office:value-type="float" office:value="47">
            <text:p>47</text:p>
          </table:table-cell>
          <table:table-cell table:number-columns-repeated="234"/>
        </table:table-row>
        <table:table-row table:style-name="ro2">
          <table:table-cell office:value-type="float" office:value="274">
            <text:p>27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US-MOZ-00274</text:p>
          </table:table-cell>
          <table:table-cell office:value-type="float" office:value="1021707">
            <text:p>1021707</text:p>
          </table:table-cell>
          <table:table-cell office:value-type="string">
            <text:p>01021707</text:p>
          </table:table-cell>
          <table:table-cell office:value-type="string">
            <text:p>Cagembe</text:p>
          </table:table-cell>
          <table:table-cell office:value-type="float" office:value="12">
            <text:p>12</text:p>
          </table:table-cell>
          <table:table-cell office:value-type="string">
            <text:p>NU-129</text:p>
          </table:table-cell>
          <table:table-cell office:value-type="float" office:value="-12.38">
            <text:p>-12.380000</text:p>
          </table:table-cell>
          <table:table-cell office:value-type="float" office:value="40.2642">
            <text:p>40.264200</text:p>
          </table:table-cell>
          <table:table-cell table:number-columns-repeated="10"/>
          <table:table-cell table:formula="of:=VLOOKUP([.I275];[NE.$F$2:.$Q$160];2;0)" office:value-type="float" office:value="47">
            <text:p>47</text:p>
          </table:table-cell>
          <table:table-cell office:value-type="float" office:value="47">
            <text:p>47</text:p>
          </table:table-cell>
          <table:table-cell table:number-columns-repeated="234"/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S-MOZ-00275</text:p>
          </table:table-cell>
          <table:table-cell office:value-type="float" office:value="1030114">
            <text:p>1030114</text:p>
          </table:table-cell>
          <table:table-cell office:value-type="string">
            <text:p>01030114</text:p>
          </table:table-cell>
          <table:table-cell office:value-type="string">
            <text:p>O.T.M.</text:p>
          </table:table-cell>
          <table:table-cell office:value-type="float" office:value="13">
            <text:p>13</text:p>
          </table:table-cell>
          <table:table-cell office:value-type="string">
            <text:p>NU-139</text:p>
          </table:table-cell>
          <table:table-cell office:value-type="float" office:value="-15.1153">
            <text:p>-15.115300</text:p>
          </table:table-cell>
          <table:table-cell office:value-type="float" office:value="39.2619">
            <text:p>39.261900</text:p>
          </table:table-cell>
          <table:table-cell table:number-columns-repeated="10"/>
          <table:table-cell table:formula="of:=VLOOKUP([.I276];[NE.$F$2:.$Q$160];2;0)" office:value-type="float" office:value="76">
            <text:p>76</text:p>
          </table:table-cell>
          <table:table-cell office:value-type="float" office:value="76">
            <text:p>76</text:p>
          </table:table-cell>
          <table:table-cell table:number-columns-repeated="234"/>
        </table:table-row>
        <table:table-row table:style-name="ro2">
          <table:table-cell office:value-type="float" office:value="276">
            <text:p>27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S-MOZ-00276</text:p>
          </table:table-cell>
          <table:table-cell office:value-type="float" office:value="1030102">
            <text:p>1030102</text:p>
          </table:table-cell>
          <table:table-cell office:value-type="string">
            <text:p>01030102</text:p>
          </table:table-cell>
          <table:table-cell office:value-type="string">
            <text:p>Hospital Militar</text:p>
          </table:table-cell>
          <table:table-cell office:value-type="float" office:value="7">
            <text:p>7</text:p>
          </table:table-cell>
          <table:table-cell office:value-type="string">
            <text:p>NU-139</text:p>
          </table:table-cell>
          <table:table-cell office:value-type="float" office:value="-15.116667">
            <text:p>-15.116667</text:p>
          </table:table-cell>
          <table:table-cell office:value-type="float" office:value="39.266667">
            <text:p>39.266667</text:p>
          </table:table-cell>
          <table:table-cell table:number-columns-repeated="10"/>
          <table:table-cell table:formula="of:=VLOOKUP([.I277];[NE.$F$2:.$Q$160];2;0)" office:value-type="float" office:value="76">
            <text:p>76</text:p>
          </table:table-cell>
          <table:table-cell office:value-type="float" office:value="76">
            <text:p>76</text:p>
          </table:table-cell>
          <table:table-cell table:number-columns-repeated="234"/>
        </table:table-row>
        <table:table-row table:style-name="ro2">
          <table:table-cell office:value-type="float" office:value="277">
            <text:p>27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S-MOZ-00277</text:p>
          </table:table-cell>
          <table:table-cell office:value-type="float" office:value="1030106">
            <text:p>1030106</text:p>
          </table:table-cell>
          <table:table-cell office:value-type="string">
            <text:p>01030106</text:p>
          </table:table-cell>
          <table:table-cell office:value-type="string">
            <text:p>25 De Setembro Csu1</text:p>
          </table:table-cell>
          <table:table-cell office:value-type="float" office:value="8">
            <text:p>8</text:p>
          </table:table-cell>
          <table:table-cell office:value-type="string">
            <text:p>NU-139</text:p>
          </table:table-cell>
          <table:table-cell office:value-type="float" office:value="-15.1114">
            <text:p>-15.111400</text:p>
          </table:table-cell>
          <table:table-cell office:value-type="float" office:value="39.2536">
            <text:p>39.253600</text:p>
          </table:table-cell>
          <table:table-cell table:number-columns-repeated="10"/>
          <table:table-cell table:formula="of:=VLOOKUP([.I278];[NE.$F$2:.$Q$160];2;0)" office:value-type="float" office:value="76">
            <text:p>76</text:p>
          </table:table-cell>
          <table:table-cell office:value-type="float" office:value="76">
            <text:p>76</text:p>
          </table:table-cell>
          <table:table-cell table:number-columns-repeated="234"/>
        </table:table-row>
        <table:table-row table:style-name="ro2">
          <table:table-cell office:value-type="float" office:value="278">
            <text:p>27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S-MOZ-00278</text:p>
          </table:table-cell>
          <table:table-cell office:value-type="float" office:value="1030107">
            <text:p>1030107</text:p>
          </table:table-cell>
          <table:table-cell office:value-type="string">
            <text:p>01030107</text:p>
          </table:table-cell>
          <table:table-cell office:value-type="string">
            <text:p>Marrere</text:p>
          </table:table-cell>
          <table:table-cell office:value-type="float" office:value="4">
            <text:p>4</text:p>
          </table:table-cell>
          <table:table-cell office:value-type="string">
            <text:p>NU-139</text:p>
          </table:table-cell>
          <table:table-cell office:value-type="float" office:value="-15.1194">
            <text:p>-15.119400</text:p>
          </table:table-cell>
          <table:table-cell office:value-type="float" office:value="39.1894">
            <text:p>39.189400</text:p>
          </table:table-cell>
          <table:table-cell table:number-columns-repeated="10"/>
          <table:table-cell table:formula="of:=VLOOKUP([.I279];[NE.$F$2:.$Q$160];2;0)" office:value-type="float" office:value="76">
            <text:p>76</text:p>
          </table:table-cell>
          <table:table-cell office:value-type="float" office:value="76">
            <text:p>76</text:p>
          </table:table-cell>
          <table:table-cell table:number-columns-repeated="234"/>
        </table:table-row>
        <table:table-row table:style-name="ro2">
          <table:table-cell office:value-type="float" office:value="279">
            <text:p>27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S-MOZ-00279</text:p>
          </table:table-cell>
          <table:table-cell office:value-type="float" office:value="1030108">
            <text:p>1030108</text:p>
          </table:table-cell>
          <table:table-cell office:value-type="string">
            <text:p>01030108</text:p>
          </table:table-cell>
          <table:table-cell office:value-type="string">
            <text:p>1 De Maio</text:p>
          </table:table-cell>
          <table:table-cell office:value-type="float" office:value="9">
            <text:p>9</text:p>
          </table:table-cell>
          <table:table-cell office:value-type="string">
            <text:p>NU-139</text:p>
          </table:table-cell>
          <table:table-cell office:value-type="float" office:value="-15.1142">
            <text:p>-15.114200</text:p>
          </table:table-cell>
          <table:table-cell office:value-type="float" office:value="39.2681">
            <text:p>39.268100</text:p>
          </table:table-cell>
          <table:table-cell table:number-columns-repeated="10"/>
          <table:table-cell table:formula="of:=VLOOKUP([.I280];[NE.$F$2:.$Q$160];2;0)" office:value-type="float" office:value="76">
            <text:p>76</text:p>
          </table:table-cell>
          <table:table-cell office:value-type="float" office:value="76">
            <text:p>76</text:p>
          </table:table-cell>
          <table:table-cell table:number-columns-repeated="234"/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S-MOZ-00280</text:p>
          </table:table-cell>
          <table:table-cell office:value-type="float" office:value="1030109">
            <text:p>1030109</text:p>
          </table:table-cell>
          <table:table-cell office:value-type="string">
            <text:p>01030109</text:p>
          </table:table-cell>
          <table:table-cell office:value-type="string">
            <text:p>Napipine</text:p>
          </table:table-cell>
          <table:table-cell office:value-type="float" office:value="13">
            <text:p>13</text:p>
          </table:table-cell>
          <table:table-cell office:value-type="string">
            <text:p>NU-139</text:p>
          </table:table-cell>
          <table:table-cell office:value-type="float" office:value="-15.1078">
            <text:p>-15.107800</text:p>
          </table:table-cell>
          <table:table-cell office:value-type="float" office:value="39.2581">
            <text:p>39.258100</text:p>
          </table:table-cell>
          <table:table-cell table:number-columns-repeated="10"/>
          <table:table-cell table:formula="of:=VLOOKUP([.I281];[NE.$F$2:.$Q$160];2;0)" office:value-type="float" office:value="76">
            <text:p>76</text:p>
          </table:table-cell>
          <table:table-cell office:value-type="float" office:value="76">
            <text:p>76</text:p>
          </table:table-cell>
          <table:table-cell table:number-columns-repeated="234"/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S-MOZ-00281</text:p>
          </table:table-cell>
          <table:table-cell office:value-type="float" office:value="1030113">
            <text:p>1030113</text:p>
          </table:table-cell>
          <table:table-cell office:value-type="string">
            <text:p>01030113</text:p>
          </table:table-cell>
          <table:table-cell office:value-type="string">
            <text:p>Namicopo</text:p>
          </table:table-cell>
          <table:table-cell office:value-type="float" office:value="13">
            <text:p>13</text:p>
          </table:table-cell>
          <table:table-cell office:value-type="string">
            <text:p>NU-139</text:p>
          </table:table-cell>
          <table:table-cell office:value-type="float" office:value="-15.1106">
            <text:p>-15.110600</text:p>
          </table:table-cell>
          <table:table-cell office:value-type="float" office:value="39.2728">
            <text:p>39.272800</text:p>
          </table:table-cell>
          <table:table-cell table:number-columns-repeated="10"/>
          <table:table-cell table:formula="of:=VLOOKUP([.I282];[NE.$F$2:.$Q$160];2;0)" office:value-type="float" office:value="76">
            <text:p>76</text:p>
          </table:table-cell>
          <table:table-cell office:value-type="float" office:value="76">
            <text:p>76</text:p>
          </table:table-cell>
          <table:table-cell table:number-columns-repeated="234"/>
        </table:table-row>
        <table:table-row table:style-name="ro2"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S-MOZ-00282</text:p>
          </table:table-cell>
          <table:table-cell office:value-type="float" office:value="1030119">
            <text:p>1030119</text:p>
          </table:table-cell>
          <table:table-cell office:value-type="string">
            <text:p>01030119</text:p>
          </table:table-cell>
          <table:table-cell office:value-type="string">
            <text:p>Penitenciária</text:p>
          </table:table-cell>
          <table:table-cell office:value-type="float" office:value="13">
            <text:p>13</text:p>
          </table:table-cell>
          <table:table-cell office:value-type="string">
            <text:p>NU-139</text:p>
          </table:table-cell>
          <table:table-cell office:value-type="float" office:value="-15.12297">
            <text:p>-15.122970</text:p>
          </table:table-cell>
          <table:table-cell office:value-type="float" office:value="39.270246">
            <text:p>39.270246</text:p>
          </table:table-cell>
          <table:table-cell table:number-columns-repeated="10"/>
          <table:table-cell table:formula="of:=VLOOKUP([.I283];[NE.$F$2:.$Q$160];2;0)" office:value-type="float" office:value="76">
            <text:p>76</text:p>
          </table:table-cell>
          <table:table-cell office:value-type="float" office:value="76">
            <text:p>76</text:p>
          </table:table-cell>
          <table:table-cell table:number-columns-repeated="234"/>
        </table:table-row>
        <table:table-row table:style-name="ro2">
          <table:table-cell office:value-type="float" office:value="283">
            <text:p>28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S-MOZ-00283</text:p>
          </table:table-cell>
          <table:table-cell office:value-type="float" office:value="1030117">
            <text:p>1030117</text:p>
          </table:table-cell>
          <table:table-cell office:value-type="string">
            <text:p>01030117</text:p>
          </table:table-cell>
          <table:table-cell table:style-name="ce7" office:value-type="string">
            <text:p>Muhala Expansão CSU1</text:p>
          </table:table-cell>
          <table:table-cell office:value-type="float" office:value="9">
            <text:p>9</text:p>
          </table:table-cell>
          <table:table-cell office:value-type="string">
            <text:p>NU-139</text:p>
          </table:table-cell>
          <table:table-cell office:value-type="float" office:value="-15.118795">
            <text:p>-15.118795</text:p>
          </table:table-cell>
          <table:table-cell office:value-type="float" office:value="39.270117">
            <text:p>39.270117</text:p>
          </table:table-cell>
          <table:table-cell table:number-columns-repeated="10"/>
          <table:table-cell table:formula="of:=VLOOKUP([.I284];[NE.$F$2:.$Q$160];2;0)" office:value-type="float" office:value="76">
            <text:p>76</text:p>
          </table:table-cell>
          <table:table-cell office:value-type="float" office:value="76">
            <text:p>76</text:p>
          </table:table-cell>
          <table:table-cell table:number-columns-repeated="234"/>
        </table:table-row>
        <table:table-row table:style-name="ro2">
          <table:table-cell office:value-type="float" office:value="284">
            <text:p>28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S-MOZ-00284</text:p>
          </table:table-cell>
          <table:table-cell office:value-type="float" office:value="1030116">
            <text:p>1030116</text:p>
          </table:table-cell>
          <table:table-cell office:value-type="string">
            <text:p>01030116</text:p>
          </table:table-cell>
          <table:table-cell office:value-type="string">
            <text:p>Centro De Saúde Mental De Nampula</text:p>
          </table:table-cell>
          <table:table-cell office:value-type="float" office:value="14">
            <text:p>14</text:p>
          </table:table-cell>
          <table:table-cell office:value-type="string">
            <text:p>NU-139</text:p>
          </table:table-cell>
          <table:table-cell office:value-type="float" office:value="-15.117857">
            <text:p>-15.117857</text:p>
          </table:table-cell>
          <table:table-cell office:value-type="float" office:value="39.268957">
            <text:p>39.268957</text:p>
          </table:table-cell>
          <table:table-cell table:number-columns-repeated="10"/>
          <table:table-cell table:formula="of:=VLOOKUP([.I285];[NE.$F$2:.$Q$160];2;0)" office:value-type="float" office:value="76">
            <text:p>76</text:p>
          </table:table-cell>
          <table:table-cell office:value-type="float" office:value="76">
            <text:p>76</text:p>
          </table:table-cell>
          <table:table-cell table:number-columns-repeated="234"/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S-MOZ-00285</text:p>
          </table:table-cell>
          <table:table-cell office:value-type="float" office:value="1030100">
            <text:p>1030100</text:p>
          </table:table-cell>
          <table:table-cell office:value-type="string">
            <text:p>01030100</text:p>
          </table:table-cell>
          <table:table-cell office:value-type="string">
            <text:p>Hospital Central Nampula</text:p>
          </table:table-cell>
          <table:table-cell office:value-type="float" office:value="1">
            <text:p>1</text:p>
          </table:table-cell>
          <table:table-cell office:value-type="string">
            <text:p>NU-139</text:p>
          </table:table-cell>
          <table:table-cell office:value-type="float" office:value="-15.1231">
            <text:p>-15.123100</text:p>
          </table:table-cell>
          <table:table-cell office:value-type="float" office:value="39.2619">
            <text:p>39.261900</text:p>
          </table:table-cell>
          <table:table-cell table:number-columns-repeated="10"/>
          <table:table-cell table:formula="of:=VLOOKUP([.I286];[NE.$F$2:.$Q$160];2;0)" office:value-type="float" office:value="76">
            <text:p>76</text:p>
          </table:table-cell>
          <table:table-cell office:value-type="float" office:value="76">
            <text:p>76</text:p>
          </table:table-cell>
          <table:table-cell table:number-columns-repeated="234"/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S-MOZ-00286</text:p>
          </table:table-cell>
          <table:table-cell office:value-type="float" office:value="1030112">
            <text:p>1030112</text:p>
          </table:table-cell>
          <table:table-cell office:value-type="string">
            <text:p>01030112</text:p>
          </table:table-cell>
          <table:table-cell office:value-type="string">
            <text:p>Namutequeliua</text:p>
          </table:table-cell>
          <table:table-cell office:value-type="float" office:value="13">
            <text:p>13</text:p>
          </table:table-cell>
          <table:table-cell office:value-type="string">
            <text:p>NU-139</text:p>
          </table:table-cell>
          <table:table-cell office:value-type="float" office:value="-15.1186">
            <text:p>-15.118600</text:p>
          </table:table-cell>
          <table:table-cell office:value-type="float" office:value="39.2789">
            <text:p>39.278900</text:p>
          </table:table-cell>
          <table:table-cell table:number-columns-repeated="10"/>
          <table:table-cell table:formula="of:=VLOOKUP([.I287];[NE.$F$2:.$Q$160];2;0)" office:value-type="float" office:value="76">
            <text:p>76</text:p>
          </table:table-cell>
          <table:table-cell office:value-type="float" office:value="76">
            <text:p>76</text:p>
          </table:table-cell>
          <table:table-cell table:number-columns-repeated="234"/>
        </table:table-row>
        <table:table-row table:style-name="ro2">
          <table:table-cell office:value-type="float" office:value="287">
            <text:p>28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S-MOZ-00287</text:p>
          </table:table-cell>
          <table:table-cell office:value-type="float" office:value="1030120">
            <text:p>1030120</text:p>
          </table:table-cell>
          <table:table-cell office:value-type="string">
            <text:p>01030120</text:p>
          </table:table-cell>
          <table:table-cell office:value-type="string">
            <text:p>Mutavarex</text:p>
          </table:table-cell>
          <table:table-cell office:value-type="float" office:value="10">
            <text:p>10</text:p>
          </table:table-cell>
          <table:table-cell office:value-type="string">
            <text:p>NU-139</text:p>
          </table:table-cell>
          <table:table-cell office:value-type="float" office:value="-15.11724">
            <text:p>-15.117240</text:p>
          </table:table-cell>
          <table:table-cell office:value-type="float" office:value="39.267664">
            <text:p>39.267664</text:p>
          </table:table-cell>
          <table:table-cell table:number-columns-repeated="10"/>
          <table:table-cell table:formula="of:=VLOOKUP([.I288];[NE.$F$2:.$Q$160];2;0)" office:value-type="float" office:value="76">
            <text:p>76</text:p>
          </table:table-cell>
          <table:table-cell office:value-type="float" office:value="76">
            <text:p>76</text:p>
          </table:table-cell>
          <table:table-cell table:number-columns-repeated="234"/>
        </table:table-row>
        <table:table-row table:style-name="ro2">
          <table:table-cell office:value-type="float" office:value="288">
            <text:p>2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S-MOZ-00288</text:p>
          </table:table-cell>
          <table:table-cell office:value-type="float" office:value="1030121">
            <text:p>1030121</text:p>
          </table:table-cell>
          <table:table-cell office:value-type="string">
            <text:p>01030121</text:p>
          </table:table-cell>
          <table:table-cell office:value-type="string">
            <text:p>Niarro </text:p>
          </table:table-cell>
          <table:table-cell office:value-type="float" office:value="10">
            <text:p>10</text:p>
          </table:table-cell>
          <table:table-cell office:value-type="string">
            <text:p>NU-139</text:p>
          </table:table-cell>
          <table:table-cell office:value-type="float" office:value="-15.116782">
            <text:p>-15.116782</text:p>
          </table:table-cell>
          <table:table-cell office:value-type="float" office:value="39.266892">
            <text:p>39.266892</text:p>
          </table:table-cell>
          <table:table-cell table:number-columns-repeated="10"/>
          <table:table-cell table:formula="of:=VLOOKUP([.I289];[NE.$F$2:.$Q$160];2;0)" office:value-type="float" office:value="76">
            <text:p>76</text:p>
          </table:table-cell>
          <table:table-cell office:value-type="float" office:value="76">
            <text:p>76</text:p>
          </table:table-cell>
          <table:table-cell table:number-columns-repeated="234"/>
        </table:table-row>
        <table:table-row table:style-name="ro2">
          <table:table-cell office:value-type="float" office:value="289">
            <text:p>28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S-MOZ-00289</text:p>
          </table:table-cell>
          <table:table-cell office:value-type="float" office:value="1030122">
            <text:p>1030122</text:p>
          </table:table-cell>
          <table:table-cell office:value-type="string">
            <text:p>01030122</text:p>
          </table:table-cell>
          <table:table-cell office:value-type="string">
            <text:p>Mucuache </text:p>
          </table:table-cell>
          <table:table-cell office:value-type="float" office:value="10">
            <text:p>10</text:p>
          </table:table-cell>
          <table:table-cell office:value-type="string">
            <text:p>NU-139</text:p>
          </table:table-cell>
          <table:table-cell office:value-type="float" office:value="-15.116884">
            <text:p>-15.116884</text:p>
          </table:table-cell>
          <table:table-cell office:value-type="float" office:value="39.266613">
            <text:p>39.266613</text:p>
          </table:table-cell>
          <table:table-cell table:number-columns-repeated="10"/>
          <table:table-cell table:formula="of:=VLOOKUP([.I290];[NE.$F$2:.$Q$160];2;0)" office:value-type="float" office:value="76">
            <text:p>76</text:p>
          </table:table-cell>
          <table:table-cell office:value-type="float" office:value="76">
            <text:p>76</text:p>
          </table:table-cell>
          <table:table-cell table:number-columns-repeated="234"/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US-MOZ-00290</text:p>
          </table:table-cell>
          <table:table-cell office:value-type="float" office:value="1030214">
            <text:p>1030214</text:p>
          </table:table-cell>
          <table:table-cell office:value-type="string">
            <text:p>01030214</text:p>
          </table:table-cell>
          <table:table-cell office:value-type="string">
            <text:p>Napruma</text:p>
          </table:table-cell>
          <table:table-cell office:value-type="float" office:value="13">
            <text:p>13</text:p>
          </table:table-cell>
          <table:table-cell office:value-type="string">
            <text:p>NU-140</text:p>
          </table:table-cell>
          <table:table-cell office:value-type="float" office:value="-16.075">
            <text:p>-16.075000</text:p>
          </table:table-cell>
          <table:table-cell office:value-type="float" office:value="39.6186">
            <text:p>39.618600</text:p>
          </table:table-cell>
          <table:table-cell table:number-columns-repeated="10"/>
          <table:table-cell table:formula="of:=VLOOKUP([.I291];[NE.$F$2:.$Q$160];2;0)" office:value-type="float" office:value="50">
            <text:p>50</text:p>
          </table:table-cell>
          <table:table-cell office:value-type="float" office:value="50">
            <text:p>50</text:p>
          </table:table-cell>
          <table:table-cell table:number-columns-repeated="234"/>
        </table:table-row>
        <table:table-row table:style-name="ro2">
          <table:table-cell office:value-type="float" office:value="291">
            <text:p>29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US-MOZ-00291</text:p>
          </table:table-cell>
          <table:table-cell office:value-type="float" office:value="1030215">
            <text:p>1030215</text:p>
          </table:table-cell>
          <table:table-cell office:value-type="string">
            <text:p>01030215</text:p>
          </table:table-cell>
          <table:table-cell office:value-type="string">
            <text:p>Quilua</text:p>
          </table:table-cell>
          <table:table-cell office:value-type="float" office:value="11">
            <text:p>11</text:p>
          </table:table-cell>
          <table:table-cell office:value-type="string">
            <text:p>NU-140</text:p>
          </table:table-cell>
          <table:table-cell office:value-type="float" office:value="-16.244">
            <text:p>-16.244000</text:p>
          </table:table-cell>
          <table:table-cell office:value-type="float" office:value="39.907">
            <text:p>39.907000</text:p>
          </table:table-cell>
          <table:table-cell table:number-columns-repeated="10"/>
          <table:table-cell table:formula="of:=VLOOKUP([.I292];[NE.$F$2:.$Q$160];2;0)" office:value-type="float" office:value="50">
            <text:p>50</text:p>
          </table:table-cell>
          <table:table-cell office:value-type="float" office:value="50">
            <text:p>50</text:p>
          </table:table-cell>
          <table:table-cell table:number-columns-repeated="234"/>
        </table:table-row>
        <table:table-row table:style-name="ro2">
          <table:table-cell office:value-type="float" office:value="292">
            <text:p>29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US-MOZ-00292</text:p>
          </table:table-cell>
          <table:table-cell office:value-type="float" office:value="1030216">
            <text:p>1030216</text:p>
          </table:table-cell>
          <table:table-cell office:value-type="string">
            <text:p>01030216</text:p>
          </table:table-cell>
          <table:table-cell office:value-type="string">
            <text:p>Sangage</text:p>
          </table:table-cell>
          <table:table-cell office:value-type="float" office:value="12">
            <text:p>12</text:p>
          </table:table-cell>
          <table:table-cell office:value-type="string">
            <text:p>NU-140</text:p>
          </table:table-cell>
          <table:table-cell office:value-type="float" office:value="-16.0325">
            <text:p>-16.032500</text:p>
          </table:table-cell>
          <table:table-cell office:value-type="float" office:value="40.1022">
            <text:p>40.102200</text:p>
          </table:table-cell>
          <table:table-cell table:number-columns-repeated="10"/>
          <table:table-cell table:formula="of:=VLOOKUP([.I293];[NE.$F$2:.$Q$160];2;0)" office:value-type="float" office:value="50">
            <text:p>50</text:p>
          </table:table-cell>
          <table:table-cell office:value-type="float" office:value="50">
            <text:p>50</text:p>
          </table:table-cell>
          <table:table-cell table:number-columns-repeated="234"/>
        </table:table-row>
        <table:table-row table:style-name="ro2">
          <table:table-cell office:value-type="float" office:value="293">
            <text:p>29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US-MOZ-00293</text:p>
          </table:table-cell>
          <table:table-cell office:value-type="float" office:value="1030217">
            <text:p>1030217</text:p>
          </table:table-cell>
          <table:table-cell office:value-type="string">
            <text:p>01030217</text:p>
          </table:table-cell>
          <table:table-cell office:value-type="string">
            <text:p>Malatane</text:p>
          </table:table-cell>
          <table:table-cell office:value-type="float" office:value="13">
            <text:p>13</text:p>
          </table:table-cell>
          <table:table-cell office:value-type="string">
            <text:p>NU-140</text:p>
          </table:table-cell>
          <table:table-cell office:value-type="float" office:value="-16.1914">
            <text:p>-16.191400</text:p>
          </table:table-cell>
          <table:table-cell office:value-type="float" office:value="39.9286">
            <text:p>39.928600</text:p>
          </table:table-cell>
          <table:table-cell table:number-columns-repeated="10"/>
          <table:table-cell table:formula="of:=VLOOKUP([.I294];[NE.$F$2:.$Q$160];2;0)" office:value-type="float" office:value="50">
            <text:p>50</text:p>
          </table:table-cell>
          <table:table-cell office:value-type="float" office:value="50">
            <text:p>50</text:p>
          </table:table-cell>
          <table:table-cell table:number-columns-repeated="234"/>
        </table:table-row>
        <table:table-row table:style-name="ro2">
          <table:table-cell office:value-type="float" office:value="294">
            <text:p>2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US-MOZ-00294</text:p>
          </table:table-cell>
          <table:table-cell office:value-type="float" office:value="1030219">
            <text:p>1030219</text:p>
          </table:table-cell>
          <table:table-cell office:value-type="string">
            <text:p>01030219</text:p>
          </table:table-cell>
          <table:table-cell office:value-type="string">
            <text:p>Catamoio</text:p>
          </table:table-cell>
          <table:table-cell office:value-type="float" office:value="12">
            <text:p>12</text:p>
          </table:table-cell>
          <table:table-cell office:value-type="string">
            <text:p>NU-140</text:p>
          </table:table-cell>
          <table:table-cell office:value-type="float" office:value="-16.3597">
            <text:p>-16.359700</text:p>
          </table:table-cell>
          <table:table-cell office:value-type="float" office:value="39.8056">
            <text:p>39.805600</text:p>
          </table:table-cell>
          <table:table-cell table:number-columns-repeated="10"/>
          <table:table-cell table:formula="of:=VLOOKUP([.I295];[NE.$F$2:.$Q$160];2;0)" office:value-type="float" office:value="50">
            <text:p>50</text:p>
          </table:table-cell>
          <table:table-cell office:value-type="float" office:value="50">
            <text:p>50</text:p>
          </table:table-cell>
          <table:table-cell table:number-columns-repeated="234"/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US-MOZ-00295</text:p>
          </table:table-cell>
          <table:table-cell office:value-type="float" office:value="1030220">
            <text:p>1030220</text:p>
          </table:table-cell>
          <table:table-cell office:value-type="string">
            <text:p>01030220</text:p>
          </table:table-cell>
          <table:table-cell office:value-type="string">
            <text:p>Mirrepe</text:p>
          </table:table-cell>
          <table:table-cell office:value-type="float" office:value="10">
            <text:p>10</text:p>
          </table:table-cell>
          <table:table-cell office:value-type="string">
            <text:p>NU-140</text:p>
          </table:table-cell>
          <table:table-cell office:value-type="float" office:value="-16.2506">
            <text:p>-16.250600</text:p>
          </table:table-cell>
          <table:table-cell office:value-type="float" office:value="39.6525">
            <text:p>39.652500</text:p>
          </table:table-cell>
          <table:table-cell table:number-columns-repeated="10"/>
          <table:table-cell table:formula="of:=VLOOKUP([.I296];[NE.$F$2:.$Q$160];2;0)" office:value-type="float" office:value="50">
            <text:p>50</text:p>
          </table:table-cell>
          <table:table-cell office:value-type="float" office:value="50">
            <text:p>50</text:p>
          </table:table-cell>
          <table:table-cell table:number-columns-repeated="234"/>
        </table:table-row>
        <table:table-row table:style-name="ro2">
          <table:table-cell office:value-type="float" office:value="296">
            <text:p>2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US-MOZ-00296</text:p>
          </table:table-cell>
          <table:table-cell office:value-type="float" office:value="1030213">
            <text:p>1030213</text:p>
          </table:table-cell>
          <table:table-cell office:value-type="string">
            <text:p>01030213</text:p>
          </table:table-cell>
          <table:table-cell office:value-type="string">
            <text:p>Nacopa</text:p>
          </table:table-cell>
          <table:table-cell office:value-type="float" office:value="13">
            <text:p>13</text:p>
          </table:table-cell>
          <table:table-cell office:value-type="string">
            <text:p>NU-140</text:p>
          </table:table-cell>
          <table:table-cell office:value-type="float" office:value="-15.9953">
            <text:p>-15.995300</text:p>
          </table:table-cell>
          <table:table-cell office:value-type="float" office:value="39.7375">
            <text:p>39.737500</text:p>
          </table:table-cell>
          <table:table-cell table:number-columns-repeated="10"/>
          <table:table-cell table:formula="of:=VLOOKUP([.I297];[NE.$F$2:.$Q$160];2;0)" office:value-type="float" office:value="50">
            <text:p>50</text:p>
          </table:table-cell>
          <table:table-cell office:value-type="float" office:value="50">
            <text:p>50</text:p>
          </table:table-cell>
          <table:table-cell table:number-columns-repeated="234"/>
        </table:table-row>
        <table:table-row table:style-name="ro2">
          <table:table-cell office:value-type="float" office:value="297">
            <text:p>29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US-MOZ-00297</text:p>
          </table:table-cell>
          <table:table-cell office:value-type="float" office:value="1030207">
            <text:p>1030207</text:p>
          </table:table-cell>
          <table:table-cell office:value-type="string">
            <text:p>01030207</text:p>
          </table:table-cell>
          <table:table-cell office:value-type="string">
            <text:p>Namaponda</text:p>
          </table:table-cell>
          <table:table-cell office:value-type="float" office:value="12">
            <text:p>12</text:p>
          </table:table-cell>
          <table:table-cell office:value-type="string">
            <text:p>NU-140</text:p>
          </table:table-cell>
          <table:table-cell office:value-type="float" office:value="-15.9011">
            <text:p>-15.901100</text:p>
          </table:table-cell>
          <table:table-cell office:value-type="float" office:value="39.8644">
            <text:p>39.864400</text:p>
          </table:table-cell>
          <table:table-cell table:number-columns-repeated="10"/>
          <table:table-cell table:formula="of:=VLOOKUP([.I298];[NE.$F$2:.$Q$160];2;0)" office:value-type="float" office:value="50">
            <text:p>50</text:p>
          </table:table-cell>
          <table:table-cell office:value-type="float" office:value="50">
            <text:p>50</text:p>
          </table:table-cell>
          <table:table-cell table:number-columns-repeated="234"/>
        </table:table-row>
        <table:table-row table:style-name="ro2">
          <table:table-cell office:value-type="float" office:value="298">
            <text:p>29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US-MOZ-00298</text:p>
          </table:table-cell>
          <table:table-cell office:value-type="float" office:value="1030206">
            <text:p>1030206</text:p>
          </table:table-cell>
          <table:table-cell office:value-type="string">
            <text:p>01030206</text:p>
          </table:table-cell>
          <table:table-cell office:value-type="string">
            <text:p>Inguri</text:p>
          </table:table-cell>
          <table:table-cell office:value-type="float" office:value="10">
            <text:p>10</text:p>
          </table:table-cell>
          <table:table-cell office:value-type="string">
            <text:p>NU-140</text:p>
          </table:table-cell>
          <table:table-cell office:value-type="float" office:value="-16.2189">
            <text:p>-16.218900</text:p>
          </table:table-cell>
          <table:table-cell office:value-type="float" office:value="39.8992">
            <text:p>39.899200</text:p>
          </table:table-cell>
          <table:table-cell table:number-columns-repeated="10"/>
          <table:table-cell table:formula="of:=VLOOKUP([.I299];[NE.$F$2:.$Q$160];2;0)" office:value-type="float" office:value="50">
            <text:p>50</text:p>
          </table:table-cell>
          <table:table-cell office:value-type="float" office:value="50">
            <text:p>50</text:p>
          </table:table-cell>
          <table:table-cell table:number-columns-repeated="234"/>
        </table:table-row>
        <table:table-row table:style-name="ro2">
          <table:table-cell office:value-type="float" office:value="299">
            <text:p>29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US-MOZ-00299</text:p>
          </table:table-cell>
          <table:table-cell office:value-type="float" office:value="1030201">
            <text:p>1030201</text:p>
          </table:table-cell>
          <table:table-cell office:value-type="string">
            <text:p>01030201</text:p>
          </table:table-cell>
          <table:table-cell office:value-type="string">
            <text:p>Angoche</text:p>
          </table:table-cell>
          <table:table-cell office:value-type="float" office:value="5">
            <text:p>5</text:p>
          </table:table-cell>
          <table:table-cell office:value-type="string">
            <text:p>NU-140</text:p>
          </table:table-cell>
          <table:table-cell office:value-type="float" office:value="-16.2294">
            <text:p>-16.229400</text:p>
          </table:table-cell>
          <table:table-cell office:value-type="float" office:value="39.9078">
            <text:p>39.907800</text:p>
          </table:table-cell>
          <table:table-cell table:number-columns-repeated="10"/>
          <table:table-cell table:formula="of:=VLOOKUP([.I300];[NE.$F$2:.$Q$160];2;0)" office:value-type="float" office:value="50">
            <text:p>50</text:p>
          </table:table-cell>
          <table:table-cell office:value-type="float" office:value="50">
            <text:p>50</text:p>
          </table:table-cell>
          <table:table-cell table:number-columns-repeated="234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US-MOZ-00300</text:p>
          </table:table-cell>
          <table:table-cell office:value-type="float" office:value="1030286">
            <text:p>1030286</text:p>
          </table:table-cell>
          <table:table-cell office:value-type="string">
            <text:p>01030286</text:p>
          </table:table-cell>
          <table:table-cell office:value-type="string">
            <text:p>Gelo</text:p>
          </table:table-cell>
          <table:table-cell office:value-type="float" office:value="12">
            <text:p>12</text:p>
          </table:table-cell>
          <table:table-cell office:value-type="string">
            <text:p>NU-140</text:p>
          </table:table-cell>
          <table:table-cell office:value-type="float" office:value="-16.248104">
            <text:p>-16.248104</text:p>
          </table:table-cell>
          <table:table-cell office:value-type="float" office:value="39.907777">
            <text:p>39.907777</text:p>
          </table:table-cell>
          <table:table-cell table:number-columns-repeated="10"/>
          <table:table-cell table:formula="of:=VLOOKUP([.I301];[NE.$F$2:.$Q$160];2;0)" office:value-type="float" office:value="50">
            <text:p>50</text:p>
          </table:table-cell>
          <table:table-cell office:value-type="float" office:value="50">
            <text:p>50</text:p>
          </table:table-cell>
          <table:table-cell table:number-columns-repeated="234"/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US-MOZ-00301</text:p>
          </table:table-cell>
          <table:table-cell office:value-type="float" office:value="1030285">
            <text:p>1030285</text:p>
          </table:table-cell>
          <table:table-cell office:value-type="string">
            <text:p>01030285</text:p>
          </table:table-cell>
          <table:table-cell office:value-type="string">
            <text:p>Quelelene</text:p>
          </table:table-cell>
          <table:table-cell office:value-type="float" office:value="13">
            <text:p>13</text:p>
          </table:table-cell>
          <table:table-cell office:value-type="string">
            <text:p>NU-140</text:p>
          </table:table-cell>
          <table:table-cell office:value-type="float" office:value="-16.3442">
            <text:p>-16.344200</text:p>
          </table:table-cell>
          <table:table-cell office:value-type="float" office:value="39.92">
            <text:p>39.920000</text:p>
          </table:table-cell>
          <table:table-cell table:number-columns-repeated="10"/>
          <table:table-cell table:formula="of:=VLOOKUP([.I302];[NE.$F$2:.$Q$160];2;0)" office:value-type="float" office:value="50">
            <text:p>50</text:p>
          </table:table-cell>
          <table:table-cell office:value-type="float" office:value="50">
            <text:p>50</text:p>
          </table:table-cell>
          <table:table-cell table:number-columns-repeated="234"/>
        </table:table-row>
        <table:table-row table:style-name="ro2">
          <table:table-cell office:value-type="float" office:value="302">
            <text:p>3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US-MOZ-00302</text:p>
          </table:table-cell>
          <table:table-cell office:value-type="float" office:value="1030209">
            <text:p>1030209</text:p>
          </table:table-cell>
          <table:table-cell office:value-type="string">
            <text:p>01030209</text:p>
          </table:table-cell>
          <table:table-cell office:value-type="string">
            <text:p>Natir</text:p>
          </table:table-cell>
          <table:table-cell office:value-type="float" office:value="12">
            <text:p>12</text:p>
          </table:table-cell>
          <table:table-cell office:value-type="string">
            <text:p>NU-140</text:p>
          </table:table-cell>
          <table:table-cell office:value-type="float" office:value="-16.0919">
            <text:p>-16.091900</text:p>
          </table:table-cell>
          <table:table-cell office:value-type="float" office:value="39.6606">
            <text:p>39.660600</text:p>
          </table:table-cell>
          <table:table-cell table:number-columns-repeated="10"/>
          <table:table-cell table:formula="of:=VLOOKUP([.I303];[NE.$F$2:.$Q$160];2;0)" office:value-type="float" office:value="50">
            <text:p>50</text:p>
          </table:table-cell>
          <table:table-cell office:value-type="float" office:value="50">
            <text:p>50</text:p>
          </table:table-cell>
          <table:table-cell table:number-columns-repeated="234"/>
        </table:table-row>
        <table:table-row table:style-name="ro2">
          <table:table-cell office:value-type="float" office:value="303">
            <text:p>30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US-MOZ-00303</text:p>
          </table:table-cell>
          <table:table-cell office:value-type="float" office:value="1030210">
            <text:p>1030210</text:p>
          </table:table-cell>
          <table:table-cell office:value-type="string">
            <text:p>01030210</text:p>
          </table:table-cell>
          <table:table-cell office:value-type="string">
            <text:p>Aube</text:p>
          </table:table-cell>
          <table:table-cell office:value-type="float" office:value="10">
            <text:p>10</text:p>
          </table:table-cell>
          <table:table-cell office:value-type="string">
            <text:p>NU-140</text:p>
          </table:table-cell>
          <table:table-cell office:value-type="float" office:value="-16.3658">
            <text:p>-16.365800</text:p>
          </table:table-cell>
          <table:table-cell office:value-type="float" office:value="39.75">
            <text:p>39.750000</text:p>
          </table:table-cell>
          <table:table-cell table:number-columns-repeated="10"/>
          <table:table-cell table:formula="of:=VLOOKUP([.I304];[NE.$F$2:.$Q$160];2;0)" office:value-type="float" office:value="50">
            <text:p>50</text:p>
          </table:table-cell>
          <table:table-cell office:value-type="float" office:value="50">
            <text:p>50</text:p>
          </table:table-cell>
          <table:table-cell table:number-columns-repeated="234"/>
        </table:table-row>
        <table:table-row table:style-name="ro2">
          <table:table-cell office:value-type="float" office:value="304">
            <text:p>3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US-MOZ-00304</text:p>
          </table:table-cell>
          <table:table-cell office:value-type="float" office:value="1030208">
            <text:p>1030208</text:p>
          </table:table-cell>
          <table:table-cell office:value-type="string">
            <text:p>01030208</text:p>
          </table:table-cell>
          <table:table-cell office:value-type="string">
            <text:p>Namitoria</text:p>
          </table:table-cell>
          <table:table-cell office:value-type="float" office:value="8">
            <text:p>8</text:p>
          </table:table-cell>
          <table:table-cell office:value-type="string">
            <text:p>NU-140</text:p>
          </table:table-cell>
          <table:table-cell office:value-type="float" office:value="-16.0592">
            <text:p>-16.059200</text:p>
          </table:table-cell>
          <table:table-cell office:value-type="float" office:value="39.7275">
            <text:p>39.727500</text:p>
          </table:table-cell>
          <table:table-cell table:number-columns-repeated="10"/>
          <table:table-cell table:formula="of:=VLOOKUP([.I305];[NE.$F$2:.$Q$160];2;0)" office:value-type="float" office:value="50">
            <text:p>50</text:p>
          </table:table-cell>
          <table:table-cell office:value-type="float" office:value="50">
            <text:p>50</text:p>
          </table:table-cell>
          <table:table-cell table:number-columns-repeated="234"/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US-MOZ-00305</text:p>
          </table:table-cell>
          <table:table-cell office:value-type="float" office:value="1030212">
            <text:p>1030212</text:p>
          </table:table-cell>
          <table:table-cell office:value-type="string">
            <text:p>01030212</text:p>
          </table:table-cell>
          <table:table-cell office:value-type="string">
            <text:p>Merrere</text:p>
          </table:table-cell>
          <table:table-cell office:value-type="float" office:value="13">
            <text:p>13</text:p>
          </table:table-cell>
          <table:table-cell office:value-type="string">
            <text:p>NU-140</text:p>
          </table:table-cell>
          <table:table-cell office:value-type="float" office:value="-16.1831">
            <text:p>-16.183100</text:p>
          </table:table-cell>
          <table:table-cell office:value-type="float" office:value="39.6406">
            <text:p>39.640600</text:p>
          </table:table-cell>
          <table:table-cell table:number-columns-repeated="10"/>
          <table:table-cell table:formula="of:=VLOOKUP([.I306];[NE.$F$2:.$Q$160];2;0)" office:value-type="float" office:value="50">
            <text:p>50</text:p>
          </table:table-cell>
          <table:table-cell office:value-type="float" office:value="50">
            <text:p>50</text:p>
          </table:table-cell>
          <table:table-cell table:number-columns-repeated="234"/>
        </table:table-row>
        <table:table-row table:style-name="ro2">
          <table:table-cell office:value-type="float" office:value="306">
            <text:p>3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US-MOZ-00306</text:p>
          </table:table-cell>
          <table:table-cell office:value-type="float" office:value="1030211">
            <text:p>1030211</text:p>
          </table:table-cell>
          <table:table-cell office:value-type="string">
            <text:p>01030211</text:p>
          </table:table-cell>
          <table:table-cell office:value-type="string">
            <text:p>Mepapata</text:p>
          </table:table-cell>
          <table:table-cell office:value-type="float" office:value="13">
            <text:p>13</text:p>
          </table:table-cell>
          <table:table-cell office:value-type="string">
            <text:p>NU-140</text:p>
          </table:table-cell>
          <table:table-cell office:value-type="float" office:value="-15.8703">
            <text:p>-15.870300</text:p>
          </table:table-cell>
          <table:table-cell office:value-type="float" office:value="39.7428">
            <text:p>39.742800</text:p>
          </table:table-cell>
          <table:table-cell table:number-columns-repeated="10"/>
          <table:table-cell table:formula="of:=VLOOKUP([.I307];[NE.$F$2:.$Q$160];2;0)" office:value-type="float" office:value="50">
            <text:p>50</text:p>
          </table:table-cell>
          <table:table-cell office:value-type="float" office:value="50">
            <text:p>50</text:p>
          </table:table-cell>
          <table:table-cell table:number-columns-repeated="234"/>
        </table:table-row>
        <table:table-row table:style-name="ro2">
          <table:table-cell office:value-type="float" office:value="307">
            <text:p>30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US-MOZ-00307</text:p>
          </table:table-cell>
          <table:table-cell office:value-type="float" office:value="1030218">
            <text:p>1030218</text:p>
          </table:table-cell>
          <table:table-cell office:value-type="string">
            <text:p>01030218</text:p>
          </table:table-cell>
          <table:table-cell office:value-type="string">
            <text:p>Josina Machel</text:p>
          </table:table-cell>
          <table:table-cell office:value-type="float" office:value="12">
            <text:p>12</text:p>
          </table:table-cell>
          <table:table-cell office:value-type="string">
            <text:p>NU-140</text:p>
          </table:table-cell>
          <table:table-cell office:value-type="float" office:value="-16.246898">
            <text:p>-16.246898</text:p>
          </table:table-cell>
          <table:table-cell office:value-type="float" office:value="39.905568">
            <text:p>39.905568</text:p>
          </table:table-cell>
          <table:table-cell table:number-columns-repeated="10"/>
          <table:table-cell table:formula="of:=VLOOKUP([.I308];[NE.$F$2:.$Q$160];2;0)" office:value-type="float" office:value="50">
            <text:p>50</text:p>
          </table:table-cell>
          <table:table-cell office:value-type="float" office:value="50">
            <text:p>50</text:p>
          </table:table-cell>
          <table:table-cell table:number-columns-repeated="234"/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US-MOZ-00308</text:p>
          </table:table-cell>
          <table:table-cell office:value-type="float" office:value="1030221">
            <text:p>1030221</text:p>
          </table:table-cell>
          <table:table-cell office:value-type="string">
            <text:p>01030221</text:p>
          </table:table-cell>
          <table:table-cell office:value-type="string">
            <text:p>Mucual</text:p>
          </table:table-cell>
          <table:table-cell office:value-type="float" office:value="12">
            <text:p>12</text:p>
          </table:table-cell>
          <table:table-cell office:value-type="string">
            <text:p>NU-140</text:p>
          </table:table-cell>
          <table:table-cell office:value-type="float" office:value="-16.244021">
            <text:p>-16.244021</text:p>
          </table:table-cell>
          <table:table-cell office:value-type="float" office:value="39.907035">
            <text:p>39.907035</text:p>
          </table:table-cell>
          <table:table-cell table:number-columns-repeated="10"/>
          <table:table-cell table:formula="of:=VLOOKUP([.I309];[NE.$F$2:.$Q$160];2;0)" office:value-type="float" office:value="50">
            <text:p>50</text:p>
          </table:table-cell>
          <table:table-cell office:value-type="float" office:value="50">
            <text:p>50</text:p>
          </table:table-cell>
          <table:table-cell table:number-columns-repeated="234"/>
        </table:table-row>
        <table:table-row table:style-name="ro2">
          <table:table-cell office:value-type="float" office:value="309">
            <text:p>30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US-MOZ-00309</text:p>
          </table:table-cell>
          <table:table-cell office:value-type="float" office:value="1030306">
            <text:p>1030306</text:p>
          </table:table-cell>
          <table:table-cell office:value-type="string">
            <text:p>01030306</text:p>
          </table:table-cell>
          <table:table-cell office:value-type="string">
            <text:p>Alua</text:p>
          </table:table-cell>
          <table:table-cell office:value-type="float" office:value="6">
            <text:p>6</text:p>
          </table:table-cell>
          <table:table-cell office:value-type="string">
            <text:p>NU-141</text:p>
          </table:table-cell>
          <table:table-cell office:value-type="float" office:value="-13.9356">
            <text:p>-13.935600</text:p>
          </table:table-cell>
          <table:table-cell office:value-type="float" office:value="39.9251">
            <text:p>39.925100</text:p>
          </table:table-cell>
          <table:table-cell table:number-columns-repeated="10"/>
          <table:table-cell table:formula="of:=VLOOKUP([.I310];[NE.$F$2:.$Q$160];2;0)" office:value-type="float" office:value="51">
            <text:p>51</text:p>
          </table:table-cell>
          <table:table-cell office:value-type="float" office:value="51">
            <text:p>51</text:p>
          </table:table-cell>
          <table:table-cell table:number-columns-repeated="234"/>
        </table:table-row>
        <table:table-row table:style-name="ro2">
          <table:table-cell office:value-type="float" office:value="310">
            <text:p>31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US-MOZ-00310</text:p>
          </table:table-cell>
          <table:table-cell office:value-type="float" office:value="1030313">
            <text:p>1030313</text:p>
          </table:table-cell>
          <table:table-cell office:value-type="string">
            <text:p>01030313</text:p>
          </table:table-cell>
          <table:table-cell office:value-type="string">
            <text:p>Tubruto(25 De Junho)</text:p>
          </table:table-cell>
          <table:table-cell office:value-type="float" office:value="12">
            <text:p>12</text:p>
          </table:table-cell>
          <table:table-cell office:value-type="string">
            <text:p>NU-141</text:p>
          </table:table-cell>
          <table:table-cell office:value-type="float" office:value="-13.899864">
            <text:p>-13.899864</text:p>
          </table:table-cell>
          <table:table-cell office:value-type="float" office:value="39.816748">
            <text:p>39.816748</text:p>
          </table:table-cell>
          <table:table-cell table:number-columns-repeated="10"/>
          <table:table-cell table:formula="of:=VLOOKUP([.I311];[NE.$F$2:.$Q$160];2;0)" office:value-type="float" office:value="51">
            <text:p>51</text:p>
          </table:table-cell>
          <table:table-cell office:value-type="float" office:value="51">
            <text:p>51</text:p>
          </table:table-cell>
          <table:table-cell table:number-columns-repeated="234"/>
        </table:table-row>
        <table:table-row table:style-name="ro2">
          <table:table-cell office:value-type="float" office:value="311">
            <text:p>31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US-MOZ-00311</text:p>
          </table:table-cell>
          <table:table-cell office:value-type="float" office:value="1030301">
            <text:p>1030301</text:p>
          </table:table-cell>
          <table:table-cell office:value-type="string">
            <text:p>01030301</text:p>
          </table:table-cell>
          <table:table-cell office:value-type="string">
            <text:p>Namapa</text:p>
          </table:table-cell>
          <table:table-cell office:value-type="float" office:value="5">
            <text:p>5</text:p>
          </table:table-cell>
          <table:table-cell office:value-type="string">
            <text:p>NU-141</text:p>
          </table:table-cell>
          <table:table-cell office:value-type="float" office:value="-13.7163">
            <text:p>-13.716300</text:p>
          </table:table-cell>
          <table:table-cell office:value-type="float" office:value="39.8226">
            <text:p>39.822600</text:p>
          </table:table-cell>
          <table:table-cell table:number-columns-repeated="10"/>
          <table:table-cell table:formula="of:=VLOOKUP([.I312];[NE.$F$2:.$Q$160];2;0)" office:value-type="float" office:value="51">
            <text:p>51</text:p>
          </table:table-cell>
          <table:table-cell office:value-type="float" office:value="51">
            <text:p>51</text:p>
          </table:table-cell>
          <table:table-cell table:number-columns-repeated="234"/>
        </table:table-row>
        <table:table-row table:style-name="ro2">
          <table:table-cell office:value-type="float" office:value="312">
            <text:p>3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US-MOZ-00312</text:p>
          </table:table-cell>
          <table:table-cell office:value-type="float" office:value="1030307">
            <text:p>1030307</text:p>
          </table:table-cell>
          <table:table-cell office:value-type="string">
            <text:p>01030307</text:p>
          </table:table-cell>
          <table:table-cell office:value-type="string">
            <text:p>Mirrote</text:p>
          </table:table-cell>
          <table:table-cell office:value-type="float" office:value="11">
            <text:p>11</text:p>
          </table:table-cell>
          <table:table-cell office:value-type="string">
            <text:p>NU-141</text:p>
          </table:table-cell>
          <table:table-cell office:value-type="float" office:value="-13.8452">
            <text:p>-13.845200</text:p>
          </table:table-cell>
          <table:table-cell office:value-type="float" office:value="39.5437">
            <text:p>39.543700</text:p>
          </table:table-cell>
          <table:table-cell table:number-columns-repeated="10"/>
          <table:table-cell table:formula="of:=VLOOKUP([.I313];[NE.$F$2:.$Q$160];2;0)" office:value-type="float" office:value="51">
            <text:p>51</text:p>
          </table:table-cell>
          <table:table-cell office:value-type="float" office:value="51">
            <text:p>51</text:p>
          </table:table-cell>
          <table:table-cell table:number-columns-repeated="234"/>
        </table:table-row>
        <table:table-row table:style-name="ro2">
          <table:table-cell office:value-type="float" office:value="313">
            <text:p>31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US-MOZ-00313</text:p>
          </table:table-cell>
          <table:table-cell office:value-type="float" office:value="1030312">
            <text:p>1030312</text:p>
          </table:table-cell>
          <table:table-cell office:value-type="string">
            <text:p>01030312</text:p>
          </table:table-cell>
          <table:table-cell office:value-type="string">
            <text:p>Kutua</text:p>
          </table:table-cell>
          <table:table-cell office:value-type="float" office:value="12">
            <text:p>12</text:p>
          </table:table-cell>
          <table:table-cell office:value-type="string">
            <text:p>NU-141</text:p>
          </table:table-cell>
          <table:table-cell office:value-type="float" office:value="-13.888597">
            <text:p>-13.888597</text:p>
          </table:table-cell>
          <table:table-cell office:value-type="float" office:value="39.904605">
            <text:p>39.904605</text:p>
          </table:table-cell>
          <table:table-cell table:number-columns-repeated="10"/>
          <table:table-cell table:formula="of:=VLOOKUP([.I314];[NE.$F$2:.$Q$160];2;0)" office:value-type="float" office:value="51">
            <text:p>51</text:p>
          </table:table-cell>
          <table:table-cell office:value-type="float" office:value="51">
            <text:p>51</text:p>
          </table:table-cell>
          <table:table-cell table:number-columns-repeated="234"/>
        </table:table-row>
        <table:table-row table:style-name="ro2">
          <table:table-cell office:value-type="float" office:value="314">
            <text:p>31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US-MOZ-00314</text:p>
          </table:table-cell>
          <table:table-cell office:value-type="float" office:value="1030311">
            <text:p>1030311</text:p>
          </table:table-cell>
          <table:table-cell office:value-type="string">
            <text:p>01030311</text:p>
          </table:table-cell>
          <table:table-cell office:value-type="string">
            <text:p>Odinepa</text:p>
          </table:table-cell>
          <table:table-cell office:value-type="float" office:value="12">
            <text:p>12</text:p>
          </table:table-cell>
          <table:table-cell office:value-type="string">
            <text:p>NU-141</text:p>
          </table:table-cell>
          <table:table-cell office:value-type="float" office:value="-13.6004">
            <text:p>-13.600400</text:p>
          </table:table-cell>
          <table:table-cell office:value-type="float" office:value="40.0273">
            <text:p>40.027300</text:p>
          </table:table-cell>
          <table:table-cell table:number-columns-repeated="10"/>
          <table:table-cell table:formula="of:=VLOOKUP([.I315];[NE.$F$2:.$Q$160];2;0)" office:value-type="float" office:value="51">
            <text:p>51</text:p>
          </table:table-cell>
          <table:table-cell office:value-type="float" office:value="51">
            <text:p>51</text:p>
          </table:table-cell>
          <table:table-cell table:number-columns-repeated="234"/>
        </table:table-row>
        <table:table-row table:style-name="ro2">
          <table:table-cell office:value-type="float" office:value="315">
            <text:p>31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US-MOZ-00315</text:p>
          </table:table-cell>
          <table:table-cell office:value-type="float" office:value="1030310">
            <text:p>1030310</text:p>
          </table:table-cell>
          <table:table-cell office:value-type="string">
            <text:p>01030310</text:p>
          </table:table-cell>
          <table:table-cell office:value-type="string">
            <text:p>Samora Machel</text:p>
          </table:table-cell>
          <table:table-cell office:value-type="float" office:value="12">
            <text:p>12</text:p>
          </table:table-cell>
          <table:table-cell office:value-type="string">
            <text:p>NU-141</text:p>
          </table:table-cell>
          <table:table-cell office:value-type="float" office:value="-14.0091">
            <text:p>-14.009100</text:p>
          </table:table-cell>
          <table:table-cell office:value-type="float" office:value="39.6695">
            <text:p>39.669500</text:p>
          </table:table-cell>
          <table:table-cell table:number-columns-repeated="10"/>
          <table:table-cell table:formula="of:=VLOOKUP([.I316];[NE.$F$2:.$Q$160];2;0)" office:value-type="float" office:value="51">
            <text:p>51</text:p>
          </table:table-cell>
          <table:table-cell office:value-type="float" office:value="51">
            <text:p>51</text:p>
          </table:table-cell>
          <table:table-cell table:number-columns-repeated="234"/>
        </table:table-row>
        <table:table-row table:style-name="ro2">
          <table:table-cell office:value-type="float" office:value="316">
            <text:p>31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US-MOZ-00316</text:p>
          </table:table-cell>
          <table:table-cell office:value-type="float" office:value="1030309">
            <text:p>1030309</text:p>
          </table:table-cell>
          <table:table-cell office:value-type="string">
            <text:p>01030309</text:p>
          </table:table-cell>
          <table:table-cell office:value-type="string">
            <text:p>Nantoge</text:p>
          </table:table-cell>
          <table:table-cell office:value-type="float" office:value="13">
            <text:p>13</text:p>
          </table:table-cell>
          <table:table-cell office:value-type="string">
            <text:p>NU-141</text:p>
          </table:table-cell>
          <table:table-cell office:value-type="float" office:value="-13.9815">
            <text:p>-13.981500</text:p>
          </table:table-cell>
          <table:table-cell office:value-type="float" office:value="39.2316">
            <text:p>39.231600</text:p>
          </table:table-cell>
          <table:table-cell table:number-columns-repeated="10"/>
          <table:table-cell table:formula="of:=VLOOKUP([.I317];[NE.$F$2:.$Q$160];2;0)" office:value-type="float" office:value="51">
            <text:p>51</text:p>
          </table:table-cell>
          <table:table-cell office:value-type="float" office:value="51">
            <text:p>51</text:p>
          </table:table-cell>
          <table:table-cell table:number-columns-repeated="234"/>
        </table:table-row>
        <table:table-row table:style-name="ro2">
          <table:table-cell office:value-type="float" office:value="317">
            <text:p>31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US-MOZ-00317</text:p>
          </table:table-cell>
          <table:table-cell office:value-type="float" office:value="1030308">
            <text:p>1030308</text:p>
          </table:table-cell>
          <table:table-cell office:value-type="string">
            <text:p>01030308</text:p>
          </table:table-cell>
          <table:table-cell office:value-type="string">
            <text:p>Namiroa</text:p>
          </table:table-cell>
          <table:table-cell office:value-type="float" office:value="12">
            <text:p>12</text:p>
          </table:table-cell>
          <table:table-cell office:value-type="string">
            <text:p>NU-141</text:p>
          </table:table-cell>
          <table:table-cell office:value-type="float" office:value="-14.0637">
            <text:p>-14.063700</text:p>
          </table:table-cell>
          <table:table-cell office:value-type="float" office:value="39.4516">
            <text:p>39.451600</text:p>
          </table:table-cell>
          <table:table-cell table:number-columns-repeated="10"/>
          <table:table-cell table:formula="of:=VLOOKUP([.I318];[NE.$F$2:.$Q$160];2;0)" office:value-type="float" office:value="51">
            <text:p>51</text:p>
          </table:table-cell>
          <table:table-cell office:value-type="float" office:value="51">
            <text:p>51</text:p>
          </table:table-cell>
          <table:table-cell table:number-columns-repeated="234"/>
        </table:table-row>
        <table:table-row table:style-name="ro2">
          <table:table-cell office:value-type="float" office:value="318">
            <text:p>318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US-MOZ-00318</text:p>
          </table:table-cell>
          <table:table-cell office:value-type="float" office:value="1030314">
            <text:p>1030314</text:p>
          </table:table-cell>
          <table:table-cell office:value-type="string">
            <text:p>01030314</text:p>
          </table:table-cell>
          <table:table-cell office:value-type="string">
            <text:p>Jacoco</text:p>
          </table:table-cell>
          <table:table-cell office:value-type="float" office:value="12">
            <text:p>12</text:p>
          </table:table-cell>
          <table:table-cell office:value-type="string">
            <text:p>NU-141</text:p>
          </table:table-cell>
          <table:table-cell office:value-type="float" office:value="-13.894197">
            <text:p>-13.894197</text:p>
          </table:table-cell>
          <table:table-cell office:value-type="float" office:value="39.787284">
            <text:p>39.787284</text:p>
          </table:table-cell>
          <table:table-cell table:number-columns-repeated="10"/>
          <table:table-cell table:formula="of:=VLOOKUP([.I319];[NE.$F$2:.$Q$160];2;0)" office:value-type="float" office:value="51">
            <text:p>51</text:p>
          </table:table-cell>
          <table:table-cell office:value-type="float" office:value="51">
            <text:p>51</text:p>
          </table:table-cell>
          <table:table-cell table:number-columns-repeated="234"/>
        </table:table-row>
        <table:table-row table:style-name="ro2">
          <table:table-cell office:value-type="float" office:value="319">
            <text:p>31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S-MOZ-00319</text:p>
          </table:table-cell>
          <table:table-cell office:value-type="float" office:value="1030408">
            <text:p>1030408</text:p>
          </table:table-cell>
          <table:table-cell office:value-type="string">
            <text:p>01030408</text:p>
          </table:table-cell>
          <table:table-cell office:value-type="string">
            <text:p>Ampapa</text:p>
          </table:table-cell>
          <table:table-cell office:value-type="float" office:value="13">
            <text:p>13</text:p>
          </table:table-cell>
          <table:table-cell office:value-type="string">
            <text:p>NU-142</text:p>
          </table:table-cell>
          <table:table-cell office:value-type="float" office:value="-15.0151">
            <text:p>-15.015100</text:p>
          </table:table-cell>
          <table:table-cell office:value-type="float" office:value="40.6502">
            <text:p>40.650200</text:p>
          </table:table-cell>
          <table:table-cell table:number-columns-repeated="10"/>
          <table:table-cell table:formula="of:=VLOOKUP([.I320];[NE.$F$2:.$Q$160];2;0)" office:value-type="float" office:value="52">
            <text:p>52</text:p>
          </table:table-cell>
          <table:table-cell office:value-type="float" office:value="52">
            <text:p>52</text:p>
          </table:table-cell>
          <table:table-cell table:number-columns-repeated="234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S-MOZ-00320</text:p>
          </table:table-cell>
          <table:table-cell office:value-type="float" office:value="1030409">
            <text:p>1030409</text:p>
          </table:table-cell>
          <table:table-cell office:value-type="string">
            <text:p>01030409</text:p>
          </table:table-cell>
          <table:table-cell office:value-type="string">
            <text:p>Muchelia (Sangage)</text:p>
          </table:table-cell>
          <table:table-cell office:value-type="float" office:value="13">
            <text:p>13</text:p>
          </table:table-cell>
          <table:table-cell office:value-type="string">
            <text:p>NU-142</text:p>
          </table:table-cell>
          <table:table-cell office:value-type="float" office:value="-15.0875">
            <text:p>-15.087500</text:p>
          </table:table-cell>
          <table:table-cell office:value-type="float" office:value="40.5769">
            <text:p>40.576900</text:p>
          </table:table-cell>
          <table:table-cell table:number-columns-repeated="10"/>
          <table:table-cell table:formula="of:=VLOOKUP([.I321];[NE.$F$2:.$Q$160];2;0)" office:value-type="float" office:value="52">
            <text:p>52</text:p>
          </table:table-cell>
          <table:table-cell office:value-type="float" office:value="52">
            <text:p>52</text:p>
          </table:table-cell>
          <table:table-cell table:number-columns-repeated="234"/>
        </table:table-row>
        <table:table-row table:style-name="ro2">
          <table:table-cell office:value-type="float" office:value="321">
            <text:p>3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S-MOZ-00321</text:p>
          </table:table-cell>
          <table:table-cell office:value-type="float" office:value="1030406">
            <text:p>1030406</text:p>
          </table:table-cell>
          <table:table-cell office:value-type="string">
            <text:p>01030406</text:p>
          </table:table-cell>
          <table:table-cell office:value-type="string">
            <text:p>Ilha De Moçambique</text:p>
          </table:table-cell>
          <table:table-cell office:value-type="float" office:value="11">
            <text:p>11</text:p>
          </table:table-cell>
          <table:table-cell office:value-type="string">
            <text:p>NU-142</text:p>
          </table:table-cell>
          <table:table-cell office:value-type="float" office:value="-15.0351">
            <text:p>-15.035100</text:p>
          </table:table-cell>
          <table:table-cell office:value-type="float" office:value="40.687">
            <text:p>40.687000</text:p>
          </table:table-cell>
          <table:table-cell table:number-columns-repeated="10"/>
          <table:table-cell table:formula="of:=VLOOKUP([.I322];[NE.$F$2:.$Q$160];2;0)" office:value-type="float" office:value="52">
            <text:p>52</text:p>
          </table:table-cell>
          <table:table-cell office:value-type="float" office:value="52">
            <text:p>52</text:p>
          </table:table-cell>
          <table:table-cell table:number-columns-repeated="234"/>
        </table:table-row>
        <table:table-row table:style-name="ro2">
          <table:table-cell office:value-type="float" office:value="322">
            <text:p>3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S-MOZ-00322</text:p>
          </table:table-cell>
          <table:table-cell office:value-type="float" office:value="1030407">
            <text:p>1030407</text:p>
          </table:table-cell>
          <table:table-cell office:value-type="string">
            <text:p>01030407</text:p>
          </table:table-cell>
          <table:table-cell office:value-type="string">
            <text:p>Lumbo</text:p>
          </table:table-cell>
          <table:table-cell office:value-type="float" office:value="12">
            <text:p>12</text:p>
          </table:table-cell>
          <table:table-cell office:value-type="string">
            <text:p>NU-142</text:p>
          </table:table-cell>
          <table:table-cell office:value-type="float" office:value="-15.0214">
            <text:p>-15.021400</text:p>
          </table:table-cell>
          <table:table-cell office:value-type="float" office:value="40.6703">
            <text:p>40.670300</text:p>
          </table:table-cell>
          <table:table-cell table:number-columns-repeated="10"/>
          <table:table-cell table:formula="of:=VLOOKUP([.I323];[NE.$F$2:.$Q$160];2;0)" office:value-type="float" office:value="52">
            <text:p>52</text:p>
          </table:table-cell>
          <table:table-cell office:value-type="float" office:value="52">
            <text:p>52</text:p>
          </table:table-cell>
          <table:table-cell table:number-columns-repeated="234"/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S-MOZ-00323</text:p>
          </table:table-cell>
          <table:table-cell office:value-type="float" office:value="1030410">
            <text:p>1030410</text:p>
          </table:table-cell>
          <table:table-cell office:value-type="string">
            <text:p>01030410</text:p>
          </table:table-cell>
          <table:table-cell office:value-type="string">
            <text:p>Macicate</text:p>
          </table:table-cell>
          <table:table-cell office:value-type="float" office:value="12">
            <text:p>12</text:p>
          </table:table-cell>
          <table:table-cell office:value-type="string">
            <text:p>NU-142</text:p>
          </table:table-cell>
          <table:table-cell office:value-type="float" office:value="-15.03815">
            <text:p>-15.038150</text:p>
          </table:table-cell>
          <table:table-cell office:value-type="float" office:value="40.731701">
            <text:p>40.731701</text:p>
          </table:table-cell>
          <table:table-cell table:number-columns-repeated="10"/>
          <table:table-cell table:formula="of:=VLOOKUP([.I324];[NE.$F$2:.$Q$160];2;0)" office:value-type="float" office:value="52">
            <text:p>52</text:p>
          </table:table-cell>
          <table:table-cell office:value-type="float" office:value="52">
            <text:p>52</text:p>
          </table:table-cell>
          <table:table-cell table:number-columns-repeated="234"/>
        </table:table-row>
        <table:table-row table:style-name="ro2">
          <table:table-cell office:value-type="float" office:value="324">
            <text:p>3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US-MOZ-00324</text:p>
          </table:table-cell>
          <table:table-cell office:value-type="float" office:value="1030509">
            <text:p>1030509</text:p>
          </table:table-cell>
          <table:table-cell office:value-type="string">
            <text:p>01030509</text:p>
          </table:table-cell>
          <table:table-cell office:value-type="string">
            <text:p>Naquessa</text:p>
          </table:table-cell>
          <table:table-cell office:value-type="float" office:value="13">
            <text:p>13</text:p>
          </table:table-cell>
          <table:table-cell office:value-type="string">
            <text:p>NU-143</text:p>
          </table:table-cell>
          <table:table-cell office:value-type="float" office:value="-14.7167">
            <text:p>-14.716700</text:p>
          </table:table-cell>
          <table:table-cell office:value-type="float" office:value="37.835">
            <text:p>37.835000</text:p>
          </table:table-cell>
          <table:table-cell table:number-columns-repeated="10"/>
          <table:table-cell table:formula="of:=VLOOKUP([.I325];[NE.$F$2:.$Q$160];2;0)" office:value-type="float" office:value="53">
            <text:p>53</text:p>
          </table:table-cell>
          <table:table-cell office:value-type="float" office:value="53">
            <text:p>53</text:p>
          </table:table-cell>
          <table:table-cell table:number-columns-repeated="234"/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US-MOZ-00325</text:p>
          </table:table-cell>
          <table:table-cell office:value-type="float" office:value="1030506">
            <text:p>1030506</text:p>
          </table:table-cell>
          <table:table-cell office:value-type="string">
            <text:p>01030506</text:p>
          </table:table-cell>
          <table:table-cell office:value-type="string">
            <text:p>Lalaua</text:p>
          </table:table-cell>
          <table:table-cell office:value-type="float" office:value="11">
            <text:p>11</text:p>
          </table:table-cell>
          <table:table-cell office:value-type="string">
            <text:p>NU-143</text:p>
          </table:table-cell>
          <table:table-cell office:value-type="float" office:value="-14.3764">
            <text:p>-14.376400</text:p>
          </table:table-cell>
          <table:table-cell office:value-type="float" office:value="37.7708">
            <text:p>37.770800</text:p>
          </table:table-cell>
          <table:table-cell table:number-columns-repeated="10"/>
          <table:table-cell table:formula="of:=VLOOKUP([.I326];[NE.$F$2:.$Q$160];2;0)" office:value-type="float" office:value="53">
            <text:p>53</text:p>
          </table:table-cell>
          <table:table-cell office:value-type="float" office:value="53">
            <text:p>53</text:p>
          </table:table-cell>
          <table:table-cell table:number-columns-repeated="234"/>
        </table:table-row>
        <table:table-row table:style-name="ro2">
          <table:table-cell office:value-type="float" office:value="326">
            <text:p>32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US-MOZ-00326</text:p>
          </table:table-cell>
          <table:table-cell office:value-type="float" office:value="1030508">
            <text:p>1030508</text:p>
          </table:table-cell>
          <table:table-cell office:value-type="string">
            <text:p>01030508</text:p>
          </table:table-cell>
          <table:table-cell office:value-type="string">
            <text:p>Meti</text:p>
          </table:table-cell>
          <table:table-cell office:value-type="float" office:value="11">
            <text:p>11</text:p>
          </table:table-cell>
          <table:table-cell office:value-type="string">
            <text:p>NU-143</text:p>
          </table:table-cell>
          <table:table-cell office:value-type="float" office:value="-14.46639">
            <text:p>-14.466390</text:p>
          </table:table-cell>
          <table:table-cell office:value-type="float" office:value="38.063146">
            <text:p>38.063146</text:p>
          </table:table-cell>
          <table:table-cell table:number-columns-repeated="10"/>
          <table:table-cell table:formula="of:=VLOOKUP([.I327];[NE.$F$2:.$Q$160];2;0)" office:value-type="float" office:value="53">
            <text:p>53</text:p>
          </table:table-cell>
          <table:table-cell office:value-type="float" office:value="53">
            <text:p>53</text:p>
          </table:table-cell>
          <table:table-cell table:number-columns-repeated="234"/>
        </table:table-row>
        <table:table-row table:style-name="ro2">
          <table:table-cell office:value-type="float" office:value="327">
            <text:p>32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US-MOZ-00327</text:p>
          </table:table-cell>
          <table:table-cell office:value-type="float" office:value="1030510">
            <text:p>1030510</text:p>
          </table:table-cell>
          <table:table-cell office:value-type="string">
            <text:p>01030510</text:p>
          </table:table-cell>
          <table:table-cell office:value-type="string">
            <text:p>Muesseleque</text:p>
          </table:table-cell>
          <table:table-cell office:value-type="float" office:value="11">
            <text:p>11</text:p>
          </table:table-cell>
          <table:table-cell office:value-type="string">
            <text:p>NU-143</text:p>
          </table:table-cell>
          <table:table-cell office:value-type="float" office:value="-14.225">
            <text:p>-14.225000</text:p>
          </table:table-cell>
          <table:table-cell office:value-type="float" office:value="38.3219">
            <text:p>38.321900</text:p>
          </table:table-cell>
          <table:table-cell table:number-columns-repeated="10"/>
          <table:table-cell table:formula="of:=VLOOKUP([.I328];[NE.$F$2:.$Q$160];2;0)" office:value-type="float" office:value="53">
            <text:p>53</text:p>
          </table:table-cell>
          <table:table-cell office:value-type="float" office:value="53">
            <text:p>53</text:p>
          </table:table-cell>
          <table:table-cell table:number-columns-repeated="234"/>
        </table:table-row>
        <table:table-row table:style-name="ro2">
          <table:table-cell office:value-type="float" office:value="328">
            <text:p>32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US-MOZ-00328</text:p>
          </table:table-cell>
          <table:table-cell office:value-type="float" office:value="1030507">
            <text:p>1030507</text:p>
          </table:table-cell>
          <table:table-cell office:value-type="string">
            <text:p>01030507</text:p>
          </table:table-cell>
          <table:table-cell office:value-type="string">
            <text:p>Lurio</text:p>
          </table:table-cell>
          <table:table-cell office:value-type="float" office:value="13">
            <text:p>13</text:p>
          </table:table-cell>
          <table:table-cell office:value-type="string">
            <text:p>NU-143</text:p>
          </table:table-cell>
          <table:table-cell office:value-type="float" office:value="-14.1775">
            <text:p>-14.177500</text:p>
          </table:table-cell>
          <table:table-cell office:value-type="float" office:value="38.5994">
            <text:p>38.599400</text:p>
          </table:table-cell>
          <table:table-cell table:number-columns-repeated="10"/>
          <table:table-cell table:formula="of:=VLOOKUP([.I329];[NE.$F$2:.$Q$160];2;0)" office:value-type="float" office:value="53">
            <text:p>53</text:p>
          </table:table-cell>
          <table:table-cell office:value-type="float" office:value="53">
            <text:p>53</text:p>
          </table:table-cell>
          <table:table-cell table:number-columns-repeated="234"/>
        </table:table-row>
        <table:table-row table:style-name="ro2">
          <table:table-cell office:value-type="float" office:value="329">
            <text:p>32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US-MOZ-00329</text:p>
          </table:table-cell>
          <table:table-cell office:value-type="float" office:value="1030611">
            <text:p>1030611</text:p>
          </table:table-cell>
          <table:table-cell office:value-type="string">
            <text:p>01030611</text:p>
          </table:table-cell>
          <table:table-cell office:value-type="string">
            <text:p>Murripa</text:p>
          </table:table-cell>
          <table:table-cell office:value-type="float" office:value="13">
            <text:p>13</text:p>
          </table:table-cell>
          <table:table-cell office:value-type="string">
            <text:p>NU-144</text:p>
          </table:table-cell>
          <table:table-cell office:value-type="float" office:value="-14.8855">
            <text:p>-14.885500</text:p>
          </table:table-cell>
          <table:table-cell office:value-type="float" office:value="37.7723">
            <text:p>37.772300</text:p>
          </table:table-cell>
          <table:table-cell table:number-columns-repeated="10"/>
          <table:table-cell table:formula="of:=VLOOKUP([.I330];[NE.$F$2:.$Q$160];2;0)" office:value-type="float" office:value="56">
            <text:p>56</text:p>
          </table:table-cell>
          <table:table-cell office:value-type="float" office:value="56">
            <text:p>56</text:p>
          </table:table-cell>
          <table:table-cell table:number-columns-repeated="234"/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US-MOZ-00330</text:p>
          </table:table-cell>
          <table:table-cell office:value-type="float" office:value="1030606">
            <text:p>1030606</text:p>
          </table:table-cell>
          <table:table-cell office:value-type="string">
            <text:p>01030606</text:p>
          </table:table-cell>
          <table:table-cell office:value-type="string">
            <text:p>Malema</text:p>
          </table:table-cell>
          <table:table-cell office:value-type="float" office:value="11">
            <text:p>11</text:p>
          </table:table-cell>
          <table:table-cell office:value-type="string">
            <text:p>NU-144</text:p>
          </table:table-cell>
          <table:table-cell office:value-type="float" office:value="-14.9578">
            <text:p>-14.957800</text:p>
          </table:table-cell>
          <table:table-cell office:value-type="float" office:value="37.4069">
            <text:p>37.406900</text:p>
          </table:table-cell>
          <table:table-cell table:number-columns-repeated="10"/>
          <table:table-cell table:formula="of:=VLOOKUP([.I331];[NE.$F$2:.$Q$160];2;0)" office:value-type="float" office:value="56">
            <text:p>56</text:p>
          </table:table-cell>
          <table:table-cell office:value-type="float" office:value="56">
            <text:p>56</text:p>
          </table:table-cell>
          <table:table-cell table:number-columns-repeated="234"/>
        </table:table-row>
        <table:table-row table:style-name="ro2">
          <table:table-cell office:value-type="float" office:value="331">
            <text:p>33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US-MOZ-00331</text:p>
          </table:table-cell>
          <table:table-cell office:value-type="float" office:value="1030607">
            <text:p>1030607</text:p>
          </table:table-cell>
          <table:table-cell office:value-type="string">
            <text:p>01030607</text:p>
          </table:table-cell>
          <table:table-cell office:value-type="string">
            <text:p>Mutuali</text:p>
          </table:table-cell>
          <table:table-cell office:value-type="float" office:value="11">
            <text:p>11</text:p>
          </table:table-cell>
          <table:table-cell office:value-type="string">
            <text:p>NU-144</text:p>
          </table:table-cell>
          <table:table-cell office:value-type="float" office:value="-14.85">
            <text:p>-14.850000</text:p>
          </table:table-cell>
          <table:table-cell office:value-type="float" office:value="37.0042">
            <text:p>37.004200</text:p>
          </table:table-cell>
          <table:table-cell table:number-columns-repeated="10"/>
          <table:table-cell table:formula="of:=VLOOKUP([.I332];[NE.$F$2:.$Q$160];2;0)" office:value-type="float" office:value="56">
            <text:p>56</text:p>
          </table:table-cell>
          <table:table-cell office:value-type="float" office:value="56">
            <text:p>56</text:p>
          </table:table-cell>
          <table:table-cell table:number-columns-repeated="234"/>
        </table:table-row>
        <table:table-row table:style-name="ro2">
          <table:table-cell office:value-type="float" office:value="332">
            <text:p>33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US-MOZ-00332</text:p>
          </table:table-cell>
          <table:table-cell office:value-type="float" office:value="1030608">
            <text:p>1030608</text:p>
          </table:table-cell>
          <table:table-cell office:value-type="string">
            <text:p>01030608</text:p>
          </table:table-cell>
          <table:table-cell office:value-type="string">
            <text:p>Chuhulo</text:p>
          </table:table-cell>
          <table:table-cell office:value-type="float" office:value="12">
            <text:p>12</text:p>
          </table:table-cell>
          <table:table-cell office:value-type="string">
            <text:p>NU-144</text:p>
          </table:table-cell>
          <table:table-cell office:value-type="float" office:value="-14.6817">
            <text:p>-14.681700</text:p>
          </table:table-cell>
          <table:table-cell office:value-type="float" office:value="37.4592">
            <text:p>37.459200</text:p>
          </table:table-cell>
          <table:table-cell table:number-columns-repeated="10"/>
          <table:table-cell table:formula="of:=VLOOKUP([.I333];[NE.$F$2:.$Q$160];2;0)" office:value-type="float" office:value="56">
            <text:p>56</text:p>
          </table:table-cell>
          <table:table-cell office:value-type="float" office:value="56">
            <text:p>56</text:p>
          </table:table-cell>
          <table:table-cell table:number-columns-repeated="234"/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US-MOZ-00333</text:p>
          </table:table-cell>
          <table:table-cell office:value-type="float" office:value="1030609">
            <text:p>1030609</text:p>
          </table:table-cell>
          <table:table-cell office:value-type="string">
            <text:p>01030609</text:p>
          </table:table-cell>
          <table:table-cell office:value-type="string">
            <text:p>Cunvarre</text:p>
          </table:table-cell>
          <table:table-cell office:value-type="float" office:value="13">
            <text:p>13</text:p>
          </table:table-cell>
          <table:table-cell office:value-type="string">
            <text:p>NU-144</text:p>
          </table:table-cell>
          <table:table-cell office:value-type="float" office:value="-14.8925">
            <text:p>-14.892500</text:p>
          </table:table-cell>
          <table:table-cell office:value-type="float" office:value="37.7706">
            <text:p>37.770600</text:p>
          </table:table-cell>
          <table:table-cell table:number-columns-repeated="10"/>
          <table:table-cell table:formula="of:=VLOOKUP([.I334];[NE.$F$2:.$Q$160];2;0)" office:value-type="float" office:value="56">
            <text:p>56</text:p>
          </table:table-cell>
          <table:table-cell office:value-type="float" office:value="56">
            <text:p>56</text:p>
          </table:table-cell>
          <table:table-cell table:number-columns-repeated="234"/>
        </table:table-row>
        <table:table-row table:style-name="ro2">
          <table:table-cell office:value-type="float" office:value="334">
            <text:p>33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US-MOZ-00334</text:p>
          </table:table-cell>
          <table:table-cell office:value-type="float" office:value="1030610">
            <text:p>1030610</text:p>
          </table:table-cell>
          <table:table-cell office:value-type="string">
            <text:p>01030610</text:p>
          </table:table-cell>
          <table:table-cell office:value-type="string">
            <text:p>Murralelo</text:p>
          </table:table-cell>
          <table:table-cell office:value-type="float" office:value="13">
            <text:p>13</text:p>
          </table:table-cell>
          <table:table-cell office:value-type="string">
            <text:p>NU-144</text:p>
          </table:table-cell>
          <table:table-cell office:value-type="float" office:value="-15.0286">
            <text:p>-15.028600</text:p>
          </table:table-cell>
          <table:table-cell office:value-type="float" office:value="37.5142">
            <text:p>37.514200</text:p>
          </table:table-cell>
          <table:table-cell table:number-columns-repeated="10"/>
          <table:table-cell table:formula="of:=VLOOKUP([.I335];[NE.$F$2:.$Q$160];2;0)" office:value-type="float" office:value="56">
            <text:p>56</text:p>
          </table:table-cell>
          <table:table-cell office:value-type="float" office:value="56">
            <text:p>56</text:p>
          </table:table-cell>
          <table:table-cell table:number-columns-repeated="234"/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US-MOZ-00335</text:p>
          </table:table-cell>
          <table:table-cell office:value-type="float" office:value="1030612">
            <text:p>1030612</text:p>
          </table:table-cell>
          <table:table-cell office:value-type="string">
            <text:p>01030612</text:p>
          </table:table-cell>
          <table:table-cell office:value-type="string">
            <text:p>Nataleia</text:p>
          </table:table-cell>
          <table:table-cell office:value-type="float" office:value="12">
            <text:p>12</text:p>
          </table:table-cell>
          <table:table-cell office:value-type="string">
            <text:p>NU-144</text:p>
          </table:table-cell>
          <table:table-cell office:value-type="float" office:value="-14.8698">
            <text:p>-14.869800</text:p>
          </table:table-cell>
          <table:table-cell office:value-type="float" office:value="37.4997">
            <text:p>37.499700</text:p>
          </table:table-cell>
          <table:table-cell table:number-columns-repeated="10"/>
          <table:table-cell table:formula="of:=VLOOKUP([.I336];[NE.$F$2:.$Q$160];2;0)" office:value-type="float" office:value="56">
            <text:p>56</text:p>
          </table:table-cell>
          <table:table-cell office:value-type="float" office:value="56">
            <text:p>56</text:p>
          </table:table-cell>
          <table:table-cell table:number-columns-repeated="234"/>
        </table:table-row>
        <table:table-row table:style-name="ro2">
          <table:table-cell office:value-type="float" office:value="336">
            <text:p>33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US-MOZ-00336</text:p>
          </table:table-cell>
          <table:table-cell office:value-type="float" office:value="1030613">
            <text:p>1030613</text:p>
          </table:table-cell>
          <table:table-cell office:value-type="string">
            <text:p>01030613</text:p>
          </table:table-cell>
          <table:table-cell office:value-type="string">
            <text:p>Nakata</text:p>
          </table:table-cell>
          <table:table-cell office:value-type="float" office:value="12">
            <text:p>12</text:p>
          </table:table-cell>
          <table:table-cell office:value-type="string">
            <text:p>NU-144</text:p>
          </table:table-cell>
          <table:table-cell office:value-type="float" office:value="-14.9375">
            <text:p>-14.937500</text:p>
          </table:table-cell>
          <table:table-cell office:value-type="float" office:value="37.1767">
            <text:p>37.176700</text:p>
          </table:table-cell>
          <table:table-cell table:number-columns-repeated="10"/>
          <table:table-cell table:formula="of:=VLOOKUP([.I337];[NE.$F$2:.$Q$160];2;0)" office:value-type="float" office:value="56">
            <text:p>56</text:p>
          </table:table-cell>
          <table:table-cell office:value-type="float" office:value="56">
            <text:p>56</text:p>
          </table:table-cell>
          <table:table-cell table:number-columns-repeated="234"/>
        </table:table-row>
        <table:table-row table:style-name="ro2">
          <table:table-cell office:value-type="float" office:value="337">
            <text:p>33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US-MOZ-00337</text:p>
          </table:table-cell>
          <table:table-cell office:value-type="float" office:value="1030709">
            <text:p>1030709</text:p>
          </table:table-cell>
          <table:table-cell office:value-type="string">
            <text:p>01030709</text:p>
          </table:table-cell>
          <table:table-cell office:value-type="string">
            <text:p>Teterrene</text:p>
          </table:table-cell>
          <table:table-cell office:value-type="float" office:value="13">
            <text:p>13</text:p>
          </table:table-cell>
          <table:table-cell office:value-type="string">
            <text:p>NU-145</text:p>
          </table:table-cell>
          <table:table-cell office:value-type="float" office:value="-14.9692">
            <text:p>-14.969200</text:p>
          </table:table-cell>
          <table:table-cell office:value-type="float" office:value="39.8853">
            <text:p>39.885300</text:p>
          </table:table-cell>
          <table:table-cell table:number-columns-repeated="10"/>
          <table:table-cell table:formula="of:=VLOOKUP([.I338];[NE.$F$2:.$Q$160];2;0)" office:value-type="float" office:value="57">
            <text:p>57</text:p>
          </table:table-cell>
          <table:table-cell office:value-type="float" office:value="57">
            <text:p>57</text:p>
          </table:table-cell>
          <table:table-cell table:number-columns-repeated="234"/>
        </table:table-row>
        <table:table-row table:style-name="ro2">
          <table:table-cell office:value-type="float" office:value="338">
            <text:p>33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US-MOZ-00338</text:p>
          </table:table-cell>
          <table:table-cell office:value-type="float" office:value="1030706">
            <text:p>1030706</text:p>
          </table:table-cell>
          <table:table-cell office:value-type="string">
            <text:p>01030706</text:p>
          </table:table-cell>
          <table:table-cell office:value-type="string">
            <text:p>Namialo</text:p>
          </table:table-cell>
          <table:table-cell office:value-type="float" office:value="11">
            <text:p>11</text:p>
          </table:table-cell>
          <table:table-cell office:value-type="string">
            <text:p>NU-145</text:p>
          </table:table-cell>
          <table:table-cell office:value-type="float" office:value="-14.9289">
            <text:p>-14.928900</text:p>
          </table:table-cell>
          <table:table-cell office:value-type="float" office:value="40.0019">
            <text:p>40.001900</text:p>
          </table:table-cell>
          <table:table-cell table:number-columns-repeated="10"/>
          <table:table-cell table:formula="of:=VLOOKUP([.I339];[NE.$F$2:.$Q$160];2;0)" office:value-type="float" office:value="57">
            <text:p>57</text:p>
          </table:table-cell>
          <table:table-cell office:value-type="float" office:value="57">
            <text:p>57</text:p>
          </table:table-cell>
          <table:table-cell table:number-columns-repeated="234"/>
        </table:table-row>
        <table:table-row table:style-name="ro2">
          <table:table-cell office:value-type="float" office:value="339">
            <text:p>33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US-MOZ-00339</text:p>
          </table:table-cell>
          <table:table-cell office:value-type="float" office:value="1030708">
            <text:p>1030708</text:p>
          </table:table-cell>
          <table:table-cell office:value-type="string">
            <text:p>01030708</text:p>
          </table:table-cell>
          <table:table-cell office:value-type="string">
            <text:p>Corrane</text:p>
          </table:table-cell>
          <table:table-cell office:value-type="float" office:value="12">
            <text:p>12</text:p>
          </table:table-cell>
          <table:table-cell office:value-type="string">
            <text:p>NU-145</text:p>
          </table:table-cell>
          <table:table-cell office:value-type="float" office:value="-15.4694">
            <text:p>-15.469400</text:p>
          </table:table-cell>
          <table:table-cell office:value-type="float" office:value="39.6273">
            <text:p>39.627300</text:p>
          </table:table-cell>
          <table:table-cell table:number-columns-repeated="10"/>
          <table:table-cell table:formula="of:=VLOOKUP([.I340];[NE.$F$2:.$Q$160];2;0)" office:value-type="float" office:value="57">
            <text:p>57</text:p>
          </table:table-cell>
          <table:table-cell office:value-type="float" office:value="57">
            <text:p>57</text:p>
          </table:table-cell>
          <table:table-cell table:number-columns-repeated="234"/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US-MOZ-00340</text:p>
          </table:table-cell>
          <table:table-cell office:value-type="float" office:value="1030710">
            <text:p>1030710</text:p>
          </table:table-cell>
          <table:table-cell office:value-type="string">
            <text:p>01030710</text:p>
          </table:table-cell>
          <table:table-cell office:value-type="string">
            <text:p>Nacavala</text:p>
          </table:table-cell>
          <table:table-cell office:value-type="float" office:value="12">
            <text:p>12</text:p>
          </table:table-cell>
          <table:table-cell office:value-type="string">
            <text:p>NU-145</text:p>
          </table:table-cell>
          <table:table-cell office:value-type="float" office:value="-15.0083">
            <text:p>-15.008300</text:p>
          </table:table-cell>
          <table:table-cell office:value-type="float" office:value="39.6809">
            <text:p>39.680900</text:p>
          </table:table-cell>
          <table:table-cell table:number-columns-repeated="10"/>
          <table:table-cell table:formula="of:=VLOOKUP([.I341];[NE.$F$2:.$Q$160];2;0)" office:value-type="float" office:value="57">
            <text:p>57</text:p>
          </table:table-cell>
          <table:table-cell office:value-type="float" office:value="57">
            <text:p>57</text:p>
          </table:table-cell>
          <table:table-cell table:number-columns-repeated="234"/>
        </table:table-row>
        <table:table-row table:style-name="ro2">
          <table:table-cell office:value-type="float" office:value="341">
            <text:p>34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US-MOZ-00341</text:p>
          </table:table-cell>
          <table:table-cell office:value-type="float" office:value="1030711">
            <text:p>1030711</text:p>
          </table:table-cell>
          <table:table-cell office:value-type="string">
            <text:p>01030711</text:p>
          </table:table-cell>
          <table:table-cell office:value-type="string">
            <text:p>Chapire</text:p>
          </table:table-cell>
          <table:table-cell office:value-type="float" office:value="11">
            <text:p>11</text:p>
          </table:table-cell>
          <table:table-cell office:value-type="string">
            <text:p>NU-145</text:p>
          </table:table-cell>
          <table:table-cell office:value-type="float" office:value="-15.4878">
            <text:p>-15.487800</text:p>
          </table:table-cell>
          <table:table-cell office:value-type="float" office:value="39.4728">
            <text:p>39.472800</text:p>
          </table:table-cell>
          <table:table-cell table:number-columns-repeated="10"/>
          <table:table-cell table:formula="of:=VLOOKUP([.I342];[NE.$F$2:.$Q$160];2;0)" office:value-type="float" office:value="57">
            <text:p>57</text:p>
          </table:table-cell>
          <table:table-cell office:value-type="float" office:value="57">
            <text:p>57</text:p>
          </table:table-cell>
          <table:table-cell table:number-columns-repeated="234"/>
        </table:table-row>
        <table:table-row table:style-name="ro2">
          <table:table-cell office:value-type="float" office:value="342">
            <text:p>34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US-MOZ-00342</text:p>
          </table:table-cell>
          <table:table-cell office:value-type="float" office:value="1030712">
            <text:p>1030712</text:p>
          </table:table-cell>
          <table:table-cell office:value-type="string">
            <text:p>01030712</text:p>
          </table:table-cell>
          <table:table-cell office:value-type="string">
            <text:p>Mecua</text:p>
          </table:table-cell>
          <table:table-cell office:value-type="float" office:value="11">
            <text:p>11</text:p>
          </table:table-cell>
          <table:table-cell office:value-type="string">
            <text:p>NU-145</text:p>
          </table:table-cell>
          <table:table-cell office:value-type="float" office:value="-15.4997">
            <text:p>-15.499700</text:p>
          </table:table-cell>
          <table:table-cell office:value-type="float" office:value="39.3339">
            <text:p>39.333900</text:p>
          </table:table-cell>
          <table:table-cell table:number-columns-repeated="10"/>
          <table:table-cell table:formula="of:=VLOOKUP([.I343];[NE.$F$2:.$Q$160];2;0)" office:value-type="float" office:value="57">
            <text:p>57</text:p>
          </table:table-cell>
          <table:table-cell office:value-type="float" office:value="57">
            <text:p>57</text:p>
          </table:table-cell>
          <table:table-cell table:number-columns-repeated="234"/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US-MOZ-00343</text:p>
          </table:table-cell>
          <table:table-cell office:value-type="float" office:value="1030707">
            <text:p>1030707</text:p>
          </table:table-cell>
          <table:table-cell office:value-type="string">
            <text:p>01030707</text:p>
          </table:table-cell>
          <table:table-cell office:value-type="string">
            <text:p>Meconta</text:p>
          </table:table-cell>
          <table:table-cell office:value-type="float" office:value="11">
            <text:p>11</text:p>
          </table:table-cell>
          <table:table-cell office:value-type="string">
            <text:p>NU-145</text:p>
          </table:table-cell>
          <table:table-cell office:value-type="float" office:value="-14.9889">
            <text:p>-14.988900</text:p>
          </table:table-cell>
          <table:table-cell office:value-type="float" office:value="39.8458">
            <text:p>39.845800</text:p>
          </table:table-cell>
          <table:table-cell table:number-columns-repeated="10"/>
          <table:table-cell table:formula="of:=VLOOKUP([.I344];[NE.$F$2:.$Q$160];2;0)" office:value-type="float" office:value="57">
            <text:p>57</text:p>
          </table:table-cell>
          <table:table-cell office:value-type="float" office:value="57">
            <text:p>57</text:p>
          </table:table-cell>
          <table:table-cell table:number-columns-repeated="234"/>
        </table:table-row>
        <table:table-row table:style-name="ro2">
          <table:table-cell office:value-type="float" office:value="344">
            <text:p>34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US-MOZ-00344</text:p>
          </table:table-cell>
          <table:table-cell office:value-type="float" office:value="1030808">
            <text:p>1030808</text:p>
          </table:table-cell>
          <table:table-cell office:value-type="string">
            <text:p>01030808</text:p>
          </table:table-cell>
          <table:table-cell office:value-type="string">
            <text:p>Namina</text:p>
          </table:table-cell>
          <table:table-cell office:value-type="float" office:value="12">
            <text:p>12</text:p>
          </table:table-cell>
          <table:table-cell office:value-type="string">
            <text:p>NU-146</text:p>
          </table:table-cell>
          <table:table-cell office:value-type="float" office:value="-14.9394">
            <text:p>-14.939400</text:p>
          </table:table-cell>
          <table:table-cell office:value-type="float" office:value="38.6897">
            <text:p>38.689700</text:p>
          </table:table-cell>
          <table:table-cell table:number-columns-repeated="10"/>
          <table:table-cell table:formula="of:=VLOOKUP([.I345];[NE.$F$2:.$Q$160];2;0)" office:value-type="float" office:value="58">
            <text:p>58</text:p>
          </table:table-cell>
          <table:table-cell office:value-type="float" office:value="58">
            <text:p>58</text:p>
          </table:table-cell>
          <table:table-cell table:number-columns-repeated="234"/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US-MOZ-00345</text:p>
          </table:table-cell>
          <table:table-cell office:value-type="float" office:value="1030809">
            <text:p>1030809</text:p>
          </table:table-cell>
          <table:table-cell office:value-type="string">
            <text:p>01030809</text:p>
          </table:table-cell>
          <table:table-cell office:value-type="string">
            <text:p>Momane</text:p>
          </table:table-cell>
          <table:table-cell office:value-type="float" office:value="13">
            <text:p>13</text:p>
          </table:table-cell>
          <table:table-cell office:value-type="string">
            <text:p>NU-146</text:p>
          </table:table-cell>
          <table:table-cell office:value-type="float" office:value="-14.5989">
            <text:p>-14.598900</text:p>
          </table:table-cell>
          <table:table-cell office:value-type="float" office:value="38.7952">
            <text:p>38.795200</text:p>
          </table:table-cell>
          <table:table-cell table:number-columns-repeated="10"/>
          <table:table-cell table:formula="of:=VLOOKUP([.I346];[NE.$F$2:.$Q$160];2;0)" office:value-type="float" office:value="58">
            <text:p>58</text:p>
          </table:table-cell>
          <table:table-cell office:value-type="float" office:value="58">
            <text:p>58</text:p>
          </table:table-cell>
          <table:table-cell table:number-columns-repeated="234"/>
        </table:table-row>
        <table:table-row table:style-name="ro2">
          <table:table-cell office:value-type="float" office:value="346">
            <text:p>34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US-MOZ-00346</text:p>
          </table:table-cell>
          <table:table-cell office:value-type="float" office:value="1030816">
            <text:p>1030816</text:p>
          </table:table-cell>
          <table:table-cell office:value-type="string">
            <text:p>01030816</text:p>
          </table:table-cell>
          <table:table-cell office:value-type="string">
            <text:p>Mualua</text:p>
          </table:table-cell>
          <table:table-cell office:value-type="float" office:value="12">
            <text:p>12</text:p>
          </table:table-cell>
          <table:table-cell office:value-type="string">
            <text:p>NU-146</text:p>
          </table:table-cell>
          <table:table-cell office:value-type="float" office:value="-14.6414">
            <text:p>-14.641400</text:p>
          </table:table-cell>
          <table:table-cell office:value-type="float" office:value="39.105">
            <text:p>39.105000</text:p>
          </table:table-cell>
          <table:table-cell table:number-columns-repeated="10"/>
          <table:table-cell table:formula="of:=VLOOKUP([.I347];[NE.$F$2:.$Q$160];2;0)" office:value-type="float" office:value="58">
            <text:p>58</text:p>
          </table:table-cell>
          <table:table-cell office:value-type="float" office:value="58">
            <text:p>58</text:p>
          </table:table-cell>
          <table:table-cell table:number-columns-repeated="234"/>
        </table:table-row>
        <table:table-row table:style-name="ro2">
          <table:table-cell office:value-type="float" office:value="347">
            <text:p>34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US-MOZ-00347</text:p>
          </table:table-cell>
          <table:table-cell office:value-type="float" office:value="1030810">
            <text:p>1030810</text:p>
          </table:table-cell>
          <table:table-cell office:value-type="string">
            <text:p>01030810</text:p>
          </table:table-cell>
          <table:table-cell office:value-type="string">
            <text:p>Muite</text:p>
          </table:table-cell>
          <table:table-cell office:value-type="float" office:value="12">
            <text:p>12</text:p>
          </table:table-cell>
          <table:table-cell office:value-type="string">
            <text:p>NU-146</text:p>
          </table:table-cell>
          <table:table-cell office:value-type="float" office:value="-14.025">
            <text:p>-14.025000</text:p>
          </table:table-cell>
          <table:table-cell office:value-type="float" office:value="39.0306">
            <text:p>39.030600</text:p>
          </table:table-cell>
          <table:table-cell table:number-columns-repeated="10"/>
          <table:table-cell table:formula="of:=VLOOKUP([.I348];[NE.$F$2:.$Q$160];2;0)" office:value-type="float" office:value="58">
            <text:p>58</text:p>
          </table:table-cell>
          <table:table-cell office:value-type="float" office:value="58">
            <text:p>58</text:p>
          </table:table-cell>
          <table:table-cell table:number-columns-repeated="234"/>
        </table:table-row>
        <table:table-row table:style-name="ro2">
          <table:table-cell office:value-type="float" office:value="348">
            <text:p>34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US-MOZ-00348</text:p>
          </table:table-cell>
          <table:table-cell office:value-type="float" office:value="1030812">
            <text:p>1030812</text:p>
          </table:table-cell>
          <table:table-cell office:value-type="string">
            <text:p>01030812</text:p>
          </table:table-cell>
          <table:table-cell office:value-type="string">
            <text:p>Napai</text:p>
          </table:table-cell>
          <table:table-cell office:value-type="float" office:value="12">
            <text:p>12</text:p>
          </table:table-cell>
          <table:table-cell office:value-type="string">
            <text:p>NU-146</text:p>
          </table:table-cell>
          <table:table-cell office:value-type="float" office:value="-14.1723">
            <text:p>-14.172300</text:p>
          </table:table-cell>
          <table:table-cell office:value-type="float" office:value="38.74">
            <text:p>38.740000</text:p>
          </table:table-cell>
          <table:table-cell table:number-columns-repeated="10"/>
          <table:table-cell table:formula="of:=VLOOKUP([.I349];[NE.$F$2:.$Q$160];2;0)" office:value-type="float" office:value="58">
            <text:p>58</text:p>
          </table:table-cell>
          <table:table-cell office:value-type="float" office:value="58">
            <text:p>58</text:p>
          </table:table-cell>
          <table:table-cell table:number-columns-repeated="234"/>
        </table:table-row>
        <table:table-row table:style-name="ro2">
          <table:table-cell office:value-type="float" office:value="349">
            <text:p>34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US-MOZ-00349</text:p>
          </table:table-cell>
          <table:table-cell office:value-type="float" office:value="1030813">
            <text:p>1030813</text:p>
          </table:table-cell>
          <table:table-cell office:value-type="string">
            <text:p>01030813</text:p>
          </table:table-cell>
          <table:table-cell office:value-type="string">
            <text:p>Popue</text:p>
          </table:table-cell>
          <table:table-cell office:value-type="float" office:value="13">
            <text:p>13</text:p>
          </table:table-cell>
          <table:table-cell office:value-type="string">
            <text:p>NU-146</text:p>
          </table:table-cell>
          <table:table-cell office:value-type="float" office:value="-14.5211">
            <text:p>-14.521100</text:p>
          </table:table-cell>
          <table:table-cell office:value-type="float" office:value="38.8958">
            <text:p>38.895800</text:p>
          </table:table-cell>
          <table:table-cell table:number-columns-repeated="10"/>
          <table:table-cell table:formula="of:=VLOOKUP([.I350];[NE.$F$2:.$Q$160];2;0)" office:value-type="float" office:value="58">
            <text:p>58</text:p>
          </table:table-cell>
          <table:table-cell office:value-type="float" office:value="58">
            <text:p>58</text:p>
          </table:table-cell>
          <table:table-cell table:number-columns-repeated="234"/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US-MOZ-00350</text:p>
          </table:table-cell>
          <table:table-cell office:value-type="float" office:value="1030807">
            <text:p>1030807</text:p>
          </table:table-cell>
          <table:table-cell office:value-type="string">
            <text:p>01030807</text:p>
          </table:table-cell>
          <table:table-cell office:value-type="string">
            <text:p>Milhana</text:p>
          </table:table-cell>
          <table:table-cell office:value-type="float" office:value="13">
            <text:p>13</text:p>
          </table:table-cell>
          <table:table-cell office:value-type="string">
            <text:p>NU-146</text:p>
          </table:table-cell>
          <table:table-cell office:value-type="float" office:value="-14.1667">
            <text:p>-14.166700</text:p>
          </table:table-cell>
          <table:table-cell office:value-type="float" office:value="39.1711">
            <text:p>39.171100</text:p>
          </table:table-cell>
          <table:table-cell table:number-columns-repeated="10"/>
          <table:table-cell table:formula="of:=VLOOKUP([.I351];[NE.$F$2:.$Q$160];2;0)" office:value-type="float" office:value="58">
            <text:p>58</text:p>
          </table:table-cell>
          <table:table-cell office:value-type="float" office:value="58">
            <text:p>58</text:p>
          </table:table-cell>
          <table:table-cell table:number-columns-repeated="234"/>
        </table:table-row>
        <table:table-row table:style-name="ro2">
          <table:table-cell office:value-type="float" office:value="351">
            <text:p>35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US-MOZ-00351</text:p>
          </table:table-cell>
          <table:table-cell office:value-type="float" office:value="1030817">
            <text:p>1030817</text:p>
          </table:table-cell>
          <table:table-cell office:value-type="string">
            <text:p>01030817</text:p>
          </table:table-cell>
          <table:table-cell office:value-type="string">
            <text:p>Nahipa</text:p>
          </table:table-cell>
          <table:table-cell office:value-type="float" office:value="12">
            <text:p>12</text:p>
          </table:table-cell>
          <table:table-cell office:value-type="string">
            <text:p>NU-146</text:p>
          </table:table-cell>
          <table:table-cell office:value-type="float" office:value="-14.8164">
            <text:p>-14.816400</text:p>
          </table:table-cell>
          <table:table-cell office:value-type="float" office:value="38.9658">
            <text:p>38.965800</text:p>
          </table:table-cell>
          <table:table-cell table:number-columns-repeated="10"/>
          <table:table-cell table:formula="of:=VLOOKUP([.I352];[NE.$F$2:.$Q$160];2;0)" office:value-type="float" office:value="58">
            <text:p>58</text:p>
          </table:table-cell>
          <table:table-cell office:value-type="float" office:value="58">
            <text:p>58</text:p>
          </table:table-cell>
          <table:table-cell table:number-columns-repeated="234"/>
        </table:table-row>
        <table:table-row table:style-name="ro2">
          <table:table-cell office:value-type="float" office:value="352">
            <text:p>35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US-MOZ-00352</text:p>
          </table:table-cell>
          <table:table-cell office:value-type="float" office:value="1030818">
            <text:p>1030818</text:p>
          </table:table-cell>
          <table:table-cell office:value-type="string">
            <text:p>01030818</text:p>
          </table:table-cell>
          <table:table-cell office:value-type="string">
            <text:p>Ratane</text:p>
          </table:table-cell>
          <table:table-cell office:value-type="float" office:value="12">
            <text:p>12</text:p>
          </table:table-cell>
          <table:table-cell office:value-type="string">
            <text:p>NU-146</text:p>
          </table:table-cell>
          <table:table-cell office:value-type="float" office:value="-14.2414">
            <text:p>-14.241400</text:p>
          </table:table-cell>
          <table:table-cell office:value-type="float" office:value="39.0044">
            <text:p>39.004400</text:p>
          </table:table-cell>
          <table:table-cell table:number-columns-repeated="10"/>
          <table:table-cell table:formula="of:=VLOOKUP([.I353];[NE.$F$2:.$Q$160];2;0)" office:value-type="float" office:value="58">
            <text:p>58</text:p>
          </table:table-cell>
          <table:table-cell office:value-type="float" office:value="58">
            <text:p>58</text:p>
          </table:table-cell>
          <table:table-cell table:number-columns-repeated="234"/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US-MOZ-00353</text:p>
          </table:table-cell>
          <table:table-cell office:value-type="float" office:value="1030819">
            <text:p>1030819</text:p>
          </table:table-cell>
          <table:table-cell office:value-type="string">
            <text:p>01030819</text:p>
          </table:table-cell>
          <table:table-cell office:value-type="string">
            <text:p>Unidade Moçambicana</text:p>
          </table:table-cell>
          <table:table-cell office:value-type="float" office:value="13">
            <text:p>13</text:p>
          </table:table-cell>
          <table:table-cell office:value-type="string">
            <text:p>NU-146</text:p>
          </table:table-cell>
          <table:table-cell office:value-type="float" office:value="-14.927">
            <text:p>-14.927000</text:p>
          </table:table-cell>
          <table:table-cell office:value-type="float" office:value="38.6633">
            <text:p>38.663300</text:p>
          </table:table-cell>
          <table:table-cell table:number-columns-repeated="10"/>
          <table:table-cell table:formula="of:=VLOOKUP([.I354];[NE.$F$2:.$Q$160];2;0)" office:value-type="float" office:value="58">
            <text:p>58</text:p>
          </table:table-cell>
          <table:table-cell office:value-type="float" office:value="58">
            <text:p>58</text:p>
          </table:table-cell>
          <table:table-cell table:number-columns-repeated="234"/>
        </table:table-row>
        <table:table-row table:style-name="ro2">
          <table:table-cell office:value-type="float" office:value="354">
            <text:p>35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US-MOZ-00354</text:p>
          </table:table-cell>
          <table:table-cell office:value-type="float" office:value="1030814">
            <text:p>1030814</text:p>
          </table:table-cell>
          <table:table-cell office:value-type="string">
            <text:p>01030814</text:p>
          </table:table-cell>
          <table:table-cell office:value-type="string">
            <text:p>Issipe</text:p>
          </table:table-cell>
          <table:table-cell office:value-type="float" office:value="12">
            <text:p>12</text:p>
          </table:table-cell>
          <table:table-cell office:value-type="string">
            <text:p>NU-146</text:p>
          </table:table-cell>
          <table:table-cell office:value-type="float" office:value="-14.3709">
            <text:p>-14.370900</text:p>
          </table:table-cell>
          <table:table-cell office:value-type="float" office:value="38.8067">
            <text:p>38.806700</text:p>
          </table:table-cell>
          <table:table-cell table:number-columns-repeated="10"/>
          <table:table-cell table:formula="of:=VLOOKUP([.I355];[NE.$F$2:.$Q$160];2;0)" office:value-type="float" office:value="58">
            <text:p>58</text:p>
          </table:table-cell>
          <table:table-cell office:value-type="float" office:value="58">
            <text:p>58</text:p>
          </table:table-cell>
          <table:table-cell table:number-columns-repeated="234"/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US-MOZ-00355</text:p>
          </table:table-cell>
          <table:table-cell office:value-type="float" office:value="1030815">
            <text:p>1030815</text:p>
          </table:table-cell>
          <table:table-cell office:value-type="string">
            <text:p>01030815</text:p>
          </table:table-cell>
          <table:table-cell office:value-type="string">
            <text:p>Malithe</text:p>
          </table:table-cell>
          <table:table-cell office:value-type="float" office:value="12">
            <text:p>12</text:p>
          </table:table-cell>
          <table:table-cell office:value-type="string">
            <text:p>NU-146</text:p>
          </table:table-cell>
          <table:table-cell office:value-type="float" office:value="-14.2352">
            <text:p>-14.235200</text:p>
          </table:table-cell>
          <table:table-cell office:value-type="float" office:value="39.2703">
            <text:p>39.270300</text:p>
          </table:table-cell>
          <table:table-cell table:number-columns-repeated="10"/>
          <table:table-cell table:formula="of:=VLOOKUP([.I356];[NE.$F$2:.$Q$160];2;0)" office:value-type="float" office:value="58">
            <text:p>58</text:p>
          </table:table-cell>
          <table:table-cell office:value-type="float" office:value="58">
            <text:p>58</text:p>
          </table:table-cell>
          <table:table-cell table:number-columns-repeated="234"/>
        </table:table-row>
        <table:table-row table:style-name="ro2">
          <table:table-cell office:value-type="float" office:value="356">
            <text:p>35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US-MOZ-00356</text:p>
          </table:table-cell>
          <table:table-cell office:value-type="float" office:value="1030806">
            <text:p>1030806</text:p>
          </table:table-cell>
          <table:table-cell office:value-type="string">
            <text:p>01030806</text:p>
          </table:table-cell>
          <table:table-cell office:value-type="string">
            <text:p>Mecuburi</text:p>
          </table:table-cell>
          <table:table-cell office:value-type="float" office:value="12">
            <text:p>12</text:p>
          </table:table-cell>
          <table:table-cell office:value-type="string">
            <text:p>NU-146</text:p>
          </table:table-cell>
          <table:table-cell office:value-type="float" office:value="-14.6586">
            <text:p>-14.658600</text:p>
          </table:table-cell>
          <table:table-cell office:value-type="float" office:value="38.888">
            <text:p>38.888000</text:p>
          </table:table-cell>
          <table:table-cell table:number-columns-repeated="10"/>
          <table:table-cell table:formula="of:=VLOOKUP([.I357];[NE.$F$2:.$Q$160];2;0)" office:value-type="float" office:value="58">
            <text:p>58</text:p>
          </table:table-cell>
          <table:table-cell office:value-type="float" office:value="58">
            <text:p>58</text:p>
          </table:table-cell>
          <table:table-cell table:number-columns-repeated="234"/>
        </table:table-row>
        <table:table-row table:style-name="ro2">
          <table:table-cell office:value-type="float" office:value="357">
            <text:p>35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US-MOZ-00357</text:p>
          </table:table-cell>
          <table:table-cell office:value-type="float" office:value="1030915">
            <text:p>1030915</text:p>
          </table:table-cell>
          <table:table-cell office:value-type="string">
            <text:p>01030915</text:p>
          </table:table-cell>
          <table:table-cell office:value-type="string">
            <text:p>Namatapa=Caleia</text:p>
          </table:table-cell>
          <table:table-cell office:value-type="float" office:value="12">
            <text:p>12</text:p>
          </table:table-cell>
          <table:table-cell office:value-type="string">
            <text:p>NU-147</text:p>
          </table:table-cell>
          <table:table-cell office:value-type="float" office:value="-14.1336">
            <text:p>-14.133600</text:p>
          </table:table-cell>
          <table:table-cell office:value-type="float" office:value="40.1489">
            <text:p>40.148900</text:p>
          </table:table-cell>
          <table:table-cell table:number-columns-repeated="10"/>
          <table:table-cell table:formula="of:=VLOOKUP([.I358];[NE.$F$2:.$Q$160];2;0)" office:value-type="float" office:value="59">
            <text:p>59</text:p>
          </table:table-cell>
          <table:table-cell office:value-type="float" office:value="59">
            <text:p>59</text:p>
          </table:table-cell>
          <table:table-cell table:number-columns-repeated="234"/>
        </table:table-row>
        <table:table-row table:style-name="ro2">
          <table:table-cell office:value-type="float" office:value="358">
            <text:p>35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US-MOZ-00358</text:p>
          </table:table-cell>
          <table:table-cell office:value-type="float" office:value="1030916">
            <text:p>1030916</text:p>
          </table:table-cell>
          <table:table-cell office:value-type="string">
            <text:p>01030916</text:p>
          </table:table-cell>
          <table:table-cell office:value-type="string">
            <text:p>Baixo Pinda</text:p>
          </table:table-cell>
          <table:table-cell office:value-type="float" office:value="12">
            <text:p>12</text:p>
          </table:table-cell>
          <table:table-cell office:value-type="string">
            <text:p>NU-147</text:p>
          </table:table-cell>
          <table:table-cell office:value-type="float" office:value="-14.2118">
            <text:p>-14.211800</text:p>
          </table:table-cell>
          <table:table-cell office:value-type="float" office:value="40.7085">
            <text:p>40.708500</text:p>
          </table:table-cell>
          <table:table-cell table:number-columns-repeated="10"/>
          <table:table-cell table:formula="of:=VLOOKUP([.I359];[NE.$F$2:.$Q$160];2;0)" office:value-type="float" office:value="59">
            <text:p>59</text:p>
          </table:table-cell>
          <table:table-cell office:value-type="float" office:value="59">
            <text:p>59</text:p>
          </table:table-cell>
          <table:table-cell table:number-columns-repeated="234"/>
        </table:table-row>
        <table:table-row table:style-name="ro2">
          <table:table-cell office:value-type="float" office:value="359">
            <text:p>35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US-MOZ-00359</text:p>
          </table:table-cell>
          <table:table-cell office:value-type="float" office:value="1030914">
            <text:p>1030914</text:p>
          </table:table-cell>
          <table:table-cell office:value-type="string">
            <text:p>01030914</text:p>
          </table:table-cell>
          <table:table-cell office:value-type="string">
            <text:p>Geba</text:p>
          </table:table-cell>
          <table:table-cell office:value-type="float" office:value="12">
            <text:p>12</text:p>
          </table:table-cell>
          <table:table-cell office:value-type="string">
            <text:p>NU-147</text:p>
          </table:table-cell>
          <table:table-cell office:value-type="float" office:value="-14.1814">
            <text:p>-14.181400</text:p>
          </table:table-cell>
          <table:table-cell office:value-type="float" office:value="40.2759">
            <text:p>40.275900</text:p>
          </table:table-cell>
          <table:table-cell table:number-columns-repeated="10"/>
          <table:table-cell table:formula="of:=VLOOKUP([.I360];[NE.$F$2:.$Q$160];2;0)" office:value-type="float" office:value="59">
            <text:p>59</text:p>
          </table:table-cell>
          <table:table-cell office:value-type="float" office:value="59">
            <text:p>59</text:p>
          </table:table-cell>
          <table:table-cell table:number-columns-repeated="234"/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US-MOZ-00360</text:p>
          </table:table-cell>
          <table:table-cell office:value-type="float" office:value="1030913">
            <text:p>1030913</text:p>
          </table:table-cell>
          <table:table-cell office:value-type="string">
            <text:p>01030913</text:p>
          </table:table-cell>
          <table:table-cell office:value-type="string">
            <text:p>Cava</text:p>
          </table:table-cell>
          <table:table-cell office:value-type="float" office:value="13">
            <text:p>13</text:p>
          </table:table-cell>
          <table:table-cell office:value-type="string">
            <text:p>NU-147</text:p>
          </table:table-cell>
          <table:table-cell office:value-type="float" office:value="-13.7669">
            <text:p>-13.766900</text:p>
          </table:table-cell>
          <table:table-cell office:value-type="float" office:value="40.2958">
            <text:p>40.295800</text:p>
          </table:table-cell>
          <table:table-cell table:number-columns-repeated="10"/>
          <table:table-cell table:formula="of:=VLOOKUP([.I361];[NE.$F$2:.$Q$160];2;0)" office:value-type="float" office:value="59">
            <text:p>59</text:p>
          </table:table-cell>
          <table:table-cell office:value-type="float" office:value="59">
            <text:p>59</text:p>
          </table:table-cell>
          <table:table-cell table:number-columns-repeated="234"/>
        </table:table-row>
        <table:table-row table:style-name="ro2">
          <table:table-cell office:value-type="float" office:value="361">
            <text:p>36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US-MOZ-00361</text:p>
          </table:table-cell>
          <table:table-cell office:value-type="float" office:value="1030907">
            <text:p>1030907</text:p>
          </table:table-cell>
          <table:table-cell office:value-type="string">
            <text:p>01030907</text:p>
          </table:table-cell>
          <table:table-cell office:value-type="string">
            <text:p>Chipene</text:p>
          </table:table-cell>
          <table:table-cell office:value-type="float" office:value="11">
            <text:p>11</text:p>
          </table:table-cell>
          <table:table-cell office:value-type="string">
            <text:p>NU-147</text:p>
          </table:table-cell>
          <table:table-cell office:value-type="float" office:value="-14.3266">
            <text:p>-14.326600</text:p>
          </table:table-cell>
          <table:table-cell office:value-type="float" office:value="40.5282">
            <text:p>40.528200</text:p>
          </table:table-cell>
          <table:table-cell table:number-columns-repeated="10"/>
          <table:table-cell table:formula="of:=VLOOKUP([.I362];[NE.$F$2:.$Q$160];2;0)" office:value-type="float" office:value="59">
            <text:p>59</text:p>
          </table:table-cell>
          <table:table-cell office:value-type="float" office:value="59">
            <text:p>59</text:p>
          </table:table-cell>
          <table:table-cell table:number-columns-repeated="234"/>
        </table:table-row>
        <table:table-row table:style-name="ro2">
          <table:table-cell office:value-type="float" office:value="362">
            <text:p>36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US-MOZ-00362</text:p>
          </table:table-cell>
          <table:table-cell office:value-type="float" office:value="1030911">
            <text:p>1030911</text:p>
          </table:table-cell>
          <table:table-cell office:value-type="string">
            <text:p>01030911</text:p>
          </table:table-cell>
          <table:table-cell office:value-type="string">
            <text:p>Napila</text:p>
          </table:table-cell>
          <table:table-cell office:value-type="float" office:value="13">
            <text:p>13</text:p>
          </table:table-cell>
          <table:table-cell office:value-type="string">
            <text:p>NU-147</text:p>
          </table:table-cell>
          <table:table-cell office:value-type="float" office:value="-14.0194">
            <text:p>-14.019400</text:p>
          </table:table-cell>
          <table:table-cell office:value-type="float" office:value="40.3456">
            <text:p>40.345600</text:p>
          </table:table-cell>
          <table:table-cell table:number-columns-repeated="10"/>
          <table:table-cell table:formula="of:=VLOOKUP([.I363];[NE.$F$2:.$Q$160];2;0)" office:value-type="float" office:value="59">
            <text:p>59</text:p>
          </table:table-cell>
          <table:table-cell office:value-type="float" office:value="59">
            <text:p>59</text:p>
          </table:table-cell>
          <table:table-cell table:number-columns-repeated="234"/>
        </table:table-row>
        <table:table-row table:style-name="ro2">
          <table:table-cell office:value-type="float" office:value="363">
            <text:p>36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US-MOZ-00363</text:p>
          </table:table-cell>
          <table:table-cell office:value-type="float" office:value="1030910">
            <text:p>1030910</text:p>
          </table:table-cell>
          <table:table-cell office:value-type="string">
            <text:p>01030910</text:p>
          </table:table-cell>
          <table:table-cell office:value-type="string">
            <text:p>Mazua</text:p>
          </table:table-cell>
          <table:table-cell office:value-type="float" office:value="13">
            <text:p>13</text:p>
          </table:table-cell>
          <table:table-cell office:value-type="string">
            <text:p>NU-147</text:p>
          </table:table-cell>
          <table:table-cell office:value-type="float" office:value="-13.5383">
            <text:p>-13.538300</text:p>
          </table:table-cell>
          <table:table-cell office:value-type="float" office:value="40.5034">
            <text:p>40.503400</text:p>
          </table:table-cell>
          <table:table-cell table:number-columns-repeated="10"/>
          <table:table-cell table:formula="of:=VLOOKUP([.I364];[NE.$F$2:.$Q$160];2;0)" office:value-type="float" office:value="59">
            <text:p>59</text:p>
          </table:table-cell>
          <table:table-cell office:value-type="float" office:value="59">
            <text:p>59</text:p>
          </table:table-cell>
          <table:table-cell table:number-columns-repeated="234"/>
        </table:table-row>
        <table:table-row table:style-name="ro2">
          <table:table-cell office:value-type="float" office:value="364">
            <text:p>36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US-MOZ-00364</text:p>
          </table:table-cell>
          <table:table-cell office:value-type="float" office:value="1030909">
            <text:p>1030909</text:p>
          </table:table-cell>
          <table:table-cell office:value-type="string">
            <text:p>01030909</text:p>
          </table:table-cell>
          <table:table-cell office:value-type="string">
            <text:p>Lurio</text:p>
          </table:table-cell>
          <table:table-cell office:value-type="float" office:value="13">
            <text:p>13</text:p>
          </table:table-cell>
          <table:table-cell office:value-type="string">
            <text:p>NU-147</text:p>
          </table:table-cell>
          <table:table-cell office:value-type="float" office:value="-14.3513">
            <text:p>-14.351300</text:p>
          </table:table-cell>
          <table:table-cell office:value-type="float" office:value="40.4417">
            <text:p>40.441700</text:p>
          </table:table-cell>
          <table:table-cell table:number-columns-repeated="10"/>
          <table:table-cell table:formula="of:=VLOOKUP([.I365];[NE.$F$2:.$Q$160];2;0)" office:value-type="float" office:value="59">
            <text:p>59</text:p>
          </table:table-cell>
          <table:table-cell office:value-type="float" office:value="59">
            <text:p>59</text:p>
          </table:table-cell>
          <table:table-cell table:number-columns-repeated="234"/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US-MOZ-00365</text:p>
          </table:table-cell>
          <table:table-cell office:value-type="float" office:value="1030908">
            <text:p>1030908</text:p>
          </table:table-cell>
          <table:table-cell office:value-type="string">
            <text:p>01030908</text:p>
          </table:table-cell>
          <table:table-cell office:value-type="string">
            <text:p>Namahaca</text:p>
          </table:table-cell>
          <table:table-cell office:value-type="float" office:value="11">
            <text:p>11</text:p>
          </table:table-cell>
          <table:table-cell office:value-type="string">
            <text:p>NU-147</text:p>
          </table:table-cell>
          <table:table-cell office:value-type="float" office:value="-14.1796">
            <text:p>-14.179600</text:p>
          </table:table-cell>
          <table:table-cell office:value-type="float" office:value="40.5249">
            <text:p>40.524900</text:p>
          </table:table-cell>
          <table:table-cell table:number-columns-repeated="10"/>
          <table:table-cell table:formula="of:=VLOOKUP([.I366];[NE.$F$2:.$Q$160];2;0)" office:value-type="float" office:value="59">
            <text:p>59</text:p>
          </table:table-cell>
          <table:table-cell office:value-type="float" office:value="59">
            <text:p>59</text:p>
          </table:table-cell>
          <table:table-cell table:number-columns-repeated="234"/>
        </table:table-row>
        <table:table-row table:style-name="ro2">
          <table:table-cell office:value-type="float" office:value="366">
            <text:p>36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US-MOZ-00366</text:p>
          </table:table-cell>
          <table:table-cell office:value-type="float" office:value="1030906">
            <text:p>1030906</text:p>
          </table:table-cell>
          <table:table-cell office:value-type="string">
            <text:p>01030906</text:p>
          </table:table-cell>
          <table:table-cell office:value-type="string">
            <text:p>Memba Sede</text:p>
          </table:table-cell>
          <table:table-cell office:value-type="float" office:value="11">
            <text:p>11</text:p>
          </table:table-cell>
          <table:table-cell office:value-type="string">
            <text:p>NU-147</text:p>
          </table:table-cell>
          <table:table-cell office:value-type="float" office:value="-13.9286">
            <text:p>-13.928600</text:p>
          </table:table-cell>
          <table:table-cell office:value-type="float" office:value="40.5963">
            <text:p>40.596300</text:p>
          </table:table-cell>
          <table:table-cell table:number-columns-repeated="10"/>
          <table:table-cell table:formula="of:=VLOOKUP([.I367];[NE.$F$2:.$Q$160];2;0)" office:value-type="float" office:value="59">
            <text:p>59</text:p>
          </table:table-cell>
          <table:table-cell office:value-type="float" office:value="59">
            <text:p>59</text:p>
          </table:table-cell>
          <table:table-cell table:number-columns-repeated="234"/>
        </table:table-row>
        <table:table-row table:style-name="ro2">
          <table:table-cell office:value-type="float" office:value="367">
            <text:p>36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US-MOZ-00367</text:p>
          </table:table-cell>
          <table:table-cell office:value-type="float" office:value="1030912">
            <text:p>1030912</text:p>
          </table:table-cell>
          <table:table-cell office:value-type="string">
            <text:p>01030912</text:p>
          </table:table-cell>
          <table:table-cell office:value-type="string">
            <text:p>Simuco</text:p>
          </table:table-cell>
          <table:table-cell office:value-type="float" office:value="13">
            <text:p>13</text:p>
          </table:table-cell>
          <table:table-cell office:value-type="string">
            <text:p>NU-147</text:p>
          </table:table-cell>
          <table:table-cell office:value-type="float" office:value="-14.183">
            <text:p>-14.183000</text:p>
          </table:table-cell>
          <table:table-cell office:value-type="float" office:value="40.526">
            <text:p>40.526000</text:p>
          </table:table-cell>
          <table:table-cell table:number-columns-repeated="10"/>
          <table:table-cell table:formula="of:=VLOOKUP([.I368];[NE.$F$2:.$Q$160];2;0)" office:value-type="float" office:value="59">
            <text:p>59</text:p>
          </table:table-cell>
          <table:table-cell office:value-type="float" office:value="59">
            <text:p>59</text:p>
          </table:table-cell>
          <table:table-cell table:number-columns-repeated="234"/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US-MOZ-00368</text:p>
          </table:table-cell>
          <table:table-cell office:value-type="float" office:value="1030917">
            <text:p>1030917</text:p>
          </table:table-cell>
          <table:table-cell office:value-type="string">
            <text:p>01030917</text:p>
          </table:table-cell>
          <table:table-cell office:value-type="string">
            <text:p>Pavala</text:p>
          </table:table-cell>
          <table:table-cell office:value-type="float" office:value="12">
            <text:p>12</text:p>
          </table:table-cell>
          <table:table-cell office:value-type="string">
            <text:p>NU-147</text:p>
          </table:table-cell>
          <table:table-cell office:value-type="float" office:value="-15.3003">
            <text:p>-15.300300</text:p>
          </table:table-cell>
          <table:table-cell office:value-type="float" office:value="39.8703">
            <text:p>39.870300</text:p>
          </table:table-cell>
          <table:table-cell table:number-columns-repeated="10"/>
          <table:table-cell table:formula="of:=VLOOKUP([.I369];[NE.$F$2:.$Q$160];2;0)" office:value-type="float" office:value="59">
            <text:p>59</text:p>
          </table:table-cell>
          <table:table-cell office:value-type="float" office:value="59">
            <text:p>59</text:p>
          </table:table-cell>
          <table:table-cell table:number-columns-repeated="234"/>
        </table:table-row>
        <table:table-row table:style-name="ro2">
          <table:table-cell office:value-type="float" office:value="369">
            <text:p>36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US-MOZ-00369</text:p>
          </table:table-cell>
          <table:table-cell office:value-type="float" office:value="1031011">
            <text:p>1031011</text:p>
          </table:table-cell>
          <table:table-cell office:value-type="string">
            <text:p>01031011</text:p>
          </table:table-cell>
          <table:table-cell office:value-type="string">
            <text:p>Mepeone (Nakira)</text:p>
          </table:table-cell>
          <table:table-cell office:value-type="float" office:value="12">
            <text:p>12</text:p>
          </table:table-cell>
          <table:table-cell office:value-type="string">
            <text:p>NU-148</text:p>
          </table:table-cell>
          <table:table-cell office:value-type="float" office:value="-15.7533">
            <text:p>-15.753300</text:p>
          </table:table-cell>
          <table:table-cell office:value-type="float" office:value="39.9905">
            <text:p>39.990500</text:p>
          </table:table-cell>
          <table:table-cell table:number-columns-repeated="10"/>
          <table:table-cell table:formula="of:=VLOOKUP([.I370];[NE.$F$2:.$Q$160];2;0)" office:value-type="float" office:value="60">
            <text:p>60</text:p>
          </table:table-cell>
          <table:table-cell office:value-type="float" office:value="60">
            <text:p>60</text:p>
          </table:table-cell>
          <table:table-cell table:number-columns-repeated="234"/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US-MOZ-00370</text:p>
          </table:table-cell>
          <table:table-cell office:value-type="float" office:value="1031010">
            <text:p>1031010</text:p>
          </table:table-cell>
          <table:table-cell office:value-type="string">
            <text:p>01031010</text:p>
          </table:table-cell>
          <table:table-cell office:value-type="string">
            <text:p>Nakakana</text:p>
          </table:table-cell>
          <table:table-cell office:value-type="float" office:value="12">
            <text:p>12</text:p>
          </table:table-cell>
          <table:table-cell office:value-type="string">
            <text:p>NU-148</text:p>
          </table:table-cell>
          <table:table-cell office:value-type="float" office:value="-15.66054">
            <text:p>-15.660540</text:p>
          </table:table-cell>
          <table:table-cell office:value-type="float" office:value="40.145273">
            <text:p>40.145273</text:p>
          </table:table-cell>
          <table:table-cell table:number-columns-repeated="10"/>
          <table:table-cell table:formula="of:=VLOOKUP([.I371];[NE.$F$2:.$Q$160];2;0)" office:value-type="float" office:value="60">
            <text:p>60</text:p>
          </table:table-cell>
          <table:table-cell office:value-type="float" office:value="60">
            <text:p>60</text:p>
          </table:table-cell>
          <table:table-cell table:number-columns-repeated="234"/>
        </table:table-row>
        <table:table-row table:style-name="ro2">
          <table:table-cell office:value-type="float" office:value="371">
            <text:p>37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US-MOZ-00371</text:p>
          </table:table-cell>
          <table:table-cell office:value-type="float" office:value="1031013">
            <text:p>1031013</text:p>
          </table:table-cell>
          <table:table-cell office:value-type="string">
            <text:p>01031013</text:p>
          </table:table-cell>
          <table:table-cell office:value-type="string">
            <text:p>Xa-Selemane</text:p>
          </table:table-cell>
          <table:table-cell office:value-type="float" office:value="12">
            <text:p>12</text:p>
          </table:table-cell>
          <table:table-cell office:value-type="string">
            <text:p>NU-148</text:p>
          </table:table-cell>
          <table:table-cell office:value-type="float" office:value="-15.5478">
            <text:p>-15.547800</text:p>
          </table:table-cell>
          <table:table-cell office:value-type="float" office:value="40.4161">
            <text:p>40.416100</text:p>
          </table:table-cell>
          <table:table-cell table:number-columns-repeated="10"/>
          <table:table-cell table:formula="of:=VLOOKUP([.I372];[NE.$F$2:.$Q$160];2;0)" office:value-type="float" office:value="60">
            <text:p>60</text:p>
          </table:table-cell>
          <table:table-cell office:value-type="float" office:value="60">
            <text:p>60</text:p>
          </table:table-cell>
          <table:table-cell table:number-columns-repeated="234"/>
        </table:table-row>
        <table:table-row table:style-name="ro2">
          <table:table-cell office:value-type="float" office:value="372">
            <text:p>37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US-MOZ-00372</text:p>
          </table:table-cell>
          <table:table-cell office:value-type="float" office:value="1031009">
            <text:p>1031009</text:p>
          </table:table-cell>
          <table:table-cell office:value-type="string">
            <text:p>01031009</text:p>
          </table:table-cell>
          <table:table-cell office:value-type="string">
            <text:p>Quixaxe</text:p>
          </table:table-cell>
          <table:table-cell office:value-type="float" office:value="12">
            <text:p>12</text:p>
          </table:table-cell>
          <table:table-cell office:value-type="string">
            <text:p>NU-148</text:p>
          </table:table-cell>
          <table:table-cell office:value-type="float" office:value="-15.2872">
            <text:p>-15.287200</text:p>
          </table:table-cell>
          <table:table-cell office:value-type="float" office:value="40.1139">
            <text:p>40.113900</text:p>
          </table:table-cell>
          <table:table-cell table:number-columns-repeated="10"/>
          <table:table-cell table:formula="of:=VLOOKUP([.I373];[NE.$F$2:.$Q$160];2;0)" office:value-type="float" office:value="60">
            <text:p>60</text:p>
          </table:table-cell>
          <table:table-cell office:value-type="float" office:value="60">
            <text:p>60</text:p>
          </table:table-cell>
          <table:table-cell table:number-columns-repeated="234"/>
        </table:table-row>
        <table:table-row table:style-name="ro2">
          <table:table-cell office:value-type="float" office:value="373">
            <text:p>37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US-MOZ-00373</text:p>
          </table:table-cell>
          <table:table-cell office:value-type="float" office:value="1031008">
            <text:p>1031008</text:p>
          </table:table-cell>
          <table:table-cell office:value-type="string">
            <text:p>01031008</text:p>
          </table:table-cell>
          <table:table-cell office:value-type="string">
            <text:p>Quinga</text:p>
          </table:table-cell>
          <table:table-cell office:value-type="float" office:value="12">
            <text:p>12</text:p>
          </table:table-cell>
          <table:table-cell office:value-type="string">
            <text:p>NU-148</text:p>
          </table:table-cell>
          <table:table-cell office:value-type="float" office:value="-15.825">
            <text:p>-15.825000</text:p>
          </table:table-cell>
          <table:table-cell office:value-type="float" office:value="40.2256">
            <text:p>40.225600</text:p>
          </table:table-cell>
          <table:table-cell table:number-columns-repeated="10"/>
          <table:table-cell table:formula="of:=VLOOKUP([.I374];[NE.$F$2:.$Q$160];2;0)" office:value-type="float" office:value="60">
            <text:p>60</text:p>
          </table:table-cell>
          <table:table-cell office:value-type="float" office:value="60">
            <text:p>60</text:p>
          </table:table-cell>
          <table:table-cell table:number-columns-repeated="234"/>
        </table:table-row>
        <table:table-row table:style-name="ro2">
          <table:table-cell office:value-type="float" office:value="374">
            <text:p>37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US-MOZ-00374</text:p>
          </table:table-cell>
          <table:table-cell office:value-type="float" office:value="1031007">
            <text:p>1031007</text:p>
          </table:table-cell>
          <table:table-cell office:value-type="string">
            <text:p>01031007</text:p>
          </table:table-cell>
          <table:table-cell office:value-type="string">
            <text:p>Namige</text:p>
          </table:table-cell>
          <table:table-cell office:value-type="float" office:value="11">
            <text:p>11</text:p>
          </table:table-cell>
          <table:table-cell office:value-type="string">
            <text:p>NU-148</text:p>
          </table:table-cell>
          <table:table-cell office:value-type="float" office:value="-15.5686">
            <text:p>-15.568600</text:p>
          </table:table-cell>
          <table:table-cell office:value-type="float" office:value="40.4089">
            <text:p>40.408900</text:p>
          </table:table-cell>
          <table:table-cell table:number-columns-repeated="10"/>
          <table:table-cell table:formula="of:=VLOOKUP([.I375];[NE.$F$2:.$Q$160];2;0)" office:value-type="float" office:value="60">
            <text:p>60</text:p>
          </table:table-cell>
          <table:table-cell office:value-type="float" office:value="60">
            <text:p>60</text:p>
          </table:table-cell>
          <table:table-cell table:number-columns-repeated="234"/>
        </table:table-row>
        <table:table-row table:style-name="ro2">
          <table:table-cell office:value-type="float" office:value="375">
            <text:p>37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US-MOZ-00375</text:p>
          </table:table-cell>
          <table:table-cell office:value-type="float" office:value="1031006">
            <text:p>1031006</text:p>
          </table:table-cell>
          <table:table-cell office:value-type="string">
            <text:p>01031006</text:p>
          </table:table-cell>
          <table:table-cell office:value-type="string">
            <text:p>Liupo</text:p>
          </table:table-cell>
          <table:table-cell office:value-type="float" office:value="11">
            <text:p>11</text:p>
          </table:table-cell>
          <table:table-cell office:value-type="string">
            <text:p>NU-148</text:p>
          </table:table-cell>
          <table:table-cell office:value-type="float" office:value="-15.708847">
            <text:p>-15.708847</text:p>
          </table:table-cell>
          <table:table-cell office:value-type="float" office:value="40.125303">
            <text:p>40.125303</text:p>
          </table:table-cell>
          <table:table-cell table:number-columns-repeated="10"/>
          <table:table-cell table:formula="of:=VLOOKUP([.I376];[NE.$F$2:.$Q$160];2;0)" office:value-type="float" office:value="60">
            <text:p>60</text:p>
          </table:table-cell>
          <table:table-cell office:value-type="float" office:value="60">
            <text:p>60</text:p>
          </table:table-cell>
          <table:table-cell table:number-columns-repeated="234"/>
        </table:table-row>
        <table:table-row table:style-name="ro2">
          <table:table-cell office:value-type="float" office:value="376">
            <text:p>37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US-MOZ-00376</text:p>
          </table:table-cell>
          <table:table-cell office:value-type="float" office:value="1031012">
            <text:p>1031012</text:p>
          </table:table-cell>
          <table:table-cell office:value-type="string">
            <text:p>01031012</text:p>
          </table:table-cell>
          <table:table-cell office:value-type="string">
            <text:p>Radanamaga=Perequexo</text:p>
          </table:table-cell>
          <table:table-cell office:value-type="float" office:value="12">
            <text:p>12</text:p>
          </table:table-cell>
          <table:table-cell office:value-type="string">
            <text:p>NU-148</text:p>
          </table:table-cell>
          <table:table-cell office:value-type="float" office:value="-15.1597">
            <text:p>-15.159700</text:p>
          </table:table-cell>
          <table:table-cell office:value-type="float" office:value="40.198">
            <text:p>40.198000</text:p>
          </table:table-cell>
          <table:table-cell table:number-columns-repeated="10"/>
          <table:table-cell table:formula="of:=VLOOKUP([.I377];[NE.$F$2:.$Q$160];2;0)" office:value-type="float" office:value="60">
            <text:p>60</text:p>
          </table:table-cell>
          <table:table-cell office:value-type="float" office:value="60">
            <text:p>60</text:p>
          </table:table-cell>
          <table:table-cell table:number-columns-repeated="234"/>
        </table:table-row>
        <table:table-row table:style-name="ro2">
          <table:table-cell office:value-type="float" office:value="377">
            <text:p>37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US-MOZ-00377</text:p>
          </table:table-cell>
          <table:table-cell office:value-type="float" office:value="1031014">
            <text:p>1031014</text:p>
          </table:table-cell>
          <table:table-cell office:value-type="string">
            <text:p>01031014</text:p>
          </table:table-cell>
          <table:table-cell office:value-type="string">
            <text:p>Xa-Momade</text:p>
          </table:table-cell>
          <table:table-cell office:value-type="float" office:value="11">
            <text:p>11</text:p>
          </table:table-cell>
          <table:table-cell office:value-type="string">
            <text:p>NU-148</text:p>
          </table:table-cell>
          <table:table-cell office:value-type="float" office:value="-15.688765">
            <text:p>-15.688765</text:p>
          </table:table-cell>
          <table:table-cell office:value-type="float" office:value="40.13918">
            <text:p>40.139180</text:p>
          </table:table-cell>
          <table:table-cell table:number-columns-repeated="10"/>
          <table:table-cell table:formula="of:=VLOOKUP([.I378];[NE.$F$2:.$Q$160];2;0)" office:value-type="float" office:value="60">
            <text:p>60</text:p>
          </table:table-cell>
          <table:table-cell office:value-type="float" office:value="60">
            <text:p>60</text:p>
          </table:table-cell>
          <table:table-cell table:number-columns-repeated="234"/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US-MOZ-00378</text:p>
          </table:table-cell>
          <table:table-cell office:value-type="float" office:value="1031111">
            <text:p>1031111</text:p>
          </table:table-cell>
          <table:table-cell office:value-type="string">
            <text:p>01031111</text:p>
          </table:table-cell>
          <table:table-cell office:value-type="string">
            <text:p>Mecutamala</text:p>
          </table:table-cell>
          <table:table-cell office:value-type="float" office:value="13">
            <text:p>13</text:p>
          </table:table-cell>
          <table:table-cell office:value-type="string">
            <text:p>NU-149</text:p>
          </table:table-cell>
          <table:table-cell office:value-type="float" office:value="-15.6711">
            <text:p>-15.671100</text:p>
          </table:table-cell>
          <table:table-cell office:value-type="float" office:value="39.46">
            <text:p>39.460000</text:p>
          </table:table-cell>
          <table:table-cell table:number-columns-repeated="10"/>
          <table:table-cell table:formula="of:=VLOOKUP([.I379];[NE.$F$2:.$Q$160];2;0)" office:value-type="float" office:value="61">
            <text:p>61</text:p>
          </table:table-cell>
          <table:table-cell office:value-type="float" office:value="61">
            <text:p>61</text:p>
          </table:table-cell>
          <table:table-cell table:number-columns-repeated="234"/>
        </table:table-row>
        <table:table-row table:style-name="ro2">
          <table:table-cell office:value-type="float" office:value="379">
            <text:p>37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US-MOZ-00379</text:p>
          </table:table-cell>
          <table:table-cell office:value-type="float" office:value="1031110">
            <text:p>1031110</text:p>
          </table:table-cell>
          <table:table-cell office:value-type="string">
            <text:p>01031110</text:p>
          </table:table-cell>
          <table:table-cell office:value-type="string">
            <text:p>Nanhupo Rio</text:p>
          </table:table-cell>
          <table:table-cell office:value-type="float" office:value="12">
            <text:p>12</text:p>
          </table:table-cell>
          <table:table-cell office:value-type="string">
            <text:p>NU-149</text:p>
          </table:table-cell>
          <table:table-cell office:value-type="float" office:value="-15.9647">
            <text:p>-15.964700</text:p>
          </table:table-cell>
          <table:table-cell office:value-type="float" office:value="39.5117">
            <text:p>39.511700</text:p>
          </table:table-cell>
          <table:table-cell table:number-columns-repeated="10"/>
          <table:table-cell table:formula="of:=VLOOKUP([.I380];[NE.$F$2:.$Q$160];2;0)" office:value-type="float" office:value="61">
            <text:p>61</text:p>
          </table:table-cell>
          <table:table-cell office:value-type="float" office:value="61">
            <text:p>61</text:p>
          </table:table-cell>
          <table:table-cell table:number-columns-repeated="234"/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US-MOZ-00380</text:p>
          </table:table-cell>
          <table:table-cell office:value-type="float" office:value="1031109">
            <text:p>1031109</text:p>
          </table:table-cell>
          <table:table-cell office:value-type="string">
            <text:p>01031109</text:p>
          </table:table-cell>
          <table:table-cell office:value-type="string">
            <text:p>Muatua</text:p>
          </table:table-cell>
          <table:table-cell office:value-type="float" office:value="12">
            <text:p>12</text:p>
          </table:table-cell>
          <table:table-cell office:value-type="string">
            <text:p>NU-149</text:p>
          </table:table-cell>
          <table:table-cell office:value-type="float" office:value="-15.7195">
            <text:p>-15.719500</text:p>
          </table:table-cell>
          <table:table-cell office:value-type="float" office:value="39.6936">
            <text:p>39.693600</text:p>
          </table:table-cell>
          <table:table-cell table:number-columns-repeated="10"/>
          <table:table-cell table:formula="of:=VLOOKUP([.I381];[NE.$F$2:.$Q$160];2;0)" office:value-type="float" office:value="61">
            <text:p>61</text:p>
          </table:table-cell>
          <table:table-cell office:value-type="float" office:value="61">
            <text:p>61</text:p>
          </table:table-cell>
          <table:table-cell table:number-columns-repeated="234"/>
        </table:table-row>
        <table:table-row table:style-name="ro2">
          <table:table-cell office:value-type="float" office:value="381">
            <text:p>38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US-MOZ-00381</text:p>
          </table:table-cell>
          <table:table-cell office:value-type="float" office:value="1031108">
            <text:p>1031108</text:p>
          </table:table-cell>
          <table:table-cell office:value-type="string">
            <text:p>01031108</text:p>
          </table:table-cell>
          <table:table-cell office:value-type="string">
            <text:p>Iuluti</text:p>
          </table:table-cell>
          <table:table-cell office:value-type="float" office:value="12">
            <text:p>12</text:p>
          </table:table-cell>
          <table:table-cell office:value-type="string">
            <text:p>NU-149</text:p>
          </table:table-cell>
          <table:table-cell office:value-type="float" office:value="-15.8352">
            <text:p>-15.835200</text:p>
          </table:table-cell>
          <table:table-cell office:value-type="float" office:value="38.9725">
            <text:p>38.972500</text:p>
          </table:table-cell>
          <table:table-cell table:number-columns-repeated="10"/>
          <table:table-cell table:formula="of:=VLOOKUP([.I382];[NE.$F$2:.$Q$160];2;0)" office:value-type="float" office:value="61">
            <text:p>61</text:p>
          </table:table-cell>
          <table:table-cell office:value-type="float" office:value="61">
            <text:p>61</text:p>
          </table:table-cell>
          <table:table-cell table:number-columns-repeated="234"/>
        </table:table-row>
        <table:table-row table:style-name="ro2">
          <table:table-cell office:value-type="float" office:value="382">
            <text:p>38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US-MOZ-00382</text:p>
          </table:table-cell>
          <table:table-cell office:value-type="float" office:value="1031107">
            <text:p>1031107</text:p>
          </table:table-cell>
          <table:table-cell office:value-type="string">
            <text:p>01031107</text:p>
          </table:table-cell>
          <table:table-cell office:value-type="string">
            <text:p>Calipo</text:p>
          </table:table-cell>
          <table:table-cell office:value-type="float" office:value="12">
            <text:p>12</text:p>
          </table:table-cell>
          <table:table-cell office:value-type="string">
            <text:p>NU-149</text:p>
          </table:table-cell>
          <table:table-cell office:value-type="float" office:value="-15.6239">
            <text:p>-15.623900</text:p>
          </table:table-cell>
          <table:table-cell office:value-type="float" office:value="39.1019">
            <text:p>39.101900</text:p>
          </table:table-cell>
          <table:table-cell table:number-columns-repeated="10"/>
          <table:table-cell table:formula="of:=VLOOKUP([.I383];[NE.$F$2:.$Q$160];2;0)" office:value-type="float" office:value="61">
            <text:p>61</text:p>
          </table:table-cell>
          <table:table-cell office:value-type="float" office:value="61">
            <text:p>61</text:p>
          </table:table-cell>
          <table:table-cell table:number-columns-repeated="234"/>
        </table:table-row>
        <table:table-row table:style-name="ro2">
          <table:table-cell office:value-type="float" office:value="383">
            <text:p>38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US-MOZ-00383</text:p>
          </table:table-cell>
          <table:table-cell office:value-type="float" office:value="1031106">
            <text:p>1031106</text:p>
          </table:table-cell>
          <table:table-cell office:value-type="string">
            <text:p>01031106</text:p>
          </table:table-cell>
          <table:table-cell office:value-type="string">
            <text:p>Nametil</text:p>
          </table:table-cell>
          <table:table-cell office:value-type="float" office:value="12">
            <text:p>12</text:p>
          </table:table-cell>
          <table:table-cell office:value-type="string">
            <text:p>NU-149</text:p>
          </table:table-cell>
          <table:table-cell office:value-type="float" office:value="-15.7089">
            <text:p>-15.708900</text:p>
          </table:table-cell>
          <table:table-cell office:value-type="float" office:value="39.3378">
            <text:p>39.337800</text:p>
          </table:table-cell>
          <table:table-cell table:number-columns-repeated="10"/>
          <table:table-cell table:formula="of:=VLOOKUP([.I384];[NE.$F$2:.$Q$160];2;0)" office:value-type="float" office:value="61">
            <text:p>61</text:p>
          </table:table-cell>
          <table:table-cell office:value-type="float" office:value="61">
            <text:p>61</text:p>
          </table:table-cell>
          <table:table-cell table:number-columns-repeated="234"/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US-MOZ-00384</text:p>
          </table:table-cell>
          <table:table-cell office:value-type="float" office:value="1031112">
            <text:p>1031112</text:p>
          </table:table-cell>
          <table:table-cell office:value-type="string">
            <text:p>01031112</text:p>
          </table:table-cell>
          <table:table-cell office:value-type="string">
            <text:p>Murrirrimue</text:p>
          </table:table-cell>
          <table:table-cell office:value-type="float" office:value="12">
            <text:p>12</text:p>
          </table:table-cell>
          <table:table-cell office:value-type="string">
            <text:p>NU-149</text:p>
          </table:table-cell>
          <table:table-cell office:value-type="float" office:value="-15.8833">
            <text:p>-15.883300</text:p>
          </table:table-cell>
          <table:table-cell office:value-type="float" office:value="39.0714">
            <text:p>39.071400</text:p>
          </table:table-cell>
          <table:table-cell table:number-columns-repeated="10"/>
          <table:table-cell table:formula="of:=VLOOKUP([.I385];[NE.$F$2:.$Q$160];2;0)" office:value-type="float" office:value="61">
            <text:p>61</text:p>
          </table:table-cell>
          <table:table-cell office:value-type="float" office:value="61">
            <text:p>61</text:p>
          </table:table-cell>
          <table:table-cell table:number-columns-repeated="234"/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US-MOZ-00385</text:p>
          </table:table-cell>
          <table:table-cell office:value-type="float" office:value="1031213">
            <text:p>1031213</text:p>
          </table:table-cell>
          <table:table-cell office:value-type="string">
            <text:p>01031213</text:p>
          </table:table-cell>
          <table:table-cell office:value-type="string">
            <text:p>Metil</text:p>
          </table:table-cell>
          <table:table-cell office:value-type="float" office:value="13">
            <text:p>13</text:p>
          </table:table-cell>
          <table:table-cell office:value-type="string">
            <text:p>NU-150</text:p>
          </table:table-cell>
          <table:table-cell office:value-type="float" office:value="-16.4072">
            <text:p>-16.407200</text:p>
          </table:table-cell>
          <table:table-cell office:value-type="float" office:value="39.0364">
            <text:p>39.036400</text:p>
          </table:table-cell>
          <table:table-cell table:number-columns-repeated="10"/>
          <table:table-cell table:formula="of:=VLOOKUP([.I386];[NE.$F$2:.$Q$160];2;0)" office:value-type="float" office:value="62">
            <text:p>62</text:p>
          </table:table-cell>
          <table:table-cell office:value-type="float" office:value="62">
            <text:p>62</text:p>
          </table:table-cell>
          <table:table-cell table:number-columns-repeated="234"/>
        </table:table-row>
        <table:table-row table:style-name="ro2">
          <table:table-cell office:value-type="float" office:value="386">
            <text:p>38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US-MOZ-00386</text:p>
          </table:table-cell>
          <table:table-cell office:value-type="float" office:value="1031206">
            <text:p>1031206</text:p>
          </table:table-cell>
          <table:table-cell office:value-type="string">
            <text:p>01031206</text:p>
          </table:table-cell>
          <table:table-cell office:value-type="string">
            <text:p>Moma</text:p>
          </table:table-cell>
          <table:table-cell office:value-type="float" office:value="6">
            <text:p>6</text:p>
          </table:table-cell>
          <table:table-cell office:value-type="string">
            <text:p>NU-150</text:p>
          </table:table-cell>
          <table:table-cell office:value-type="float" office:value="-16.7625">
            <text:p>-16.762500</text:p>
          </table:table-cell>
          <table:table-cell office:value-type="float" office:value="39.2228">
            <text:p>39.222800</text:p>
          </table:table-cell>
          <table:table-cell table:number-columns-repeated="10"/>
          <table:table-cell table:formula="of:=VLOOKUP([.I387];[NE.$F$2:.$Q$160];2;0)" office:value-type="float" office:value="62">
            <text:p>62</text:p>
          </table:table-cell>
          <table:table-cell office:value-type="float" office:value="62">
            <text:p>62</text:p>
          </table:table-cell>
          <table:table-cell table:number-columns-repeated="234"/>
        </table:table-row>
        <table:table-row table:style-name="ro2">
          <table:table-cell office:value-type="float" office:value="387">
            <text:p>38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US-MOZ-00387</text:p>
          </table:table-cell>
          <table:table-cell office:value-type="float" office:value="1031207">
            <text:p>1031207</text:p>
          </table:table-cell>
          <table:table-cell office:value-type="string">
            <text:p>01031207</text:p>
          </table:table-cell>
          <table:table-cell office:value-type="string">
            <text:p>Chalaua</text:p>
          </table:table-cell>
          <table:table-cell office:value-type="float" office:value="11">
            <text:p>11</text:p>
          </table:table-cell>
          <table:table-cell office:value-type="string">
            <text:p>NU-150</text:p>
          </table:table-cell>
          <table:table-cell office:value-type="float" office:value="-16.0914">
            <text:p>-16.091400</text:p>
          </table:table-cell>
          <table:table-cell office:value-type="float" office:value="39.1581">
            <text:p>39.158100</text:p>
          </table:table-cell>
          <table:table-cell table:number-columns-repeated="10"/>
          <table:table-cell table:formula="of:=VLOOKUP([.I388];[NE.$F$2:.$Q$160];2;0)" office:value-type="float" office:value="62">
            <text:p>62</text:p>
          </table:table-cell>
          <table:table-cell office:value-type="float" office:value="62">
            <text:p>62</text:p>
          </table:table-cell>
          <table:table-cell table:number-columns-repeated="234"/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US-MOZ-00388</text:p>
          </table:table-cell>
          <table:table-cell office:value-type="float" office:value="1031208">
            <text:p>1031208</text:p>
          </table:table-cell>
          <table:table-cell office:value-type="string">
            <text:p>01031208</text:p>
          </table:table-cell>
          <table:table-cell office:value-type="string">
            <text:p>Briganha</text:p>
          </table:table-cell>
          <table:table-cell office:value-type="float" office:value="12">
            <text:p>12</text:p>
          </table:table-cell>
          <table:table-cell office:value-type="string">
            <text:p>NU-150</text:p>
          </table:table-cell>
          <table:table-cell office:value-type="float" office:value="-16.7111">
            <text:p>-16.711100</text:p>
          </table:table-cell>
          <table:table-cell office:value-type="float" office:value="39.3189">
            <text:p>39.318900</text:p>
          </table:table-cell>
          <table:table-cell table:number-columns-repeated="10"/>
          <table:table-cell table:formula="of:=VLOOKUP([.I389];[NE.$F$2:.$Q$160];2;0)" office:value-type="float" office:value="62">
            <text:p>62</text:p>
          </table:table-cell>
          <table:table-cell office:value-type="float" office:value="62">
            <text:p>62</text:p>
          </table:table-cell>
          <table:table-cell table:number-columns-repeated="234"/>
        </table:table-row>
        <table:table-row table:style-name="ro2">
          <table:table-cell office:value-type="float" office:value="389">
            <text:p>38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US-MOZ-00389</text:p>
          </table:table-cell>
          <table:table-cell office:value-type="float" office:value="1031209">
            <text:p>1031209</text:p>
          </table:table-cell>
          <table:table-cell office:value-type="string">
            <text:p>01031209</text:p>
          </table:table-cell>
          <table:table-cell office:value-type="string">
            <text:p>Guarneia</text:p>
          </table:table-cell>
          <table:table-cell office:value-type="float" office:value="12">
            <text:p>12</text:p>
          </table:table-cell>
          <table:table-cell office:value-type="string">
            <text:p>NU-150</text:p>
          </table:table-cell>
          <table:table-cell office:value-type="float" office:value="-16.4802">
            <text:p>-16.480200</text:p>
          </table:table-cell>
          <table:table-cell office:value-type="float" office:value="39.7174">
            <text:p>39.717400</text:p>
          </table:table-cell>
          <table:table-cell table:number-columns-repeated="10"/>
          <table:table-cell table:formula="of:=VLOOKUP([.I390];[NE.$F$2:.$Q$160];2;0)" office:value-type="float" office:value="62">
            <text:p>62</text:p>
          </table:table-cell>
          <table:table-cell office:value-type="float" office:value="62">
            <text:p>62</text:p>
          </table:table-cell>
          <table:table-cell table:number-columns-repeated="234"/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US-MOZ-00390</text:p>
          </table:table-cell>
          <table:table-cell office:value-type="float" office:value="1031210">
            <text:p>1031210</text:p>
          </table:table-cell>
          <table:table-cell office:value-type="string">
            <text:p>01031210</text:p>
          </table:table-cell>
          <table:table-cell office:value-type="string">
            <text:p>Larde</text:p>
          </table:table-cell>
          <table:table-cell office:value-type="float" office:value="12">
            <text:p>12</text:p>
          </table:table-cell>
          <table:table-cell office:value-type="string">
            <text:p>NU-150</text:p>
          </table:table-cell>
          <table:table-cell office:value-type="float" office:value="-16.4781">
            <text:p>-16.478100</text:p>
          </table:table-cell>
          <table:table-cell office:value-type="float" office:value="39.715">
            <text:p>39.715000</text:p>
          </table:table-cell>
          <table:table-cell table:number-columns-repeated="10"/>
          <table:table-cell table:formula="of:=VLOOKUP([.I391];[NE.$F$2:.$Q$160];2;0)" office:value-type="float" office:value="62">
            <text:p>62</text:p>
          </table:table-cell>
          <table:table-cell office:value-type="float" office:value="62">
            <text:p>62</text:p>
          </table:table-cell>
          <table:table-cell table:number-columns-repeated="234"/>
        </table:table-row>
        <table:table-row table:style-name="ro2">
          <table:table-cell office:value-type="float" office:value="391">
            <text:p>39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US-MOZ-00391</text:p>
          </table:table-cell>
          <table:table-cell office:value-type="float" office:value="1031214">
            <text:p>1031214</text:p>
          </table:table-cell>
          <table:table-cell office:value-type="string">
            <text:p>01031214</text:p>
          </table:table-cell>
          <table:table-cell office:value-type="string">
            <text:p>Nambilane</text:p>
          </table:table-cell>
          <table:table-cell office:value-type="float" office:value="13">
            <text:p>13</text:p>
          </table:table-cell>
          <table:table-cell office:value-type="string">
            <text:p>NU-150</text:p>
          </table:table-cell>
          <table:table-cell office:value-type="float" office:value="-16.4139">
            <text:p>-16.413900</text:p>
          </table:table-cell>
          <table:table-cell office:value-type="float" office:value="39.4278">
            <text:p>39.427800</text:p>
          </table:table-cell>
          <table:table-cell table:number-columns-repeated="10"/>
          <table:table-cell table:formula="of:=VLOOKUP([.I392];[NE.$F$2:.$Q$160];2;0)" office:value-type="float" office:value="62">
            <text:p>62</text:p>
          </table:table-cell>
          <table:table-cell office:value-type="float" office:value="62">
            <text:p>62</text:p>
          </table:table-cell>
          <table:table-cell table:number-columns-repeated="234"/>
        </table:table-row>
        <table:table-row table:style-name="ro2">
          <table:table-cell office:value-type="float" office:value="392">
            <text:p>39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US-MOZ-00392</text:p>
          </table:table-cell>
          <table:table-cell office:value-type="float" office:value="1031215">
            <text:p>1031215</text:p>
          </table:table-cell>
          <table:table-cell office:value-type="string">
            <text:p>01031215</text:p>
          </table:table-cell>
          <table:table-cell office:value-type="string">
            <text:p>Pilivili</text:p>
          </table:table-cell>
          <table:table-cell office:value-type="float" office:value="12">
            <text:p>12</text:p>
          </table:table-cell>
          <table:table-cell office:value-type="string">
            <text:p>NU-150</text:p>
          </table:table-cell>
          <table:table-cell office:value-type="float" office:value="-16.6392">
            <text:p>-16.639200</text:p>
          </table:table-cell>
          <table:table-cell office:value-type="float" office:value="39.4961">
            <text:p>39.496100</text:p>
          </table:table-cell>
          <table:table-cell table:number-columns-repeated="10"/>
          <table:table-cell table:formula="of:=VLOOKUP([.I393];[NE.$F$2:.$Q$160];2;0)" office:value-type="float" office:value="62">
            <text:p>62</text:p>
          </table:table-cell>
          <table:table-cell office:value-type="float" office:value="62">
            <text:p>62</text:p>
          </table:table-cell>
          <table:table-cell table:number-columns-repeated="234"/>
        </table:table-row>
        <table:table-row table:style-name="ro2">
          <table:table-cell office:value-type="float" office:value="393">
            <text:p>39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US-MOZ-00393</text:p>
          </table:table-cell>
          <table:table-cell office:value-type="float" office:value="1031216">
            <text:p>1031216</text:p>
          </table:table-cell>
          <table:table-cell office:value-type="string">
            <text:p>01031216</text:p>
          </table:table-cell>
          <table:table-cell office:value-type="string">
            <text:p>Savara</text:p>
          </table:table-cell>
          <table:table-cell office:value-type="float" office:value="13">
            <text:p>13</text:p>
          </table:table-cell>
          <table:table-cell office:value-type="string">
            <text:p>NU-150</text:p>
          </table:table-cell>
          <table:table-cell office:value-type="float" office:value="-16.5639">
            <text:p>-16.563900</text:p>
          </table:table-cell>
          <table:table-cell office:value-type="float" office:value="39.0775">
            <text:p>39.077500</text:p>
          </table:table-cell>
          <table:table-cell table:number-columns-repeated="10"/>
          <table:table-cell table:formula="of:=VLOOKUP([.I394];[NE.$F$2:.$Q$160];2;0)" office:value-type="float" office:value="62">
            <text:p>62</text:p>
          </table:table-cell>
          <table:table-cell office:value-type="float" office:value="62">
            <text:p>62</text:p>
          </table:table-cell>
          <table:table-cell table:number-columns-repeated="234"/>
        </table:table-row>
        <table:table-row table:style-name="ro2">
          <table:table-cell office:value-type="float" office:value="394">
            <text:p>39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US-MOZ-00394</text:p>
          </table:table-cell>
          <table:table-cell office:value-type="float" office:value="1031217">
            <text:p>1031217</text:p>
          </table:table-cell>
          <table:table-cell office:value-type="string">
            <text:p>01031217</text:p>
          </table:table-cell>
          <table:table-cell office:value-type="string">
            <text:p>Uala</text:p>
          </table:table-cell>
          <table:table-cell office:value-type="float" office:value="13">
            <text:p>13</text:p>
          </table:table-cell>
          <table:table-cell office:value-type="string">
            <text:p>NU-150</text:p>
          </table:table-cell>
          <table:table-cell office:value-type="float" office:value="-16.4256">
            <text:p>-16.425600</text:p>
          </table:table-cell>
          <table:table-cell office:value-type="float" office:value="39.2197">
            <text:p>39.219700</text:p>
          </table:table-cell>
          <table:table-cell table:number-columns-repeated="10"/>
          <table:table-cell table:formula="of:=VLOOKUP([.I395];[NE.$F$2:.$Q$160];2;0)" office:value-type="float" office:value="62">
            <text:p>62</text:p>
          </table:table-cell>
          <table:table-cell office:value-type="float" office:value="62">
            <text:p>62</text:p>
          </table:table-cell>
          <table:table-cell table:number-columns-repeated="234"/>
        </table:table-row>
        <table:table-row table:style-name="ro2">
          <table:table-cell office:value-type="float" office:value="395">
            <text:p>39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US-MOZ-00395</text:p>
          </table:table-cell>
          <table:table-cell office:value-type="float" office:value="1031218">
            <text:p>1031218</text:p>
          </table:table-cell>
          <table:table-cell office:value-type="string">
            <text:p>01031218</text:p>
          </table:table-cell>
          <table:table-cell office:value-type="string">
            <text:p>Micane</text:p>
          </table:table-cell>
          <table:table-cell office:value-type="float" office:value="12">
            <text:p>12</text:p>
          </table:table-cell>
          <table:table-cell office:value-type="string">
            <text:p>NU-150</text:p>
          </table:table-cell>
          <table:table-cell office:value-type="float" office:value="-16.400902">
            <text:p>-16.400902</text:p>
          </table:table-cell>
          <table:table-cell office:value-type="float" office:value="39.237616">
            <text:p>39.237616</text:p>
          </table:table-cell>
          <table:table-cell table:number-columns-repeated="10"/>
          <table:table-cell table:formula="of:=VLOOKUP([.I396];[NE.$F$2:.$Q$160];2;0)" office:value-type="float" office:value="62">
            <text:p>62</text:p>
          </table:table-cell>
          <table:table-cell office:value-type="float" office:value="62">
            <text:p>62</text:p>
          </table:table-cell>
          <table:table-cell table:number-columns-repeated="234"/>
        </table:table-row>
        <table:table-row table:style-name="ro2">
          <table:table-cell office:value-type="float" office:value="396">
            <text:p>39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US-MOZ-00396</text:p>
          </table:table-cell>
          <table:table-cell office:value-type="float" office:value="1031220">
            <text:p>1031220</text:p>
          </table:table-cell>
          <table:table-cell office:value-type="string">
            <text:p>01031220</text:p>
          </table:table-cell>
          <table:table-cell office:value-type="string">
            <text:p>Marrupanama</text:p>
          </table:table-cell>
          <table:table-cell office:value-type="float" office:value="12">
            <text:p>12</text:p>
          </table:table-cell>
          <table:table-cell office:value-type="string">
            <text:p>NU-150</text:p>
          </table:table-cell>
          <table:table-cell table:style-name="ce14" office:value-type="float" office:value="-16.401046">
            <text:p>-16.401046</text:p>
          </table:table-cell>
          <table:table-cell table:style-name="ce14" office:value-type="float" office:value="39.237266">
            <text:p>39.237266</text:p>
          </table:table-cell>
          <table:table-cell table:number-columns-repeated="10"/>
          <table:table-cell table:formula="of:=VLOOKUP([.I397];[NE.$F$2:.$Q$160];2;0)" office:value-type="float" office:value="62">
            <text:p>62</text:p>
          </table:table-cell>
          <table:table-cell office:value-type="float" office:value="62">
            <text:p>62</text:p>
          </table:table-cell>
          <table:table-cell table:number-columns-repeated="234"/>
        </table:table-row>
        <table:table-row table:style-name="ro2">
          <table:table-cell office:value-type="float" office:value="397">
            <text:p>39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US-MOZ-00397</text:p>
          </table:table-cell>
          <table:table-cell office:value-type="float" office:value="1031211">
            <text:p>1031211</text:p>
          </table:table-cell>
          <table:table-cell office:value-type="string">
            <text:p>01031211</text:p>
          </table:table-cell>
          <table:table-cell office:value-type="string">
            <text:p>Ligonha (Mucoroge)</text:p>
          </table:table-cell>
          <table:table-cell office:value-type="float" office:value="12">
            <text:p>12</text:p>
          </table:table-cell>
          <table:table-cell office:value-type="string">
            <text:p>NU-150</text:p>
          </table:table-cell>
          <table:table-cell office:value-type="float" office:value="-16.8686">
            <text:p>-16.868600</text:p>
          </table:table-cell>
          <table:table-cell office:value-type="float" office:value="39.1372">
            <text:p>39.137200</text:p>
          </table:table-cell>
          <table:table-cell table:number-columns-repeated="10"/>
          <table:table-cell table:formula="of:=VLOOKUP([.I398];[NE.$F$2:.$Q$160];2;0)" office:value-type="float" office:value="62">
            <text:p>62</text:p>
          </table:table-cell>
          <table:table-cell office:value-type="float" office:value="62">
            <text:p>62</text:p>
          </table:table-cell>
          <table:table-cell table:number-columns-repeated="234"/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US-MOZ-00398</text:p>
          </table:table-cell>
          <table:table-cell office:value-type="float" office:value="1031219">
            <text:p>1031219</text:p>
          </table:table-cell>
          <table:table-cell office:value-type="string">
            <text:p>01031219</text:p>
          </table:table-cell>
          <table:table-cell office:value-type="string">
            <text:p>Mavuco</text:p>
          </table:table-cell>
          <table:table-cell office:value-type="float" office:value="11">
            <text:p>11</text:p>
          </table:table-cell>
          <table:table-cell office:value-type="string">
            <text:p>NU-150</text:p>
          </table:table-cell>
          <table:table-cell office:value-type="float" office:value="-16.491323">
            <text:p>-16.491323</text:p>
          </table:table-cell>
          <table:table-cell office:value-type="float" office:value="39.224231">
            <text:p>39.224231</text:p>
          </table:table-cell>
          <table:table-cell table:number-columns-repeated="10"/>
          <table:table-cell table:formula="of:=VLOOKUP([.I399];[NE.$F$2:.$Q$160];2;0)" office:value-type="float" office:value="62">
            <text:p>62</text:p>
          </table:table-cell>
          <table:table-cell office:value-type="float" office:value="62">
            <text:p>62</text:p>
          </table:table-cell>
          <table:table-cell table:number-columns-repeated="234"/>
        </table:table-row>
        <table:table-row table:style-name="ro2">
          <table:table-cell office:value-type="float" office:value="399">
            <text:p>39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US-MOZ-00399</text:p>
          </table:table-cell>
          <table:table-cell office:value-type="float" office:value="1031221">
            <text:p>1031221</text:p>
          </table:table-cell>
          <table:table-cell office:value-type="string">
            <text:p>01031221</text:p>
          </table:table-cell>
          <table:table-cell office:value-type="string">
            <text:p>Topuito</text:p>
          </table:table-cell>
          <table:table-cell office:value-type="float" office:value="12">
            <text:p>12</text:p>
          </table:table-cell>
          <table:table-cell office:value-type="string">
            <text:p>NU-150</text:p>
          </table:table-cell>
          <table:table-cell office:value-type="float" office:value="-16.423636">
            <text:p>-16.423636</text:p>
          </table:table-cell>
          <table:table-cell office:value-type="float" office:value="39.241813">
            <text:p>39.241813</text:p>
          </table:table-cell>
          <table:table-cell table:number-columns-repeated="10"/>
          <table:table-cell table:formula="of:=VLOOKUP([.I400];[NE.$F$2:.$Q$160];2;0)" office:value-type="float" office:value="62">
            <text:p>62</text:p>
          </table:table-cell>
          <table:table-cell office:value-type="float" office:value="62">
            <text:p>62</text:p>
          </table:table-cell>
          <table:table-cell table:number-columns-repeated="234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US-MOZ-00400</text:p>
          </table:table-cell>
          <table:table-cell office:value-type="float" office:value="1031320">
            <text:p>1031320</text:p>
          </table:table-cell>
          <table:table-cell office:value-type="string">
            <text:p>01031320</text:p>
          </table:table-cell>
          <table:table-cell office:value-type="string">
            <text:p>Napala</text:p>
          </table:table-cell>
          <table:table-cell office:value-type="float" office:value="13">
            <text:p>13</text:p>
          </table:table-cell>
          <table:table-cell office:value-type="string">
            <text:p>NU-151</text:p>
          </table:table-cell>
          <table:table-cell office:value-type="float" office:value="-14.803457">
            <text:p>-14.803457</text:p>
          </table:table-cell>
          <table:table-cell office:value-type="float" office:value="40.227124">
            <text:p>40.227124</text:p>
          </table:table-cell>
          <table:table-cell table:number-columns-repeated="10"/>
          <table:table-cell table:formula="of:=VLOOKUP([.I401];[NE.$F$2:.$Q$160];2;0)" office:value-type="float" office:value="63">
            <text:p>63</text:p>
          </table:table-cell>
          <table:table-cell office:value-type="float" office:value="63">
            <text:p>63</text:p>
          </table:table-cell>
          <table:table-cell table:number-columns-repeated="234"/>
        </table:table-row>
        <table:table-row table:style-name="ro2">
          <table:table-cell office:value-type="float" office:value="401">
            <text:p>40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US-MOZ-00401</text:p>
          </table:table-cell>
          <table:table-cell office:value-type="float" office:value="1031309">
            <text:p>1031309</text:p>
          </table:table-cell>
          <table:table-cell office:value-type="string">
            <text:p>01031309</text:p>
          </table:table-cell>
          <table:table-cell office:value-type="string">
            <text:p>Itoculo</text:p>
          </table:table-cell>
          <table:table-cell office:value-type="float" office:value="12">
            <text:p>12</text:p>
          </table:table-cell>
          <table:table-cell office:value-type="string">
            <text:p>NU-151</text:p>
          </table:table-cell>
          <table:table-cell office:value-type="float" office:value="-14.7186">
            <text:p>-14.718600</text:p>
          </table:table-cell>
          <table:table-cell office:value-type="float" office:value="40.3341">
            <text:p>40.334100</text:p>
          </table:table-cell>
          <table:table-cell table:number-columns-repeated="10"/>
          <table:table-cell table:formula="of:=VLOOKUP([.I402];[NE.$F$2:.$Q$160];2;0)" office:value-type="float" office:value="63">
            <text:p>63</text:p>
          </table:table-cell>
          <table:table-cell office:value-type="float" office:value="63">
            <text:p>63</text:p>
          </table:table-cell>
          <table:table-cell table:number-columns-repeated="234"/>
        </table:table-row>
        <table:table-row table:style-name="ro2">
          <table:table-cell office:value-type="float" office:value="402">
            <text:p>40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US-MOZ-00402</text:p>
          </table:table-cell>
          <table:table-cell office:value-type="float" office:value="1031307">
            <text:p>1031307</text:p>
          </table:table-cell>
          <table:table-cell office:value-type="string">
            <text:p>01031307</text:p>
          </table:table-cell>
          <table:table-cell office:value-type="string">
            <text:p>Carapira</text:p>
          </table:table-cell>
          <table:table-cell office:value-type="float" office:value="11">
            <text:p>11</text:p>
          </table:table-cell>
          <table:table-cell office:value-type="string">
            <text:p>NU-151</text:p>
          </table:table-cell>
          <table:table-cell office:value-type="float" office:value="-14.9153">
            <text:p>-14.915300</text:p>
          </table:table-cell>
          <table:table-cell office:value-type="float" office:value="40.2286">
            <text:p>40.228600</text:p>
          </table:table-cell>
          <table:table-cell table:number-columns-repeated="10"/>
          <table:table-cell table:formula="of:=VLOOKUP([.I403];[NE.$F$2:.$Q$160];2;0)" office:value-type="float" office:value="63">
            <text:p>63</text:p>
          </table:table-cell>
          <table:table-cell office:value-type="float" office:value="63">
            <text:p>63</text:p>
          </table:table-cell>
          <table:table-cell table:number-columns-repeated="234"/>
        </table:table-row>
        <table:table-row table:style-name="ro2">
          <table:table-cell office:value-type="float" office:value="403">
            <text:p>40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US-MOZ-00403</text:p>
          </table:table-cell>
          <table:table-cell office:value-type="float" office:value="1031311">
            <text:p>1031311</text:p>
          </table:table-cell>
          <table:table-cell office:value-type="string">
            <text:p>01031311</text:p>
          </table:table-cell>
          <table:table-cell office:value-type="string">
            <text:p>Netia</text:p>
          </table:table-cell>
          <table:table-cell office:value-type="float" office:value="12">
            <text:p>12</text:p>
          </table:table-cell>
          <table:table-cell office:value-type="string">
            <text:p>NU-151</text:p>
          </table:table-cell>
          <table:table-cell office:value-type="float" office:value="-14.7467">
            <text:p>-14.746700</text:p>
          </table:table-cell>
          <table:table-cell office:value-type="float" office:value="39.9767">
            <text:p>39.976700</text:p>
          </table:table-cell>
          <table:table-cell table:number-columns-repeated="10"/>
          <table:table-cell table:formula="of:=VLOOKUP([.I404];[NE.$F$2:.$Q$160];2;0)" office:value-type="float" office:value="63">
            <text:p>63</text:p>
          </table:table-cell>
          <table:table-cell office:value-type="float" office:value="63">
            <text:p>63</text:p>
          </table:table-cell>
          <table:table-cell table:number-columns-repeated="234"/>
        </table:table-row>
        <table:table-row table:style-name="ro2">
          <table:table-cell office:value-type="float" office:value="404">
            <text:p>40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US-MOZ-00404</text:p>
          </table:table-cell>
          <table:table-cell office:value-type="float" office:value="1031306">
            <text:p>1031306</text:p>
          </table:table-cell>
          <table:table-cell office:value-type="string">
            <text:p>01031306</text:p>
          </table:table-cell>
          <table:table-cell office:value-type="string">
            <text:p>Monapo</text:p>
          </table:table-cell>
          <table:table-cell office:value-type="float" office:value="11">
            <text:p>11</text:p>
          </table:table-cell>
          <table:table-cell office:value-type="string">
            <text:p>NU-151</text:p>
          </table:table-cell>
          <table:table-cell office:value-type="float" office:value="-14.9206">
            <text:p>-14.920600</text:p>
          </table:table-cell>
          <table:table-cell office:value-type="float" office:value="40.2986">
            <text:p>40.298600</text:p>
          </table:table-cell>
          <table:table-cell table:number-columns-repeated="10"/>
          <table:table-cell table:formula="of:=VLOOKUP([.I405];[NE.$F$2:.$Q$160];2;0)" office:value-type="float" office:value="63">
            <text:p>63</text:p>
          </table:table-cell>
          <table:table-cell office:value-type="float" office:value="63">
            <text:p>63</text:p>
          </table:table-cell>
          <table:table-cell table:number-columns-repeated="234"/>
        </table:table-row>
        <table:table-row table:style-name="ro2">
          <table:table-cell office:value-type="float" office:value="405">
            <text:p>40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US-MOZ-00405</text:p>
          </table:table-cell>
          <table:table-cell office:value-type="float" office:value="1031308">
            <text:p>1031308</text:p>
          </table:table-cell>
          <table:table-cell office:value-type="string">
            <text:p>01031308</text:p>
          </table:table-cell>
          <table:table-cell office:value-type="string">
            <text:p>Natete</text:p>
          </table:table-cell>
          <table:table-cell office:value-type="float" office:value="11">
            <text:p>11</text:p>
          </table:table-cell>
          <table:table-cell office:value-type="string">
            <text:p>NU-151</text:p>
          </table:table-cell>
          <table:table-cell office:value-type="float" office:value="-14.7402">
            <text:p>-14.740200</text:p>
          </table:table-cell>
          <table:table-cell office:value-type="float" office:value="39.9178">
            <text:p>39.917800</text:p>
          </table:table-cell>
          <table:table-cell table:number-columns-repeated="10"/>
          <table:table-cell table:formula="of:=VLOOKUP([.I406];[NE.$F$2:.$Q$160];2;0)" office:value-type="float" office:value="63">
            <text:p>63</text:p>
          </table:table-cell>
          <table:table-cell office:value-type="float" office:value="63">
            <text:p>63</text:p>
          </table:table-cell>
          <table:table-cell table:number-columns-repeated="234"/>
        </table:table-row>
        <table:table-row table:style-name="ro2">
          <table:table-cell office:value-type="float" office:value="406">
            <text:p>40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US-MOZ-00406</text:p>
          </table:table-cell>
          <table:table-cell office:value-type="float" office:value="1031310">
            <text:p>1031310</text:p>
          </table:table-cell>
          <table:table-cell office:value-type="string">
            <text:p>01031310</text:p>
          </table:table-cell>
          <table:table-cell office:value-type="string">
            <text:p>Muatuca</text:p>
          </table:table-cell>
          <table:table-cell office:value-type="float" office:value="12">
            <text:p>12</text:p>
          </table:table-cell>
          <table:table-cell office:value-type="string">
            <text:p>NU-151</text:p>
          </table:table-cell>
          <table:table-cell office:value-type="float" office:value="-14.6658">
            <text:p>-14.665800</text:p>
          </table:table-cell>
          <table:table-cell office:value-type="float" office:value="39.8441">
            <text:p>39.844100</text:p>
          </table:table-cell>
          <table:table-cell table:number-columns-repeated="10"/>
          <table:table-cell table:formula="of:=VLOOKUP([.I407];[NE.$F$2:.$Q$160];2;0)" office:value-type="float" office:value="63">
            <text:p>63</text:p>
          </table:table-cell>
          <table:table-cell office:value-type="float" office:value="63">
            <text:p>63</text:p>
          </table:table-cell>
          <table:table-cell table:number-columns-repeated="234"/>
        </table:table-row>
        <table:table-row table:style-name="ro2">
          <table:table-cell office:value-type="float" office:value="407">
            <text:p>40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US-MOZ-00407</text:p>
          </table:table-cell>
          <table:table-cell office:value-type="float" office:value="1031314">
            <text:p>1031314</text:p>
          </table:table-cell>
          <table:table-cell office:value-type="string">
            <text:p>01031314</text:p>
          </table:table-cell>
          <table:table-cell office:value-type="string">
            <text:p>Mecuco</text:p>
          </table:table-cell>
          <table:table-cell office:value-type="float" office:value="12">
            <text:p>12</text:p>
          </table:table-cell>
          <table:table-cell office:value-type="string">
            <text:p>NU-151</text:p>
          </table:table-cell>
          <table:table-cell office:value-type="float" office:value="-14.727">
            <text:p>-14.727000</text:p>
          </table:table-cell>
          <table:table-cell office:value-type="float" office:value="40.0703">
            <text:p>40.070300</text:p>
          </table:table-cell>
          <table:table-cell table:number-columns-repeated="10"/>
          <table:table-cell table:formula="of:=VLOOKUP([.I408];[NE.$F$2:.$Q$160];2;0)" office:value-type="float" office:value="63">
            <text:p>63</text:p>
          </table:table-cell>
          <table:table-cell office:value-type="float" office:value="63">
            <text:p>63</text:p>
          </table:table-cell>
          <table:table-cell table:number-columns-repeated="234"/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US-MOZ-00408</text:p>
          </table:table-cell>
          <table:table-cell office:value-type="float" office:value="1031315">
            <text:p>1031315</text:p>
          </table:table-cell>
          <table:table-cell office:value-type="string">
            <text:p>01031315</text:p>
          </table:table-cell>
          <table:table-cell office:value-type="string">
            <text:p>Meserpane</text:p>
          </table:table-cell>
          <table:table-cell office:value-type="float" office:value="13">
            <text:p>13</text:p>
          </table:table-cell>
          <table:table-cell office:value-type="string">
            <text:p>NU-151</text:p>
          </table:table-cell>
          <table:table-cell office:value-type="float" office:value="-14.9745">
            <text:p>-14.974500</text:p>
          </table:table-cell>
          <table:table-cell office:value-type="float" office:value="40.0964">
            <text:p>40.096400</text:p>
          </table:table-cell>
          <table:table-cell table:number-columns-repeated="10"/>
          <table:table-cell table:formula="of:=VLOOKUP([.I409];[NE.$F$2:.$Q$160];2;0)" office:value-type="float" office:value="63">
            <text:p>63</text:p>
          </table:table-cell>
          <table:table-cell office:value-type="float" office:value="63">
            <text:p>63</text:p>
          </table:table-cell>
          <table:table-cell table:number-columns-repeated="234"/>
        </table:table-row>
        <table:table-row table:style-name="ro2">
          <table:table-cell office:value-type="float" office:value="409">
            <text:p>40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US-MOZ-00409</text:p>
          </table:table-cell>
          <table:table-cell office:value-type="float" office:value="1031316">
            <text:p>1031316</text:p>
          </table:table-cell>
          <table:table-cell office:value-type="string">
            <text:p>01031316</text:p>
          </table:table-cell>
          <table:table-cell office:value-type="string">
            <text:p>Metocheria</text:p>
          </table:table-cell>
          <table:table-cell office:value-type="float" office:value="13">
            <text:p>13</text:p>
          </table:table-cell>
          <table:table-cell office:value-type="string">
            <text:p>NU-151</text:p>
          </table:table-cell>
          <table:table-cell office:value-type="float" office:value="-14.8558">
            <text:p>-14.855800</text:p>
          </table:table-cell>
          <table:table-cell office:value-type="float" office:value="40.0853">
            <text:p>40.085300</text:p>
          </table:table-cell>
          <table:table-cell table:number-columns-repeated="10"/>
          <table:table-cell table:formula="of:=VLOOKUP([.I410];[NE.$F$2:.$Q$160];2;0)" office:value-type="float" office:value="63">
            <text:p>63</text:p>
          </table:table-cell>
          <table:table-cell office:value-type="float" office:value="63">
            <text:p>63</text:p>
          </table:table-cell>
          <table:table-cell table:number-columns-repeated="234"/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US-MOZ-00410</text:p>
          </table:table-cell>
          <table:table-cell office:value-type="float" office:value="1031317">
            <text:p>1031317</text:p>
          </table:table-cell>
          <table:table-cell office:value-type="string">
            <text:p>01031317</text:p>
          </table:table-cell>
          <table:table-cell office:value-type="string">
            <text:p>Ramiane</text:p>
          </table:table-cell>
          <table:table-cell office:value-type="float" office:value="12">
            <text:p>12</text:p>
          </table:table-cell>
          <table:table-cell office:value-type="string">
            <text:p>NU-151</text:p>
          </table:table-cell>
          <table:table-cell office:value-type="float" office:value="-14.8075">
            <text:p>-14.807500</text:p>
          </table:table-cell>
          <table:table-cell office:value-type="float" office:value="40.2811">
            <text:p>40.281100</text:p>
          </table:table-cell>
          <table:table-cell table:number-columns-repeated="10"/>
          <table:table-cell table:formula="of:=VLOOKUP([.I411];[NE.$F$2:.$Q$160];2;0)" office:value-type="float" office:value="63">
            <text:p>63</text:p>
          </table:table-cell>
          <table:table-cell office:value-type="float" office:value="63">
            <text:p>63</text:p>
          </table:table-cell>
          <table:table-cell table:number-columns-repeated="234"/>
        </table:table-row>
        <table:table-row table:style-name="ro2">
          <table:table-cell office:value-type="float" office:value="411">
            <text:p>41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US-MOZ-00411</text:p>
          </table:table-cell>
          <table:table-cell office:value-type="float" office:value="1031312">
            <text:p>1031312</text:p>
          </table:table-cell>
          <table:table-cell office:value-type="string">
            <text:p>01031312</text:p>
          </table:table-cell>
          <table:table-cell office:value-type="string">
            <text:p>Chihiri</text:p>
          </table:table-cell>
          <table:table-cell office:value-type="float" office:value="12">
            <text:p>12</text:p>
          </table:table-cell>
          <table:table-cell office:value-type="string">
            <text:p>NU-151</text:p>
          </table:table-cell>
          <table:table-cell office:value-type="float" office:value="-14.5547">
            <text:p>-14.554700</text:p>
          </table:table-cell>
          <table:table-cell office:value-type="float" office:value="40.3005">
            <text:p>40.300500</text:p>
          </table:table-cell>
          <table:table-cell table:number-columns-repeated="10"/>
          <table:table-cell table:formula="of:=VLOOKUP([.I412];[NE.$F$2:.$Q$160];2;0)" office:value-type="float" office:value="63">
            <text:p>63</text:p>
          </table:table-cell>
          <table:table-cell office:value-type="float" office:value="63">
            <text:p>63</text:p>
          </table:table-cell>
          <table:table-cell table:number-columns-repeated="234"/>
        </table:table-row>
        <table:table-row table:style-name="ro2">
          <table:table-cell office:value-type="float" office:value="412">
            <text:p>41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US-MOZ-00412</text:p>
          </table:table-cell>
          <table:table-cell office:value-type="float" office:value="1031300">
            <text:p>1031300</text:p>
          </table:table-cell>
          <table:table-cell office:value-type="string">
            <text:p>01031300</text:p>
          </table:table-cell>
          <table:table-cell office:value-type="string">
            <text:p>H.R. Monapo </text:p>
          </table:table-cell>
          <table:table-cell office:value-type="float" office:value="5">
            <text:p>5</text:p>
          </table:table-cell>
          <table:table-cell office:value-type="string">
            <text:p>NU-151</text:p>
          </table:table-cell>
          <table:table-cell office:value-type="float" office:value="-14.9097">
            <text:p>-14.909700</text:p>
          </table:table-cell>
          <table:table-cell office:value-type="float" office:value="40.3333">
            <text:p>40.333300</text:p>
          </table:table-cell>
          <table:table-cell table:number-columns-repeated="10"/>
          <table:table-cell table:formula="of:=VLOOKUP([.I413];[NE.$F$2:.$Q$160];2;0)" office:value-type="float" office:value="63">
            <text:p>63</text:p>
          </table:table-cell>
          <table:table-cell office:value-type="float" office:value="63">
            <text:p>63</text:p>
          </table:table-cell>
          <table:table-cell table:number-columns-repeated="234"/>
        </table:table-row>
        <table:table-row table:style-name="ro2">
          <table:table-cell office:value-type="float" office:value="413">
            <text:p>4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US-MOZ-00413</text:p>
          </table:table-cell>
          <table:table-cell office:value-type="float" office:value="1031319">
            <text:p>1031319</text:p>
          </table:table-cell>
          <table:table-cell office:value-type="string">
            <text:p>01031319</text:p>
          </table:table-cell>
          <table:table-cell office:value-type="string">
            <text:p>Mucujua</text:p>
          </table:table-cell>
          <table:table-cell office:value-type="float" office:value="12">
            <text:p>12</text:p>
          </table:table-cell>
          <table:table-cell office:value-type="string">
            <text:p>NU-151</text:p>
          </table:table-cell>
          <table:table-cell office:value-type="float" office:value="-14.78118">
            <text:p>-14.781180</text:p>
          </table:table-cell>
          <table:table-cell office:value-type="float" office:value="40.098557">
            <text:p>40.098557</text:p>
          </table:table-cell>
          <table:table-cell table:number-columns-repeated="10"/>
          <table:table-cell table:formula="of:=VLOOKUP([.I414];[NE.$F$2:.$Q$160];2;0)" office:value-type="float" office:value="63">
            <text:p>63</text:p>
          </table:table-cell>
          <table:table-cell office:value-type="float" office:value="63">
            <text:p>63</text:p>
          </table:table-cell>
          <table:table-cell table:number-columns-repeated="234"/>
        </table:table-row>
        <table:table-row table:style-name="ro2">
          <table:table-cell office:value-type="float" office:value="414">
            <text:p>4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US-MOZ-00414</text:p>
          </table:table-cell>
          <table:table-cell office:value-type="float" office:value="1031407">
            <text:p>1031407</text:p>
          </table:table-cell>
          <table:table-cell office:value-type="string">
            <text:p>01031407</text:p>
          </table:table-cell>
          <table:table-cell office:value-type="string">
            <text:p>Nacuxa</text:p>
          </table:table-cell>
          <table:table-cell office:value-type="float" office:value="12">
            <text:p>12</text:p>
          </table:table-cell>
          <table:table-cell office:value-type="string">
            <text:p>NU-152</text:p>
          </table:table-cell>
          <table:table-cell office:value-type="float" office:value="-14.7756">
            <text:p>-14.775600</text:p>
          </table:table-cell>
          <table:table-cell office:value-type="float" office:value="40.7295">
            <text:p>40.729500</text:p>
          </table:table-cell>
          <table:table-cell table:number-columns-repeated="10"/>
          <table:table-cell table:formula="of:=VLOOKUP([.I415];[NE.$F$2:.$Q$160];2;0)" office:value-type="float" office:value="64">
            <text:p>64</text:p>
          </table:table-cell>
          <table:table-cell office:value-type="float" office:value="64">
            <text:p>64</text:p>
          </table:table-cell>
          <table:table-cell table:number-columns-repeated="234"/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US-MOZ-00415</text:p>
          </table:table-cell>
          <table:table-cell office:value-type="float" office:value="1031408">
            <text:p>1031408</text:p>
          </table:table-cell>
          <table:table-cell office:value-type="string">
            <text:p>01031408</text:p>
          </table:table-cell>
          <table:table-cell office:value-type="string">
            <text:p>Cabaceira Grande</text:p>
          </table:table-cell>
          <table:table-cell office:value-type="float" office:value="13">
            <text:p>13</text:p>
          </table:table-cell>
          <table:table-cell office:value-type="string">
            <text:p>NU-152</text:p>
          </table:table-cell>
          <table:table-cell office:value-type="float" office:value="-14.9906">
            <text:p>-14.990600</text:p>
          </table:table-cell>
          <table:table-cell office:value-type="float" office:value="40.7395">
            <text:p>40.739500</text:p>
          </table:table-cell>
          <table:table-cell table:number-columns-repeated="10"/>
          <table:table-cell table:formula="of:=VLOOKUP([.I416];[NE.$F$2:.$Q$160];2;0)" office:value-type="float" office:value="64">
            <text:p>64</text:p>
          </table:table-cell>
          <table:table-cell office:value-type="float" office:value="64">
            <text:p>64</text:p>
          </table:table-cell>
          <table:table-cell table:number-columns-repeated="234"/>
        </table:table-row>
        <table:table-row table:style-name="ro2">
          <table:table-cell office:value-type="float" office:value="416">
            <text:p>41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US-MOZ-00416</text:p>
          </table:table-cell>
          <table:table-cell office:value-type="float" office:value="1031409">
            <text:p>1031409</text:p>
          </table:table-cell>
          <table:table-cell office:value-type="string">
            <text:p>01031409</text:p>
          </table:table-cell>
          <table:table-cell office:value-type="string">
            <text:p>Chocas-Mar</text:p>
          </table:table-cell>
          <table:table-cell office:value-type="float" office:value="10">
            <text:p>10</text:p>
          </table:table-cell>
          <table:table-cell office:value-type="string">
            <text:p>NU-152</text:p>
          </table:table-cell>
          <table:table-cell office:value-type="float" office:value="-14.9525">
            <text:p>-14.952500</text:p>
          </table:table-cell>
          <table:table-cell office:value-type="float" office:value="40.74">
            <text:p>40.740000</text:p>
          </table:table-cell>
          <table:table-cell table:number-columns-repeated="10"/>
          <table:table-cell table:formula="of:=VLOOKUP([.I417];[NE.$F$2:.$Q$160];2;0)" office:value-type="float" office:value="64">
            <text:p>64</text:p>
          </table:table-cell>
          <table:table-cell office:value-type="float" office:value="64">
            <text:p>64</text:p>
          </table:table-cell>
          <table:table-cell table:number-columns-repeated="234"/>
        </table:table-row>
        <table:table-row table:style-name="ro2">
          <table:table-cell office:value-type="float" office:value="417">
            <text:p>417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US-MOZ-00417</text:p>
          </table:table-cell>
          <table:table-cell office:value-type="float" office:value="1031411">
            <text:p>1031411</text:p>
          </table:table-cell>
          <table:table-cell office:value-type="string">
            <text:p>01031411</text:p>
          </table:table-cell>
          <table:table-cell office:value-type="string">
            <text:p>Matibane</text:p>
          </table:table-cell>
          <table:table-cell office:value-type="float" office:value="12">
            <text:p>12</text:p>
          </table:table-cell>
          <table:table-cell office:value-type="string">
            <text:p>NU-152</text:p>
          </table:table-cell>
          <table:table-cell office:value-type="float" office:value="-14.8633">
            <text:p>-14.863300</text:p>
          </table:table-cell>
          <table:table-cell office:value-type="float" office:value="40.7675">
            <text:p>40.767500</text:p>
          </table:table-cell>
          <table:table-cell table:number-columns-repeated="10"/>
          <table:table-cell table:formula="of:=VLOOKUP([.I418];[NE.$F$2:.$Q$160];2;0)" office:value-type="float" office:value="64">
            <text:p>64</text:p>
          </table:table-cell>
          <table:table-cell office:value-type="float" office:value="64">
            <text:p>64</text:p>
          </table:table-cell>
          <table:table-cell table:number-columns-repeated="234"/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US-MOZ-00418</text:p>
          </table:table-cell>
          <table:table-cell office:value-type="float" office:value="1031412">
            <text:p>1031412</text:p>
          </table:table-cell>
          <table:table-cell office:value-type="string">
            <text:p>01031412</text:p>
          </table:table-cell>
          <table:table-cell office:value-type="string">
            <text:p>Namige</text:p>
          </table:table-cell>
          <table:table-cell office:value-type="float" office:value="13">
            <text:p>13</text:p>
          </table:table-cell>
          <table:table-cell office:value-type="string">
            <text:p>NU-152</text:p>
          </table:table-cell>
          <table:table-cell office:value-type="float" office:value="-14.7859">
            <text:p>-14.785900</text:p>
          </table:table-cell>
          <table:table-cell office:value-type="float" office:value="40.5809">
            <text:p>40.580900</text:p>
          </table:table-cell>
          <table:table-cell table:number-columns-repeated="10"/>
          <table:table-cell table:formula="of:=VLOOKUP([.I419];[NE.$F$2:.$Q$160];2;0)" office:value-type="float" office:value="64">
            <text:p>64</text:p>
          </table:table-cell>
          <table:table-cell office:value-type="float" office:value="64">
            <text:p>64</text:p>
          </table:table-cell>
          <table:table-cell table:number-columns-repeated="234"/>
        </table:table-row>
        <table:table-row table:style-name="ro2">
          <table:table-cell office:value-type="float" office:value="419">
            <text:p>419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US-MOZ-00419</text:p>
          </table:table-cell>
          <table:table-cell office:value-type="float" office:value="1031439">
            <text:p>1031439</text:p>
          </table:table-cell>
          <table:table-cell office:value-type="string">
            <text:p>01031439</text:p>
          </table:table-cell>
          <table:table-cell office:value-type="string">
            <text:p>Muaualo</text:p>
          </table:table-cell>
          <table:table-cell office:value-type="float" office:value="12">
            <text:p>12</text:p>
          </table:table-cell>
          <table:table-cell office:value-type="string">
            <text:p>NU-152</text:p>
          </table:table-cell>
          <table:table-cell office:value-type="float" office:value="-15.1923">
            <text:p>-15.192300</text:p>
          </table:table-cell>
          <table:table-cell office:value-type="float" office:value="40.3597">
            <text:p>40.359700</text:p>
          </table:table-cell>
          <table:table-cell table:number-columns-repeated="10"/>
          <table:table-cell table:formula="of:=VLOOKUP([.I420];[NE.$F$2:.$Q$160];2;0)" office:value-type="float" office:value="64">
            <text:p>64</text:p>
          </table:table-cell>
          <table:table-cell office:value-type="float" office:value="64">
            <text:p>64</text:p>
          </table:table-cell>
          <table:table-cell table:number-columns-repeated="234"/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US-MOZ-00420</text:p>
          </table:table-cell>
          <table:table-cell office:value-type="float" office:value="1031410">
            <text:p>1031410</text:p>
          </table:table-cell>
          <table:table-cell office:value-type="string">
            <text:p>01031410</text:p>
          </table:table-cell>
          <table:table-cell office:value-type="string">
            <text:p>Lunga</text:p>
          </table:table-cell>
          <table:table-cell office:value-type="float" office:value="12">
            <text:p>12</text:p>
          </table:table-cell>
          <table:table-cell office:value-type="string">
            <text:p>NU-152</text:p>
          </table:table-cell>
          <table:table-cell office:value-type="float" office:value="-15.1881">
            <text:p>-15.188100</text:p>
          </table:table-cell>
          <table:table-cell office:value-type="float" office:value="40.52">
            <text:p>40.520000</text:p>
          </table:table-cell>
          <table:table-cell table:number-columns-repeated="10"/>
          <table:table-cell table:formula="of:=VLOOKUP([.I421];[NE.$F$2:.$Q$160];2;0)" office:value-type="float" office:value="64">
            <text:p>64</text:p>
          </table:table-cell>
          <table:table-cell office:value-type="float" office:value="64">
            <text:p>64</text:p>
          </table:table-cell>
          <table:table-cell table:number-columns-repeated="234"/>
        </table:table-row>
        <table:table-row table:style-name="ro2">
          <table:table-cell office:value-type="float" office:value="421">
            <text:p>42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US-MOZ-00421</text:p>
          </table:table-cell>
          <table:table-cell office:value-type="float" office:value="1031406">
            <text:p>1031406</text:p>
          </table:table-cell>
          <table:table-cell office:value-type="string">
            <text:p>01031406</text:p>
          </table:table-cell>
          <table:table-cell office:value-type="string">
            <text:p>Mossuril</text:p>
          </table:table-cell>
          <table:table-cell office:value-type="float" office:value="11">
            <text:p>11</text:p>
          </table:table-cell>
          <table:table-cell office:value-type="string">
            <text:p>NU-152</text:p>
          </table:table-cell>
          <table:table-cell office:value-type="float" office:value="-14.9525">
            <text:p>-14.952500</text:p>
          </table:table-cell>
          <table:table-cell office:value-type="float" office:value="40.6656">
            <text:p>40.665600</text:p>
          </table:table-cell>
          <table:table-cell table:number-columns-repeated="10"/>
          <table:table-cell table:formula="of:=VLOOKUP([.I422];[NE.$F$2:.$Q$160];2;0)" office:value-type="float" office:value="64">
            <text:p>64</text:p>
          </table:table-cell>
          <table:table-cell office:value-type="float" office:value="64">
            <text:p>64</text:p>
          </table:table-cell>
          <table:table-cell table:number-columns-repeated="234"/>
        </table:table-row>
        <table:table-row table:style-name="ro2">
          <table:table-cell office:value-type="float" office:value="422">
            <text:p>42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US-MOZ-00422</text:p>
          </table:table-cell>
          <table:table-cell office:value-type="float" office:value="1031413">
            <text:p>1031413</text:p>
          </table:table-cell>
          <table:table-cell office:value-type="string">
            <text:p>01031413</text:p>
          </table:table-cell>
          <table:table-cell office:value-type="string">
            <text:p>Cabeceira Pequena</text:p>
          </table:table-cell>
          <table:table-cell office:value-type="float" office:value="12">
            <text:p>12</text:p>
          </table:table-cell>
          <table:table-cell office:value-type="string">
            <text:p>NU-152</text:p>
          </table:table-cell>
          <table:table-cell office:value-type="float" office:value="-14.88652">
            <text:p>-14.886520</text:p>
          </table:table-cell>
          <table:table-cell office:value-type="float" office:value="40.5534">
            <text:p>40.553400</text:p>
          </table:table-cell>
          <table:table-cell table:number-columns-repeated="10"/>
          <table:table-cell table:formula="of:=VLOOKUP([.I423];[NE.$F$2:.$Q$160];2;0)" office:value-type="float" office:value="64">
            <text:p>64</text:p>
          </table:table-cell>
          <table:table-cell office:value-type="float" office:value="64">
            <text:p>64</text:p>
          </table:table-cell>
          <table:table-cell table:number-columns-repeated="234"/>
        </table:table-row>
        <table:table-row table:style-name="ro2">
          <table:table-cell office:value-type="float" office:value="423">
            <text:p>423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US-MOZ-00423</text:p>
          </table:table-cell>
          <table:table-cell office:value-type="float" office:value="1031415">
            <text:p>1031415</text:p>
          </table:table-cell>
          <table:table-cell office:value-type="string">
            <text:p>01031415</text:p>
          </table:table-cell>
          <table:table-cell office:value-type="string">
            <text:p>Namitatar</text:p>
          </table:table-cell>
          <table:table-cell office:value-type="float" office:value="12">
            <text:p>12</text:p>
          </table:table-cell>
          <table:table-cell office:value-type="string">
            <text:p>NU-152</text:p>
          </table:table-cell>
          <table:table-cell office:value-type="float" office:value="-14.951093">
            <text:p>-14.951093</text:p>
          </table:table-cell>
          <table:table-cell office:value-type="float" office:value="40.530832">
            <text:p>40.530832</text:p>
          </table:table-cell>
          <table:table-cell table:number-columns-repeated="10"/>
          <table:table-cell table:formula="of:=VLOOKUP([.I424];[NE.$F$2:.$Q$160];2;0)" office:value-type="float" office:value="64">
            <text:p>64</text:p>
          </table:table-cell>
          <table:table-cell office:value-type="float" office:value="64">
            <text:p>64</text:p>
          </table:table-cell>
          <table:table-cell table:number-columns-repeated="234"/>
        </table:table-row>
        <table:table-row table:style-name="ro2">
          <table:table-cell office:value-type="float" office:value="424">
            <text:p>42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US-MOZ-00424</text:p>
          </table:table-cell>
          <table:table-cell office:value-type="float" office:value="1031514">
            <text:p>1031514</text:p>
          </table:table-cell>
          <table:table-cell office:value-type="string">
            <text:p>01031514</text:p>
          </table:table-cell>
          <table:table-cell office:value-type="string">
            <text:p>Chereque</text:p>
          </table:table-cell>
          <table:table-cell office:value-type="float" office:value="12">
            <text:p>12</text:p>
          </table:table-cell>
          <table:table-cell office:value-type="string">
            <text:p>NU-153</text:p>
          </table:table-cell>
          <table:table-cell office:value-type="float" office:value="-14.3749">
            <text:p>-14.374900</text:p>
          </table:table-cell>
          <table:table-cell office:value-type="float" office:value="39.4147">
            <text:p>39.414700</text:p>
          </table:table-cell>
          <table:table-cell table:number-columns-repeated="10"/>
          <table:table-cell table:formula="of:=VLOOKUP([.I425];[NE.$F$2:.$Q$160];2;0)" office:value-type="float" office:value="65">
            <text:p>65</text:p>
          </table:table-cell>
          <table:table-cell office:value-type="float" office:value="65">
            <text:p>65</text:p>
          </table:table-cell>
          <table:table-cell table:number-columns-repeated="234"/>
        </table:table-row>
        <table:table-row table:style-name="ro2">
          <table:table-cell office:value-type="float" office:value="425">
            <text:p>42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US-MOZ-00425</text:p>
          </table:table-cell>
          <table:table-cell office:value-type="float" office:value="1031506">
            <text:p>1031506</text:p>
          </table:table-cell>
          <table:table-cell office:value-type="string">
            <text:p>01031506</text:p>
          </table:table-cell>
          <table:table-cell office:value-type="string">
            <text:p>Muecate</text:p>
          </table:table-cell>
          <table:table-cell office:value-type="float" office:value="11">
            <text:p>11</text:p>
          </table:table-cell>
          <table:table-cell office:value-type="string">
            <text:p>NU-153</text:p>
          </table:table-cell>
          <table:table-cell office:value-type="float" office:value="-14.8725">
            <text:p>-14.872500</text:p>
          </table:table-cell>
          <table:table-cell office:value-type="float" office:value="39.6378">
            <text:p>39.637800</text:p>
          </table:table-cell>
          <table:table-cell table:number-columns-repeated="10"/>
          <table:table-cell table:formula="of:=VLOOKUP([.I426];[NE.$F$2:.$Q$160];2;0)" office:value-type="float" office:value="65">
            <text:p>65</text:p>
          </table:table-cell>
          <table:table-cell office:value-type="float" office:value="65">
            <text:p>65</text:p>
          </table:table-cell>
          <table:table-cell table:number-columns-repeated="234"/>
        </table:table-row>
        <table:table-row table:style-name="ro2">
          <table:table-cell office:value-type="float" office:value="426">
            <text:p>426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US-MOZ-00426</text:p>
          </table:table-cell>
          <table:table-cell office:value-type="float" office:value="1031507">
            <text:p>1031507</text:p>
          </table:table-cell>
          <table:table-cell office:value-type="string">
            <text:p>01031507</text:p>
          </table:table-cell>
          <table:table-cell office:value-type="string">
            <text:p>Imala</text:p>
          </table:table-cell>
          <table:table-cell office:value-type="float" office:value="12">
            <text:p>12</text:p>
          </table:table-cell>
          <table:table-cell office:value-type="string">
            <text:p>NU-153</text:p>
          </table:table-cell>
          <table:table-cell office:value-type="float" office:value="-14.5775">
            <text:p>-14.577500</text:p>
          </table:table-cell>
          <table:table-cell office:value-type="float" office:value="39.5761">
            <text:p>39.576100</text:p>
          </table:table-cell>
          <table:table-cell table:number-columns-repeated="10"/>
          <table:table-cell table:formula="of:=VLOOKUP([.I427];[NE.$F$2:.$Q$160];2;0)" office:value-type="float" office:value="65">
            <text:p>65</text:p>
          </table:table-cell>
          <table:table-cell office:value-type="float" office:value="65">
            <text:p>65</text:p>
          </table:table-cell>
          <table:table-cell table:number-columns-repeated="234"/>
        </table:table-row>
        <table:table-row table:style-name="ro2">
          <table:table-cell office:value-type="float" office:value="427">
            <text:p>42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US-MOZ-00427</text:p>
          </table:table-cell>
          <table:table-cell office:value-type="float" office:value="1031509">
            <text:p>1031509</text:p>
          </table:table-cell>
          <table:table-cell office:value-type="string">
            <text:p>01031509</text:p>
          </table:table-cell>
          <table:table-cell office:value-type="string">
            <text:p>Chinamane</text:p>
          </table:table-cell>
          <table:table-cell office:value-type="float" office:value="13">
            <text:p>13</text:p>
          </table:table-cell>
          <table:table-cell office:value-type="string">
            <text:p>NU-153</text:p>
          </table:table-cell>
          <table:table-cell office:value-type="float" office:value="-14.5818">
            <text:p>-14.581800</text:p>
          </table:table-cell>
          <table:table-cell office:value-type="float" office:value="39.7408">
            <text:p>39.740800</text:p>
          </table:table-cell>
          <table:table-cell table:number-columns-repeated="10"/>
          <table:table-cell table:formula="of:=VLOOKUP([.I428];[NE.$F$2:.$Q$160];2;0)" office:value-type="float" office:value="65">
            <text:p>65</text:p>
          </table:table-cell>
          <table:table-cell office:value-type="float" office:value="65">
            <text:p>65</text:p>
          </table:table-cell>
          <table:table-cell table:number-columns-repeated="234"/>
        </table:table-row>
        <table:table-row table:style-name="ro2">
          <table:table-cell office:value-type="float" office:value="428">
            <text:p>42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US-MOZ-00428</text:p>
          </table:table-cell>
          <table:table-cell office:value-type="float" office:value="1031511">
            <text:p>1031511</text:p>
          </table:table-cell>
          <table:table-cell office:value-type="string">
            <text:p>01031511</text:p>
          </table:table-cell>
          <table:table-cell office:value-type="string">
            <text:p>Napala</text:p>
          </table:table-cell>
          <table:table-cell office:value-type="float" office:value="12">
            <text:p>12</text:p>
          </table:table-cell>
          <table:table-cell office:value-type="string">
            <text:p>NU-153</text:p>
          </table:table-cell>
          <table:table-cell office:value-type="float" office:value="-14.7657">
            <text:p>-14.765700</text:p>
          </table:table-cell>
          <table:table-cell office:value-type="float" office:value="39.7885">
            <text:p>39.788500</text:p>
          </table:table-cell>
          <table:table-cell table:number-columns-repeated="10"/>
          <table:table-cell table:formula="of:=VLOOKUP([.I429];[NE.$F$2:.$Q$160];2;0)" office:value-type="float" office:value="65">
            <text:p>65</text:p>
          </table:table-cell>
          <table:table-cell office:value-type="float" office:value="65">
            <text:p>65</text:p>
          </table:table-cell>
          <table:table-cell table:number-columns-repeated="234"/>
        </table:table-row>
        <table:table-row table:style-name="ro2">
          <table:table-cell office:value-type="float" office:value="429">
            <text:p>42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US-MOZ-00429</text:p>
          </table:table-cell>
          <table:table-cell office:value-type="float" office:value="1031513">
            <text:p>1031513</text:p>
          </table:table-cell>
          <table:table-cell office:value-type="string">
            <text:p>01031513</text:p>
          </table:table-cell>
          <table:table-cell office:value-type="string">
            <text:p>Kavula</text:p>
          </table:table-cell>
          <table:table-cell office:value-type="float" office:value="12">
            <text:p>12</text:p>
          </table:table-cell>
          <table:table-cell office:value-type="string">
            <text:p>NU-153</text:p>
          </table:table-cell>
          <table:table-cell office:value-type="float" office:value="-14.9049">
            <text:p>-14.904900</text:p>
          </table:table-cell>
          <table:table-cell office:value-type="float" office:value="39.3235">
            <text:p>39.323500</text:p>
          </table:table-cell>
          <table:table-cell table:number-columns-repeated="10"/>
          <table:table-cell table:formula="of:=VLOOKUP([.I430];[NE.$F$2:.$Q$160];2;0)" office:value-type="float" office:value="65">
            <text:p>65</text:p>
          </table:table-cell>
          <table:table-cell office:value-type="float" office:value="65">
            <text:p>65</text:p>
          </table:table-cell>
          <table:table-cell table:number-columns-repeated="234"/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US-MOZ-00430</text:p>
          </table:table-cell>
          <table:table-cell office:value-type="float" office:value="1031508">
            <text:p>1031508</text:p>
          </table:table-cell>
          <table:table-cell office:value-type="string">
            <text:p>01031508</text:p>
          </table:table-cell>
          <table:table-cell office:value-type="string">
            <text:p>Namahia</text:p>
          </table:table-cell>
          <table:table-cell office:value-type="float" office:value="13">
            <text:p>13</text:p>
          </table:table-cell>
          <table:table-cell office:value-type="string">
            <text:p>NU-153</text:p>
          </table:table-cell>
          <table:table-cell office:value-type="float" office:value="-14.5803">
            <text:p>-14.580300</text:p>
          </table:table-cell>
          <table:table-cell office:value-type="float" office:value="39.378">
            <text:p>39.378000</text:p>
          </table:table-cell>
          <table:table-cell table:number-columns-repeated="10"/>
          <table:table-cell table:formula="of:=VLOOKUP([.I431];[NE.$F$2:.$Q$160];2;0)" office:value-type="float" office:value="65">
            <text:p>65</text:p>
          </table:table-cell>
          <table:table-cell office:value-type="float" office:value="65">
            <text:p>65</text:p>
          </table:table-cell>
          <table:table-cell table:number-columns-repeated="234"/>
        </table:table-row>
        <table:table-row table:style-name="ro2">
          <table:table-cell office:value-type="float" office:value="431">
            <text:p>43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US-MOZ-00431</text:p>
          </table:table-cell>
          <table:table-cell office:value-type="float" office:value="1031512">
            <text:p>1031512</text:p>
          </table:table-cell>
          <table:table-cell office:value-type="string">
            <text:p>01031512</text:p>
          </table:table-cell>
          <table:table-cell office:value-type="string">
            <text:p>Gracio</text:p>
          </table:table-cell>
          <table:table-cell office:value-type="float" office:value="12">
            <text:p>12</text:p>
          </table:table-cell>
          <table:table-cell office:value-type="string">
            <text:p>NU-153</text:p>
          </table:table-cell>
          <table:table-cell office:value-type="float" office:value="-14.4319">
            <text:p>-14.431900</text:p>
          </table:table-cell>
          <table:table-cell office:value-type="float" office:value="39.3945">
            <text:p>39.394500</text:p>
          </table:table-cell>
          <table:table-cell table:number-columns-repeated="10"/>
          <table:table-cell table:formula="of:=VLOOKUP([.I432];[NE.$F$2:.$Q$160];2;0)" office:value-type="float" office:value="65">
            <text:p>65</text:p>
          </table:table-cell>
          <table:table-cell office:value-type="float" office:value="65">
            <text:p>65</text:p>
          </table:table-cell>
          <table:table-cell table:number-columns-repeated="234"/>
        </table:table-row>
        <table:table-row table:style-name="ro2">
          <table:table-cell office:value-type="float" office:value="432">
            <text:p>43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US-MOZ-00432</text:p>
          </table:table-cell>
          <table:table-cell office:value-type="float" office:value="1031510">
            <text:p>1031510</text:p>
          </table:table-cell>
          <table:table-cell office:value-type="string">
            <text:p>01031510</text:p>
          </table:table-cell>
          <table:table-cell office:value-type="string">
            <text:p>Muculuone</text:p>
          </table:table-cell>
          <table:table-cell office:value-type="float" office:value="12">
            <text:p>12</text:p>
          </table:table-cell>
          <table:table-cell office:value-type="string">
            <text:p>NU-153</text:p>
          </table:table-cell>
          <table:table-cell office:value-type="float" office:value="-14.9423">
            <text:p>-14.942300</text:p>
          </table:table-cell>
          <table:table-cell office:value-type="float" office:value="39.4154">
            <text:p>39.415400</text:p>
          </table:table-cell>
          <table:table-cell table:number-columns-repeated="10"/>
          <table:table-cell table:formula="of:=VLOOKUP([.I433];[NE.$F$2:.$Q$160];2;0)" office:value-type="float" office:value="65">
            <text:p>65</text:p>
          </table:table-cell>
          <table:table-cell office:value-type="float" office:value="65">
            <text:p>65</text:p>
          </table:table-cell>
          <table:table-cell table:number-columns-repeated="234"/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US-MOZ-00433</text:p>
          </table:table-cell>
          <table:table-cell office:value-type="float" office:value="1031609">
            <text:p>1031609</text:p>
          </table:table-cell>
          <table:table-cell office:value-type="string">
            <text:p>01031609</text:p>
          </table:table-cell>
          <table:table-cell office:value-type="string">
            <text:p>Umuato</text:p>
          </table:table-cell>
          <table:table-cell office:value-type="float" office:value="13">
            <text:p>13</text:p>
          </table:table-cell>
          <table:table-cell office:value-type="string">
            <text:p>NU-154</text:p>
          </table:table-cell>
          <table:table-cell office:value-type="float" office:value="-15.4209">
            <text:p>-15.420900</text:p>
          </table:table-cell>
          <table:table-cell office:value-type="float" office:value="38.7919">
            <text:p>38.791900</text:p>
          </table:table-cell>
          <table:table-cell table:number-columns-repeated="10"/>
          <table:table-cell table:formula="of:=VLOOKUP([.I434];[NE.$F$2:.$Q$160];2;0)" office:value-type="float" office:value="66">
            <text:p>66</text:p>
          </table:table-cell>
          <table:table-cell office:value-type="float" office:value="66">
            <text:p>66</text:p>
          </table:table-cell>
          <table:table-cell table:number-columns-repeated="234"/>
        </table:table-row>
        <table:table-row table:style-name="ro2">
          <table:table-cell office:value-type="float" office:value="434">
            <text:p>43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US-MOZ-00434</text:p>
          </table:table-cell>
          <table:table-cell office:value-type="float" office:value="1031606">
            <text:p>1031606</text:p>
          </table:table-cell>
          <table:table-cell office:value-type="string">
            <text:p>01031606</text:p>
          </table:table-cell>
          <table:table-cell office:value-type="string">
            <text:p>Murrupula</text:p>
          </table:table-cell>
          <table:table-cell office:value-type="float" office:value="11">
            <text:p>11</text:p>
          </table:table-cell>
          <table:table-cell office:value-type="string">
            <text:p>NU-154</text:p>
          </table:table-cell>
          <table:table-cell office:value-type="float" office:value="-15.458285">
            <text:p>-15.458285</text:p>
          </table:table-cell>
          <table:table-cell office:value-type="float" office:value="38.677307">
            <text:p>38.677307</text:p>
          </table:table-cell>
          <table:table-cell table:number-columns-repeated="10"/>
          <table:table-cell table:formula="of:=VLOOKUP([.I435];[NE.$F$2:.$Q$160];2;0)" office:value-type="float" office:value="66">
            <text:p>66</text:p>
          </table:table-cell>
          <table:table-cell office:value-type="float" office:value="66">
            <text:p>66</text:p>
          </table:table-cell>
          <table:table-cell table:number-columns-repeated="234"/>
        </table:table-row>
        <table:table-row table:style-name="ro2">
          <table:table-cell office:value-type="float" office:value="435">
            <text:p>43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US-MOZ-00435</text:p>
          </table:table-cell>
          <table:table-cell office:value-type="float" office:value="1031608">
            <text:p>1031608</text:p>
          </table:table-cell>
          <table:table-cell office:value-type="string">
            <text:p>01031608</text:p>
          </table:table-cell>
          <table:table-cell office:value-type="string">
            <text:p>Chinga</text:p>
          </table:table-cell>
          <table:table-cell office:value-type="float" office:value="13">
            <text:p>13</text:p>
          </table:table-cell>
          <table:table-cell office:value-type="string">
            <text:p>NU-154</text:p>
          </table:table-cell>
          <table:table-cell office:value-type="float" office:value="-15.2042">
            <text:p>-15.204200</text:p>
          </table:table-cell>
          <table:table-cell office:value-type="float" office:value="38.6911">
            <text:p>38.691100</text:p>
          </table:table-cell>
          <table:table-cell table:number-columns-repeated="10"/>
          <table:table-cell table:formula="of:=VLOOKUP([.I436];[NE.$F$2:.$Q$160];2;0)" office:value-type="float" office:value="66">
            <text:p>66</text:p>
          </table:table-cell>
          <table:table-cell office:value-type="float" office:value="66">
            <text:p>66</text:p>
          </table:table-cell>
          <table:table-cell table:number-columns-repeated="234"/>
        </table:table-row>
        <table:table-row table:style-name="ro2">
          <table:table-cell office:value-type="float" office:value="436">
            <text:p>43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US-MOZ-00436</text:p>
          </table:table-cell>
          <table:table-cell office:value-type="float" office:value="1031610">
            <text:p>1031610</text:p>
          </table:table-cell>
          <table:table-cell office:value-type="string">
            <text:p>01031610</text:p>
          </table:table-cell>
          <table:table-cell office:value-type="string">
            <text:p>Gazuzu</text:p>
          </table:table-cell>
          <table:table-cell office:value-type="float" office:value="12">
            <text:p>12</text:p>
          </table:table-cell>
          <table:table-cell office:value-type="string">
            <text:p>NU-154</text:p>
          </table:table-cell>
          <table:table-cell office:value-type="float" office:value="-15.3455">
            <text:p>-15.345500</text:p>
          </table:table-cell>
          <table:table-cell office:value-type="float" office:value="38.8911">
            <text:p>38.891100</text:p>
          </table:table-cell>
          <table:table-cell table:number-columns-repeated="10"/>
          <table:table-cell table:formula="of:=VLOOKUP([.I437];[NE.$F$2:.$Q$160];2;0)" office:value-type="float" office:value="66">
            <text:p>66</text:p>
          </table:table-cell>
          <table:table-cell office:value-type="float" office:value="66">
            <text:p>66</text:p>
          </table:table-cell>
          <table:table-cell table:number-columns-repeated="234"/>
        </table:table-row>
        <table:table-row table:style-name="ro2">
          <table:table-cell office:value-type="float" office:value="437">
            <text:p>437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US-MOZ-00437</text:p>
          </table:table-cell>
          <table:table-cell office:value-type="float" office:value="1031611">
            <text:p>1031611</text:p>
          </table:table-cell>
          <table:table-cell office:value-type="string">
            <text:p>01031611</text:p>
          </table:table-cell>
          <table:table-cell office:value-type="string">
            <text:p>Tiponha</text:p>
          </table:table-cell>
          <table:table-cell office:value-type="float" office:value="12">
            <text:p>12</text:p>
          </table:table-cell>
          <table:table-cell office:value-type="string">
            <text:p>NU-154</text:p>
          </table:table-cell>
          <table:table-cell office:value-type="float" office:value="-15.5866">
            <text:p>-15.586600</text:p>
          </table:table-cell>
          <table:table-cell office:value-type="float" office:value="38.5748">
            <text:p>38.574800</text:p>
          </table:table-cell>
          <table:table-cell table:number-columns-repeated="10"/>
          <table:table-cell table:formula="of:=VLOOKUP([.I438];[NE.$F$2:.$Q$160];2;0)" office:value-type="float" office:value="66">
            <text:p>66</text:p>
          </table:table-cell>
          <table:table-cell office:value-type="float" office:value="66">
            <text:p>66</text:p>
          </table:table-cell>
          <table:table-cell table:number-columns-repeated="234"/>
        </table:table-row>
        <table:table-row table:style-name="ro2">
          <table:table-cell office:value-type="float" office:value="438">
            <text:p>43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US-MOZ-00438</text:p>
          </table:table-cell>
          <table:table-cell office:value-type="float" office:value="1031607">
            <text:p>1031607</text:p>
          </table:table-cell>
          <table:table-cell office:value-type="string">
            <text:p>01031607</text:p>
          </table:table-cell>
          <table:table-cell office:value-type="string">
            <text:p>Nihessiue</text:p>
          </table:table-cell>
          <table:table-cell office:value-type="float" office:value="12">
            <text:p>12</text:p>
          </table:table-cell>
          <table:table-cell office:value-type="string">
            <text:p>NU-154</text:p>
          </table:table-cell>
          <table:table-cell office:value-type="float" office:value="-15.6011">
            <text:p>-15.601100</text:p>
          </table:table-cell>
          <table:table-cell office:value-type="float" office:value="38.7352">
            <text:p>38.735200</text:p>
          </table:table-cell>
          <table:table-cell table:number-columns-repeated="10"/>
          <table:table-cell table:formula="of:=VLOOKUP([.I439];[NE.$F$2:.$Q$160];2;0)" office:value-type="float" office:value="66">
            <text:p>66</text:p>
          </table:table-cell>
          <table:table-cell office:value-type="float" office:value="66">
            <text:p>66</text:p>
          </table:table-cell>
          <table:table-cell table:number-columns-repeated="234"/>
        </table:table-row>
        <table:table-row table:style-name="ro2">
          <table:table-cell office:value-type="float" office:value="439">
            <text:p>43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US-MOZ-00439</text:p>
          </table:table-cell>
          <table:table-cell office:value-type="float" office:value="1031708">
            <text:p>1031708</text:p>
          </table:table-cell>
          <table:table-cell office:value-type="string">
            <text:p>01031708</text:p>
          </table:table-cell>
          <table:table-cell office:value-type="string">
            <text:p>Murrupelane</text:p>
          </table:table-cell>
          <table:table-cell office:value-type="float" office:value="12">
            <text:p>12</text:p>
          </table:table-cell>
          <table:table-cell office:value-type="string">
            <text:p>NU-155</text:p>
          </table:table-cell>
          <table:table-cell office:value-type="float" office:value="-14.6611">
            <text:p>-14.661100</text:p>
          </table:table-cell>
          <table:table-cell office:value-type="float" office:value="40.68">
            <text:p>40.680000</text:p>
          </table:table-cell>
          <table:table-cell table:number-columns-repeated="10"/>
          <table:table-cell table:formula="of:=VLOOKUP([.I440];[NE.$F$2:.$Q$160];2;0)" office:value-type="float" office:value="68">
            <text:p>68</text:p>
          </table:table-cell>
          <table:table-cell office:value-type="float" office:value="68">
            <text:p>68</text:p>
          </table:table-cell>
          <table:table-cell table:number-columns-repeated="234"/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US-MOZ-00440</text:p>
          </table:table-cell>
          <table:table-cell office:value-type="float" office:value="1031715">
            <text:p>1031715</text:p>
          </table:table-cell>
          <table:table-cell office:value-type="string">
            <text:p>01031715</text:p>
          </table:table-cell>
          <table:table-cell office:value-type="string">
            <text:p>Akumi</text:p>
          </table:table-cell>
          <table:table-cell office:value-type="float" office:value="9">
            <text:p>9</text:p>
          </table:table-cell>
          <table:table-cell office:value-type="string">
            <text:p>NU-155</text:p>
          </table:table-cell>
          <table:table-cell office:value-type="float" office:value="-14.489021">
            <text:p>-14.489021</text:p>
          </table:table-cell>
          <table:table-cell office:value-type="float" office:value="40.736132">
            <text:p>40.736132</text:p>
          </table:table-cell>
          <table:table-cell table:number-columns-repeated="10"/>
          <table:table-cell table:formula="of:=VLOOKUP([.I441];[NE.$F$2:.$Q$160];2;0)" office:value-type="float" office:value="68">
            <text:p>68</text:p>
          </table:table-cell>
          <table:table-cell office:value-type="float" office:value="68">
            <text:p>68</text:p>
          </table:table-cell>
          <table:table-cell table:number-columns-repeated="234"/>
        </table:table-row>
        <table:table-row table:style-name="ro2">
          <table:table-cell office:value-type="float" office:value="441">
            <text:p>44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US-MOZ-00441</text:p>
          </table:table-cell>
          <table:table-cell office:value-type="float" office:value="1031714">
            <text:p>1031714</text:p>
          </table:table-cell>
          <table:table-cell office:value-type="string">
            <text:p>01031714</text:p>
          </table:table-cell>
          <table:table-cell office:value-type="string">
            <text:p>C.A.M.I.N.A</text:p>
          </table:table-cell>
          <table:table-cell office:value-type="float" office:value="9">
            <text:p>9</text:p>
          </table:table-cell>
          <table:table-cell office:value-type="string">
            <text:p>NU-155</text:p>
          </table:table-cell>
          <table:table-cell office:value-type="float" office:value="-14.509637">
            <text:p>-14.509637</text:p>
          </table:table-cell>
          <table:table-cell office:value-type="float" office:value="40.749518">
            <text:p>40.749518</text:p>
          </table:table-cell>
          <table:table-cell table:number-columns-repeated="10"/>
          <table:table-cell table:formula="of:=VLOOKUP([.I442];[NE.$F$2:.$Q$160];2;0)" office:value-type="float" office:value="68">
            <text:p>68</text:p>
          </table:table-cell>
          <table:table-cell office:value-type="float" office:value="68">
            <text:p>68</text:p>
          </table:table-cell>
          <table:table-cell table:number-columns-repeated="234"/>
        </table:table-row>
        <table:table-row table:style-name="ro2">
          <table:table-cell office:value-type="float" office:value="442">
            <text:p>44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US-MOZ-00442</text:p>
          </table:table-cell>
          <table:table-cell office:value-type="float" office:value="1031713">
            <text:p>1031713</text:p>
          </table:table-cell>
          <table:table-cell office:value-type="string">
            <text:p>01031713</text:p>
          </table:table-cell>
          <table:table-cell office:value-type="string">
            <text:p>Cife</text:p>
          </table:table-cell>
          <table:table-cell office:value-type="float" office:value="13">
            <text:p>13</text:p>
          </table:table-cell>
          <table:table-cell office:value-type="string">
            <text:p>NU-155</text:p>
          </table:table-cell>
          <table:table-cell office:value-type="float" office:value="-14.4922">
            <text:p>-14.492200</text:p>
          </table:table-cell>
          <table:table-cell office:value-type="float" office:value="40.7067">
            <text:p>40.706700</text:p>
          </table:table-cell>
          <table:table-cell table:number-columns-repeated="10"/>
          <table:table-cell table:formula="of:=VLOOKUP([.I443];[NE.$F$2:.$Q$160];2;0)" office:value-type="float" office:value="68">
            <text:p>68</text:p>
          </table:table-cell>
          <table:table-cell office:value-type="float" office:value="68">
            <text:p>68</text:p>
          </table:table-cell>
          <table:table-cell table:number-columns-repeated="234"/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US-MOZ-00443</text:p>
          </table:table-cell>
          <table:table-cell office:value-type="float" office:value="1031712">
            <text:p>1031712</text:p>
          </table:table-cell>
          <table:table-cell office:value-type="string">
            <text:p>01031712</text:p>
          </table:table-cell>
          <table:table-cell office:value-type="string">
            <text:p>Cimentos</text:p>
          </table:table-cell>
          <table:table-cell office:value-type="float" office:value="9">
            <text:p>9</text:p>
          </table:table-cell>
          <table:table-cell office:value-type="string">
            <text:p>NU-155</text:p>
          </table:table-cell>
          <table:table-cell office:value-type="float" office:value="-14.502639">
            <text:p>-14.502639</text:p>
          </table:table-cell>
          <table:table-cell office:value-type="float" office:value="40.741103">
            <text:p>40.741103</text:p>
          </table:table-cell>
          <table:table-cell table:number-columns-repeated="10"/>
          <table:table-cell table:formula="of:=VLOOKUP([.I444];[NE.$F$2:.$Q$160];2;0)" office:value-type="float" office:value="68">
            <text:p>68</text:p>
          </table:table-cell>
          <table:table-cell office:value-type="float" office:value="68">
            <text:p>68</text:p>
          </table:table-cell>
          <table:table-cell table:number-columns-repeated="234"/>
        </table:table-row>
        <table:table-row table:style-name="ro2">
          <table:table-cell office:value-type="float" office:value="444">
            <text:p>444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US-MOZ-00444</text:p>
          </table:table-cell>
          <table:table-cell office:value-type="float" office:value="1031711">
            <text:p>1031711</text:p>
          </table:table-cell>
          <table:table-cell office:value-type="string">
            <text:p>01031711</text:p>
          </table:table-cell>
          <table:table-cell office:value-type="string">
            <text:p>Cfm</text:p>
          </table:table-cell>
          <table:table-cell office:value-type="float" office:value="12">
            <text:p>12</text:p>
          </table:table-cell>
          <table:table-cell office:value-type="string">
            <text:p>NU-155</text:p>
          </table:table-cell>
          <table:table-cell office:value-type="float" office:value="-14.5514">
            <text:p>-14.551400</text:p>
          </table:table-cell>
          <table:table-cell office:value-type="float" office:value="40.6722">
            <text:p>40.672200</text:p>
          </table:table-cell>
          <table:table-cell table:number-columns-repeated="10"/>
          <table:table-cell table:formula="of:=VLOOKUP([.I445];[NE.$F$2:.$Q$160];2;0)" office:value-type="float" office:value="68">
            <text:p>68</text:p>
          </table:table-cell>
          <table:table-cell office:value-type="float" office:value="68">
            <text:p>68</text:p>
          </table:table-cell>
          <table:table-cell table:number-columns-repeated="234"/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US-MOZ-00445</text:p>
          </table:table-cell>
          <table:table-cell office:value-type="float" office:value="1031709">
            <text:p>1031709</text:p>
          </table:table-cell>
          <table:table-cell office:value-type="string">
            <text:p>01031709</text:p>
          </table:table-cell>
          <table:table-cell office:value-type="string">
            <text:p>Naherengue</text:p>
          </table:table-cell>
          <table:table-cell office:value-type="float" office:value="13">
            <text:p>13</text:p>
          </table:table-cell>
          <table:table-cell office:value-type="string">
            <text:p>NU-155</text:p>
          </table:table-cell>
          <table:table-cell office:value-type="float" office:value="-14.4731">
            <text:p>-14.473100</text:p>
          </table:table-cell>
          <table:table-cell office:value-type="float" office:value="40.7006">
            <text:p>40.700600</text:p>
          </table:table-cell>
          <table:table-cell table:number-columns-repeated="10"/>
          <table:table-cell table:formula="of:=VLOOKUP([.I446];[NE.$F$2:.$Q$160];2;0)" office:value-type="float" office:value="68">
            <text:p>68</text:p>
          </table:table-cell>
          <table:table-cell office:value-type="float" office:value="68">
            <text:p>68</text:p>
          </table:table-cell>
          <table:table-cell table:number-columns-repeated="234"/>
        </table:table-row>
        <table:table-row table:style-name="ro2">
          <table:table-cell office:value-type="float" office:value="446">
            <text:p>446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US-MOZ-00446</text:p>
          </table:table-cell>
          <table:table-cell office:value-type="float" office:value="1031707">
            <text:p>1031707</text:p>
          </table:table-cell>
          <table:table-cell office:value-type="string">
            <text:p>01031707</text:p>
          </table:table-cell>
          <table:table-cell office:value-type="string">
            <text:p>Quissimajulo</text:p>
          </table:table-cell>
          <table:table-cell office:value-type="float" office:value="12">
            <text:p>12</text:p>
          </table:table-cell>
          <table:table-cell office:value-type="string">
            <text:p>NU-155</text:p>
          </table:table-cell>
          <table:table-cell office:value-type="float" office:value="-14.5225">
            <text:p>-14.522500</text:p>
          </table:table-cell>
          <table:table-cell office:value-type="float" office:value="40.7867">
            <text:p>40.786700</text:p>
          </table:table-cell>
          <table:table-cell table:number-columns-repeated="10"/>
          <table:table-cell table:formula="of:=VLOOKUP([.I447];[NE.$F$2:.$Q$160];2;0)" office:value-type="float" office:value="68">
            <text:p>68</text:p>
          </table:table-cell>
          <table:table-cell office:value-type="float" office:value="68">
            <text:p>68</text:p>
          </table:table-cell>
          <table:table-cell table:number-columns-repeated="234"/>
        </table:table-row>
        <table:table-row table:style-name="ro2">
          <table:table-cell office:value-type="float" office:value="447">
            <text:p>44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US-MOZ-00447</text:p>
          </table:table-cell>
          <table:table-cell office:value-type="float" office:value="1031706">
            <text:p>1031706</text:p>
          </table:table-cell>
          <table:table-cell office:value-type="string">
            <text:p>01031706</text:p>
          </table:table-cell>
          <table:table-cell office:value-type="string">
            <text:p>Mathapue</text:p>
          </table:table-cell>
          <table:table-cell office:value-type="float" office:value="13">
            <text:p>13</text:p>
          </table:table-cell>
          <table:table-cell office:value-type="string">
            <text:p>NU-155</text:p>
          </table:table-cell>
          <table:table-cell office:value-type="float" office:value="-14.5586">
            <text:p>-14.558600</text:p>
          </table:table-cell>
          <table:table-cell office:value-type="float" office:value="40.7">
            <text:p>40.700000</text:p>
          </table:table-cell>
          <table:table-cell table:number-columns-repeated="10"/>
          <table:table-cell table:formula="of:=VLOOKUP([.I448];[NE.$F$2:.$Q$160];2;0)" office:value-type="float" office:value="68">
            <text:p>68</text:p>
          </table:table-cell>
          <table:table-cell office:value-type="float" office:value="68">
            <text:p>68</text:p>
          </table:table-cell>
          <table:table-cell table:number-columns-repeated="234"/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US-MOZ-00448</text:p>
          </table:table-cell>
          <table:table-cell office:value-type="float" office:value="1031700">
            <text:p>1031700</text:p>
          </table:table-cell>
          <table:table-cell office:value-type="string">
            <text:p>01031700</text:p>
          </table:table-cell>
          <table:table-cell office:value-type="string">
            <text:p>Nacala Porto</text:p>
          </table:table-cell>
          <table:table-cell office:value-type="float" office:value="8">
            <text:p>8</text:p>
          </table:table-cell>
          <table:table-cell office:value-type="string">
            <text:p>NU-155</text:p>
          </table:table-cell>
          <table:table-cell office:value-type="float" office:value="-14.49241">
            <text:p>-14.492410</text:p>
          </table:table-cell>
          <table:table-cell office:value-type="float" office:value="40.732429">
            <text:p>40.732429</text:p>
          </table:table-cell>
          <table:table-cell table:number-columns-repeated="10"/>
          <table:table-cell table:formula="of:=VLOOKUP([.I449];[NE.$F$2:.$Q$160];2;0)" office:value-type="float" office:value="68">
            <text:p>68</text:p>
          </table:table-cell>
          <table:table-cell office:value-type="float" office:value="68">
            <text:p>68</text:p>
          </table:table-cell>
          <table:table-cell table:number-columns-repeated="234"/>
        </table:table-row>
        <table:table-row table:style-name="ro2">
          <table:table-cell office:value-type="float" office:value="449">
            <text:p>44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US-MOZ-00449</text:p>
          </table:table-cell>
          <table:table-cell office:value-type="float" office:value="1031710">
            <text:p>1031710</text:p>
          </table:table-cell>
          <table:table-cell office:value-type="string">
            <text:p>01031710</text:p>
          </table:table-cell>
          <table:table-cell office:value-type="string">
            <text:p>A.D.P.P. Muzuane</text:p>
          </table:table-cell>
          <table:table-cell office:value-type="float" office:value="13">
            <text:p>13</text:p>
          </table:table-cell>
          <table:table-cell office:value-type="string">
            <text:p>NU-155</text:p>
          </table:table-cell>
          <table:table-cell office:value-type="float" office:value="-14.5106">
            <text:p>-14.510600</text:p>
          </table:table-cell>
          <table:table-cell office:value-type="float" office:value="40.6817">
            <text:p>40.681700</text:p>
          </table:table-cell>
          <table:table-cell table:number-columns-repeated="10"/>
          <table:table-cell table:formula="of:=VLOOKUP([.I450];[NE.$F$2:.$Q$160];2;0)" office:value-type="float" office:value="68">
            <text:p>68</text:p>
          </table:table-cell>
          <table:table-cell office:value-type="float" office:value="68">
            <text:p>68</text:p>
          </table:table-cell>
          <table:table-cell table:number-columns-repeated="234"/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US-MOZ-00450</text:p>
          </table:table-cell>
          <table:table-cell office:value-type="float" office:value="1031701">
            <text:p>1031701</text:p>
          </table:table-cell>
          <table:table-cell office:value-type="string">
            <text:p>01031701</text:p>
          </table:table-cell>
          <table:table-cell office:value-type="string">
            <text:p>Nacala Porto</text:p>
          </table:table-cell>
          <table:table-cell office:value-type="float" office:value="6">
            <text:p>6</text:p>
          </table:table-cell>
          <table:table-cell office:value-type="string">
            <text:p>NU-155</text:p>
          </table:table-cell>
          <table:table-cell office:value-type="float" office:value="-14.490936">
            <text:p>-14.490936</text:p>
          </table:table-cell>
          <table:table-cell office:value-type="float" office:value="40.733554">
            <text:p>40.733554</text:p>
          </table:table-cell>
          <table:table-cell table:number-columns-repeated="10"/>
          <table:table-cell table:formula="of:=VLOOKUP([.I451];[NE.$F$2:.$Q$160];2;0)" office:value-type="float" office:value="68">
            <text:p>68</text:p>
          </table:table-cell>
          <table:table-cell office:value-type="float" office:value="68">
            <text:p>68</text:p>
          </table:table-cell>
          <table:table-cell table:number-columns-repeated="234"/>
        </table:table-row>
        <table:table-row table:style-name="ro2">
          <table:table-cell office:value-type="float" office:value="451">
            <text:p>45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US-MOZ-00451</text:p>
          </table:table-cell>
          <table:table-cell office:value-type="float" office:value="1031716">
            <text:p>1031716</text:p>
          </table:table-cell>
          <table:table-cell office:value-type="string">
            <text:p>01031716</text:p>
          </table:table-cell>
          <table:table-cell office:value-type="string">
            <text:p>Mahelene</text:p>
          </table:table-cell>
          <table:table-cell office:value-type="float" office:value="9">
            <text:p>9</text:p>
          </table:table-cell>
          <table:table-cell office:value-type="string">
            <text:p>NU-155</text:p>
          </table:table-cell>
          <table:table-cell office:value-type="float" office:value="-14.489315">
            <text:p>-14.489315</text:p>
          </table:table-cell>
          <table:table-cell office:value-type="float" office:value="40.736616">
            <text:p>40.736616</text:p>
          </table:table-cell>
          <table:table-cell table:number-columns-repeated="10"/>
          <table:table-cell table:formula="of:=VLOOKUP([.I452];[NE.$F$2:.$Q$160];2;0)" office:value-type="float" office:value="68">
            <text:p>68</text:p>
          </table:table-cell>
          <table:table-cell office:value-type="float" office:value="68">
            <text:p>68</text:p>
          </table:table-cell>
          <table:table-cell table:number-columns-repeated="234"/>
        </table:table-row>
        <table:table-row table:style-name="ro2">
          <table:table-cell office:value-type="float" office:value="452">
            <text:p>45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US-MOZ-00452</text:p>
          </table:table-cell>
          <table:table-cell office:value-type="float" office:value="1031806">
            <text:p>1031806</text:p>
          </table:table-cell>
          <table:table-cell office:value-type="string">
            <text:p>01031906</text:p>
          </table:table-cell>
          <table:table-cell office:value-type="string">
            <text:p>Mueria</text:p>
          </table:table-cell>
          <table:table-cell office:value-type="float" office:value="12">
            <text:p>12</text:p>
          </table:table-cell>
          <table:table-cell office:value-type="string">
            <text:p>NU-156</text:p>
          </table:table-cell>
          <table:table-cell office:value-type="float" office:value="-14.5834">
            <text:p>-14.583400</text:p>
          </table:table-cell>
          <table:table-cell office:value-type="float" office:value="40.5027">
            <text:p>40.502700</text:p>
          </table:table-cell>
          <table:table-cell table:number-columns-repeated="10"/>
          <table:table-cell table:formula="of:=VLOOKUP([.I453];[NE.$F$2:.$Q$160];2;0)" office:value-type="float" office:value="67">
            <text:p>67</text:p>
          </table:table-cell>
          <table:table-cell office:value-type="float" office:value="67">
            <text:p>67</text:p>
          </table:table-cell>
          <table:table-cell table:number-columns-repeated="234"/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US-MOZ-00453</text:p>
          </table:table-cell>
          <table:table-cell office:value-type="float" office:value="1031807">
            <text:p>1031807</text:p>
          </table:table-cell>
          <table:table-cell office:value-type="string">
            <text:p>01031907</text:p>
          </table:table-cell>
          <table:table-cell office:value-type="string">
            <text:p>Barragem</text:p>
          </table:table-cell>
          <table:table-cell office:value-type="float" office:value="12">
            <text:p>12</text:p>
          </table:table-cell>
          <table:table-cell office:value-type="string">
            <text:p>NU-156</text:p>
          </table:table-cell>
          <table:table-cell office:value-type="float" office:value="-14.7275">
            <text:p>-14.727500</text:p>
          </table:table-cell>
          <table:table-cell office:value-type="float" office:value="40.5369">
            <text:p>40.536900</text:p>
          </table:table-cell>
          <table:table-cell table:number-columns-repeated="10"/>
          <table:table-cell table:formula="of:=VLOOKUP([.I454];[NE.$F$2:.$Q$160];2;0)" office:value-type="float" office:value="67">
            <text:p>67</text:p>
          </table:table-cell>
          <table:table-cell office:value-type="float" office:value="67">
            <text:p>67</text:p>
          </table:table-cell>
          <table:table-cell table:number-columns-repeated="234"/>
        </table:table-row>
        <table:table-row table:style-name="ro2">
          <table:table-cell office:value-type="float" office:value="454">
            <text:p>45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US-MOZ-00454</text:p>
          </table:table-cell>
          <table:table-cell office:value-type="float" office:value="1031810">
            <text:p>1031810</text:p>
          </table:table-cell>
          <table:table-cell office:value-type="string">
            <text:p>01031910</text:p>
          </table:table-cell>
          <table:table-cell office:value-type="string">
            <text:p>Salina</text:p>
          </table:table-cell>
          <table:table-cell office:value-type="float" office:value="11">
            <text:p>11</text:p>
          </table:table-cell>
          <table:table-cell office:value-type="string">
            <text:p>NU-156</text:p>
          </table:table-cell>
          <table:table-cell office:value-type="float" office:value="-14.6114">
            <text:p>-14.611400</text:p>
          </table:table-cell>
          <table:table-cell office:value-type="float" office:value="40.6094">
            <text:p>40.609400</text:p>
          </table:table-cell>
          <table:table-cell table:number-columns-repeated="10"/>
          <table:table-cell table:formula="of:=VLOOKUP([.I455];[NE.$F$2:.$Q$160];2;0)" office:value-type="float" office:value="67">
            <text:p>67</text:p>
          </table:table-cell>
          <table:table-cell office:value-type="float" office:value="67">
            <text:p>67</text:p>
          </table:table-cell>
          <table:table-cell table:number-columns-repeated="234"/>
        </table:table-row>
        <table:table-row table:style-name="ro2">
          <table:table-cell office:value-type="float" office:value="455">
            <text:p>45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US-MOZ-00455</text:p>
          </table:table-cell>
          <table:table-cell office:value-type="float" office:value="1031808">
            <text:p>1031808</text:p>
          </table:table-cell>
          <table:table-cell office:value-type="string">
            <text:p>01031908</text:p>
          </table:table-cell>
          <table:table-cell office:value-type="string">
            <text:p>Namalala</text:p>
          </table:table-cell>
          <table:table-cell office:value-type="float" office:value="13">
            <text:p>13</text:p>
          </table:table-cell>
          <table:table-cell office:value-type="string">
            <text:p>NU-156</text:p>
          </table:table-cell>
          <table:table-cell office:value-type="float" office:value="-14.4686">
            <text:p>-14.468600</text:p>
          </table:table-cell>
          <table:table-cell office:value-type="float" office:value="40.6219">
            <text:p>40.621900</text:p>
          </table:table-cell>
          <table:table-cell table:number-columns-repeated="10"/>
          <table:table-cell table:formula="of:=VLOOKUP([.I456];[NE.$F$2:.$Q$160];2;0)" office:value-type="float" office:value="67">
            <text:p>67</text:p>
          </table:table-cell>
          <table:table-cell office:value-type="float" office:value="67">
            <text:p>67</text:p>
          </table:table-cell>
          <table:table-cell table:number-columns-repeated="234"/>
        </table:table-row>
        <table:table-row table:style-name="ro2">
          <table:table-cell office:value-type="float" office:value="456">
            <text:p>456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US-MOZ-00456</text:p>
          </table:table-cell>
          <table:table-cell office:value-type="float" office:value="1031809">
            <text:p>1031809</text:p>
          </table:table-cell>
          <table:table-cell office:value-type="string">
            <text:p>01031909</text:p>
          </table:table-cell>
          <table:table-cell office:value-type="string">
            <text:p>Ger-Ger(Covo)</text:p>
          </table:table-cell>
          <table:table-cell office:value-type="float" office:value="11">
            <text:p>11</text:p>
          </table:table-cell>
          <table:table-cell office:value-type="string">
            <text:p>NU-156</text:p>
          </table:table-cell>
          <table:table-cell office:value-type="float" office:value="-14.4572">
            <text:p>-14.457200</text:p>
          </table:table-cell>
          <table:table-cell office:value-type="float" office:value="40.3719">
            <text:p>40.371900</text:p>
          </table:table-cell>
          <table:table-cell table:number-columns-repeated="10"/>
          <table:table-cell table:formula="of:=VLOOKUP([.I457];[NE.$F$2:.$Q$160];2;0)" office:value-type="float" office:value="67">
            <text:p>67</text:p>
          </table:table-cell>
          <table:table-cell office:value-type="float" office:value="67">
            <text:p>67</text:p>
          </table:table-cell>
          <table:table-cell table:number-columns-repeated="234"/>
        </table:table-row>
        <table:table-row table:style-name="ro2">
          <table:table-cell office:value-type="float" office:value="457">
            <text:p>45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US-MOZ-00457</text:p>
          </table:table-cell>
          <table:table-cell office:value-type="float" office:value="1031811">
            <text:p>1031811</text:p>
          </table:table-cell>
          <table:table-cell office:value-type="string">
            <text:p>01031911</text:p>
          </table:table-cell>
          <table:table-cell office:value-type="string">
            <text:p>Nacala-A-Velha</text:p>
          </table:table-cell>
          <table:table-cell office:value-type="float" office:value="12">
            <text:p>12</text:p>
          </table:table-cell>
          <table:table-cell office:value-type="string">
            <text:p>NU-156</text:p>
          </table:table-cell>
          <table:table-cell office:value-type="float" office:value="-14.551109">
            <text:p>-14.551109</text:p>
          </table:table-cell>
          <table:table-cell office:value-type="float" office:value="40.621632">
            <text:p>40.621632</text:p>
          </table:table-cell>
          <table:table-cell table:number-columns-repeated="10"/>
          <table:table-cell table:formula="of:=VLOOKUP([.I458];[NE.$F$2:.$Q$160];2;0)" office:value-type="float" office:value="67">
            <text:p>67</text:p>
          </table:table-cell>
          <table:table-cell office:value-type="float" office:value="67">
            <text:p>67</text:p>
          </table:table-cell>
          <table:table-cell table:number-columns-repeated="234"/>
        </table:table-row>
        <table:table-row table:style-name="ro2">
          <table:table-cell office:value-type="float" office:value="458">
            <text:p>458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US-MOZ-00458</text:p>
          </table:table-cell>
          <table:table-cell office:value-type="float" office:value="1031906">
            <text:p>1031906</text:p>
          </table:table-cell>
          <table:table-cell office:value-type="string">
            <text:p>01031906</text:p>
          </table:table-cell>
          <table:table-cell office:value-type="string">
            <text:p>Nacaroa</text:p>
          </table:table-cell>
          <table:table-cell office:value-type="float" office:value="12">
            <text:p>12</text:p>
          </table:table-cell>
          <table:table-cell office:value-type="string">
            <text:p>NU-157</text:p>
          </table:table-cell>
          <table:table-cell office:value-type="float" office:value="-14.3695">
            <text:p>-14.369500</text:p>
          </table:table-cell>
          <table:table-cell office:value-type="float" office:value="39.9231">
            <text:p>39.923100</text:p>
          </table:table-cell>
          <table:table-cell table:number-columns-repeated="10"/>
          <table:table-cell table:formula="of:=VLOOKUP([.I459];[NE.$F$2:.$Q$160];2;0)" office:value-type="float" office:value="69">
            <text:p>69</text:p>
          </table:table-cell>
          <table:table-cell office:value-type="float" office:value="69">
            <text:p>69</text:p>
          </table:table-cell>
          <table:table-cell table:number-columns-repeated="234"/>
        </table:table-row>
        <table:table-row table:style-name="ro2">
          <table:table-cell office:value-type="float" office:value="459">
            <text:p>45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US-MOZ-00459</text:p>
          </table:table-cell>
          <table:table-cell office:value-type="float" office:value="1031907">
            <text:p>1031907</text:p>
          </table:table-cell>
          <table:table-cell office:value-type="string">
            <text:p>01031907</text:p>
          </table:table-cell>
          <table:table-cell office:value-type="string">
            <text:p>Nachere</text:p>
          </table:table-cell>
          <table:table-cell office:value-type="float" office:value="12">
            <text:p>12</text:p>
          </table:table-cell>
          <table:table-cell office:value-type="string">
            <text:p>NU-157</text:p>
          </table:table-cell>
          <table:table-cell office:value-type="float" office:value="-14.3907">
            <text:p>-14.390700</text:p>
          </table:table-cell>
          <table:table-cell office:value-type="float" office:value="40.079">
            <text:p>40.079000</text:p>
          </table:table-cell>
          <table:table-cell table:number-columns-repeated="10"/>
          <table:table-cell table:formula="of:=VLOOKUP([.I460];[NE.$F$2:.$Q$160];2;0)" office:value-type="float" office:value="69">
            <text:p>69</text:p>
          </table:table-cell>
          <table:table-cell office:value-type="float" office:value="69">
            <text:p>69</text:p>
          </table:table-cell>
          <table:table-cell table:number-columns-repeated="234"/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US-MOZ-00460</text:p>
          </table:table-cell>
          <table:table-cell office:value-type="float" office:value="1031910">
            <text:p>1031910</text:p>
          </table:table-cell>
          <table:table-cell office:value-type="string">
            <text:p>01031910</text:p>
          </table:table-cell>
          <table:table-cell office:value-type="string">
            <text:p>Muchico</text:p>
          </table:table-cell>
          <table:table-cell office:value-type="float" office:value="11">
            <text:p>11</text:p>
          </table:table-cell>
          <table:table-cell office:value-type="string">
            <text:p>NU-157</text:p>
          </table:table-cell>
          <table:table-cell office:value-type="float" office:value="-14.3002">
            <text:p>-14.300200</text:p>
          </table:table-cell>
          <table:table-cell office:value-type="float" office:value="39.7509">
            <text:p>39.750900</text:p>
          </table:table-cell>
          <table:table-cell table:number-columns-repeated="10"/>
          <table:table-cell table:formula="of:=VLOOKUP([.I461];[NE.$F$2:.$Q$160];2;0)" office:value-type="float" office:value="69">
            <text:p>69</text:p>
          </table:table-cell>
          <table:table-cell office:value-type="float" office:value="69">
            <text:p>69</text:p>
          </table:table-cell>
          <table:table-cell table:number-columns-repeated="234"/>
        </table:table-row>
        <table:table-row table:style-name="ro2">
          <table:table-cell office:value-type="float" office:value="461">
            <text:p>46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US-MOZ-00461</text:p>
          </table:table-cell>
          <table:table-cell office:value-type="float" office:value="1031908">
            <text:p>1031908</text:p>
          </table:table-cell>
          <table:table-cell office:value-type="string">
            <text:p>01031908</text:p>
          </table:table-cell>
          <table:table-cell office:value-type="string">
            <text:p>Saua-Saua</text:p>
          </table:table-cell>
          <table:table-cell office:value-type="float" office:value="13">
            <text:p>13</text:p>
          </table:table-cell>
          <table:table-cell office:value-type="string">
            <text:p>NU-157</text:p>
          </table:table-cell>
          <table:table-cell office:value-type="float" office:value="-14.3093">
            <text:p>-14.309300</text:p>
          </table:table-cell>
          <table:table-cell office:value-type="float" office:value="39.6523">
            <text:p>39.652300</text:p>
          </table:table-cell>
          <table:table-cell table:number-columns-repeated="10"/>
          <table:table-cell table:formula="of:=VLOOKUP([.I462];[NE.$F$2:.$Q$160];2;0)" office:value-type="float" office:value="69">
            <text:p>69</text:p>
          </table:table-cell>
          <table:table-cell office:value-type="float" office:value="69">
            <text:p>69</text:p>
          </table:table-cell>
          <table:table-cell table:number-columns-repeated="234"/>
        </table:table-row>
        <table:table-row table:style-name="ro2">
          <table:table-cell office:value-type="float" office:value="462">
            <text:p>46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US-MOZ-00462</text:p>
          </table:table-cell>
          <table:table-cell office:value-type="float" office:value="1031909">
            <text:p>1031909</text:p>
          </table:table-cell>
          <table:table-cell office:value-type="string">
            <text:p>01031909</text:p>
          </table:table-cell>
          <table:table-cell office:value-type="string">
            <text:p>Nahadje</text:p>
          </table:table-cell>
          <table:table-cell office:value-type="float" office:value="11">
            <text:p>11</text:p>
          </table:table-cell>
          <table:table-cell office:value-type="string">
            <text:p>NU-157</text:p>
          </table:table-cell>
          <table:table-cell office:value-type="float" office:value="-14.4218">
            <text:p>-14.421800</text:p>
          </table:table-cell>
          <table:table-cell office:value-type="float" office:value="39.9247">
            <text:p>39.924700</text:p>
          </table:table-cell>
          <table:table-cell table:number-columns-repeated="10"/>
          <table:table-cell table:formula="of:=VLOOKUP([.I463];[NE.$F$2:.$Q$160];2;0)" office:value-type="float" office:value="69">
            <text:p>69</text:p>
          </table:table-cell>
          <table:table-cell office:value-type="float" office:value="69">
            <text:p>69</text:p>
          </table:table-cell>
          <table:table-cell table:number-columns-repeated="234"/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US-MOZ-00463</text:p>
          </table:table-cell>
          <table:table-cell office:value-type="float" office:value="1031911">
            <text:p>1031911</text:p>
          </table:table-cell>
          <table:table-cell office:value-type="string">
            <text:p>01031911</text:p>
          </table:table-cell>
          <table:table-cell office:value-type="string">
            <text:p>Mahetha</text:p>
          </table:table-cell>
          <table:table-cell office:value-type="float" office:value="12">
            <text:p>12</text:p>
          </table:table-cell>
          <table:table-cell office:value-type="string">
            <text:p>NU-157</text:p>
          </table:table-cell>
          <table:table-cell table:style-name="ce14" office:value-type="float" office:value="-14.489095">
            <text:p>-14.489095</text:p>
          </table:table-cell>
          <table:table-cell table:style-name="ce14" office:value-type="float" office:value="40.736066">
            <text:p>40.736066</text:p>
          </table:table-cell>
          <table:table-cell table:number-columns-repeated="10"/>
          <table:table-cell table:formula="of:=VLOOKUP([.I464];[NE.$F$2:.$Q$160];2;0)" office:value-type="float" office:value="69">
            <text:p>69</text:p>
          </table:table-cell>
          <table:table-cell office:value-type="float" office:value="69">
            <text:p>69</text:p>
          </table:table-cell>
          <table:table-cell table:number-columns-repeated="234"/>
        </table:table-row>
        <table:table-row table:style-name="ro2">
          <table:table-cell office:value-type="float" office:value="464">
            <text:p>46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US-MOZ-00464</text:p>
          </table:table-cell>
          <table:table-cell office:value-type="float" office:value="1032019">
            <text:p>1032019</text:p>
          </table:table-cell>
          <table:table-cell office:value-type="string">
            <text:p>01032019</text:p>
          </table:table-cell>
          <table:table-cell office:value-type="string">
            <text:p>Maratane</text:p>
          </table:table-cell>
          <table:table-cell office:value-type="float" office:value="12">
            <text:p>12</text:p>
          </table:table-cell>
          <table:table-cell office:value-type="string">
            <text:p>NU-158</text:p>
          </table:table-cell>
          <table:table-cell office:value-type="float" office:value="-15.2544">
            <text:p>-15.254400</text:p>
          </table:table-cell>
          <table:table-cell office:value-type="float" office:value="39.2483">
            <text:p>39.248300</text:p>
          </table:table-cell>
          <table:table-cell table:number-columns-repeated="10"/>
          <table:table-cell table:formula="of:=VLOOKUP([.I465];[NE.$F$2:.$Q$160];2;0)" office:value-type="float" office:value="76">
            <text:p>76</text:p>
          </table:table-cell>
          <table:table-cell office:value-type="float" office:value="76">
            <text:p>76</text:p>
          </table:table-cell>
          <table:table-cell table:number-columns-repeated="234"/>
        </table:table-row>
        <table:table-row table:style-name="ro2">
          <table:table-cell office:value-type="float" office:value="465">
            <text:p>46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US-MOZ-00465</text:p>
          </table:table-cell>
          <table:table-cell office:value-type="float" office:value="1032020">
            <text:p>1032020</text:p>
          </table:table-cell>
          <table:table-cell office:value-type="string">
            <text:p>01032020</text:p>
          </table:table-cell>
          <table:table-cell office:value-type="string">
            <text:p>Saua Saua</text:p>
          </table:table-cell>
          <table:table-cell office:value-type="float" office:value="13">
            <text:p>13</text:p>
          </table:table-cell>
          <table:table-cell office:value-type="string">
            <text:p>NU-158</text:p>
          </table:table-cell>
          <table:table-cell office:value-type="float" office:value="-14.9997">
            <text:p>-14.999700</text:p>
          </table:table-cell>
          <table:table-cell office:value-type="float" office:value="39.345">
            <text:p>39.345000</text:p>
          </table:table-cell>
          <table:table-cell table:number-columns-repeated="10"/>
          <table:table-cell table:formula="of:=VLOOKUP([.I466];[NE.$F$2:.$Q$160];2;0)" office:value-type="float" office:value="76">
            <text:p>76</text:p>
          </table:table-cell>
          <table:table-cell office:value-type="float" office:value="76">
            <text:p>76</text:p>
          </table:table-cell>
          <table:table-cell table:number-columns-repeated="234"/>
        </table:table-row>
        <table:table-row table:style-name="ro2">
          <table:table-cell office:value-type="float" office:value="466">
            <text:p>466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US-MOZ-00466</text:p>
          </table:table-cell>
          <table:table-cell office:value-type="float" office:value="1032021">
            <text:p>1032021</text:p>
          </table:table-cell>
          <table:table-cell office:value-type="string">
            <text:p>01032021</text:p>
          </table:table-cell>
          <table:table-cell office:value-type="string">
            <text:p>Mucova</text:p>
          </table:table-cell>
          <table:table-cell office:value-type="float" office:value="12">
            <text:p>12</text:p>
          </table:table-cell>
          <table:table-cell office:value-type="string">
            <text:p>NU-158</text:p>
          </table:table-cell>
          <table:table-cell office:value-type="float" office:value="-14.975">
            <text:p>-14.975000</text:p>
          </table:table-cell>
          <table:table-cell office:value-type="float" office:value="38.8156">
            <text:p>38.815600</text:p>
          </table:table-cell>
          <table:table-cell table:number-columns-repeated="10"/>
          <table:table-cell table:formula="of:=VLOOKUP([.I467];[NE.$F$2:.$Q$160];2;0)" office:value-type="float" office:value="76">
            <text:p>76</text:p>
          </table:table-cell>
          <table:table-cell office:value-type="float" office:value="76">
            <text:p>76</text:p>
          </table:table-cell>
          <table:table-cell table:number-columns-repeated="234"/>
        </table:table-row>
        <table:table-row table:style-name="ro2">
          <table:table-cell office:value-type="float" office:value="467">
            <text:p>46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US-MOZ-00467</text:p>
          </table:table-cell>
          <table:table-cell office:value-type="float" office:value="1032022">
            <text:p>1032022</text:p>
          </table:table-cell>
          <table:table-cell office:value-type="string">
            <text:p>01032022</text:p>
          </table:table-cell>
          <table:table-cell office:value-type="string">
            <text:p>Muleheia</text:p>
          </table:table-cell>
          <table:table-cell office:value-type="float" office:value="13">
            <text:p>13</text:p>
          </table:table-cell>
          <table:table-cell office:value-type="string">
            <text:p>NU-158</text:p>
          </table:table-cell>
          <table:table-cell office:value-type="float" office:value="-15.2306">
            <text:p>-15.230600</text:p>
          </table:table-cell>
          <table:table-cell office:value-type="float" office:value="38.9742">
            <text:p>38.974200</text:p>
          </table:table-cell>
          <table:table-cell table:number-columns-repeated="10"/>
          <table:table-cell table:formula="of:=VLOOKUP([.I468];[NE.$F$2:.$Q$160];2;0)" office:value-type="float" office:value="76">
            <text:p>76</text:p>
          </table:table-cell>
          <table:table-cell office:value-type="float" office:value="76">
            <text:p>76</text:p>
          </table:table-cell>
          <table:table-cell table:number-columns-repeated="234"/>
        </table:table-row>
        <table:table-row table:style-name="ro2">
          <table:table-cell office:value-type="float" office:value="468">
            <text:p>468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US-MOZ-00468</text:p>
          </table:table-cell>
          <table:table-cell office:value-type="float" office:value="1032018">
            <text:p>1032018</text:p>
          </table:table-cell>
          <table:table-cell office:value-type="string">
            <text:p>01032018</text:p>
          </table:table-cell>
          <table:table-cell office:value-type="string">
            <text:p>Natoa</text:p>
          </table:table-cell>
          <table:table-cell office:value-type="float" office:value="13">
            <text:p>13</text:p>
          </table:table-cell>
          <table:table-cell office:value-type="string">
            <text:p>NU-158</text:p>
          </table:table-cell>
          <table:table-cell office:value-type="float" office:value="-15.2286">
            <text:p>-15.228600</text:p>
          </table:table-cell>
          <table:table-cell office:value-type="float" office:value="39.1183">
            <text:p>39.118300</text:p>
          </table:table-cell>
          <table:table-cell table:number-columns-repeated="10"/>
          <table:table-cell table:formula="of:=VLOOKUP([.I469];[NE.$F$2:.$Q$160];2;0)" office:value-type="float" office:value="76">
            <text:p>76</text:p>
          </table:table-cell>
          <table:table-cell office:value-type="float" office:value="76">
            <text:p>76</text:p>
          </table:table-cell>
          <table:table-cell table:number-columns-repeated="234"/>
        </table:table-row>
        <table:table-row table:style-name="ro2">
          <table:table-cell office:value-type="float" office:value="469">
            <text:p>469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US-MOZ-00469</text:p>
          </table:table-cell>
          <table:table-cell office:value-type="float" office:value="1032012">
            <text:p>1032012</text:p>
          </table:table-cell>
          <table:table-cell office:value-type="string">
            <text:p>01032012</text:p>
          </table:table-cell>
          <table:table-cell office:value-type="string">
            <text:p>Mutolo</text:p>
          </table:table-cell>
          <table:table-cell office:value-type="float" office:value="12">
            <text:p>12</text:p>
          </table:table-cell>
          <table:table-cell office:value-type="string">
            <text:p>NU-158</text:p>
          </table:table-cell>
          <table:table-cell office:value-type="float" office:value="-15.375">
            <text:p>-15.375000</text:p>
          </table:table-cell>
          <table:table-cell office:value-type="float" office:value="39.0344">
            <text:p>39.034400</text:p>
          </table:table-cell>
          <table:table-cell table:number-columns-repeated="10"/>
          <table:table-cell table:formula="of:=VLOOKUP([.I470];[NE.$F$2:.$Q$160];2;0)" office:value-type="float" office:value="76">
            <text:p>76</text:p>
          </table:table-cell>
          <table:table-cell office:value-type="float" office:value="76">
            <text:p>76</text:p>
          </table:table-cell>
          <table:table-cell table:number-columns-repeated="234"/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US-MOZ-00470</text:p>
          </table:table-cell>
          <table:table-cell office:value-type="float" office:value="1032015">
            <text:p>1032015</text:p>
          </table:table-cell>
          <table:table-cell office:value-type="string">
            <text:p>01032015</text:p>
          </table:table-cell>
          <table:table-cell office:value-type="string">
            <text:p>Namiconha</text:p>
          </table:table-cell>
          <table:table-cell office:value-type="float" office:value="13">
            <text:p>13</text:p>
          </table:table-cell>
          <table:table-cell office:value-type="string">
            <text:p>NU-158</text:p>
          </table:table-cell>
          <table:table-cell office:value-type="float" office:value="-15.2036">
            <text:p>-15.203600</text:p>
          </table:table-cell>
          <table:table-cell office:value-type="float" office:value="39.3881">
            <text:p>39.388100</text:p>
          </table:table-cell>
          <table:table-cell table:number-columns-repeated="10"/>
          <table:table-cell table:formula="of:=VLOOKUP([.I471];[NE.$F$2:.$Q$160];2;0)" office:value-type="float" office:value="76">
            <text:p>76</text:p>
          </table:table-cell>
          <table:table-cell office:value-type="float" office:value="76">
            <text:p>76</text:p>
          </table:table-cell>
          <table:table-cell table:number-columns-repeated="234"/>
        </table:table-row>
        <table:table-row table:style-name="ro2">
          <table:table-cell office:value-type="float" office:value="471">
            <text:p>47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US-MOZ-00471</text:p>
          </table:table-cell>
          <table:table-cell office:value-type="float" office:value="1032013">
            <text:p>1032013</text:p>
          </table:table-cell>
          <table:table-cell office:value-type="string">
            <text:p>01032013</text:p>
          </table:table-cell>
          <table:table-cell office:value-type="string">
            <text:p>Naholoco</text:p>
          </table:table-cell>
          <table:table-cell office:value-type="float" office:value="13">
            <text:p>13</text:p>
          </table:table-cell>
          <table:table-cell office:value-type="string">
            <text:p>NU-158</text:p>
          </table:table-cell>
          <table:table-cell office:value-type="float" office:value="-15.1736">
            <text:p>-15.173600</text:p>
          </table:table-cell>
          <table:table-cell office:value-type="float" office:value="39.4631">
            <text:p>39.463100</text:p>
          </table:table-cell>
          <table:table-cell table:number-columns-repeated="10"/>
          <table:table-cell table:formula="of:=VLOOKUP([.I472];[NE.$F$2:.$Q$160];2;0)" office:value-type="float" office:value="76">
            <text:p>76</text:p>
          </table:table-cell>
          <table:table-cell office:value-type="float" office:value="76">
            <text:p>76</text:p>
          </table:table-cell>
          <table:table-cell table:number-columns-repeated="234"/>
        </table:table-row>
        <table:table-row table:style-name="ro2">
          <table:table-cell office:value-type="float" office:value="472">
            <text:p>47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US-MOZ-00472</text:p>
          </table:table-cell>
          <table:table-cell office:value-type="float" office:value="1032011">
            <text:p>1032011</text:p>
          </table:table-cell>
          <table:table-cell office:value-type="string">
            <text:p>01032011</text:p>
          </table:table-cell>
          <table:table-cell office:value-type="string">
            <text:p>Mutivaze</text:p>
          </table:table-cell>
          <table:table-cell office:value-type="float" office:value="12">
            <text:p>12</text:p>
          </table:table-cell>
          <table:table-cell office:value-type="string">
            <text:p>NU-158</text:p>
          </table:table-cell>
          <table:table-cell office:value-type="float" office:value="-14.9972">
            <text:p>-14.997200</text:p>
          </table:table-cell>
          <table:table-cell office:value-type="float" office:value="38.9519">
            <text:p>38.951900</text:p>
          </table:table-cell>
          <table:table-cell table:number-columns-repeated="10"/>
          <table:table-cell table:formula="of:=VLOOKUP([.I473];[NE.$F$2:.$Q$160];2;0)" office:value-type="float" office:value="76">
            <text:p>76</text:p>
          </table:table-cell>
          <table:table-cell office:value-type="float" office:value="76">
            <text:p>76</text:p>
          </table:table-cell>
          <table:table-cell table:number-columns-repeated="234"/>
        </table:table-row>
        <table:table-row table:style-name="ro2">
          <table:table-cell office:value-type="float" office:value="473">
            <text:p>47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US-MOZ-00473</text:p>
          </table:table-cell>
          <table:table-cell office:value-type="float" office:value="1032009">
            <text:p>1032009</text:p>
          </table:table-cell>
          <table:table-cell office:value-type="string">
            <text:p>01032009</text:p>
          </table:table-cell>
          <table:table-cell office:value-type="string">
            <text:p>Caramaja</text:p>
          </table:table-cell>
          <table:table-cell office:value-type="float" office:value="12">
            <text:p>12</text:p>
          </table:table-cell>
          <table:table-cell office:value-type="string">
            <text:p>NU-158</text:p>
          </table:table-cell>
          <table:table-cell office:value-type="float" office:value="-15.1383">
            <text:p>-15.138300</text:p>
          </table:table-cell>
          <table:table-cell office:value-type="float" office:value="39.0358">
            <text:p>39.035800</text:p>
          </table:table-cell>
          <table:table-cell table:number-columns-repeated="10"/>
          <table:table-cell table:formula="of:=VLOOKUP([.I474];[NE.$F$2:.$Q$160];2;0)" office:value-type="float" office:value="76">
            <text:p>76</text:p>
          </table:table-cell>
          <table:table-cell office:value-type="float" office:value="76">
            <text:p>76</text:p>
          </table:table-cell>
          <table:table-cell table:number-columns-repeated="234"/>
        </table:table-row>
        <table:table-row table:style-name="ro2">
          <table:table-cell office:value-type="float" office:value="474">
            <text:p>47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US-MOZ-00474</text:p>
          </table:table-cell>
          <table:table-cell office:value-type="float" office:value="1032008">
            <text:p>1032008</text:p>
          </table:table-cell>
          <table:table-cell office:value-type="string">
            <text:p>01032008</text:p>
          </table:table-cell>
          <table:table-cell office:value-type="string">
            <text:p>Namaita</text:p>
          </table:table-cell>
          <table:table-cell office:value-type="float" office:value="11">
            <text:p>11</text:p>
          </table:table-cell>
          <table:table-cell office:value-type="string">
            <text:p>NU-158</text:p>
          </table:table-cell>
          <table:table-cell office:value-type="float" office:value="-15.2744">
            <text:p>-15.274400</text:p>
          </table:table-cell>
          <table:table-cell office:value-type="float" office:value="39.0411">
            <text:p>39.041100</text:p>
          </table:table-cell>
          <table:table-cell table:number-columns-repeated="10"/>
          <table:table-cell table:formula="of:=VLOOKUP([.I475];[NE.$F$2:.$Q$160];2;0)" office:value-type="float" office:value="76">
            <text:p>76</text:p>
          </table:table-cell>
          <table:table-cell office:value-type="float" office:value="76">
            <text:p>76</text:p>
          </table:table-cell>
          <table:table-cell table:number-columns-repeated="234"/>
        </table:table-row>
        <table:table-row table:style-name="ro2">
          <table:table-cell office:value-type="float" office:value="475">
            <text:p>47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US-MOZ-00475</text:p>
          </table:table-cell>
          <table:table-cell office:value-type="float" office:value="1032007">
            <text:p>1032007</text:p>
          </table:table-cell>
          <table:table-cell office:value-type="string">
            <text:p>01032007</text:p>
          </table:table-cell>
          <table:table-cell office:value-type="string">
            <text:p>Anchilo</text:p>
          </table:table-cell>
          <table:table-cell office:value-type="float" office:value="11">
            <text:p>11</text:p>
          </table:table-cell>
          <table:table-cell office:value-type="string">
            <text:p>NU-158</text:p>
          </table:table-cell>
          <table:table-cell office:value-type="float" office:value="-15.0994">
            <text:p>-15.099400</text:p>
          </table:table-cell>
          <table:table-cell office:value-type="float" office:value="39.4244">
            <text:p>39.424400</text:p>
          </table:table-cell>
          <table:table-cell table:number-columns-repeated="10"/>
          <table:table-cell table:formula="of:=VLOOKUP([.I476];[NE.$F$2:.$Q$160];2;0)" office:value-type="float" office:value="76">
            <text:p>76</text:p>
          </table:table-cell>
          <table:table-cell office:value-type="float" office:value="76">
            <text:p>76</text:p>
          </table:table-cell>
          <table:table-cell table:number-columns-repeated="234"/>
        </table:table-row>
        <table:table-row table:style-name="ro2">
          <table:table-cell office:value-type="float" office:value="476">
            <text:p>476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US-MOZ-00476</text:p>
          </table:table-cell>
          <table:table-cell office:value-type="float" office:value="1032006">
            <text:p>1032006</text:p>
          </table:table-cell>
          <table:table-cell office:value-type="string">
            <text:p>01032006</text:p>
          </table:table-cell>
          <table:table-cell office:value-type="string">
            <text:p>Rapale</text:p>
          </table:table-cell>
          <table:table-cell office:value-type="float" office:value="11">
            <text:p>11</text:p>
          </table:table-cell>
          <table:table-cell office:value-type="string">
            <text:p>NU-158</text:p>
          </table:table-cell>
          <table:table-cell office:value-type="float" office:value="-15.0142">
            <text:p>-15.014200</text:p>
          </table:table-cell>
          <table:table-cell office:value-type="float" office:value="39.1289">
            <text:p>39.128900</text:p>
          </table:table-cell>
          <table:table-cell table:number-columns-repeated="10"/>
          <table:table-cell table:formula="of:=VLOOKUP([.I477];[NE.$F$2:.$Q$160];2;0)" office:value-type="float" office:value="76">
            <text:p>76</text:p>
          </table:table-cell>
          <table:table-cell office:value-type="float" office:value="76">
            <text:p>76</text:p>
          </table:table-cell>
          <table:table-cell table:number-columns-repeated="234"/>
        </table:table-row>
        <table:table-row table:style-name="ro2">
          <table:table-cell office:value-type="float" office:value="477">
            <text:p>47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US-MOZ-00477</text:p>
          </table:table-cell>
          <table:table-cell office:value-type="float" office:value="1032017">
            <text:p>1032017</text:p>
          </table:table-cell>
          <table:table-cell office:value-type="string">
            <text:p>01032017</text:p>
          </table:table-cell>
          <table:table-cell office:value-type="string">
            <text:p>Namucaua</text:p>
          </table:table-cell>
          <table:table-cell office:value-type="float" office:value="12">
            <text:p>12</text:p>
          </table:table-cell>
          <table:table-cell office:value-type="string">
            <text:p>NU-158</text:p>
          </table:table-cell>
          <table:table-cell office:value-type="float" office:value="-15.3297">
            <text:p>-15.329700</text:p>
          </table:table-cell>
          <table:table-cell office:value-type="float" office:value="39.1519">
            <text:p>39.151900</text:p>
          </table:table-cell>
          <table:table-cell table:number-columns-repeated="10"/>
          <table:table-cell table:formula="of:=VLOOKUP([.I478];[NE.$F$2:.$Q$160];2;0)" office:value-type="float" office:value="76">
            <text:p>76</text:p>
          </table:table-cell>
          <table:table-cell office:value-type="float" office:value="76">
            <text:p>76</text:p>
          </table:table-cell>
          <table:table-cell table:number-columns-repeated="234"/>
        </table:table-row>
        <table:table-row table:style-name="ro2">
          <table:table-cell office:value-type="float" office:value="478">
            <text:p>478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US-MOZ-00478</text:p>
          </table:table-cell>
          <table:table-cell office:value-type="float" office:value="1032014">
            <text:p>1032014</text:p>
          </table:table-cell>
          <table:table-cell office:value-type="string">
            <text:p>01032014</text:p>
          </table:table-cell>
          <table:table-cell office:value-type="string">
            <text:p>Namachilo (Momala)</text:p>
          </table:table-cell>
          <table:table-cell office:value-type="float" office:value="13">
            <text:p>13</text:p>
          </table:table-cell>
          <table:table-cell office:value-type="string">
            <text:p>NU-158</text:p>
          </table:table-cell>
          <table:table-cell office:value-type="float" office:value="-15.3367">
            <text:p>-15.336700</text:p>
          </table:table-cell>
          <table:table-cell office:value-type="float" office:value="39.34">
            <text:p>39.340000</text:p>
          </table:table-cell>
          <table:table-cell table:number-columns-repeated="10"/>
          <table:table-cell table:formula="of:=VLOOKUP([.I479];[NE.$F$2:.$Q$160];2;0)" office:value-type="float" office:value="76">
            <text:p>76</text:p>
          </table:table-cell>
          <table:table-cell office:value-type="float" office:value="76">
            <text:p>76</text:p>
          </table:table-cell>
          <table:table-cell table:number-columns-repeated="234"/>
        </table:table-row>
        <table:table-row table:style-name="ro2">
          <table:table-cell office:value-type="float" office:value="479">
            <text:p>479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string">
            <text:p>US-MOZ-00479</text:p>
          </table:table-cell>
          <table:table-cell office:value-type="float" office:value="1032106">
            <text:p>1032106</text:p>
          </table:table-cell>
          <table:table-cell office:value-type="string">
            <text:p>01032106</text:p>
          </table:table-cell>
          <table:table-cell office:value-type="string">
            <text:p>Iapala Monapo</text:p>
          </table:table-cell>
          <table:table-cell office:value-type="float" office:value="12">
            <text:p>12</text:p>
          </table:table-cell>
          <table:table-cell office:value-type="string">
            <text:p>NU-159</text:p>
          </table:table-cell>
          <table:table-cell office:value-type="float" office:value="-14.9828">
            <text:p>-14.982800</text:p>
          </table:table-cell>
          <table:table-cell office:value-type="float" office:value="38.0714">
            <text:p>38.071400</text:p>
          </table:table-cell>
          <table:table-cell table:number-columns-repeated="10"/>
          <table:table-cell table:formula="of:=VLOOKUP([.I480];[NE.$F$2:.$Q$160];2;0)" office:value-type="float" office:value="72">
            <text:p>72</text:p>
          </table:table-cell>
          <table:table-cell office:value-type="float" office:value="72">
            <text:p>72</text:p>
          </table:table-cell>
          <table:table-cell table:number-columns-repeated="234"/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string">
            <text:p>US-MOZ-00480</text:p>
          </table:table-cell>
          <table:table-cell office:value-type="float" office:value="1032113">
            <text:p>1032113</text:p>
          </table:table-cell>
          <table:table-cell office:value-type="string">
            <text:p>01032113</text:p>
          </table:table-cell>
          <table:table-cell office:value-type="string">
            <text:p>Cunle</text:p>
          </table:table-cell>
          <table:table-cell office:value-type="float" office:value="12">
            <text:p>12</text:p>
          </table:table-cell>
          <table:table-cell office:value-type="string">
            <text:p>NU-159</text:p>
          </table:table-cell>
          <table:table-cell office:value-type="float" office:value="-15.1011">
            <text:p>-15.101100</text:p>
          </table:table-cell>
          <table:table-cell office:value-type="float" office:value="38.23">
            <text:p>38.230000</text:p>
          </table:table-cell>
          <table:table-cell table:number-columns-repeated="10"/>
          <table:table-cell table:formula="of:=VLOOKUP([.I481];[NE.$F$2:.$Q$160];2;0)" office:value-type="float" office:value="72">
            <text:p>72</text:p>
          </table:table-cell>
          <table:table-cell office:value-type="float" office:value="72">
            <text:p>72</text:p>
          </table:table-cell>
          <table:table-cell table:number-columns-repeated="234"/>
        </table:table-row>
        <table:table-row table:style-name="ro2">
          <table:table-cell office:value-type="float" office:value="481">
            <text:p>48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string">
            <text:p>US-MOZ-00481</text:p>
          </table:table-cell>
          <table:table-cell office:value-type="float" office:value="1032112">
            <text:p>1032112</text:p>
          </table:table-cell>
          <table:table-cell office:value-type="string">
            <text:p>01032112</text:p>
          </table:table-cell>
          <table:table-cell office:value-type="string">
            <text:p>Esc.Bas.Agraria</text:p>
          </table:table-cell>
          <table:table-cell office:value-type="float" office:value="13">
            <text:p>13</text:p>
          </table:table-cell>
          <table:table-cell office:value-type="string">
            <text:p>NU-159</text:p>
          </table:table-cell>
          <table:table-cell office:value-type="float" office:value="-14.993">
            <text:p>-14.993000</text:p>
          </table:table-cell>
          <table:table-cell office:value-type="float" office:value="38.2695">
            <text:p>38.269500</text:p>
          </table:table-cell>
          <table:table-cell table:number-columns-repeated="10"/>
          <table:table-cell table:formula="of:=VLOOKUP([.I482];[NE.$F$2:.$Q$160];2;0)" office:value-type="float" office:value="72">
            <text:p>72</text:p>
          </table:table-cell>
          <table:table-cell office:value-type="float" office:value="72">
            <text:p>72</text:p>
          </table:table-cell>
          <table:table-cell table:number-columns-repeated="234"/>
        </table:table-row>
        <table:table-row table:style-name="ro2">
          <table:table-cell office:value-type="float" office:value="482">
            <text:p>48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string">
            <text:p>US-MOZ-00482</text:p>
          </table:table-cell>
          <table:table-cell office:value-type="float" office:value="1032111">
            <text:p>1032111</text:p>
          </table:table-cell>
          <table:table-cell office:value-type="string">
            <text:p>01032111</text:p>
          </table:table-cell>
          <table:table-cell office:value-type="string">
            <text:p>Riane</text:p>
          </table:table-cell>
          <table:table-cell office:value-type="float" office:value="13">
            <text:p>13</text:p>
          </table:table-cell>
          <table:table-cell office:value-type="string">
            <text:p>NU-159</text:p>
          </table:table-cell>
          <table:table-cell office:value-type="float" office:value="-15.0036">
            <text:p>-15.003600</text:p>
          </table:table-cell>
          <table:table-cell office:value-type="float" office:value="37.7633">
            <text:p>37.763300</text:p>
          </table:table-cell>
          <table:table-cell table:number-columns-repeated="10"/>
          <table:table-cell table:formula="of:=VLOOKUP([.I483];[NE.$F$2:.$Q$160];2;0)" office:value-type="float" office:value="72">
            <text:p>72</text:p>
          </table:table-cell>
          <table:table-cell office:value-type="float" office:value="72">
            <text:p>72</text:p>
          </table:table-cell>
          <table:table-cell table:number-columns-repeated="234"/>
        </table:table-row>
        <table:table-row table:style-name="ro2">
          <table:table-cell office:value-type="float" office:value="483">
            <text:p>483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string">
            <text:p>US-MOZ-00483</text:p>
          </table:table-cell>
          <table:table-cell office:value-type="float" office:value="1032110">
            <text:p>1032110</text:p>
          </table:table-cell>
          <table:table-cell office:value-type="string">
            <text:p>01032110</text:p>
          </table:table-cell>
          <table:table-cell office:value-type="string">
            <text:p>Namiconha</text:p>
          </table:table-cell>
          <table:table-cell office:value-type="float" office:value="12">
            <text:p>12</text:p>
          </table:table-cell>
          <table:table-cell office:value-type="string">
            <text:p>NU-159</text:p>
          </table:table-cell>
          <table:table-cell office:value-type="float" office:value="-15.0411">
            <text:p>-15.041100</text:p>
          </table:table-cell>
          <table:table-cell office:value-type="float" office:value="38.3389">
            <text:p>38.338900</text:p>
          </table:table-cell>
          <table:table-cell table:number-columns-repeated="10"/>
          <table:table-cell table:formula="of:=VLOOKUP([.I484];[NE.$F$2:.$Q$160];2;0)" office:value-type="float" office:value="72">
            <text:p>72</text:p>
          </table:table-cell>
          <table:table-cell office:value-type="float" office:value="72">
            <text:p>72</text:p>
          </table:table-cell>
          <table:table-cell table:number-columns-repeated="234"/>
        </table:table-row>
        <table:table-row table:style-name="ro2">
          <table:table-cell office:value-type="float" office:value="484">
            <text:p>484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string">
            <text:p>US-MOZ-00484</text:p>
          </table:table-cell>
          <table:table-cell office:value-type="float" office:value="1032109">
            <text:p>1032109</text:p>
          </table:table-cell>
          <table:table-cell office:value-type="string">
            <text:p>01032109</text:p>
          </table:table-cell>
          <table:table-cell office:value-type="string">
            <text:p>Mecuasse</text:p>
          </table:table-cell>
          <table:table-cell office:value-type="float" office:value="13">
            <text:p>13</text:p>
          </table:table-cell>
          <table:table-cell office:value-type="string">
            <text:p>NU-159</text:p>
          </table:table-cell>
          <table:table-cell office:value-type="float" office:value="-14.7947">
            <text:p>-14.794700</text:p>
          </table:table-cell>
          <table:table-cell office:value-type="float" office:value="38.3706">
            <text:p>38.370600</text:p>
          </table:table-cell>
          <table:table-cell table:number-columns-repeated="10"/>
          <table:table-cell table:formula="of:=VLOOKUP([.I485];[NE.$F$2:.$Q$160];2;0)" office:value-type="float" office:value="72">
            <text:p>72</text:p>
          </table:table-cell>
          <table:table-cell office:value-type="float" office:value="72">
            <text:p>72</text:p>
          </table:table-cell>
          <table:table-cell table:number-columns-repeated="234"/>
        </table:table-row>
        <table:table-row table:style-name="ro2">
          <table:table-cell office:value-type="float" office:value="485">
            <text:p>485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string">
            <text:p>US-MOZ-00485</text:p>
          </table:table-cell>
          <table:table-cell office:value-type="float" office:value="1032107">
            <text:p>1032107</text:p>
          </table:table-cell>
          <table:table-cell office:value-type="string">
            <text:p>01032107</text:p>
          </table:table-cell>
          <table:table-cell office:value-type="string">
            <text:p>Chica</text:p>
          </table:table-cell>
          <table:table-cell office:value-type="float" office:value="13">
            <text:p>13</text:p>
          </table:table-cell>
          <table:table-cell office:value-type="string">
            <text:p>NU-159</text:p>
          </table:table-cell>
          <table:table-cell office:value-type="float" office:value="-15.0033">
            <text:p>-15.003300</text:p>
          </table:table-cell>
          <table:table-cell office:value-type="float" office:value="38.5103">
            <text:p>38.510300</text:p>
          </table:table-cell>
          <table:table-cell table:number-columns-repeated="10"/>
          <table:table-cell table:formula="of:=VLOOKUP([.I486];[NE.$F$2:.$Q$160];2;0)" office:value-type="float" office:value="72">
            <text:p>72</text:p>
          </table:table-cell>
          <table:table-cell office:value-type="float" office:value="72">
            <text:p>72</text:p>
          </table:table-cell>
          <table:table-cell table:number-columns-repeated="234"/>
        </table:table-row>
        <table:table-row table:style-name="ro2">
          <table:table-cell office:value-type="float" office:value="486">
            <text:p>486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string">
            <text:p>US-MOZ-00486</text:p>
          </table:table-cell>
          <table:table-cell office:value-type="float" office:value="1032101">
            <text:p>1032101</text:p>
          </table:table-cell>
          <table:table-cell office:value-type="string">
            <text:p>01032101</text:p>
          </table:table-cell>
          <table:table-cell office:value-type="string">
            <text:p>Ribaue</text:p>
          </table:table-cell>
          <table:table-cell office:value-type="float" office:value="5">
            <text:p>5</text:p>
          </table:table-cell>
          <table:table-cell office:value-type="string">
            <text:p>NU-159</text:p>
          </table:table-cell>
          <table:table-cell office:value-type="float" office:value="-14.9464">
            <text:p>-14.946400</text:p>
          </table:table-cell>
          <table:table-cell office:value-type="float" office:value="38.3209">
            <text:p>38.320900</text:p>
          </table:table-cell>
          <table:table-cell table:number-columns-repeated="10"/>
          <table:table-cell table:formula="of:=VLOOKUP([.I487];[NE.$F$2:.$Q$160];2;0)" office:value-type="float" office:value="72">
            <text:p>72</text:p>
          </table:table-cell>
          <table:table-cell office:value-type="float" office:value="72">
            <text:p>72</text:p>
          </table:table-cell>
          <table:table-cell table:number-columns-repeated="234"/>
        </table:table-row>
        <table:table-row table:style-name="ro2">
          <table:table-cell office:value-type="float" office:value="487">
            <text:p>487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string">
            <text:p>US-MOZ-00487</text:p>
          </table:table-cell>
          <table:table-cell office:value-type="float" office:value="1032108">
            <text:p>1032108</text:p>
          </table:table-cell>
          <table:table-cell office:value-type="string">
            <text:p>01032108</text:p>
          </table:table-cell>
          <table:table-cell office:value-type="string">
            <text:p>Iapala Estacao(Sede)</text:p>
          </table:table-cell>
          <table:table-cell office:value-type="float" office:value="12">
            <text:p>12</text:p>
          </table:table-cell>
          <table:table-cell office:value-type="string">
            <text:p>NU-159</text:p>
          </table:table-cell>
          <table:table-cell office:value-type="float" office:value="-15.0289">
            <text:p>-15.028900</text:p>
          </table:table-cell>
          <table:table-cell office:value-type="float" office:value="38.0477">
            <text:p>38.047700</text:p>
          </table:table-cell>
          <table:table-cell table:number-columns-repeated="10"/>
          <table:table-cell table:formula="of:=VLOOKUP([.I488];[NE.$F$2:.$Q$160];2;0)" office:value-type="float" office:value="72">
            <text:p>72</text:p>
          </table:table-cell>
          <table:table-cell office:value-type="float" office:value="72">
            <text:p>72</text:p>
          </table:table-cell>
          <table:table-cell table:number-columns-repeated="234"/>
        </table:table-row>
        <table:table-row table:style-name="ro2">
          <table:table-cell office:value-type="float" office:value="488">
            <text:p>4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S-MOZ-00488</text:p>
          </table:table-cell>
          <table:table-cell office:value-type="float" office:value="1040117">
            <text:p>1040117</text:p>
          </table:table-cell>
          <table:table-cell office:value-type="string">
            <text:p>01040117</text:p>
          </table:table-cell>
          <table:table-cell office:value-type="string">
            <text:p>Incidua</text:p>
          </table:table-cell>
          <table:table-cell office:value-type="float" office:value="9">
            <text:p>9</text:p>
          </table:table-cell>
          <table:table-cell office:value-type="string">
            <text:p>NU-101</text:p>
          </table:table-cell>
          <table:table-cell office:value-type="float" office:value="-17.8878">
            <text:p>-17.887800</text:p>
          </table:table-cell>
          <table:table-cell office:value-type="float" office:value="36.9156">
            <text:p>36.915600</text:p>
          </table:table-cell>
          <table:table-cell table:number-columns-repeated="10"/>
          <table:table-cell table:formula="of:=VLOOKUP([.I489];[NE.$F$2:.$Q$160];2;0)" office:value-type="float" office:value="113">
            <text:p>113</text:p>
          </table:table-cell>
          <table:table-cell office:value-type="float" office:value="113">
            <text:p>113</text:p>
          </table:table-cell>
          <table:table-cell table:number-columns-repeated="234"/>
        </table:table-row>
        <table:table-row table:style-name="ro2">
          <table:table-cell office:value-type="float" office:value="489">
            <text:p>48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S-MOZ-00489</text:p>
          </table:table-cell>
          <table:table-cell office:value-type="float" office:value="1040112">
            <text:p>1040112</text:p>
          </table:table-cell>
          <table:table-cell office:value-type="string">
            <text:p>01040112</text:p>
          </table:table-cell>
          <table:table-cell office:value-type="string">
            <text:p>Sangariveira</text:p>
          </table:table-cell>
          <table:table-cell office:value-type="float" office:value="10">
            <text:p>10</text:p>
          </table:table-cell>
          <table:table-cell office:value-type="string">
            <text:p>NU-101</text:p>
          </table:table-cell>
          <table:table-cell office:value-type="float" office:value="-17.8675">
            <text:p>-17.867500</text:p>
          </table:table-cell>
          <table:table-cell office:value-type="float" office:value="36.9239">
            <text:p>36.923900</text:p>
          </table:table-cell>
          <table:table-cell table:number-columns-repeated="10"/>
          <table:table-cell table:formula="of:=VLOOKUP([.I490];[NE.$F$2:.$Q$160];2;0)" office:value-type="float" office:value="113">
            <text:p>113</text:p>
          </table:table-cell>
          <table:table-cell office:value-type="float" office:value="113">
            <text:p>113</text:p>
          </table:table-cell>
          <table:table-cell table:number-columns-repeated="234"/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S-MOZ-00490</text:p>
          </table:table-cell>
          <table:table-cell office:value-type="float" office:value="1040111">
            <text:p>1040111</text:p>
          </table:table-cell>
          <table:table-cell office:value-type="string">
            <text:p>01040111</text:p>
          </table:table-cell>
          <table:table-cell office:value-type="string">
            <text:p>Namuinho</text:p>
          </table:table-cell>
          <table:table-cell office:value-type="float" office:value="9">
            <text:p>9</text:p>
          </table:table-cell>
          <table:table-cell office:value-type="string">
            <text:p>NU-101</text:p>
          </table:table-cell>
          <table:table-cell office:value-type="float" office:value="-17.8192">
            <text:p>-17.819200</text:p>
          </table:table-cell>
          <table:table-cell office:value-type="float" office:value="36.9466">
            <text:p>36.946600</text:p>
          </table:table-cell>
          <table:table-cell table:number-columns-repeated="10"/>
          <table:table-cell table:formula="of:=VLOOKUP([.I491];[NE.$F$2:.$Q$160];2;0)" office:value-type="float" office:value="113">
            <text:p>113</text:p>
          </table:table-cell>
          <table:table-cell office:value-type="float" office:value="113">
            <text:p>113</text:p>
          </table:table-cell>
          <table:table-cell table:number-columns-repeated="234"/>
        </table:table-row>
        <table:table-row table:style-name="ro2">
          <table:table-cell office:value-type="float" office:value="491">
            <text:p>49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S-MOZ-00491</text:p>
          </table:table-cell>
          <table:table-cell office:value-type="float" office:value="1040110">
            <text:p>1040110</text:p>
          </table:table-cell>
          <table:table-cell office:value-type="string">
            <text:p>01040110</text:p>
          </table:table-cell>
          <table:table-cell office:value-type="string">
            <text:p>Cadeia Civil</text:p>
          </table:table-cell>
          <table:table-cell office:value-type="float" office:value="13">
            <text:p>13</text:p>
          </table:table-cell>
          <table:table-cell office:value-type="string">
            <text:p>NU-101</text:p>
          </table:table-cell>
          <table:table-cell office:value-type="float" office:value="-17.8786">
            <text:p>-17.878600</text:p>
          </table:table-cell>
          <table:table-cell office:value-type="float" office:value="36.8883">
            <text:p>36.888300</text:p>
          </table:table-cell>
          <table:table-cell table:number-columns-repeated="10"/>
          <table:table-cell table:formula="of:=VLOOKUP([.I492];[NE.$F$2:.$Q$160];2;0)" office:value-type="float" office:value="113">
            <text:p>113</text:p>
          </table:table-cell>
          <table:table-cell office:value-type="float" office:value="113">
            <text:p>113</text:p>
          </table:table-cell>
          <table:table-cell table:number-columns-repeated="234"/>
        </table:table-row>
        <table:table-row table:style-name="ro2">
          <table:table-cell office:value-type="float" office:value="492">
            <text:p>4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S-MOZ-00492</text:p>
          </table:table-cell>
          <table:table-cell office:value-type="float" office:value="1040109">
            <text:p>1040109</text:p>
          </table:table-cell>
          <table:table-cell office:value-type="string">
            <text:p>01040109</text:p>
          </table:table-cell>
          <table:table-cell office:value-type="string">
            <text:p>4 De Dezembro</text:p>
          </table:table-cell>
          <table:table-cell office:value-type="float" office:value="9">
            <text:p>9</text:p>
          </table:table-cell>
          <table:table-cell office:value-type="string">
            <text:p>NU-101</text:p>
          </table:table-cell>
          <table:table-cell office:value-type="float" office:value="-17.8803">
            <text:p>-17.880300</text:p>
          </table:table-cell>
          <table:table-cell office:value-type="float" office:value="36.8916">
            <text:p>36.891600</text:p>
          </table:table-cell>
          <table:table-cell table:number-columns-repeated="10"/>
          <table:table-cell table:formula="of:=VLOOKUP([.I493];[NE.$F$2:.$Q$160];2;0)" office:value-type="float" office:value="113">
            <text:p>113</text:p>
          </table:table-cell>
          <table:table-cell office:value-type="float" office:value="113">
            <text:p>113</text:p>
          </table:table-cell>
          <table:table-cell table:number-columns-repeated="234"/>
        </table:table-row>
        <table:table-row table:style-name="ro2">
          <table:table-cell office:value-type="float" office:value="493">
            <text:p>49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S-MOZ-00493</text:p>
          </table:table-cell>
          <table:table-cell office:value-type="float" office:value="1040108">
            <text:p>1040108</text:p>
          </table:table-cell>
          <table:table-cell office:value-type="string">
            <text:p>01040108</text:p>
          </table:table-cell>
          <table:table-cell office:value-type="string">
            <text:p>Coalane</text:p>
          </table:table-cell>
          <table:table-cell office:value-type="float" office:value="8">
            <text:p>8</text:p>
          </table:table-cell>
          <table:table-cell office:value-type="string">
            <text:p>NU-101</text:p>
          </table:table-cell>
          <table:table-cell office:value-type="float" office:value="-17.8611">
            <text:p>-17.861100</text:p>
          </table:table-cell>
          <table:table-cell office:value-type="float" office:value="36.9081">
            <text:p>36.908100</text:p>
          </table:table-cell>
          <table:table-cell table:number-columns-repeated="10"/>
          <table:table-cell table:formula="of:=VLOOKUP([.I494];[NE.$F$2:.$Q$160];2;0)" office:value-type="float" office:value="113">
            <text:p>113</text:p>
          </table:table-cell>
          <table:table-cell office:value-type="float" office:value="113">
            <text:p>113</text:p>
          </table:table-cell>
          <table:table-cell table:number-columns-repeated="234"/>
        </table:table-row>
        <table:table-row table:style-name="ro2">
          <table:table-cell office:value-type="float" office:value="494">
            <text:p>49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S-MOZ-00494</text:p>
          </table:table-cell>
          <table:table-cell office:value-type="float" office:value="1040116">
            <text:p>1040116</text:p>
          </table:table-cell>
          <table:table-cell office:value-type="string">
            <text:p>01040116</text:p>
          </table:table-cell>
          <table:table-cell office:value-type="string">
            <text:p>Micajune</text:p>
          </table:table-cell>
          <table:table-cell office:value-type="float" office:value="9">
            <text:p>9</text:p>
          </table:table-cell>
          <table:table-cell office:value-type="string">
            <text:p>NU-101</text:p>
          </table:table-cell>
          <table:table-cell office:value-type="float" office:value="-17.8469">
            <text:p>-17.846900</text:p>
          </table:table-cell>
          <table:table-cell office:value-type="float" office:value="36.9006">
            <text:p>36.900600</text:p>
          </table:table-cell>
          <table:table-cell table:number-columns-repeated="10"/>
          <table:table-cell table:formula="of:=VLOOKUP([.I495];[NE.$F$2:.$Q$160];2;0)" office:value-type="float" office:value="113">
            <text:p>113</text:p>
          </table:table-cell>
          <table:table-cell office:value-type="float" office:value="113">
            <text:p>113</text:p>
          </table:table-cell>
          <table:table-cell table:number-columns-repeated="234"/>
        </table:table-row>
        <table:table-row table:style-name="ro2">
          <table:table-cell office:value-type="float" office:value="495">
            <text:p>4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S-MOZ-00495</text:p>
          </table:table-cell>
          <table:table-cell office:value-type="float" office:value="1040114">
            <text:p>1040114</text:p>
          </table:table-cell>
          <table:table-cell office:value-type="string">
            <text:p>01040114</text:p>
          </table:table-cell>
          <table:table-cell office:value-type="string">
            <text:p>Chacebo</text:p>
          </table:table-cell>
          <table:table-cell office:value-type="float" office:value="8">
            <text:p>8</text:p>
          </table:table-cell>
          <table:table-cell office:value-type="string">
            <text:p>NU-101</text:p>
          </table:table-cell>
          <table:table-cell office:value-type="float" office:value="-17.876346">
            <text:p>-17.876346</text:p>
          </table:table-cell>
          <table:table-cell office:value-type="float" office:value="36.887222">
            <text:p>36.887222</text:p>
          </table:table-cell>
          <table:table-cell table:number-columns-repeated="10"/>
          <table:table-cell table:formula="of:=VLOOKUP([.I496];[NE.$F$2:.$Q$160];2;0)" office:value-type="float" office:value="113">
            <text:p>113</text:p>
          </table:table-cell>
          <table:table-cell office:value-type="float" office:value="113">
            <text:p>113</text:p>
          </table:table-cell>
          <table:table-cell table:number-columns-repeated="234"/>
        </table:table-row>
        <table:table-row table:style-name="ro2">
          <table:table-cell office:value-type="float" office:value="496">
            <text:p>4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S-MOZ-00496</text:p>
          </table:table-cell>
          <table:table-cell office:value-type="float" office:value="1040113">
            <text:p>1040113</text:p>
          </table:table-cell>
          <table:table-cell office:value-type="string">
            <text:p>01040113</text:p>
          </table:table-cell>
          <table:table-cell office:value-type="string">
            <text:p>Zalala Mar</text:p>
          </table:table-cell>
          <table:table-cell office:value-type="float" office:value="13">
            <text:p>13</text:p>
          </table:table-cell>
          <table:table-cell office:value-type="string">
            <text:p>NU-101</text:p>
          </table:table-cell>
          <table:table-cell office:value-type="float" office:value="-17.876179">
            <text:p>-17.876179</text:p>
          </table:table-cell>
          <table:table-cell office:value-type="float" office:value="36.88829">
            <text:p>36.888290</text:p>
          </table:table-cell>
          <table:table-cell table:number-columns-repeated="10"/>
          <table:table-cell table:formula="of:=VLOOKUP([.I497];[NE.$F$2:.$Q$160];2;0)" office:value-type="float" office:value="113">
            <text:p>113</text:p>
          </table:table-cell>
          <table:table-cell office:value-type="float" office:value="113">
            <text:p>113</text:p>
          </table:table-cell>
          <table:table-cell table:number-columns-repeated="234"/>
        </table:table-row>
        <table:table-row table:style-name="ro2">
          <table:table-cell office:value-type="float" office:value="497">
            <text:p>4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S-MOZ-00497</text:p>
          </table:table-cell>
          <table:table-cell office:value-type="float" office:value="1040107">
            <text:p>1040107</text:p>
          </table:table-cell>
          <table:table-cell office:value-type="string">
            <text:p>01040107</text:p>
          </table:table-cell>
          <table:table-cell office:value-type="string">
            <text:p>24 De Julho</text:p>
          </table:table-cell>
          <table:table-cell office:value-type="float" office:value="8">
            <text:p>8</text:p>
          </table:table-cell>
          <table:table-cell office:value-type="string">
            <text:p>NU-101</text:p>
          </table:table-cell>
          <table:table-cell office:value-type="float" office:value="-17.8753">
            <text:p>-17.875300</text:p>
          </table:table-cell>
          <table:table-cell office:value-type="float" office:value="36.8811">
            <text:p>36.881100</text:p>
          </table:table-cell>
          <table:table-cell table:number-columns-repeated="10"/>
          <table:table-cell table:formula="of:=VLOOKUP([.I498];[NE.$F$2:.$Q$160];2;0)" office:value-type="float" office:value="113">
            <text:p>113</text:p>
          </table:table-cell>
          <table:table-cell office:value-type="float" office:value="113">
            <text:p>113</text:p>
          </table:table-cell>
          <table:table-cell table:number-columns-repeated="234"/>
        </table:table-row>
        <table:table-row table:style-name="ro2">
          <table:table-cell office:value-type="float" office:value="498">
            <text:p>49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S-MOZ-00498</text:p>
          </table:table-cell>
          <table:table-cell office:value-type="float" office:value="1040106">
            <text:p>1040106</text:p>
          </table:table-cell>
          <table:table-cell office:value-type="string">
            <text:p>01040106</text:p>
          </table:table-cell>
          <table:table-cell office:value-type="string">
            <text:p>17 De Setembro</text:p>
          </table:table-cell>
          <table:table-cell office:value-type="float" office:value="8">
            <text:p>8</text:p>
          </table:table-cell>
          <table:table-cell office:value-type="string">
            <text:p>NU-101</text:p>
          </table:table-cell>
          <table:table-cell office:value-type="float" office:value="-17.8617">
            <text:p>-17.861700</text:p>
          </table:table-cell>
          <table:table-cell office:value-type="float" office:value="36.8955">
            <text:p>36.895500</text:p>
          </table:table-cell>
          <table:table-cell table:number-columns-repeated="10"/>
          <table:table-cell table:formula="of:=VLOOKUP([.I499];[NE.$F$2:.$Q$160];2;0)" office:value-type="float" office:value="113">
            <text:p>113</text:p>
          </table:table-cell>
          <table:table-cell office:value-type="float" office:value="113">
            <text:p>113</text:p>
          </table:table-cell>
          <table:table-cell table:number-columns-repeated="234"/>
        </table:table-row>
        <table:table-row table:style-name="ro2">
          <table:table-cell office:value-type="float" office:value="499">
            <text:p>49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S-MOZ-00499</text:p>
          </table:table-cell>
          <table:table-cell office:value-type="float" office:value="1040100">
            <text:p>1040100</text:p>
          </table:table-cell>
          <table:table-cell office:value-type="string">
            <text:p>01040100</text:p>
          </table:table-cell>
          <table:table-cell office:value-type="string">
            <text:p>Quelimane</text:p>
          </table:table-cell>
          <table:table-cell office:value-type="float" office:value="3">
            <text:p>3</text:p>
          </table:table-cell>
          <table:table-cell office:value-type="string">
            <text:p>NU-101</text:p>
          </table:table-cell>
          <table:table-cell office:value-type="float" office:value="-17.8822">
            <text:p>-17.882200</text:p>
          </table:table-cell>
          <table:table-cell office:value-type="float" office:value="36.8872">
            <text:p>36.887200</text:p>
          </table:table-cell>
          <table:table-cell table:number-columns-repeated="10"/>
          <table:table-cell table:formula="of:=VLOOKUP([.I500];[NE.$F$2:.$Q$160];2;0)" office:value-type="float" office:value="113">
            <text:p>113</text:p>
          </table:table-cell>
          <table:table-cell office:value-type="float" office:value="113">
            <text:p>113</text:p>
          </table:table-cell>
          <table:table-cell table:number-columns-repeated="234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US-MOZ-00500</text:p>
          </table:table-cell>
          <table:table-cell office:value-type="float" office:value="1040265">
            <text:p>1040265</text:p>
          </table:table-cell>
          <table:table-cell office:value-type="string">
            <text:p>01040265</text:p>
          </table:table-cell>
          <table:table-cell office:value-type="string">
            <text:p>Malua</text:p>
          </table:table-cell>
          <table:table-cell office:value-type="float" office:value="13">
            <text:p>13</text:p>
          </table:table-cell>
          <table:table-cell office:value-type="string">
            <text:p>NU-100</text:p>
          </table:table-cell>
          <table:table-cell office:value-type="float" office:value="-15.7069">
            <text:p>-15.706900</text:p>
          </table:table-cell>
          <table:table-cell office:value-type="float" office:value="37.6417">
            <text:p>37.641700</text:p>
          </table:table-cell>
          <table:table-cell table:number-columns-repeated="10"/>
          <table:table-cell table:formula="of:=VLOOKUP([.I501];[NE.$F$2:.$Q$160];2;0)" office:value-type="float" office:value="93">
            <text:p>93</text:p>
          </table:table-cell>
          <table:table-cell office:value-type="float" office:value="93">
            <text:p>93</text:p>
          </table:table-cell>
          <table:table-cell table:number-columns-repeated="234"/>
        </table:table-row>
        <table:table-row table:style-name="ro2">
          <table:table-cell office:value-type="float" office:value="501">
            <text:p>5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US-MOZ-00501</text:p>
          </table:table-cell>
          <table:table-cell office:value-type="float" office:value="1040256">
            <text:p>1040256</text:p>
          </table:table-cell>
          <table:table-cell office:value-type="string">
            <text:p>01040256</text:p>
          </table:table-cell>
          <table:table-cell office:value-type="string">
            <text:p>Nimala</text:p>
          </table:table-cell>
          <table:table-cell office:value-type="float" office:value="12">
            <text:p>12</text:p>
          </table:table-cell>
          <table:table-cell office:value-type="string">
            <text:p>NU-100</text:p>
          </table:table-cell>
          <table:table-cell office:value-type="float" office:value="-15.626831">
            <text:p>-15.626831</text:p>
          </table:table-cell>
          <table:table-cell office:value-type="float" office:value="37.750217">
            <text:p>37.750217</text:p>
          </table:table-cell>
          <table:table-cell table:number-columns-repeated="10"/>
          <table:table-cell table:formula="of:=VLOOKUP([.I502];[NE.$F$2:.$Q$160];2;0)" office:value-type="float" office:value="93">
            <text:p>93</text:p>
          </table:table-cell>
          <table:table-cell office:value-type="float" office:value="93">
            <text:p>93</text:p>
          </table:table-cell>
          <table:table-cell table:number-columns-repeated="234"/>
        </table:table-row>
        <table:table-row table:style-name="ro2">
          <table:table-cell office:value-type="float" office:value="502">
            <text:p>50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US-MOZ-00502</text:p>
          </table:table-cell>
          <table:table-cell office:value-type="float" office:value="1040236">
            <text:p>1040236</text:p>
          </table:table-cell>
          <table:table-cell office:value-type="string">
            <text:p>01040236</text:p>
          </table:table-cell>
          <table:table-cell office:value-type="string">
            <text:p>Cololo</text:p>
          </table:table-cell>
          <table:table-cell office:value-type="float" office:value="12">
            <text:p>12</text:p>
          </table:table-cell>
          <table:table-cell office:value-type="string">
            <text:p>NU-100</text:p>
          </table:table-cell>
          <table:table-cell office:value-type="float" office:value="-15.5678">
            <text:p>-15.567800</text:p>
          </table:table-cell>
          <table:table-cell office:value-type="float" office:value="37.3592">
            <text:p>37.359200</text:p>
          </table:table-cell>
          <table:table-cell table:number-columns-repeated="10"/>
          <table:table-cell table:formula="of:=VLOOKUP([.I503];[NE.$F$2:.$Q$160];2;0)" office:value-type="float" office:value="93">
            <text:p>93</text:p>
          </table:table-cell>
          <table:table-cell office:value-type="float" office:value="93">
            <text:p>93</text:p>
          </table:table-cell>
          <table:table-cell table:number-columns-repeated="234"/>
        </table:table-row>
        <table:table-row table:style-name="ro2">
          <table:table-cell office:value-type="float" office:value="503">
            <text:p>50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US-MOZ-00503</text:p>
          </table:table-cell>
          <table:table-cell office:value-type="float" office:value="1040299">
            <text:p>1040299</text:p>
          </table:table-cell>
          <table:table-cell office:value-type="string">
            <text:p>01040299</text:p>
          </table:table-cell>
          <table:table-cell office:value-type="string">
            <text:p>Bonifacio Gruveta</text:p>
          </table:table-cell>
          <table:table-cell office:value-type="float" office:value="9">
            <text:p>9</text:p>
          </table:table-cell>
          <table:table-cell office:value-type="string">
            <text:p>NU-100</text:p>
          </table:table-cell>
          <table:table-cell office:value-type="float" office:value="-15.674942">
            <text:p>-15.674942</text:p>
          </table:table-cell>
          <table:table-cell office:value-type="float" office:value="37.704017">
            <text:p>37.704017</text:p>
          </table:table-cell>
          <table:table-cell table:number-columns-repeated="10"/>
          <table:table-cell table:formula="of:=VLOOKUP([.I504];[NE.$F$2:.$Q$160];2;0)" office:value-type="float" office:value="93">
            <text:p>93</text:p>
          </table:table-cell>
          <table:table-cell office:value-type="float" office:value="93">
            <text:p>93</text:p>
          </table:table-cell>
          <table:table-cell table:number-columns-repeated="234"/>
        </table:table-row>
        <table:table-row table:style-name="ro2">
          <table:table-cell office:value-type="float" office:value="504">
            <text:p>50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US-MOZ-00504</text:p>
          </table:table-cell>
          <table:table-cell office:value-type="float" office:value="1040211">
            <text:p>1040211</text:p>
          </table:table-cell>
          <table:table-cell office:value-type="string">
            <text:p>01040211</text:p>
          </table:table-cell>
          <table:table-cell office:value-type="string">
            <text:p>Mouia</text:p>
          </table:table-cell>
          <table:table-cell office:value-type="float" office:value="12">
            <text:p>12</text:p>
          </table:table-cell>
          <table:table-cell office:value-type="string">
            <text:p>NU-100</text:p>
          </table:table-cell>
          <table:table-cell office:value-type="float" office:value="-15.2847">
            <text:p>-15.284700</text:p>
          </table:table-cell>
          <table:table-cell office:value-type="float" office:value="37.44">
            <text:p>37.440000</text:p>
          </table:table-cell>
          <table:table-cell table:number-columns-repeated="10"/>
          <table:table-cell table:formula="of:=VLOOKUP([.I505];[NE.$F$2:.$Q$160];2;0)" office:value-type="float" office:value="93">
            <text:p>93</text:p>
          </table:table-cell>
          <table:table-cell office:value-type="float" office:value="93">
            <text:p>93</text:p>
          </table:table-cell>
          <table:table-cell table:number-columns-repeated="234"/>
        </table:table-row>
        <table:table-row table:style-name="ro2">
          <table:table-cell office:value-type="float" office:value="505">
            <text:p>50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US-MOZ-00505</text:p>
          </table:table-cell>
          <table:table-cell office:value-type="float" office:value="1040237">
            <text:p>1040237</text:p>
          </table:table-cell>
          <table:table-cell office:value-type="string">
            <text:p>01040237</text:p>
          </table:table-cell>
          <table:table-cell office:value-type="string">
            <text:p>Novanana</text:p>
          </table:table-cell>
          <table:table-cell office:value-type="float" office:value="12">
            <text:p>12</text:p>
          </table:table-cell>
          <table:table-cell office:value-type="string">
            <text:p>NU-100</text:p>
          </table:table-cell>
          <table:table-cell office:value-type="float" office:value="-15.7639">
            <text:p>-15.763900</text:p>
          </table:table-cell>
          <table:table-cell office:value-type="float" office:value="37.7556">
            <text:p>37.755600</text:p>
          </table:table-cell>
          <table:table-cell table:number-columns-repeated="10"/>
          <table:table-cell table:formula="of:=VLOOKUP([.I506];[NE.$F$2:.$Q$160];2;0)" office:value-type="float" office:value="93">
            <text:p>93</text:p>
          </table:table-cell>
          <table:table-cell office:value-type="float" office:value="93">
            <text:p>93</text:p>
          </table:table-cell>
          <table:table-cell table:number-columns-repeated="234"/>
        </table:table-row>
        <table:table-row table:style-name="ro2">
          <table:table-cell office:value-type="float" office:value="506">
            <text:p>50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US-MOZ-00506</text:p>
          </table:table-cell>
          <table:table-cell office:value-type="float" office:value="1040216">
            <text:p>1040216</text:p>
          </table:table-cell>
          <table:table-cell office:value-type="string">
            <text:p>01040216</text:p>
          </table:table-cell>
          <table:table-cell office:value-type="string">
            <text:p>Ecole</text:p>
          </table:table-cell>
          <table:table-cell office:value-type="float" office:value="12">
            <text:p>12</text:p>
          </table:table-cell>
          <table:table-cell office:value-type="string">
            <text:p>NU-100</text:p>
          </table:table-cell>
          <table:table-cell office:value-type="float" office:value="-15.3861">
            <text:p>-15.386100</text:p>
          </table:table-cell>
          <table:table-cell office:value-type="float" office:value="37.7678">
            <text:p>37.767800</text:p>
          </table:table-cell>
          <table:table-cell table:number-columns-repeated="10"/>
          <table:table-cell table:formula="of:=VLOOKUP([.I507];[NE.$F$2:.$Q$160];2;0)" office:value-type="float" office:value="93">
            <text:p>93</text:p>
          </table:table-cell>
          <table:table-cell office:value-type="float" office:value="93">
            <text:p>93</text:p>
          </table:table-cell>
          <table:table-cell table:number-columns-repeated="234"/>
        </table:table-row>
        <table:table-row table:style-name="ro2">
          <table:table-cell office:value-type="float" office:value="507">
            <text:p>50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US-MOZ-00507</text:p>
          </table:table-cell>
          <table:table-cell office:value-type="float" office:value="1040215">
            <text:p>1040215</text:p>
          </table:table-cell>
          <table:table-cell office:value-type="string">
            <text:p>01040215</text:p>
          </table:table-cell>
          <table:table-cell office:value-type="string">
            <text:p>Mugema</text:p>
          </table:table-cell>
          <table:table-cell office:value-type="float" office:value="12">
            <text:p>12</text:p>
          </table:table-cell>
          <table:table-cell office:value-type="string">
            <text:p>NU-100</text:p>
          </table:table-cell>
          <table:table-cell office:value-type="float" office:value="-15.398">
            <text:p>-15.398000</text:p>
          </table:table-cell>
          <table:table-cell office:value-type="float" office:value="37.6047">
            <text:p>37.604700</text:p>
          </table:table-cell>
          <table:table-cell table:number-columns-repeated="10"/>
          <table:table-cell table:formula="of:=VLOOKUP([.I508];[NE.$F$2:.$Q$160];2;0)" office:value-type="float" office:value="93">
            <text:p>93</text:p>
          </table:table-cell>
          <table:table-cell office:value-type="float" office:value="93">
            <text:p>93</text:p>
          </table:table-cell>
          <table:table-cell table:number-columns-repeated="234"/>
        </table:table-row>
        <table:table-row table:style-name="ro2">
          <table:table-cell office:value-type="float" office:value="508">
            <text:p>5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US-MOZ-00508</text:p>
          </table:table-cell>
          <table:table-cell office:value-type="float" office:value="1040214">
            <text:p>1040214</text:p>
          </table:table-cell>
          <table:table-cell office:value-type="string">
            <text:p>01040214</text:p>
          </table:table-cell>
          <table:table-cell office:value-type="string">
            <text:p>Nivava</text:p>
          </table:table-cell>
          <table:table-cell office:value-type="float" office:value="13">
            <text:p>13</text:p>
          </table:table-cell>
          <table:table-cell office:value-type="string">
            <text:p>NU-100</text:p>
          </table:table-cell>
          <table:table-cell office:value-type="float" office:value="-15.67">
            <text:p>-15.670000</text:p>
          </table:table-cell>
          <table:table-cell office:value-type="float" office:value="37.5731">
            <text:p>37.573100</text:p>
          </table:table-cell>
          <table:table-cell table:number-columns-repeated="10"/>
          <table:table-cell table:formula="of:=VLOOKUP([.I509];[NE.$F$2:.$Q$160];2;0)" office:value-type="float" office:value="93">
            <text:p>93</text:p>
          </table:table-cell>
          <table:table-cell office:value-type="float" office:value="93">
            <text:p>93</text:p>
          </table:table-cell>
          <table:table-cell table:number-columns-repeated="234"/>
        </table:table-row>
        <table:table-row table:style-name="ro2">
          <table:table-cell office:value-type="float" office:value="509">
            <text:p>50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US-MOZ-00509</text:p>
          </table:table-cell>
          <table:table-cell office:value-type="float" office:value="1040213">
            <text:p>1040213</text:p>
          </table:table-cell>
          <table:table-cell office:value-type="string">
            <text:p>01040213</text:p>
          </table:table-cell>
          <table:table-cell office:value-type="string">
            <text:p>Nauela</text:p>
          </table:table-cell>
          <table:table-cell office:value-type="float" office:value="12">
            <text:p>12</text:p>
          </table:table-cell>
          <table:table-cell office:value-type="string">
            <text:p>NU-100</text:p>
          </table:table-cell>
          <table:table-cell office:value-type="float" office:value="-15.4339">
            <text:p>-15.433900</text:p>
          </table:table-cell>
          <table:table-cell office:value-type="float" office:value="37.4433">
            <text:p>37.443300</text:p>
          </table:table-cell>
          <table:table-cell table:number-columns-repeated="10"/>
          <table:table-cell table:formula="of:=VLOOKUP([.I510];[NE.$F$2:.$Q$160];2;0)" office:value-type="float" office:value="93">
            <text:p>93</text:p>
          </table:table-cell>
          <table:table-cell office:value-type="float" office:value="93">
            <text:p>93</text:p>
          </table:table-cell>
          <table:table-cell table:number-columns-repeated="234"/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US-MOZ-00510</text:p>
          </table:table-cell>
          <table:table-cell office:value-type="float" office:value="1040212">
            <text:p>1040212</text:p>
          </table:table-cell>
          <table:table-cell office:value-type="string">
            <text:p>01040212</text:p>
          </table:table-cell>
          <table:table-cell office:value-type="string">
            <text:p>Mutala</text:p>
          </table:table-cell>
          <table:table-cell office:value-type="float" office:value="12">
            <text:p>12</text:p>
          </table:table-cell>
          <table:table-cell office:value-type="string">
            <text:p>NU-100</text:p>
          </table:table-cell>
          <table:table-cell office:value-type="float" office:value="-15.9181">
            <text:p>-15.918100</text:p>
          </table:table-cell>
          <table:table-cell office:value-type="float" office:value="37.8525">
            <text:p>37.852500</text:p>
          </table:table-cell>
          <table:table-cell table:number-columns-repeated="10"/>
          <table:table-cell table:formula="of:=VLOOKUP([.I511];[NE.$F$2:.$Q$160];2;0)" office:value-type="float" office:value="93">
            <text:p>93</text:p>
          </table:table-cell>
          <table:table-cell office:value-type="float" office:value="93">
            <text:p>93</text:p>
          </table:table-cell>
          <table:table-cell table:number-columns-repeated="234"/>
        </table:table-row>
        <table:table-row table:style-name="ro2">
          <table:table-cell office:value-type="float" office:value="511">
            <text:p>5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US-MOZ-00511</text:p>
          </table:table-cell>
          <table:table-cell office:value-type="float" office:value="1040200">
            <text:p>1040200</text:p>
          </table:table-cell>
          <table:table-cell office:value-type="string">
            <text:p>01040200</text:p>
          </table:table-cell>
          <table:table-cell office:value-type="string">
            <text:p>Alto Molocue</text:p>
          </table:table-cell>
          <table:table-cell office:value-type="float" office:value="5">
            <text:p>5</text:p>
          </table:table-cell>
          <table:table-cell office:value-type="string">
            <text:p>NU-100</text:p>
          </table:table-cell>
          <table:table-cell table:style-name="ce15" office:value-type="float" office:value="-15.64669">
            <text:p>-15.646690</text:p>
          </table:table-cell>
          <table:table-cell table:style-name="ce13" office:value-type="float" office:value="37.727695">
            <text:p>37.727695</text:p>
          </table:table-cell>
          <table:table-cell table:number-columns-repeated="10"/>
          <table:table-cell table:formula="of:=VLOOKUP([.I512];[NE.$F$2:.$Q$160];2;0)" office:value-type="float" office:value="93">
            <text:p>93</text:p>
          </table:table-cell>
          <table:table-cell office:value-type="float" office:value="93">
            <text:p>93</text:p>
          </table:table-cell>
          <table:table-cell table:number-columns-repeated="234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US-MOZ-00512</text:p>
          </table:table-cell>
          <table:table-cell office:value-type="float" office:value="1040255">
            <text:p>1040255</text:p>
          </table:table-cell>
          <table:table-cell office:value-type="string">
            <text:p>01040255</text:p>
          </table:table-cell>
          <table:table-cell office:value-type="string">
            <text:p>Nacucua</text:p>
          </table:table-cell>
          <table:table-cell office:value-type="float" office:value="12">
            <text:p>12</text:p>
          </table:table-cell>
          <table:table-cell office:value-type="string">
            <text:p>NU-100</text:p>
          </table:table-cell>
          <table:table-cell office:value-type="float" office:value="-15.674388">
            <text:p>-15.674388</text:p>
          </table:table-cell>
          <table:table-cell office:value-type="float" office:value="37.704017">
            <text:p>37.704017</text:p>
          </table:table-cell>
          <table:table-cell table:number-columns-repeated="10"/>
          <table:table-cell table:formula="of:=VLOOKUP([.I513];[NE.$F$2:.$Q$160];2;0)" office:value-type="float" office:value="93">
            <text:p>93</text:p>
          </table:table-cell>
          <table:table-cell office:value-type="float" office:value="93">
            <text:p>93</text:p>
          </table:table-cell>
          <table:table-cell table:number-columns-repeated="234"/>
        </table:table-row>
        <table:table-row table:style-name="ro2">
          <table:table-cell office:value-type="float" office:value="513">
            <text:p>5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US-MOZ-00513</text:p>
          </table:table-cell>
          <table:table-cell office:value-type="float" office:value="1040206">
            <text:p>1040206</text:p>
          </table:table-cell>
          <table:table-cell office:value-type="string">
            <text:p>01040206</text:p>
          </table:table-cell>
          <table:table-cell office:value-type="string">
            <text:p>Alto Molocue</text:p>
          </table:table-cell>
          <table:table-cell office:value-type="float" office:value="9">
            <text:p>9</text:p>
          </table:table-cell>
          <table:table-cell office:value-type="string">
            <text:p>NU-100</text:p>
          </table:table-cell>
          <table:table-cell office:value-type="float" office:value="-15.6306">
            <text:p>-15.630600</text:p>
          </table:table-cell>
          <table:table-cell office:value-type="float" office:value="37.6836">
            <text:p>37.683600</text:p>
          </table:table-cell>
          <table:table-cell table:number-columns-repeated="10"/>
          <table:table-cell table:formula="of:=VLOOKUP([.I514];[NE.$F$2:.$Q$160];2;0)" office:value-type="float" office:value="93">
            <text:p>93</text:p>
          </table:table-cell>
          <table:table-cell office:value-type="float" office:value="93">
            <text:p>93</text:p>
          </table:table-cell>
          <table:table-cell table:number-columns-repeated="234"/>
        </table:table-row>
        <table:table-row table:style-name="ro2">
          <table:table-cell office:value-type="float" office:value="514">
            <text:p>5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US-MOZ-00514</text:p>
          </table:table-cell>
          <table:table-cell office:value-type="float" office:value="1040207">
            <text:p>1040207</text:p>
          </table:table-cell>
          <table:table-cell office:value-type="string">
            <text:p>01040207</text:p>
          </table:table-cell>
          <table:table-cell office:value-type="string">
            <text:p>Caiaia</text:p>
          </table:table-cell>
          <table:table-cell office:value-type="float" office:value="12">
            <text:p>12</text:p>
          </table:table-cell>
          <table:table-cell office:value-type="string">
            <text:p>NU-100</text:p>
          </table:table-cell>
          <table:table-cell office:value-type="float" office:value="-15.565">
            <text:p>-15.565000</text:p>
          </table:table-cell>
          <table:table-cell office:value-type="float" office:value="37.7905">
            <text:p>37.790500</text:p>
          </table:table-cell>
          <table:table-cell table:number-columns-repeated="10"/>
          <table:table-cell table:formula="of:=VLOOKUP([.I515];[NE.$F$2:.$Q$160];2;0)" office:value-type="float" office:value="93">
            <text:p>93</text:p>
          </table:table-cell>
          <table:table-cell office:value-type="float" office:value="93">
            <text:p>93</text:p>
          </table:table-cell>
          <table:table-cell table:number-columns-repeated="234"/>
        </table:table-row>
        <table:table-row table:style-name="ro2">
          <table:table-cell office:value-type="float" office:value="515">
            <text:p>5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US-MOZ-00515</text:p>
          </table:table-cell>
          <table:table-cell office:value-type="float" office:value="1040208">
            <text:p>1040208</text:p>
          </table:table-cell>
          <table:table-cell office:value-type="string">
            <text:p>01040208</text:p>
          </table:table-cell>
          <table:table-cell office:value-type="string">
            <text:p>Chapala</text:p>
          </table:table-cell>
          <table:table-cell office:value-type="float" office:value="12">
            <text:p>12</text:p>
          </table:table-cell>
          <table:table-cell office:value-type="string">
            <text:p>NU-100</text:p>
          </table:table-cell>
          <table:table-cell office:value-type="float" office:value="-15.8631">
            <text:p>-15.863100</text:p>
          </table:table-cell>
          <table:table-cell office:value-type="float" office:value="37.6377">
            <text:p>37.637700</text:p>
          </table:table-cell>
          <table:table-cell table:number-columns-repeated="10"/>
          <table:table-cell table:formula="of:=VLOOKUP([.I516];[NE.$F$2:.$Q$160];2;0)" office:value-type="float" office:value="93">
            <text:p>93</text:p>
          </table:table-cell>
          <table:table-cell office:value-type="float" office:value="93">
            <text:p>93</text:p>
          </table:table-cell>
          <table:table-cell table:number-columns-repeated="234"/>
        </table:table-row>
        <table:table-row table:style-name="ro2">
          <table:table-cell office:value-type="float" office:value="516">
            <text:p>51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US-MOZ-00516</text:p>
          </table:table-cell>
          <table:table-cell office:value-type="float" office:value="1040309">
            <text:p>1040309</text:p>
          </table:table-cell>
          <table:table-cell office:value-type="string">
            <text:p>01040309</text:p>
          </table:table-cell>
          <table:table-cell office:value-type="string">
            <text:p>Cd De Madal</text:p>
          </table:table-cell>
          <table:table-cell office:value-type="float" office:value="12">
            <text:p>12</text:p>
          </table:table-cell>
          <table:table-cell office:value-type="string">
            <text:p>NU-099</text:p>
          </table:table-cell>
          <table:table-cell office:value-type="float" office:value="-18.2683">
            <text:p>-18.268300</text:p>
          </table:table-cell>
          <table:table-cell office:value-type="float" office:value="36.65">
            <text:p>36.650000</text:p>
          </table:table-cell>
          <table:table-cell table:number-columns-repeated="10"/>
          <table:table-cell table:formula="of:=VLOOKUP([.I517];[NE.$F$2:.$Q$160];2;0)" office:value-type="float" office:value="94">
            <text:p>94</text:p>
          </table:table-cell>
          <table:table-cell office:value-type="float" office:value="94">
            <text:p>94</text:p>
          </table:table-cell>
          <table:table-cell table:number-columns-repeated="234"/>
        </table:table-row>
        <table:table-row table:style-name="ro2">
          <table:table-cell office:value-type="float" office:value="517">
            <text:p>51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US-MOZ-00517</text:p>
          </table:table-cell>
          <table:table-cell office:value-type="float" office:value="1040308">
            <text:p>1040308</text:p>
          </table:table-cell>
          <table:table-cell office:value-type="string">
            <text:p>01040308</text:p>
          </table:table-cell>
          <table:table-cell office:value-type="string">
            <text:p>Luabo</text:p>
          </table:table-cell>
          <table:table-cell office:value-type="float" office:value="12">
            <text:p>12</text:p>
          </table:table-cell>
          <table:table-cell office:value-type="string">
            <text:p>NU-099</text:p>
          </table:table-cell>
          <table:table-cell office:value-type="float" office:value="-18.405">
            <text:p>-18.405000</text:p>
          </table:table-cell>
          <table:table-cell office:value-type="float" office:value="36.1081">
            <text:p>36.108100</text:p>
          </table:table-cell>
          <table:table-cell table:number-columns-repeated="10"/>
          <table:table-cell table:formula="of:=VLOOKUP([.I518];[NE.$F$2:.$Q$160];2;0)" office:value-type="float" office:value="94">
            <text:p>94</text:p>
          </table:table-cell>
          <table:table-cell office:value-type="float" office:value="94">
            <text:p>94</text:p>
          </table:table-cell>
          <table:table-cell table:number-columns-repeated="234"/>
        </table:table-row>
        <table:table-row table:style-name="ro2">
          <table:table-cell office:value-type="float" office:value="518">
            <text:p>51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US-MOZ-00518</text:p>
          </table:table-cell>
          <table:table-cell office:value-type="float" office:value="1040310">
            <text:p>1040310</text:p>
          </table:table-cell>
          <table:table-cell office:value-type="string">
            <text:p>01040310</text:p>
          </table:table-cell>
          <table:table-cell office:value-type="string">
            <text:p>Matilde</text:p>
          </table:table-cell>
          <table:table-cell office:value-type="float" office:value="12">
            <text:p>12</text:p>
          </table:table-cell>
          <table:table-cell office:value-type="string">
            <text:p>NU-099</text:p>
          </table:table-cell>
          <table:table-cell office:value-type="float" office:value="-18.6656">
            <text:p>-18.665600</text:p>
          </table:table-cell>
          <table:table-cell office:value-type="float" office:value="36.2425">
            <text:p>36.242500</text:p>
          </table:table-cell>
          <table:table-cell table:number-columns-repeated="10"/>
          <table:table-cell table:formula="of:=VLOOKUP([.I519];[NE.$F$2:.$Q$160];2;0)" office:value-type="float" office:value="94">
            <text:p>94</text:p>
          </table:table-cell>
          <table:table-cell office:value-type="float" office:value="94">
            <text:p>94</text:p>
          </table:table-cell>
          <table:table-cell table:number-columns-repeated="234"/>
        </table:table-row>
        <table:table-row table:style-name="ro2">
          <table:table-cell office:value-type="float" office:value="519">
            <text:p>51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US-MOZ-00519</text:p>
          </table:table-cell>
          <table:table-cell office:value-type="float" office:value="1040311">
            <text:p>1040311</text:p>
          </table:table-cell>
          <table:table-cell office:value-type="string">
            <text:p>01040311</text:p>
          </table:table-cell>
          <table:table-cell office:value-type="string">
            <text:p>Micaune</text:p>
          </table:table-cell>
          <table:table-cell office:value-type="float" office:value="12">
            <text:p>12</text:p>
          </table:table-cell>
          <table:table-cell office:value-type="string">
            <text:p>NU-099</text:p>
          </table:table-cell>
          <table:table-cell office:value-type="float" office:value="-18.3678">
            <text:p>-18.367800</text:p>
          </table:table-cell>
          <table:table-cell office:value-type="float" office:value="36.5683">
            <text:p>36.568300</text:p>
          </table:table-cell>
          <table:table-cell table:number-columns-repeated="10"/>
          <table:table-cell table:formula="of:=VLOOKUP([.I520];[NE.$F$2:.$Q$160];2;0)" office:value-type="float" office:value="94">
            <text:p>94</text:p>
          </table:table-cell>
          <table:table-cell office:value-type="float" office:value="94">
            <text:p>94</text:p>
          </table:table-cell>
          <table:table-cell table:number-columns-repeated="234"/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US-MOZ-00520</text:p>
          </table:table-cell>
          <table:table-cell office:value-type="float" office:value="1040312">
            <text:p>1040312</text:p>
          </table:table-cell>
          <table:table-cell office:value-type="string">
            <text:p>01040312</text:p>
          </table:table-cell>
          <table:table-cell office:value-type="string">
            <text:p>Mitange</text:p>
          </table:table-cell>
          <table:table-cell office:value-type="float" office:value="13">
            <text:p>13</text:p>
          </table:table-cell>
          <table:table-cell office:value-type="string">
            <text:p>NU-099</text:p>
          </table:table-cell>
          <table:table-cell office:value-type="float" office:value="-18.2942">
            <text:p>-18.294200</text:p>
          </table:table-cell>
          <table:table-cell office:value-type="float" office:value="36.7136">
            <text:p>36.713600</text:p>
          </table:table-cell>
          <table:table-cell table:number-columns-repeated="10"/>
          <table:table-cell table:formula="of:=VLOOKUP([.I521];[NE.$F$2:.$Q$160];2;0)" office:value-type="float" office:value="94">
            <text:p>94</text:p>
          </table:table-cell>
          <table:table-cell office:value-type="float" office:value="94">
            <text:p>94</text:p>
          </table:table-cell>
          <table:table-cell table:number-columns-repeated="234"/>
        </table:table-row>
        <table:table-row table:style-name="ro2"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US-MOZ-00521</text:p>
          </table:table-cell>
          <table:table-cell office:value-type="float" office:value="1040316">
            <text:p>1040316</text:p>
          </table:table-cell>
          <table:table-cell office:value-type="string">
            <text:p>01040316</text:p>
          </table:table-cell>
          <table:table-cell office:value-type="string">
            <text:p>Centro Educacional</text:p>
          </table:table-cell>
          <table:table-cell office:value-type="float" office:value="13">
            <text:p>13</text:p>
          </table:table-cell>
          <table:table-cell office:value-type="string">
            <text:p>NU-099</text:p>
          </table:table-cell>
          <table:table-cell office:value-type="float" office:value="-18.6114">
            <text:p>-18.611400</text:p>
          </table:table-cell>
          <table:table-cell office:value-type="float" office:value="36.4314">
            <text:p>36.431400</text:p>
          </table:table-cell>
          <table:table-cell table:number-columns-repeated="10"/>
          <table:table-cell table:formula="of:=VLOOKUP([.I522];[NE.$F$2:.$Q$160];2;0)" office:value-type="float" office:value="94">
            <text:p>94</text:p>
          </table:table-cell>
          <table:table-cell office:value-type="float" office:value="94">
            <text:p>94</text:p>
          </table:table-cell>
          <table:table-cell table:number-columns-repeated="234"/>
        </table:table-row>
        <table:table-row table:style-name="ro2">
          <table:table-cell office:value-type="float" office:value="522">
            <text:p>52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US-MOZ-00522</text:p>
          </table:table-cell>
          <table:table-cell office:value-type="float" office:value="1040336">
            <text:p>1040336</text:p>
          </table:table-cell>
          <table:table-cell office:value-type="string">
            <text:p>01040336</text:p>
          </table:table-cell>
          <table:table-cell office:value-type="string">
            <text:p>Ilha Salia</text:p>
          </table:table-cell>
          <table:table-cell office:value-type="float" office:value="12">
            <text:p>12</text:p>
          </table:table-cell>
          <table:table-cell office:value-type="string">
            <text:p>NU-099</text:p>
          </table:table-cell>
          <table:table-cell office:value-type="float" office:value="-18.586063">
            <text:p>-18.586063</text:p>
          </table:table-cell>
          <table:table-cell office:value-type="float" office:value="36.463896">
            <text:p>36.463896</text:p>
          </table:table-cell>
          <table:table-cell table:number-columns-repeated="10"/>
          <table:table-cell table:formula="of:=VLOOKUP([.I523];[NE.$F$2:.$Q$160];2;0)" office:value-type="float" office:value="94">
            <text:p>94</text:p>
          </table:table-cell>
          <table:table-cell office:value-type="float" office:value="94">
            <text:p>94</text:p>
          </table:table-cell>
          <table:table-cell table:number-columns-repeated="234"/>
        </table:table-row>
        <table:table-row table:style-name="ro2">
          <table:table-cell office:value-type="float" office:value="523">
            <text:p>52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US-MOZ-00523</text:p>
          </table:table-cell>
          <table:table-cell office:value-type="float" office:value="1040362">
            <text:p>1040362</text:p>
          </table:table-cell>
          <table:table-cell office:value-type="string">
            <text:p>01040362</text:p>
          </table:table-cell>
          <table:table-cell office:value-type="string">
            <text:p>Chimbazo</text:p>
          </table:table-cell>
          <table:table-cell office:value-type="float" office:value="13">
            <text:p>13</text:p>
          </table:table-cell>
          <table:table-cell office:value-type="string">
            <text:p>NU-099</text:p>
          </table:table-cell>
          <table:table-cell office:value-type="float" office:value="-18.583333">
            <text:p>-18.583333</text:p>
          </table:table-cell>
          <table:table-cell office:value-type="float" office:value="36.466667">
            <text:p>36.466667</text:p>
          </table:table-cell>
          <table:table-cell table:number-columns-repeated="10"/>
          <table:table-cell table:formula="of:=VLOOKUP([.I524];[NE.$F$2:.$Q$160];2;0)" office:value-type="float" office:value="94">
            <text:p>94</text:p>
          </table:table-cell>
          <table:table-cell office:value-type="float" office:value="94">
            <text:p>94</text:p>
          </table:table-cell>
          <table:table-cell table:number-columns-repeated="234"/>
        </table:table-row>
        <table:table-row table:style-name="ro2">
          <table:table-cell office:value-type="float" office:value="524">
            <text:p>52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US-MOZ-00524</text:p>
          </table:table-cell>
          <table:table-cell office:value-type="float" office:value="1040307">
            <text:p>1040307</text:p>
          </table:table-cell>
          <table:table-cell office:value-type="string">
            <text:p>01040307</text:p>
          </table:table-cell>
          <table:table-cell office:value-type="string">
            <text:p>Chinde-Sede</text:p>
          </table:table-cell>
          <table:table-cell office:value-type="float" office:value="11">
            <text:p>11</text:p>
          </table:table-cell>
          <table:table-cell office:value-type="string">
            <text:p>NU-099</text:p>
          </table:table-cell>
          <table:table-cell office:value-type="float" office:value="-18.5833">
            <text:p>-18.583300</text:p>
          </table:table-cell>
          <table:table-cell office:value-type="float" office:value="36.4644">
            <text:p>36.464400</text:p>
          </table:table-cell>
          <table:table-cell table:number-columns-repeated="10"/>
          <table:table-cell table:formula="of:=VLOOKUP([.I525];[NE.$F$2:.$Q$160];2;0)" office:value-type="float" office:value="94">
            <text:p>94</text:p>
          </table:table-cell>
          <table:table-cell office:value-type="float" office:value="94">
            <text:p>94</text:p>
          </table:table-cell>
          <table:table-cell table:number-columns-repeated="234"/>
        </table:table-row>
        <table:table-row table:style-name="ro2">
          <table:table-cell office:value-type="float" office:value="525">
            <text:p>5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US-MOZ-00525</text:p>
          </table:table-cell>
          <table:table-cell office:value-type="float" office:value="1040313">
            <text:p>1040313</text:p>
          </table:table-cell>
          <table:table-cell office:value-type="string">
            <text:p>010403?</text:p>
          </table:table-cell>
          <table:table-cell office:value-type="string">
            <text:p>Jorge</text:p>
          </table:table-cell>
          <table:table-cell office:value-type="float" office:value="12">
            <text:p>12</text:p>
          </table:table-cell>
          <table:table-cell office:value-type="string">
            <text:p>NU-099</text:p>
          </table:table-cell>
          <table:table-cell office:value-type="float" office:value="-18.593817">
            <text:p>-18.593817</text:p>
          </table:table-cell>
          <table:table-cell office:value-type="float" office:value="36.46297">
            <text:p>36.462970</text:p>
          </table:table-cell>
          <table:table-cell table:number-columns-repeated="10"/>
          <table:table-cell table:formula="of:=VLOOKUP([.I526];[NE.$F$2:.$Q$160];2;0)" office:value-type="float" office:value="94">
            <text:p>94</text:p>
          </table:table-cell>
          <table:table-cell office:value-type="float" office:value="94">
            <text:p>94</text:p>
          </table:table-cell>
          <table:table-cell table:number-columns-repeated="234"/>
        </table:table-row>
        <table:table-row table:style-name="ro2">
          <table:table-cell office:value-type="float" office:value="526">
            <text:p>526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US-MOZ-00526</text:p>
          </table:table-cell>
          <table:table-cell office:value-type="float" office:value="1040404">
            <text:p>1040404</text:p>
          </table:table-cell>
          <table:table-cell office:value-type="string">
            <text:p>01040404</text:p>
          </table:table-cell>
          <table:table-cell office:value-type="string">
            <text:p>Mutequela</text:p>
          </table:table-cell>
          <table:table-cell office:value-type="float" office:value="12">
            <text:p>12</text:p>
          </table:table-cell>
          <table:table-cell office:value-type="string">
            <text:p>NU-098</text:p>
          </table:table-cell>
          <table:table-cell office:value-type="float" office:value="-16.050672">
            <text:p>-16.050672</text:p>
          </table:table-cell>
          <table:table-cell office:value-type="float" office:value="38.495325">
            <text:p>38.495325</text:p>
          </table:table-cell>
          <table:table-cell table:number-columns-repeated="10"/>
          <table:table-cell table:formula="of:=VLOOKUP([.I527];[NE.$F$2:.$Q$160];2;0)" office:value-type="float" office:value="96">
            <text:p>96</text:p>
          </table:table-cell>
          <table:table-cell office:value-type="float" office:value="96">
            <text:p>96</text:p>
          </table:table-cell>
          <table:table-cell table:number-columns-repeated="234"/>
        </table:table-row>
        <table:table-row table:style-name="ro2">
          <table:table-cell office:value-type="float" office:value="527">
            <text:p>527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US-MOZ-00527</text:p>
          </table:table-cell>
          <table:table-cell office:value-type="float" office:value="1040462">
            <text:p>1040462</text:p>
          </table:table-cell>
          <table:table-cell office:value-type="string">
            <text:p>01040462</text:p>
          </table:table-cell>
          <table:table-cell office:value-type="string">
            <text:p>Pury</text:p>
          </table:table-cell>
          <table:table-cell office:value-type="float" office:value="12">
            <text:p>12</text:p>
          </table:table-cell>
          <table:table-cell office:value-type="string">
            <text:p>NU-098</text:p>
          </table:table-cell>
          <table:table-cell office:value-type="float" office:value="-16.017577">
            <text:p>-16.017577</text:p>
          </table:table-cell>
          <table:table-cell office:value-type="float" office:value="38.484992">
            <text:p>38.484992</text:p>
          </table:table-cell>
          <table:table-cell table:number-columns-repeated="10"/>
          <table:table-cell table:formula="of:=VLOOKUP([.I528];[NE.$F$2:.$Q$160];2;0)" office:value-type="float" office:value="96">
            <text:p>96</text:p>
          </table:table-cell>
          <table:table-cell office:value-type="float" office:value="96">
            <text:p>96</text:p>
          </table:table-cell>
          <table:table-cell table:number-columns-repeated="234"/>
        </table:table-row>
        <table:table-row table:style-name="ro2">
          <table:table-cell office:value-type="float" office:value="528">
            <text:p>528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US-MOZ-00528</text:p>
          </table:table-cell>
          <table:table-cell office:value-type="float" office:value="1040439">
            <text:p>1040439</text:p>
          </table:table-cell>
          <table:table-cell office:value-type="string">
            <text:p>01040439</text:p>
          </table:table-cell>
          <table:table-cell office:value-type="string">
            <text:p>Kayane</text:p>
          </table:table-cell>
          <table:table-cell office:value-type="float" office:value="12">
            <text:p>12</text:p>
          </table:table-cell>
          <table:table-cell office:value-type="string">
            <text:p>NU-098</text:p>
          </table:table-cell>
          <table:table-cell office:value-type="float" office:value="-16.214097">
            <text:p>-16.214097</text:p>
          </table:table-cell>
          <table:table-cell office:value-type="float" office:value="38.658793">
            <text:p>38.658793</text:p>
          </table:table-cell>
          <table:table-cell table:number-columns-repeated="10"/>
          <table:table-cell table:formula="of:=VLOOKUP([.I529];[NE.$F$2:.$Q$160];2;0)" office:value-type="float" office:value="96">
            <text:p>96</text:p>
          </table:table-cell>
          <table:table-cell office:value-type="float" office:value="96">
            <text:p>96</text:p>
          </table:table-cell>
          <table:table-cell table:number-columns-repeated="234"/>
        </table:table-row>
        <table:table-row table:style-name="ro2">
          <table:table-cell office:value-type="float" office:value="529">
            <text:p>529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US-MOZ-00529</text:p>
          </table:table-cell>
          <table:table-cell office:value-type="float" office:value="1040406">
            <text:p>1040406</text:p>
          </table:table-cell>
          <table:table-cell office:value-type="string">
            <text:p>01040406</text:p>
          </table:table-cell>
          <table:table-cell office:value-type="string">
            <text:p>Alto Ligonha</text:p>
          </table:table-cell>
          <table:table-cell office:value-type="float" office:value="12">
            <text:p>12</text:p>
          </table:table-cell>
          <table:table-cell office:value-type="string">
            <text:p>NU-098</text:p>
          </table:table-cell>
          <table:table-cell office:value-type="float" office:value="-15.5119">
            <text:p>-15.511900</text:p>
          </table:table-cell>
          <table:table-cell office:value-type="float" office:value="38.2572">
            <text:p>38.257200</text:p>
          </table:table-cell>
          <table:table-cell table:number-columns-repeated="10"/>
          <table:table-cell table:formula="of:=VLOOKUP([.I530];[NE.$F$2:.$Q$160];2;0)" office:value-type="float" office:value="96">
            <text:p>96</text:p>
          </table:table-cell>
          <table:table-cell office:value-type="float" office:value="96">
            <text:p>96</text:p>
          </table:table-cell>
          <table:table-cell table:number-columns-repeated="234"/>
        </table:table-row>
        <table:table-row table:style-name="ro2">
          <table:table-cell office:value-type="float" office:value="530">
            <text:p>53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US-MOZ-00530</text:p>
          </table:table-cell>
          <table:table-cell office:value-type="float" office:value="1040407">
            <text:p>1040407</text:p>
          </table:table-cell>
          <table:table-cell office:value-type="string">
            <text:p>01040407</text:p>
          </table:table-cell>
          <table:table-cell office:value-type="string">
            <text:p>Gile</text:p>
          </table:table-cell>
          <table:table-cell office:value-type="float" office:value="6">
            <text:p>6</text:p>
          </table:table-cell>
          <table:table-cell office:value-type="string">
            <text:p>NU-098</text:p>
          </table:table-cell>
          <table:table-cell office:value-type="float" office:value="-16.1464">
            <text:p>-16.146400</text:p>
          </table:table-cell>
          <table:table-cell office:value-type="float" office:value="38.3725">
            <text:p>38.372500</text:p>
          </table:table-cell>
          <table:table-cell table:number-columns-repeated="10"/>
          <table:table-cell table:formula="of:=VLOOKUP([.I531];[NE.$F$2:.$Q$160];2;0)" office:value-type="float" office:value="96">
            <text:p>96</text:p>
          </table:table-cell>
          <table:table-cell office:value-type="float" office:value="96">
            <text:p>96</text:p>
          </table:table-cell>
          <table:table-cell table:number-columns-repeated="234"/>
        </table:table-row>
        <table:table-row table:style-name="ro2">
          <table:table-cell office:value-type="float" office:value="531">
            <text:p>53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US-MOZ-00531</text:p>
          </table:table-cell>
          <table:table-cell office:value-type="float" office:value="1040408">
            <text:p>1040408</text:p>
          </table:table-cell>
          <table:table-cell office:value-type="string">
            <text:p>01040408</text:p>
          </table:table-cell>
          <table:table-cell office:value-type="string">
            <text:p>Moneia</text:p>
          </table:table-cell>
          <table:table-cell office:value-type="float" office:value="12">
            <text:p>12</text:p>
          </table:table-cell>
          <table:table-cell office:value-type="string">
            <text:p>NU-098</text:p>
          </table:table-cell>
          <table:table-cell office:value-type="float" office:value="-15.9625">
            <text:p>-15.962500</text:p>
          </table:table-cell>
          <table:table-cell office:value-type="float" office:value="38.4416">
            <text:p>38.441600</text:p>
          </table:table-cell>
          <table:table-cell table:number-columns-repeated="10"/>
          <table:table-cell table:formula="of:=VLOOKUP([.I532];[NE.$F$2:.$Q$160];2;0)" office:value-type="float" office:value="96">
            <text:p>96</text:p>
          </table:table-cell>
          <table:table-cell office:value-type="float" office:value="96">
            <text:p>96</text:p>
          </table:table-cell>
          <table:table-cell table:number-columns-repeated="234"/>
        </table:table-row>
        <table:table-row table:style-name="ro2">
          <table:table-cell office:value-type="float" office:value="532">
            <text:p>53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US-MOZ-00532</text:p>
          </table:table-cell>
          <table:table-cell office:value-type="float" office:value="1040409">
            <text:p>1040409</text:p>
          </table:table-cell>
          <table:table-cell office:value-type="string">
            <text:p>01040409</text:p>
          </table:table-cell>
          <table:table-cell office:value-type="string">
            <text:p>Muiane</text:p>
          </table:table-cell>
          <table:table-cell office:value-type="float" office:value="12">
            <text:p>12</text:p>
          </table:table-cell>
          <table:table-cell office:value-type="string">
            <text:p>NU-098</text:p>
          </table:table-cell>
          <table:table-cell office:value-type="float" office:value="-15.5126">
            <text:p>-15.512600</text:p>
          </table:table-cell>
          <table:table-cell office:value-type="float" office:value="38.2574">
            <text:p>38.257400</text:p>
          </table:table-cell>
          <table:table-cell table:number-columns-repeated="10"/>
          <table:table-cell table:formula="of:=VLOOKUP([.I533];[NE.$F$2:.$Q$160];2;0)" office:value-type="float" office:value="96">
            <text:p>96</text:p>
          </table:table-cell>
          <table:table-cell office:value-type="float" office:value="96">
            <text:p>96</text:p>
          </table:table-cell>
          <table:table-cell table:number-columns-repeated="234"/>
        </table:table-row>
        <table:table-row table:style-name="ro2">
          <table:table-cell office:value-type="float" office:value="533">
            <text:p>53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US-MOZ-00533</text:p>
          </table:table-cell>
          <table:table-cell office:value-type="float" office:value="1040410">
            <text:p>1040410</text:p>
          </table:table-cell>
          <table:table-cell office:value-type="string">
            <text:p>01040410</text:p>
          </table:table-cell>
          <table:table-cell office:value-type="string">
            <text:p>Uape</text:p>
          </table:table-cell>
          <table:table-cell office:value-type="float" office:value="12">
            <text:p>12</text:p>
          </table:table-cell>
          <table:table-cell office:value-type="string">
            <text:p>NU-098</text:p>
          </table:table-cell>
          <table:table-cell office:value-type="float" office:value="-16.132">
            <text:p>-16.132000</text:p>
          </table:table-cell>
          <table:table-cell office:value-type="float" office:value="38.0975">
            <text:p>38.097500</text:p>
          </table:table-cell>
          <table:table-cell table:number-columns-repeated="10"/>
          <table:table-cell table:formula="of:=VLOOKUP([.I534];[NE.$F$2:.$Q$160];2;0)" office:value-type="float" office:value="96">
            <text:p>96</text:p>
          </table:table-cell>
          <table:table-cell office:value-type="float" office:value="96">
            <text:p>96</text:p>
          </table:table-cell>
          <table:table-cell table:number-columns-repeated="234"/>
        </table:table-row>
        <table:table-row table:style-name="ro2">
          <table:table-cell office:value-type="float" office:value="534">
            <text:p>534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US-MOZ-00534</text:p>
          </table:table-cell>
          <table:table-cell office:value-type="float" office:value="1040437">
            <text:p>1040437</text:p>
          </table:table-cell>
          <table:table-cell office:value-type="string">
            <text:p>01040437</text:p>
          </table:table-cell>
          <table:table-cell office:value-type="string">
            <text:p>Namuaca</text:p>
          </table:table-cell>
          <table:table-cell office:value-type="float" office:value="13">
            <text:p>13</text:p>
          </table:table-cell>
          <table:table-cell office:value-type="string">
            <text:p>NU-098</text:p>
          </table:table-cell>
          <table:table-cell office:value-type="float" office:value="-16.200007">
            <text:p>-16.200007</text:p>
          </table:table-cell>
          <table:table-cell office:value-type="float" office:value="38.66">
            <text:p>38.660000</text:p>
          </table:table-cell>
          <table:table-cell table:number-columns-repeated="10"/>
          <table:table-cell table:formula="of:=VLOOKUP([.I535];[NE.$F$2:.$Q$160];2;0)" office:value-type="float" office:value="96">
            <text:p>96</text:p>
          </table:table-cell>
          <table:table-cell office:value-type="float" office:value="96">
            <text:p>96</text:p>
          </table:table-cell>
          <table:table-cell table:number-columns-repeated="234"/>
        </table:table-row>
        <table:table-row table:style-name="ro2">
          <table:table-cell office:value-type="float" office:value="535">
            <text:p>53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US-MOZ-00535</text:p>
          </table:table-cell>
          <table:table-cell office:value-type="float" office:value="1040455">
            <text:p>1040455</text:p>
          </table:table-cell>
          <table:table-cell office:value-type="string">
            <text:p>01040455</text:p>
          </table:table-cell>
          <table:table-cell office:value-type="string">
            <text:p>Cd De Mamala</text:p>
          </table:table-cell>
          <table:table-cell office:value-type="float" office:value="12">
            <text:p>12</text:p>
          </table:table-cell>
          <table:table-cell office:value-type="string">
            <text:p>NU-098</text:p>
          </table:table-cell>
          <table:table-cell office:value-type="float" office:value="-16.064863">
            <text:p>-16.064863</text:p>
          </table:table-cell>
          <table:table-cell office:value-type="float" office:value="38.656177">
            <text:p>38.656177</text:p>
          </table:table-cell>
          <table:table-cell table:number-columns-repeated="10"/>
          <table:table-cell table:formula="of:=VLOOKUP([.I536];[NE.$F$2:.$Q$160];2;0)" office:value-type="float" office:value="96">
            <text:p>96</text:p>
          </table:table-cell>
          <table:table-cell office:value-type="float" office:value="96">
            <text:p>96</text:p>
          </table:table-cell>
          <table:table-cell table:number-columns-repeated="234"/>
        </table:table-row>
        <table:table-row table:style-name="ro2">
          <table:table-cell office:value-type="float" office:value="536">
            <text:p>5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S-MOZ-00536</text:p>
          </table:table-cell>
          <table:table-cell office:value-type="float" office:value="1040511">
            <text:p>1040511</text:p>
          </table:table-cell>
          <table:table-cell office:value-type="string">
            <text:p>01040511</text:p>
          </table:table-cell>
          <table:table-cell office:value-type="string">
            <text:p>Tetete</text:p>
          </table:table-cell>
          <table:table-cell office:value-type="float" office:value="12">
            <text:p>12</text:p>
          </table:table-cell>
          <table:table-cell office:value-type="string">
            <text:p>NU-086</text:p>
          </table:table-cell>
          <table:table-cell office:value-type="float" office:value="-15.3864">
            <text:p>-15.386400</text:p>
          </table:table-cell>
          <table:table-cell office:value-type="float" office:value="36.5264">
            <text:p>36.526400</text:p>
          </table:table-cell>
          <table:table-cell table:number-columns-repeated="10"/>
          <table:table-cell table:formula="of:=VLOOKUP([.I537];[NE.$F$2:.$Q$160];2;0)" office:value-type="float" office:value="97">
            <text:p>97</text:p>
          </table:table-cell>
          <table:table-cell office:value-type="float" office:value="97">
            <text:p>97</text:p>
          </table:table-cell>
          <table:table-cell table:number-columns-repeated="234"/>
        </table:table-row>
        <table:table-row table:style-name="ro2">
          <table:table-cell office:value-type="float" office:value="537">
            <text:p>53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S-MOZ-00537</text:p>
          </table:table-cell>
          <table:table-cell office:value-type="float" office:value="1040517">
            <text:p>1040517</text:p>
          </table:table-cell>
          <table:table-cell office:value-type="string">
            <text:p>01040517</text:p>
          </table:table-cell>
          <table:table-cell office:value-type="string">
            <text:p>Macuarro</text:p>
          </table:table-cell>
          <table:table-cell office:value-type="float" office:value="12">
            <text:p>12</text:p>
          </table:table-cell>
          <table:table-cell office:value-type="string">
            <text:p>NU-086</text:p>
          </table:table-cell>
          <table:table-cell office:value-type="float" office:value="-15.7714">
            <text:p>-15.771400</text:p>
          </table:table-cell>
          <table:table-cell office:value-type="float" office:value="37.0844">
            <text:p>37.084400</text:p>
          </table:table-cell>
          <table:table-cell table:number-columns-repeated="10"/>
          <table:table-cell table:formula="of:=VLOOKUP([.I538];[NE.$F$2:.$Q$160];2;0)" office:value-type="float" office:value="97">
            <text:p>97</text:p>
          </table:table-cell>
          <table:table-cell office:value-type="float" office:value="97">
            <text:p>97</text:p>
          </table:table-cell>
          <table:table-cell table:number-columns-repeated="234"/>
        </table:table-row>
        <table:table-row table:style-name="ro2">
          <table:table-cell office:value-type="float" office:value="538">
            <text:p>53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S-MOZ-00538</text:p>
          </table:table-cell>
          <table:table-cell office:value-type="float" office:value="1040514">
            <text:p>1040514</text:p>
          </table:table-cell>
          <table:table-cell office:value-type="string">
            <text:p>01040514</text:p>
          </table:table-cell>
          <table:table-cell office:value-type="string">
            <text:p>Muagiua</text:p>
          </table:table-cell>
          <table:table-cell office:value-type="float" office:value="12">
            <text:p>12</text:p>
          </table:table-cell>
          <table:table-cell office:value-type="string">
            <text:p>NU-086</text:p>
          </table:table-cell>
          <table:table-cell office:value-type="float" office:value="-15.5403">
            <text:p>-15.540300</text:p>
          </table:table-cell>
          <table:table-cell office:value-type="float" office:value="36.8841">
            <text:p>36.884100</text:p>
          </table:table-cell>
          <table:table-cell table:number-columns-repeated="10"/>
          <table:table-cell table:formula="of:=VLOOKUP([.I539];[NE.$F$2:.$Q$160];2;0)" office:value-type="float" office:value="97">
            <text:p>97</text:p>
          </table:table-cell>
          <table:table-cell office:value-type="float" office:value="97">
            <text:p>97</text:p>
          </table:table-cell>
          <table:table-cell table:number-columns-repeated="234"/>
        </table:table-row>
        <table:table-row table:style-name="ro2">
          <table:table-cell office:value-type="float" office:value="539">
            <text:p>53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S-MOZ-00539</text:p>
          </table:table-cell>
          <table:table-cell office:value-type="float" office:value="1040512">
            <text:p>1040512</text:p>
          </table:table-cell>
          <table:table-cell office:value-type="string">
            <text:p>01040512</text:p>
          </table:table-cell>
          <table:table-cell office:value-type="string">
            <text:p>Up 10</text:p>
          </table:table-cell>
          <table:table-cell office:value-type="float" office:value="12">
            <text:p>12</text:p>
          </table:table-cell>
          <table:table-cell office:value-type="string">
            <text:p>NU-086</text:p>
          </table:table-cell>
          <table:table-cell office:value-type="float" office:value="-15.488">
            <text:p>-15.488000</text:p>
          </table:table-cell>
          <table:table-cell office:value-type="float" office:value="37.1402">
            <text:p>37.140200</text:p>
          </table:table-cell>
          <table:table-cell table:number-columns-repeated="10"/>
          <table:table-cell table:formula="of:=VLOOKUP([.I540];[NE.$F$2:.$Q$160];2;0)" office:value-type="float" office:value="97">
            <text:p>97</text:p>
          </table:table-cell>
          <table:table-cell office:value-type="float" office:value="97">
            <text:p>97</text:p>
          </table:table-cell>
          <table:table-cell table:number-columns-repeated="234"/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S-MOZ-00540</text:p>
          </table:table-cell>
          <table:table-cell office:value-type="float" office:value="1040516">
            <text:p>1040516</text:p>
          </table:table-cell>
          <table:table-cell office:value-type="string">
            <text:p>01040516</text:p>
          </table:table-cell>
          <table:table-cell office:value-type="string">
            <text:p>Invinha</text:p>
          </table:table-cell>
          <table:table-cell office:value-type="float" office:value="12">
            <text:p>12</text:p>
          </table:table-cell>
          <table:table-cell office:value-type="string">
            <text:p>NU-086</text:p>
          </table:table-cell>
          <table:table-cell office:value-type="float" office:value="-15.5567">
            <text:p>-15.556700</text:p>
          </table:table-cell>
          <table:table-cell office:value-type="float" office:value="37.0553">
            <text:p>37.055300</text:p>
          </table:table-cell>
          <table:table-cell table:number-columns-repeated="10"/>
          <table:table-cell table:formula="of:=VLOOKUP([.I541];[NE.$F$2:.$Q$160];2;0)" office:value-type="float" office:value="97">
            <text:p>97</text:p>
          </table:table-cell>
          <table:table-cell office:value-type="float" office:value="97">
            <text:p>97</text:p>
          </table:table-cell>
          <table:table-cell table:number-columns-repeated="234"/>
        </table:table-row>
        <table:table-row table:style-name="ro2">
          <table:table-cell office:value-type="float" office:value="541">
            <text:p>54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S-MOZ-00541</text:p>
          </table:table-cell>
          <table:table-cell office:value-type="float" office:value="1040510">
            <text:p>1040510</text:p>
          </table:table-cell>
          <table:table-cell office:value-type="string">
            <text:p>01040510</text:p>
          </table:table-cell>
          <table:table-cell office:value-type="string">
            <text:p>Serra</text:p>
          </table:table-cell>
          <table:table-cell office:value-type="float" office:value="12">
            <text:p>12</text:p>
          </table:table-cell>
          <table:table-cell office:value-type="string">
            <text:p>NU-086</text:p>
          </table:table-cell>
          <table:table-cell office:value-type="float" office:value="-15.315">
            <text:p>-15.315000</text:p>
          </table:table-cell>
          <table:table-cell office:value-type="float" office:value="36.6589">
            <text:p>36.658900</text:p>
          </table:table-cell>
          <table:table-cell table:number-columns-repeated="10"/>
          <table:table-cell table:formula="of:=VLOOKUP([.I542];[NE.$F$2:.$Q$160];2;0)" office:value-type="float" office:value="97">
            <text:p>97</text:p>
          </table:table-cell>
          <table:table-cell office:value-type="float" office:value="97">
            <text:p>97</text:p>
          </table:table-cell>
          <table:table-cell table:number-columns-repeated="234"/>
        </table:table-row>
        <table:table-row table:style-name="ro2">
          <table:table-cell office:value-type="float" office:value="542">
            <text:p>54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S-MOZ-00542</text:p>
          </table:table-cell>
          <table:table-cell office:value-type="float" office:value="1040509">
            <text:p>1040509</text:p>
          </table:table-cell>
          <table:table-cell office:value-type="string">
            <text:p>01040509</text:p>
          </table:table-cell>
          <table:table-cell office:value-type="string">
            <text:p>Ruace</text:p>
          </table:table-cell>
          <table:table-cell office:value-type="float" office:value="12">
            <text:p>12</text:p>
          </table:table-cell>
          <table:table-cell office:value-type="string">
            <text:p>NU-086</text:p>
          </table:table-cell>
          <table:table-cell office:value-type="float" office:value="-15.1989">
            <text:p>-15.198900</text:p>
          </table:table-cell>
          <table:table-cell office:value-type="float" office:value="36.7025">
            <text:p>36.702500</text:p>
          </table:table-cell>
          <table:table-cell table:number-columns-repeated="10"/>
          <table:table-cell table:formula="of:=VLOOKUP([.I543];[NE.$F$2:.$Q$160];2;0)" office:value-type="float" office:value="97">
            <text:p>97</text:p>
          </table:table-cell>
          <table:table-cell office:value-type="float" office:value="97">
            <text:p>97</text:p>
          </table:table-cell>
          <table:table-cell table:number-columns-repeated="234"/>
        </table:table-row>
        <table:table-row table:style-name="ro2">
          <table:table-cell office:value-type="float" office:value="543">
            <text:p>54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S-MOZ-00543</text:p>
          </table:table-cell>
          <table:table-cell office:value-type="float" office:value="1040508">
            <text:p>1040508</text:p>
          </table:table-cell>
          <table:table-cell office:value-type="string">
            <text:p>01040508</text:p>
          </table:table-cell>
          <table:table-cell office:value-type="string">
            <text:p>Mepuagiua</text:p>
          </table:table-cell>
          <table:table-cell office:value-type="float" office:value="12">
            <text:p>12</text:p>
          </table:table-cell>
          <table:table-cell office:value-type="string">
            <text:p>NU-086</text:p>
          </table:table-cell>
          <table:table-cell office:value-type="float" office:value="-15.54">
            <text:p>-15.540000</text:p>
          </table:table-cell>
          <table:table-cell office:value-type="float" office:value="37.193">
            <text:p>37.193000</text:p>
          </table:table-cell>
          <table:table-cell table:number-columns-repeated="10"/>
          <table:table-cell table:formula="of:=VLOOKUP([.I544];[NE.$F$2:.$Q$160];2;0)" office:value-type="float" office:value="97">
            <text:p>97</text:p>
          </table:table-cell>
          <table:table-cell office:value-type="float" office:value="97">
            <text:p>97</text:p>
          </table:table-cell>
          <table:table-cell table:number-columns-repeated="234"/>
        </table:table-row>
        <table:table-row table:style-name="ro2">
          <table:table-cell office:value-type="float" office:value="544">
            <text:p>54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S-MOZ-00544</text:p>
          </table:table-cell>
          <table:table-cell office:value-type="float" office:value="1040507">
            <text:p>1040507</text:p>
          </table:table-cell>
          <table:table-cell office:value-type="string">
            <text:p>01040507</text:p>
          </table:table-cell>
          <table:table-cell office:value-type="string">
            <text:p>Lioma</text:p>
          </table:table-cell>
          <table:table-cell office:value-type="float" office:value="12">
            <text:p>12</text:p>
          </table:table-cell>
          <table:table-cell office:value-type="string">
            <text:p>NU-086</text:p>
          </table:table-cell>
          <table:table-cell office:value-type="float" office:value="-15.172">
            <text:p>-15.172000</text:p>
          </table:table-cell>
          <table:table-cell office:value-type="float" office:value="36.805">
            <text:p>36.805000</text:p>
          </table:table-cell>
          <table:table-cell table:number-columns-repeated="10"/>
          <table:table-cell table:formula="of:=VLOOKUP([.I545];[NE.$F$2:.$Q$160];2;0)" office:value-type="float" office:value="97">
            <text:p>97</text:p>
          </table:table-cell>
          <table:table-cell office:value-type="float" office:value="97">
            <text:p>97</text:p>
          </table:table-cell>
          <table:table-cell table:number-columns-repeated="234"/>
        </table:table-row>
        <table:table-row table:style-name="ro2">
          <table:table-cell office:value-type="float" office:value="545">
            <text:p>54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S-MOZ-00545</text:p>
          </table:table-cell>
          <table:table-cell office:value-type="float" office:value="1040506">
            <text:p>1040506</text:p>
          </table:table-cell>
          <table:table-cell office:value-type="string">
            <text:p>01040506</text:p>
          </table:table-cell>
          <table:table-cell office:value-type="string">
            <text:p>Gurue</text:p>
          </table:table-cell>
          <table:table-cell office:value-type="float" office:value="9">
            <text:p>9</text:p>
          </table:table-cell>
          <table:table-cell office:value-type="string">
            <text:p>NU-086</text:p>
          </table:table-cell>
          <table:table-cell office:value-type="float" office:value="-15.4628">
            <text:p>-15.462800</text:p>
          </table:table-cell>
          <table:table-cell office:value-type="float" office:value="36.9828">
            <text:p>36.982800</text:p>
          </table:table-cell>
          <table:table-cell table:number-columns-repeated="10"/>
          <table:table-cell table:formula="of:=VLOOKUP([.I546];[NE.$F$2:.$Q$160];2;0)" office:value-type="float" office:value="97">
            <text:p>97</text:p>
          </table:table-cell>
          <table:table-cell office:value-type="float" office:value="97">
            <text:p>97</text:p>
          </table:table-cell>
          <table:table-cell table:number-columns-repeated="234"/>
        </table:table-row>
        <table:table-row table:style-name="ro2">
          <table:table-cell office:value-type="float" office:value="546">
            <text:p>54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S-MOZ-00546</text:p>
          </table:table-cell>
          <table:table-cell office:value-type="float" office:value="1040500">
            <text:p>1040500</text:p>
          </table:table-cell>
          <table:table-cell office:value-type="string">
            <text:p>01040500</text:p>
          </table:table-cell>
          <table:table-cell office:value-type="string">
            <text:p>Gurue</text:p>
          </table:table-cell>
          <table:table-cell office:value-type="float" office:value="5">
            <text:p>5</text:p>
          </table:table-cell>
          <table:table-cell office:value-type="string">
            <text:p>NU-086</text:p>
          </table:table-cell>
          <table:table-cell office:value-type="float" office:value="-15.4625">
            <text:p>-15.462500</text:p>
          </table:table-cell>
          <table:table-cell office:value-type="float" office:value="36.9836">
            <text:p>36.983600</text:p>
          </table:table-cell>
          <table:table-cell table:number-columns-repeated="10"/>
          <table:table-cell table:formula="of:=VLOOKUP([.I547];[NE.$F$2:.$Q$160];2;0)" office:value-type="float" office:value="97">
            <text:p>97</text:p>
          </table:table-cell>
          <table:table-cell office:value-type="float" office:value="97">
            <text:p>97</text:p>
          </table:table-cell>
          <table:table-cell table:number-columns-repeated="234"/>
        </table:table-row>
        <table:table-row table:style-name="ro2">
          <table:table-cell office:value-type="float" office:value="547">
            <text:p>54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S-MOZ-00547</text:p>
          </table:table-cell>
          <table:table-cell office:value-type="float" office:value="1040513">
            <text:p>1040513</text:p>
          </table:table-cell>
          <table:table-cell office:value-type="string">
            <text:p>01040513</text:p>
          </table:table-cell>
          <table:table-cell office:value-type="string">
            <text:p>Up 4</text:p>
          </table:table-cell>
          <table:table-cell office:value-type="float" office:value="12">
            <text:p>12</text:p>
          </table:table-cell>
          <table:table-cell office:value-type="string">
            <text:p>NU-086</text:p>
          </table:table-cell>
          <table:table-cell office:value-type="float" office:value="-15.4564">
            <text:p>-15.456400</text:p>
          </table:table-cell>
          <table:table-cell office:value-type="float" office:value="36.9556">
            <text:p>36.955600</text:p>
          </table:table-cell>
          <table:table-cell table:number-columns-repeated="10"/>
          <table:table-cell table:formula="of:=VLOOKUP([.I548];[NE.$F$2:.$Q$160];2;0)" office:value-type="float" office:value="97">
            <text:p>97</text:p>
          </table:table-cell>
          <table:table-cell office:value-type="float" office:value="97">
            <text:p>97</text:p>
          </table:table-cell>
          <table:table-cell table:number-columns-repeated="234"/>
        </table:table-row>
        <table:table-row table:style-name="ro2">
          <table:table-cell office:value-type="float" office:value="548">
            <text:p>54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S-MOZ-00548</text:p>
          </table:table-cell>
          <table:table-cell office:value-type="float" office:value="1040563">
            <text:p>1040563</text:p>
          </table:table-cell>
          <table:table-cell office:value-type="string">
            <text:p>01040563</text:p>
          </table:table-cell>
          <table:table-cell office:value-type="string">
            <text:p>Nintulo</text:p>
          </table:table-cell>
          <table:table-cell office:value-type="float" office:value="12">
            <text:p>12</text:p>
          </table:table-cell>
          <table:table-cell office:value-type="string">
            <text:p>NU-086</text:p>
          </table:table-cell>
          <table:table-cell office:value-type="float" office:value="-15.467775">
            <text:p>-15.467775</text:p>
          </table:table-cell>
          <table:table-cell office:value-type="float" office:value="36.982871">
            <text:p>36.982871</text:p>
          </table:table-cell>
          <table:table-cell table:number-columns-repeated="10"/>
          <table:table-cell table:formula="of:=VLOOKUP([.I549];[NE.$F$2:.$Q$160];2;0)" office:value-type="float" office:value="97">
            <text:p>97</text:p>
          </table:table-cell>
          <table:table-cell office:value-type="float" office:value="97">
            <text:p>97</text:p>
          </table:table-cell>
          <table:table-cell table:number-columns-repeated="234"/>
        </table:table-row>
        <table:table-row table:style-name="ro2">
          <table:table-cell office:value-type="float" office:value="549">
            <text:p>54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US-MOZ-00549</text:p>
          </table:table-cell>
          <table:table-cell office:value-type="float" office:value="1040637">
            <text:p>1040637</text:p>
          </table:table-cell>
          <table:table-cell office:value-type="string">
            <text:p>01040637</text:p>
          </table:table-cell>
          <table:table-cell office:value-type="string">
            <text:p>Massira</text:p>
          </table:table-cell>
          <table:table-cell office:value-type="float" office:value="12">
            <text:p>12</text:p>
          </table:table-cell>
          <table:table-cell office:value-type="string">
            <text:p>NU-097</text:p>
          </table:table-cell>
          <table:table-cell office:value-type="float" office:value="-16.0936">
            <text:p>-16.093600</text:p>
          </table:table-cell>
          <table:table-cell office:value-type="float" office:value="37.3366">
            <text:p>37.336600</text:p>
          </table:table-cell>
          <table:table-cell table:number-columns-repeated="10"/>
          <table:table-cell table:formula="of:=VLOOKUP([.I550];[NE.$F$2:.$Q$160];2;0)" office:value-type="float" office:value="98">
            <text:p>98</text:p>
          </table:table-cell>
          <table:table-cell office:value-type="float" office:value="98">
            <text:p>98</text:p>
          </table:table-cell>
          <table:table-cell table:number-columns-repeated="234"/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US-MOZ-00550</text:p>
          </table:table-cell>
          <table:table-cell office:value-type="float" office:value="1040655">
            <text:p>1040655</text:p>
          </table:table-cell>
          <table:table-cell office:value-type="string">
            <text:p>01040655</text:p>
          </table:table-cell>
          <table:table-cell office:value-type="string">
            <text:p>Curruane</text:p>
          </table:table-cell>
          <table:table-cell office:value-type="float" office:value="12">
            <text:p>12</text:p>
          </table:table-cell>
          <table:table-cell office:value-type="string">
            <text:p>NU-097</text:p>
          </table:table-cell>
          <table:table-cell office:value-type="float" office:value="-16.121469">
            <text:p>-16.121469</text:p>
          </table:table-cell>
          <table:table-cell office:value-type="float" office:value="37.339485">
            <text:p>37.339485</text:p>
          </table:table-cell>
          <table:table-cell table:number-columns-repeated="10"/>
          <table:table-cell table:formula="of:=VLOOKUP([.I551];[NE.$F$2:.$Q$160];2;0)" office:value-type="float" office:value="98">
            <text:p>98</text:p>
          </table:table-cell>
          <table:table-cell office:value-type="float" office:value="98">
            <text:p>98</text:p>
          </table:table-cell>
          <table:table-cell table:number-columns-repeated="234"/>
        </table:table-row>
        <table:table-row table:style-name="ro2">
          <table:table-cell office:value-type="float" office:value="551">
            <text:p>55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US-MOZ-00551</text:p>
          </table:table-cell>
          <table:table-cell office:value-type="float" office:value="1040609">
            <text:p>1040609</text:p>
          </table:table-cell>
          <table:table-cell office:value-type="string">
            <text:p>01040609</text:p>
          </table:table-cell>
          <table:table-cell office:value-type="string">
            <text:p>Mulevala</text:p>
          </table:table-cell>
          <table:table-cell office:value-type="float" office:value="12">
            <text:p>12</text:p>
          </table:table-cell>
          <table:table-cell office:value-type="string">
            <text:p>NU-097</text:p>
          </table:table-cell>
          <table:table-cell office:value-type="float" office:value="-16.4341">
            <text:p>-16.434100</text:p>
          </table:table-cell>
          <table:table-cell office:value-type="float" office:value="37.5889">
            <text:p>37.588900</text:p>
          </table:table-cell>
          <table:table-cell table:number-columns-repeated="10"/>
          <table:table-cell table:formula="of:=VLOOKUP([.I552];[NE.$F$2:.$Q$160];2;0)" office:value-type="float" office:value="98">
            <text:p>98</text:p>
          </table:table-cell>
          <table:table-cell office:value-type="float" office:value="98">
            <text:p>98</text:p>
          </table:table-cell>
          <table:table-cell table:number-columns-repeated="234"/>
        </table:table-row>
        <table:table-row table:style-name="ro2">
          <table:table-cell office:value-type="float" office:value="552">
            <text:p>55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US-MOZ-00552</text:p>
          </table:table-cell>
          <table:table-cell office:value-type="float" office:value="1040601">
            <text:p>1040601</text:p>
          </table:table-cell>
          <table:table-cell office:value-type="string">
            <text:p>01040601</text:p>
          </table:table-cell>
          <table:table-cell office:value-type="string">
            <text:p>Ile-Sede</text:p>
          </table:table-cell>
          <table:table-cell office:value-type="float" office:value="12">
            <text:p>12</text:p>
          </table:table-cell>
          <table:table-cell office:value-type="string">
            <text:p>NU-097</text:p>
          </table:table-cell>
          <table:table-cell office:value-type="float" office:value="-16.0378">
            <text:p>-16.037800</text:p>
          </table:table-cell>
          <table:table-cell office:value-type="float" office:value="37.1683">
            <text:p>37.168300</text:p>
          </table:table-cell>
          <table:table-cell table:number-columns-repeated="10"/>
          <table:table-cell table:formula="of:=VLOOKUP([.I553];[NE.$F$2:.$Q$160];2;0)" office:value-type="float" office:value="98">
            <text:p>98</text:p>
          </table:table-cell>
          <table:table-cell office:value-type="float" office:value="98">
            <text:p>98</text:p>
          </table:table-cell>
          <table:table-cell table:number-columns-repeated="234"/>
        </table:table-row>
        <table:table-row table:style-name="ro2">
          <table:table-cell office:value-type="float" office:value="553">
            <text:p>55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US-MOZ-00553</text:p>
          </table:table-cell>
          <table:table-cell office:value-type="float" office:value="1040606">
            <text:p>1040606</text:p>
          </table:table-cell>
          <table:table-cell office:value-type="string">
            <text:p>01040606</text:p>
          </table:table-cell>
          <table:table-cell office:value-type="string">
            <text:p>Chiraco</text:p>
          </table:table-cell>
          <table:table-cell office:value-type="float" office:value="12">
            <text:p>12</text:p>
          </table:table-cell>
          <table:table-cell office:value-type="string">
            <text:p>NU-097</text:p>
          </table:table-cell>
          <table:table-cell office:value-type="float" office:value="-16.3586">
            <text:p>-16.358600</text:p>
          </table:table-cell>
          <table:table-cell office:value-type="float" office:value="37.767">
            <text:p>37.767000</text:p>
          </table:table-cell>
          <table:table-cell table:number-columns-repeated="10"/>
          <table:table-cell table:formula="of:=VLOOKUP([.I554];[NE.$F$2:.$Q$160];2;0)" office:value-type="float" office:value="98">
            <text:p>98</text:p>
          </table:table-cell>
          <table:table-cell office:value-type="float" office:value="98">
            <text:p>98</text:p>
          </table:table-cell>
          <table:table-cell table:number-columns-repeated="234"/>
        </table:table-row>
        <table:table-row table:style-name="ro2">
          <table:table-cell office:value-type="float" office:value="554">
            <text:p>55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US-MOZ-00554</text:p>
          </table:table-cell>
          <table:table-cell office:value-type="float" office:value="1040607">
            <text:p>1040607</text:p>
          </table:table-cell>
          <table:table-cell office:value-type="string">
            <text:p>01040607</text:p>
          </table:table-cell>
          <table:table-cell office:value-type="string">
            <text:p>Phalane</text:p>
          </table:table-cell>
          <table:table-cell office:value-type="float" office:value="12">
            <text:p>12</text:p>
          </table:table-cell>
          <table:table-cell office:value-type="string">
            <text:p>NU-097</text:p>
          </table:table-cell>
          <table:table-cell office:value-type="float" office:value="-15.9902">
            <text:p>-15.990200</text:p>
          </table:table-cell>
          <table:table-cell office:value-type="float" office:value="37.3572">
            <text:p>37.357200</text:p>
          </table:table-cell>
          <table:table-cell table:number-columns-repeated="10"/>
          <table:table-cell table:formula="of:=VLOOKUP([.I555];[NE.$F$2:.$Q$160];2;0)" office:value-type="float" office:value="98">
            <text:p>98</text:p>
          </table:table-cell>
          <table:table-cell office:value-type="float" office:value="98">
            <text:p>98</text:p>
          </table:table-cell>
          <table:table-cell table:number-columns-repeated="234"/>
        </table:table-row>
        <table:table-row table:style-name="ro2">
          <table:table-cell office:value-type="float" office:value="555">
            <text:p>55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US-MOZ-00555</text:p>
          </table:table-cell>
          <table:table-cell office:value-type="float" office:value="1040611">
            <text:p>1040611</text:p>
          </table:table-cell>
          <table:table-cell office:value-type="string">
            <text:p>01040611</text:p>
          </table:table-cell>
          <table:table-cell office:value-type="string">
            <text:p>Tebo</text:p>
          </table:table-cell>
          <table:table-cell office:value-type="float" office:value="12">
            <text:p>12</text:p>
          </table:table-cell>
          <table:table-cell office:value-type="string">
            <text:p>NU-097</text:p>
          </table:table-cell>
          <table:table-cell office:value-type="float" office:value="-16.2811">
            <text:p>-16.281100</text:p>
          </table:table-cell>
          <table:table-cell office:value-type="float" office:value="37.3214">
            <text:p>37.321400</text:p>
          </table:table-cell>
          <table:table-cell table:number-columns-repeated="10"/>
          <table:table-cell table:formula="of:=VLOOKUP([.I556];[NE.$F$2:.$Q$160];2;0)" office:value-type="float" office:value="98">
            <text:p>98</text:p>
          </table:table-cell>
          <table:table-cell office:value-type="float" office:value="98">
            <text:p>98</text:p>
          </table:table-cell>
          <table:table-cell table:number-columns-repeated="234"/>
        </table:table-row>
        <table:table-row table:style-name="ro2">
          <table:table-cell office:value-type="float" office:value="556">
            <text:p>55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US-MOZ-00556</text:p>
          </table:table-cell>
          <table:table-cell office:value-type="float" office:value="1040612">
            <text:p>1040612</text:p>
          </table:table-cell>
          <table:table-cell office:value-type="string">
            <text:p>01040612</text:p>
          </table:table-cell>
          <table:table-cell office:value-type="string">
            <text:p>Nipiode</text:p>
          </table:table-cell>
          <table:table-cell office:value-type="float" office:value="13">
            <text:p>13</text:p>
          </table:table-cell>
          <table:table-cell office:value-type="string">
            <text:p>NU-097</text:p>
          </table:table-cell>
          <table:table-cell office:value-type="float" office:value="-16.1416">
            <text:p>-16.141600</text:p>
          </table:table-cell>
          <table:table-cell office:value-type="float" office:value="37.3833">
            <text:p>37.383300</text:p>
          </table:table-cell>
          <table:table-cell table:number-columns-repeated="10"/>
          <table:table-cell table:formula="of:=VLOOKUP([.I557];[NE.$F$2:.$Q$160];2;0)" office:value-type="float" office:value="98">
            <text:p>98</text:p>
          </table:table-cell>
          <table:table-cell office:value-type="float" office:value="98">
            <text:p>98</text:p>
          </table:table-cell>
          <table:table-cell table:number-columns-repeated="234"/>
        </table:table-row>
        <table:table-row table:style-name="ro2">
          <table:table-cell office:value-type="float" office:value="557">
            <text:p>55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US-MOZ-00557</text:p>
          </table:table-cell>
          <table:table-cell office:value-type="float" office:value="1040613">
            <text:p>1040613</text:p>
          </table:table-cell>
          <table:table-cell office:value-type="string">
            <text:p>01040613</text:p>
          </table:table-cell>
          <table:table-cell office:value-type="string">
            <text:p>Socone</text:p>
          </table:table-cell>
          <table:table-cell office:value-type="float" office:value="12">
            <text:p>12</text:p>
          </table:table-cell>
          <table:table-cell office:value-type="string">
            <text:p>NU-097</text:p>
          </table:table-cell>
          <table:table-cell office:value-type="float" office:value="-15.7844">
            <text:p>-15.784400</text:p>
          </table:table-cell>
          <table:table-cell office:value-type="float" office:value="37.1633">
            <text:p>37.163300</text:p>
          </table:table-cell>
          <table:table-cell table:number-columns-repeated="10"/>
          <table:table-cell table:formula="of:=VLOOKUP([.I558];[NE.$F$2:.$Q$160];2;0)" office:value-type="float" office:value="98">
            <text:p>98</text:p>
          </table:table-cell>
          <table:table-cell office:value-type="float" office:value="98">
            <text:p>98</text:p>
          </table:table-cell>
          <table:table-cell table:number-columns-repeated="234"/>
        </table:table-row>
        <table:table-row table:style-name="ro2">
          <table:table-cell office:value-type="float" office:value="558">
            <text:p>55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US-MOZ-00558</text:p>
          </table:table-cell>
          <table:table-cell office:value-type="float" office:value="1040614">
            <text:p>1040614</text:p>
          </table:table-cell>
          <table:table-cell office:value-type="string">
            <text:p>01040614</text:p>
          </table:table-cell>
          <table:table-cell office:value-type="string">
            <text:p>Jajo</text:p>
          </table:table-cell>
          <table:table-cell office:value-type="float" office:value="12">
            <text:p>12</text:p>
          </table:table-cell>
          <table:table-cell office:value-type="string">
            <text:p>NU-097</text:p>
          </table:table-cell>
          <table:table-cell office:value-type="float" office:value="-16.2692">
            <text:p>-16.269200</text:p>
          </table:table-cell>
          <table:table-cell office:value-type="float" office:value="37.5161">
            <text:p>37.516100</text:p>
          </table:table-cell>
          <table:table-cell table:number-columns-repeated="10"/>
          <table:table-cell table:formula="of:=VLOOKUP([.I559];[NE.$F$2:.$Q$160];2;0)" office:value-type="float" office:value="98">
            <text:p>98</text:p>
          </table:table-cell>
          <table:table-cell office:value-type="float" office:value="98">
            <text:p>98</text:p>
          </table:table-cell>
          <table:table-cell table:number-columns-repeated="234"/>
        </table:table-row>
        <table:table-row table:style-name="ro2">
          <table:table-cell office:value-type="float" office:value="559">
            <text:p>55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US-MOZ-00559</text:p>
          </table:table-cell>
          <table:table-cell office:value-type="float" office:value="1040636">
            <text:p>1040636</text:p>
          </table:table-cell>
          <table:table-cell office:value-type="string">
            <text:p>01040636</text:p>
          </table:table-cell>
          <table:table-cell office:value-type="string">
            <text:p>Niboia</text:p>
          </table:table-cell>
          <table:table-cell office:value-type="float" office:value="12">
            <text:p>12</text:p>
          </table:table-cell>
          <table:table-cell office:value-type="string">
            <text:p>NU-097</text:p>
          </table:table-cell>
          <table:table-cell office:value-type="float" office:value="-16.169278">
            <text:p>-16.169278</text:p>
          </table:table-cell>
          <table:table-cell office:value-type="float" office:value="37.384325">
            <text:p>37.384325</text:p>
          </table:table-cell>
          <table:table-cell table:number-columns-repeated="10"/>
          <table:table-cell table:formula="of:=VLOOKUP([.I560];[NE.$F$2:.$Q$160];2;0)" office:value-type="float" office:value="98">
            <text:p>98</text:p>
          </table:table-cell>
          <table:table-cell office:value-type="float" office:value="98">
            <text:p>98</text:p>
          </table:table-cell>
          <table:table-cell table:number-columns-repeated="234"/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US-MOZ-00560</text:p>
          </table:table-cell>
          <table:table-cell office:value-type="float" office:value="1040608">
            <text:p>1040608</text:p>
          </table:table-cell>
          <table:table-cell office:value-type="string">
            <text:p>01040608</text:p>
          </table:table-cell>
          <table:table-cell office:value-type="string">
            <text:p>Mugulama</text:p>
          </table:table-cell>
          <table:table-cell office:value-type="float" office:value="12">
            <text:p>12</text:p>
          </table:table-cell>
          <table:table-cell office:value-type="string">
            <text:p>NU-097</text:p>
          </table:table-cell>
          <table:table-cell office:value-type="float" office:value="-16.0361">
            <text:p>-16.036100</text:p>
          </table:table-cell>
          <table:table-cell office:value-type="float" office:value="37.5239">
            <text:p>37.523900</text:p>
          </table:table-cell>
          <table:table-cell table:number-columns-repeated="10"/>
          <table:table-cell table:formula="of:=VLOOKUP([.I561];[NE.$F$2:.$Q$160];2;0)" office:value-type="float" office:value="98">
            <text:p>98</text:p>
          </table:table-cell>
          <table:table-cell office:value-type="float" office:value="98">
            <text:p>98</text:p>
          </table:table-cell>
          <table:table-cell table:number-columns-repeated="234"/>
        </table:table-row>
        <table:table-row table:style-name="ro2">
          <table:table-cell office:value-type="float" office:value="561">
            <text:p>56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US-MOZ-00561</text:p>
          </table:table-cell>
          <table:table-cell office:value-type="float" office:value="1040610">
            <text:p>1040610</text:p>
          </table:table-cell>
          <table:table-cell office:value-type="string">
            <text:p>01040610</text:p>
          </table:table-cell>
          <table:table-cell office:value-type="string">
            <text:p>Mulequela</text:p>
          </table:table-cell>
          <table:table-cell office:value-type="float" office:value="12">
            <text:p>12</text:p>
          </table:table-cell>
          <table:table-cell office:value-type="string">
            <text:p>NU-097</text:p>
          </table:table-cell>
          <table:table-cell office:value-type="float" office:value="-16.364403">
            <text:p>-16.364403</text:p>
          </table:table-cell>
          <table:table-cell office:value-type="float" office:value="37.33066">
            <text:p>37.330660</text:p>
          </table:table-cell>
          <table:table-cell table:number-columns-repeated="10"/>
          <table:table-cell table:formula="of:=VLOOKUP([.I562];[NE.$F$2:.$Q$160];2;0)" office:value-type="float" office:value="98">
            <text:p>98</text:p>
          </table:table-cell>
          <table:table-cell office:value-type="float" office:value="98">
            <text:p>98</text:p>
          </table:table-cell>
          <table:table-cell table:number-columns-repeated="234"/>
        </table:table-row>
        <table:table-row table:style-name="ro2">
          <table:table-cell office:value-type="float" office:value="562">
            <text:p>56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US-MOZ-00562</text:p>
          </table:table-cell>
          <table:table-cell office:value-type="float" office:value="1040665">
            <text:p>1040665</text:p>
          </table:table-cell>
          <table:table-cell office:value-type="string">
            <text:p>01040665</text:p>
          </table:table-cell>
          <table:table-cell office:value-type="string">
            <text:p>Ualasse</text:p>
          </table:table-cell>
          <table:table-cell office:value-type="float" office:value="12">
            <text:p>12</text:p>
          </table:table-cell>
          <table:table-cell office:value-type="string">
            <text:p>NU-097</text:p>
          </table:table-cell>
          <table:table-cell office:value-type="float" office:value="-16.358313">
            <text:p>-16.358313</text:p>
          </table:table-cell>
          <table:table-cell office:value-type="float" office:value="37.338025">
            <text:p>37.338025</text:p>
          </table:table-cell>
          <table:table-cell table:number-columns-repeated="10"/>
          <table:table-cell table:formula="of:=VLOOKUP([.I563];[NE.$F$2:.$Q$160];2;0)" office:value-type="float" office:value="98">
            <text:p>98</text:p>
          </table:table-cell>
          <table:table-cell office:value-type="float" office:value="98">
            <text:p>98</text:p>
          </table:table-cell>
          <table:table-cell table:number-columns-repeated="234"/>
        </table:table-row>
        <table:table-row table:style-name="ro2">
          <table:table-cell office:value-type="float" office:value="563">
            <text:p>56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US-MOZ-00563</text:p>
          </table:table-cell>
          <table:table-cell office:value-type="float" office:value="1040666">
            <text:p>1040666</text:p>
          </table:table-cell>
          <table:table-cell office:value-type="string">
            <text:p>010406?</text:p>
          </table:table-cell>
          <table:table-cell office:value-type="string">
            <text:p>Marropino</text:p>
          </table:table-cell>
          <table:table-cell office:value-type="float" office:value="12">
            <text:p>12</text:p>
          </table:table-cell>
          <table:table-cell office:value-type="string">
            <text:p>NU-097</text:p>
          </table:table-cell>
          <table:table-cell office:value-type="float" office:value="-16.301047">
            <text:p>-16.301047</text:p>
          </table:table-cell>
          <table:table-cell office:value-type="float" office:value="37.352204">
            <text:p>37.352204</text:p>
          </table:table-cell>
          <table:table-cell table:number-columns-repeated="10"/>
          <table:table-cell table:formula="of:=VLOOKUP([.I564];[NE.$F$2:.$Q$160];2;0)" office:value-type="float" office:value="98">
            <text:p>98</text:p>
          </table:table-cell>
          <table:table-cell office:value-type="float" office:value="98">
            <text:p>98</text:p>
          </table:table-cell>
          <table:table-cell table:number-columns-repeated="234"/>
        </table:table-row>
        <table:table-row table:style-name="ro2">
          <table:table-cell office:value-type="float" office:value="564">
            <text:p>56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US-MOZ-00564</text:p>
          </table:table-cell>
          <table:table-cell office:value-type="float" office:value="1040667">
            <text:p>1040667</text:p>
          </table:table-cell>
          <table:table-cell office:value-type="string">
            <text:p>010406?</text:p>
          </table:table-cell>
          <table:table-cell office:value-type="string">
            <text:p>Mucuaba</text:p>
          </table:table-cell>
          <table:table-cell office:value-type="float" office:value="12">
            <text:p>12</text:p>
          </table:table-cell>
          <table:table-cell office:value-type="string">
            <text:p>NU-097</text:p>
          </table:table-cell>
          <table:table-cell office:value-type="float" office:value="-16.287479">
            <text:p>-16.287479</text:p>
          </table:table-cell>
          <table:table-cell office:value-type="float" office:value="37.355033">
            <text:p>37.355033</text:p>
          </table:table-cell>
          <table:table-cell table:number-columns-repeated="10"/>
          <table:table-cell table:formula="of:=VLOOKUP([.I565];[NE.$F$2:.$Q$160];2;0)" office:value-type="float" office:value="98">
            <text:p>98</text:p>
          </table:table-cell>
          <table:table-cell office:value-type="float" office:value="98">
            <text:p>98</text:p>
          </table:table-cell>
          <table:table-cell table:number-columns-repeated="234"/>
        </table:table-row>
        <table:table-row table:style-name="ro2">
          <table:table-cell office:value-type="float" office:value="565">
            <text:p>56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US-MOZ-00565</text:p>
          </table:table-cell>
          <table:table-cell office:value-type="float" office:value="1040668">
            <text:p>1040668</text:p>
          </table:table-cell>
          <table:table-cell office:value-type="string">
            <text:p>010406?</text:p>
          </table:table-cell>
          <table:table-cell office:value-type="string">
            <text:p>Morrua</text:p>
          </table:table-cell>
          <table:table-cell office:value-type="float" office:value="12">
            <text:p>12</text:p>
          </table:table-cell>
          <table:table-cell office:value-type="string">
            <text:p>NU-097</text:p>
          </table:table-cell>
          <table:table-cell office:value-type="float" office:value="-16.009938">
            <text:p>-16.009938</text:p>
          </table:table-cell>
          <table:table-cell office:value-type="float" office:value="37.332738">
            <text:p>37.332738</text:p>
          </table:table-cell>
          <table:table-cell table:number-columns-repeated="10"/>
          <table:table-cell table:formula="of:=VLOOKUP([.I566];[NE.$F$2:.$Q$160];2;0)" office:value-type="float" office:value="98">
            <text:p>98</text:p>
          </table:table-cell>
          <table:table-cell office:value-type="float" office:value="98">
            <text:p>98</text:p>
          </table:table-cell>
          <table:table-cell table:number-columns-repeated="234"/>
        </table:table-row>
        <table:table-row table:style-name="ro2">
          <table:table-cell office:value-type="float" office:value="566">
            <text:p>56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US-MOZ-00566</text:p>
          </table:table-cell>
          <table:table-cell office:value-type="float" office:value="1040710">
            <text:p>1040710</text:p>
          </table:table-cell>
          <table:table-cell office:value-type="string">
            <text:p>01040710</text:p>
          </table:table-cell>
          <table:table-cell office:value-type="string">
            <text:p>Olinda</text:p>
          </table:table-cell>
          <table:table-cell office:value-type="float" office:value="12">
            <text:p>12</text:p>
          </table:table-cell>
          <table:table-cell office:value-type="string">
            <text:p>NU-102</text:p>
          </table:table-cell>
          <table:table-cell office:value-type="float" office:value="-18.0764">
            <text:p>-18.076400</text:p>
          </table:table-cell>
          <table:table-cell office:value-type="float" office:value="36.9278">
            <text:p>36.927800</text:p>
          </table:table-cell>
          <table:table-cell table:number-columns-repeated="10"/>
          <table:table-cell table:formula="of:=VLOOKUP([.I567];[NE.$F$2:.$Q$160];2;0)" office:value-type="float" office:value="99">
            <text:p>99</text:p>
          </table:table-cell>
          <table:table-cell office:value-type="float" office:value="99">
            <text:p>99</text:p>
          </table:table-cell>
          <table:table-cell table:number-columns-repeated="234"/>
        </table:table-row>
        <table:table-row table:style-name="ro2">
          <table:table-cell office:value-type="float" office:value="567">
            <text:p>56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US-MOZ-00567</text:p>
          </table:table-cell>
          <table:table-cell office:value-type="float" office:value="1040711">
            <text:p>1040711</text:p>
          </table:table-cell>
          <table:table-cell office:value-type="string">
            <text:p>01040711</text:p>
          </table:table-cell>
          <table:table-cell office:value-type="string">
            <text:p>Bingagira</text:p>
          </table:table-cell>
          <table:table-cell office:value-type="float" office:value="12">
            <text:p>12</text:p>
          </table:table-cell>
          <table:table-cell office:value-type="string">
            <text:p>NU-102</text:p>
          </table:table-cell>
          <table:table-cell office:value-type="float" office:value="-18.0292">
            <text:p>-18.029200</text:p>
          </table:table-cell>
          <table:table-cell office:value-type="float" office:value="36.7361">
            <text:p>36.736100</text:p>
          </table:table-cell>
          <table:table-cell table:number-columns-repeated="10"/>
          <table:table-cell table:formula="of:=VLOOKUP([.I568];[NE.$F$2:.$Q$160];2;0)" office:value-type="float" office:value="99">
            <text:p>99</text:p>
          </table:table-cell>
          <table:table-cell office:value-type="float" office:value="99">
            <text:p>99</text:p>
          </table:table-cell>
          <table:table-cell table:number-columns-repeated="234"/>
        </table:table-row>
        <table:table-row table:style-name="ro2">
          <table:table-cell office:value-type="float" office:value="568">
            <text:p>56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US-MOZ-00568</text:p>
          </table:table-cell>
          <table:table-cell office:value-type="float" office:value="1040708">
            <text:p>1040708</text:p>
          </table:table-cell>
          <table:table-cell office:value-type="string">
            <text:p>01040708</text:p>
          </table:table-cell>
          <table:table-cell office:value-type="string">
            <text:p>Inhassunge-Sede</text:p>
          </table:table-cell>
          <table:table-cell office:value-type="float" office:value="11">
            <text:p>11</text:p>
          </table:table-cell>
          <table:table-cell office:value-type="string">
            <text:p>NU-102</text:p>
          </table:table-cell>
          <table:table-cell office:value-type="float" office:value="-18.01">
            <text:p>-18.010000</text:p>
          </table:table-cell>
          <table:table-cell office:value-type="float" office:value="36.8108">
            <text:p>36.810800</text:p>
          </table:table-cell>
          <table:table-cell table:number-columns-repeated="10"/>
          <table:table-cell table:formula="of:=VLOOKUP([.I569];[NE.$F$2:.$Q$160];2;0)" office:value-type="float" office:value="99">
            <text:p>99</text:p>
          </table:table-cell>
          <table:table-cell office:value-type="float" office:value="99">
            <text:p>99</text:p>
          </table:table-cell>
          <table:table-cell table:number-columns-repeated="234"/>
        </table:table-row>
        <table:table-row table:style-name="ro2">
          <table:table-cell office:value-type="float" office:value="569">
            <text:p>56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US-MOZ-00569</text:p>
          </table:table-cell>
          <table:table-cell office:value-type="float" office:value="1040707">
            <text:p>1040707</text:p>
          </table:table-cell>
          <table:table-cell office:value-type="string">
            <text:p>01040707</text:p>
          </table:table-cell>
          <table:table-cell office:value-type="string">
            <text:p>Gonhane</text:p>
          </table:table-cell>
          <table:table-cell office:value-type="float" office:value="12">
            <text:p>12</text:p>
          </table:table-cell>
          <table:table-cell office:value-type="string">
            <text:p>NU-102</text:p>
          </table:table-cell>
          <table:table-cell office:value-type="float" office:value="-18.1114">
            <text:p>-18.111400</text:p>
          </table:table-cell>
          <table:table-cell office:value-type="float" office:value="36.7581">
            <text:p>36.758100</text:p>
          </table:table-cell>
          <table:table-cell table:number-columns-repeated="10"/>
          <table:table-cell table:formula="of:=VLOOKUP([.I570];[NE.$F$2:.$Q$160];2;0)" office:value-type="float" office:value="99">
            <text:p>99</text:p>
          </table:table-cell>
          <table:table-cell office:value-type="float" office:value="99">
            <text:p>99</text:p>
          </table:table-cell>
          <table:table-cell table:number-columns-repeated="234"/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US-MOZ-00570</text:p>
          </table:table-cell>
          <table:table-cell office:value-type="float" office:value="1040706">
            <text:p>1040706</text:p>
          </table:table-cell>
          <table:table-cell office:value-type="string">
            <text:p>01040706</text:p>
          </table:table-cell>
          <table:table-cell office:value-type="string">
            <text:p>Chirimane</text:p>
          </table:table-cell>
          <table:table-cell office:value-type="float" office:value="12">
            <text:p>12</text:p>
          </table:table-cell>
          <table:table-cell office:value-type="string">
            <text:p>NU-102</text:p>
          </table:table-cell>
          <table:table-cell office:value-type="float" office:value="-18.0781">
            <text:p>-18.078100</text:p>
          </table:table-cell>
          <table:table-cell office:value-type="float" office:value="36.8961">
            <text:p>36.896100</text:p>
          </table:table-cell>
          <table:table-cell table:number-columns-repeated="10"/>
          <table:table-cell table:formula="of:=VLOOKUP([.I571];[NE.$F$2:.$Q$160];2;0)" office:value-type="float" office:value="99">
            <text:p>99</text:p>
          </table:table-cell>
          <table:table-cell office:value-type="float" office:value="99">
            <text:p>99</text:p>
          </table:table-cell>
          <table:table-cell table:number-columns-repeated="234"/>
        </table:table-row>
        <table:table-row table:style-name="ro2">
          <table:table-cell office:value-type="float" office:value="571">
            <text:p>57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US-MOZ-00571</text:p>
          </table:table-cell>
          <table:table-cell office:value-type="float" office:value="1040712">
            <text:p>1040712</text:p>
          </table:table-cell>
          <table:table-cell office:value-type="string">
            <text:p>01040712</text:p>
          </table:table-cell>
          <table:table-cell office:value-type="string">
            <text:p>Ilova</text:p>
          </table:table-cell>
          <table:table-cell office:value-type="float" office:value="12">
            <text:p>12</text:p>
          </table:table-cell>
          <table:table-cell office:value-type="string">
            <text:p>NU-102</text:p>
          </table:table-cell>
          <table:table-cell office:value-type="float" office:value="-18.082611">
            <text:p>-18.082611</text:p>
          </table:table-cell>
          <table:table-cell office:value-type="float" office:value="36.825026">
            <text:p>36.825026</text:p>
          </table:table-cell>
          <table:table-cell table:number-columns-repeated="10"/>
          <table:table-cell table:formula="of:=VLOOKUP([.I572];[NE.$F$2:.$Q$160];2;0)" office:value-type="float" office:value="99">
            <text:p>99</text:p>
          </table:table-cell>
          <table:table-cell office:value-type="float" office:value="99">
            <text:p>99</text:p>
          </table:table-cell>
          <table:table-cell table:number-columns-repeated="234"/>
        </table:table-row>
        <table:table-row table:style-name="ro2">
          <table:table-cell office:value-type="float" office:value="572">
            <text:p>57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US-MOZ-00572</text:p>
          </table:table-cell>
          <table:table-cell office:value-type="float" office:value="1040713">
            <text:p>1040713</text:p>
          </table:table-cell>
          <table:table-cell office:value-type="string">
            <text:p>01040713</text:p>
          </table:table-cell>
          <table:table-cell office:value-type="string">
            <text:p>Palane-Mucula</text:p>
          </table:table-cell>
          <table:table-cell office:value-type="float" office:value="12">
            <text:p>12</text:p>
          </table:table-cell>
          <table:table-cell office:value-type="string">
            <text:p>NU-102</text:p>
          </table:table-cell>
          <table:table-cell office:value-type="float" office:value="-17.9767">
            <text:p>-17.976700</text:p>
          </table:table-cell>
          <table:table-cell office:value-type="float" office:value="36.8578">
            <text:p>36.857800</text:p>
          </table:table-cell>
          <table:table-cell table:number-columns-repeated="10"/>
          <table:table-cell table:formula="of:=VLOOKUP([.I573];[NE.$F$2:.$Q$160];2;0)" office:value-type="float" office:value="99">
            <text:p>99</text:p>
          </table:table-cell>
          <table:table-cell office:value-type="float" office:value="99">
            <text:p>99</text:p>
          </table:table-cell>
          <table:table-cell table:number-columns-repeated="234"/>
        </table:table-row>
        <table:table-row table:style-name="ro2">
          <table:table-cell office:value-type="float" office:value="573">
            <text:p>57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US-MOZ-00573</text:p>
          </table:table-cell>
          <table:table-cell office:value-type="float" office:value="1040806">
            <text:p>1040806</text:p>
          </table:table-cell>
          <table:table-cell office:value-type="string">
            <text:p>01040806</text:p>
          </table:table-cell>
          <table:table-cell office:value-type="string">
            <text:p>Lugela-Sede</text:p>
          </table:table-cell>
          <table:table-cell office:value-type="float" office:value="11">
            <text:p>11</text:p>
          </table:table-cell>
          <table:table-cell office:value-type="string">
            <text:p>NU-096</text:p>
          </table:table-cell>
          <table:table-cell office:value-type="float" office:value="-16.4256">
            <text:p>-16.425600</text:p>
          </table:table-cell>
          <table:table-cell office:value-type="float" office:value="36.7433">
            <text:p>36.743300</text:p>
          </table:table-cell>
          <table:table-cell table:number-columns-repeated="10"/>
          <table:table-cell table:formula="of:=VLOOKUP([.I574];[NE.$F$2:.$Q$160];2;0)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number-columns-repeated="234"/>
        </table:table-row>
        <table:table-row table:style-name="ro2">
          <table:table-cell office:value-type="float" office:value="574">
            <text:p>57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US-MOZ-00574</text:p>
          </table:table-cell>
          <table:table-cell office:value-type="float" office:value="1040811">
            <text:p>1040811</text:p>
          </table:table-cell>
          <table:table-cell office:value-type="string">
            <text:p>01040811</text:p>
          </table:table-cell>
          <table:table-cell office:value-type="string">
            <text:p>Muabanama</text:p>
          </table:table-cell>
          <table:table-cell office:value-type="float" office:value="12">
            <text:p>12</text:p>
          </table:table-cell>
          <table:table-cell office:value-type="string">
            <text:p>NU-096</text:p>
          </table:table-cell>
          <table:table-cell office:value-type="float" office:value="-16.0167">
            <text:p>-16.016700</text:p>
          </table:table-cell>
          <table:table-cell office:value-type="float" office:value="36.4866">
            <text:p>36.486600</text:p>
          </table:table-cell>
          <table:table-cell table:number-columns-repeated="10"/>
          <table:table-cell table:formula="of:=VLOOKUP([.I575];[NE.$F$2:.$Q$160];2;0)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number-columns-repeated="234"/>
        </table:table-row>
        <table:table-row table:style-name="ro2">
          <table:table-cell office:value-type="float" office:value="575">
            <text:p>57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US-MOZ-00575</text:p>
          </table:table-cell>
          <table:table-cell office:value-type="float" office:value="1040814">
            <text:p>1040814</text:p>
          </table:table-cell>
          <table:table-cell office:value-type="string">
            <text:p>01040814</text:p>
          </table:table-cell>
          <table:table-cell office:value-type="string">
            <text:p>Puthine</text:p>
          </table:table-cell>
          <table:table-cell office:value-type="float" office:value="13">
            <text:p>13</text:p>
          </table:table-cell>
          <table:table-cell office:value-type="string">
            <text:p>NU-096</text:p>
          </table:table-cell>
          <table:table-cell office:value-type="float" office:value="-16.3511">
            <text:p>-16.351100</text:p>
          </table:table-cell>
          <table:table-cell office:value-type="float" office:value="36.8533">
            <text:p>36.853300</text:p>
          </table:table-cell>
          <table:table-cell table:number-columns-repeated="10"/>
          <table:table-cell table:formula="of:=VLOOKUP([.I576];[NE.$F$2:.$Q$160];2;0)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number-columns-repeated="234"/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US-MOZ-00576</text:p>
          </table:table-cell>
          <table:table-cell office:value-type="float" office:value="1040810">
            <text:p>1040810</text:p>
          </table:table-cell>
          <table:table-cell office:value-type="string">
            <text:p>01040810</text:p>
          </table:table-cell>
          <table:table-cell office:value-type="string">
            <text:p>Limbue</text:p>
          </table:table-cell>
          <table:table-cell office:value-type="float" office:value="13">
            <text:p>13</text:p>
          </table:table-cell>
          <table:table-cell office:value-type="string">
            <text:p>NU-096</text:p>
          </table:table-cell>
          <table:table-cell office:value-type="float" office:value="-16.3633">
            <text:p>-16.363300</text:p>
          </table:table-cell>
          <table:table-cell office:value-type="float" office:value="36.3789">
            <text:p>36.378900</text:p>
          </table:table-cell>
          <table:table-cell table:number-columns-repeated="10"/>
          <table:table-cell table:formula="of:=VLOOKUP([.I577];[NE.$F$2:.$Q$160];2;0)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number-columns-repeated="234"/>
        </table:table-row>
        <table:table-row table:style-name="ro2">
          <table:table-cell office:value-type="float" office:value="577">
            <text:p>57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US-MOZ-00577</text:p>
          </table:table-cell>
          <table:table-cell office:value-type="float" office:value="1040809">
            <text:p>1040809</text:p>
          </table:table-cell>
          <table:table-cell office:value-type="string">
            <text:p>01040809</text:p>
          </table:table-cell>
          <table:table-cell office:value-type="string">
            <text:p>Erurune</text:p>
          </table:table-cell>
          <table:table-cell office:value-type="float" office:value="12">
            <text:p>12</text:p>
          </table:table-cell>
          <table:table-cell office:value-type="string">
            <text:p>NU-096</text:p>
          </table:table-cell>
          <table:table-cell office:value-type="float" office:value="-16.3944">
            <text:p>-16.394400</text:p>
          </table:table-cell>
          <table:table-cell office:value-type="float" office:value="36.9803">
            <text:p>36.980300</text:p>
          </table:table-cell>
          <table:table-cell table:number-columns-repeated="10"/>
          <table:table-cell table:formula="of:=VLOOKUP([.I578];[NE.$F$2:.$Q$160];2;0)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number-columns-repeated="234"/>
        </table:table-row>
        <table:table-row table:style-name="ro2">
          <table:table-cell office:value-type="float" office:value="578">
            <text:p>57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US-MOZ-00578</text:p>
          </table:table-cell>
          <table:table-cell office:value-type="float" office:value="1040813">
            <text:p>1040813</text:p>
          </table:table-cell>
          <table:table-cell office:value-type="string">
            <text:p>01040813</text:p>
          </table:table-cell>
          <table:table-cell office:value-type="string">
            <text:p>Nigau</text:p>
          </table:table-cell>
          <table:table-cell office:value-type="float" office:value="13">
            <text:p>13</text:p>
          </table:table-cell>
          <table:table-cell office:value-type="string">
            <text:p>NU-096</text:p>
          </table:table-cell>
          <table:table-cell office:value-type="float" office:value="-16.5525">
            <text:p>-16.552500</text:p>
          </table:table-cell>
          <table:table-cell office:value-type="float" office:value="36.8617">
            <text:p>36.861700</text:p>
          </table:table-cell>
          <table:table-cell table:number-columns-repeated="10"/>
          <table:table-cell table:formula="of:=VLOOKUP([.I579];[NE.$F$2:.$Q$160];2;0)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number-columns-repeated="234"/>
        </table:table-row>
        <table:table-row table:style-name="ro2">
          <table:table-cell office:value-type="float" office:value="579">
            <text:p>57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US-MOZ-00579</text:p>
          </table:table-cell>
          <table:table-cell office:value-type="float" office:value="1040812">
            <text:p>1040812</text:p>
          </table:table-cell>
          <table:table-cell office:value-type="string">
            <text:p>01040812</text:p>
          </table:table-cell>
          <table:table-cell office:value-type="string">
            <text:p>Mungulune</text:p>
          </table:table-cell>
          <table:table-cell office:value-type="float" office:value="12">
            <text:p>12</text:p>
          </table:table-cell>
          <table:table-cell office:value-type="string">
            <text:p>NU-096</text:p>
          </table:table-cell>
          <table:table-cell office:value-type="float" office:value="-16.2186">
            <text:p>-16.218600</text:p>
          </table:table-cell>
          <table:table-cell office:value-type="float" office:value="36.9364">
            <text:p>36.936400</text:p>
          </table:table-cell>
          <table:table-cell table:number-columns-repeated="10"/>
          <table:table-cell table:formula="of:=VLOOKUP([.I580];[NE.$F$2:.$Q$160];2;0)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number-columns-repeated="234"/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US-MOZ-00580</text:p>
          </table:table-cell>
          <table:table-cell office:value-type="float" office:value="1040816">
            <text:p>1040816</text:p>
          </table:table-cell>
          <table:table-cell office:value-type="string">
            <text:p>01040816</text:p>
          </table:table-cell>
          <table:table-cell office:value-type="string">
            <text:p>Mucubi</text:p>
          </table:table-cell>
          <table:table-cell office:value-type="float" office:value="12">
            <text:p>12</text:p>
          </table:table-cell>
          <table:table-cell office:value-type="string">
            <text:p>NU-096</text:p>
          </table:table-cell>
          <table:table-cell office:value-type="float" office:value="-16.2178">
            <text:p>-16.217800</text:p>
          </table:table-cell>
          <table:table-cell office:value-type="float" office:value="37.0011">
            <text:p>37.001100</text:p>
          </table:table-cell>
          <table:table-cell table:number-columns-repeated="10"/>
          <table:table-cell table:formula="of:=VLOOKUP([.I581];[NE.$F$2:.$Q$160];2;0)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number-columns-repeated="234"/>
        </table:table-row>
        <table:table-row table:style-name="ro2">
          <table:table-cell office:value-type="float" office:value="581">
            <text:p>58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US-MOZ-00581</text:p>
          </table:table-cell>
          <table:table-cell office:value-type="float" office:value="1040836">
            <text:p>1040836</text:p>
          </table:table-cell>
          <table:table-cell office:value-type="string">
            <text:p>01040836</text:p>
          </table:table-cell>
          <table:table-cell office:value-type="string">
            <text:p>Mulide</text:p>
          </table:table-cell>
          <table:table-cell office:value-type="float" office:value="12">
            <text:p>12</text:p>
          </table:table-cell>
          <table:table-cell office:value-type="string">
            <text:p>NU-096</text:p>
          </table:table-cell>
          <table:table-cell office:value-type="float" office:value="-16.369126">
            <text:p>-16.369126</text:p>
          </table:table-cell>
          <table:table-cell office:value-type="float" office:value="36.781953">
            <text:p>36.781953</text:p>
          </table:table-cell>
          <table:table-cell table:number-columns-repeated="10"/>
          <table:table-cell table:formula="of:=VLOOKUP([.I582];[NE.$F$2:.$Q$160];2;0)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number-columns-repeated="234"/>
        </table:table-row>
        <table:table-row table:style-name="ro2">
          <table:table-cell office:value-type="float" office:value="582">
            <text:p>58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US-MOZ-00582</text:p>
          </table:table-cell>
          <table:table-cell office:value-type="float" office:value="1040807">
            <text:p>1040807</text:p>
          </table:table-cell>
          <table:table-cell office:value-type="string">
            <text:p>01040807</text:p>
          </table:table-cell>
          <table:table-cell office:value-type="string">
            <text:p>Munhamade</text:p>
          </table:table-cell>
          <table:table-cell office:value-type="float" office:value="12">
            <text:p>12</text:p>
          </table:table-cell>
          <table:table-cell office:value-type="string">
            <text:p>NU-096</text:p>
          </table:table-cell>
          <table:table-cell office:value-type="float" office:value="-16.5927">
            <text:p>-16.592700</text:p>
          </table:table-cell>
          <table:table-cell office:value-type="float" office:value="36.9723">
            <text:p>36.972300</text:p>
          </table:table-cell>
          <table:table-cell table:number-columns-repeated="10"/>
          <table:table-cell table:formula="of:=VLOOKUP([.I583];[NE.$F$2:.$Q$160];2;0)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number-columns-repeated="234"/>
        </table:table-row>
        <table:table-row table:style-name="ro2">
          <table:table-cell office:value-type="float" office:value="583">
            <text:p>58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US-MOZ-00583</text:p>
          </table:table-cell>
          <table:table-cell office:value-type="float" office:value="1040808">
            <text:p>1040808</text:p>
          </table:table-cell>
          <table:table-cell office:value-type="string">
            <text:p>01040808</text:p>
          </table:table-cell>
          <table:table-cell office:value-type="string">
            <text:p>Namagoa</text:p>
          </table:table-cell>
          <table:table-cell office:value-type="float" office:value="12">
            <text:p>12</text:p>
          </table:table-cell>
          <table:table-cell office:value-type="string">
            <text:p>NU-096</text:p>
          </table:table-cell>
          <table:table-cell office:value-type="float" office:value="-16.7503">
            <text:p>-16.750300</text:p>
          </table:table-cell>
          <table:table-cell office:value-type="float" office:value="36.943">
            <text:p>36.943000</text:p>
          </table:table-cell>
          <table:table-cell table:number-columns-repeated="10"/>
          <table:table-cell table:formula="of:=VLOOKUP([.I584];[NE.$F$2:.$Q$160];2;0)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number-columns-repeated="234"/>
        </table:table-row>
        <table:table-row table:style-name="ro2">
          <table:table-cell office:value-type="float" office:value="584">
            <text:p>58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US-MOZ-00584</text:p>
          </table:table-cell>
          <table:table-cell office:value-type="float" office:value="1040815">
            <text:p>1040815</text:p>
          </table:table-cell>
          <table:table-cell office:value-type="string">
            <text:p>01040815</text:p>
          </table:table-cell>
          <table:table-cell office:value-type="string">
            <text:p>Tacuane</text:p>
          </table:table-cell>
          <table:table-cell office:value-type="float" office:value="12">
            <text:p>12</text:p>
          </table:table-cell>
          <table:table-cell office:value-type="string">
            <text:p>NU-096</text:p>
          </table:table-cell>
          <table:table-cell office:value-type="float" office:value="-16.367">
            <text:p>-16.367000</text:p>
          </table:table-cell>
          <table:table-cell office:value-type="float" office:value="36.5153">
            <text:p>36.515300</text:p>
          </table:table-cell>
          <table:table-cell table:number-columns-repeated="10"/>
          <table:table-cell table:formula="of:=VLOOKUP([.I585];[NE.$F$2:.$Q$160];2;0)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number-columns-repeated="234"/>
        </table:table-row>
        <table:table-row table:style-name="ro2">
          <table:table-cell office:value-type="float" office:value="585">
            <text:p>58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US-MOZ-00585</text:p>
          </table:table-cell>
          <table:table-cell office:value-type="float" office:value="1040915">
            <text:p>1040915</text:p>
          </table:table-cell>
          <table:table-cell office:value-type="string">
            <text:p>01040915</text:p>
          </table:table-cell>
          <table:table-cell office:value-type="string">
            <text:p>Vila-Valdez</text:p>
          </table:table-cell>
          <table:table-cell office:value-type="float" office:value="12">
            <text:p>12</text:p>
          </table:table-cell>
          <table:table-cell office:value-type="string">
            <text:p>NU-095</text:p>
          </table:table-cell>
          <table:table-cell office:value-type="float" office:value="-17.6092">
            <text:p>-17.609200</text:p>
          </table:table-cell>
          <table:table-cell office:value-type="float" office:value="37.3972">
            <text:p>37.397200</text:p>
          </table:table-cell>
          <table:table-cell table:number-columns-repeated="10"/>
          <table:table-cell table:formula="of:=VLOOKUP([.I586];[NE.$F$2:.$Q$160];2;0)" office:value-type="float" office:value="101">
            <text:p>101</text:p>
          </table:table-cell>
          <table:table-cell office:value-type="float" office:value="101">
            <text:p>101</text:p>
          </table:table-cell>
          <table:table-cell table:number-columns-repeated="234"/>
        </table:table-row>
        <table:table-row table:style-name="ro2">
          <table:table-cell office:value-type="float" office:value="586">
            <text:p>58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US-MOZ-00586</text:p>
          </table:table-cell>
          <table:table-cell office:value-type="float" office:value="1040917">
            <text:p>1040917</text:p>
          </table:table-cell>
          <table:table-cell office:value-type="string">
            <text:p>01040917</text:p>
          </table:table-cell>
          <table:table-cell office:value-type="string">
            <text:p>Gurai</text:p>
          </table:table-cell>
          <table:table-cell office:value-type="float" office:value="12">
            <text:p>12</text:p>
          </table:table-cell>
          <table:table-cell office:value-type="string">
            <text:p>NU-095</text:p>
          </table:table-cell>
          <table:table-cell office:value-type="float" office:value="-17.3092">
            <text:p>-17.309200</text:p>
          </table:table-cell>
          <table:table-cell office:value-type="float" office:value="37.9742">
            <text:p>37.974200</text:p>
          </table:table-cell>
          <table:table-cell table:number-columns-repeated="10"/>
          <table:table-cell table:formula="of:=VLOOKUP([.I587];[NE.$F$2:.$Q$160];2;0)" office:value-type="float" office:value="101">
            <text:p>101</text:p>
          </table:table-cell>
          <table:table-cell office:value-type="float" office:value="101">
            <text:p>101</text:p>
          </table:table-cell>
          <table:table-cell table:number-columns-repeated="234"/>
        </table:table-row>
        <table:table-row table:style-name="ro2">
          <table:table-cell office:value-type="float" office:value="587">
            <text:p>58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US-MOZ-00587</text:p>
          </table:table-cell>
          <table:table-cell office:value-type="float" office:value="1040918">
            <text:p>1040918</text:p>
          </table:table-cell>
          <table:table-cell office:value-type="string">
            <text:p>01040918</text:p>
          </table:table-cell>
          <table:table-cell office:value-type="string">
            <text:p>Ilha De Idugo</text:p>
          </table:table-cell>
          <table:table-cell office:value-type="float" office:value="12">
            <text:p>12</text:p>
          </table:table-cell>
          <table:table-cell office:value-type="string">
            <text:p>NU-095</text:p>
          </table:table-cell>
          <table:table-cell office:value-type="float" office:value="-16.982246">
            <text:p>-16.982246</text:p>
          </table:table-cell>
          <table:table-cell office:value-type="float" office:value="37.07785">
            <text:p>37.077850</text:p>
          </table:table-cell>
          <table:table-cell table:number-columns-repeated="10"/>
          <table:table-cell table:formula="of:=VLOOKUP([.I588];[NE.$F$2:.$Q$160];2;0)" office:value-type="float" office:value="101">
            <text:p>101</text:p>
          </table:table-cell>
          <table:table-cell office:value-type="float" office:value="101">
            <text:p>101</text:p>
          </table:table-cell>
          <table:table-cell table:number-columns-repeated="234"/>
        </table:table-row>
        <table:table-row table:style-name="ro2">
          <table:table-cell office:value-type="float" office:value="588">
            <text:p>58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US-MOZ-00588</text:p>
          </table:table-cell>
          <table:table-cell office:value-type="float" office:value="1040919">
            <text:p>1040919</text:p>
          </table:table-cell>
          <table:table-cell office:value-type="string">
            <text:p>01040919</text:p>
          </table:table-cell>
          <table:table-cell office:value-type="string">
            <text:p>Mugaua</text:p>
          </table:table-cell>
          <table:table-cell office:value-type="float" office:value="13">
            <text:p>13</text:p>
          </table:table-cell>
          <table:table-cell office:value-type="string">
            <text:p>NU-095</text:p>
          </table:table-cell>
          <table:table-cell office:value-type="float" office:value="-17.4295">
            <text:p>-17.429500</text:p>
          </table:table-cell>
          <table:table-cell office:value-type="float" office:value="37.5695">
            <text:p>37.569500</text:p>
          </table:table-cell>
          <table:table-cell table:number-columns-repeated="10"/>
          <table:table-cell table:formula="of:=VLOOKUP([.I589];[NE.$F$2:.$Q$160];2;0)" office:value-type="float" office:value="101">
            <text:p>101</text:p>
          </table:table-cell>
          <table:table-cell office:value-type="float" office:value="101">
            <text:p>101</text:p>
          </table:table-cell>
          <table:table-cell table:number-columns-repeated="234"/>
        </table:table-row>
        <table:table-row table:style-name="ro2">
          <table:table-cell office:value-type="float" office:value="589">
            <text:p>58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US-MOZ-00589</text:p>
          </table:table-cell>
          <table:table-cell office:value-type="float" office:value="1040920">
            <text:p>1040920</text:p>
          </table:table-cell>
          <table:table-cell office:value-type="string">
            <text:p>01040920</text:p>
          </table:table-cell>
          <table:table-cell office:value-type="string">
            <text:p>Missal</text:p>
          </table:table-cell>
          <table:table-cell office:value-type="float" office:value="13">
            <text:p>13</text:p>
          </table:table-cell>
          <table:table-cell office:value-type="string">
            <text:p>NU-095</text:p>
          </table:table-cell>
          <table:table-cell office:value-type="float" office:value="-17.2306">
            <text:p>-17.230600</text:p>
          </table:table-cell>
          <table:table-cell office:value-type="float" office:value="37.7764">
            <text:p>37.776400</text:p>
          </table:table-cell>
          <table:table-cell table:number-columns-repeated="10"/>
          <table:table-cell table:formula="of:=VLOOKUP([.I590];[NE.$F$2:.$Q$160];2;0)" office:value-type="float" office:value="101">
            <text:p>101</text:p>
          </table:table-cell>
          <table:table-cell office:value-type="float" office:value="101">
            <text:p>101</text:p>
          </table:table-cell>
          <table:table-cell table:number-columns-repeated="234"/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US-MOZ-00590</text:p>
          </table:table-cell>
          <table:table-cell office:value-type="float" office:value="1040937">
            <text:p>1040937</text:p>
          </table:table-cell>
          <table:table-cell office:value-type="string">
            <text:p>01040937</text:p>
          </table:table-cell>
          <table:table-cell office:value-type="string">
            <text:p>Moneia</text:p>
          </table:table-cell>
          <table:table-cell office:value-type="float" office:value="13">
            <text:p>13</text:p>
          </table:table-cell>
          <table:table-cell office:value-type="string">
            <text:p>NU-095</text:p>
          </table:table-cell>
          <table:table-cell office:value-type="float" office:value="-17.181588">
            <text:p>-17.181588</text:p>
          </table:table-cell>
          <table:table-cell office:value-type="float" office:value="37.468141">
            <text:p>37.468141</text:p>
          </table:table-cell>
          <table:table-cell table:number-columns-repeated="10"/>
          <table:table-cell table:formula="of:=VLOOKUP([.I591];[NE.$F$2:.$Q$160];2;0)" office:value-type="float" office:value="101">
            <text:p>101</text:p>
          </table:table-cell>
          <table:table-cell office:value-type="float" office:value="101">
            <text:p>101</text:p>
          </table:table-cell>
          <table:table-cell table:number-columns-repeated="234"/>
        </table:table-row>
        <table:table-row table:style-name="ro2">
          <table:table-cell office:value-type="float" office:value="591">
            <text:p>59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US-MOZ-00591</text:p>
          </table:table-cell>
          <table:table-cell office:value-type="float" office:value="1040913">
            <text:p>1040913</text:p>
          </table:table-cell>
          <table:table-cell office:value-type="string">
            <text:p>01040913</text:p>
          </table:table-cell>
          <table:table-cell office:value-type="string">
            <text:p>Cariua</text:p>
          </table:table-cell>
          <table:table-cell office:value-type="float" office:value="12">
            <text:p>12</text:p>
          </table:table-cell>
          <table:table-cell office:value-type="string">
            <text:p>NU-095</text:p>
          </table:table-cell>
          <table:table-cell office:value-type="float" office:value="-17.181605">
            <text:p>-17.181605</text:p>
          </table:table-cell>
          <table:table-cell office:value-type="float" office:value="37.468141">
            <text:p>37.468141</text:p>
          </table:table-cell>
          <table:table-cell table:number-columns-repeated="10"/>
          <table:table-cell table:formula="of:=VLOOKUP([.I592];[NE.$F$2:.$Q$160];2;0)" office:value-type="float" office:value="101">
            <text:p>101</text:p>
          </table:table-cell>
          <table:table-cell office:value-type="float" office:value="101">
            <text:p>101</text:p>
          </table:table-cell>
          <table:table-cell table:number-columns-repeated="234"/>
        </table:table-row>
        <table:table-row table:style-name="ro2">
          <table:table-cell office:value-type="float" office:value="592">
            <text:p>59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US-MOZ-00592</text:p>
          </table:table-cell>
          <table:table-cell office:value-type="float" office:value="1040936">
            <text:p>1040936</text:p>
          </table:table-cell>
          <table:table-cell office:value-type="string">
            <text:p>01040936</text:p>
          </table:table-cell>
          <table:table-cell office:value-type="string">
            <text:p>Mapira</text:p>
          </table:table-cell>
          <table:table-cell office:value-type="float" office:value="13">
            <text:p>13</text:p>
          </table:table-cell>
          <table:table-cell office:value-type="string">
            <text:p>NU-095</text:p>
          </table:table-cell>
          <table:table-cell office:value-type="float" office:value="-17.052236">
            <text:p>-17.052236</text:p>
          </table:table-cell>
          <table:table-cell office:value-type="float" office:value="37.716101">
            <text:p>37.716101</text:p>
          </table:table-cell>
          <table:table-cell table:number-columns-repeated="10"/>
          <table:table-cell table:formula="of:=VLOOKUP([.I593];[NE.$F$2:.$Q$160];2;0)" office:value-type="float" office:value="101">
            <text:p>101</text:p>
          </table:table-cell>
          <table:table-cell office:value-type="float" office:value="101">
            <text:p>101</text:p>
          </table:table-cell>
          <table:table-cell table:number-columns-repeated="234"/>
        </table:table-row>
        <table:table-row table:style-name="ro2">
          <table:table-cell office:value-type="float" office:value="593">
            <text:p>59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US-MOZ-00593</text:p>
          </table:table-cell>
          <table:table-cell office:value-type="float" office:value="1040912">
            <text:p>1040912</text:p>
          </table:table-cell>
          <table:table-cell office:value-type="string">
            <text:p>01040912</text:p>
          </table:table-cell>
          <table:table-cell office:value-type="string">
            <text:p>Tapata</text:p>
          </table:table-cell>
          <table:table-cell office:value-type="float" office:value="12">
            <text:p>12</text:p>
          </table:table-cell>
          <table:table-cell office:value-type="string">
            <text:p>NU-095</text:p>
          </table:table-cell>
          <table:table-cell office:value-type="float" office:value="-17.2636">
            <text:p>-17.263600</text:p>
          </table:table-cell>
          <table:table-cell office:value-type="float" office:value="37.8936">
            <text:p>37.893600</text:p>
          </table:table-cell>
          <table:table-cell table:number-columns-repeated="10"/>
          <table:table-cell table:formula="of:=VLOOKUP([.I594];[NE.$F$2:.$Q$160];2;0)" office:value-type="float" office:value="101">
            <text:p>101</text:p>
          </table:table-cell>
          <table:table-cell office:value-type="float" office:value="101">
            <text:p>101</text:p>
          </table:table-cell>
          <table:table-cell table:number-columns-repeated="234"/>
        </table:table-row>
        <table:table-row table:style-name="ro2">
          <table:table-cell office:value-type="float" office:value="594">
            <text:p>59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US-MOZ-00594</text:p>
          </table:table-cell>
          <table:table-cell office:value-type="float" office:value="1040911">
            <text:p>1040911</text:p>
          </table:table-cell>
          <table:table-cell office:value-type="string">
            <text:p>01040911</text:p>
          </table:table-cell>
          <table:table-cell office:value-type="string">
            <text:p>Nante</text:p>
          </table:table-cell>
          <table:table-cell office:value-type="float" office:value="12">
            <text:p>12</text:p>
          </table:table-cell>
          <table:table-cell office:value-type="string">
            <text:p>NU-095</text:p>
          </table:table-cell>
          <table:table-cell office:value-type="float" office:value="-17.4383">
            <text:p>-17.438300</text:p>
          </table:table-cell>
          <table:table-cell office:value-type="float" office:value="37.2855">
            <text:p>37.285500</text:p>
          </table:table-cell>
          <table:table-cell table:number-columns-repeated="10"/>
          <table:table-cell table:formula="of:=VLOOKUP([.I595];[NE.$F$2:.$Q$160];2;0)" office:value-type="float" office:value="101">
            <text:p>101</text:p>
          </table:table-cell>
          <table:table-cell office:value-type="float" office:value="101">
            <text:p>101</text:p>
          </table:table-cell>
          <table:table-cell table:number-columns-repeated="234"/>
        </table:table-row>
        <table:table-row table:style-name="ro2">
          <table:table-cell office:value-type="float" office:value="595">
            <text:p>59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US-MOZ-00595</text:p>
          </table:table-cell>
          <table:table-cell office:value-type="float" office:value="1040910">
            <text:p>1040910</text:p>
          </table:table-cell>
          <table:table-cell office:value-type="string">
            <text:p>01040910</text:p>
          </table:table-cell>
          <table:table-cell office:value-type="string">
            <text:p>Mocubela</text:p>
          </table:table-cell>
          <table:table-cell office:value-type="float" office:value="12">
            <text:p>12</text:p>
          </table:table-cell>
          <table:table-cell office:value-type="string">
            <text:p>NU-095</text:p>
          </table:table-cell>
          <table:table-cell office:value-type="float" office:value="-16.8972">
            <text:p>-16.897200</text:p>
          </table:table-cell>
          <table:table-cell office:value-type="float" office:value="37.8972">
            <text:p>37.897200</text:p>
          </table:table-cell>
          <table:table-cell table:number-columns-repeated="10"/>
          <table:table-cell table:formula="of:=VLOOKUP([.I596];[NE.$F$2:.$Q$160];2;0)" office:value-type="float" office:value="101">
            <text:p>101</text:p>
          </table:table-cell>
          <table:table-cell office:value-type="float" office:value="101">
            <text:p>101</text:p>
          </table:table-cell>
          <table:table-cell table:number-columns-repeated="234"/>
        </table:table-row>
        <table:table-row table:style-name="ro2">
          <table:table-cell office:value-type="float" office:value="596">
            <text:p>59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US-MOZ-00596</text:p>
          </table:table-cell>
          <table:table-cell office:value-type="float" office:value="1040909">
            <text:p>1040909</text:p>
          </table:table-cell>
          <table:table-cell office:value-type="string">
            <text:p>01040909</text:p>
          </table:table-cell>
          <table:table-cell office:value-type="string">
            <text:p>Matacurro</text:p>
          </table:table-cell>
          <table:table-cell office:value-type="float" office:value="12">
            <text:p>12</text:p>
          </table:table-cell>
          <table:table-cell office:value-type="string">
            <text:p>NU-095</text:p>
          </table:table-cell>
          <table:table-cell office:value-type="float" office:value="-17.5877">
            <text:p>-17.587700</text:p>
          </table:table-cell>
          <table:table-cell office:value-type="float" office:value="37.4817">
            <text:p>37.481700</text:p>
          </table:table-cell>
          <table:table-cell table:number-columns-repeated="10"/>
          <table:table-cell table:formula="of:=VLOOKUP([.I597];[NE.$F$2:.$Q$160];2;0)" office:value-type="float" office:value="101">
            <text:p>101</text:p>
          </table:table-cell>
          <table:table-cell office:value-type="float" office:value="101">
            <text:p>101</text:p>
          </table:table-cell>
          <table:table-cell table:number-columns-repeated="234"/>
        </table:table-row>
        <table:table-row table:style-name="ro2">
          <table:table-cell office:value-type="float" office:value="597">
            <text:p>59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US-MOZ-00597</text:p>
          </table:table-cell>
          <table:table-cell office:value-type="float" office:value="1040908">
            <text:p>1040908</text:p>
          </table:table-cell>
          <table:table-cell office:value-type="string">
            <text:p>01040908</text:p>
          </table:table-cell>
          <table:table-cell office:value-type="string">
            <text:p>Mabala</text:p>
          </table:table-cell>
          <table:table-cell office:value-type="float" office:value="12">
            <text:p>12</text:p>
          </table:table-cell>
          <table:table-cell office:value-type="string">
            <text:p>NU-095</text:p>
          </table:table-cell>
          <table:table-cell office:value-type="float" office:value="-17.5206">
            <text:p>-17.520600</text:p>
          </table:table-cell>
          <table:table-cell office:value-type="float" office:value="37.5514">
            <text:p>37.551400</text:p>
          </table:table-cell>
          <table:table-cell table:number-columns-repeated="10"/>
          <table:table-cell table:formula="of:=VLOOKUP([.I598];[NE.$F$2:.$Q$160];2;0)" office:value-type="float" office:value="101">
            <text:p>101</text:p>
          </table:table-cell>
          <table:table-cell office:value-type="float" office:value="101">
            <text:p>101</text:p>
          </table:table-cell>
          <table:table-cell table:number-columns-repeated="234"/>
        </table:table-row>
        <table:table-row table:style-name="ro2">
          <table:table-cell office:value-type="float" office:value="598">
            <text:p>59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US-MOZ-00598</text:p>
          </table:table-cell>
          <table:table-cell office:value-type="float" office:value="1040906">
            <text:p>1040906</text:p>
          </table:table-cell>
          <table:table-cell office:value-type="string">
            <text:p>01040906</text:p>
          </table:table-cell>
          <table:table-cell office:value-type="string">
            <text:p>Maganja Da Costa</text:p>
          </table:table-cell>
          <table:table-cell office:value-type="float" office:value="6">
            <text:p>6</text:p>
          </table:table-cell>
          <table:table-cell office:value-type="string">
            <text:p>NU-095</text:p>
          </table:table-cell>
          <table:table-cell office:value-type="float" office:value="-17.3094">
            <text:p>-17.309400</text:p>
          </table:table-cell>
          <table:table-cell office:value-type="float" office:value="37.5089">
            <text:p>37.508900</text:p>
          </table:table-cell>
          <table:table-cell table:number-columns-repeated="10"/>
          <table:table-cell table:formula="of:=VLOOKUP([.I599];[NE.$F$2:.$Q$160];2;0)" office:value-type="float" office:value="101">
            <text:p>101</text:p>
          </table:table-cell>
          <table:table-cell office:value-type="float" office:value="101">
            <text:p>101</text:p>
          </table:table-cell>
          <table:table-cell table:number-columns-repeated="234"/>
        </table:table-row>
        <table:table-row table:style-name="ro2">
          <table:table-cell office:value-type="float" office:value="599">
            <text:p>59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US-MOZ-00599</text:p>
          </table:table-cell>
          <table:table-cell office:value-type="float" office:value="1040916">
            <text:p>1040916</text:p>
          </table:table-cell>
          <table:table-cell office:value-type="string">
            <text:p>01040916</text:p>
          </table:table-cell>
          <table:table-cell office:value-type="string">
            <text:p>Alto Mutola</text:p>
          </table:table-cell>
          <table:table-cell office:value-type="float" office:value="12">
            <text:p>12</text:p>
          </table:table-cell>
          <table:table-cell office:value-type="string">
            <text:p>NU-095</text:p>
          </table:table-cell>
          <table:table-cell office:value-type="float" office:value="-17.33">
            <text:p>-17.330000</text:p>
          </table:table-cell>
          <table:table-cell office:value-type="float" office:value="37.1997">
            <text:p>37.199700</text:p>
          </table:table-cell>
          <table:table-cell table:number-columns-repeated="10"/>
          <table:table-cell table:formula="of:=VLOOKUP([.I600];[NE.$F$2:.$Q$160];2;0)" office:value-type="float" office:value="101">
            <text:p>101</text:p>
          </table:table-cell>
          <table:table-cell office:value-type="float" office:value="101">
            <text:p>101</text:p>
          </table:table-cell>
          <table:table-cell table:number-columns-repeated="234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US-MOZ-00600</text:p>
          </table:table-cell>
          <table:table-cell office:value-type="float" office:value="1040907">
            <text:p>1040907</text:p>
          </table:table-cell>
          <table:table-cell office:value-type="string">
            <text:p>01040907</text:p>
          </table:table-cell>
          <table:table-cell office:value-type="string">
            <text:p>Bajone</text:p>
          </table:table-cell>
          <table:table-cell office:value-type="float" office:value="13">
            <text:p>13</text:p>
          </table:table-cell>
          <table:table-cell office:value-type="string">
            <text:p>NU-095</text:p>
          </table:table-cell>
          <table:table-cell office:value-type="float" office:value="-17.207623">
            <text:p>-17.207623</text:p>
          </table:table-cell>
          <table:table-cell office:value-type="float" office:value="37.312833">
            <text:p>37.312833</text:p>
          </table:table-cell>
          <table:table-cell table:number-columns-repeated="10"/>
          <table:table-cell table:formula="of:=VLOOKUP([.I601];[NE.$F$2:.$Q$160];2;0)" office:value-type="float" office:value="101">
            <text:p>101</text:p>
          </table:table-cell>
          <table:table-cell office:value-type="float" office:value="101">
            <text:p>101</text:p>
          </table:table-cell>
          <table:table-cell table:number-columns-repeated="234"/>
        </table:table-row>
        <table:table-row table:style-name="ro2">
          <table:table-cell office:value-type="float" office:value="601">
            <text:p>60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US-MOZ-00601</text:p>
          </table:table-cell>
          <table:table-cell office:value-type="float" office:value="1040961">
            <text:p>1040961</text:p>
          </table:table-cell>
          <table:table-cell office:value-type="string">
            <text:p>01040961</text:p>
          </table:table-cell>
          <table:table-cell office:value-type="string">
            <text:p>Muzo</text:p>
          </table:table-cell>
          <table:table-cell office:value-type="float" office:value="12">
            <text:p>12</text:p>
          </table:table-cell>
          <table:table-cell office:value-type="string">
            <text:p>NU-095</text:p>
          </table:table-cell>
          <table:table-cell office:value-type="float" office:value="-17.162452">
            <text:p>-17.162452</text:p>
          </table:table-cell>
          <table:table-cell office:value-type="float" office:value="37.749487">
            <text:p>37.749487</text:p>
          </table:table-cell>
          <table:table-cell table:number-columns-repeated="10"/>
          <table:table-cell table:formula="of:=VLOOKUP([.I602];[NE.$F$2:.$Q$160];2;0)" office:value-type="float" office:value="101">
            <text:p>101</text:p>
          </table:table-cell>
          <table:table-cell office:value-type="float" office:value="101">
            <text:p>101</text:p>
          </table:table-cell>
          <table:table-cell table:number-columns-repeated="234"/>
        </table:table-row>
        <table:table-row table:style-name="ro2">
          <table:table-cell office:value-type="float" office:value="602">
            <text:p>60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US-MOZ-00602</text:p>
          </table:table-cell>
          <table:table-cell office:value-type="float" office:value="1040914">
            <text:p>1040914</text:p>
          </table:table-cell>
          <table:table-cell office:value-type="string">
            <text:p>01040914</text:p>
          </table:table-cell>
          <table:table-cell office:value-type="string">
            <text:p>Maneia</text:p>
          </table:table-cell>
          <table:table-cell office:value-type="float" office:value="12">
            <text:p>12</text:p>
          </table:table-cell>
          <table:table-cell office:value-type="string">
            <text:p>NU-095</text:p>
          </table:table-cell>
          <table:table-cell office:value-type="float" office:value="-16.767">
            <text:p>-16.767000</text:p>
          </table:table-cell>
          <table:table-cell office:value-type="float" office:value="37.5958">
            <text:p>37.595800</text:p>
          </table:table-cell>
          <table:table-cell table:number-columns-repeated="10"/>
          <table:table-cell table:formula="of:=VLOOKUP([.I603];[NE.$F$2:.$Q$160];2;0)" office:value-type="float" office:value="101">
            <text:p>101</text:p>
          </table:table-cell>
          <table:table-cell office:value-type="float" office:value="101">
            <text:p>101</text:p>
          </table:table-cell>
          <table:table-cell table:number-columns-repeated="234"/>
        </table:table-row>
        <table:table-row table:style-name="ro2">
          <table:table-cell office:value-type="float" office:value="603">
            <text:p>60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US-MOZ-00603</text:p>
          </table:table-cell>
          <table:table-cell office:value-type="float" office:value="1040962">
            <text:p>1040962</text:p>
          </table:table-cell>
          <table:table-cell office:value-type="string">
            <text:p>010409?</text:p>
          </table:table-cell>
          <table:table-cell office:value-type="string">
            <text:p>Naico</text:p>
          </table:table-cell>
          <table:table-cell office:value-type="float" office:value="12">
            <text:p>12</text:p>
          </table:table-cell>
          <table:table-cell office:value-type="string">
            <text:p>NU-095</text:p>
          </table:table-cell>
          <table:table-cell office:value-type="float" office:value="-17.189871">
            <text:p>-17.189871</text:p>
          </table:table-cell>
          <table:table-cell office:value-type="float" office:value="37.730629">
            <text:p>37.730629</text:p>
          </table:table-cell>
          <table:table-cell table:number-columns-repeated="10"/>
          <table:table-cell table:formula="of:=VLOOKUP([.I604];[NE.$F$2:.$Q$160];2;0)" office:value-type="float" office:value="101">
            <text:p>101</text:p>
          </table:table-cell>
          <table:table-cell office:value-type="float" office:value="101">
            <text:p>101</text:p>
          </table:table-cell>
          <table:table-cell table:number-columns-repeated="234"/>
        </table:table-row>
        <table:table-row table:style-name="ro2">
          <table:table-cell office:value-type="float" office:value="604">
            <text:p>60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US-MOZ-00604</text:p>
          </table:table-cell>
          <table:table-cell office:value-type="float" office:value="1041013">
            <text:p>1041013</text:p>
          </table:table-cell>
          <table:table-cell office:value-type="string">
            <text:p>01041013</text:p>
          </table:table-cell>
          <table:table-cell office:value-type="string">
            <text:p>Vulalo</text:p>
          </table:table-cell>
          <table:table-cell office:value-type="float" office:value="13">
            <text:p>13</text:p>
          </table:table-cell>
          <table:table-cell office:value-type="string">
            <text:p>NU-094</text:p>
          </table:table-cell>
          <table:table-cell office:value-type="float" office:value="-16.2175">
            <text:p>-16.217500</text:p>
          </table:table-cell>
          <table:table-cell office:value-type="float" office:value="35.6259">
            <text:p>35.625900</text:p>
          </table:table-cell>
          <table:table-cell table:number-columns-repeated="10"/>
          <table:table-cell table:formula="of:=VLOOKUP([.I605];[NE.$F$2:.$Q$160];2;0)" office:value-type="float" office:value="102">
            <text:p>102</text:p>
          </table:table-cell>
          <table:table-cell office:value-type="float" office:value="102">
            <text:p>102</text:p>
          </table:table-cell>
          <table:table-cell table:number-columns-repeated="234"/>
        </table:table-row>
        <table:table-row table:style-name="ro2">
          <table:table-cell office:value-type="float" office:value="605">
            <text:p>60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US-MOZ-00605</text:p>
          </table:table-cell>
          <table:table-cell office:value-type="float" office:value="1041000">
            <text:p>1041000</text:p>
          </table:table-cell>
          <table:table-cell office:value-type="string">
            <text:p>01041000</text:p>
          </table:table-cell>
          <table:table-cell office:value-type="string">
            <text:p>Milange-Sede</text:p>
          </table:table-cell>
          <table:table-cell office:value-type="float" office:value="12">
            <text:p>12</text:p>
          </table:table-cell>
          <table:table-cell office:value-type="string">
            <text:p>NU-094</text:p>
          </table:table-cell>
          <table:table-cell office:value-type="float" office:value="-16.0981">
            <text:p>-16.098100</text:p>
          </table:table-cell>
          <table:table-cell office:value-type="float" office:value="35.7814">
            <text:p>35.781400</text:p>
          </table:table-cell>
          <table:table-cell table:number-columns-repeated="10"/>
          <table:table-cell table:formula="of:=VLOOKUP([.I606];[NE.$F$2:.$Q$160];2;0)" office:value-type="float" office:value="102">
            <text:p>102</text:p>
          </table:table-cell>
          <table:table-cell office:value-type="float" office:value="102">
            <text:p>102</text:p>
          </table:table-cell>
          <table:table-cell table:number-columns-repeated="234"/>
        </table:table-row>
        <table:table-row table:style-name="ro2">
          <table:table-cell office:value-type="float" office:value="606">
            <text:p>60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US-MOZ-00606</text:p>
          </table:table-cell>
          <table:table-cell office:value-type="float" office:value="1041006">
            <text:p>1041006</text:p>
          </table:table-cell>
          <table:table-cell office:value-type="string">
            <text:p>01041006</text:p>
          </table:table-cell>
          <table:table-cell office:value-type="string">
            <text:p>Milange</text:p>
          </table:table-cell>
          <table:table-cell office:value-type="float" office:value="12">
            <text:p>12</text:p>
          </table:table-cell>
          <table:table-cell office:value-type="string">
            <text:p>NU-094</text:p>
          </table:table-cell>
          <table:table-cell office:value-type="float" office:value="-16.0986">
            <text:p>-16.098600</text:p>
          </table:table-cell>
          <table:table-cell office:value-type="float" office:value="35.7692">
            <text:p>35.769200</text:p>
          </table:table-cell>
          <table:table-cell table:number-columns-repeated="10"/>
          <table:table-cell table:formula="of:=VLOOKUP([.I607];[NE.$F$2:.$Q$160];2;0)" office:value-type="float" office:value="102">
            <text:p>102</text:p>
          </table:table-cell>
          <table:table-cell office:value-type="float" office:value="102">
            <text:p>102</text:p>
          </table:table-cell>
          <table:table-cell table:number-columns-repeated="234"/>
        </table:table-row>
        <table:table-row table:style-name="ro2">
          <table:table-cell office:value-type="float" office:value="607">
            <text:p>60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US-MOZ-00607</text:p>
          </table:table-cell>
          <table:table-cell office:value-type="float" office:value="1041007">
            <text:p>1041007</text:p>
          </table:table-cell>
          <table:table-cell office:value-type="string">
            <text:p>01041007</text:p>
          </table:table-cell>
          <table:table-cell office:value-type="string">
            <text:p>Carico</text:p>
          </table:table-cell>
          <table:table-cell office:value-type="float" office:value="12">
            <text:p>12</text:p>
          </table:table-cell>
          <table:table-cell office:value-type="string">
            <text:p>NU-094</text:p>
          </table:table-cell>
          <table:table-cell office:value-type="float" office:value="-16.0564">
            <text:p>-16.056400</text:p>
          </table:table-cell>
          <table:table-cell office:value-type="float" office:value="36.0289">
            <text:p>36.028900</text:p>
          </table:table-cell>
          <table:table-cell table:number-columns-repeated="10"/>
          <table:table-cell table:formula="of:=VLOOKUP([.I608];[NE.$F$2:.$Q$160];2;0)" office:value-type="float" office:value="102">
            <text:p>102</text:p>
          </table:table-cell>
          <table:table-cell office:value-type="float" office:value="102">
            <text:p>102</text:p>
          </table:table-cell>
          <table:table-cell table:number-columns-repeated="234"/>
        </table:table-row>
        <table:table-row table:style-name="ro2">
          <table:table-cell office:value-type="float" office:value="608">
            <text:p>6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US-MOZ-00608</text:p>
          </table:table-cell>
          <table:table-cell office:value-type="float" office:value="1041008">
            <text:p>1041008</text:p>
          </table:table-cell>
          <table:table-cell office:value-type="string">
            <text:p>01041008</text:p>
          </table:table-cell>
          <table:table-cell office:value-type="string">
            <text:p>Cazimbe</text:p>
          </table:table-cell>
          <table:table-cell office:value-type="float" office:value="12">
            <text:p>12</text:p>
          </table:table-cell>
          <table:table-cell office:value-type="string">
            <text:p>NU-094</text:p>
          </table:table-cell>
          <table:table-cell office:value-type="float" office:value="-15.4875">
            <text:p>-15.487500</text:p>
          </table:table-cell>
          <table:table-cell office:value-type="float" office:value="35.8875">
            <text:p>35.887500</text:p>
          </table:table-cell>
          <table:table-cell table:number-columns-repeated="10"/>
          <table:table-cell table:formula="of:=VLOOKUP([.I609];[NE.$F$2:.$Q$160];2;0)" office:value-type="float" office:value="102">
            <text:p>102</text:p>
          </table:table-cell>
          <table:table-cell office:value-type="float" office:value="102">
            <text:p>102</text:p>
          </table:table-cell>
          <table:table-cell table:number-columns-repeated="234"/>
        </table:table-row>
        <table:table-row table:style-name="ro2">
          <table:table-cell office:value-type="float" office:value="609">
            <text:p>6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US-MOZ-00609</text:p>
          </table:table-cell>
          <table:table-cell office:value-type="float" office:value="1041009">
            <text:p>1041009</text:p>
          </table:table-cell>
          <table:table-cell office:value-type="string">
            <text:p>01041009</text:p>
          </table:table-cell>
          <table:table-cell office:value-type="string">
            <text:p>Corromana</text:p>
          </table:table-cell>
          <table:table-cell office:value-type="float" office:value="12">
            <text:p>12</text:p>
          </table:table-cell>
          <table:table-cell office:value-type="string">
            <text:p>NU-094</text:p>
          </table:table-cell>
          <table:table-cell office:value-type="float" office:value="-15.7759">
            <text:p>-15.775900</text:p>
          </table:table-cell>
          <table:table-cell office:value-type="float" office:value="36.0164">
            <text:p>36.016400</text:p>
          </table:table-cell>
          <table:table-cell table:number-columns-repeated="10"/>
          <table:table-cell table:formula="of:=VLOOKUP([.I610];[NE.$F$2:.$Q$160];2;0)" office:value-type="float" office:value="102">
            <text:p>102</text:p>
          </table:table-cell>
          <table:table-cell office:value-type="float" office:value="102">
            <text:p>102</text:p>
          </table:table-cell>
          <table:table-cell table:number-columns-repeated="234"/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US-MOZ-00610</text:p>
          </table:table-cell>
          <table:table-cell office:value-type="float" office:value="1041010">
            <text:p>1041010</text:p>
          </table:table-cell>
          <table:table-cell office:value-type="string">
            <text:p>01041010</text:p>
          </table:table-cell>
          <table:table-cell office:value-type="string">
            <text:p>Majaua</text:p>
          </table:table-cell>
          <table:table-cell office:value-type="float" office:value="12">
            <text:p>12</text:p>
          </table:table-cell>
          <table:table-cell office:value-type="string">
            <text:p>NU-094</text:p>
          </table:table-cell>
          <table:table-cell office:value-type="float" office:value="-16.2173">
            <text:p>-16.217300</text:p>
          </table:table-cell>
          <table:table-cell office:value-type="float" office:value="35.4795">
            <text:p>35.479500</text:p>
          </table:table-cell>
          <table:table-cell table:number-columns-repeated="10"/>
          <table:table-cell table:formula="of:=VLOOKUP([.I611];[NE.$F$2:.$Q$160];2;0)" office:value-type="float" office:value="102">
            <text:p>102</text:p>
          </table:table-cell>
          <table:table-cell office:value-type="float" office:value="102">
            <text:p>102</text:p>
          </table:table-cell>
          <table:table-cell table:number-columns-repeated="234"/>
        </table:table-row>
        <table:table-row table:style-name="ro2">
          <table:table-cell office:value-type="float" office:value="611">
            <text:p>61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US-MOZ-00611</text:p>
          </table:table-cell>
          <table:table-cell office:value-type="float" office:value="1041012">
            <text:p>1041012</text:p>
          </table:table-cell>
          <table:table-cell office:value-type="string">
            <text:p>01041012</text:p>
          </table:table-cell>
          <table:table-cell office:value-type="string">
            <text:p>Tengua</text:p>
          </table:table-cell>
          <table:table-cell office:value-type="float" office:value="12">
            <text:p>12</text:p>
          </table:table-cell>
          <table:table-cell office:value-type="string">
            <text:p>NU-094</text:p>
          </table:table-cell>
          <table:table-cell office:value-type="float" office:value="-16.2103">
            <text:p>-16.210300</text:p>
          </table:table-cell>
          <table:table-cell office:value-type="float" office:value="35.7997">
            <text:p>35.799700</text:p>
          </table:table-cell>
          <table:table-cell table:number-columns-repeated="10"/>
          <table:table-cell table:formula="of:=VLOOKUP([.I612];[NE.$F$2:.$Q$160];2;0)" office:value-type="float" office:value="102">
            <text:p>102</text:p>
          </table:table-cell>
          <table:table-cell office:value-type="float" office:value="102">
            <text:p>102</text:p>
          </table:table-cell>
          <table:table-cell table:number-columns-repeated="234"/>
        </table:table-row>
        <table:table-row table:style-name="ro2">
          <table:table-cell office:value-type="float" office:value="612">
            <text:p>61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US-MOZ-00612</text:p>
          </table:table-cell>
          <table:table-cell office:value-type="float" office:value="1041014">
            <text:p>1041014</text:p>
          </table:table-cell>
          <table:table-cell office:value-type="string">
            <text:p>01041014</text:p>
          </table:table-cell>
          <table:table-cell office:value-type="string">
            <text:p>Liciro</text:p>
          </table:table-cell>
          <table:table-cell office:value-type="float" office:value="12">
            <text:p>12</text:p>
          </table:table-cell>
          <table:table-cell office:value-type="string">
            <text:p>NU-094</text:p>
          </table:table-cell>
          <table:table-cell office:value-type="float" office:value="-16.4491">
            <text:p>-16.449100</text:p>
          </table:table-cell>
          <table:table-cell office:value-type="float" office:value="36.0464">
            <text:p>36.046400</text:p>
          </table:table-cell>
          <table:table-cell table:number-columns-repeated="10"/>
          <table:table-cell table:formula="of:=VLOOKUP([.I613];[NE.$F$2:.$Q$160];2;0)" office:value-type="float" office:value="102">
            <text:p>102</text:p>
          </table:table-cell>
          <table:table-cell office:value-type="float" office:value="102">
            <text:p>102</text:p>
          </table:table-cell>
          <table:table-cell table:number-columns-repeated="234"/>
        </table:table-row>
        <table:table-row table:style-name="ro2">
          <table:table-cell office:value-type="float" office:value="613">
            <text:p>61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US-MOZ-00613</text:p>
          </table:table-cell>
          <table:table-cell office:value-type="float" office:value="1041015">
            <text:p>1041015</text:p>
          </table:table-cell>
          <table:table-cell office:value-type="string">
            <text:p>01041015</text:p>
          </table:table-cell>
          <table:table-cell office:value-type="string">
            <text:p>Mongue</text:p>
          </table:table-cell>
          <table:table-cell office:value-type="float" office:value="12">
            <text:p>12</text:p>
          </table:table-cell>
          <table:table-cell office:value-type="string">
            <text:p>NU-094</text:p>
          </table:table-cell>
          <table:table-cell office:value-type="float" office:value="-16.4386">
            <text:p>-16.438600</text:p>
          </table:table-cell>
          <table:table-cell office:value-type="float" office:value="35.4997">
            <text:p>35.499700</text:p>
          </table:table-cell>
          <table:table-cell table:number-columns-repeated="10"/>
          <table:table-cell table:formula="of:=VLOOKUP([.I614];[NE.$F$2:.$Q$160];2;0)" office:value-type="float" office:value="102">
            <text:p>102</text:p>
          </table:table-cell>
          <table:table-cell office:value-type="float" office:value="102">
            <text:p>102</text:p>
          </table:table-cell>
          <table:table-cell table:number-columns-repeated="234"/>
        </table:table-row>
        <table:table-row table:style-name="ro2">
          <table:table-cell office:value-type="float" office:value="614">
            <text:p>61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US-MOZ-00614</text:p>
          </table:table-cell>
          <table:table-cell office:value-type="float" office:value="1041016">
            <text:p>1041016</text:p>
          </table:table-cell>
          <table:table-cell office:value-type="string">
            <text:p>01041016</text:p>
          </table:table-cell>
          <table:table-cell office:value-type="string">
            <text:p>Dachudua</text:p>
          </table:table-cell>
          <table:table-cell office:value-type="float" office:value="12">
            <text:p>12</text:p>
          </table:table-cell>
          <table:table-cell office:value-type="string">
            <text:p>NU-094</text:p>
          </table:table-cell>
          <table:table-cell office:value-type="float" office:value="-16.1684">
            <text:p>-16.168400</text:p>
          </table:table-cell>
          <table:table-cell office:value-type="float" office:value="35.4533">
            <text:p>35.453300</text:p>
          </table:table-cell>
          <table:table-cell table:number-columns-repeated="10"/>
          <table:table-cell table:formula="of:=VLOOKUP([.I615];[NE.$F$2:.$Q$160];2;0)" office:value-type="float" office:value="102">
            <text:p>102</text:p>
          </table:table-cell>
          <table:table-cell office:value-type="float" office:value="102">
            <text:p>102</text:p>
          </table:table-cell>
          <table:table-cell table:number-columns-repeated="234"/>
        </table:table-row>
        <table:table-row table:style-name="ro2">
          <table:table-cell office:value-type="float" office:value="615">
            <text:p>61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US-MOZ-00615</text:p>
          </table:table-cell>
          <table:table-cell office:value-type="float" office:value="1041017">
            <text:p>1041017</text:p>
          </table:table-cell>
          <table:table-cell office:value-type="string">
            <text:p>01041017</text:p>
          </table:table-cell>
          <table:table-cell office:value-type="string">
            <text:p>Nambuzi</text:p>
          </table:table-cell>
          <table:table-cell office:value-type="float" office:value="13">
            <text:p>13</text:p>
          </table:table-cell>
          <table:table-cell office:value-type="string">
            <text:p>NU-094</text:p>
          </table:table-cell>
          <table:table-cell office:value-type="float" office:value="-16.096938">
            <text:p>-16.096938</text:p>
          </table:table-cell>
          <table:table-cell office:value-type="float" office:value="35.772075">
            <text:p>35.772075</text:p>
          </table:table-cell>
          <table:table-cell table:number-columns-repeated="10"/>
          <table:table-cell table:formula="of:=VLOOKUP([.I616];[NE.$F$2:.$Q$160];2;0)" office:value-type="float" office:value="102">
            <text:p>102</text:p>
          </table:table-cell>
          <table:table-cell office:value-type="float" office:value="102">
            <text:p>102</text:p>
          </table:table-cell>
          <table:table-cell table:number-columns-repeated="234"/>
        </table:table-row>
        <table:table-row table:style-name="ro2">
          <table:table-cell office:value-type="float" office:value="616">
            <text:p>61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US-MOZ-00616</text:p>
          </table:table-cell>
          <table:table-cell office:value-type="float" office:value="1041065">
            <text:p>1041065</text:p>
          </table:table-cell>
          <table:table-cell office:value-type="string">
            <text:p>01041065</text:p>
          </table:table-cell>
          <table:table-cell office:value-type="string">
            <text:p>Molumbo</text:p>
          </table:table-cell>
          <table:table-cell office:value-type="float" office:value="12">
            <text:p>12</text:p>
          </table:table-cell>
          <table:table-cell office:value-type="string">
            <text:p>NU-094</text:p>
          </table:table-cell>
          <table:table-cell office:value-type="float" office:value="-16.096827">
            <text:p>-16.096827</text:p>
          </table:table-cell>
          <table:table-cell office:value-type="float" office:value="35.772027">
            <text:p>35.772027</text:p>
          </table:table-cell>
          <table:table-cell table:number-columns-repeated="10"/>
          <table:table-cell table:formula="of:=VLOOKUP([.I617];[NE.$F$2:.$Q$160];2;0)" office:value-type="float" office:value="102">
            <text:p>102</text:p>
          </table:table-cell>
          <table:table-cell office:value-type="float" office:value="102">
            <text:p>102</text:p>
          </table:table-cell>
          <table:table-cell table:number-columns-repeated="234"/>
        </table:table-row>
        <table:table-row table:style-name="ro2">
          <table:table-cell office:value-type="float" office:value="617">
            <text:p>61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US-MOZ-00617</text:p>
          </table:table-cell>
          <table:table-cell office:value-type="float" office:value="1041067">
            <text:p>1041067</text:p>
          </table:table-cell>
          <table:table-cell office:value-type="string">
            <text:p>01041067</text:p>
          </table:table-cell>
          <table:table-cell office:value-type="string">
            <text:p>Sabelua</text:p>
          </table:table-cell>
          <table:table-cell office:value-type="float" office:value="12">
            <text:p>12</text:p>
          </table:table-cell>
          <table:table-cell office:value-type="string">
            <text:p>NU-094</text:p>
          </table:table-cell>
          <table:table-cell office:value-type="float" office:value="-16.13153">
            <text:p>-16.131530</text:p>
          </table:table-cell>
          <table:table-cell office:value-type="float" office:value="35.868778">
            <text:p>35.868778</text:p>
          </table:table-cell>
          <table:table-cell table:number-columns-repeated="10"/>
          <table:table-cell table:formula="of:=VLOOKUP([.I618];[NE.$F$2:.$Q$160];2;0)" office:value-type="float" office:value="102">
            <text:p>102</text:p>
          </table:table-cell>
          <table:table-cell office:value-type="float" office:value="102">
            <text:p>102</text:p>
          </table:table-cell>
          <table:table-cell table:number-columns-repeated="234"/>
        </table:table-row>
        <table:table-row table:style-name="ro2">
          <table:table-cell office:value-type="float" office:value="618">
            <text:p>61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US-MOZ-00618</text:p>
          </table:table-cell>
          <table:table-cell office:value-type="float" office:value="1041011">
            <text:p>1041011</text:p>
          </table:table-cell>
          <table:table-cell office:value-type="string">
            <text:p>01041011</text:p>
          </table:table-cell>
          <table:table-cell office:value-type="string">
            <text:p>Dulanha</text:p>
          </table:table-cell>
          <table:table-cell office:value-type="float" office:value="12">
            <text:p>12</text:p>
          </table:table-cell>
          <table:table-cell office:value-type="string">
            <text:p>NU-094</text:p>
          </table:table-cell>
          <table:table-cell office:value-type="float" office:value="-15.4869">
            <text:p>-15.486900</text:p>
          </table:table-cell>
          <table:table-cell office:value-type="float" office:value="36.2714">
            <text:p>36.271400</text:p>
          </table:table-cell>
          <table:table-cell table:number-columns-repeated="10"/>
          <table:table-cell table:formula="of:=VLOOKUP([.I619];[NE.$F$2:.$Q$160];2;0)" office:value-type="float" office:value="102">
            <text:p>102</text:p>
          </table:table-cell>
          <table:table-cell office:value-type="float" office:value="102">
            <text:p>102</text:p>
          </table:table-cell>
          <table:table-cell table:number-columns-repeated="234"/>
        </table:table-row>
        <table:table-row table:style-name="ro2">
          <table:table-cell office:value-type="float" office:value="619">
            <text:p>61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US-MOZ-00619</text:p>
          </table:table-cell>
          <table:table-cell office:value-type="float" office:value="1041068">
            <text:p>1041068</text:p>
          </table:table-cell>
          <table:table-cell office:value-type="string">
            <text:p>010410?</text:p>
          </table:table-cell>
          <table:table-cell office:value-type="string">
            <text:p>Nantuto</text:p>
          </table:table-cell>
          <table:table-cell office:value-type="float" office:value="12">
            <text:p>12</text:p>
          </table:table-cell>
          <table:table-cell office:value-type="string">
            <text:p>NU-094</text:p>
          </table:table-cell>
          <table:table-cell office:value-type="float" office:value="-16.096943">
            <text:p>-16.096943</text:p>
          </table:table-cell>
          <table:table-cell office:value-type="float" office:value="35.772075">
            <text:p>35.772075</text:p>
          </table:table-cell>
          <table:table-cell table:number-columns-repeated="10"/>
          <table:table-cell table:formula="of:=VLOOKUP([.I620];[NE.$F$2:.$Q$160];2;0)" office:value-type="float" office:value="102">
            <text:p>102</text:p>
          </table:table-cell>
          <table:table-cell office:value-type="float" office:value="102">
            <text:p>102</text:p>
          </table:table-cell>
          <table:table-cell table:number-columns-repeated="234"/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US-MOZ-00620</text:p>
          </table:table-cell>
          <table:table-cell office:value-type="float" office:value="1041069">
            <text:p>1041069</text:p>
          </table:table-cell>
          <table:table-cell office:value-type="string">
            <text:p>010410?</text:p>
          </table:table-cell>
          <table:table-cell office:value-type="string">
            <text:p>Missiasse/Malua</text:p>
          </table:table-cell>
          <table:table-cell office:value-type="float" office:value="12">
            <text:p>12</text:p>
          </table:table-cell>
          <table:table-cell office:value-type="string">
            <text:p>NU-094</text:p>
          </table:table-cell>
          <table:table-cell office:value-type="float" office:value="-16.096979">
            <text:p>-16.096979</text:p>
          </table:table-cell>
          <table:table-cell office:value-type="float" office:value="35.772075">
            <text:p>35.772075</text:p>
          </table:table-cell>
          <table:table-cell table:number-columns-repeated="10"/>
          <table:table-cell table:formula="of:=VLOOKUP([.I621];[NE.$F$2:.$Q$160];2;0)" office:value-type="float" office:value="102">
            <text:p>102</text:p>
          </table:table-cell>
          <table:table-cell office:value-type="float" office:value="102">
            <text:p>102</text:p>
          </table:table-cell>
          <table:table-cell table:number-columns-repeated="234"/>
        </table:table-row>
        <table:table-row table:style-name="ro2">
          <table:table-cell office:value-type="float" office:value="621">
            <text:p>6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US-MOZ-00621</text:p>
          </table:table-cell>
          <table:table-cell office:value-type="float" office:value="1041070">
            <text:p>1041070</text:p>
          </table:table-cell>
          <table:table-cell office:value-type="string">
            <text:p>010410?</text:p>
          </table:table-cell>
          <table:table-cell office:value-type="string">
            <text:p>Namucumua</text:p>
          </table:table-cell>
          <table:table-cell office:value-type="float" office:value="12">
            <text:p>12</text:p>
          </table:table-cell>
          <table:table-cell office:value-type="string">
            <text:p>NU-094</text:p>
          </table:table-cell>
          <table:table-cell office:value-type="float" office:value="-16.096343">
            <text:p>-16.096343</text:p>
          </table:table-cell>
          <table:table-cell office:value-type="float" office:value="35.772075">
            <text:p>35.772075</text:p>
          </table:table-cell>
          <table:table-cell table:number-columns-repeated="10"/>
          <table:table-cell table:formula="of:=VLOOKUP([.I622];[NE.$F$2:.$Q$160];2;0)" office:value-type="float" office:value="102">
            <text:p>102</text:p>
          </table:table-cell>
          <table:table-cell office:value-type="float" office:value="102">
            <text:p>102</text:p>
          </table:table-cell>
          <table:table-cell table:number-columns-repeated="234"/>
        </table:table-row>
        <table:table-row table:style-name="ro2">
          <table:table-cell office:value-type="float" office:value="622">
            <text:p>62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US-MOZ-00622</text:p>
          </table:table-cell>
          <table:table-cell office:value-type="float" office:value="1041136">
            <text:p>1041136</text:p>
          </table:table-cell>
          <table:table-cell office:value-type="string">
            <text:p>01041136</text:p>
          </table:table-cell>
          <table:table-cell office:value-type="string">
            <text:p>Muanaco</text:p>
          </table:table-cell>
          <table:table-cell office:value-type="float" office:value="9">
            <text:p>9</text:p>
          </table:table-cell>
          <table:table-cell office:value-type="string">
            <text:p>NU-087</text:p>
          </table:table-cell>
          <table:table-cell office:value-type="float" office:value="-16.850494">
            <text:p>-16.850494</text:p>
          </table:table-cell>
          <table:table-cell office:value-type="float" office:value="36.983332">
            <text:p>36.983332</text:p>
          </table:table-cell>
          <table:table-cell table:number-columns-repeated="10"/>
          <table:table-cell table:formula="of:=VLOOKUP([.I623];[NE.$F$2:.$Q$160];2;0)" office:value-type="float" office:value="103">
            <text:p>103</text:p>
          </table:table-cell>
          <table:table-cell office:value-type="float" office:value="103">
            <text:p>103</text:p>
          </table:table-cell>
          <table:table-cell table:number-columns-repeated="234"/>
        </table:table-row>
        <table:table-row table:style-name="ro2">
          <table:table-cell office:value-type="float" office:value="623">
            <text:p>62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US-MOZ-00623</text:p>
          </table:table-cell>
          <table:table-cell office:value-type="float" office:value="1041111">
            <text:p>1041111</text:p>
          </table:table-cell>
          <table:table-cell office:value-type="string">
            <text:p>01041111</text:p>
          </table:table-cell>
          <table:table-cell office:value-type="string">
            <text:p>P.Ucerra (Privado)</text:p>
          </table:table-cell>
          <table:table-cell office:value-type="float" office:value="12">
            <text:p>12</text:p>
          </table:table-cell>
          <table:table-cell office:value-type="string">
            <text:p>NU-087</text:p>
          </table:table-cell>
          <table:table-cell office:value-type="float" office:value="-16.842377">
            <text:p>-16.842377</text:p>
          </table:table-cell>
          <table:table-cell office:value-type="float" office:value="36.972036">
            <text:p>36.972036</text:p>
          </table:table-cell>
          <table:table-cell table:number-columns-repeated="10"/>
          <table:table-cell table:formula="of:=VLOOKUP([.I624];[NE.$F$2:.$Q$160];2;0)" office:value-type="float" office:value="103">
            <text:p>103</text:p>
          </table:table-cell>
          <table:table-cell office:value-type="float" office:value="103">
            <text:p>103</text:p>
          </table:table-cell>
          <table:table-cell table:number-columns-repeated="234"/>
        </table:table-row>
        <table:table-row table:style-name="ro2">
          <table:table-cell office:value-type="float" office:value="624">
            <text:p>62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US-MOZ-00624</text:p>
          </table:table-cell>
          <table:table-cell office:value-type="float" office:value="1041106">
            <text:p>1041106</text:p>
          </table:table-cell>
          <table:table-cell office:value-type="string">
            <text:p>01041106</text:p>
          </table:table-cell>
          <table:table-cell office:value-type="string">
            <text:p>Mocuba</text:p>
          </table:table-cell>
          <table:table-cell office:value-type="float" office:value="12">
            <text:p>12</text:p>
          </table:table-cell>
          <table:table-cell office:value-type="string">
            <text:p>NU-087</text:p>
          </table:table-cell>
          <table:table-cell office:value-type="float" office:value="-16.8389">
            <text:p>-16.838900</text:p>
          </table:table-cell>
          <table:table-cell office:value-type="float" office:value="36.9799">
            <text:p>36.979900</text:p>
          </table:table-cell>
          <table:table-cell table:number-columns-repeated="10"/>
          <table:table-cell table:formula="of:=VLOOKUP([.I625];[NE.$F$2:.$Q$160];2;0)" office:value-type="float" office:value="103">
            <text:p>103</text:p>
          </table:table-cell>
          <table:table-cell office:value-type="float" office:value="103">
            <text:p>103</text:p>
          </table:table-cell>
          <table:table-cell table:number-columns-repeated="234"/>
        </table:table-row>
        <table:table-row table:style-name="ro2">
          <table:table-cell office:value-type="float" office:value="625">
            <text:p>62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US-MOZ-00625</text:p>
          </table:table-cell>
          <table:table-cell office:value-type="float" office:value="1041107">
            <text:p>1041107</text:p>
          </table:table-cell>
          <table:table-cell office:value-type="string">
            <text:p>01041107</text:p>
          </table:table-cell>
          <table:table-cell office:value-type="string">
            <text:p>Mocuba Sisal</text:p>
          </table:table-cell>
          <table:table-cell office:value-type="float" office:value="12">
            <text:p>12</text:p>
          </table:table-cell>
          <table:table-cell office:value-type="string">
            <text:p>NU-087</text:p>
          </table:table-cell>
          <table:table-cell office:value-type="float" office:value="-16.8806">
            <text:p>-16.880600</text:p>
          </table:table-cell>
          <table:table-cell office:value-type="float" office:value="37.0097">
            <text:p>37.009700</text:p>
          </table:table-cell>
          <table:table-cell table:number-columns-repeated="10"/>
          <table:table-cell table:formula="of:=VLOOKUP([.I626];[NE.$F$2:.$Q$160];2;0)" office:value-type="float" office:value="103">
            <text:p>103</text:p>
          </table:table-cell>
          <table:table-cell office:value-type="float" office:value="103">
            <text:p>103</text:p>
          </table:table-cell>
          <table:table-cell table:number-columns-repeated="234"/>
        </table:table-row>
        <table:table-row table:style-name="ro2">
          <table:table-cell office:value-type="float" office:value="626">
            <text:p>62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US-MOZ-00626</text:p>
          </table:table-cell>
          <table:table-cell office:value-type="float" office:value="1041108">
            <text:p>1041108</text:p>
          </table:table-cell>
          <table:table-cell office:value-type="string">
            <text:p>01041108</text:p>
          </table:table-cell>
          <table:table-cell office:value-type="string">
            <text:p>Mugeba</text:p>
          </table:table-cell>
          <table:table-cell office:value-type="float" office:value="12">
            <text:p>12</text:p>
          </table:table-cell>
          <table:table-cell office:value-type="string">
            <text:p>NU-087</text:p>
          </table:table-cell>
          <table:table-cell office:value-type="float" office:value="-16.5173">
            <text:p>-16.517300</text:p>
          </table:table-cell>
          <table:table-cell office:value-type="float" office:value="37.1673">
            <text:p>37.167300</text:p>
          </table:table-cell>
          <table:table-cell table:number-columns-repeated="10"/>
          <table:table-cell table:formula="of:=VLOOKUP([.I627];[NE.$F$2:.$Q$160];2;0)" office:value-type="float" office:value="103">
            <text:p>103</text:p>
          </table:table-cell>
          <table:table-cell office:value-type="float" office:value="103">
            <text:p>103</text:p>
          </table:table-cell>
          <table:table-cell table:number-columns-repeated="234"/>
        </table:table-row>
        <table:table-row table:style-name="ro2">
          <table:table-cell office:value-type="float" office:value="627">
            <text:p>62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US-MOZ-00627</text:p>
          </table:table-cell>
          <table:table-cell office:value-type="float" office:value="1041118">
            <text:p>1041118</text:p>
          </table:table-cell>
          <table:table-cell office:value-type="string">
            <text:p>01041118</text:p>
          </table:table-cell>
          <table:table-cell office:value-type="string">
            <text:p>Nhaluanda</text:p>
          </table:table-cell>
          <table:table-cell office:value-type="float" office:value="12">
            <text:p>12</text:p>
          </table:table-cell>
          <table:table-cell office:value-type="string">
            <text:p>NU-087</text:p>
          </table:table-cell>
          <table:table-cell office:value-type="float" office:value="-17.1195">
            <text:p>-17.119500</text:p>
          </table:table-cell>
          <table:table-cell office:value-type="float" office:value="36.9706">
            <text:p>36.970600</text:p>
          </table:table-cell>
          <table:table-cell table:number-columns-repeated="10"/>
          <table:table-cell table:formula="of:=VLOOKUP([.I628];[NE.$F$2:.$Q$160];2;0)" office:value-type="float" office:value="103">
            <text:p>103</text:p>
          </table:table-cell>
          <table:table-cell office:value-type="float" office:value="103">
            <text:p>103</text:p>
          </table:table-cell>
          <table:table-cell table:number-columns-repeated="234"/>
        </table:table-row>
        <table:table-row table:style-name="ro2">
          <table:table-cell office:value-type="float" office:value="628">
            <text:p>62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US-MOZ-00628</text:p>
          </table:table-cell>
          <table:table-cell office:value-type="float" office:value="1041110">
            <text:p>1041110</text:p>
          </table:table-cell>
          <table:table-cell office:value-type="string">
            <text:p>01041110</text:p>
          </table:table-cell>
          <table:table-cell office:value-type="string">
            <text:p>Caiave</text:p>
          </table:table-cell>
          <table:table-cell office:value-type="float" office:value="12">
            <text:p>12</text:p>
          </table:table-cell>
          <table:table-cell office:value-type="string">
            <text:p>NU-087</text:p>
          </table:table-cell>
          <table:table-cell office:value-type="float" office:value="-17.0025">
            <text:p>-17.002500</text:p>
          </table:table-cell>
          <table:table-cell office:value-type="float" office:value="36.7706">
            <text:p>36.770600</text:p>
          </table:table-cell>
          <table:table-cell table:number-columns-repeated="10"/>
          <table:table-cell table:formula="of:=VLOOKUP([.I629];[NE.$F$2:.$Q$160];2;0)" office:value-type="float" office:value="103">
            <text:p>103</text:p>
          </table:table-cell>
          <table:table-cell office:value-type="float" office:value="103">
            <text:p>103</text:p>
          </table:table-cell>
          <table:table-cell table:number-columns-repeated="234"/>
        </table:table-row>
        <table:table-row table:style-name="ro2">
          <table:table-cell office:value-type="float" office:value="629">
            <text:p>62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US-MOZ-00629</text:p>
          </table:table-cell>
          <table:table-cell office:value-type="float" office:value="1041112">
            <text:p>1041112</text:p>
          </table:table-cell>
          <table:table-cell office:value-type="string">
            <text:p>01041112</text:p>
          </table:table-cell>
          <table:table-cell office:value-type="string">
            <text:p>Muloe</text:p>
          </table:table-cell>
          <table:table-cell office:value-type="float" office:value="12">
            <text:p>12</text:p>
          </table:table-cell>
          <table:table-cell office:value-type="string">
            <text:p>NU-087</text:p>
          </table:table-cell>
          <table:table-cell office:value-type="float" office:value="-16.6877">
            <text:p>-16.687700</text:p>
          </table:table-cell>
          <table:table-cell office:value-type="float" office:value="37.2375">
            <text:p>37.237500</text:p>
          </table:table-cell>
          <table:table-cell table:number-columns-repeated="10"/>
          <table:table-cell table:formula="of:=VLOOKUP([.I630];[NE.$F$2:.$Q$160];2;0)" office:value-type="float" office:value="103">
            <text:p>103</text:p>
          </table:table-cell>
          <table:table-cell office:value-type="float" office:value="103">
            <text:p>103</text:p>
          </table:table-cell>
          <table:table-cell table:number-columns-repeated="234"/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US-MOZ-00630</text:p>
          </table:table-cell>
          <table:table-cell office:value-type="float" office:value="1041114">
            <text:p>1041114</text:p>
          </table:table-cell>
          <table:table-cell office:value-type="string">
            <text:p>01041114</text:p>
          </table:table-cell>
          <table:table-cell office:value-type="string">
            <text:p>Alto-Benfica</text:p>
          </table:table-cell>
          <table:table-cell office:value-type="float" office:value="12">
            <text:p>12</text:p>
          </table:table-cell>
          <table:table-cell office:value-type="string">
            <text:p>NU-087</text:p>
          </table:table-cell>
          <table:table-cell office:value-type="float" office:value="-16.6447">
            <text:p>-16.644700</text:p>
          </table:table-cell>
          <table:table-cell office:value-type="float" office:value="36.3211">
            <text:p>36.321100</text:p>
          </table:table-cell>
          <table:table-cell table:number-columns-repeated="10"/>
          <table:table-cell table:formula="of:=VLOOKUP([.I631];[NE.$F$2:.$Q$160];2;0)" office:value-type="float" office:value="103">
            <text:p>103</text:p>
          </table:table-cell>
          <table:table-cell office:value-type="float" office:value="103">
            <text:p>103</text:p>
          </table:table-cell>
          <table:table-cell table:number-columns-repeated="234"/>
        </table:table-row>
        <table:table-row table:style-name="ro2">
          <table:table-cell office:value-type="float" office:value="631">
            <text:p>63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US-MOZ-00631</text:p>
          </table:table-cell>
          <table:table-cell office:value-type="float" office:value="1041109">
            <text:p>1041109</text:p>
          </table:table-cell>
          <table:table-cell office:value-type="string">
            <text:p>01041109</text:p>
          </table:table-cell>
          <table:table-cell office:value-type="string">
            <text:p>Muaquiua</text:p>
          </table:table-cell>
          <table:table-cell office:value-type="float" office:value="12">
            <text:p>12</text:p>
          </table:table-cell>
          <table:table-cell office:value-type="string">
            <text:p>NU-087</text:p>
          </table:table-cell>
          <table:table-cell office:value-type="float" office:value="-16.6922">
            <text:p>-16.692200</text:p>
          </table:table-cell>
          <table:table-cell office:value-type="float" office:value="37.3714">
            <text:p>37.371400</text:p>
          </table:table-cell>
          <table:table-cell table:number-columns-repeated="10"/>
          <table:table-cell table:formula="of:=VLOOKUP([.I632];[NE.$F$2:.$Q$160];2;0)" office:value-type="float" office:value="103">
            <text:p>103</text:p>
          </table:table-cell>
          <table:table-cell office:value-type="float" office:value="103">
            <text:p>103</text:p>
          </table:table-cell>
          <table:table-cell table:number-columns-repeated="234"/>
        </table:table-row>
        <table:table-row table:style-name="ro2">
          <table:table-cell office:value-type="float" office:value="632">
            <text:p>63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US-MOZ-00632</text:p>
          </table:table-cell>
          <table:table-cell office:value-type="float" office:value="1041113">
            <text:p>1041113</text:p>
          </table:table-cell>
          <table:table-cell office:value-type="string">
            <text:p>01041113</text:p>
          </table:table-cell>
          <table:table-cell office:value-type="string">
            <text:p>Intome</text:p>
          </table:table-cell>
          <table:table-cell office:value-type="float" office:value="12">
            <text:p>12</text:p>
          </table:table-cell>
          <table:table-cell office:value-type="string">
            <text:p>NU-087</text:p>
          </table:table-cell>
          <table:table-cell office:value-type="float" office:value="-16.5575">
            <text:p>-16.557500</text:p>
          </table:table-cell>
          <table:table-cell office:value-type="float" office:value="37.2925">
            <text:p>37.292500</text:p>
          </table:table-cell>
          <table:table-cell table:number-columns-repeated="10"/>
          <table:table-cell table:formula="of:=VLOOKUP([.I633];[NE.$F$2:.$Q$160];2;0)" office:value-type="float" office:value="103">
            <text:p>103</text:p>
          </table:table-cell>
          <table:table-cell office:value-type="float" office:value="103">
            <text:p>103</text:p>
          </table:table-cell>
          <table:table-cell table:number-columns-repeated="234"/>
        </table:table-row>
        <table:table-row table:style-name="ro2">
          <table:table-cell office:value-type="float" office:value="633">
            <text:p>63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US-MOZ-00633</text:p>
          </table:table-cell>
          <table:table-cell office:value-type="float" office:value="1041137">
            <text:p>1041137</text:p>
          </table:table-cell>
          <table:table-cell office:value-type="string">
            <text:p>01041137</text:p>
          </table:table-cell>
          <table:table-cell office:value-type="string">
            <text:p>16 De Junho</text:p>
          </table:table-cell>
          <table:table-cell office:value-type="float" office:value="9">
            <text:p>9</text:p>
          </table:table-cell>
          <table:table-cell office:value-type="string">
            <text:p>NU-087</text:p>
          </table:table-cell>
          <table:table-cell office:value-type="float" office:value="-16.850494">
            <text:p>-16.850494</text:p>
          </table:table-cell>
          <table:table-cell office:value-type="float" office:value="36.9831">
            <text:p>36.983100</text:p>
          </table:table-cell>
          <table:table-cell table:number-columns-repeated="10"/>
          <table:table-cell table:formula="of:=VLOOKUP([.I634];[NE.$F$2:.$Q$160];2;0)" office:value-type="float" office:value="103">
            <text:p>103</text:p>
          </table:table-cell>
          <table:table-cell office:value-type="float" office:value="103">
            <text:p>103</text:p>
          </table:table-cell>
          <table:table-cell table:number-columns-repeated="234"/>
        </table:table-row>
        <table:table-row table:style-name="ro2">
          <table:table-cell office:value-type="float" office:value="634">
            <text:p>63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US-MOZ-00634</text:p>
          </table:table-cell>
          <table:table-cell office:value-type="float" office:value="1041116">
            <text:p>1041116</text:p>
          </table:table-cell>
          <table:table-cell office:value-type="string">
            <text:p>01041116</text:p>
          </table:table-cell>
          <table:table-cell office:value-type="string">
            <text:p>Namanjavira</text:p>
          </table:table-cell>
          <table:table-cell office:value-type="float" office:value="12">
            <text:p>12</text:p>
          </table:table-cell>
          <table:table-cell office:value-type="string">
            <text:p>NU-087</text:p>
          </table:table-cell>
          <table:table-cell office:value-type="float" office:value="-16.8003">
            <text:p>-16.800300</text:p>
          </table:table-cell>
          <table:table-cell office:value-type="float" office:value="36.5792">
            <text:p>36.579200</text:p>
          </table:table-cell>
          <table:table-cell table:number-columns-repeated="10"/>
          <table:table-cell table:formula="of:=VLOOKUP([.I635];[NE.$F$2:.$Q$160];2;0)" office:value-type="float" office:value="103">
            <text:p>103</text:p>
          </table:table-cell>
          <table:table-cell office:value-type="float" office:value="103">
            <text:p>103</text:p>
          </table:table-cell>
          <table:table-cell table:number-columns-repeated="234"/>
        </table:table-row>
        <table:table-row table:style-name="ro2">
          <table:table-cell office:value-type="float" office:value="635">
            <text:p>63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US-MOZ-00635</text:p>
          </table:table-cell>
          <table:table-cell office:value-type="float" office:value="1041117">
            <text:p>1041117</text:p>
          </table:table-cell>
          <table:table-cell office:value-type="string">
            <text:p>01041117</text:p>
          </table:table-cell>
          <table:table-cell office:value-type="string">
            <text:p>Munhiba</text:p>
          </table:table-cell>
          <table:table-cell office:value-type="float" office:value="12">
            <text:p>12</text:p>
          </table:table-cell>
          <table:table-cell office:value-type="string">
            <text:p>NU-087</text:p>
          </table:table-cell>
          <table:table-cell office:value-type="float" office:value="-17.1466">
            <text:p>-17.146600</text:p>
          </table:table-cell>
          <table:table-cell office:value-type="float" office:value="36.9372">
            <text:p>36.937200</text:p>
          </table:table-cell>
          <table:table-cell table:number-columns-repeated="10"/>
          <table:table-cell table:formula="of:=VLOOKUP([.I636];[NE.$F$2:.$Q$160];2;0)" office:value-type="float" office:value="103">
            <text:p>103</text:p>
          </table:table-cell>
          <table:table-cell office:value-type="float" office:value="103">
            <text:p>103</text:p>
          </table:table-cell>
          <table:table-cell table:number-columns-repeated="234"/>
        </table:table-row>
        <table:table-row table:style-name="ro2">
          <table:table-cell office:value-type="float" office:value="636">
            <text:p>63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US-MOZ-00636</text:p>
          </table:table-cell>
          <table:table-cell office:value-type="float" office:value="1041119">
            <text:p>1041119</text:p>
          </table:table-cell>
          <table:table-cell office:value-type="string">
            <text:p>01041119</text:p>
          </table:table-cell>
          <table:table-cell office:value-type="string">
            <text:p>Mogogodo</text:p>
          </table:table-cell>
          <table:table-cell office:value-type="float" office:value="12">
            <text:p>12</text:p>
          </table:table-cell>
          <table:table-cell office:value-type="string">
            <text:p>NU-087</text:p>
          </table:table-cell>
          <table:table-cell office:value-type="float" office:value="-16.846089">
            <text:p>-16.846089</text:p>
          </table:table-cell>
          <table:table-cell office:value-type="float" office:value="36.979116">
            <text:p>36.979116</text:p>
          </table:table-cell>
          <table:table-cell table:number-columns-repeated="10"/>
          <table:table-cell table:formula="of:=VLOOKUP([.I637];[NE.$F$2:.$Q$160];2;0)" office:value-type="float" office:value="103">
            <text:p>103</text:p>
          </table:table-cell>
          <table:table-cell office:value-type="float" office:value="103">
            <text:p>103</text:p>
          </table:table-cell>
          <table:table-cell table:number-columns-repeated="234"/>
        </table:table-row>
        <table:table-row table:style-name="ro2">
          <table:table-cell office:value-type="float" office:value="637">
            <text:p>63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US-MOZ-00637</text:p>
          </table:table-cell>
          <table:table-cell office:value-type="float" office:value="1041100">
            <text:p>1041100</text:p>
          </table:table-cell>
          <table:table-cell office:value-type="string">
            <text:p>01041100</text:p>
          </table:table-cell>
          <table:table-cell office:value-type="string">
            <text:p>Mocuba</text:p>
          </table:table-cell>
          <table:table-cell office:value-type="float" office:value="6">
            <text:p>6</text:p>
          </table:table-cell>
          <table:table-cell office:value-type="string">
            <text:p>NU-087</text:p>
          </table:table-cell>
          <table:table-cell office:value-type="float" office:value="-16.8406">
            <text:p>-16.840600</text:p>
          </table:table-cell>
          <table:table-cell office:value-type="float" office:value="36.9875">
            <text:p>36.987500</text:p>
          </table:table-cell>
          <table:table-cell table:number-columns-repeated="10"/>
          <table:table-cell table:formula="of:=VLOOKUP([.I638];[NE.$F$2:.$Q$160];2;0)" office:value-type="float" office:value="103">
            <text:p>103</text:p>
          </table:table-cell>
          <table:table-cell office:value-type="float" office:value="103">
            <text:p>103</text:p>
          </table:table-cell>
          <table:table-cell table:number-columns-repeated="234"/>
        </table:table-row>
        <table:table-row table:style-name="ro2">
          <table:table-cell office:value-type="float" office:value="638">
            <text:p>63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US-MOZ-00638</text:p>
          </table:table-cell>
          <table:table-cell office:value-type="float" office:value="1041120">
            <text:p>1041120</text:p>
          </table:table-cell>
          <table:table-cell office:value-type="string">
            <text:p>010411?</text:p>
          </table:table-cell>
          <table:table-cell office:value-type="string">
            <text:p>Samora Machel</text:p>
          </table:table-cell>
          <table:table-cell office:value-type="float" office:value="9">
            <text:p>9</text:p>
          </table:table-cell>
          <table:table-cell office:value-type="string">
            <text:p>NU-087</text:p>
          </table:table-cell>
          <table:table-cell office:value-type="float" office:value="-16.842425">
            <text:p>-16.842425</text:p>
          </table:table-cell>
          <table:table-cell office:value-type="float" office:value="36.972036">
            <text:p>36.972036</text:p>
          </table:table-cell>
          <table:table-cell table:number-columns-repeated="10"/>
          <table:table-cell table:formula="of:=VLOOKUP([.I639];[NE.$F$2:.$Q$160];2;0)" office:value-type="float" office:value="103">
            <text:p>103</text:p>
          </table:table-cell>
          <table:table-cell office:value-type="float" office:value="103">
            <text:p>103</text:p>
          </table:table-cell>
          <table:table-cell table:number-columns-repeated="234"/>
        </table:table-row>
        <table:table-row table:style-name="ro2">
          <table:table-cell office:value-type="float" office:value="639">
            <text:p>63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US-MOZ-00639</text:p>
          </table:table-cell>
          <table:table-cell office:value-type="float" office:value="1041213">
            <text:p>1041213</text:p>
          </table:table-cell>
          <table:table-cell office:value-type="string">
            <text:p>01041213</text:p>
          </table:table-cell>
          <table:table-cell office:value-type="string">
            <text:p>Noere</text:p>
          </table:table-cell>
          <table:table-cell office:value-type="float" office:value="9">
            <text:p>9</text:p>
          </table:table-cell>
          <table:table-cell office:value-type="string">
            <text:p>NU-092</text:p>
          </table:table-cell>
          <table:table-cell office:value-type="float" office:value="-17.980116">
            <text:p>-17.980116</text:p>
          </table:table-cell>
          <table:table-cell office:value-type="float" office:value="35.715">
            <text:p>35.715000</text:p>
          </table:table-cell>
          <table:table-cell table:number-columns-repeated="10"/>
          <table:table-cell table:formula="of:=VLOOKUP([.I640];[NE.$F$2:.$Q$160];2;0)" office:value-type="float" office:value="106">
            <text:p>106</text:p>
          </table:table-cell>
          <table:table-cell office:value-type="float" office:value="106">
            <text:p>106</text:p>
          </table:table-cell>
          <table:table-cell table:number-columns-repeated="234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US-MOZ-00640</text:p>
          </table:table-cell>
          <table:table-cell office:value-type="float" office:value="1041206">
            <text:p>1041206</text:p>
          </table:table-cell>
          <table:table-cell office:value-type="string">
            <text:p>01041206</text:p>
          </table:table-cell>
          <table:table-cell office:value-type="string">
            <text:p>Chimuara</text:p>
          </table:table-cell>
          <table:table-cell office:value-type="float" office:value="13">
            <text:p>13</text:p>
          </table:table-cell>
          <table:table-cell office:value-type="string">
            <text:p>NU-092</text:p>
          </table:table-cell>
          <table:table-cell office:value-type="float" office:value="-17.7847">
            <text:p>-17.784700</text:p>
          </table:table-cell>
          <table:table-cell office:value-type="float" office:value="35.4058">
            <text:p>35.405800</text:p>
          </table:table-cell>
          <table:table-cell table:number-columns-repeated="10"/>
          <table:table-cell table:formula="of:=VLOOKUP([.I641];[NE.$F$2:.$Q$160];2;0)" office:value-type="float" office:value="106">
            <text:p>106</text:p>
          </table:table-cell>
          <table:table-cell office:value-type="float" office:value="106">
            <text:p>106</text:p>
          </table:table-cell>
          <table:table-cell table:number-columns-repeated="234"/>
        </table:table-row>
        <table:table-row table:style-name="ro2">
          <table:table-cell office:value-type="float" office:value="641">
            <text:p>64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US-MOZ-00641</text:p>
          </table:table-cell>
          <table:table-cell office:value-type="float" office:value="1041236">
            <text:p>1041236</text:p>
          </table:table-cell>
          <table:table-cell office:value-type="string">
            <text:p>01041236</text:p>
          </table:table-cell>
          <table:table-cell office:value-type="string">
            <text:p>8 De Março</text:p>
          </table:table-cell>
          <table:table-cell office:value-type="float" office:value="9">
            <text:p>9</text:p>
          </table:table-cell>
          <table:table-cell office:value-type="string">
            <text:p>NU-092</text:p>
          </table:table-cell>
          <table:table-cell office:value-type="float" office:value="-17.980115">
            <text:p>-17.980115</text:p>
          </table:table-cell>
          <table:table-cell office:value-type="float" office:value="35.715">
            <text:p>35.715000</text:p>
          </table:table-cell>
          <table:table-cell table:number-columns-repeated="10"/>
          <table:table-cell table:formula="of:=VLOOKUP([.I642];[NE.$F$2:.$Q$160];2;0)" office:value-type="float" office:value="106">
            <text:p>106</text:p>
          </table:table-cell>
          <table:table-cell office:value-type="float" office:value="106">
            <text:p>106</text:p>
          </table:table-cell>
          <table:table-cell table:number-columns-repeated="234"/>
        </table:table-row>
        <table:table-row table:style-name="ro2">
          <table:table-cell office:value-type="float" office:value="642">
            <text:p>64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US-MOZ-00642</text:p>
          </table:table-cell>
          <table:table-cell office:value-type="float" office:value="1041211">
            <text:p>1041211</text:p>
          </table:table-cell>
          <table:table-cell office:value-type="string">
            <text:p>01041211</text:p>
          </table:table-cell>
          <table:table-cell office:value-type="string">
            <text:p>Nhacatundo</text:p>
          </table:table-cell>
          <table:table-cell office:value-type="float" office:value="13">
            <text:p>13</text:p>
          </table:table-cell>
          <table:table-cell office:value-type="string">
            <text:p>NU-092</text:p>
          </table:table-cell>
          <table:table-cell office:value-type="float" office:value="-17.980109">
            <text:p>-17.980109</text:p>
          </table:table-cell>
          <table:table-cell office:value-type="float" office:value="35.715">
            <text:p>35.715000</text:p>
          </table:table-cell>
          <table:table-cell table:number-columns-repeated="10"/>
          <table:table-cell table:formula="of:=VLOOKUP([.I643];[NE.$F$2:.$Q$160];2;0)" office:value-type="float" office:value="106">
            <text:p>106</text:p>
          </table:table-cell>
          <table:table-cell office:value-type="float" office:value="106">
            <text:p>106</text:p>
          </table:table-cell>
          <table:table-cell table:number-columns-repeated="234"/>
        </table:table-row>
        <table:table-row table:style-name="ro2">
          <table:table-cell office:value-type="float" office:value="643">
            <text:p>64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US-MOZ-00643</text:p>
          </table:table-cell>
          <table:table-cell office:value-type="float" office:value="1041210">
            <text:p>1041210</text:p>
          </table:table-cell>
          <table:table-cell office:value-type="string">
            <text:p>01041210</text:p>
          </table:table-cell>
          <table:table-cell office:value-type="string">
            <text:p>Posto Campo</text:p>
          </table:table-cell>
          <table:table-cell office:value-type="float" office:value="9">
            <text:p>9</text:p>
          </table:table-cell>
          <table:table-cell office:value-type="string">
            <text:p>NU-092</text:p>
          </table:table-cell>
          <table:table-cell office:value-type="float" office:value="-17.583921">
            <text:p>-17.583921</text:p>
          </table:table-cell>
          <table:table-cell office:value-type="float" office:value="36.01607">
            <text:p>36.016070</text:p>
          </table:table-cell>
          <table:table-cell table:number-columns-repeated="10"/>
          <table:table-cell table:formula="of:=VLOOKUP([.I644];[NE.$F$2:.$Q$160];2;0)" office:value-type="float" office:value="106">
            <text:p>106</text:p>
          </table:table-cell>
          <table:table-cell office:value-type="float" office:value="106">
            <text:p>106</text:p>
          </table:table-cell>
          <table:table-cell table:number-columns-repeated="234"/>
        </table:table-row>
        <table:table-row table:style-name="ro2">
          <table:table-cell office:value-type="float" office:value="644">
            <text:p>64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US-MOZ-00644</text:p>
          </table:table-cell>
          <table:table-cell office:value-type="float" office:value="1041209">
            <text:p>1041209</text:p>
          </table:table-cell>
          <table:table-cell office:value-type="string">
            <text:p>01041209</text:p>
          </table:table-cell>
          <table:table-cell office:value-type="string">
            <text:p>Mopeia-Sede</text:p>
          </table:table-cell>
          <table:table-cell office:value-type="float" office:value="9">
            <text:p>9</text:p>
          </table:table-cell>
          <table:table-cell office:value-type="string">
            <text:p>NU-092</text:p>
          </table:table-cell>
          <table:table-cell office:value-type="float" office:value="-17.9795">
            <text:p>-17.979500</text:p>
          </table:table-cell>
          <table:table-cell office:value-type="float" office:value="35.7128">
            <text:p>35.712800</text:p>
          </table:table-cell>
          <table:table-cell table:number-columns-repeated="10"/>
          <table:table-cell table:formula="of:=VLOOKUP([.I645];[NE.$F$2:.$Q$160];2;0)" office:value-type="float" office:value="106">
            <text:p>106</text:p>
          </table:table-cell>
          <table:table-cell office:value-type="float" office:value="106">
            <text:p>106</text:p>
          </table:table-cell>
          <table:table-cell table:number-columns-repeated="234"/>
        </table:table-row>
        <table:table-row table:style-name="ro2">
          <table:table-cell office:value-type="float" office:value="645">
            <text:p>64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US-MOZ-00645</text:p>
          </table:table-cell>
          <table:table-cell office:value-type="float" office:value="1041207">
            <text:p>1041207</text:p>
          </table:table-cell>
          <table:table-cell office:value-type="string">
            <text:p>01041207</text:p>
          </table:table-cell>
          <table:table-cell office:value-type="string">
            <text:p>Gulamo</text:p>
          </table:table-cell>
          <table:table-cell office:value-type="float" office:value="13">
            <text:p>13</text:p>
          </table:table-cell>
          <table:table-cell office:value-type="string">
            <text:p>NU-092</text:p>
          </table:table-cell>
          <table:table-cell office:value-type="float" office:value="-17.6905">
            <text:p>-17.690500</text:p>
          </table:table-cell>
          <table:table-cell office:value-type="float" office:value="35.6661">
            <text:p>35.666100</text:p>
          </table:table-cell>
          <table:table-cell table:number-columns-repeated="10"/>
          <table:table-cell table:formula="of:=VLOOKUP([.I646];[NE.$F$2:.$Q$160];2;0)" office:value-type="float" office:value="106">
            <text:p>106</text:p>
          </table:table-cell>
          <table:table-cell office:value-type="float" office:value="106">
            <text:p>106</text:p>
          </table:table-cell>
          <table:table-cell table:number-columns-repeated="234"/>
        </table:table-row>
        <table:table-row table:style-name="ro2">
          <table:table-cell office:value-type="float" office:value="646">
            <text:p>64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US-MOZ-00646</text:p>
          </table:table-cell>
          <table:table-cell office:value-type="float" office:value="1041237">
            <text:p>1041237</text:p>
          </table:table-cell>
          <table:table-cell office:value-type="string">
            <text:p>01041237</text:p>
          </table:table-cell>
          <table:table-cell office:value-type="string">
            <text:p>Catale</text:p>
          </table:table-cell>
          <table:table-cell office:value-type="float" office:value="9">
            <text:p>9</text:p>
          </table:table-cell>
          <table:table-cell office:value-type="string">
            <text:p>NU-092</text:p>
          </table:table-cell>
          <table:table-cell office:value-type="float" office:value="-17.897319">
            <text:p>-17.897319</text:p>
          </table:table-cell>
          <table:table-cell office:value-type="float" office:value="35.667244">
            <text:p>35.667244</text:p>
          </table:table-cell>
          <table:table-cell table:number-columns-repeated="10"/>
          <table:table-cell table:formula="of:=VLOOKUP([.I647];[NE.$F$2:.$Q$160];2;0)" office:value-type="float" office:value="106">
            <text:p>106</text:p>
          </table:table-cell>
          <table:table-cell office:value-type="float" office:value="106">
            <text:p>106</text:p>
          </table:table-cell>
          <table:table-cell table:number-columns-repeated="234"/>
        </table:table-row>
        <table:table-row table:style-name="ro2">
          <table:table-cell office:value-type="float" office:value="647">
            <text:p>64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US-MOZ-00647</text:p>
          </table:table-cell>
          <table:table-cell office:value-type="float" office:value="1041208">
            <text:p>1041208</text:p>
          </table:table-cell>
          <table:table-cell office:value-type="string">
            <text:p>01041208</text:p>
          </table:table-cell>
          <table:table-cell office:value-type="string">
            <text:p>Lua-Lua</text:p>
          </table:table-cell>
          <table:table-cell office:value-type="float" office:value="9">
            <text:p>9</text:p>
          </table:table-cell>
          <table:table-cell office:value-type="string">
            <text:p>NU-092</text:p>
          </table:table-cell>
          <table:table-cell office:value-type="float" office:value="-17.5278">
            <text:p>-17.527800</text:p>
          </table:table-cell>
          <table:table-cell office:value-type="float" office:value="36.2964">
            <text:p>36.296400</text:p>
          </table:table-cell>
          <table:table-cell table:number-columns-repeated="10"/>
          <table:table-cell table:formula="of:=VLOOKUP([.I648];[NE.$F$2:.$Q$160];2;0)" office:value-type="float" office:value="106">
            <text:p>106</text:p>
          </table:table-cell>
          <table:table-cell office:value-type="float" office:value="106">
            <text:p>106</text:p>
          </table:table-cell>
          <table:table-cell table:number-columns-repeated="234"/>
        </table:table-row>
        <table:table-row table:style-name="ro2">
          <table:table-cell office:value-type="float" office:value="648">
            <text:p>64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US-MOZ-00648</text:p>
          </table:table-cell>
          <table:table-cell office:value-type="float" office:value="1041214">
            <text:p>1041214</text:p>
          </table:table-cell>
          <table:table-cell office:value-type="string">
            <text:p>010412?</text:p>
          </table:table-cell>
          <table:table-cell office:value-type="string">
            <text:p>Nzanza</text:p>
          </table:table-cell>
          <table:table-cell office:value-type="float" office:value="12">
            <text:p>12</text:p>
          </table:table-cell>
          <table:table-cell office:value-type="string">
            <text:p>NU-092</text:p>
          </table:table-cell>
          <table:table-cell office:value-type="float" office:value="-17.980243">
            <text:p>-17.980243</text:p>
          </table:table-cell>
          <table:table-cell office:value-type="float" office:value="35.715">
            <text:p>35.715000</text:p>
          </table:table-cell>
          <table:table-cell table:number-columns-repeated="10"/>
          <table:table-cell table:formula="of:=VLOOKUP([.I649];[NE.$F$2:.$Q$160];2;0)" office:value-type="float" office:value="106">
            <text:p>106</text:p>
          </table:table-cell>
          <table:table-cell office:value-type="float" office:value="106">
            <text:p>106</text:p>
          </table:table-cell>
          <table:table-cell table:number-columns-repeated="234"/>
        </table:table-row>
        <table:table-row table:style-name="ro2">
          <table:table-cell office:value-type="float" office:value="649">
            <text:p>64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US-MOZ-00649</text:p>
          </table:table-cell>
          <table:table-cell office:value-type="float" office:value="1041340">
            <text:p>1041340</text:p>
          </table:table-cell>
          <table:table-cell office:value-type="string">
            <text:p>01041340</text:p>
          </table:table-cell>
          <table:table-cell office:value-type="string">
            <text:p>Muandiua</text:p>
          </table:table-cell>
          <table:table-cell office:value-type="float" office:value="12">
            <text:p>12</text:p>
          </table:table-cell>
          <table:table-cell office:value-type="string">
            <text:p>NU-091</text:p>
          </table:table-cell>
          <table:table-cell office:value-type="float" office:value="-17.0931">
            <text:p>-17.093100</text:p>
          </table:table-cell>
          <table:table-cell office:value-type="float" office:value="35.7224">
            <text:p>35.722400</text:p>
          </table:table-cell>
          <table:table-cell table:number-columns-repeated="10"/>
          <table:table-cell table:formula="of:=VLOOKUP([.I650];[NE.$F$2:.$Q$160];2;0)" office:value-type="float" office:value="107">
            <text:p>107</text:p>
          </table:table-cell>
          <table:table-cell office:value-type="float" office:value="107">
            <text:p>107</text:p>
          </table:table-cell>
          <table:table-cell table:number-columns-repeated="234"/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US-MOZ-00650</text:p>
          </table:table-cell>
          <table:table-cell office:value-type="float" office:value="1041312">
            <text:p>1041312</text:p>
          </table:table-cell>
          <table:table-cell office:value-type="string">
            <text:p>01041312</text:p>
          </table:table-cell>
          <table:table-cell office:value-type="string">
            <text:p>Mepinha</text:p>
          </table:table-cell>
          <table:table-cell office:value-type="float" office:value="12">
            <text:p>12</text:p>
          </table:table-cell>
          <table:table-cell office:value-type="string">
            <text:p>NU-091</text:p>
          </table:table-cell>
          <table:table-cell office:value-type="float" office:value="-17.2047">
            <text:p>-17.204700</text:p>
          </table:table-cell>
          <table:table-cell office:value-type="float" office:value="35.7803">
            <text:p>35.780300</text:p>
          </table:table-cell>
          <table:table-cell table:number-columns-repeated="10"/>
          <table:table-cell table:formula="of:=VLOOKUP([.I651];[NE.$F$2:.$Q$160];2;0)" office:value-type="float" office:value="107">
            <text:p>107</text:p>
          </table:table-cell>
          <table:table-cell office:value-type="float" office:value="107">
            <text:p>107</text:p>
          </table:table-cell>
          <table:table-cell table:number-columns-repeated="234"/>
        </table:table-row>
        <table:table-row table:style-name="ro2">
          <table:table-cell office:value-type="float" office:value="651">
            <text:p>65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US-MOZ-00651</text:p>
          </table:table-cell>
          <table:table-cell office:value-type="float" office:value="1041313">
            <text:p>1041313</text:p>
          </table:table-cell>
          <table:table-cell office:value-type="string">
            <text:p>01041313</text:p>
          </table:table-cell>
          <table:table-cell office:value-type="string">
            <text:p>Pinda</text:p>
          </table:table-cell>
          <table:table-cell office:value-type="float" office:value="12">
            <text:p>12</text:p>
          </table:table-cell>
          <table:table-cell office:value-type="string">
            <text:p>NU-091</text:p>
          </table:table-cell>
          <table:table-cell office:value-type="float" office:value="-17.3592">
            <text:p>-17.359200</text:p>
          </table:table-cell>
          <table:table-cell office:value-type="float" office:value="35.3542">
            <text:p>35.354200</text:p>
          </table:table-cell>
          <table:table-cell table:number-columns-repeated="10"/>
          <table:table-cell table:formula="of:=VLOOKUP([.I652];[NE.$F$2:.$Q$160];2;0)" office:value-type="float" office:value="107">
            <text:p>107</text:p>
          </table:table-cell>
          <table:table-cell office:value-type="float" office:value="107">
            <text:p>107</text:p>
          </table:table-cell>
          <table:table-cell table:number-columns-repeated="234"/>
        </table:table-row>
        <table:table-row table:style-name="ro2">
          <table:table-cell office:value-type="float" office:value="652">
            <text:p>65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US-MOZ-00652</text:p>
          </table:table-cell>
          <table:table-cell office:value-type="float" office:value="1041314">
            <text:p>1041314</text:p>
          </table:table-cell>
          <table:table-cell office:value-type="string">
            <text:p>01041314</text:p>
          </table:table-cell>
          <table:table-cell office:value-type="string">
            <text:p>Sabe</text:p>
          </table:table-cell>
          <table:table-cell office:value-type="float" office:value="12">
            <text:p>12</text:p>
          </table:table-cell>
          <table:table-cell office:value-type="string">
            <text:p>NU-091</text:p>
          </table:table-cell>
          <table:table-cell office:value-type="float" office:value="-17.6161">
            <text:p>-17.616100</text:p>
          </table:table-cell>
          <table:table-cell office:value-type="float" office:value="35.5234">
            <text:p>35.523400</text:p>
          </table:table-cell>
          <table:table-cell table:number-columns-repeated="10"/>
          <table:table-cell table:formula="of:=VLOOKUP([.I653];[NE.$F$2:.$Q$160];2;0)" office:value-type="float" office:value="107">
            <text:p>107</text:p>
          </table:table-cell>
          <table:table-cell office:value-type="float" office:value="107">
            <text:p>107</text:p>
          </table:table-cell>
          <table:table-cell table:number-columns-repeated="234"/>
        </table:table-row>
        <table:table-row table:style-name="ro2">
          <table:table-cell office:value-type="float" office:value="653">
            <text:p>65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US-MOZ-00653</text:p>
          </table:table-cell>
          <table:table-cell office:value-type="float" office:value="1041315">
            <text:p>1041315</text:p>
          </table:table-cell>
          <table:table-cell office:value-type="string">
            <text:p>01041315</text:p>
          </table:table-cell>
          <table:table-cell office:value-type="string">
            <text:p>Chire</text:p>
          </table:table-cell>
          <table:table-cell office:value-type="float" office:value="12">
            <text:p>12</text:p>
          </table:table-cell>
          <table:table-cell office:value-type="string">
            <text:p>NU-091</text:p>
          </table:table-cell>
          <table:table-cell office:value-type="float" office:value="-16.6933">
            <text:p>-16.693300</text:p>
          </table:table-cell>
          <table:table-cell office:value-type="float" office:value="35.3497">
            <text:p>35.349700</text:p>
          </table:table-cell>
          <table:table-cell table:number-columns-repeated="10"/>
          <table:table-cell table:formula="of:=VLOOKUP([.I654];[NE.$F$2:.$Q$160];2;0)" office:value-type="float" office:value="107">
            <text:p>107</text:p>
          </table:table-cell>
          <table:table-cell office:value-type="float" office:value="107">
            <text:p>107</text:p>
          </table:table-cell>
          <table:table-cell table:number-columns-repeated="234"/>
        </table:table-row>
        <table:table-row table:style-name="ro2">
          <table:table-cell office:value-type="float" office:value="654">
            <text:p>654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US-MOZ-00654</text:p>
          </table:table-cell>
          <table:table-cell office:value-type="float" office:value="1041336">
            <text:p>1041336</text:p>
          </table:table-cell>
          <table:table-cell office:value-type="string">
            <text:p>01041336</text:p>
          </table:table-cell>
          <table:table-cell office:value-type="string">
            <text:p>Morrumbala</text:p>
          </table:table-cell>
          <table:table-cell office:value-type="float" office:value="6">
            <text:p>6</text:p>
          </table:table-cell>
          <table:table-cell office:value-type="string">
            <text:p>NU-091</text:p>
          </table:table-cell>
          <table:table-cell office:value-type="float" office:value="-16.89972">
            <text:p>-16.899720</text:p>
          </table:table-cell>
          <table:table-cell office:value-type="float" office:value="35.740693">
            <text:p>35.740693</text:p>
          </table:table-cell>
          <table:table-cell table:number-columns-repeated="10"/>
          <table:table-cell table:formula="of:=VLOOKUP([.I655];[NE.$F$2:.$Q$160];2;0)" office:value-type="float" office:value="107">
            <text:p>107</text:p>
          </table:table-cell>
          <table:table-cell office:value-type="float" office:value="107">
            <text:p>107</text:p>
          </table:table-cell>
          <table:table-cell table:number-columns-repeated="234"/>
        </table:table-row>
        <table:table-row table:style-name="ro2">
          <table:table-cell office:value-type="float" office:value="655">
            <text:p>65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US-MOZ-00655</text:p>
          </table:table-cell>
          <table:table-cell office:value-type="float" office:value="1041311">
            <text:p>1041311</text:p>
          </table:table-cell>
          <table:table-cell office:value-type="string">
            <text:p>01041311</text:p>
          </table:table-cell>
          <table:table-cell office:value-type="string">
            <text:p>Megaza</text:p>
          </table:table-cell>
          <table:table-cell office:value-type="float" office:value="12">
            <text:p>12</text:p>
          </table:table-cell>
          <table:table-cell office:value-type="string">
            <text:p>NU-091</text:p>
          </table:table-cell>
          <table:table-cell office:value-type="float" office:value="-17.1416">
            <text:p>-17.141600</text:p>
          </table:table-cell>
          <table:table-cell office:value-type="float" office:value="35.3217">
            <text:p>35.321700</text:p>
          </table:table-cell>
          <table:table-cell table:number-columns-repeated="10"/>
          <table:table-cell table:formula="of:=VLOOKUP([.I656];[NE.$F$2:.$Q$160];2;0)" office:value-type="float" office:value="107">
            <text:p>107</text:p>
          </table:table-cell>
          <table:table-cell office:value-type="float" office:value="107">
            <text:p>107</text:p>
          </table:table-cell>
          <table:table-cell table:number-columns-repeated="234"/>
        </table:table-row>
        <table:table-row table:style-name="ro2">
          <table:table-cell office:value-type="float" office:value="656">
            <text:p>65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US-MOZ-00656</text:p>
          </table:table-cell>
          <table:table-cell office:value-type="float" office:value="1041358">
            <text:p>1041358</text:p>
          </table:table-cell>
          <table:table-cell office:value-type="string">
            <text:p>01041358</text:p>
          </table:table-cell>
          <table:table-cell office:value-type="string">
            <text:p>Fabrica</text:p>
          </table:table-cell>
          <table:table-cell office:value-type="float" office:value="12">
            <text:p>12</text:p>
          </table:table-cell>
          <table:table-cell office:value-type="string">
            <text:p>NU-091</text:p>
          </table:table-cell>
          <table:table-cell office:value-type="float" office:value="-16.899815">
            <text:p>-16.899815</text:p>
          </table:table-cell>
          <table:table-cell office:value-type="float" office:value="35.740694">
            <text:p>35.740694</text:p>
          </table:table-cell>
          <table:table-cell table:number-columns-repeated="10"/>
          <table:table-cell table:formula="of:=VLOOKUP([.I657];[NE.$F$2:.$Q$160];2;0)" office:value-type="float" office:value="107">
            <text:p>107</text:p>
          </table:table-cell>
          <table:table-cell office:value-type="float" office:value="107">
            <text:p>107</text:p>
          </table:table-cell>
          <table:table-cell table:number-columns-repeated="234"/>
        </table:table-row>
        <table:table-row table:style-name="ro2">
          <table:table-cell office:value-type="float" office:value="657">
            <text:p>65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US-MOZ-00657</text:p>
          </table:table-cell>
          <table:table-cell office:value-type="float" office:value="1041317">
            <text:p>1041317</text:p>
          </table:table-cell>
          <table:table-cell office:value-type="string">
            <text:p>01041317</text:p>
          </table:table-cell>
          <table:table-cell office:value-type="string">
            <text:p>Djasse</text:p>
          </table:table-cell>
          <table:table-cell office:value-type="float" office:value="12">
            <text:p>12</text:p>
          </table:table-cell>
          <table:table-cell office:value-type="string">
            <text:p>NU-091</text:p>
          </table:table-cell>
          <table:table-cell office:value-type="float" office:value="-17.2411">
            <text:p>-17.241100</text:p>
          </table:table-cell>
          <table:table-cell office:value-type="float" office:value="35.8405">
            <text:p>35.840500</text:p>
          </table:table-cell>
          <table:table-cell table:number-columns-repeated="10"/>
          <table:table-cell table:formula="of:=VLOOKUP([.I658];[NE.$F$2:.$Q$160];2;0)" office:value-type="float" office:value="107">
            <text:p>107</text:p>
          </table:table-cell>
          <table:table-cell office:value-type="float" office:value="107">
            <text:p>107</text:p>
          </table:table-cell>
          <table:table-cell table:number-columns-repeated="234"/>
        </table:table-row>
        <table:table-row table:style-name="ro2">
          <table:table-cell office:value-type="float" office:value="658">
            <text:p>65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US-MOZ-00658</text:p>
          </table:table-cell>
          <table:table-cell office:value-type="float" office:value="1041310">
            <text:p>1041310</text:p>
          </table:table-cell>
          <table:table-cell office:value-type="string">
            <text:p>01041310</text:p>
          </table:table-cell>
          <table:table-cell office:value-type="string">
            <text:p>Guerissa</text:p>
          </table:table-cell>
          <table:table-cell office:value-type="float" office:value="12">
            <text:p>12</text:p>
          </table:table-cell>
          <table:table-cell office:value-type="string">
            <text:p>NU-091</text:p>
          </table:table-cell>
          <table:table-cell office:value-type="float" office:value="-17.3181">
            <text:p>-17.318100</text:p>
          </table:table-cell>
          <table:table-cell office:value-type="float" office:value="35.9553">
            <text:p>35.955300</text:p>
          </table:table-cell>
          <table:table-cell table:number-columns-repeated="10"/>
          <table:table-cell table:formula="of:=VLOOKUP([.I659];[NE.$F$2:.$Q$160];2;0)" office:value-type="float" office:value="107">
            <text:p>107</text:p>
          </table:table-cell>
          <table:table-cell office:value-type="float" office:value="107">
            <text:p>107</text:p>
          </table:table-cell>
          <table:table-cell table:number-columns-repeated="234"/>
        </table:table-row>
        <table:table-row table:style-name="ro2">
          <table:table-cell office:value-type="float" office:value="659">
            <text:p>65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US-MOZ-00659</text:p>
          </table:table-cell>
          <table:table-cell office:value-type="float" office:value="1041362">
            <text:p>1041362</text:p>
          </table:table-cell>
          <table:table-cell office:value-type="string">
            <text:p>01041362</text:p>
          </table:table-cell>
          <table:table-cell office:value-type="string">
            <text:p>Muerra</text:p>
          </table:table-cell>
          <table:table-cell office:value-type="float" office:value="12">
            <text:p>12</text:p>
          </table:table-cell>
          <table:table-cell office:value-type="string">
            <text:p>NU-091</text:p>
          </table:table-cell>
          <table:table-cell office:value-type="float" office:value="-16.899824">
            <text:p>-16.899824</text:p>
          </table:table-cell>
          <table:table-cell office:value-type="float" office:value="35.740692">
            <text:p>35.740692</text:p>
          </table:table-cell>
          <table:table-cell table:number-columns-repeated="10"/>
          <table:table-cell table:formula="of:=VLOOKUP([.I660];[NE.$F$2:.$Q$160];2;0)" office:value-type="float" office:value="107">
            <text:p>107</text:p>
          </table:table-cell>
          <table:table-cell office:value-type="float" office:value="107">
            <text:p>107</text:p>
          </table:table-cell>
          <table:table-cell table:number-columns-repeated="234"/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US-MOZ-00660</text:p>
          </table:table-cell>
          <table:table-cell office:value-type="float" office:value="1041363">
            <text:p>1041363</text:p>
          </table:table-cell>
          <table:table-cell office:value-type="string">
            <text:p>01041363</text:p>
          </table:table-cell>
          <table:table-cell office:value-type="string">
            <text:p>Chilomo</text:p>
          </table:table-cell>
          <table:table-cell office:value-type="float" office:value="12">
            <text:p>12</text:p>
          </table:table-cell>
          <table:table-cell office:value-type="string">
            <text:p>NU-091</text:p>
          </table:table-cell>
          <table:table-cell office:value-type="float" office:value="-16.899755">
            <text:p>-16.899755</text:p>
          </table:table-cell>
          <table:table-cell office:value-type="float" office:value="35.740687">
            <text:p>35.740687</text:p>
          </table:table-cell>
          <table:table-cell table:number-columns-repeated="10"/>
          <table:table-cell table:formula="of:=VLOOKUP([.I661];[NE.$F$2:.$Q$160];2;0)" office:value-type="float" office:value="107">
            <text:p>107</text:p>
          </table:table-cell>
          <table:table-cell office:value-type="float" office:value="107">
            <text:p>107</text:p>
          </table:table-cell>
          <table:table-cell table:number-columns-repeated="234"/>
        </table:table-row>
        <table:table-row table:style-name="ro2">
          <table:table-cell office:value-type="float" office:value="661">
            <text:p>66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US-MOZ-00661</text:p>
          </table:table-cell>
          <table:table-cell office:value-type="float" office:value="1041359">
            <text:p>1041359</text:p>
          </table:table-cell>
          <table:table-cell office:value-type="string">
            <text:p>01041359</text:p>
          </table:table-cell>
          <table:table-cell office:value-type="string">
            <text:p>Mecaula</text:p>
          </table:table-cell>
          <table:table-cell office:value-type="float" office:value="12">
            <text:p>12</text:p>
          </table:table-cell>
          <table:table-cell office:value-type="string">
            <text:p>NU-091</text:p>
          </table:table-cell>
          <table:table-cell office:value-type="float" office:value="-16.899756">
            <text:p>-16.899756</text:p>
          </table:table-cell>
          <table:table-cell office:value-type="float" office:value="35.740686">
            <text:p>35.740686</text:p>
          </table:table-cell>
          <table:table-cell table:number-columns-repeated="10"/>
          <table:table-cell table:formula="of:=VLOOKUP([.I662];[NE.$F$2:.$Q$160];2;0)" office:value-type="float" office:value="107">
            <text:p>107</text:p>
          </table:table-cell>
          <table:table-cell office:value-type="float" office:value="107">
            <text:p>107</text:p>
          </table:table-cell>
          <table:table-cell table:number-columns-repeated="234"/>
        </table:table-row>
        <table:table-row table:style-name="ro2">
          <table:table-cell office:value-type="float" office:value="662">
            <text:p>66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US-MOZ-00662</text:p>
          </table:table-cell>
          <table:table-cell office:value-type="float" office:value="1041307">
            <text:p>1041307</text:p>
          </table:table-cell>
          <table:table-cell office:value-type="string">
            <text:p>01041307</text:p>
          </table:table-cell>
          <table:table-cell office:value-type="string">
            <text:p>Boroma</text:p>
          </table:table-cell>
          <table:table-cell office:value-type="float" office:value="12">
            <text:p>12</text:p>
          </table:table-cell>
          <table:table-cell office:value-type="string">
            <text:p>NU-091</text:p>
          </table:table-cell>
          <table:table-cell office:value-type="float" office:value="-17.4156">
            <text:p>-17.415600</text:p>
          </table:table-cell>
          <table:table-cell office:value-type="float" office:value="35.6111">
            <text:p>35.611100</text:p>
          </table:table-cell>
          <table:table-cell table:number-columns-repeated="10"/>
          <table:table-cell table:formula="of:=VLOOKUP([.I663];[NE.$F$2:.$Q$160];2;0)" office:value-type="float" office:value="107">
            <text:p>107</text:p>
          </table:table-cell>
          <table:table-cell office:value-type="float" office:value="107">
            <text:p>107</text:p>
          </table:table-cell>
          <table:table-cell table:number-columns-repeated="234"/>
        </table:table-row>
        <table:table-row table:style-name="ro2">
          <table:table-cell office:value-type="float" office:value="663">
            <text:p>66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US-MOZ-00663</text:p>
          </table:table-cell>
          <table:table-cell office:value-type="float" office:value="1041309">
            <text:p>1041309</text:p>
          </table:table-cell>
          <table:table-cell office:value-type="string">
            <text:p>01041309</text:p>
          </table:table-cell>
          <table:table-cell office:value-type="string">
            <text:p>Derre</text:p>
          </table:table-cell>
          <table:table-cell office:value-type="float" office:value="12">
            <text:p>12</text:p>
          </table:table-cell>
          <table:table-cell office:value-type="string">
            <text:p>NU-091</text:p>
          </table:table-cell>
          <table:table-cell office:value-type="float" office:value="-16.9681">
            <text:p>-16.968100</text:p>
          </table:table-cell>
          <table:table-cell office:value-type="float" office:value="36.1181">
            <text:p>36.118100</text:p>
          </table:table-cell>
          <table:table-cell table:number-columns-repeated="10"/>
          <table:table-cell table:formula="of:=VLOOKUP([.I664];[NE.$F$2:.$Q$160];2;0)" office:value-type="float" office:value="107">
            <text:p>107</text:p>
          </table:table-cell>
          <table:table-cell office:value-type="float" office:value="107">
            <text:p>107</text:p>
          </table:table-cell>
          <table:table-cell table:number-columns-repeated="234"/>
        </table:table-row>
        <table:table-row table:style-name="ro2">
          <table:table-cell office:value-type="float" office:value="664">
            <text:p>664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US-MOZ-00664</text:p>
          </table:table-cell>
          <table:table-cell office:value-type="float" office:value="1041306">
            <text:p>1041306</text:p>
          </table:table-cell>
          <table:table-cell office:value-type="string">
            <text:p>01041306</text:p>
          </table:table-cell>
          <table:table-cell office:value-type="string">
            <text:p>Morrumbala</text:p>
          </table:table-cell>
          <table:table-cell office:value-type="float" office:value="12">
            <text:p>12</text:p>
          </table:table-cell>
          <table:table-cell office:value-type="string">
            <text:p>NU-091</text:p>
          </table:table-cell>
          <table:table-cell office:value-type="float" office:value="-17.3278">
            <text:p>-17.327800</text:p>
          </table:table-cell>
          <table:table-cell office:value-type="float" office:value="35.577">
            <text:p>35.577000</text:p>
          </table:table-cell>
          <table:table-cell table:number-columns-repeated="10"/>
          <table:table-cell table:formula="of:=VLOOKUP([.I665];[NE.$F$2:.$Q$160];2;0)" office:value-type="float" office:value="107">
            <text:p>107</text:p>
          </table:table-cell>
          <table:table-cell office:value-type="float" office:value="107">
            <text:p>107</text:p>
          </table:table-cell>
          <table:table-cell table:number-columns-repeated="234"/>
        </table:table-row>
        <table:table-row table:style-name="ro2">
          <table:table-cell office:value-type="float" office:value="665">
            <text:p>66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US-MOZ-00665</text:p>
          </table:table-cell>
          <table:table-cell office:value-type="float" office:value="1041399">
            <text:p>1041399</text:p>
          </table:table-cell>
          <table:table-cell office:value-type="string">
            <text:p>01041399</text:p>
          </table:table-cell>
          <table:table-cell office:value-type="string">
            <text:p>Machindo</text:p>
          </table:table-cell>
          <table:table-cell office:value-type="float" office:value="12">
            <text:p>12</text:p>
          </table:table-cell>
          <table:table-cell office:value-type="string">
            <text:p>NU-091</text:p>
          </table:table-cell>
          <table:table-cell office:value-type="float" office:value="-16.647803">
            <text:p>-16.647803</text:p>
          </table:table-cell>
          <table:table-cell office:value-type="float" office:value="36.209673">
            <text:p>36.209673</text:p>
          </table:table-cell>
          <table:table-cell table:number-columns-repeated="10"/>
          <table:table-cell table:formula="of:=VLOOKUP([.I666];[NE.$F$2:.$Q$160];2;0)" office:value-type="float" office:value="107">
            <text:p>107</text:p>
          </table:table-cell>
          <table:table-cell office:value-type="float" office:value="107">
            <text:p>107</text:p>
          </table:table-cell>
          <table:table-cell table:number-columns-repeated="234"/>
        </table:table-row>
        <table:table-row table:style-name="ro2">
          <table:table-cell office:value-type="float" office:value="666">
            <text:p>66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US-MOZ-00666</text:p>
          </table:table-cell>
          <table:table-cell office:value-type="float" office:value="1041308">
            <text:p>1041308</text:p>
          </table:table-cell>
          <table:table-cell office:value-type="string">
            <text:p>01041308</text:p>
          </table:table-cell>
          <table:table-cell office:value-type="string">
            <text:p>Cumbapo</text:p>
          </table:table-cell>
          <table:table-cell office:value-type="float" office:value="12">
            <text:p>12</text:p>
          </table:table-cell>
          <table:table-cell office:value-type="string">
            <text:p>NU-091</text:p>
          </table:table-cell>
          <table:table-cell office:value-type="float" office:value="-17.2571">
            <text:p>-17.257100</text:p>
          </table:table-cell>
          <table:table-cell office:value-type="float" office:value="35.6241">
            <text:p>35.624100</text:p>
          </table:table-cell>
          <table:table-cell table:number-columns-repeated="10"/>
          <table:table-cell table:formula="of:=VLOOKUP([.I667];[NE.$F$2:.$Q$160];2;0)" office:value-type="float" office:value="107">
            <text:p>107</text:p>
          </table:table-cell>
          <table:table-cell office:value-type="float" office:value="107">
            <text:p>107</text:p>
          </table:table-cell>
          <table:table-cell table:number-columns-repeated="234"/>
        </table:table-row>
        <table:table-row table:style-name="ro2">
          <table:table-cell office:value-type="float" office:value="667">
            <text:p>66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US-MOZ-00667</text:p>
          </table:table-cell>
          <table:table-cell office:value-type="float" office:value="1041316">
            <text:p>1041316</text:p>
          </table:table-cell>
          <table:table-cell office:value-type="string">
            <text:p>010413?</text:p>
          </table:table-cell>
          <table:table-cell office:value-type="string">
            <text:p>Gaute</text:p>
          </table:table-cell>
          <table:table-cell office:value-type="float" office:value="12">
            <text:p>12</text:p>
          </table:table-cell>
          <table:table-cell office:value-type="string">
            <text:p>NU-091</text:p>
          </table:table-cell>
          <table:table-cell office:value-type="float" office:value="-17.016156">
            <text:p>-17.016156</text:p>
          </table:table-cell>
          <table:table-cell office:value-type="float" office:value="35.701151">
            <text:p>35.701151</text:p>
          </table:table-cell>
          <table:table-cell table:number-columns-repeated="10"/>
          <table:table-cell table:formula="of:=VLOOKUP([.I668];[NE.$F$2:.$Q$160];2;0)" office:value-type="float" office:value="107">
            <text:p>107</text:p>
          </table:table-cell>
          <table:table-cell office:value-type="float" office:value="107">
            <text:p>107</text:p>
          </table:table-cell>
          <table:table-cell table:number-columns-repeated="234"/>
        </table:table-row>
        <table:table-row table:style-name="ro2">
          <table:table-cell office:value-type="float" office:value="668">
            <text:p>66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US-MOZ-00668</text:p>
          </table:table-cell>
          <table:table-cell office:value-type="float" office:value="1041325">
            <text:p>1041325</text:p>
          </table:table-cell>
          <table:table-cell office:value-type="string">
            <text:p>010413?</text:p>
          </table:table-cell>
          <table:table-cell office:value-type="string">
            <text:p>Reis</text:p>
          </table:table-cell>
          <table:table-cell office:value-type="float" office:value="12">
            <text:p>12</text:p>
          </table:table-cell>
          <table:table-cell office:value-type="string">
            <text:p>NU-091</text:p>
          </table:table-cell>
          <table:table-cell office:value-type="float" office:value="-17.108999">
            <text:p>-17.108999</text:p>
          </table:table-cell>
          <table:table-cell office:value-type="float" office:value="35.760025">
            <text:p>35.760025</text:p>
          </table:table-cell>
          <table:table-cell table:number-columns-repeated="10"/>
          <table:table-cell table:formula="of:=VLOOKUP([.I669];[NE.$F$2:.$Q$160];2;0)" office:value-type="float" office:value="107">
            <text:p>107</text:p>
          </table:table-cell>
          <table:table-cell office:value-type="float" office:value="107">
            <text:p>107</text:p>
          </table:table-cell>
          <table:table-cell table:number-columns-repeated="234"/>
        </table:table-row>
        <table:table-row table:style-name="ro2">
          <table:table-cell office:value-type="float" office:value="669">
            <text:p>669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US-MOZ-00669</text:p>
          </table:table-cell>
          <table:table-cell office:value-type="float" office:value="1041409">
            <text:p>1041409</text:p>
          </table:table-cell>
          <table:table-cell office:value-type="string">
            <text:p>01041409</text:p>
          </table:table-cell>
          <table:table-cell office:value-type="string">
            <text:p>Malei</text:p>
          </table:table-cell>
          <table:table-cell office:value-type="float" office:value="12">
            <text:p>12</text:p>
          </table:table-cell>
          <table:table-cell office:value-type="string">
            <text:p>NU-090</text:p>
          </table:table-cell>
          <table:table-cell office:value-type="float" office:value="-17.2281">
            <text:p>-17.228100</text:p>
          </table:table-cell>
          <table:table-cell office:value-type="float" office:value="37.0247">
            <text:p>37.024700</text:p>
          </table:table-cell>
          <table:table-cell table:number-columns-repeated="10"/>
          <table:table-cell table:formula="of:=VLOOKUP([.I670];[NE.$F$2:.$Q$160];2;0)" office:value-type="float" office:value="109">
            <text:p>109</text:p>
          </table:table-cell>
          <table:table-cell office:value-type="float" office:value="109">
            <text:p>109</text:p>
          </table:table-cell>
          <table:table-cell table:number-columns-repeated="234"/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US-MOZ-00670</text:p>
          </table:table-cell>
          <table:table-cell office:value-type="float" office:value="1041418">
            <text:p>1041418</text:p>
          </table:table-cell>
          <table:table-cell office:value-type="string">
            <text:p>01041418</text:p>
          </table:table-cell>
          <table:table-cell office:value-type="string">
            <text:p>Mugubia</text:p>
          </table:table-cell>
          <table:table-cell office:value-type="float" office:value="12">
            <text:p>12</text:p>
          </table:table-cell>
          <table:table-cell office:value-type="string">
            <text:p>NU-090</text:p>
          </table:table-cell>
          <table:table-cell office:value-type="float" office:value="-17.5753">
            <text:p>-17.575300</text:p>
          </table:table-cell>
          <table:table-cell office:value-type="float" office:value="37.1589">
            <text:p>37.158900</text:p>
          </table:table-cell>
          <table:table-cell table:number-columns-repeated="10"/>
          <table:table-cell table:formula="of:=VLOOKUP([.I671];[NE.$F$2:.$Q$160];2;0)" office:value-type="float" office:value="109">
            <text:p>109</text:p>
          </table:table-cell>
          <table:table-cell office:value-type="float" office:value="109">
            <text:p>109</text:p>
          </table:table-cell>
          <table:table-cell table:number-columns-repeated="234"/>
        </table:table-row>
        <table:table-row table:style-name="ro2">
          <table:table-cell office:value-type="float" office:value="671">
            <text:p>67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US-MOZ-00671</text:p>
          </table:table-cell>
          <table:table-cell office:value-type="float" office:value="1041417">
            <text:p>1041417</text:p>
          </table:table-cell>
          <table:table-cell office:value-type="string">
            <text:p>01041417</text:p>
          </table:table-cell>
          <table:table-cell office:value-type="string">
            <text:p>Muceliua</text:p>
          </table:table-cell>
          <table:table-cell office:value-type="float" office:value="12">
            <text:p>12</text:p>
          </table:table-cell>
          <table:table-cell office:value-type="string">
            <text:p>NU-090</text:p>
          </table:table-cell>
          <table:table-cell office:value-type="float" office:value="-17.513774">
            <text:p>-17.513774</text:p>
          </table:table-cell>
          <table:table-cell office:value-type="float" office:value="37.040034">
            <text:p>37.040034</text:p>
          </table:table-cell>
          <table:table-cell table:number-columns-repeated="10"/>
          <table:table-cell table:formula="of:=VLOOKUP([.I672];[NE.$F$2:.$Q$160];2;0)" office:value-type="float" office:value="109">
            <text:p>109</text:p>
          </table:table-cell>
          <table:table-cell office:value-type="float" office:value="109">
            <text:p>109</text:p>
          </table:table-cell>
          <table:table-cell table:number-columns-repeated="234"/>
        </table:table-row>
        <table:table-row table:style-name="ro2">
          <table:table-cell office:value-type="float" office:value="672">
            <text:p>67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US-MOZ-00672</text:p>
          </table:table-cell>
          <table:table-cell office:value-type="float" office:value="1041416">
            <text:p>1041416</text:p>
          </table:table-cell>
          <table:table-cell office:value-type="string">
            <text:p>01041416</text:p>
          </table:table-cell>
          <table:table-cell office:value-type="string">
            <text:p>Mutange</text:p>
          </table:table-cell>
          <table:table-cell office:value-type="float" office:value="13">
            <text:p>13</text:p>
          </table:table-cell>
          <table:table-cell office:value-type="string">
            <text:p>NU-090</text:p>
          </table:table-cell>
          <table:table-cell office:value-type="float" office:value="-17.5594">
            <text:p>-17.559400</text:p>
          </table:table-cell>
          <table:table-cell office:value-type="float" office:value="36.9377">
            <text:p>36.937700</text:p>
          </table:table-cell>
          <table:table-cell table:number-columns-repeated="10"/>
          <table:table-cell table:formula="of:=VLOOKUP([.I673];[NE.$F$2:.$Q$160];2;0)" office:value-type="float" office:value="109">
            <text:p>109</text:p>
          </table:table-cell>
          <table:table-cell office:value-type="float" office:value="109">
            <text:p>109</text:p>
          </table:table-cell>
          <table:table-cell table:number-columns-repeated="234"/>
        </table:table-row>
        <table:table-row table:style-name="ro2">
          <table:table-cell office:value-type="float" office:value="673">
            <text:p>673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US-MOZ-00673</text:p>
          </table:table-cell>
          <table:table-cell office:value-type="float" office:value="1041415">
            <text:p>1041415</text:p>
          </table:table-cell>
          <table:table-cell office:value-type="string">
            <text:p>01041415</text:p>
          </table:table-cell>
          <table:table-cell office:value-type="string">
            <text:p>Muebele</text:p>
          </table:table-cell>
          <table:table-cell office:value-type="float" office:value="12">
            <text:p>12</text:p>
          </table:table-cell>
          <table:table-cell office:value-type="string">
            <text:p>NU-090</text:p>
          </table:table-cell>
          <table:table-cell office:value-type="float" office:value="-17.4094">
            <text:p>-17.409400</text:p>
          </table:table-cell>
          <table:table-cell office:value-type="float" office:value="37.1192">
            <text:p>37.119200</text:p>
          </table:table-cell>
          <table:table-cell table:number-columns-repeated="10"/>
          <table:table-cell table:formula="of:=VLOOKUP([.I674];[NE.$F$2:.$Q$160];2;0)" office:value-type="float" office:value="109">
            <text:p>109</text:p>
          </table:table-cell>
          <table:table-cell office:value-type="float" office:value="109">
            <text:p>109</text:p>
          </table:table-cell>
          <table:table-cell table:number-columns-repeated="234"/>
        </table:table-row>
        <table:table-row table:style-name="ro2">
          <table:table-cell office:value-type="float" office:value="674">
            <text:p>67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US-MOZ-00674</text:p>
          </table:table-cell>
          <table:table-cell office:value-type="float" office:value="1041414">
            <text:p>1041414</text:p>
          </table:table-cell>
          <table:table-cell office:value-type="string">
            <text:p>01041414</text:p>
          </table:table-cell>
          <table:table-cell office:value-type="string">
            <text:p>Mbawa</text:p>
          </table:table-cell>
          <table:table-cell office:value-type="float" office:value="12">
            <text:p>12</text:p>
          </table:table-cell>
          <table:table-cell office:value-type="string">
            <text:p>NU-090</text:p>
          </table:table-cell>
          <table:table-cell office:value-type="float" office:value="-17.64">
            <text:p>-17.640000</text:p>
          </table:table-cell>
          <table:table-cell office:value-type="float" office:value="37.2717">
            <text:p>37.271700</text:p>
          </table:table-cell>
          <table:table-cell table:number-columns-repeated="10"/>
          <table:table-cell table:formula="of:=VLOOKUP([.I675];[NE.$F$2:.$Q$160];2;0)" office:value-type="float" office:value="109">
            <text:p>109</text:p>
          </table:table-cell>
          <table:table-cell office:value-type="float" office:value="109">
            <text:p>109</text:p>
          </table:table-cell>
          <table:table-cell table:number-columns-repeated="234"/>
        </table:table-row>
        <table:table-row table:style-name="ro2">
          <table:table-cell office:value-type="float" office:value="675">
            <text:p>67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US-MOZ-00675</text:p>
          </table:table-cell>
          <table:table-cell office:value-type="float" office:value="1041410">
            <text:p>1041410</text:p>
          </table:table-cell>
          <table:table-cell office:value-type="string">
            <text:p>01041410</text:p>
          </table:table-cell>
          <table:table-cell office:value-type="string">
            <text:p>Mexixine</text:p>
          </table:table-cell>
          <table:table-cell office:value-type="float" office:value="12">
            <text:p>12</text:p>
          </table:table-cell>
          <table:table-cell office:value-type="string">
            <text:p>NU-090</text:p>
          </table:table-cell>
          <table:table-cell office:value-type="float" office:value="-17.6355">
            <text:p>-17.635500</text:p>
          </table:table-cell>
          <table:table-cell office:value-type="float" office:value="37.1217">
            <text:p>37.121700</text:p>
          </table:table-cell>
          <table:table-cell table:number-columns-repeated="10"/>
          <table:table-cell table:formula="of:=VLOOKUP([.I676];[NE.$F$2:.$Q$160];2;0)" office:value-type="float" office:value="109">
            <text:p>109</text:p>
          </table:table-cell>
          <table:table-cell office:value-type="float" office:value="109">
            <text:p>109</text:p>
          </table:table-cell>
          <table:table-cell table:number-columns-repeated="234"/>
        </table:table-row>
        <table:table-row table:style-name="ro2">
          <table:table-cell office:value-type="float" office:value="676">
            <text:p>67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US-MOZ-00676</text:p>
          </table:table-cell>
          <table:table-cell office:value-type="float" office:value="1041407">
            <text:p>1041407</text:p>
          </table:table-cell>
          <table:table-cell office:value-type="string">
            <text:p>01041407</text:p>
          </table:table-cell>
          <table:table-cell office:value-type="string">
            <text:p>Furquia</text:p>
          </table:table-cell>
          <table:table-cell office:value-type="float" office:value="13">
            <text:p>13</text:p>
          </table:table-cell>
          <table:table-cell office:value-type="string">
            <text:p>NU-090</text:p>
          </table:table-cell>
          <table:table-cell office:value-type="float" office:value="-17.4823">
            <text:p>-17.482300</text:p>
          </table:table-cell>
          <table:table-cell office:value-type="float" office:value="37.1997">
            <text:p>37.199700</text:p>
          </table:table-cell>
          <table:table-cell table:number-columns-repeated="10"/>
          <table:table-cell table:formula="of:=VLOOKUP([.I677];[NE.$F$2:.$Q$160];2;0)" office:value-type="float" office:value="109">
            <text:p>109</text:p>
          </table:table-cell>
          <table:table-cell office:value-type="float" office:value="109">
            <text:p>109</text:p>
          </table:table-cell>
          <table:table-cell table:number-columns-repeated="234"/>
        </table:table-row>
        <table:table-row table:style-name="ro2">
          <table:table-cell office:value-type="float" office:value="677">
            <text:p>677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US-MOZ-00677</text:p>
          </table:table-cell>
          <table:table-cell office:value-type="float" office:value="1041408">
            <text:p>1041408</text:p>
          </table:table-cell>
          <table:table-cell office:value-type="string">
            <text:p>01041408</text:p>
          </table:table-cell>
          <table:table-cell office:value-type="string">
            <text:p>Cd De Macuse</text:p>
          </table:table-cell>
          <table:table-cell office:value-type="float" office:value="11">
            <text:p>11</text:p>
          </table:table-cell>
          <table:table-cell office:value-type="string">
            <text:p>NU-090</text:p>
          </table:table-cell>
          <table:table-cell office:value-type="float" office:value="-17.7153">
            <text:p>-17.715300</text:p>
          </table:table-cell>
          <table:table-cell office:value-type="float" office:value="37.1925">
            <text:p>37.192500</text:p>
          </table:table-cell>
          <table:table-cell table:number-columns-repeated="10"/>
          <table:table-cell table:formula="of:=VLOOKUP([.I678];[NE.$F$2:.$Q$160];2;0)" office:value-type="float" office:value="109">
            <text:p>109</text:p>
          </table:table-cell>
          <table:table-cell office:value-type="float" office:value="109">
            <text:p>109</text:p>
          </table:table-cell>
          <table:table-cell table:number-columns-repeated="234"/>
        </table:table-row>
        <table:table-row table:style-name="ro2">
          <table:table-cell office:value-type="float" office:value="678">
            <text:p>67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US-MOZ-00678</text:p>
          </table:table-cell>
          <table:table-cell office:value-type="float" office:value="1041411">
            <text:p>1041411</text:p>
          </table:table-cell>
          <table:table-cell office:value-type="string">
            <text:p>01041411</text:p>
          </table:table-cell>
          <table:table-cell office:value-type="string">
            <text:p>Naciaia</text:p>
          </table:table-cell>
          <table:table-cell office:value-type="float" office:value="13">
            <text:p>13</text:p>
          </table:table-cell>
          <table:table-cell office:value-type="string">
            <text:p>NU-090</text:p>
          </table:table-cell>
          <table:table-cell office:value-type="float" office:value="-17.3189">
            <text:p>-17.318900</text:p>
          </table:table-cell>
          <table:table-cell office:value-type="float" office:value="37.052">
            <text:p>37.052000</text:p>
          </table:table-cell>
          <table:table-cell table:number-columns-repeated="10"/>
          <table:table-cell table:formula="of:=VLOOKUP([.I679];[NE.$F$2:.$Q$160];2;0)" office:value-type="float" office:value="109">
            <text:p>109</text:p>
          </table:table-cell>
          <table:table-cell office:value-type="float" office:value="109">
            <text:p>109</text:p>
          </table:table-cell>
          <table:table-cell table:number-columns-repeated="234"/>
        </table:table-row>
        <table:table-row table:style-name="ro2">
          <table:table-cell office:value-type="float" office:value="679">
            <text:p>679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US-MOZ-00679</text:p>
          </table:table-cell>
          <table:table-cell office:value-type="float" office:value="1041406">
            <text:p>1041406</text:p>
          </table:table-cell>
          <table:table-cell office:value-type="string">
            <text:p>01041406</text:p>
          </table:table-cell>
          <table:table-cell office:value-type="string">
            <text:p>Namacurra-Sede</text:p>
          </table:table-cell>
          <table:table-cell office:value-type="float" office:value="11">
            <text:p>11</text:p>
          </table:table-cell>
          <table:table-cell office:value-type="string">
            <text:p>NU-090</text:p>
          </table:table-cell>
          <table:table-cell office:value-type="float" office:value="-17.4944">
            <text:p>-17.494400</text:p>
          </table:table-cell>
          <table:table-cell office:value-type="float" office:value="37.0265">
            <text:p>37.026500</text:p>
          </table:table-cell>
          <table:table-cell table:number-columns-repeated="10"/>
          <table:table-cell table:formula="of:=VLOOKUP([.I680];[NE.$F$2:.$Q$160];2;0)" office:value-type="float" office:value="109">
            <text:p>109</text:p>
          </table:table-cell>
          <table:table-cell office:value-type="float" office:value="109">
            <text:p>109</text:p>
          </table:table-cell>
          <table:table-cell table:number-columns-repeated="234"/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US-MOZ-00680</text:p>
          </table:table-cell>
          <table:table-cell office:value-type="float" office:value="1041506">
            <text:p>1041506</text:p>
          </table:table-cell>
          <table:table-cell office:value-type="string">
            <text:p>01041506</text:p>
          </table:table-cell>
          <table:table-cell office:value-type="string">
            <text:p>Regone</text:p>
          </table:table-cell>
          <table:table-cell office:value-type="float" office:value="12">
            <text:p>12</text:p>
          </table:table-cell>
          <table:table-cell office:value-type="string">
            <text:p>NU-089</text:p>
          </table:table-cell>
          <table:table-cell office:value-type="float" office:value="-15.7491">
            <text:p>-15.749100</text:p>
          </table:table-cell>
          <table:table-cell office:value-type="float" office:value="36.7891">
            <text:p>36.789100</text:p>
          </table:table-cell>
          <table:table-cell table:number-columns-repeated="10"/>
          <table:table-cell table:formula="of:=VLOOKUP([.I681];[NE.$F$2:.$Q$160];2;0)" office:value-type="float" office:value="110">
            <text:p>110</text:p>
          </table:table-cell>
          <table:table-cell office:value-type="float" office:value="110">
            <text:p>110</text:p>
          </table:table-cell>
          <table:table-cell table:number-columns-repeated="234"/>
        </table:table-row>
        <table:table-row table:style-name="ro2">
          <table:table-cell office:value-type="float" office:value="681">
            <text:p>68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US-MOZ-00681</text:p>
          </table:table-cell>
          <table:table-cell office:value-type="float" office:value="1041507">
            <text:p>1041507</text:p>
          </table:table-cell>
          <table:table-cell office:value-type="string">
            <text:p>01041507</text:p>
          </table:table-cell>
          <table:table-cell office:value-type="string">
            <text:p>Namorroi-Sede</text:p>
          </table:table-cell>
          <table:table-cell office:value-type="float" office:value="11">
            <text:p>11</text:p>
          </table:table-cell>
          <table:table-cell office:value-type="string">
            <text:p>NU-089</text:p>
          </table:table-cell>
          <table:table-cell office:value-type="float" office:value="-15.9539">
            <text:p>-15.953900</text:p>
          </table:table-cell>
          <table:table-cell office:value-type="float" office:value="36.8658">
            <text:p>36.865800</text:p>
          </table:table-cell>
          <table:table-cell table:number-columns-repeated="10"/>
          <table:table-cell table:formula="of:=VLOOKUP([.I682];[NE.$F$2:.$Q$160];2;0)" office:value-type="float" office:value="110">
            <text:p>110</text:p>
          </table:table-cell>
          <table:table-cell office:value-type="float" office:value="110">
            <text:p>110</text:p>
          </table:table-cell>
          <table:table-cell table:number-columns-repeated="234"/>
        </table:table-row>
        <table:table-row table:style-name="ro2">
          <table:table-cell office:value-type="float" office:value="682">
            <text:p>68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US-MOZ-00682</text:p>
          </table:table-cell>
          <table:table-cell office:value-type="float" office:value="1041508">
            <text:p>1041508</text:p>
          </table:table-cell>
          <table:table-cell office:value-type="string">
            <text:p>01041508</text:p>
          </table:table-cell>
          <table:table-cell office:value-type="string">
            <text:p>Mutepua</text:p>
          </table:table-cell>
          <table:table-cell office:value-type="float" office:value="12">
            <text:p>12</text:p>
          </table:table-cell>
          <table:table-cell office:value-type="string">
            <text:p>NU-089</text:p>
          </table:table-cell>
          <table:table-cell office:value-type="float" office:value="-16.0725">
            <text:p>-16.072500</text:p>
          </table:table-cell>
          <table:table-cell office:value-type="float" office:value="36.9926">
            <text:p>36.992600</text:p>
          </table:table-cell>
          <table:table-cell table:number-columns-repeated="10"/>
          <table:table-cell table:formula="of:=VLOOKUP([.I683];[NE.$F$2:.$Q$160];2;0)" office:value-type="float" office:value="110">
            <text:p>110</text:p>
          </table:table-cell>
          <table:table-cell office:value-type="float" office:value="110">
            <text:p>110</text:p>
          </table:table-cell>
          <table:table-cell table:number-columns-repeated="234"/>
        </table:table-row>
        <table:table-row table:style-name="ro2">
          <table:table-cell office:value-type="float" office:value="683">
            <text:p>68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US-MOZ-00683</text:p>
          </table:table-cell>
          <table:table-cell office:value-type="float" office:value="1041509">
            <text:p>1041509</text:p>
          </table:table-cell>
          <table:table-cell office:value-type="string">
            <text:p>01041509</text:p>
          </table:table-cell>
          <table:table-cell office:value-type="string">
            <text:p>Marea</text:p>
          </table:table-cell>
          <table:table-cell office:value-type="float" office:value="12">
            <text:p>12</text:p>
          </table:table-cell>
          <table:table-cell office:value-type="string">
            <text:p>NU-089</text:p>
          </table:table-cell>
          <table:table-cell office:value-type="float" office:value="-15.9748">
            <text:p>-15.974800</text:p>
          </table:table-cell>
          <table:table-cell office:value-type="float" office:value="37.0439">
            <text:p>37.043900</text:p>
          </table:table-cell>
          <table:table-cell table:number-columns-repeated="10"/>
          <table:table-cell table:formula="of:=VLOOKUP([.I684];[NE.$F$2:.$Q$160];2;0)" office:value-type="float" office:value="110">
            <text:p>110</text:p>
          </table:table-cell>
          <table:table-cell office:value-type="float" office:value="110">
            <text:p>110</text:p>
          </table:table-cell>
          <table:table-cell table:number-columns-repeated="234"/>
        </table:table-row>
        <table:table-row table:style-name="ro2">
          <table:table-cell office:value-type="float" office:value="684">
            <text:p>684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US-MOZ-00684</text:p>
          </table:table-cell>
          <table:table-cell office:value-type="float" office:value="1041510">
            <text:p>1041510</text:p>
          </table:table-cell>
          <table:table-cell office:value-type="string">
            <text:p>01041510</text:p>
          </table:table-cell>
          <table:table-cell office:value-type="string">
            <text:p>Lipale</text:p>
          </table:table-cell>
          <table:table-cell office:value-type="float" office:value="12">
            <text:p>12</text:p>
          </table:table-cell>
          <table:table-cell office:value-type="string">
            <text:p>NU-089</text:p>
          </table:table-cell>
          <table:table-cell office:value-type="float" office:value="-16.0883">
            <text:p>-16.088300</text:p>
          </table:table-cell>
          <table:table-cell office:value-type="float" office:value="36.9592">
            <text:p>36.959200</text:p>
          </table:table-cell>
          <table:table-cell table:number-columns-repeated="10"/>
          <table:table-cell table:formula="of:=VLOOKUP([.I685];[NE.$F$2:.$Q$160];2;0)" office:value-type="float" office:value="110">
            <text:p>110</text:p>
          </table:table-cell>
          <table:table-cell office:value-type="float" office:value="110">
            <text:p>110</text:p>
          </table:table-cell>
          <table:table-cell table:number-columns-repeated="234"/>
        </table:table-row>
        <table:table-row table:style-name="ro2">
          <table:table-cell office:value-type="float" office:value="685">
            <text:p>68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US-MOZ-00685</text:p>
          </table:table-cell>
          <table:table-cell office:value-type="float" office:value="1041511">
            <text:p>1041511</text:p>
          </table:table-cell>
          <table:table-cell office:value-type="string">
            <text:p>01041511</text:p>
          </table:table-cell>
          <table:table-cell office:value-type="string">
            <text:p>Mutatala</text:p>
          </table:table-cell>
          <table:table-cell office:value-type="float" office:value="12">
            <text:p>12</text:p>
          </table:table-cell>
          <table:table-cell office:value-type="string">
            <text:p>NU-089</text:p>
          </table:table-cell>
          <table:table-cell office:value-type="float" office:value="-15.8717">
            <text:p>-15.871700</text:p>
          </table:table-cell>
          <table:table-cell office:value-type="float" office:value="37.0223">
            <text:p>37.022300</text:p>
          </table:table-cell>
          <table:table-cell table:number-columns-repeated="10"/>
          <table:table-cell table:formula="of:=VLOOKUP([.I686];[NE.$F$2:.$Q$160];2;0)" office:value-type="float" office:value="110">
            <text:p>110</text:p>
          </table:table-cell>
          <table:table-cell office:value-type="float" office:value="110">
            <text:p>110</text:p>
          </table:table-cell>
          <table:table-cell table:number-columns-repeated="234"/>
        </table:table-row>
        <table:table-row table:style-name="ro2">
          <table:table-cell office:value-type="float" office:value="686">
            <text:p>68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US-MOZ-00686</text:p>
          </table:table-cell>
          <table:table-cell office:value-type="float" office:value="1041512">
            <text:p>1041512</text:p>
          </table:table-cell>
          <table:table-cell office:value-type="string">
            <text:p>01041512</text:p>
          </table:table-cell>
          <table:table-cell office:value-type="string">
            <text:p>Mudine</text:p>
          </table:table-cell>
          <table:table-cell office:value-type="float" office:value="12">
            <text:p>12</text:p>
          </table:table-cell>
          <table:table-cell office:value-type="string">
            <text:p>NU-089</text:p>
          </table:table-cell>
          <table:table-cell office:value-type="float" office:value="-16.11528">
            <text:p>-16.115280</text:p>
          </table:table-cell>
          <table:table-cell office:value-type="float" office:value="37.0789">
            <text:p>37.078900</text:p>
          </table:table-cell>
          <table:table-cell table:number-columns-repeated="10"/>
          <table:table-cell table:formula="of:=VLOOKUP([.I687];[NE.$F$2:.$Q$160];2;0)" office:value-type="float" office:value="110">
            <text:p>110</text:p>
          </table:table-cell>
          <table:table-cell office:value-type="float" office:value="110">
            <text:p>110</text:p>
          </table:table-cell>
          <table:table-cell table:number-columns-repeated="234"/>
        </table:table-row>
        <table:table-row table:style-name="ro2">
          <table:table-cell office:value-type="float" office:value="687">
            <text:p>68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US-MOZ-00687</text:p>
          </table:table-cell>
          <table:table-cell office:value-type="float" office:value="1041513">
            <text:p>1041513</text:p>
          </table:table-cell>
          <table:table-cell office:value-type="string">
            <text:p>01041513</text:p>
          </table:table-cell>
          <table:table-cell office:value-type="string">
            <text:p>Rumala</text:p>
          </table:table-cell>
          <table:table-cell office:value-type="float" office:value="12">
            <text:p>12</text:p>
          </table:table-cell>
          <table:table-cell office:value-type="string">
            <text:p>NU-089</text:p>
          </table:table-cell>
          <table:table-cell office:value-type="float" office:value="-15.832736">
            <text:p>-15.832736</text:p>
          </table:table-cell>
          <table:table-cell office:value-type="float" office:value="36.695727">
            <text:p>36.695727</text:p>
          </table:table-cell>
          <table:table-cell table:number-columns-repeated="10"/>
          <table:table-cell table:formula="of:=VLOOKUP([.I688];[NE.$F$2:.$Q$160];2;0)" office:value-type="float" office:value="110">
            <text:p>110</text:p>
          </table:table-cell>
          <table:table-cell office:value-type="float" office:value="110">
            <text:p>110</text:p>
          </table:table-cell>
          <table:table-cell table:number-columns-repeated="234"/>
        </table:table-row>
        <table:table-row table:style-name="ro2">
          <table:table-cell office:value-type="float" office:value="688">
            <text:p>68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US-MOZ-00688</text:p>
          </table:table-cell>
          <table:table-cell office:value-type="float" office:value="1041615">
            <text:p>1041615</text:p>
          </table:table-cell>
          <table:table-cell office:value-type="string">
            <text:p>01041615</text:p>
          </table:table-cell>
          <table:table-cell office:value-type="string">
            <text:p>Varela</text:p>
          </table:table-cell>
          <table:table-cell office:value-type="float" office:value="12">
            <text:p>12</text:p>
          </table:table-cell>
          <table:table-cell office:value-type="string">
            <text:p>NU-088</text:p>
          </table:table-cell>
          <table:table-cell office:value-type="float" office:value="-17.7786">
            <text:p>-17.778600</text:p>
          </table:table-cell>
          <table:table-cell office:value-type="float" office:value="37.0586">
            <text:p>37.058600</text:p>
          </table:table-cell>
          <table:table-cell table:number-columns-repeated="10"/>
          <table:table-cell table:formula="of:=VLOOKUP([.I689];[NE.$F$2:.$Q$160];2;0)" office:value-type="float" office:value="111">
            <text:p>111</text:p>
          </table:table-cell>
          <table:table-cell office:value-type="float" office:value="111">
            <text:p>111</text:p>
          </table:table-cell>
          <table:table-cell table:number-columns-repeated="234"/>
        </table:table-row>
        <table:table-row table:style-name="ro2">
          <table:table-cell office:value-type="float" office:value="689">
            <text:p>68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US-MOZ-00689</text:p>
          </table:table-cell>
          <table:table-cell office:value-type="float" office:value="1041614">
            <text:p>1041614</text:p>
          </table:table-cell>
          <table:table-cell office:value-type="string">
            <text:p>01041614</text:p>
          </table:table-cell>
          <table:table-cell office:value-type="string">
            <text:p>Nicoadala-Sede</text:p>
          </table:table-cell>
          <table:table-cell office:value-type="float" office:value="11">
            <text:p>11</text:p>
          </table:table-cell>
          <table:table-cell office:value-type="string">
            <text:p>NU-088</text:p>
          </table:table-cell>
          <table:table-cell office:value-type="float" office:value="-17.6031">
            <text:p>-17.603100</text:p>
          </table:table-cell>
          <table:table-cell office:value-type="float" office:value="36.8195">
            <text:p>36.819500</text:p>
          </table:table-cell>
          <table:table-cell table:number-columns-repeated="10"/>
          <table:table-cell table:formula="of:=VLOOKUP([.I690];[NE.$F$2:.$Q$160];2;0)" office:value-type="float" office:value="111">
            <text:p>111</text:p>
          </table:table-cell>
          <table:table-cell office:value-type="float" office:value="111">
            <text:p>111</text:p>
          </table:table-cell>
          <table:table-cell table:number-columns-repeated="234"/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US-MOZ-00690</text:p>
          </table:table-cell>
          <table:table-cell office:value-type="float" office:value="1041620">
            <text:p>1041620</text:p>
          </table:table-cell>
          <table:table-cell office:value-type="string">
            <text:p>01041620</text:p>
          </table:table-cell>
          <table:table-cell office:value-type="string">
            <text:p>Domela</text:p>
          </table:table-cell>
          <table:table-cell office:value-type="float" office:value="12">
            <text:p>12</text:p>
          </table:table-cell>
          <table:table-cell office:value-type="string">
            <text:p>NU-088</text:p>
          </table:table-cell>
          <table:table-cell office:value-type="float" office:value="-17.596767">
            <text:p>-17.596767</text:p>
          </table:table-cell>
          <table:table-cell office:value-type="float" office:value="36.757655">
            <text:p>36.757655</text:p>
          </table:table-cell>
          <table:table-cell table:number-columns-repeated="10"/>
          <table:table-cell table:formula="of:=VLOOKUP([.I691];[NE.$F$2:.$Q$160];2;0)" office:value-type="float" office:value="111">
            <text:p>111</text:p>
          </table:table-cell>
          <table:table-cell office:value-type="float" office:value="111">
            <text:p>111</text:p>
          </table:table-cell>
          <table:table-cell table:number-columns-repeated="234"/>
        </table:table-row>
        <table:table-row table:style-name="ro2">
          <table:table-cell office:value-type="float" office:value="691">
            <text:p>69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US-MOZ-00691</text:p>
          </table:table-cell>
          <table:table-cell office:value-type="float" office:value="1041618">
            <text:p>1041618</text:p>
          </table:table-cell>
          <table:table-cell office:value-type="string">
            <text:p>01041618</text:p>
          </table:table-cell>
          <table:table-cell office:value-type="string">
            <text:p>Amorro</text:p>
          </table:table-cell>
          <table:table-cell office:value-type="float" office:value="12">
            <text:p>12</text:p>
          </table:table-cell>
          <table:table-cell office:value-type="string">
            <text:p>NU-088</text:p>
          </table:table-cell>
          <table:table-cell office:value-type="float" office:value="-17.593243">
            <text:p>-17.593243</text:p>
          </table:table-cell>
          <table:table-cell office:value-type="float" office:value="36.741639">
            <text:p>36.741639</text:p>
          </table:table-cell>
          <table:table-cell table:number-columns-repeated="10"/>
          <table:table-cell table:formula="of:=VLOOKUP([.I692];[NE.$F$2:.$Q$160];2;0)" office:value-type="float" office:value="111">
            <text:p>111</text:p>
          </table:table-cell>
          <table:table-cell office:value-type="float" office:value="111">
            <text:p>111</text:p>
          </table:table-cell>
          <table:table-cell table:number-columns-repeated="234"/>
        </table:table-row>
        <table:table-row table:style-name="ro2">
          <table:table-cell office:value-type="float" office:value="692">
            <text:p>69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US-MOZ-00692</text:p>
          </table:table-cell>
          <table:table-cell office:value-type="float" office:value="1041636">
            <text:p>1041636</text:p>
          </table:table-cell>
          <table:table-cell office:value-type="string">
            <text:p>01041636</text:p>
          </table:table-cell>
          <table:table-cell office:value-type="string">
            <text:p>Estação Malanha</text:p>
          </table:table-cell>
          <table:table-cell office:value-type="float" office:value="12">
            <text:p>12</text:p>
          </table:table-cell>
          <table:table-cell office:value-type="string">
            <text:p>NU-088</text:p>
          </table:table-cell>
          <table:table-cell office:value-type="float" office:value="-17.578632">
            <text:p>-17.578632</text:p>
          </table:table-cell>
          <table:table-cell office:value-type="float" office:value="36.815613">
            <text:p>36.815613</text:p>
          </table:table-cell>
          <table:table-cell table:number-columns-repeated="10"/>
          <table:table-cell table:formula="of:=VLOOKUP([.I693];[NE.$F$2:.$Q$160];2;0)" office:value-type="float" office:value="111">
            <text:p>111</text:p>
          </table:table-cell>
          <table:table-cell office:value-type="float" office:value="111">
            <text:p>111</text:p>
          </table:table-cell>
          <table:table-cell table:number-columns-repeated="234"/>
        </table:table-row>
        <table:table-row table:style-name="ro2">
          <table:table-cell office:value-type="float" office:value="693">
            <text:p>69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US-MOZ-00693</text:p>
          </table:table-cell>
          <table:table-cell office:value-type="float" office:value="1041612">
            <text:p>1041612</text:p>
          </table:table-cell>
          <table:table-cell office:value-type="string">
            <text:p>01041612</text:p>
          </table:table-cell>
          <table:table-cell office:value-type="string">
            <text:p>Marrongane</text:p>
          </table:table-cell>
          <table:table-cell office:value-type="float" office:value="13">
            <text:p>13</text:p>
          </table:table-cell>
          <table:table-cell office:value-type="string">
            <text:p>NU-088</text:p>
          </table:table-cell>
          <table:table-cell office:value-type="float" office:value="-17.7022">
            <text:p>-17.702200</text:p>
          </table:table-cell>
          <table:table-cell office:value-type="float" office:value="37.0097">
            <text:p>37.009700</text:p>
          </table:table-cell>
          <table:table-cell table:number-columns-repeated="10"/>
          <table:table-cell table:formula="of:=VLOOKUP([.I694];[NE.$F$2:.$Q$160];2;0)" office:value-type="float" office:value="111">
            <text:p>111</text:p>
          </table:table-cell>
          <table:table-cell office:value-type="float" office:value="111">
            <text:p>111</text:p>
          </table:table-cell>
          <table:table-cell table:number-columns-repeated="234"/>
        </table:table-row>
        <table:table-row table:style-name="ro2">
          <table:table-cell office:value-type="float" office:value="694">
            <text:p>69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US-MOZ-00694</text:p>
          </table:table-cell>
          <table:table-cell office:value-type="float" office:value="1041611">
            <text:p>1041611</text:p>
          </table:table-cell>
          <table:table-cell office:value-type="string">
            <text:p>01041611</text:p>
          </table:table-cell>
          <table:table-cell office:value-type="string">
            <text:p>Maquival Sede</text:p>
          </table:table-cell>
          <table:table-cell office:value-type="float" office:value="12">
            <text:p>12</text:p>
          </table:table-cell>
          <table:table-cell office:value-type="string">
            <text:p>NU-088</text:p>
          </table:table-cell>
          <table:table-cell table:style-name="ce13" office:value-type="float" office:value="-17.588287">
            <text:p>-17.588287</text:p>
          </table:table-cell>
          <table:table-cell table:style-name="ce13" office:value-type="float" office:value="36.695557">
            <text:p>36.695557</text:p>
          </table:table-cell>
          <table:table-cell table:number-columns-repeated="10"/>
          <table:table-cell table:formula="of:=VLOOKUP([.I695];[NE.$F$2:.$Q$160];2;0)" office:value-type="float" office:value="111">
            <text:p>111</text:p>
          </table:table-cell>
          <table:table-cell office:value-type="float" office:value="111">
            <text:p>111</text:p>
          </table:table-cell>
          <table:table-cell table:number-columns-repeated="234"/>
        </table:table-row>
        <table:table-row table:style-name="ro2">
          <table:table-cell office:value-type="float" office:value="695">
            <text:p>69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US-MOZ-00695</text:p>
          </table:table-cell>
          <table:table-cell office:value-type="float" office:value="1041610">
            <text:p>1041610</text:p>
          </table:table-cell>
          <table:table-cell office:value-type="string">
            <text:p>01041610</text:p>
          </table:table-cell>
          <table:table-cell office:value-type="string">
            <text:p>Maquival-Rio</text:p>
          </table:table-cell>
          <table:table-cell office:value-type="float" office:value="12">
            <text:p>12</text:p>
          </table:table-cell>
          <table:table-cell office:value-type="string">
            <text:p>NU-088</text:p>
          </table:table-cell>
          <table:table-cell office:value-type="float" office:value="-17.7311">
            <text:p>-17.731100</text:p>
          </table:table-cell>
          <table:table-cell office:value-type="float" office:value="37.0756">
            <text:p>37.075600</text:p>
          </table:table-cell>
          <table:table-cell table:number-columns-repeated="10"/>
          <table:table-cell table:formula="of:=VLOOKUP([.I696];[NE.$F$2:.$Q$160];2;0)" office:value-type="float" office:value="111">
            <text:p>111</text:p>
          </table:table-cell>
          <table:table-cell office:value-type="float" office:value="111">
            <text:p>111</text:p>
          </table:table-cell>
          <table:table-cell table:number-columns-repeated="234"/>
        </table:table-row>
        <table:table-row table:style-name="ro2">
          <table:table-cell office:value-type="float" office:value="696">
            <text:p>69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US-MOZ-00696</text:p>
          </table:table-cell>
          <table:table-cell office:value-type="float" office:value="1041609">
            <text:p>1041609</text:p>
          </table:table-cell>
          <table:table-cell office:value-type="string">
            <text:p>01041609</text:p>
          </table:table-cell>
          <table:table-cell office:value-type="string">
            <text:p>Licuar</text:p>
          </table:table-cell>
          <table:table-cell office:value-type="float" office:value="12">
            <text:p>12</text:p>
          </table:table-cell>
          <table:table-cell office:value-type="string">
            <text:p>NU-088</text:p>
          </table:table-cell>
          <table:table-cell office:value-type="float" office:value="-17.5811">
            <text:p>-17.581100</text:p>
          </table:table-cell>
          <table:table-cell office:value-type="float" office:value="36.6958">
            <text:p>36.695800</text:p>
          </table:table-cell>
          <table:table-cell table:number-columns-repeated="10"/>
          <table:table-cell table:formula="of:=VLOOKUP([.I697];[NE.$F$2:.$Q$160];2;0)" office:value-type="float" office:value="111">
            <text:p>111</text:p>
          </table:table-cell>
          <table:table-cell office:value-type="float" office:value="111">
            <text:p>111</text:p>
          </table:table-cell>
          <table:table-cell table:number-columns-repeated="234"/>
        </table:table-row>
        <table:table-row table:style-name="ro2">
          <table:table-cell office:value-type="float" office:value="697">
            <text:p>69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US-MOZ-00697</text:p>
          </table:table-cell>
          <table:table-cell office:value-type="float" office:value="1041608">
            <text:p>1041608</text:p>
          </table:table-cell>
          <table:table-cell office:value-type="string">
            <text:p>01041608</text:p>
          </table:table-cell>
          <table:table-cell office:value-type="string">
            <text:p>Longe</text:p>
          </table:table-cell>
          <table:table-cell office:value-type="float" office:value="12">
            <text:p>12</text:p>
          </table:table-cell>
          <table:table-cell office:value-type="string">
            <text:p>NU-088</text:p>
          </table:table-cell>
          <table:table-cell office:value-type="float" office:value="-17.7003">
            <text:p>-17.700300</text:p>
          </table:table-cell>
          <table:table-cell office:value-type="float" office:value="37.1131">
            <text:p>37.113100</text:p>
          </table:table-cell>
          <table:table-cell table:number-columns-repeated="10"/>
          <table:table-cell table:formula="of:=VLOOKUP([.I698];[NE.$F$2:.$Q$160];2;0)" office:value-type="float" office:value="111">
            <text:p>111</text:p>
          </table:table-cell>
          <table:table-cell office:value-type="float" office:value="111">
            <text:p>111</text:p>
          </table:table-cell>
          <table:table-cell table:number-columns-repeated="234"/>
        </table:table-row>
        <table:table-row table:style-name="ro2">
          <table:table-cell office:value-type="float" office:value="698">
            <text:p>69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US-MOZ-00698</text:p>
          </table:table-cell>
          <table:table-cell office:value-type="float" office:value="1041607">
            <text:p>1041607</text:p>
          </table:table-cell>
          <table:table-cell office:value-type="string">
            <text:p>01041607</text:p>
          </table:table-cell>
          <table:table-cell office:value-type="string">
            <text:p>Inhangulue</text:p>
          </table:table-cell>
          <table:table-cell office:value-type="float" office:value="12">
            <text:p>12</text:p>
          </table:table-cell>
          <table:table-cell office:value-type="string">
            <text:p>NU-088</text:p>
          </table:table-cell>
          <table:table-cell office:value-type="float" office:value="-17.9358">
            <text:p>-17.935800</text:p>
          </table:table-cell>
          <table:table-cell office:value-type="float" office:value="36.9433">
            <text:p>36.943300</text:p>
          </table:table-cell>
          <table:table-cell table:number-columns-repeated="10"/>
          <table:table-cell table:formula="of:=VLOOKUP([.I699];[NE.$F$2:.$Q$160];2;0)" office:value-type="float" office:value="111">
            <text:p>111</text:p>
          </table:table-cell>
          <table:table-cell office:value-type="float" office:value="111">
            <text:p>111</text:p>
          </table:table-cell>
          <table:table-cell table:number-columns-repeated="234"/>
        </table:table-row>
        <table:table-row table:style-name="ro2">
          <table:table-cell office:value-type="float" office:value="699">
            <text:p>69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US-MOZ-00699</text:p>
          </table:table-cell>
          <table:table-cell office:value-type="float" office:value="1041606">
            <text:p>1041606</text:p>
          </table:table-cell>
          <table:table-cell office:value-type="string">
            <text:p>01041606</text:p>
          </table:table-cell>
          <table:table-cell office:value-type="string">
            <text:p>Ilalane</text:p>
          </table:table-cell>
          <table:table-cell office:value-type="float" office:value="12">
            <text:p>12</text:p>
          </table:table-cell>
          <table:table-cell office:value-type="string">
            <text:p>NU-088</text:p>
          </table:table-cell>
          <table:table-cell office:value-type="float" office:value="-17.7847">
            <text:p>-17.784700</text:p>
          </table:table-cell>
          <table:table-cell office:value-type="float" office:value="36.8106">
            <text:p>36.810600</text:p>
          </table:table-cell>
          <table:table-cell table:number-columns-repeated="10"/>
          <table:table-cell table:formula="of:=VLOOKUP([.I700];[NE.$F$2:.$Q$160];2;0)" office:value-type="float" office:value="111">
            <text:p>111</text:p>
          </table:table-cell>
          <table:table-cell office:value-type="float" office:value="111">
            <text:p>111</text:p>
          </table:table-cell>
          <table:table-cell table:number-columns-repeated="234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US-MOZ-00700</text:p>
          </table:table-cell>
          <table:table-cell office:value-type="float" office:value="1041613">
            <text:p>1041613</text:p>
          </table:table-cell>
          <table:table-cell office:value-type="string">
            <text:p>01041613</text:p>
          </table:table-cell>
          <table:table-cell office:value-type="string">
            <text:p>Namacata</text:p>
          </table:table-cell>
          <table:table-cell office:value-type="float" office:value="12">
            <text:p>12</text:p>
          </table:table-cell>
          <table:table-cell office:value-type="string">
            <text:p>NU-088</text:p>
          </table:table-cell>
          <table:table-cell office:value-type="float" office:value="-17.7855">
            <text:p>-17.785500</text:p>
          </table:table-cell>
          <table:table-cell office:value-type="float" office:value="36.9067">
            <text:p>36.906700</text:p>
          </table:table-cell>
          <table:table-cell table:number-columns-repeated="10"/>
          <table:table-cell table:formula="of:=VLOOKUP([.I701];[NE.$F$2:.$Q$160];2;0)" office:value-type="float" office:value="111">
            <text:p>111</text:p>
          </table:table-cell>
          <table:table-cell office:value-type="float" office:value="111">
            <text:p>111</text:p>
          </table:table-cell>
          <table:table-cell table:number-columns-repeated="234"/>
        </table:table-row>
        <table:table-row table:style-name="ro2">
          <table:table-cell office:value-type="float" office:value="701">
            <text:p>70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US-MOZ-00701</text:p>
          </table:table-cell>
          <table:table-cell office:value-type="float" office:value="1041617">
            <text:p>1041617</text:p>
          </table:table-cell>
          <table:table-cell office:value-type="string">
            <text:p>01041617</text:p>
          </table:table-cell>
          <table:table-cell office:value-type="string">
            <text:p>Quinta Girassol</text:p>
          </table:table-cell>
          <table:table-cell office:value-type="float" office:value="12">
            <text:p>12</text:p>
          </table:table-cell>
          <table:table-cell office:value-type="string">
            <text:p>NU-088</text:p>
          </table:table-cell>
          <table:table-cell office:value-type="float" office:value="-17.5142">
            <text:p>-17.514200</text:p>
          </table:table-cell>
          <table:table-cell office:value-type="float" office:value="36.8427">
            <text:p>36.842700</text:p>
          </table:table-cell>
          <table:table-cell table:number-columns-repeated="10"/>
          <table:table-cell table:formula="of:=VLOOKUP([.I702];[NE.$F$2:.$Q$160];2;0)" office:value-type="float" office:value="111">
            <text:p>111</text:p>
          </table:table-cell>
          <table:table-cell office:value-type="float" office:value="111">
            <text:p>111</text:p>
          </table:table-cell>
          <table:table-cell table:number-columns-repeated="234"/>
        </table:table-row>
        <table:table-row table:style-name="ro2">
          <table:table-cell office:value-type="float" office:value="702">
            <text:p>70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US-MOZ-00702</text:p>
          </table:table-cell>
          <table:table-cell office:value-type="float" office:value="1041619">
            <text:p>1041619</text:p>
          </table:table-cell>
          <table:table-cell office:value-type="string">
            <text:p>010416?</text:p>
          </table:table-cell>
          <table:table-cell office:value-type="string">
            <text:p>Madal</text:p>
          </table:table-cell>
          <table:table-cell office:value-type="float" office:value="12">
            <text:p>12</text:p>
          </table:table-cell>
          <table:table-cell office:value-type="string">
            <text:p>NU-088</text:p>
          </table:table-cell>
          <table:table-cell office:value-type="float" office:value="-17.610661">
            <text:p>-17.610661</text:p>
          </table:table-cell>
          <table:table-cell office:value-type="float" office:value="36.675164">
            <text:p>36.675164</text:p>
          </table:table-cell>
          <table:table-cell table:number-columns-repeated="10"/>
          <table:table-cell table:formula="of:=VLOOKUP([.I703];[NE.$F$2:.$Q$160];2;0)" office:value-type="float" office:value="111">
            <text:p>111</text:p>
          </table:table-cell>
          <table:table-cell office:value-type="float" office:value="111">
            <text:p>111</text:p>
          </table:table-cell>
          <table:table-cell table:number-columns-repeated="234"/>
        </table:table-row>
        <table:table-row table:style-name="ro2">
          <table:table-cell office:value-type="float" office:value="703">
            <text:p>70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US-MOZ-00703</text:p>
          </table:table-cell>
          <table:table-cell office:value-type="float" office:value="1041711">
            <text:p>1041711</text:p>
          </table:table-cell>
          <table:table-cell office:value-type="string">
            <text:p>01041711</text:p>
          </table:table-cell>
          <table:table-cell office:value-type="string">
            <text:p>Mulela</text:p>
          </table:table-cell>
          <table:table-cell office:value-type="float" office:value="12">
            <text:p>12</text:p>
          </table:table-cell>
          <table:table-cell office:value-type="string">
            <text:p>NU-093</text:p>
          </table:table-cell>
          <table:table-cell office:value-type="float" office:value="-16.8944">
            <text:p>-16.894400</text:p>
          </table:table-cell>
          <table:table-cell office:value-type="float" office:value="38.2916">
            <text:p>38.291600</text:p>
          </table:table-cell>
          <table:table-cell table:number-columns-repeated="10"/>
          <table:table-cell table:formula="of:=VLOOKUP([.I704];[NE.$F$2:.$Q$160];2;0)" office:value-type="float" office:value="112">
            <text:p>112</text:p>
          </table:table-cell>
          <table:table-cell office:value-type="float" office:value="112">
            <text:p>112</text:p>
          </table:table-cell>
          <table:table-cell table:number-columns-repeated="234"/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US-MOZ-00704</text:p>
          </table:table-cell>
          <table:table-cell office:value-type="float" office:value="1041712">
            <text:p>1041712</text:p>
          </table:table-cell>
          <table:table-cell office:value-type="string">
            <text:p>01041712</text:p>
          </table:table-cell>
          <table:table-cell office:value-type="string">
            <text:p>Muligode</text:p>
          </table:table-cell>
          <table:table-cell office:value-type="float" office:value="12">
            <text:p>12</text:p>
          </table:table-cell>
          <table:table-cell office:value-type="string">
            <text:p>NU-093</text:p>
          </table:table-cell>
          <table:table-cell office:value-type="float" office:value="-16.9927">
            <text:p>-16.992700</text:p>
          </table:table-cell>
          <table:table-cell office:value-type="float" office:value="38.4814">
            <text:p>38.481400</text:p>
          </table:table-cell>
          <table:table-cell table:number-columns-repeated="10"/>
          <table:table-cell table:formula="of:=VLOOKUP([.I705];[NE.$F$2:.$Q$160];2;0)" office:value-type="float" office:value="112">
            <text:p>112</text:p>
          </table:table-cell>
          <table:table-cell office:value-type="float" office:value="112">
            <text:p>112</text:p>
          </table:table-cell>
          <table:table-cell table:number-columns-repeated="234"/>
        </table:table-row>
        <table:table-row table:style-name="ro2">
          <table:table-cell office:value-type="float" office:value="705">
            <text:p>70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US-MOZ-00705</text:p>
          </table:table-cell>
          <table:table-cell office:value-type="float" office:value="1041713">
            <text:p>1041713</text:p>
          </table:table-cell>
          <table:table-cell office:value-type="string">
            <text:p>01041713</text:p>
          </table:table-cell>
          <table:table-cell office:value-type="string">
            <text:p>Naburi</text:p>
          </table:table-cell>
          <table:table-cell office:value-type="float" office:value="12">
            <text:p>12</text:p>
          </table:table-cell>
          <table:table-cell office:value-type="string">
            <text:p>NU-093</text:p>
          </table:table-cell>
          <table:table-cell office:value-type="float" office:value="-16.7889">
            <text:p>-16.788900</text:p>
          </table:table-cell>
          <table:table-cell office:value-type="float" office:value="38.8723">
            <text:p>38.872300</text:p>
          </table:table-cell>
          <table:table-cell table:number-columns-repeated="10"/>
          <table:table-cell table:formula="of:=VLOOKUP([.I706];[NE.$F$2:.$Q$160];2;0)" office:value-type="float" office:value="112">
            <text:p>112</text:p>
          </table:table-cell>
          <table:table-cell office:value-type="float" office:value="112">
            <text:p>112</text:p>
          </table:table-cell>
          <table:table-cell table:number-columns-repeated="234"/>
        </table:table-row>
        <table:table-row table:style-name="ro2">
          <table:table-cell office:value-type="float" office:value="706">
            <text:p>706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US-MOZ-00706</text:p>
          </table:table-cell>
          <table:table-cell office:value-type="float" office:value="1041715">
            <text:p>1041715</text:p>
          </table:table-cell>
          <table:table-cell office:value-type="string">
            <text:p>01041715</text:p>
          </table:table-cell>
          <table:table-cell office:value-type="string">
            <text:p>7 De Abril</text:p>
          </table:table-cell>
          <table:table-cell office:value-type="float" office:value="12">
            <text:p>12</text:p>
          </table:table-cell>
          <table:table-cell office:value-type="string">
            <text:p>NU-093</text:p>
          </table:table-cell>
          <table:table-cell office:value-type="float" office:value="-17.2667">
            <text:p>-17.266700</text:p>
          </table:table-cell>
          <table:table-cell office:value-type="float" office:value="38.1433">
            <text:p>38.143300</text:p>
          </table:table-cell>
          <table:table-cell table:number-columns-repeated="10"/>
          <table:table-cell table:formula="of:=VLOOKUP([.I707];[NE.$F$2:.$Q$160];2;0)" office:value-type="float" office:value="112">
            <text:p>112</text:p>
          </table:table-cell>
          <table:table-cell office:value-type="float" office:value="112">
            <text:p>112</text:p>
          </table:table-cell>
          <table:table-cell table:number-columns-repeated="234"/>
        </table:table-row>
        <table:table-row table:style-name="ro2">
          <table:table-cell office:value-type="float" office:value="707">
            <text:p>70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US-MOZ-00707</text:p>
          </table:table-cell>
          <table:table-cell office:value-type="float" office:value="1041716">
            <text:p>1041716</text:p>
          </table:table-cell>
          <table:table-cell office:value-type="string">
            <text:p>01041716</text:p>
          </table:table-cell>
          <table:table-cell office:value-type="string">
            <text:p>Impaca</text:p>
          </table:table-cell>
          <table:table-cell office:value-type="float" office:value="12">
            <text:p>12</text:p>
          </table:table-cell>
          <table:table-cell office:value-type="string">
            <text:p>NU-093</text:p>
          </table:table-cell>
          <table:table-cell office:value-type="float" office:value="-16.9673">
            <text:p>-16.967300</text:p>
          </table:table-cell>
          <table:table-cell office:value-type="float" office:value="38.0494">
            <text:p>38.049400</text:p>
          </table:table-cell>
          <table:table-cell table:number-columns-repeated="10"/>
          <table:table-cell table:formula="of:=VLOOKUP([.I708];[NE.$F$2:.$Q$160];2;0)" office:value-type="float" office:value="112">
            <text:p>112</text:p>
          </table:table-cell>
          <table:table-cell office:value-type="float" office:value="112">
            <text:p>112</text:p>
          </table:table-cell>
          <table:table-cell table:number-columns-repeated="234"/>
        </table:table-row>
        <table:table-row table:style-name="ro2">
          <table:table-cell office:value-type="float" office:value="708">
            <text:p>708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US-MOZ-00708</text:p>
          </table:table-cell>
          <table:table-cell office:value-type="float" office:value="1041717">
            <text:p>1041717</text:p>
          </table:table-cell>
          <table:table-cell office:value-type="string">
            <text:p>01041717</text:p>
          </table:table-cell>
          <table:table-cell office:value-type="string">
            <text:p>Tomea</text:p>
          </table:table-cell>
          <table:table-cell office:value-type="float" office:value="12">
            <text:p>12</text:p>
          </table:table-cell>
          <table:table-cell office:value-type="string">
            <text:p>NU-093</text:p>
          </table:table-cell>
          <table:table-cell office:value-type="float" office:value="-16.8942">
            <text:p>-16.894200</text:p>
          </table:table-cell>
          <table:table-cell office:value-type="float" office:value="39.0668">
            <text:p>39.066800</text:p>
          </table:table-cell>
          <table:table-cell table:number-columns-repeated="10"/>
          <table:table-cell table:formula="of:=VLOOKUP([.I709];[NE.$F$2:.$Q$160];2;0)" office:value-type="float" office:value="112">
            <text:p>112</text:p>
          </table:table-cell>
          <table:table-cell office:value-type="float" office:value="112">
            <text:p>112</text:p>
          </table:table-cell>
          <table:table-cell table:number-columns-repeated="234"/>
        </table:table-row>
        <table:table-row table:style-name="ro2">
          <table:table-cell office:value-type="float" office:value="709">
            <text:p>709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US-MOZ-00709</text:p>
          </table:table-cell>
          <table:table-cell office:value-type="float" office:value="1041709">
            <text:p>1041709</text:p>
          </table:table-cell>
          <table:table-cell office:value-type="string">
            <text:p>01041709</text:p>
          </table:table-cell>
          <table:table-cell office:value-type="string">
            <text:p>Malema</text:p>
          </table:table-cell>
          <table:table-cell office:value-type="float" office:value="12">
            <text:p>12</text:p>
          </table:table-cell>
          <table:table-cell office:value-type="string">
            <text:p>NU-093</text:p>
          </table:table-cell>
          <table:table-cell office:value-type="float" office:value="-16.8248">
            <text:p>-16.824800</text:p>
          </table:table-cell>
          <table:table-cell office:value-type="float" office:value="38.5036">
            <text:p>38.503600</text:p>
          </table:table-cell>
          <table:table-cell table:number-columns-repeated="10"/>
          <table:table-cell table:formula="of:=VLOOKUP([.I710];[NE.$F$2:.$Q$160];2;0)" office:value-type="float" office:value="112">
            <text:p>112</text:p>
          </table:table-cell>
          <table:table-cell office:value-type="float" office:value="112">
            <text:p>112</text:p>
          </table:table-cell>
          <table:table-cell table:number-columns-repeated="234"/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US-MOZ-00710</text:p>
          </table:table-cell>
          <table:table-cell office:value-type="float" office:value="1041737">
            <text:p>1041737</text:p>
          </table:table-cell>
          <table:table-cell office:value-type="string">
            <text:p>01041737</text:p>
          </table:table-cell>
          <table:table-cell office:value-type="string">
            <text:p>Alto Maganha</text:p>
          </table:table-cell>
          <table:table-cell office:value-type="float" office:value="12">
            <text:p>12</text:p>
          </table:table-cell>
          <table:table-cell office:value-type="string">
            <text:p>NU-093</text:p>
          </table:table-cell>
          <table:table-cell office:value-type="float" office:value="-16.690621">
            <text:p>-16.690621</text:p>
          </table:table-cell>
          <table:table-cell office:value-type="float" office:value="38.679702">
            <text:p>38.679702</text:p>
          </table:table-cell>
          <table:table-cell table:number-columns-repeated="10"/>
          <table:table-cell table:formula="of:=VLOOKUP([.I711];[NE.$F$2:.$Q$160];2;0)" office:value-type="float" office:value="112">
            <text:p>112</text:p>
          </table:table-cell>
          <table:table-cell office:value-type="float" office:value="112">
            <text:p>112</text:p>
          </table:table-cell>
          <table:table-cell table:number-columns-repeated="234"/>
        </table:table-row>
        <table:table-row table:style-name="ro2">
          <table:table-cell office:value-type="float" office:value="711">
            <text:p>7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US-MOZ-00711</text:p>
          </table:table-cell>
          <table:table-cell office:value-type="float" office:value="1041757">
            <text:p>1041757</text:p>
          </table:table-cell>
          <table:table-cell office:value-type="string">
            <text:p>01041757</text:p>
          </table:table-cell>
          <table:table-cell office:value-type="string">
            <text:p>Pele-Pele</text:p>
          </table:table-cell>
          <table:table-cell office:value-type="float" office:value="12">
            <text:p>12</text:p>
          </table:table-cell>
          <table:table-cell office:value-type="string">
            <text:p>NU-093</text:p>
          </table:table-cell>
          <table:table-cell office:value-type="float" office:value="-17.1519">
            <text:p>-17.151900</text:p>
          </table:table-cell>
          <table:table-cell office:value-type="float" office:value="38.2792">
            <text:p>38.279200</text:p>
          </table:table-cell>
          <table:table-cell table:number-columns-repeated="10"/>
          <table:table-cell table:formula="of:=VLOOKUP([.I712];[NE.$F$2:.$Q$160];2;0)" office:value-type="float" office:value="112">
            <text:p>112</text:p>
          </table:table-cell>
          <table:table-cell office:value-type="float" office:value="112">
            <text:p>112</text:p>
          </table:table-cell>
          <table:table-cell table:number-columns-repeated="234"/>
        </table:table-row>
        <table:table-row table:style-name="ro2">
          <table:table-cell office:value-type="float" office:value="712">
            <text:p>71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US-MOZ-00712</text:p>
          </table:table-cell>
          <table:table-cell office:value-type="float" office:value="1041706">
            <text:p>1041706</text:p>
          </table:table-cell>
          <table:table-cell office:value-type="string">
            <text:p>01041706</text:p>
          </table:table-cell>
          <table:table-cell office:value-type="string">
            <text:p>Pebane-Sede</text:p>
          </table:table-cell>
          <table:table-cell office:value-type="float" office:value="11">
            <text:p>11</text:p>
          </table:table-cell>
          <table:table-cell office:value-type="string">
            <text:p>NU-093</text:p>
          </table:table-cell>
          <table:table-cell office:value-type="float" office:value="-17.2745">
            <text:p>-17.274500</text:p>
          </table:table-cell>
          <table:table-cell office:value-type="float" office:value="38.1781">
            <text:p>38.178100</text:p>
          </table:table-cell>
          <table:table-cell table:number-columns-repeated="10"/>
          <table:table-cell table:formula="of:=VLOOKUP([.I713];[NE.$F$2:.$Q$160];2;0)" office:value-type="float" office:value="112">
            <text:p>112</text:p>
          </table:table-cell>
          <table:table-cell office:value-type="float" office:value="112">
            <text:p>112</text:p>
          </table:table-cell>
          <table:table-cell table:number-columns-repeated="234"/>
        </table:table-row>
        <table:table-row table:style-name="ro2">
          <table:table-cell office:value-type="float" office:value="713">
            <text:p>7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US-MOZ-00713</text:p>
          </table:table-cell>
          <table:table-cell office:value-type="float" office:value="1041736">
            <text:p>1041736</text:p>
          </table:table-cell>
          <table:table-cell office:value-type="string">
            <text:p>01041736</text:p>
          </table:table-cell>
          <table:table-cell office:value-type="string">
            <text:p>Txalalane</text:p>
          </table:table-cell>
          <table:table-cell office:value-type="float" office:value="12">
            <text:p>12</text:p>
          </table:table-cell>
          <table:table-cell office:value-type="string">
            <text:p>NU-093</text:p>
          </table:table-cell>
          <table:table-cell office:value-type="float" office:value="-16.537682">
            <text:p>-16.537682</text:p>
          </table:table-cell>
          <table:table-cell office:value-type="float" office:value="38.417894">
            <text:p>38.417894</text:p>
          </table:table-cell>
          <table:table-cell table:number-columns-repeated="10"/>
          <table:table-cell table:formula="of:=VLOOKUP([.I714];[NE.$F$2:.$Q$160];2;0)" office:value-type="float" office:value="112">
            <text:p>112</text:p>
          </table:table-cell>
          <table:table-cell office:value-type="float" office:value="112">
            <text:p>112</text:p>
          </table:table-cell>
          <table:table-cell table:number-columns-repeated="234"/>
        </table:table-row>
        <table:table-row table:style-name="ro2">
          <table:table-cell office:value-type="float" office:value="714">
            <text:p>71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US-MOZ-00714</text:p>
          </table:table-cell>
          <table:table-cell office:value-type="float" office:value="1041707">
            <text:p>1041707</text:p>
          </table:table-cell>
          <table:table-cell office:value-type="string">
            <text:p>01041707</text:p>
          </table:table-cell>
          <table:table-cell office:value-type="string">
            <text:p>Cutal</text:p>
          </table:table-cell>
          <table:table-cell office:value-type="float" office:value="13">
            <text:p>13</text:p>
          </table:table-cell>
          <table:table-cell office:value-type="string">
            <text:p>NU-093</text:p>
          </table:table-cell>
          <table:table-cell office:value-type="float" office:value="-17.0298">
            <text:p>-17.029800</text:p>
          </table:table-cell>
          <table:table-cell office:value-type="float" office:value="38.067">
            <text:p>38.067000</text:p>
          </table:table-cell>
          <table:table-cell table:number-columns-repeated="10"/>
          <table:table-cell table:formula="of:=VLOOKUP([.I715];[NE.$F$2:.$Q$160];2;0)" office:value-type="float" office:value="112">
            <text:p>112</text:p>
          </table:table-cell>
          <table:table-cell office:value-type="float" office:value="112">
            <text:p>112</text:p>
          </table:table-cell>
          <table:table-cell table:number-columns-repeated="234"/>
        </table:table-row>
        <table:table-row table:style-name="ro2">
          <table:table-cell office:value-type="float" office:value="715">
            <text:p>71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US-MOZ-00715</text:p>
          </table:table-cell>
          <table:table-cell office:value-type="float" office:value="1041708">
            <text:p>1041708</text:p>
          </table:table-cell>
          <table:table-cell office:value-type="string">
            <text:p>01041708</text:p>
          </table:table-cell>
          <table:table-cell office:value-type="string">
            <text:p>Magiga</text:p>
          </table:table-cell>
          <table:table-cell office:value-type="float" office:value="12">
            <text:p>12</text:p>
          </table:table-cell>
          <table:table-cell office:value-type="string">
            <text:p>NU-093</text:p>
          </table:table-cell>
          <table:table-cell office:value-type="float" office:value="-17.1173">
            <text:p>-17.117300</text:p>
          </table:table-cell>
          <table:table-cell office:value-type="float" office:value="38.1303">
            <text:p>38.130300</text:p>
          </table:table-cell>
          <table:table-cell table:number-columns-repeated="10"/>
          <table:table-cell table:formula="of:=VLOOKUP([.I716];[NE.$F$2:.$Q$160];2;0)" office:value-type="float" office:value="112">
            <text:p>112</text:p>
          </table:table-cell>
          <table:table-cell office:value-type="float" office:value="112">
            <text:p>112</text:p>
          </table:table-cell>
          <table:table-cell table:number-columns-repeated="234"/>
        </table:table-row>
        <table:table-row table:style-name="ro2">
          <table:table-cell office:value-type="float" office:value="716">
            <text:p>7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US-MOZ-00716</text:p>
          </table:table-cell>
          <table:table-cell office:value-type="float" office:value="1050119">
            <text:p>1050119</text:p>
          </table:table-cell>
          <table:table-cell office:value-type="string">
            <text:p>01050119</text:p>
          </table:table-cell>
          <table:table-cell office:value-type="string">
            <text:p>Déguè</text:p>
          </table:table-cell>
          <table:table-cell office:value-type="float" office:value="12">
            <text:p>12</text:p>
          </table:table-cell>
          <table:table-cell office:value-type="string">
            <text:p>NU-075</text:p>
          </table:table-cell>
          <table:table-cell office:value-type="float" office:value="-16.1298">
            <text:p>-16.129800</text:p>
          </table:table-cell>
          <table:table-cell office:value-type="float" office:value="33.4955">
            <text:p>33.495500</text:p>
          </table:table-cell>
          <table:table-cell table:number-columns-repeated="10"/>
          <table:table-cell table:formula="of:=VLOOKUP([.I717];[NE.$F$2:.$Q$160];2;0)" office:value-type="float" office:value="89">
            <text:p>89</text:p>
          </table:table-cell>
          <table:table-cell office:value-type="float" office:value="89">
            <text:p>89</text:p>
          </table:table-cell>
          <table:table-cell table:number-columns-repeated="234"/>
        </table:table-row>
        <table:table-row table:style-name="ro2">
          <table:table-cell office:value-type="float" office:value="717">
            <text:p>7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US-MOZ-00717</text:p>
          </table:table-cell>
          <table:table-cell office:value-type="float" office:value="1050111">
            <text:p>1050111</text:p>
          </table:table-cell>
          <table:table-cell office:value-type="string">
            <text:p>01050111</text:p>
          </table:table-cell>
          <table:table-cell office:value-type="string">
            <text:p>Nº 3 - Bairro Manyanga</text:p>
          </table:table-cell>
          <table:table-cell office:value-type="float" office:value="9">
            <text:p>9</text:p>
          </table:table-cell>
          <table:table-cell office:value-type="string">
            <text:p>NU-075</text:p>
          </table:table-cell>
          <table:table-cell office:value-type="float" office:value="-16.1717">
            <text:p>-16.171700</text:p>
          </table:table-cell>
          <table:table-cell office:value-type="float" office:value="33.5933">
            <text:p>33.593300</text:p>
          </table:table-cell>
          <table:table-cell table:number-columns-repeated="10"/>
          <table:table-cell table:formula="of:=VLOOKUP([.I718];[NE.$F$2:.$Q$160];2;0)" office:value-type="float" office:value="89">
            <text:p>89</text:p>
          </table:table-cell>
          <table:table-cell office:value-type="float" office:value="89">
            <text:p>89</text:p>
          </table:table-cell>
          <table:table-cell table:number-columns-repeated="234"/>
        </table:table-row>
        <table:table-row table:style-name="ro2">
          <table:table-cell office:value-type="float" office:value="718">
            <text:p>7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US-MOZ-00718</text:p>
          </table:table-cell>
          <table:table-cell office:value-type="float" office:value="1050122">
            <text:p>1050122</text:p>
          </table:table-cell>
          <table:table-cell office:value-type="string">
            <text:p>01050122</text:p>
          </table:table-cell>
          <table:table-cell office:value-type="string">
            <text:p>Sos</text:p>
          </table:table-cell>
          <table:table-cell office:value-type="float" office:value="12">
            <text:p>12</text:p>
          </table:table-cell>
          <table:table-cell office:value-type="string">
            <text:p>NU-075</text:p>
          </table:table-cell>
          <table:table-cell office:value-type="float" office:value="-16.166702">
            <text:p>-16.166702</text:p>
          </table:table-cell>
          <table:table-cell office:value-type="float" office:value="33.600001">
            <text:p>33.600001</text:p>
          </table:table-cell>
          <table:table-cell table:number-columns-repeated="10"/>
          <table:table-cell table:formula="of:=VLOOKUP([.I719];[NE.$F$2:.$Q$160];2;0)" office:value-type="float" office:value="89">
            <text:p>89</text:p>
          </table:table-cell>
          <table:table-cell office:value-type="float" office:value="89">
            <text:p>89</text:p>
          </table:table-cell>
          <table:table-cell table:number-columns-repeated="234"/>
        </table:table-row>
        <table:table-row table:style-name="ro2">
          <table:table-cell office:value-type="float" office:value="719">
            <text:p>7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US-MOZ-00719</text:p>
          </table:table-cell>
          <table:table-cell office:value-type="float" office:value="1050121">
            <text:p>1050121</text:p>
          </table:table-cell>
          <table:table-cell office:value-type="string">
            <text:p>01050121</text:p>
          </table:table-cell>
          <table:table-cell office:value-type="string">
            <text:p>Mufa-Boroma</text:p>
          </table:table-cell>
          <table:table-cell office:value-type="float" office:value="12">
            <text:p>12</text:p>
          </table:table-cell>
          <table:table-cell office:value-type="string">
            <text:p>NU-075</text:p>
          </table:table-cell>
          <table:table-cell office:value-type="float" office:value="-16.168691">
            <text:p>-16.168691</text:p>
          </table:table-cell>
          <table:table-cell office:value-type="float" office:value="33.6">
            <text:p>33.600000</text:p>
          </table:table-cell>
          <table:table-cell table:number-columns-repeated="10"/>
          <table:table-cell table:formula="of:=VLOOKUP([.I720];[NE.$F$2:.$Q$160];2;0)" office:value-type="float" office:value="89">
            <text:p>89</text:p>
          </table:table-cell>
          <table:table-cell office:value-type="float" office:value="89">
            <text:p>89</text:p>
          </table:table-cell>
          <table:table-cell table:number-columns-repeated="234"/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US-MOZ-00720</text:p>
          </table:table-cell>
          <table:table-cell office:value-type="float" office:value="1050100">
            <text:p>1050100</text:p>
          </table:table-cell>
          <table:table-cell office:value-type="string">
            <text:p>01050100</text:p>
          </table:table-cell>
          <table:table-cell office:value-type="string">
            <text:p>Hospital Provincial De Tete </text:p>
          </table:table-cell>
          <table:table-cell office:value-type="float" office:value="3">
            <text:p>3</text:p>
          </table:table-cell>
          <table:table-cell office:value-type="string">
            <text:p>NU-075</text:p>
          </table:table-cell>
          <table:table-cell office:value-type="float" office:value="-16.1525">
            <text:p>-16.152500</text:p>
          </table:table-cell>
          <table:table-cell office:value-type="float" office:value="33.5839">
            <text:p>33.583900</text:p>
          </table:table-cell>
          <table:table-cell table:number-columns-repeated="10"/>
          <table:table-cell table:formula="of:=VLOOKUP([.I721];[NE.$F$2:.$Q$160];2;0)" office:value-type="float" office:value="89">
            <text:p>89</text:p>
          </table:table-cell>
          <table:table-cell office:value-type="float" office:value="89">
            <text:p>89</text:p>
          </table:table-cell>
          <table:table-cell table:number-columns-repeated="234"/>
        </table:table-row>
        <table:table-row table:style-name="ro2">
          <table:table-cell office:value-type="float" office:value="721">
            <text:p>7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US-MOZ-00721</text:p>
          </table:table-cell>
          <table:table-cell office:value-type="float" office:value="1050118">
            <text:p>1050118</text:p>
          </table:table-cell>
          <table:table-cell office:value-type="string">
            <text:p>01050118</text:p>
          </table:table-cell>
          <table:table-cell office:value-type="string">
            <text:p>Cadeia</text:p>
          </table:table-cell>
          <table:table-cell office:value-type="float" office:value="13">
            <text:p>13</text:p>
          </table:table-cell>
          <table:table-cell office:value-type="string">
            <text:p>NU-075</text:p>
          </table:table-cell>
          <table:table-cell office:value-type="float" office:value="-16.172891">
            <text:p>-16.172891</text:p>
          </table:table-cell>
          <table:table-cell office:value-type="float" office:value="33.595005">
            <text:p>33.595005</text:p>
          </table:table-cell>
          <table:table-cell table:number-columns-repeated="10"/>
          <table:table-cell table:formula="of:=VLOOKUP([.I722];[NE.$F$2:.$Q$160];2;0)" office:value-type="float" office:value="89">
            <text:p>89</text:p>
          </table:table-cell>
          <table:table-cell office:value-type="float" office:value="89">
            <text:p>89</text:p>
          </table:table-cell>
          <table:table-cell table:number-columns-repeated="234"/>
        </table:table-row>
        <table:table-row table:style-name="ro2">
          <table:table-cell office:value-type="float" office:value="722">
            <text:p>7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US-MOZ-00722</text:p>
          </table:table-cell>
          <table:table-cell office:value-type="float" office:value="1050109">
            <text:p>1050109</text:p>
          </table:table-cell>
          <table:table-cell office:value-type="string">
            <text:p>01050109</text:p>
          </table:table-cell>
          <table:table-cell office:value-type="string">
            <text:p>Nº 1 - Bairro Magaia</text:p>
          </table:table-cell>
          <table:table-cell office:value-type="float" office:value="9">
            <text:p>9</text:p>
          </table:table-cell>
          <table:table-cell office:value-type="string">
            <text:p>NU-075</text:p>
          </table:table-cell>
          <table:table-cell office:value-type="float" office:value="-16.1477">
            <text:p>-16.147700</text:p>
          </table:table-cell>
          <table:table-cell office:value-type="float" office:value="33.5786">
            <text:p>33.578600</text:p>
          </table:table-cell>
          <table:table-cell table:number-columns-repeated="10"/>
          <table:table-cell table:formula="of:=VLOOKUP([.I723];[NE.$F$2:.$Q$160];2;0)" office:value-type="float" office:value="89">
            <text:p>89</text:p>
          </table:table-cell>
          <table:table-cell office:value-type="float" office:value="89">
            <text:p>89</text:p>
          </table:table-cell>
          <table:table-cell table:number-columns-repeated="234"/>
        </table:table-row>
        <table:table-row table:style-name="ro2">
          <table:table-cell office:value-type="float" office:value="723">
            <text:p>7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US-MOZ-00723</text:p>
          </table:table-cell>
          <table:table-cell office:value-type="float" office:value="1050108">
            <text:p>1050108</text:p>
          </table:table-cell>
          <table:table-cell office:value-type="string">
            <text:p>01050108</text:p>
          </table:table-cell>
          <table:table-cell office:value-type="string">
            <text:p>Boroma</text:p>
          </table:table-cell>
          <table:table-cell office:value-type="float" office:value="12">
            <text:p>12</text:p>
          </table:table-cell>
          <table:table-cell office:value-type="string">
            <text:p>NU-075</text:p>
          </table:table-cell>
          <table:table-cell office:value-type="float" office:value="-16.169481">
            <text:p>-16.169481</text:p>
          </table:table-cell>
          <table:table-cell office:value-type="float" office:value="33.599803">
            <text:p>33.599803</text:p>
          </table:table-cell>
          <table:table-cell table:number-columns-repeated="10"/>
          <table:table-cell table:formula="of:=VLOOKUP([.I724];[NE.$F$2:.$Q$160];2;0)" office:value-type="float" office:value="89">
            <text:p>89</text:p>
          </table:table-cell>
          <table:table-cell office:value-type="float" office:value="89">
            <text:p>89</text:p>
          </table:table-cell>
          <table:table-cell table:number-columns-repeated="234"/>
        </table:table-row>
        <table:table-row table:style-name="ro2">
          <table:table-cell office:value-type="float" office:value="724">
            <text:p>7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US-MOZ-00724</text:p>
          </table:table-cell>
          <table:table-cell office:value-type="float" office:value="1050107">
            <text:p>1050107</text:p>
          </table:table-cell>
          <table:table-cell office:value-type="string">
            <text:p>01050107</text:p>
          </table:table-cell>
          <table:table-cell office:value-type="string">
            <text:p>Matundo</text:p>
          </table:table-cell>
          <table:table-cell office:value-type="float" office:value="12">
            <text:p>12</text:p>
          </table:table-cell>
          <table:table-cell office:value-type="string">
            <text:p>NU-075</text:p>
          </table:table-cell>
          <table:table-cell office:value-type="float" office:value="-16.157245">
            <text:p>-16.157245</text:p>
          </table:table-cell>
          <table:table-cell office:value-type="float" office:value="33.606449">
            <text:p>33.606449</text:p>
          </table:table-cell>
          <table:table-cell table:number-columns-repeated="10"/>
          <table:table-cell table:formula="of:=VLOOKUP([.I725];[NE.$F$2:.$Q$160];2;0)" office:value-type="float" office:value="89">
            <text:p>89</text:p>
          </table:table-cell>
          <table:table-cell office:value-type="float" office:value="89">
            <text:p>89</text:p>
          </table:table-cell>
          <table:table-cell table:number-columns-repeated="234"/>
        </table:table-row>
        <table:table-row table:style-name="ro2">
          <table:table-cell office:value-type="float" office:value="725">
            <text:p>7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US-MOZ-00725</text:p>
          </table:table-cell>
          <table:table-cell office:value-type="float" office:value="1050106">
            <text:p>1050106</text:p>
          </table:table-cell>
          <table:table-cell office:value-type="string">
            <text:p>01050106</text:p>
          </table:table-cell>
          <table:table-cell office:value-type="string">
            <text:p>Nº 4 - Bairro Muthemba</text:p>
          </table:table-cell>
          <table:table-cell office:value-type="float" office:value="8">
            <text:p>8</text:p>
          </table:table-cell>
          <table:table-cell office:value-type="string">
            <text:p>NU-075</text:p>
          </table:table-cell>
          <table:table-cell office:value-type="float" office:value="-16.1586">
            <text:p>-16.158600</text:p>
          </table:table-cell>
          <table:table-cell office:value-type="float" office:value="33.5656">
            <text:p>33.565600</text:p>
          </table:table-cell>
          <table:table-cell table:number-columns-repeated="10"/>
          <table:table-cell table:formula="of:=VLOOKUP([.I726];[NE.$F$2:.$Q$160];2;0)" office:value-type="float" office:value="89">
            <text:p>89</text:p>
          </table:table-cell>
          <table:table-cell office:value-type="float" office:value="89">
            <text:p>89</text:p>
          </table:table-cell>
          <table:table-cell table:number-columns-repeated="234"/>
        </table:table-row>
        <table:table-row table:style-name="ro2">
          <table:table-cell office:value-type="float" office:value="726">
            <text:p>72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US-MOZ-00726</text:p>
          </table:table-cell>
          <table:table-cell office:value-type="float" office:value="1050120">
            <text:p>1050120</text:p>
          </table:table-cell>
          <table:table-cell office:value-type="string">
            <text:p>01050120</text:p>
          </table:table-cell>
          <table:table-cell office:value-type="string">
            <text:p>M'Padue</text:p>
          </table:table-cell>
          <table:table-cell office:value-type="float" office:value="12">
            <text:p>12</text:p>
          </table:table-cell>
          <table:table-cell office:value-type="string">
            <text:p>NU-075</text:p>
          </table:table-cell>
          <table:table-cell office:value-type="float" office:value="-16.2022">
            <text:p>-16.202200</text:p>
          </table:table-cell>
          <table:table-cell office:value-type="float" office:value="33.5994">
            <text:p>33.599400</text:p>
          </table:table-cell>
          <table:table-cell table:number-columns-repeated="10"/>
          <table:table-cell table:formula="of:=VLOOKUP([.I727];[NE.$F$2:.$Q$160];2;0)" office:value-type="float" office:value="89">
            <text:p>89</text:p>
          </table:table-cell>
          <table:table-cell office:value-type="float" office:value="89">
            <text:p>89</text:p>
          </table:table-cell>
          <table:table-cell table:number-columns-repeated="234"/>
        </table:table-row>
        <table:table-row table:style-name="ro2">
          <table:table-cell office:value-type="float" office:value="727">
            <text:p>7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US-MOZ-00727</text:p>
          </table:table-cell>
          <table:table-cell office:value-type="float" office:value="1050110">
            <text:p>1050110</text:p>
          </table:table-cell>
          <table:table-cell office:value-type="string">
            <text:p>01050110</text:p>
          </table:table-cell>
          <table:table-cell office:value-type="string">
            <text:p>Nº 2 - Bairro Matundo</text:p>
          </table:table-cell>
          <table:table-cell office:value-type="float" office:value="8">
            <text:p>8</text:p>
          </table:table-cell>
          <table:table-cell office:value-type="string">
            <text:p>NU-075</text:p>
          </table:table-cell>
          <table:table-cell office:value-type="float" office:value="-16.143">
            <text:p>-16.143000</text:p>
          </table:table-cell>
          <table:table-cell office:value-type="float" office:value="33.6086">
            <text:p>33.608600</text:p>
          </table:table-cell>
          <table:table-cell table:number-columns-repeated="10"/>
          <table:table-cell table:formula="of:=VLOOKUP([.I728];[NE.$F$2:.$Q$160];2;0)" office:value-type="float" office:value="89">
            <text:p>89</text:p>
          </table:table-cell>
          <table:table-cell office:value-type="float" office:value="89">
            <text:p>89</text:p>
          </table:table-cell>
          <table:table-cell table:number-columns-repeated="234"/>
        </table:table-row>
        <table:table-row table:style-name="ro2">
          <table:table-cell office:value-type="float" office:value="728">
            <text:p>7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US-MOZ-00728</text:p>
          </table:table-cell>
          <table:table-cell office:value-type="float" office:value="1050123">
            <text:p>1050123</text:p>
          </table:table-cell>
          <table:table-cell office:value-type="string">
            <text:p>010501?</text:p>
          </table:table-cell>
          <table:table-cell office:value-type="string">
            <text:p>Cachembe </text:p>
          </table:table-cell>
          <table:table-cell office:value-type="float" office:value="12">
            <text:p>12</text:p>
          </table:table-cell>
          <table:table-cell office:value-type="string">
            <text:p>NU-075</text:p>
          </table:table-cell>
          <table:table-cell office:value-type="float" office:value="-16.143575">
            <text:p>-16.143575</text:p>
          </table:table-cell>
          <table:table-cell office:value-type="float" office:value="33.584357">
            <text:p>33.584357</text:p>
          </table:table-cell>
          <table:table-cell table:number-columns-repeated="10"/>
          <table:table-cell table:formula="of:=VLOOKUP([.I729];[NE.$F$2:.$Q$160];2;0)" office:value-type="float" office:value="89">
            <text:p>89</text:p>
          </table:table-cell>
          <table:table-cell office:value-type="float" office:value="89">
            <text:p>89</text:p>
          </table:table-cell>
          <table:table-cell table:number-columns-repeated="234"/>
        </table:table-row>
        <table:table-row table:style-name="ro2">
          <table:table-cell office:value-type="float" office:value="729">
            <text:p>7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US-MOZ-00729</text:p>
          </table:table-cell>
          <table:table-cell office:value-type="float" office:value="1050124">
            <text:p>1050124</text:p>
          </table:table-cell>
          <table:table-cell office:value-type="string">
            <text:p>010501?</text:p>
          </table:table-cell>
          <table:table-cell office:value-type="string">
            <text:p>Marara</text:p>
          </table:table-cell>
          <table:table-cell office:value-type="float" office:value="12">
            <text:p>12</text:p>
          </table:table-cell>
          <table:table-cell office:value-type="string">
            <text:p>NU-075</text:p>
          </table:table-cell>
          <table:table-cell office:value-type="float" office:value="-16.130668">
            <text:p>-16.130668</text:p>
          </table:table-cell>
          <table:table-cell office:value-type="float" office:value="33.554836">
            <text:p>33.554836</text:p>
          </table:table-cell>
          <table:table-cell table:number-columns-repeated="10"/>
          <table:table-cell table:formula="of:=VLOOKUP([.I730];[NE.$F$2:.$Q$160];2;0)" office:value-type="float" office:value="89">
            <text:p>89</text:p>
          </table:table-cell>
          <table:table-cell office:value-type="float" office:value="89">
            <text:p>89</text:p>
          </table:table-cell>
          <table:table-cell table:number-columns-repeated="234"/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US-MOZ-00730</text:p>
          </table:table-cell>
          <table:table-cell office:value-type="float" office:value="1050125">
            <text:p>1050125</text:p>
          </table:table-cell>
          <table:table-cell office:value-type="string">
            <text:p>010501?</text:p>
          </table:table-cell>
          <table:table-cell office:value-type="string">
            <text:p>M'Saua</text:p>
          </table:table-cell>
          <table:table-cell office:value-type="float" office:value="12">
            <text:p>12</text:p>
          </table:table-cell>
          <table:table-cell office:value-type="string">
            <text:p>NU-075</text:p>
          </table:table-cell>
          <table:table-cell office:value-type="float" office:value="-16.169387">
            <text:p>-16.169387</text:p>
          </table:table-cell>
          <table:table-cell office:value-type="float" office:value="33.614178">
            <text:p>33.614178</text:p>
          </table:table-cell>
          <table:table-cell table:number-columns-repeated="10"/>
          <table:table-cell table:formula="of:=VLOOKUP([.I731];[NE.$F$2:.$Q$160];2;0)" office:value-type="float" office:value="89">
            <text:p>89</text:p>
          </table:table-cell>
          <table:table-cell office:value-type="float" office:value="89">
            <text:p>89</text:p>
          </table:table-cell>
          <table:table-cell table:number-columns-repeated="234"/>
        </table:table-row>
        <table:table-row table:style-name="ro2">
          <table:table-cell office:value-type="float" office:value="731">
            <text:p>73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US-MOZ-00731</text:p>
          </table:table-cell>
          <table:table-cell office:value-type="float" office:value="1050126">
            <text:p>1050126</text:p>
          </table:table-cell>
          <table:table-cell office:value-type="string">
            <text:p>010501?</text:p>
          </table:table-cell>
          <table:table-cell office:value-type="string">
            <text:p>Matambo</text:p>
          </table:table-cell>
          <table:table-cell office:value-type="float" office:value="12">
            <text:p>12</text:p>
          </table:table-cell>
          <table:table-cell office:value-type="string">
            <text:p>NU-075</text:p>
          </table:table-cell>
          <table:table-cell office:value-type="float" office:value="-16.185492">
            <text:p>-16.185492</text:p>
          </table:table-cell>
          <table:table-cell office:value-type="float" office:value="33.603695">
            <text:p>33.603695</text:p>
          </table:table-cell>
          <table:table-cell table:number-columns-repeated="10"/>
          <table:table-cell table:formula="of:=VLOOKUP([.I732];[NE.$F$2:.$Q$160];2;0)" office:value-type="float" office:value="89">
            <text:p>89</text:p>
          </table:table-cell>
          <table:table-cell office:value-type="float" office:value="89">
            <text:p>89</text:p>
          </table:table-cell>
          <table:table-cell table:number-columns-repeated="234"/>
        </table:table-row>
        <table:table-row table:style-name="ro2">
          <table:table-cell office:value-type="float" office:value="732">
            <text:p>7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US-MOZ-00732</text:p>
          </table:table-cell>
          <table:table-cell office:value-type="float" office:value="1050127">
            <text:p>1050127</text:p>
          </table:table-cell>
          <table:table-cell office:value-type="string">
            <text:p>010501?</text:p>
          </table:table-cell>
          <table:table-cell office:value-type="string">
            <text:p>M'Palamabue</text:p>
          </table:table-cell>
          <table:table-cell office:value-type="float" office:value="12">
            <text:p>12</text:p>
          </table:table-cell>
          <table:table-cell office:value-type="string">
            <text:p>NU-075</text:p>
          </table:table-cell>
          <table:table-cell office:value-type="float" office:value="-16.176963">
            <text:p>-16.176963</text:p>
          </table:table-cell>
          <table:table-cell office:value-type="float" office:value="33.608296">
            <text:p>33.608296</text:p>
          </table:table-cell>
          <table:table-cell table:number-columns-repeated="10"/>
          <table:table-cell table:formula="of:=VLOOKUP([.I733];[NE.$F$2:.$Q$160];2;0)" office:value-type="float" office:value="89">
            <text:p>89</text:p>
          </table:table-cell>
          <table:table-cell office:value-type="float" office:value="89">
            <text:p>89</text:p>
          </table:table-cell>
          <table:table-cell table:number-columns-repeated="234"/>
        </table:table-row>
        <table:table-row table:style-name="ro2">
          <table:table-cell office:value-type="float" office:value="733">
            <text:p>73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US-MOZ-00733</text:p>
          </table:table-cell>
          <table:table-cell office:value-type="float" office:value="1050213">
            <text:p>1050213</text:p>
          </table:table-cell>
          <table:table-cell office:value-type="string">
            <text:p>01050213</text:p>
          </table:table-cell>
          <table:table-cell office:value-type="string">
            <text:p>Vila Velha</text:p>
          </table:table-cell>
          <table:table-cell office:value-type="float" office:value="12">
            <text:p>12</text:p>
          </table:table-cell>
          <table:table-cell office:value-type="string">
            <text:p>NU-073</text:p>
          </table:table-cell>
          <table:table-cell office:value-type="float" office:value="-14.5739">
            <text:p>-14.573900</text:p>
          </table:table-cell>
          <table:table-cell office:value-type="float" office:value="34.3058">
            <text:p>34.305800</text:p>
          </table:table-cell>
          <table:table-cell table:number-columns-repeated="10"/>
          <table:table-cell table:formula="of:=VLOOKUP([.I734];[NE.$F$2:.$Q$160];2;0)" office:value-type="float" office:value="77">
            <text:p>77</text:p>
          </table:table-cell>
          <table:table-cell office:value-type="float" office:value="77">
            <text:p>77</text:p>
          </table:table-cell>
          <table:table-cell table:number-columns-repeated="234"/>
        </table:table-row>
        <table:table-row table:style-name="ro2">
          <table:table-cell office:value-type="float" office:value="734">
            <text:p>73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US-MOZ-00734</text:p>
          </table:table-cell>
          <table:table-cell office:value-type="float" office:value="1050214">
            <text:p>1050214</text:p>
          </table:table-cell>
          <table:table-cell office:value-type="string">
            <text:p>01050214</text:p>
          </table:table-cell>
          <table:table-cell office:value-type="string">
            <text:p>Mpandula</text:p>
          </table:table-cell>
          <table:table-cell office:value-type="float" office:value="12">
            <text:p>12</text:p>
          </table:table-cell>
          <table:table-cell office:value-type="string">
            <text:p>NU-073</text:p>
          </table:table-cell>
          <table:table-cell office:value-type="float" office:value="-14.6083">
            <text:p>-14.608300</text:p>
          </table:table-cell>
          <table:table-cell office:value-type="float" office:value="33.8561">
            <text:p>33.856100</text:p>
          </table:table-cell>
          <table:table-cell table:number-columns-repeated="10"/>
          <table:table-cell table:formula="of:=VLOOKUP([.I735];[NE.$F$2:.$Q$160];2;0)" office:value-type="float" office:value="77">
            <text:p>77</text:p>
          </table:table-cell>
          <table:table-cell office:value-type="float" office:value="77">
            <text:p>77</text:p>
          </table:table-cell>
          <table:table-cell table:number-columns-repeated="234"/>
        </table:table-row>
        <table:table-row table:style-name="ro2">
          <table:table-cell office:value-type="float" office:value="735">
            <text:p>73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US-MOZ-00735</text:p>
          </table:table-cell>
          <table:table-cell office:value-type="float" office:value="1050200">
            <text:p>1050200</text:p>
          </table:table-cell>
          <table:table-cell office:value-type="string">
            <text:p>01050200</text:p>
          </table:table-cell>
          <table:table-cell office:value-type="string">
            <text:p>Ulónguè</text:p>
          </table:table-cell>
          <table:table-cell office:value-type="float" office:value="5">
            <text:p>5</text:p>
          </table:table-cell>
          <table:table-cell office:value-type="string">
            <text:p>NU-073</text:p>
          </table:table-cell>
          <table:table-cell office:value-type="float" office:value="-14.7231">
            <text:p>-14.723100</text:p>
          </table:table-cell>
          <table:table-cell office:value-type="float" office:value="34.3631">
            <text:p>34.363100</text:p>
          </table:table-cell>
          <table:table-cell table:number-columns-repeated="10"/>
          <table:table-cell table:formula="of:=VLOOKUP([.I736];[NE.$F$2:.$Q$160];2;0)" office:value-type="float" office:value="77">
            <text:p>77</text:p>
          </table:table-cell>
          <table:table-cell office:value-type="float" office:value="77">
            <text:p>77</text:p>
          </table:table-cell>
          <table:table-cell table:number-columns-repeated="234"/>
        </table:table-row>
        <table:table-row table:style-name="ro2">
          <table:table-cell office:value-type="float" office:value="736">
            <text:p>73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US-MOZ-00736</text:p>
          </table:table-cell>
          <table:table-cell office:value-type="float" office:value="1050207">
            <text:p>1050207</text:p>
          </table:table-cell>
          <table:table-cell office:value-type="string">
            <text:p>01050207</text:p>
          </table:table-cell>
          <table:table-cell office:value-type="string">
            <text:p>Dómue</text:p>
          </table:table-cell>
          <table:table-cell office:value-type="float" office:value="11">
            <text:p>11</text:p>
          </table:table-cell>
          <table:table-cell office:value-type="string">
            <text:p>NU-073</text:p>
          </table:table-cell>
          <table:table-cell office:value-type="float" office:value="-14.5306">
            <text:p>-14.530600</text:p>
          </table:table-cell>
          <table:table-cell office:value-type="float" office:value="34.0855">
            <text:p>34.085500</text:p>
          </table:table-cell>
          <table:table-cell table:number-columns-repeated="10"/>
          <table:table-cell table:formula="of:=VLOOKUP([.I737];[NE.$F$2:.$Q$160];2;0)" office:value-type="float" office:value="77">
            <text:p>77</text:p>
          </table:table-cell>
          <table:table-cell office:value-type="float" office:value="77">
            <text:p>77</text:p>
          </table:table-cell>
          <table:table-cell table:number-columns-repeated="234"/>
        </table:table-row>
        <table:table-row table:style-name="ro2">
          <table:table-cell office:value-type="float" office:value="737">
            <text:p>7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US-MOZ-00737</text:p>
          </table:table-cell>
          <table:table-cell office:value-type="float" office:value="1050208">
            <text:p>1050208</text:p>
          </table:table-cell>
          <table:table-cell office:value-type="string">
            <text:p>01050208</text:p>
          </table:table-cell>
          <table:table-cell office:value-type="string">
            <text:p>Chimwala</text:p>
          </table:table-cell>
          <table:table-cell office:value-type="float" office:value="12">
            <text:p>12</text:p>
          </table:table-cell>
          <table:table-cell office:value-type="string">
            <text:p>NU-073</text:p>
          </table:table-cell>
          <table:table-cell office:value-type="float" office:value="-14.7714">
            <text:p>-14.771400</text:p>
          </table:table-cell>
          <table:table-cell office:value-type="float" office:value="34.2792">
            <text:p>34.279200</text:p>
          </table:table-cell>
          <table:table-cell table:number-columns-repeated="10"/>
          <table:table-cell table:formula="of:=VLOOKUP([.I738];[NE.$F$2:.$Q$160];2;0)" office:value-type="float" office:value="77">
            <text:p>77</text:p>
          </table:table-cell>
          <table:table-cell office:value-type="float" office:value="77">
            <text:p>77</text:p>
          </table:table-cell>
          <table:table-cell table:number-columns-repeated="234"/>
        </table:table-row>
        <table:table-row table:style-name="ro2">
          <table:table-cell office:value-type="float" office:value="738">
            <text:p>73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US-MOZ-00738</text:p>
          </table:table-cell>
          <table:table-cell office:value-type="float" office:value="1050212">
            <text:p>1050212</text:p>
          </table:table-cell>
          <table:table-cell office:value-type="string">
            <text:p>01050212</text:p>
          </table:table-cell>
          <table:table-cell office:value-type="string">
            <text:p>Seze</text:p>
          </table:table-cell>
          <table:table-cell office:value-type="float" office:value="12">
            <text:p>12</text:p>
          </table:table-cell>
          <table:table-cell office:value-type="string">
            <text:p>NU-073</text:p>
          </table:table-cell>
          <table:table-cell office:value-type="float" office:value="-14.4922">
            <text:p>-14.492200</text:p>
          </table:table-cell>
          <table:table-cell office:value-type="float" office:value="34.1617">
            <text:p>34.161700</text:p>
          </table:table-cell>
          <table:table-cell table:number-columns-repeated="10"/>
          <table:table-cell table:formula="of:=VLOOKUP([.I739];[NE.$F$2:.$Q$160];2;0)" office:value-type="float" office:value="77">
            <text:p>77</text:p>
          </table:table-cell>
          <table:table-cell office:value-type="float" office:value="77">
            <text:p>77</text:p>
          </table:table-cell>
          <table:table-cell table:number-columns-repeated="234"/>
        </table:table-row>
        <table:table-row table:style-name="ro2">
          <table:table-cell office:value-type="float" office:value="739">
            <text:p>73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US-MOZ-00739</text:p>
          </table:table-cell>
          <table:table-cell office:value-type="float" office:value="1050209">
            <text:p>1050209</text:p>
          </table:table-cell>
          <table:table-cell office:value-type="string">
            <text:p>01050209</text:p>
          </table:table-cell>
          <table:table-cell office:value-type="string">
            <text:p>Fonte Boa</text:p>
          </table:table-cell>
          <table:table-cell office:value-type="float" office:value="12">
            <text:p>12</text:p>
          </table:table-cell>
          <table:table-cell office:value-type="string">
            <text:p>NU-073</text:p>
          </table:table-cell>
          <table:table-cell office:value-type="float" office:value="-14.8495">
            <text:p>-14.849500</text:p>
          </table:table-cell>
          <table:table-cell office:value-type="float" office:value="34.5278">
            <text:p>34.527800</text:p>
          </table:table-cell>
          <table:table-cell table:number-columns-repeated="10"/>
          <table:table-cell table:formula="of:=VLOOKUP([.I740];[NE.$F$2:.$Q$160];2;0)" office:value-type="float" office:value="77">
            <text:p>77</text:p>
          </table:table-cell>
          <table:table-cell office:value-type="float" office:value="77">
            <text:p>77</text:p>
          </table:table-cell>
          <table:table-cell table:number-columns-repeated="234"/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US-MOZ-00740</text:p>
          </table:table-cell>
          <table:table-cell office:value-type="float" office:value="1050210">
            <text:p>1050210</text:p>
          </table:table-cell>
          <table:table-cell office:value-type="string">
            <text:p>01050210</text:p>
          </table:table-cell>
          <table:table-cell office:value-type="string">
            <text:p>Lifidzi</text:p>
          </table:table-cell>
          <table:table-cell office:value-type="float" office:value="12">
            <text:p>12</text:p>
          </table:table-cell>
          <table:table-cell office:value-type="string">
            <text:p>NU-073</text:p>
          </table:table-cell>
          <table:table-cell office:value-type="float" office:value="-14.5547">
            <text:p>-14.554700</text:p>
          </table:table-cell>
          <table:table-cell office:value-type="float" office:value="34.2386">
            <text:p>34.238600</text:p>
          </table:table-cell>
          <table:table-cell table:number-columns-repeated="10"/>
          <table:table-cell table:formula="of:=VLOOKUP([.I741];[NE.$F$2:.$Q$160];2;0)" office:value-type="float" office:value="77">
            <text:p>77</text:p>
          </table:table-cell>
          <table:table-cell office:value-type="float" office:value="77">
            <text:p>77</text:p>
          </table:table-cell>
          <table:table-cell table:number-columns-repeated="234"/>
        </table:table-row>
        <table:table-row table:style-name="ro2">
          <table:table-cell office:value-type="float" office:value="741">
            <text:p>74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US-MOZ-00741</text:p>
          </table:table-cell>
          <table:table-cell office:value-type="float" office:value="1050211">
            <text:p>1050211</text:p>
          </table:table-cell>
          <table:table-cell office:value-type="string">
            <text:p>01050211</text:p>
          </table:table-cell>
          <table:table-cell office:value-type="string">
            <text:p>Mpenha</text:p>
          </table:table-cell>
          <table:table-cell office:value-type="float" office:value="12">
            <text:p>12</text:p>
          </table:table-cell>
          <table:table-cell office:value-type="string">
            <text:p>NU-073</text:p>
          </table:table-cell>
          <table:table-cell office:value-type="float" office:value="-14.5933">
            <text:p>-14.593300</text:p>
          </table:table-cell>
          <table:table-cell office:value-type="float" office:value="34.4231">
            <text:p>34.423100</text:p>
          </table:table-cell>
          <table:table-cell table:number-columns-repeated="10"/>
          <table:table-cell table:formula="of:=VLOOKUP([.I742];[NE.$F$2:.$Q$160];2;0)" office:value-type="float" office:value="77">
            <text:p>77</text:p>
          </table:table-cell>
          <table:table-cell office:value-type="float" office:value="77">
            <text:p>77</text:p>
          </table:table-cell>
          <table:table-cell table:number-columns-repeated="234"/>
        </table:table-row>
        <table:table-row table:style-name="ro2">
          <table:table-cell office:value-type="float" office:value="742">
            <text:p>74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US-MOZ-00742</text:p>
          </table:table-cell>
          <table:table-cell office:value-type="float" office:value="1050215">
            <text:p>1050215</text:p>
          </table:table-cell>
          <table:table-cell office:value-type="string">
            <text:p>010502?</text:p>
          </table:table-cell>
          <table:table-cell office:value-type="string">
            <text:p>Ulónguè</text:p>
          </table:table-cell>
          <table:table-cell office:value-type="float" office:value="9">
            <text:p>9</text:p>
          </table:table-cell>
          <table:table-cell office:value-type="string">
            <text:p>NU-073</text:p>
          </table:table-cell>
          <table:table-cell office:value-type="float" office:value="-14.73615">
            <text:p>-14.736150</text:p>
          </table:table-cell>
          <table:table-cell office:value-type="float" office:value="34.36942">
            <text:p>34.369420</text:p>
          </table:table-cell>
          <table:table-cell table:number-columns-repeated="10"/>
          <table:table-cell table:formula="of:=VLOOKUP([.I743];[NE.$F$2:.$Q$160];2;0)" office:value-type="float" office:value="77">
            <text:p>77</text:p>
          </table:table-cell>
          <table:table-cell office:value-type="float" office:value="77">
            <text:p>77</text:p>
          </table:table-cell>
          <table:table-cell table:number-columns-repeated="234"/>
        </table:table-row>
        <table:table-row table:style-name="ro2">
          <table:table-cell office:value-type="float" office:value="743">
            <text:p>74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US-MOZ-00743</text:p>
          </table:table-cell>
          <table:table-cell office:value-type="float" office:value="1050216">
            <text:p>1050216</text:p>
          </table:table-cell>
          <table:table-cell office:value-type="string">
            <text:p>010502?</text:p>
          </table:table-cell>
          <table:table-cell office:value-type="string">
            <text:p>Catando</text:p>
          </table:table-cell>
          <table:table-cell office:value-type="float" office:value="9">
            <text:p>9</text:p>
          </table:table-cell>
          <table:table-cell office:value-type="string">
            <text:p>NU-073</text:p>
          </table:table-cell>
          <table:table-cell office:value-type="float" office:value="-14.646124">
            <text:p>-14.646124</text:p>
          </table:table-cell>
          <table:table-cell office:value-type="float" office:value="34.327687">
            <text:p>34.327687</text:p>
          </table:table-cell>
          <table:table-cell table:number-columns-repeated="10"/>
          <table:table-cell table:formula="of:=VLOOKUP([.I744];[NE.$F$2:.$Q$160];2;0)" office:value-type="float" office:value="77">
            <text:p>77</text:p>
          </table:table-cell>
          <table:table-cell office:value-type="float" office:value="77">
            <text:p>77</text:p>
          </table:table-cell>
          <table:table-cell table:number-columns-repeated="234"/>
        </table:table-row>
        <table:table-row table:style-name="ro2">
          <table:table-cell office:value-type="float" office:value="744">
            <text:p>74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US-MOZ-00744</text:p>
          </table:table-cell>
          <table:table-cell office:value-type="float" office:value="1050321">
            <text:p>1050321</text:p>
          </table:table-cell>
          <table:table-cell office:value-type="string">
            <text:p>01050321</text:p>
          </table:table-cell>
          <table:table-cell office:value-type="string">
            <text:p>Thaca</text:p>
          </table:table-cell>
          <table:table-cell office:value-type="float" office:value="13">
            <text:p>13</text:p>
          </table:table-cell>
          <table:table-cell office:value-type="string">
            <text:p>NU-072</text:p>
          </table:table-cell>
          <table:table-cell office:value-type="float" office:value="-15.657674">
            <text:p>-15.657674</text:p>
          </table:table-cell>
          <table:table-cell office:value-type="float" office:value="32.536521">
            <text:p>32.536521</text:p>
          </table:table-cell>
          <table:table-cell table:number-columns-repeated="10"/>
          <table:table-cell table:formula="of:=VLOOKUP([.I745];[NE.$F$2:.$Q$160];2;0)" office:value-type="float" office:value="78">
            <text:p>78</text:p>
          </table:table-cell>
          <table:table-cell office:value-type="float" office:value="78">
            <text:p>78</text:p>
          </table:table-cell>
          <table:table-cell table:number-columns-repeated="234"/>
        </table:table-row>
        <table:table-row table:style-name="ro2">
          <table:table-cell office:value-type="float" office:value="745">
            <text:p>74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US-MOZ-00745</text:p>
          </table:table-cell>
          <table:table-cell office:value-type="float" office:value="1050306">
            <text:p>1050306</text:p>
          </table:table-cell>
          <table:table-cell office:value-type="string">
            <text:p>01050306</text:p>
          </table:table-cell>
          <table:table-cell office:value-type="string">
            <text:p>Chinhanda</text:p>
          </table:table-cell>
          <table:table-cell office:value-type="float" office:value="12">
            <text:p>12</text:p>
          </table:table-cell>
          <table:table-cell office:value-type="string">
            <text:p>NU-072</text:p>
          </table:table-cell>
          <table:table-cell office:value-type="float" office:value="-15.7116">
            <text:p>-15.711600</text:p>
          </table:table-cell>
          <table:table-cell office:value-type="float" office:value="32.6834">
            <text:p>32.683400</text:p>
          </table:table-cell>
          <table:table-cell table:number-columns-repeated="10"/>
          <table:table-cell table:formula="of:=VLOOKUP([.I746];[NE.$F$2:.$Q$160];2;0)" office:value-type="float" office:value="78">
            <text:p>78</text:p>
          </table:table-cell>
          <table:table-cell office:value-type="float" office:value="78">
            <text:p>78</text:p>
          </table:table-cell>
          <table:table-cell table:number-columns-repeated="234"/>
        </table:table-row>
        <table:table-row table:style-name="ro2">
          <table:table-cell office:value-type="float" office:value="746">
            <text:p>74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US-MOZ-00746</text:p>
          </table:table-cell>
          <table:table-cell office:value-type="float" office:value="1050301">
            <text:p>1050301</text:p>
          </table:table-cell>
          <table:table-cell office:value-type="string">
            <text:p>01050301</text:p>
          </table:table-cell>
          <table:table-cell office:value-type="string">
            <text:p>Songo</text:p>
          </table:table-cell>
          <table:table-cell office:value-type="float" office:value="5">
            <text:p>5</text:p>
          </table:table-cell>
          <table:table-cell office:value-type="string">
            <text:p>NU-072</text:p>
          </table:table-cell>
          <table:table-cell office:value-type="float" office:value="-15.599">
            <text:p>-15.599000</text:p>
          </table:table-cell>
          <table:table-cell office:value-type="float" office:value="32.7674">
            <text:p>32.767400</text:p>
          </table:table-cell>
          <table:table-cell table:number-columns-repeated="10"/>
          <table:table-cell table:formula="of:=VLOOKUP([.I747];[NE.$F$2:.$Q$160];2;0)" office:value-type="float" office:value="78">
            <text:p>78</text:p>
          </table:table-cell>
          <table:table-cell office:value-type="float" office:value="78">
            <text:p>78</text:p>
          </table:table-cell>
          <table:table-cell table:number-columns-repeated="234"/>
        </table:table-row>
        <table:table-row table:style-name="ro2">
          <table:table-cell office:value-type="float" office:value="747">
            <text:p>74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US-MOZ-00747</text:p>
          </table:table-cell>
          <table:table-cell office:value-type="float" office:value="1050314">
            <text:p>1050314</text:p>
          </table:table-cell>
          <table:table-cell office:value-type="string">
            <text:p>01050314</text:p>
          </table:table-cell>
          <table:table-cell office:value-type="string">
            <text:p>Chipalapala</text:p>
          </table:table-cell>
          <table:table-cell office:value-type="float" office:value="12">
            <text:p>12</text:p>
          </table:table-cell>
          <table:table-cell office:value-type="string">
            <text:p>NU-072</text:p>
          </table:table-cell>
          <table:table-cell office:value-type="float" office:value="-15.6807">
            <text:p>-15.680700</text:p>
          </table:table-cell>
          <table:table-cell office:value-type="float" office:value="32.3985">
            <text:p>32.398500</text:p>
          </table:table-cell>
          <table:table-cell table:number-columns-repeated="10"/>
          <table:table-cell table:formula="of:=VLOOKUP([.I748];[NE.$F$2:.$Q$160];2;0)" office:value-type="float" office:value="78">
            <text:p>78</text:p>
          </table:table-cell>
          <table:table-cell office:value-type="float" office:value="78">
            <text:p>78</text:p>
          </table:table-cell>
          <table:table-cell table:number-columns-repeated="234"/>
        </table:table-row>
        <table:table-row table:style-name="ro2">
          <table:table-cell office:value-type="float" office:value="748">
            <text:p>74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US-MOZ-00748</text:p>
          </table:table-cell>
          <table:table-cell office:value-type="float" office:value="1050313">
            <text:p>1050313</text:p>
          </table:table-cell>
          <table:table-cell office:value-type="string">
            <text:p>01050313</text:p>
          </table:table-cell>
          <table:table-cell office:value-type="string">
            <text:p>Chintholo</text:p>
          </table:table-cell>
          <table:table-cell office:value-type="float" office:value="12">
            <text:p>12</text:p>
          </table:table-cell>
          <table:table-cell office:value-type="string">
            <text:p>NU-072</text:p>
          </table:table-cell>
          <table:table-cell office:value-type="float" office:value="-16.097">
            <text:p>-16.097000</text:p>
          </table:table-cell>
          <table:table-cell office:value-type="float" office:value="32.4745">
            <text:p>32.474500</text:p>
          </table:table-cell>
          <table:table-cell table:number-columns-repeated="10"/>
          <table:table-cell table:formula="of:=VLOOKUP([.I749];[NE.$F$2:.$Q$160];2;0)" office:value-type="float" office:value="78">
            <text:p>78</text:p>
          </table:table-cell>
          <table:table-cell office:value-type="float" office:value="78">
            <text:p>78</text:p>
          </table:table-cell>
          <table:table-cell table:number-columns-repeated="234"/>
        </table:table-row>
        <table:table-row table:style-name="ro2">
          <table:table-cell office:value-type="float" office:value="749">
            <text:p>74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US-MOZ-00749</text:p>
          </table:table-cell>
          <table:table-cell office:value-type="float" office:value="1050312">
            <text:p>1050312</text:p>
          </table:table-cell>
          <table:table-cell office:value-type="string">
            <text:p>01050312</text:p>
          </table:table-cell>
          <table:table-cell office:value-type="string">
            <text:p>Maroeira</text:p>
          </table:table-cell>
          <table:table-cell office:value-type="float" office:value="12">
            <text:p>12</text:p>
          </table:table-cell>
          <table:table-cell office:value-type="string">
            <text:p>NU-072</text:p>
          </table:table-cell>
          <table:table-cell office:value-type="float" office:value="-15.6613">
            <text:p>-15.661300</text:p>
          </table:table-cell>
          <table:table-cell office:value-type="float" office:value="32.8099">
            <text:p>32.809900</text:p>
          </table:table-cell>
          <table:table-cell table:number-columns-repeated="10"/>
          <table:table-cell table:formula="of:=VLOOKUP([.I750];[NE.$F$2:.$Q$160];2;0)" office:value-type="float" office:value="78">
            <text:p>78</text:p>
          </table:table-cell>
          <table:table-cell office:value-type="float" office:value="78">
            <text:p>78</text:p>
          </table:table-cell>
          <table:table-cell table:number-columns-repeated="234"/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US-MOZ-00750</text:p>
          </table:table-cell>
          <table:table-cell office:value-type="float" office:value="1050311">
            <text:p>1050311</text:p>
          </table:table-cell>
          <table:table-cell office:value-type="string">
            <text:p>01050311</text:p>
          </table:table-cell>
          <table:table-cell office:value-type="string">
            <text:p>Songo</text:p>
          </table:table-cell>
          <table:table-cell office:value-type="float" office:value="9">
            <text:p>9</text:p>
          </table:table-cell>
          <table:table-cell office:value-type="string">
            <text:p>NU-072</text:p>
          </table:table-cell>
          <table:table-cell office:value-type="float" office:value="-15.5987">
            <text:p>-15.598700</text:p>
          </table:table-cell>
          <table:table-cell office:value-type="float" office:value="32.7675">
            <text:p>32.767500</text:p>
          </table:table-cell>
          <table:table-cell table:number-columns-repeated="10"/>
          <table:table-cell table:formula="of:=VLOOKUP([.I751];[NE.$F$2:.$Q$160];2;0)" office:value-type="float" office:value="78">
            <text:p>78</text:p>
          </table:table-cell>
          <table:table-cell office:value-type="float" office:value="78">
            <text:p>78</text:p>
          </table:table-cell>
          <table:table-cell table:number-columns-repeated="234"/>
        </table:table-row>
        <table:table-row table:style-name="ro2">
          <table:table-cell office:value-type="float" office:value="751">
            <text:p>75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US-MOZ-00751</text:p>
          </table:table-cell>
          <table:table-cell office:value-type="float" office:value="1050310">
            <text:p>1050310</text:p>
          </table:table-cell>
          <table:table-cell office:value-type="string">
            <text:p>01050310</text:p>
          </table:table-cell>
          <table:table-cell office:value-type="string">
            <text:p>Inhacapiriri</text:p>
          </table:table-cell>
          <table:table-cell office:value-type="float" office:value="12">
            <text:p>12</text:p>
          </table:table-cell>
          <table:table-cell office:value-type="string">
            <text:p>NU-072</text:p>
          </table:table-cell>
          <table:table-cell office:value-type="float" office:value="-15.7002">
            <text:p>-15.700200</text:p>
          </table:table-cell>
          <table:table-cell office:value-type="float" office:value="32.5477">
            <text:p>32.547700</text:p>
          </table:table-cell>
          <table:table-cell table:number-columns-repeated="10"/>
          <table:table-cell table:formula="of:=VLOOKUP([.I752];[NE.$F$2:.$Q$160];2;0)" office:value-type="float" office:value="78">
            <text:p>78</text:p>
          </table:table-cell>
          <table:table-cell office:value-type="float" office:value="78">
            <text:p>78</text:p>
          </table:table-cell>
          <table:table-cell table:number-columns-repeated="234"/>
        </table:table-row>
        <table:table-row table:style-name="ro2">
          <table:table-cell office:value-type="float" office:value="752">
            <text:p>75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US-MOZ-00752</text:p>
          </table:table-cell>
          <table:table-cell office:value-type="float" office:value="1050309">
            <text:p>1050309</text:p>
          </table:table-cell>
          <table:table-cell office:value-type="string">
            <text:p>01050309</text:p>
          </table:table-cell>
          <table:table-cell office:value-type="string">
            <text:p>Chirodzi-Ponte</text:p>
          </table:table-cell>
          <table:table-cell office:value-type="float" office:value="12">
            <text:p>12</text:p>
          </table:table-cell>
          <table:table-cell office:value-type="string">
            <text:p>NU-072</text:p>
          </table:table-cell>
          <table:table-cell office:value-type="float" office:value="-15.85">
            <text:p>-15.850000</text:p>
          </table:table-cell>
          <table:table-cell office:value-type="float" office:value="32.96666667">
            <text:p>32.966667</text:p>
          </table:table-cell>
          <table:table-cell table:number-columns-repeated="10"/>
          <table:table-cell table:formula="of:=VLOOKUP([.I753];[NE.$F$2:.$Q$160];2;0)" office:value-type="float" office:value="78">
            <text:p>78</text:p>
          </table:table-cell>
          <table:table-cell office:value-type="float" office:value="78">
            <text:p>78</text:p>
          </table:table-cell>
          <table:table-cell table:number-columns-repeated="234"/>
        </table:table-row>
        <table:table-row table:style-name="ro2">
          <table:table-cell office:value-type="float" office:value="753">
            <text:p>75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US-MOZ-00753</text:p>
          </table:table-cell>
          <table:table-cell office:value-type="float" office:value="1050308">
            <text:p>1050308</text:p>
          </table:table-cell>
          <table:table-cell office:value-type="string">
            <text:p>01050308</text:p>
          </table:table-cell>
          <table:table-cell office:value-type="string">
            <text:p>Chitima</text:p>
          </table:table-cell>
          <table:table-cell office:value-type="float" office:value="11">
            <text:p>11</text:p>
          </table:table-cell>
          <table:table-cell office:value-type="string">
            <text:p>NU-072</text:p>
          </table:table-cell>
          <table:table-cell office:value-type="float" office:value="-15.7396">
            <text:p>-15.739600</text:p>
          </table:table-cell>
          <table:table-cell office:value-type="float" office:value="32.7691">
            <text:p>32.769100</text:p>
          </table:table-cell>
          <table:table-cell table:number-columns-repeated="10"/>
          <table:table-cell table:formula="of:=VLOOKUP([.I754];[NE.$F$2:.$Q$160];2;0)" office:value-type="float" office:value="78">
            <text:p>78</text:p>
          </table:table-cell>
          <table:table-cell office:value-type="float" office:value="78">
            <text:p>78</text:p>
          </table:table-cell>
          <table:table-cell table:number-columns-repeated="234"/>
        </table:table-row>
        <table:table-row table:style-name="ro2">
          <table:table-cell office:value-type="float" office:value="754">
            <text:p>75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US-MOZ-00754</text:p>
          </table:table-cell>
          <table:table-cell office:value-type="float" office:value="1050399">
            <text:p>1050399</text:p>
          </table:table-cell>
          <table:table-cell office:value-type="string">
            <text:p>010503?</text:p>
          </table:table-cell>
          <table:table-cell office:value-type="string">
            <text:p>Chipera</text:p>
          </table:table-cell>
          <table:table-cell office:value-type="float" office:value="13">
            <text:p>13</text:p>
          </table:table-cell>
          <table:table-cell office:value-type="string">
            <text:p>NU-072</text:p>
          </table:table-cell>
          <table:table-cell office:value-type="float" office:value="-15.644533">
            <text:p>-15.644533</text:p>
          </table:table-cell>
          <table:table-cell office:value-type="float" office:value="32.686727">
            <text:p>32.686727</text:p>
          </table:table-cell>
          <table:table-cell table:number-columns-repeated="10"/>
          <table:table-cell table:formula="of:=VLOOKUP([.I755];[NE.$F$2:.$Q$160];2;0)" office:value-type="float" office:value="78">
            <text:p>78</text:p>
          </table:table-cell>
          <table:table-cell office:value-type="float" office:value="78">
            <text:p>78</text:p>
          </table:table-cell>
          <table:table-cell table:number-columns-repeated="234"/>
        </table:table-row>
        <table:table-row table:style-name="ro2">
          <table:table-cell office:value-type="float" office:value="755">
            <text:p>75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US-MOZ-00755</text:p>
          </table:table-cell>
          <table:table-cell office:value-type="float" office:value="1050316">
            <text:p>1050316</text:p>
          </table:table-cell>
          <table:table-cell office:value-type="string">
            <text:p>010503?</text:p>
          </table:table-cell>
          <table:table-cell office:value-type="string">
            <text:p>Nhandoa</text:p>
          </table:table-cell>
          <table:table-cell office:value-type="float" office:value="13">
            <text:p>13</text:p>
          </table:table-cell>
          <table:table-cell office:value-type="string">
            <text:p>NU-072</text:p>
          </table:table-cell>
          <table:table-cell office:value-type="float" office:value="-15.566361">
            <text:p>-15.566361</text:p>
          </table:table-cell>
          <table:table-cell office:value-type="float" office:value="32.602726">
            <text:p>32.602726</text:p>
          </table:table-cell>
          <table:table-cell table:number-columns-repeated="10"/>
          <table:table-cell table:formula="of:=VLOOKUP([.I756];[NE.$F$2:.$Q$160];2;0)" office:value-type="float" office:value="78">
            <text:p>78</text:p>
          </table:table-cell>
          <table:table-cell office:value-type="float" office:value="78">
            <text:p>78</text:p>
          </table:table-cell>
          <table:table-cell table:number-columns-repeated="234"/>
        </table:table-row>
        <table:table-row table:style-name="ro2">
          <table:table-cell office:value-type="float" office:value="756">
            <text:p>75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US-MOZ-00756</text:p>
          </table:table-cell>
          <table:table-cell office:value-type="float" office:value="1050315">
            <text:p>1050315</text:p>
          </table:table-cell>
          <table:table-cell office:value-type="string">
            <text:p>010503?</text:p>
          </table:table-cell>
          <table:table-cell office:value-type="string">
            <text:p>Jeque</text:p>
          </table:table-cell>
          <table:table-cell office:value-type="float" office:value="13">
            <text:p>13</text:p>
          </table:table-cell>
          <table:table-cell office:value-type="string">
            <text:p>NU-072</text:p>
          </table:table-cell>
          <table:table-cell office:value-type="float" office:value="-15.638707">
            <text:p>-15.638707</text:p>
          </table:table-cell>
          <table:table-cell office:value-type="float" office:value="32.689007">
            <text:p>32.689007</text:p>
          </table:table-cell>
          <table:table-cell table:number-columns-repeated="10"/>
          <table:table-cell table:formula="of:=VLOOKUP([.I757];[NE.$F$2:.$Q$160];2;0)" office:value-type="float" office:value="78">
            <text:p>78</text:p>
          </table:table-cell>
          <table:table-cell office:value-type="float" office:value="78">
            <text:p>78</text:p>
          </table:table-cell>
          <table:table-cell table:number-columns-repeated="234"/>
        </table:table-row>
        <table:table-row table:style-name="ro2">
          <table:table-cell office:value-type="float" office:value="757">
            <text:p>75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US-MOZ-00757</text:p>
          </table:table-cell>
          <table:table-cell office:value-type="float" office:value="1050317">
            <text:p>1050317</text:p>
          </table:table-cell>
          <table:table-cell office:value-type="string">
            <text:p>010503?</text:p>
          </table:table-cell>
          <table:table-cell office:value-type="string">
            <text:p>Mulingue</text:p>
          </table:table-cell>
          <table:table-cell office:value-type="float" office:value="12">
            <text:p>12</text:p>
          </table:table-cell>
          <table:table-cell office:value-type="string">
            <text:p>NU-072</text:p>
          </table:table-cell>
          <table:table-cell office:value-type="float" office:value="-15.618192">
            <text:p>-15.618192</text:p>
          </table:table-cell>
          <table:table-cell office:value-type="float" office:value="32.730499">
            <text:p>32.730499</text:p>
          </table:table-cell>
          <table:table-cell table:number-columns-repeated="10"/>
          <table:table-cell table:formula="of:=VLOOKUP([.I758];[NE.$F$2:.$Q$160];2;0)" office:value-type="float" office:value="78">
            <text:p>78</text:p>
          </table:table-cell>
          <table:table-cell office:value-type="float" office:value="78">
            <text:p>78</text:p>
          </table:table-cell>
          <table:table-cell table:number-columns-repeated="234"/>
        </table:table-row>
        <table:table-row table:style-name="ro2">
          <table:table-cell office:value-type="float" office:value="758">
            <text:p>75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US-MOZ-00758</text:p>
          </table:table-cell>
          <table:table-cell office:value-type="float" office:value="1050407">
            <text:p>1050407</text:p>
          </table:table-cell>
          <table:table-cell office:value-type="string">
            <text:p>01050407</text:p>
          </table:table-cell>
          <table:table-cell office:value-type="string">
            <text:p>Chiôco</text:p>
          </table:table-cell>
          <table:table-cell office:value-type="float" office:value="12">
            <text:p>12</text:p>
          </table:table-cell>
          <table:table-cell office:value-type="string">
            <text:p>NU-083</text:p>
          </table:table-cell>
          <table:table-cell office:value-type="float" office:value="-16.4174">
            <text:p>-16.417400</text:p>
          </table:table-cell>
          <table:table-cell office:value-type="float" office:value="32.8263">
            <text:p>32.826300</text:p>
          </table:table-cell>
          <table:table-cell table:number-columns-repeated="10"/>
          <table:table-cell table:formula="of:=VLOOKUP([.I759];[NE.$F$2:.$Q$160];2;0)" office:value-type="float" office:value="79">
            <text:p>79</text:p>
          </table:table-cell>
          <table:table-cell office:value-type="float" office:value="79">
            <text:p>79</text:p>
          </table:table-cell>
          <table:table-cell table:number-columns-repeated="234"/>
        </table:table-row>
        <table:table-row table:style-name="ro2">
          <table:table-cell office:value-type="float" office:value="759">
            <text:p>75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US-MOZ-00759</text:p>
          </table:table-cell>
          <table:table-cell office:value-type="float" office:value="1050416">
            <text:p>1050416</text:p>
          </table:table-cell>
          <table:table-cell office:value-type="string">
            <text:p>01050416</text:p>
          </table:table-cell>
          <table:table-cell office:value-type="string">
            <text:p>M'Palamabue</text:p>
          </table:table-cell>
          <table:table-cell office:value-type="float" office:value="12">
            <text:p>12</text:p>
          </table:table-cell>
          <table:table-cell office:value-type="string">
            <text:p>NU-083</text:p>
          </table:table-cell>
          <table:table-cell office:value-type="float" office:value="-16.4204">
            <text:p>-16.420400</text:p>
          </table:table-cell>
          <table:table-cell office:value-type="float" office:value="33.599">
            <text:p>33.599000</text:p>
          </table:table-cell>
          <table:table-cell table:number-columns-repeated="10"/>
          <table:table-cell table:formula="of:=VLOOKUP([.I760];[NE.$F$2:.$Q$160];2;0)" office:value-type="float" office:value="79">
            <text:p>79</text:p>
          </table:table-cell>
          <table:table-cell office:value-type="float" office:value="79">
            <text:p>79</text:p>
          </table:table-cell>
          <table:table-cell table:number-columns-repeated="234"/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US-MOZ-00760</text:p>
          </table:table-cell>
          <table:table-cell office:value-type="float" office:value="1050417">
            <text:p>1050417</text:p>
          </table:table-cell>
          <table:table-cell office:value-type="string">
            <text:p>01050417</text:p>
          </table:table-cell>
          <table:table-cell office:value-type="string">
            <text:p>Matambo</text:p>
          </table:table-cell>
          <table:table-cell office:value-type="float" office:value="12">
            <text:p>12</text:p>
          </table:table-cell>
          <table:table-cell office:value-type="string">
            <text:p>NU-083</text:p>
          </table:table-cell>
          <table:table-cell office:value-type="float" office:value="-16.2542">
            <text:p>-16.254200</text:p>
          </table:table-cell>
          <table:table-cell office:value-type="float" office:value="33.4433">
            <text:p>33.443300</text:p>
          </table:table-cell>
          <table:table-cell table:number-columns-repeated="10"/>
          <table:table-cell table:formula="of:=VLOOKUP([.I761];[NE.$F$2:.$Q$160];2;0)" office:value-type="float" office:value="79">
            <text:p>79</text:p>
          </table:table-cell>
          <table:table-cell office:value-type="float" office:value="79">
            <text:p>79</text:p>
          </table:table-cell>
          <table:table-cell table:number-columns-repeated="234"/>
        </table:table-row>
        <table:table-row table:style-name="ro2">
          <table:table-cell office:value-type="float" office:value="761">
            <text:p>76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US-MOZ-00761</text:p>
          </table:table-cell>
          <table:table-cell office:value-type="float" office:value="1050401">
            <text:p>1050401</text:p>
          </table:table-cell>
          <table:table-cell office:value-type="string">
            <text:p>01050401</text:p>
          </table:table-cell>
          <table:table-cell office:value-type="string">
            <text:p>Cachembe</text:p>
          </table:table-cell>
          <table:table-cell office:value-type="float" office:value="12">
            <text:p>12</text:p>
          </table:table-cell>
          <table:table-cell office:value-type="string">
            <text:p>NU-083</text:p>
          </table:table-cell>
          <table:table-cell office:value-type="float" office:value="-15.9687">
            <text:p>-15.968700</text:p>
          </table:table-cell>
          <table:table-cell office:value-type="float" office:value="33.1591">
            <text:p>33.159100</text:p>
          </table:table-cell>
          <table:table-cell table:number-columns-repeated="10"/>
          <table:table-cell table:formula="of:=VLOOKUP([.I762];[NE.$F$2:.$Q$160];2;0)" office:value-type="float" office:value="79">
            <text:p>79</text:p>
          </table:table-cell>
          <table:table-cell office:value-type="float" office:value="79">
            <text:p>79</text:p>
          </table:table-cell>
          <table:table-cell table:number-columns-repeated="234"/>
        </table:table-row>
        <table:table-row table:style-name="ro2">
          <table:table-cell office:value-type="float" office:value="762">
            <text:p>76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US-MOZ-00762</text:p>
          </table:table-cell>
          <table:table-cell office:value-type="float" office:value="1050414">
            <text:p>1050414</text:p>
          </table:table-cell>
          <table:table-cell office:value-type="string">
            <text:p>01050414</text:p>
          </table:table-cell>
          <table:table-cell office:value-type="string">
            <text:p>Marara</text:p>
          </table:table-cell>
          <table:table-cell office:value-type="float" office:value="12">
            <text:p>12</text:p>
          </table:table-cell>
          <table:table-cell office:value-type="string">
            <text:p>NU-083</text:p>
          </table:table-cell>
          <table:table-cell office:value-type="float" office:value="-16.0047">
            <text:p>-16.004700</text:p>
          </table:table-cell>
          <table:table-cell office:value-type="float" office:value="33.2313">
            <text:p>33.231300</text:p>
          </table:table-cell>
          <table:table-cell table:number-columns-repeated="10"/>
          <table:table-cell table:formula="of:=VLOOKUP([.I763];[NE.$F$2:.$Q$160];2;0)" office:value-type="float" office:value="79">
            <text:p>79</text:p>
          </table:table-cell>
          <table:table-cell office:value-type="float" office:value="79">
            <text:p>79</text:p>
          </table:table-cell>
          <table:table-cell table:number-columns-repeated="234"/>
        </table:table-row>
        <table:table-row table:style-name="ro2">
          <table:table-cell office:value-type="float" office:value="763">
            <text:p>76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US-MOZ-00763</text:p>
          </table:table-cell>
          <table:table-cell office:value-type="float" office:value="1050413">
            <text:p>1050413</text:p>
          </table:table-cell>
          <table:table-cell office:value-type="string">
            <text:p>01050413</text:p>
          </table:table-cell>
          <table:table-cell office:value-type="string">
            <text:p>Ntemangau</text:p>
          </table:table-cell>
          <table:table-cell office:value-type="float" office:value="12">
            <text:p>12</text:p>
          </table:table-cell>
          <table:table-cell office:value-type="string">
            <text:p>NU-083</text:p>
          </table:table-cell>
          <table:table-cell office:value-type="float" office:value="-16.6118">
            <text:p>-16.611800</text:p>
          </table:table-cell>
          <table:table-cell office:value-type="float" office:value="33.1935">
            <text:p>33.193500</text:p>
          </table:table-cell>
          <table:table-cell table:number-columns-repeated="10"/>
          <table:table-cell table:formula="of:=VLOOKUP([.I764];[NE.$F$2:.$Q$160];2;0)" office:value-type="float" office:value="79">
            <text:p>79</text:p>
          </table:table-cell>
          <table:table-cell office:value-type="float" office:value="79">
            <text:p>79</text:p>
          </table:table-cell>
          <table:table-cell table:number-columns-repeated="234"/>
        </table:table-row>
        <table:table-row table:style-name="ro2">
          <table:table-cell office:value-type="float" office:value="764">
            <text:p>7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US-MOZ-00764</text:p>
          </table:table-cell>
          <table:table-cell office:value-type="float" office:value="1050412">
            <text:p>1050412</text:p>
          </table:table-cell>
          <table:table-cell office:value-type="string">
            <text:p>01050412</text:p>
          </table:table-cell>
          <table:table-cell office:value-type="string">
            <text:p>Nachinanga</text:p>
          </table:table-cell>
          <table:table-cell office:value-type="float" office:value="12">
            <text:p>12</text:p>
          </table:table-cell>
          <table:table-cell office:value-type="string">
            <text:p>NU-083</text:p>
          </table:table-cell>
          <table:table-cell office:value-type="float" office:value="-16.7043">
            <text:p>-16.704300</text:p>
          </table:table-cell>
          <table:table-cell office:value-type="float" office:value="33.0626">
            <text:p>33.062600</text:p>
          </table:table-cell>
          <table:table-cell table:number-columns-repeated="10"/>
          <table:table-cell table:formula="of:=VLOOKUP([.I765];[NE.$F$2:.$Q$160];2;0)" office:value-type="float" office:value="79">
            <text:p>79</text:p>
          </table:table-cell>
          <table:table-cell office:value-type="float" office:value="79">
            <text:p>79</text:p>
          </table:table-cell>
          <table:table-cell table:number-columns-repeated="234"/>
        </table:table-row>
        <table:table-row table:style-name="ro2">
          <table:table-cell office:value-type="float" office:value="765">
            <text:p>76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US-MOZ-00765</text:p>
          </table:table-cell>
          <table:table-cell office:value-type="float" office:value="1050411">
            <text:p>1050411</text:p>
          </table:table-cell>
          <table:table-cell office:value-type="string">
            <text:p>01050411</text:p>
          </table:table-cell>
          <table:table-cell office:value-type="string">
            <text:p>Mazoé - Ponte</text:p>
          </table:table-cell>
          <table:table-cell office:value-type="float" office:value="12">
            <text:p>12</text:p>
          </table:table-cell>
          <table:table-cell office:value-type="string">
            <text:p>NU-083</text:p>
          </table:table-cell>
          <table:table-cell office:value-type="float" office:value="-16.5476">
            <text:p>-16.547600</text:p>
          </table:table-cell>
          <table:table-cell office:value-type="float" office:value="33.3786">
            <text:p>33.378600</text:p>
          </table:table-cell>
          <table:table-cell table:number-columns-repeated="10"/>
          <table:table-cell table:formula="of:=VLOOKUP([.I766];[NE.$F$2:.$Q$160];2;0)" office:value-type="float" office:value="79">
            <text:p>79</text:p>
          </table:table-cell>
          <table:table-cell office:value-type="float" office:value="79">
            <text:p>79</text:p>
          </table:table-cell>
          <table:table-cell table:number-columns-repeated="234"/>
        </table:table-row>
        <table:table-row table:style-name="ro2">
          <table:table-cell office:value-type="float" office:value="766">
            <text:p>76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US-MOZ-00766</text:p>
          </table:table-cell>
          <table:table-cell office:value-type="float" office:value="1050410">
            <text:p>1050410</text:p>
          </table:table-cell>
          <table:table-cell office:value-type="string">
            <text:p>01050410</text:p>
          </table:table-cell>
          <table:table-cell office:value-type="string">
            <text:p>Goba</text:p>
          </table:table-cell>
          <table:table-cell office:value-type="float" office:value="12">
            <text:p>12</text:p>
          </table:table-cell>
          <table:table-cell office:value-type="string">
            <text:p>NU-083</text:p>
          </table:table-cell>
          <table:table-cell office:value-type="float" office:value="-16.3929">
            <text:p>-16.392900</text:p>
          </table:table-cell>
          <table:table-cell office:value-type="float" office:value="33.3082">
            <text:p>33.308200</text:p>
          </table:table-cell>
          <table:table-cell table:number-columns-repeated="10"/>
          <table:table-cell table:formula="of:=VLOOKUP([.I767];[NE.$F$2:.$Q$160];2;0)" office:value-type="float" office:value="79">
            <text:p>79</text:p>
          </table:table-cell>
          <table:table-cell office:value-type="float" office:value="79">
            <text:p>79</text:p>
          </table:table-cell>
          <table:table-cell table:number-columns-repeated="234"/>
        </table:table-row>
        <table:table-row table:style-name="ro2">
          <table:table-cell office:value-type="float" office:value="767">
            <text:p>76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US-MOZ-00767</text:p>
          </table:table-cell>
          <table:table-cell office:value-type="float" office:value="1050408">
            <text:p>1050408</text:p>
          </table:table-cell>
          <table:table-cell office:value-type="string">
            <text:p>01050408</text:p>
          </table:table-cell>
          <table:table-cell office:value-type="string">
            <text:p>Chipembere</text:p>
          </table:table-cell>
          <table:table-cell office:value-type="float" office:value="12">
            <text:p>12</text:p>
          </table:table-cell>
          <table:table-cell office:value-type="string">
            <text:p>NU-083</text:p>
          </table:table-cell>
          <table:table-cell office:value-type="float" office:value="-16.4617">
            <text:p>-16.461700</text:p>
          </table:table-cell>
          <table:table-cell office:value-type="float" office:value="33.0924">
            <text:p>33.092400</text:p>
          </table:table-cell>
          <table:table-cell table:number-columns-repeated="10"/>
          <table:table-cell table:formula="of:=VLOOKUP([.I768];[NE.$F$2:.$Q$160];2;0)" office:value-type="float" office:value="79">
            <text:p>79</text:p>
          </table:table-cell>
          <table:table-cell office:value-type="float" office:value="79">
            <text:p>79</text:p>
          </table:table-cell>
          <table:table-cell table:number-columns-repeated="234"/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US-MOZ-00768</text:p>
          </table:table-cell>
          <table:table-cell office:value-type="float" office:value="1050406">
            <text:p>1050406</text:p>
          </table:table-cell>
          <table:table-cell office:value-type="string">
            <text:p>01050406</text:p>
          </table:table-cell>
          <table:table-cell office:value-type="string">
            <text:p>Changara</text:p>
          </table:table-cell>
          <table:table-cell office:value-type="float" office:value="11">
            <text:p>11</text:p>
          </table:table-cell>
          <table:table-cell office:value-type="string">
            <text:p>NU-083</text:p>
          </table:table-cell>
          <table:table-cell office:value-type="float" office:value="-16.8363">
            <text:p>-16.836300</text:p>
          </table:table-cell>
          <table:table-cell office:value-type="float" office:value="33.2774">
            <text:p>33.277400</text:p>
          </table:table-cell>
          <table:table-cell table:number-columns-repeated="10"/>
          <table:table-cell table:formula="of:=VLOOKUP([.I769];[NE.$F$2:.$Q$160];2;0)" office:value-type="float" office:value="79">
            <text:p>79</text:p>
          </table:table-cell>
          <table:table-cell office:value-type="float" office:value="79">
            <text:p>79</text:p>
          </table:table-cell>
          <table:table-cell table:number-columns-repeated="234"/>
        </table:table-row>
        <table:table-row table:style-name="ro2">
          <table:table-cell office:value-type="float" office:value="769">
            <text:p>76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US-MOZ-00769</text:p>
          </table:table-cell>
          <table:table-cell office:value-type="float" office:value="1050409">
            <text:p>1050409</text:p>
          </table:table-cell>
          <table:table-cell office:value-type="string">
            <text:p>01050409</text:p>
          </table:table-cell>
          <table:table-cell office:value-type="string">
            <text:p>Dzunga</text:p>
          </table:table-cell>
          <table:table-cell office:value-type="float" office:value="12">
            <text:p>12</text:p>
          </table:table-cell>
          <table:table-cell office:value-type="string">
            <text:p>NU-083</text:p>
          </table:table-cell>
          <table:table-cell office:value-type="float" office:value="-16.96">
            <text:p>-16.960000</text:p>
          </table:table-cell>
          <table:table-cell office:value-type="float" office:value="32.9193">
            <text:p>32.919300</text:p>
          </table:table-cell>
          <table:table-cell table:number-columns-repeated="10"/>
          <table:table-cell table:formula="of:=VLOOKUP([.I770];[NE.$F$2:.$Q$160];2;0)" office:value-type="float" office:value="79">
            <text:p>79</text:p>
          </table:table-cell>
          <table:table-cell office:value-type="float" office:value="79">
            <text:p>79</text:p>
          </table:table-cell>
          <table:table-cell table:number-columns-repeated="234"/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US-MOZ-00770</text:p>
          </table:table-cell>
          <table:table-cell office:value-type="float" office:value="1050415">
            <text:p>1050415</text:p>
          </table:table-cell>
          <table:table-cell office:value-type="string">
            <text:p>01050415</text:p>
          </table:table-cell>
          <table:table-cell office:value-type="string">
            <text:p>Msaua</text:p>
          </table:table-cell>
          <table:table-cell office:value-type="float" office:value="12">
            <text:p>12</text:p>
          </table:table-cell>
          <table:table-cell office:value-type="string">
            <text:p>NU-083</text:p>
          </table:table-cell>
          <table:table-cell office:value-type="float" office:value="-16.3516">
            <text:p>-16.351600</text:p>
          </table:table-cell>
          <table:table-cell office:value-type="float" office:value="33.4563">
            <text:p>33.456300</text:p>
          </table:table-cell>
          <table:table-cell table:number-columns-repeated="10"/>
          <table:table-cell table:formula="of:=VLOOKUP([.I771];[NE.$F$2:.$Q$160];2;0)" office:value-type="float" office:value="79">
            <text:p>79</text:p>
          </table:table-cell>
          <table:table-cell office:value-type="float" office:value="79">
            <text:p>79</text:p>
          </table:table-cell>
          <table:table-cell table:number-columns-repeated="234"/>
        </table:table-row>
        <table:table-row table:style-name="ro2">
          <table:table-cell office:value-type="float" office:value="771">
            <text:p>77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US-MOZ-00771</text:p>
          </table:table-cell>
          <table:table-cell office:value-type="float" office:value="1050418">
            <text:p>1050418</text:p>
          </table:table-cell>
          <table:table-cell office:value-type="string">
            <text:p>010504?</text:p>
          </table:table-cell>
          <table:table-cell office:value-type="string">
            <text:p>Caomba</text:p>
          </table:table-cell>
          <table:table-cell office:value-type="float" office:value="12">
            <text:p>12</text:p>
          </table:table-cell>
          <table:table-cell office:value-type="string">
            <text:p>NU-083</text:p>
          </table:table-cell>
          <table:table-cell office:value-type="float" office:value="-16.389538">
            <text:p>-16.389538</text:p>
          </table:table-cell>
          <table:table-cell office:value-type="float" office:value="33.258792">
            <text:p>33.258792</text:p>
          </table:table-cell>
          <table:table-cell table:number-columns-repeated="10"/>
          <table:table-cell table:formula="of:=VLOOKUP([.I772];[NE.$F$2:.$Q$160];2;0)" office:value-type="float" office:value="79">
            <text:p>79</text:p>
          </table:table-cell>
          <table:table-cell office:value-type="float" office:value="79">
            <text:p>79</text:p>
          </table:table-cell>
          <table:table-cell table:number-columns-repeated="234"/>
        </table:table-row>
        <table:table-row table:style-name="ro2">
          <table:table-cell office:value-type="float" office:value="772">
            <text:p>77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US-MOZ-00772</text:p>
          </table:table-cell>
          <table:table-cell office:value-type="float" office:value="1050506">
            <text:p>1050506</text:p>
          </table:table-cell>
          <table:table-cell office:value-type="string">
            <text:p>01050506</text:p>
          </table:table-cell>
          <table:table-cell office:value-type="string">
            <text:p>Chifunde</text:p>
          </table:table-cell>
          <table:table-cell office:value-type="float" office:value="11">
            <text:p>11</text:p>
          </table:table-cell>
          <table:table-cell office:value-type="string">
            <text:p>NU-082</text:p>
          </table:table-cell>
          <table:table-cell office:value-type="float" office:value="-14.8803">
            <text:p>-14.880300</text:p>
          </table:table-cell>
          <table:table-cell office:value-type="float" office:value="32.8361">
            <text:p>32.836100</text:p>
          </table:table-cell>
          <table:table-cell table:number-columns-repeated="10"/>
          <table:table-cell table:formula="of:=VLOOKUP([.I773];[NE.$F$2:.$Q$160];2;0)" office:value-type="float" office:value="80">
            <text:p>80</text:p>
          </table:table-cell>
          <table:table-cell office:value-type="float" office:value="80">
            <text:p>80</text:p>
          </table:table-cell>
          <table:table-cell table:number-columns-repeated="234"/>
        </table:table-row>
        <table:table-row table:style-name="ro2">
          <table:table-cell office:value-type="float" office:value="773">
            <text:p>77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US-MOZ-00773</text:p>
          </table:table-cell>
          <table:table-cell office:value-type="float" office:value="1050511">
            <text:p>1050511</text:p>
          </table:table-cell>
          <table:table-cell office:value-type="string">
            <text:p>01050511</text:p>
          </table:table-cell>
          <table:table-cell office:value-type="string">
            <text:p>N'Kantha</text:p>
          </table:table-cell>
          <table:table-cell office:value-type="float" office:value="12">
            <text:p>12</text:p>
          </table:table-cell>
          <table:table-cell office:value-type="string">
            <text:p>NU-082</text:p>
          </table:table-cell>
          <table:table-cell office:value-type="float" office:value="-14.0897">
            <text:p>-14.089700</text:p>
          </table:table-cell>
          <table:table-cell office:value-type="float" office:value="33.0952">
            <text:p>33.095200</text:p>
          </table:table-cell>
          <table:table-cell table:number-columns-repeated="10"/>
          <table:table-cell table:formula="of:=VLOOKUP([.I774];[NE.$F$2:.$Q$160];2;0)" office:value-type="float" office:value="80">
            <text:p>80</text:p>
          </table:table-cell>
          <table:table-cell office:value-type="float" office:value="80">
            <text:p>80</text:p>
          </table:table-cell>
          <table:table-cell table:number-columns-repeated="234"/>
        </table:table-row>
        <table:table-row table:style-name="ro2">
          <table:table-cell office:value-type="float" office:value="774">
            <text:p>77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US-MOZ-00774</text:p>
          </table:table-cell>
          <table:table-cell office:value-type="float" office:value="1050512">
            <text:p>1050512</text:p>
          </table:table-cell>
          <table:table-cell office:value-type="string">
            <text:p>01050512</text:p>
          </table:table-cell>
          <table:table-cell office:value-type="string">
            <text:p>Khamande</text:p>
          </table:table-cell>
          <table:table-cell office:value-type="float" office:value="12">
            <text:p>12</text:p>
          </table:table-cell>
          <table:table-cell office:value-type="string">
            <text:p>NU-082</text:p>
          </table:table-cell>
          <table:table-cell office:value-type="float" office:value="-14.717669">
            <text:p>-14.717669</text:p>
          </table:table-cell>
          <table:table-cell office:value-type="float" office:value="32.915848">
            <text:p>32.915848</text:p>
          </table:table-cell>
          <table:table-cell table:number-columns-repeated="10"/>
          <table:table-cell table:formula="of:=VLOOKUP([.I775];[NE.$F$2:.$Q$160];2;0)" office:value-type="float" office:value="80">
            <text:p>80</text:p>
          </table:table-cell>
          <table:table-cell office:value-type="float" office:value="80">
            <text:p>80</text:p>
          </table:table-cell>
          <table:table-cell table:number-columns-repeated="234"/>
        </table:table-row>
        <table:table-row table:style-name="ro2">
          <table:table-cell office:value-type="float" office:value="775">
            <text:p>77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US-MOZ-00775</text:p>
          </table:table-cell>
          <table:table-cell office:value-type="float" office:value="1050507">
            <text:p>1050507</text:p>
          </table:table-cell>
          <table:table-cell office:value-type="string">
            <text:p>01050507</text:p>
          </table:table-cell>
          <table:table-cell office:value-type="string">
            <text:p>Luia</text:p>
          </table:table-cell>
          <table:table-cell office:value-type="float" office:value="12">
            <text:p>12</text:p>
          </table:table-cell>
          <table:table-cell office:value-type="string">
            <text:p>NU-082</text:p>
          </table:table-cell>
          <table:table-cell office:value-type="float" office:value="-15.1333">
            <text:p>-15.133300</text:p>
          </table:table-cell>
          <table:table-cell office:value-type="float" office:value="32.8964">
            <text:p>32.896400</text:p>
          </table:table-cell>
          <table:table-cell table:number-columns-repeated="10"/>
          <table:table-cell table:formula="of:=VLOOKUP([.I776];[NE.$F$2:.$Q$160];2;0)" office:value-type="float" office:value="80">
            <text:p>80</text:p>
          </table:table-cell>
          <table:table-cell office:value-type="float" office:value="80">
            <text:p>80</text:p>
          </table:table-cell>
          <table:table-cell table:number-columns-repeated="234"/>
        </table:table-row>
        <table:table-row table:style-name="ro2">
          <table:table-cell office:value-type="float" office:value="776">
            <text:p>77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US-MOZ-00776</text:p>
          </table:table-cell>
          <table:table-cell office:value-type="float" office:value="1050508">
            <text:p>1050508</text:p>
          </table:table-cell>
          <table:table-cell office:value-type="string">
            <text:p>01050508</text:p>
          </table:table-cell>
          <table:table-cell office:value-type="string">
            <text:p>Nsadzo</text:p>
          </table:table-cell>
          <table:table-cell office:value-type="float" office:value="12">
            <text:p>12</text:p>
          </table:table-cell>
          <table:table-cell office:value-type="string">
            <text:p>NU-082</text:p>
          </table:table-cell>
          <table:table-cell office:value-type="float" office:value="-14.3372">
            <text:p>-14.337200</text:p>
          </table:table-cell>
          <table:table-cell office:value-type="float" office:value="32.3553">
            <text:p>32.355300</text:p>
          </table:table-cell>
          <table:table-cell table:number-columns-repeated="10"/>
          <table:table-cell table:formula="of:=VLOOKUP([.I777];[NE.$F$2:.$Q$160];2;0)" office:value-type="float" office:value="80">
            <text:p>80</text:p>
          </table:table-cell>
          <table:table-cell office:value-type="float" office:value="80">
            <text:p>80</text:p>
          </table:table-cell>
          <table:table-cell table:number-columns-repeated="234"/>
        </table:table-row>
        <table:table-row table:style-name="ro2">
          <table:table-cell office:value-type="float" office:value="777">
            <text:p>77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US-MOZ-00777</text:p>
          </table:table-cell>
          <table:table-cell office:value-type="float" office:value="1050510">
            <text:p>1050510</text:p>
          </table:table-cell>
          <table:table-cell office:value-type="string">
            <text:p>01050510</text:p>
          </table:table-cell>
          <table:table-cell office:value-type="string">
            <text:p>Vila Mualadzi</text:p>
          </table:table-cell>
          <table:table-cell office:value-type="float" office:value="12">
            <text:p>12</text:p>
          </table:table-cell>
          <table:table-cell office:value-type="string">
            <text:p>NU-082</text:p>
          </table:table-cell>
          <table:table-cell office:value-type="float" office:value="-14.1619">
            <text:p>-14.161900</text:p>
          </table:table-cell>
          <table:table-cell office:value-type="float" office:value="32.985">
            <text:p>32.985000</text:p>
          </table:table-cell>
          <table:table-cell table:number-columns-repeated="10"/>
          <table:table-cell table:formula="of:=VLOOKUP([.I778];[NE.$F$2:.$Q$160];2;0)" office:value-type="float" office:value="80">
            <text:p>80</text:p>
          </table:table-cell>
          <table:table-cell office:value-type="float" office:value="80">
            <text:p>80</text:p>
          </table:table-cell>
          <table:table-cell table:number-columns-repeated="234"/>
        </table:table-row>
        <table:table-row table:style-name="ro2">
          <table:table-cell office:value-type="float" office:value="778">
            <text:p>77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US-MOZ-00778</text:p>
          </table:table-cell>
          <table:table-cell office:value-type="float" office:value="1050509">
            <text:p>1050509</text:p>
          </table:table-cell>
          <table:table-cell office:value-type="string">
            <text:p>01050509</text:p>
          </table:table-cell>
          <table:table-cell office:value-type="string">
            <text:p>Thequesse</text:p>
          </table:table-cell>
          <table:table-cell office:value-type="float" office:value="12">
            <text:p>12</text:p>
          </table:table-cell>
          <table:table-cell office:value-type="string">
            <text:p>NU-082</text:p>
          </table:table-cell>
          <table:table-cell office:value-type="float" office:value="-14.6175">
            <text:p>-14.617500</text:p>
          </table:table-cell>
          <table:table-cell office:value-type="float" office:value="32.4902">
            <text:p>32.490200</text:p>
          </table:table-cell>
          <table:table-cell table:number-columns-repeated="10"/>
          <table:table-cell table:formula="of:=VLOOKUP([.I779];[NE.$F$2:.$Q$160];2;0)" office:value-type="float" office:value="80">
            <text:p>80</text:p>
          </table:table-cell>
          <table:table-cell office:value-type="float" office:value="80">
            <text:p>80</text:p>
          </table:table-cell>
          <table:table-cell table:number-columns-repeated="234"/>
        </table:table-row>
        <table:table-row table:style-name="ro2">
          <table:table-cell office:value-type="float" office:value="779">
            <text:p>77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US-MOZ-00779</text:p>
          </table:table-cell>
          <table:table-cell office:value-type="float" office:value="1050606">
            <text:p>1050606</text:p>
          </table:table-cell>
          <table:table-cell office:value-type="string">
            <text:p>01050606</text:p>
          </table:table-cell>
          <table:table-cell office:value-type="string">
            <text:p>Cazula</text:p>
          </table:table-cell>
          <table:table-cell office:value-type="float" office:value="12">
            <text:p>12</text:p>
          </table:table-cell>
          <table:table-cell office:value-type="string">
            <text:p>NU-081</text:p>
          </table:table-cell>
          <table:table-cell office:value-type="float" office:value="-15.3833">
            <text:p>-15.383300</text:p>
          </table:table-cell>
          <table:table-cell office:value-type="float" office:value="33.6286">
            <text:p>33.628600</text:p>
          </table:table-cell>
          <table:table-cell table:number-columns-repeated="10"/>
          <table:table-cell table:formula="of:=VLOOKUP([.I780];[NE.$F$2:.$Q$160];2;0)" office:value-type="float" office:value="81">
            <text:p>81</text:p>
          </table:table-cell>
          <table:table-cell office:value-type="float" office:value="81">
            <text:p>81</text:p>
          </table:table-cell>
          <table:table-cell table:number-columns-repeated="234"/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US-MOZ-00780</text:p>
          </table:table-cell>
          <table:table-cell office:value-type="float" office:value="1050609">
            <text:p>1050609</text:p>
          </table:table-cell>
          <table:table-cell office:value-type="string">
            <text:p>01050609</text:p>
          </table:table-cell>
          <table:table-cell office:value-type="string">
            <text:p>M'Vudzi Ponte</text:p>
          </table:table-cell>
          <table:table-cell office:value-type="float" office:value="12">
            <text:p>12</text:p>
          </table:table-cell>
          <table:table-cell office:value-type="string">
            <text:p>NU-081</text:p>
          </table:table-cell>
          <table:table-cell office:value-type="float" office:value="-15.8064">
            <text:p>-15.806400</text:p>
          </table:table-cell>
          <table:table-cell office:value-type="float" office:value="33.4698">
            <text:p>33.469800</text:p>
          </table:table-cell>
          <table:table-cell table:number-columns-repeated="10"/>
          <table:table-cell table:formula="of:=VLOOKUP([.I781];[NE.$F$2:.$Q$160];2;0)" office:value-type="float" office:value="81">
            <text:p>81</text:p>
          </table:table-cell>
          <table:table-cell office:value-type="float" office:value="81">
            <text:p>81</text:p>
          </table:table-cell>
          <table:table-cell table:number-columns-repeated="234"/>
        </table:table-row>
        <table:table-row table:style-name="ro2">
          <table:table-cell office:value-type="float" office:value="781">
            <text:p>78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US-MOZ-00781</text:p>
          </table:table-cell>
          <table:table-cell office:value-type="float" office:value="1050608">
            <text:p>1050608</text:p>
          </table:table-cell>
          <table:table-cell office:value-type="string">
            <text:p>01050608</text:p>
          </table:table-cell>
          <table:table-cell office:value-type="string">
            <text:p>Manje (Chiuta)</text:p>
          </table:table-cell>
          <table:table-cell office:value-type="float" office:value="11">
            <text:p>11</text:p>
          </table:table-cell>
          <table:table-cell office:value-type="string">
            <text:p>NU-081</text:p>
          </table:table-cell>
          <table:table-cell office:value-type="float" office:value="-15.3789">
            <text:p>-15.378900</text:p>
          </table:table-cell>
          <table:table-cell office:value-type="float" office:value="33.2014">
            <text:p>33.201400</text:p>
          </table:table-cell>
          <table:table-cell table:number-columns-repeated="10"/>
          <table:table-cell table:formula="of:=VLOOKUP([.I782];[NE.$F$2:.$Q$160];2;0)" office:value-type="float" office:value="81">
            <text:p>81</text:p>
          </table:table-cell>
          <table:table-cell office:value-type="float" office:value="81">
            <text:p>81</text:p>
          </table:table-cell>
          <table:table-cell table:number-columns-repeated="234"/>
        </table:table-row>
        <table:table-row table:style-name="ro2">
          <table:table-cell office:value-type="float" office:value="782">
            <text:p>78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US-MOZ-00782</text:p>
          </table:table-cell>
          <table:table-cell office:value-type="float" office:value="1050607">
            <text:p>1050607</text:p>
          </table:table-cell>
          <table:table-cell office:value-type="string">
            <text:p>01050607</text:p>
          </table:table-cell>
          <table:table-cell office:value-type="string">
            <text:p>Caunda</text:p>
          </table:table-cell>
          <table:table-cell office:value-type="float" office:value="12">
            <text:p>12</text:p>
          </table:table-cell>
          <table:table-cell office:value-type="string">
            <text:p>NU-081</text:p>
          </table:table-cell>
          <table:table-cell office:value-type="float" office:value="-15.6544">
            <text:p>-15.654400</text:p>
          </table:table-cell>
          <table:table-cell office:value-type="float" office:value="33.3664">
            <text:p>33.366400</text:p>
          </table:table-cell>
          <table:table-cell table:number-columns-repeated="10"/>
          <table:table-cell table:formula="of:=VLOOKUP([.I783];[NE.$F$2:.$Q$160];2;0)" office:value-type="float" office:value="81">
            <text:p>81</text:p>
          </table:table-cell>
          <table:table-cell office:value-type="float" office:value="81">
            <text:p>81</text:p>
          </table:table-cell>
          <table:table-cell table:number-columns-repeated="234"/>
        </table:table-row>
        <table:table-row table:style-name="ro2">
          <table:table-cell office:value-type="float" office:value="783">
            <text:p>78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US-MOZ-00783</text:p>
          </table:table-cell>
          <table:table-cell office:value-type="float" office:value="1050605">
            <text:p>1050605</text:p>
          </table:table-cell>
          <table:table-cell office:value-type="string">
            <text:p>010506?</text:p>
          </table:table-cell>
          <table:table-cell office:value-type="string">
            <text:p>Matenje</text:p>
          </table:table-cell>
          <table:table-cell office:value-type="float" office:value="12">
            <text:p>12</text:p>
          </table:table-cell>
          <table:table-cell office:value-type="string">
            <text:p>NU-081</text:p>
          </table:table-cell>
          <table:table-cell office:value-type="float" office:value="-15.405006">
            <text:p>-15.405006</text:p>
          </table:table-cell>
          <table:table-cell office:value-type="float" office:value="33.258793">
            <text:p>33.258793</text:p>
          </table:table-cell>
          <table:table-cell table:number-columns-repeated="10"/>
          <table:table-cell table:formula="of:=VLOOKUP([.I784];[NE.$F$2:.$Q$160];2;0)" office:value-type="float" office:value="81">
            <text:p>81</text:p>
          </table:table-cell>
          <table:table-cell office:value-type="float" office:value="81">
            <text:p>81</text:p>
          </table:table-cell>
          <table:table-cell table:number-columns-repeated="234"/>
        </table:table-row>
        <table:table-row table:style-name="ro2">
          <table:table-cell office:value-type="float" office:value="784">
            <text:p>78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US-MOZ-00784</text:p>
          </table:table-cell>
          <table:table-cell office:value-type="float" office:value="1050709">
            <text:p>1050709</text:p>
          </table:table-cell>
          <table:table-cell office:value-type="string">
            <text:p>01050709</text:p>
          </table:table-cell>
          <table:table-cell office:value-type="string">
            <text:p>Miwanga</text:p>
          </table:table-cell>
          <table:table-cell office:value-type="float" office:value="11">
            <text:p>11</text:p>
          </table:table-cell>
          <table:table-cell office:value-type="string">
            <text:p>NU-080</text:p>
          </table:table-cell>
          <table:table-cell office:value-type="float" office:value="-15.0789">
            <text:p>-15.078900</text:p>
          </table:table-cell>
          <table:table-cell office:value-type="float" office:value="33.6798">
            <text:p>33.679800</text:p>
          </table:table-cell>
          <table:table-cell table:number-columns-repeated="10"/>
          <table:table-cell table:formula="of:=VLOOKUP([.I785];[NE.$F$2:.$Q$160];2;0)" office:value-type="float" office:value="83">
            <text:p>83</text:p>
          </table:table-cell>
          <table:table-cell office:value-type="float" office:value="83">
            <text:p>83</text:p>
          </table:table-cell>
          <table:table-cell table:number-columns-repeated="234"/>
        </table:table-row>
        <table:table-row table:style-name="ro2">
          <table:table-cell office:value-type="float" office:value="785">
            <text:p>78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US-MOZ-00785</text:p>
          </table:table-cell>
          <table:table-cell office:value-type="float" office:value="1050708">
            <text:p>1050708</text:p>
          </table:table-cell>
          <table:table-cell office:value-type="string">
            <text:p>01050708</text:p>
          </table:table-cell>
          <table:table-cell office:value-type="string">
            <text:p>Nhamadende</text:p>
          </table:table-cell>
          <table:table-cell office:value-type="float" office:value="12">
            <text:p>12</text:p>
          </table:table-cell>
          <table:table-cell office:value-type="string">
            <text:p>NU-080</text:p>
          </table:table-cell>
          <table:table-cell office:value-type="float" office:value="-14.6239">
            <text:p>-14.623900</text:p>
          </table:table-cell>
          <table:table-cell office:value-type="float" office:value="33.5542">
            <text:p>33.554200</text:p>
          </table:table-cell>
          <table:table-cell table:number-columns-repeated="10"/>
          <table:table-cell table:formula="of:=VLOOKUP([.I786];[NE.$F$2:.$Q$160];2;0)" office:value-type="float" office:value="83">
            <text:p>83</text:p>
          </table:table-cell>
          <table:table-cell office:value-type="float" office:value="83">
            <text:p>83</text:p>
          </table:table-cell>
          <table:table-cell table:number-columns-repeated="234"/>
        </table:table-row>
        <table:table-row table:style-name="ro2">
          <table:table-cell office:value-type="float" office:value="786">
            <text:p>78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US-MOZ-00786</text:p>
          </table:table-cell>
          <table:table-cell office:value-type="float" office:value="1050707">
            <text:p>1050707</text:p>
          </table:table-cell>
          <table:table-cell office:value-type="string">
            <text:p>01050707</text:p>
          </table:table-cell>
          <table:table-cell office:value-type="string">
            <text:p>Macanga</text:p>
          </table:table-cell>
          <table:table-cell office:value-type="float" office:value="11">
            <text:p>11</text:p>
          </table:table-cell>
          <table:table-cell office:value-type="string">
            <text:p>NU-080</text:p>
          </table:table-cell>
          <table:table-cell office:value-type="float" office:value="-14.9033">
            <text:p>-14.903300</text:p>
          </table:table-cell>
          <table:table-cell office:value-type="float" office:value="33.6119">
            <text:p>33.611900</text:p>
          </table:table-cell>
          <table:table-cell table:number-columns-repeated="10"/>
          <table:table-cell table:formula="of:=VLOOKUP([.I787];[NE.$F$2:.$Q$160];2;0)" office:value-type="float" office:value="83">
            <text:p>83</text:p>
          </table:table-cell>
          <table:table-cell office:value-type="float" office:value="83">
            <text:p>83</text:p>
          </table:table-cell>
          <table:table-cell table:number-columns-repeated="234"/>
        </table:table-row>
        <table:table-row table:style-name="ro2">
          <table:table-cell office:value-type="float" office:value="787">
            <text:p>78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US-MOZ-00787</text:p>
          </table:table-cell>
          <table:table-cell office:value-type="float" office:value="1050710">
            <text:p>1050710</text:p>
          </table:table-cell>
          <table:table-cell office:value-type="string">
            <text:p>01050710</text:p>
          </table:table-cell>
          <table:table-cell office:value-type="string">
            <text:p>Mtchoncho</text:p>
          </table:table-cell>
          <table:table-cell office:value-type="float" office:value="12">
            <text:p>12</text:p>
          </table:table-cell>
          <table:table-cell office:value-type="string">
            <text:p>NU-080</text:p>
          </table:table-cell>
          <table:table-cell office:value-type="float" office:value="-14.9416">
            <text:p>-14.941600</text:p>
          </table:table-cell>
          <table:table-cell office:value-type="float" office:value="33.9259">
            <text:p>33.925900</text:p>
          </table:table-cell>
          <table:table-cell table:number-columns-repeated="10"/>
          <table:table-cell table:formula="of:=VLOOKUP([.I788];[NE.$F$2:.$Q$160];2;0)" office:value-type="float" office:value="83">
            <text:p>83</text:p>
          </table:table-cell>
          <table:table-cell office:value-type="float" office:value="83">
            <text:p>83</text:p>
          </table:table-cell>
          <table:table-cell table:number-columns-repeated="234"/>
        </table:table-row>
        <table:table-row table:style-name="ro2">
          <table:table-cell office:value-type="float" office:value="788">
            <text:p>78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US-MOZ-00788</text:p>
          </table:table-cell>
          <table:table-cell office:value-type="float" office:value="1050706">
            <text:p>1050706</text:p>
          </table:table-cell>
          <table:table-cell office:value-type="string">
            <text:p>01050706</text:p>
          </table:table-cell>
          <table:table-cell office:value-type="string">
            <text:p>Chidzolomondo</text:p>
          </table:table-cell>
          <table:table-cell office:value-type="float" office:value="12">
            <text:p>12</text:p>
          </table:table-cell>
          <table:table-cell office:value-type="string">
            <text:p>NU-080</text:p>
          </table:table-cell>
          <table:table-cell office:value-type="float" office:value="-15.0228">
            <text:p>-15.022800</text:p>
          </table:table-cell>
          <table:table-cell office:value-type="float" office:value="33.3955">
            <text:p>33.395500</text:p>
          </table:table-cell>
          <table:table-cell table:number-columns-repeated="10"/>
          <table:table-cell table:formula="of:=VLOOKUP([.I789];[NE.$F$2:.$Q$160];2;0)" office:value-type="float" office:value="83">
            <text:p>83</text:p>
          </table:table-cell>
          <table:table-cell office:value-type="float" office:value="83">
            <text:p>83</text:p>
          </table:table-cell>
          <table:table-cell table:number-columns-repeated="234"/>
        </table:table-row>
        <table:table-row table:style-name="ro2">
          <table:table-cell office:value-type="float" office:value="789">
            <text:p>78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US-MOZ-00789</text:p>
          </table:table-cell>
          <table:table-cell office:value-type="float" office:value="1050711">
            <text:p>1050711</text:p>
          </table:table-cell>
          <table:table-cell office:value-type="string">
            <text:p>010507?</text:p>
          </table:table-cell>
          <table:table-cell office:value-type="string">
            <text:p>Campala</text:p>
          </table:table-cell>
          <table:table-cell office:value-type="float" office:value="12">
            <text:p>12</text:p>
          </table:table-cell>
          <table:table-cell office:value-type="string">
            <text:p>NU-080</text:p>
          </table:table-cell>
          <table:table-cell office:value-type="float" office:value="-14.790019">
            <text:p>-14.790019</text:p>
          </table:table-cell>
          <table:table-cell office:value-type="float" office:value="33.528017">
            <text:p>33.528017</text:p>
          </table:table-cell>
          <table:table-cell table:number-columns-repeated="10"/>
          <table:table-cell table:formula="of:=VLOOKUP([.I790];[NE.$F$2:.$Q$160];2;0)" office:value-type="float" office:value="83">
            <text:p>83</text:p>
          </table:table-cell>
          <table:table-cell office:value-type="float" office:value="83">
            <text:p>83</text:p>
          </table:table-cell>
          <table:table-cell table:number-columns-repeated="234"/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US-MOZ-00790</text:p>
          </table:table-cell>
          <table:table-cell office:value-type="float" office:value="1050713">
            <text:p>1050713</text:p>
          </table:table-cell>
          <table:table-cell office:value-type="string">
            <text:p>010507?</text:p>
          </table:table-cell>
          <table:table-cell office:value-type="string">
            <text:p>Bawe</text:p>
          </table:table-cell>
          <table:table-cell office:value-type="float" office:value="12">
            <text:p>12</text:p>
          </table:table-cell>
          <table:table-cell office:value-type="string">
            <text:p>NU-080</text:p>
          </table:table-cell>
          <table:table-cell office:value-type="float" office:value="-14.790028">
            <text:p>-14.790028</text:p>
          </table:table-cell>
          <table:table-cell office:value-type="float" office:value="33.528007">
            <text:p>33.528007</text:p>
          </table:table-cell>
          <table:table-cell table:number-columns-repeated="10"/>
          <table:table-cell table:formula="of:=VLOOKUP([.I791];[NE.$F$2:.$Q$160];2;0)" office:value-type="float" office:value="83">
            <text:p>83</text:p>
          </table:table-cell>
          <table:table-cell office:value-type="float" office:value="83">
            <text:p>83</text:p>
          </table:table-cell>
          <table:table-cell table:number-columns-repeated="234"/>
        </table:table-row>
        <table:table-row table:style-name="ro2">
          <table:table-cell office:value-type="float" office:value="791">
            <text:p>79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US-MOZ-00791</text:p>
          </table:table-cell>
          <table:table-cell office:value-type="float" office:value="1050712">
            <text:p>1050712</text:p>
          </table:table-cell>
          <table:table-cell office:value-type="string">
            <text:p>010507?</text:p>
          </table:table-cell>
          <table:table-cell office:value-type="string">
            <text:p>Walota</text:p>
          </table:table-cell>
          <table:table-cell office:value-type="float" office:value="12">
            <text:p>12</text:p>
          </table:table-cell>
          <table:table-cell office:value-type="string">
            <text:p>NU-080</text:p>
          </table:table-cell>
          <table:table-cell office:value-type="float" office:value="-14.808769">
            <text:p>-14.808769</text:p>
          </table:table-cell>
          <table:table-cell office:value-type="float" office:value="33.527301">
            <text:p>33.527301</text:p>
          </table:table-cell>
          <table:table-cell table:number-columns-repeated="10"/>
          <table:table-cell table:formula="of:=VLOOKUP([.I792];[NE.$F$2:.$Q$160];2;0)" office:value-type="float" office:value="83">
            <text:p>83</text:p>
          </table:table-cell>
          <table:table-cell office:value-type="float" office:value="83">
            <text:p>83</text:p>
          </table:table-cell>
          <table:table-cell table:number-columns-repeated="234"/>
        </table:table-row>
        <table:table-row table:style-name="ro2">
          <table:table-cell office:value-type="float" office:value="792">
            <text:p>79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US-MOZ-00792</text:p>
          </table:table-cell>
          <table:table-cell office:value-type="float" office:value="1050807">
            <text:p>1050807</text:p>
          </table:table-cell>
          <table:table-cell office:value-type="string">
            <text:p>01050807</text:p>
          </table:table-cell>
          <table:table-cell office:value-type="string">
            <text:p>Chinthopo</text:p>
          </table:table-cell>
          <table:table-cell office:value-type="float" office:value="12">
            <text:p>12</text:p>
          </table:table-cell>
          <table:table-cell office:value-type="string">
            <text:p>NU-079</text:p>
          </table:table-cell>
          <table:table-cell office:value-type="float" office:value="-15.853">
            <text:p>-15.853000</text:p>
          </table:table-cell>
          <table:table-cell office:value-type="float" office:value="30.5877">
            <text:p>30.587700</text:p>
          </table:table-cell>
          <table:table-cell table:number-columns-repeated="10"/>
          <table:table-cell table:formula="of:=VLOOKUP([.I793];[NE.$F$2:.$Q$160];2;0)" office:value-type="float" office:value="84">
            <text:p>84</text:p>
          </table:table-cell>
          <table:table-cell office:value-type="float" office:value="84">
            <text:p>84</text:p>
          </table:table-cell>
          <table:table-cell table:number-columns-repeated="234"/>
        </table:table-row>
        <table:table-row table:style-name="ro2">
          <table:table-cell office:value-type="float" office:value="793">
            <text:p>79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US-MOZ-00793</text:p>
          </table:table-cell>
          <table:table-cell office:value-type="float" office:value="1050808">
            <text:p>1050808</text:p>
          </table:table-cell>
          <table:table-cell office:value-type="string">
            <text:p>01050808</text:p>
          </table:table-cell>
          <table:table-cell office:value-type="string">
            <text:p>Chitete</text:p>
          </table:table-cell>
          <table:table-cell office:value-type="float" office:value="12">
            <text:p>12</text:p>
          </table:table-cell>
          <table:table-cell office:value-type="string">
            <text:p>NU-079</text:p>
          </table:table-cell>
          <table:table-cell office:value-type="float" office:value="-15.9975">
            <text:p>-15.997500</text:p>
          </table:table-cell>
          <table:table-cell office:value-type="float" office:value="30.5645">
            <text:p>30.564500</text:p>
          </table:table-cell>
          <table:table-cell table:number-columns-repeated="10"/>
          <table:table-cell table:formula="of:=VLOOKUP([.I794];[NE.$F$2:.$Q$160];2;0)" office:value-type="float" office:value="84">
            <text:p>84</text:p>
          </table:table-cell>
          <table:table-cell office:value-type="float" office:value="84">
            <text:p>84</text:p>
          </table:table-cell>
          <table:table-cell table:number-columns-repeated="234"/>
        </table:table-row>
        <table:table-row table:style-name="ro2">
          <table:table-cell office:value-type="float" office:value="794">
            <text:p>79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US-MOZ-00794</text:p>
          </table:table-cell>
          <table:table-cell office:value-type="float" office:value="1050809">
            <text:p>1050809</text:p>
          </table:table-cell>
          <table:table-cell office:value-type="string">
            <text:p>01050809</text:p>
          </table:table-cell>
          <table:table-cell office:value-type="string">
            <text:p>Daque</text:p>
          </table:table-cell>
          <table:table-cell office:value-type="float" office:value="12">
            <text:p>12</text:p>
          </table:table-cell>
          <table:table-cell office:value-type="string">
            <text:p>NU-079</text:p>
          </table:table-cell>
          <table:table-cell office:value-type="float" office:value="-15.8439">
            <text:p>-15.843900</text:p>
          </table:table-cell>
          <table:table-cell office:value-type="float" office:value="32.1414">
            <text:p>32.141400</text:p>
          </table:table-cell>
          <table:table-cell table:number-columns-repeated="10"/>
          <table:table-cell table:formula="of:=VLOOKUP([.I795];[NE.$F$2:.$Q$160];2;0)" office:value-type="float" office:value="84">
            <text:p>84</text:p>
          </table:table-cell>
          <table:table-cell office:value-type="float" office:value="84">
            <text:p>84</text:p>
          </table:table-cell>
          <table:table-cell table:number-columns-repeated="234"/>
        </table:table-row>
        <table:table-row table:style-name="ro2">
          <table:table-cell office:value-type="float" office:value="795">
            <text:p>79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US-MOZ-00795</text:p>
          </table:table-cell>
          <table:table-cell office:value-type="float" office:value="1050810">
            <text:p>1050810</text:p>
          </table:table-cell>
          <table:table-cell office:value-type="string">
            <text:p>01050810</text:p>
          </table:table-cell>
          <table:table-cell office:value-type="string">
            <text:p>Mágoè</text:p>
          </table:table-cell>
          <table:table-cell office:value-type="float" office:value="11">
            <text:p>11</text:p>
          </table:table-cell>
          <table:table-cell office:value-type="string">
            <text:p>NU-079</text:p>
          </table:table-cell>
          <table:table-cell office:value-type="float" office:value="-15.8061">
            <text:p>-15.806100</text:p>
          </table:table-cell>
          <table:table-cell office:value-type="float" office:value="31.7511">
            <text:p>31.751100</text:p>
          </table:table-cell>
          <table:table-cell table:number-columns-repeated="10"/>
          <table:table-cell table:formula="of:=VLOOKUP([.I796];[NE.$F$2:.$Q$160];2;0)" office:value-type="float" office:value="84">
            <text:p>84</text:p>
          </table:table-cell>
          <table:table-cell office:value-type="float" office:value="84">
            <text:p>84</text:p>
          </table:table-cell>
          <table:table-cell table:number-columns-repeated="234"/>
        </table:table-row>
        <table:table-row table:style-name="ro2">
          <table:table-cell office:value-type="float" office:value="796">
            <text:p>79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US-MOZ-00796</text:p>
          </table:table-cell>
          <table:table-cell office:value-type="float" office:value="1050811">
            <text:p>1050811</text:p>
          </table:table-cell>
          <table:table-cell office:value-type="string">
            <text:p>01050811</text:p>
          </table:table-cell>
          <table:table-cell office:value-type="string">
            <text:p>Mucumbura</text:p>
          </table:table-cell>
          <table:table-cell office:value-type="float" office:value="11">
            <text:p>11</text:p>
          </table:table-cell>
          <table:table-cell office:value-type="string">
            <text:p>NU-079</text:p>
          </table:table-cell>
          <table:table-cell office:value-type="float" office:value="-16.1922">
            <text:p>-16.192200</text:p>
          </table:table-cell>
          <table:table-cell office:value-type="float" office:value="31.689">
            <text:p>31.689000</text:p>
          </table:table-cell>
          <table:table-cell table:number-columns-repeated="10"/>
          <table:table-cell table:formula="of:=VLOOKUP([.I797];[NE.$F$2:.$Q$160];2;0)" office:value-type="float" office:value="84">
            <text:p>84</text:p>
          </table:table-cell>
          <table:table-cell office:value-type="float" office:value="84">
            <text:p>84</text:p>
          </table:table-cell>
          <table:table-cell table:number-columns-repeated="234"/>
        </table:table-row>
        <table:table-row table:style-name="ro2">
          <table:table-cell office:value-type="float" office:value="797">
            <text:p>79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US-MOZ-00797</text:p>
          </table:table-cell>
          <table:table-cell office:value-type="float" office:value="1050812">
            <text:p>1050812</text:p>
          </table:table-cell>
          <table:table-cell office:value-type="string">
            <text:p>01050812</text:p>
          </table:table-cell>
          <table:table-cell office:value-type="string">
            <text:p>Mussenguezi</text:p>
          </table:table-cell>
          <table:table-cell office:value-type="float" office:value="12">
            <text:p>12</text:p>
          </table:table-cell>
          <table:table-cell office:value-type="string">
            <text:p>NU-079</text:p>
          </table:table-cell>
          <table:table-cell office:value-type="float" office:value="-15.9328">
            <text:p>-15.932800</text:p>
          </table:table-cell>
          <table:table-cell office:value-type="float" office:value="31.0943">
            <text:p>31.094300</text:p>
          </table:table-cell>
          <table:table-cell table:number-columns-repeated="10"/>
          <table:table-cell table:formula="of:=VLOOKUP([.I798];[NE.$F$2:.$Q$160];2;0)" office:value-type="float" office:value="84">
            <text:p>84</text:p>
          </table:table-cell>
          <table:table-cell office:value-type="float" office:value="84">
            <text:p>84</text:p>
          </table:table-cell>
          <table:table-cell table:number-columns-repeated="234"/>
        </table:table-row>
        <table:table-row table:style-name="ro2">
          <table:table-cell office:value-type="float" office:value="798">
            <text:p>79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US-MOZ-00798</text:p>
          </table:table-cell>
          <table:table-cell office:value-type="float" office:value="1050806">
            <text:p>1050806</text:p>
          </table:table-cell>
          <table:table-cell office:value-type="string">
            <text:p>01050806</text:p>
          </table:table-cell>
          <table:table-cell office:value-type="string">
            <text:p>Cazindira</text:p>
          </table:table-cell>
          <table:table-cell office:value-type="float" office:value="12">
            <text:p>12</text:p>
          </table:table-cell>
          <table:table-cell office:value-type="string">
            <text:p>NU-079</text:p>
          </table:table-cell>
          <table:table-cell office:value-type="float" office:value="-15.7723">
            <text:p>-15.772300</text:p>
          </table:table-cell>
          <table:table-cell office:value-type="float" office:value="31.6468">
            <text:p>31.646800</text:p>
          </table:table-cell>
          <table:table-cell table:number-columns-repeated="10"/>
          <table:table-cell table:formula="of:=VLOOKUP([.I799];[NE.$F$2:.$Q$160];2;0)" office:value-type="float" office:value="84">
            <text:p>84</text:p>
          </table:table-cell>
          <table:table-cell office:value-type="float" office:value="84">
            <text:p>84</text:p>
          </table:table-cell>
          <table:table-cell table:number-columns-repeated="234"/>
        </table:table-row>
        <table:table-row table:style-name="ro2">
          <table:table-cell office:value-type="float" office:value="799">
            <text:p>79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US-MOZ-00799</text:p>
          </table:table-cell>
          <table:table-cell office:value-type="float" office:value="1050813">
            <text:p>1050813</text:p>
          </table:table-cell>
          <table:table-cell office:value-type="string">
            <text:p>010508?</text:p>
          </table:table-cell>
          <table:table-cell office:value-type="string">
            <text:p>Cambototo</text:p>
          </table:table-cell>
          <table:table-cell office:value-type="float" office:value="12">
            <text:p>12</text:p>
          </table:table-cell>
          <table:table-cell office:value-type="string">
            <text:p>NU-079</text:p>
          </table:table-cell>
          <table:table-cell office:value-type="float" office:value="-15.799545">
            <text:p>-15.799545</text:p>
          </table:table-cell>
          <table:table-cell office:value-type="float" office:value="31.354164">
            <text:p>31.354164</text:p>
          </table:table-cell>
          <table:table-cell table:number-columns-repeated="10"/>
          <table:table-cell table:formula="of:=VLOOKUP([.I800];[NE.$F$2:.$Q$160];2;0)" office:value-type="float" office:value="84">
            <text:p>84</text:p>
          </table:table-cell>
          <table:table-cell office:value-type="float" office:value="84">
            <text:p>84</text:p>
          </table:table-cell>
          <table:table-cell table:number-columns-repeated="234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US-MOZ-00800</text:p>
          </table:table-cell>
          <table:table-cell office:value-type="float" office:value="1050907">
            <text:p>1050907</text:p>
          </table:table-cell>
          <table:table-cell office:value-type="string">
            <text:p>01050907</text:p>
          </table:table-cell>
          <table:table-cell office:value-type="string">
            <text:p>Fingoé (Marávia)</text:p>
          </table:table-cell>
          <table:table-cell office:value-type="float" office:value="12">
            <text:p>12</text:p>
          </table:table-cell>
          <table:table-cell office:value-type="string">
            <text:p>NU-078</text:p>
          </table:table-cell>
          <table:table-cell office:value-type="float" office:value="-15.1603">
            <text:p>-15.160300</text:p>
          </table:table-cell>
          <table:table-cell office:value-type="float" office:value="31.8922">
            <text:p>31.892200</text:p>
          </table:table-cell>
          <table:table-cell table:number-columns-repeated="10"/>
          <table:table-cell table:formula="of:=VLOOKUP([.I801];[NE.$F$2:.$Q$160];2;0)" office:value-type="float" office:value="86">
            <text:p>86</text:p>
          </table:table-cell>
          <table:table-cell office:value-type="float" office:value="86">
            <text:p>86</text:p>
          </table:table-cell>
          <table:table-cell table:number-columns-repeated="234"/>
        </table:table-row>
        <table:table-row table:style-name="ro2">
          <table:table-cell office:value-type="float" office:value="801">
            <text:p>80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US-MOZ-00801</text:p>
          </table:table-cell>
          <table:table-cell office:value-type="float" office:value="1050906">
            <text:p>1050906</text:p>
          </table:table-cell>
          <table:table-cell office:value-type="string">
            <text:p>01050906</text:p>
          </table:table-cell>
          <table:table-cell office:value-type="string">
            <text:p>Chiputo</text:p>
          </table:table-cell>
          <table:table-cell office:value-type="float" office:value="11">
            <text:p>11</text:p>
          </table:table-cell>
          <table:table-cell office:value-type="string">
            <text:p>NU-078</text:p>
          </table:table-cell>
          <table:table-cell office:value-type="float" office:value="-14.9847">
            <text:p>-14.984700</text:p>
          </table:table-cell>
          <table:table-cell office:value-type="float" office:value="32.2833">
            <text:p>32.283300</text:p>
          </table:table-cell>
          <table:table-cell table:number-columns-repeated="10"/>
          <table:table-cell table:formula="of:=VLOOKUP([.I802];[NE.$F$2:.$Q$160];2;0)" office:value-type="float" office:value="86">
            <text:p>86</text:p>
          </table:table-cell>
          <table:table-cell office:value-type="float" office:value="86">
            <text:p>86</text:p>
          </table:table-cell>
          <table:table-cell table:number-columns-repeated="234"/>
        </table:table-row>
        <table:table-row table:style-name="ro2">
          <table:table-cell office:value-type="float" office:value="802">
            <text:p>80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US-MOZ-00802</text:p>
          </table:table-cell>
          <table:table-cell office:value-type="float" office:value="1050908">
            <text:p>1050908</text:p>
          </table:table-cell>
          <table:table-cell office:value-type="string">
            <text:p>01050908</text:p>
          </table:table-cell>
          <table:table-cell office:value-type="string">
            <text:p>Malowera</text:p>
          </table:table-cell>
          <table:table-cell office:value-type="float" office:value="12">
            <text:p>12</text:p>
          </table:table-cell>
          <table:table-cell office:value-type="string">
            <text:p>NU-078</text:p>
          </table:table-cell>
          <table:table-cell office:value-type="float" office:value="-14.5761">
            <text:p>-14.576100</text:p>
          </table:table-cell>
          <table:table-cell office:value-type="float" office:value="31.7397">
            <text:p>31.739700</text:p>
          </table:table-cell>
          <table:table-cell table:number-columns-repeated="10"/>
          <table:table-cell table:formula="of:=VLOOKUP([.I803];[NE.$F$2:.$Q$160];2;0)" office:value-type="float" office:value="86">
            <text:p>86</text:p>
          </table:table-cell>
          <table:table-cell office:value-type="float" office:value="86">
            <text:p>86</text:p>
          </table:table-cell>
          <table:table-cell table:number-columns-repeated="234"/>
        </table:table-row>
        <table:table-row table:style-name="ro2">
          <table:table-cell office:value-type="float" office:value="803">
            <text:p>80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US-MOZ-00803</text:p>
          </table:table-cell>
          <table:table-cell office:value-type="float" office:value="1050909">
            <text:p>1050909</text:p>
          </table:table-cell>
          <table:table-cell office:value-type="string">
            <text:p>01050909</text:p>
          </table:table-cell>
          <table:table-cell office:value-type="string">
            <text:p>Uncanha (Piripiri)</text:p>
          </table:table-cell>
          <table:table-cell office:value-type="float" office:value="12">
            <text:p>12</text:p>
          </table:table-cell>
          <table:table-cell office:value-type="string">
            <text:p>NU-078</text:p>
          </table:table-cell>
          <table:table-cell office:value-type="float" office:value="-14.9525">
            <text:p>-14.952500</text:p>
          </table:table-cell>
          <table:table-cell office:value-type="float" office:value="31.41">
            <text:p>31.410000</text:p>
          </table:table-cell>
          <table:table-cell table:number-columns-repeated="10"/>
          <table:table-cell table:formula="of:=VLOOKUP([.I804];[NE.$F$2:.$Q$160];2;0)" office:value-type="float" office:value="86">
            <text:p>86</text:p>
          </table:table-cell>
          <table:table-cell office:value-type="float" office:value="86">
            <text:p>86</text:p>
          </table:table-cell>
          <table:table-cell table:number-columns-repeated="234"/>
        </table:table-row>
        <table:table-row table:style-name="ro2">
          <table:table-cell office:value-type="float" office:value="804">
            <text:p>80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US-MOZ-00804</text:p>
          </table:table-cell>
          <table:table-cell office:value-type="float" office:value="1050910">
            <text:p>1050910</text:p>
          </table:table-cell>
          <table:table-cell office:value-type="string">
            <text:p>01050910</text:p>
          </table:table-cell>
          <table:table-cell office:value-type="string">
            <text:p>Cassuende</text:p>
          </table:table-cell>
          <table:table-cell office:value-type="float" office:value="12">
            <text:p>12</text:p>
          </table:table-cell>
          <table:table-cell office:value-type="string">
            <text:p>NU-078</text:p>
          </table:table-cell>
          <table:table-cell office:value-type="float" office:value="-14.4092">
            <text:p>-14.409200</text:p>
          </table:table-cell>
          <table:table-cell office:value-type="float" office:value="32.0142">
            <text:p>32.014200</text:p>
          </table:table-cell>
          <table:table-cell table:number-columns-repeated="10"/>
          <table:table-cell table:formula="of:=VLOOKUP([.I805];[NE.$F$2:.$Q$160];2;0)" office:value-type="float" office:value="86">
            <text:p>86</text:p>
          </table:table-cell>
          <table:table-cell office:value-type="float" office:value="86">
            <text:p>86</text:p>
          </table:table-cell>
          <table:table-cell table:number-columns-repeated="234"/>
        </table:table-row>
        <table:table-row table:style-name="ro2">
          <table:table-cell office:value-type="float" office:value="805">
            <text:p>80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US-MOZ-00805</text:p>
          </table:table-cell>
          <table:table-cell office:value-type="float" office:value="1050998">
            <text:p>1050998</text:p>
          </table:table-cell>
          <table:table-cell office:value-type="string">
            <text:p>01050998</text:p>
          </table:table-cell>
          <table:table-cell office:value-type="string">
            <text:p>Chipera</text:p>
          </table:table-cell>
          <table:table-cell office:value-type="float" office:value="12">
            <text:p>12</text:p>
          </table:table-cell>
          <table:table-cell office:value-type="string">
            <text:p>NU-078</text:p>
          </table:table-cell>
          <table:table-cell office:value-type="float" office:value="-15.48">
            <text:p>-15.480000</text:p>
          </table:table-cell>
          <table:table-cell office:value-type="float" office:value="32.4897">
            <text:p>32.489700</text:p>
          </table:table-cell>
          <table:table-cell table:number-columns-repeated="10"/>
          <table:table-cell table:formula="of:=VLOOKUP([.I806];[NE.$F$2:.$Q$160];2;0)" office:value-type="float" office:value="86">
            <text:p>86</text:p>
          </table:table-cell>
          <table:table-cell office:value-type="float" office:value="86">
            <text:p>86</text:p>
          </table:table-cell>
          <table:table-cell table:number-columns-repeated="234"/>
        </table:table-row>
        <table:table-row table:style-name="ro2">
          <table:table-cell office:value-type="float" office:value="806">
            <text:p>80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US-MOZ-00806</text:p>
          </table:table-cell>
          <table:table-cell office:value-type="float" office:value="1050911">
            <text:p>1050911</text:p>
          </table:table-cell>
          <table:table-cell office:value-type="string">
            <text:p>010509?</text:p>
          </table:table-cell>
          <table:table-cell office:value-type="string">
            <text:p>Nhenda</text:p>
          </table:table-cell>
          <table:table-cell office:value-type="float" office:value="12">
            <text:p>12</text:p>
          </table:table-cell>
          <table:table-cell office:value-type="string">
            <text:p>NU-078</text:p>
          </table:table-cell>
          <table:table-cell office:value-type="float" office:value="-15.118148">
            <text:p>-15.118148</text:p>
          </table:table-cell>
          <table:table-cell office:value-type="float" office:value="31.992809">
            <text:p>31.992809</text:p>
          </table:table-cell>
          <table:table-cell table:number-columns-repeated="10"/>
          <table:table-cell table:formula="of:=VLOOKUP([.I807];[NE.$F$2:.$Q$160];2;0)" office:value-type="float" office:value="86">
            <text:p>86</text:p>
          </table:table-cell>
          <table:table-cell office:value-type="float" office:value="86">
            <text:p>86</text:p>
          </table:table-cell>
          <table:table-cell table:number-columns-repeated="234"/>
        </table:table-row>
        <table:table-row table:style-name="ro2">
          <table:table-cell office:value-type="float" office:value="807">
            <text:p>80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US-MOZ-00807</text:p>
          </table:table-cell>
          <table:table-cell office:value-type="float" office:value="1051011">
            <text:p>1051011</text:p>
          </table:table-cell>
          <table:table-cell office:value-type="string">
            <text:p>01051011</text:p>
          </table:table-cell>
          <table:table-cell office:value-type="string">
            <text:p>Caphirizange</text:p>
          </table:table-cell>
          <table:table-cell office:value-type="float" office:value="12">
            <text:p>12</text:p>
          </table:table-cell>
          <table:table-cell office:value-type="string">
            <text:p>NU-074</text:p>
          </table:table-cell>
          <table:table-cell office:value-type="float" office:value="-15.8072">
            <text:p>-15.807200</text:p>
          </table:table-cell>
          <table:table-cell office:value-type="float" office:value="34.25">
            <text:p>34.250000</text:p>
          </table:table-cell>
          <table:table-cell table:number-columns-repeated="10"/>
          <table:table-cell table:formula="of:=VLOOKUP([.I808];[NE.$F$2:.$Q$160];2;0)" office:value-type="float" office:value="87">
            <text:p>87</text:p>
          </table:table-cell>
          <table:table-cell office:value-type="float" office:value="87">
            <text:p>87</text:p>
          </table:table-cell>
          <table:table-cell table:number-columns-repeated="234"/>
        </table:table-row>
        <table:table-row table:style-name="ro2">
          <table:table-cell office:value-type="float" office:value="808">
            <text:p>80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US-MOZ-00808</text:p>
          </table:table-cell>
          <table:table-cell office:value-type="float" office:value="1051006">
            <text:p>1051006</text:p>
          </table:table-cell>
          <table:table-cell office:value-type="string">
            <text:p>01051006</text:p>
          </table:table-cell>
          <table:table-cell office:value-type="string">
            <text:p>Zóbue</text:p>
          </table:table-cell>
          <table:table-cell office:value-type="float" office:value="11">
            <text:p>11</text:p>
          </table:table-cell>
          <table:table-cell office:value-type="string">
            <text:p>NU-074</text:p>
          </table:table-cell>
          <table:table-cell office:value-type="float" office:value="-15.6016">
            <text:p>-15.601600</text:p>
          </table:table-cell>
          <table:table-cell office:value-type="float" office:value="34.3359">
            <text:p>34.335900</text:p>
          </table:table-cell>
          <table:table-cell table:number-columns-repeated="10"/>
          <table:table-cell table:formula="of:=VLOOKUP([.I809];[NE.$F$2:.$Q$160];2;0)" office:value-type="float" office:value="87">
            <text:p>87</text:p>
          </table:table-cell>
          <table:table-cell office:value-type="float" office:value="87">
            <text:p>87</text:p>
          </table:table-cell>
          <table:table-cell table:number-columns-repeated="234"/>
        </table:table-row>
        <table:table-row table:style-name="ro2">
          <table:table-cell office:value-type="float" office:value="809">
            <text:p>80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US-MOZ-00809</text:p>
          </table:table-cell>
          <table:table-cell office:value-type="float" office:value="1051009">
            <text:p>1051009</text:p>
          </table:table-cell>
          <table:table-cell office:value-type="string">
            <text:p>01051009</text:p>
          </table:table-cell>
          <table:table-cell office:value-type="string">
            <text:p>Benga</text:p>
          </table:table-cell>
          <table:table-cell office:value-type="float" office:value="12">
            <text:p>12</text:p>
          </table:table-cell>
          <table:table-cell office:value-type="string">
            <text:p>NU-074</text:p>
          </table:table-cell>
          <table:table-cell office:value-type="float" office:value="-16.1914">
            <text:p>-16.191400</text:p>
          </table:table-cell>
          <table:table-cell office:value-type="float" office:value="33.6309">
            <text:p>33.630900</text:p>
          </table:table-cell>
          <table:table-cell table:number-columns-repeated="10"/>
          <table:table-cell table:formula="of:=VLOOKUP([.I810];[NE.$F$2:.$Q$160];2;0)" office:value-type="float" office:value="87">
            <text:p>87</text:p>
          </table:table-cell>
          <table:table-cell office:value-type="float" office:value="87">
            <text:p>87</text:p>
          </table:table-cell>
          <table:table-cell table:number-columns-repeated="234"/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US-MOZ-00810</text:p>
          </table:table-cell>
          <table:table-cell office:value-type="float" office:value="1051015">
            <text:p>1051015</text:p>
          </table:table-cell>
          <table:table-cell office:value-type="string">
            <text:p>01051015</text:p>
          </table:table-cell>
          <table:table-cell office:value-type="string">
            <text:p>Nicunga</text:p>
          </table:table-cell>
          <table:table-cell office:value-type="float" office:value="12">
            <text:p>12</text:p>
          </table:table-cell>
          <table:table-cell office:value-type="string">
            <text:p>NU-074</text:p>
          </table:table-cell>
          <table:table-cell office:value-type="float" office:value="-16.1726">
            <text:p>-16.172600</text:p>
          </table:table-cell>
          <table:table-cell office:value-type="float" office:value="34.2632">
            <text:p>34.263200</text:p>
          </table:table-cell>
          <table:table-cell table:number-columns-repeated="10"/>
          <table:table-cell table:formula="of:=VLOOKUP([.I811];[NE.$F$2:.$Q$160];2;0)" office:value-type="float" office:value="87">
            <text:p>87</text:p>
          </table:table-cell>
          <table:table-cell office:value-type="float" office:value="87">
            <text:p>87</text:p>
          </table:table-cell>
          <table:table-cell table:number-columns-repeated="234"/>
        </table:table-row>
        <table:table-row table:style-name="ro2">
          <table:table-cell office:value-type="float" office:value="811">
            <text:p>81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US-MOZ-00811</text:p>
          </table:table-cell>
          <table:table-cell office:value-type="float" office:value="1051014">
            <text:p>1051014</text:p>
          </table:table-cell>
          <table:table-cell office:value-type="string">
            <text:p>01051014</text:p>
          </table:table-cell>
          <table:table-cell office:value-type="string">
            <text:p>Ncondedzi</text:p>
          </table:table-cell>
          <table:table-cell office:value-type="float" office:value="12">
            <text:p>12</text:p>
          </table:table-cell>
          <table:table-cell office:value-type="string">
            <text:p>NU-074</text:p>
          </table:table-cell>
          <table:table-cell office:value-type="float" office:value="-15.5314">
            <text:p>-15.531400</text:p>
          </table:table-cell>
          <table:table-cell office:value-type="float" office:value="34.3107">
            <text:p>34.310700</text:p>
          </table:table-cell>
          <table:table-cell table:number-columns-repeated="10"/>
          <table:table-cell table:formula="of:=VLOOKUP([.I812];[NE.$F$2:.$Q$160];2;0)" office:value-type="float" office:value="87">
            <text:p>87</text:p>
          </table:table-cell>
          <table:table-cell office:value-type="float" office:value="87">
            <text:p>87</text:p>
          </table:table-cell>
          <table:table-cell table:number-columns-repeated="234"/>
        </table:table-row>
        <table:table-row table:style-name="ro2">
          <table:table-cell office:value-type="float" office:value="812">
            <text:p>81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US-MOZ-00812</text:p>
          </table:table-cell>
          <table:table-cell office:value-type="float" office:value="1051013">
            <text:p>1051013</text:p>
          </table:table-cell>
          <table:table-cell office:value-type="string">
            <text:p>01051013</text:p>
          </table:table-cell>
          <table:table-cell office:value-type="string">
            <text:p>Cfm</text:p>
          </table:table-cell>
          <table:table-cell office:value-type="float" office:value="12">
            <text:p>12</text:p>
          </table:table-cell>
          <table:table-cell office:value-type="string">
            <text:p>NU-074</text:p>
          </table:table-cell>
          <table:table-cell table:style-name="ce13" office:value-type="float" office:value="-16.116788">
            <text:p>-16.116788</text:p>
          </table:table-cell>
          <table:table-cell table:style-name="ce13" office:value-type="float" office:value="33.733294">
            <text:p>33.733294</text:p>
          </table:table-cell>
          <table:table-cell table:number-columns-repeated="10"/>
          <table:table-cell table:formula="of:=VLOOKUP([.I813];[NE.$F$2:.$Q$160];2;0)" office:value-type="float" office:value="87">
            <text:p>87</text:p>
          </table:table-cell>
          <table:table-cell office:value-type="float" office:value="87">
            <text:p>87</text:p>
          </table:table-cell>
          <table:table-cell table:number-columns-repeated="234"/>
        </table:table-row>
        <table:table-row table:style-name="ro2">
          <table:table-cell office:value-type="float" office:value="813">
            <text:p>81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US-MOZ-00813</text:p>
          </table:table-cell>
          <table:table-cell office:value-type="float" office:value="1051012">
            <text:p>1051012</text:p>
          </table:table-cell>
          <table:table-cell office:value-type="string">
            <text:p>01051012</text:p>
          </table:table-cell>
          <table:table-cell office:value-type="string">
            <text:p>Khanga</text:p>
          </table:table-cell>
          <table:table-cell office:value-type="float" office:value="12">
            <text:p>12</text:p>
          </table:table-cell>
          <table:table-cell office:value-type="string">
            <text:p>NU-074</text:p>
          </table:table-cell>
          <table:table-cell table:style-name="ce13" office:value-type="float" office:value="-16.116566">
            <text:p>-16.116566</text:p>
          </table:table-cell>
          <table:table-cell table:style-name="ce13" office:value-type="float" office:value="33.733221">
            <text:p>33.733221</text:p>
          </table:table-cell>
          <table:table-cell table:number-columns-repeated="10"/>
          <table:table-cell table:formula="of:=VLOOKUP([.I814];[NE.$F$2:.$Q$160];2;0)" office:value-type="float" office:value="87">
            <text:p>87</text:p>
          </table:table-cell>
          <table:table-cell office:value-type="float" office:value="87">
            <text:p>87</text:p>
          </table:table-cell>
          <table:table-cell table:number-columns-repeated="234"/>
        </table:table-row>
        <table:table-row table:style-name="ro2">
          <table:table-cell office:value-type="float" office:value="814">
            <text:p>81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US-MOZ-00814</text:p>
          </table:table-cell>
          <table:table-cell office:value-type="float" office:value="1051010">
            <text:p>1051010</text:p>
          </table:table-cell>
          <table:table-cell office:value-type="string">
            <text:p>01051010</text:p>
          </table:table-cell>
          <table:table-cell office:value-type="string">
            <text:p>Cambulatsitsi</text:p>
          </table:table-cell>
          <table:table-cell office:value-type="float" office:value="12">
            <text:p>12</text:p>
          </table:table-cell>
          <table:table-cell office:value-type="string">
            <text:p>NU-074</text:p>
          </table:table-cell>
          <table:table-cell office:value-type="float" office:value="-15.9853">
            <text:p>-15.985300</text:p>
          </table:table-cell>
          <table:table-cell office:value-type="float" office:value="34.192">
            <text:p>34.192000</text:p>
          </table:table-cell>
          <table:table-cell table:number-columns-repeated="10"/>
          <table:table-cell table:formula="of:=VLOOKUP([.I815];[NE.$F$2:.$Q$160];2;0)" office:value-type="float" office:value="87">
            <text:p>87</text:p>
          </table:table-cell>
          <table:table-cell office:value-type="float" office:value="87">
            <text:p>87</text:p>
          </table:table-cell>
          <table:table-cell table:number-columns-repeated="234"/>
        </table:table-row>
        <table:table-row table:style-name="ro2">
          <table:table-cell office:value-type="float" office:value="815">
            <text:p>81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US-MOZ-00815</text:p>
          </table:table-cell>
          <table:table-cell office:value-type="float" office:value="1051008">
            <text:p>1051008</text:p>
          </table:table-cell>
          <table:table-cell office:value-type="string">
            <text:p>01051008</text:p>
          </table:table-cell>
          <table:table-cell office:value-type="string">
            <text:p>Moatize </text:p>
          </table:table-cell>
          <table:table-cell office:value-type="float" office:value="11">
            <text:p>11</text:p>
          </table:table-cell>
          <table:table-cell office:value-type="string">
            <text:p>NU-074</text:p>
          </table:table-cell>
          <table:table-cell office:value-type="float" office:value="-16.1245">
            <text:p>-16.124500</text:p>
          </table:table-cell>
          <table:table-cell office:value-type="float" office:value="33.746">
            <text:p>33.746000</text:p>
          </table:table-cell>
          <table:table-cell table:number-columns-repeated="10"/>
          <table:table-cell table:formula="of:=VLOOKUP([.I816];[NE.$F$2:.$Q$160];2;0)" office:value-type="float" office:value="87">
            <text:p>87</text:p>
          </table:table-cell>
          <table:table-cell office:value-type="float" office:value="87">
            <text:p>87</text:p>
          </table:table-cell>
          <table:table-cell table:number-columns-repeated="234"/>
        </table:table-row>
        <table:table-row table:style-name="ro2">
          <table:table-cell office:value-type="float" office:value="816">
            <text:p>81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US-MOZ-00816</text:p>
          </table:table-cell>
          <table:table-cell office:value-type="float" office:value="1051007">
            <text:p>1051007</text:p>
          </table:table-cell>
          <table:table-cell office:value-type="string">
            <text:p>01051007</text:p>
          </table:table-cell>
          <table:table-cell office:value-type="string">
            <text:p>Mameme</text:p>
          </table:table-cell>
          <table:table-cell office:value-type="float" office:value="12">
            <text:p>12</text:p>
          </table:table-cell>
          <table:table-cell office:value-type="string">
            <text:p>NU-074</text:p>
          </table:table-cell>
          <table:table-cell office:value-type="float" office:value="-15.9099">
            <text:p>-15.909900</text:p>
          </table:table-cell>
          <table:table-cell office:value-type="float" office:value="34.0834">
            <text:p>34.083400</text:p>
          </table:table-cell>
          <table:table-cell table:number-columns-repeated="10"/>
          <table:table-cell table:formula="of:=VLOOKUP([.I817];[NE.$F$2:.$Q$160];2;0)" office:value-type="float" office:value="87">
            <text:p>87</text:p>
          </table:table-cell>
          <table:table-cell office:value-type="float" office:value="87">
            <text:p>87</text:p>
          </table:table-cell>
          <table:table-cell table:number-columns-repeated="234"/>
        </table:table-row>
        <table:table-row table:style-name="ro2">
          <table:table-cell office:value-type="float" office:value="817">
            <text:p>81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US-MOZ-00817</text:p>
          </table:table-cell>
          <table:table-cell office:value-type="float" office:value="1051016">
            <text:p>1051016</text:p>
          </table:table-cell>
          <table:table-cell office:value-type="string">
            <text:p>01051016</text:p>
          </table:table-cell>
          <table:table-cell office:value-type="string">
            <text:p>Samoa</text:p>
          </table:table-cell>
          <table:table-cell office:value-type="float" office:value="12">
            <text:p>12</text:p>
          </table:table-cell>
          <table:table-cell office:value-type="string">
            <text:p>NU-074</text:p>
          </table:table-cell>
          <table:table-cell office:value-type="float" office:value="-15.7717">
            <text:p>-15.771700</text:p>
          </table:table-cell>
          <table:table-cell office:value-type="float" office:value="34.1247">
            <text:p>34.124700</text:p>
          </table:table-cell>
          <table:table-cell table:number-columns-repeated="10"/>
          <table:table-cell table:formula="of:=VLOOKUP([.I818];[NE.$F$2:.$Q$160];2;0)" office:value-type="float" office:value="87">
            <text:p>87</text:p>
          </table:table-cell>
          <table:table-cell office:value-type="float" office:value="87">
            <text:p>87</text:p>
          </table:table-cell>
          <table:table-cell table:number-columns-repeated="234"/>
        </table:table-row>
        <table:table-row table:style-name="ro2">
          <table:table-cell office:value-type="float" office:value="818">
            <text:p>81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US-MOZ-00818</text:p>
          </table:table-cell>
          <table:table-cell office:value-type="float" office:value="1051017">
            <text:p>1051017</text:p>
          </table:table-cell>
          <table:table-cell office:value-type="string">
            <text:p>01051017</text:p>
          </table:table-cell>
          <table:table-cell office:value-type="string">
            <text:p>Cateme</text:p>
          </table:table-cell>
          <table:table-cell office:value-type="float" office:value="12">
            <text:p>12</text:p>
          </table:table-cell>
          <table:table-cell office:value-type="string">
            <text:p>NU-074</text:p>
          </table:table-cell>
          <table:table-cell office:value-type="float" office:value="-16.125596">
            <text:p>-16.125596</text:p>
          </table:table-cell>
          <table:table-cell office:value-type="float" office:value="33.759921">
            <text:p>33.759921</text:p>
          </table:table-cell>
          <table:table-cell table:number-columns-repeated="10"/>
          <table:table-cell table:formula="of:=VLOOKUP([.I819];[NE.$F$2:.$Q$160];2;0)" office:value-type="float" office:value="87">
            <text:p>87</text:p>
          </table:table-cell>
          <table:table-cell office:value-type="float" office:value="87">
            <text:p>87</text:p>
          </table:table-cell>
          <table:table-cell table:number-columns-repeated="234"/>
        </table:table-row>
        <table:table-row table:style-name="ro2">
          <table:table-cell office:value-type="float" office:value="819">
            <text:p>81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US-MOZ-00819</text:p>
          </table:table-cell>
          <table:table-cell office:value-type="float" office:value="1051018">
            <text:p>1051018</text:p>
          </table:table-cell>
          <table:table-cell office:value-type="string">
            <text:p>010510?</text:p>
          </table:table-cell>
          <table:table-cell office:value-type="string">
            <text:p>Cs De Cadjia</text:p>
          </table:table-cell>
          <table:table-cell office:value-type="float" office:value="12">
            <text:p>12</text:p>
          </table:table-cell>
          <table:table-cell office:value-type="string">
            <text:p>NU-074</text:p>
          </table:table-cell>
          <table:table-cell office:value-type="float" office:value="-16.116667">
            <text:p>-16.116667</text:p>
          </table:table-cell>
          <table:table-cell office:value-type="float" office:value="33.733333">
            <text:p>33.733333</text:p>
          </table:table-cell>
          <table:table-cell table:number-columns-repeated="10"/>
          <table:table-cell table:formula="of:=VLOOKUP([.I820];[NE.$F$2:.$Q$160];2;0)" office:value-type="float" office:value="87">
            <text:p>87</text:p>
          </table:table-cell>
          <table:table-cell office:value-type="float" office:value="87">
            <text:p>87</text:p>
          </table:table-cell>
          <table:table-cell table:number-columns-repeated="234"/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US-MOZ-00820</text:p>
          </table:table-cell>
          <table:table-cell office:value-type="float" office:value="1051101">
            <text:p>1051101</text:p>
          </table:table-cell>
          <table:table-cell office:value-type="string">
            <text:p>01051101</text:p>
          </table:table-cell>
          <table:table-cell office:value-type="string">
            <text:p>Mutarara </text:p>
          </table:table-cell>
          <table:table-cell office:value-type="float" office:value="5">
            <text:p>5</text:p>
          </table:table-cell>
          <table:table-cell office:value-type="string">
            <text:p>NU-077</text:p>
          </table:table-cell>
          <table:table-cell office:value-type="float" office:value="-17.4514">
            <text:p>-17.451400</text:p>
          </table:table-cell>
          <table:table-cell office:value-type="float" office:value="35.0788">
            <text:p>35.078800</text:p>
          </table:table-cell>
          <table:table-cell table:number-columns-repeated="10"/>
          <table:table-cell table:formula="of:=VLOOKUP([.I821];[NE.$F$2:.$Q$160];2;0)" office:value-type="float" office:value="88">
            <text:p>88</text:p>
          </table:table-cell>
          <table:table-cell office:value-type="float" office:value="88">
            <text:p>88</text:p>
          </table:table-cell>
          <table:table-cell table:number-columns-repeated="234"/>
        </table:table-row>
        <table:table-row table:style-name="ro2">
          <table:table-cell office:value-type="float" office:value="821">
            <text:p>82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US-MOZ-00821</text:p>
          </table:table-cell>
          <table:table-cell office:value-type="float" office:value="1051115">
            <text:p>1051115</text:p>
          </table:table-cell>
          <table:table-cell office:value-type="string">
            <text:p>01051115</text:p>
          </table:table-cell>
          <table:table-cell office:value-type="string">
            <text:p>Vila Nova Da Fronteira</text:p>
          </table:table-cell>
          <table:table-cell office:value-type="float" office:value="12">
            <text:p>12</text:p>
          </table:table-cell>
          <table:table-cell office:value-type="string">
            <text:p>NU-077</text:p>
          </table:table-cell>
          <table:table-cell office:value-type="float" office:value="-17.1369">
            <text:p>-17.136900</text:p>
          </table:table-cell>
          <table:table-cell office:value-type="float" office:value="35.1932">
            <text:p>35.193200</text:p>
          </table:table-cell>
          <table:table-cell table:number-columns-repeated="10"/>
          <table:table-cell table:formula="of:=VLOOKUP([.I822];[NE.$F$2:.$Q$160];2;0)" office:value-type="float" office:value="88">
            <text:p>88</text:p>
          </table:table-cell>
          <table:table-cell office:value-type="float" office:value="88">
            <text:p>88</text:p>
          </table:table-cell>
          <table:table-cell table:number-columns-repeated="234"/>
        </table:table-row>
        <table:table-row table:style-name="ro2">
          <table:table-cell office:value-type="float" office:value="822">
            <text:p>82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US-MOZ-00822</text:p>
          </table:table-cell>
          <table:table-cell office:value-type="float" office:value="1051113">
            <text:p>1051113</text:p>
          </table:table-cell>
          <table:table-cell office:value-type="string">
            <text:p>01051113</text:p>
          </table:table-cell>
          <table:table-cell office:value-type="string">
            <text:p>Mutarara Velha</text:p>
          </table:table-cell>
          <table:table-cell office:value-type="float" office:value="12">
            <text:p>12</text:p>
          </table:table-cell>
          <table:table-cell office:value-type="string">
            <text:p>NU-077</text:p>
          </table:table-cell>
          <table:table-cell office:value-type="float" office:value="-17.3939">
            <text:p>-17.393900</text:p>
          </table:table-cell>
          <table:table-cell office:value-type="float" office:value="35.0534">
            <text:p>35.053400</text:p>
          </table:table-cell>
          <table:table-cell table:number-columns-repeated="10"/>
          <table:table-cell table:formula="of:=VLOOKUP([.I823];[NE.$F$2:.$Q$160];2;0)" office:value-type="float" office:value="88">
            <text:p>88</text:p>
          </table:table-cell>
          <table:table-cell office:value-type="float" office:value="88">
            <text:p>88</text:p>
          </table:table-cell>
          <table:table-cell table:number-columns-repeated="234"/>
        </table:table-row>
        <table:table-row table:style-name="ro2">
          <table:table-cell office:value-type="float" office:value="823">
            <text:p>82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US-MOZ-00823</text:p>
          </table:table-cell>
          <table:table-cell office:value-type="float" office:value="1051112">
            <text:p>1051112</text:p>
          </table:table-cell>
          <table:table-cell office:value-type="string">
            <text:p>01051112</text:p>
          </table:table-cell>
          <table:table-cell office:value-type="string">
            <text:p>Jardim</text:p>
          </table:table-cell>
          <table:table-cell office:value-type="float" office:value="12">
            <text:p>12</text:p>
          </table:table-cell>
          <table:table-cell office:value-type="string">
            <text:p>NU-077</text:p>
          </table:table-cell>
          <table:table-cell office:value-type="float" office:value="-17.6352">
            <text:p>-17.635200</text:p>
          </table:table-cell>
          <table:table-cell office:value-type="float" office:value="35.2121">
            <text:p>35.212100</text:p>
          </table:table-cell>
          <table:table-cell table:number-columns-repeated="10"/>
          <table:table-cell table:formula="of:=VLOOKUP([.I824];[NE.$F$2:.$Q$160];2;0)" office:value-type="float" office:value="88">
            <text:p>88</text:p>
          </table:table-cell>
          <table:table-cell office:value-type="float" office:value="88">
            <text:p>88</text:p>
          </table:table-cell>
          <table:table-cell table:number-columns-repeated="234"/>
        </table:table-row>
        <table:table-row table:style-name="ro2">
          <table:table-cell office:value-type="float" office:value="824">
            <text:p>82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US-MOZ-00824</text:p>
          </table:table-cell>
          <table:table-cell office:value-type="float" office:value="1051111">
            <text:p>1051111</text:p>
          </table:table-cell>
          <table:table-cell office:value-type="string">
            <text:p>01051111</text:p>
          </table:table-cell>
          <table:table-cell office:value-type="string">
            <text:p>Inhangoma</text:p>
          </table:table-cell>
          <table:table-cell office:value-type="float" office:value="12">
            <text:p>12</text:p>
          </table:table-cell>
          <table:table-cell office:value-type="string">
            <text:p>NU-077</text:p>
          </table:table-cell>
          <table:table-cell office:value-type="float" office:value="-17.4878">
            <text:p>-17.487800</text:p>
          </table:table-cell>
          <table:table-cell office:value-type="float" office:value="35.2442">
            <text:p>35.244200</text:p>
          </table:table-cell>
          <table:table-cell table:number-columns-repeated="10"/>
          <table:table-cell table:formula="of:=VLOOKUP([.I825];[NE.$F$2:.$Q$160];2;0)" office:value-type="float" office:value="88">
            <text:p>88</text:p>
          </table:table-cell>
          <table:table-cell office:value-type="float" office:value="88">
            <text:p>88</text:p>
          </table:table-cell>
          <table:table-cell table:number-columns-repeated="234"/>
        </table:table-row>
        <table:table-row table:style-name="ro2">
          <table:table-cell office:value-type="float" office:value="825">
            <text:p>82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US-MOZ-00825</text:p>
          </table:table-cell>
          <table:table-cell office:value-type="float" office:value="1051110">
            <text:p>1051110</text:p>
          </table:table-cell>
          <table:table-cell office:value-type="string">
            <text:p>01051110</text:p>
          </table:table-cell>
          <table:table-cell office:value-type="string">
            <text:p>Dôa</text:p>
          </table:table-cell>
          <table:table-cell office:value-type="float" office:value="12">
            <text:p>12</text:p>
          </table:table-cell>
          <table:table-cell office:value-type="string">
            <text:p>NU-077</text:p>
          </table:table-cell>
          <table:table-cell office:value-type="float" office:value="-16.6439">
            <text:p>-16.643900</text:p>
          </table:table-cell>
          <table:table-cell office:value-type="float" office:value="34.6812">
            <text:p>34.681200</text:p>
          </table:table-cell>
          <table:table-cell table:number-columns-repeated="10"/>
          <table:table-cell table:formula="of:=VLOOKUP([.I826];[NE.$F$2:.$Q$160];2;0)" office:value-type="float" office:value="88">
            <text:p>88</text:p>
          </table:table-cell>
          <table:table-cell office:value-type="float" office:value="88">
            <text:p>88</text:p>
          </table:table-cell>
          <table:table-cell table:number-columns-repeated="234"/>
        </table:table-row>
        <table:table-row table:style-name="ro2">
          <table:table-cell office:value-type="float" office:value="826">
            <text:p>82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US-MOZ-00826</text:p>
          </table:table-cell>
          <table:table-cell office:value-type="float" office:value="1051109">
            <text:p>1051109</text:p>
          </table:table-cell>
          <table:table-cell office:value-type="string">
            <text:p>01051109</text:p>
          </table:table-cell>
          <table:table-cell office:value-type="string">
            <text:p>Charre</text:p>
          </table:table-cell>
          <table:table-cell office:value-type="float" office:value="12">
            <text:p>12</text:p>
          </table:table-cell>
          <table:table-cell office:value-type="string">
            <text:p>NU-077</text:p>
          </table:table-cell>
          <table:table-cell office:value-type="float" office:value="-17.3473">
            <text:p>-17.347300</text:p>
          </table:table-cell>
          <table:table-cell office:value-type="float" office:value="35.138">
            <text:p>35.138000</text:p>
          </table:table-cell>
          <table:table-cell table:number-columns-repeated="10"/>
          <table:table-cell table:formula="of:=VLOOKUP([.I827];[NE.$F$2:.$Q$160];2;0)" office:value-type="float" office:value="88">
            <text:p>88</text:p>
          </table:table-cell>
          <table:table-cell office:value-type="float" office:value="88">
            <text:p>88</text:p>
          </table:table-cell>
          <table:table-cell table:number-columns-repeated="234"/>
        </table:table-row>
        <table:table-row table:style-name="ro2">
          <table:table-cell office:value-type="float" office:value="827">
            <text:p>82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US-MOZ-00827</text:p>
          </table:table-cell>
          <table:table-cell office:value-type="float" office:value="1051108">
            <text:p>1051108</text:p>
          </table:table-cell>
          <table:table-cell office:value-type="string">
            <text:p>01051108</text:p>
          </table:table-cell>
          <table:table-cell office:value-type="string">
            <text:p>Ancuaze</text:p>
          </table:table-cell>
          <table:table-cell office:value-type="float" office:value="12">
            <text:p>12</text:p>
          </table:table-cell>
          <table:table-cell office:value-type="string">
            <text:p>NU-077</text:p>
          </table:table-cell>
          <table:table-cell office:value-type="float" office:value="-16.7844">
            <text:p>-16.784400</text:p>
          </table:table-cell>
          <table:table-cell office:value-type="float" office:value="34.5543">
            <text:p>34.554300</text:p>
          </table:table-cell>
          <table:table-cell table:number-columns-repeated="10"/>
          <table:table-cell table:formula="of:=VLOOKUP([.I828];[NE.$F$2:.$Q$160];2;0)" office:value-type="float" office:value="88">
            <text:p>88</text:p>
          </table:table-cell>
          <table:table-cell office:value-type="float" office:value="88">
            <text:p>88</text:p>
          </table:table-cell>
          <table:table-cell table:number-columns-repeated="234"/>
        </table:table-row>
        <table:table-row table:style-name="ro2">
          <table:table-cell office:value-type="float" office:value="828">
            <text:p>82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US-MOZ-00828</text:p>
          </table:table-cell>
          <table:table-cell office:value-type="float" office:value="1051107">
            <text:p>1051107</text:p>
          </table:table-cell>
          <table:table-cell office:value-type="string">
            <text:p>01051107</text:p>
          </table:table-cell>
          <table:table-cell office:value-type="string">
            <text:p>Traquino</text:p>
          </table:table-cell>
          <table:table-cell office:value-type="float" office:value="12">
            <text:p>12</text:p>
          </table:table-cell>
          <table:table-cell office:value-type="string">
            <text:p>NU-077</text:p>
          </table:table-cell>
          <table:table-cell office:value-type="float" office:value="-17.4749">
            <text:p>-17.474900</text:p>
          </table:table-cell>
          <table:table-cell office:value-type="float" office:value="35.2158">
            <text:p>35.215800</text:p>
          </table:table-cell>
          <table:table-cell table:number-columns-repeated="10"/>
          <table:table-cell table:formula="of:=VLOOKUP([.I829];[NE.$F$2:.$Q$160];2;0)" office:value-type="float" office:value="88">
            <text:p>88</text:p>
          </table:table-cell>
          <table:table-cell office:value-type="float" office:value="88">
            <text:p>88</text:p>
          </table:table-cell>
          <table:table-cell table:number-columns-repeated="234"/>
        </table:table-row>
        <table:table-row table:style-name="ro2">
          <table:table-cell office:value-type="float" office:value="829">
            <text:p>82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US-MOZ-00829</text:p>
          </table:table-cell>
          <table:table-cell office:value-type="float" office:value="1051106">
            <text:p>1051106</text:p>
          </table:table-cell>
          <table:table-cell office:value-type="string">
            <text:p>01051106</text:p>
          </table:table-cell>
          <table:table-cell office:value-type="string">
            <text:p>Mutarara</text:p>
          </table:table-cell>
          <table:table-cell office:value-type="float" office:value="11">
            <text:p>11</text:p>
          </table:table-cell>
          <table:table-cell office:value-type="string">
            <text:p>NU-077</text:p>
          </table:table-cell>
          <table:table-cell office:value-type="float" office:value="-17.4508">
            <text:p>-17.450800</text:p>
          </table:table-cell>
          <table:table-cell office:value-type="float" office:value="35.0785">
            <text:p>35.078500</text:p>
          </table:table-cell>
          <table:table-cell table:number-columns-repeated="10"/>
          <table:table-cell table:formula="of:=VLOOKUP([.I830];[NE.$F$2:.$Q$160];2;0)" office:value-type="float" office:value="88">
            <text:p>88</text:p>
          </table:table-cell>
          <table:table-cell office:value-type="float" office:value="88">
            <text:p>88</text:p>
          </table:table-cell>
          <table:table-cell table:number-columns-repeated="234"/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US-MOZ-00830</text:p>
          </table:table-cell>
          <table:table-cell office:value-type="float" office:value="1051114">
            <text:p>1051114</text:p>
          </table:table-cell>
          <table:table-cell office:value-type="string">
            <text:p>01051114</text:p>
          </table:table-cell>
          <table:table-cell office:value-type="string">
            <text:p>Sinjal</text:p>
          </table:table-cell>
          <table:table-cell office:value-type="float" office:value="12">
            <text:p>12</text:p>
          </table:table-cell>
          <table:table-cell office:value-type="string">
            <text:p>NU-077</text:p>
          </table:table-cell>
          <table:table-cell office:value-type="float" office:value="-17.1833">
            <text:p>-17.183300</text:p>
          </table:table-cell>
          <table:table-cell office:value-type="float" office:value="35.0667">
            <text:p>35.066700</text:p>
          </table:table-cell>
          <table:table-cell table:number-columns-repeated="10"/>
          <table:table-cell table:formula="of:=VLOOKUP([.I831];[NE.$F$2:.$Q$160];2;0)" office:value-type="float" office:value="88">
            <text:p>88</text:p>
          </table:table-cell>
          <table:table-cell office:value-type="float" office:value="88">
            <text:p>88</text:p>
          </table:table-cell>
          <table:table-cell table:number-columns-repeated="234"/>
        </table:table-row>
        <table:table-row table:style-name="ro2">
          <table:table-cell office:value-type="float" office:value="831">
            <text:p>83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US-MOZ-00831</text:p>
          </table:table-cell>
          <table:table-cell office:value-type="float" office:value="1051206">
            <text:p>1051206</text:p>
          </table:table-cell>
          <table:table-cell office:value-type="string">
            <text:p>01051206</text:p>
          </table:table-cell>
          <table:table-cell office:value-type="string">
            <text:p>Calipale</text:p>
          </table:table-cell>
          <table:table-cell office:value-type="float" office:value="12">
            <text:p>12</text:p>
          </table:table-cell>
          <table:table-cell office:value-type="string">
            <text:p>NU-084</text:p>
          </table:table-cell>
          <table:table-cell office:value-type="float" office:value="-14.9019">
            <text:p>-14.901900</text:p>
          </table:table-cell>
          <table:table-cell office:value-type="float" office:value="34.5698">
            <text:p>34.569800</text:p>
          </table:table-cell>
          <table:table-cell table:number-columns-repeated="10"/>
          <table:table-cell table:formula="of:=VLOOKUP([.I832];[NE.$F$2:.$Q$160];2;0)" office:value-type="float" office:value="90">
            <text:p>90</text:p>
          </table:table-cell>
          <table:table-cell office:value-type="float" office:value="90">
            <text:p>90</text:p>
          </table:table-cell>
          <table:table-cell table:number-columns-repeated="234"/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US-MOZ-00832</text:p>
          </table:table-cell>
          <table:table-cell office:value-type="float" office:value="1051207">
            <text:p>1051207</text:p>
          </table:table-cell>
          <table:table-cell office:value-type="string">
            <text:p>01051207</text:p>
          </table:table-cell>
          <table:table-cell office:value-type="string">
            <text:p>N'Tengo Wambalane</text:p>
          </table:table-cell>
          <table:table-cell office:value-type="float" office:value="12">
            <text:p>12</text:p>
          </table:table-cell>
          <table:table-cell office:value-type="string">
            <text:p>NU-084</text:p>
          </table:table-cell>
          <table:table-cell office:value-type="float" office:value="-14.8489">
            <text:p>-14.848900</text:p>
          </table:table-cell>
          <table:table-cell office:value-type="float" office:value="34.5245">
            <text:p>34.524500</text:p>
          </table:table-cell>
          <table:table-cell table:number-columns-repeated="10"/>
          <table:table-cell table:formula="of:=VLOOKUP([.I833];[NE.$F$2:.$Q$160];2;0)" office:value-type="float" office:value="90">
            <text:p>90</text:p>
          </table:table-cell>
          <table:table-cell office:value-type="float" office:value="90">
            <text:p>90</text:p>
          </table:table-cell>
          <table:table-cell table:number-columns-repeated="234"/>
        </table:table-row>
        <table:table-row table:style-name="ro2">
          <table:table-cell office:value-type="float" office:value="833">
            <text:p>83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US-MOZ-00833</text:p>
          </table:table-cell>
          <table:table-cell office:value-type="float" office:value="1051208">
            <text:p>1051208</text:p>
          </table:table-cell>
          <table:table-cell office:value-type="string">
            <text:p>01051208</text:p>
          </table:table-cell>
          <table:table-cell office:value-type="string">
            <text:p>Tsangano</text:p>
          </table:table-cell>
          <table:table-cell office:value-type="float" office:value="11">
            <text:p>11</text:p>
          </table:table-cell>
          <table:table-cell office:value-type="string">
            <text:p>NU-084</text:p>
          </table:table-cell>
          <table:table-cell office:value-type="float" office:value="-15.1611">
            <text:p>-15.161100</text:p>
          </table:table-cell>
          <table:table-cell office:value-type="float" office:value="34.5611">
            <text:p>34.561100</text:p>
          </table:table-cell>
          <table:table-cell table:number-columns-repeated="10"/>
          <table:table-cell table:formula="of:=VLOOKUP([.I834];[NE.$F$2:.$Q$160];2;0)" office:value-type="float" office:value="90">
            <text:p>90</text:p>
          </table:table-cell>
          <table:table-cell office:value-type="float" office:value="90">
            <text:p>90</text:p>
          </table:table-cell>
          <table:table-cell table:number-columns-repeated="234"/>
        </table:table-row>
        <table:table-row table:style-name="ro2">
          <table:table-cell office:value-type="float" office:value="834">
            <text:p>83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US-MOZ-00834</text:p>
          </table:table-cell>
          <table:table-cell office:value-type="float" office:value="1051209">
            <text:p>1051209</text:p>
          </table:table-cell>
          <table:table-cell office:value-type="string">
            <text:p>01051209</text:p>
          </table:table-cell>
          <table:table-cell office:value-type="string">
            <text:p>Maconge</text:p>
          </table:table-cell>
          <table:table-cell office:value-type="float" office:value="12">
            <text:p>12</text:p>
          </table:table-cell>
          <table:table-cell office:value-type="string">
            <text:p>NU-084</text:p>
          </table:table-cell>
          <table:table-cell office:value-type="float" office:value="-15.372357">
            <text:p>-15.372357</text:p>
          </table:table-cell>
          <table:table-cell office:value-type="float" office:value="34.444444">
            <text:p>34.444444</text:p>
          </table:table-cell>
          <table:table-cell table:number-columns-repeated="10"/>
          <table:table-cell table:formula="of:=VLOOKUP([.I835];[NE.$F$2:.$Q$160];2;0)" office:value-type="float" office:value="90">
            <text:p>90</text:p>
          </table:table-cell>
          <table:table-cell office:value-type="float" office:value="90">
            <text:p>90</text:p>
          </table:table-cell>
          <table:table-cell table:number-columns-repeated="234"/>
        </table:table-row>
        <table:table-row table:style-name="ro2">
          <table:table-cell office:value-type="float" office:value="835">
            <text:p>83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US-MOZ-00835</text:p>
          </table:table-cell>
          <table:table-cell office:value-type="float" office:value="1051210">
            <text:p>1051210</text:p>
          </table:table-cell>
          <table:table-cell office:value-type="string">
            <text:p>01051210</text:p>
          </table:table-cell>
          <table:table-cell office:value-type="string">
            <text:p>Chinvano</text:p>
          </table:table-cell>
          <table:table-cell office:value-type="float" office:value="12">
            <text:p>12</text:p>
          </table:table-cell>
          <table:table-cell office:value-type="string">
            <text:p>NU-084</text:p>
          </table:table-cell>
          <table:table-cell office:value-type="float" office:value="-14.9869">
            <text:p>-14.986900</text:p>
          </table:table-cell>
          <table:table-cell office:value-type="float" office:value="34.3322">
            <text:p>34.332200</text:p>
          </table:table-cell>
          <table:table-cell table:number-columns-repeated="10"/>
          <table:table-cell table:formula="of:=VLOOKUP([.I836];[NE.$F$2:.$Q$160];2;0)" office:value-type="float" office:value="90">
            <text:p>90</text:p>
          </table:table-cell>
          <table:table-cell office:value-type="float" office:value="90">
            <text:p>90</text:p>
          </table:table-cell>
          <table:table-cell table:number-columns-repeated="234"/>
        </table:table-row>
        <table:table-row table:style-name="ro2">
          <table:table-cell office:value-type="float" office:value="836">
            <text:p>83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US-MOZ-00836</text:p>
          </table:table-cell>
          <table:table-cell office:value-type="float" office:value="1051309">
            <text:p>1051309</text:p>
          </table:table-cell>
          <table:table-cell office:value-type="string">
            <text:p>01051309</text:p>
          </table:table-cell>
          <table:table-cell office:value-type="string">
            <text:p>Zumbo</text:p>
          </table:table-cell>
          <table:table-cell office:value-type="float" office:value="6">
            <text:p>6</text:p>
          </table:table-cell>
          <table:table-cell office:value-type="string">
            <text:p>NU-076</text:p>
          </table:table-cell>
          <table:table-cell office:value-type="float" office:value="-15.6147">
            <text:p>-15.614700</text:p>
          </table:table-cell>
          <table:table-cell office:value-type="float" office:value="30.4394">
            <text:p>30.439400</text:p>
          </table:table-cell>
          <table:table-cell table:number-columns-repeated="10"/>
          <table:table-cell table:formula="of:=VLOOKUP([.I837];[NE.$F$2:.$Q$160];2;0)" office:value-type="float" office:value="91">
            <text:p>91</text:p>
          </table:table-cell>
          <table:table-cell office:value-type="float" office:value="91">
            <text:p>91</text:p>
          </table:table-cell>
          <table:table-cell table:number-columns-repeated="234"/>
        </table:table-row>
        <table:table-row table:style-name="ro2">
          <table:table-cell office:value-type="float" office:value="837">
            <text:p>83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US-MOZ-00837</text:p>
          </table:table-cell>
          <table:table-cell office:value-type="float" office:value="1051307">
            <text:p>1051307</text:p>
          </table:table-cell>
          <table:table-cell office:value-type="string">
            <text:p>01051307</text:p>
          </table:table-cell>
          <table:table-cell office:value-type="string">
            <text:p>Muze</text:p>
          </table:table-cell>
          <table:table-cell office:value-type="float" office:value="12">
            <text:p>12</text:p>
          </table:table-cell>
          <table:table-cell office:value-type="string">
            <text:p>NU-076</text:p>
          </table:table-cell>
          <table:table-cell office:value-type="float" office:value="-15.0075">
            <text:p>-15.007500</text:p>
          </table:table-cell>
          <table:table-cell office:value-type="float" office:value="31.0028">
            <text:p>31.002800</text:p>
          </table:table-cell>
          <table:table-cell table:number-columns-repeated="10"/>
          <table:table-cell table:formula="of:=VLOOKUP([.I838];[NE.$F$2:.$Q$160];2;0)" office:value-type="float" office:value="91">
            <text:p>91</text:p>
          </table:table-cell>
          <table:table-cell office:value-type="float" office:value="91">
            <text:p>91</text:p>
          </table:table-cell>
          <table:table-cell table:number-columns-repeated="234"/>
        </table:table-row>
        <table:table-row table:style-name="ro2">
          <table:table-cell office:value-type="float" office:value="838">
            <text:p>83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US-MOZ-00838</text:p>
          </table:table-cell>
          <table:table-cell office:value-type="float" office:value="1051310">
            <text:p>1051310</text:p>
          </table:table-cell>
          <table:table-cell office:value-type="string">
            <text:p>01051310</text:p>
          </table:table-cell>
          <table:table-cell office:value-type="string">
            <text:p>Tongue </text:p>
          </table:table-cell>
          <table:table-cell office:value-type="float" office:value="12">
            <text:p>12</text:p>
          </table:table-cell>
          <table:table-cell office:value-type="string">
            <text:p>NU-076</text:p>
          </table:table-cell>
          <table:table-cell office:value-type="float" office:value="-15.3792">
            <text:p>-15.379200</text:p>
          </table:table-cell>
          <table:table-cell office:value-type="float" office:value="30.7317">
            <text:p>30.731700</text:p>
          </table:table-cell>
          <table:table-cell table:number-columns-repeated="10"/>
          <table:table-cell table:formula="of:=VLOOKUP([.I839];[NE.$F$2:.$Q$160];2;0)" office:value-type="float" office:value="91">
            <text:p>91</text:p>
          </table:table-cell>
          <table:table-cell office:value-type="float" office:value="91">
            <text:p>91</text:p>
          </table:table-cell>
          <table:table-cell table:number-columns-repeated="234"/>
        </table:table-row>
        <table:table-row table:style-name="ro2">
          <table:table-cell office:value-type="float" office:value="839">
            <text:p>83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US-MOZ-00839</text:p>
          </table:table-cell>
          <table:table-cell office:value-type="float" office:value="1051308">
            <text:p>1051308</text:p>
          </table:table-cell>
          <table:table-cell office:value-type="string">
            <text:p>01051308</text:p>
          </table:table-cell>
          <table:table-cell office:value-type="string">
            <text:p>Zámbue</text:p>
          </table:table-cell>
          <table:table-cell office:value-type="float" office:value="12">
            <text:p>12</text:p>
          </table:table-cell>
          <table:table-cell office:value-type="string">
            <text:p>NU-076</text:p>
          </table:table-cell>
          <table:table-cell office:value-type="float" office:value="-15.1139">
            <text:p>-15.113900</text:p>
          </table:table-cell>
          <table:table-cell office:value-type="float" office:value="30.8022">
            <text:p>30.802200</text:p>
          </table:table-cell>
          <table:table-cell table:number-columns-repeated="10"/>
          <table:table-cell table:formula="of:=VLOOKUP([.I840];[NE.$F$2:.$Q$160];2;0)" office:value-type="float" office:value="91">
            <text:p>91</text:p>
          </table:table-cell>
          <table:table-cell office:value-type="float" office:value="91">
            <text:p>91</text:p>
          </table:table-cell>
          <table:table-cell table:number-columns-repeated="234"/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US-MOZ-00840</text:p>
          </table:table-cell>
          <table:table-cell office:value-type="float" office:value="1051311">
            <text:p>1051311</text:p>
          </table:table-cell>
          <table:table-cell office:value-type="string">
            <text:p>010513?</text:p>
          </table:table-cell>
          <table:table-cell office:value-type="string">
            <text:p>Caembua</text:p>
          </table:table-cell>
          <table:table-cell office:value-type="float" office:value="12">
            <text:p>12</text:p>
          </table:table-cell>
          <table:table-cell office:value-type="string">
            <text:p>NU-076</text:p>
          </table:table-cell>
          <table:table-cell office:value-type="float" office:value="-15.615972">
            <text:p>-15.615972</text:p>
          </table:table-cell>
          <table:table-cell office:value-type="float" office:value="30.448933">
            <text:p>30.448933</text:p>
          </table:table-cell>
          <table:table-cell table:number-columns-repeated="10"/>
          <table:table-cell table:formula="of:=VLOOKUP([.I841];[NE.$F$2:.$Q$160];2;0)" office:value-type="float" office:value="91">
            <text:p>91</text:p>
          </table:table-cell>
          <table:table-cell office:value-type="float" office:value="91">
            <text:p>91</text:p>
          </table:table-cell>
          <table:table-cell table:number-columns-repeated="234"/>
        </table:table-row>
        <table:table-row table:style-name="ro2">
          <table:table-cell office:value-type="float" office:value="841">
            <text:p>84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US-MOZ-00841</text:p>
          </table:table-cell>
          <table:table-cell office:value-type="float" office:value="1051312">
            <text:p>1051312</text:p>
          </table:table-cell>
          <table:table-cell office:value-type="string">
            <text:p>010513?</text:p>
          </table:table-cell>
          <table:table-cell office:value-type="string">
            <text:p>Mugangadze</text:p>
          </table:table-cell>
          <table:table-cell office:value-type="float" office:value="12">
            <text:p>12</text:p>
          </table:table-cell>
          <table:table-cell office:value-type="string">
            <text:p>NU-076</text:p>
          </table:table-cell>
          <table:table-cell office:value-type="float" office:value="-15.490237">
            <text:p>-15.490237</text:p>
          </table:table-cell>
          <table:table-cell office:value-type="float" office:value="30.778182">
            <text:p>30.778182</text:p>
          </table:table-cell>
          <table:table-cell table:number-columns-repeated="10"/>
          <table:table-cell table:formula="of:=VLOOKUP([.I842];[NE.$F$2:.$Q$160];2;0)" office:value-type="float" office:value="91">
            <text:p>91</text:p>
          </table:table-cell>
          <table:table-cell office:value-type="float" office:value="91">
            <text:p>91</text:p>
          </table:table-cell>
          <table:table-cell table:number-columns-repeated="234"/>
        </table:table-row>
        <table:table-row table:style-name="ro2">
          <table:table-cell office:value-type="float" office:value="842">
            <text:p>84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US-MOZ-00842</text:p>
          </table:table-cell>
          <table:table-cell office:value-type="float" office:value="1051313">
            <text:p>1051313</text:p>
          </table:table-cell>
          <table:table-cell office:value-type="string">
            <text:p>010513?</text:p>
          </table:table-cell>
          <table:table-cell office:value-type="string">
            <text:p>Bangura</text:p>
          </table:table-cell>
          <table:table-cell office:value-type="float" office:value="12">
            <text:p>12</text:p>
          </table:table-cell>
          <table:table-cell office:value-type="string">
            <text:p>NU-076</text:p>
          </table:table-cell>
          <table:table-cell office:value-type="float" office:value="-15.616667">
            <text:p>-15.616667</text:p>
          </table:table-cell>
          <table:table-cell office:value-type="float" office:value="30.45">
            <text:p>30.450000</text:p>
          </table:table-cell>
          <table:table-cell table:number-columns-repeated="10"/>
          <table:table-cell table:formula="of:=VLOOKUP([.I843];[NE.$F$2:.$Q$160];2;0)" office:value-type="float" office:value="91">
            <text:p>91</text:p>
          </table:table-cell>
          <table:table-cell office:value-type="float" office:value="91">
            <text:p>91</text:p>
          </table:table-cell>
          <table:table-cell table:number-columns-repeated="234"/>
        </table:table-row>
        <table:table-row table:style-name="ro2">
          <table:table-cell office:value-type="float" office:value="843">
            <text:p>84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US-MOZ-00843</text:p>
          </table:table-cell>
          <table:table-cell office:value-type="float" office:value="1051315">
            <text:p>1051315</text:p>
          </table:table-cell>
          <table:table-cell office:value-type="string">
            <text:p>010513?</text:p>
          </table:table-cell>
          <table:table-cell office:value-type="string">
            <text:p>Chissavo</text:p>
          </table:table-cell>
          <table:table-cell office:value-type="float" office:value="12">
            <text:p>12</text:p>
          </table:table-cell>
          <table:table-cell office:value-type="string">
            <text:p>NU-076</text:p>
          </table:table-cell>
          <table:table-cell office:value-type="float" office:value="-15.536697">
            <text:p>-15.536697</text:p>
          </table:table-cell>
          <table:table-cell office:value-type="float" office:value="30.615027">
            <text:p>30.615027</text:p>
          </table:table-cell>
          <table:table-cell table:number-columns-repeated="10"/>
          <table:table-cell table:formula="of:=VLOOKUP([.I844];[NE.$F$2:.$Q$160];2;0)" office:value-type="float" office:value="91">
            <text:p>91</text:p>
          </table:table-cell>
          <table:table-cell office:value-type="float" office:value="91">
            <text:p>91</text:p>
          </table:table-cell>
          <table:table-cell table:number-columns-repeated="234"/>
        </table:table-row>
        <table:table-row table:style-name="ro2">
          <table:table-cell office:value-type="float" office:value="844">
            <text:p>84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US-MOZ-00844</text:p>
          </table:table-cell>
          <table:table-cell office:value-type="float" office:value="1051314">
            <text:p>1051314</text:p>
          </table:table-cell>
          <table:table-cell office:value-type="string">
            <text:p>010513?</text:p>
          </table:table-cell>
          <table:table-cell office:value-type="string">
            <text:p>Chiualo</text:p>
          </table:table-cell>
          <table:table-cell office:value-type="float" office:value="12">
            <text:p>12</text:p>
          </table:table-cell>
          <table:table-cell office:value-type="string">
            <text:p>NU-076</text:p>
          </table:table-cell>
          <table:table-cell office:value-type="float" office:value="-15.616667">
            <text:p>-15.616667</text:p>
          </table:table-cell>
          <table:table-cell office:value-type="float" office:value="30.449997">
            <text:p>30.449997</text:p>
          </table:table-cell>
          <table:table-cell table:number-columns-repeated="10"/>
          <table:table-cell table:formula="of:=VLOOKUP([.I845];[NE.$F$2:.$Q$160];2;0)" office:value-type="float" office:value="91">
            <text:p>91</text:p>
          </table:table-cell>
          <table:table-cell office:value-type="float" office:value="91">
            <text:p>91</text:p>
          </table:table-cell>
          <table:table-cell table:number-columns-repeated="234"/>
        </table:table-row>
        <table:table-row table:style-name="ro2">
          <table:table-cell office:value-type="float" office:value="845">
            <text:p>84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US-MOZ-00845</text:p>
          </table:table-cell>
          <table:table-cell office:value-type="float" office:value="1060108">
            <text:p>1060108</text:p>
          </table:table-cell>
          <table:table-cell office:value-type="string">
            <text:p>01060108</text:p>
          </table:table-cell>
          <table:table-cell office:value-type="string">
            <text:p>Nhamaonha</text:p>
          </table:table-cell>
          <table:table-cell office:value-type="float" office:value="9">
            <text:p>9</text:p>
          </table:table-cell>
          <table:table-cell office:value-type="string">
            <text:p>NU-068</text:p>
          </table:table-cell>
          <table:table-cell office:value-type="float" office:value="-19.1236">
            <text:p>-19.123600</text:p>
          </table:table-cell>
          <table:table-cell office:value-type="float" office:value="33.4994">
            <text:p>33.499400</text:p>
          </table:table-cell>
          <table:table-cell table:number-columns-repeated="10"/>
          <table:table-cell table:formula="of:=VLOOKUP([.I846];[NE.$F$2:.$Q$160];2;0)" office:value-type="float" office:value="118">
            <text:p>118</text:p>
          </table:table-cell>
          <table:table-cell office:value-type="float" office:value="118">
            <text:p>118</text:p>
          </table:table-cell>
          <table:table-cell table:number-columns-repeated="234"/>
        </table:table-row>
        <table:table-row table:style-name="ro2">
          <table:table-cell office:value-type="float" office:value="846">
            <text:p>84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US-MOZ-00846</text:p>
          </table:table-cell>
          <table:table-cell office:value-type="float" office:value="1060106">
            <text:p>1060106</text:p>
          </table:table-cell>
          <table:table-cell office:value-type="string">
            <text:p>01060106</text:p>
          </table:table-cell>
          <table:table-cell office:value-type="string">
            <text:p>Eduardo Mondlane</text:p>
          </table:table-cell>
          <table:table-cell office:value-type="float" office:value="9">
            <text:p>9</text:p>
          </table:table-cell>
          <table:table-cell office:value-type="string">
            <text:p>NU-068</text:p>
          </table:table-cell>
          <table:table-cell office:value-type="float" office:value="-19.1111">
            <text:p>-19.111100</text:p>
          </table:table-cell>
          <table:table-cell office:value-type="float" office:value="33.4764">
            <text:p>33.476400</text:p>
          </table:table-cell>
          <table:table-cell table:number-columns-repeated="10"/>
          <table:table-cell table:formula="of:=VLOOKUP([.I847];[NE.$F$2:.$Q$160];2;0)" office:value-type="float" office:value="118">
            <text:p>118</text:p>
          </table:table-cell>
          <table:table-cell office:value-type="float" office:value="118">
            <text:p>118</text:p>
          </table:table-cell>
          <table:table-cell table:number-columns-repeated="234"/>
        </table:table-row>
        <table:table-row table:style-name="ro2">
          <table:table-cell office:value-type="float" office:value="847">
            <text:p>84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US-MOZ-00847</text:p>
          </table:table-cell>
          <table:table-cell office:value-type="float" office:value="1060109">
            <text:p>1060109</text:p>
          </table:table-cell>
          <table:table-cell office:value-type="string">
            <text:p>01060109</text:p>
          </table:table-cell>
          <table:table-cell office:value-type="string">
            <text:p>Chissui</text:p>
          </table:table-cell>
          <table:table-cell office:value-type="float" office:value="9">
            <text:p>9</text:p>
          </table:table-cell>
          <table:table-cell office:value-type="string">
            <text:p>NU-068</text:p>
          </table:table-cell>
          <table:table-cell office:value-type="float" office:value="-19.1431">
            <text:p>-19.143100</text:p>
          </table:table-cell>
          <table:table-cell office:value-type="float" office:value="33.4478">
            <text:p>33.447800</text:p>
          </table:table-cell>
          <table:table-cell table:number-columns-repeated="10"/>
          <table:table-cell table:formula="of:=VLOOKUP([.I848];[NE.$F$2:.$Q$160];2;0)" office:value-type="float" office:value="118">
            <text:p>118</text:p>
          </table:table-cell>
          <table:table-cell office:value-type="float" office:value="118">
            <text:p>118</text:p>
          </table:table-cell>
          <table:table-cell table:number-columns-repeated="234"/>
        </table:table-row>
        <table:table-row table:style-name="ro2">
          <table:table-cell office:value-type="float" office:value="848">
            <text:p>84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US-MOZ-00848</text:p>
          </table:table-cell>
          <table:table-cell office:value-type="float" office:value="1060107">
            <text:p>1060107</text:p>
          </table:table-cell>
          <table:table-cell office:value-type="string">
            <text:p>01060107</text:p>
          </table:table-cell>
          <table:table-cell office:value-type="string">
            <text:p>1º Maio</text:p>
          </table:table-cell>
          <table:table-cell office:value-type="float" office:value="8">
            <text:p>8</text:p>
          </table:table-cell>
          <table:table-cell office:value-type="string">
            <text:p>NU-068</text:p>
          </table:table-cell>
          <table:table-cell office:value-type="float" office:value="-19.1144">
            <text:p>-19.114400</text:p>
          </table:table-cell>
          <table:table-cell office:value-type="float" office:value="33.4583">
            <text:p>33.458300</text:p>
          </table:table-cell>
          <table:table-cell table:number-columns-repeated="10"/>
          <table:table-cell table:formula="of:=VLOOKUP([.I849];[NE.$F$2:.$Q$160];2;0)" office:value-type="float" office:value="118">
            <text:p>118</text:p>
          </table:table-cell>
          <table:table-cell office:value-type="float" office:value="118">
            <text:p>118</text:p>
          </table:table-cell>
          <table:table-cell table:number-columns-repeated="234"/>
        </table:table-row>
        <table:table-row table:style-name="ro2">
          <table:table-cell office:value-type="float" office:value="849">
            <text:p>84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US-MOZ-00849</text:p>
          </table:table-cell>
          <table:table-cell office:value-type="float" office:value="1060110">
            <text:p>1060110</text:p>
          </table:table-cell>
          <table:table-cell office:value-type="string">
            <text:p>010601?</text:p>
          </table:table-cell>
          <table:table-cell office:value-type="string">
            <text:p>7 De Abril</text:p>
          </table:table-cell>
          <table:table-cell office:value-type="float" office:value="9">
            <text:p>9</text:p>
          </table:table-cell>
          <table:table-cell office:value-type="string">
            <text:p>NU-068</text:p>
          </table:table-cell>
          <table:table-cell office:value-type="float" office:value="-19.116667">
            <text:p>-19.116667</text:p>
          </table:table-cell>
          <table:table-cell office:value-type="float" office:value="33.45">
            <text:p>33.450000</text:p>
          </table:table-cell>
          <table:table-cell table:number-columns-repeated="10"/>
          <table:table-cell table:formula="of:=VLOOKUP([.I850];[NE.$F$2:.$Q$160];2;0)" office:value-type="float" office:value="118">
            <text:p>118</text:p>
          </table:table-cell>
          <table:table-cell office:value-type="float" office:value="118">
            <text:p>118</text:p>
          </table:table-cell>
          <table:table-cell table:number-columns-repeated="234"/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US-MOZ-00850</text:p>
          </table:table-cell>
          <table:table-cell office:value-type="float" office:value="1060214">
            <text:p>1060214</text:p>
          </table:table-cell>
          <table:table-cell office:value-type="string">
            <text:p>01060214</text:p>
          </table:table-cell>
          <table:table-cell office:value-type="string">
            <text:p>Barauro</text:p>
          </table:table-cell>
          <table:table-cell office:value-type="float" office:value="12">
            <text:p>12</text:p>
          </table:table-cell>
          <table:table-cell office:value-type="string">
            <text:p>NU-069</text:p>
          </table:table-cell>
          <table:table-cell office:value-type="float" office:value="-17.8375">
            <text:p>-17.837500</text:p>
          </table:table-cell>
          <table:table-cell office:value-type="float" office:value="33.0667">
            <text:p>33.066700</text:p>
          </table:table-cell>
          <table:table-cell table:number-columns-repeated="10"/>
          <table:table-cell table:formula="of:=VLOOKUP([.I851];[NE.$F$2:.$Q$160];2;0)" office:value-type="float" office:value="117">
            <text:p>117</text:p>
          </table:table-cell>
          <table:table-cell office:value-type="float" office:value="117">
            <text:p>117</text:p>
          </table:table-cell>
          <table:table-cell table:number-columns-repeated="234"/>
        </table:table-row>
        <table:table-row table:style-name="ro2">
          <table:table-cell office:value-type="float" office:value="851">
            <text:p>85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US-MOZ-00851</text:p>
          </table:table-cell>
          <table:table-cell office:value-type="float" office:value="1060217">
            <text:p>1060217</text:p>
          </table:table-cell>
          <table:table-cell office:value-type="string">
            <text:p>01060217</text:p>
          </table:table-cell>
          <table:table-cell office:value-type="string">
            <text:p>Mussianharo</text:p>
          </table:table-cell>
          <table:table-cell office:value-type="float" office:value="12">
            <text:p>12</text:p>
          </table:table-cell>
          <table:table-cell office:value-type="string">
            <text:p>NU-069</text:p>
          </table:table-cell>
          <table:table-cell office:value-type="float" office:value="-18.043803">
            <text:p>-18.043803</text:p>
          </table:table-cell>
          <table:table-cell office:value-type="float" office:value="33.258794">
            <text:p>33.258794</text:p>
          </table:table-cell>
          <table:table-cell table:number-columns-repeated="10"/>
          <table:table-cell table:formula="of:=VLOOKUP([.I852];[NE.$F$2:.$Q$160];2;0)" office:value-type="float" office:value="117">
            <text:p>117</text:p>
          </table:table-cell>
          <table:table-cell office:value-type="float" office:value="117">
            <text:p>117</text:p>
          </table:table-cell>
          <table:table-cell table:number-columns-repeated="234"/>
        </table:table-row>
        <table:table-row table:style-name="ro2">
          <table:table-cell office:value-type="float" office:value="852">
            <text:p>85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US-MOZ-00852</text:p>
          </table:table-cell>
          <table:table-cell office:value-type="float" office:value="1060216">
            <text:p>1060216</text:p>
          </table:table-cell>
          <table:table-cell office:value-type="string">
            <text:p>01060216</text:p>
          </table:table-cell>
          <table:table-cell office:value-type="string">
            <text:p>Chiuala</text:p>
          </table:table-cell>
          <table:table-cell office:value-type="float" office:value="12">
            <text:p>12</text:p>
          </table:table-cell>
          <table:table-cell office:value-type="string">
            <text:p>NU-069</text:p>
          </table:table-cell>
          <table:table-cell office:value-type="float" office:value="-18.4072">
            <text:p>-18.407200</text:p>
          </table:table-cell>
          <table:table-cell office:value-type="float" office:value="33.2397">
            <text:p>33.239700</text:p>
          </table:table-cell>
          <table:table-cell table:number-columns-repeated="10"/>
          <table:table-cell table:formula="of:=VLOOKUP([.I853];[NE.$F$2:.$Q$160];2;0)" office:value-type="float" office:value="117">
            <text:p>117</text:p>
          </table:table-cell>
          <table:table-cell office:value-type="float" office:value="117">
            <text:p>117</text:p>
          </table:table-cell>
          <table:table-cell table:number-columns-repeated="234"/>
        </table:table-row>
        <table:table-row table:style-name="ro2">
          <table:table-cell office:value-type="float" office:value="853">
            <text:p>85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US-MOZ-00853</text:p>
          </table:table-cell>
          <table:table-cell office:value-type="float" office:value="1060215">
            <text:p>1060215</text:p>
          </table:table-cell>
          <table:table-cell office:value-type="string">
            <text:p>01060215</text:p>
          </table:table-cell>
          <table:table-cell office:value-type="string">
            <text:p>Catandica</text:p>
          </table:table-cell>
          <table:table-cell office:value-type="float" office:value="10">
            <text:p>10</text:p>
          </table:table-cell>
          <table:table-cell office:value-type="string">
            <text:p>NU-069</text:p>
          </table:table-cell>
          <table:table-cell office:value-type="float" office:value="-18.0547">
            <text:p>-18.054700</text:p>
          </table:table-cell>
          <table:table-cell office:value-type="float" office:value="33.1711">
            <text:p>33.171100</text:p>
          </table:table-cell>
          <table:table-cell table:number-columns-repeated="10"/>
          <table:table-cell table:formula="of:=VLOOKUP([.I854];[NE.$F$2:.$Q$160];2;0)" office:value-type="float" office:value="117">
            <text:p>117</text:p>
          </table:table-cell>
          <table:table-cell office:value-type="float" office:value="117">
            <text:p>117</text:p>
          </table:table-cell>
          <table:table-cell table:number-columns-repeated="234"/>
        </table:table-row>
        <table:table-row table:style-name="ro2">
          <table:table-cell office:value-type="float" office:value="854">
            <text:p>85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US-MOZ-00854</text:p>
          </table:table-cell>
          <table:table-cell office:value-type="float" office:value="1060212">
            <text:p>1060212</text:p>
          </table:table-cell>
          <table:table-cell office:value-type="string">
            <text:p>01060212</text:p>
          </table:table-cell>
          <table:table-cell office:value-type="string">
            <text:p>Panze</text:p>
          </table:table-cell>
          <table:table-cell office:value-type="float" office:value="12">
            <text:p>12</text:p>
          </table:table-cell>
          <table:table-cell office:value-type="string">
            <text:p>NU-069</text:p>
          </table:table-cell>
          <table:table-cell office:value-type="float" office:value="-18.3303">
            <text:p>-18.330300</text:p>
          </table:table-cell>
          <table:table-cell office:value-type="float" office:value="33.1156">
            <text:p>33.115600</text:p>
          </table:table-cell>
          <table:table-cell table:number-columns-repeated="10"/>
          <table:table-cell table:formula="of:=VLOOKUP([.I855];[NE.$F$2:.$Q$160];2;0)" office:value-type="float" office:value="117">
            <text:p>117</text:p>
          </table:table-cell>
          <table:table-cell office:value-type="float" office:value="117">
            <text:p>117</text:p>
          </table:table-cell>
          <table:table-cell table:number-columns-repeated="234"/>
        </table:table-row>
        <table:table-row table:style-name="ro2">
          <table:table-cell office:value-type="float" office:value="855">
            <text:p>85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US-MOZ-00855</text:p>
          </table:table-cell>
          <table:table-cell office:value-type="float" office:value="1060211">
            <text:p>1060211</text:p>
          </table:table-cell>
          <table:table-cell office:value-type="string">
            <text:p>01060211</text:p>
          </table:table-cell>
          <table:table-cell office:value-type="string">
            <text:p>Nhassacara</text:p>
          </table:table-cell>
          <table:table-cell office:value-type="float" office:value="12">
            <text:p>12</text:p>
          </table:table-cell>
          <table:table-cell office:value-type="string">
            <text:p>NU-069</text:p>
          </table:table-cell>
          <table:table-cell office:value-type="float" office:value="-17.6033">
            <text:p>-17.603300</text:p>
          </table:table-cell>
          <table:table-cell office:value-type="float" office:value="33.2536">
            <text:p>33.253600</text:p>
          </table:table-cell>
          <table:table-cell table:number-columns-repeated="10"/>
          <table:table-cell table:formula="of:=VLOOKUP([.I856];[NE.$F$2:.$Q$160];2;0)" office:value-type="float" office:value="117">
            <text:p>117</text:p>
          </table:table-cell>
          <table:table-cell office:value-type="float" office:value="117">
            <text:p>117</text:p>
          </table:table-cell>
          <table:table-cell table:number-columns-repeated="234"/>
        </table:table-row>
        <table:table-row table:style-name="ro2">
          <table:table-cell office:value-type="float" office:value="856">
            <text:p>85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US-MOZ-00856</text:p>
          </table:table-cell>
          <table:table-cell office:value-type="float" office:value="1060210">
            <text:p>1060210</text:p>
          </table:table-cell>
          <table:table-cell office:value-type="string">
            <text:p>01060210</text:p>
          </table:table-cell>
          <table:table-cell office:value-type="string">
            <text:p>Nhampassa</text:p>
          </table:table-cell>
          <table:table-cell office:value-type="float" office:value="12">
            <text:p>12</text:p>
          </table:table-cell>
          <table:table-cell office:value-type="string">
            <text:p>NU-069</text:p>
          </table:table-cell>
          <table:table-cell office:value-type="float" office:value="-17.7978">
            <text:p>-17.797800</text:p>
          </table:table-cell>
          <table:table-cell office:value-type="float" office:value="33.2189">
            <text:p>33.218900</text:p>
          </table:table-cell>
          <table:table-cell table:number-columns-repeated="10"/>
          <table:table-cell table:formula="of:=VLOOKUP([.I857];[NE.$F$2:.$Q$160];2;0)" office:value-type="float" office:value="117">
            <text:p>117</text:p>
          </table:table-cell>
          <table:table-cell office:value-type="float" office:value="117">
            <text:p>117</text:p>
          </table:table-cell>
          <table:table-cell table:number-columns-repeated="234"/>
        </table:table-row>
        <table:table-row table:style-name="ro2">
          <table:table-cell office:value-type="float" office:value="857">
            <text:p>85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US-MOZ-00857</text:p>
          </table:table-cell>
          <table:table-cell office:value-type="float" office:value="1060206">
            <text:p>1060206</text:p>
          </table:table-cell>
          <table:table-cell office:value-type="string">
            <text:p>01060206</text:p>
          </table:table-cell>
          <table:table-cell office:value-type="string">
            <text:p>Cruzamento De Macossa</text:p>
          </table:table-cell>
          <table:table-cell office:value-type="float" office:value="12">
            <text:p>12</text:p>
          </table:table-cell>
          <table:table-cell office:value-type="string">
            <text:p>NU-069</text:p>
          </table:table-cell>
          <table:table-cell office:value-type="float" office:value="-17.7167">
            <text:p>-17.716700</text:p>
          </table:table-cell>
          <table:table-cell office:value-type="float" office:value="33.2564">
            <text:p>33.256400</text:p>
          </table:table-cell>
          <table:table-cell table:number-columns-repeated="10"/>
          <table:table-cell table:formula="of:=VLOOKUP([.I858];[NE.$F$2:.$Q$160];2;0)" office:value-type="float" office:value="117">
            <text:p>117</text:p>
          </table:table-cell>
          <table:table-cell office:value-type="float" office:value="117">
            <text:p>117</text:p>
          </table:table-cell>
          <table:table-cell table:number-columns-repeated="234"/>
        </table:table-row>
        <table:table-row table:style-name="ro2">
          <table:table-cell office:value-type="float" office:value="858">
            <text:p>85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US-MOZ-00858</text:p>
          </table:table-cell>
          <table:table-cell office:value-type="float" office:value="1060207">
            <text:p>1060207</text:p>
          </table:table-cell>
          <table:table-cell office:value-type="string">
            <text:p>01060207</text:p>
          </table:table-cell>
          <table:table-cell office:value-type="string">
            <text:p>Cagole</text:p>
          </table:table-cell>
          <table:table-cell office:value-type="float" office:value="12">
            <text:p>12</text:p>
          </table:table-cell>
          <table:table-cell office:value-type="string">
            <text:p>NU-069</text:p>
          </table:table-cell>
          <table:table-cell office:value-type="float" office:value="-18.1167">
            <text:p>-18.116700</text:p>
          </table:table-cell>
          <table:table-cell office:value-type="float" office:value="33.3561">
            <text:p>33.356100</text:p>
          </table:table-cell>
          <table:table-cell table:number-columns-repeated="10"/>
          <table:table-cell table:formula="of:=VLOOKUP([.I859];[NE.$F$2:.$Q$160];2;0)" office:value-type="float" office:value="117">
            <text:p>117</text:p>
          </table:table-cell>
          <table:table-cell office:value-type="float" office:value="117">
            <text:p>117</text:p>
          </table:table-cell>
          <table:table-cell table:number-columns-repeated="234"/>
        </table:table-row>
        <table:table-row table:style-name="ro2">
          <table:table-cell office:value-type="float" office:value="859">
            <text:p>85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US-MOZ-00859</text:p>
          </table:table-cell>
          <table:table-cell office:value-type="float" office:value="1060208">
            <text:p>1060208</text:p>
          </table:table-cell>
          <table:table-cell office:value-type="string">
            <text:p>01060208</text:p>
          </table:table-cell>
          <table:table-cell office:value-type="string">
            <text:p>Honde</text:p>
          </table:table-cell>
          <table:table-cell office:value-type="float" office:value="12">
            <text:p>12</text:p>
          </table:table-cell>
          <table:table-cell office:value-type="string">
            <text:p>NU-069</text:p>
          </table:table-cell>
          <table:table-cell office:value-type="float" office:value="-18.3247">
            <text:p>-18.324700</text:p>
          </table:table-cell>
          <table:table-cell office:value-type="float" office:value="33.2022">
            <text:p>33.202200</text:p>
          </table:table-cell>
          <table:table-cell table:number-columns-repeated="10"/>
          <table:table-cell table:formula="of:=VLOOKUP([.I860];[NE.$F$2:.$Q$160];2;0)" office:value-type="float" office:value="117">
            <text:p>117</text:p>
          </table:table-cell>
          <table:table-cell office:value-type="float" office:value="117">
            <text:p>117</text:p>
          </table:table-cell>
          <table:table-cell table:number-columns-repeated="234"/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US-MOZ-00860</text:p>
          </table:table-cell>
          <table:table-cell office:value-type="float" office:value="1060209">
            <text:p>1060209</text:p>
          </table:table-cell>
          <table:table-cell office:value-type="string">
            <text:p>01060209</text:p>
          </table:table-cell>
          <table:table-cell office:value-type="string">
            <text:p>Inhazonia</text:p>
          </table:table-cell>
          <table:table-cell office:value-type="float" office:value="12">
            <text:p>12</text:p>
          </table:table-cell>
          <table:table-cell office:value-type="string">
            <text:p>NU-069</text:p>
          </table:table-cell>
          <table:table-cell office:value-type="float" office:value="-17.9478">
            <text:p>-17.947800</text:p>
          </table:table-cell>
          <table:table-cell office:value-type="float" office:value="33.1942">
            <text:p>33.194200</text:p>
          </table:table-cell>
          <table:table-cell table:number-columns-repeated="10"/>
          <table:table-cell table:formula="of:=VLOOKUP([.I861];[NE.$F$2:.$Q$160];2;0)" office:value-type="float" office:value="117">
            <text:p>117</text:p>
          </table:table-cell>
          <table:table-cell office:value-type="float" office:value="117">
            <text:p>117</text:p>
          </table:table-cell>
          <table:table-cell table:number-columns-repeated="234"/>
        </table:table-row>
        <table:table-row table:style-name="ro2">
          <table:table-cell office:value-type="float" office:value="861">
            <text:p>86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US-MOZ-00861</text:p>
          </table:table-cell>
          <table:table-cell office:value-type="float" office:value="1060213">
            <text:p>1060213</text:p>
          </table:table-cell>
          <table:table-cell office:value-type="string">
            <text:p>010602?</text:p>
          </table:table-cell>
          <table:table-cell office:value-type="string">
            <text:p>Serra Choa</text:p>
          </table:table-cell>
          <table:table-cell office:value-type="float" office:value="12">
            <text:p>12</text:p>
          </table:table-cell>
          <table:table-cell office:value-type="string">
            <text:p>NU-069</text:p>
          </table:table-cell>
          <table:table-cell office:value-type="float" office:value="-17.951002">
            <text:p>-17.951002</text:p>
          </table:table-cell>
          <table:table-cell office:value-type="float" office:value="33.245017">
            <text:p>33.245017</text:p>
          </table:table-cell>
          <table:table-cell table:number-columns-repeated="10"/>
          <table:table-cell table:formula="of:=VLOOKUP([.I862];[NE.$F$2:.$Q$160];2;0)" office:value-type="float" office:value="117">
            <text:p>117</text:p>
          </table:table-cell>
          <table:table-cell office:value-type="float" office:value="117">
            <text:p>117</text:p>
          </table:table-cell>
          <table:table-cell table:number-columns-repeated="234"/>
        </table:table-row>
        <table:table-row table:style-name="ro2">
          <table:table-cell office:value-type="float" office:value="862">
            <text:p>86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US-MOZ-00862</text:p>
          </table:table-cell>
          <table:table-cell office:value-type="float" office:value="1060218">
            <text:p>1060218</text:p>
          </table:table-cell>
          <table:table-cell office:value-type="string">
            <text:p>010602?</text:p>
          </table:table-cell>
          <table:table-cell office:value-type="string">
            <text:p>Munene</text:p>
          </table:table-cell>
          <table:table-cell office:value-type="float" office:value="12">
            <text:p>12</text:p>
          </table:table-cell>
          <table:table-cell office:value-type="string">
            <text:p>NU-069</text:p>
          </table:table-cell>
          <table:table-cell office:value-type="float" office:value="-18.133256">
            <text:p>-18.133256</text:p>
          </table:table-cell>
          <table:table-cell office:value-type="float" office:value="33.222682">
            <text:p>33.222682</text:p>
          </table:table-cell>
          <table:table-cell table:number-columns-repeated="10"/>
          <table:table-cell table:formula="of:=VLOOKUP([.I863];[NE.$F$2:.$Q$160];2;0)" office:value-type="float" office:value="117">
            <text:p>117</text:p>
          </table:table-cell>
          <table:table-cell office:value-type="float" office:value="117">
            <text:p>117</text:p>
          </table:table-cell>
          <table:table-cell table:number-columns-repeated="234"/>
        </table:table-row>
        <table:table-row table:style-name="ro2">
          <table:table-cell office:value-type="float" office:value="863">
            <text:p>86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US-MOZ-00863</text:p>
          </table:table-cell>
          <table:table-cell office:value-type="float" office:value="1060314">
            <text:p>1060314</text:p>
          </table:table-cell>
          <table:table-cell office:value-type="string">
            <text:p>01060314</text:p>
          </table:table-cell>
          <table:table-cell office:value-type="string">
            <text:p>Zembe Centro</text:p>
          </table:table-cell>
          <table:table-cell office:value-type="float" office:value="12">
            <text:p>12</text:p>
          </table:table-cell>
          <table:table-cell office:value-type="string">
            <text:p>NU-067</text:p>
          </table:table-cell>
          <table:table-cell office:value-type="float" office:value="-19.2644">
            <text:p>-19.264400</text:p>
          </table:table-cell>
          <table:table-cell office:value-type="float" office:value="33.3878">
            <text:p>33.387800</text:p>
          </table:table-cell>
          <table:table-cell table:number-columns-repeated="10"/>
          <table:table-cell table:formula="of:=VLOOKUP([.I864];[NE.$F$2:.$Q$160];2;0)" office:value-type="float" office:value="119">
            <text:p>119</text:p>
          </table:table-cell>
          <table:table-cell office:value-type="float" office:value="119">
            <text:p>119</text:p>
          </table:table-cell>
          <table:table-cell table:number-columns-repeated="234"/>
        </table:table-row>
        <table:table-row table:style-name="ro2">
          <table:table-cell office:value-type="float" office:value="864">
            <text:p>86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US-MOZ-00864</text:p>
          </table:table-cell>
          <table:table-cell office:value-type="float" office:value="1060309">
            <text:p>1060309</text:p>
          </table:table-cell>
          <table:table-cell office:value-type="string">
            <text:p>01060309</text:p>
          </table:table-cell>
          <table:table-cell office:value-type="string">
            <text:p>Inchope</text:p>
          </table:table-cell>
          <table:table-cell office:value-type="float" office:value="12">
            <text:p>12</text:p>
          </table:table-cell>
          <table:table-cell office:value-type="string">
            <text:p>NU-067</text:p>
          </table:table-cell>
          <table:table-cell office:value-type="float" office:value="-19.2028">
            <text:p>-19.202800</text:p>
          </table:table-cell>
          <table:table-cell office:value-type="float" office:value="33.9258">
            <text:p>33.925800</text:p>
          </table:table-cell>
          <table:table-cell table:number-columns-repeated="10"/>
          <table:table-cell table:formula="of:=VLOOKUP([.I865];[NE.$F$2:.$Q$160];2;0)" office:value-type="float" office:value="119">
            <text:p>119</text:p>
          </table:table-cell>
          <table:table-cell office:value-type="float" office:value="119">
            <text:p>119</text:p>
          </table:table-cell>
          <table:table-cell table:number-columns-repeated="234"/>
        </table:table-row>
        <table:table-row table:style-name="ro2">
          <table:table-cell office:value-type="float" office:value="865">
            <text:p>86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US-MOZ-00865</text:p>
          </table:table-cell>
          <table:table-cell office:value-type="float" office:value="1060300">
            <text:p>1060300</text:p>
          </table:table-cell>
          <table:table-cell office:value-type="string">
            <text:p>01060300</text:p>
          </table:table-cell>
          <table:table-cell office:value-type="string">
            <text:p>Gondola</text:p>
          </table:table-cell>
          <table:table-cell office:value-type="float" office:value="5">
            <text:p>5</text:p>
          </table:table-cell>
          <table:table-cell office:value-type="string">
            <text:p>NU-067</text:p>
          </table:table-cell>
          <table:table-cell office:value-type="float" office:value="-19.0772">
            <text:p>-19.077200</text:p>
          </table:table-cell>
          <table:table-cell office:value-type="float" office:value="33.6417">
            <text:p>33.641700</text:p>
          </table:table-cell>
          <table:table-cell table:number-columns-repeated="10"/>
          <table:table-cell table:formula="of:=VLOOKUP([.I866];[NE.$F$2:.$Q$160];2;0)" office:value-type="float" office:value="119">
            <text:p>119</text:p>
          </table:table-cell>
          <table:table-cell office:value-type="float" office:value="119">
            <text:p>119</text:p>
          </table:table-cell>
          <table:table-cell table:number-columns-repeated="234"/>
        </table:table-row>
        <table:table-row table:style-name="ro2">
          <table:table-cell office:value-type="float" office:value="866">
            <text:p>86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US-MOZ-00866</text:p>
          </table:table-cell>
          <table:table-cell office:value-type="float" office:value="1060306">
            <text:p>1060306</text:p>
          </table:table-cell>
          <table:table-cell office:value-type="string">
            <text:p>01060306</text:p>
          </table:table-cell>
          <table:table-cell office:value-type="string">
            <text:p>Chipindaumwe</text:p>
          </table:table-cell>
          <table:table-cell office:value-type="float" office:value="12">
            <text:p>12</text:p>
          </table:table-cell>
          <table:table-cell office:value-type="string">
            <text:p>NU-067</text:p>
          </table:table-cell>
          <table:table-cell office:value-type="float" office:value="-19.0522">
            <text:p>-19.052200</text:p>
          </table:table-cell>
          <table:table-cell office:value-type="float" office:value="33.7853">
            <text:p>33.785300</text:p>
          </table:table-cell>
          <table:table-cell table:number-columns-repeated="10"/>
          <table:table-cell table:formula="of:=VLOOKUP([.I867];[NE.$F$2:.$Q$160];2;0)" office:value-type="float" office:value="119">
            <text:p>119</text:p>
          </table:table-cell>
          <table:table-cell office:value-type="float" office:value="119">
            <text:p>119</text:p>
          </table:table-cell>
          <table:table-cell table:number-columns-repeated="234"/>
        </table:table-row>
        <table:table-row table:style-name="ro2">
          <table:table-cell office:value-type="float" office:value="867">
            <text:p>86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US-MOZ-00867</text:p>
          </table:table-cell>
          <table:table-cell office:value-type="float" office:value="1060307">
            <text:p>1060307</text:p>
          </table:table-cell>
          <table:table-cell office:value-type="string">
            <text:p>01060307</text:p>
          </table:table-cell>
          <table:table-cell office:value-type="string">
            <text:p>Amatonga</text:p>
          </table:table-cell>
          <table:table-cell office:value-type="float" office:value="12">
            <text:p>12</text:p>
          </table:table-cell>
          <table:table-cell office:value-type="string">
            <text:p>NU-067</text:p>
          </table:table-cell>
          <table:table-cell office:value-type="float" office:value="-19.1">
            <text:p>-19.100000</text:p>
          </table:table-cell>
          <table:table-cell office:value-type="float" office:value="33.81">
            <text:p>33.810000</text:p>
          </table:table-cell>
          <table:table-cell table:number-columns-repeated="10"/>
          <table:table-cell table:formula="of:=VLOOKUP([.I868];[NE.$F$2:.$Q$160];2;0)" office:value-type="float" office:value="119">
            <text:p>119</text:p>
          </table:table-cell>
          <table:table-cell office:value-type="float" office:value="119">
            <text:p>119</text:p>
          </table:table-cell>
          <table:table-cell table:number-columns-repeated="234"/>
        </table:table-row>
        <table:table-row table:style-name="ro2">
          <table:table-cell office:value-type="float" office:value="868">
            <text:p>86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US-MOZ-00868</text:p>
          </table:table-cell>
          <table:table-cell office:value-type="float" office:value="1060308">
            <text:p>1060308</text:p>
          </table:table-cell>
          <table:table-cell office:value-type="string">
            <text:p>01060308</text:p>
          </table:table-cell>
          <table:table-cell office:value-type="string">
            <text:p>Iac</text:p>
          </table:table-cell>
          <table:table-cell office:value-type="float" office:value="12">
            <text:p>12</text:p>
          </table:table-cell>
          <table:table-cell office:value-type="string">
            <text:p>NU-067</text:p>
          </table:table-cell>
          <table:table-cell office:value-type="float" office:value="-19.0725">
            <text:p>-19.072500</text:p>
          </table:table-cell>
          <table:table-cell office:value-type="float" office:value="33.3636">
            <text:p>33.363600</text:p>
          </table:table-cell>
          <table:table-cell table:number-columns-repeated="10"/>
          <table:table-cell table:formula="of:=VLOOKUP([.I869];[NE.$F$2:.$Q$160];2;0)" office:value-type="float" office:value="119">
            <text:p>119</text:p>
          </table:table-cell>
          <table:table-cell office:value-type="float" office:value="119">
            <text:p>119</text:p>
          </table:table-cell>
          <table:table-cell table:number-columns-repeated="234"/>
        </table:table-row>
        <table:table-row table:style-name="ro2">
          <table:table-cell office:value-type="float" office:value="869">
            <text:p>86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US-MOZ-00869</text:p>
          </table:table-cell>
          <table:table-cell office:value-type="float" office:value="1060312">
            <text:p>1060312</text:p>
          </table:table-cell>
          <table:table-cell office:value-type="string">
            <text:p>01060312</text:p>
          </table:table-cell>
          <table:table-cell office:value-type="string">
            <text:p>Matsinho</text:p>
          </table:table-cell>
          <table:table-cell office:value-type="float" office:value="12">
            <text:p>12</text:p>
          </table:table-cell>
          <table:table-cell office:value-type="string">
            <text:p>NU-067</text:p>
          </table:table-cell>
          <table:table-cell office:value-type="float" office:value="-18.9994">
            <text:p>-18.999400</text:p>
          </table:table-cell>
          <table:table-cell office:value-type="float" office:value="33.3875">
            <text:p>33.387500</text:p>
          </table:table-cell>
          <table:table-cell table:number-columns-repeated="10"/>
          <table:table-cell table:formula="of:=VLOOKUP([.I870];[NE.$F$2:.$Q$160];2;0)" office:value-type="float" office:value="119">
            <text:p>119</text:p>
          </table:table-cell>
          <table:table-cell office:value-type="float" office:value="119">
            <text:p>119</text:p>
          </table:table-cell>
          <table:table-cell table:number-columns-repeated="234"/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US-MOZ-00870</text:p>
          </table:table-cell>
          <table:table-cell office:value-type="float" office:value="1060310">
            <text:p>1060310</text:p>
          </table:table-cell>
          <table:table-cell office:value-type="string">
            <text:p>01060310</text:p>
          </table:table-cell>
          <table:table-cell office:value-type="string">
            <text:p>Macate</text:p>
          </table:table-cell>
          <table:table-cell office:value-type="float" office:value="12">
            <text:p>12</text:p>
          </table:table-cell>
          <table:table-cell office:value-type="string">
            <text:p>NU-067</text:p>
          </table:table-cell>
          <table:table-cell office:value-type="float" office:value="-19.4153">
            <text:p>-19.415300</text:p>
          </table:table-cell>
          <table:table-cell office:value-type="float" office:value="33.5131">
            <text:p>33.513100</text:p>
          </table:table-cell>
          <table:table-cell table:number-columns-repeated="10"/>
          <table:table-cell table:formula="of:=VLOOKUP([.I871];[NE.$F$2:.$Q$160];2;0)" office:value-type="float" office:value="119">
            <text:p>119</text:p>
          </table:table-cell>
          <table:table-cell office:value-type="float" office:value="119">
            <text:p>119</text:p>
          </table:table-cell>
          <table:table-cell table:number-columns-repeated="234"/>
        </table:table-row>
        <table:table-row table:style-name="ro2">
          <table:table-cell office:value-type="float" office:value="871">
            <text:p>87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US-MOZ-00871</text:p>
          </table:table-cell>
          <table:table-cell office:value-type="float" office:value="1060313">
            <text:p>1060313</text:p>
          </table:table-cell>
          <table:table-cell office:value-type="string">
            <text:p>01060313</text:p>
          </table:table-cell>
          <table:table-cell office:value-type="string">
            <text:p>Muda Serração</text:p>
          </table:table-cell>
          <table:table-cell office:value-type="float" office:value="12">
            <text:p>12</text:p>
          </table:table-cell>
          <table:table-cell office:value-type="string">
            <text:p>NU-067</text:p>
          </table:table-cell>
          <table:table-cell office:value-type="float" office:value="-19.3283">
            <text:p>-19.328300</text:p>
          </table:table-cell>
          <table:table-cell office:value-type="float" office:value="33.8336">
            <text:p>33.833600</text:p>
          </table:table-cell>
          <table:table-cell table:number-columns-repeated="10"/>
          <table:table-cell table:formula="of:=VLOOKUP([.I872];[NE.$F$2:.$Q$160];2;0)" office:value-type="float" office:value="119">
            <text:p>119</text:p>
          </table:table-cell>
          <table:table-cell office:value-type="float" office:value="119">
            <text:p>119</text:p>
          </table:table-cell>
          <table:table-cell table:number-columns-repeated="234"/>
        </table:table-row>
        <table:table-row table:style-name="ro2">
          <table:table-cell office:value-type="float" office:value="872">
            <text:p>87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US-MOZ-00872</text:p>
          </table:table-cell>
          <table:table-cell office:value-type="float" office:value="1060311">
            <text:p>1060311</text:p>
          </table:table-cell>
          <table:table-cell office:value-type="string">
            <text:p>01060311</text:p>
          </table:table-cell>
          <table:table-cell office:value-type="string">
            <text:p>Marera</text:p>
          </table:table-cell>
          <table:table-cell office:value-type="float" office:value="12">
            <text:p>12</text:p>
          </table:table-cell>
          <table:table-cell office:value-type="string">
            <text:p>NU-067</text:p>
          </table:table-cell>
          <table:table-cell office:value-type="float" office:value="-19.2675">
            <text:p>-19.267500</text:p>
          </table:table-cell>
          <table:table-cell office:value-type="float" office:value="33.4803">
            <text:p>33.480300</text:p>
          </table:table-cell>
          <table:table-cell table:number-columns-repeated="10"/>
          <table:table-cell table:formula="of:=VLOOKUP([.I873];[NE.$F$2:.$Q$160];2;0)" office:value-type="float" office:value="119">
            <text:p>119</text:p>
          </table:table-cell>
          <table:table-cell office:value-type="float" office:value="119">
            <text:p>119</text:p>
          </table:table-cell>
          <table:table-cell table:number-columns-repeated="234"/>
        </table:table-row>
        <table:table-row table:style-name="ro2">
          <table:table-cell office:value-type="float" office:value="873">
            <text:p>87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US-MOZ-00873</text:p>
          </table:table-cell>
          <table:table-cell office:value-type="float" office:value="1060393">
            <text:p>1060393</text:p>
          </table:table-cell>
          <table:table-cell office:value-type="string">
            <text:p>010603?</text:p>
          </table:table-cell>
          <table:table-cell office:value-type="string">
            <text:p>Chinete</text:p>
          </table:table-cell>
          <table:table-cell office:value-type="float" office:value="12">
            <text:p>12</text:p>
          </table:table-cell>
          <table:table-cell office:value-type="string">
            <text:p>NU-067</text:p>
          </table:table-cell>
          <table:table-cell office:value-type="float" office:value="-19.093924">
            <text:p>-19.093924</text:p>
          </table:table-cell>
          <table:table-cell office:value-type="float" office:value="33.653">
            <text:p>33.653000</text:p>
          </table:table-cell>
          <table:table-cell table:number-columns-repeated="10"/>
          <table:table-cell table:formula="of:=VLOOKUP([.I874];[NE.$F$2:.$Q$160];2;0)" office:value-type="float" office:value="119">
            <text:p>119</text:p>
          </table:table-cell>
          <table:table-cell office:value-type="float" office:value="119">
            <text:p>119</text:p>
          </table:table-cell>
          <table:table-cell table:number-columns-repeated="234"/>
        </table:table-row>
        <table:table-row table:style-name="ro2">
          <table:table-cell office:value-type="float" office:value="874">
            <text:p>87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US-MOZ-00874</text:p>
          </table:table-cell>
          <table:table-cell office:value-type="float" office:value="1060355">
            <text:p>1060355</text:p>
          </table:table-cell>
          <table:table-cell office:value-type="string">
            <text:p>010603?</text:p>
          </table:table-cell>
          <table:table-cell office:value-type="string">
            <text:p>Mutocoma</text:p>
          </table:table-cell>
          <table:table-cell office:value-type="float" office:value="12">
            <text:p>12</text:p>
          </table:table-cell>
          <table:table-cell office:value-type="string">
            <text:p>NU-067</text:p>
          </table:table-cell>
          <table:table-cell office:value-type="float" office:value="-19.094088">
            <text:p>-19.094088</text:p>
          </table:table-cell>
          <table:table-cell office:value-type="float" office:value="33.653">
            <text:p>33.653000</text:p>
          </table:table-cell>
          <table:table-cell table:number-columns-repeated="10"/>
          <table:table-cell table:formula="of:=VLOOKUP([.I875];[NE.$F$2:.$Q$160];2;0)" office:value-type="float" office:value="119">
            <text:p>119</text:p>
          </table:table-cell>
          <table:table-cell office:value-type="float" office:value="119">
            <text:p>119</text:p>
          </table:table-cell>
          <table:table-cell table:number-columns-repeated="234"/>
        </table:table-row>
        <table:table-row table:style-name="ro2">
          <table:table-cell office:value-type="float" office:value="875">
            <text:p>87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US-MOZ-00875</text:p>
          </table:table-cell>
          <table:table-cell office:value-type="float" office:value="1060305">
            <text:p>1060305</text:p>
          </table:table-cell>
          <table:table-cell office:value-type="string">
            <text:p>010603?</text:p>
          </table:table-cell>
          <table:table-cell office:value-type="string">
            <text:p>Josina Machel</text:p>
          </table:table-cell>
          <table:table-cell office:value-type="float" office:value="12">
            <text:p>12</text:p>
          </table:table-cell>
          <table:table-cell office:value-type="string">
            <text:p>NU-067</text:p>
          </table:table-cell>
          <table:table-cell office:value-type="float" office:value="-19.089801">
            <text:p>-19.089801</text:p>
          </table:table-cell>
          <table:table-cell office:value-type="float" office:value="33.714658">
            <text:p>33.714658</text:p>
          </table:table-cell>
          <table:table-cell table:number-columns-repeated="10"/>
          <table:table-cell table:formula="of:=VLOOKUP([.I876];[NE.$F$2:.$Q$160];2;0)" office:value-type="float" office:value="119">
            <text:p>119</text:p>
          </table:table-cell>
          <table:table-cell office:value-type="float" office:value="119">
            <text:p>119</text:p>
          </table:table-cell>
          <table:table-cell table:number-columns-repeated="234"/>
        </table:table-row>
        <table:table-row table:style-name="ro2">
          <table:table-cell office:value-type="float" office:value="876">
            <text:p>87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US-MOZ-00876</text:p>
          </table:table-cell>
          <table:table-cell office:value-type="float" office:value="1060397">
            <text:p>1060397</text:p>
          </table:table-cell>
          <table:table-cell office:value-type="string">
            <text:p>010603?</text:p>
          </table:table-cell>
          <table:table-cell office:value-type="string">
            <text:p>Maonequera</text:p>
          </table:table-cell>
          <table:table-cell office:value-type="float" office:value="12">
            <text:p>12</text:p>
          </table:table-cell>
          <table:table-cell office:value-type="string">
            <text:p>NU-067</text:p>
          </table:table-cell>
          <table:table-cell office:value-type="float" office:value="-19.099348">
            <text:p>-19.099348</text:p>
          </table:table-cell>
          <table:table-cell office:value-type="float" office:value="33.75818">
            <text:p>33.758180</text:p>
          </table:table-cell>
          <table:table-cell table:number-columns-repeated="10"/>
          <table:table-cell table:formula="of:=VLOOKUP([.I877];[NE.$F$2:.$Q$160];2;0)" office:value-type="float" office:value="119">
            <text:p>119</text:p>
          </table:table-cell>
          <table:table-cell office:value-type="float" office:value="119">
            <text:p>119</text:p>
          </table:table-cell>
          <table:table-cell table:number-columns-repeated="234"/>
        </table:table-row>
        <table:table-row table:style-name="ro2">
          <table:table-cell office:value-type="float" office:value="877">
            <text:p>87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US-MOZ-00877</text:p>
          </table:table-cell>
          <table:table-cell office:value-type="float" office:value="1060406">
            <text:p>1060406</text:p>
          </table:table-cell>
          <table:table-cell office:value-type="string">
            <text:p>01060406</text:p>
          </table:table-cell>
          <table:table-cell office:value-type="string">
            <text:p>Bunga</text:p>
          </table:table-cell>
          <table:table-cell office:value-type="float" office:value="12">
            <text:p>12</text:p>
          </table:table-cell>
          <table:table-cell office:value-type="string">
            <text:p>NU-066</text:p>
          </table:table-cell>
          <table:table-cell office:value-type="float" office:value="-16.8567">
            <text:p>-16.856700</text:p>
          </table:table-cell>
          <table:table-cell office:value-type="float" office:value="33.2903">
            <text:p>33.290300</text:p>
          </table:table-cell>
          <table:table-cell table:number-columns-repeated="10"/>
          <table:table-cell table:formula="of:=VLOOKUP([.I878];[NE.$F$2:.$Q$160];2;0)" office:value-type="float" office:value="120">
            <text:p>120</text:p>
          </table:table-cell>
          <table:table-cell office:value-type="float" office:value="120">
            <text:p>120</text:p>
          </table:table-cell>
          <table:table-cell table:number-columns-repeated="234"/>
        </table:table-row>
        <table:table-row table:style-name="ro2">
          <table:table-cell office:value-type="float" office:value="878">
            <text:p>87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US-MOZ-00878</text:p>
          </table:table-cell>
          <table:table-cell office:value-type="float" office:value="1060407">
            <text:p>1060407</text:p>
          </table:table-cell>
          <table:table-cell office:value-type="string">
            <text:p>01060407</text:p>
          </table:table-cell>
          <table:table-cell office:value-type="string">
            <text:p>Chivuli</text:p>
          </table:table-cell>
          <table:table-cell office:value-type="float" office:value="12">
            <text:p>12</text:p>
          </table:table-cell>
          <table:table-cell office:value-type="string">
            <text:p>NU-066</text:p>
          </table:table-cell>
          <table:table-cell office:value-type="float" office:value="-17.0472">
            <text:p>-17.047200</text:p>
          </table:table-cell>
          <table:table-cell office:value-type="float" office:value="33.6922">
            <text:p>33.692200</text:p>
          </table:table-cell>
          <table:table-cell table:number-columns-repeated="10"/>
          <table:table-cell table:formula="of:=VLOOKUP([.I879];[NE.$F$2:.$Q$160];2;0)" office:value-type="float" office:value="120">
            <text:p>120</text:p>
          </table:table-cell>
          <table:table-cell office:value-type="float" office:value="120">
            <text:p>120</text:p>
          </table:table-cell>
          <table:table-cell table:number-columns-repeated="234"/>
        </table:table-row>
        <table:table-row table:style-name="ro2">
          <table:table-cell office:value-type="float" office:value="879">
            <text:p>87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US-MOZ-00879</text:p>
          </table:table-cell>
          <table:table-cell office:value-type="float" office:value="1060408">
            <text:p>1060408</text:p>
          </table:table-cell>
          <table:table-cell office:value-type="string">
            <text:p>01060408</text:p>
          </table:table-cell>
          <table:table-cell office:value-type="string">
            <text:p>Guro - Sede</text:p>
          </table:table-cell>
          <table:table-cell office:value-type="float" office:value="11">
            <text:p>11</text:p>
          </table:table-cell>
          <table:table-cell office:value-type="string">
            <text:p>NU-066</text:p>
          </table:table-cell>
          <table:table-cell office:value-type="float" office:value="-17.42">
            <text:p>-17.420000</text:p>
          </table:table-cell>
          <table:table-cell office:value-type="float" office:value="33.3494">
            <text:p>33.349400</text:p>
          </table:table-cell>
          <table:table-cell table:number-columns-repeated="10"/>
          <table:table-cell table:formula="of:=VLOOKUP([.I880];[NE.$F$2:.$Q$160];2;0)" office:value-type="float" office:value="120">
            <text:p>120</text:p>
          </table:table-cell>
          <table:table-cell office:value-type="float" office:value="120">
            <text:p>120</text:p>
          </table:table-cell>
          <table:table-cell table:number-columns-repeated="234"/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US-MOZ-00880</text:p>
          </table:table-cell>
          <table:table-cell office:value-type="float" office:value="1060409">
            <text:p>1060409</text:p>
          </table:table-cell>
          <table:table-cell office:value-type="string">
            <text:p>01060409</text:p>
          </table:table-cell>
          <table:table-cell office:value-type="string">
            <text:p>Mandie</text:p>
          </table:table-cell>
          <table:table-cell office:value-type="float" office:value="12">
            <text:p>12</text:p>
          </table:table-cell>
          <table:table-cell office:value-type="string">
            <text:p>NU-066</text:p>
          </table:table-cell>
          <table:table-cell office:value-type="float" office:value="-16.4811">
            <text:p>-16.481100</text:p>
          </table:table-cell>
          <table:table-cell office:value-type="float" office:value="33.5611">
            <text:p>33.561100</text:p>
          </table:table-cell>
          <table:table-cell table:number-columns-repeated="10"/>
          <table:table-cell table:formula="of:=VLOOKUP([.I881];[NE.$F$2:.$Q$160];2;0)" office:value-type="float" office:value="120">
            <text:p>120</text:p>
          </table:table-cell>
          <table:table-cell office:value-type="float" office:value="120">
            <text:p>120</text:p>
          </table:table-cell>
          <table:table-cell table:number-columns-repeated="234"/>
        </table:table-row>
        <table:table-row table:style-name="ro2">
          <table:table-cell office:value-type="float" office:value="881">
            <text:p>88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US-MOZ-00881</text:p>
          </table:table-cell>
          <table:table-cell office:value-type="float" office:value="1060410">
            <text:p>1060410</text:p>
          </table:table-cell>
          <table:table-cell office:value-type="string">
            <text:p>01060410</text:p>
          </table:table-cell>
          <table:table-cell office:value-type="string">
            <text:p>Mungari</text:p>
          </table:table-cell>
          <table:table-cell office:value-type="float" office:value="12">
            <text:p>12</text:p>
          </table:table-cell>
          <table:table-cell office:value-type="string">
            <text:p>NU-066</text:p>
          </table:table-cell>
          <table:table-cell office:value-type="float" office:value="-17.166326">
            <text:p>-17.166326</text:p>
          </table:table-cell>
          <table:table-cell office:value-type="float" office:value="33.553936">
            <text:p>33.553936</text:p>
          </table:table-cell>
          <table:table-cell table:number-columns-repeated="10"/>
          <table:table-cell table:formula="of:=VLOOKUP([.I882];[NE.$F$2:.$Q$160];2;0)" office:value-type="float" office:value="120">
            <text:p>120</text:p>
          </table:table-cell>
          <table:table-cell office:value-type="float" office:value="120">
            <text:p>120</text:p>
          </table:table-cell>
          <table:table-cell table:number-columns-repeated="234"/>
        </table:table-row>
        <table:table-row table:style-name="ro2">
          <table:table-cell office:value-type="float" office:value="882">
            <text:p>88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US-MOZ-00882</text:p>
          </table:table-cell>
          <table:table-cell office:value-type="float" office:value="1060412">
            <text:p>1060412</text:p>
          </table:table-cell>
          <table:table-cell office:value-type="string">
            <text:p>01060412</text:p>
          </table:table-cell>
          <table:table-cell office:value-type="string">
            <text:p>Nhamassonge</text:p>
          </table:table-cell>
          <table:table-cell office:value-type="float" office:value="12">
            <text:p>12</text:p>
          </table:table-cell>
          <table:table-cell office:value-type="string">
            <text:p>NU-066</text:p>
          </table:table-cell>
          <table:table-cell office:value-type="float" office:value="-16.7897">
            <text:p>-16.789700</text:p>
          </table:table-cell>
          <table:table-cell office:value-type="float" office:value="33.5419">
            <text:p>33.541900</text:p>
          </table:table-cell>
          <table:table-cell table:number-columns-repeated="10"/>
          <table:table-cell table:formula="of:=VLOOKUP([.I883];[NE.$F$2:.$Q$160];2;0)" office:value-type="float" office:value="120">
            <text:p>120</text:p>
          </table:table-cell>
          <table:table-cell office:value-type="float" office:value="120">
            <text:p>120</text:p>
          </table:table-cell>
          <table:table-cell table:number-columns-repeated="234"/>
        </table:table-row>
        <table:table-row table:style-name="ro2">
          <table:table-cell office:value-type="float" office:value="883">
            <text:p>88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US-MOZ-00883</text:p>
          </table:table-cell>
          <table:table-cell office:value-type="float" office:value="1060413">
            <text:p>1060413</text:p>
          </table:table-cell>
          <table:table-cell office:value-type="string">
            <text:p>01060413</text:p>
          </table:table-cell>
          <table:table-cell office:value-type="string">
            <text:p>Nhansana</text:p>
          </table:table-cell>
          <table:table-cell office:value-type="float" office:value="13">
            <text:p>13</text:p>
          </table:table-cell>
          <table:table-cell office:value-type="string">
            <text:p>NU-066</text:p>
          </table:table-cell>
          <table:table-cell office:value-type="float" office:value="-17.4875">
            <text:p>-17.487500</text:p>
          </table:table-cell>
          <table:table-cell office:value-type="float" office:value="33.3639">
            <text:p>33.363900</text:p>
          </table:table-cell>
          <table:table-cell table:number-columns-repeated="10"/>
          <table:table-cell table:formula="of:=VLOOKUP([.I884];[NE.$F$2:.$Q$160];2;0)" office:value-type="float" office:value="120">
            <text:p>120</text:p>
          </table:table-cell>
          <table:table-cell office:value-type="float" office:value="120">
            <text:p>120</text:p>
          </table:table-cell>
          <table:table-cell table:number-columns-repeated="234"/>
        </table:table-row>
        <table:table-row table:style-name="ro2">
          <table:table-cell office:value-type="float" office:value="884">
            <text:p>88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US-MOZ-00884</text:p>
          </table:table-cell>
          <table:table-cell office:value-type="float" office:value="1060414">
            <text:p>1060414</text:p>
          </table:table-cell>
          <table:table-cell office:value-type="string">
            <text:p>01060414</text:p>
          </table:table-cell>
          <table:table-cell office:value-type="string">
            <text:p>Tchetcha</text:p>
          </table:table-cell>
          <table:table-cell office:value-type="float" office:value="12">
            <text:p>12</text:p>
          </table:table-cell>
          <table:table-cell office:value-type="string">
            <text:p>NU-066</text:p>
          </table:table-cell>
          <table:table-cell office:value-type="float" office:value="-17.1247">
            <text:p>-17.124700</text:p>
          </table:table-cell>
          <table:table-cell office:value-type="float" office:value="33.2903">
            <text:p>33.290300</text:p>
          </table:table-cell>
          <table:table-cell table:number-columns-repeated="10"/>
          <table:table-cell table:formula="of:=VLOOKUP([.I885];[NE.$F$2:.$Q$160];2;0)" office:value-type="float" office:value="120">
            <text:p>120</text:p>
          </table:table-cell>
          <table:table-cell office:value-type="float" office:value="120">
            <text:p>120</text:p>
          </table:table-cell>
          <table:table-cell table:number-columns-repeated="234"/>
        </table:table-row>
        <table:table-row table:style-name="ro2">
          <table:table-cell office:value-type="float" office:value="885">
            <text:p>88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US-MOZ-00885</text:p>
          </table:table-cell>
          <table:table-cell office:value-type="float" office:value="1060415">
            <text:p>1060415</text:p>
          </table:table-cell>
          <table:table-cell office:value-type="string">
            <text:p>01060415</text:p>
          </table:table-cell>
          <table:table-cell office:value-type="string">
            <text:p>Thanda</text:p>
          </table:table-cell>
          <table:table-cell office:value-type="float" office:value="12">
            <text:p>12</text:p>
          </table:table-cell>
          <table:table-cell office:value-type="string">
            <text:p>NU-066</text:p>
          </table:table-cell>
          <table:table-cell office:value-type="float" office:value="-17.419759">
            <text:p>-17.419759</text:p>
          </table:table-cell>
          <table:table-cell office:value-type="float" office:value="33.354226">
            <text:p>33.354226</text:p>
          </table:table-cell>
          <table:table-cell table:number-columns-repeated="10"/>
          <table:table-cell table:formula="of:=VLOOKUP([.I886];[NE.$F$2:.$Q$160];2;0)" office:value-type="float" office:value="120">
            <text:p>120</text:p>
          </table:table-cell>
          <table:table-cell office:value-type="float" office:value="120">
            <text:p>120</text:p>
          </table:table-cell>
          <table:table-cell table:number-columns-repeated="234"/>
        </table:table-row>
        <table:table-row table:style-name="ro2">
          <table:table-cell office:value-type="float" office:value="886">
            <text:p>88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US-MOZ-00886</text:p>
          </table:table-cell>
          <table:table-cell office:value-type="float" office:value="1060508">
            <text:p>1060508</text:p>
          </table:table-cell>
          <table:table-cell office:value-type="string">
            <text:p>01060508</text:p>
          </table:table-cell>
          <table:table-cell office:value-type="string">
            <text:p>Chipudji</text:p>
          </table:table-cell>
          <table:table-cell office:value-type="float" office:value="12">
            <text:p>12</text:p>
          </table:table-cell>
          <table:table-cell office:value-type="string">
            <text:p>NU-070</text:p>
          </table:table-cell>
          <table:table-cell office:value-type="float" office:value="-20.6703">
            <text:p>-20.670300</text:p>
          </table:table-cell>
          <table:table-cell office:value-type="float" office:value="33.5333">
            <text:p>33.533300</text:p>
          </table:table-cell>
          <table:table-cell table:number-columns-repeated="10"/>
          <table:table-cell table:formula="of:=VLOOKUP([.I887];[NE.$F$2:.$Q$160];2;0)" office:value-type="float" office:value="122">
            <text:p>122</text:p>
          </table:table-cell>
          <table:table-cell office:value-type="float" office:value="122">
            <text:p>122</text:p>
          </table:table-cell>
          <table:table-cell table:number-columns-repeated="234"/>
        </table:table-row>
        <table:table-row table:style-name="ro2">
          <table:table-cell office:value-type="float" office:value="887">
            <text:p>88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US-MOZ-00887</text:p>
          </table:table-cell>
          <table:table-cell office:value-type="float" office:value="1060507">
            <text:p>1060507</text:p>
          </table:table-cell>
          <table:table-cell office:value-type="string">
            <text:p>01060507</text:p>
          </table:table-cell>
          <table:table-cell office:value-type="string">
            <text:p>Chipopopo</text:p>
          </table:table-cell>
          <table:table-cell office:value-type="float" office:value="12">
            <text:p>12</text:p>
          </table:table-cell>
          <table:table-cell office:value-type="string">
            <text:p>NU-070</text:p>
          </table:table-cell>
          <table:table-cell office:value-type="float" office:value="-21.0261">
            <text:p>-21.026100</text:p>
          </table:table-cell>
          <table:table-cell office:value-type="float" office:value="33.5356">
            <text:p>33.535600</text:p>
          </table:table-cell>
          <table:table-cell table:number-columns-repeated="10"/>
          <table:table-cell table:formula="of:=VLOOKUP([.I888];[NE.$F$2:.$Q$160];2;0)" office:value-type="float" office:value="122">
            <text:p>122</text:p>
          </table:table-cell>
          <table:table-cell office:value-type="float" office:value="122">
            <text:p>122</text:p>
          </table:table-cell>
          <table:table-cell table:number-columns-repeated="234"/>
        </table:table-row>
        <table:table-row table:style-name="ro2">
          <table:table-cell office:value-type="float" office:value="888">
            <text:p>88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US-MOZ-00888</text:p>
          </table:table-cell>
          <table:table-cell office:value-type="float" office:value="1060597">
            <text:p>1060597</text:p>
          </table:table-cell>
          <table:table-cell office:value-type="string">
            <text:p>01060597</text:p>
          </table:table-cell>
          <table:table-cell office:value-type="string">
            <text:p>Timbetimbe</text:p>
          </table:table-cell>
          <table:table-cell office:value-type="float" office:value="12">
            <text:p>12</text:p>
          </table:table-cell>
          <table:table-cell office:value-type="string">
            <text:p>NU-070</text:p>
          </table:table-cell>
          <table:table-cell office:value-type="float" office:value="-21.4581">
            <text:p>-21.458100</text:p>
          </table:table-cell>
          <table:table-cell office:value-type="float" office:value="32.9136">
            <text:p>32.913600</text:p>
          </table:table-cell>
          <table:table-cell table:number-columns-repeated="10"/>
          <table:table-cell table:formula="of:=VLOOKUP([.I889];[NE.$F$2:.$Q$160];2;0)" office:value-type="float" office:value="122">
            <text:p>122</text:p>
          </table:table-cell>
          <table:table-cell office:value-type="float" office:value="122">
            <text:p>122</text:p>
          </table:table-cell>
          <table:table-cell table:number-columns-repeated="234"/>
        </table:table-row>
        <table:table-row table:style-name="ro2">
          <table:table-cell office:value-type="float" office:value="889">
            <text:p>88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US-MOZ-00889</text:p>
          </table:table-cell>
          <table:table-cell office:value-type="float" office:value="1060509">
            <text:p>1060509</text:p>
          </table:table-cell>
          <table:table-cell office:value-type="string">
            <text:p>01060509</text:p>
          </table:table-cell>
          <table:table-cell office:value-type="string">
            <text:p>Chitobe</text:p>
          </table:table-cell>
          <table:table-cell office:value-type="float" office:value="11">
            <text:p>11</text:p>
          </table:table-cell>
          <table:table-cell office:value-type="string">
            <text:p>NU-070</text:p>
          </table:table-cell>
          <table:table-cell office:value-type="float" office:value="-20.8244">
            <text:p>-20.824400</text:p>
          </table:table-cell>
          <table:table-cell office:value-type="float" office:value="33.3697">
            <text:p>33.369700</text:p>
          </table:table-cell>
          <table:table-cell table:number-columns-repeated="10"/>
          <table:table-cell table:formula="of:=VLOOKUP([.I890];[NE.$F$2:.$Q$160];2;0)" office:value-type="float" office:value="122">
            <text:p>122</text:p>
          </table:table-cell>
          <table:table-cell office:value-type="float" office:value="122">
            <text:p>122</text:p>
          </table:table-cell>
          <table:table-cell table:number-columns-repeated="234"/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US-MOZ-00890</text:p>
          </table:table-cell>
          <table:table-cell office:value-type="float" office:value="1060510">
            <text:p>1060510</text:p>
          </table:table-cell>
          <table:table-cell office:value-type="string">
            <text:p>01060510</text:p>
          </table:table-cell>
          <table:table-cell office:value-type="string">
            <text:p>Mazvissanga</text:p>
          </table:table-cell>
          <table:table-cell office:value-type="float" office:value="12">
            <text:p>12</text:p>
          </table:table-cell>
          <table:table-cell office:value-type="string">
            <text:p>NU-070</text:p>
          </table:table-cell>
          <table:table-cell office:value-type="float" office:value="-21.3703">
            <text:p>-21.370300</text:p>
          </table:table-cell>
          <table:table-cell office:value-type="float" office:value="32.6278">
            <text:p>32.627800</text:p>
          </table:table-cell>
          <table:table-cell table:number-columns-repeated="10"/>
          <table:table-cell table:formula="of:=VLOOKUP([.I891];[NE.$F$2:.$Q$160];2;0)" office:value-type="float" office:value="122">
            <text:p>122</text:p>
          </table:table-cell>
          <table:table-cell office:value-type="float" office:value="122">
            <text:p>122</text:p>
          </table:table-cell>
          <table:table-cell table:number-columns-repeated="234"/>
        </table:table-row>
        <table:table-row table:style-name="ro2">
          <table:table-cell office:value-type="float" office:value="891">
            <text:p>89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US-MOZ-00891</text:p>
          </table:table-cell>
          <table:table-cell office:value-type="float" office:value="1060511">
            <text:p>1060511</text:p>
          </table:table-cell>
          <table:table-cell office:value-type="string">
            <text:p>01060511</text:p>
          </table:table-cell>
          <table:table-cell office:value-type="string">
            <text:p>Save</text:p>
          </table:table-cell>
          <table:table-cell office:value-type="float" office:value="12">
            <text:p>12</text:p>
          </table:table-cell>
          <table:table-cell office:value-type="string">
            <text:p>NU-070</text:p>
          </table:table-cell>
          <table:table-cell office:value-type="float" office:value="-21.3181">
            <text:p>-21.318100</text:p>
          </table:table-cell>
          <table:table-cell office:value-type="float" office:value="33.2828">
            <text:p>33.282800</text:p>
          </table:table-cell>
          <table:table-cell table:number-columns-repeated="10"/>
          <table:table-cell table:formula="of:=VLOOKUP([.I892];[NE.$F$2:.$Q$160];2;0)" office:value-type="float" office:value="122">
            <text:p>122</text:p>
          </table:table-cell>
          <table:table-cell office:value-type="float" office:value="122">
            <text:p>122</text:p>
          </table:table-cell>
          <table:table-cell table:number-columns-repeated="234"/>
        </table:table-row>
        <table:table-row table:style-name="ro2">
          <table:table-cell office:value-type="float" office:value="892">
            <text:p>89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US-MOZ-00892</text:p>
          </table:table-cell>
          <table:table-cell office:value-type="float" office:value="1060512">
            <text:p>1060512</text:p>
          </table:table-cell>
          <table:table-cell office:value-type="string">
            <text:p>01060512</text:p>
          </table:table-cell>
          <table:table-cell office:value-type="string">
            <text:p>Sambassoca</text:p>
          </table:table-cell>
          <table:table-cell office:value-type="float" office:value="12">
            <text:p>12</text:p>
          </table:table-cell>
          <table:table-cell office:value-type="string">
            <text:p>NU-070</text:p>
          </table:table-cell>
          <table:table-cell office:value-type="float" office:value="-21.4492">
            <text:p>-21.449200</text:p>
          </table:table-cell>
          <table:table-cell office:value-type="float" office:value="33.0839">
            <text:p>33.083900</text:p>
          </table:table-cell>
          <table:table-cell table:number-columns-repeated="10"/>
          <table:table-cell table:formula="of:=VLOOKUP([.I893];[NE.$F$2:.$Q$160];2;0)" office:value-type="float" office:value="122">
            <text:p>122</text:p>
          </table:table-cell>
          <table:table-cell office:value-type="float" office:value="122">
            <text:p>122</text:p>
          </table:table-cell>
          <table:table-cell table:number-columns-repeated="234"/>
        </table:table-row>
        <table:table-row table:style-name="ro2">
          <table:table-cell office:value-type="float" office:value="893">
            <text:p>89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US-MOZ-00893</text:p>
          </table:table-cell>
          <table:table-cell office:value-type="float" office:value="1060513">
            <text:p>1060513</text:p>
          </table:table-cell>
          <table:table-cell office:value-type="string">
            <text:p>01060513</text:p>
          </table:table-cell>
          <table:table-cell office:value-type="string">
            <text:p>Mutefo</text:p>
          </table:table-cell>
          <table:table-cell office:value-type="float" office:value="12">
            <text:p>12</text:p>
          </table:table-cell>
          <table:table-cell office:value-type="string">
            <text:p>NU-070</text:p>
          </table:table-cell>
          <table:table-cell office:value-type="float" office:value="-21.049853">
            <text:p>-21.049853</text:p>
          </table:table-cell>
          <table:table-cell office:value-type="float" office:value="33.258792">
            <text:p>33.258792</text:p>
          </table:table-cell>
          <table:table-cell table:number-columns-repeated="10"/>
          <table:table-cell table:formula="of:=VLOOKUP([.I894];[NE.$F$2:.$Q$160];2;0)" office:value-type="float" office:value="122">
            <text:p>122</text:p>
          </table:table-cell>
          <table:table-cell office:value-type="float" office:value="122">
            <text:p>122</text:p>
          </table:table-cell>
          <table:table-cell table:number-columns-repeated="234"/>
        </table:table-row>
        <table:table-row table:style-name="ro2">
          <table:table-cell office:value-type="float" office:value="894">
            <text:p>89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US-MOZ-00894</text:p>
          </table:table-cell>
          <table:table-cell office:value-type="float" office:value="1060596">
            <text:p>1060596</text:p>
          </table:table-cell>
          <table:table-cell office:value-type="string">
            <text:p>01060596</text:p>
          </table:table-cell>
          <table:table-cell office:value-type="string">
            <text:p>Mavende</text:p>
          </table:table-cell>
          <table:table-cell office:value-type="float" office:value="12">
            <text:p>12</text:p>
          </table:table-cell>
          <table:table-cell office:value-type="string">
            <text:p>NU-070</text:p>
          </table:table-cell>
          <table:table-cell office:value-type="float" office:value="-21.2906">
            <text:p>-21.290600</text:p>
          </table:table-cell>
          <table:table-cell office:value-type="float" office:value="33.4597">
            <text:p>33.459700</text:p>
          </table:table-cell>
          <table:table-cell table:number-columns-repeated="10"/>
          <table:table-cell table:formula="of:=VLOOKUP([.I895];[NE.$F$2:.$Q$160];2;0)" office:value-type="float" office:value="122">
            <text:p>122</text:p>
          </table:table-cell>
          <table:table-cell office:value-type="float" office:value="122">
            <text:p>122</text:p>
          </table:table-cell>
          <table:table-cell table:number-columns-repeated="234"/>
        </table:table-row>
        <table:table-row table:style-name="ro2">
          <table:table-cell office:value-type="float" office:value="895">
            <text:p>89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US-MOZ-00895</text:p>
          </table:table-cell>
          <table:table-cell office:value-type="float" office:value="1060506">
            <text:p>1060506</text:p>
          </table:table-cell>
          <table:table-cell office:value-type="string">
            <text:p>01060506</text:p>
          </table:table-cell>
          <table:table-cell office:value-type="string">
            <text:p>Bassane</text:p>
          </table:table-cell>
          <table:table-cell office:value-type="float" office:value="12">
            <text:p>12</text:p>
          </table:table-cell>
          <table:table-cell office:value-type="string">
            <text:p>NU-070</text:p>
          </table:table-cell>
          <table:table-cell office:value-type="float" office:value="-20.9544">
            <text:p>-20.954400</text:p>
          </table:table-cell>
          <table:table-cell office:value-type="float" office:value="33.2725">
            <text:p>33.272500</text:p>
          </table:table-cell>
          <table:table-cell table:number-columns-repeated="10"/>
          <table:table-cell table:formula="of:=VLOOKUP([.I896];[NE.$F$2:.$Q$160];2;0)" office:value-type="float" office:value="122">
            <text:p>122</text:p>
          </table:table-cell>
          <table:table-cell office:value-type="float" office:value="122">
            <text:p>122</text:p>
          </table:table-cell>
          <table:table-cell table:number-columns-repeated="234"/>
        </table:table-row>
        <table:table-row table:style-name="ro2">
          <table:table-cell office:value-type="float" office:value="896">
            <text:p>896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US-MOZ-00896</text:p>
          </table:table-cell>
          <table:table-cell office:value-type="float" office:value="1060609">
            <text:p>1060609</text:p>
          </table:table-cell>
          <table:table-cell office:value-type="string">
            <text:p>01060609</text:p>
          </table:table-cell>
          <table:table-cell office:value-type="string">
            <text:p>Nguala</text:p>
          </table:table-cell>
          <table:table-cell office:value-type="float" office:value="12">
            <text:p>12</text:p>
          </table:table-cell>
          <table:table-cell office:value-type="string">
            <text:p>NU-062</text:p>
          </table:table-cell>
          <table:table-cell office:value-type="float" office:value="-18.4578">
            <text:p>-18.457800</text:p>
          </table:table-cell>
          <table:table-cell office:value-type="float" office:value="33.6069">
            <text:p>33.606900</text:p>
          </table:table-cell>
          <table:table-cell table:number-columns-repeated="10"/>
          <table:table-cell table:formula="of:=VLOOKUP([.I897];[NE.$F$2:.$Q$160];2;0)" office:value-type="float" office:value="123">
            <text:p>123</text:p>
          </table:table-cell>
          <table:table-cell office:value-type="float" office:value="123">
            <text:p>123</text:p>
          </table:table-cell>
          <table:table-cell table:number-columns-repeated="234"/>
        </table:table-row>
        <table:table-row table:style-name="ro2">
          <table:table-cell office:value-type="float" office:value="897">
            <text:p>897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US-MOZ-00897</text:p>
          </table:table-cell>
          <table:table-cell office:value-type="float" office:value="1060608">
            <text:p>1060608</text:p>
          </table:table-cell>
          <table:table-cell office:value-type="string">
            <text:p>01060608</text:p>
          </table:table-cell>
          <table:table-cell office:value-type="string">
            <text:p>Nhamagua</text:p>
          </table:table-cell>
          <table:table-cell office:value-type="float" office:value="12">
            <text:p>12</text:p>
          </table:table-cell>
          <table:table-cell office:value-type="string">
            <text:p>NU-062</text:p>
          </table:table-cell>
          <table:table-cell office:value-type="float" office:value="-17.8408">
            <text:p>-17.840800</text:p>
          </table:table-cell>
          <table:table-cell office:value-type="float" office:value="33.455">
            <text:p>33.455000</text:p>
          </table:table-cell>
          <table:table-cell table:number-columns-repeated="10"/>
          <table:table-cell table:formula="of:=VLOOKUP([.I898];[NE.$F$2:.$Q$160];2;0)" office:value-type="float" office:value="123">
            <text:p>123</text:p>
          </table:table-cell>
          <table:table-cell office:value-type="float" office:value="123">
            <text:p>123</text:p>
          </table:table-cell>
          <table:table-cell table:number-columns-repeated="234"/>
        </table:table-row>
        <table:table-row table:style-name="ro2">
          <table:table-cell office:value-type="float" office:value="898">
            <text:p>89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US-MOZ-00898</text:p>
          </table:table-cell>
          <table:table-cell office:value-type="float" office:value="1060607">
            <text:p>1060607</text:p>
          </table:table-cell>
          <table:table-cell office:value-type="string">
            <text:p>01060607</text:p>
          </table:table-cell>
          <table:table-cell office:value-type="string">
            <text:p>Mussangadzi</text:p>
          </table:table-cell>
          <table:table-cell office:value-type="float" office:value="12">
            <text:p>12</text:p>
          </table:table-cell>
          <table:table-cell office:value-type="string">
            <text:p>NU-062</text:p>
          </table:table-cell>
          <table:table-cell office:value-type="float" office:value="-17.7086">
            <text:p>-17.708600</text:p>
          </table:table-cell>
          <table:table-cell office:value-type="float" office:value="33.9717">
            <text:p>33.971700</text:p>
          </table:table-cell>
          <table:table-cell table:number-columns-repeated="10"/>
          <table:table-cell table:formula="of:=VLOOKUP([.I899];[NE.$F$2:.$Q$160];2;0)" office:value-type="float" office:value="123">
            <text:p>123</text:p>
          </table:table-cell>
          <table:table-cell office:value-type="float" office:value="123">
            <text:p>123</text:p>
          </table:table-cell>
          <table:table-cell table:number-columns-repeated="234"/>
        </table:table-row>
        <table:table-row table:style-name="ro2">
          <table:table-cell office:value-type="float" office:value="899">
            <text:p>899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US-MOZ-00899</text:p>
          </table:table-cell>
          <table:table-cell office:value-type="float" office:value="1060606">
            <text:p>1060606</text:p>
          </table:table-cell>
          <table:table-cell office:value-type="string">
            <text:p>01060606</text:p>
          </table:table-cell>
          <table:table-cell office:value-type="string">
            <text:p>Macossa - Sede</text:p>
          </table:table-cell>
          <table:table-cell office:value-type="float" office:value="11">
            <text:p>11</text:p>
          </table:table-cell>
          <table:table-cell office:value-type="string">
            <text:p>NU-062</text:p>
          </table:table-cell>
          <table:table-cell office:value-type="float" office:value="-17.9">
            <text:p>-17.900000</text:p>
          </table:table-cell>
          <table:table-cell office:value-type="float" office:value="33.9392">
            <text:p>33.939200</text:p>
          </table:table-cell>
          <table:table-cell table:number-columns-repeated="10"/>
          <table:table-cell table:formula="of:=VLOOKUP([.I900];[NE.$F$2:.$Q$160];2;0)" office:value-type="float" office:value="123">
            <text:p>123</text:p>
          </table:table-cell>
          <table:table-cell office:value-type="float" office:value="123">
            <text:p>123</text:p>
          </table:table-cell>
          <table:table-cell table:number-columns-repeated="234"/>
        </table:table-row>
        <table:table-row table:style-name="ro2">
          <table:table-cell office:value-type="float" office:value="900">
            <text:p>90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US-MOZ-00900</text:p>
          </table:table-cell>
          <table:table-cell office:value-type="float" office:value="1060699">
            <text:p>1060699</text:p>
          </table:table-cell>
          <table:table-cell office:value-type="string">
            <text:p>010606?</text:p>
          </table:table-cell>
          <table:table-cell office:value-type="string">
            <text:p>Dunda</text:p>
          </table:table-cell>
          <table:table-cell office:value-type="float" office:value="12">
            <text:p>12</text:p>
          </table:table-cell>
          <table:table-cell office:value-type="string">
            <text:p>NU-062</text:p>
          </table:table-cell>
          <table:table-cell office:value-type="float" office:value="-17.903832">
            <text:p>-17.903832</text:p>
          </table:table-cell>
          <table:table-cell office:value-type="float" office:value="33.974997">
            <text:p>33.974997</text:p>
          </table:table-cell>
          <table:table-cell table:number-columns-repeated="10"/>
          <table:table-cell table:formula="of:=VLOOKUP([.I901];[NE.$F$2:.$Q$160];2;0)" office:value-type="float" office:value="123">
            <text:p>123</text:p>
          </table:table-cell>
          <table:table-cell office:value-type="float" office:value="123">
            <text:p>123</text:p>
          </table:table-cell>
          <table:table-cell table:number-columns-repeated="234"/>
        </table:table-row>
        <table:table-row table:style-name="ro2">
          <table:table-cell office:value-type="float" office:value="901">
            <text:p>90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S-MOZ-00901</text:p>
          </table:table-cell>
          <table:table-cell office:value-type="float" office:value="1060720">
            <text:p>1060720</text:p>
          </table:table-cell>
          <table:table-cell office:value-type="string">
            <text:p>01060720</text:p>
          </table:table-cell>
          <table:table-cell office:value-type="string">
            <text:p>Pungué Sul</text:p>
          </table:table-cell>
          <table:table-cell office:value-type="float" office:value="12">
            <text:p>12</text:p>
          </table:table-cell>
          <table:table-cell office:value-type="string">
            <text:p>NU-065</text:p>
          </table:table-cell>
          <table:table-cell office:value-type="float" office:value="-18.5561">
            <text:p>-18.556100</text:p>
          </table:table-cell>
          <table:table-cell office:value-type="float" office:value="33.2789">
            <text:p>33.278900</text:p>
          </table:table-cell>
          <table:table-cell table:number-columns-repeated="10"/>
          <table:table-cell table:formula="of:=VLOOKUP([.I902];[NE.$F$2:.$Q$160];2;0)" office:value-type="float" office:value="124">
            <text:p>124</text:p>
          </table:table-cell>
          <table:table-cell office:value-type="float" office:value="124">
            <text:p>124</text:p>
          </table:table-cell>
          <table:table-cell table:number-columns-repeated="234"/>
        </table:table-row>
        <table:table-row table:style-name="ro2">
          <table:table-cell office:value-type="float" office:value="902">
            <text:p>90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S-MOZ-00902</text:p>
          </table:table-cell>
          <table:table-cell office:value-type="float" office:value="1060718">
            <text:p>1060718</text:p>
          </table:table-cell>
          <table:table-cell office:value-type="string">
            <text:p>01060718</text:p>
          </table:table-cell>
          <table:table-cell office:value-type="string">
            <text:p>Nhamaxato</text:p>
          </table:table-cell>
          <table:table-cell office:value-type="float" office:value="12">
            <text:p>12</text:p>
          </table:table-cell>
          <table:table-cell office:value-type="string">
            <text:p>NU-065</text:p>
          </table:table-cell>
          <table:table-cell office:value-type="float" office:value="-18.8633">
            <text:p>-18.863300</text:p>
          </table:table-cell>
          <table:table-cell office:value-type="float" office:value="32.8261">
            <text:p>32.826100</text:p>
          </table:table-cell>
          <table:table-cell table:number-columns-repeated="10"/>
          <table:table-cell table:formula="of:=VLOOKUP([.I903];[NE.$F$2:.$Q$160];2;0)" office:value-type="float" office:value="124">
            <text:p>124</text:p>
          </table:table-cell>
          <table:table-cell office:value-type="float" office:value="124">
            <text:p>124</text:p>
          </table:table-cell>
          <table:table-cell table:number-columns-repeated="234"/>
        </table:table-row>
        <table:table-row table:style-name="ro2">
          <table:table-cell office:value-type="float" office:value="903">
            <text:p>90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S-MOZ-00903</text:p>
          </table:table-cell>
          <table:table-cell office:value-type="float" office:value="1060719">
            <text:p>1060719</text:p>
          </table:table-cell>
          <table:table-cell office:value-type="string">
            <text:p>01060719</text:p>
          </table:table-cell>
          <table:table-cell office:value-type="string">
            <text:p>Penhalonga</text:p>
          </table:table-cell>
          <table:table-cell office:value-type="float" office:value="12">
            <text:p>12</text:p>
          </table:table-cell>
          <table:table-cell office:value-type="string">
            <text:p>NU-065</text:p>
          </table:table-cell>
          <table:table-cell office:value-type="float" office:value="-18.8622">
            <text:p>-18.862200</text:p>
          </table:table-cell>
          <table:table-cell office:value-type="float" office:value="32.7597">
            <text:p>32.759700</text:p>
          </table:table-cell>
          <table:table-cell table:number-columns-repeated="10"/>
          <table:table-cell table:formula="of:=VLOOKUP([.I904];[NE.$F$2:.$Q$160];2;0)" office:value-type="float" office:value="124">
            <text:p>124</text:p>
          </table:table-cell>
          <table:table-cell office:value-type="float" office:value="124">
            <text:p>124</text:p>
          </table:table-cell>
          <table:table-cell table:number-columns-repeated="234"/>
        </table:table-row>
        <table:table-row table:style-name="ro2">
          <table:table-cell office:value-type="float" office:value="904">
            <text:p>90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S-MOZ-00904</text:p>
          </table:table-cell>
          <table:table-cell office:value-type="float" office:value="1060724">
            <text:p>1060724</text:p>
          </table:table-cell>
          <table:table-cell office:value-type="string">
            <text:p>01060724</text:p>
          </table:table-cell>
          <table:table-cell office:value-type="string">
            <text:p>Zonué-Tabaco</text:p>
          </table:table-cell>
          <table:table-cell office:value-type="float" office:value="12">
            <text:p>12</text:p>
          </table:table-cell>
          <table:table-cell office:value-type="string">
            <text:p>NU-065</text:p>
          </table:table-cell>
          <table:table-cell office:value-type="float" office:value="-19.1014">
            <text:p>-19.101400</text:p>
          </table:table-cell>
          <table:table-cell office:value-type="float" office:value="32.9958">
            <text:p>32.995800</text:p>
          </table:table-cell>
          <table:table-cell table:number-columns-repeated="10"/>
          <table:table-cell table:formula="of:=VLOOKUP([.I905];[NE.$F$2:.$Q$160];2;0)" office:value-type="float" office:value="124">
            <text:p>124</text:p>
          </table:table-cell>
          <table:table-cell office:value-type="float" office:value="124">
            <text:p>124</text:p>
          </table:table-cell>
          <table:table-cell table:number-columns-repeated="234"/>
        </table:table-row>
        <table:table-row table:style-name="ro2">
          <table:table-cell office:value-type="float" office:value="905">
            <text:p>90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S-MOZ-00905</text:p>
          </table:table-cell>
          <table:table-cell office:value-type="float" office:value="1060721">
            <text:p>1060721</text:p>
          </table:table-cell>
          <table:table-cell office:value-type="string">
            <text:p>01060721</text:p>
          </table:table-cell>
          <table:table-cell office:value-type="string">
            <text:p>Guindingui</text:p>
          </table:table-cell>
          <table:table-cell office:value-type="float" office:value="13">
            <text:p>13</text:p>
          </table:table-cell>
          <table:table-cell office:value-type="string">
            <text:p>NU-065</text:p>
          </table:table-cell>
          <table:table-cell office:value-type="float" office:value="-19.1089">
            <text:p>-19.108900</text:p>
          </table:table-cell>
          <table:table-cell office:value-type="float" office:value="32.9281">
            <text:p>32.928100</text:p>
          </table:table-cell>
          <table:table-cell table:number-columns-repeated="10"/>
          <table:table-cell table:formula="of:=VLOOKUP([.I906];[NE.$F$2:.$Q$160];2;0)" office:value-type="float" office:value="124">
            <text:p>124</text:p>
          </table:table-cell>
          <table:table-cell office:value-type="float" office:value="124">
            <text:p>124</text:p>
          </table:table-cell>
          <table:table-cell table:number-columns-repeated="234"/>
        </table:table-row>
        <table:table-row table:style-name="ro2">
          <table:table-cell office:value-type="float" office:value="906">
            <text:p>90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S-MOZ-00906</text:p>
          </table:table-cell>
          <table:table-cell office:value-type="float" office:value="1060712">
            <text:p>1060712</text:p>
          </table:table-cell>
          <table:table-cell office:value-type="string">
            <text:p>01060712</text:p>
          </table:table-cell>
          <table:table-cell office:value-type="string">
            <text:p>Machipanda</text:p>
          </table:table-cell>
          <table:table-cell office:value-type="float" office:value="11">
            <text:p>11</text:p>
          </table:table-cell>
          <table:table-cell office:value-type="string">
            <text:p>NU-065</text:p>
          </table:table-cell>
          <table:table-cell office:value-type="float" office:value="-18.9956">
            <text:p>-18.995600</text:p>
          </table:table-cell>
          <table:table-cell office:value-type="float" office:value="32.7267">
            <text:p>32.726700</text:p>
          </table:table-cell>
          <table:table-cell table:number-columns-repeated="10"/>
          <table:table-cell table:formula="of:=VLOOKUP([.I907];[NE.$F$2:.$Q$160];2;0)" office:value-type="float" office:value="124">
            <text:p>124</text:p>
          </table:table-cell>
          <table:table-cell office:value-type="float" office:value="124">
            <text:p>124</text:p>
          </table:table-cell>
          <table:table-cell table:number-columns-repeated="234"/>
        </table:table-row>
        <table:table-row table:style-name="ro2">
          <table:table-cell office:value-type="float" office:value="907">
            <text:p>90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S-MOZ-00907</text:p>
          </table:table-cell>
          <table:table-cell office:value-type="float" office:value="1060723">
            <text:p>1060723</text:p>
          </table:table-cell>
          <table:table-cell office:value-type="string">
            <text:p>01060723</text:p>
          </table:table-cell>
          <table:table-cell office:value-type="string">
            <text:p>Vandúzi</text:p>
          </table:table-cell>
          <table:table-cell office:value-type="float" office:value="11">
            <text:p>11</text:p>
          </table:table-cell>
          <table:table-cell office:value-type="string">
            <text:p>NU-065</text:p>
          </table:table-cell>
          <table:table-cell office:value-type="float" office:value="-18.9531">
            <text:p>-18.953100</text:p>
          </table:table-cell>
          <table:table-cell office:value-type="float" office:value="33.2647">
            <text:p>33.264700</text:p>
          </table:table-cell>
          <table:table-cell table:number-columns-repeated="10"/>
          <table:table-cell table:formula="of:=VLOOKUP([.I908];[NE.$F$2:.$Q$160];2;0)" office:value-type="float" office:value="124">
            <text:p>124</text:p>
          </table:table-cell>
          <table:table-cell office:value-type="float" office:value="124">
            <text:p>124</text:p>
          </table:table-cell>
          <table:table-cell table:number-columns-repeated="234"/>
        </table:table-row>
        <table:table-row table:style-name="ro2">
          <table:table-cell office:value-type="float" office:value="908">
            <text:p>90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S-MOZ-00908</text:p>
          </table:table-cell>
          <table:table-cell office:value-type="float" office:value="1060709">
            <text:p>1060709</text:p>
          </table:table-cell>
          <table:table-cell office:value-type="string">
            <text:p>01060709</text:p>
          </table:table-cell>
          <table:table-cell office:value-type="string">
            <text:p>Chinhambúzi</text:p>
          </table:table-cell>
          <table:table-cell office:value-type="float" office:value="12">
            <text:p>12</text:p>
          </table:table-cell>
          <table:table-cell office:value-type="string">
            <text:p>NU-065</text:p>
          </table:table-cell>
          <table:table-cell office:value-type="float" office:value="-18.999444">
            <text:p>-18.999444</text:p>
          </table:table-cell>
          <table:table-cell office:value-type="float" office:value="33.3875">
            <text:p>33.387500</text:p>
          </table:table-cell>
          <table:table-cell table:number-columns-repeated="10"/>
          <table:table-cell table:formula="of:=VLOOKUP([.I909];[NE.$F$2:.$Q$160];2;0)" office:value-type="float" office:value="124">
            <text:p>124</text:p>
          </table:table-cell>
          <table:table-cell office:value-type="float" office:value="124">
            <text:p>124</text:p>
          </table:table-cell>
          <table:table-cell table:number-columns-repeated="234"/>
        </table:table-row>
        <table:table-row table:style-name="ro2">
          <table:table-cell office:value-type="float" office:value="909">
            <text:p>90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S-MOZ-00909</text:p>
          </table:table-cell>
          <table:table-cell office:value-type="float" office:value="1060706">
            <text:p>1060706</text:p>
          </table:table-cell>
          <table:table-cell office:value-type="string">
            <text:p>01060706</text:p>
          </table:table-cell>
          <table:table-cell office:value-type="string">
            <text:p>Manica</text:p>
          </table:table-cell>
          <table:table-cell office:value-type="float" office:value="6">
            <text:p>6</text:p>
          </table:table-cell>
          <table:table-cell office:value-type="string">
            <text:p>NU-065</text:p>
          </table:table-cell>
          <table:table-cell office:value-type="float" office:value="-18.9406">
            <text:p>-18.940600</text:p>
          </table:table-cell>
          <table:table-cell office:value-type="float" office:value="32.8753">
            <text:p>32.875300</text:p>
          </table:table-cell>
          <table:table-cell table:number-columns-repeated="10"/>
          <table:table-cell table:formula="of:=VLOOKUP([.I910];[NE.$F$2:.$Q$160];2;0)" office:value-type="float" office:value="124">
            <text:p>124</text:p>
          </table:table-cell>
          <table:table-cell office:value-type="float" office:value="124">
            <text:p>124</text:p>
          </table:table-cell>
          <table:table-cell table:number-columns-repeated="234"/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S-MOZ-00910</text:p>
          </table:table-cell>
          <table:table-cell office:value-type="float" office:value="1060714">
            <text:p>1060714</text:p>
          </table:table-cell>
          <table:table-cell office:value-type="string">
            <text:p>01060714</text:p>
          </table:table-cell>
          <table:table-cell office:value-type="string">
            <text:p>Messica</text:p>
          </table:table-cell>
          <table:table-cell office:value-type="float" office:value="12">
            <text:p>12</text:p>
          </table:table-cell>
          <table:table-cell office:value-type="string">
            <text:p>NU-065</text:p>
          </table:table-cell>
          <table:table-cell office:value-type="float" office:value="-18.9864">
            <text:p>-18.986400</text:p>
          </table:table-cell>
          <table:table-cell office:value-type="float" office:value="33.0811">
            <text:p>33.081100</text:p>
          </table:table-cell>
          <table:table-cell table:number-columns-repeated="10"/>
          <table:table-cell table:formula="of:=VLOOKUP([.I911];[NE.$F$2:.$Q$160];2;0)" office:value-type="float" office:value="124">
            <text:p>124</text:p>
          </table:table-cell>
          <table:table-cell office:value-type="float" office:value="124">
            <text:p>124</text:p>
          </table:table-cell>
          <table:table-cell table:number-columns-repeated="234"/>
        </table:table-row>
        <table:table-row table:style-name="ro2">
          <table:table-cell office:value-type="float" office:value="911">
            <text:p>9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S-MOZ-00911</text:p>
          </table:table-cell>
          <table:table-cell office:value-type="float" office:value="1060708">
            <text:p>1060708</text:p>
          </table:table-cell>
          <table:table-cell office:value-type="string">
            <text:p>01060708</text:p>
          </table:table-cell>
          <table:table-cell office:value-type="string">
            <text:p>Chigodole</text:p>
          </table:table-cell>
          <table:table-cell office:value-type="float" office:value="12">
            <text:p>12</text:p>
          </table:table-cell>
          <table:table-cell office:value-type="string">
            <text:p>NU-065</text:p>
          </table:table-cell>
          <table:table-cell office:value-type="float" office:value="-19.0314">
            <text:p>-19.031400</text:p>
          </table:table-cell>
          <table:table-cell office:value-type="float" office:value="32.9167">
            <text:p>32.916700</text:p>
          </table:table-cell>
          <table:table-cell table:number-columns-repeated="10"/>
          <table:table-cell table:formula="of:=VLOOKUP([.I912];[NE.$F$2:.$Q$160];2;0)" office:value-type="float" office:value="124">
            <text:p>124</text:p>
          </table:table-cell>
          <table:table-cell office:value-type="float" office:value="124">
            <text:p>124</text:p>
          </table:table-cell>
          <table:table-cell table:number-columns-repeated="234"/>
        </table:table-row>
        <table:table-row table:style-name="ro2">
          <table:table-cell office:value-type="float" office:value="912">
            <text:p>9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S-MOZ-00912</text:p>
          </table:table-cell>
          <table:table-cell office:value-type="float" office:value="1060710">
            <text:p>1060710</text:p>
          </table:table-cell>
          <table:table-cell office:value-type="string">
            <text:p>01060710</text:p>
          </table:table-cell>
          <table:table-cell office:value-type="string">
            <text:p>Chitunga</text:p>
          </table:table-cell>
          <table:table-cell office:value-type="float" office:value="12">
            <text:p>12</text:p>
          </table:table-cell>
          <table:table-cell office:value-type="string">
            <text:p>NU-065</text:p>
          </table:table-cell>
          <table:table-cell office:value-type="float" office:value="-18.8161">
            <text:p>-18.816100</text:p>
          </table:table-cell>
          <table:table-cell office:value-type="float" office:value="33.0386">
            <text:p>33.038600</text:p>
          </table:table-cell>
          <table:table-cell table:number-columns-repeated="10"/>
          <table:table-cell table:formula="of:=VLOOKUP([.I913];[NE.$F$2:.$Q$160];2;0)" office:value-type="float" office:value="124">
            <text:p>124</text:p>
          </table:table-cell>
          <table:table-cell office:value-type="float" office:value="124">
            <text:p>124</text:p>
          </table:table-cell>
          <table:table-cell table:number-columns-repeated="234"/>
        </table:table-row>
        <table:table-row table:style-name="ro2">
          <table:table-cell office:value-type="float" office:value="913">
            <text:p>9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S-MOZ-00913</text:p>
          </table:table-cell>
          <table:table-cell office:value-type="float" office:value="1060711">
            <text:p>1060711</text:p>
          </table:table-cell>
          <table:table-cell office:value-type="string">
            <text:p>01060711</text:p>
          </table:table-cell>
          <table:table-cell office:value-type="string">
            <text:p>Jecua Missão</text:p>
          </table:table-cell>
          <table:table-cell office:value-type="float" office:value="11">
            <text:p>11</text:p>
          </table:table-cell>
          <table:table-cell office:value-type="string">
            <text:p>NU-065</text:p>
          </table:table-cell>
          <table:table-cell office:value-type="float" office:value="-18.9753">
            <text:p>-18.975300</text:p>
          </table:table-cell>
          <table:table-cell office:value-type="float" office:value="32.8256">
            <text:p>32.825600</text:p>
          </table:table-cell>
          <table:table-cell table:number-columns-repeated="10"/>
          <table:table-cell table:formula="of:=VLOOKUP([.I914];[NE.$F$2:.$Q$160];2;0)" office:value-type="float" office:value="124">
            <text:p>124</text:p>
          </table:table-cell>
          <table:table-cell office:value-type="float" office:value="124">
            <text:p>124</text:p>
          </table:table-cell>
          <table:table-cell table:number-columns-repeated="234"/>
        </table:table-row>
        <table:table-row table:style-name="ro2">
          <table:table-cell office:value-type="float" office:value="914">
            <text:p>9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S-MOZ-00914</text:p>
          </table:table-cell>
          <table:table-cell office:value-type="float" office:value="1060713">
            <text:p>1060713</text:p>
          </table:table-cell>
          <table:table-cell office:value-type="string">
            <text:p>01060713</text:p>
          </table:table-cell>
          <table:table-cell office:value-type="string">
            <text:p>Mavonde</text:p>
          </table:table-cell>
          <table:table-cell office:value-type="float" office:value="11">
            <text:p>11</text:p>
          </table:table-cell>
          <table:table-cell office:value-type="string">
            <text:p>NU-065</text:p>
          </table:table-cell>
          <table:table-cell office:value-type="float" office:value="-18.6244">
            <text:p>-18.624400</text:p>
          </table:table-cell>
          <table:table-cell office:value-type="float" office:value="33.0392">
            <text:p>33.039200</text:p>
          </table:table-cell>
          <table:table-cell table:number-columns-repeated="10"/>
          <table:table-cell table:formula="of:=VLOOKUP([.I915];[NE.$F$2:.$Q$160];2;0)" office:value-type="float" office:value="124">
            <text:p>124</text:p>
          </table:table-cell>
          <table:table-cell office:value-type="float" office:value="124">
            <text:p>124</text:p>
          </table:table-cell>
          <table:table-cell table:number-columns-repeated="234"/>
        </table:table-row>
        <table:table-row table:style-name="ro2">
          <table:table-cell office:value-type="float" office:value="915">
            <text:p>91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S-MOZ-00915</text:p>
          </table:table-cell>
          <table:table-cell office:value-type="float" office:value="1060715">
            <text:p>1060715</text:p>
          </table:table-cell>
          <table:table-cell office:value-type="string">
            <text:p>01060715</text:p>
          </table:table-cell>
          <table:table-cell office:value-type="string">
            <text:p>Mundonguara</text:p>
          </table:table-cell>
          <table:table-cell office:value-type="float" office:value="12">
            <text:p>12</text:p>
          </table:table-cell>
          <table:table-cell office:value-type="string">
            <text:p>NU-065</text:p>
          </table:table-cell>
          <table:table-cell office:value-type="float" office:value="-18.9294">
            <text:p>-18.929400</text:p>
          </table:table-cell>
          <table:table-cell office:value-type="float" office:value="32.7978">
            <text:p>32.797800</text:p>
          </table:table-cell>
          <table:table-cell table:number-columns-repeated="10"/>
          <table:table-cell table:formula="of:=VLOOKUP([.I916];[NE.$F$2:.$Q$160];2;0)" office:value-type="float" office:value="124">
            <text:p>124</text:p>
          </table:table-cell>
          <table:table-cell office:value-type="float" office:value="124">
            <text:p>124</text:p>
          </table:table-cell>
          <table:table-cell table:number-columns-repeated="234"/>
        </table:table-row>
        <table:table-row table:style-name="ro2">
          <table:table-cell office:value-type="float" office:value="916">
            <text:p>91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S-MOZ-00916</text:p>
          </table:table-cell>
          <table:table-cell office:value-type="float" office:value="1060716">
            <text:p>1060716</text:p>
          </table:table-cell>
          <table:table-cell office:value-type="string">
            <text:p>01060716</text:p>
          </table:table-cell>
          <table:table-cell office:value-type="string">
            <text:p>Munene</text:p>
          </table:table-cell>
          <table:table-cell office:value-type="float" office:value="12">
            <text:p>12</text:p>
          </table:table-cell>
          <table:table-cell office:value-type="string">
            <text:p>NU-065</text:p>
          </table:table-cell>
          <table:table-cell office:value-type="float" office:value="-18.9636">
            <text:p>-18.963600</text:p>
          </table:table-cell>
          <table:table-cell office:value-type="float" office:value="32.7725">
            <text:p>32.772500</text:p>
          </table:table-cell>
          <table:table-cell table:number-columns-repeated="10"/>
          <table:table-cell table:formula="of:=VLOOKUP([.I917];[NE.$F$2:.$Q$160];2;0)" office:value-type="float" office:value="124">
            <text:p>124</text:p>
          </table:table-cell>
          <table:table-cell office:value-type="float" office:value="124">
            <text:p>124</text:p>
          </table:table-cell>
          <table:table-cell table:number-columns-repeated="234"/>
        </table:table-row>
        <table:table-row table:style-name="ro2">
          <table:table-cell office:value-type="float" office:value="917">
            <text:p>9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S-MOZ-00917</text:p>
          </table:table-cell>
          <table:table-cell office:value-type="float" office:value="1060707">
            <text:p>1060707</text:p>
          </table:table-cell>
          <table:table-cell office:value-type="string">
            <text:p>01060707</text:p>
          </table:table-cell>
          <table:table-cell office:value-type="string">
            <text:p>Chicamba</text:p>
          </table:table-cell>
          <table:table-cell office:value-type="float" office:value="12">
            <text:p>12</text:p>
          </table:table-cell>
          <table:table-cell office:value-type="string">
            <text:p>NU-065</text:p>
          </table:table-cell>
          <table:table-cell office:value-type="float" office:value="-19.1547">
            <text:p>-19.154700</text:p>
          </table:table-cell>
          <table:table-cell office:value-type="float" office:value="33.1472">
            <text:p>33.147200</text:p>
          </table:table-cell>
          <table:table-cell table:number-columns-repeated="10"/>
          <table:table-cell table:formula="of:=VLOOKUP([.I918];[NE.$F$2:.$Q$160];2;0)" office:value-type="float" office:value="124">
            <text:p>124</text:p>
          </table:table-cell>
          <table:table-cell office:value-type="float" office:value="124">
            <text:p>124</text:p>
          </table:table-cell>
          <table:table-cell table:number-columns-repeated="234"/>
        </table:table-row>
        <table:table-row table:style-name="ro2">
          <table:table-cell office:value-type="float" office:value="918">
            <text:p>91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S-MOZ-00918</text:p>
          </table:table-cell>
          <table:table-cell office:value-type="float" office:value="1060794">
            <text:p>1060794</text:p>
          </table:table-cell>
          <table:table-cell office:value-type="string">
            <text:p>010607?</text:p>
          </table:table-cell>
          <table:table-cell office:value-type="string">
            <text:p>Chazuca</text:p>
          </table:table-cell>
          <table:table-cell office:value-type="float" office:value="12">
            <text:p>12</text:p>
          </table:table-cell>
          <table:table-cell office:value-type="string">
            <text:p>NU-065</text:p>
          </table:table-cell>
          <table:table-cell office:value-type="float" office:value="-18.934415">
            <text:p>-18.934415</text:p>
          </table:table-cell>
          <table:table-cell office:value-type="float" office:value="32.875555">
            <text:p>32.875555</text:p>
          </table:table-cell>
          <table:table-cell table:number-columns-repeated="10"/>
          <table:table-cell table:formula="of:=VLOOKUP([.I919];[NE.$F$2:.$Q$160];2;0)" office:value-type="float" office:value="124">
            <text:p>124</text:p>
          </table:table-cell>
          <table:table-cell office:value-type="float" office:value="124">
            <text:p>124</text:p>
          </table:table-cell>
          <table:table-cell table:number-columns-repeated="234"/>
        </table:table-row>
        <table:table-row table:style-name="ro2">
          <table:table-cell office:value-type="float" office:value="919">
            <text:p>91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S-MOZ-00919</text:p>
          </table:table-cell>
          <table:table-cell office:value-type="float" office:value="1060798">
            <text:p>1060798</text:p>
          </table:table-cell>
          <table:table-cell office:value-type="string">
            <text:p>010607?</text:p>
          </table:table-cell>
          <table:table-cell office:value-type="string">
            <text:p>4 Congresso</text:p>
          </table:table-cell>
          <table:table-cell office:value-type="float" office:value="12">
            <text:p>12</text:p>
          </table:table-cell>
          <table:table-cell office:value-type="string">
            <text:p>NU-065</text:p>
          </table:table-cell>
          <table:table-cell office:value-type="float" office:value="-18.949811">
            <text:p>-18.949811</text:p>
          </table:table-cell>
          <table:table-cell office:value-type="float" office:value="32.887364">
            <text:p>32.887364</text:p>
          </table:table-cell>
          <table:table-cell table:number-columns-repeated="10"/>
          <table:table-cell table:formula="of:=VLOOKUP([.I920];[NE.$F$2:.$Q$160];2;0)" office:value-type="float" office:value="124">
            <text:p>124</text:p>
          </table:table-cell>
          <table:table-cell office:value-type="float" office:value="124">
            <text:p>124</text:p>
          </table:table-cell>
          <table:table-cell table:number-columns-repeated="234"/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S-MOZ-00920</text:p>
          </table:table-cell>
          <table:table-cell office:value-type="float" office:value="1060795">
            <text:p>1060795</text:p>
          </table:table-cell>
          <table:table-cell office:value-type="string">
            <text:p>010607?</text:p>
          </table:table-cell>
          <table:table-cell office:value-type="string">
            <text:p>Chinhagore</text:p>
          </table:table-cell>
          <table:table-cell office:value-type="float" office:value="12">
            <text:p>12</text:p>
          </table:table-cell>
          <table:table-cell office:value-type="string">
            <text:p>NU-065</text:p>
          </table:table-cell>
          <table:table-cell office:value-type="float" office:value="-18.945358">
            <text:p>-18.945358</text:p>
          </table:table-cell>
          <table:table-cell office:value-type="float" office:value="32.885483">
            <text:p>32.885483</text:p>
          </table:table-cell>
          <table:table-cell table:number-columns-repeated="10"/>
          <table:table-cell table:formula="of:=VLOOKUP([.I921];[NE.$F$2:.$Q$160];2;0)" office:value-type="float" office:value="124">
            <text:p>124</text:p>
          </table:table-cell>
          <table:table-cell office:value-type="float" office:value="124">
            <text:p>124</text:p>
          </table:table-cell>
          <table:table-cell table:number-columns-repeated="234"/>
        </table:table-row>
        <table:table-row table:style-name="ro2">
          <table:table-cell office:value-type="float" office:value="921">
            <text:p>92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S-MOZ-00921</text:p>
          </table:table-cell>
          <table:table-cell office:value-type="float" office:value="1060793">
            <text:p>1060793</text:p>
          </table:table-cell>
          <table:table-cell office:value-type="string">
            <text:p>010607?</text:p>
          </table:table-cell>
          <table:table-cell office:value-type="string">
            <text:p>Dengalenga </text:p>
          </table:table-cell>
          <table:table-cell office:value-type="float" office:value="12">
            <text:p>12</text:p>
          </table:table-cell>
          <table:table-cell office:value-type="string">
            <text:p>NU-065</text:p>
          </table:table-cell>
          <table:table-cell office:value-type="float" office:value="-18.934445">
            <text:p>-18.934445</text:p>
          </table:table-cell>
          <table:table-cell office:value-type="float" office:value="32.875581">
            <text:p>32.875581</text:p>
          </table:table-cell>
          <table:table-cell table:number-columns-repeated="10"/>
          <table:table-cell table:formula="of:=VLOOKUP([.I922];[NE.$F$2:.$Q$160];2;0)" office:value-type="float" office:value="124">
            <text:p>124</text:p>
          </table:table-cell>
          <table:table-cell office:value-type="float" office:value="124">
            <text:p>124</text:p>
          </table:table-cell>
          <table:table-cell table:number-columns-repeated="234"/>
        </table:table-row>
        <table:table-row table:style-name="ro2">
          <table:table-cell office:value-type="float" office:value="922">
            <text:p>92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US-MOZ-00922</text:p>
          </table:table-cell>
          <table:table-cell office:value-type="float" office:value="1060806">
            <text:p>1060806</text:p>
          </table:table-cell>
          <table:table-cell office:value-type="string">
            <text:p>01060806</text:p>
          </table:table-cell>
          <table:table-cell office:value-type="string">
            <text:p>Espungabera</text:p>
          </table:table-cell>
          <table:table-cell office:value-type="float" office:value="6">
            <text:p>6</text:p>
          </table:table-cell>
          <table:table-cell office:value-type="string">
            <text:p>NU-064</text:p>
          </table:table-cell>
          <table:table-cell office:value-type="float" office:value="-20.4528">
            <text:p>-20.452800</text:p>
          </table:table-cell>
          <table:table-cell office:value-type="float" office:value="32.7722">
            <text:p>32.772200</text:p>
          </table:table-cell>
          <table:table-cell table:number-columns-repeated="10"/>
          <table:table-cell table:formula="of:=VLOOKUP([.I923];[NE.$F$2:.$Q$160];2;0)" office:value-type="float" office:value="125">
            <text:p>125</text:p>
          </table:table-cell>
          <table:table-cell office:value-type="float" office:value="125">
            <text:p>125</text:p>
          </table:table-cell>
          <table:table-cell table:number-columns-repeated="234"/>
        </table:table-row>
        <table:table-row table:style-name="ro2">
          <table:table-cell office:value-type="float" office:value="923">
            <text:p>92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US-MOZ-00923</text:p>
          </table:table-cell>
          <table:table-cell office:value-type="float" office:value="1060807">
            <text:p>1060807</text:p>
          </table:table-cell>
          <table:table-cell office:value-type="string">
            <text:p>01060807</text:p>
          </table:table-cell>
          <table:table-cell office:value-type="string">
            <text:p>Chiuraurue</text:p>
          </table:table-cell>
          <table:table-cell office:value-type="float" office:value="12">
            <text:p>12</text:p>
          </table:table-cell>
          <table:table-cell office:value-type="string">
            <text:p>NU-064</text:p>
          </table:table-cell>
          <table:table-cell office:value-type="float" office:value="-20.5778">
            <text:p>-20.577800</text:p>
          </table:table-cell>
          <table:table-cell office:value-type="float" office:value="32.7733">
            <text:p>32.773300</text:p>
          </table:table-cell>
          <table:table-cell table:number-columns-repeated="10"/>
          <table:table-cell table:formula="of:=VLOOKUP([.I924];[NE.$F$2:.$Q$160];2;0)" office:value-type="float" office:value="125">
            <text:p>125</text:p>
          </table:table-cell>
          <table:table-cell office:value-type="float" office:value="125">
            <text:p>125</text:p>
          </table:table-cell>
          <table:table-cell table:number-columns-repeated="234"/>
        </table:table-row>
        <table:table-row table:style-name="ro2">
          <table:table-cell office:value-type="float" office:value="924">
            <text:p>9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US-MOZ-00924</text:p>
          </table:table-cell>
          <table:table-cell office:value-type="float" office:value="1060808">
            <text:p>1060808</text:p>
          </table:table-cell>
          <table:table-cell office:value-type="string">
            <text:p>01060808</text:p>
          </table:table-cell>
          <table:table-cell office:value-type="string">
            <text:p>Dacata</text:p>
          </table:table-cell>
          <table:table-cell office:value-type="float" office:value="12">
            <text:p>12</text:p>
          </table:table-cell>
          <table:table-cell office:value-type="string">
            <text:p>NU-064</text:p>
          </table:table-cell>
          <table:table-cell office:value-type="float" office:value="-20.3197">
            <text:p>-20.319700</text:p>
          </table:table-cell>
          <table:table-cell office:value-type="float" office:value="32.9939">
            <text:p>32.993900</text:p>
          </table:table-cell>
          <table:table-cell table:number-columns-repeated="10"/>
          <table:table-cell table:formula="of:=VLOOKUP([.I925];[NE.$F$2:.$Q$160];2;0)" office:value-type="float" office:value="125">
            <text:p>125</text:p>
          </table:table-cell>
          <table:table-cell office:value-type="float" office:value="125">
            <text:p>125</text:p>
          </table:table-cell>
          <table:table-cell table:number-columns-repeated="234"/>
        </table:table-row>
        <table:table-row table:style-name="ro2">
          <table:table-cell office:value-type="float" office:value="925">
            <text:p>92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US-MOZ-00925</text:p>
          </table:table-cell>
          <table:table-cell office:value-type="float" office:value="1060809">
            <text:p>1060809</text:p>
          </table:table-cell>
          <table:table-cell office:value-type="string">
            <text:p>01060809</text:p>
          </table:table-cell>
          <table:table-cell office:value-type="string">
            <text:p>Mude</text:p>
          </table:table-cell>
          <table:table-cell office:value-type="float" office:value="12">
            <text:p>12</text:p>
          </table:table-cell>
          <table:table-cell office:value-type="string">
            <text:p>NU-064</text:p>
          </table:table-cell>
          <table:table-cell office:value-type="float" office:value="-20.5672">
            <text:p>-20.567200</text:p>
          </table:table-cell>
          <table:table-cell office:value-type="float" office:value="32.6817">
            <text:p>32.681700</text:p>
          </table:table-cell>
          <table:table-cell table:number-columns-repeated="10"/>
          <table:table-cell table:formula="of:=VLOOKUP([.I926];[NE.$F$2:.$Q$160];2;0)" office:value-type="float" office:value="125">
            <text:p>125</text:p>
          </table:table-cell>
          <table:table-cell office:value-type="float" office:value="125">
            <text:p>125</text:p>
          </table:table-cell>
          <table:table-cell table:number-columns-repeated="234"/>
        </table:table-row>
        <table:table-row table:style-name="ro2">
          <table:table-cell office:value-type="float" office:value="926">
            <text:p>92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US-MOZ-00926</text:p>
          </table:table-cell>
          <table:table-cell office:value-type="float" office:value="1060810">
            <text:p>1060810</text:p>
          </table:table-cell>
          <table:table-cell office:value-type="string">
            <text:p>01060810</text:p>
          </table:table-cell>
          <table:table-cell office:value-type="string">
            <text:p>Mupengo</text:p>
          </table:table-cell>
          <table:table-cell office:value-type="float" office:value="12">
            <text:p>12</text:p>
          </table:table-cell>
          <table:table-cell office:value-type="string">
            <text:p>NU-064</text:p>
          </table:table-cell>
          <table:table-cell office:value-type="float" office:value="-20.2478">
            <text:p>-20.247800</text:p>
          </table:table-cell>
          <table:table-cell office:value-type="float" office:value="32.9108">
            <text:p>32.910800</text:p>
          </table:table-cell>
          <table:table-cell table:number-columns-repeated="10"/>
          <table:table-cell table:formula="of:=VLOOKUP([.I927];[NE.$F$2:.$Q$160];2;0)" office:value-type="float" office:value="125">
            <text:p>125</text:p>
          </table:table-cell>
          <table:table-cell office:value-type="float" office:value="125">
            <text:p>125</text:p>
          </table:table-cell>
          <table:table-cell table:number-columns-repeated="234"/>
        </table:table-row>
        <table:table-row table:style-name="ro2">
          <table:table-cell office:value-type="float" office:value="927">
            <text:p>92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US-MOZ-00927</text:p>
          </table:table-cell>
          <table:table-cell office:value-type="float" office:value="1060811">
            <text:p>1060811</text:p>
          </table:table-cell>
          <table:table-cell office:value-type="string">
            <text:p>01060811</text:p>
          </table:table-cell>
          <table:table-cell office:value-type="string">
            <text:p>Macuo</text:p>
          </table:table-cell>
          <table:table-cell office:value-type="float" office:value="12">
            <text:p>12</text:p>
          </table:table-cell>
          <table:table-cell office:value-type="string">
            <text:p>NU-064</text:p>
          </table:table-cell>
          <table:table-cell office:value-type="float" office:value="-20.7344">
            <text:p>-20.734400</text:p>
          </table:table-cell>
          <table:table-cell office:value-type="float" office:value="32.5594">
            <text:p>32.559400</text:p>
          </table:table-cell>
          <table:table-cell table:number-columns-repeated="10"/>
          <table:table-cell table:formula="of:=VLOOKUP([.I928];[NE.$F$2:.$Q$160];2;0)" office:value-type="float" office:value="125">
            <text:p>125</text:p>
          </table:table-cell>
          <table:table-cell office:value-type="float" office:value="125">
            <text:p>125</text:p>
          </table:table-cell>
          <table:table-cell table:number-columns-repeated="234"/>
        </table:table-row>
        <table:table-row table:style-name="ro2">
          <table:table-cell office:value-type="float" office:value="928">
            <text:p>92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US-MOZ-00928</text:p>
          </table:table-cell>
          <table:table-cell office:value-type="float" office:value="1060812">
            <text:p>1060812</text:p>
          </table:table-cell>
          <table:table-cell office:value-type="string">
            <text:p>01060812</text:p>
          </table:table-cell>
          <table:table-cell office:value-type="string">
            <text:p>Gunhe</text:p>
          </table:table-cell>
          <table:table-cell office:value-type="float" office:value="12">
            <text:p>12</text:p>
          </table:table-cell>
          <table:table-cell office:value-type="string">
            <text:p>NU-064</text:p>
          </table:table-cell>
          <table:table-cell office:value-type="float" office:value="-20.2281">
            <text:p>-20.228100</text:p>
          </table:table-cell>
          <table:table-cell office:value-type="float" office:value="33.3294">
            <text:p>33.329400</text:p>
          </table:table-cell>
          <table:table-cell table:number-columns-repeated="10"/>
          <table:table-cell table:formula="of:=VLOOKUP([.I929];[NE.$F$2:.$Q$160];2;0)" office:value-type="float" office:value="125">
            <text:p>125</text:p>
          </table:table-cell>
          <table:table-cell office:value-type="float" office:value="125">
            <text:p>125</text:p>
          </table:table-cell>
          <table:table-cell table:number-columns-repeated="234"/>
        </table:table-row>
        <table:table-row table:style-name="ro2">
          <table:table-cell office:value-type="float" office:value="929">
            <text:p>92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US-MOZ-00929</text:p>
          </table:table-cell>
          <table:table-cell office:value-type="float" office:value="1060813">
            <text:p>1060813</text:p>
          </table:table-cell>
          <table:table-cell office:value-type="string">
            <text:p>01060813</text:p>
          </table:table-cell>
          <table:table-cell office:value-type="string">
            <text:p>Chaíva</text:p>
          </table:table-cell>
          <table:table-cell office:value-type="float" office:value="12">
            <text:p>12</text:p>
          </table:table-cell>
          <table:table-cell office:value-type="string">
            <text:p>NU-064</text:p>
          </table:table-cell>
          <table:table-cell office:value-type="float" office:value="-20.522519">
            <text:p>-20.522519</text:p>
          </table:table-cell>
          <table:table-cell office:value-type="float" office:value="32.812474">
            <text:p>32.812474</text:p>
          </table:table-cell>
          <table:table-cell table:number-columns-repeated="10"/>
          <table:table-cell table:formula="of:=VLOOKUP([.I930];[NE.$F$2:.$Q$160];2;0)" office:value-type="float" office:value="125">
            <text:p>125</text:p>
          </table:table-cell>
          <table:table-cell office:value-type="float" office:value="125">
            <text:p>125</text:p>
          </table:table-cell>
          <table:table-cell table:number-columns-repeated="234"/>
        </table:table-row>
        <table:table-row table:style-name="ro2">
          <table:table-cell office:value-type="float" office:value="930">
            <text:p>93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US-MOZ-00930</text:p>
          </table:table-cell>
          <table:table-cell office:value-type="float" office:value="1060814">
            <text:p>1060814</text:p>
          </table:table-cell>
          <table:table-cell office:value-type="string">
            <text:p>01060814</text:p>
          </table:table-cell>
          <table:table-cell office:value-type="string">
            <text:p>Garágua</text:p>
          </table:table-cell>
          <table:table-cell office:value-type="float" office:value="12">
            <text:p>12</text:p>
          </table:table-cell>
          <table:table-cell office:value-type="string">
            <text:p>NU-064</text:p>
          </table:table-cell>
          <table:table-cell office:value-type="float" office:value="-20.553284">
            <text:p>-20.553284</text:p>
          </table:table-cell>
          <table:table-cell office:value-type="float" office:value="32.92259">
            <text:p>32.922590</text:p>
          </table:table-cell>
          <table:table-cell table:number-columns-repeated="10"/>
          <table:table-cell table:formula="of:=VLOOKUP([.I931];[NE.$F$2:.$Q$160];2;0)" office:value-type="float" office:value="125">
            <text:p>125</text:p>
          </table:table-cell>
          <table:table-cell office:value-type="float" office:value="125">
            <text:p>125</text:p>
          </table:table-cell>
          <table:table-cell table:number-columns-repeated="234"/>
        </table:table-row>
        <table:table-row table:style-name="ro2">
          <table:table-cell office:value-type="float" office:value="931">
            <text:p>93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US-MOZ-00931</text:p>
          </table:table-cell>
          <table:table-cell office:value-type="float" office:value="1060912">
            <text:p>1060912</text:p>
          </table:table-cell>
          <table:table-cell office:value-type="string">
            <text:p>01060912</text:p>
          </table:table-cell>
          <table:table-cell office:value-type="string">
            <text:p>Mavúzi</text:p>
          </table:table-cell>
          <table:table-cell office:value-type="float" office:value="12">
            <text:p>12</text:p>
          </table:table-cell>
          <table:table-cell office:value-type="string">
            <text:p>NU-061</text:p>
          </table:table-cell>
          <table:table-cell office:value-type="float" office:value="-19.5458">
            <text:p>-19.545800</text:p>
          </table:table-cell>
          <table:table-cell office:value-type="float" office:value="33.5089">
            <text:p>33.508900</text:p>
          </table:table-cell>
          <table:table-cell table:number-columns-repeated="10"/>
          <table:table-cell table:formula="of:=VLOOKUP([.I932];[NE.$F$2:.$Q$160];2;0)" office:value-type="float" office:value="126">
            <text:p>126</text:p>
          </table:table-cell>
          <table:table-cell office:value-type="float" office:value="126">
            <text:p>126</text:p>
          </table:table-cell>
          <table:table-cell table:number-columns-repeated="234"/>
        </table:table-row>
        <table:table-row table:style-name="ro2">
          <table:table-cell office:value-type="float" office:value="932">
            <text:p>93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US-MOZ-00932</text:p>
          </table:table-cell>
          <table:table-cell office:value-type="float" office:value="1060914">
            <text:p>1060914</text:p>
          </table:table-cell>
          <table:table-cell office:value-type="string">
            <text:p>01060914</text:p>
          </table:table-cell>
          <table:table-cell office:value-type="string">
            <text:p>Matarara</text:p>
          </table:table-cell>
          <table:table-cell office:value-type="float" office:value="12">
            <text:p>12</text:p>
          </table:table-cell>
          <table:table-cell office:value-type="string">
            <text:p>NU-061</text:p>
          </table:table-cell>
          <table:table-cell office:value-type="float" office:value="-19.411676">
            <text:p>-19.411676</text:p>
          </table:table-cell>
          <table:table-cell office:value-type="float" office:value="33.293179">
            <text:p>33.293179</text:p>
          </table:table-cell>
          <table:table-cell table:number-columns-repeated="10"/>
          <table:table-cell table:formula="of:=VLOOKUP([.I933];[NE.$F$2:.$Q$160];2;0)" office:value-type="float" office:value="126">
            <text:p>126</text:p>
          </table:table-cell>
          <table:table-cell office:value-type="float" office:value="126">
            <text:p>126</text:p>
          </table:table-cell>
          <table:table-cell table:number-columns-repeated="234"/>
        </table:table-row>
        <table:table-row table:style-name="ro2">
          <table:table-cell office:value-type="float" office:value="933">
            <text:p>93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US-MOZ-00933</text:p>
          </table:table-cell>
          <table:table-cell office:value-type="float" office:value="1060908">
            <text:p>1060908</text:p>
          </table:table-cell>
          <table:table-cell office:value-type="string">
            <text:p>01060908</text:p>
          </table:table-cell>
          <table:table-cell office:value-type="string">
            <text:p>Munhinga</text:p>
          </table:table-cell>
          <table:table-cell office:value-type="float" office:value="12">
            <text:p>12</text:p>
          </table:table-cell>
          <table:table-cell office:value-type="string">
            <text:p>NU-061</text:p>
          </table:table-cell>
          <table:table-cell office:value-type="float" office:value="-19.4892">
            <text:p>-19.489200</text:p>
          </table:table-cell>
          <table:table-cell office:value-type="float" office:value="33.2856">
            <text:p>33.285600</text:p>
          </table:table-cell>
          <table:table-cell table:number-columns-repeated="10"/>
          <table:table-cell table:formula="of:=VLOOKUP([.I934];[NE.$F$2:.$Q$160];2;0)" office:value-type="float" office:value="126">
            <text:p>126</text:p>
          </table:table-cell>
          <table:table-cell office:value-type="float" office:value="126">
            <text:p>126</text:p>
          </table:table-cell>
          <table:table-cell table:number-columns-repeated="234"/>
        </table:table-row>
        <table:table-row table:style-name="ro2">
          <table:table-cell office:value-type="float" office:value="934">
            <text:p>93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US-MOZ-00934</text:p>
          </table:table-cell>
          <table:table-cell office:value-type="float" office:value="1060909">
            <text:p>1060909</text:p>
          </table:table-cell>
          <table:table-cell office:value-type="string">
            <text:p>01060909</text:p>
          </table:table-cell>
          <table:table-cell office:value-type="string">
            <text:p>Nhambamba</text:p>
          </table:table-cell>
          <table:table-cell office:value-type="float" office:value="12">
            <text:p>12</text:p>
          </table:table-cell>
          <table:table-cell office:value-type="string">
            <text:p>NU-061</text:p>
          </table:table-cell>
          <table:table-cell office:value-type="float" office:value="-19.3136">
            <text:p>-19.313600</text:p>
          </table:table-cell>
          <table:table-cell office:value-type="float" office:value="33.2483">
            <text:p>33.248300</text:p>
          </table:table-cell>
          <table:table-cell table:number-columns-repeated="10"/>
          <table:table-cell table:formula="of:=VLOOKUP([.I935];[NE.$F$2:.$Q$160];2;0)" office:value-type="float" office:value="126">
            <text:p>126</text:p>
          </table:table-cell>
          <table:table-cell office:value-type="float" office:value="126">
            <text:p>126</text:p>
          </table:table-cell>
          <table:table-cell table:number-columns-repeated="234"/>
        </table:table-row>
        <table:table-row table:style-name="ro2">
          <table:table-cell office:value-type="float" office:value="935">
            <text:p>93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US-MOZ-00935</text:p>
          </table:table-cell>
          <table:table-cell office:value-type="float" office:value="1060911">
            <text:p>1060911</text:p>
          </table:table-cell>
          <table:table-cell office:value-type="string">
            <text:p>01060911</text:p>
          </table:table-cell>
          <table:table-cell office:value-type="string">
            <text:p>Dombe</text:p>
          </table:table-cell>
          <table:table-cell office:value-type="float" office:value="12">
            <text:p>12</text:p>
          </table:table-cell>
          <table:table-cell office:value-type="string">
            <text:p>NU-061</text:p>
          </table:table-cell>
          <table:table-cell office:value-type="float" office:value="-19.9758">
            <text:p>-19.975800</text:p>
          </table:table-cell>
          <table:table-cell office:value-type="float" office:value="33.3981">
            <text:p>33.398100</text:p>
          </table:table-cell>
          <table:table-cell table:number-columns-repeated="10"/>
          <table:table-cell table:formula="of:=VLOOKUP([.I936];[NE.$F$2:.$Q$160];2;0)" office:value-type="float" office:value="126">
            <text:p>126</text:p>
          </table:table-cell>
          <table:table-cell office:value-type="float" office:value="126">
            <text:p>126</text:p>
          </table:table-cell>
          <table:table-cell table:number-columns-repeated="234"/>
        </table:table-row>
        <table:table-row table:style-name="ro2">
          <table:table-cell office:value-type="float" office:value="936">
            <text:p>93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US-MOZ-00936</text:p>
          </table:table-cell>
          <table:table-cell office:value-type="float" office:value="1060913">
            <text:p>1060913</text:p>
          </table:table-cell>
          <table:table-cell office:value-type="string">
            <text:p>01060913</text:p>
          </table:table-cell>
          <table:table-cell office:value-type="string">
            <text:p>Sembezeia</text:p>
          </table:table-cell>
          <table:table-cell office:value-type="float" office:value="12">
            <text:p>12</text:p>
          </table:table-cell>
          <table:table-cell office:value-type="string">
            <text:p>NU-061</text:p>
          </table:table-cell>
          <table:table-cell office:value-type="float" office:value="-19.413018">
            <text:p>-19.413018</text:p>
          </table:table-cell>
          <table:table-cell office:value-type="float" office:value="33.295293">
            <text:p>33.295293</text:p>
          </table:table-cell>
          <table:table-cell table:number-columns-repeated="10"/>
          <table:table-cell table:formula="of:=VLOOKUP([.I937];[NE.$F$2:.$Q$160];2;0)" office:value-type="float" office:value="126">
            <text:p>126</text:p>
          </table:table-cell>
          <table:table-cell office:value-type="float" office:value="126">
            <text:p>126</text:p>
          </table:table-cell>
          <table:table-cell table:number-columns-repeated="234"/>
        </table:table-row>
        <table:table-row table:style-name="ro2">
          <table:table-cell office:value-type="float" office:value="937">
            <text:p>93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US-MOZ-00937</text:p>
          </table:table-cell>
          <table:table-cell office:value-type="float" office:value="1060906">
            <text:p>1060906</text:p>
          </table:table-cell>
          <table:table-cell office:value-type="string">
            <text:p>01060906</text:p>
          </table:table-cell>
          <table:table-cell office:value-type="string">
            <text:p>Sussundenga Sede</text:p>
          </table:table-cell>
          <table:table-cell office:value-type="float" office:value="11">
            <text:p>11</text:p>
          </table:table-cell>
          <table:table-cell office:value-type="string">
            <text:p>NU-061</text:p>
          </table:table-cell>
          <table:table-cell office:value-type="float" office:value="-19.4097">
            <text:p>-19.409700</text:p>
          </table:table-cell>
          <table:table-cell office:value-type="float" office:value="33.2939">
            <text:p>33.293900</text:p>
          </table:table-cell>
          <table:table-cell table:number-columns-repeated="10"/>
          <table:table-cell table:formula="of:=VLOOKUP([.I938];[NE.$F$2:.$Q$160];2;0)" office:value-type="float" office:value="126">
            <text:p>126</text:p>
          </table:table-cell>
          <table:table-cell office:value-type="float" office:value="126">
            <text:p>126</text:p>
          </table:table-cell>
          <table:table-cell table:number-columns-repeated="234"/>
        </table:table-row>
        <table:table-row table:style-name="ro2">
          <table:table-cell office:value-type="float" office:value="938">
            <text:p>93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US-MOZ-00938</text:p>
          </table:table-cell>
          <table:table-cell office:value-type="float" office:value="1060910">
            <text:p>1060910</text:p>
          </table:table-cell>
          <table:table-cell office:value-type="string">
            <text:p>01060910</text:p>
          </table:table-cell>
          <table:table-cell office:value-type="string">
            <text:p>Rotanda</text:p>
          </table:table-cell>
          <table:table-cell office:value-type="float" office:value="12">
            <text:p>12</text:p>
          </table:table-cell>
          <table:table-cell office:value-type="string">
            <text:p>NU-061</text:p>
          </table:table-cell>
          <table:table-cell office:value-type="float" office:value="-19.5444">
            <text:p>-19.544400</text:p>
          </table:table-cell>
          <table:table-cell office:value-type="float" office:value="32.8947">
            <text:p>32.894700</text:p>
          </table:table-cell>
          <table:table-cell table:number-columns-repeated="10"/>
          <table:table-cell table:formula="of:=VLOOKUP([.I939];[NE.$F$2:.$Q$160];2;0)" office:value-type="float" office:value="126">
            <text:p>126</text:p>
          </table:table-cell>
          <table:table-cell office:value-type="float" office:value="126">
            <text:p>126</text:p>
          </table:table-cell>
          <table:table-cell table:number-columns-repeated="234"/>
        </table:table-row>
        <table:table-row table:style-name="ro2">
          <table:table-cell office:value-type="float" office:value="939">
            <text:p>93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US-MOZ-00939</text:p>
          </table:table-cell>
          <table:table-cell office:value-type="float" office:value="1060994">
            <text:p>1060994</text:p>
          </table:table-cell>
          <table:table-cell office:value-type="string">
            <text:p>010609?</text:p>
          </table:table-cell>
          <table:table-cell office:value-type="string">
            <text:p>Bunga</text:p>
          </table:table-cell>
          <table:table-cell office:value-type="float" office:value="12">
            <text:p>12</text:p>
          </table:table-cell>
          <table:table-cell office:value-type="string">
            <text:p>NU-061</text:p>
          </table:table-cell>
          <table:table-cell office:value-type="float" office:value="-19.431204">
            <text:p>-19.431204</text:p>
          </table:table-cell>
          <table:table-cell office:value-type="float" office:value="33.299536">
            <text:p>33.299536</text:p>
          </table:table-cell>
          <table:table-cell table:number-columns-repeated="10"/>
          <table:table-cell table:formula="of:=VLOOKUP([.I940];[NE.$F$2:.$Q$160];2;0)" office:value-type="float" office:value="126">
            <text:p>126</text:p>
          </table:table-cell>
          <table:table-cell office:value-type="float" office:value="126">
            <text:p>126</text:p>
          </table:table-cell>
          <table:table-cell table:number-columns-repeated="234"/>
        </table:table-row>
        <table:table-row table:style-name="ro2">
          <table:table-cell office:value-type="float" office:value="940">
            <text:p>94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US-MOZ-00940</text:p>
          </table:table-cell>
          <table:table-cell office:value-type="float" office:value="1060995">
            <text:p>1060995</text:p>
          </table:table-cell>
          <table:table-cell office:value-type="string">
            <text:p>010609?</text:p>
          </table:table-cell>
          <table:table-cell office:value-type="string">
            <text:p>Darue</text:p>
          </table:table-cell>
          <table:table-cell office:value-type="float" office:value="12">
            <text:p>12</text:p>
          </table:table-cell>
          <table:table-cell office:value-type="string">
            <text:p>NU-061</text:p>
          </table:table-cell>
          <table:table-cell office:value-type="float" office:value="-19.376063">
            <text:p>-19.376063</text:p>
          </table:table-cell>
          <table:table-cell office:value-type="float" office:value="33.313129">
            <text:p>33.313129</text:p>
          </table:table-cell>
          <table:table-cell table:number-columns-repeated="10"/>
          <table:table-cell table:formula="of:=VLOOKUP([.I941];[NE.$F$2:.$Q$160];2;0)" office:value-type="float" office:value="126">
            <text:p>126</text:p>
          </table:table-cell>
          <table:table-cell office:value-type="float" office:value="126">
            <text:p>126</text:p>
          </table:table-cell>
          <table:table-cell table:number-columns-repeated="234"/>
        </table:table-row>
        <table:table-row table:style-name="ro2">
          <table:table-cell office:value-type="float" office:value="941">
            <text:p>94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US-MOZ-00941</text:p>
          </table:table-cell>
          <table:table-cell office:value-type="float" office:value="1061009">
            <text:p>1061009</text:p>
          </table:table-cell>
          <table:table-cell office:value-type="string">
            <text:p>01061009</text:p>
          </table:table-cell>
          <table:table-cell office:value-type="string">
            <text:p>Sabeta</text:p>
          </table:table-cell>
          <table:table-cell office:value-type="float" office:value="12">
            <text:p>12</text:p>
          </table:table-cell>
          <table:table-cell office:value-type="string">
            <text:p>NU-063</text:p>
          </table:table-cell>
          <table:table-cell office:value-type="float" office:value="-16.8219">
            <text:p>-16.821900</text:p>
          </table:table-cell>
          <table:table-cell office:value-type="float" office:value="34.4475">
            <text:p>34.447500</text:p>
          </table:table-cell>
          <table:table-cell table:number-columns-repeated="10"/>
          <table:table-cell table:formula="of:=VLOOKUP([.I942];[NE.$F$2:.$Q$160];2;0)" office:value-type="float" office:value="127">
            <text:p>127</text:p>
          </table:table-cell>
          <table:table-cell office:value-type="float" office:value="127">
            <text:p>127</text:p>
          </table:table-cell>
          <table:table-cell table:number-columns-repeated="234"/>
        </table:table-row>
        <table:table-row table:style-name="ro2">
          <table:table-cell office:value-type="float" office:value="942">
            <text:p>94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US-MOZ-00942</text:p>
          </table:table-cell>
          <table:table-cell office:value-type="float" office:value="1061010">
            <text:p>1061010</text:p>
          </table:table-cell>
          <table:table-cell office:value-type="string">
            <text:p>01061010</text:p>
          </table:table-cell>
          <table:table-cell office:value-type="string">
            <text:p>Nhacalapo</text:p>
          </table:table-cell>
          <table:table-cell office:value-type="float" office:value="12">
            <text:p>12</text:p>
          </table:table-cell>
          <table:table-cell office:value-type="string">
            <text:p>NU-063</text:p>
          </table:table-cell>
          <table:table-cell office:value-type="float" office:value="-16.723839">
            <text:p>-16.723839</text:p>
          </table:table-cell>
          <table:table-cell office:value-type="float" office:value="34.250496">
            <text:p>34.250496</text:p>
          </table:table-cell>
          <table:table-cell table:number-columns-repeated="10"/>
          <table:table-cell table:formula="of:=VLOOKUP([.I943];[NE.$F$2:.$Q$160];2;0)" office:value-type="float" office:value="127">
            <text:p>127</text:p>
          </table:table-cell>
          <table:table-cell office:value-type="float" office:value="127">
            <text:p>127</text:p>
          </table:table-cell>
          <table:table-cell table:number-columns-repeated="234"/>
        </table:table-row>
        <table:table-row table:style-name="ro2">
          <table:table-cell office:value-type="float" office:value="943">
            <text:p>94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US-MOZ-00943</text:p>
          </table:table-cell>
          <table:table-cell office:value-type="float" office:value="1061008">
            <text:p>1061008</text:p>
          </table:table-cell>
          <table:table-cell office:value-type="string">
            <text:p>01061008</text:p>
          </table:table-cell>
          <table:table-cell office:value-type="string">
            <text:p>Nhacolo</text:p>
          </table:table-cell>
          <table:table-cell office:value-type="float" office:value="11">
            <text:p>11</text:p>
          </table:table-cell>
          <table:table-cell office:value-type="string">
            <text:p>NU-063</text:p>
          </table:table-cell>
          <table:table-cell office:value-type="float" office:value="-16.723848">
            <text:p>-16.723848</text:p>
          </table:table-cell>
          <table:table-cell office:value-type="float" office:value="34.250496">
            <text:p>34.250496</text:p>
          </table:table-cell>
          <table:table-cell table:number-columns-repeated="10"/>
          <table:table-cell table:formula="of:=VLOOKUP([.I944];[NE.$F$2:.$Q$160];2;0)" office:value-type="float" office:value="127">
            <text:p>127</text:p>
          </table:table-cell>
          <table:table-cell office:value-type="float" office:value="127">
            <text:p>127</text:p>
          </table:table-cell>
          <table:table-cell table:number-columns-repeated="234"/>
        </table:table-row>
        <table:table-row table:style-name="ro2">
          <table:table-cell office:value-type="float" office:value="944">
            <text:p>94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US-MOZ-00944</text:p>
          </table:table-cell>
          <table:table-cell office:value-type="float" office:value="1061007">
            <text:p>1061007</text:p>
          </table:table-cell>
          <table:table-cell office:value-type="string">
            <text:p>01061007</text:p>
          </table:table-cell>
          <table:table-cell office:value-type="string">
            <text:p>Nhacafula</text:p>
          </table:table-cell>
          <table:table-cell office:value-type="float" office:value="12">
            <text:p>12</text:p>
          </table:table-cell>
          <table:table-cell office:value-type="string">
            <text:p>NU-063</text:p>
          </table:table-cell>
          <table:table-cell office:value-type="float" office:value="-16.8706">
            <text:p>-16.870600</text:p>
          </table:table-cell>
          <table:table-cell office:value-type="float" office:value="34.0761">
            <text:p>34.076100</text:p>
          </table:table-cell>
          <table:table-cell table:number-columns-repeated="10"/>
          <table:table-cell table:formula="of:=VLOOKUP([.I945];[NE.$F$2:.$Q$160];2;0)" office:value-type="float" office:value="127">
            <text:p>127</text:p>
          </table:table-cell>
          <table:table-cell office:value-type="float" office:value="127">
            <text:p>127</text:p>
          </table:table-cell>
          <table:table-cell table:number-columns-repeated="234"/>
        </table:table-row>
        <table:table-row table:style-name="ro2">
          <table:table-cell office:value-type="float" office:value="945">
            <text:p>94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US-MOZ-00945</text:p>
          </table:table-cell>
          <table:table-cell office:value-type="float" office:value="1061006">
            <text:p>1061006</text:p>
          </table:table-cell>
          <table:table-cell office:value-type="string">
            <text:p>01061006</text:p>
          </table:table-cell>
          <table:table-cell office:value-type="string">
            <text:p>Búzua</text:p>
          </table:table-cell>
          <table:table-cell office:value-type="float" office:value="12">
            <text:p>12</text:p>
          </table:table-cell>
          <table:table-cell office:value-type="string">
            <text:p>NU-063</text:p>
          </table:table-cell>
          <table:table-cell office:value-type="float" office:value="-17.2508">
            <text:p>-17.250800</text:p>
          </table:table-cell>
          <table:table-cell office:value-type="float" office:value="34.1786">
            <text:p>34.178600</text:p>
          </table:table-cell>
          <table:table-cell table:number-columns-repeated="10"/>
          <table:table-cell table:formula="of:=VLOOKUP([.I946];[NE.$F$2:.$Q$160];2;0)" office:value-type="float" office:value="127">
            <text:p>127</text:p>
          </table:table-cell>
          <table:table-cell office:value-type="float" office:value="127">
            <text:p>127</text:p>
          </table:table-cell>
          <table:table-cell table:number-columns-repeated="234"/>
        </table:table-row>
        <table:table-row table:style-name="ro2">
          <table:table-cell office:value-type="float" office:value="946">
            <text:p>94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US-MOZ-00946</text:p>
          </table:table-cell>
          <table:table-cell office:value-type="float" office:value="1061011">
            <text:p>1061011</text:p>
          </table:table-cell>
          <table:table-cell office:value-type="string">
            <text:p>010610?</text:p>
          </table:table-cell>
          <table:table-cell office:value-type="string">
            <text:p>Campange</text:p>
          </table:table-cell>
          <table:table-cell office:value-type="float" office:value="11">
            <text:p>11</text:p>
          </table:table-cell>
          <table:table-cell office:value-type="string">
            <text:p>NU-063</text:p>
          </table:table-cell>
          <table:table-cell office:value-type="float" office:value="-16.719634">
            <text:p>-16.719634</text:p>
          </table:table-cell>
          <table:table-cell office:value-type="float" office:value="34.254856">
            <text:p>34.254856</text:p>
          </table:table-cell>
          <table:table-cell table:number-columns-repeated="10"/>
          <table:table-cell table:formula="of:=VLOOKUP([.I947];[NE.$F$2:.$Q$160];2;0)" office:value-type="float" office:value="127">
            <text:p>127</text:p>
          </table:table-cell>
          <table:table-cell office:value-type="float" office:value="127">
            <text:p>127</text:p>
          </table:table-cell>
          <table:table-cell table:number-columns-repeated="234"/>
        </table:table-row>
        <table:table-row table:style-name="ro2">
          <table:table-cell office:value-type="float" office:value="947">
            <text:p>94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US-MOZ-00947</text:p>
          </table:table-cell>
          <table:table-cell office:value-type="float" office:value="1070116">
            <text:p>1070116</text:p>
          </table:table-cell>
          <table:table-cell office:value-type="string">
            <text:p>01070116</text:p>
          </table:table-cell>
          <table:table-cell office:value-type="string">
            <text:p>Nhangau</text:p>
          </table:table-cell>
          <table:table-cell office:value-type="float" office:value="12">
            <text:p>12</text:p>
          </table:table-cell>
          <table:table-cell office:value-type="string">
            <text:p>NU-052</text:p>
          </table:table-cell>
          <table:table-cell office:value-type="float" office:value="-19.7164">
            <text:p>-19.716400</text:p>
          </table:table-cell>
          <table:table-cell office:value-type="float" office:value="35.0092">
            <text:p>35.009200</text:p>
          </table:table-cell>
          <table:table-cell table:number-columns-repeated="10"/>
          <table:table-cell table:formula="of:=VLOOKUP([.I948];[NE.$F$2:.$Q$160];2;0)" office:value-type="float" office:value="130">
            <text:p>130</text:p>
          </table:table-cell>
          <table:table-cell office:value-type="float" office:value="130">
            <text:p>130</text:p>
          </table:table-cell>
          <table:table-cell table:number-columns-repeated="234"/>
        </table:table-row>
        <table:table-row table:style-name="ro2">
          <table:table-cell office:value-type="float" office:value="948">
            <text:p>94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US-MOZ-00948</text:p>
          </table:table-cell>
          <table:table-cell office:value-type="float" office:value="1070109">
            <text:p>1070109</text:p>
          </table:table-cell>
          <table:table-cell office:value-type="string">
            <text:p>01070109</text:p>
          </table:table-cell>
          <table:table-cell office:value-type="string">
            <text:p>Ponta Gêa</text:p>
          </table:table-cell>
          <table:table-cell office:value-type="float" office:value="8">
            <text:p>8</text:p>
          </table:table-cell>
          <table:table-cell office:value-type="string">
            <text:p>NU-052</text:p>
          </table:table-cell>
          <table:table-cell office:value-type="float" office:value="-19.8027">
            <text:p>-19.802700</text:p>
          </table:table-cell>
          <table:table-cell office:value-type="float" office:value="34.9498">
            <text:p>34.949800</text:p>
          </table:table-cell>
          <table:table-cell table:number-columns-repeated="10"/>
          <table:table-cell table:formula="of:=VLOOKUP([.I949];[NE.$F$2:.$Q$160];2;0)" office:value-type="float" office:value="130">
            <text:p>130</text:p>
          </table:table-cell>
          <table:table-cell office:value-type="float" office:value="130">
            <text:p>130</text:p>
          </table:table-cell>
          <table:table-cell table:number-columns-repeated="234"/>
        </table:table-row>
        <table:table-row table:style-name="ro2">
          <table:table-cell office:value-type="float" office:value="949">
            <text:p>94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US-MOZ-00949</text:p>
          </table:table-cell>
          <table:table-cell office:value-type="float" office:value="1070100">
            <text:p>1070100</text:p>
          </table:table-cell>
          <table:table-cell office:value-type="string">
            <text:p>01070100</text:p>
          </table:table-cell>
          <table:table-cell office:value-type="string">
            <text:p>Beira</text:p>
          </table:table-cell>
          <table:table-cell office:value-type="float" office:value="1">
            <text:p>1</text:p>
          </table:table-cell>
          <table:table-cell office:value-type="string">
            <text:p>NU-052</text:p>
          </table:table-cell>
          <table:table-cell table:style-name="ce13" office:value-type="float" office:value="-19.849887">
            <text:p>-19.849887</text:p>
          </table:table-cell>
          <table:table-cell table:style-name="ce13" office:value-type="float" office:value="34.876659">
            <text:p>34.876659</text:p>
          </table:table-cell>
          <table:table-cell table:number-columns-repeated="10"/>
          <table:table-cell table:formula="of:=VLOOKUP([.I950];[NE.$F$2:.$Q$160];2;0)" office:value-type="float" office:value="130">
            <text:p>130</text:p>
          </table:table-cell>
          <table:table-cell office:value-type="float" office:value="130">
            <text:p>130</text:p>
          </table:table-cell>
          <table:table-cell table:number-columns-repeated="234"/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US-MOZ-00950</text:p>
          </table:table-cell>
          <table:table-cell office:value-type="float" office:value="1070104">
            <text:p>1070104</text:p>
          </table:table-cell>
          <table:table-cell office:value-type="string">
            <text:p>01070104</text:p>
          </table:table-cell>
          <table:table-cell office:value-type="string">
            <text:p>Manga Loforte</text:p>
          </table:table-cell>
          <table:table-cell office:value-type="float" office:value="10">
            <text:p>10</text:p>
          </table:table-cell>
          <table:table-cell office:value-type="string">
            <text:p>NU-052</text:p>
          </table:table-cell>
          <table:table-cell office:value-type="float" office:value="-19.833333">
            <text:p>-19.833333</text:p>
          </table:table-cell>
          <table:table-cell office:value-type="float" office:value="34.85">
            <text:p>34.850000</text:p>
          </table:table-cell>
          <table:table-cell table:number-columns-repeated="10"/>
          <table:table-cell table:formula="of:=VLOOKUP([.I951];[NE.$F$2:.$Q$160];2;0)" office:value-type="float" office:value="130">
            <text:p>130</text:p>
          </table:table-cell>
          <table:table-cell office:value-type="float" office:value="130">
            <text:p>130</text:p>
          </table:table-cell>
          <table:table-cell table:number-columns-repeated="234"/>
        </table:table-row>
        <table:table-row table:style-name="ro2">
          <table:table-cell office:value-type="float" office:value="951">
            <text:p>95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US-MOZ-00951</text:p>
          </table:table-cell>
          <table:table-cell office:value-type="float" office:value="1070105">
            <text:p>1070105</text:p>
          </table:table-cell>
          <table:table-cell office:value-type="string">
            <text:p>01070105</text:p>
          </table:table-cell>
          <table:table-cell office:value-type="string">
            <text:p>Marrocanhe</text:p>
          </table:table-cell>
          <table:table-cell office:value-type="float" office:value="12">
            <text:p>12</text:p>
          </table:table-cell>
          <table:table-cell office:value-type="string">
            <text:p>NU-052</text:p>
          </table:table-cell>
          <table:table-cell office:value-type="float" office:value="-19.833362">
            <text:p>-19.833362</text:p>
          </table:table-cell>
          <table:table-cell office:value-type="float" office:value="34.849992">
            <text:p>34.849992</text:p>
          </table:table-cell>
          <table:table-cell table:number-columns-repeated="10"/>
          <table:table-cell table:formula="of:=VLOOKUP([.I952];[NE.$F$2:.$Q$160];2;0)" office:value-type="float" office:value="130">
            <text:p>130</text:p>
          </table:table-cell>
          <table:table-cell office:value-type="float" office:value="130">
            <text:p>130</text:p>
          </table:table-cell>
          <table:table-cell table:number-columns-repeated="234"/>
        </table:table-row>
        <table:table-row table:style-name="ro2">
          <table:table-cell office:value-type="float" office:value="952">
            <text:p>95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US-MOZ-00952</text:p>
          </table:table-cell>
          <table:table-cell office:value-type="float" office:value="1070106">
            <text:p>1070106</text:p>
          </table:table-cell>
          <table:table-cell office:value-type="string">
            <text:p>01070106</text:p>
          </table:table-cell>
          <table:table-cell office:value-type="string">
            <text:p>Munhava</text:p>
          </table:table-cell>
          <table:table-cell office:value-type="float" office:value="8">
            <text:p>8</text:p>
          </table:table-cell>
          <table:table-cell office:value-type="string">
            <text:p>NU-052</text:p>
          </table:table-cell>
          <table:table-cell office:value-type="float" office:value="-19.8373">
            <text:p>-19.837300</text:p>
          </table:table-cell>
          <table:table-cell office:value-type="float" office:value="34.8543">
            <text:p>34.854300</text:p>
          </table:table-cell>
          <table:table-cell table:number-columns-repeated="10"/>
          <table:table-cell table:formula="of:=VLOOKUP([.I953];[NE.$F$2:.$Q$160];2;0)" office:value-type="float" office:value="130">
            <text:p>130</text:p>
          </table:table-cell>
          <table:table-cell office:value-type="float" office:value="130">
            <text:p>130</text:p>
          </table:table-cell>
          <table:table-cell table:number-columns-repeated="234"/>
        </table:table-row>
        <table:table-row table:style-name="ro2">
          <table:table-cell office:value-type="float" office:value="953">
            <text:p>95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US-MOZ-00953</text:p>
          </table:table-cell>
          <table:table-cell office:value-type="float" office:value="1070108">
            <text:p>1070108</text:p>
          </table:table-cell>
          <table:table-cell office:value-type="string">
            <text:p>01070108</text:p>
          </table:table-cell>
          <table:table-cell office:value-type="string">
            <text:p>Chingussura</text:p>
          </table:table-cell>
          <table:table-cell office:value-type="float" office:value="8">
            <text:p>8</text:p>
          </table:table-cell>
          <table:table-cell office:value-type="string">
            <text:p>NU-052</text:p>
          </table:table-cell>
          <table:table-cell office:value-type="float" office:value="-19.7333">
            <text:p>-19.733300</text:p>
          </table:table-cell>
          <table:table-cell office:value-type="float" office:value="34.85">
            <text:p>34.850000</text:p>
          </table:table-cell>
          <table:table-cell table:number-columns-repeated="10"/>
          <table:table-cell table:formula="of:=VLOOKUP([.I954];[NE.$F$2:.$Q$160];2;0)" office:value-type="float" office:value="130">
            <text:p>130</text:p>
          </table:table-cell>
          <table:table-cell office:value-type="float" office:value="130">
            <text:p>130</text:p>
          </table:table-cell>
          <table:table-cell table:number-columns-repeated="234"/>
        </table:table-row>
        <table:table-row table:style-name="ro2">
          <table:table-cell office:value-type="float" office:value="954">
            <text:p>95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US-MOZ-00954</text:p>
          </table:table-cell>
          <table:table-cell office:value-type="float" office:value="1070110">
            <text:p>1070110</text:p>
          </table:table-cell>
          <table:table-cell office:value-type="string">
            <text:p>01070110</text:p>
          </table:table-cell>
          <table:table-cell office:value-type="string">
            <text:p>Cerâmica</text:p>
          </table:table-cell>
          <table:table-cell office:value-type="float" office:value="12">
            <text:p>12</text:p>
          </table:table-cell>
          <table:table-cell office:value-type="string">
            <text:p>NU-052</text:p>
          </table:table-cell>
          <table:table-cell office:value-type="float" office:value="-19.8456">
            <text:p>-19.845600</text:p>
          </table:table-cell>
          <table:table-cell office:value-type="float" office:value="34.8413">
            <text:p>34.841300</text:p>
          </table:table-cell>
          <table:table-cell table:number-columns-repeated="10"/>
          <table:table-cell table:formula="of:=VLOOKUP([.I955];[NE.$F$2:.$Q$160];2;0)" office:value-type="float" office:value="130">
            <text:p>130</text:p>
          </table:table-cell>
          <table:table-cell office:value-type="float" office:value="130">
            <text:p>130</text:p>
          </table:table-cell>
          <table:table-cell table:number-columns-repeated="234"/>
        </table:table-row>
        <table:table-row table:style-name="ro2">
          <table:table-cell office:value-type="float" office:value="955">
            <text:p>95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US-MOZ-00955</text:p>
          </table:table-cell>
          <table:table-cell office:value-type="float" office:value="1070107">
            <text:p>1070107</text:p>
          </table:table-cell>
          <table:table-cell office:value-type="string">
            <text:p>01070107</text:p>
          </table:table-cell>
          <table:table-cell office:value-type="string">
            <text:p>Manga Nhaconjo</text:p>
          </table:table-cell>
          <table:table-cell office:value-type="float" office:value="8">
            <text:p>8</text:p>
          </table:table-cell>
          <table:table-cell office:value-type="string">
            <text:p>NU-052</text:p>
          </table:table-cell>
          <table:table-cell office:value-type="float" office:value="-19.7678">
            <text:p>-19.767800</text:p>
          </table:table-cell>
          <table:table-cell office:value-type="float" office:value="34.8697">
            <text:p>34.869700</text:p>
          </table:table-cell>
          <table:table-cell table:number-columns-repeated="10"/>
          <table:table-cell table:formula="of:=VLOOKUP([.I956];[NE.$F$2:.$Q$160];2;0)" office:value-type="float" office:value="130">
            <text:p>130</text:p>
          </table:table-cell>
          <table:table-cell office:value-type="float" office:value="130">
            <text:p>130</text:p>
          </table:table-cell>
          <table:table-cell table:number-columns-repeated="234"/>
        </table:table-row>
        <table:table-row table:style-name="ro2">
          <table:table-cell office:value-type="float" office:value="956">
            <text:p>95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US-MOZ-00956</text:p>
          </table:table-cell>
          <table:table-cell office:value-type="float" office:value="1070111">
            <text:p>1070111</text:p>
          </table:table-cell>
          <table:table-cell office:value-type="string">
            <text:p>01070111</text:p>
          </table:table-cell>
          <table:table-cell office:value-type="string">
            <text:p>Chamba</text:p>
          </table:table-cell>
          <table:table-cell office:value-type="float" office:value="13">
            <text:p>13</text:p>
          </table:table-cell>
          <table:table-cell office:value-type="string">
            <text:p>NU-052</text:p>
          </table:table-cell>
          <table:table-cell office:value-type="float" office:value="-19.7461">
            <text:p>-19.746100</text:p>
          </table:table-cell>
          <table:table-cell office:value-type="float" office:value="34.8472">
            <text:p>34.847200</text:p>
          </table:table-cell>
          <table:table-cell table:number-columns-repeated="10"/>
          <table:table-cell table:formula="of:=VLOOKUP([.I957];[NE.$F$2:.$Q$160];2;0)" office:value-type="float" office:value="130">
            <text:p>130</text:p>
          </table:table-cell>
          <table:table-cell office:value-type="float" office:value="130">
            <text:p>130</text:p>
          </table:table-cell>
          <table:table-cell table:number-columns-repeated="234"/>
        </table:table-row>
        <table:table-row table:style-name="ro2">
          <table:table-cell office:value-type="float" office:value="957">
            <text:p>95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US-MOZ-00957</text:p>
          </table:table-cell>
          <table:table-cell office:value-type="float" office:value="1070115">
            <text:p>1070115</text:p>
          </table:table-cell>
          <table:table-cell office:value-type="string">
            <text:p>01070115</text:p>
          </table:table-cell>
          <table:table-cell office:value-type="string">
            <text:p>Matadouro</text:p>
          </table:table-cell>
          <table:table-cell office:value-type="float" office:value="13">
            <text:p>13</text:p>
          </table:table-cell>
          <table:table-cell office:value-type="string">
            <text:p>NU-052</text:p>
          </table:table-cell>
          <table:table-cell office:value-type="float" office:value="-19.7331">
            <text:p>-19.733100</text:p>
          </table:table-cell>
          <table:table-cell office:value-type="float" office:value="34.8378">
            <text:p>34.837800</text:p>
          </table:table-cell>
          <table:table-cell table:number-columns-repeated="10"/>
          <table:table-cell table:formula="of:=VLOOKUP([.I958];[NE.$F$2:.$Q$160];2;0)" office:value-type="float" office:value="130">
            <text:p>130</text:p>
          </table:table-cell>
          <table:table-cell office:value-type="float" office:value="130">
            <text:p>130</text:p>
          </table:table-cell>
          <table:table-cell table:number-columns-repeated="234"/>
        </table:table-row>
        <table:table-row table:style-name="ro2">
          <table:table-cell office:value-type="float" office:value="958">
            <text:p>95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US-MOZ-00958</text:p>
          </table:table-cell>
          <table:table-cell office:value-type="float" office:value="1070114">
            <text:p>1070114</text:p>
          </table:table-cell>
          <table:table-cell office:value-type="string">
            <text:p>01070114</text:p>
          </table:table-cell>
          <table:table-cell office:value-type="string">
            <text:p>Manga Mascarenha</text:p>
          </table:table-cell>
          <table:table-cell office:value-type="float" office:value="9">
            <text:p>9</text:p>
          </table:table-cell>
          <table:table-cell office:value-type="string">
            <text:p>NU-052</text:p>
          </table:table-cell>
          <table:table-cell office:value-type="float" office:value="-19.8025">
            <text:p>-19.802500</text:p>
          </table:table-cell>
          <table:table-cell office:value-type="float" office:value="34.8958">
            <text:p>34.895800</text:p>
          </table:table-cell>
          <table:table-cell table:number-columns-repeated="10"/>
          <table:table-cell table:formula="of:=VLOOKUP([.I959];[NE.$F$2:.$Q$160];2;0)" office:value-type="float" office:value="130">
            <text:p>130</text:p>
          </table:table-cell>
          <table:table-cell office:value-type="float" office:value="130">
            <text:p>130</text:p>
          </table:table-cell>
          <table:table-cell table:number-columns-repeated="234"/>
        </table:table-row>
        <table:table-row table:style-name="ro2">
          <table:table-cell office:value-type="float" office:value="959">
            <text:p>95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US-MOZ-00959</text:p>
          </table:table-cell>
          <table:table-cell office:value-type="float" office:value="1070113">
            <text:p>1070113</text:p>
          </table:table-cell>
          <table:table-cell office:value-type="string">
            <text:p>01070113</text:p>
          </table:table-cell>
          <table:table-cell office:value-type="string">
            <text:p>Macurungo</text:p>
          </table:table-cell>
          <table:table-cell office:value-type="float" office:value="8">
            <text:p>8</text:p>
          </table:table-cell>
          <table:table-cell office:value-type="string">
            <text:p>NU-052</text:p>
          </table:table-cell>
          <table:table-cell office:value-type="float" office:value="-19.8333">
            <text:p>-19.833300</text:p>
          </table:table-cell>
          <table:table-cell office:value-type="float" office:value="34.8833">
            <text:p>34.883300</text:p>
          </table:table-cell>
          <table:table-cell table:number-columns-repeated="10"/>
          <table:table-cell table:formula="of:=VLOOKUP([.I960];[NE.$F$2:.$Q$160];2;0)" office:value-type="float" office:value="130">
            <text:p>130</text:p>
          </table:table-cell>
          <table:table-cell office:value-type="float" office:value="130">
            <text:p>130</text:p>
          </table:table-cell>
          <table:table-cell table:number-columns-repeated="234"/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US-MOZ-00960</text:p>
          </table:table-cell>
          <table:table-cell office:value-type="float" office:value="1070112">
            <text:p>1070112</text:p>
          </table:table-cell>
          <table:table-cell office:value-type="string">
            <text:p>01070112</text:p>
          </table:table-cell>
          <table:table-cell office:value-type="string">
            <text:p>Chota</text:p>
          </table:table-cell>
          <table:table-cell office:value-type="float" office:value="10">
            <text:p>10</text:p>
          </table:table-cell>
          <table:table-cell office:value-type="string">
            <text:p>NU-052</text:p>
          </table:table-cell>
          <table:table-cell office:value-type="float" office:value="-19.8">
            <text:p>-19.800000</text:p>
          </table:table-cell>
          <table:table-cell office:value-type="float" office:value="34.8667">
            <text:p>34.866700</text:p>
          </table:table-cell>
          <table:table-cell table:number-columns-repeated="10"/>
          <table:table-cell table:formula="of:=VLOOKUP([.I961];[NE.$F$2:.$Q$160];2;0)" office:value-type="float" office:value="130">
            <text:p>130</text:p>
          </table:table-cell>
          <table:table-cell office:value-type="float" office:value="130">
            <text:p>130</text:p>
          </table:table-cell>
          <table:table-cell table:number-columns-repeated="234"/>
        </table:table-row>
        <table:table-row table:style-name="ro2">
          <table:table-cell office:value-type="float" office:value="961">
            <text:p>96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US-MOZ-00961</text:p>
          </table:table-cell>
          <table:table-cell office:value-type="float" office:value="1070271">
            <text:p>1070271</text:p>
          </table:table-cell>
          <table:table-cell office:value-type="string">
            <text:p>01070271</text:p>
          </table:table-cell>
          <table:table-cell office:value-type="string">
            <text:p>Guenge</text:p>
          </table:table-cell>
          <table:table-cell office:value-type="float" office:value="13">
            <text:p>13</text:p>
          </table:table-cell>
          <table:table-cell office:value-type="string">
            <text:p>NU-058</text:p>
          </table:table-cell>
          <table:table-cell office:value-type="float" office:value="-20.150592">
            <text:p>-20.150592</text:p>
          </table:table-cell>
          <table:table-cell office:value-type="float" office:value="34.328938">
            <text:p>34.328938</text:p>
          </table:table-cell>
          <table:table-cell table:number-columns-repeated="10"/>
          <table:table-cell table:formula="of:=VLOOKUP([.I962];[NE.$F$2:.$Q$160];2;0)" office:value-type="float" office:value="131">
            <text:p>131</text:p>
          </table:table-cell>
          <table:table-cell office:value-type="float" office:value="131">
            <text:p>131</text:p>
          </table:table-cell>
          <table:table-cell table:number-columns-repeated="234"/>
        </table:table-row>
        <table:table-row table:style-name="ro2">
          <table:table-cell office:value-type="float" office:value="962">
            <text:p>96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US-MOZ-00962</text:p>
          </table:table-cell>
          <table:table-cell office:value-type="float" office:value="1070272">
            <text:p>1070272</text:p>
          </table:table-cell>
          <table:table-cell office:value-type="string">
            <text:p>01070272</text:p>
          </table:table-cell>
          <table:table-cell office:value-type="string">
            <text:p>Marongamisse</text:p>
          </table:table-cell>
          <table:table-cell office:value-type="float" office:value="13">
            <text:p>13</text:p>
          </table:table-cell>
          <table:table-cell office:value-type="string">
            <text:p>NU-058</text:p>
          </table:table-cell>
          <table:table-cell office:value-type="float" office:value="-20.156139">
            <text:p>-20.156139</text:p>
          </table:table-cell>
          <table:table-cell office:value-type="float" office:value="34.320993">
            <text:p>34.320993</text:p>
          </table:table-cell>
          <table:table-cell table:number-columns-repeated="10"/>
          <table:table-cell table:formula="of:=VLOOKUP([.I963];[NE.$F$2:.$Q$160];2;0)" office:value-type="float" office:value="131">
            <text:p>131</text:p>
          </table:table-cell>
          <table:table-cell office:value-type="float" office:value="131">
            <text:p>131</text:p>
          </table:table-cell>
          <table:table-cell table:number-columns-repeated="234"/>
        </table:table-row>
        <table:table-row table:style-name="ro2">
          <table:table-cell office:value-type="float" office:value="963">
            <text:p>96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US-MOZ-00963</text:p>
          </table:table-cell>
          <table:table-cell office:value-type="float" office:value="1070217">
            <text:p>1070217</text:p>
          </table:table-cell>
          <table:table-cell office:value-type="string">
            <text:p>01070217</text:p>
          </table:table-cell>
          <table:table-cell office:value-type="string">
            <text:p>Guara-Guara</text:p>
          </table:table-cell>
          <table:table-cell office:value-type="float" office:value="12">
            <text:p>12</text:p>
          </table:table-cell>
          <table:table-cell office:value-type="string">
            <text:p>NU-058</text:p>
          </table:table-cell>
          <table:table-cell office:value-type="float" office:value="-19.8689">
            <text:p>-19.868900</text:p>
          </table:table-cell>
          <table:table-cell office:value-type="float" office:value="34.4689">
            <text:p>34.468900</text:p>
          </table:table-cell>
          <table:table-cell table:number-columns-repeated="10"/>
          <table:table-cell table:formula="of:=VLOOKUP([.I964];[NE.$F$2:.$Q$160];2;0)" office:value-type="float" office:value="131">
            <text:p>131</text:p>
          </table:table-cell>
          <table:table-cell office:value-type="float" office:value="131">
            <text:p>131</text:p>
          </table:table-cell>
          <table:table-cell table:number-columns-repeated="234"/>
        </table:table-row>
        <table:table-row table:style-name="ro2">
          <table:table-cell office:value-type="float" office:value="964">
            <text:p>96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US-MOZ-00964</text:p>
          </table:table-cell>
          <table:table-cell office:value-type="float" office:value="1070264">
            <text:p>1070264</text:p>
          </table:table-cell>
          <table:table-cell office:value-type="string">
            <text:p>01070264</text:p>
          </table:table-cell>
          <table:table-cell office:value-type="string">
            <text:p>Muchenessa</text:p>
          </table:table-cell>
          <table:table-cell office:value-type="float" office:value="13">
            <text:p>13</text:p>
          </table:table-cell>
          <table:table-cell office:value-type="string">
            <text:p>NU-058</text:p>
          </table:table-cell>
          <table:table-cell office:value-type="float" office:value="-20.16652">
            <text:p>-20.166520</text:p>
          </table:table-cell>
          <table:table-cell office:value-type="float" office:value="34.314155">
            <text:p>34.314155</text:p>
          </table:table-cell>
          <table:table-cell table:number-columns-repeated="10"/>
          <table:table-cell table:formula="of:=VLOOKUP([.I965];[NE.$F$2:.$Q$160];2;0)" office:value-type="float" office:value="131">
            <text:p>131</text:p>
          </table:table-cell>
          <table:table-cell office:value-type="float" office:value="131">
            <text:p>131</text:p>
          </table:table-cell>
          <table:table-cell table:number-columns-repeated="234"/>
        </table:table-row>
        <table:table-row table:style-name="ro2">
          <table:table-cell office:value-type="float" office:value="965">
            <text:p>96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US-MOZ-00965</text:p>
          </table:table-cell>
          <table:table-cell office:value-type="float" office:value="1070256">
            <text:p>1070256</text:p>
          </table:table-cell>
          <table:table-cell office:value-type="string">
            <text:p>01070256</text:p>
          </table:table-cell>
          <table:table-cell office:value-type="string">
            <text:p>Maxemedje</text:p>
          </table:table-cell>
          <table:table-cell office:value-type="float" office:value="13">
            <text:p>13</text:p>
          </table:table-cell>
          <table:table-cell office:value-type="string">
            <text:p>NU-058</text:p>
          </table:table-cell>
          <table:table-cell office:value-type="float" office:value="-19.9503">
            <text:p>-19.950300</text:p>
          </table:table-cell>
          <table:table-cell office:value-type="float" office:value="34.0631">
            <text:p>34.063100</text:p>
          </table:table-cell>
          <table:table-cell table:number-columns-repeated="10"/>
          <table:table-cell table:formula="of:=VLOOKUP([.I966];[NE.$F$2:.$Q$160];2;0)" office:value-type="float" office:value="131">
            <text:p>131</text:p>
          </table:table-cell>
          <table:table-cell office:value-type="float" office:value="131">
            <text:p>131</text:p>
          </table:table-cell>
          <table:table-cell table:number-columns-repeated="234"/>
        </table:table-row>
        <table:table-row table:style-name="ro2">
          <table:table-cell office:value-type="float" office:value="966">
            <text:p>96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US-MOZ-00966</text:p>
          </table:table-cell>
          <table:table-cell office:value-type="float" office:value="1070222">
            <text:p>1070222</text:p>
          </table:table-cell>
          <table:table-cell office:value-type="string">
            <text:p>01070222</text:p>
          </table:table-cell>
          <table:table-cell office:value-type="string">
            <text:p>Buine</text:p>
          </table:table-cell>
          <table:table-cell office:value-type="float" office:value="13">
            <text:p>13</text:p>
          </table:table-cell>
          <table:table-cell office:value-type="string">
            <text:p>NU-058</text:p>
          </table:table-cell>
          <table:table-cell office:value-type="float" office:value="-20.150379">
            <text:p>-20.150379</text:p>
          </table:table-cell>
          <table:table-cell office:value-type="float" office:value="34.329391">
            <text:p>34.329391</text:p>
          </table:table-cell>
          <table:table-cell table:number-columns-repeated="10"/>
          <table:table-cell table:formula="of:=VLOOKUP([.I967];[NE.$F$2:.$Q$160];2;0)" office:value-type="float" office:value="131">
            <text:p>131</text:p>
          </table:table-cell>
          <table:table-cell office:value-type="float" office:value="131">
            <text:p>131</text:p>
          </table:table-cell>
          <table:table-cell table:number-columns-repeated="234"/>
        </table:table-row>
        <table:table-row table:style-name="ro2">
          <table:table-cell office:value-type="float" office:value="967">
            <text:p>96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US-MOZ-00967</text:p>
          </table:table-cell>
          <table:table-cell office:value-type="float" office:value="1070220">
            <text:p>1070220</text:p>
          </table:table-cell>
          <table:table-cell office:value-type="string">
            <text:p>01070220</text:p>
          </table:table-cell>
          <table:table-cell office:value-type="string">
            <text:p>Danga</text:p>
          </table:table-cell>
          <table:table-cell office:value-type="float" office:value="12">
            <text:p>12</text:p>
          </table:table-cell>
          <table:table-cell office:value-type="string">
            <text:p>NU-058</text:p>
          </table:table-cell>
          <table:table-cell office:value-type="float" office:value="-20.1497">
            <text:p>-20.149700</text:p>
          </table:table-cell>
          <table:table-cell office:value-type="float" office:value="34.1497">
            <text:p>34.149700</text:p>
          </table:table-cell>
          <table:table-cell table:number-columns-repeated="10"/>
          <table:table-cell table:formula="of:=VLOOKUP([.I968];[NE.$F$2:.$Q$160];2;0)" office:value-type="float" office:value="131">
            <text:p>131</text:p>
          </table:table-cell>
          <table:table-cell office:value-type="float" office:value="131">
            <text:p>131</text:p>
          </table:table-cell>
          <table:table-cell table:number-columns-repeated="234"/>
        </table:table-row>
        <table:table-row table:style-name="ro2">
          <table:table-cell office:value-type="float" office:value="968">
            <text:p>96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US-MOZ-00968</text:p>
          </table:table-cell>
          <table:table-cell office:value-type="float" office:value="1070258">
            <text:p>1070258</text:p>
          </table:table-cell>
          <table:table-cell office:value-type="string">
            <text:p>01070258</text:p>
          </table:table-cell>
          <table:table-cell office:value-type="string">
            <text:p>Begaja</text:p>
          </table:table-cell>
          <table:table-cell office:value-type="float" office:value="13">
            <text:p>13</text:p>
          </table:table-cell>
          <table:table-cell office:value-type="string">
            <text:p>NU-058</text:p>
          </table:table-cell>
          <table:table-cell office:value-type="float" office:value="-20.149836">
            <text:p>-20.149836</text:p>
          </table:table-cell>
          <table:table-cell office:value-type="float" office:value="34.330004">
            <text:p>34.330004</text:p>
          </table:table-cell>
          <table:table-cell table:number-columns-repeated="10"/>
          <table:table-cell table:formula="of:=VLOOKUP([.I969];[NE.$F$2:.$Q$160];2;0)" office:value-type="float" office:value="131">
            <text:p>131</text:p>
          </table:table-cell>
          <table:table-cell office:value-type="float" office:value="131">
            <text:p>131</text:p>
          </table:table-cell>
          <table:table-cell table:number-columns-repeated="234"/>
        </table:table-row>
        <table:table-row table:style-name="ro2">
          <table:table-cell office:value-type="float" office:value="969">
            <text:p>96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US-MOZ-00969</text:p>
          </table:table-cell>
          <table:table-cell office:value-type="float" office:value="1070218">
            <text:p>1070218</text:p>
          </table:table-cell>
          <table:table-cell office:value-type="string">
            <text:p>01070218</text:p>
          </table:table-cell>
          <table:table-cell office:value-type="string">
            <text:p>Bue Ii</text:p>
          </table:table-cell>
          <table:table-cell office:value-type="float" office:value="13">
            <text:p>13</text:p>
          </table:table-cell>
          <table:table-cell office:value-type="string">
            <text:p>NU-058</text:p>
          </table:table-cell>
          <table:table-cell office:value-type="float" office:value="-20.148236">
            <text:p>-20.148236</text:p>
          </table:table-cell>
          <table:table-cell office:value-type="float" office:value="34.330816">
            <text:p>34.330816</text:p>
          </table:table-cell>
          <table:table-cell table:number-columns-repeated="10"/>
          <table:table-cell table:formula="of:=VLOOKUP([.I970];[NE.$F$2:.$Q$160];2;0)" office:value-type="float" office:value="131">
            <text:p>131</text:p>
          </table:table-cell>
          <table:table-cell office:value-type="float" office:value="131">
            <text:p>131</text:p>
          </table:table-cell>
          <table:table-cell table:number-columns-repeated="234"/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US-MOZ-00970</text:p>
          </table:table-cell>
          <table:table-cell office:value-type="float" office:value="1070259">
            <text:p>1070259</text:p>
          </table:table-cell>
          <table:table-cell office:value-type="string">
            <text:p>01070259</text:p>
          </table:table-cell>
          <table:table-cell office:value-type="string">
            <text:p>Lusalite</text:p>
          </table:table-cell>
          <table:table-cell office:value-type="float" office:value="13">
            <text:p>13</text:p>
          </table:table-cell>
          <table:table-cell office:value-type="string">
            <text:p>NU-058</text:p>
          </table:table-cell>
          <table:table-cell office:value-type="float" office:value="-20.147066">
            <text:p>-20.147066</text:p>
          </table:table-cell>
          <table:table-cell office:value-type="float" office:value="34.331075">
            <text:p>34.331075</text:p>
          </table:table-cell>
          <table:table-cell table:number-columns-repeated="10"/>
          <table:table-cell table:formula="of:=VLOOKUP([.I971];[NE.$F$2:.$Q$160];2;0)" office:value-type="float" office:value="131">
            <text:p>131</text:p>
          </table:table-cell>
          <table:table-cell office:value-type="float" office:value="131">
            <text:p>131</text:p>
          </table:table-cell>
          <table:table-cell table:number-columns-repeated="234"/>
        </table:table-row>
        <table:table-row table:style-name="ro2">
          <table:table-cell office:value-type="float" office:value="971">
            <text:p>97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US-MOZ-00971</text:p>
          </table:table-cell>
          <table:table-cell office:value-type="float" office:value="1070216">
            <text:p>1070216</text:p>
          </table:table-cell>
          <table:table-cell office:value-type="string">
            <text:p>01070216</text:p>
          </table:table-cell>
          <table:table-cell office:value-type="string">
            <text:p>Grudja</text:p>
          </table:table-cell>
          <table:table-cell office:value-type="float" office:value="12">
            <text:p>12</text:p>
          </table:table-cell>
          <table:table-cell office:value-type="string">
            <text:p>NU-058</text:p>
          </table:table-cell>
          <table:table-cell office:value-type="float" office:value="-20.2653">
            <text:p>-20.265300</text:p>
          </table:table-cell>
          <table:table-cell office:value-type="float" office:value="34.6692">
            <text:p>34.669200</text:p>
          </table:table-cell>
          <table:table-cell table:number-columns-repeated="10"/>
          <table:table-cell table:formula="of:=VLOOKUP([.I972];[NE.$F$2:.$Q$160];2;0)" office:value-type="float" office:value="131">
            <text:p>131</text:p>
          </table:table-cell>
          <table:table-cell office:value-type="float" office:value="131">
            <text:p>131</text:p>
          </table:table-cell>
          <table:table-cell table:number-columns-repeated="234"/>
        </table:table-row>
        <table:table-row table:style-name="ro2">
          <table:table-cell office:value-type="float" office:value="972">
            <text:p>97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US-MOZ-00972</text:p>
          </table:table-cell>
          <table:table-cell office:value-type="float" office:value="1070210">
            <text:p>1070210</text:p>
          </table:table-cell>
          <table:table-cell office:value-type="string">
            <text:p>01070210</text:p>
          </table:table-cell>
          <table:table-cell office:value-type="string">
            <text:p>Bura</text:p>
          </table:table-cell>
          <table:table-cell office:value-type="float" office:value="12">
            <text:p>12</text:p>
          </table:table-cell>
          <table:table-cell office:value-type="string">
            <text:p>NU-058</text:p>
          </table:table-cell>
          <table:table-cell office:value-type="float" office:value="-20.0253">
            <text:p>-20.025300</text:p>
          </table:table-cell>
          <table:table-cell office:value-type="float" office:value="34.7178">
            <text:p>34.717800</text:p>
          </table:table-cell>
          <table:table-cell table:number-columns-repeated="10"/>
          <table:table-cell table:formula="of:=VLOOKUP([.I973];[NE.$F$2:.$Q$160];2;0)" office:value-type="float" office:value="131">
            <text:p>131</text:p>
          </table:table-cell>
          <table:table-cell office:value-type="float" office:value="131">
            <text:p>131</text:p>
          </table:table-cell>
          <table:table-cell table:number-columns-repeated="234"/>
        </table:table-row>
        <table:table-row table:style-name="ro2">
          <table:table-cell office:value-type="float" office:value="973">
            <text:p>97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US-MOZ-00973</text:p>
          </table:table-cell>
          <table:table-cell office:value-type="float" office:value="1070209">
            <text:p>1070209</text:p>
          </table:table-cell>
          <table:table-cell office:value-type="string">
            <text:p>01070209</text:p>
          </table:table-cell>
          <table:table-cell office:value-type="string">
            <text:p>Barada</text:p>
          </table:table-cell>
          <table:table-cell office:value-type="float" office:value="12">
            <text:p>12</text:p>
          </table:table-cell>
          <table:table-cell office:value-type="string">
            <text:p>NU-058</text:p>
          </table:table-cell>
          <table:table-cell office:value-type="float" office:value="-20.0415">
            <text:p>-20.041500</text:p>
          </table:table-cell>
          <table:table-cell office:value-type="float" office:value="34.7396">
            <text:p>34.739600</text:p>
          </table:table-cell>
          <table:table-cell table:number-columns-repeated="10"/>
          <table:table-cell table:formula="of:=VLOOKUP([.I974];[NE.$F$2:.$Q$160];2;0)" office:value-type="float" office:value="131">
            <text:p>131</text:p>
          </table:table-cell>
          <table:table-cell office:value-type="float" office:value="131">
            <text:p>131</text:p>
          </table:table-cell>
          <table:table-cell table:number-columns-repeated="234"/>
        </table:table-row>
        <table:table-row table:style-name="ro2">
          <table:table-cell office:value-type="float" office:value="974">
            <text:p>97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US-MOZ-00974</text:p>
          </table:table-cell>
          <table:table-cell office:value-type="float" office:value="1070208">
            <text:p>1070208</text:p>
          </table:table-cell>
          <table:table-cell office:value-type="string">
            <text:p>01070208</text:p>
          </table:table-cell>
          <table:table-cell office:value-type="string">
            <text:p>Inhamichindo</text:p>
          </table:table-cell>
          <table:table-cell office:value-type="float" office:value="12">
            <text:p>12</text:p>
          </table:table-cell>
          <table:table-cell office:value-type="string">
            <text:p>NU-058</text:p>
          </table:table-cell>
          <table:table-cell office:value-type="float" office:value="-19.7886">
            <text:p>-19.788600</text:p>
          </table:table-cell>
          <table:table-cell office:value-type="float" office:value="34.1844">
            <text:p>34.184400</text:p>
          </table:table-cell>
          <table:table-cell table:number-columns-repeated="10"/>
          <table:table-cell table:formula="of:=VLOOKUP([.I975];[NE.$F$2:.$Q$160];2;0)" office:value-type="float" office:value="131">
            <text:p>131</text:p>
          </table:table-cell>
          <table:table-cell office:value-type="float" office:value="131">
            <text:p>131</text:p>
          </table:table-cell>
          <table:table-cell table:number-columns-repeated="234"/>
        </table:table-row>
        <table:table-row table:style-name="ro2">
          <table:table-cell office:value-type="float" office:value="975">
            <text:p>97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US-MOZ-00975</text:p>
          </table:table-cell>
          <table:table-cell office:value-type="float" office:value="1070207">
            <text:p>1070207</text:p>
          </table:table-cell>
          <table:table-cell office:value-type="string">
            <text:p>01070207</text:p>
          </table:table-cell>
          <table:table-cell office:value-type="string">
            <text:p>Ampara</text:p>
          </table:table-cell>
          <table:table-cell office:value-type="float" office:value="13">
            <text:p>13</text:p>
          </table:table-cell>
          <table:table-cell office:value-type="string">
            <text:p>NU-058</text:p>
          </table:table-cell>
          <table:table-cell office:value-type="float" office:value="-20.3586">
            <text:p>-20.358600</text:p>
          </table:table-cell>
          <table:table-cell office:value-type="float" office:value="34.6342">
            <text:p>34.634200</text:p>
          </table:table-cell>
          <table:table-cell table:number-columns-repeated="10"/>
          <table:table-cell table:formula="of:=VLOOKUP([.I976];[NE.$F$2:.$Q$160];2;0)" office:value-type="float" office:value="131">
            <text:p>131</text:p>
          </table:table-cell>
          <table:table-cell office:value-type="float" office:value="131">
            <text:p>131</text:p>
          </table:table-cell>
          <table:table-cell table:number-columns-repeated="234"/>
        </table:table-row>
        <table:table-row table:style-name="ro2">
          <table:table-cell office:value-type="float" office:value="976">
            <text:p>97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US-MOZ-00976</text:p>
          </table:table-cell>
          <table:table-cell office:value-type="float" office:value="1070206">
            <text:p>1070206</text:p>
          </table:table-cell>
          <table:table-cell office:value-type="string">
            <text:p>01070206</text:p>
          </table:table-cell>
          <table:table-cell office:value-type="string">
            <text:p>Bândua</text:p>
          </table:table-cell>
          <table:table-cell office:value-type="float" office:value="12">
            <text:p>12</text:p>
          </table:table-cell>
          <table:table-cell office:value-type="string">
            <text:p>NU-058</text:p>
          </table:table-cell>
          <table:table-cell office:value-type="float" office:value="-19.9644">
            <text:p>-19.964400</text:p>
          </table:table-cell>
          <table:table-cell office:value-type="float" office:value="34.4183">
            <text:p>34.418300</text:p>
          </table:table-cell>
          <table:table-cell table:number-columns-repeated="10"/>
          <table:table-cell table:formula="of:=VLOOKUP([.I977];[NE.$F$2:.$Q$160];2;0)" office:value-type="float" office:value="131">
            <text:p>131</text:p>
          </table:table-cell>
          <table:table-cell office:value-type="float" office:value="131">
            <text:p>131</text:p>
          </table:table-cell>
          <table:table-cell table:number-columns-repeated="234"/>
        </table:table-row>
        <table:table-row table:style-name="ro2">
          <table:table-cell office:value-type="float" office:value="977">
            <text:p>97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US-MOZ-00977</text:p>
          </table:table-cell>
          <table:table-cell office:value-type="float" office:value="1070200">
            <text:p>1070200</text:p>
          </table:table-cell>
          <table:table-cell office:value-type="string">
            <text:p>01070200</text:p>
          </table:table-cell>
          <table:table-cell office:value-type="string">
            <text:p>Hosp. Rural Buzi</text:p>
          </table:table-cell>
          <table:table-cell office:value-type="float" office:value="5">
            <text:p>5</text:p>
          </table:table-cell>
          <table:table-cell office:value-type="string">
            <text:p>NU-058</text:p>
          </table:table-cell>
          <table:table-cell office:value-type="float" office:value="-19.8828">
            <text:p>-19.882800</text:p>
          </table:table-cell>
          <table:table-cell office:value-type="float" office:value="34.5928">
            <text:p>34.592800</text:p>
          </table:table-cell>
          <table:table-cell table:number-columns-repeated="10"/>
          <table:table-cell table:formula="of:=VLOOKUP([.I978];[NE.$F$2:.$Q$160];2;0)" office:value-type="float" office:value="131">
            <text:p>131</text:p>
          </table:table-cell>
          <table:table-cell office:value-type="float" office:value="131">
            <text:p>131</text:p>
          </table:table-cell>
          <table:table-cell table:number-columns-repeated="234"/>
        </table:table-row>
        <table:table-row table:style-name="ro2">
          <table:table-cell office:value-type="float" office:value="978">
            <text:p>97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US-MOZ-00978</text:p>
          </table:table-cell>
          <table:table-cell office:value-type="float" office:value="1070261">
            <text:p>1070261</text:p>
          </table:table-cell>
          <table:table-cell office:value-type="string">
            <text:p>01070261</text:p>
          </table:table-cell>
          <table:table-cell office:value-type="string">
            <text:p>Inharongue</text:p>
          </table:table-cell>
          <table:table-cell office:value-type="float" office:value="13">
            <text:p>13</text:p>
          </table:table-cell>
          <table:table-cell office:value-type="string">
            <text:p>NU-058</text:p>
          </table:table-cell>
          <table:table-cell office:value-type="float" office:value="-20.146541">
            <text:p>-20.146541</text:p>
          </table:table-cell>
          <table:table-cell office:value-type="float" office:value="34.331067">
            <text:p>34.331067</text:p>
          </table:table-cell>
          <table:table-cell table:number-columns-repeated="10"/>
          <table:table-cell table:formula="of:=VLOOKUP([.I979];[NE.$F$2:.$Q$160];2;0)" office:value-type="float" office:value="131">
            <text:p>131</text:p>
          </table:table-cell>
          <table:table-cell office:value-type="float" office:value="131">
            <text:p>131</text:p>
          </table:table-cell>
          <table:table-cell table:number-columns-repeated="234"/>
        </table:table-row>
        <table:table-row table:style-name="ro2">
          <table:table-cell office:value-type="float" office:value="979">
            <text:p>97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US-MOZ-00979</text:p>
          </table:table-cell>
          <table:table-cell office:value-type="float" office:value="1070215">
            <text:p>1070215</text:p>
          </table:table-cell>
          <table:table-cell office:value-type="string">
            <text:p>01070215</text:p>
          </table:table-cell>
          <table:table-cell office:value-type="string">
            <text:p>Marombe</text:p>
          </table:table-cell>
          <table:table-cell office:value-type="float" office:value="12">
            <text:p>12</text:p>
          </table:table-cell>
          <table:table-cell office:value-type="string">
            <text:p>NU-058</text:p>
          </table:table-cell>
          <table:table-cell office:value-type="float" office:value="-20.146394">
            <text:p>-20.146394</text:p>
          </table:table-cell>
          <table:table-cell office:value-type="float" office:value="34.331036">
            <text:p>34.331036</text:p>
          </table:table-cell>
          <table:table-cell table:number-columns-repeated="10"/>
          <table:table-cell table:formula="of:=VLOOKUP([.I980];[NE.$F$2:.$Q$160];2;0)" office:value-type="float" office:value="131">
            <text:p>131</text:p>
          </table:table-cell>
          <table:table-cell office:value-type="float" office:value="131">
            <text:p>131</text:p>
          </table:table-cell>
          <table:table-cell table:number-columns-repeated="234"/>
        </table:table-row>
        <table:table-row table:style-name="ro2">
          <table:table-cell office:value-type="float" office:value="980">
            <text:p>98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US-MOZ-00980</text:p>
          </table:table-cell>
          <table:table-cell office:value-type="float" office:value="1070214">
            <text:p>1070214</text:p>
          </table:table-cell>
          <table:table-cell office:value-type="string">
            <text:p>01070214</text:p>
          </table:table-cell>
          <table:table-cell office:value-type="string">
            <text:p>Rio Buzi</text:p>
          </table:table-cell>
          <table:table-cell office:value-type="float" office:value="13">
            <text:p>13</text:p>
          </table:table-cell>
          <table:table-cell office:value-type="string">
            <text:p>NU-058</text:p>
          </table:table-cell>
          <table:table-cell office:value-type="float" office:value="-19.8847">
            <text:p>-19.884700</text:p>
          </table:table-cell>
          <table:table-cell office:value-type="float" office:value="34.5844">
            <text:p>34.584400</text:p>
          </table:table-cell>
          <table:table-cell table:number-columns-repeated="10"/>
          <table:table-cell table:formula="of:=VLOOKUP([.I981];[NE.$F$2:.$Q$160];2;0)" office:value-type="float" office:value="131">
            <text:p>131</text:p>
          </table:table-cell>
          <table:table-cell office:value-type="float" office:value="131">
            <text:p>131</text:p>
          </table:table-cell>
          <table:table-cell table:number-columns-repeated="234"/>
        </table:table-row>
        <table:table-row table:style-name="ro2">
          <table:table-cell office:value-type="float" office:value="981">
            <text:p>98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US-MOZ-00981</text:p>
          </table:table-cell>
          <table:table-cell office:value-type="float" office:value="1070212">
            <text:p>1070212</text:p>
          </table:table-cell>
          <table:table-cell office:value-type="string">
            <text:p>01070212</text:p>
          </table:table-cell>
          <table:table-cell office:value-type="string">
            <text:p>Estaquinha</text:p>
          </table:table-cell>
          <table:table-cell office:value-type="float" office:value="12">
            <text:p>12</text:p>
          </table:table-cell>
          <table:table-cell office:value-type="string">
            <text:p>NU-058</text:p>
          </table:table-cell>
          <table:table-cell office:value-type="float" office:value="-19.9769">
            <text:p>-19.976900</text:p>
          </table:table-cell>
          <table:table-cell office:value-type="float" office:value="34.1397">
            <text:p>34.139700</text:p>
          </table:table-cell>
          <table:table-cell table:number-columns-repeated="10"/>
          <table:table-cell table:formula="of:=VLOOKUP([.I982];[NE.$F$2:.$Q$160];2;0)" office:value-type="float" office:value="131">
            <text:p>131</text:p>
          </table:table-cell>
          <table:table-cell office:value-type="float" office:value="131">
            <text:p>131</text:p>
          </table:table-cell>
          <table:table-cell table:number-columns-repeated="234"/>
        </table:table-row>
        <table:table-row table:style-name="ro2">
          <table:table-cell office:value-type="float" office:value="982">
            <text:p>98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US-MOZ-00982</text:p>
          </table:table-cell>
          <table:table-cell office:value-type="float" office:value="1070211">
            <text:p>1070211</text:p>
          </table:table-cell>
          <table:table-cell office:value-type="string">
            <text:p>01070211</text:p>
          </table:table-cell>
          <table:table-cell office:value-type="string">
            <text:p>Chissinguana</text:p>
          </table:table-cell>
          <table:table-cell office:value-type="float" office:value="12">
            <text:p>12</text:p>
          </table:table-cell>
          <table:table-cell office:value-type="string">
            <text:p>NU-058</text:p>
          </table:table-cell>
          <table:table-cell office:value-type="float" office:value="-20.2047">
            <text:p>-20.204700</text:p>
          </table:table-cell>
          <table:table-cell office:value-type="float" office:value="34.1567">
            <text:p>34.156700</text:p>
          </table:table-cell>
          <table:table-cell table:number-columns-repeated="10"/>
          <table:table-cell table:formula="of:=VLOOKUP([.I983];[NE.$F$2:.$Q$160];2;0)" office:value-type="float" office:value="131">
            <text:p>131</text:p>
          </table:table-cell>
          <table:table-cell office:value-type="float" office:value="131">
            <text:p>131</text:p>
          </table:table-cell>
          <table:table-cell table:number-columns-repeated="234"/>
        </table:table-row>
        <table:table-row table:style-name="ro2">
          <table:table-cell office:value-type="float" office:value="983">
            <text:p>98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US-MOZ-00983</text:p>
          </table:table-cell>
          <table:table-cell office:value-type="float" office:value="1070269">
            <text:p>1070269</text:p>
          </table:table-cell>
          <table:table-cell office:value-type="string">
            <text:p>01070269</text:p>
          </table:table-cell>
          <table:table-cell office:value-type="string">
            <text:p>Chicoio</text:p>
          </table:table-cell>
          <table:table-cell office:value-type="float" office:value="13">
            <text:p>13</text:p>
          </table:table-cell>
          <table:table-cell office:value-type="string">
            <text:p>NU-058</text:p>
          </table:table-cell>
          <table:table-cell office:value-type="float" office:value="-20.146102">
            <text:p>-20.146102</text:p>
          </table:table-cell>
          <table:table-cell office:value-type="float" office:value="34.331038">
            <text:p>34.331038</text:p>
          </table:table-cell>
          <table:table-cell table:number-columns-repeated="10"/>
          <table:table-cell table:formula="of:=VLOOKUP([.I984];[NE.$F$2:.$Q$160];2;0)" office:value-type="float" office:value="131">
            <text:p>131</text:p>
          </table:table-cell>
          <table:table-cell office:value-type="float" office:value="131">
            <text:p>131</text:p>
          </table:table-cell>
          <table:table-cell table:number-columns-repeated="234"/>
        </table:table-row>
        <table:table-row table:style-name="ro2">
          <table:table-cell office:value-type="float" office:value="984">
            <text:p>98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US-MOZ-00984</text:p>
          </table:table-cell>
          <table:table-cell office:value-type="float" office:value="1070268">
            <text:p>1070268</text:p>
          </table:table-cell>
          <table:table-cell office:value-type="string">
            <text:p>01070268</text:p>
          </table:table-cell>
          <table:table-cell office:value-type="string">
            <text:p>Chitanda</text:p>
          </table:table-cell>
          <table:table-cell office:value-type="float" office:value="13">
            <text:p>13</text:p>
          </table:table-cell>
          <table:table-cell office:value-type="string">
            <text:p>NU-058</text:p>
          </table:table-cell>
          <table:table-cell office:value-type="float" office:value="-20.146008">
            <text:p>-20.146008</text:p>
          </table:table-cell>
          <table:table-cell office:value-type="float" office:value="34.331038">
            <text:p>34.331038</text:p>
          </table:table-cell>
          <table:table-cell table:number-columns-repeated="10"/>
          <table:table-cell table:formula="of:=VLOOKUP([.I985];[NE.$F$2:.$Q$160];2;0)" office:value-type="float" office:value="131">
            <text:p>131</text:p>
          </table:table-cell>
          <table:table-cell office:value-type="float" office:value="131">
            <text:p>131</text:p>
          </table:table-cell>
          <table:table-cell table:number-columns-repeated="234"/>
        </table:table-row>
        <table:table-row table:style-name="ro2">
          <table:table-cell office:value-type="float" office:value="985">
            <text:p>98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US-MOZ-00985</text:p>
          </table:table-cell>
          <table:table-cell office:value-type="float" office:value="1070270">
            <text:p>1070270</text:p>
          </table:table-cell>
          <table:table-cell office:value-type="string">
            <text:p>01070270</text:p>
          </table:table-cell>
          <table:table-cell office:value-type="string">
            <text:p>Bupira</text:p>
          </table:table-cell>
          <table:table-cell office:value-type="float" office:value="13">
            <text:p>13</text:p>
          </table:table-cell>
          <table:table-cell office:value-type="string">
            <text:p>NU-058</text:p>
          </table:table-cell>
          <table:table-cell office:value-type="float" office:value="-20.147035">
            <text:p>-20.147035</text:p>
          </table:table-cell>
          <table:table-cell office:value-type="float" office:value="34.330285">
            <text:p>34.330285</text:p>
          </table:table-cell>
          <table:table-cell table:number-columns-repeated="10"/>
          <table:table-cell table:formula="of:=VLOOKUP([.I986];[NE.$F$2:.$Q$160];2;0)" office:value-type="float" office:value="131">
            <text:p>131</text:p>
          </table:table-cell>
          <table:table-cell office:value-type="float" office:value="131">
            <text:p>131</text:p>
          </table:table-cell>
          <table:table-cell table:number-columns-repeated="234"/>
        </table:table-row>
        <table:table-row table:style-name="ro2">
          <table:table-cell office:value-type="float" office:value="986">
            <text:p>98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US-MOZ-00986</text:p>
          </table:table-cell>
          <table:table-cell office:value-type="float" office:value="1070267">
            <text:p>1070267</text:p>
          </table:table-cell>
          <table:table-cell office:value-type="string">
            <text:p>01070267</text:p>
          </table:table-cell>
          <table:table-cell office:value-type="string">
            <text:p>Inhavininga</text:p>
          </table:table-cell>
          <table:table-cell office:value-type="float" office:value="12">
            <text:p>12</text:p>
          </table:table-cell>
          <table:table-cell office:value-type="string">
            <text:p>NU-058</text:p>
          </table:table-cell>
          <table:table-cell table:style-name="ce13" office:value-type="float" office:value="-20.146645">
            <text:p>-20.146645</text:p>
          </table:table-cell>
          <table:table-cell table:style-name="ce13" office:value-type="float" office:value="34.330734">
            <text:p>34.330734</text:p>
          </table:table-cell>
          <table:table-cell table:number-columns-repeated="10"/>
          <table:table-cell table:formula="of:=VLOOKUP([.I987];[NE.$F$2:.$Q$160];2;0)" office:value-type="float" office:value="131">
            <text:p>131</text:p>
          </table:table-cell>
          <table:table-cell office:value-type="float" office:value="131">
            <text:p>131</text:p>
          </table:table-cell>
          <table:table-cell table:number-columns-repeated="234"/>
        </table:table-row>
        <table:table-row table:style-name="ro2">
          <table:table-cell office:value-type="float" office:value="987">
            <text:p>98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US-MOZ-00987</text:p>
          </table:table-cell>
          <table:table-cell office:value-type="float" office:value="1070257">
            <text:p>1070257</text:p>
          </table:table-cell>
          <table:table-cell office:value-type="string">
            <text:p>01070257</text:p>
          </table:table-cell>
          <table:table-cell office:value-type="string">
            <text:p>Chicuecue Ii</text:p>
          </table:table-cell>
          <table:table-cell office:value-type="float" office:value="13">
            <text:p>13</text:p>
          </table:table-cell>
          <table:table-cell office:value-type="string">
            <text:p>NU-058</text:p>
          </table:table-cell>
          <table:table-cell office:value-type="float" office:value="-20.1612">
            <text:p>-20.161200</text:p>
          </table:table-cell>
          <table:table-cell office:value-type="float" office:value="34.0346">
            <text:p>34.034600</text:p>
          </table:table-cell>
          <table:table-cell table:number-columns-repeated="10"/>
          <table:table-cell table:formula="of:=VLOOKUP([.I988];[NE.$F$2:.$Q$160];2;0)" office:value-type="float" office:value="131">
            <text:p>131</text:p>
          </table:table-cell>
          <table:table-cell office:value-type="float" office:value="131">
            <text:p>131</text:p>
          </table:table-cell>
          <table:table-cell table:number-columns-repeated="234"/>
        </table:table-row>
        <table:table-row table:style-name="ro2">
          <table:table-cell office:value-type="float" office:value="988">
            <text:p>98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US-MOZ-00988</text:p>
          </table:table-cell>
          <table:table-cell office:value-type="float" office:value="1070266">
            <text:p>1070266</text:p>
          </table:table-cell>
          <table:table-cell office:value-type="string">
            <text:p>01070266</text:p>
          </table:table-cell>
          <table:table-cell office:value-type="string">
            <text:p>Mararanhe</text:p>
          </table:table-cell>
          <table:table-cell office:value-type="float" office:value="13">
            <text:p>13</text:p>
          </table:table-cell>
          <table:table-cell office:value-type="string">
            <text:p>NU-058</text:p>
          </table:table-cell>
          <table:table-cell office:value-type="float" office:value="-20.146288">
            <text:p>-20.146288</text:p>
          </table:table-cell>
          <table:table-cell office:value-type="float" office:value="34.331108">
            <text:p>34.331108</text:p>
          </table:table-cell>
          <table:table-cell table:number-columns-repeated="10"/>
          <table:table-cell table:formula="of:=VLOOKUP([.I989];[NE.$F$2:.$Q$160];2;0)" office:value-type="float" office:value="131">
            <text:p>131</text:p>
          </table:table-cell>
          <table:table-cell office:value-type="float" office:value="131">
            <text:p>131</text:p>
          </table:table-cell>
          <table:table-cell table:number-columns-repeated="234"/>
        </table:table-row>
        <table:table-row table:style-name="ro2">
          <table:table-cell office:value-type="float" office:value="989">
            <text:p>98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US-MOZ-00989</text:p>
          </table:table-cell>
          <table:table-cell office:value-type="float" office:value="1070263">
            <text:p>1070263</text:p>
          </table:table-cell>
          <table:table-cell office:value-type="string">
            <text:p>01070263</text:p>
          </table:table-cell>
          <table:table-cell office:value-type="string">
            <text:p>Thungo</text:p>
          </table:table-cell>
          <table:table-cell office:value-type="float" office:value="13">
            <text:p>13</text:p>
          </table:table-cell>
          <table:table-cell office:value-type="string">
            <text:p>NU-058</text:p>
          </table:table-cell>
          <table:table-cell office:value-type="float" office:value="-20.146179">
            <text:p>-20.146179</text:p>
          </table:table-cell>
          <table:table-cell office:value-type="float" office:value="34.331144">
            <text:p>34.331144</text:p>
          </table:table-cell>
          <table:table-cell table:number-columns-repeated="10"/>
          <table:table-cell table:formula="of:=VLOOKUP([.I990];[NE.$F$2:.$Q$160];2;0)" office:value-type="float" office:value="131">
            <text:p>131</text:p>
          </table:table-cell>
          <table:table-cell office:value-type="float" office:value="131">
            <text:p>131</text:p>
          </table:table-cell>
          <table:table-cell table:number-columns-repeated="234"/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US-MOZ-00990</text:p>
          </table:table-cell>
          <table:table-cell office:value-type="float" office:value="1070265">
            <text:p>1070265</text:p>
          </table:table-cell>
          <table:table-cell office:value-type="string">
            <text:p>01070265</text:p>
          </table:table-cell>
          <table:table-cell office:value-type="string">
            <text:p>Mucaranga</text:p>
          </table:table-cell>
          <table:table-cell office:value-type="float" office:value="13">
            <text:p>13</text:p>
          </table:table-cell>
          <table:table-cell office:value-type="string">
            <text:p>NU-058</text:p>
          </table:table-cell>
          <table:table-cell office:value-type="float" office:value="-20.14669">
            <text:p>-20.146690</text:p>
          </table:table-cell>
          <table:table-cell office:value-type="float" office:value="34.331374">
            <text:p>34.331374</text:p>
          </table:table-cell>
          <table:table-cell table:number-columns-repeated="10"/>
          <table:table-cell table:formula="of:=VLOOKUP([.I991];[NE.$F$2:.$Q$160];2;0)" office:value-type="float" office:value="131">
            <text:p>131</text:p>
          </table:table-cell>
          <table:table-cell office:value-type="float" office:value="131">
            <text:p>131</text:p>
          </table:table-cell>
          <table:table-cell table:number-columns-repeated="234"/>
        </table:table-row>
        <table:table-row table:style-name="ro2">
          <table:table-cell office:value-type="float" office:value="991">
            <text:p>99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US-MOZ-00991</text:p>
          </table:table-cell>
          <table:table-cell office:value-type="float" office:value="1070273">
            <text:p>1070273</text:p>
          </table:table-cell>
          <table:table-cell office:value-type="string">
            <text:p>010702?</text:p>
          </table:table-cell>
          <table:table-cell office:value-type="string">
            <text:p>Nova Sofala</text:p>
          </table:table-cell>
          <table:table-cell office:value-type="float" office:value="13">
            <text:p>13</text:p>
          </table:table-cell>
          <table:table-cell office:value-type="string">
            <text:p>NU-058</text:p>
          </table:table-cell>
          <table:table-cell office:value-type="float" office:value="-19.924032">
            <text:p>-19.924032</text:p>
          </table:table-cell>
          <table:table-cell office:value-type="float" office:value="34.563045">
            <text:p>34.563045</text:p>
          </table:table-cell>
          <table:table-cell table:number-columns-repeated="10"/>
          <table:table-cell table:formula="of:=VLOOKUP([.I992];[NE.$F$2:.$Q$160];2;0)" office:value-type="float" office:value="131">
            <text:p>131</text:p>
          </table:table-cell>
          <table:table-cell office:value-type="float" office:value="131">
            <text:p>131</text:p>
          </table:table-cell>
          <table:table-cell table:number-columns-repeated="234"/>
        </table:table-row>
        <table:table-row table:style-name="ro2">
          <table:table-cell office:value-type="float" office:value="992">
            <text:p>99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US-MOZ-00992</text:p>
          </table:table-cell>
          <table:table-cell office:value-type="float" office:value="1070274">
            <text:p>1070274</text:p>
          </table:table-cell>
          <table:table-cell office:value-type="string">
            <text:p>010702?</text:p>
          </table:table-cell>
          <table:table-cell office:value-type="string">
            <text:p>Nhamatunguro</text:p>
          </table:table-cell>
          <table:table-cell office:value-type="float" office:value="13">
            <text:p>13</text:p>
          </table:table-cell>
          <table:table-cell office:value-type="string">
            <text:p>NU-058</text:p>
          </table:table-cell>
          <table:table-cell office:value-type="float" office:value="-20.059759">
            <text:p>-20.059759</text:p>
          </table:table-cell>
          <table:table-cell office:value-type="float" office:value="34.455489">
            <text:p>34.455489</text:p>
          </table:table-cell>
          <table:table-cell table:number-columns-repeated="10"/>
          <table:table-cell table:formula="of:=VLOOKUP([.I993];[NE.$F$2:.$Q$160];2;0)" office:value-type="float" office:value="131">
            <text:p>131</text:p>
          </table:table-cell>
          <table:table-cell office:value-type="float" office:value="131">
            <text:p>131</text:p>
          </table:table-cell>
          <table:table-cell table:number-columns-repeated="234"/>
        </table:table-row>
        <table:table-row table:style-name="ro2">
          <table:table-cell office:value-type="float" office:value="993">
            <text:p>99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US-MOZ-00993</text:p>
          </table:table-cell>
          <table:table-cell office:value-type="float" office:value="1070356">
            <text:p>1070356</text:p>
          </table:table-cell>
          <table:table-cell office:value-type="string">
            <text:p>01070356</text:p>
          </table:table-cell>
          <table:table-cell office:value-type="string">
            <text:p>Chatala</text:p>
          </table:table-cell>
          <table:table-cell office:value-type="float" office:value="12">
            <text:p>12</text:p>
          </table:table-cell>
          <table:table-cell office:value-type="string">
            <text:p>NU-057</text:p>
          </table:table-cell>
          <table:table-cell office:value-type="float" office:value="-17.6686">
            <text:p>-17.668600</text:p>
          </table:table-cell>
          <table:table-cell office:value-type="float" office:value="34.9422">
            <text:p>34.942200</text:p>
          </table:table-cell>
          <table:table-cell table:number-columns-repeated="10"/>
          <table:table-cell table:formula="of:=VLOOKUP([.I994];[NE.$F$2:.$Q$160];2;0)" office:value-type="float" office:value="132">
            <text:p>132</text:p>
          </table:table-cell>
          <table:table-cell office:value-type="float" office:value="132">
            <text:p>132</text:p>
          </table:table-cell>
          <table:table-cell table:number-columns-repeated="234"/>
        </table:table-row>
        <table:table-row table:style-name="ro2">
          <table:table-cell office:value-type="float" office:value="994">
            <text:p>99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US-MOZ-00994</text:p>
          </table:table-cell>
          <table:table-cell office:value-type="float" office:value="1070311">
            <text:p>1070311</text:p>
          </table:table-cell>
          <table:table-cell office:value-type="string">
            <text:p>01070311</text:p>
          </table:table-cell>
          <table:table-cell office:value-type="string">
            <text:p>Ndoro</text:p>
          </table:table-cell>
          <table:table-cell office:value-type="float" office:value="12">
            <text:p>12</text:p>
          </table:table-cell>
          <table:table-cell office:value-type="string">
            <text:p>NU-057</text:p>
          </table:table-cell>
          <table:table-cell office:value-type="float" office:value="-18.125">
            <text:p>-18.125000</text:p>
          </table:table-cell>
          <table:table-cell office:value-type="float" office:value="34.9481">
            <text:p>34.948100</text:p>
          </table:table-cell>
          <table:table-cell table:number-columns-repeated="10"/>
          <table:table-cell table:formula="of:=VLOOKUP([.I995];[NE.$F$2:.$Q$160];2;0)" office:value-type="float" office:value="132">
            <text:p>132</text:p>
          </table:table-cell>
          <table:table-cell office:value-type="float" office:value="132">
            <text:p>132</text:p>
          </table:table-cell>
          <table:table-cell table:number-columns-repeated="234"/>
        </table:table-row>
        <table:table-row table:style-name="ro2">
          <table:table-cell office:value-type="float" office:value="995">
            <text:p>99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US-MOZ-00995</text:p>
          </table:table-cell>
          <table:table-cell office:value-type="float" office:value="1070310">
            <text:p>1070310</text:p>
          </table:table-cell>
          <table:table-cell office:value-type="string">
            <text:p>01070310</text:p>
          </table:table-cell>
          <table:table-cell office:value-type="string">
            <text:p>Deve</text:p>
          </table:table-cell>
          <table:table-cell office:value-type="float" office:value="12">
            <text:p>12</text:p>
          </table:table-cell>
          <table:table-cell office:value-type="string">
            <text:p>NU-057</text:p>
          </table:table-cell>
          <table:table-cell office:value-type="float" office:value="-17.6658">
            <text:p>-17.665800</text:p>
          </table:table-cell>
          <table:table-cell office:value-type="float" office:value="35.1608">
            <text:p>35.160800</text:p>
          </table:table-cell>
          <table:table-cell table:number-columns-repeated="10"/>
          <table:table-cell table:formula="of:=VLOOKUP([.I996];[NE.$F$2:.$Q$160];2;0)" office:value-type="float" office:value="132">
            <text:p>132</text:p>
          </table:table-cell>
          <table:table-cell office:value-type="float" office:value="132">
            <text:p>132</text:p>
          </table:table-cell>
          <table:table-cell table:number-columns-repeated="234"/>
        </table:table-row>
        <table:table-row table:style-name="ro2">
          <table:table-cell office:value-type="float" office:value="996">
            <text:p>99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US-MOZ-00996</text:p>
          </table:table-cell>
          <table:table-cell office:value-type="float" office:value="1070309">
            <text:p>1070309</text:p>
          </table:table-cell>
          <table:table-cell office:value-type="string">
            <text:p>01070309</text:p>
          </table:table-cell>
          <table:table-cell office:value-type="string">
            <text:p>Ntopa</text:p>
          </table:table-cell>
          <table:table-cell office:value-type="float" office:value="12">
            <text:p>12</text:p>
          </table:table-cell>
          <table:table-cell office:value-type="string">
            <text:p>NU-057</text:p>
          </table:table-cell>
          <table:table-cell office:value-type="float" office:value="-17.7911">
            <text:p>-17.791100</text:p>
          </table:table-cell>
          <table:table-cell office:value-type="float" office:value="35.025">
            <text:p>35.025000</text:p>
          </table:table-cell>
          <table:table-cell table:number-columns-repeated="10"/>
          <table:table-cell table:formula="of:=VLOOKUP([.I997];[NE.$F$2:.$Q$160];2;0)" office:value-type="float" office:value="132">
            <text:p>132</text:p>
          </table:table-cell>
          <table:table-cell office:value-type="float" office:value="132">
            <text:p>132</text:p>
          </table:table-cell>
          <table:table-cell table:number-columns-repeated="234"/>
        </table:table-row>
        <table:table-row table:style-name="ro2">
          <table:table-cell office:value-type="float" office:value="997">
            <text:p>99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US-MOZ-00997</text:p>
          </table:table-cell>
          <table:table-cell office:value-type="float" office:value="1070308">
            <text:p>1070308</text:p>
          </table:table-cell>
          <table:table-cell office:value-type="string">
            <text:p>01070308</text:p>
          </table:table-cell>
          <table:table-cell office:value-type="string">
            <text:p>Murraça</text:p>
          </table:table-cell>
          <table:table-cell office:value-type="float" office:value="12">
            <text:p>12</text:p>
          </table:table-cell>
          <table:table-cell office:value-type="string">
            <text:p>NU-057</text:p>
          </table:table-cell>
          <table:table-cell office:value-type="float" office:value="-17.7236">
            <text:p>-17.723600</text:p>
          </table:table-cell>
          <table:table-cell office:value-type="float" office:value="35.2561">
            <text:p>35.256100</text:p>
          </table:table-cell>
          <table:table-cell table:number-columns-repeated="10"/>
          <table:table-cell table:formula="of:=VLOOKUP([.I998];[NE.$F$2:.$Q$160];2;0)" office:value-type="float" office:value="132">
            <text:p>132</text:p>
          </table:table-cell>
          <table:table-cell office:value-type="float" office:value="132">
            <text:p>132</text:p>
          </table:table-cell>
          <table:table-cell table:number-columns-repeated="234"/>
        </table:table-row>
        <table:table-row table:style-name="ro2">
          <table:table-cell office:value-type="float" office:value="998">
            <text:p>99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US-MOZ-00998</text:p>
          </table:table-cell>
          <table:table-cell office:value-type="float" office:value="1070307">
            <text:p>1070307</text:p>
          </table:table-cell>
          <table:table-cell office:value-type="string">
            <text:p>01070307</text:p>
          </table:table-cell>
          <table:table-cell office:value-type="string">
            <text:p>Murrema</text:p>
          </table:table-cell>
          <table:table-cell office:value-type="float" office:value="12">
            <text:p>12</text:p>
          </table:table-cell>
          <table:table-cell office:value-type="string">
            <text:p>NU-057</text:p>
          </table:table-cell>
          <table:table-cell office:value-type="float" office:value="-17.5836">
            <text:p>-17.583600</text:p>
          </table:table-cell>
          <table:table-cell office:value-type="float" office:value="35.0819">
            <text:p>35.081900</text:p>
          </table:table-cell>
          <table:table-cell table:number-columns-repeated="10"/>
          <table:table-cell table:formula="of:=VLOOKUP([.I999];[NE.$F$2:.$Q$160];2;0)" office:value-type="float" office:value="132">
            <text:p>132</text:p>
          </table:table-cell>
          <table:table-cell office:value-type="float" office:value="132">
            <text:p>132</text:p>
          </table:table-cell>
          <table:table-cell table:number-columns-repeated="234"/>
        </table:table-row>
        <table:table-row table:style-name="ro2">
          <table:table-cell office:value-type="float" office:value="999">
            <text:p>99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US-MOZ-00999</text:p>
          </table:table-cell>
          <table:table-cell office:value-type="float" office:value="1070306">
            <text:p>1070306</text:p>
          </table:table-cell>
          <table:table-cell office:value-type="string">
            <text:p>01070306</text:p>
          </table:table-cell>
          <table:table-cell office:value-type="string">
            <text:p>Hosp. Distrital Caia</text:p>
          </table:table-cell>
          <table:table-cell office:value-type="float" office:value="6">
            <text:p>6</text:p>
          </table:table-cell>
          <table:table-cell office:value-type="string">
            <text:p>NU-057</text:p>
          </table:table-cell>
          <table:table-cell office:value-type="float" office:value="-17.8356">
            <text:p>-17.835600</text:p>
          </table:table-cell>
          <table:table-cell office:value-type="float" office:value="35.3431">
            <text:p>35.343100</text:p>
          </table:table-cell>
          <table:table-cell table:number-columns-repeated="10"/>
          <table:table-cell table:formula="of:=VLOOKUP([.I1000];[NE.$F$2:.$Q$160];2;0)" office:value-type="float" office:value="132">
            <text:p>132</text:p>
          </table:table-cell>
          <table:table-cell office:value-type="float" office:value="132">
            <text:p>132</text:p>
          </table:table-cell>
          <table:table-cell table:number-columns-repeated="234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US-MOZ-01000</text:p>
          </table:table-cell>
          <table:table-cell office:value-type="float" office:value="1070314">
            <text:p>1070314</text:p>
          </table:table-cell>
          <table:table-cell office:value-type="string">
            <text:p>01070314</text:p>
          </table:table-cell>
          <table:table-cell office:value-type="string">
            <text:p>Kapassene</text:p>
          </table:table-cell>
          <table:table-cell office:value-type="float" office:value="12">
            <text:p>12</text:p>
          </table:table-cell>
          <table:table-cell office:value-type="string">
            <text:p>NU-057</text:p>
          </table:table-cell>
          <table:table-cell office:value-type="float" office:value="-17.6328">
            <text:p>-17.632800</text:p>
          </table:table-cell>
          <table:table-cell office:value-type="float" office:value="35.0503">
            <text:p>35.050300</text:p>
          </table:table-cell>
          <table:table-cell table:number-columns-repeated="10"/>
          <table:table-cell table:formula="of:=VLOOKUP([.I1001];[NE.$F$2:.$Q$160];2;0)" office:value-type="float" office:value="132">
            <text:p>132</text:p>
          </table:table-cell>
          <table:table-cell office:value-type="float" office:value="132">
            <text:p>132</text:p>
          </table:table-cell>
          <table:table-cell table:number-columns-repeated="234"/>
        </table:table-row>
        <table:table-row table:style-name="ro2">
          <table:table-cell office:value-type="float" office:value="1001">
            <text:p>100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US-MOZ-01001</text:p>
          </table:table-cell>
          <table:table-cell office:value-type="float" office:value="1070315">
            <text:p>1070315</text:p>
          </table:table-cell>
          <table:table-cell office:value-type="string">
            <text:p>01070315</text:p>
          </table:table-cell>
          <table:table-cell office:value-type="string">
            <text:p>Daf - Nhambalo</text:p>
          </table:table-cell>
          <table:table-cell office:value-type="float" office:value="12">
            <text:p>12</text:p>
          </table:table-cell>
          <table:table-cell office:value-type="string">
            <text:p>NU-057</text:p>
          </table:table-cell>
          <table:table-cell office:value-type="float" office:value="-17.833333">
            <text:p>-17.833333</text:p>
          </table:table-cell>
          <table:table-cell office:value-type="float" office:value="35.333333">
            <text:p>35.333333</text:p>
          </table:table-cell>
          <table:table-cell table:number-columns-repeated="10"/>
          <table:table-cell table:formula="of:=VLOOKUP([.I1002];[NE.$F$2:.$Q$160];2;0)" office:value-type="float" office:value="132">
            <text:p>132</text:p>
          </table:table-cell>
          <table:table-cell office:value-type="float" office:value="132">
            <text:p>132</text:p>
          </table:table-cell>
          <table:table-cell table:number-columns-repeated="234"/>
        </table:table-row>
        <table:table-row table:style-name="ro2">
          <table:table-cell office:value-type="float" office:value="1002">
            <text:p>100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US-MOZ-01002</text:p>
          </table:table-cell>
          <table:table-cell office:value-type="float" office:value="1070305">
            <text:p>1070305</text:p>
          </table:table-cell>
          <table:table-cell office:value-type="string">
            <text:p>01070305</text:p>
          </table:table-cell>
          <table:table-cell office:value-type="string">
            <text:p>Licoma</text:p>
          </table:table-cell>
          <table:table-cell office:value-type="float" office:value="12">
            <text:p>12</text:p>
          </table:table-cell>
          <table:table-cell office:value-type="string">
            <text:p>NU-057</text:p>
          </table:table-cell>
          <table:table-cell office:value-type="float" office:value="-17.833326">
            <text:p>-17.833326</text:p>
          </table:table-cell>
          <table:table-cell office:value-type="float" office:value="35.33335">
            <text:p>35.333350</text:p>
          </table:table-cell>
          <table:table-cell table:number-columns-repeated="10"/>
          <table:table-cell table:formula="of:=VLOOKUP([.I1003];[NE.$F$2:.$Q$160];2;0)" office:value-type="float" office:value="132">
            <text:p>132</text:p>
          </table:table-cell>
          <table:table-cell office:value-type="float" office:value="132">
            <text:p>132</text:p>
          </table:table-cell>
          <table:table-cell table:number-columns-repeated="234"/>
        </table:table-row>
        <table:table-row table:style-name="ro2">
          <table:table-cell office:value-type="float" office:value="1003">
            <text:p>100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US-MOZ-01003</text:p>
          </table:table-cell>
          <table:table-cell office:value-type="float" office:value="1070316">
            <text:p>1070316</text:p>
          </table:table-cell>
          <table:table-cell office:value-type="string">
            <text:p>01070316</text:p>
          </table:table-cell>
          <table:table-cell office:value-type="string">
            <text:p>Sombreiro</text:p>
          </table:table-cell>
          <table:table-cell office:value-type="float" office:value="13">
            <text:p>13</text:p>
          </table:table-cell>
          <table:table-cell office:value-type="string">
            <text:p>NU-057</text:p>
          </table:table-cell>
          <table:table-cell office:value-type="float" office:value="-17.8669">
            <text:p>-17.866900</text:p>
          </table:table-cell>
          <table:table-cell office:value-type="float" office:value="35.3117">
            <text:p>35.311700</text:p>
          </table:table-cell>
          <table:table-cell table:number-columns-repeated="10"/>
          <table:table-cell table:formula="of:=VLOOKUP([.I1004];[NE.$F$2:.$Q$160];2;0)" office:value-type="float" office:value="132">
            <text:p>132</text:p>
          </table:table-cell>
          <table:table-cell office:value-type="float" office:value="132">
            <text:p>132</text:p>
          </table:table-cell>
          <table:table-cell table:number-columns-repeated="234"/>
        </table:table-row>
        <table:table-row table:style-name="ro2">
          <table:table-cell office:value-type="float" office:value="1004">
            <text:p>100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US-MOZ-01004</text:p>
          </table:table-cell>
          <table:table-cell office:value-type="float" office:value="1070317">
            <text:p>1070317</text:p>
          </table:table-cell>
          <table:table-cell office:value-type="string">
            <text:p>01070317</text:p>
          </table:table-cell>
          <table:table-cell office:value-type="string">
            <text:p>Chipuazo</text:p>
          </table:table-cell>
          <table:table-cell office:value-type="float" office:value="13">
            <text:p>13</text:p>
          </table:table-cell>
          <table:table-cell office:value-type="string">
            <text:p>NU-057</text:p>
          </table:table-cell>
          <table:table-cell office:value-type="float" office:value="-17.8503">
            <text:p>-17.850300</text:p>
          </table:table-cell>
          <table:table-cell office:value-type="float" office:value="35.3986">
            <text:p>35.398600</text:p>
          </table:table-cell>
          <table:table-cell table:number-columns-repeated="10"/>
          <table:table-cell table:formula="of:=VLOOKUP([.I1005];[NE.$F$2:.$Q$160];2;0)" office:value-type="float" office:value="132">
            <text:p>132</text:p>
          </table:table-cell>
          <table:table-cell office:value-type="float" office:value="132">
            <text:p>132</text:p>
          </table:table-cell>
          <table:table-cell table:number-columns-repeated="234"/>
        </table:table-row>
        <table:table-row table:style-name="ro2">
          <table:table-cell office:value-type="float" office:value="1005">
            <text:p>100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US-MOZ-01005</text:p>
          </table:table-cell>
          <table:table-cell office:value-type="float" office:value="1070318">
            <text:p>1070318</text:p>
          </table:table-cell>
          <table:table-cell office:value-type="string">
            <text:p>01070318</text:p>
          </table:table-cell>
          <table:table-cell office:value-type="string">
            <text:p>Chipende</text:p>
          </table:table-cell>
          <table:table-cell office:value-type="float" office:value="13">
            <text:p>13</text:p>
          </table:table-cell>
          <table:table-cell office:value-type="string">
            <text:p>NU-057</text:p>
          </table:table-cell>
          <table:table-cell office:value-type="float" office:value="-17.7828">
            <text:p>-17.782800</text:p>
          </table:table-cell>
          <table:table-cell office:value-type="float" office:value="35.2469">
            <text:p>35.246900</text:p>
          </table:table-cell>
          <table:table-cell table:number-columns-repeated="10"/>
          <table:table-cell table:formula="of:=VLOOKUP([.I1006];[NE.$F$2:.$Q$160];2;0)" office:value-type="float" office:value="132">
            <text:p>132</text:p>
          </table:table-cell>
          <table:table-cell office:value-type="float" office:value="132">
            <text:p>132</text:p>
          </table:table-cell>
          <table:table-cell table:number-columns-repeated="234"/>
        </table:table-row>
        <table:table-row table:style-name="ro2">
          <table:table-cell office:value-type="float" office:value="1006">
            <text:p>100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US-MOZ-01006</text:p>
          </table:table-cell>
          <table:table-cell office:value-type="float" office:value="1070319">
            <text:p>1070319</text:p>
          </table:table-cell>
          <table:table-cell office:value-type="string">
            <text:p>01070319</text:p>
          </table:table-cell>
          <table:table-cell office:value-type="string">
            <text:p>Phazo</text:p>
          </table:table-cell>
          <table:table-cell office:value-type="float" office:value="13">
            <text:p>13</text:p>
          </table:table-cell>
          <table:table-cell office:value-type="string">
            <text:p>NU-057</text:p>
          </table:table-cell>
          <table:table-cell office:value-type="float" office:value="-17.8419">
            <text:p>-17.841900</text:p>
          </table:table-cell>
          <table:table-cell office:value-type="float" office:value="35.2386">
            <text:p>35.238600</text:p>
          </table:table-cell>
          <table:table-cell table:number-columns-repeated="10"/>
          <table:table-cell table:formula="of:=VLOOKUP([.I1007];[NE.$F$2:.$Q$160];2;0)" office:value-type="float" office:value="132">
            <text:p>132</text:p>
          </table:table-cell>
          <table:table-cell office:value-type="float" office:value="132">
            <text:p>132</text:p>
          </table:table-cell>
          <table:table-cell table:number-columns-repeated="234"/>
        </table:table-row>
        <table:table-row table:style-name="ro2">
          <table:table-cell office:value-type="float" office:value="1007">
            <text:p>100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US-MOZ-01007</text:p>
          </table:table-cell>
          <table:table-cell office:value-type="float" office:value="1070312">
            <text:p>1070312</text:p>
          </table:table-cell>
          <table:table-cell office:value-type="string">
            <text:p>01070312</text:p>
          </table:table-cell>
          <table:table-cell office:value-type="string">
            <text:p>Sena</text:p>
          </table:table-cell>
          <table:table-cell office:value-type="float" office:value="12">
            <text:p>12</text:p>
          </table:table-cell>
          <table:table-cell office:value-type="string">
            <text:p>NU-057</text:p>
          </table:table-cell>
          <table:table-cell office:value-type="float" office:value="-17.4517">
            <text:p>-17.451700</text:p>
          </table:table-cell>
          <table:table-cell office:value-type="float" office:value="35.0381">
            <text:p>35.038100</text:p>
          </table:table-cell>
          <table:table-cell table:number-columns-repeated="10"/>
          <table:table-cell table:formula="of:=VLOOKUP([.I1008];[NE.$F$2:.$Q$160];2;0)" office:value-type="float" office:value="132">
            <text:p>132</text:p>
          </table:table-cell>
          <table:table-cell office:value-type="float" office:value="132">
            <text:p>132</text:p>
          </table:table-cell>
          <table:table-cell table:number-columns-repeated="234"/>
        </table:table-row>
        <table:table-row table:style-name="ro2">
          <table:table-cell office:value-type="float" office:value="1008">
            <text:p>100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US-MOZ-01008</text:p>
          </table:table-cell>
          <table:table-cell office:value-type="float" office:value="1070355">
            <text:p>1070355</text:p>
          </table:table-cell>
          <table:table-cell office:value-type="string">
            <text:p>01070355</text:p>
          </table:table-cell>
          <table:table-cell office:value-type="string">
            <text:p>Randinho</text:p>
          </table:table-cell>
          <table:table-cell office:value-type="float" office:value="13">
            <text:p>13</text:p>
          </table:table-cell>
          <table:table-cell office:value-type="string">
            <text:p>NU-057</text:p>
          </table:table-cell>
          <table:table-cell office:value-type="float" office:value="-17.6844">
            <text:p>-17.684400</text:p>
          </table:table-cell>
          <table:table-cell office:value-type="float" office:value="35.0389">
            <text:p>35.038900</text:p>
          </table:table-cell>
          <table:table-cell table:number-columns-repeated="10"/>
          <table:table-cell table:formula="of:=VLOOKUP([.I1009];[NE.$F$2:.$Q$160];2;0)" office:value-type="float" office:value="132">
            <text:p>132</text:p>
          </table:table-cell>
          <table:table-cell office:value-type="float" office:value="132">
            <text:p>132</text:p>
          </table:table-cell>
          <table:table-cell table:number-columns-repeated="234"/>
        </table:table-row>
        <table:table-row table:style-name="ro2">
          <table:table-cell office:value-type="float" office:value="1009">
            <text:p>100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US-MOZ-01009</text:p>
          </table:table-cell>
          <table:table-cell office:value-type="float" office:value="1070320">
            <text:p>1070320</text:p>
          </table:table-cell>
          <table:table-cell office:value-type="string">
            <text:p>01070320</text:p>
          </table:table-cell>
          <table:table-cell office:value-type="string">
            <text:p>Nhamatanda</text:p>
          </table:table-cell>
          <table:table-cell office:value-type="float" office:value="13">
            <text:p>13</text:p>
          </table:table-cell>
          <table:table-cell office:value-type="string">
            <text:p>NU-057</text:p>
          </table:table-cell>
          <table:table-cell office:value-type="float" office:value="-17.8703">
            <text:p>-17.870300</text:p>
          </table:table-cell>
          <table:table-cell office:value-type="float" office:value="34.9069">
            <text:p>34.906900</text:p>
          </table:table-cell>
          <table:table-cell table:number-columns-repeated="10"/>
          <table:table-cell table:formula="of:=VLOOKUP([.I1010];[NE.$F$2:.$Q$160];2;0)" office:value-type="float" office:value="132">
            <text:p>132</text:p>
          </table:table-cell>
          <table:table-cell office:value-type="float" office:value="132">
            <text:p>132</text:p>
          </table:table-cell>
          <table:table-cell table:number-columns-repeated="234"/>
        </table:table-row>
        <table:table-row table:style-name="ro2">
          <table:table-cell office:value-type="float" office:value="1010">
            <text:p>10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US-MOZ-01010</text:p>
          </table:table-cell>
          <table:table-cell office:value-type="float" office:value="1070357">
            <text:p>1070357</text:p>
          </table:table-cell>
          <table:table-cell office:value-type="string">
            <text:p>010703?</text:p>
          </table:table-cell>
          <table:table-cell office:value-type="string">
            <text:p>Ps Amílcar Cabral</text:p>
          </table:table-cell>
          <table:table-cell office:value-type="float" office:value="12">
            <text:p>12</text:p>
          </table:table-cell>
          <table:table-cell office:value-type="string">
            <text:p>NU-057</text:p>
          </table:table-cell>
          <table:table-cell office:value-type="float" office:value="-17.833329">
            <text:p>-17.833329</text:p>
          </table:table-cell>
          <table:table-cell office:value-type="float" office:value="35.333351">
            <text:p>35.333351</text:p>
          </table:table-cell>
          <table:table-cell table:number-columns-repeated="10"/>
          <table:table-cell table:formula="of:=VLOOKUP([.I1011];[NE.$F$2:.$Q$160];2;0)" office:value-type="float" office:value="132">
            <text:p>132</text:p>
          </table:table-cell>
          <table:table-cell office:value-type="float" office:value="132">
            <text:p>132</text:p>
          </table:table-cell>
          <table:table-cell table:number-columns-repeated="234"/>
        </table:table-row>
        <table:table-row table:style-name="ro2">
          <table:table-cell office:value-type="float" office:value="1011">
            <text:p>10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US-MOZ-01011</text:p>
          </table:table-cell>
          <table:table-cell office:value-type="float" office:value="1070457">
            <text:p>1070457</text:p>
          </table:table-cell>
          <table:table-cell office:value-type="string">
            <text:p>01070457</text:p>
          </table:table-cell>
          <table:table-cell office:value-type="string">
            <text:p>Senhambuzua</text:p>
          </table:table-cell>
          <table:table-cell office:value-type="float" office:value="12">
            <text:p>12</text:p>
          </table:table-cell>
          <table:table-cell office:value-type="string">
            <text:p>NU-056</text:p>
          </table:table-cell>
          <table:table-cell office:value-type="float" office:value="-17.163897">
            <text:p>-17.163897</text:p>
          </table:table-cell>
          <table:table-cell office:value-type="float" office:value="34.888638">
            <text:p>34.888638</text:p>
          </table:table-cell>
          <table:table-cell table:number-columns-repeated="10"/>
          <table:table-cell table:formula="of:=VLOOKUP([.I1012];[NE.$F$2:.$Q$160];2;0)" office:value-type="float" office:value="133">
            <text:p>133</text:p>
          </table:table-cell>
          <table:table-cell office:value-type="float" office:value="133">
            <text:p>133</text:p>
          </table:table-cell>
          <table:table-cell table:number-columns-repeated="234"/>
        </table:table-row>
        <table:table-row table:style-name="ro2">
          <table:table-cell office:value-type="float" office:value="1012">
            <text:p>10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US-MOZ-01012</text:p>
          </table:table-cell>
          <table:table-cell office:value-type="float" office:value="1070458">
            <text:p>1070458</text:p>
          </table:table-cell>
          <table:table-cell office:value-type="string">
            <text:p>01070458</text:p>
          </table:table-cell>
          <table:table-cell office:value-type="string">
            <text:p>Ndango</text:p>
          </table:table-cell>
          <table:table-cell office:value-type="float" office:value="13">
            <text:p>13</text:p>
          </table:table-cell>
          <table:table-cell office:value-type="string">
            <text:p>NU-056</text:p>
          </table:table-cell>
          <table:table-cell office:value-type="float" office:value="-17.1639">
            <text:p>-17.163900</text:p>
          </table:table-cell>
          <table:table-cell office:value-type="float" office:value="34.888624">
            <text:p>34.888624</text:p>
          </table:table-cell>
          <table:table-cell table:number-columns-repeated="10"/>
          <table:table-cell table:formula="of:=VLOOKUP([.I1013];[NE.$F$2:.$Q$160];2;0)" office:value-type="float" office:value="133">
            <text:p>133</text:p>
          </table:table-cell>
          <table:table-cell office:value-type="float" office:value="133">
            <text:p>133</text:p>
          </table:table-cell>
          <table:table-cell table:number-columns-repeated="234"/>
        </table:table-row>
        <table:table-row table:style-name="ro2">
          <table:table-cell office:value-type="float" office:value="1013">
            <text:p>10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US-MOZ-01013</text:p>
          </table:table-cell>
          <table:table-cell office:value-type="float" office:value="1070459">
            <text:p>1070459</text:p>
          </table:table-cell>
          <table:table-cell office:value-type="string">
            <text:p>01070459</text:p>
          </table:table-cell>
          <table:table-cell office:value-type="string">
            <text:p>Cado</text:p>
          </table:table-cell>
          <table:table-cell office:value-type="float" office:value="12">
            <text:p>12</text:p>
          </table:table-cell>
          <table:table-cell office:value-type="string">
            <text:p>NU-056</text:p>
          </table:table-cell>
          <table:table-cell office:value-type="float" office:value="-17.16389">
            <text:p>-17.163890</text:p>
          </table:table-cell>
          <table:table-cell office:value-type="float" office:value="34.888715">
            <text:p>34.888715</text:p>
          </table:table-cell>
          <table:table-cell table:number-columns-repeated="10"/>
          <table:table-cell table:formula="of:=VLOOKUP([.I1014];[NE.$F$2:.$Q$160];2;0)" office:value-type="float" office:value="133">
            <text:p>133</text:p>
          </table:table-cell>
          <table:table-cell office:value-type="float" office:value="133">
            <text:p>133</text:p>
          </table:table-cell>
          <table:table-cell table:number-columns-repeated="234"/>
        </table:table-row>
        <table:table-row table:style-name="ro2">
          <table:table-cell office:value-type="float" office:value="1014">
            <text:p>101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US-MOZ-01014</text:p>
          </table:table-cell>
          <table:table-cell office:value-type="float" office:value="1070460">
            <text:p>1070460</text:p>
          </table:table-cell>
          <table:table-cell office:value-type="string">
            <text:p>01070460</text:p>
          </table:table-cell>
          <table:table-cell office:value-type="string">
            <text:p>Quarenta</text:p>
          </table:table-cell>
          <table:table-cell office:value-type="float" office:value="13">
            <text:p>13</text:p>
          </table:table-cell>
          <table:table-cell office:value-type="string">
            <text:p>NU-056</text:p>
          </table:table-cell>
          <table:table-cell office:value-type="float" office:value="-17.164297">
            <text:p>-17.164297</text:p>
          </table:table-cell>
          <table:table-cell office:value-type="float" office:value="34.888952">
            <text:p>34.888952</text:p>
          </table:table-cell>
          <table:table-cell table:number-columns-repeated="10"/>
          <table:table-cell table:formula="of:=VLOOKUP([.I1015];[NE.$F$2:.$Q$160];2;0)" office:value-type="float" office:value="133">
            <text:p>133</text:p>
          </table:table-cell>
          <table:table-cell office:value-type="float" office:value="133">
            <text:p>133</text:p>
          </table:table-cell>
          <table:table-cell table:number-columns-repeated="234"/>
        </table:table-row>
        <table:table-row table:style-name="ro2">
          <table:table-cell office:value-type="float" office:value="1015">
            <text:p>10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US-MOZ-01015</text:p>
          </table:table-cell>
          <table:table-cell office:value-type="float" office:value="1070498">
            <text:p>1070498</text:p>
          </table:table-cell>
          <table:table-cell office:value-type="string">
            <text:p>01070498</text:p>
          </table:table-cell>
          <table:table-cell office:value-type="string">
            <text:p>Capanga</text:p>
          </table:table-cell>
          <table:table-cell office:value-type="float" office:value="13">
            <text:p>13</text:p>
          </table:table-cell>
          <table:table-cell office:value-type="string">
            <text:p>NU-056</text:p>
          </table:table-cell>
          <table:table-cell office:value-type="float" office:value="-17.164406">
            <text:p>-17.164406</text:p>
          </table:table-cell>
          <table:table-cell office:value-type="float" office:value="34.888843">
            <text:p>34.888843</text:p>
          </table:table-cell>
          <table:table-cell table:number-columns-repeated="10"/>
          <table:table-cell table:formula="of:=VLOOKUP([.I1016];[NE.$F$2:.$Q$160];2;0)" office:value-type="float" office:value="133">
            <text:p>133</text:p>
          </table:table-cell>
          <table:table-cell office:value-type="float" office:value="133">
            <text:p>133</text:p>
          </table:table-cell>
          <table:table-cell table:number-columns-repeated="234"/>
        </table:table-row>
        <table:table-row table:style-name="ro2">
          <table:table-cell office:value-type="float" office:value="1016">
            <text:p>101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US-MOZ-01016</text:p>
          </table:table-cell>
          <table:table-cell office:value-type="float" office:value="1070410">
            <text:p>1070410</text:p>
          </table:table-cell>
          <table:table-cell office:value-type="string">
            <text:p>01070410</text:p>
          </table:table-cell>
          <table:table-cell office:value-type="string">
            <text:p>Chemba-Sede</text:p>
          </table:table-cell>
          <table:table-cell office:value-type="float" office:value="11">
            <text:p>11</text:p>
          </table:table-cell>
          <table:table-cell office:value-type="string">
            <text:p>NU-056</text:p>
          </table:table-cell>
          <table:table-cell office:value-type="float" office:value="-17.15">
            <text:p>-17.150000</text:p>
          </table:table-cell>
          <table:table-cell office:value-type="float" office:value="34.8833">
            <text:p>34.883300</text:p>
          </table:table-cell>
          <table:table-cell table:number-columns-repeated="10"/>
          <table:table-cell table:formula="of:=VLOOKUP([.I1017];[NE.$F$2:.$Q$160];2;0)" office:value-type="float" office:value="133">
            <text:p>133</text:p>
          </table:table-cell>
          <table:table-cell office:value-type="float" office:value="133">
            <text:p>133</text:p>
          </table:table-cell>
          <table:table-cell table:number-columns-repeated="234"/>
        </table:table-row>
        <table:table-row table:style-name="ro2">
          <table:table-cell office:value-type="float" office:value="1017">
            <text:p>101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US-MOZ-01017</text:p>
          </table:table-cell>
          <table:table-cell office:value-type="float" office:value="1070455">
            <text:p>1070455</text:p>
          </table:table-cell>
          <table:table-cell office:value-type="string">
            <text:p>01070455</text:p>
          </table:table-cell>
          <table:table-cell office:value-type="string">
            <text:p>Nhandula</text:p>
          </table:table-cell>
          <table:table-cell office:value-type="float" office:value="13">
            <text:p>13</text:p>
          </table:table-cell>
          <table:table-cell office:value-type="string">
            <text:p>NU-056</text:p>
          </table:table-cell>
          <table:table-cell office:value-type="float" office:value="-17.16411">
            <text:p>-17.164110</text:p>
          </table:table-cell>
          <table:table-cell office:value-type="float" office:value="34.888366">
            <text:p>34.888366</text:p>
          </table:table-cell>
          <table:table-cell table:number-columns-repeated="10"/>
          <table:table-cell table:formula="of:=VLOOKUP([.I1018];[NE.$F$2:.$Q$160];2;0)" office:value-type="float" office:value="133">
            <text:p>133</text:p>
          </table:table-cell>
          <table:table-cell office:value-type="float" office:value="133">
            <text:p>133</text:p>
          </table:table-cell>
          <table:table-cell table:number-columns-repeated="234"/>
        </table:table-row>
        <table:table-row table:style-name="ro2">
          <table:table-cell office:value-type="float" office:value="1018">
            <text:p>101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US-MOZ-01018</text:p>
          </table:table-cell>
          <table:table-cell office:value-type="float" office:value="1070439">
            <text:p>1070439</text:p>
          </table:table-cell>
          <table:table-cell office:value-type="string">
            <text:p>01070439</text:p>
          </table:table-cell>
          <table:table-cell office:value-type="string">
            <text:p>Catele</text:p>
          </table:table-cell>
          <table:table-cell office:value-type="float" office:value="13">
            <text:p>13</text:p>
          </table:table-cell>
          <table:table-cell office:value-type="string">
            <text:p>NU-056</text:p>
          </table:table-cell>
          <table:table-cell office:value-type="float" office:value="-17.162814">
            <text:p>-17.162814</text:p>
          </table:table-cell>
          <table:table-cell office:value-type="float" office:value="34.889757">
            <text:p>34.889757</text:p>
          </table:table-cell>
          <table:table-cell table:number-columns-repeated="10"/>
          <table:table-cell table:formula="of:=VLOOKUP([.I1019];[NE.$F$2:.$Q$160];2;0)" office:value-type="float" office:value="133">
            <text:p>133</text:p>
          </table:table-cell>
          <table:table-cell office:value-type="float" office:value="133">
            <text:p>133</text:p>
          </table:table-cell>
          <table:table-cell table:number-columns-repeated="234"/>
        </table:table-row>
        <table:table-row table:style-name="ro2">
          <table:table-cell office:value-type="float" office:value="1019">
            <text:p>101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US-MOZ-01019</text:p>
          </table:table-cell>
          <table:table-cell office:value-type="float" office:value="1070413">
            <text:p>1070413</text:p>
          </table:table-cell>
          <table:table-cell office:value-type="string">
            <text:p>01070413</text:p>
          </table:table-cell>
          <table:table-cell office:value-type="string">
            <text:p>Macanga</text:p>
          </table:table-cell>
          <table:table-cell office:value-type="float" office:value="13">
            <text:p>13</text:p>
          </table:table-cell>
          <table:table-cell office:value-type="string">
            <text:p>NU-056</text:p>
          </table:table-cell>
          <table:table-cell office:value-type="float" office:value="-17.162905">
            <text:p>-17.162905</text:p>
          </table:table-cell>
          <table:table-cell office:value-type="float" office:value="34.889757">
            <text:p>34.889757</text:p>
          </table:table-cell>
          <table:table-cell table:number-columns-repeated="10"/>
          <table:table-cell table:formula="of:=VLOOKUP([.I1020];[NE.$F$2:.$Q$160];2;0)" office:value-type="float" office:value="133">
            <text:p>133</text:p>
          </table:table-cell>
          <table:table-cell office:value-type="float" office:value="133">
            <text:p>133</text:p>
          </table:table-cell>
          <table:table-cell table:number-columns-repeated="234"/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US-MOZ-01020</text:p>
          </table:table-cell>
          <table:table-cell office:value-type="float" office:value="1070411">
            <text:p>1070411</text:p>
          </table:table-cell>
          <table:table-cell office:value-type="string">
            <text:p>01070411</text:p>
          </table:table-cell>
          <table:table-cell office:value-type="string">
            <text:p>Correia</text:p>
          </table:table-cell>
          <table:table-cell office:value-type="float" office:value="13">
            <text:p>13</text:p>
          </table:table-cell>
          <table:table-cell office:value-type="string">
            <text:p>NU-056</text:p>
          </table:table-cell>
          <table:table-cell office:value-type="float" office:value="-17.153711">
            <text:p>-17.153711</text:p>
          </table:table-cell>
          <table:table-cell office:value-type="float" office:value="34.817148">
            <text:p>34.817148</text:p>
          </table:table-cell>
          <table:table-cell table:number-columns-repeated="10"/>
          <table:table-cell table:formula="of:=VLOOKUP([.I1021];[NE.$F$2:.$Q$160];2;0)" office:value-type="float" office:value="133">
            <text:p>133</text:p>
          </table:table-cell>
          <table:table-cell office:value-type="float" office:value="133">
            <text:p>133</text:p>
          </table:table-cell>
          <table:table-cell table:number-columns-repeated="234"/>
        </table:table-row>
        <table:table-row table:style-name="ro2">
          <table:table-cell office:value-type="float" office:value="1021">
            <text:p>102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US-MOZ-01021</text:p>
          </table:table-cell>
          <table:table-cell office:value-type="float" office:value="1070409">
            <text:p>1070409</text:p>
          </table:table-cell>
          <table:table-cell office:value-type="string">
            <text:p>01070409</text:p>
          </table:table-cell>
          <table:table-cell office:value-type="string">
            <text:p>Catulene</text:p>
          </table:table-cell>
          <table:table-cell office:value-type="float" office:value="13">
            <text:p>13</text:p>
          </table:table-cell>
          <table:table-cell office:value-type="string">
            <text:p>NU-056</text:p>
          </table:table-cell>
          <table:table-cell office:value-type="float" office:value="-17.1667">
            <text:p>-17.166700</text:p>
          </table:table-cell>
          <table:table-cell office:value-type="float" office:value="34.4167">
            <text:p>34.416700</text:p>
          </table:table-cell>
          <table:table-cell table:number-columns-repeated="10"/>
          <table:table-cell table:formula="of:=VLOOKUP([.I1022];[NE.$F$2:.$Q$160];2;0)" office:value-type="float" office:value="133">
            <text:p>133</text:p>
          </table:table-cell>
          <table:table-cell office:value-type="float" office:value="133">
            <text:p>133</text:p>
          </table:table-cell>
          <table:table-cell table:number-columns-repeated="234"/>
        </table:table-row>
        <table:table-row table:style-name="ro2">
          <table:table-cell office:value-type="float" office:value="1022">
            <text:p>102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US-MOZ-01022</text:p>
          </table:table-cell>
          <table:table-cell office:value-type="float" office:value="1070408">
            <text:p>1070408</text:p>
          </table:table-cell>
          <table:table-cell office:value-type="string">
            <text:p>01070408</text:p>
          </table:table-cell>
          <table:table-cell office:value-type="string">
            <text:p>3 Fevereiro</text:p>
          </table:table-cell>
          <table:table-cell office:value-type="float" office:value="12">
            <text:p>12</text:p>
          </table:table-cell>
          <table:table-cell office:value-type="string">
            <text:p>NU-056</text:p>
          </table:table-cell>
          <table:table-cell office:value-type="float" office:value="-17.2333">
            <text:p>-17.233300</text:p>
          </table:table-cell>
          <table:table-cell office:value-type="float" office:value="34.9167">
            <text:p>34.916700</text:p>
          </table:table-cell>
          <table:table-cell table:number-columns-repeated="10"/>
          <table:table-cell table:formula="of:=VLOOKUP([.I1023];[NE.$F$2:.$Q$160];2;0)" office:value-type="float" office:value="133">
            <text:p>133</text:p>
          </table:table-cell>
          <table:table-cell office:value-type="float" office:value="133">
            <text:p>133</text:p>
          </table:table-cell>
          <table:table-cell table:number-columns-repeated="234"/>
        </table:table-row>
        <table:table-row table:style-name="ro2">
          <table:table-cell office:value-type="float" office:value="1023">
            <text:p>102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US-MOZ-01023</text:p>
          </table:table-cell>
          <table:table-cell office:value-type="float" office:value="1070407">
            <text:p>1070407</text:p>
          </table:table-cell>
          <table:table-cell office:value-type="string">
            <text:p>01070407</text:p>
          </table:table-cell>
          <table:table-cell office:value-type="string">
            <text:p>Chiramba</text:p>
          </table:table-cell>
          <table:table-cell office:value-type="float" office:value="12">
            <text:p>12</text:p>
          </table:table-cell>
          <table:table-cell office:value-type="string">
            <text:p>NU-056</text:p>
          </table:table-cell>
          <table:table-cell office:value-type="float" office:value="-16.890128">
            <text:p>-16.890128</text:p>
          </table:table-cell>
          <table:table-cell office:value-type="float" office:value="34.656268">
            <text:p>34.656268</text:p>
          </table:table-cell>
          <table:table-cell table:number-columns-repeated="10"/>
          <table:table-cell table:formula="of:=VLOOKUP([.I1024];[NE.$F$2:.$Q$160];2;0)" office:value-type="float" office:value="133">
            <text:p>133</text:p>
          </table:table-cell>
          <table:table-cell office:value-type="float" office:value="133">
            <text:p>133</text:p>
          </table:table-cell>
          <table:table-cell table:number-columns-repeated="234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US-MOZ-01024</text:p>
          </table:table-cell>
          <table:table-cell office:value-type="float" office:value="1070406">
            <text:p>1070406</text:p>
          </table:table-cell>
          <table:table-cell office:value-type="string">
            <text:p>01070406</text:p>
          </table:table-cell>
          <table:table-cell office:value-type="string">
            <text:p>Mulima</text:p>
          </table:table-cell>
          <table:table-cell office:value-type="float" office:value="12">
            <text:p>12</text:p>
          </table:table-cell>
          <table:table-cell office:value-type="string">
            <text:p>NU-056</text:p>
          </table:table-cell>
          <table:table-cell office:value-type="float" office:value="-17.3333">
            <text:p>-17.333300</text:p>
          </table:table-cell>
          <table:table-cell office:value-type="float" office:value="34.6167">
            <text:p>34.616700</text:p>
          </table:table-cell>
          <table:table-cell table:number-columns-repeated="10"/>
          <table:table-cell table:formula="of:=VLOOKUP([.I1025];[NE.$F$2:.$Q$160];2;0)" office:value-type="float" office:value="133">
            <text:p>133</text:p>
          </table:table-cell>
          <table:table-cell office:value-type="float" office:value="133">
            <text:p>133</text:p>
          </table:table-cell>
          <table:table-cell table:number-columns-repeated="234"/>
        </table:table-row>
        <table:table-row table:style-name="ro2">
          <table:table-cell office:value-type="float" office:value="1025">
            <text:p>102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US-MOZ-01025</text:p>
          </table:table-cell>
          <table:table-cell office:value-type="float" office:value="1070412">
            <text:p>1070412</text:p>
          </table:table-cell>
          <table:table-cell office:value-type="string">
            <text:p>01070412</text:p>
          </table:table-cell>
          <table:table-cell office:value-type="string">
            <text:p>Goe</text:p>
          </table:table-cell>
          <table:table-cell office:value-type="float" office:value="12">
            <text:p>12</text:p>
          </table:table-cell>
          <table:table-cell office:value-type="string">
            <text:p>NU-056</text:p>
          </table:table-cell>
          <table:table-cell office:value-type="float" office:value="-17.4167">
            <text:p>-17.416700</text:p>
          </table:table-cell>
          <table:table-cell office:value-type="float" office:value="34.7333">
            <text:p>34.733300</text:p>
          </table:table-cell>
          <table:table-cell table:number-columns-repeated="10"/>
          <table:table-cell table:formula="of:=VLOOKUP([.I1026];[NE.$F$2:.$Q$160];2;0)" office:value-type="float" office:value="133">
            <text:p>133</text:p>
          </table:table-cell>
          <table:table-cell office:value-type="float" office:value="133">
            <text:p>133</text:p>
          </table:table-cell>
          <table:table-cell table:number-columns-repeated="234"/>
        </table:table-row>
        <table:table-row table:style-name="ro2">
          <table:table-cell office:value-type="float" office:value="1026">
            <text:p>102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US-MOZ-01026</text:p>
          </table:table-cell>
          <table:table-cell office:value-type="float" office:value="1070508">
            <text:p>1070508</text:p>
          </table:table-cell>
          <table:table-cell office:value-type="string">
            <text:p>01070508</text:p>
          </table:table-cell>
          <table:table-cell office:value-type="string">
            <text:p>Chite</text:p>
          </table:table-cell>
          <table:table-cell office:value-type="float" office:value="12">
            <text:p>12</text:p>
          </table:table-cell>
          <table:table-cell office:value-type="string">
            <text:p>NU-055</text:p>
          </table:table-cell>
          <table:table-cell office:value-type="float" office:value="-18.3167">
            <text:p>-18.316700</text:p>
          </table:table-cell>
          <table:table-cell office:value-type="float" office:value="34.8667">
            <text:p>34.866700</text:p>
          </table:table-cell>
          <table:table-cell table:number-columns-repeated="10"/>
          <table:table-cell table:formula="of:=VLOOKUP([.I1027];[NE.$F$2:.$Q$160];2;0)" office:value-type="float" office:value="134">
            <text:p>134</text:p>
          </table:table-cell>
          <table:table-cell office:value-type="float" office:value="134">
            <text:p>134</text:p>
          </table:table-cell>
          <table:table-cell table:number-columns-repeated="234"/>
        </table:table-row>
        <table:table-row table:style-name="ro2">
          <table:table-cell office:value-type="float" office:value="1027">
            <text:p>102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US-MOZ-01027</text:p>
          </table:table-cell>
          <table:table-cell office:value-type="float" office:value="1070555">
            <text:p>1070555</text:p>
          </table:table-cell>
          <table:table-cell office:value-type="string">
            <text:p>01070555</text:p>
          </table:table-cell>
          <table:table-cell office:value-type="string">
            <text:p>Nangue</text:p>
          </table:table-cell>
          <table:table-cell office:value-type="float" office:value="13">
            <text:p>13</text:p>
          </table:table-cell>
          <table:table-cell office:value-type="string">
            <text:p>NU-055</text:p>
          </table:table-cell>
          <table:table-cell office:value-type="float" office:value="-18.534929">
            <text:p>-18.534929</text:p>
          </table:table-cell>
          <table:table-cell office:value-type="float" office:value="35.302723">
            <text:p>35.302723</text:p>
          </table:table-cell>
          <table:table-cell table:number-columns-repeated="10"/>
          <table:table-cell table:formula="of:=VLOOKUP([.I1028];[NE.$F$2:.$Q$160];2;0)" office:value-type="float" office:value="134">
            <text:p>134</text:p>
          </table:table-cell>
          <table:table-cell office:value-type="float" office:value="134">
            <text:p>134</text:p>
          </table:table-cell>
          <table:table-cell table:number-columns-repeated="234"/>
        </table:table-row>
        <table:table-row table:style-name="ro2">
          <table:table-cell office:value-type="float" office:value="1028">
            <text:p>102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US-MOZ-01028</text:p>
          </table:table-cell>
          <table:table-cell office:value-type="float" office:value="1070511">
            <text:p>1070511</text:p>
          </table:table-cell>
          <table:table-cell office:value-type="string">
            <text:p>01070511</text:p>
          </table:table-cell>
          <table:table-cell office:value-type="string">
            <text:p>Inhamitanga</text:p>
          </table:table-cell>
          <table:table-cell office:value-type="float" office:value="12">
            <text:p>12</text:p>
          </table:table-cell>
          <table:table-cell office:value-type="string">
            <text:p>NU-055</text:p>
          </table:table-cell>
          <table:table-cell office:value-type="float" office:value="-18.2167">
            <text:p>-18.216700</text:p>
          </table:table-cell>
          <table:table-cell office:value-type="float" office:value="35.15">
            <text:p>35.150000</text:p>
          </table:table-cell>
          <table:table-cell table:number-columns-repeated="10"/>
          <table:table-cell table:formula="of:=VLOOKUP([.I1029];[NE.$F$2:.$Q$160];2;0)" office:value-type="float" office:value="134">
            <text:p>134</text:p>
          </table:table-cell>
          <table:table-cell office:value-type="float" office:value="134">
            <text:p>134</text:p>
          </table:table-cell>
          <table:table-cell table:number-columns-repeated="234"/>
        </table:table-row>
        <table:table-row table:style-name="ro2">
          <table:table-cell office:value-type="float" office:value="1029">
            <text:p>102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US-MOZ-01029</text:p>
          </table:table-cell>
          <table:table-cell office:value-type="float" office:value="1070506">
            <text:p>1070506</text:p>
          </table:table-cell>
          <table:table-cell office:value-type="string">
            <text:p>01070506</text:p>
          </table:table-cell>
          <table:table-cell office:value-type="string">
            <text:p>Pungué</text:p>
          </table:table-cell>
          <table:table-cell office:value-type="float" office:value="12">
            <text:p>12</text:p>
          </table:table-cell>
          <table:table-cell office:value-type="string">
            <text:p>NU-055</text:p>
          </table:table-cell>
          <table:table-cell office:value-type="float" office:value="-17.9667">
            <text:p>-17.966700</text:p>
          </table:table-cell>
          <table:table-cell office:value-type="float" office:value="35.1333">
            <text:p>35.133300</text:p>
          </table:table-cell>
          <table:table-cell table:number-columns-repeated="10"/>
          <table:table-cell table:formula="of:=VLOOKUP([.I1030];[NE.$F$2:.$Q$160];2;0)" office:value-type="float" office:value="134">
            <text:p>134</text:p>
          </table:table-cell>
          <table:table-cell office:value-type="float" office:value="134">
            <text:p>134</text:p>
          </table:table-cell>
          <table:table-cell table:number-columns-repeated="234"/>
        </table:table-row>
        <table:table-row table:style-name="ro2">
          <table:table-cell office:value-type="float" office:value="1030">
            <text:p>103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US-MOZ-01030</text:p>
          </table:table-cell>
          <table:table-cell office:value-type="float" office:value="1070509">
            <text:p>1070509</text:p>
          </table:table-cell>
          <table:table-cell office:value-type="string">
            <text:p>01070509</text:p>
          </table:table-cell>
          <table:table-cell office:value-type="string">
            <text:p>Mazamba</text:p>
          </table:table-cell>
          <table:table-cell office:value-type="float" office:value="12">
            <text:p>12</text:p>
          </table:table-cell>
          <table:table-cell office:value-type="string">
            <text:p>NU-055</text:p>
          </table:table-cell>
          <table:table-cell office:value-type="float" office:value="-18.4833">
            <text:p>-18.483300</text:p>
          </table:table-cell>
          <table:table-cell office:value-type="float" office:value="34.7667">
            <text:p>34.766700</text:p>
          </table:table-cell>
          <table:table-cell table:number-columns-repeated="10"/>
          <table:table-cell table:formula="of:=VLOOKUP([.I1031];[NE.$F$2:.$Q$160];2;0)" office:value-type="float" office:value="134">
            <text:p>134</text:p>
          </table:table-cell>
          <table:table-cell office:value-type="float" office:value="134">
            <text:p>134</text:p>
          </table:table-cell>
          <table:table-cell table:number-columns-repeated="234"/>
        </table:table-row>
        <table:table-row table:style-name="ro2">
          <table:table-cell office:value-type="float" office:value="1031">
            <text:p>103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US-MOZ-01031</text:p>
          </table:table-cell>
          <table:table-cell office:value-type="float" office:value="1070507">
            <text:p>1070507</text:p>
          </table:table-cell>
          <table:table-cell office:value-type="string">
            <text:p>01070507</text:p>
          </table:table-cell>
          <table:table-cell office:value-type="string">
            <text:p>Nhataca</text:p>
          </table:table-cell>
          <table:table-cell office:value-type="float" office:value="13">
            <text:p>13</text:p>
          </table:table-cell>
          <table:table-cell office:value-type="string">
            <text:p>NU-055</text:p>
          </table:table-cell>
          <table:table-cell office:value-type="float" office:value="-18.2">
            <text:p>-18.200000</text:p>
          </table:table-cell>
          <table:table-cell office:value-type="float" office:value="34.9667">
            <text:p>34.966700</text:p>
          </table:table-cell>
          <table:table-cell table:number-columns-repeated="10"/>
          <table:table-cell table:formula="of:=VLOOKUP([.I1032];[NE.$F$2:.$Q$160];2;0)" office:value-type="float" office:value="134">
            <text:p>134</text:p>
          </table:table-cell>
          <table:table-cell office:value-type="float" office:value="134">
            <text:p>134</text:p>
          </table:table-cell>
          <table:table-cell table:number-columns-repeated="234"/>
        </table:table-row>
        <table:table-row table:style-name="ro2">
          <table:table-cell office:value-type="float" office:value="1032">
            <text:p>103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US-MOZ-01032</text:p>
          </table:table-cell>
          <table:table-cell office:value-type="float" office:value="1070500">
            <text:p>1070500</text:p>
          </table:table-cell>
          <table:table-cell office:value-type="string">
            <text:p>01070500</text:p>
          </table:table-cell>
          <table:table-cell office:value-type="string">
            <text:p>Inhaminga</text:p>
          </table:table-cell>
          <table:table-cell office:value-type="float" office:value="11">
            <text:p>11</text:p>
          </table:table-cell>
          <table:table-cell office:value-type="string">
            <text:p>NU-055</text:p>
          </table:table-cell>
          <table:table-cell office:value-type="float" office:value="-18.4167">
            <text:p>-18.416700</text:p>
          </table:table-cell>
          <table:table-cell office:value-type="float" office:value="35.0167">
            <text:p>35.016700</text:p>
          </table:table-cell>
          <table:table-cell table:number-columns-repeated="10"/>
          <table:table-cell table:formula="of:=VLOOKUP([.I1033];[NE.$F$2:.$Q$160];2;0)" office:value-type="float" office:value="134">
            <text:p>134</text:p>
          </table:table-cell>
          <table:table-cell office:value-type="float" office:value="134">
            <text:p>134</text:p>
          </table:table-cell>
          <table:table-cell table:number-columns-repeated="234"/>
        </table:table-row>
        <table:table-row table:style-name="ro2">
          <table:table-cell office:value-type="float" office:value="1033">
            <text:p>103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US-MOZ-01033</text:p>
          </table:table-cell>
          <table:table-cell office:value-type="float" office:value="1070510">
            <text:p>1070510</text:p>
          </table:table-cell>
          <table:table-cell office:value-type="string">
            <text:p>01070510</text:p>
          </table:table-cell>
          <table:table-cell office:value-type="string">
            <text:p>Maciamboza</text:p>
          </table:table-cell>
          <table:table-cell office:value-type="float" office:value="12">
            <text:p>12</text:p>
          </table:table-cell>
          <table:table-cell office:value-type="string">
            <text:p>NU-055</text:p>
          </table:table-cell>
          <table:table-cell office:value-type="float" office:value="-18.6542">
            <text:p>-18.654200</text:p>
          </table:table-cell>
          <table:table-cell office:value-type="float" office:value="35.1083">
            <text:p>35.108300</text:p>
          </table:table-cell>
          <table:table-cell table:number-columns-repeated="10"/>
          <table:table-cell table:formula="of:=VLOOKUP([.I1034];[NE.$F$2:.$Q$160];2;0)" office:value-type="float" office:value="134">
            <text:p>134</text:p>
          </table:table-cell>
          <table:table-cell office:value-type="float" office:value="134">
            <text:p>134</text:p>
          </table:table-cell>
          <table:table-cell table:number-columns-repeated="234"/>
        </table:table-row>
        <table:table-row table:style-name="ro2">
          <table:table-cell office:value-type="float" office:value="1034">
            <text:p>103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US-MOZ-01034</text:p>
          </table:table-cell>
          <table:table-cell office:value-type="float" office:value="1070608">
            <text:p>1070608</text:p>
          </table:table-cell>
          <table:table-cell office:value-type="string">
            <text:p>01070608</text:p>
          </table:table-cell>
          <table:table-cell office:value-type="string">
            <text:p>Nhango</text:p>
          </table:table-cell>
          <table:table-cell office:value-type="float" office:value="12">
            <text:p>12</text:p>
          </table:table-cell>
          <table:table-cell office:value-type="string">
            <text:p>NU-054</text:p>
          </table:table-cell>
          <table:table-cell table:style-name="ce16" office:value-type="float" office:value="-20.327417">
            <text:p>-20.327417</text:p>
          </table:table-cell>
          <table:table-cell table:style-name="ce16" office:value-type="float" office:value="33.885815">
            <text:p>33.885815</text:p>
          </table:table-cell>
          <table:table-cell table:number-columns-repeated="10"/>
          <table:table-cell table:formula="of:=VLOOKUP([.I1035];[NE.$F$2:.$Q$160];2;0)" office:value-type="float" office:value="135">
            <text:p>135</text:p>
          </table:table-cell>
          <table:table-cell office:value-type="float" office:value="135">
            <text:p>135</text:p>
          </table:table-cell>
          <table:table-cell table:number-columns-repeated="234"/>
        </table:table-row>
        <table:table-row table:style-name="ro2">
          <table:table-cell office:value-type="float" office:value="1035">
            <text:p>103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US-MOZ-01035</text:p>
          </table:table-cell>
          <table:table-cell office:value-type="float" office:value="1070610">
            <text:p>1070610</text:p>
          </table:table-cell>
          <table:table-cell office:value-type="string">
            <text:p>01070610</text:p>
          </table:table-cell>
          <table:table-cell office:value-type="string">
            <text:p>Muligue</text:p>
          </table:table-cell>
          <table:table-cell office:value-type="float" office:value="12">
            <text:p>12</text:p>
          </table:table-cell>
          <table:table-cell office:value-type="string">
            <text:p>NU-054</text:p>
          </table:table-cell>
          <table:table-cell office:value-type="float" office:value="-20.327374">
            <text:p>-20.327374</text:p>
          </table:table-cell>
          <table:table-cell office:value-type="float" office:value="33.885775">
            <text:p>33.885775</text:p>
          </table:table-cell>
          <table:table-cell table:number-columns-repeated="10"/>
          <table:table-cell table:formula="of:=VLOOKUP([.I1036];[NE.$F$2:.$Q$160];2;0)" office:value-type="float" office:value="135">
            <text:p>135</text:p>
          </table:table-cell>
          <table:table-cell office:value-type="float" office:value="135">
            <text:p>135</text:p>
          </table:table-cell>
          <table:table-cell table:number-columns-repeated="234"/>
        </table:table-row>
        <table:table-row table:style-name="ro2">
          <table:table-cell office:value-type="float" office:value="1036">
            <text:p>103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US-MOZ-01036</text:p>
          </table:table-cell>
          <table:table-cell office:value-type="float" office:value="1070611">
            <text:p>1070611</text:p>
          </table:table-cell>
          <table:table-cell office:value-type="string">
            <text:p>01070611</text:p>
          </table:table-cell>
          <table:table-cell office:value-type="string">
            <text:p>Panja</text:p>
          </table:table-cell>
          <table:table-cell office:value-type="float" office:value="12">
            <text:p>12</text:p>
          </table:table-cell>
          <table:table-cell office:value-type="string">
            <text:p>NU-054</text:p>
          </table:table-cell>
          <table:table-cell office:value-type="float" office:value="-20.327513">
            <text:p>-20.327513</text:p>
          </table:table-cell>
          <table:table-cell office:value-type="float" office:value="33.885842">
            <text:p>33.885842</text:p>
          </table:table-cell>
          <table:table-cell table:number-columns-repeated="10"/>
          <table:table-cell table:formula="of:=VLOOKUP([.I1037];[NE.$F$2:.$Q$160];2;0)" office:value-type="float" office:value="135">
            <text:p>135</text:p>
          </table:table-cell>
          <table:table-cell office:value-type="float" office:value="135">
            <text:p>135</text:p>
          </table:table-cell>
          <table:table-cell table:number-columns-repeated="234"/>
        </table:table-row>
        <table:table-row table:style-name="ro2">
          <table:table-cell office:value-type="float" office:value="1037">
            <text:p>103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US-MOZ-01037</text:p>
          </table:table-cell>
          <table:table-cell office:value-type="float" office:value="1070612">
            <text:p>1070612</text:p>
          </table:table-cell>
          <table:table-cell office:value-type="string">
            <text:p>01070612</text:p>
          </table:table-cell>
          <table:table-cell office:value-type="string">
            <text:p>Tronga</text:p>
          </table:table-cell>
          <table:table-cell office:value-type="float" office:value="12">
            <text:p>12</text:p>
          </table:table-cell>
          <table:table-cell office:value-type="string">
            <text:p>NU-054</text:p>
          </table:table-cell>
          <table:table-cell table:style-name="ce13" office:value-type="float" office:value="-20.327489">
            <text:p>-20.327489</text:p>
          </table:table-cell>
          <table:table-cell table:style-name="ce13" office:value-type="float" office:value="33.885728">
            <text:p>33.885728</text:p>
          </table:table-cell>
          <table:table-cell table:number-columns-repeated="10"/>
          <table:table-cell table:formula="of:=VLOOKUP([.I1038];[NE.$F$2:.$Q$160];2;0)" office:value-type="float" office:value="135">
            <text:p>135</text:p>
          </table:table-cell>
          <table:table-cell office:value-type="float" office:value="135">
            <text:p>135</text:p>
          </table:table-cell>
          <table:table-cell table:number-columns-repeated="234"/>
        </table:table-row>
        <table:table-row table:style-name="ro2">
          <table:table-cell office:value-type="float" office:value="1038">
            <text:p>103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US-MOZ-01038</text:p>
          </table:table-cell>
          <table:table-cell office:value-type="float" office:value="1070613">
            <text:p>1070613</text:p>
          </table:table-cell>
          <table:table-cell office:value-type="string">
            <text:p>01070613</text:p>
          </table:table-cell>
          <table:table-cell office:value-type="string">
            <text:p>Revue</text:p>
          </table:table-cell>
          <table:table-cell office:value-type="float" office:value="12">
            <text:p>12</text:p>
          </table:table-cell>
          <table:table-cell office:value-type="string">
            <text:p>NU-054</text:p>
          </table:table-cell>
          <table:table-cell office:value-type="float" office:value="-20.431362">
            <text:p>-20.431362</text:p>
          </table:table-cell>
          <table:table-cell office:value-type="float" office:value="33.98676">
            <text:p>33.986760</text:p>
          </table:table-cell>
          <table:table-cell table:number-columns-repeated="10"/>
          <table:table-cell table:formula="of:=VLOOKUP([.I1039];[NE.$F$2:.$Q$160];2;0)" office:value-type="float" office:value="135">
            <text:p>135</text:p>
          </table:table-cell>
          <table:table-cell office:value-type="float" office:value="135">
            <text:p>135</text:p>
          </table:table-cell>
          <table:table-cell table:number-columns-repeated="234"/>
        </table:table-row>
        <table:table-row table:style-name="ro2">
          <table:table-cell office:value-type="float" office:value="1039">
            <text:p>103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US-MOZ-01039</text:p>
          </table:table-cell>
          <table:table-cell office:value-type="float" office:value="1070614">
            <text:p>1070614</text:p>
          </table:table-cell>
          <table:table-cell office:value-type="string">
            <text:p>01070614</text:p>
          </table:table-cell>
          <table:table-cell office:value-type="string">
            <text:p>Mucheve</text:p>
          </table:table-cell>
          <table:table-cell office:value-type="float" office:value="12">
            <text:p>12</text:p>
          </table:table-cell>
          <table:table-cell office:value-type="string">
            <text:p>NU-054</text:p>
          </table:table-cell>
          <table:table-cell table:style-name="ce13" office:value-type="float" office:value="-20.327397">
            <text:p>-20.327397</text:p>
          </table:table-cell>
          <table:table-cell table:style-name="ce13" office:value-type="float" office:value="33.885741">
            <text:p>33.885741</text:p>
          </table:table-cell>
          <table:table-cell table:number-columns-repeated="10"/>
          <table:table-cell table:formula="of:=VLOOKUP([.I1040];[NE.$F$2:.$Q$160];2;0)" office:value-type="float" office:value="135">
            <text:p>135</text:p>
          </table:table-cell>
          <table:table-cell office:value-type="float" office:value="135">
            <text:p>135</text:p>
          </table:table-cell>
          <table:table-cell table:number-columns-repeated="234"/>
        </table:table-row>
        <table:table-row table:style-name="ro2">
          <table:table-cell office:value-type="float" office:value="1040">
            <text:p>104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US-MOZ-01040</text:p>
          </table:table-cell>
          <table:table-cell office:value-type="float" office:value="1070615">
            <text:p>1070615</text:p>
          </table:table-cell>
          <table:table-cell office:value-type="string">
            <text:p>01070615</text:p>
          </table:table-cell>
          <table:table-cell office:value-type="string">
            <text:p>Mangunde</text:p>
          </table:table-cell>
          <table:table-cell office:value-type="float" office:value="11">
            <text:p>11</text:p>
          </table:table-cell>
          <table:table-cell office:value-type="string">
            <text:p>NU-054</text:p>
          </table:table-cell>
          <table:table-cell office:value-type="float" office:value="-20.431359">
            <text:p>-20.431359</text:p>
          </table:table-cell>
          <table:table-cell office:value-type="float" office:value="33.986759">
            <text:p>33.986759</text:p>
          </table:table-cell>
          <table:table-cell table:number-columns-repeated="10"/>
          <table:table-cell table:formula="of:=VLOOKUP([.I1041];[NE.$F$2:.$Q$160];2;0)" office:value-type="float" office:value="135">
            <text:p>135</text:p>
          </table:table-cell>
          <table:table-cell office:value-type="float" office:value="135">
            <text:p>135</text:p>
          </table:table-cell>
          <table:table-cell table:number-columns-repeated="234"/>
        </table:table-row>
        <table:table-row table:style-name="ro2">
          <table:table-cell office:value-type="float" office:value="1041">
            <text:p>104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US-MOZ-01041</text:p>
          </table:table-cell>
          <table:table-cell office:value-type="float" office:value="1070616">
            <text:p>1070616</text:p>
          </table:table-cell>
          <table:table-cell office:value-type="string">
            <text:p>01070616</text:p>
          </table:table-cell>
          <table:table-cell office:value-type="string">
            <text:p>Goonda</text:p>
          </table:table-cell>
          <table:table-cell office:value-type="float" office:value="12">
            <text:p>12</text:p>
          </table:table-cell>
          <table:table-cell office:value-type="string">
            <text:p>NU-054</text:p>
          </table:table-cell>
          <table:table-cell office:value-type="float" office:value="-20.431363">
            <text:p>-20.431363</text:p>
          </table:table-cell>
          <table:table-cell office:value-type="float" office:value="33.986758">
            <text:p>33.986758</text:p>
          </table:table-cell>
          <table:table-cell table:number-columns-repeated="10"/>
          <table:table-cell table:formula="of:=VLOOKUP([.I1042];[NE.$F$2:.$Q$160];2;0)" office:value-type="float" office:value="135">
            <text:p>135</text:p>
          </table:table-cell>
          <table:table-cell office:value-type="float" office:value="135">
            <text:p>135</text:p>
          </table:table-cell>
          <table:table-cell table:number-columns-repeated="234"/>
        </table:table-row>
        <table:table-row table:style-name="ro2">
          <table:table-cell office:value-type="float" office:value="1042">
            <text:p>104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US-MOZ-01042</text:p>
          </table:table-cell>
          <table:table-cell office:value-type="float" office:value="1070640">
            <text:p>1070640</text:p>
          </table:table-cell>
          <table:table-cell office:value-type="string">
            <text:p>01070640</text:p>
          </table:table-cell>
          <table:table-cell office:value-type="string">
            <text:p>Maxiquiri</text:p>
          </table:table-cell>
          <table:table-cell office:value-type="float" office:value="13">
            <text:p>13</text:p>
          </table:table-cell>
          <table:table-cell office:value-type="string">
            <text:p>NU-054</text:p>
          </table:table-cell>
          <table:table-cell table:style-name="ce13" office:value-type="float" office:value="-20.327376">
            <text:p>-20.327376</text:p>
          </table:table-cell>
          <table:table-cell table:style-name="ce13" office:value-type="float" office:value="33.885773">
            <text:p>33.885773</text:p>
          </table:table-cell>
          <table:table-cell table:number-columns-repeated="10"/>
          <table:table-cell table:formula="of:=VLOOKUP([.I1043];[NE.$F$2:.$Q$160];2;0)" office:value-type="float" office:value="135">
            <text:p>135</text:p>
          </table:table-cell>
          <table:table-cell office:value-type="float" office:value="135">
            <text:p>135</text:p>
          </table:table-cell>
          <table:table-cell table:number-columns-repeated="234"/>
        </table:table-row>
        <table:table-row table:style-name="ro2">
          <table:table-cell office:value-type="float" office:value="1043">
            <text:p>104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US-MOZ-01043</text:p>
          </table:table-cell>
          <table:table-cell office:value-type="float" office:value="1070656">
            <text:p>1070656</text:p>
          </table:table-cell>
          <table:table-cell office:value-type="string">
            <text:p>01070656</text:p>
          </table:table-cell>
          <table:table-cell office:value-type="string">
            <text:p>Geromo</text:p>
          </table:table-cell>
          <table:table-cell office:value-type="float" office:value="13">
            <text:p>13</text:p>
          </table:table-cell>
          <table:table-cell office:value-type="string">
            <text:p>NU-054</text:p>
          </table:table-cell>
          <table:table-cell table:style-name="ce13" office:value-type="float" office:value="-20.327365">
            <text:p>-20.327365</text:p>
          </table:table-cell>
          <table:table-cell table:style-name="ce13" office:value-type="float" office:value="33.885785">
            <text:p>33.885785</text:p>
          </table:table-cell>
          <table:table-cell table:number-columns-repeated="10"/>
          <table:table-cell table:formula="of:=VLOOKUP([.I1044];[NE.$F$2:.$Q$160];2;0)" office:value-type="float" office:value="135">
            <text:p>135</text:p>
          </table:table-cell>
          <table:table-cell office:value-type="float" office:value="135">
            <text:p>135</text:p>
          </table:table-cell>
          <table:table-cell table:number-columns-repeated="234"/>
        </table:table-row>
        <table:table-row table:style-name="ro2">
          <table:table-cell office:value-type="float" office:value="1044">
            <text:p>104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US-MOZ-01044</text:p>
          </table:table-cell>
          <table:table-cell office:value-type="float" office:value="1070607">
            <text:p>1070607</text:p>
          </table:table-cell>
          <table:table-cell office:value-type="string">
            <text:p>01070607</text:p>
          </table:table-cell>
          <table:table-cell office:value-type="string">
            <text:p>Esperança Berta Zove</text:p>
          </table:table-cell>
          <table:table-cell office:value-type="float" office:value="13">
            <text:p>13</text:p>
          </table:table-cell>
          <table:table-cell office:value-type="string">
            <text:p>NU-054</text:p>
          </table:table-cell>
          <table:table-cell table:style-name="ce16" office:value-type="float" office:value="-20.327379">
            <text:p>-20.327379</text:p>
          </table:table-cell>
          <table:table-cell table:style-name="ce16" office:value-type="float" office:value="33.885784">
            <text:p>33.885784</text:p>
          </table:table-cell>
          <table:table-cell table:number-columns-repeated="10"/>
          <table:table-cell table:formula="of:=VLOOKUP([.I1045];[NE.$F$2:.$Q$160];2;0)" office:value-type="float" office:value="135">
            <text:p>135</text:p>
          </table:table-cell>
          <table:table-cell office:value-type="float" office:value="135">
            <text:p>135</text:p>
          </table:table-cell>
          <table:table-cell table:number-columns-repeated="234"/>
        </table:table-row>
        <table:table-row table:style-name="ro2">
          <table:table-cell office:value-type="float" office:value="1045">
            <text:p>104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US-MOZ-01045</text:p>
          </table:table-cell>
          <table:table-cell office:value-type="float" office:value="1070658">
            <text:p>1070658</text:p>
          </table:table-cell>
          <table:table-cell office:value-type="string">
            <text:p>01070658</text:p>
          </table:table-cell>
          <table:table-cell office:value-type="string">
            <text:p>Zove</text:p>
          </table:table-cell>
          <table:table-cell office:value-type="float" office:value="13">
            <text:p>13</text:p>
          </table:table-cell>
          <table:table-cell office:value-type="string">
            <text:p>NU-054</text:p>
          </table:table-cell>
          <table:table-cell office:value-type="float" office:value="-20.327376">
            <text:p>-20.327376</text:p>
          </table:table-cell>
          <table:table-cell office:value-type="float" office:value="33.885778">
            <text:p>33.885778</text:p>
          </table:table-cell>
          <table:table-cell table:number-columns-repeated="10"/>
          <table:table-cell table:formula="of:=VLOOKUP([.I1046];[NE.$F$2:.$Q$160];2;0)" office:value-type="float" office:value="135">
            <text:p>135</text:p>
          </table:table-cell>
          <table:table-cell office:value-type="float" office:value="135">
            <text:p>135</text:p>
          </table:table-cell>
          <table:table-cell table:number-columns-repeated="234"/>
        </table:table-row>
        <table:table-row table:style-name="ro2">
          <table:table-cell office:value-type="float" office:value="1046">
            <text:p>104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US-MOZ-01046</text:p>
          </table:table-cell>
          <table:table-cell office:value-type="float" office:value="1070641">
            <text:p>1070641</text:p>
          </table:table-cell>
          <table:table-cell office:value-type="string">
            <text:p>01070641</text:p>
          </table:table-cell>
          <table:table-cell office:value-type="string">
            <text:p>G. Madjaca</text:p>
          </table:table-cell>
          <table:table-cell office:value-type="float" office:value="13">
            <text:p>13</text:p>
          </table:table-cell>
          <table:table-cell office:value-type="string">
            <text:p>NU-054</text:p>
          </table:table-cell>
          <table:table-cell office:value-type="float" office:value="-20.335411">
            <text:p>-20.335411</text:p>
          </table:table-cell>
          <table:table-cell office:value-type="float" office:value="33.889643">
            <text:p>33.889643</text:p>
          </table:table-cell>
          <table:table-cell table:number-columns-repeated="10"/>
          <table:table-cell table:formula="of:=VLOOKUP([.I1047];[NE.$F$2:.$Q$160];2;0)" office:value-type="float" office:value="135">
            <text:p>135</text:p>
          </table:table-cell>
          <table:table-cell office:value-type="float" office:value="135">
            <text:p>135</text:p>
          </table:table-cell>
          <table:table-cell table:number-columns-repeated="234"/>
        </table:table-row>
        <table:table-row table:style-name="ro2">
          <table:table-cell office:value-type="float" office:value="1047">
            <text:p>104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US-MOZ-01047</text:p>
          </table:table-cell>
          <table:table-cell office:value-type="float" office:value="1070617">
            <text:p>1070617</text:p>
          </table:table-cell>
          <table:table-cell office:value-type="string">
            <text:p>01070617</text:p>
          </table:table-cell>
          <table:table-cell office:value-type="string">
            <text:p>Chinhica</text:p>
          </table:table-cell>
          <table:table-cell office:value-type="float" office:value="13">
            <text:p>13</text:p>
          </table:table-cell>
          <table:table-cell office:value-type="string">
            <text:p>NU-054</text:p>
          </table:table-cell>
          <table:table-cell office:value-type="float" office:value="-20.327428">
            <text:p>-20.327428</text:p>
          </table:table-cell>
          <table:table-cell office:value-type="float" office:value="33.885787">
            <text:p>33.885787</text:p>
          </table:table-cell>
          <table:table-cell table:number-columns-repeated="10"/>
          <table:table-cell table:formula="of:=VLOOKUP([.I1048];[NE.$F$2:.$Q$160];2;0)" office:value-type="float" office:value="135">
            <text:p>135</text:p>
          </table:table-cell>
          <table:table-cell office:value-type="float" office:value="135">
            <text:p>135</text:p>
          </table:table-cell>
          <table:table-cell table:number-columns-repeated="234"/>
        </table:table-row>
        <table:table-row table:style-name="ro2">
          <table:table-cell office:value-type="float" office:value="1048">
            <text:p>104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US-MOZ-01048</text:p>
          </table:table-cell>
          <table:table-cell office:value-type="float" office:value="1070606">
            <text:p>1070606</text:p>
          </table:table-cell>
          <table:table-cell office:value-type="string">
            <text:p>01070606</text:p>
          </table:table-cell>
          <table:table-cell office:value-type="string">
            <text:p>Chibabava- Sede</text:p>
          </table:table-cell>
          <table:table-cell office:value-type="float" office:value="11">
            <text:p>11</text:p>
          </table:table-cell>
          <table:table-cell office:value-type="string">
            <text:p>NU-054</text:p>
          </table:table-cell>
          <table:table-cell office:value-type="float" office:value="-20.2897">
            <text:p>-20.289700</text:p>
          </table:table-cell>
          <table:table-cell office:value-type="float" office:value="33.6572">
            <text:p>33.657200</text:p>
          </table:table-cell>
          <table:table-cell table:number-columns-repeated="10"/>
          <table:table-cell table:formula="of:=VLOOKUP([.I1049];[NE.$F$2:.$Q$160];2;0)" office:value-type="float" office:value="135">
            <text:p>135</text:p>
          </table:table-cell>
          <table:table-cell office:value-type="float" office:value="135">
            <text:p>135</text:p>
          </table:table-cell>
          <table:table-cell table:number-columns-repeated="234"/>
        </table:table-row>
        <table:table-row table:style-name="ro2">
          <table:table-cell office:value-type="float" office:value="1049">
            <text:p>104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US-MOZ-01049</text:p>
          </table:table-cell>
          <table:table-cell office:value-type="float" office:value="1070604">
            <text:p>1070604</text:p>
          </table:table-cell>
          <table:table-cell office:value-type="string">
            <text:p>01070604</text:p>
          </table:table-cell>
          <table:table-cell office:value-type="string">
            <text:p>Mutindire</text:p>
          </table:table-cell>
          <table:table-cell office:value-type="float" office:value="12">
            <text:p>12</text:p>
          </table:table-cell>
          <table:table-cell office:value-type="string">
            <text:p>NU-054</text:p>
          </table:table-cell>
          <table:table-cell office:value-type="float" office:value="-20.431382">
            <text:p>-20.431382</text:p>
          </table:table-cell>
          <table:table-cell office:value-type="float" office:value="33.986726">
            <text:p>33.986726</text:p>
          </table:table-cell>
          <table:table-cell table:number-columns-repeated="10"/>
          <table:table-cell table:formula="of:=VLOOKUP([.I1050];[NE.$F$2:.$Q$160];2;0)" office:value-type="float" office:value="135">
            <text:p>135</text:p>
          </table:table-cell>
          <table:table-cell office:value-type="float" office:value="135">
            <text:p>135</text:p>
          </table:table-cell>
          <table:table-cell table:number-columns-repeated="234"/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US-MOZ-01050</text:p>
          </table:table-cell>
          <table:table-cell office:value-type="float" office:value="1070600">
            <text:p>1070600</text:p>
          </table:table-cell>
          <table:table-cell office:value-type="string">
            <text:p>01070600</text:p>
          </table:table-cell>
          <table:table-cell office:value-type="string">
            <text:p>Hospital De Muxungue</text:p>
          </table:table-cell>
          <table:table-cell office:value-type="float" office:value="5">
            <text:p>5</text:p>
          </table:table-cell>
          <table:table-cell office:value-type="string">
            <text:p>NU-054</text:p>
          </table:table-cell>
          <table:table-cell office:value-type="float" office:value="-20.3902">
            <text:p>-20.390200</text:p>
          </table:table-cell>
          <table:table-cell office:value-type="float" office:value="33.935">
            <text:p>33.935000</text:p>
          </table:table-cell>
          <table:table-cell table:number-columns-repeated="10"/>
          <table:table-cell table:formula="of:=VLOOKUP([.I1051];[NE.$F$2:.$Q$160];2;0)" office:value-type="float" office:value="135">
            <text:p>135</text:p>
          </table:table-cell>
          <table:table-cell office:value-type="float" office:value="135">
            <text:p>135</text:p>
          </table:table-cell>
          <table:table-cell table:number-columns-repeated="234"/>
        </table:table-row>
        <table:table-row table:style-name="ro2">
          <table:table-cell office:value-type="float" office:value="1051">
            <text:p>105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US-MOZ-01051</text:p>
          </table:table-cell>
          <table:table-cell office:value-type="float" office:value="1070609">
            <text:p>1070609</text:p>
          </table:table-cell>
          <table:table-cell office:value-type="string">
            <text:p>01070609</text:p>
          </table:table-cell>
          <table:table-cell office:value-type="string">
            <text:p>Hoode</text:p>
          </table:table-cell>
          <table:table-cell office:value-type="float" office:value="12">
            <text:p>12</text:p>
          </table:table-cell>
          <table:table-cell office:value-type="string">
            <text:p>NU-054</text:p>
          </table:table-cell>
          <table:table-cell office:value-type="float" office:value="-20.4979">
            <text:p>-20.497900</text:p>
          </table:table-cell>
          <table:table-cell office:value-type="float" office:value="33.6165">
            <text:p>33.616500</text:p>
          </table:table-cell>
          <table:table-cell table:number-columns-repeated="10"/>
          <table:table-cell table:formula="of:=VLOOKUP([.I1052];[NE.$F$2:.$Q$160];2;0)" office:value-type="float" office:value="135">
            <text:p>135</text:p>
          </table:table-cell>
          <table:table-cell office:value-type="float" office:value="135">
            <text:p>135</text:p>
          </table:table-cell>
          <table:table-cell table:number-columns-repeated="234"/>
        </table:table-row>
        <table:table-row table:style-name="ro2">
          <table:table-cell office:value-type="float" office:value="1052">
            <text:p>1052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US-MOZ-01053</text:p>
          </table:table-cell>
          <table:table-cell office:value-type="float" office:value="1070720">
            <text:p>1070720</text:p>
          </table:table-cell>
          <table:table-cell office:value-type="string">
            <text:p>01070720</text:p>
          </table:table-cell>
          <table:table-cell office:value-type="string">
            <text:p>Sengo</text:p>
          </table:table-cell>
          <table:table-cell office:value-type="float" office:value="12">
            <text:p>12</text:p>
          </table:table-cell>
          <table:table-cell office:value-type="string">
            <text:p>NU-047</text:p>
          </table:table-cell>
          <table:table-cell office:value-type="float" office:value="-19.616694">
            <text:p>-19.616694</text:p>
          </table:table-cell>
          <table:table-cell office:value-type="float" office:value="34.74999">
            <text:p>34.749990</text:p>
          </table:table-cell>
          <table:table-cell table:number-columns-repeated="10"/>
          <table:table-cell table:formula="of:=VLOOKUP([.I1053];[NE.$F$2:.$Q$160];2;0)" office:value-type="float" office:value="136">
            <text:p>136</text:p>
          </table:table-cell>
          <table:table-cell office:value-type="float" office:value="136">
            <text:p>136</text:p>
          </table:table-cell>
          <table:table-cell table:number-columns-repeated="234"/>
        </table:table-row>
        <table:table-row table:style-name="ro2">
          <table:table-cell office:value-type="float" office:value="1053">
            <text:p>1053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US-MOZ-01054</text:p>
          </table:table-cell>
          <table:table-cell office:value-type="float" office:value="1070717">
            <text:p>1070717</text:p>
          </table:table-cell>
          <table:table-cell office:value-type="string">
            <text:p>01070717</text:p>
          </table:table-cell>
          <table:table-cell office:value-type="string">
            <text:p>Bloco 9</text:p>
          </table:table-cell>
          <table:table-cell office:value-type="float" office:value="12">
            <text:p>12</text:p>
          </table:table-cell>
          <table:table-cell office:value-type="string">
            <text:p>NU-047</text:p>
          </table:table-cell>
          <table:table-cell office:value-type="float" office:value="-19.5694">
            <text:p>-19.569400</text:p>
          </table:table-cell>
          <table:table-cell office:value-type="float" office:value="34.6403">
            <text:p>34.640300</text:p>
          </table:table-cell>
          <table:table-cell table:number-columns-repeated="10"/>
          <table:table-cell table:formula="of:=VLOOKUP([.I1054];[NE.$F$2:.$Q$160];2;0)" office:value-type="float" office:value="136">
            <text:p>136</text:p>
          </table:table-cell>
          <table:table-cell office:value-type="float" office:value="136">
            <text:p>136</text:p>
          </table:table-cell>
          <table:table-cell table:number-columns-repeated="234"/>
        </table:table-row>
        <table:table-row table:style-name="ro2">
          <table:table-cell office:value-type="float" office:value="1054">
            <text:p>1054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US-MOZ-01055</text:p>
          </table:table-cell>
          <table:table-cell office:value-type="float" office:value="1070719">
            <text:p>1070719</text:p>
          </table:table-cell>
          <table:table-cell office:value-type="string">
            <text:p>01070719</text:p>
          </table:table-cell>
          <table:table-cell office:value-type="string">
            <text:p>Igreja Baptista</text:p>
          </table:table-cell>
          <table:table-cell office:value-type="float" office:value="13">
            <text:p>13</text:p>
          </table:table-cell>
          <table:table-cell office:value-type="string">
            <text:p>NU-047</text:p>
          </table:table-cell>
          <table:table-cell office:value-type="float" office:value="-19.616688">
            <text:p>-19.616688</text:p>
          </table:table-cell>
          <table:table-cell office:value-type="float" office:value="34.749986">
            <text:p>34.749986</text:p>
          </table:table-cell>
          <table:table-cell table:number-columns-repeated="10"/>
          <table:table-cell table:formula="of:=VLOOKUP([.I1055];[NE.$F$2:.$Q$160];2;0)" office:value-type="float" office:value="136">
            <text:p>136</text:p>
          </table:table-cell>
          <table:table-cell office:value-type="float" office:value="136">
            <text:p>136</text:p>
          </table:table-cell>
          <table:table-cell table:number-columns-repeated="234"/>
        </table:table-row>
        <table:table-row table:style-name="ro2">
          <table:table-cell office:value-type="float" office:value="1055">
            <text:p>1055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US-MOZ-01056</text:p>
          </table:table-cell>
          <table:table-cell office:value-type="float" office:value="1070710">
            <text:p>1070710</text:p>
          </table:table-cell>
          <table:table-cell office:value-type="string">
            <text:p>01070710</text:p>
          </table:table-cell>
          <table:table-cell office:value-type="string">
            <text:p>Chibuabuabua</text:p>
          </table:table-cell>
          <table:table-cell office:value-type="float" office:value="12">
            <text:p>12</text:p>
          </table:table-cell>
          <table:table-cell office:value-type="string">
            <text:p>NU-047</text:p>
          </table:table-cell>
          <table:table-cell office:value-type="float" office:value="-19.365">
            <text:p>-19.365000</text:p>
          </table:table-cell>
          <table:table-cell office:value-type="float" office:value="34.5742">
            <text:p>34.574200</text:p>
          </table:table-cell>
          <table:table-cell table:number-columns-repeated="10"/>
          <table:table-cell table:formula="of:=VLOOKUP([.I1056];[NE.$F$2:.$Q$160];2;0)" office:value-type="float" office:value="136">
            <text:p>136</text:p>
          </table:table-cell>
          <table:table-cell office:value-type="float" office:value="136">
            <text:p>136</text:p>
          </table:table-cell>
          <table:table-cell table:number-columns-repeated="234"/>
        </table:table-row>
        <table:table-row table:style-name="ro2">
          <table:table-cell office:value-type="float" office:value="1056">
            <text:p>1056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US-MOZ-01057</text:p>
          </table:table-cell>
          <table:table-cell office:value-type="float" office:value="1070707">
            <text:p>1070707</text:p>
          </table:table-cell>
          <table:table-cell office:value-type="string">
            <text:p>01070707</text:p>
          </table:table-cell>
          <table:table-cell office:value-type="string">
            <text:p>Mafambisse</text:p>
          </table:table-cell>
          <table:table-cell office:value-type="float" office:value="11">
            <text:p>11</text:p>
          </table:table-cell>
          <table:table-cell office:value-type="string">
            <text:p>NU-047</text:p>
          </table:table-cell>
          <table:table-cell office:value-type="float" office:value="-19.5436">
            <text:p>-19.543600</text:p>
          </table:table-cell>
          <table:table-cell office:value-type="float" office:value="34.6258">
            <text:p>34.625800</text:p>
          </table:table-cell>
          <table:table-cell table:number-columns-repeated="10"/>
          <table:table-cell table:formula="of:=VLOOKUP([.I1057];[NE.$F$2:.$Q$160];2;0)" office:value-type="float" office:value="136">
            <text:p>136</text:p>
          </table:table-cell>
          <table:table-cell office:value-type="float" office:value="136">
            <text:p>136</text:p>
          </table:table-cell>
          <table:table-cell table:number-columns-repeated="234"/>
        </table:table-row>
        <table:table-row table:style-name="ro2">
          <table:table-cell office:value-type="float" office:value="1057">
            <text:p>1057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US-MOZ-01058</text:p>
          </table:table-cell>
          <table:table-cell office:value-type="float" office:value="1070716">
            <text:p>1070716</text:p>
          </table:table-cell>
          <table:table-cell office:value-type="string">
            <text:p>01070716</text:p>
          </table:table-cell>
          <table:table-cell office:value-type="string">
            <text:p>Canhandula</text:p>
          </table:table-cell>
          <table:table-cell office:value-type="float" office:value="10">
            <text:p>10</text:p>
          </table:table-cell>
          <table:table-cell office:value-type="string">
            <text:p>NU-047</text:p>
          </table:table-cell>
          <table:table-cell office:value-type="float" office:value="-19.6869">
            <text:p>-19.686900</text:p>
          </table:table-cell>
          <table:table-cell office:value-type="float" office:value="34.7604">
            <text:p>34.760400</text:p>
          </table:table-cell>
          <table:table-cell table:number-columns-repeated="10"/>
          <table:table-cell table:formula="of:=VLOOKUP([.I1058];[NE.$F$2:.$Q$160];2;0)" office:value-type="float" office:value="136">
            <text:p>136</text:p>
          </table:table-cell>
          <table:table-cell office:value-type="float" office:value="136">
            <text:p>136</text:p>
          </table:table-cell>
          <table:table-cell table:number-columns-repeated="234"/>
        </table:table-row>
        <table:table-row table:style-name="ro2">
          <table:table-cell office:value-type="float" office:value="1058">
            <text:p>1058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US-MOZ-01059</text:p>
          </table:table-cell>
          <table:table-cell office:value-type="float" office:value="1070777">
            <text:p>1070777</text:p>
          </table:table-cell>
          <table:table-cell office:value-type="string">
            <text:p>01070777</text:p>
          </table:table-cell>
          <table:table-cell office:value-type="string">
            <text:p>Samora Machel</text:p>
          </table:table-cell>
          <table:table-cell office:value-type="float" office:value="10">
            <text:p>10</text:p>
          </table:table-cell>
          <table:table-cell office:value-type="string">
            <text:p>NU-047</text:p>
          </table:table-cell>
          <table:table-cell office:value-type="float" office:value="-19.616698">
            <text:p>-19.616698</text:p>
          </table:table-cell>
          <table:table-cell office:value-type="float" office:value="34.749986">
            <text:p>34.749986</text:p>
          </table:table-cell>
          <table:table-cell table:number-columns-repeated="10"/>
          <table:table-cell table:formula="of:=VLOOKUP([.I1059];[NE.$F$2:.$Q$160];2;0)" office:value-type="float" office:value="136">
            <text:p>136</text:p>
          </table:table-cell>
          <table:table-cell office:value-type="float" office:value="136">
            <text:p>136</text:p>
          </table:table-cell>
          <table:table-cell table:number-columns-repeated="234"/>
        </table:table-row>
        <table:table-row table:style-name="ro2">
          <table:table-cell office:value-type="float" office:value="1059">
            <text:p>1059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US-MOZ-01060</text:p>
          </table:table-cell>
          <table:table-cell office:value-type="float" office:value="1070709">
            <text:p>1070709</text:p>
          </table:table-cell>
          <table:table-cell office:value-type="string">
            <text:p>01070709</text:p>
          </table:table-cell>
          <table:table-cell office:value-type="string">
            <text:p>Chinamacondo</text:p>
          </table:table-cell>
          <table:table-cell office:value-type="float" office:value="12">
            <text:p>12</text:p>
          </table:table-cell>
          <table:table-cell office:value-type="string">
            <text:p>NU-047</text:p>
          </table:table-cell>
          <table:table-cell office:value-type="float" office:value="-19.5872">
            <text:p>-19.587200</text:p>
          </table:table-cell>
          <table:table-cell office:value-type="float" office:value="35.1214">
            <text:p>35.121400</text:p>
          </table:table-cell>
          <table:table-cell table:number-columns-repeated="10"/>
          <table:table-cell table:formula="of:=VLOOKUP([.I1060];[NE.$F$2:.$Q$160];2;0)" office:value-type="float" office:value="136">
            <text:p>136</text:p>
          </table:table-cell>
          <table:table-cell office:value-type="float" office:value="136">
            <text:p>136</text:p>
          </table:table-cell>
          <table:table-cell table:number-columns-repeated="234"/>
        </table:table-row>
        <table:table-row table:style-name="ro2">
          <table:table-cell office:value-type="float" office:value="1060">
            <text:p>1060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US-MOZ-01061</text:p>
          </table:table-cell>
          <table:table-cell office:value-type="float" office:value="1070711">
            <text:p>1070711</text:p>
          </table:table-cell>
          <table:table-cell office:value-type="string">
            <text:p>01070711</text:p>
          </table:table-cell>
          <table:table-cell office:value-type="string">
            <text:p>Savane</text:p>
          </table:table-cell>
          <table:table-cell office:value-type="float" office:value="12">
            <text:p>12</text:p>
          </table:table-cell>
          <table:table-cell office:value-type="string">
            <text:p>NU-047</text:p>
          </table:table-cell>
          <table:table-cell office:value-type="float" office:value="-19.3911">
            <text:p>-19.391100</text:p>
          </table:table-cell>
          <table:table-cell office:value-type="float" office:value="34.7119">
            <text:p>34.711900</text:p>
          </table:table-cell>
          <table:table-cell table:number-columns-repeated="10"/>
          <table:table-cell table:formula="of:=VLOOKUP([.I1061];[NE.$F$2:.$Q$160];2;0)" office:value-type="float" office:value="136">
            <text:p>136</text:p>
          </table:table-cell>
          <table:table-cell office:value-type="float" office:value="136">
            <text:p>136</text:p>
          </table:table-cell>
          <table:table-cell table:number-columns-repeated="234"/>
        </table:table-row>
        <table:table-row table:style-name="ro2">
          <table:table-cell office:value-type="float" office:value="1061">
            <text:p>1061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US-MOZ-01062</text:p>
          </table:table-cell>
          <table:table-cell office:value-type="float" office:value="1070712">
            <text:p>1070712</text:p>
          </table:table-cell>
          <table:table-cell office:value-type="string">
            <text:p>01070712</text:p>
          </table:table-cell>
          <table:table-cell office:value-type="string">
            <text:p>Nhamainga</text:p>
          </table:table-cell>
          <table:table-cell office:value-type="float" office:value="13">
            <text:p>13</text:p>
          </table:table-cell>
          <table:table-cell office:value-type="string">
            <text:p>NU-047</text:p>
          </table:table-cell>
          <table:table-cell office:value-type="float" office:value="-19.6506">
            <text:p>-19.650600</text:p>
          </table:table-cell>
          <table:table-cell office:value-type="float" office:value="34.7658">
            <text:p>34.765800</text:p>
          </table:table-cell>
          <table:table-cell table:number-columns-repeated="10"/>
          <table:table-cell table:formula="of:=VLOOKUP([.I1062];[NE.$F$2:.$Q$160];2;0)" office:value-type="float" office:value="136">
            <text:p>136</text:p>
          </table:table-cell>
          <table:table-cell office:value-type="float" office:value="136">
            <text:p>136</text:p>
          </table:table-cell>
          <table:table-cell table:number-columns-repeated="234"/>
        </table:table-row>
        <table:table-row table:style-name="ro2">
          <table:table-cell office:value-type="float" office:value="1062">
            <text:p>1062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US-MOZ-01063</text:p>
          </table:table-cell>
          <table:table-cell office:value-type="float" office:value="1070713">
            <text:p>1070713</text:p>
          </table:table-cell>
          <table:table-cell office:value-type="string">
            <text:p>01070713</text:p>
          </table:table-cell>
          <table:table-cell office:value-type="string">
            <text:p>Mutua</text:p>
          </table:table-cell>
          <table:table-cell office:value-type="float" office:value="12">
            <text:p>12</text:p>
          </table:table-cell>
          <table:table-cell office:value-type="string">
            <text:p>NU-047</text:p>
          </table:table-cell>
          <table:table-cell office:value-type="float" office:value="-19.5031">
            <text:p>-19.503100</text:p>
          </table:table-cell>
          <table:table-cell office:value-type="float" office:value="34.5933">
            <text:p>34.593300</text:p>
          </table:table-cell>
          <table:table-cell table:number-columns-repeated="10"/>
          <table:table-cell table:formula="of:=VLOOKUP([.I1063];[NE.$F$2:.$Q$160];2;0)" office:value-type="float" office:value="136">
            <text:p>136</text:p>
          </table:table-cell>
          <table:table-cell office:value-type="float" office:value="136">
            <text:p>136</text:p>
          </table:table-cell>
          <table:table-cell table:number-columns-repeated="234"/>
        </table:table-row>
        <table:table-row table:style-name="ro2">
          <table:table-cell office:value-type="float" office:value="1063">
            <text:p>1063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US-MOZ-01064</text:p>
          </table:table-cell>
          <table:table-cell office:value-type="float" office:value="1070714">
            <text:p>1070714</text:p>
          </table:table-cell>
          <table:table-cell office:value-type="string">
            <text:p>01070714</text:p>
          </table:table-cell>
          <table:table-cell office:value-type="string">
            <text:p>Maxarote</text:p>
          </table:table-cell>
          <table:table-cell office:value-type="float" office:value="10">
            <text:p>10</text:p>
          </table:table-cell>
          <table:table-cell office:value-type="string">
            <text:p>NU-047</text:p>
          </table:table-cell>
          <table:table-cell office:value-type="float" office:value="-19.63">
            <text:p>-19.630000</text:p>
          </table:table-cell>
          <table:table-cell office:value-type="float" office:value="34.7172">
            <text:p>34.717200</text:p>
          </table:table-cell>
          <table:table-cell table:number-columns-repeated="10"/>
          <table:table-cell table:formula="of:=VLOOKUP([.I1064];[NE.$F$2:.$Q$160];2;0)" office:value-type="float" office:value="136">
            <text:p>136</text:p>
          </table:table-cell>
          <table:table-cell office:value-type="float" office:value="136">
            <text:p>136</text:p>
          </table:table-cell>
          <table:table-cell table:number-columns-repeated="234"/>
        </table:table-row>
        <table:table-row table:style-name="ro2">
          <table:table-cell office:value-type="float" office:value="1064">
            <text:p>1064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US-MOZ-01065</text:p>
          </table:table-cell>
          <table:table-cell office:value-type="float" office:value="1070715">
            <text:p>1070715</text:p>
          </table:table-cell>
          <table:table-cell office:value-type="string">
            <text:p>01070715</text:p>
          </table:table-cell>
          <table:table-cell office:value-type="string">
            <text:p>Luzalite</text:p>
          </table:table-cell>
          <table:table-cell office:value-type="float" office:value="13">
            <text:p>13</text:p>
          </table:table-cell>
          <table:table-cell office:value-type="string">
            <text:p>NU-047</text:p>
          </table:table-cell>
          <table:table-cell office:value-type="float" office:value="-19.6319">
            <text:p>-19.631900</text:p>
          </table:table-cell>
          <table:table-cell office:value-type="float" office:value="34.76">
            <text:p>34.760000</text:p>
          </table:table-cell>
          <table:table-cell table:number-columns-repeated="10"/>
          <table:table-cell table:formula="of:=VLOOKUP([.I1065];[NE.$F$2:.$Q$160];2;0)" office:value-type="float" office:value="136">
            <text:p>136</text:p>
          </table:table-cell>
          <table:table-cell office:value-type="float" office:value="136">
            <text:p>136</text:p>
          </table:table-cell>
          <table:table-cell table:number-columns-repeated="234"/>
        </table:table-row>
        <table:table-row table:style-name="ro2">
          <table:table-cell office:value-type="float" office:value="1065">
            <text:p>1065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US-MOZ-01066</text:p>
          </table:table-cell>
          <table:table-cell office:value-type="float" office:value="1070706">
            <text:p>1070706</text:p>
          </table:table-cell>
          <table:table-cell office:value-type="string">
            <text:p>01070706</text:p>
          </table:table-cell>
          <table:table-cell office:value-type="string">
            <text:p>Dondo </text:p>
          </table:table-cell>
          <table:table-cell office:value-type="float" office:value="12">
            <text:p>12</text:p>
          </table:table-cell>
          <table:table-cell office:value-type="string">
            <text:p>NU-047</text:p>
          </table:table-cell>
          <table:table-cell office:value-type="float" office:value="-19.6186">
            <text:p>-19.618600</text:p>
          </table:table-cell>
          <table:table-cell office:value-type="float" office:value="34.7467">
            <text:p>34.746700</text:p>
          </table:table-cell>
          <table:table-cell table:number-columns-repeated="10"/>
          <table:table-cell table:formula="of:=VLOOKUP([.I1066];[NE.$F$2:.$Q$160];2;0)" office:value-type="float" office:value="136">
            <text:p>136</text:p>
          </table:table-cell>
          <table:table-cell office:value-type="float" office:value="136">
            <text:p>136</text:p>
          </table:table-cell>
          <table:table-cell table:number-columns-repeated="234"/>
        </table:table-row>
        <table:table-row table:style-name="ro2">
          <table:table-cell office:value-type="float" office:value="1066">
            <text:p>1066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US-MOZ-01067</text:p>
          </table:table-cell>
          <table:table-cell office:value-type="float" office:value="1070777">
            <text:p>1070777</text:p>
          </table:table-cell>
          <table:table-cell office:value-type="string">
            <text:p>010707?</text:p>
          </table:table-cell>
          <table:table-cell office:value-type="string">
            <text:p>Samora Machel</text:p>
          </table:table-cell>
          <table:table-cell office:value-type="float" office:value="10">
            <text:p>10</text:p>
          </table:table-cell>
          <table:table-cell office:value-type="string">
            <text:p>NU-047</text:p>
          </table:table-cell>
          <table:table-cell office:value-type="float" office:value="-19.743279">
            <text:p>-19.743279</text:p>
          </table:table-cell>
          <table:table-cell office:value-type="float" office:value="34.846161">
            <text:p>34.846161</text:p>
          </table:table-cell>
          <table:table-cell table:number-columns-repeated="10"/>
          <table:table-cell table:formula="of:=VLOOKUP([.I1067];[NE.$F$2:.$Q$160];2;0)" office:value-type="float" office:value="136">
            <text:p>136</text:p>
          </table:table-cell>
          <table:table-cell office:value-type="float" office:value="136">
            <text:p>136</text:p>
          </table:table-cell>
          <table:table-cell table:number-columns-repeated="234"/>
        </table:table-row>
        <table:table-row table:style-name="ro2">
          <table:table-cell office:value-type="float" office:value="1067">
            <text:p>106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S-MOZ-01068</text:p>
          </table:table-cell>
          <table:table-cell office:value-type="float" office:value="1070817">
            <text:p>1070817</text:p>
          </table:table-cell>
          <table:table-cell office:value-type="string">
            <text:p>01070817</text:p>
          </table:table-cell>
          <table:table-cell office:value-type="string">
            <text:p>Chitengo</text:p>
          </table:table-cell>
          <table:table-cell office:value-type="float" office:value="13">
            <text:p>13</text:p>
          </table:table-cell>
          <table:table-cell office:value-type="string">
            <text:p>NU-053</text:p>
          </table:table-cell>
          <table:table-cell office:value-type="float" office:value="-18.9906">
            <text:p>-18.990600</text:p>
          </table:table-cell>
          <table:table-cell office:value-type="float" office:value="34.3544">
            <text:p>34.354400</text:p>
          </table:table-cell>
          <table:table-cell table:number-columns-repeated="10"/>
          <table:table-cell table:formula="of:=VLOOKUP([.I1068];[NE.$F$2:.$Q$160];2;0)" office:value-type="float" office:value="137">
            <text:p>137</text:p>
          </table:table-cell>
          <table:table-cell office:value-type="float" office:value="137">
            <text:p>137</text:p>
          </table:table-cell>
          <table:table-cell table:number-columns-repeated="234"/>
        </table:table-row>
        <table:table-row table:style-name="ro2">
          <table:table-cell office:value-type="float" office:value="1068">
            <text:p>106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S-MOZ-01069</text:p>
          </table:table-cell>
          <table:table-cell office:value-type="float" office:value="1070807">
            <text:p>1070807</text:p>
          </table:table-cell>
          <table:table-cell office:value-type="string">
            <text:p>01070807</text:p>
          </table:table-cell>
          <table:table-cell office:value-type="string">
            <text:p>Piro</text:p>
          </table:table-cell>
          <table:table-cell office:value-type="float" office:value="12">
            <text:p>12</text:p>
          </table:table-cell>
          <table:table-cell office:value-type="string">
            <text:p>NU-053</text:p>
          </table:table-cell>
          <table:table-cell office:value-type="float" office:value="-18.3611">
            <text:p>-18.361100</text:p>
          </table:table-cell>
          <table:table-cell office:value-type="float" office:value="34.3944">
            <text:p>34.394400</text:p>
          </table:table-cell>
          <table:table-cell table:number-columns-repeated="10"/>
          <table:table-cell table:formula="of:=VLOOKUP([.I1069];[NE.$F$2:.$Q$160];2;0)" office:value-type="float" office:value="137">
            <text:p>137</text:p>
          </table:table-cell>
          <table:table-cell office:value-type="float" office:value="137">
            <text:p>137</text:p>
          </table:table-cell>
          <table:table-cell table:number-columns-repeated="234"/>
        </table:table-row>
        <table:table-row table:style-name="ro2">
          <table:table-cell office:value-type="float" office:value="1069">
            <text:p>106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S-MOZ-01070</text:p>
          </table:table-cell>
          <table:table-cell office:value-type="float" office:value="1070821">
            <text:p>1070821</text:p>
          </table:table-cell>
          <table:table-cell office:value-type="string">
            <text:p>01070821</text:p>
          </table:table-cell>
          <table:table-cell office:value-type="string">
            <text:p>Cudzo</text:p>
          </table:table-cell>
          <table:table-cell office:value-type="float" office:value="12">
            <text:p>12</text:p>
          </table:table-cell>
          <table:table-cell office:value-type="string">
            <text:p>NU-053</text:p>
          </table:table-cell>
          <table:table-cell office:value-type="float" office:value="-18.6153">
            <text:p>-18.615300</text:p>
          </table:table-cell>
          <table:table-cell office:value-type="float" office:value="33.8786">
            <text:p>33.878600</text:p>
          </table:table-cell>
          <table:table-cell table:number-columns-repeated="10"/>
          <table:table-cell table:formula="of:=VLOOKUP([.I1070];[NE.$F$2:.$Q$160];2;0)" office:value-type="float" office:value="137">
            <text:p>137</text:p>
          </table:table-cell>
          <table:table-cell office:value-type="float" office:value="137">
            <text:p>137</text:p>
          </table:table-cell>
          <table:table-cell table:number-columns-repeated="234"/>
        </table:table-row>
        <table:table-row table:style-name="ro2">
          <table:table-cell office:value-type="float" office:value="1070">
            <text:p>107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S-MOZ-01071</text:p>
          </table:table-cell>
          <table:table-cell office:value-type="float" office:value="1070818">
            <text:p>1070818</text:p>
          </table:table-cell>
          <table:table-cell office:value-type="string">
            <text:p>01070818</text:p>
          </table:table-cell>
          <table:table-cell office:value-type="string">
            <text:p>Casa Banana</text:p>
          </table:table-cell>
          <table:table-cell office:value-type="float" office:value="12">
            <text:p>12</text:p>
          </table:table-cell>
          <table:table-cell office:value-type="string">
            <text:p>NU-053</text:p>
          </table:table-cell>
          <table:table-cell office:value-type="float" office:value="-18.4969">
            <text:p>-18.496900</text:p>
          </table:table-cell>
          <table:table-cell office:value-type="float" office:value="34.4172">
            <text:p>34.417200</text:p>
          </table:table-cell>
          <table:table-cell table:number-columns-repeated="10"/>
          <table:table-cell table:formula="of:=VLOOKUP([.I1071];[NE.$F$2:.$Q$160];2;0)" office:value-type="float" office:value="137">
            <text:p>137</text:p>
          </table:table-cell>
          <table:table-cell office:value-type="float" office:value="137">
            <text:p>137</text:p>
          </table:table-cell>
          <table:table-cell table:number-columns-repeated="234"/>
        </table:table-row>
        <table:table-row table:style-name="ro2">
          <table:table-cell office:value-type="float" office:value="1071">
            <text:p>107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S-MOZ-01072</text:p>
          </table:table-cell>
          <table:table-cell office:value-type="float" office:value="1070819">
            <text:p>1070819</text:p>
          </table:table-cell>
          <table:table-cell office:value-type="string">
            <text:p>01070819</text:p>
          </table:table-cell>
          <table:table-cell office:value-type="string">
            <text:p>Nhataca</text:p>
          </table:table-cell>
          <table:table-cell office:value-type="float" office:value="13">
            <text:p>13</text:p>
          </table:table-cell>
          <table:table-cell office:value-type="string">
            <text:p>NU-053</text:p>
          </table:table-cell>
          <table:table-cell office:value-type="float" office:value="-18.681642">
            <text:p>-18.681642</text:p>
          </table:table-cell>
          <table:table-cell office:value-type="float" office:value="34.149502">
            <text:p>34.149502</text:p>
          </table:table-cell>
          <table:table-cell table:number-columns-repeated="10"/>
          <table:table-cell table:formula="of:=VLOOKUP([.I1072];[NE.$F$2:.$Q$160];2;0)" office:value-type="float" office:value="137">
            <text:p>137</text:p>
          </table:table-cell>
          <table:table-cell office:value-type="float" office:value="137">
            <text:p>137</text:p>
          </table:table-cell>
          <table:table-cell table:number-columns-repeated="234"/>
        </table:table-row>
        <table:table-row table:style-name="ro2">
          <table:table-cell office:value-type="float" office:value="1072">
            <text:p>107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S-MOZ-01073</text:p>
          </table:table-cell>
          <table:table-cell office:value-type="float" office:value="1070816">
            <text:p>1070816</text:p>
          </table:table-cell>
          <table:table-cell office:value-type="string">
            <text:p>01070816</text:p>
          </table:table-cell>
          <table:table-cell office:value-type="string">
            <text:p>Mucodza</text:p>
          </table:table-cell>
          <table:table-cell office:value-type="float" office:value="12">
            <text:p>12</text:p>
          </table:table-cell>
          <table:table-cell office:value-type="string">
            <text:p>NU-053</text:p>
          </table:table-cell>
          <table:table-cell office:value-type="float" office:value="-18.5989">
            <text:p>-18.598900</text:p>
          </table:table-cell>
          <table:table-cell office:value-type="float" office:value="34.1375">
            <text:p>34.137500</text:p>
          </table:table-cell>
          <table:table-cell table:number-columns-repeated="10"/>
          <table:table-cell table:formula="of:=VLOOKUP([.I1073];[NE.$F$2:.$Q$160];2;0)" office:value-type="float" office:value="137">
            <text:p>137</text:p>
          </table:table-cell>
          <table:table-cell office:value-type="float" office:value="137">
            <text:p>137</text:p>
          </table:table-cell>
          <table:table-cell table:number-columns-repeated="234"/>
        </table:table-row>
        <table:table-row table:style-name="ro2">
          <table:table-cell office:value-type="float" office:value="1073">
            <text:p>107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S-MOZ-01074</text:p>
          </table:table-cell>
          <table:table-cell office:value-type="float" office:value="1070815">
            <text:p>1070815</text:p>
          </table:table-cell>
          <table:table-cell office:value-type="string">
            <text:p>01070815</text:p>
          </table:table-cell>
          <table:table-cell office:value-type="string">
            <text:p>Púnguè</text:p>
          </table:table-cell>
          <table:table-cell office:value-type="float" office:value="12">
            <text:p>12</text:p>
          </table:table-cell>
          <table:table-cell office:value-type="string">
            <text:p>NU-053</text:p>
          </table:table-cell>
          <table:table-cell office:value-type="float" office:value="-18.868735">
            <text:p>-18.868735</text:p>
          </table:table-cell>
          <table:table-cell office:value-type="float" office:value="34.193962">
            <text:p>34.193962</text:p>
          </table:table-cell>
          <table:table-cell table:number-columns-repeated="10"/>
          <table:table-cell table:formula="of:=VLOOKUP([.I1074];[NE.$F$2:.$Q$160];2;0)" office:value-type="float" office:value="137">
            <text:p>137</text:p>
          </table:table-cell>
          <table:table-cell office:value-type="float" office:value="137">
            <text:p>137</text:p>
          </table:table-cell>
          <table:table-cell table:number-columns-repeated="234"/>
        </table:table-row>
        <table:table-row table:style-name="ro2">
          <table:table-cell office:value-type="float" office:value="1074">
            <text:p>107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S-MOZ-01075</text:p>
          </table:table-cell>
          <table:table-cell office:value-type="float" office:value="1070856">
            <text:p>1070856</text:p>
          </table:table-cell>
          <table:table-cell office:value-type="string">
            <text:p>01070856</text:p>
          </table:table-cell>
          <table:table-cell office:value-type="string">
            <text:p>Nhambirira</text:p>
          </table:table-cell>
          <table:table-cell office:value-type="float" office:value="13">
            <text:p>13</text:p>
          </table:table-cell>
          <table:table-cell office:value-type="string">
            <text:p>NU-053</text:p>
          </table:table-cell>
          <table:table-cell office:value-type="float" office:value="-18.683276">
            <text:p>-18.683276</text:p>
          </table:table-cell>
          <table:table-cell office:value-type="float" office:value="34.066672">
            <text:p>34.066672</text:p>
          </table:table-cell>
          <table:table-cell table:number-columns-repeated="10"/>
          <table:table-cell table:formula="of:=VLOOKUP([.I1075];[NE.$F$2:.$Q$160];2;0)" office:value-type="float" office:value="137">
            <text:p>137</text:p>
          </table:table-cell>
          <table:table-cell office:value-type="float" office:value="137">
            <text:p>137</text:p>
          </table:table-cell>
          <table:table-cell table:number-columns-repeated="234"/>
        </table:table-row>
        <table:table-row table:style-name="ro2">
          <table:table-cell office:value-type="float" office:value="1075">
            <text:p>107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S-MOZ-01076</text:p>
          </table:table-cell>
          <table:table-cell office:value-type="float" office:value="1070806">
            <text:p>1070806</text:p>
          </table:table-cell>
          <table:table-cell office:value-type="string">
            <text:p>01070806</text:p>
          </table:table-cell>
          <table:table-cell office:value-type="string">
            <text:p>Gorongosa Sede</text:p>
          </table:table-cell>
          <table:table-cell office:value-type="float" office:value="12">
            <text:p>12</text:p>
          </table:table-cell>
          <table:table-cell office:value-type="string">
            <text:p>NU-053</text:p>
          </table:table-cell>
          <table:table-cell office:value-type="float" office:value="-18.6931">
            <text:p>-18.693100</text:p>
          </table:table-cell>
          <table:table-cell office:value-type="float" office:value="34.0728">
            <text:p>34.072800</text:p>
          </table:table-cell>
          <table:table-cell table:number-columns-repeated="10"/>
          <table:table-cell table:formula="of:=VLOOKUP([.I1076];[NE.$F$2:.$Q$160];2;0)" office:value-type="float" office:value="137">
            <text:p>137</text:p>
          </table:table-cell>
          <table:table-cell office:value-type="float" office:value="137">
            <text:p>137</text:p>
          </table:table-cell>
          <table:table-cell table:number-columns-repeated="234"/>
        </table:table-row>
        <table:table-row table:style-name="ro2">
          <table:table-cell office:value-type="float" office:value="1076">
            <text:p>107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S-MOZ-01077</text:p>
          </table:table-cell>
          <table:table-cell office:value-type="float" office:value="1070820">
            <text:p>1070820</text:p>
          </table:table-cell>
          <table:table-cell office:value-type="string">
            <text:p>01070820</text:p>
          </table:table-cell>
          <table:table-cell office:value-type="string">
            <text:p>Tazaronda</text:p>
          </table:table-cell>
          <table:table-cell office:value-type="float" office:value="13">
            <text:p>13</text:p>
          </table:table-cell>
          <table:table-cell office:value-type="string">
            <text:p>NU-053</text:p>
          </table:table-cell>
          <table:table-cell office:value-type="float" office:value="-18.5475">
            <text:p>-18.547500</text:p>
          </table:table-cell>
          <table:table-cell office:value-type="float" office:value="34.1769">
            <text:p>34.176900</text:p>
          </table:table-cell>
          <table:table-cell table:number-columns-repeated="10"/>
          <table:table-cell table:formula="of:=VLOOKUP([.I1077];[NE.$F$2:.$Q$160];2;0)" office:value-type="float" office:value="137">
            <text:p>137</text:p>
          </table:table-cell>
          <table:table-cell office:value-type="float" office:value="137">
            <text:p>137</text:p>
          </table:table-cell>
          <table:table-cell table:number-columns-repeated="234"/>
        </table:table-row>
        <table:table-row table:style-name="ro2">
          <table:table-cell office:value-type="float" office:value="1077">
            <text:p>107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S-MOZ-01078</text:p>
          </table:table-cell>
          <table:table-cell office:value-type="float" office:value="1070808">
            <text:p>1070808</text:p>
          </table:table-cell>
          <table:table-cell office:value-type="string">
            <text:p>01070808</text:p>
          </table:table-cell>
          <table:table-cell office:value-type="string">
            <text:p>C. Educacional</text:p>
          </table:table-cell>
          <table:table-cell office:value-type="float" office:value="13">
            <text:p>13</text:p>
          </table:table-cell>
          <table:table-cell office:value-type="string">
            <text:p>NU-053</text:p>
          </table:table-cell>
          <table:table-cell office:value-type="float" office:value="-18.682305">
            <text:p>-18.682305</text:p>
          </table:table-cell>
          <table:table-cell office:value-type="float" office:value="34.149502">
            <text:p>34.149502</text:p>
          </table:table-cell>
          <table:table-cell table:number-columns-repeated="10"/>
          <table:table-cell table:formula="of:=VLOOKUP([.I1078];[NE.$F$2:.$Q$160];2;0)" office:value-type="float" office:value="137">
            <text:p>137</text:p>
          </table:table-cell>
          <table:table-cell office:value-type="float" office:value="137">
            <text:p>137</text:p>
          </table:table-cell>
          <table:table-cell table:number-columns-repeated="234"/>
        </table:table-row>
        <table:table-row table:style-name="ro2">
          <table:table-cell office:value-type="float" office:value="1078">
            <text:p>107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S-MOZ-01079</text:p>
          </table:table-cell>
          <table:table-cell office:value-type="float" office:value="1070809">
            <text:p>1070809</text:p>
          </table:table-cell>
          <table:table-cell office:value-type="string">
            <text:p>01070809</text:p>
          </table:table-cell>
          <table:table-cell office:value-type="string">
            <text:p>Muera</text:p>
          </table:table-cell>
          <table:table-cell office:value-type="float" office:value="12">
            <text:p>12</text:p>
          </table:table-cell>
          <table:table-cell office:value-type="string">
            <text:p>NU-053</text:p>
          </table:table-cell>
          <table:table-cell office:value-type="float" office:value="-18.2703">
            <text:p>-18.270300</text:p>
          </table:table-cell>
          <table:table-cell office:value-type="float" office:value="34.0536">
            <text:p>34.053600</text:p>
          </table:table-cell>
          <table:table-cell table:number-columns-repeated="10"/>
          <table:table-cell table:formula="of:=VLOOKUP([.I1079];[NE.$F$2:.$Q$160];2;0)" office:value-type="float" office:value="137">
            <text:p>137</text:p>
          </table:table-cell>
          <table:table-cell office:value-type="float" office:value="137">
            <text:p>137</text:p>
          </table:table-cell>
          <table:table-cell table:number-columns-repeated="234"/>
        </table:table-row>
        <table:table-row table:style-name="ro2">
          <table:table-cell office:value-type="float" office:value="1079">
            <text:p>107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S-MOZ-01080</text:p>
          </table:table-cell>
          <table:table-cell office:value-type="float" office:value="1070810">
            <text:p>1070810</text:p>
          </table:table-cell>
          <table:table-cell office:value-type="string">
            <text:p>01070810</text:p>
          </table:table-cell>
          <table:table-cell office:value-type="string">
            <text:p>Tsiquiri</text:p>
          </table:table-cell>
          <table:table-cell office:value-type="float" office:value="12">
            <text:p>12</text:p>
          </table:table-cell>
          <table:table-cell office:value-type="string">
            <text:p>NU-053</text:p>
          </table:table-cell>
          <table:table-cell office:value-type="float" office:value="-18.6831">
            <text:p>-18.683100</text:p>
          </table:table-cell>
          <table:table-cell office:value-type="float" office:value="34.1372">
            <text:p>34.137200</text:p>
          </table:table-cell>
          <table:table-cell table:number-columns-repeated="10"/>
          <table:table-cell table:formula="of:=VLOOKUP([.I1080];[NE.$F$2:.$Q$160];2;0)" office:value-type="float" office:value="137">
            <text:p>137</text:p>
          </table:table-cell>
          <table:table-cell office:value-type="float" office:value="137">
            <text:p>137</text:p>
          </table:table-cell>
          <table:table-cell table:number-columns-repeated="234"/>
        </table:table-row>
        <table:table-row table:style-name="ro2">
          <table:table-cell office:value-type="float" office:value="1080">
            <text:p>108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S-MOZ-01081</text:p>
          </table:table-cell>
          <table:table-cell office:value-type="float" office:value="1070811">
            <text:p>1070811</text:p>
          </table:table-cell>
          <table:table-cell office:value-type="string">
            <text:p>01070811</text:p>
          </table:table-cell>
          <table:table-cell office:value-type="string">
            <text:p>Nhamissongora</text:p>
          </table:table-cell>
          <table:table-cell office:value-type="float" office:value="12">
            <text:p>12</text:p>
          </table:table-cell>
          <table:table-cell office:value-type="string">
            <text:p>NU-053</text:p>
          </table:table-cell>
          <table:table-cell office:value-type="float" office:value="-18.75">
            <text:p>-18.750000</text:p>
          </table:table-cell>
          <table:table-cell office:value-type="float" office:value="34.0964">
            <text:p>34.096400</text:p>
          </table:table-cell>
          <table:table-cell table:number-columns-repeated="10"/>
          <table:table-cell table:formula="of:=VLOOKUP([.I1081];[NE.$F$2:.$Q$160];2;0)" office:value-type="float" office:value="137">
            <text:p>137</text:p>
          </table:table-cell>
          <table:table-cell office:value-type="float" office:value="137">
            <text:p>137</text:p>
          </table:table-cell>
          <table:table-cell table:number-columns-repeated="234"/>
        </table:table-row>
        <table:table-row table:style-name="ro2">
          <table:table-cell office:value-type="float" office:value="1081">
            <text:p>108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S-MOZ-01082</text:p>
          </table:table-cell>
          <table:table-cell office:value-type="float" office:value="1070812">
            <text:p>1070812</text:p>
          </table:table-cell>
          <table:table-cell office:value-type="string">
            <text:p>01070812</text:p>
          </table:table-cell>
          <table:table-cell office:value-type="string">
            <text:p>Canda</text:p>
          </table:table-cell>
          <table:table-cell office:value-type="float" office:value="12">
            <text:p>12</text:p>
          </table:table-cell>
          <table:table-cell office:value-type="string">
            <text:p>NU-053</text:p>
          </table:table-cell>
          <table:table-cell office:value-type="float" office:value="-18.4783">
            <text:p>-18.478300</text:p>
          </table:table-cell>
          <table:table-cell office:value-type="float" office:value="33.9783">
            <text:p>33.978300</text:p>
          </table:table-cell>
          <table:table-cell table:number-columns-repeated="10"/>
          <table:table-cell table:formula="of:=VLOOKUP([.I1082];[NE.$F$2:.$Q$160];2;0)" office:value-type="float" office:value="137">
            <text:p>137</text:p>
          </table:table-cell>
          <table:table-cell office:value-type="float" office:value="137">
            <text:p>137</text:p>
          </table:table-cell>
          <table:table-cell table:number-columns-repeated="234"/>
        </table:table-row>
        <table:table-row table:style-name="ro2">
          <table:table-cell office:value-type="float" office:value="1082">
            <text:p>108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S-MOZ-01083</text:p>
          </table:table-cell>
          <table:table-cell office:value-type="float" office:value="1070813">
            <text:p>1070813</text:p>
          </table:table-cell>
          <table:table-cell office:value-type="string">
            <text:p>01070813</text:p>
          </table:table-cell>
          <table:table-cell office:value-type="string">
            <text:p>Domba</text:p>
          </table:table-cell>
          <table:table-cell office:value-type="float" office:value="13">
            <text:p>13</text:p>
          </table:table-cell>
          <table:table-cell office:value-type="string">
            <text:p>NU-053</text:p>
          </table:table-cell>
          <table:table-cell office:value-type="float" office:value="-18.3578">
            <text:p>-18.357800</text:p>
          </table:table-cell>
          <table:table-cell office:value-type="float" office:value="33.9994">
            <text:p>33.999400</text:p>
          </table:table-cell>
          <table:table-cell table:number-columns-repeated="10"/>
          <table:table-cell table:formula="of:=VLOOKUP([.I1083];[NE.$F$2:.$Q$160];2;0)" office:value-type="float" office:value="137">
            <text:p>137</text:p>
          </table:table-cell>
          <table:table-cell office:value-type="float" office:value="137">
            <text:p>137</text:p>
          </table:table-cell>
          <table:table-cell table:number-columns-repeated="234"/>
        </table:table-row>
        <table:table-row table:style-name="ro2">
          <table:table-cell office:value-type="float" office:value="1083">
            <text:p>108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S-MOZ-01084</text:p>
          </table:table-cell>
          <table:table-cell office:value-type="float" office:value="1070814">
            <text:p>1070814</text:p>
          </table:table-cell>
          <table:table-cell office:value-type="string">
            <text:p>01070814</text:p>
          </table:table-cell>
          <table:table-cell office:value-type="string">
            <text:p>Vunduzi</text:p>
          </table:table-cell>
          <table:table-cell office:value-type="float" office:value="12">
            <text:p>12</text:p>
          </table:table-cell>
          <table:table-cell office:value-type="string">
            <text:p>NU-053</text:p>
          </table:table-cell>
          <table:table-cell office:value-type="float" office:value="-18.4858">
            <text:p>-18.485800</text:p>
          </table:table-cell>
          <table:table-cell office:value-type="float" office:value="34.2167">
            <text:p>34.216700</text:p>
          </table:table-cell>
          <table:table-cell table:number-columns-repeated="10"/>
          <table:table-cell table:formula="of:=VLOOKUP([.I1084];[NE.$F$2:.$Q$160];2;0)" office:value-type="float" office:value="137">
            <text:p>137</text:p>
          </table:table-cell>
          <table:table-cell office:value-type="float" office:value="137">
            <text:p>137</text:p>
          </table:table-cell>
          <table:table-cell table:number-columns-repeated="234"/>
        </table:table-row>
        <table:table-row table:style-name="ro2">
          <table:table-cell office:value-type="float" office:value="1084">
            <text:p>108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US-MOZ-01085</text:p>
          </table:table-cell>
          <table:table-cell office:value-type="float" office:value="1070907">
            <text:p>1070907</text:p>
          </table:table-cell>
          <table:table-cell office:value-type="string">
            <text:p>01070907</text:p>
          </table:table-cell>
          <table:table-cell office:value-type="string">
            <text:p>Inharingue</text:p>
          </table:table-cell>
          <table:table-cell office:value-type="float" office:value="12">
            <text:p>12</text:p>
          </table:table-cell>
          <table:table-cell office:value-type="string">
            <text:p>NU-059</text:p>
          </table:table-cell>
          <table:table-cell office:value-type="float" office:value="-20.7411">
            <text:p>-20.741100</text:p>
          </table:table-cell>
          <table:table-cell office:value-type="float" office:value="34.9264">
            <text:p>34.926400</text:p>
          </table:table-cell>
          <table:table-cell table:number-columns-repeated="10"/>
          <table:table-cell table:formula="of:=VLOOKUP([.I1085];[NE.$F$2:.$Q$160];2;0)" office:value-type="float" office:value="138">
            <text:p>138</text:p>
          </table:table-cell>
          <table:table-cell office:value-type="float" office:value="138">
            <text:p>138</text:p>
          </table:table-cell>
          <table:table-cell table:number-columns-repeated="234"/>
        </table:table-row>
        <table:table-row table:style-name="ro2">
          <table:table-cell office:value-type="float" office:value="1085">
            <text:p>108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US-MOZ-01086</text:p>
          </table:table-cell>
          <table:table-cell office:value-type="float" office:value="1070955">
            <text:p>1070955</text:p>
          </table:table-cell>
          <table:table-cell office:value-type="string">
            <text:p>01070955</text:p>
          </table:table-cell>
          <table:table-cell office:value-type="string">
            <text:p>Zimuala</text:p>
          </table:table-cell>
          <table:table-cell office:value-type="float" office:value="13">
            <text:p>13</text:p>
          </table:table-cell>
          <table:table-cell office:value-type="string">
            <text:p>NU-059</text:p>
          </table:table-cell>
          <table:table-cell office:value-type="float" office:value="-20.890244">
            <text:p>-20.890244</text:p>
          </table:table-cell>
          <table:table-cell office:value-type="float" office:value="34.417057">
            <text:p>34.417057</text:p>
          </table:table-cell>
          <table:table-cell table:number-columns-repeated="10"/>
          <table:table-cell table:formula="of:=VLOOKUP([.I1086];[NE.$F$2:.$Q$160];2;0)" office:value-type="float" office:value="138">
            <text:p>138</text:p>
          </table:table-cell>
          <table:table-cell office:value-type="float" office:value="138">
            <text:p>138</text:p>
          </table:table-cell>
          <table:table-cell table:number-columns-repeated="234"/>
        </table:table-row>
        <table:table-row table:style-name="ro2">
          <table:table-cell office:value-type="float" office:value="1086">
            <text:p>108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US-MOZ-01087</text:p>
          </table:table-cell>
          <table:table-cell office:value-type="float" office:value="1070913">
            <text:p>1070913</text:p>
          </table:table-cell>
          <table:table-cell office:value-type="string">
            <text:p>01070913</text:p>
          </table:table-cell>
          <table:table-cell office:value-type="string">
            <text:p>Nhamachire</text:p>
          </table:table-cell>
          <table:table-cell office:value-type="float" office:value="12">
            <text:p>12</text:p>
          </table:table-cell>
          <table:table-cell office:value-type="string">
            <text:p>NU-059</text:p>
          </table:table-cell>
          <table:table-cell office:value-type="float" office:value="-20.873228">
            <text:p>-20.873228</text:p>
          </table:table-cell>
          <table:table-cell office:value-type="float" office:value="34.419824">
            <text:p>34.419824</text:p>
          </table:table-cell>
          <table:table-cell table:number-columns-repeated="10"/>
          <table:table-cell table:formula="of:=VLOOKUP([.I1087];[NE.$F$2:.$Q$160];2;0)" office:value-type="float" office:value="138">
            <text:p>138</text:p>
          </table:table-cell>
          <table:table-cell office:value-type="float" office:value="138">
            <text:p>138</text:p>
          </table:table-cell>
          <table:table-cell table:number-columns-repeated="234"/>
        </table:table-row>
        <table:table-row table:style-name="ro2">
          <table:table-cell office:value-type="float" office:value="1087">
            <text:p>108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US-MOZ-01088</text:p>
          </table:table-cell>
          <table:table-cell office:value-type="float" office:value="1070908">
            <text:p>1070908</text:p>
          </table:table-cell>
          <table:table-cell office:value-type="string">
            <text:p>01070908</text:p>
          </table:table-cell>
          <table:table-cell office:value-type="string">
            <text:p>Machanga (Sede)</text:p>
          </table:table-cell>
          <table:table-cell office:value-type="float" office:value="11">
            <text:p>11</text:p>
          </table:table-cell>
          <table:table-cell office:value-type="string">
            <text:p>NU-059</text:p>
          </table:table-cell>
          <table:table-cell office:value-type="float" office:value="-20.975">
            <text:p>-20.975000</text:p>
          </table:table-cell>
          <table:table-cell office:value-type="float" office:value="35.005">
            <text:p>35.005000</text:p>
          </table:table-cell>
          <table:table-cell table:number-columns-repeated="10"/>
          <table:table-cell table:formula="of:=VLOOKUP([.I1088];[NE.$F$2:.$Q$160];2;0)" office:value-type="float" office:value="138">
            <text:p>138</text:p>
          </table:table-cell>
          <table:table-cell office:value-type="float" office:value="138">
            <text:p>138</text:p>
          </table:table-cell>
          <table:table-cell table:number-columns-repeated="234"/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US-MOZ-01089</text:p>
          </table:table-cell>
          <table:table-cell office:value-type="float" office:value="1070911">
            <text:p>1070911</text:p>
          </table:table-cell>
          <table:table-cell office:value-type="string">
            <text:p>01070911</text:p>
          </table:table-cell>
          <table:table-cell office:value-type="string">
            <text:p>Buene</text:p>
          </table:table-cell>
          <table:table-cell office:value-type="float" office:value="12">
            <text:p>12</text:p>
          </table:table-cell>
          <table:table-cell office:value-type="string">
            <text:p>NU-059</text:p>
          </table:table-cell>
          <table:table-cell office:value-type="float" office:value="-20.873224">
            <text:p>-20.873224</text:p>
          </table:table-cell>
          <table:table-cell office:value-type="float" office:value="34.419823">
            <text:p>34.419823</text:p>
          </table:table-cell>
          <table:table-cell table:number-columns-repeated="10"/>
          <table:table-cell table:formula="of:=VLOOKUP([.I1089];[NE.$F$2:.$Q$160];2;0)" office:value-type="float" office:value="138">
            <text:p>138</text:p>
          </table:table-cell>
          <table:table-cell office:value-type="float" office:value="138">
            <text:p>138</text:p>
          </table:table-cell>
          <table:table-cell table:number-columns-repeated="234"/>
        </table:table-row>
        <table:table-row table:style-name="ro2">
          <table:table-cell office:value-type="float" office:value="1089">
            <text:p>108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US-MOZ-01090</text:p>
          </table:table-cell>
          <table:table-cell office:value-type="float" office:value="1070906">
            <text:p>1070906</text:p>
          </table:table-cell>
          <table:table-cell office:value-type="string">
            <text:p>01070906</text:p>
          </table:table-cell>
          <table:table-cell office:value-type="string">
            <text:p>Maropanhe</text:p>
          </table:table-cell>
          <table:table-cell office:value-type="float" office:value="12">
            <text:p>12</text:p>
          </table:table-cell>
          <table:table-cell office:value-type="string">
            <text:p>NU-059</text:p>
          </table:table-cell>
          <table:table-cell office:value-type="float" office:value="-20.8219">
            <text:p>-20.821900</text:p>
          </table:table-cell>
          <table:table-cell office:value-type="float" office:value="34.8528">
            <text:p>34.852800</text:p>
          </table:table-cell>
          <table:table-cell table:number-columns-repeated="10"/>
          <table:table-cell table:formula="of:=VLOOKUP([.I1090];[NE.$F$2:.$Q$160];2;0)" office:value-type="float" office:value="138">
            <text:p>138</text:p>
          </table:table-cell>
          <table:table-cell office:value-type="float" office:value="138">
            <text:p>138</text:p>
          </table:table-cell>
          <table:table-cell table:number-columns-repeated="234"/>
        </table:table-row>
        <table:table-row table:style-name="ro2">
          <table:table-cell office:value-type="float" office:value="1090">
            <text:p>109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US-MOZ-01091</text:p>
          </table:table-cell>
          <table:table-cell office:value-type="float" office:value="1070905">
            <text:p>1070905</text:p>
          </table:table-cell>
          <table:table-cell office:value-type="string">
            <text:p>01070905</text:p>
          </table:table-cell>
          <table:table-cell office:value-type="string">
            <text:p>Beiapeia</text:p>
          </table:table-cell>
          <table:table-cell office:value-type="float" office:value="12">
            <text:p>12</text:p>
          </table:table-cell>
          <table:table-cell office:value-type="string">
            <text:p>NU-059</text:p>
          </table:table-cell>
          <table:table-cell office:value-type="float" office:value="-20.875685">
            <text:p>-20.875685</text:p>
          </table:table-cell>
          <table:table-cell office:value-type="float" office:value="34.419823">
            <text:p>34.419823</text:p>
          </table:table-cell>
          <table:table-cell table:number-columns-repeated="10"/>
          <table:table-cell table:formula="of:=VLOOKUP([.I1091];[NE.$F$2:.$Q$160];2;0)" office:value-type="float" office:value="138">
            <text:p>138</text:p>
          </table:table-cell>
          <table:table-cell office:value-type="float" office:value="138">
            <text:p>138</text:p>
          </table:table-cell>
          <table:table-cell table:number-columns-repeated="234"/>
        </table:table-row>
        <table:table-row table:style-name="ro2">
          <table:table-cell office:value-type="float" office:value="1091">
            <text:p>109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US-MOZ-01092</text:p>
          </table:table-cell>
          <table:table-cell office:value-type="float" office:value="1070901">
            <text:p>1070901</text:p>
          </table:table-cell>
          <table:table-cell office:value-type="string">
            <text:p>01070901</text:p>
          </table:table-cell>
          <table:table-cell office:value-type="string">
            <text:p>Javane</text:p>
          </table:table-cell>
          <table:table-cell office:value-type="float" office:value="12">
            <text:p>12</text:p>
          </table:table-cell>
          <table:table-cell office:value-type="string">
            <text:p>NU-059</text:p>
          </table:table-cell>
          <table:table-cell office:value-type="float" office:value="-20.87334">
            <text:p>-20.873340</text:p>
          </table:table-cell>
          <table:table-cell office:value-type="float" office:value="34.419824">
            <text:p>34.419824</text:p>
          </table:table-cell>
          <table:table-cell table:number-columns-repeated="10"/>
          <table:table-cell table:formula="of:=VLOOKUP([.I1092];[NE.$F$2:.$Q$160];2;0)" office:value-type="float" office:value="138">
            <text:p>138</text:p>
          </table:table-cell>
          <table:table-cell office:value-type="float" office:value="138">
            <text:p>138</text:p>
          </table:table-cell>
          <table:table-cell table:number-columns-repeated="234"/>
        </table:table-row>
        <table:table-row table:style-name="ro2">
          <table:table-cell office:value-type="float" office:value="1092">
            <text:p>109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US-MOZ-01093</text:p>
          </table:table-cell>
          <table:table-cell office:value-type="float" office:value="1070912">
            <text:p>1070912</text:p>
          </table:table-cell>
          <table:table-cell office:value-type="string">
            <text:p>01070912</text:p>
          </table:table-cell>
          <table:table-cell office:value-type="string">
            <text:p>Chiloane</text:p>
          </table:table-cell>
          <table:table-cell office:value-type="float" office:value="12">
            <text:p>12</text:p>
          </table:table-cell>
          <table:table-cell office:value-type="string">
            <text:p>NU-059</text:p>
          </table:table-cell>
          <table:table-cell office:value-type="float" office:value="-20.6314">
            <text:p>-20.631400</text:p>
          </table:table-cell>
          <table:table-cell office:value-type="float" office:value="34.9039">
            <text:p>34.903900</text:p>
          </table:table-cell>
          <table:table-cell table:number-columns-repeated="10"/>
          <table:table-cell table:formula="of:=VLOOKUP([.I1093];[NE.$F$2:.$Q$160];2;0)" office:value-type="float" office:value="138">
            <text:p>138</text:p>
          </table:table-cell>
          <table:table-cell office:value-type="float" office:value="138">
            <text:p>138</text:p>
          </table:table-cell>
          <table:table-cell table:number-columns-repeated="234"/>
        </table:table-row>
        <table:table-row table:style-name="ro2">
          <table:table-cell office:value-type="float" office:value="1093">
            <text:p>109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US-MOZ-01094</text:p>
          </table:table-cell>
          <table:table-cell office:value-type="float" office:value="1070910">
            <text:p>1070910</text:p>
          </table:table-cell>
          <table:table-cell office:value-type="string">
            <text:p>01070910</text:p>
          </table:table-cell>
          <table:table-cell office:value-type="string">
            <text:p>Chinhuque</text:p>
          </table:table-cell>
          <table:table-cell office:value-type="float" office:value="12">
            <text:p>12</text:p>
          </table:table-cell>
          <table:table-cell office:value-type="string">
            <text:p>NU-059</text:p>
          </table:table-cell>
          <table:table-cell office:value-type="float" office:value="-21.0133">
            <text:p>-21.013300</text:p>
          </table:table-cell>
          <table:table-cell office:value-type="float" office:value="34.8975">
            <text:p>34.897500</text:p>
          </table:table-cell>
          <table:table-cell table:number-columns-repeated="10"/>
          <table:table-cell table:formula="of:=VLOOKUP([.I1094];[NE.$F$2:.$Q$160];2;0)" office:value-type="float" office:value="138">
            <text:p>138</text:p>
          </table:table-cell>
          <table:table-cell office:value-type="float" office:value="138">
            <text:p>138</text:p>
          </table:table-cell>
          <table:table-cell table:number-columns-repeated="234"/>
        </table:table-row>
        <table:table-row table:style-name="ro2">
          <table:table-cell office:value-type="float" office:value="1094">
            <text:p>109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US-MOZ-01095</text:p>
          </table:table-cell>
          <table:table-cell office:value-type="float" office:value="1070909">
            <text:p>1070909</text:p>
          </table:table-cell>
          <table:table-cell office:value-type="string">
            <text:p>01070909</text:p>
          </table:table-cell>
          <table:table-cell office:value-type="string">
            <text:p>Divinhe</text:p>
          </table:table-cell>
          <table:table-cell office:value-type="float" office:value="12">
            <text:p>12</text:p>
          </table:table-cell>
          <table:table-cell office:value-type="string">
            <text:p>NU-059</text:p>
          </table:table-cell>
          <table:table-cell office:value-type="float" office:value="-20.7011">
            <text:p>-20.701100</text:p>
          </table:table-cell>
          <table:table-cell office:value-type="float" office:value="34.7933">
            <text:p>34.793300</text:p>
          </table:table-cell>
          <table:table-cell table:number-columns-repeated="10"/>
          <table:table-cell table:formula="of:=VLOOKUP([.I1095];[NE.$F$2:.$Q$160];2;0)" office:value-type="float" office:value="138">
            <text:p>138</text:p>
          </table:table-cell>
          <table:table-cell office:value-type="float" office:value="138">
            <text:p>138</text:p>
          </table:table-cell>
          <table:table-cell table:number-columns-repeated="234"/>
        </table:table-row>
        <table:table-row table:style-name="ro2">
          <table:table-cell office:value-type="float" office:value="1095">
            <text:p>109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US-MOZ-01096</text:p>
          </table:table-cell>
          <table:table-cell office:value-type="float" office:value="1071008">
            <text:p>1071008</text:p>
          </table:table-cell>
          <table:table-cell office:value-type="string">
            <text:p>01071008</text:p>
          </table:table-cell>
          <table:table-cell office:value-type="string">
            <text:p>Nhamacala</text:p>
          </table:table-cell>
          <table:table-cell office:value-type="float" office:value="12">
            <text:p>12</text:p>
          </table:table-cell>
          <table:table-cell office:value-type="string">
            <text:p>NU-051</text:p>
          </table:table-cell>
          <table:table-cell office:value-type="float" office:value="-18.2003">
            <text:p>-18.200300</text:p>
          </table:table-cell>
          <table:table-cell office:value-type="float" office:value="34.5967">
            <text:p>34.596700</text:p>
          </table:table-cell>
          <table:table-cell table:number-columns-repeated="10"/>
          <table:table-cell table:formula="of:=VLOOKUP([.I1096];[NE.$F$2:.$Q$160];2;0)" office:value-type="float" office:value="139">
            <text:p>139</text:p>
          </table:table-cell>
          <table:table-cell office:value-type="float" office:value="139">
            <text:p>139</text:p>
          </table:table-cell>
          <table:table-cell table:number-columns-repeated="234"/>
        </table:table-row>
        <table:table-row table:style-name="ro2">
          <table:table-cell office:value-type="float" office:value="1096">
            <text:p>109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US-MOZ-01097</text:p>
          </table:table-cell>
          <table:table-cell office:value-type="float" office:value="1071006">
            <text:p>1071006</text:p>
          </table:table-cell>
          <table:table-cell office:value-type="string">
            <text:p>01071006</text:p>
          </table:table-cell>
          <table:table-cell office:value-type="string">
            <text:p>Subue</text:p>
          </table:table-cell>
          <table:table-cell office:value-type="float" office:value="12">
            <text:p>12</text:p>
          </table:table-cell>
          <table:table-cell office:value-type="string">
            <text:p>NU-051</text:p>
          </table:table-cell>
          <table:table-cell office:value-type="float" office:value="-18.1175">
            <text:p>-18.117500</text:p>
          </table:table-cell>
          <table:table-cell office:value-type="float" office:value="34.4567">
            <text:p>34.456700</text:p>
          </table:table-cell>
          <table:table-cell table:number-columns-repeated="10"/>
          <table:table-cell table:formula="of:=VLOOKUP([.I1097];[NE.$F$2:.$Q$160];2;0)" office:value-type="float" office:value="139">
            <text:p>139</text:p>
          </table:table-cell>
          <table:table-cell office:value-type="float" office:value="139">
            <text:p>139</text:p>
          </table:table-cell>
          <table:table-cell table:number-columns-repeated="234"/>
        </table:table-row>
        <table:table-row table:style-name="ro2">
          <table:table-cell office:value-type="float" office:value="1097">
            <text:p>109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US-MOZ-01098</text:p>
          </table:table-cell>
          <table:table-cell office:value-type="float" office:value="1071007">
            <text:p>1071007</text:p>
          </table:table-cell>
          <table:table-cell office:value-type="string">
            <text:p>01071007</text:p>
          </table:table-cell>
          <table:table-cell office:value-type="string">
            <text:p>Senga Senga</text:p>
          </table:table-cell>
          <table:table-cell office:value-type="float" office:value="12">
            <text:p>12</text:p>
          </table:table-cell>
          <table:table-cell office:value-type="string">
            <text:p>NU-051</text:p>
          </table:table-cell>
          <table:table-cell office:value-type="float" office:value="-17.3197">
            <text:p>-17.319700</text:p>
          </table:table-cell>
          <table:table-cell office:value-type="float" office:value="34.2894">
            <text:p>34.289400</text:p>
          </table:table-cell>
          <table:table-cell table:number-columns-repeated="10"/>
          <table:table-cell table:formula="of:=VLOOKUP([.I1098];[NE.$F$2:.$Q$160];2;0)" office:value-type="float" office:value="139">
            <text:p>139</text:p>
          </table:table-cell>
          <table:table-cell office:value-type="float" office:value="139">
            <text:p>139</text:p>
          </table:table-cell>
          <table:table-cell table:number-columns-repeated="234"/>
        </table:table-row>
        <table:table-row table:style-name="ro2">
          <table:table-cell office:value-type="float" office:value="1098">
            <text:p>109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US-MOZ-01099</text:p>
          </table:table-cell>
          <table:table-cell office:value-type="float" office:value="1071009">
            <text:p>1071009</text:p>
          </table:table-cell>
          <table:table-cell office:value-type="string">
            <text:p>01071009</text:p>
          </table:table-cell>
          <table:table-cell office:value-type="string">
            <text:p>Maringué-Sede</text:p>
          </table:table-cell>
          <table:table-cell office:value-type="float" office:value="11">
            <text:p>11</text:p>
          </table:table-cell>
          <table:table-cell office:value-type="string">
            <text:p>NU-051</text:p>
          </table:table-cell>
          <table:table-cell office:value-type="float" office:value="-17.9661">
            <text:p>-17.966100</text:p>
          </table:table-cell>
          <table:table-cell office:value-type="float" office:value="34.4144">
            <text:p>34.414400</text:p>
          </table:table-cell>
          <table:table-cell table:number-columns-repeated="10"/>
          <table:table-cell table:formula="of:=VLOOKUP([.I1099];[NE.$F$2:.$Q$160];2;0)" office:value-type="float" office:value="139">
            <text:p>139</text:p>
          </table:table-cell>
          <table:table-cell office:value-type="float" office:value="139">
            <text:p>139</text:p>
          </table:table-cell>
          <table:table-cell table:number-columns-repeated="234"/>
        </table:table-row>
        <table:table-row table:style-name="ro2">
          <table:table-cell office:value-type="float" office:value="1099">
            <text:p>109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US-MOZ-01100</text:p>
          </table:table-cell>
          <table:table-cell office:value-type="float" office:value="1071010">
            <text:p>1071010</text:p>
          </table:table-cell>
          <table:table-cell office:value-type="string">
            <text:p>01071010</text:p>
          </table:table-cell>
          <table:table-cell office:value-type="string">
            <text:p>Canxixe</text:p>
          </table:table-cell>
          <table:table-cell office:value-type="float" office:value="12">
            <text:p>12</text:p>
          </table:table-cell>
          <table:table-cell office:value-type="string">
            <text:p>NU-051</text:p>
          </table:table-cell>
          <table:table-cell office:value-type="float" office:value="-17.5839">
            <text:p>-17.583900</text:p>
          </table:table-cell>
          <table:table-cell office:value-type="float" office:value="34.315">
            <text:p>34.315000</text:p>
          </table:table-cell>
          <table:table-cell table:number-columns-repeated="10"/>
          <table:table-cell table:formula="of:=VLOOKUP([.I1100];[NE.$F$2:.$Q$160];2;0)" office:value-type="float" office:value="139">
            <text:p>139</text:p>
          </table:table-cell>
          <table:table-cell office:value-type="float" office:value="139">
            <text:p>139</text:p>
          </table:table-cell>
          <table:table-cell table:number-columns-repeated="234"/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US-MOZ-01101</text:p>
          </table:table-cell>
          <table:table-cell office:value-type="float" office:value="1071011">
            <text:p>1071011</text:p>
          </table:table-cell>
          <table:table-cell office:value-type="string">
            <text:p>01071011</text:p>
          </table:table-cell>
          <table:table-cell office:value-type="string">
            <text:p>Gumbalatsai</text:p>
          </table:table-cell>
          <table:table-cell office:value-type="float" office:value="12">
            <text:p>12</text:p>
          </table:table-cell>
          <table:table-cell office:value-type="string">
            <text:p>NU-051</text:p>
          </table:table-cell>
          <table:table-cell office:value-type="float" office:value="-17.6997">
            <text:p>-17.699700</text:p>
          </table:table-cell>
          <table:table-cell office:value-type="float" office:value="34.5844">
            <text:p>34.584400</text:p>
          </table:table-cell>
          <table:table-cell table:number-columns-repeated="10"/>
          <table:table-cell table:formula="of:=VLOOKUP([.I1101];[NE.$F$2:.$Q$160];2;0)" office:value-type="float" office:value="139">
            <text:p>139</text:p>
          </table:table-cell>
          <table:table-cell office:value-type="float" office:value="139">
            <text:p>139</text:p>
          </table:table-cell>
          <table:table-cell table:number-columns-repeated="234"/>
        </table:table-row>
        <table:table-row table:style-name="ro2">
          <table:table-cell office:value-type="float" office:value="1101">
            <text:p>110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US-MOZ-01102</text:p>
          </table:table-cell>
          <table:table-cell office:value-type="float" office:value="1071005">
            <text:p>1071005</text:p>
          </table:table-cell>
          <table:table-cell office:value-type="string">
            <text:p>01071005</text:p>
          </table:table-cell>
          <table:table-cell office:value-type="string">
            <text:p>Phango</text:p>
          </table:table-cell>
          <table:table-cell office:value-type="float" office:value="12">
            <text:p>12</text:p>
          </table:table-cell>
          <table:table-cell office:value-type="string">
            <text:p>NU-051</text:p>
          </table:table-cell>
          <table:table-cell office:value-type="float" office:value="-17.913096">
            <text:p>-17.913096</text:p>
          </table:table-cell>
          <table:table-cell office:value-type="float" office:value="34.356021">
            <text:p>34.356021</text:p>
          </table:table-cell>
          <table:table-cell table:number-columns-repeated="10"/>
          <table:table-cell table:formula="of:=VLOOKUP([.I1102];[NE.$F$2:.$Q$160];2;0)" office:value-type="float" office:value="139">
            <text:p>139</text:p>
          </table:table-cell>
          <table:table-cell office:value-type="float" office:value="139">
            <text:p>139</text:p>
          </table:table-cell>
          <table:table-cell table:number-columns-repeated="234"/>
        </table:table-row>
        <table:table-row table:style-name="ro2">
          <table:table-cell office:value-type="float" office:value="1102">
            <text:p>110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US-MOZ-01103</text:p>
          </table:table-cell>
          <table:table-cell office:value-type="float" office:value="1071118">
            <text:p>1071118</text:p>
          </table:table-cell>
          <table:table-cell office:value-type="string">
            <text:p>01071118</text:p>
          </table:table-cell>
          <table:table-cell office:value-type="string">
            <text:p>Miguguni</text:p>
          </table:table-cell>
          <table:table-cell office:value-type="float" office:value="13">
            <text:p>13</text:p>
          </table:table-cell>
          <table:table-cell office:value-type="string">
            <text:p>NU-050</text:p>
          </table:table-cell>
          <table:table-cell office:value-type="float" office:value="-18.290786">
            <text:p>-18.290786</text:p>
          </table:table-cell>
          <table:table-cell office:value-type="float" office:value="35.945278">
            <text:p>35.945278</text:p>
          </table:table-cell>
          <table:table-cell table:number-columns-repeated="10"/>
          <table:table-cell table:formula="of:=VLOOKUP([.I1103];[NE.$F$2:.$Q$160];2;0)" office:value-type="float" office:value="140">
            <text:p>140</text:p>
          </table:table-cell>
          <table:table-cell office:value-type="float" office:value="140">
            <text:p>140</text:p>
          </table:table-cell>
          <table:table-cell table:number-columns-repeated="234"/>
        </table:table-row>
        <table:table-row table:style-name="ro2">
          <table:table-cell office:value-type="float" office:value="1103">
            <text:p>110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US-MOZ-01104</text:p>
          </table:table-cell>
          <table:table-cell office:value-type="float" office:value="1071110">
            <text:p>1071110</text:p>
          </table:table-cell>
          <table:table-cell office:value-type="string">
            <text:p>01071110</text:p>
          </table:table-cell>
          <table:table-cell office:value-type="string">
            <text:p>Bauaze</text:p>
          </table:table-cell>
          <table:table-cell office:value-type="float" office:value="12">
            <text:p>12</text:p>
          </table:table-cell>
          <table:table-cell office:value-type="string">
            <text:p>NU-050</text:p>
          </table:table-cell>
          <table:table-cell office:value-type="float" office:value="-18.2894">
            <text:p>-18.289400</text:p>
          </table:table-cell>
          <table:table-cell office:value-type="float" office:value="35.7611">
            <text:p>35.761100</text:p>
          </table:table-cell>
          <table:table-cell table:number-columns-repeated="10"/>
          <table:table-cell table:formula="of:=VLOOKUP([.I1104];[NE.$F$2:.$Q$160];2;0)" office:value-type="float" office:value="140">
            <text:p>140</text:p>
          </table:table-cell>
          <table:table-cell office:value-type="float" office:value="140">
            <text:p>140</text:p>
          </table:table-cell>
          <table:table-cell table:number-columns-repeated="234"/>
        </table:table-row>
        <table:table-row table:style-name="ro2">
          <table:table-cell office:value-type="float" office:value="1104">
            <text:p>110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US-MOZ-01105</text:p>
          </table:table-cell>
          <table:table-cell office:value-type="float" office:value="1071159">
            <text:p>1071159</text:p>
          </table:table-cell>
          <table:table-cell office:value-type="string">
            <text:p>01071159</text:p>
          </table:table-cell>
          <table:table-cell office:value-type="string">
            <text:p>Milambe</text:p>
          </table:table-cell>
          <table:table-cell office:value-type="float" office:value="13">
            <text:p>13</text:p>
          </table:table-cell>
          <table:table-cell office:value-type="string">
            <text:p>NU-050</text:p>
          </table:table-cell>
          <table:table-cell office:value-type="float" office:value="-18.290069">
            <text:p>-18.290069</text:p>
          </table:table-cell>
          <table:table-cell office:value-type="float" office:value="35.941492">
            <text:p>35.941492</text:p>
          </table:table-cell>
          <table:table-cell table:number-columns-repeated="10"/>
          <table:table-cell table:formula="of:=VLOOKUP([.I1105];[NE.$F$2:.$Q$160];2;0)" office:value-type="float" office:value="140">
            <text:p>140</text:p>
          </table:table-cell>
          <table:table-cell office:value-type="float" office:value="140">
            <text:p>140</text:p>
          </table:table-cell>
          <table:table-cell table:number-columns-repeated="234"/>
        </table:table-row>
        <table:table-row table:style-name="ro2">
          <table:table-cell office:value-type="float" office:value="1105">
            <text:p>110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US-MOZ-01106</text:p>
          </table:table-cell>
          <table:table-cell office:value-type="float" office:value="1071125">
            <text:p>1071125</text:p>
          </table:table-cell>
          <table:table-cell office:value-type="string">
            <text:p>01071125</text:p>
          </table:table-cell>
          <table:table-cell office:value-type="string">
            <text:p>Pambane</text:p>
          </table:table-cell>
          <table:table-cell office:value-type="float" office:value="13">
            <text:p>13</text:p>
          </table:table-cell>
          <table:table-cell office:value-type="string">
            <text:p>NU-050</text:p>
          </table:table-cell>
          <table:table-cell office:value-type="float" office:value="-18.290062">
            <text:p>-18.290062</text:p>
          </table:table-cell>
          <table:table-cell office:value-type="float" office:value="35.941457">
            <text:p>35.941457</text:p>
          </table:table-cell>
          <table:table-cell table:number-columns-repeated="10"/>
          <table:table-cell table:formula="of:=VLOOKUP([.I1106];[NE.$F$2:.$Q$160];2;0)" office:value-type="float" office:value="140">
            <text:p>140</text:p>
          </table:table-cell>
          <table:table-cell office:value-type="float" office:value="140">
            <text:p>140</text:p>
          </table:table-cell>
          <table:table-cell table:number-columns-repeated="234"/>
        </table:table-row>
        <table:table-row table:style-name="ro2">
          <table:table-cell office:value-type="float" office:value="1106">
            <text:p>110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US-MOZ-01107</text:p>
          </table:table-cell>
          <table:table-cell office:value-type="float" office:value="1071124">
            <text:p>1071124</text:p>
          </table:table-cell>
          <table:table-cell office:value-type="string">
            <text:p>01071124</text:p>
          </table:table-cell>
          <table:table-cell office:value-type="string">
            <text:p>Nhamijale</text:p>
          </table:table-cell>
          <table:table-cell office:value-type="float" office:value="13">
            <text:p>13</text:p>
          </table:table-cell>
          <table:table-cell office:value-type="string">
            <text:p>NU-050</text:p>
          </table:table-cell>
          <table:table-cell office:value-type="float" office:value="-18.291304">
            <text:p>-18.291304</text:p>
          </table:table-cell>
          <table:table-cell office:value-type="float" office:value="35.944359">
            <text:p>35.944359</text:p>
          </table:table-cell>
          <table:table-cell table:number-columns-repeated="10"/>
          <table:table-cell table:formula="of:=VLOOKUP([.I1107];[NE.$F$2:.$Q$160];2;0)" office:value-type="float" office:value="140">
            <text:p>140</text:p>
          </table:table-cell>
          <table:table-cell office:value-type="float" office:value="140">
            <text:p>140</text:p>
          </table:table-cell>
          <table:table-cell table:number-columns-repeated="234"/>
        </table:table-row>
        <table:table-row table:style-name="ro2">
          <table:table-cell office:value-type="float" office:value="1107">
            <text:p>110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US-MOZ-01108</text:p>
          </table:table-cell>
          <table:table-cell office:value-type="float" office:value="1071121">
            <text:p>1071121</text:p>
          </table:table-cell>
          <table:table-cell office:value-type="string">
            <text:p>01071121</text:p>
          </table:table-cell>
          <table:table-cell office:value-type="string">
            <text:p>Chibulibuli</text:p>
          </table:table-cell>
          <table:table-cell office:value-type="float" office:value="13">
            <text:p>13</text:p>
          </table:table-cell>
          <table:table-cell office:value-type="string">
            <text:p>NU-050</text:p>
          </table:table-cell>
          <table:table-cell office:value-type="float" office:value="-18.290135">
            <text:p>-18.290135</text:p>
          </table:table-cell>
          <table:table-cell office:value-type="float" office:value="35.941885">
            <text:p>35.941885</text:p>
          </table:table-cell>
          <table:table-cell table:number-columns-repeated="10"/>
          <table:table-cell table:formula="of:=VLOOKUP([.I1108];[NE.$F$2:.$Q$160];2;0)" office:value-type="float" office:value="140">
            <text:p>140</text:p>
          </table:table-cell>
          <table:table-cell office:value-type="float" office:value="140">
            <text:p>140</text:p>
          </table:table-cell>
          <table:table-cell table:number-columns-repeated="234"/>
        </table:table-row>
        <table:table-row table:style-name="ro2">
          <table:table-cell office:value-type="float" office:value="1108">
            <text:p>110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US-MOZ-01109</text:p>
          </table:table-cell>
          <table:table-cell office:value-type="float" office:value="1071161">
            <text:p>1071161</text:p>
          </table:table-cell>
          <table:table-cell office:value-type="string">
            <text:p>01071161</text:p>
          </table:table-cell>
          <table:table-cell office:value-type="string">
            <text:p>Ilha Inglese</text:p>
          </table:table-cell>
          <table:table-cell office:value-type="float" office:value="13">
            <text:p>13</text:p>
          </table:table-cell>
          <table:table-cell office:value-type="string">
            <text:p>NU-050</text:p>
          </table:table-cell>
          <table:table-cell office:value-type="float" office:value="-18.29024">
            <text:p>-18.290240</text:p>
          </table:table-cell>
          <table:table-cell office:value-type="float" office:value="35.941884">
            <text:p>35.941884</text:p>
          </table:table-cell>
          <table:table-cell table:number-columns-repeated="10"/>
          <table:table-cell table:formula="of:=VLOOKUP([.I1109];[NE.$F$2:.$Q$160];2;0)" office:value-type="float" office:value="140">
            <text:p>140</text:p>
          </table:table-cell>
          <table:table-cell office:value-type="float" office:value="140">
            <text:p>140</text:p>
          </table:table-cell>
          <table:table-cell table:number-columns-repeated="234"/>
        </table:table-row>
        <table:table-row table:style-name="ro2">
          <table:table-cell office:value-type="float" office:value="1109">
            <text:p>110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US-MOZ-01110</text:p>
          </table:table-cell>
          <table:table-cell office:value-type="float" office:value="1071106">
            <text:p>1071106</text:p>
          </table:table-cell>
          <table:table-cell office:value-type="string">
            <text:p>01071106</text:p>
          </table:table-cell>
          <table:table-cell office:value-type="string">
            <text:p>Nensa</text:p>
          </table:table-cell>
          <table:table-cell office:value-type="float" office:value="12">
            <text:p>12</text:p>
          </table:table-cell>
          <table:table-cell office:value-type="string">
            <text:p>NU-050</text:p>
          </table:table-cell>
          <table:table-cell office:value-type="float" office:value="-18.1928">
            <text:p>-18.192800</text:p>
          </table:table-cell>
          <table:table-cell office:value-type="float" office:value="35.74">
            <text:p>35.740000</text:p>
          </table:table-cell>
          <table:table-cell table:number-columns-repeated="10"/>
          <table:table-cell table:formula="of:=VLOOKUP([.I1110];[NE.$F$2:.$Q$160];2;0)" office:value-type="float" office:value="140">
            <text:p>140</text:p>
          </table:table-cell>
          <table:table-cell office:value-type="float" office:value="140">
            <text:p>140</text:p>
          </table:table-cell>
          <table:table-cell table:number-columns-repeated="234"/>
        </table:table-row>
        <table:table-row table:style-name="ro2">
          <table:table-cell office:value-type="float" office:value="1110">
            <text:p>11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US-MOZ-01111</text:p>
          </table:table-cell>
          <table:table-cell office:value-type="float" office:value="1071160">
            <text:p>1071160</text:p>
          </table:table-cell>
          <table:table-cell office:value-type="string">
            <text:p>01071160</text:p>
          </table:table-cell>
          <table:table-cell office:value-type="string">
            <text:p>Safrique</text:p>
          </table:table-cell>
          <table:table-cell office:value-type="float" office:value="13">
            <text:p>13</text:p>
          </table:table-cell>
          <table:table-cell office:value-type="string">
            <text:p>NU-050</text:p>
          </table:table-cell>
          <table:table-cell office:value-type="float" office:value="-18.29023">
            <text:p>-18.290230</text:p>
          </table:table-cell>
          <table:table-cell office:value-type="float" office:value="35.941864">
            <text:p>35.941864</text:p>
          </table:table-cell>
          <table:table-cell table:number-columns-repeated="10"/>
          <table:table-cell table:formula="of:=VLOOKUP([.I1111];[NE.$F$2:.$Q$160];2;0)" office:value-type="float" office:value="140">
            <text:p>140</text:p>
          </table:table-cell>
          <table:table-cell office:value-type="float" office:value="140">
            <text:p>140</text:p>
          </table:table-cell>
          <table:table-cell table:number-columns-repeated="234"/>
        </table:table-row>
        <table:table-row table:style-name="ro2">
          <table:table-cell office:value-type="float" office:value="1111">
            <text:p>111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US-MOZ-01112</text:p>
          </table:table-cell>
          <table:table-cell office:value-type="float" office:value="1071108">
            <text:p>1071108</text:p>
          </table:table-cell>
          <table:table-cell office:value-type="string">
            <text:p>01071108</text:p>
          </table:table-cell>
          <table:table-cell office:value-type="string">
            <text:p>Chupanga</text:p>
          </table:table-cell>
          <table:table-cell office:value-type="float" office:value="12">
            <text:p>12</text:p>
          </table:table-cell>
          <table:table-cell office:value-type="string">
            <text:p>NU-050</text:p>
          </table:table-cell>
          <table:table-cell office:value-type="float" office:value="-18.0461">
            <text:p>-18.046100</text:p>
          </table:table-cell>
          <table:table-cell office:value-type="float" office:value="35.6133">
            <text:p>35.613300</text:p>
          </table:table-cell>
          <table:table-cell table:number-columns-repeated="10"/>
          <table:table-cell table:formula="of:=VLOOKUP([.I1112];[NE.$F$2:.$Q$160];2;0)" office:value-type="float" office:value="140">
            <text:p>140</text:p>
          </table:table-cell>
          <table:table-cell office:value-type="float" office:value="140">
            <text:p>140</text:p>
          </table:table-cell>
          <table:table-cell table:number-columns-repeated="234"/>
        </table:table-row>
        <table:table-row table:style-name="ro2">
          <table:table-cell office:value-type="float" office:value="1112">
            <text:p>111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US-MOZ-01113</text:p>
          </table:table-cell>
          <table:table-cell office:value-type="float" office:value="1071123">
            <text:p>1071123</text:p>
          </table:table-cell>
          <table:table-cell office:value-type="string">
            <text:p>01071123</text:p>
          </table:table-cell>
          <table:table-cell office:value-type="string">
            <text:p>Unidade Africana</text:p>
          </table:table-cell>
          <table:table-cell office:value-type="float" office:value="13">
            <text:p>13</text:p>
          </table:table-cell>
          <table:table-cell office:value-type="string">
            <text:p>NU-050</text:p>
          </table:table-cell>
          <table:table-cell office:value-type="float" office:value="-18.290258">
            <text:p>-18.290258</text:p>
          </table:table-cell>
          <table:table-cell office:value-type="float" office:value="35.941864">
            <text:p>35.941864</text:p>
          </table:table-cell>
          <table:table-cell table:number-columns-repeated="10"/>
          <table:table-cell table:formula="of:=VLOOKUP([.I1113];[NE.$F$2:.$Q$160];2;0)" office:value-type="float" office:value="140">
            <text:p>140</text:p>
          </table:table-cell>
          <table:table-cell office:value-type="float" office:value="140">
            <text:p>140</text:p>
          </table:table-cell>
          <table:table-cell table:number-columns-repeated="234"/>
        </table:table-row>
        <table:table-row table:style-name="ro2">
          <table:table-cell office:value-type="float" office:value="1113">
            <text:p>111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US-MOZ-01114</text:p>
          </table:table-cell>
          <table:table-cell office:value-type="float" office:value="1071111">
            <text:p>1071111</text:p>
          </table:table-cell>
          <table:table-cell office:value-type="string">
            <text:p>01071111</text:p>
          </table:table-cell>
          <table:table-cell office:value-type="string">
            <text:p>Chueza</text:p>
          </table:table-cell>
          <table:table-cell office:value-type="float" office:value="12">
            <text:p>12</text:p>
          </table:table-cell>
          <table:table-cell office:value-type="string">
            <text:p>NU-050</text:p>
          </table:table-cell>
          <table:table-cell office:value-type="float" office:value="-18.4433333">
            <text:p>-18.443333</text:p>
          </table:table-cell>
          <table:table-cell office:value-type="float" office:value="35.79027778">
            <text:p>35.790278</text:p>
          </table:table-cell>
          <table:table-cell table:number-columns-repeated="10"/>
          <table:table-cell table:formula="of:=VLOOKUP([.I1114];[NE.$F$2:.$Q$160];2;0)" office:value-type="float" office:value="140">
            <text:p>140</text:p>
          </table:table-cell>
          <table:table-cell office:value-type="float" office:value="140">
            <text:p>140</text:p>
          </table:table-cell>
          <table:table-cell table:number-columns-repeated="234"/>
        </table:table-row>
        <table:table-row table:style-name="ro2">
          <table:table-cell office:value-type="float" office:value="1114">
            <text:p>111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US-MOZ-01115</text:p>
          </table:table-cell>
          <table:table-cell office:value-type="float" office:value="1071112">
            <text:p>1071112</text:p>
          </table:table-cell>
          <table:table-cell office:value-type="string">
            <text:p>01071112</text:p>
          </table:table-cell>
          <table:table-cell office:value-type="string">
            <text:p>Kanamua</text:p>
          </table:table-cell>
          <table:table-cell office:value-type="float" office:value="13">
            <text:p>13</text:p>
          </table:table-cell>
          <table:table-cell office:value-type="string">
            <text:p>NU-050</text:p>
          </table:table-cell>
          <table:table-cell office:value-type="float" office:value="-18.290248">
            <text:p>-18.290248</text:p>
          </table:table-cell>
          <table:table-cell office:value-type="float" office:value="35.941864">
            <text:p>35.941864</text:p>
          </table:table-cell>
          <table:table-cell table:number-columns-repeated="10"/>
          <table:table-cell table:formula="of:=VLOOKUP([.I1115];[NE.$F$2:.$Q$160];2;0)" office:value-type="float" office:value="140">
            <text:p>140</text:p>
          </table:table-cell>
          <table:table-cell office:value-type="float" office:value="140">
            <text:p>140</text:p>
          </table:table-cell>
          <table:table-cell table:number-columns-repeated="234"/>
        </table:table-row>
        <table:table-row table:style-name="ro2">
          <table:table-cell office:value-type="float" office:value="1115">
            <text:p>111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US-MOZ-01116</text:p>
          </table:table-cell>
          <table:table-cell office:value-type="float" office:value="1071113">
            <text:p>1071113</text:p>
          </table:table-cell>
          <table:table-cell office:value-type="string">
            <text:p>01071113</text:p>
          </table:table-cell>
          <table:table-cell office:value-type="string">
            <text:p>Nhamijale</text:p>
          </table:table-cell>
          <table:table-cell office:value-type="float" office:value="13">
            <text:p>13</text:p>
          </table:table-cell>
          <table:table-cell office:value-type="string">
            <text:p>NU-050</text:p>
          </table:table-cell>
          <table:table-cell office:value-type="float" office:value="-18.290256">
            <text:p>-18.290256</text:p>
          </table:table-cell>
          <table:table-cell office:value-type="float" office:value="35.941864">
            <text:p>35.941864</text:p>
          </table:table-cell>
          <table:table-cell table:number-columns-repeated="10"/>
          <table:table-cell table:formula="of:=VLOOKUP([.I1116];[NE.$F$2:.$Q$160];2;0)" office:value-type="float" office:value="140">
            <text:p>140</text:p>
          </table:table-cell>
          <table:table-cell office:value-type="float" office:value="140">
            <text:p>140</text:p>
          </table:table-cell>
          <table:table-cell table:number-columns-repeated="234"/>
        </table:table-row>
        <table:table-row table:style-name="ro2">
          <table:table-cell office:value-type="float" office:value="1116">
            <text:p>111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US-MOZ-01117</text:p>
          </table:table-cell>
          <table:table-cell office:value-type="float" office:value="1071115">
            <text:p>1071115</text:p>
          </table:table-cell>
          <table:table-cell office:value-type="string">
            <text:p>01071115</text:p>
          </table:table-cell>
          <table:table-cell office:value-type="string">
            <text:p>Malingapanse</text:p>
          </table:table-cell>
          <table:table-cell office:value-type="float" office:value="12">
            <text:p>12</text:p>
          </table:table-cell>
          <table:table-cell office:value-type="string">
            <text:p>NU-050</text:p>
          </table:table-cell>
          <table:table-cell office:value-type="float" office:value="-18.6752">
            <text:p>-18.675200</text:p>
          </table:table-cell>
          <table:table-cell office:value-type="float" office:value="36.1046">
            <text:p>36.104600</text:p>
          </table:table-cell>
          <table:table-cell table:number-columns-repeated="10"/>
          <table:table-cell table:formula="of:=VLOOKUP([.I1117];[NE.$F$2:.$Q$160];2;0)" office:value-type="float" office:value="140">
            <text:p>140</text:p>
          </table:table-cell>
          <table:table-cell office:value-type="float" office:value="140">
            <text:p>140</text:p>
          </table:table-cell>
          <table:table-cell table:number-columns-repeated="234"/>
        </table:table-row>
        <table:table-row table:style-name="ro2">
          <table:table-cell office:value-type="float" office:value="1117">
            <text:p>111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US-MOZ-01118</text:p>
          </table:table-cell>
          <table:table-cell office:value-type="float" office:value="1071117">
            <text:p>1071117</text:p>
          </table:table-cell>
          <table:table-cell office:value-type="string">
            <text:p>01071117</text:p>
          </table:table-cell>
          <table:table-cell office:value-type="string">
            <text:p>Puade</text:p>
          </table:table-cell>
          <table:table-cell office:value-type="float" office:value="13">
            <text:p>13</text:p>
          </table:table-cell>
          <table:table-cell office:value-type="string">
            <text:p>NU-050</text:p>
          </table:table-cell>
          <table:table-cell office:value-type="float" office:value="-18.290439">
            <text:p>-18.290439</text:p>
          </table:table-cell>
          <table:table-cell office:value-type="float" office:value="35.939751">
            <text:p>35.939751</text:p>
          </table:table-cell>
          <table:table-cell table:number-columns-repeated="10"/>
          <table:table-cell table:formula="of:=VLOOKUP([.I1118];[NE.$F$2:.$Q$160];2;0)" office:value-type="float" office:value="140">
            <text:p>140</text:p>
          </table:table-cell>
          <table:table-cell office:value-type="float" office:value="140">
            <text:p>140</text:p>
          </table:table-cell>
          <table:table-cell table:number-columns-repeated="234"/>
        </table:table-row>
        <table:table-row table:style-name="ro2">
          <table:table-cell office:value-type="float" office:value="1118">
            <text:p>111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US-MOZ-01119</text:p>
          </table:table-cell>
          <table:table-cell office:value-type="float" office:value="1071120">
            <text:p>1071120</text:p>
          </table:table-cell>
          <table:table-cell office:value-type="string">
            <text:p>01071120</text:p>
          </table:table-cell>
          <table:table-cell office:value-type="string">
            <text:p>Kúnkué</text:p>
          </table:table-cell>
          <table:table-cell office:value-type="float" office:value="13">
            <text:p>13</text:p>
          </table:table-cell>
          <table:table-cell office:value-type="string">
            <text:p>NU-050</text:p>
          </table:table-cell>
          <table:table-cell office:value-type="float" office:value="-18.290024">
            <text:p>-18.290024</text:p>
          </table:table-cell>
          <table:table-cell office:value-type="float" office:value="35.941256">
            <text:p>35.941256</text:p>
          </table:table-cell>
          <table:table-cell table:number-columns-repeated="10"/>
          <table:table-cell table:formula="of:=VLOOKUP([.I1119];[NE.$F$2:.$Q$160];2;0)" office:value-type="float" office:value="140">
            <text:p>140</text:p>
          </table:table-cell>
          <table:table-cell office:value-type="float" office:value="140">
            <text:p>140</text:p>
          </table:table-cell>
          <table:table-cell table:number-columns-repeated="234"/>
        </table:table-row>
        <table:table-row table:style-name="ro2">
          <table:table-cell office:value-type="float" office:value="1119">
            <text:p>111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US-MOZ-01120</text:p>
          </table:table-cell>
          <table:table-cell office:value-type="float" office:value="1071119">
            <text:p>1071119</text:p>
          </table:table-cell>
          <table:table-cell office:value-type="string">
            <text:p>01071119</text:p>
          </table:table-cell>
          <table:table-cell office:value-type="string">
            <text:p>Ermoque</text:p>
          </table:table-cell>
          <table:table-cell office:value-type="float" office:value="13">
            <text:p>13</text:p>
          </table:table-cell>
          <table:table-cell office:value-type="string">
            <text:p>NU-050</text:p>
          </table:table-cell>
          <table:table-cell office:value-type="float" office:value="-18.289996">
            <text:p>-18.289996</text:p>
          </table:table-cell>
          <table:table-cell office:value-type="float" office:value="35.945079">
            <text:p>35.945079</text:p>
          </table:table-cell>
          <table:table-cell table:number-columns-repeated="10"/>
          <table:table-cell table:formula="of:=VLOOKUP([.I1120];[NE.$F$2:.$Q$160];2;0)" office:value-type="float" office:value="140">
            <text:p>140</text:p>
          </table:table-cell>
          <table:table-cell office:value-type="float" office:value="140">
            <text:p>140</text:p>
          </table:table-cell>
          <table:table-cell table:number-columns-repeated="234"/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US-MOZ-01121</text:p>
          </table:table-cell>
          <table:table-cell office:value-type="float" office:value="1071107">
            <text:p>1071107</text:p>
          </table:table-cell>
          <table:table-cell office:value-type="string">
            <text:p>01071107</text:p>
          </table:table-cell>
          <table:table-cell office:value-type="string">
            <text:p>Salone Primária</text:p>
          </table:table-cell>
          <table:table-cell office:value-type="float" office:value="12">
            <text:p>12</text:p>
          </table:table-cell>
          <table:table-cell office:value-type="string">
            <text:p>NU-050</text:p>
          </table:table-cell>
          <table:table-cell office:value-type="float" office:value="-18.290833">
            <text:p>-18.290833</text:p>
          </table:table-cell>
          <table:table-cell office:value-type="float" office:value="35.945278">
            <text:p>35.945278</text:p>
          </table:table-cell>
          <table:table-cell table:number-columns-repeated="10"/>
          <table:table-cell table:formula="of:=VLOOKUP([.I1121];[NE.$F$2:.$Q$160];2;0)" office:value-type="float" office:value="140">
            <text:p>140</text:p>
          </table:table-cell>
          <table:table-cell office:value-type="float" office:value="140">
            <text:p>140</text:p>
          </table:table-cell>
          <table:table-cell table:number-columns-repeated="234"/>
        </table:table-row>
        <table:table-row table:style-name="ro2">
          <table:table-cell office:value-type="float" office:value="1121">
            <text:p>112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US-MOZ-01122</text:p>
          </table:table-cell>
          <table:table-cell office:value-type="float" office:value="1071100">
            <text:p>1071100</text:p>
          </table:table-cell>
          <table:table-cell office:value-type="string">
            <text:p>01071100</text:p>
          </table:table-cell>
          <table:table-cell office:value-type="string">
            <text:p>Hosp. Rural De Marromeu</text:p>
          </table:table-cell>
          <table:table-cell office:value-type="float" office:value="5">
            <text:p>5</text:p>
          </table:table-cell>
          <table:table-cell office:value-type="string">
            <text:p>NU-050</text:p>
          </table:table-cell>
          <table:table-cell office:value-type="float" office:value="-18.2989">
            <text:p>-18.298900</text:p>
          </table:table-cell>
          <table:table-cell office:value-type="float" office:value="35.9544">
            <text:p>35.954400</text:p>
          </table:table-cell>
          <table:table-cell table:number-columns-repeated="10"/>
          <table:table-cell table:formula="of:=VLOOKUP([.I1122];[NE.$F$2:.$Q$160];2;0)" office:value-type="float" office:value="140">
            <text:p>140</text:p>
          </table:table-cell>
          <table:table-cell office:value-type="float" office:value="140">
            <text:p>140</text:p>
          </table:table-cell>
          <table:table-cell table:number-columns-repeated="234"/>
        </table:table-row>
        <table:table-row table:style-name="ro2">
          <table:table-cell office:value-type="float" office:value="1122">
            <text:p>112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US-MOZ-01123</text:p>
          </table:table-cell>
          <table:table-cell office:value-type="float" office:value="1071122">
            <text:p>1071122</text:p>
          </table:table-cell>
          <table:table-cell office:value-type="string">
            <text:p>010711?</text:p>
          </table:table-cell>
          <table:table-cell office:value-type="string">
            <text:p>Maviga</text:p>
          </table:table-cell>
          <table:table-cell office:value-type="float" office:value="13">
            <text:p>13</text:p>
          </table:table-cell>
          <table:table-cell office:value-type="string">
            <text:p>NU-050</text:p>
          </table:table-cell>
          <table:table-cell office:value-type="float" office:value="-18.290834">
            <text:p>-18.290834</text:p>
          </table:table-cell>
          <table:table-cell office:value-type="float" office:value="35.945278">
            <text:p>35.945278</text:p>
          </table:table-cell>
          <table:table-cell table:number-columns-repeated="10"/>
          <table:table-cell table:formula="of:=VLOOKUP([.I1123];[NE.$F$2:.$Q$160];2;0)" office:value-type="float" office:value="140">
            <text:p>140</text:p>
          </table:table-cell>
          <table:table-cell office:value-type="float" office:value="140">
            <text:p>140</text:p>
          </table:table-cell>
          <table:table-cell table:number-columns-repeated="234"/>
        </table:table-row>
        <table:table-row table:style-name="ro2">
          <table:table-cell office:value-type="float" office:value="1123">
            <text:p>112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US-MOZ-01124</text:p>
          </table:table-cell>
          <table:table-cell office:value-type="float" office:value="1071126">
            <text:p>1071126</text:p>
          </table:table-cell>
          <table:table-cell office:value-type="string">
            <text:p>010711?</text:p>
          </table:table-cell>
          <table:table-cell office:value-type="string">
            <text:p>Macuere</text:p>
          </table:table-cell>
          <table:table-cell office:value-type="float" office:value="13">
            <text:p>13</text:p>
          </table:table-cell>
          <table:table-cell office:value-type="string">
            <text:p>NU-050</text:p>
          </table:table-cell>
          <table:table-cell office:value-type="float" office:value="-18.286255">
            <text:p>-18.286255</text:p>
          </table:table-cell>
          <table:table-cell office:value-type="float" office:value="35.943672">
            <text:p>35.943672</text:p>
          </table:table-cell>
          <table:table-cell table:number-columns-repeated="10"/>
          <table:table-cell table:formula="of:=VLOOKUP([.I1124];[NE.$F$2:.$Q$160];2;0)" office:value-type="float" office:value="140">
            <text:p>140</text:p>
          </table:table-cell>
          <table:table-cell office:value-type="float" office:value="140">
            <text:p>140</text:p>
          </table:table-cell>
          <table:table-cell table:number-columns-repeated="234"/>
        </table:table-row>
        <table:table-row table:style-name="ro2">
          <table:table-cell office:value-type="float" office:value="1124">
            <text:p>112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US-MOZ-01125</text:p>
          </table:table-cell>
          <table:table-cell office:value-type="float" office:value="1071127">
            <text:p>1071127</text:p>
          </table:table-cell>
          <table:table-cell office:value-type="string">
            <text:p>010711?</text:p>
          </table:table-cell>
          <table:table-cell office:value-type="string">
            <text:p>Amambos</text:p>
          </table:table-cell>
          <table:table-cell office:value-type="float" office:value="12">
            <text:p>12</text:p>
          </table:table-cell>
          <table:table-cell office:value-type="string">
            <text:p>NU-050</text:p>
          </table:table-cell>
          <table:table-cell office:value-type="float" office:value="-18.575595">
            <text:p>-18.575595</text:p>
          </table:table-cell>
          <table:table-cell office:value-type="float" office:value="35.721433">
            <text:p>35.721433</text:p>
          </table:table-cell>
          <table:table-cell table:number-columns-repeated="10"/>
          <table:table-cell table:formula="of:=VLOOKUP([.I1125];[NE.$F$2:.$Q$160];2;0)" office:value-type="float" office:value="140">
            <text:p>140</text:p>
          </table:table-cell>
          <table:table-cell office:value-type="float" office:value="140">
            <text:p>140</text:p>
          </table:table-cell>
          <table:table-cell table:number-columns-repeated="234"/>
        </table:table-row>
        <table:table-row table:style-name="ro2">
          <table:table-cell office:value-type="float" office:value="1125">
            <text:p>112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US-MOZ-01126</text:p>
          </table:table-cell>
          <table:table-cell office:value-type="float" office:value="1071128">
            <text:p>1071128</text:p>
          </table:table-cell>
          <table:table-cell office:value-type="string">
            <text:p>010711?</text:p>
          </table:table-cell>
          <table:table-cell office:value-type="string">
            <text:p>Ngaze</text:p>
          </table:table-cell>
          <table:table-cell office:value-type="float" office:value="13">
            <text:p>13</text:p>
          </table:table-cell>
          <table:table-cell office:value-type="string">
            <text:p>NU-050</text:p>
          </table:table-cell>
          <table:table-cell office:value-type="float" office:value="-18.546349">
            <text:p>-18.546349</text:p>
          </table:table-cell>
          <table:table-cell office:value-type="float" office:value="35.89339">
            <text:p>35.893390</text:p>
          </table:table-cell>
          <table:table-cell table:number-columns-repeated="10"/>
          <table:table-cell table:formula="of:=VLOOKUP([.I1126];[NE.$F$2:.$Q$160];2;0)" office:value-type="float" office:value="140">
            <text:p>140</text:p>
          </table:table-cell>
          <table:table-cell office:value-type="float" office:value="140">
            <text:p>140</text:p>
          </table:table-cell>
          <table:table-cell table:number-columns-repeated="234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US-MOZ-01127</text:p>
          </table:table-cell>
          <table:table-cell office:value-type="float" office:value="1071129">
            <text:p>1071129</text:p>
          </table:table-cell>
          <table:table-cell office:value-type="string">
            <text:p>010711?</text:p>
          </table:table-cell>
          <table:table-cell office:value-type="string">
            <text:p>Nhane</text:p>
          </table:table-cell>
          <table:table-cell office:value-type="float" office:value="13">
            <text:p>13</text:p>
          </table:table-cell>
          <table:table-cell office:value-type="string">
            <text:p>NU-050</text:p>
          </table:table-cell>
          <table:table-cell office:value-type="float" office:value="-18.546349">
            <text:p>-18.546349</text:p>
          </table:table-cell>
          <table:table-cell office:value-type="float" office:value="35.893391">
            <text:p>35.893391</text:p>
          </table:table-cell>
          <table:table-cell table:number-columns-repeated="10"/>
          <table:table-cell table:formula="of:=VLOOKUP([.I1127];[NE.$F$2:.$Q$160];2;0)" office:value-type="float" office:value="140">
            <text:p>140</text:p>
          </table:table-cell>
          <table:table-cell office:value-type="float" office:value="140">
            <text:p>140</text:p>
          </table:table-cell>
          <table:table-cell table:number-columns-repeated="234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US-MOZ-01128</text:p>
          </table:table-cell>
          <table:table-cell office:value-type="float" office:value="1071130">
            <text:p>1071130</text:p>
          </table:table-cell>
          <table:table-cell office:value-type="string">
            <text:p>010711?</text:p>
          </table:table-cell>
          <table:table-cell office:value-type="string">
            <text:p>Sepe</text:p>
          </table:table-cell>
          <table:table-cell office:value-type="float" office:value="13">
            <text:p>13</text:p>
          </table:table-cell>
          <table:table-cell office:value-type="string">
            <text:p>NU-050</text:p>
          </table:table-cell>
          <table:table-cell office:value-type="float" office:value="-18.482962">
            <text:p>-18.482962</text:p>
          </table:table-cell>
          <table:table-cell office:value-type="float" office:value="35.905234">
            <text:p>35.905234</text:p>
          </table:table-cell>
          <table:table-cell table:number-columns-repeated="10"/>
          <table:table-cell table:formula="of:=VLOOKUP([.I1128];[NE.$F$2:.$Q$160];2;0)" office:value-type="float" office:value="140">
            <text:p>140</text:p>
          </table:table-cell>
          <table:table-cell office:value-type="float" office:value="140">
            <text:p>140</text:p>
          </table:table-cell>
          <table:table-cell table:number-columns-repeated="234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US-MOZ-01129</text:p>
          </table:table-cell>
          <table:table-cell office:value-type="float" office:value="1071105">
            <text:p>1071105</text:p>
          </table:table-cell>
          <table:table-cell office:value-type="string">
            <text:p>010711?</text:p>
          </table:table-cell>
          <table:table-cell office:value-type="string">
            <text:p>Cundue</text:p>
          </table:table-cell>
          <table:table-cell office:value-type="float" office:value="13">
            <text:p>13</text:p>
          </table:table-cell>
          <table:table-cell office:value-type="string">
            <text:p>NU-050</text:p>
          </table:table-cell>
          <table:table-cell office:value-type="float" office:value="-18.482962">
            <text:p>-18.482962</text:p>
          </table:table-cell>
          <table:table-cell office:value-type="float" office:value="35.905239">
            <text:p>35.905239</text:p>
          </table:table-cell>
          <table:table-cell table:number-columns-repeated="10"/>
          <table:table-cell table:formula="of:=VLOOKUP([.I1129];[NE.$F$2:.$Q$160];2;0)" office:value-type="float" office:value="140">
            <text:p>140</text:p>
          </table:table-cell>
          <table:table-cell office:value-type="float" office:value="140">
            <text:p>140</text:p>
          </table:table-cell>
          <table:table-cell table:number-columns-repeated="234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US-MOZ-01130</text:p>
          </table:table-cell>
          <table:table-cell office:value-type="float" office:value="1071261">
            <text:p>1071261</text:p>
          </table:table-cell>
          <table:table-cell office:value-type="string">
            <text:p>01071261</text:p>
          </table:table-cell>
          <table:table-cell office:value-type="string">
            <text:p>Derunde</text:p>
          </table:table-cell>
          <table:table-cell office:value-type="float" office:value="13">
            <text:p>13</text:p>
          </table:table-cell>
          <table:table-cell office:value-type="string">
            <text:p>NU-049</text:p>
          </table:table-cell>
          <table:table-cell office:value-type="float" office:value="-18.897222">
            <text:p>-18.897222</text:p>
          </table:table-cell>
          <table:table-cell office:value-type="float" office:value="34.792778">
            <text:p>34.792778</text:p>
          </table:table-cell>
          <table:table-cell table:number-columns-repeated="10"/>
          <table:table-cell table:formula="of:=VLOOKUP([.I1130];[NE.$F$2:.$Q$160];2;0)" office:value-type="float" office:value="141">
            <text:p>141</text:p>
          </table:table-cell>
          <table:table-cell office:value-type="float" office:value="141">
            <text:p>141</text:p>
          </table:table-cell>
          <table:table-cell table:number-columns-repeated="234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US-MOZ-01131</text:p>
          </table:table-cell>
          <table:table-cell office:value-type="float" office:value="1071274">
            <text:p>1071274</text:p>
          </table:table-cell>
          <table:table-cell office:value-type="string">
            <text:p>01071274</text:p>
          </table:table-cell>
          <table:table-cell office:value-type="string">
            <text:p>Nhanssica</text:p>
          </table:table-cell>
          <table:table-cell office:value-type="float" office:value="13">
            <text:p>13</text:p>
          </table:table-cell>
          <table:table-cell office:value-type="string">
            <text:p>NU-049</text:p>
          </table:table-cell>
          <table:table-cell office:value-type="float" office:value="-18.897184">
            <text:p>-18.897184</text:p>
          </table:table-cell>
          <table:table-cell office:value-type="float" office:value="34.792778">
            <text:p>34.792778</text:p>
          </table:table-cell>
          <table:table-cell table:number-columns-repeated="10"/>
          <table:table-cell table:formula="of:=VLOOKUP([.I1131];[NE.$F$2:.$Q$160];2;0)" office:value-type="float" office:value="141">
            <text:p>141</text:p>
          </table:table-cell>
          <table:table-cell office:value-type="float" office:value="141">
            <text:p>141</text:p>
          </table:table-cell>
          <table:table-cell table:number-columns-repeated="234"/>
        </table:table-row>
        <table:table-row table:style-name="ro2">
          <table:table-cell office:value-type="float" office:value="1131">
            <text:p>113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US-MOZ-01132</text:p>
          </table:table-cell>
          <table:table-cell office:value-type="float" office:value="1071273">
            <text:p>1071273</text:p>
          </table:table-cell>
          <table:table-cell office:value-type="string">
            <text:p>01071273</text:p>
          </table:table-cell>
          <table:table-cell office:value-type="string">
            <text:p>Bingue</text:p>
          </table:table-cell>
          <table:table-cell office:value-type="float" office:value="13">
            <text:p>13</text:p>
          </table:table-cell>
          <table:table-cell office:value-type="string">
            <text:p>NU-049</text:p>
          </table:table-cell>
          <table:table-cell office:value-type="float" office:value="-18.897432">
            <text:p>-18.897432</text:p>
          </table:table-cell>
          <table:table-cell office:value-type="float" office:value="34.792773">
            <text:p>34.792773</text:p>
          </table:table-cell>
          <table:table-cell table:number-columns-repeated="10"/>
          <table:table-cell table:formula="of:=VLOOKUP([.I1132];[NE.$F$2:.$Q$160];2;0)" office:value-type="float" office:value="141">
            <text:p>141</text:p>
          </table:table-cell>
          <table:table-cell office:value-type="float" office:value="141">
            <text:p>141</text:p>
          </table:table-cell>
          <table:table-cell table:number-columns-repeated="234"/>
        </table:table-row>
        <table:table-row table:style-name="ro2">
          <table:table-cell office:value-type="float" office:value="1132">
            <text:p>113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US-MOZ-01133</text:p>
          </table:table-cell>
          <table:table-cell office:value-type="float" office:value="1071271">
            <text:p>1071271</text:p>
          </table:table-cell>
          <table:table-cell office:value-type="string">
            <text:p>01071271</text:p>
          </table:table-cell>
          <table:table-cell office:value-type="string">
            <text:p>Nhangona</text:p>
          </table:table-cell>
          <table:table-cell office:value-type="float" office:value="13">
            <text:p>13</text:p>
          </table:table-cell>
          <table:table-cell office:value-type="string">
            <text:p>NU-049</text:p>
          </table:table-cell>
          <table:table-cell table:number-columns-repeated="2" office:value-type="float" office:value="-18.893227">
            <text:p>-18.893227</text:p>
          </table:table-cell>
          <table:table-cell table:number-columns-repeated="10"/>
          <table:table-cell table:formula="of:=VLOOKUP([.I1133];[NE.$F$2:.$Q$160];2;0)" office:value-type="float" office:value="141">
            <text:p>141</text:p>
          </table:table-cell>
          <table:table-cell office:value-type="float" office:value="141">
            <text:p>141</text:p>
          </table:table-cell>
          <table:table-cell table:number-columns-repeated="234"/>
        </table:table-row>
        <table:table-row table:style-name="ro2">
          <table:table-cell office:value-type="float" office:value="1133">
            <text:p>113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US-MOZ-01134</text:p>
          </table:table-cell>
          <table:table-cell office:value-type="float" office:value="1071269">
            <text:p>1071269</text:p>
          </table:table-cell>
          <table:table-cell office:value-type="string">
            <text:p>01071269</text:p>
          </table:table-cell>
          <table:table-cell office:value-type="string">
            <text:p>Sanguze Muana</text:p>
          </table:table-cell>
          <table:table-cell office:value-type="float" office:value="12">
            <text:p>12</text:p>
          </table:table-cell>
          <table:table-cell office:value-type="string">
            <text:p>NU-049</text:p>
          </table:table-cell>
          <table:table-cell office:value-type="float" office:value="-18.900345">
            <text:p>-18.900345</text:p>
          </table:table-cell>
          <table:table-cell office:value-type="float" office:value="34.786725">
            <text:p>34.786725</text:p>
          </table:table-cell>
          <table:table-cell table:number-columns-repeated="10"/>
          <table:table-cell table:formula="of:=VLOOKUP([.I1134];[NE.$F$2:.$Q$160];2;0)" office:value-type="float" office:value="141">
            <text:p>141</text:p>
          </table:table-cell>
          <table:table-cell office:value-type="float" office:value="141">
            <text:p>141</text:p>
          </table:table-cell>
          <table:table-cell table:number-columns-repeated="234"/>
        </table:table-row>
        <table:table-row table:style-name="ro2">
          <table:table-cell office:value-type="float" office:value="1134">
            <text:p>113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US-MOZ-01135</text:p>
          </table:table-cell>
          <table:table-cell office:value-type="float" office:value="1071205">
            <text:p>1071205</text:p>
          </table:table-cell>
          <table:table-cell office:value-type="string">
            <text:p>01071205</text:p>
          </table:table-cell>
          <table:table-cell office:value-type="string">
            <text:p>Sanguze-Muana</text:p>
          </table:table-cell>
          <table:table-cell office:value-type="float" office:value="11">
            <text:p>11</text:p>
          </table:table-cell>
          <table:table-cell office:value-type="string">
            <text:p>NU-049</text:p>
          </table:table-cell>
          <table:table-cell office:value-type="float" office:value="-18.897224">
            <text:p>-18.897224</text:p>
          </table:table-cell>
          <table:table-cell office:value-type="float" office:value="34.792732">
            <text:p>34.792732</text:p>
          </table:table-cell>
          <table:table-cell table:number-columns-repeated="10"/>
          <table:table-cell table:formula="of:=VLOOKUP([.I1135];[NE.$F$2:.$Q$160];2;0)" office:value-type="float" office:value="141">
            <text:p>141</text:p>
          </table:table-cell>
          <table:table-cell office:value-type="float" office:value="141">
            <text:p>141</text:p>
          </table:table-cell>
          <table:table-cell table:number-columns-repeated="234"/>
        </table:table-row>
        <table:table-row table:style-name="ro2">
          <table:table-cell office:value-type="float" office:value="1135">
            <text:p>113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US-MOZ-01136</text:p>
          </table:table-cell>
          <table:table-cell office:value-type="float" office:value="1071268">
            <text:p>1071268</text:p>
          </table:table-cell>
          <table:table-cell office:value-type="string">
            <text:p>01071268</text:p>
          </table:table-cell>
          <table:table-cell office:value-type="string">
            <text:p>Chenapamimba</text:p>
          </table:table-cell>
          <table:table-cell office:value-type="float" office:value="13">
            <text:p>13</text:p>
          </table:table-cell>
          <table:table-cell office:value-type="string">
            <text:p>NU-049</text:p>
          </table:table-cell>
          <table:table-cell office:value-type="float" office:value="-18.898031">
            <text:p>-18.898031</text:p>
          </table:table-cell>
          <table:table-cell office:value-type="float" office:value="34.791745">
            <text:p>34.791745</text:p>
          </table:table-cell>
          <table:table-cell table:number-columns-repeated="10"/>
          <table:table-cell table:formula="of:=VLOOKUP([.I1136];[NE.$F$2:.$Q$160];2;0)" office:value-type="float" office:value="141">
            <text:p>141</text:p>
          </table:table-cell>
          <table:table-cell office:value-type="float" office:value="141">
            <text:p>141</text:p>
          </table:table-cell>
          <table:table-cell table:number-columns-repeated="234"/>
        </table:table-row>
        <table:table-row table:style-name="ro2">
          <table:table-cell office:value-type="float" office:value="1136">
            <text:p>113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US-MOZ-01137</text:p>
          </table:table-cell>
          <table:table-cell office:value-type="float" office:value="1071267">
            <text:p>1071267</text:p>
          </table:table-cell>
          <table:table-cell office:value-type="string">
            <text:p>01071267</text:p>
          </table:table-cell>
          <table:table-cell office:value-type="string">
            <text:p>Gorronga</text:p>
          </table:table-cell>
          <table:table-cell office:value-type="float" office:value="13">
            <text:p>13</text:p>
          </table:table-cell>
          <table:table-cell office:value-type="string">
            <text:p>NU-049</text:p>
          </table:table-cell>
          <table:table-cell office:value-type="float" office:value="-18.89739">
            <text:p>-18.897390</text:p>
          </table:table-cell>
          <table:table-cell office:value-type="float" office:value="34.79269">
            <text:p>34.792690</text:p>
          </table:table-cell>
          <table:table-cell table:number-columns-repeated="10"/>
          <table:table-cell table:formula="of:=VLOOKUP([.I1137];[NE.$F$2:.$Q$160];2;0)" office:value-type="float" office:value="141">
            <text:p>141</text:p>
          </table:table-cell>
          <table:table-cell office:value-type="float" office:value="141">
            <text:p>141</text:p>
          </table:table-cell>
          <table:table-cell table:number-columns-repeated="234"/>
        </table:table-row>
        <table:table-row table:style-name="ro2">
          <table:table-cell office:value-type="float" office:value="1137">
            <text:p>1137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US-MOZ-01138</text:p>
          </table:table-cell>
          <table:table-cell office:value-type="float" office:value="1071206">
            <text:p>1071206</text:p>
          </table:table-cell>
          <table:table-cell office:value-type="string">
            <text:p>01071206</text:p>
          </table:table-cell>
          <table:table-cell office:value-type="string">
            <text:p>Muanza - Baixa (Pedreira)</text:p>
          </table:table-cell>
          <table:table-cell office:value-type="float" office:value="12">
            <text:p>12</text:p>
          </table:table-cell>
          <table:table-cell office:value-type="string">
            <text:p>NU-049</text:p>
          </table:table-cell>
          <table:table-cell office:value-type="float" office:value="-18.8214">
            <text:p>-18.821400</text:p>
          </table:table-cell>
          <table:table-cell office:value-type="float" office:value="34.7464">
            <text:p>34.746400</text:p>
          </table:table-cell>
          <table:table-cell table:number-columns-repeated="10"/>
          <table:table-cell table:formula="of:=VLOOKUP([.I1138];[NE.$F$2:.$Q$160];2;0)" office:value-type="float" office:value="141">
            <text:p>141</text:p>
          </table:table-cell>
          <table:table-cell office:value-type="float" office:value="141">
            <text:p>141</text:p>
          </table:table-cell>
          <table:table-cell table:number-columns-repeated="234"/>
        </table:table-row>
        <table:table-row table:style-name="ro2">
          <table:table-cell office:value-type="float" office:value="1138">
            <text:p>113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US-MOZ-01139</text:p>
          </table:table-cell>
          <table:table-cell office:value-type="float" office:value="1071207">
            <text:p>1071207</text:p>
          </table:table-cell>
          <table:table-cell office:value-type="string">
            <text:p>01071207</text:p>
          </table:table-cell>
          <table:table-cell office:value-type="string">
            <text:p>Muanza - Sede</text:p>
          </table:table-cell>
          <table:table-cell office:value-type="float" office:value="12">
            <text:p>12</text:p>
          </table:table-cell>
          <table:table-cell office:value-type="string">
            <text:p>NU-049</text:p>
          </table:table-cell>
          <table:table-cell office:value-type="float" office:value="-18.9069">
            <text:p>-18.906900</text:p>
          </table:table-cell>
          <table:table-cell office:value-type="float" office:value="34.7956">
            <text:p>34.795600</text:p>
          </table:table-cell>
          <table:table-cell table:number-columns-repeated="10"/>
          <table:table-cell table:formula="of:=VLOOKUP([.I1139];[NE.$F$2:.$Q$160];2;0)" office:value-type="float" office:value="141">
            <text:p>141</text:p>
          </table:table-cell>
          <table:table-cell office:value-type="float" office:value="141">
            <text:p>141</text:p>
          </table:table-cell>
          <table:table-cell table:number-columns-repeated="234"/>
        </table:table-row>
        <table:table-row table:style-name="ro2">
          <table:table-cell office:value-type="float" office:value="1139">
            <text:p>113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US-MOZ-01140</text:p>
          </table:table-cell>
          <table:table-cell office:value-type="float" office:value="1071258">
            <text:p>1071258</text:p>
          </table:table-cell>
          <table:table-cell office:value-type="string">
            <text:p>01071258</text:p>
          </table:table-cell>
          <table:table-cell office:value-type="string">
            <text:p>Nhambudo</text:p>
          </table:table-cell>
          <table:table-cell office:value-type="float" office:value="13">
            <text:p>13</text:p>
          </table:table-cell>
          <table:table-cell office:value-type="string">
            <text:p>NU-049</text:p>
          </table:table-cell>
          <table:table-cell office:value-type="float" office:value="-18.897335">
            <text:p>-18.897335</text:p>
          </table:table-cell>
          <table:table-cell office:value-type="float" office:value="34.79269">
            <text:p>34.792690</text:p>
          </table:table-cell>
          <table:table-cell table:number-columns-repeated="10"/>
          <table:table-cell table:formula="of:=VLOOKUP([.I1140];[NE.$F$2:.$Q$160];2;0)" office:value-type="float" office:value="141">
            <text:p>141</text:p>
          </table:table-cell>
          <table:table-cell office:value-type="float" office:value="141">
            <text:p>141</text:p>
          </table:table-cell>
          <table:table-cell table:number-columns-repeated="234"/>
        </table:table-row>
        <table:table-row table:style-name="ro2">
          <table:table-cell office:value-type="float" office:value="1140">
            <text:p>114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US-MOZ-01141</text:p>
          </table:table-cell>
          <table:table-cell office:value-type="float" office:value="1071208">
            <text:p>1071208</text:p>
          </table:table-cell>
          <table:table-cell office:value-type="string">
            <text:p>01071208</text:p>
          </table:table-cell>
          <table:table-cell office:value-type="string">
            <text:p>Nhansato</text:p>
          </table:table-cell>
          <table:table-cell office:value-type="float" office:value="12">
            <text:p>12</text:p>
          </table:table-cell>
          <table:table-cell office:value-type="string">
            <text:p>NU-049</text:p>
          </table:table-cell>
          <table:table-cell office:value-type="float" office:value="-19.275">
            <text:p>-19.275000</text:p>
          </table:table-cell>
          <table:table-cell office:value-type="float" office:value="34.8939">
            <text:p>34.893900</text:p>
          </table:table-cell>
          <table:table-cell table:number-columns-repeated="10"/>
          <table:table-cell table:formula="of:=VLOOKUP([.I1141];[NE.$F$2:.$Q$160];2;0)" office:value-type="float" office:value="141">
            <text:p>141</text:p>
          </table:table-cell>
          <table:table-cell office:value-type="float" office:value="141">
            <text:p>141</text:p>
          </table:table-cell>
          <table:table-cell table:number-columns-repeated="234"/>
        </table:table-row>
        <table:table-row table:style-name="ro2">
          <table:table-cell office:value-type="float" office:value="1141">
            <text:p>114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US-MOZ-01142</text:p>
          </table:table-cell>
          <table:table-cell office:value-type="float" office:value="1071260">
            <text:p>1071260</text:p>
          </table:table-cell>
          <table:table-cell office:value-type="string">
            <text:p>01071260</text:p>
          </table:table-cell>
          <table:table-cell office:value-type="string">
            <text:p>Wirikizi</text:p>
          </table:table-cell>
          <table:table-cell office:value-type="float" office:value="13">
            <text:p>13</text:p>
          </table:table-cell>
          <table:table-cell office:value-type="string">
            <text:p>NU-049</text:p>
          </table:table-cell>
          <table:table-cell office:value-type="float" office:value="-18.8964">
            <text:p>-18.896400</text:p>
          </table:table-cell>
          <table:table-cell office:value-type="float" office:value="34.79269">
            <text:p>34.792690</text:p>
          </table:table-cell>
          <table:table-cell table:number-columns-repeated="10"/>
          <table:table-cell table:formula="of:=VLOOKUP([.I1142];[NE.$F$2:.$Q$160];2;0)" office:value-type="float" office:value="141">
            <text:p>141</text:p>
          </table:table-cell>
          <table:table-cell office:value-type="float" office:value="141">
            <text:p>141</text:p>
          </table:table-cell>
          <table:table-cell table:number-columns-repeated="234"/>
        </table:table-row>
        <table:table-row table:style-name="ro2">
          <table:table-cell office:value-type="float" office:value="1142">
            <text:p>114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US-MOZ-01143</text:p>
          </table:table-cell>
          <table:table-cell office:value-type="float" office:value="1071264">
            <text:p>1071264</text:p>
          </table:table-cell>
          <table:table-cell office:value-type="string">
            <text:p>01071264</text:p>
          </table:table-cell>
          <table:table-cell office:value-type="string">
            <text:p>Tambane</text:p>
          </table:table-cell>
          <table:table-cell office:value-type="float" office:value="13">
            <text:p>13</text:p>
          </table:table-cell>
          <table:table-cell office:value-type="string">
            <text:p>NU-049</text:p>
          </table:table-cell>
          <table:table-cell office:value-type="float" office:value="-18.897298">
            <text:p>-18.897298</text:p>
          </table:table-cell>
          <table:table-cell office:value-type="float" office:value="34.792638">
            <text:p>34.792638</text:p>
          </table:table-cell>
          <table:table-cell table:number-columns-repeated="10"/>
          <table:table-cell table:formula="of:=VLOOKUP([.I1143];[NE.$F$2:.$Q$160];2;0)" office:value-type="float" office:value="141">
            <text:p>141</text:p>
          </table:table-cell>
          <table:table-cell office:value-type="float" office:value="141">
            <text:p>141</text:p>
          </table:table-cell>
          <table:table-cell table:number-columns-repeated="234"/>
        </table:table-row>
        <table:table-row table:style-name="ro2">
          <table:table-cell office:value-type="float" office:value="1143">
            <text:p>114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US-MOZ-01144</text:p>
          </table:table-cell>
          <table:table-cell office:value-type="float" office:value="1071262">
            <text:p>1071262</text:p>
          </table:table-cell>
          <table:table-cell office:value-type="string">
            <text:p>01071262</text:p>
          </table:table-cell>
          <table:table-cell office:value-type="string">
            <text:p>Nsituculo</text:p>
          </table:table-cell>
          <table:table-cell office:value-type="float" office:value="12">
            <text:p>12</text:p>
          </table:table-cell>
          <table:table-cell office:value-type="string">
            <text:p>NU-049</text:p>
          </table:table-cell>
          <table:table-cell office:value-type="float" office:value="-19.0261">
            <text:p>-19.026100</text:p>
          </table:table-cell>
          <table:table-cell office:value-type="float" office:value="35.1097">
            <text:p>35.109700</text:p>
          </table:table-cell>
          <table:table-cell table:number-columns-repeated="10"/>
          <table:table-cell table:formula="of:=VLOOKUP([.I1144];[NE.$F$2:.$Q$160];2;0)" office:value-type="float" office:value="141">
            <text:p>141</text:p>
          </table:table-cell>
          <table:table-cell office:value-type="float" office:value="141">
            <text:p>141</text:p>
          </table:table-cell>
          <table:table-cell table:number-columns-repeated="234"/>
        </table:table-row>
        <table:table-row table:style-name="ro2">
          <table:table-cell office:value-type="float" office:value="1144">
            <text:p>114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US-MOZ-01145</text:p>
          </table:table-cell>
          <table:table-cell office:value-type="float" office:value="1071263">
            <text:p>1071263</text:p>
          </table:table-cell>
          <table:table-cell office:value-type="string">
            <text:p>01071263</text:p>
          </table:table-cell>
          <table:table-cell office:value-type="string">
            <text:p>Inhambize</text:p>
          </table:table-cell>
          <table:table-cell office:value-type="float" office:value="13">
            <text:p>13</text:p>
          </table:table-cell>
          <table:table-cell office:value-type="string">
            <text:p>NU-049</text:p>
          </table:table-cell>
          <table:table-cell office:value-type="float" office:value="-18.897317">
            <text:p>-18.897317</text:p>
          </table:table-cell>
          <table:table-cell office:value-type="float" office:value="34.792638">
            <text:p>34.792638</text:p>
          </table:table-cell>
          <table:table-cell table:number-columns-repeated="10"/>
          <table:table-cell table:formula="of:=VLOOKUP([.I1145];[NE.$F$2:.$Q$160];2;0)" office:value-type="float" office:value="141">
            <text:p>141</text:p>
          </table:table-cell>
          <table:table-cell office:value-type="float" office:value="141">
            <text:p>141</text:p>
          </table:table-cell>
          <table:table-cell table:number-columns-repeated="234"/>
        </table:table-row>
        <table:table-row table:style-name="ro2">
          <table:table-cell office:value-type="float" office:value="1145">
            <text:p>114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US-MOZ-01146</text:p>
          </table:table-cell>
          <table:table-cell office:value-type="float" office:value="1071257">
            <text:p>1071257</text:p>
          </table:table-cell>
          <table:table-cell office:value-type="string">
            <text:p>01071257</text:p>
          </table:table-cell>
          <table:table-cell office:value-type="string">
            <text:p>Nquezane</text:p>
          </table:table-cell>
          <table:table-cell office:value-type="float" office:value="13">
            <text:p>13</text:p>
          </table:table-cell>
          <table:table-cell office:value-type="string">
            <text:p>NU-049</text:p>
          </table:table-cell>
          <table:table-cell office:value-type="float" office:value="-18.89731">
            <text:p>-18.897310</text:p>
          </table:table-cell>
          <table:table-cell office:value-type="float" office:value="34.792638">
            <text:p>34.792638</text:p>
          </table:table-cell>
          <table:table-cell table:number-columns-repeated="10"/>
          <table:table-cell table:formula="of:=VLOOKUP([.I1146];[NE.$F$2:.$Q$160];2;0)" office:value-type="float" office:value="141">
            <text:p>141</text:p>
          </table:table-cell>
          <table:table-cell office:value-type="float" office:value="141">
            <text:p>141</text:p>
          </table:table-cell>
          <table:table-cell table:number-columns-repeated="234"/>
        </table:table-row>
        <table:table-row table:style-name="ro2">
          <table:table-cell office:value-type="float" office:value="1146">
            <text:p>114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US-MOZ-01147</text:p>
          </table:table-cell>
          <table:table-cell office:value-type="float" office:value="1071209">
            <text:p>1071209</text:p>
          </table:table-cell>
          <table:table-cell office:value-type="string">
            <text:p>01071209</text:p>
          </table:table-cell>
          <table:table-cell office:value-type="string">
            <text:p>Galinha</text:p>
          </table:table-cell>
          <table:table-cell office:value-type="float" office:value="12">
            <text:p>12</text:p>
          </table:table-cell>
          <table:table-cell office:value-type="string">
            <text:p>NU-049</text:p>
          </table:table-cell>
          <table:table-cell office:value-type="float" office:value="-19.2372">
            <text:p>-19.237200</text:p>
          </table:table-cell>
          <table:table-cell office:value-type="float" office:value="35.0436">
            <text:p>35.043600</text:p>
          </table:table-cell>
          <table:table-cell table:number-columns-repeated="10"/>
          <table:table-cell table:formula="of:=VLOOKUP([.I1147];[NE.$F$2:.$Q$160];2;0)" office:value-type="float" office:value="141">
            <text:p>141</text:p>
          </table:table-cell>
          <table:table-cell office:value-type="float" office:value="141">
            <text:p>141</text:p>
          </table:table-cell>
          <table:table-cell table:number-columns-repeated="234"/>
        </table:table-row>
        <table:table-row table:style-name="ro2">
          <table:table-cell office:value-type="float" office:value="1147">
            <text:p>1147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US-MOZ-01148</text:p>
          </table:table-cell>
          <table:table-cell office:value-type="float" office:value="1071275">
            <text:p>1071275</text:p>
          </table:table-cell>
          <table:table-cell office:value-type="string">
            <text:p>01071275</text:p>
          </table:table-cell>
          <table:table-cell office:value-type="string">
            <text:p>Tambane</text:p>
          </table:table-cell>
          <table:table-cell office:value-type="float" office:value="13">
            <text:p>13</text:p>
          </table:table-cell>
          <table:table-cell office:value-type="string">
            <text:p>NU-049</text:p>
          </table:table-cell>
          <table:table-cell office:value-type="float" office:value="-18.897498">
            <text:p>-18.897498</text:p>
          </table:table-cell>
          <table:table-cell office:value-type="float" office:value="34.792653">
            <text:p>34.792653</text:p>
          </table:table-cell>
          <table:table-cell table:number-columns-repeated="10"/>
          <table:table-cell table:formula="of:=VLOOKUP([.I1148];[NE.$F$2:.$Q$160];2;0)" office:value-type="float" office:value="141">
            <text:p>141</text:p>
          </table:table-cell>
          <table:table-cell office:value-type="float" office:value="141">
            <text:p>141</text:p>
          </table:table-cell>
          <table:table-cell table:number-columns-repeated="234"/>
        </table:table-row>
        <table:table-row table:style-name="ro2">
          <table:table-cell office:value-type="float" office:value="1148">
            <text:p>114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US-MOZ-01149</text:p>
          </table:table-cell>
          <table:table-cell office:value-type="float" office:value="1071255">
            <text:p>1071255</text:p>
          </table:table-cell>
          <table:table-cell office:value-type="string">
            <text:p>01071255</text:p>
          </table:table-cell>
          <table:table-cell office:value-type="string">
            <text:p>Nhamudima</text:p>
          </table:table-cell>
          <table:table-cell office:value-type="float" office:value="13">
            <text:p>13</text:p>
          </table:table-cell>
          <table:table-cell office:value-type="string">
            <text:p>NU-049</text:p>
          </table:table-cell>
          <table:table-cell office:value-type="float" office:value="-18.89598">
            <text:p>-18.895980</text:p>
          </table:table-cell>
          <table:table-cell office:value-type="float" office:value="34.793665">
            <text:p>34.793665</text:p>
          </table:table-cell>
          <table:table-cell table:number-columns-repeated="10"/>
          <table:table-cell table:formula="of:=VLOOKUP([.I1149];[NE.$F$2:.$Q$160];2;0)" office:value-type="float" office:value="141">
            <text:p>141</text:p>
          </table:table-cell>
          <table:table-cell office:value-type="float" office:value="141">
            <text:p>141</text:p>
          </table:table-cell>
          <table:table-cell table:number-columns-repeated="234"/>
        </table:table-row>
        <table:table-row table:style-name="ro2">
          <table:table-cell office:value-type="float" office:value="1149">
            <text:p>114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US-MOZ-01150</text:p>
          </table:table-cell>
          <table:table-cell office:value-type="float" office:value="1071272">
            <text:p>1071272</text:p>
          </table:table-cell>
          <table:table-cell office:value-type="string">
            <text:p>01071272</text:p>
          </table:table-cell>
          <table:table-cell office:value-type="string">
            <text:p>Derunde Linha</text:p>
          </table:table-cell>
          <table:table-cell office:value-type="float" office:value="13">
            <text:p>13</text:p>
          </table:table-cell>
          <table:table-cell office:value-type="string">
            <text:p>NU-049</text:p>
          </table:table-cell>
          <table:table-cell office:value-type="float" office:value="-18.896136">
            <text:p>-18.896136</text:p>
          </table:table-cell>
          <table:table-cell office:value-type="float" office:value="34.793659">
            <text:p>34.793659</text:p>
          </table:table-cell>
          <table:table-cell table:number-columns-repeated="10"/>
          <table:table-cell table:formula="of:=VLOOKUP([.I1150];[NE.$F$2:.$Q$160];2;0)" office:value-type="float" office:value="141">
            <text:p>141</text:p>
          </table:table-cell>
          <table:table-cell office:value-type="float" office:value="141">
            <text:p>141</text:p>
          </table:table-cell>
          <table:table-cell table:number-columns-repeated="234"/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US-MOZ-01151</text:p>
          </table:table-cell>
          <table:table-cell office:value-type="float" office:value="1071256">
            <text:p>1071256</text:p>
          </table:table-cell>
          <table:table-cell office:value-type="string">
            <text:p>01071256</text:p>
          </table:table-cell>
          <table:table-cell office:value-type="string">
            <text:p>Mussapassua</text:p>
          </table:table-cell>
          <table:table-cell office:value-type="float" office:value="13">
            <text:p>13</text:p>
          </table:table-cell>
          <table:table-cell office:value-type="string">
            <text:p>NU-049</text:p>
          </table:table-cell>
          <table:table-cell office:value-type="float" office:value="-18.896243">
            <text:p>-18.896243</text:p>
          </table:table-cell>
          <table:table-cell office:value-type="float" office:value="34.793546">
            <text:p>34.793546</text:p>
          </table:table-cell>
          <table:table-cell table:number-columns-repeated="10"/>
          <table:table-cell table:formula="of:=VLOOKUP([.I1151];[NE.$F$2:.$Q$160];2;0)" office:value-type="float" office:value="141">
            <text:p>141</text:p>
          </table:table-cell>
          <table:table-cell office:value-type="float" office:value="141">
            <text:p>141</text:p>
          </table:table-cell>
          <table:table-cell table:number-columns-repeated="234"/>
        </table:table-row>
        <table:table-row table:style-name="ro2">
          <table:table-cell office:value-type="float" office:value="1151">
            <text:p>115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US-MOZ-01152</text:p>
          </table:table-cell>
          <table:table-cell office:value-type="float" office:value="1071266">
            <text:p>1071266</text:p>
          </table:table-cell>
          <table:table-cell office:value-type="string">
            <text:p>01071266</text:p>
          </table:table-cell>
          <table:table-cell office:value-type="string">
            <text:p>Chicandamina</text:p>
          </table:table-cell>
          <table:table-cell office:value-type="float" office:value="13">
            <text:p>13</text:p>
          </table:table-cell>
          <table:table-cell office:value-type="string">
            <text:p>NU-049</text:p>
          </table:table-cell>
          <table:table-cell office:value-type="float" office:value="-18.897578">
            <text:p>-18.897578</text:p>
          </table:table-cell>
          <table:table-cell office:value-type="float" office:value="34.792342">
            <text:p>34.792342</text:p>
          </table:table-cell>
          <table:table-cell table:number-columns-repeated="10"/>
          <table:table-cell table:formula="of:=VLOOKUP([.I1152];[NE.$F$2:.$Q$160];2;0)" office:value-type="float" office:value="141">
            <text:p>141</text:p>
          </table:table-cell>
          <table:table-cell office:value-type="float" office:value="141">
            <text:p>141</text:p>
          </table:table-cell>
          <table:table-cell table:number-columns-repeated="234"/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US-MOZ-01153</text:p>
          </table:table-cell>
          <table:table-cell office:value-type="float" office:value="1071265">
            <text:p>1071265</text:p>
          </table:table-cell>
          <table:table-cell office:value-type="string">
            <text:p>01071265</text:p>
          </table:table-cell>
          <table:table-cell office:value-type="string">
            <text:p>Zangala</text:p>
          </table:table-cell>
          <table:table-cell office:value-type="float" office:value="13">
            <text:p>13</text:p>
          </table:table-cell>
          <table:table-cell office:value-type="string">
            <text:p>NU-049</text:p>
          </table:table-cell>
          <table:table-cell office:value-type="float" office:value="-18.897333">
            <text:p>-18.897333</text:p>
          </table:table-cell>
          <table:table-cell office:value-type="float" office:value="34.792651">
            <text:p>34.792651</text:p>
          </table:table-cell>
          <table:table-cell table:number-columns-repeated="10"/>
          <table:table-cell table:formula="of:=VLOOKUP([.I1153];[NE.$F$2:.$Q$160];2;0)" office:value-type="float" office:value="141">
            <text:p>141</text:p>
          </table:table-cell>
          <table:table-cell office:value-type="float" office:value="141">
            <text:p>141</text:p>
          </table:table-cell>
          <table:table-cell table:number-columns-repeated="234"/>
        </table:table-row>
        <table:table-row table:style-name="ro2">
          <table:table-cell office:value-type="float" office:value="1153">
            <text:p>115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US-MOZ-01154</text:p>
          </table:table-cell>
          <table:table-cell office:value-type="float" office:value="1071259">
            <text:p>1071259</text:p>
          </table:table-cell>
          <table:table-cell office:value-type="string">
            <text:p>01071259</text:p>
          </table:table-cell>
          <table:table-cell office:value-type="string">
            <text:p>Nhambize</text:p>
          </table:table-cell>
          <table:table-cell office:value-type="float" office:value="13">
            <text:p>13</text:p>
          </table:table-cell>
          <table:table-cell office:value-type="string">
            <text:p>NU-049</text:p>
          </table:table-cell>
          <table:table-cell office:value-type="float" office:value="-18.928361">
            <text:p>-18.928361</text:p>
          </table:table-cell>
          <table:table-cell office:value-type="float" office:value="34.869522">
            <text:p>34.869522</text:p>
          </table:table-cell>
          <table:table-cell table:number-columns-repeated="10"/>
          <table:table-cell table:formula="of:=VLOOKUP([.I1154];[NE.$F$2:.$Q$160];2;0)" office:value-type="float" office:value="141">
            <text:p>141</text:p>
          </table:table-cell>
          <table:table-cell office:value-type="float" office:value="141">
            <text:p>141</text:p>
          </table:table-cell>
          <table:table-cell table:number-columns-repeated="234"/>
        </table:table-row>
        <table:table-row table:style-name="ro2">
          <table:table-cell office:value-type="float" office:value="1154">
            <text:p>115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US-MOZ-01155</text:p>
          </table:table-cell>
          <table:table-cell office:value-type="float" office:value="1071277">
            <text:p>1071277</text:p>
          </table:table-cell>
          <table:table-cell office:value-type="string">
            <text:p>01071277</text:p>
          </table:table-cell>
          <table:table-cell office:value-type="string">
            <text:p>Derunde Oliveira</text:p>
          </table:table-cell>
          <table:table-cell office:value-type="float" office:value="13">
            <text:p>13</text:p>
          </table:table-cell>
          <table:table-cell office:value-type="string">
            <text:p>NU-049</text:p>
          </table:table-cell>
          <table:table-cell office:value-type="float" office:value="-18.894224">
            <text:p>-18.894224</text:p>
          </table:table-cell>
          <table:table-cell office:value-type="float" office:value="34.879844">
            <text:p>34.879844</text:p>
          </table:table-cell>
          <table:table-cell table:number-columns-repeated="10"/>
          <table:table-cell table:formula="of:=VLOOKUP([.I1155];[NE.$F$2:.$Q$160];2;0)" office:value-type="float" office:value="141">
            <text:p>141</text:p>
          </table:table-cell>
          <table:table-cell office:value-type="float" office:value="141">
            <text:p>141</text:p>
          </table:table-cell>
          <table:table-cell table:number-columns-repeated="234"/>
        </table:table-row>
        <table:table-row table:style-name="ro2">
          <table:table-cell office:value-type="float" office:value="1155">
            <text:p>115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US-MOZ-01156</text:p>
          </table:table-cell>
          <table:table-cell office:value-type="float" office:value="1071270">
            <text:p>1071270</text:p>
          </table:table-cell>
          <table:table-cell office:value-type="string">
            <text:p>01071270</text:p>
          </table:table-cell>
          <table:table-cell office:value-type="string">
            <text:p>Nhafungo</text:p>
          </table:table-cell>
          <table:table-cell office:value-type="float" office:value="13">
            <text:p>13</text:p>
          </table:table-cell>
          <table:table-cell office:value-type="string">
            <text:p>NU-049</text:p>
          </table:table-cell>
          <table:table-cell office:value-type="float" office:value="-18.897213">
            <text:p>-18.897213</text:p>
          </table:table-cell>
          <table:table-cell office:value-type="float" office:value="34.793056">
            <text:p>34.793056</text:p>
          </table:table-cell>
          <table:table-cell table:number-columns-repeated="10"/>
          <table:table-cell table:formula="of:=VLOOKUP([.I1156];[NE.$F$2:.$Q$160];2;0)" office:value-type="float" office:value="141">
            <text:p>141</text:p>
          </table:table-cell>
          <table:table-cell office:value-type="float" office:value="141">
            <text:p>141</text:p>
          </table:table-cell>
          <table:table-cell table:number-columns-repeated="234"/>
        </table:table-row>
        <table:table-row table:style-name="ro2">
          <table:table-cell office:value-type="float" office:value="1156">
            <text:p>115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US-MOZ-01157</text:p>
          </table:table-cell>
          <table:table-cell office:value-type="float" office:value="1071276">
            <text:p>1071276</text:p>
          </table:table-cell>
          <table:table-cell office:value-type="string">
            <text:p>01071276</text:p>
          </table:table-cell>
          <table:table-cell office:value-type="string">
            <text:p>Zagala</text:p>
          </table:table-cell>
          <table:table-cell office:value-type="float" office:value="13">
            <text:p>13</text:p>
          </table:table-cell>
          <table:table-cell office:value-type="string">
            <text:p>NU-049</text:p>
          </table:table-cell>
          <table:table-cell office:value-type="float" office:value="-18.89814">
            <text:p>-18.898140</text:p>
          </table:table-cell>
          <table:table-cell office:value-type="float" office:value="34.794198">
            <text:p>34.794198</text:p>
          </table:table-cell>
          <table:table-cell table:number-columns-repeated="10"/>
          <table:table-cell table:formula="of:=VLOOKUP([.I1157];[NE.$F$2:.$Q$160];2;0)" office:value-type="float" office:value="141">
            <text:p>141</text:p>
          </table:table-cell>
          <table:table-cell office:value-type="float" office:value="141">
            <text:p>141</text:p>
          </table:table-cell>
          <table:table-cell table:number-columns-repeated="234"/>
        </table:table-row>
        <table:table-row table:style-name="ro2">
          <table:table-cell office:value-type="float" office:value="1157">
            <text:p>1157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US-MOZ-01158</text:p>
          </table:table-cell>
          <table:table-cell office:value-type="float" office:value="1071316">
            <text:p>1071316</text:p>
          </table:table-cell>
          <table:table-cell office:value-type="string">
            <text:p>01071316</text:p>
          </table:table-cell>
          <table:table-cell office:value-type="string">
            <text:p>Jasse Manguena</text:p>
          </table:table-cell>
          <table:table-cell office:value-type="float" office:value="12">
            <text:p>12</text:p>
          </table:table-cell>
          <table:table-cell office:value-type="string">
            <text:p>NU-048</text:p>
          </table:table-cell>
          <table:table-cell office:value-type="float" office:value="-19.250435">
            <text:p>-19.250435</text:p>
          </table:table-cell>
          <table:table-cell office:value-type="float" office:value="34.159012">
            <text:p>34.159012</text:p>
          </table:table-cell>
          <table:table-cell table:number-columns-repeated="10"/>
          <table:table-cell table:formula="of:=VLOOKUP([.I1158];[NE.$F$2:.$Q$160];2;0)" office:value-type="float" office:value="142">
            <text:p>142</text:p>
          </table:table-cell>
          <table:table-cell office:value-type="float" office:value="142">
            <text:p>142</text:p>
          </table:table-cell>
          <table:table-cell table:number-columns-repeated="234"/>
        </table:table-row>
        <table:table-row table:style-name="ro2">
          <table:table-cell office:value-type="float" office:value="1158">
            <text:p>115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US-MOZ-01159</text:p>
          </table:table-cell>
          <table:table-cell office:value-type="float" office:value="1071320">
            <text:p>1071320</text:p>
          </table:table-cell>
          <table:table-cell office:value-type="string">
            <text:p>01071320</text:p>
          </table:table-cell>
          <table:table-cell office:value-type="string">
            <text:p>Jhon Segredo</text:p>
          </table:table-cell>
          <table:table-cell office:value-type="float" office:value="13">
            <text:p>13</text:p>
          </table:table-cell>
          <table:table-cell office:value-type="string">
            <text:p>NU-048</text:p>
          </table:table-cell>
          <table:table-cell office:value-type="float" office:value="-19.3631">
            <text:p>-19.363100</text:p>
          </table:table-cell>
          <table:table-cell office:value-type="float" office:value="34.3581">
            <text:p>34.358100</text:p>
          </table:table-cell>
          <table:table-cell table:number-columns-repeated="10"/>
          <table:table-cell table:formula="of:=VLOOKUP([.I1159];[NE.$F$2:.$Q$160];2;0)" office:value-type="float" office:value="142">
            <text:p>142</text:p>
          </table:table-cell>
          <table:table-cell office:value-type="float" office:value="142">
            <text:p>142</text:p>
          </table:table-cell>
          <table:table-cell table:number-columns-repeated="234"/>
        </table:table-row>
        <table:table-row table:style-name="ro2">
          <table:table-cell office:value-type="float" office:value="1159">
            <text:p>115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US-MOZ-01160</text:p>
          </table:table-cell>
          <table:table-cell office:value-type="float" office:value="1071312">
            <text:p>1071312</text:p>
          </table:table-cell>
          <table:table-cell office:value-type="string">
            <text:p>01071312</text:p>
          </table:table-cell>
          <table:table-cell office:value-type="string">
            <text:p>Nharuchonga</text:p>
          </table:table-cell>
          <table:table-cell office:value-type="float" office:value="12">
            <text:p>12</text:p>
          </table:table-cell>
          <table:table-cell office:value-type="string">
            <text:p>NU-048</text:p>
          </table:table-cell>
          <table:table-cell office:value-type="float" office:value="-19.2522">
            <text:p>-19.252200</text:p>
          </table:table-cell>
          <table:table-cell office:value-type="float" office:value="34.1289">
            <text:p>34.128900</text:p>
          </table:table-cell>
          <table:table-cell table:number-columns-repeated="10"/>
          <table:table-cell table:formula="of:=VLOOKUP([.I1160];[NE.$F$2:.$Q$160];2;0)" office:value-type="float" office:value="142">
            <text:p>142</text:p>
          </table:table-cell>
          <table:table-cell office:value-type="float" office:value="142">
            <text:p>142</text:p>
          </table:table-cell>
          <table:table-cell table:number-columns-repeated="234"/>
        </table:table-row>
        <table:table-row table:style-name="ro2">
          <table:table-cell office:value-type="float" office:value="1160">
            <text:p>116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US-MOZ-01161</text:p>
          </table:table-cell>
          <table:table-cell office:value-type="float" office:value="1071313">
            <text:p>1071313</text:p>
          </table:table-cell>
          <table:table-cell office:value-type="string">
            <text:p>01071313</text:p>
          </table:table-cell>
          <table:table-cell office:value-type="string">
            <text:p>Siluvo</text:p>
          </table:table-cell>
          <table:table-cell office:value-type="float" office:value="12">
            <text:p>12</text:p>
          </table:table-cell>
          <table:table-cell office:value-type="string">
            <text:p>NU-048</text:p>
          </table:table-cell>
          <table:table-cell office:value-type="float" office:value="-19.2461">
            <text:p>-19.246100</text:p>
          </table:table-cell>
          <table:table-cell office:value-type="float" office:value="34.0356">
            <text:p>34.035600</text:p>
          </table:table-cell>
          <table:table-cell table:number-columns-repeated="10"/>
          <table:table-cell table:formula="of:=VLOOKUP([.I1161];[NE.$F$2:.$Q$160];2;0)" office:value-type="float" office:value="142">
            <text:p>142</text:p>
          </table:table-cell>
          <table:table-cell office:value-type="float" office:value="142">
            <text:p>142</text:p>
          </table:table-cell>
          <table:table-cell table:number-columns-repeated="234"/>
        </table:table-row>
        <table:table-row table:style-name="ro2">
          <table:table-cell office:value-type="float" office:value="1161">
            <text:p>116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US-MOZ-01162</text:p>
          </table:table-cell>
          <table:table-cell office:value-type="float" office:value="1071315">
            <text:p>1071315</text:p>
          </table:table-cell>
          <table:table-cell office:value-type="string">
            <text:p>01071315</text:p>
          </table:table-cell>
          <table:table-cell office:value-type="string">
            <text:p>Macorococho</text:p>
          </table:table-cell>
          <table:table-cell office:value-type="float" office:value="12">
            <text:p>12</text:p>
          </table:table-cell>
          <table:table-cell office:value-type="string">
            <text:p>NU-048</text:p>
          </table:table-cell>
          <table:table-cell office:value-type="float" office:value="-19.5717">
            <text:p>-19.571700</text:p>
          </table:table-cell>
          <table:table-cell office:value-type="float" office:value="33.9739">
            <text:p>33.973900</text:p>
          </table:table-cell>
          <table:table-cell table:number-columns-repeated="10"/>
          <table:table-cell table:formula="of:=VLOOKUP([.I1162];[NE.$F$2:.$Q$160];2;0)" office:value-type="float" office:value="142">
            <text:p>142</text:p>
          </table:table-cell>
          <table:table-cell office:value-type="float" office:value="142">
            <text:p>142</text:p>
          </table:table-cell>
          <table:table-cell table:number-columns-repeated="234"/>
        </table:table-row>
        <table:table-row table:style-name="ro2">
          <table:table-cell office:value-type="float" office:value="1162">
            <text:p>1162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US-MOZ-01163</text:p>
          </table:table-cell>
          <table:table-cell office:value-type="float" office:value="1071301">
            <text:p>1071301</text:p>
          </table:table-cell>
          <table:table-cell office:value-type="string">
            <text:p>01071301</text:p>
          </table:table-cell>
          <table:table-cell office:value-type="string">
            <text:p>Hosp. Rural De Nhamatanda</text:p>
          </table:table-cell>
          <table:table-cell office:value-type="float" office:value="5">
            <text:p>5</text:p>
          </table:table-cell>
          <table:table-cell office:value-type="string">
            <text:p>NU-048</text:p>
          </table:table-cell>
          <table:table-cell office:value-type="float" office:value="-19.2713">
            <text:p>-19.271300</text:p>
          </table:table-cell>
          <table:table-cell office:value-type="float" office:value="34.2043">
            <text:p>34.204300</text:p>
          </table:table-cell>
          <table:table-cell table:number-columns-repeated="10"/>
          <table:table-cell table:formula="of:=VLOOKUP([.I1163];[NE.$F$2:.$Q$160];2;0)" office:value-type="float" office:value="142">
            <text:p>142</text:p>
          </table:table-cell>
          <table:table-cell office:value-type="float" office:value="142">
            <text:p>142</text:p>
          </table:table-cell>
          <table:table-cell table:number-columns-repeated="234"/>
        </table:table-row>
        <table:table-row table:style-name="ro2">
          <table:table-cell office:value-type="float" office:value="1163">
            <text:p>116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US-MOZ-01164</text:p>
          </table:table-cell>
          <table:table-cell office:value-type="float" office:value="1071318">
            <text:p>1071318</text:p>
          </table:table-cell>
          <table:table-cell office:value-type="string">
            <text:p>01071318</text:p>
          </table:table-cell>
          <table:table-cell office:value-type="string">
            <text:p>Tica</text:p>
          </table:table-cell>
          <table:table-cell office:value-type="float" office:value="12">
            <text:p>12</text:p>
          </table:table-cell>
          <table:table-cell office:value-type="string">
            <text:p>NU-048</text:p>
          </table:table-cell>
          <table:table-cell office:value-type="float" office:value="-19.4072">
            <text:p>-19.407200</text:p>
          </table:table-cell>
          <table:table-cell office:value-type="float" office:value="34.4381">
            <text:p>34.438100</text:p>
          </table:table-cell>
          <table:table-cell table:number-columns-repeated="10"/>
          <table:table-cell table:formula="of:=VLOOKUP([.I1164];[NE.$F$2:.$Q$160];2;0)" office:value-type="float" office:value="142">
            <text:p>142</text:p>
          </table:table-cell>
          <table:table-cell office:value-type="float" office:value="142">
            <text:p>142</text:p>
          </table:table-cell>
          <table:table-cell table:number-columns-repeated="234"/>
        </table:table-row>
        <table:table-row table:style-name="ro2">
          <table:table-cell office:value-type="float" office:value="1164">
            <text:p>116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US-MOZ-01165</text:p>
          </table:table-cell>
          <table:table-cell office:value-type="float" office:value="1071311">
            <text:p>1071311</text:p>
          </table:table-cell>
          <table:table-cell office:value-type="string">
            <text:p>01071311</text:p>
          </table:table-cell>
          <table:table-cell office:value-type="string">
            <text:p>Nhampoca</text:p>
          </table:table-cell>
          <table:table-cell office:value-type="float" office:value="13">
            <text:p>13</text:p>
          </table:table-cell>
          <table:table-cell office:value-type="string">
            <text:p>NU-048</text:p>
          </table:table-cell>
          <table:table-cell office:value-type="float" office:value="-19.2422">
            <text:p>-19.242200</text:p>
          </table:table-cell>
          <table:table-cell office:value-type="float" office:value="34.4728">
            <text:p>34.472800</text:p>
          </table:table-cell>
          <table:table-cell table:number-columns-repeated="10"/>
          <table:table-cell table:formula="of:=VLOOKUP([.I1165];[NE.$F$2:.$Q$160];2;0)" office:value-type="float" office:value="142">
            <text:p>142</text:p>
          </table:table-cell>
          <table:table-cell office:value-type="float" office:value="142">
            <text:p>142</text:p>
          </table:table-cell>
          <table:table-cell table:number-columns-repeated="234"/>
        </table:table-row>
        <table:table-row table:style-name="ro2">
          <table:table-cell office:value-type="float" office:value="1165">
            <text:p>116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US-MOZ-01166</text:p>
          </table:table-cell>
          <table:table-cell office:value-type="float" office:value="1071319">
            <text:p>1071319</text:p>
          </table:table-cell>
          <table:table-cell office:value-type="string">
            <text:p>01071319</text:p>
          </table:table-cell>
          <table:table-cell office:value-type="string">
            <text:p>Chiadeia</text:p>
          </table:table-cell>
          <table:table-cell office:value-type="float" office:value="12">
            <text:p>12</text:p>
          </table:table-cell>
          <table:table-cell office:value-type="string">
            <text:p>NU-048</text:p>
          </table:table-cell>
          <table:table-cell office:value-type="float" office:value="-19.5928">
            <text:p>-19.592800</text:p>
          </table:table-cell>
          <table:table-cell office:value-type="float" office:value="34.2729">
            <text:p>34.272900</text:p>
          </table:table-cell>
          <table:table-cell table:number-columns-repeated="10"/>
          <table:table-cell table:formula="of:=VLOOKUP([.I1166];[NE.$F$2:.$Q$160];2;0)" office:value-type="float" office:value="142">
            <text:p>142</text:p>
          </table:table-cell>
          <table:table-cell office:value-type="float" office:value="142">
            <text:p>142</text:p>
          </table:table-cell>
          <table:table-cell table:number-columns-repeated="234"/>
        </table:table-row>
        <table:table-row table:style-name="ro2">
          <table:table-cell office:value-type="float" office:value="1166">
            <text:p>116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US-MOZ-01167</text:p>
          </table:table-cell>
          <table:table-cell office:value-type="float" office:value="1071317">
            <text:p>1071317</text:p>
          </table:table-cell>
          <table:table-cell office:value-type="string">
            <text:p>01071317</text:p>
          </table:table-cell>
          <table:table-cell office:value-type="string">
            <text:p>Siluvo Pedreira</text:p>
          </table:table-cell>
          <table:table-cell office:value-type="float" office:value="13">
            <text:p>13</text:p>
          </table:table-cell>
          <table:table-cell office:value-type="string">
            <text:p>NU-048</text:p>
          </table:table-cell>
          <table:table-cell office:value-type="float" office:value="-19.2522">
            <text:p>-19.252200</text:p>
          </table:table-cell>
          <table:table-cell office:value-type="float" office:value="34.0583">
            <text:p>34.058300</text:p>
          </table:table-cell>
          <table:table-cell table:number-columns-repeated="10"/>
          <table:table-cell table:formula="of:=VLOOKUP([.I1167];[NE.$F$2:.$Q$160];2;0)" office:value-type="float" office:value="142">
            <text:p>142</text:p>
          </table:table-cell>
          <table:table-cell office:value-type="float" office:value="142">
            <text:p>142</text:p>
          </table:table-cell>
          <table:table-cell table:number-columns-repeated="234"/>
        </table:table-row>
        <table:table-row table:style-name="ro2">
          <table:table-cell office:value-type="float" office:value="1167">
            <text:p>1167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US-MOZ-01168</text:p>
          </table:table-cell>
          <table:table-cell office:value-type="float" office:value="1071321">
            <text:p>1071321</text:p>
          </table:table-cell>
          <table:table-cell office:value-type="string">
            <text:p>01071321</text:p>
          </table:table-cell>
          <table:table-cell office:value-type="string">
            <text:p>Mucharuane</text:p>
          </table:table-cell>
          <table:table-cell office:value-type="float" office:value="13">
            <text:p>13</text:p>
          </table:table-cell>
          <table:table-cell office:value-type="string">
            <text:p>NU-048</text:p>
          </table:table-cell>
          <table:table-cell office:value-type="float" office:value="-19.25419">
            <text:p>-19.254190</text:p>
          </table:table-cell>
          <table:table-cell office:value-type="float" office:value="34.24216">
            <text:p>34.242160</text:p>
          </table:table-cell>
          <table:table-cell table:number-columns-repeated="10"/>
          <table:table-cell table:formula="of:=VLOOKUP([.I1168];[NE.$F$2:.$Q$160];2;0)" office:value-type="float" office:value="142">
            <text:p>142</text:p>
          </table:table-cell>
          <table:table-cell office:value-type="float" office:value="142">
            <text:p>142</text:p>
          </table:table-cell>
          <table:table-cell table:number-columns-repeated="234"/>
        </table:table-row>
        <table:table-row table:style-name="ro2">
          <table:table-cell office:value-type="float" office:value="1168">
            <text:p>116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US-MOZ-01169</text:p>
          </table:table-cell>
          <table:table-cell office:value-type="float" office:value="1071355">
            <text:p>1071355</text:p>
          </table:table-cell>
          <table:table-cell office:value-type="string">
            <text:p>01071355</text:p>
          </table:table-cell>
          <table:table-cell office:value-type="string">
            <text:p>Metuchira Ermoc</text:p>
          </table:table-cell>
          <table:table-cell office:value-type="float" office:value="13">
            <text:p>13</text:p>
          </table:table-cell>
          <table:table-cell office:value-type="string">
            <text:p>NU-048</text:p>
          </table:table-cell>
          <table:table-cell office:value-type="float" office:value="-19.1364">
            <text:p>-19.136400</text:p>
          </table:table-cell>
          <table:table-cell office:value-type="float" office:value="34.0394">
            <text:p>34.039400</text:p>
          </table:table-cell>
          <table:table-cell table:number-columns-repeated="10"/>
          <table:table-cell table:formula="of:=VLOOKUP([.I1169];[NE.$F$2:.$Q$160];2;0)" office:value-type="float" office:value="142">
            <text:p>142</text:p>
          </table:table-cell>
          <table:table-cell office:value-type="float" office:value="142">
            <text:p>142</text:p>
          </table:table-cell>
          <table:table-cell table:number-columns-repeated="234"/>
        </table:table-row>
        <table:table-row table:style-name="ro2">
          <table:table-cell office:value-type="float" office:value="1169">
            <text:p>116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US-MOZ-01170</text:p>
          </table:table-cell>
          <table:table-cell office:value-type="float" office:value="1071356">
            <text:p>1071356</text:p>
          </table:table-cell>
          <table:table-cell office:value-type="string">
            <text:p>01071356</text:p>
          </table:table-cell>
          <table:table-cell office:value-type="string">
            <text:p>Puazi</text:p>
          </table:table-cell>
          <table:table-cell office:value-type="float" office:value="12">
            <text:p>12</text:p>
          </table:table-cell>
          <table:table-cell office:value-type="string">
            <text:p>NU-048</text:p>
          </table:table-cell>
          <table:table-cell office:value-type="float" office:value="-19.254543">
            <text:p>-19.254543</text:p>
          </table:table-cell>
          <table:table-cell office:value-type="float" office:value="34.242162">
            <text:p>34.242162</text:p>
          </table:table-cell>
          <table:table-cell table:number-columns-repeated="10"/>
          <table:table-cell table:formula="of:=VLOOKUP([.I1170];[NE.$F$2:.$Q$160];2;0)" office:value-type="float" office:value="142">
            <text:p>142</text:p>
          </table:table-cell>
          <table:table-cell office:value-type="float" office:value="142">
            <text:p>142</text:p>
          </table:table-cell>
          <table:table-cell table:number-columns-repeated="234"/>
        </table:table-row>
        <table:table-row table:style-name="ro2">
          <table:table-cell office:value-type="float" office:value="1170">
            <text:p>117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US-MOZ-01171</text:p>
          </table:table-cell>
          <table:table-cell office:value-type="float" office:value="1071357">
            <text:p>1071357</text:p>
          </table:table-cell>
          <table:table-cell office:value-type="string">
            <text:p>01071357</text:p>
          </table:table-cell>
          <table:table-cell office:value-type="string">
            <text:p>Vinho</text:p>
          </table:table-cell>
          <table:table-cell office:value-type="float" office:value="12">
            <text:p>12</text:p>
          </table:table-cell>
          <table:table-cell office:value-type="string">
            <text:p>NU-048</text:p>
          </table:table-cell>
          <table:table-cell office:value-type="float" office:value="-19.250435">
            <text:p>-19.250435</text:p>
          </table:table-cell>
          <table:table-cell office:value-type="float" office:value="34.159013">
            <text:p>34.159013</text:p>
          </table:table-cell>
          <table:table-cell table:number-columns-repeated="10"/>
          <table:table-cell table:formula="of:=VLOOKUP([.I1171];[NE.$F$2:.$Q$160];2;0)" office:value-type="float" office:value="142">
            <text:p>142</text:p>
          </table:table-cell>
          <table:table-cell office:value-type="float" office:value="142">
            <text:p>142</text:p>
          </table:table-cell>
          <table:table-cell table:number-columns-repeated="234"/>
        </table:table-row>
        <table:table-row table:style-name="ro2">
          <table:table-cell office:value-type="float" office:value="1171">
            <text:p>117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US-MOZ-01172</text:p>
          </table:table-cell>
          <table:table-cell office:value-type="float" office:value="1071314">
            <text:p>1071314</text:p>
          </table:table-cell>
          <table:table-cell office:value-type="string">
            <text:p>01071314</text:p>
          </table:table-cell>
          <table:table-cell office:value-type="string">
            <text:p>Mecuzi - Puazi</text:p>
          </table:table-cell>
          <table:table-cell office:value-type="float" office:value="12">
            <text:p>12</text:p>
          </table:table-cell>
          <table:table-cell office:value-type="string">
            <text:p>NU-048</text:p>
          </table:table-cell>
          <table:table-cell office:value-type="float" office:value="-19.35">
            <text:p>-19.350000</text:p>
          </table:table-cell>
          <table:table-cell office:value-type="float" office:value="34.0633">
            <text:p>34.063300</text:p>
          </table:table-cell>
          <table:table-cell table:number-columns-repeated="10"/>
          <table:table-cell table:formula="of:=VLOOKUP([.I1172];[NE.$F$2:.$Q$160];2;0)" office:value-type="float" office:value="142">
            <text:p>142</text:p>
          </table:table-cell>
          <table:table-cell office:value-type="float" office:value="142">
            <text:p>142</text:p>
          </table:table-cell>
          <table:table-cell table:number-columns-repeated="234"/>
        </table:table-row>
        <table:table-row table:style-name="ro2">
          <table:table-cell office:value-type="float" office:value="1172">
            <text:p>1172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US-MOZ-01173</text:p>
          </table:table-cell>
          <table:table-cell office:value-type="float" office:value="1071306">
            <text:p>1071306</text:p>
          </table:table-cell>
          <table:table-cell office:value-type="string">
            <text:p>01071306</text:p>
          </table:table-cell>
          <table:table-cell office:value-type="string">
            <text:p>Mbibiri</text:p>
          </table:table-cell>
          <table:table-cell office:value-type="float" office:value="13">
            <text:p>13</text:p>
          </table:table-cell>
          <table:table-cell office:value-type="string">
            <text:p>NU-048</text:p>
          </table:table-cell>
          <table:table-cell office:value-type="float" office:value="-19.5394">
            <text:p>-19.539400</text:p>
          </table:table-cell>
          <table:table-cell office:value-type="float" office:value="34.0575">
            <text:p>34.057500</text:p>
          </table:table-cell>
          <table:table-cell table:number-columns-repeated="10"/>
          <table:table-cell table:formula="of:=VLOOKUP([.I1173];[NE.$F$2:.$Q$160];2;0)" office:value-type="float" office:value="142">
            <text:p>142</text:p>
          </table:table-cell>
          <table:table-cell office:value-type="float" office:value="142">
            <text:p>142</text:p>
          </table:table-cell>
          <table:table-cell table:number-columns-repeated="234"/>
        </table:table-row>
        <table:table-row table:style-name="ro2">
          <table:table-cell office:value-type="float" office:value="1173">
            <text:p>117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US-MOZ-01174</text:p>
          </table:table-cell>
          <table:table-cell office:value-type="float" office:value="1071305">
            <text:p>1071305</text:p>
          </table:table-cell>
          <table:table-cell office:value-type="string">
            <text:p>01071305</text:p>
          </table:table-cell>
          <table:table-cell office:value-type="string">
            <text:p>Mutondo</text:p>
          </table:table-cell>
          <table:table-cell office:value-type="float" office:value="12">
            <text:p>12</text:p>
          </table:table-cell>
          <table:table-cell office:value-type="string">
            <text:p>NU-048</text:p>
          </table:table-cell>
          <table:table-cell office:value-type="float" office:value="-19.240356">
            <text:p>-19.240356</text:p>
          </table:table-cell>
          <table:table-cell office:value-type="float" office:value="34.319002">
            <text:p>34.319002</text:p>
          </table:table-cell>
          <table:table-cell table:number-columns-repeated="10"/>
          <table:table-cell table:formula="of:=VLOOKUP([.I1174];[NE.$F$2:.$Q$160];2;0)" office:value-type="float" office:value="142">
            <text:p>142</text:p>
          </table:table-cell>
          <table:table-cell office:value-type="float" office:value="142">
            <text:p>142</text:p>
          </table:table-cell>
          <table:table-cell table:number-columns-repeated="234"/>
        </table:table-row>
        <table:table-row table:style-name="ro2">
          <table:table-cell office:value-type="float" office:value="1174">
            <text:p>117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US-MOZ-01175</text:p>
          </table:table-cell>
          <table:table-cell office:value-type="float" office:value="1071310">
            <text:p>1071310</text:p>
          </table:table-cell>
          <table:table-cell office:value-type="string">
            <text:p>01071310</text:p>
          </table:table-cell>
          <table:table-cell office:value-type="string">
            <text:p>Muda</text:p>
          </table:table-cell>
          <table:table-cell office:value-type="float" office:value="13">
            <text:p>13</text:p>
          </table:table-cell>
          <table:table-cell office:value-type="string">
            <text:p>NU-048</text:p>
          </table:table-cell>
          <table:table-cell office:value-type="float" office:value="-19.3908">
            <text:p>-19.390800</text:p>
          </table:table-cell>
          <table:table-cell office:value-type="float" office:value="34.4119">
            <text:p>34.411900</text:p>
          </table:table-cell>
          <table:table-cell table:number-columns-repeated="10"/>
          <table:table-cell table:formula="of:=VLOOKUP([.I1175];[NE.$F$2:.$Q$160];2;0)" office:value-type="float" office:value="142">
            <text:p>142</text:p>
          </table:table-cell>
          <table:table-cell office:value-type="float" office:value="142">
            <text:p>142</text:p>
          </table:table-cell>
          <table:table-cell table:number-columns-repeated="234"/>
        </table:table-row>
        <table:table-row table:style-name="ro2">
          <table:table-cell office:value-type="float" office:value="1175">
            <text:p>117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US-MOZ-01176</text:p>
          </table:table-cell>
          <table:table-cell office:value-type="float" office:value="1071307">
            <text:p>1071307</text:p>
          </table:table-cell>
          <table:table-cell office:value-type="string">
            <text:p>01071307</text:p>
          </table:table-cell>
          <table:table-cell office:value-type="string">
            <text:p>Metuchira Lomaco</text:p>
          </table:table-cell>
          <table:table-cell office:value-type="float" office:value="12">
            <text:p>12</text:p>
          </table:table-cell>
          <table:table-cell office:value-type="string">
            <text:p>NU-048</text:p>
          </table:table-cell>
          <table:table-cell office:value-type="float" office:value="-19.1681">
            <text:p>-19.168100</text:p>
          </table:table-cell>
          <table:table-cell office:value-type="float" office:value="34.2044">
            <text:p>34.204400</text:p>
          </table:table-cell>
          <table:table-cell table:number-columns-repeated="10"/>
          <table:table-cell table:formula="of:=VLOOKUP([.I1176];[NE.$F$2:.$Q$160];2;0)" office:value-type="float" office:value="142">
            <text:p>142</text:p>
          </table:table-cell>
          <table:table-cell office:value-type="float" office:value="142">
            <text:p>142</text:p>
          </table:table-cell>
          <table:table-cell table:number-columns-repeated="234"/>
        </table:table-row>
        <table:table-row table:style-name="ro2">
          <table:table-cell office:value-type="float" office:value="1176">
            <text:p>117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US-MOZ-01177</text:p>
          </table:table-cell>
          <table:table-cell office:value-type="float" office:value="1071308">
            <text:p>1071308</text:p>
          </table:table-cell>
          <table:table-cell office:value-type="string">
            <text:p>01071308</text:p>
          </table:table-cell>
          <table:table-cell office:value-type="string">
            <text:p>Lamego</text:p>
          </table:table-cell>
          <table:table-cell office:value-type="float" office:value="12">
            <text:p>12</text:p>
          </table:table-cell>
          <table:table-cell office:value-type="string">
            <text:p>NU-048</text:p>
          </table:table-cell>
          <table:table-cell office:value-type="float" office:value="-19.3356">
            <text:p>-19.335600</text:p>
          </table:table-cell>
          <table:table-cell office:value-type="float" office:value="34.3242">
            <text:p>34.324200</text:p>
          </table:table-cell>
          <table:table-cell table:number-columns-repeated="10"/>
          <table:table-cell table:formula="of:=VLOOKUP([.I1177];[NE.$F$2:.$Q$160];2;0)" office:value-type="float" office:value="142">
            <text:p>142</text:p>
          </table:table-cell>
          <table:table-cell office:value-type="float" office:value="142">
            <text:p>142</text:p>
          </table:table-cell>
          <table:table-cell table:number-columns-repeated="234"/>
        </table:table-row>
        <table:table-row table:style-name="ro2">
          <table:table-cell office:value-type="float" office:value="1177">
            <text:p>1177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US-MOZ-01178</text:p>
          </table:table-cell>
          <table:table-cell office:value-type="float" office:value="1071309">
            <text:p>1071309</text:p>
          </table:table-cell>
          <table:table-cell office:value-type="string">
            <text:p>01071309</text:p>
          </table:table-cell>
          <table:table-cell office:value-type="string">
            <text:p>Jasse</text:p>
          </table:table-cell>
          <table:table-cell office:value-type="float" office:value="13">
            <text:p>13</text:p>
          </table:table-cell>
          <table:table-cell office:value-type="string">
            <text:p>NU-048</text:p>
          </table:table-cell>
          <table:table-cell office:value-type="float" office:value="-19.2244">
            <text:p>-19.224400</text:p>
          </table:table-cell>
          <table:table-cell office:value-type="float" office:value="34.0033">
            <text:p>34.003300</text:p>
          </table:table-cell>
          <table:table-cell table:number-columns-repeated="10"/>
          <table:table-cell table:formula="of:=VLOOKUP([.I1178];[NE.$F$2:.$Q$160];2;0)" office:value-type="float" office:value="142">
            <text:p>142</text:p>
          </table:table-cell>
          <table:table-cell office:value-type="float" office:value="142">
            <text:p>142</text:p>
          </table:table-cell>
          <table:table-cell table:number-columns-repeated="234"/>
        </table:table-row>
        <table:table-row table:style-name="ro2">
          <table:table-cell office:value-type="float" office:value="1178">
            <text:p>117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US-MOZ-01179</text:p>
          </table:table-cell>
          <table:table-cell office:value-type="float" office:value="1071304">
            <text:p>1071304</text:p>
          </table:table-cell>
          <table:table-cell office:value-type="string">
            <text:p>01071304</text:p>
          </table:table-cell>
          <table:table-cell office:value-type="string">
            <text:p>Chiro</text:p>
          </table:table-cell>
          <table:table-cell office:value-type="float" office:value="12">
            <text:p>12</text:p>
          </table:table-cell>
          <table:table-cell office:value-type="string">
            <text:p>NU-048</text:p>
          </table:table-cell>
          <table:table-cell office:value-type="float" office:value="-19.0603">
            <text:p>-19.060300</text:p>
          </table:table-cell>
          <table:table-cell office:value-type="float" office:value="34.1031">
            <text:p>34.103100</text:p>
          </table:table-cell>
          <table:table-cell table:number-columns-repeated="10"/>
          <table:table-cell table:formula="of:=VLOOKUP([.I1179];[NE.$F$2:.$Q$160];2;0)" office:value-type="float" office:value="142">
            <text:p>142</text:p>
          </table:table-cell>
          <table:table-cell office:value-type="float" office:value="142">
            <text:p>142</text:p>
          </table:table-cell>
          <table:table-cell table:number-columns-repeated="234"/>
        </table:table-row>
        <table:table-row table:style-name="ro2">
          <table:table-cell office:value-type="float" office:value="1179">
            <text:p>117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US-MOZ-01180</text:p>
          </table:table-cell>
          <table:table-cell office:value-type="float" office:value="1080112">
            <text:p>1080112</text:p>
          </table:table-cell>
          <table:table-cell office:value-type="string">
            <text:p>01080112</text:p>
          </table:table-cell>
          <table:table-cell office:value-type="string">
            <text:p>Salela</text:p>
          </table:table-cell>
          <table:table-cell office:value-type="float" office:value="12">
            <text:p>12</text:p>
          </table:table-cell>
          <table:table-cell office:value-type="string">
            <text:p>NU-044</text:p>
          </table:table-cell>
          <table:table-cell office:value-type="float" office:value="-23.8858">
            <text:p>-23.885800</text:p>
          </table:table-cell>
          <table:table-cell office:value-type="float" office:value="35.4703">
            <text:p>35.470300</text:p>
          </table:table-cell>
          <table:table-cell table:number-columns-repeated="10"/>
          <table:table-cell table:formula="of:=VLOOKUP([.I1180];[NE.$F$2:.$Q$160];2;0)" office:value-type="float" office:value="162">
            <text:p>162</text:p>
          </table:table-cell>
          <table:table-cell office:value-type="float" office:value="162">
            <text:p>162</text:p>
          </table:table-cell>
          <table:table-cell table:number-columns-repeated="234"/>
        </table:table-row>
        <table:table-row table:style-name="ro2">
          <table:table-cell office:value-type="float" office:value="1180">
            <text:p>11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US-MOZ-01181</text:p>
          </table:table-cell>
          <table:table-cell office:value-type="float" office:value="1080113">
            <text:p>1080113</text:p>
          </table:table-cell>
          <table:table-cell office:value-type="string">
            <text:p>01080113</text:p>
          </table:table-cell>
          <table:table-cell office:value-type="string">
            <text:p>Mucucune</text:p>
          </table:table-cell>
          <table:table-cell office:value-type="float" office:value="10">
            <text:p>10</text:p>
          </table:table-cell>
          <table:table-cell office:value-type="string">
            <text:p>NU-044</text:p>
          </table:table-cell>
          <table:table-cell office:value-type="float" office:value="-23.8506">
            <text:p>-23.850600</text:p>
          </table:table-cell>
          <table:table-cell office:value-type="float" office:value="35.3967">
            <text:p>35.396700</text:p>
          </table:table-cell>
          <table:table-cell table:number-columns-repeated="10"/>
          <table:table-cell table:formula="of:=VLOOKUP([.I1181];[NE.$F$2:.$Q$160];2;0)" office:value-type="float" office:value="162">
            <text:p>162</text:p>
          </table:table-cell>
          <table:table-cell office:value-type="float" office:value="162">
            <text:p>162</text:p>
          </table:table-cell>
          <table:table-cell table:number-columns-repeated="234"/>
        </table:table-row>
        <table:table-row table:style-name="ro2">
          <table:table-cell office:value-type="float" office:value="1181">
            <text:p>118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US-MOZ-01182</text:p>
          </table:table-cell>
          <table:table-cell office:value-type="float" office:value="1080110">
            <text:p>1080110</text:p>
          </table:table-cell>
          <table:table-cell office:value-type="string">
            <text:p>01080110</text:p>
          </table:table-cell>
          <table:table-cell office:value-type="string">
            <text:p>Ilha De Inhambane</text:p>
          </table:table-cell>
          <table:table-cell office:value-type="float" office:value="12">
            <text:p>12</text:p>
          </table:table-cell>
          <table:table-cell office:value-type="string">
            <text:p>NU-044</text:p>
          </table:table-cell>
          <table:table-cell office:value-type="float" office:value="-23.8734">
            <text:p>-23.873400</text:p>
          </table:table-cell>
          <table:table-cell office:value-type="float" office:value="35.3882">
            <text:p>35.388200</text:p>
          </table:table-cell>
          <table:table-cell table:number-columns-repeated="10"/>
          <table:table-cell table:formula="of:=VLOOKUP([.I1182];[NE.$F$2:.$Q$160];2;0)" office:value-type="float" office:value="162">
            <text:p>162</text:p>
          </table:table-cell>
          <table:table-cell office:value-type="float" office:value="162">
            <text:p>162</text:p>
          </table:table-cell>
          <table:table-cell table:number-columns-repeated="234"/>
        </table:table-row>
        <table:table-row table:style-name="ro2">
          <table:table-cell office:value-type="float" office:value="1182">
            <text:p>118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US-MOZ-01183</text:p>
          </table:table-cell>
          <table:table-cell office:value-type="float" office:value="1080109">
            <text:p>1080109</text:p>
          </table:table-cell>
          <table:table-cell office:value-type="string">
            <text:p>01080109</text:p>
          </table:table-cell>
          <table:table-cell office:value-type="string">
            <text:p>Cruzamento</text:p>
          </table:table-cell>
          <table:table-cell office:value-type="float" office:value="13">
            <text:p>13</text:p>
          </table:table-cell>
          <table:table-cell office:value-type="string">
            <text:p>NU-044</text:p>
          </table:table-cell>
          <table:table-cell office:value-type="float" office:value="-23.8447">
            <text:p>-23.844700</text:p>
          </table:table-cell>
          <table:table-cell office:value-type="float" office:value="35.5019">
            <text:p>35.501900</text:p>
          </table:table-cell>
          <table:table-cell table:number-columns-repeated="10"/>
          <table:table-cell table:formula="of:=VLOOKUP([.I1183];[NE.$F$2:.$Q$160];2;0)" office:value-type="float" office:value="162">
            <text:p>162</text:p>
          </table:table-cell>
          <table:table-cell office:value-type="float" office:value="162">
            <text:p>162</text:p>
          </table:table-cell>
          <table:table-cell table:number-columns-repeated="234"/>
        </table:table-row>
        <table:table-row table:style-name="ro2">
          <table:table-cell office:value-type="float" office:value="1183">
            <text:p>118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US-MOZ-01184</text:p>
          </table:table-cell>
          <table:table-cell office:value-type="float" office:value="1080108">
            <text:p>1080108</text:p>
          </table:table-cell>
          <table:table-cell office:value-type="string">
            <text:p>01080108</text:p>
          </table:table-cell>
          <table:table-cell office:value-type="string">
            <text:p>Conguiana</text:p>
          </table:table-cell>
          <table:table-cell office:value-type="float" office:value="10">
            <text:p>10</text:p>
          </table:table-cell>
          <table:table-cell office:value-type="string">
            <text:p>NU-044</text:p>
          </table:table-cell>
          <table:table-cell office:value-type="float" office:value="-23.8011">
            <text:p>-23.801100</text:p>
          </table:table-cell>
          <table:table-cell office:value-type="float" office:value="35.5128">
            <text:p>35.512800</text:p>
          </table:table-cell>
          <table:table-cell table:number-columns-repeated="10"/>
          <table:table-cell table:formula="of:=VLOOKUP([.I1184];[NE.$F$2:.$Q$160];2;0)" office:value-type="float" office:value="162">
            <text:p>162</text:p>
          </table:table-cell>
          <table:table-cell office:value-type="float" office:value="162">
            <text:p>162</text:p>
          </table:table-cell>
          <table:table-cell table:number-columns-repeated="234"/>
        </table:table-row>
        <table:table-row table:style-name="ro2">
          <table:table-cell office:value-type="float" office:value="1184">
            <text:p>118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US-MOZ-01185</text:p>
          </table:table-cell>
          <table:table-cell office:value-type="float" office:value="1080107">
            <text:p>1080107</text:p>
          </table:table-cell>
          <table:table-cell office:value-type="string">
            <text:p>01080107</text:p>
          </table:table-cell>
          <table:table-cell office:value-type="string">
            <text:p>Guiúa</text:p>
          </table:table-cell>
          <table:table-cell office:value-type="float" office:value="10">
            <text:p>10</text:p>
          </table:table-cell>
          <table:table-cell office:value-type="string">
            <text:p>NU-044</text:p>
          </table:table-cell>
          <table:table-cell office:value-type="float" office:value="-23.865173">
            <text:p>-23.865173</text:p>
          </table:table-cell>
          <table:table-cell office:value-type="float" office:value="35.382816">
            <text:p>35.382816</text:p>
          </table:table-cell>
          <table:table-cell table:number-columns-repeated="10"/>
          <table:table-cell table:formula="of:=VLOOKUP([.I1185];[NE.$F$2:.$Q$160];2;0)" office:value-type="float" office:value="162">
            <text:p>162</text:p>
          </table:table-cell>
          <table:table-cell office:value-type="float" office:value="162">
            <text:p>162</text:p>
          </table:table-cell>
          <table:table-cell table:number-columns-repeated="234"/>
        </table:table-row>
        <table:table-row table:style-name="ro2">
          <table:table-cell office:value-type="float" office:value="1185">
            <text:p>118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US-MOZ-01186</text:p>
          </table:table-cell>
          <table:table-cell office:value-type="float" office:value="1080106">
            <text:p>1080106</text:p>
          </table:table-cell>
          <table:table-cell office:value-type="string">
            <text:p>01080106</text:p>
          </table:table-cell>
          <table:table-cell office:value-type="string">
            <text:p>Balane (Urbano)</text:p>
          </table:table-cell>
          <table:table-cell office:value-type="float" office:value="9">
            <text:p>9</text:p>
          </table:table-cell>
          <table:table-cell office:value-type="string">
            <text:p>NU-044</text:p>
          </table:table-cell>
          <table:table-cell office:value-type="float" office:value="-23.866628">
            <text:p>-23.866628</text:p>
          </table:table-cell>
          <table:table-cell office:value-type="float" office:value="35.383333">
            <text:p>35.383333</text:p>
          </table:table-cell>
          <table:table-cell table:number-columns-repeated="10"/>
          <table:table-cell table:formula="of:=VLOOKUP([.I1186];[NE.$F$2:.$Q$160];2;0)" office:value-type="float" office:value="162">
            <text:p>162</text:p>
          </table:table-cell>
          <table:table-cell office:value-type="float" office:value="162">
            <text:p>162</text:p>
          </table:table-cell>
          <table:table-cell table:number-columns-repeated="234"/>
        </table:table-row>
        <table:table-row table:style-name="ro2">
          <table:table-cell office:value-type="float" office:value="1186">
            <text:p>118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US-MOZ-01187</text:p>
          </table:table-cell>
          <table:table-cell office:value-type="float" office:value="1080100">
            <text:p>1080100</text:p>
          </table:table-cell>
          <table:table-cell office:value-type="string">
            <text:p>01080100</text:p>
          </table:table-cell>
          <table:table-cell office:value-type="string">
            <text:p>Inhambane</text:p>
          </table:table-cell>
          <table:table-cell office:value-type="float" office:value="3">
            <text:p>3</text:p>
          </table:table-cell>
          <table:table-cell office:value-type="string">
            <text:p>NU-044</text:p>
          </table:table-cell>
          <table:table-cell office:value-type="float" office:value="-23.8792">
            <text:p>-23.879200</text:p>
          </table:table-cell>
          <table:table-cell office:value-type="float" office:value="35.4325">
            <text:p>35.432500</text:p>
          </table:table-cell>
          <table:table-cell table:number-columns-repeated="10"/>
          <table:table-cell table:formula="of:=VLOOKUP([.I1187];[NE.$F$2:.$Q$160];2;0)" office:value-type="float" office:value="162">
            <text:p>162</text:p>
          </table:table-cell>
          <table:table-cell office:value-type="float" office:value="162">
            <text:p>162</text:p>
          </table:table-cell>
          <table:table-cell table:number-columns-repeated="234"/>
        </table:table-row>
        <table:table-row table:style-name="ro2">
          <table:table-cell office:value-type="float" office:value="1187">
            <text:p>118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US-MOZ-01188</text:p>
          </table:table-cell>
          <table:table-cell office:value-type="float" office:value="1080111">
            <text:p>1080111</text:p>
          </table:table-cell>
          <table:table-cell office:value-type="string">
            <text:p>01080111</text:p>
          </table:table-cell>
          <table:table-cell office:value-type="string">
            <text:p>Muéle</text:p>
          </table:table-cell>
          <table:table-cell office:value-type="float" office:value="10">
            <text:p>10</text:p>
          </table:table-cell>
          <table:table-cell office:value-type="string">
            <text:p>NU-044</text:p>
          </table:table-cell>
          <table:table-cell office:value-type="float" office:value="-23.866667">
            <text:p>-23.866667</text:p>
          </table:table-cell>
          <table:table-cell office:value-type="float" office:value="35.383333">
            <text:p>35.383333</text:p>
          </table:table-cell>
          <table:table-cell table:number-columns-repeated="10"/>
          <table:table-cell table:formula="of:=VLOOKUP([.I1188];[NE.$F$2:.$Q$160];2;0)" office:value-type="float" office:value="162">
            <text:p>162</text:p>
          </table:table-cell>
          <table:table-cell office:value-type="float" office:value="162">
            <text:p>162</text:p>
          </table:table-cell>
          <table:table-cell table:number-columns-repeated="234"/>
        </table:table-row>
        <table:table-row table:style-name="ro2">
          <table:table-cell office:value-type="float" office:value="1188">
            <text:p>118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US-MOZ-01189</text:p>
          </table:table-cell>
          <table:table-cell office:value-type="float" office:value="1080208">
            <text:p>1080208</text:p>
          </table:table-cell>
          <table:table-cell office:value-type="string">
            <text:p>01080208</text:p>
          </table:table-cell>
          <table:table-cell office:value-type="string">
            <text:p>Tomé</text:p>
          </table:table-cell>
          <table:table-cell office:value-type="float" office:value="12">
            <text:p>12</text:p>
          </table:table-cell>
          <table:table-cell office:value-type="string">
            <text:p>NU-042</text:p>
          </table:table-cell>
          <table:table-cell office:value-type="float" office:value="-22.5419">
            <text:p>-22.541900</text:p>
          </table:table-cell>
          <table:table-cell office:value-type="float" office:value="34.2117">
            <text:p>34.211700</text:p>
          </table:table-cell>
          <table:table-cell table:number-columns-repeated="10"/>
          <table:table-cell table:formula="of:=VLOOKUP([.I1189];[NE.$F$2:.$Q$160];2;0)" office:value-type="float" office:value="159">
            <text:p>159</text:p>
          </table:table-cell>
          <table:table-cell office:value-type="float" office:value="159">
            <text:p>159</text:p>
          </table:table-cell>
          <table:table-cell table:number-columns-repeated="234"/>
        </table:table-row>
        <table:table-row table:style-name="ro2">
          <table:table-cell office:value-type="float" office:value="1189">
            <text:p>118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US-MOZ-01190</text:p>
          </table:table-cell>
          <table:table-cell office:value-type="float" office:value="1080209">
            <text:p>1080209</text:p>
          </table:table-cell>
          <table:table-cell office:value-type="string">
            <text:p>01080209</text:p>
          </table:table-cell>
          <table:table-cell office:value-type="string">
            <text:p>Manhiça</text:p>
          </table:table-cell>
          <table:table-cell office:value-type="float" office:value="12">
            <text:p>12</text:p>
          </table:table-cell>
          <table:table-cell office:value-type="string">
            <text:p>NU-042</text:p>
          </table:table-cell>
          <table:table-cell office:value-type="float" office:value="-23.1253">
            <text:p>-23.125300</text:p>
          </table:table-cell>
          <table:table-cell office:value-type="float" office:value="34.6394">
            <text:p>34.639400</text:p>
          </table:table-cell>
          <table:table-cell table:number-columns-repeated="10"/>
          <table:table-cell table:formula="of:=VLOOKUP([.I1190];[NE.$F$2:.$Q$160];2;0)" office:value-type="float" office:value="159">
            <text:p>159</text:p>
          </table:table-cell>
          <table:table-cell office:value-type="float" office:value="159">
            <text:p>159</text:p>
          </table:table-cell>
          <table:table-cell table:number-columns-repeated="234"/>
        </table:table-row>
        <table:table-row table:style-name="ro2">
          <table:table-cell office:value-type="float" office:value="1190">
            <text:p>119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US-MOZ-01191</text:p>
          </table:table-cell>
          <table:table-cell office:value-type="float" office:value="1080207">
            <text:p>1080207</text:p>
          </table:table-cell>
          <table:table-cell office:value-type="string">
            <text:p>01080207</text:p>
          </table:table-cell>
          <table:table-cell office:value-type="string">
            <text:p>Mavume</text:p>
          </table:table-cell>
          <table:table-cell office:value-type="float" office:value="12">
            <text:p>12</text:p>
          </table:table-cell>
          <table:table-cell office:value-type="string">
            <text:p>NU-042</text:p>
          </table:table-cell>
          <table:table-cell office:value-type="float" office:value="-23.4256">
            <text:p>-23.425600</text:p>
          </table:table-cell>
          <table:table-cell office:value-type="float" office:value="34.4981">
            <text:p>34.498100</text:p>
          </table:table-cell>
          <table:table-cell table:number-columns-repeated="10"/>
          <table:table-cell table:formula="of:=VLOOKUP([.I1191];[NE.$F$2:.$Q$160];2;0)" office:value-type="float" office:value="159">
            <text:p>159</text:p>
          </table:table-cell>
          <table:table-cell office:value-type="float" office:value="159">
            <text:p>159</text:p>
          </table:table-cell>
          <table:table-cell table:number-columns-repeated="234"/>
        </table:table-row>
        <table:table-row table:style-name="ro2">
          <table:table-cell office:value-type="float" office:value="1191">
            <text:p>119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US-MOZ-01192</text:p>
          </table:table-cell>
          <table:table-cell office:value-type="float" office:value="1080206">
            <text:p>1080206</text:p>
          </table:table-cell>
          <table:table-cell office:value-type="string">
            <text:p>01080206</text:p>
          </table:table-cell>
          <table:table-cell office:value-type="string">
            <text:p>Funhalouro</text:p>
          </table:table-cell>
          <table:table-cell office:value-type="float" office:value="11">
            <text:p>11</text:p>
          </table:table-cell>
          <table:table-cell office:value-type="string">
            <text:p>NU-042</text:p>
          </table:table-cell>
          <table:table-cell office:value-type="float" office:value="-23.0914">
            <text:p>-23.091400</text:p>
          </table:table-cell>
          <table:table-cell office:value-type="float" office:value="34.3806">
            <text:p>34.380600</text:p>
          </table:table-cell>
          <table:table-cell table:number-columns-repeated="10"/>
          <table:table-cell table:formula="of:=VLOOKUP([.I1192];[NE.$F$2:.$Q$160];2;0)" office:value-type="float" office:value="159">
            <text:p>159</text:p>
          </table:table-cell>
          <table:table-cell office:value-type="float" office:value="159">
            <text:p>159</text:p>
          </table:table-cell>
          <table:table-cell table:number-columns-repeated="234"/>
        </table:table-row>
        <table:table-row table:style-name="ro2">
          <table:table-cell office:value-type="float" office:value="1192">
            <text:p>119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US-MOZ-01193</text:p>
          </table:table-cell>
          <table:table-cell office:value-type="float" office:value="1080210">
            <text:p>1080210</text:p>
          </table:table-cell>
          <table:table-cell office:value-type="string">
            <text:p>01080210</text:p>
          </table:table-cell>
          <table:table-cell office:value-type="string">
            <text:p>Tsenane</text:p>
          </table:table-cell>
          <table:table-cell office:value-type="float" office:value="12">
            <text:p>12</text:p>
          </table:table-cell>
          <table:table-cell office:value-type="string">
            <text:p>NU-042</text:p>
          </table:table-cell>
          <table:table-cell office:value-type="float" office:value="-23.141776">
            <text:p>-23.141776</text:p>
          </table:table-cell>
          <table:table-cell office:value-type="float" office:value="34.478964">
            <text:p>34.478964</text:p>
          </table:table-cell>
          <table:table-cell table:number-columns-repeated="10"/>
          <table:table-cell table:formula="of:=VLOOKUP([.I1193];[NE.$F$2:.$Q$160];2;0)" office:value-type="float" office:value="159">
            <text:p>159</text:p>
          </table:table-cell>
          <table:table-cell office:value-type="float" office:value="159">
            <text:p>159</text:p>
          </table:table-cell>
          <table:table-cell table:number-columns-repeated="234"/>
        </table:table-row>
        <table:table-row table:style-name="ro2">
          <table:table-cell office:value-type="float" office:value="1193">
            <text:p>119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US-MOZ-01194</text:p>
          </table:table-cell>
          <table:table-cell office:value-type="float" office:value="1080308">
            <text:p>1080308</text:p>
          </table:table-cell>
          <table:table-cell office:value-type="string">
            <text:p>01080308</text:p>
          </table:table-cell>
          <table:table-cell office:value-type="string">
            <text:p>Save</text:p>
          </table:table-cell>
          <table:table-cell office:value-type="float" office:value="12">
            <text:p>12</text:p>
          </table:table-cell>
          <table:table-cell office:value-type="string">
            <text:p>NU-036</text:p>
          </table:table-cell>
          <table:table-cell office:value-type="float" office:value="-21.1492">
            <text:p>-21.149200</text:p>
          </table:table-cell>
          <table:table-cell office:value-type="float" office:value="34.5686">
            <text:p>34.568600</text:p>
          </table:table-cell>
          <table:table-cell table:number-columns-repeated="10"/>
          <table:table-cell table:formula="of:=VLOOKUP([.I1194];[NE.$F$2:.$Q$160];2;0)" office:value-type="float" office:value="160">
            <text:p>160</text:p>
          </table:table-cell>
          <table:table-cell office:value-type="float" office:value="160">
            <text:p>160</text:p>
          </table:table-cell>
          <table:table-cell table:number-columns-repeated="234"/>
        </table:table-row>
        <table:table-row table:style-name="ro2">
          <table:table-cell office:value-type="float" office:value="1194">
            <text:p>119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US-MOZ-01195</text:p>
          </table:table-cell>
          <table:table-cell office:value-type="float" office:value="1080355">
            <text:p>1080355</text:p>
          </table:table-cell>
          <table:table-cell office:value-type="string">
            <text:p>01080355</text:p>
          </table:table-cell>
          <table:table-cell office:value-type="string">
            <text:p>Luido</text:p>
          </table:table-cell>
          <table:table-cell office:value-type="float" office:value="12">
            <text:p>12</text:p>
          </table:table-cell>
          <table:table-cell office:value-type="string">
            <text:p>NU-036</text:p>
          </table:table-cell>
          <table:table-cell office:value-type="float" office:value="-21.4106">
            <text:p>-21.410600</text:p>
          </table:table-cell>
          <table:table-cell office:value-type="float" office:value="34.6436">
            <text:p>34.643600</text:p>
          </table:table-cell>
          <table:table-cell table:number-columns-repeated="10"/>
          <table:table-cell table:formula="of:=VLOOKUP([.I1195];[NE.$F$2:.$Q$160];2;0)" office:value-type="float" office:value="160">
            <text:p>160</text:p>
          </table:table-cell>
          <table:table-cell office:value-type="float" office:value="160">
            <text:p>160</text:p>
          </table:table-cell>
          <table:table-cell table:number-columns-repeated="234"/>
        </table:table-row>
        <table:table-row table:style-name="ro2">
          <table:table-cell office:value-type="float" office:value="1195">
            <text:p>119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US-MOZ-01196</text:p>
          </table:table-cell>
          <table:table-cell office:value-type="float" office:value="1080311">
            <text:p>1080311</text:p>
          </table:table-cell>
          <table:table-cell office:value-type="string">
            <text:p>01080311</text:p>
          </table:table-cell>
          <table:table-cell office:value-type="string">
            <text:p>Maluvane</text:p>
          </table:table-cell>
          <table:table-cell office:value-type="float" office:value="12">
            <text:p>12</text:p>
          </table:table-cell>
          <table:table-cell office:value-type="string">
            <text:p>NU-036</text:p>
          </table:table-cell>
          <table:table-cell office:value-type="float" office:value="-21.1897">
            <text:p>-21.189700</text:p>
          </table:table-cell>
          <table:table-cell office:value-type="float" office:value="34.8467">
            <text:p>34.846700</text:p>
          </table:table-cell>
          <table:table-cell table:number-columns-repeated="10"/>
          <table:table-cell table:formula="of:=VLOOKUP([.I1196];[NE.$F$2:.$Q$160];2;0)" office:value-type="float" office:value="160">
            <text:p>160</text:p>
          </table:table-cell>
          <table:table-cell office:value-type="float" office:value="160">
            <text:p>160</text:p>
          </table:table-cell>
          <table:table-cell table:number-columns-repeated="234"/>
        </table:table-row>
        <table:table-row table:style-name="ro2">
          <table:table-cell office:value-type="float" office:value="1196">
            <text:p>119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US-MOZ-01197</text:p>
          </table:table-cell>
          <table:table-cell office:value-type="float" office:value="1080309">
            <text:p>1080309</text:p>
          </table:table-cell>
          <table:table-cell office:value-type="string">
            <text:p>01080309</text:p>
          </table:table-cell>
          <table:table-cell office:value-type="string">
            <text:p>Nova Mambone</text:p>
          </table:table-cell>
          <table:table-cell office:value-type="float" office:value="10">
            <text:p>10</text:p>
          </table:table-cell>
          <table:table-cell office:value-type="string">
            <text:p>NU-036</text:p>
          </table:table-cell>
          <table:table-cell office:value-type="float" office:value="-21.330155">
            <text:p>-21.330155</text:p>
          </table:table-cell>
          <table:table-cell office:value-type="float" office:value="34.597132">
            <text:p>34.597132</text:p>
          </table:table-cell>
          <table:table-cell table:number-columns-repeated="10"/>
          <table:table-cell table:formula="of:=VLOOKUP([.I1197];[NE.$F$2:.$Q$160];2;0)" office:value-type="float" office:value="160">
            <text:p>160</text:p>
          </table:table-cell>
          <table:table-cell office:value-type="float" office:value="160">
            <text:p>160</text:p>
          </table:table-cell>
          <table:table-cell table:number-columns-repeated="234"/>
        </table:table-row>
        <table:table-row table:style-name="ro2">
          <table:table-cell office:value-type="float" office:value="1197">
            <text:p>119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US-MOZ-01198</text:p>
          </table:table-cell>
          <table:table-cell office:value-type="float" office:value="1080307">
            <text:p>1080307</text:p>
          </table:table-cell>
          <table:table-cell office:value-type="string">
            <text:p>01080307</text:p>
          </table:table-cell>
          <table:table-cell office:value-type="string">
            <text:p>Pande</text:p>
          </table:table-cell>
          <table:table-cell office:value-type="float" office:value="12">
            <text:p>12</text:p>
          </table:table-cell>
          <table:table-cell office:value-type="string">
            <text:p>NU-036</text:p>
          </table:table-cell>
          <table:table-cell office:value-type="float" office:value="-21.3681">
            <text:p>-21.368100</text:p>
          </table:table-cell>
          <table:table-cell office:value-type="float" office:value="34.8647">
            <text:p>34.864700</text:p>
          </table:table-cell>
          <table:table-cell table:number-columns-repeated="10"/>
          <table:table-cell table:formula="of:=VLOOKUP([.I1198];[NE.$F$2:.$Q$160];2;0)" office:value-type="float" office:value="160">
            <text:p>160</text:p>
          </table:table-cell>
          <table:table-cell office:value-type="float" office:value="160">
            <text:p>160</text:p>
          </table:table-cell>
          <table:table-cell table:number-columns-repeated="234"/>
        </table:table-row>
        <table:table-row table:style-name="ro2">
          <table:table-cell office:value-type="float" office:value="1198">
            <text:p>119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US-MOZ-01199</text:p>
          </table:table-cell>
          <table:table-cell office:value-type="float" office:value="1080306">
            <text:p>1080306</text:p>
          </table:table-cell>
          <table:table-cell office:value-type="string">
            <text:p>01080306</text:p>
          </table:table-cell>
          <table:table-cell office:value-type="string">
            <text:p>Doane</text:p>
          </table:table-cell>
          <table:table-cell office:value-type="float" office:value="12">
            <text:p>12</text:p>
          </table:table-cell>
          <table:table-cell office:value-type="string">
            <text:p>NU-036</text:p>
          </table:table-cell>
          <table:table-cell office:value-type="float" office:value="-21.0069">
            <text:p>-21.006900</text:p>
          </table:table-cell>
          <table:table-cell office:value-type="float" office:value="34.9678">
            <text:p>34.967800</text:p>
          </table:table-cell>
          <table:table-cell table:number-columns-repeated="10"/>
          <table:table-cell table:formula="of:=VLOOKUP([.I1199];[NE.$F$2:.$Q$160];2;0)" office:value-type="float" office:value="160">
            <text:p>160</text:p>
          </table:table-cell>
          <table:table-cell office:value-type="float" office:value="160">
            <text:p>160</text:p>
          </table:table-cell>
          <table:table-cell table:number-columns-repeated="234"/>
        </table:table-row>
        <table:table-row table:style-name="ro2">
          <table:table-cell office:value-type="float" office:value="1199">
            <text:p>119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US-MOZ-01200</text:p>
          </table:table-cell>
          <table:table-cell office:value-type="float" office:value="1080310">
            <text:p>1080310</text:p>
          </table:table-cell>
          <table:table-cell office:value-type="string">
            <text:p>01080310</text:p>
          </table:table-cell>
          <table:table-cell office:value-type="string">
            <text:p>Jofane</text:p>
          </table:table-cell>
          <table:table-cell office:value-type="float" office:value="12">
            <text:p>12</text:p>
          </table:table-cell>
          <table:table-cell office:value-type="string">
            <text:p>NU-036</text:p>
          </table:table-cell>
          <table:table-cell office:value-type="float" office:value="-21.3344">
            <text:p>-21.334400</text:p>
          </table:table-cell>
          <table:table-cell office:value-type="float" office:value="34.2825">
            <text:p>34.282500</text:p>
          </table:table-cell>
          <table:table-cell table:number-columns-repeated="10"/>
          <table:table-cell table:formula="of:=VLOOKUP([.I1200];[NE.$F$2:.$Q$160];2;0)" office:value-type="float" office:value="160">
            <text:p>160</text:p>
          </table:table-cell>
          <table:table-cell office:value-type="float" office:value="160">
            <text:p>160</text:p>
          </table:table-cell>
          <table:table-cell table:number-columns-repeated="234"/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US-MOZ-01201</text:p>
          </table:table-cell>
          <table:table-cell office:value-type="float" office:value="1080413">
            <text:p>1080413</text:p>
          </table:table-cell>
          <table:table-cell office:value-type="string">
            <text:p>01080413</text:p>
          </table:table-cell>
          <table:table-cell office:value-type="string">
            <text:p>Benhane</text:p>
          </table:table-cell>
          <table:table-cell office:value-type="float" office:value="13">
            <text:p>13</text:p>
          </table:table-cell>
          <table:table-cell office:value-type="string">
            <text:p>NU-040</text:p>
          </table:table-cell>
          <table:table-cell office:value-type="float" office:value="-23.7025">
            <text:p>-23.702500</text:p>
          </table:table-cell>
          <table:table-cell office:value-type="float" office:value="35.0594">
            <text:p>35.059400</text:p>
          </table:table-cell>
          <table:table-cell table:number-columns-repeated="10"/>
          <table:table-cell table:formula="of:=VLOOKUP([.I1201];[NE.$F$2:.$Q$160];2;0)" office:value-type="float" office:value="161">
            <text:p>161</text:p>
          </table:table-cell>
          <table:table-cell office:value-type="float" office:value="161">
            <text:p>161</text:p>
          </table:table-cell>
          <table:table-cell table:number-columns-repeated="234"/>
        </table:table-row>
        <table:table-row table:style-name="ro2">
          <table:table-cell office:value-type="float" office:value="1201">
            <text:p>120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US-MOZ-01202</text:p>
          </table:table-cell>
          <table:table-cell office:value-type="float" office:value="1080417">
            <text:p>1080417</text:p>
          </table:table-cell>
          <table:table-cell office:value-type="string">
            <text:p>01080417</text:p>
          </table:table-cell>
          <table:table-cell office:value-type="string">
            <text:p>Inhamussua</text:p>
          </table:table-cell>
          <table:table-cell office:value-type="float" office:value="12">
            <text:p>12</text:p>
          </table:table-cell>
          <table:table-cell office:value-type="string">
            <text:p>NU-040</text:p>
          </table:table-cell>
          <table:table-cell office:value-type="float" office:value="-23.8817">
            <text:p>-23.881700</text:p>
          </table:table-cell>
          <table:table-cell office:value-type="float" office:value="35.2292">
            <text:p>35.229200</text:p>
          </table:table-cell>
          <table:table-cell table:number-columns-repeated="10"/>
          <table:table-cell table:formula="of:=VLOOKUP([.I1202];[NE.$F$2:.$Q$160];2;0)" office:value-type="float" office:value="161">
            <text:p>161</text:p>
          </table:table-cell>
          <table:table-cell office:value-type="float" office:value="161">
            <text:p>161</text:p>
          </table:table-cell>
          <table:table-cell table:number-columns-repeated="234"/>
        </table:table-row>
        <table:table-row table:style-name="ro2">
          <table:table-cell office:value-type="float" office:value="1202">
            <text:p>120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US-MOZ-01203</text:p>
          </table:table-cell>
          <table:table-cell office:value-type="float" office:value="1080416">
            <text:p>1080416</text:p>
          </table:table-cell>
          <table:table-cell office:value-type="string">
            <text:p>01080416</text:p>
          </table:table-cell>
          <table:table-cell office:value-type="string">
            <text:p>Maxamale</text:p>
          </table:table-cell>
          <table:table-cell office:value-type="float" office:value="12">
            <text:p>12</text:p>
          </table:table-cell>
          <table:table-cell office:value-type="string">
            <text:p>NU-040</text:p>
          </table:table-cell>
          <table:table-cell office:value-type="float" office:value="-23.9119">
            <text:p>-23.911900</text:p>
          </table:table-cell>
          <table:table-cell office:value-type="float" office:value="35.0317">
            <text:p>35.031700</text:p>
          </table:table-cell>
          <table:table-cell table:number-columns-repeated="10"/>
          <table:table-cell table:formula="of:=VLOOKUP([.I1203];[NE.$F$2:.$Q$160];2;0)" office:value-type="float" office:value="161">
            <text:p>161</text:p>
          </table:table-cell>
          <table:table-cell office:value-type="float" office:value="161">
            <text:p>161</text:p>
          </table:table-cell>
          <table:table-cell table:number-columns-repeated="234"/>
        </table:table-row>
        <table:table-row table:style-name="ro2">
          <table:table-cell office:value-type="float" office:value="1203">
            <text:p>120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US-MOZ-01204</text:p>
          </table:table-cell>
          <table:table-cell office:value-type="float" office:value="1080414">
            <text:p>1080414</text:p>
          </table:table-cell>
          <table:table-cell office:value-type="string">
            <text:p>01080414</text:p>
          </table:table-cell>
          <table:table-cell office:value-type="string">
            <text:p>Madumo</text:p>
          </table:table-cell>
          <table:table-cell office:value-type="float" office:value="13">
            <text:p>13</text:p>
          </table:table-cell>
          <table:table-cell office:value-type="string">
            <text:p>NU-040</text:p>
          </table:table-cell>
          <table:table-cell office:value-type="float" office:value="-24.0989">
            <text:p>-24.098900</text:p>
          </table:table-cell>
          <table:table-cell office:value-type="float" office:value="35.0133">
            <text:p>35.013300</text:p>
          </table:table-cell>
          <table:table-cell table:number-columns-repeated="10"/>
          <table:table-cell table:formula="of:=VLOOKUP([.I1204];[NE.$F$2:.$Q$160];2;0)" office:value-type="float" office:value="161">
            <text:p>161</text:p>
          </table:table-cell>
          <table:table-cell office:value-type="float" office:value="161">
            <text:p>161</text:p>
          </table:table-cell>
          <table:table-cell table:number-columns-repeated="234"/>
        </table:table-row>
        <table:table-row table:style-name="ro2">
          <table:table-cell office:value-type="float" office:value="1204">
            <text:p>120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US-MOZ-01205</text:p>
          </table:table-cell>
          <table:table-cell office:value-type="float" office:value="1080412">
            <text:p>1080412</text:p>
          </table:table-cell>
          <table:table-cell office:value-type="string">
            <text:p>01080412</text:p>
          </table:table-cell>
          <table:table-cell office:value-type="string">
            <text:p>Quengue</text:p>
          </table:table-cell>
          <table:table-cell office:value-type="float" office:value="12">
            <text:p>12</text:p>
          </table:table-cell>
          <table:table-cell office:value-type="string">
            <text:p>NU-040</text:p>
          </table:table-cell>
          <table:table-cell office:value-type="float" office:value="-23.8522">
            <text:p>-23.852200</text:p>
          </table:table-cell>
          <table:table-cell office:value-type="float" office:value="34.9311">
            <text:p>34.931100</text:p>
          </table:table-cell>
          <table:table-cell table:number-columns-repeated="10"/>
          <table:table-cell table:formula="of:=VLOOKUP([.I1205];[NE.$F$2:.$Q$160];2;0)" office:value-type="float" office:value="161">
            <text:p>161</text:p>
          </table:table-cell>
          <table:table-cell office:value-type="float" office:value="161">
            <text:p>161</text:p>
          </table:table-cell>
          <table:table-cell table:number-columns-repeated="234"/>
        </table:table-row>
        <table:table-row table:style-name="ro2">
          <table:table-cell office:value-type="float" office:value="1205">
            <text:p>120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US-MOZ-01206</text:p>
          </table:table-cell>
          <table:table-cell office:value-type="float" office:value="1080411">
            <text:p>1080411</text:p>
          </table:table-cell>
          <table:table-cell office:value-type="string">
            <text:p>01080411</text:p>
          </table:table-cell>
          <table:table-cell office:value-type="string">
            <text:p>Marrengo</text:p>
          </table:table-cell>
          <table:table-cell office:value-type="float" office:value="12">
            <text:p>12</text:p>
          </table:table-cell>
          <table:table-cell office:value-type="string">
            <text:p>NU-040</text:p>
          </table:table-cell>
          <table:table-cell office:value-type="float" office:value="-23.9072">
            <text:p>-23.907200</text:p>
          </table:table-cell>
          <table:table-cell office:value-type="float" office:value="35.1939">
            <text:p>35.193900</text:p>
          </table:table-cell>
          <table:table-cell table:number-columns-repeated="10"/>
          <table:table-cell table:formula="of:=VLOOKUP([.I1206];[NE.$F$2:.$Q$160];2;0)" office:value-type="float" office:value="161">
            <text:p>161</text:p>
          </table:table-cell>
          <table:table-cell office:value-type="float" office:value="161">
            <text:p>161</text:p>
          </table:table-cell>
          <table:table-cell table:number-columns-repeated="234"/>
        </table:table-row>
        <table:table-row table:style-name="ro2">
          <table:table-cell office:value-type="float" office:value="1206">
            <text:p>120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US-MOZ-01207</text:p>
          </table:table-cell>
          <table:table-cell office:value-type="float" office:value="1080410">
            <text:p>1080410</text:p>
          </table:table-cell>
          <table:table-cell office:value-type="string">
            <text:p>01080410</text:p>
          </table:table-cell>
          <table:table-cell office:value-type="string">
            <text:p>Maganda</text:p>
          </table:table-cell>
          <table:table-cell office:value-type="float" office:value="12">
            <text:p>12</text:p>
          </table:table-cell>
          <table:table-cell office:value-type="string">
            <text:p>NU-040</text:p>
          </table:table-cell>
          <table:table-cell office:value-type="float" office:value="-23.730213">
            <text:p>-23.730213</text:p>
          </table:table-cell>
          <table:table-cell office:value-type="float" office:value="34.950658">
            <text:p>34.950658</text:p>
          </table:table-cell>
          <table:table-cell table:number-columns-repeated="10"/>
          <table:table-cell table:formula="of:=VLOOKUP([.I1207];[NE.$F$2:.$Q$160];2;0)" office:value-type="float" office:value="161">
            <text:p>161</text:p>
          </table:table-cell>
          <table:table-cell office:value-type="float" office:value="161">
            <text:p>161</text:p>
          </table:table-cell>
          <table:table-cell table:number-columns-repeated="234"/>
        </table:table-row>
        <table:table-row table:style-name="ro2">
          <table:table-cell office:value-type="float" office:value="1207">
            <text:p>120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US-MOZ-01208</text:p>
          </table:table-cell>
          <table:table-cell office:value-type="float" office:value="1080409">
            <text:p>1080409</text:p>
          </table:table-cell>
          <table:table-cell office:value-type="string">
            <text:p>01080409</text:p>
          </table:table-cell>
          <table:table-cell office:value-type="string">
            <text:p>Maiace</text:p>
          </table:table-cell>
          <table:table-cell office:value-type="float" office:value="12">
            <text:p>12</text:p>
          </table:table-cell>
          <table:table-cell office:value-type="string">
            <text:p>NU-040</text:p>
          </table:table-cell>
          <table:table-cell office:value-type="float" office:value="-24.0436">
            <text:p>-24.043600</text:p>
          </table:table-cell>
          <table:table-cell office:value-type="float" office:value="35.0886">
            <text:p>35.088600</text:p>
          </table:table-cell>
          <table:table-cell table:number-columns-repeated="10"/>
          <table:table-cell table:formula="of:=VLOOKUP([.I1208];[NE.$F$2:.$Q$160];2;0)" office:value-type="float" office:value="161">
            <text:p>161</text:p>
          </table:table-cell>
          <table:table-cell office:value-type="float" office:value="161">
            <text:p>161</text:p>
          </table:table-cell>
          <table:table-cell table:number-columns-repeated="234"/>
        </table:table-row>
        <table:table-row table:style-name="ro2">
          <table:table-cell office:value-type="float" office:value="1208">
            <text:p>120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US-MOZ-01209</text:p>
          </table:table-cell>
          <table:table-cell office:value-type="float" office:value="1080408">
            <text:p>1080408</text:p>
          </table:table-cell>
          <table:table-cell office:value-type="string">
            <text:p>01080408</text:p>
          </table:table-cell>
          <table:table-cell office:value-type="string">
            <text:p>Mafuiane</text:p>
          </table:table-cell>
          <table:table-cell office:value-type="float" office:value="12">
            <text:p>12</text:p>
          </table:table-cell>
          <table:table-cell office:value-type="string">
            <text:p>NU-040</text:p>
          </table:table-cell>
          <table:table-cell office:value-type="float" office:value="-24.0122">
            <text:p>-24.012200</text:p>
          </table:table-cell>
          <table:table-cell office:value-type="float" office:value="35.1633">
            <text:p>35.163300</text:p>
          </table:table-cell>
          <table:table-cell table:number-columns-repeated="10"/>
          <table:table-cell table:formula="of:=VLOOKUP([.I1209];[NE.$F$2:.$Q$160];2;0)" office:value-type="float" office:value="161">
            <text:p>161</text:p>
          </table:table-cell>
          <table:table-cell office:value-type="float" office:value="161">
            <text:p>161</text:p>
          </table:table-cell>
          <table:table-cell table:number-columns-repeated="234"/>
        </table:table-row>
        <table:table-row table:style-name="ro2">
          <table:table-cell office:value-type="float" office:value="1209">
            <text:p>120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US-MOZ-01210</text:p>
          </table:table-cell>
          <table:table-cell office:value-type="float" office:value="1080407">
            <text:p>1080407</text:p>
          </table:table-cell>
          <table:table-cell office:value-type="string">
            <text:p>01080407</text:p>
          </table:table-cell>
          <table:table-cell office:value-type="string">
            <text:p>Chinjinguir</text:p>
          </table:table-cell>
          <table:table-cell office:value-type="float" office:value="12">
            <text:p>12</text:p>
          </table:table-cell>
          <table:table-cell office:value-type="string">
            <text:p>NU-040</text:p>
          </table:table-cell>
          <table:table-cell office:value-type="float" office:value="-23.9225">
            <text:p>-23.922500</text:p>
          </table:table-cell>
          <table:table-cell office:value-type="float" office:value="35.1619">
            <text:p>35.161900</text:p>
          </table:table-cell>
          <table:table-cell table:number-columns-repeated="10"/>
          <table:table-cell table:formula="of:=VLOOKUP([.I1210];[NE.$F$2:.$Q$160];2;0)" office:value-type="float" office:value="161">
            <text:p>161</text:p>
          </table:table-cell>
          <table:table-cell office:value-type="float" office:value="161">
            <text:p>161</text:p>
          </table:table-cell>
          <table:table-cell table:number-columns-repeated="234"/>
        </table:table-row>
        <table:table-row table:style-name="ro2">
          <table:table-cell office:value-type="float" office:value="1210">
            <text:p>12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US-MOZ-01211</text:p>
          </table:table-cell>
          <table:table-cell office:value-type="float" office:value="1080406">
            <text:p>1080406</text:p>
          </table:table-cell>
          <table:table-cell office:value-type="string">
            <text:p>01080406</text:p>
          </table:table-cell>
          <table:table-cell office:value-type="string">
            <text:p>Homoine</text:p>
          </table:table-cell>
          <table:table-cell office:value-type="float" office:value="11">
            <text:p>11</text:p>
          </table:table-cell>
          <table:table-cell office:value-type="string">
            <text:p>NU-040</text:p>
          </table:table-cell>
          <table:table-cell office:value-type="float" office:value="-23.8814">
            <text:p>-23.881400</text:p>
          </table:table-cell>
          <table:table-cell office:value-type="float" office:value="35.1528">
            <text:p>35.152800</text:p>
          </table:table-cell>
          <table:table-cell table:number-columns-repeated="10"/>
          <table:table-cell table:formula="of:=VLOOKUP([.I1211];[NE.$F$2:.$Q$160];2;0)" office:value-type="float" office:value="161">
            <text:p>161</text:p>
          </table:table-cell>
          <table:table-cell office:value-type="float" office:value="161">
            <text:p>161</text:p>
          </table:table-cell>
          <table:table-cell table:number-columns-repeated="234"/>
        </table:table-row>
        <table:table-row table:style-name="ro2">
          <table:table-cell office:value-type="float" office:value="1211">
            <text:p>12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US-MOZ-01212</text:p>
          </table:table-cell>
          <table:table-cell office:value-type="float" office:value="1080415">
            <text:p>1080415</text:p>
          </table:table-cell>
          <table:table-cell office:value-type="string">
            <text:p>01080415</text:p>
          </table:table-cell>
          <table:table-cell office:value-type="string">
            <text:p>Pembe</text:p>
          </table:table-cell>
          <table:table-cell office:value-type="float" office:value="12">
            <text:p>12</text:p>
          </table:table-cell>
          <table:table-cell office:value-type="string">
            <text:p>NU-040</text:p>
          </table:table-cell>
          <table:table-cell office:value-type="float" office:value="-23.7392">
            <text:p>-23.739200</text:p>
          </table:table-cell>
          <table:table-cell office:value-type="float" office:value="34.9769">
            <text:p>34.976900</text:p>
          </table:table-cell>
          <table:table-cell table:number-columns-repeated="10"/>
          <table:table-cell table:formula="of:=VLOOKUP([.I1212];[NE.$F$2:.$Q$160];2;0)" office:value-type="float" office:value="161">
            <text:p>161</text:p>
          </table:table-cell>
          <table:table-cell office:value-type="float" office:value="161">
            <text:p>161</text:p>
          </table:table-cell>
          <table:table-cell table:number-columns-repeated="234"/>
        </table:table-row>
        <table:table-row table:style-name="ro2">
          <table:table-cell office:value-type="float" office:value="1212">
            <text:p>12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US-MOZ-01213</text:p>
          </table:table-cell>
          <table:table-cell office:value-type="float" office:value="1080405">
            <text:p>1080405</text:p>
          </table:table-cell>
          <table:table-cell office:value-type="string">
            <text:p>01080405</text:p>
          </table:table-cell>
          <table:table-cell office:value-type="string">
            <text:p>Inhamangua</text:p>
          </table:table-cell>
          <table:table-cell office:value-type="float" office:value="12">
            <text:p>12</text:p>
          </table:table-cell>
          <table:table-cell office:value-type="string">
            <text:p>NU-040</text:p>
          </table:table-cell>
          <table:table-cell office:value-type="float" office:value="-23.89141">
            <text:p>-23.891410</text:p>
          </table:table-cell>
          <table:table-cell office:value-type="float" office:value="35.108168">
            <text:p>35.108168</text:p>
          </table:table-cell>
          <table:table-cell table:number-columns-repeated="10"/>
          <table:table-cell table:formula="of:=VLOOKUP([.I1213];[NE.$F$2:.$Q$160];2;0)" office:value-type="float" office:value="161">
            <text:p>161</text:p>
          </table:table-cell>
          <table:table-cell office:value-type="float" office:value="161">
            <text:p>161</text:p>
          </table:table-cell>
          <table:table-cell table:number-columns-repeated="234"/>
        </table:table-row>
        <table:table-row table:style-name="ro2">
          <table:table-cell office:value-type="float" office:value="1213">
            <text:p>12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US-MOZ-01214</text:p>
          </table:table-cell>
          <table:table-cell office:value-type="float" office:value="1080505">
            <text:p>1080505</text:p>
          </table:table-cell>
          <table:table-cell office:value-type="string">
            <text:p>01080505</text:p>
          </table:table-cell>
          <table:table-cell office:value-type="string">
            <text:p>Nhapadiane</text:p>
          </table:table-cell>
          <table:table-cell office:value-type="float" office:value="12">
            <text:p>12</text:p>
          </table:table-cell>
          <table:table-cell office:value-type="string">
            <text:p>NU-041</text:p>
          </table:table-cell>
          <table:table-cell office:value-type="float" office:value="-24.476933">
            <text:p>-24.476933</text:p>
          </table:table-cell>
          <table:table-cell office:value-type="float" office:value="35.030278">
            <text:p>35.030278</text:p>
          </table:table-cell>
          <table:table-cell table:number-columns-repeated="10"/>
          <table:table-cell table:formula="of:=VLOOKUP([.I1214];[NE.$F$2:.$Q$160];2;0)" office:value-type="float" office:value="163">
            <text:p>163</text:p>
          </table:table-cell>
          <table:table-cell office:value-type="float" office:value="163">
            <text:p>163</text:p>
          </table:table-cell>
          <table:table-cell table:number-columns-repeated="234"/>
        </table:table-row>
        <table:table-row table:style-name="ro2">
          <table:table-cell office:value-type="float" office:value="1214">
            <text:p>12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US-MOZ-01215</text:p>
          </table:table-cell>
          <table:table-cell office:value-type="float" office:value="1080512">
            <text:p>1080512</text:p>
          </table:table-cell>
          <table:table-cell office:value-type="string">
            <text:p>01080512</text:p>
          </table:table-cell>
          <table:table-cell office:value-type="string">
            <text:p>Coguno</text:p>
          </table:table-cell>
          <table:table-cell office:value-type="float" office:value="13">
            <text:p>13</text:p>
          </table:table-cell>
          <table:table-cell office:value-type="string">
            <text:p>NU-041</text:p>
          </table:table-cell>
          <table:table-cell office:value-type="float" office:value="-24.3914">
            <text:p>-24.391400</text:p>
          </table:table-cell>
          <table:table-cell office:value-type="float" office:value="34.5503">
            <text:p>34.550300</text:p>
          </table:table-cell>
          <table:table-cell table:number-columns-repeated="10"/>
          <table:table-cell table:formula="of:=VLOOKUP([.I1215];[NE.$F$2:.$Q$160];2;0)" office:value-type="float" office:value="163">
            <text:p>163</text:p>
          </table:table-cell>
          <table:table-cell office:value-type="float" office:value="163">
            <text:p>163</text:p>
          </table:table-cell>
          <table:table-cell table:number-columns-repeated="234"/>
        </table:table-row>
        <table:table-row table:style-name="ro2">
          <table:table-cell office:value-type="float" office:value="1215">
            <text:p>121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US-MOZ-01216</text:p>
          </table:table-cell>
          <table:table-cell office:value-type="float" office:value="1080511">
            <text:p>1080511</text:p>
          </table:table-cell>
          <table:table-cell office:value-type="string">
            <text:p>01080511</text:p>
          </table:table-cell>
          <table:table-cell office:value-type="string">
            <text:p>Mocumbi</text:p>
          </table:table-cell>
          <table:table-cell office:value-type="float" office:value="12">
            <text:p>12</text:p>
          </table:table-cell>
          <table:table-cell office:value-type="string">
            <text:p>NU-041</text:p>
          </table:table-cell>
          <table:table-cell office:value-type="float" office:value="-24.5333">
            <text:p>-24.533300</text:p>
          </table:table-cell>
          <table:table-cell office:value-type="float" office:value="34.7736">
            <text:p>34.773600</text:p>
          </table:table-cell>
          <table:table-cell table:number-columns-repeated="10"/>
          <table:table-cell table:formula="of:=VLOOKUP([.I1216];[NE.$F$2:.$Q$160];2;0)" office:value-type="float" office:value="163">
            <text:p>163</text:p>
          </table:table-cell>
          <table:table-cell office:value-type="float" office:value="163">
            <text:p>163</text:p>
          </table:table-cell>
          <table:table-cell table:number-columns-repeated="234"/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US-MOZ-01217</text:p>
          </table:table-cell>
          <table:table-cell office:value-type="float" office:value="1080510">
            <text:p>1080510</text:p>
          </table:table-cell>
          <table:table-cell office:value-type="string">
            <text:p>01080510</text:p>
          </table:table-cell>
          <table:table-cell office:value-type="string">
            <text:p>Mejoôte</text:p>
          </table:table-cell>
          <table:table-cell office:value-type="float" office:value="12">
            <text:p>12</text:p>
          </table:table-cell>
          <table:table-cell office:value-type="string">
            <text:p>NU-041</text:p>
          </table:table-cell>
          <table:table-cell office:value-type="float" office:value="-24.4933">
            <text:p>-24.493300</text:p>
          </table:table-cell>
          <table:table-cell office:value-type="float" office:value="34.6478">
            <text:p>34.647800</text:p>
          </table:table-cell>
          <table:table-cell table:number-columns-repeated="10"/>
          <table:table-cell table:formula="of:=VLOOKUP([.I1217];[NE.$F$2:.$Q$160];2;0)" office:value-type="float" office:value="163">
            <text:p>163</text:p>
          </table:table-cell>
          <table:table-cell office:value-type="float" office:value="163">
            <text:p>163</text:p>
          </table:table-cell>
          <table:table-cell table:number-columns-repeated="234"/>
        </table:table-row>
        <table:table-row table:style-name="ro2">
          <table:table-cell office:value-type="float" office:value="1217">
            <text:p>121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US-MOZ-01218</text:p>
          </table:table-cell>
          <table:table-cell office:value-type="float" office:value="1080509">
            <text:p>1080509</text:p>
          </table:table-cell>
          <table:table-cell office:value-type="string">
            <text:p>01080509</text:p>
          </table:table-cell>
          <table:table-cell office:value-type="string">
            <text:p>Inharrime</text:p>
          </table:table-cell>
          <table:table-cell office:value-type="float" office:value="11">
            <text:p>11</text:p>
          </table:table-cell>
          <table:table-cell office:value-type="string">
            <text:p>NU-041</text:p>
          </table:table-cell>
          <table:table-cell office:value-type="float" office:value="-24.4761">
            <text:p>-24.476100</text:p>
          </table:table-cell>
          <table:table-cell office:value-type="float" office:value="35.0175">
            <text:p>35.017500</text:p>
          </table:table-cell>
          <table:table-cell table:number-columns-repeated="10"/>
          <table:table-cell table:formula="of:=VLOOKUP([.I1218];[NE.$F$2:.$Q$160];2;0)" office:value-type="float" office:value="163">
            <text:p>163</text:p>
          </table:table-cell>
          <table:table-cell office:value-type="float" office:value="163">
            <text:p>163</text:p>
          </table:table-cell>
          <table:table-cell table:number-columns-repeated="234"/>
        </table:table-row>
        <table:table-row table:style-name="ro2">
          <table:table-cell office:value-type="float" office:value="1218">
            <text:p>12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US-MOZ-01219</text:p>
          </table:table-cell>
          <table:table-cell office:value-type="float" office:value="1080508">
            <text:p>1080508</text:p>
          </table:table-cell>
          <table:table-cell office:value-type="string">
            <text:p>01080508</text:p>
          </table:table-cell>
          <table:table-cell office:value-type="string">
            <text:p>Inhamachafo</text:p>
          </table:table-cell>
          <table:table-cell office:value-type="float" office:value="13">
            <text:p>13</text:p>
          </table:table-cell>
          <table:table-cell office:value-type="string">
            <text:p>NU-041</text:p>
          </table:table-cell>
          <table:table-cell office:value-type="float" office:value="-24.4614">
            <text:p>-24.461400</text:p>
          </table:table-cell>
          <table:table-cell office:value-type="float" office:value="34.9828">
            <text:p>34.982800</text:p>
          </table:table-cell>
          <table:table-cell table:number-columns-repeated="10"/>
          <table:table-cell table:formula="of:=VLOOKUP([.I1219];[NE.$F$2:.$Q$160];2;0)" office:value-type="float" office:value="163">
            <text:p>163</text:p>
          </table:table-cell>
          <table:table-cell office:value-type="float" office:value="163">
            <text:p>163</text:p>
          </table:table-cell>
          <table:table-cell table:number-columns-repeated="234"/>
        </table:table-row>
        <table:table-row table:style-name="ro2">
          <table:table-cell office:value-type="float" office:value="1219">
            <text:p>121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US-MOZ-01220</text:p>
          </table:table-cell>
          <table:table-cell office:value-type="float" office:value="1080506">
            <text:p>1080506</text:p>
          </table:table-cell>
          <table:table-cell office:value-type="string">
            <text:p>01080506</text:p>
          </table:table-cell>
          <table:table-cell office:value-type="string">
            <text:p>Chacane</text:p>
          </table:table-cell>
          <table:table-cell office:value-type="float" office:value="12">
            <text:p>12</text:p>
          </table:table-cell>
          <table:table-cell office:value-type="string">
            <text:p>NU-041</text:p>
          </table:table-cell>
          <table:table-cell office:value-type="float" office:value="-24.3228">
            <text:p>-24.322800</text:p>
          </table:table-cell>
          <table:table-cell office:value-type="float" office:value="34.915">
            <text:p>34.915000</text:p>
          </table:table-cell>
          <table:table-cell table:number-columns-repeated="10"/>
          <table:table-cell table:formula="of:=VLOOKUP([.I1220];[NE.$F$2:.$Q$160];2;0)" office:value-type="float" office:value="163">
            <text:p>163</text:p>
          </table:table-cell>
          <table:table-cell office:value-type="float" office:value="163">
            <text:p>163</text:p>
          </table:table-cell>
          <table:table-cell table:number-columns-repeated="234"/>
        </table:table-row>
        <table:table-row table:style-name="ro2">
          <table:table-cell office:value-type="float" office:value="1220">
            <text:p>122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US-MOZ-01221</text:p>
          </table:table-cell>
          <table:table-cell office:value-type="float" office:value="1080507">
            <text:p>1080507</text:p>
          </table:table-cell>
          <table:table-cell office:value-type="string">
            <text:p>01080507</text:p>
          </table:table-cell>
          <table:table-cell office:value-type="string">
            <text:p>Chongola</text:p>
          </table:table-cell>
          <table:table-cell office:value-type="float" office:value="12">
            <text:p>12</text:p>
          </table:table-cell>
          <table:table-cell office:value-type="string">
            <text:p>NU-041</text:p>
          </table:table-cell>
          <table:table-cell office:value-type="float" office:value="-24.4022">
            <text:p>-24.402200</text:p>
          </table:table-cell>
          <table:table-cell office:value-type="float" office:value="35.1344">
            <text:p>35.134400</text:p>
          </table:table-cell>
          <table:table-cell table:number-columns-repeated="10"/>
          <table:table-cell table:formula="of:=VLOOKUP([.I1221];[NE.$F$2:.$Q$160];2;0)" office:value-type="float" office:value="163">
            <text:p>163</text:p>
          </table:table-cell>
          <table:table-cell office:value-type="float" office:value="163">
            <text:p>163</text:p>
          </table:table-cell>
          <table:table-cell table:number-columns-repeated="234"/>
        </table:table-row>
        <table:table-row table:style-name="ro2">
          <table:table-cell office:value-type="float" office:value="1221">
            <text:p>122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US-MOZ-01222</text:p>
          </table:table-cell>
          <table:table-cell office:value-type="float" office:value="1080504">
            <text:p>1080504</text:p>
          </table:table-cell>
          <table:table-cell office:value-type="string">
            <text:p>01080504</text:p>
          </table:table-cell>
          <table:table-cell office:value-type="string">
            <text:p>Sihane</text:p>
          </table:table-cell>
          <table:table-cell office:value-type="float" office:value="12">
            <text:p>12</text:p>
          </table:table-cell>
          <table:table-cell office:value-type="string">
            <text:p>NU-041</text:p>
          </table:table-cell>
          <table:table-cell office:value-type="float" office:value="-24.476944">
            <text:p>-24.476944</text:p>
          </table:table-cell>
          <table:table-cell office:value-type="float" office:value="35.030278">
            <text:p>35.030278</text:p>
          </table:table-cell>
          <table:table-cell table:number-columns-repeated="10"/>
          <table:table-cell table:formula="of:=VLOOKUP([.I1222];[NE.$F$2:.$Q$160];2;0)" office:value-type="float" office:value="163">
            <text:p>163</text:p>
          </table:table-cell>
          <table:table-cell office:value-type="float" office:value="163">
            <text:p>163</text:p>
          </table:table-cell>
          <table:table-cell table:number-columns-repeated="234"/>
        </table:table-row>
        <table:table-row table:style-name="ro2">
          <table:table-cell office:value-type="float" office:value="1222">
            <text:p>122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US-MOZ-01223</text:p>
          </table:table-cell>
          <table:table-cell office:value-type="float" office:value="1080503">
            <text:p>1080503</text:p>
          </table:table-cell>
          <table:table-cell office:value-type="string">
            <text:p>01080503</text:p>
          </table:table-cell>
          <table:table-cell office:value-type="string">
            <text:p>Mafassane</text:p>
          </table:table-cell>
          <table:table-cell office:value-type="float" office:value="13">
            <text:p>13</text:p>
          </table:table-cell>
          <table:table-cell office:value-type="string">
            <text:p>NU-041</text:p>
          </table:table-cell>
          <table:table-cell office:value-type="float" office:value="-24.476953">
            <text:p>-24.476953</text:p>
          </table:table-cell>
          <table:table-cell office:value-type="float" office:value="35.030278">
            <text:p>35.030278</text:p>
          </table:table-cell>
          <table:table-cell table:number-columns-repeated="10"/>
          <table:table-cell table:formula="of:=VLOOKUP([.I1223];[NE.$F$2:.$Q$160];2;0)" office:value-type="float" office:value="163">
            <text:p>163</text:p>
          </table:table-cell>
          <table:table-cell office:value-type="float" office:value="163">
            <text:p>163</text:p>
          </table:table-cell>
          <table:table-cell table:number-columns-repeated="234"/>
        </table:table-row>
        <table:table-row table:style-name="ro2">
          <table:table-cell office:value-type="float" office:value="1223">
            <text:p>122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US-MOZ-01224</text:p>
          </table:table-cell>
          <table:table-cell office:value-type="float" office:value="1080606">
            <text:p>1080606</text:p>
          </table:table-cell>
          <table:table-cell office:value-type="string">
            <text:p>01080606</text:p>
          </table:table-cell>
          <table:table-cell office:value-type="string">
            <text:p>Inhassoro</text:p>
          </table:table-cell>
          <table:table-cell office:value-type="float" office:value="11">
            <text:p>11</text:p>
          </table:table-cell>
          <table:table-cell office:value-type="string">
            <text:p>NU-039</text:p>
          </table:table-cell>
          <table:table-cell office:value-type="float" office:value="-21.5392">
            <text:p>-21.539200</text:p>
          </table:table-cell>
          <table:table-cell office:value-type="float" office:value="35.1886">
            <text:p>35.188600</text:p>
          </table:table-cell>
          <table:table-cell table:number-columns-repeated="10"/>
          <table:table-cell table:formula="of:=VLOOKUP([.I1224];[NE.$F$2:.$Q$160];2;0)" office:value-type="float" office:value="164">
            <text:p>164</text:p>
          </table:table-cell>
          <table:table-cell office:value-type="float" office:value="164">
            <text:p>164</text:p>
          </table:table-cell>
          <table:table-cell table:number-columns-repeated="234"/>
        </table:table-row>
        <table:table-row table:style-name="ro2">
          <table:table-cell office:value-type="float" office:value="1224">
            <text:p>122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US-MOZ-01225</text:p>
          </table:table-cell>
          <table:table-cell office:value-type="float" office:value="1080607">
            <text:p>1080607</text:p>
          </table:table-cell>
          <table:table-cell office:value-type="string">
            <text:p>01080607</text:p>
          </table:table-cell>
          <table:table-cell office:value-type="string">
            <text:p>Macovane</text:p>
          </table:table-cell>
          <table:table-cell office:value-type="float" office:value="12">
            <text:p>12</text:p>
          </table:table-cell>
          <table:table-cell office:value-type="string">
            <text:p>NU-039</text:p>
          </table:table-cell>
          <table:table-cell office:value-type="float" office:value="-21.4892">
            <text:p>-21.489200</text:p>
          </table:table-cell>
          <table:table-cell office:value-type="float" office:value="35.0556">
            <text:p>35.055600</text:p>
          </table:table-cell>
          <table:table-cell table:number-columns-repeated="10"/>
          <table:table-cell table:formula="of:=VLOOKUP([.I1225];[NE.$F$2:.$Q$160];2;0)" office:value-type="float" office:value="164">
            <text:p>164</text:p>
          </table:table-cell>
          <table:table-cell office:value-type="float" office:value="164">
            <text:p>164</text:p>
          </table:table-cell>
          <table:table-cell table:number-columns-repeated="234"/>
        </table:table-row>
        <table:table-row table:style-name="ro2">
          <table:table-cell office:value-type="float" office:value="1225">
            <text:p>122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US-MOZ-01226</text:p>
          </table:table-cell>
          <table:table-cell office:value-type="float" office:value="1080609">
            <text:p>1080609</text:p>
          </table:table-cell>
          <table:table-cell office:value-type="string">
            <text:p>01080609</text:p>
          </table:table-cell>
          <table:table-cell office:value-type="string">
            <text:p>Bazaruto</text:p>
          </table:table-cell>
          <table:table-cell office:value-type="float" office:value="12">
            <text:p>12</text:p>
          </table:table-cell>
          <table:table-cell office:value-type="string">
            <text:p>NU-039</text:p>
          </table:table-cell>
          <table:table-cell office:value-type="float" office:value="-21.6642">
            <text:p>-21.664200</text:p>
          </table:table-cell>
          <table:table-cell office:value-type="float" office:value="35.4389">
            <text:p>35.438900</text:p>
          </table:table-cell>
          <table:table-cell table:number-columns-repeated="10"/>
          <table:table-cell table:formula="of:=VLOOKUP([.I1226];[NE.$F$2:.$Q$160];2;0)" office:value-type="float" office:value="164">
            <text:p>164</text:p>
          </table:table-cell>
          <table:table-cell office:value-type="float" office:value="164">
            <text:p>164</text:p>
          </table:table-cell>
          <table:table-cell table:number-columns-repeated="234"/>
        </table:table-row>
        <table:table-row table:style-name="ro2">
          <table:table-cell office:value-type="float" office:value="1226">
            <text:p>122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US-MOZ-01227</text:p>
          </table:table-cell>
          <table:table-cell office:value-type="float" office:value="1080610">
            <text:p>1080610</text:p>
          </table:table-cell>
          <table:table-cell office:value-type="string">
            <text:p>01080610</text:p>
          </table:table-cell>
          <table:table-cell office:value-type="string">
            <text:p>Mangungumete</text:p>
          </table:table-cell>
          <table:table-cell office:value-type="float" office:value="11">
            <text:p>11</text:p>
          </table:table-cell>
          <table:table-cell office:value-type="string">
            <text:p>NU-039</text:p>
          </table:table-cell>
          <table:table-cell office:value-type="float" office:value="-21.7175">
            <text:p>-21.717500</text:p>
          </table:table-cell>
          <table:table-cell office:value-type="float" office:value="35.0947">
            <text:p>35.094700</text:p>
          </table:table-cell>
          <table:table-cell table:number-columns-repeated="10"/>
          <table:table-cell table:formula="of:=VLOOKUP([.I1227];[NE.$F$2:.$Q$160];2;0)" office:value-type="float" office:value="164">
            <text:p>164</text:p>
          </table:table-cell>
          <table:table-cell office:value-type="float" office:value="164">
            <text:p>164</text:p>
          </table:table-cell>
          <table:table-cell table:number-columns-repeated="234"/>
        </table:table-row>
        <table:table-row table:style-name="ro2">
          <table:table-cell office:value-type="float" office:value="1227">
            <text:p>122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US-MOZ-01228</text:p>
          </table:table-cell>
          <table:table-cell office:value-type="float" office:value="1080611">
            <text:p>1080611</text:p>
          </table:table-cell>
          <table:table-cell office:value-type="string">
            <text:p>01080611</text:p>
          </table:table-cell>
          <table:table-cell office:value-type="string">
            <text:p>Cometela</text:p>
          </table:table-cell>
          <table:table-cell office:value-type="float" office:value="12">
            <text:p>12</text:p>
          </table:table-cell>
          <table:table-cell office:value-type="string">
            <text:p>NU-039</text:p>
          </table:table-cell>
          <table:table-cell office:value-type="float" office:value="-21.532884">
            <text:p>-21.532884</text:p>
          </table:table-cell>
          <table:table-cell office:value-type="float" office:value="35.19917">
            <text:p>35.199170</text:p>
          </table:table-cell>
          <table:table-cell table:number-columns-repeated="10"/>
          <table:table-cell table:formula="of:=VLOOKUP([.I1228];[NE.$F$2:.$Q$160];2;0)" office:value-type="float" office:value="164">
            <text:p>164</text:p>
          </table:table-cell>
          <table:table-cell office:value-type="float" office:value="164">
            <text:p>164</text:p>
          </table:table-cell>
          <table:table-cell table:number-columns-repeated="234"/>
        </table:table-row>
        <table:table-row table:style-name="ro2">
          <table:table-cell office:value-type="float" office:value="1228">
            <text:p>122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US-MOZ-01229</text:p>
          </table:table-cell>
          <table:table-cell office:value-type="float" office:value="1080612">
            <text:p>1080612</text:p>
          </table:table-cell>
          <table:table-cell office:value-type="string">
            <text:p>01080612</text:p>
          </table:table-cell>
          <table:table-cell office:value-type="string">
            <text:p>Nhapele</text:p>
          </table:table-cell>
          <table:table-cell office:value-type="float" office:value="12">
            <text:p>12</text:p>
          </table:table-cell>
          <table:table-cell office:value-type="string">
            <text:p>NU-039</text:p>
          </table:table-cell>
          <table:table-cell office:value-type="float" office:value="-21.533333">
            <text:p>-21.533333</text:p>
          </table:table-cell>
          <table:table-cell office:value-type="float" office:value="35.2">
            <text:p>35.200000</text:p>
          </table:table-cell>
          <table:table-cell table:number-columns-repeated="10"/>
          <table:table-cell table:formula="of:=VLOOKUP([.I1229];[NE.$F$2:.$Q$160];2;0)" office:value-type="float" office:value="164">
            <text:p>164</text:p>
          </table:table-cell>
          <table:table-cell office:value-type="float" office:value="164">
            <text:p>164</text:p>
          </table:table-cell>
          <table:table-cell table:number-columns-repeated="234"/>
        </table:table-row>
        <table:table-row table:style-name="ro2">
          <table:table-cell office:value-type="float" office:value="1229">
            <text:p>122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US-MOZ-01230</text:p>
          </table:table-cell>
          <table:table-cell office:value-type="float" office:value="1080705">
            <text:p>1080705</text:p>
          </table:table-cell>
          <table:table-cell office:value-type="string">
            <text:p>01080705</text:p>
          </table:table-cell>
          <table:table-cell office:value-type="string">
            <text:p>Ligogo</text:p>
          </table:table-cell>
          <table:table-cell office:value-type="float" office:value="12">
            <text:p>12</text:p>
          </table:table-cell>
          <table:table-cell office:value-type="string">
            <text:p>NU-038</text:p>
          </table:table-cell>
          <table:table-cell office:value-type="float" office:value="-24.242404">
            <text:p>-24.242404</text:p>
          </table:table-cell>
          <table:table-cell office:value-type="float" office:value="35.321912">
            <text:p>35.321912</text:p>
          </table:table-cell>
          <table:table-cell table:number-columns-repeated="10"/>
          <table:table-cell table:formula="of:=VLOOKUP([.I1230];[NE.$F$2:.$Q$160];2;0)" office:value-type="float" office:value="165">
            <text:p>165</text:p>
          </table:table-cell>
          <table:table-cell office:value-type="float" office:value="165">
            <text:p>165</text:p>
          </table:table-cell>
          <table:table-cell table:number-columns-repeated="234"/>
        </table:table-row>
        <table:table-row table:style-name="ro2">
          <table:table-cell office:value-type="float" office:value="1230">
            <text:p>123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US-MOZ-01231</text:p>
          </table:table-cell>
          <table:table-cell office:value-type="float" office:value="1080706">
            <text:p>1080706</text:p>
          </table:table-cell>
          <table:table-cell office:value-type="string">
            <text:p>01080706</text:p>
          </table:table-cell>
          <table:table-cell office:value-type="string">
            <text:p>Cumbana</text:p>
          </table:table-cell>
          <table:table-cell office:value-type="float" office:value="12">
            <text:p>12</text:p>
          </table:table-cell>
          <table:table-cell office:value-type="string">
            <text:p>NU-038</text:p>
          </table:table-cell>
          <table:table-cell office:value-type="float" office:value="-24.1447">
            <text:p>-24.144700</text:p>
          </table:table-cell>
          <table:table-cell office:value-type="float" office:value="35.2175">
            <text:p>35.217500</text:p>
          </table:table-cell>
          <table:table-cell table:number-columns-repeated="10"/>
          <table:table-cell table:formula="of:=VLOOKUP([.I1231];[NE.$F$2:.$Q$160];2;0)" office:value-type="float" office:value="165">
            <text:p>165</text:p>
          </table:table-cell>
          <table:table-cell office:value-type="float" office:value="165">
            <text:p>165</text:p>
          </table:table-cell>
          <table:table-cell table:number-columns-repeated="234"/>
        </table:table-row>
        <table:table-row table:style-name="ro2">
          <table:table-cell office:value-type="float" office:value="1231">
            <text:p>123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US-MOZ-01232</text:p>
          </table:table-cell>
          <table:table-cell office:value-type="float" office:value="1080707">
            <text:p>1080707</text:p>
          </table:table-cell>
          <table:table-cell office:value-type="string">
            <text:p>01080707</text:p>
          </table:table-cell>
          <table:table-cell office:value-type="string">
            <text:p>Jangamo</text:p>
          </table:table-cell>
          <table:table-cell office:value-type="float" office:value="11">
            <text:p>11</text:p>
          </table:table-cell>
          <table:table-cell office:value-type="string">
            <text:p>NU-038</text:p>
          </table:table-cell>
          <table:table-cell office:value-type="float" office:value="-24.1108">
            <text:p>-24.110800</text:p>
          </table:table-cell>
          <table:table-cell office:value-type="float" office:value="35.3172">
            <text:p>35.317200</text:p>
          </table:table-cell>
          <table:table-cell table:number-columns-repeated="10"/>
          <table:table-cell table:formula="of:=VLOOKUP([.I1232];[NE.$F$2:.$Q$160];2;0)" office:value-type="float" office:value="165">
            <text:p>165</text:p>
          </table:table-cell>
          <table:table-cell office:value-type="float" office:value="165">
            <text:p>165</text:p>
          </table:table-cell>
          <table:table-cell table:number-columns-repeated="234"/>
        </table:table-row>
        <table:table-row table:style-name="ro2">
          <table:table-cell office:value-type="float" office:value="1232">
            <text:p>123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US-MOZ-01233</text:p>
          </table:table-cell>
          <table:table-cell office:value-type="float" office:value="1080708">
            <text:p>1080708</text:p>
          </table:table-cell>
          <table:table-cell office:value-type="string">
            <text:p>01080708</text:p>
          </table:table-cell>
          <table:table-cell office:value-type="string">
            <text:p>Mutamba</text:p>
          </table:table-cell>
          <table:table-cell office:value-type="float" office:value="12">
            <text:p>12</text:p>
          </table:table-cell>
          <table:table-cell office:value-type="string">
            <text:p>NU-038</text:p>
          </table:table-cell>
          <table:table-cell office:value-type="float" office:value="-24.0517">
            <text:p>-24.051700</text:p>
          </table:table-cell>
          <table:table-cell office:value-type="float" office:value="35.3222">
            <text:p>35.322200</text:p>
          </table:table-cell>
          <table:table-cell table:number-columns-repeated="10"/>
          <table:table-cell table:formula="of:=VLOOKUP([.I1233];[NE.$F$2:.$Q$160];2;0)" office:value-type="float" office:value="165">
            <text:p>165</text:p>
          </table:table-cell>
          <table:table-cell office:value-type="float" office:value="165">
            <text:p>165</text:p>
          </table:table-cell>
          <table:table-cell table:number-columns-repeated="234"/>
        </table:table-row>
        <table:table-row table:style-name="ro2">
          <table:table-cell office:value-type="float" office:value="1233">
            <text:p>123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US-MOZ-01234</text:p>
          </table:table-cell>
          <table:table-cell office:value-type="float" office:value="1080710">
            <text:p>1080710</text:p>
          </table:table-cell>
          <table:table-cell office:value-type="string">
            <text:p>01080710</text:p>
          </table:table-cell>
          <table:table-cell office:value-type="string">
            <text:p>Nhancoja</text:p>
          </table:table-cell>
          <table:table-cell office:value-type="float" office:value="12">
            <text:p>12</text:p>
          </table:table-cell>
          <table:table-cell office:value-type="string">
            <text:p>NU-038</text:p>
          </table:table-cell>
          <table:table-cell office:value-type="float" office:value="-24.3025">
            <text:p>-24.302500</text:p>
          </table:table-cell>
          <table:table-cell office:value-type="float" office:value="35.1139">
            <text:p>35.113900</text:p>
          </table:table-cell>
          <table:table-cell table:number-columns-repeated="10"/>
          <table:table-cell table:formula="of:=VLOOKUP([.I1234];[NE.$F$2:.$Q$160];2;0)" office:value-type="float" office:value="165">
            <text:p>165</text:p>
          </table:table-cell>
          <table:table-cell office:value-type="float" office:value="165">
            <text:p>165</text:p>
          </table:table-cell>
          <table:table-cell table:number-columns-repeated="234"/>
        </table:table-row>
        <table:table-row table:style-name="ro2">
          <table:table-cell office:value-type="float" office:value="1234">
            <text:p>123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US-MOZ-01235</text:p>
          </table:table-cell>
          <table:table-cell office:value-type="float" office:value="1080709">
            <text:p>1080709</text:p>
          </table:table-cell>
          <table:table-cell office:value-type="string">
            <text:p>01080709</text:p>
          </table:table-cell>
          <table:table-cell office:value-type="string">
            <text:p>Ravene</text:p>
          </table:table-cell>
          <table:table-cell office:value-type="float" office:value="12">
            <text:p>12</text:p>
          </table:table-cell>
          <table:table-cell office:value-type="string">
            <text:p>NU-038</text:p>
          </table:table-cell>
          <table:table-cell office:value-type="float" office:value="-24.2653">
            <text:p>-24.265300</text:p>
          </table:table-cell>
          <table:table-cell office:value-type="float" office:value="35.2372">
            <text:p>35.237200</text:p>
          </table:table-cell>
          <table:table-cell table:number-columns-repeated="10"/>
          <table:table-cell table:formula="of:=VLOOKUP([.I1235];[NE.$F$2:.$Q$160];2;0)" office:value-type="float" office:value="165">
            <text:p>165</text:p>
          </table:table-cell>
          <table:table-cell office:value-type="float" office:value="165">
            <text:p>165</text:p>
          </table:table-cell>
          <table:table-cell table:number-columns-repeated="234"/>
        </table:table-row>
        <table:table-row table:style-name="ro2">
          <table:table-cell office:value-type="float" office:value="1235">
            <text:p>123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US-MOZ-01236</text:p>
          </table:table-cell>
          <table:table-cell office:value-type="float" office:value="1080711">
            <text:p>1080711</text:p>
          </table:table-cell>
          <table:table-cell office:value-type="string">
            <text:p>01080711</text:p>
          </table:table-cell>
          <table:table-cell office:value-type="string">
            <text:p>Massavane</text:p>
          </table:table-cell>
          <table:table-cell office:value-type="float" office:value="12">
            <text:p>12</text:p>
          </table:table-cell>
          <table:table-cell office:value-type="string">
            <text:p>NU-038</text:p>
          </table:table-cell>
          <table:table-cell office:value-type="float" office:value="-24.134196">
            <text:p>-24.134196</text:p>
          </table:table-cell>
          <table:table-cell office:value-type="float" office:value="35.302723">
            <text:p>35.302723</text:p>
          </table:table-cell>
          <table:table-cell table:number-columns-repeated="10"/>
          <table:table-cell table:formula="of:=VLOOKUP([.I1236];[NE.$F$2:.$Q$160];2;0)" office:value-type="float" office:value="165">
            <text:p>165</text:p>
          </table:table-cell>
          <table:table-cell office:value-type="float" office:value="165">
            <text:p>165</text:p>
          </table:table-cell>
          <table:table-cell table:number-columns-repeated="234"/>
        </table:table-row>
        <table:table-row table:style-name="ro2">
          <table:table-cell office:value-type="float" office:value="1236">
            <text:p>1236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US-MOZ-01237</text:p>
          </table:table-cell>
          <table:table-cell office:value-type="float" office:value="1080806">
            <text:p>1080806</text:p>
          </table:table-cell>
          <table:table-cell office:value-type="string">
            <text:p>01080806</text:p>
          </table:table-cell>
          <table:table-cell office:value-type="string">
            <text:p>Mabote</text:p>
          </table:table-cell>
          <table:table-cell office:value-type="float" office:value="11">
            <text:p>11</text:p>
          </table:table-cell>
          <table:table-cell office:value-type="string">
            <text:p>NU-045</text:p>
          </table:table-cell>
          <table:table-cell office:value-type="float" office:value="-22.0239">
            <text:p>-22.023900</text:p>
          </table:table-cell>
          <table:table-cell office:value-type="float" office:value="34.1442">
            <text:p>34.144200</text:p>
          </table:table-cell>
          <table:table-cell table:number-columns-repeated="10"/>
          <table:table-cell table:formula="of:=VLOOKUP([.I1237];[NE.$F$2:.$Q$160];2;0)" office:value-type="float" office:value="166">
            <text:p>166</text:p>
          </table:table-cell>
          <table:table-cell office:value-type="float" office:value="166">
            <text:p>166</text:p>
          </table:table-cell>
          <table:table-cell table:number-columns-repeated="234"/>
        </table:table-row>
        <table:table-row table:style-name="ro2">
          <table:table-cell office:value-type="float" office:value="1237">
            <text:p>1237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US-MOZ-01238</text:p>
          </table:table-cell>
          <table:table-cell office:value-type="float" office:value="1080810">
            <text:p>1080810</text:p>
          </table:table-cell>
          <table:table-cell office:value-type="string">
            <text:p>01080810</text:p>
          </table:table-cell>
          <table:table-cell office:value-type="string">
            <text:p>Maculuve</text:p>
          </table:table-cell>
          <table:table-cell office:value-type="float" office:value="12">
            <text:p>12</text:p>
          </table:table-cell>
          <table:table-cell office:value-type="string">
            <text:p>NU-045</text:p>
          </table:table-cell>
          <table:table-cell office:value-type="float" office:value="-21.7417">
            <text:p>-21.741700</text:p>
          </table:table-cell>
          <table:table-cell office:value-type="float" office:value="33.8797">
            <text:p>33.879700</text:p>
          </table:table-cell>
          <table:table-cell table:number-columns-repeated="10"/>
          <table:table-cell table:formula="of:=VLOOKUP([.I1238];[NE.$F$2:.$Q$160];2;0)" office:value-type="float" office:value="166">
            <text:p>166</text:p>
          </table:table-cell>
          <table:table-cell office:value-type="float" office:value="166">
            <text:p>166</text:p>
          </table:table-cell>
          <table:table-cell table:number-columns-repeated="234"/>
        </table:table-row>
        <table:table-row table:style-name="ro2">
          <table:table-cell office:value-type="float" office:value="1238">
            <text:p>1238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US-MOZ-01239</text:p>
          </table:table-cell>
          <table:table-cell office:value-type="float" office:value="1080809">
            <text:p>1080809</text:p>
          </table:table-cell>
          <table:table-cell office:value-type="string">
            <text:p>01080809</text:p>
          </table:table-cell>
          <table:table-cell office:value-type="string">
            <text:p>Tanguane</text:p>
          </table:table-cell>
          <table:table-cell office:value-type="float" office:value="12">
            <text:p>12</text:p>
          </table:table-cell>
          <table:table-cell office:value-type="string">
            <text:p>NU-045</text:p>
          </table:table-cell>
          <table:table-cell office:value-type="float" office:value="-21.6842">
            <text:p>-21.684200</text:p>
          </table:table-cell>
          <table:table-cell office:value-type="float" office:value="33.5044">
            <text:p>33.504400</text:p>
          </table:table-cell>
          <table:table-cell table:number-columns-repeated="10"/>
          <table:table-cell table:formula="of:=VLOOKUP([.I1239];[NE.$F$2:.$Q$160];2;0)" office:value-type="float" office:value="166">
            <text:p>166</text:p>
          </table:table-cell>
          <table:table-cell office:value-type="float" office:value="166">
            <text:p>166</text:p>
          </table:table-cell>
          <table:table-cell table:number-columns-repeated="234"/>
        </table:table-row>
        <table:table-row table:style-name="ro2">
          <table:table-cell office:value-type="float" office:value="1239">
            <text:p>123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US-MOZ-01240</text:p>
          </table:table-cell>
          <table:table-cell office:value-type="float" office:value="1080808">
            <text:p>1080808</text:p>
          </table:table-cell>
          <table:table-cell office:value-type="string">
            <text:p>01080808</text:p>
          </table:table-cell>
          <table:table-cell office:value-type="string">
            <text:p>Zimane</text:p>
          </table:table-cell>
          <table:table-cell office:value-type="float" office:value="12">
            <text:p>12</text:p>
          </table:table-cell>
          <table:table-cell office:value-type="string">
            <text:p>NU-045</text:p>
          </table:table-cell>
          <table:table-cell office:value-type="float" office:value="-22.1389">
            <text:p>-22.138900</text:p>
          </table:table-cell>
          <table:table-cell office:value-type="float" office:value="33.5361">
            <text:p>33.536100</text:p>
          </table:table-cell>
          <table:table-cell table:number-columns-repeated="10"/>
          <table:table-cell table:formula="of:=VLOOKUP([.I1240];[NE.$F$2:.$Q$160];2;0)" office:value-type="float" office:value="166">
            <text:p>166</text:p>
          </table:table-cell>
          <table:table-cell office:value-type="float" office:value="166">
            <text:p>166</text:p>
          </table:table-cell>
          <table:table-cell table:number-columns-repeated="234"/>
        </table:table-row>
        <table:table-row table:style-name="ro2">
          <table:table-cell office:value-type="float" office:value="1240">
            <text:p>124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US-MOZ-01241</text:p>
          </table:table-cell>
          <table:table-cell office:value-type="float" office:value="1080807">
            <text:p>1080807</text:p>
          </table:table-cell>
          <table:table-cell office:value-type="string">
            <text:p>01080807</text:p>
          </table:table-cell>
          <table:table-cell office:value-type="string">
            <text:p>Mussengue</text:p>
          </table:table-cell>
          <table:table-cell office:value-type="float" office:value="12">
            <text:p>12</text:p>
          </table:table-cell>
          <table:table-cell office:value-type="string">
            <text:p>NU-045</text:p>
          </table:table-cell>
          <table:table-cell office:value-type="float" office:value="-21.8944">
            <text:p>-21.894400</text:p>
          </table:table-cell>
          <table:table-cell office:value-type="float" office:value="34.1875">
            <text:p>34.187500</text:p>
          </table:table-cell>
          <table:table-cell table:number-columns-repeated="10"/>
          <table:table-cell table:formula="of:=VLOOKUP([.I1241];[NE.$F$2:.$Q$160];2;0)" office:value-type="float" office:value="166">
            <text:p>166</text:p>
          </table:table-cell>
          <table:table-cell office:value-type="float" office:value="166">
            <text:p>166</text:p>
          </table:table-cell>
          <table:table-cell table:number-columns-repeated="234"/>
        </table:table-row>
        <table:table-row table:style-name="ro2">
          <table:table-cell office:value-type="float" office:value="1241">
            <text:p>1241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US-MOZ-01242</text:p>
          </table:table-cell>
          <table:table-cell office:value-type="float" office:value="1080805">
            <text:p>1080805</text:p>
          </table:table-cell>
          <table:table-cell office:value-type="string">
            <text:p>01080805</text:p>
          </table:table-cell>
          <table:table-cell office:value-type="string">
            <text:p>Papatane</text:p>
          </table:table-cell>
          <table:table-cell office:value-type="float" office:value="12">
            <text:p>12</text:p>
          </table:table-cell>
          <table:table-cell office:value-type="string">
            <text:p>NU-045</text:p>
          </table:table-cell>
          <table:table-cell office:value-type="float" office:value="-21.97426">
            <text:p>-21.974260</text:p>
          </table:table-cell>
          <table:table-cell office:value-type="float" office:value="33.617578">
            <text:p>33.617578</text:p>
          </table:table-cell>
          <table:table-cell table:number-columns-repeated="10"/>
          <table:table-cell table:formula="of:=VLOOKUP([.I1242];[NE.$F$2:.$Q$160];2;0)" office:value-type="float" office:value="166">
            <text:p>166</text:p>
          </table:table-cell>
          <table:table-cell office:value-type="float" office:value="166">
            <text:p>166</text:p>
          </table:table-cell>
          <table:table-cell table:number-columns-repeated="234"/>
        </table:table-row>
        <table:table-row table:style-name="ro2">
          <table:table-cell office:value-type="float" office:value="1242">
            <text:p>124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S-MOZ-01243</text:p>
          </table:table-cell>
          <table:table-cell office:value-type="float" office:value="1080900">
            <text:p>1080900</text:p>
          </table:table-cell>
          <table:table-cell office:value-type="string">
            <text:p>01080900</text:p>
          </table:table-cell>
          <table:table-cell office:value-type="string">
            <text:p>Massinga</text:p>
          </table:table-cell>
          <table:table-cell office:value-type="float" office:value="11">
            <text:p>11</text:p>
          </table:table-cell>
          <table:table-cell office:value-type="string">
            <text:p>NU-032</text:p>
          </table:table-cell>
          <table:table-cell office:value-type="float" office:value="-23.3336">
            <text:p>-23.333600</text:p>
          </table:table-cell>
          <table:table-cell office:value-type="float" office:value="35.3797">
            <text:p>35.379700</text:p>
          </table:table-cell>
          <table:table-cell table:number-columns-repeated="10"/>
          <table:table-cell table:formula="of:=VLOOKUP([.I1243];[NE.$F$2:.$Q$160];2;0)" office:value-type="float" office:value="167">
            <text:p>167</text:p>
          </table:table-cell>
          <table:table-cell office:value-type="float" office:value="167">
            <text:p>167</text:p>
          </table:table-cell>
          <table:table-cell table:number-columns-repeated="234"/>
        </table:table-row>
        <table:table-row table:style-name="ro2">
          <table:table-cell office:value-type="float" office:value="1243">
            <text:p>124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S-MOZ-01244</text:p>
          </table:table-cell>
          <table:table-cell office:value-type="float" office:value="1080912">
            <text:p>1080912</text:p>
          </table:table-cell>
          <table:table-cell office:value-type="string">
            <text:p>01080912</text:p>
          </table:table-cell>
          <table:table-cell office:value-type="string">
            <text:p>Muvamba</text:p>
          </table:table-cell>
          <table:table-cell office:value-type="float" office:value="12">
            <text:p>12</text:p>
          </table:table-cell>
          <table:table-cell office:value-type="string">
            <text:p>NU-032</text:p>
          </table:table-cell>
          <table:table-cell office:value-type="float" office:value="-22.8739">
            <text:p>-22.873900</text:p>
          </table:table-cell>
          <table:table-cell office:value-type="float" office:value="35.3019">
            <text:p>35.301900</text:p>
          </table:table-cell>
          <table:table-cell table:number-columns-repeated="10"/>
          <table:table-cell table:formula="of:=VLOOKUP([.I1244];[NE.$F$2:.$Q$160];2;0)" office:value-type="float" office:value="167">
            <text:p>167</text:p>
          </table:table-cell>
          <table:table-cell office:value-type="float" office:value="167">
            <text:p>167</text:p>
          </table:table-cell>
          <table:table-cell table:number-columns-repeated="234"/>
        </table:table-row>
        <table:table-row table:style-name="ro2">
          <table:table-cell office:value-type="float" office:value="1244">
            <text:p>124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S-MOZ-01245</text:p>
          </table:table-cell>
          <table:table-cell office:value-type="float" office:value="1080911">
            <text:p>1080911</text:p>
          </table:table-cell>
          <table:table-cell office:value-type="string">
            <text:p>01080911</text:p>
          </table:table-cell>
          <table:table-cell office:value-type="string">
            <text:p>Mangonha</text:p>
          </table:table-cell>
          <table:table-cell office:value-type="float" office:value="12">
            <text:p>12</text:p>
          </table:table-cell>
          <table:table-cell office:value-type="string">
            <text:p>NU-032</text:p>
          </table:table-cell>
          <table:table-cell office:value-type="float" office:value="-23.2869">
            <text:p>-23.286900</text:p>
          </table:table-cell>
          <table:table-cell office:value-type="float" office:value="35.4294">
            <text:p>35.429400</text:p>
          </table:table-cell>
          <table:table-cell table:number-columns-repeated="10"/>
          <table:table-cell table:formula="of:=VLOOKUP([.I1245];[NE.$F$2:.$Q$160];2;0)" office:value-type="float" office:value="167">
            <text:p>167</text:p>
          </table:table-cell>
          <table:table-cell office:value-type="float" office:value="167">
            <text:p>167</text:p>
          </table:table-cell>
          <table:table-cell table:number-columns-repeated="234"/>
        </table:table-row>
        <table:table-row table:style-name="ro2">
          <table:table-cell office:value-type="float" office:value="1245">
            <text:p>124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S-MOZ-01246</text:p>
          </table:table-cell>
          <table:table-cell office:value-type="float" office:value="1080910">
            <text:p>1080910</text:p>
          </table:table-cell>
          <table:table-cell office:value-type="string">
            <text:p>01080910</text:p>
          </table:table-cell>
          <table:table-cell office:value-type="string">
            <text:p>Cangela</text:p>
          </table:table-cell>
          <table:table-cell office:value-type="float" office:value="12">
            <text:p>12</text:p>
          </table:table-cell>
          <table:table-cell office:value-type="string">
            <text:p>NU-032</text:p>
          </table:table-cell>
          <table:table-cell office:value-type="float" office:value="-23.4294">
            <text:p>-23.429400</text:p>
          </table:table-cell>
          <table:table-cell office:value-type="float" office:value="35.3375">
            <text:p>35.337500</text:p>
          </table:table-cell>
          <table:table-cell table:number-columns-repeated="10"/>
          <table:table-cell table:formula="of:=VLOOKUP([.I1246];[NE.$F$2:.$Q$160];2;0)" office:value-type="float" office:value="167">
            <text:p>167</text:p>
          </table:table-cell>
          <table:table-cell office:value-type="float" office:value="167">
            <text:p>167</text:p>
          </table:table-cell>
          <table:table-cell table:number-columns-repeated="234"/>
        </table:table-row>
        <table:table-row table:style-name="ro2">
          <table:table-cell office:value-type="float" office:value="1246">
            <text:p>124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S-MOZ-01247</text:p>
          </table:table-cell>
          <table:table-cell office:value-type="float" office:value="1080907">
            <text:p>1080907</text:p>
          </table:table-cell>
          <table:table-cell office:value-type="string">
            <text:p>01080907</text:p>
          </table:table-cell>
          <table:table-cell office:value-type="string">
            <text:p>Balata</text:p>
          </table:table-cell>
          <table:table-cell office:value-type="float" office:value="12">
            <text:p>12</text:p>
          </table:table-cell>
          <table:table-cell office:value-type="string">
            <text:p>NU-032</text:p>
          </table:table-cell>
          <table:table-cell office:value-type="float" office:value="-22.4356">
            <text:p>-22.435600</text:p>
          </table:table-cell>
          <table:table-cell office:value-type="float" office:value="34.6528">
            <text:p>34.652800</text:p>
          </table:table-cell>
          <table:table-cell table:number-columns-repeated="10"/>
          <table:table-cell table:formula="of:=VLOOKUP([.I1247];[NE.$F$2:.$Q$160];2;0)" office:value-type="float" office:value="167">
            <text:p>167</text:p>
          </table:table-cell>
          <table:table-cell office:value-type="float" office:value="167">
            <text:p>167</text:p>
          </table:table-cell>
          <table:table-cell table:number-columns-repeated="234"/>
        </table:table-row>
        <table:table-row table:style-name="ro2">
          <table:table-cell office:value-type="float" office:value="1247">
            <text:p>124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S-MOZ-01248</text:p>
          </table:table-cell>
          <table:table-cell office:value-type="float" office:value="1080901">
            <text:p>1080901</text:p>
          </table:table-cell>
          <table:table-cell office:value-type="string">
            <text:p>01080901</text:p>
          </table:table-cell>
          <table:table-cell office:value-type="string">
            <text:p>Massinga-H.Distrital</text:p>
          </table:table-cell>
          <table:table-cell office:value-type="float" office:value="6">
            <text:p>6</text:p>
          </table:table-cell>
          <table:table-cell office:value-type="string">
            <text:p>NU-032</text:p>
          </table:table-cell>
          <table:table-cell office:value-type="float" office:value="-23.332003">
            <text:p>-23.332003</text:p>
          </table:table-cell>
          <table:table-cell office:value-type="float" office:value="35.382">
            <text:p>35.382000</text:p>
          </table:table-cell>
          <table:table-cell table:number-columns-repeated="10"/>
          <table:table-cell table:formula="of:=VLOOKUP([.I1248];[NE.$F$2:.$Q$160];2;0)" office:value-type="float" office:value="167">
            <text:p>167</text:p>
          </table:table-cell>
          <table:table-cell office:value-type="float" office:value="167">
            <text:p>167</text:p>
          </table:table-cell>
          <table:table-cell table:number-columns-repeated="234"/>
        </table:table-row>
        <table:table-row table:style-name="ro2">
          <table:table-cell office:value-type="float" office:value="1248">
            <text:p>124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S-MOZ-01249</text:p>
          </table:table-cell>
          <table:table-cell office:value-type="float" office:value="1080913">
            <text:p>1080913</text:p>
          </table:table-cell>
          <table:table-cell office:value-type="string">
            <text:p>01080913</text:p>
          </table:table-cell>
          <table:table-cell office:value-type="string">
            <text:p>Rio Das Pedras</text:p>
          </table:table-cell>
          <table:table-cell office:value-type="float" office:value="12">
            <text:p>12</text:p>
          </table:table-cell>
          <table:table-cell office:value-type="string">
            <text:p>NU-032</text:p>
          </table:table-cell>
          <table:table-cell office:value-type="float" office:value="-23.1947">
            <text:p>-23.194700</text:p>
          </table:table-cell>
          <table:table-cell office:value-type="float" office:value="35.3819">
            <text:p>35.381900</text:p>
          </table:table-cell>
          <table:table-cell table:number-columns-repeated="10"/>
          <table:table-cell table:formula="of:=VLOOKUP([.I1249];[NE.$F$2:.$Q$160];2;0)" office:value-type="float" office:value="167">
            <text:p>167</text:p>
          </table:table-cell>
          <table:table-cell office:value-type="float" office:value="167">
            <text:p>167</text:p>
          </table:table-cell>
          <table:table-cell table:number-columns-repeated="234"/>
        </table:table-row>
        <table:table-row table:style-name="ro2">
          <table:table-cell office:value-type="float" office:value="1249">
            <text:p>124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S-MOZ-01250</text:p>
          </table:table-cell>
          <table:table-cell office:value-type="float" office:value="1080914">
            <text:p>1080914</text:p>
          </table:table-cell>
          <table:table-cell office:value-type="string">
            <text:p>01080914</text:p>
          </table:table-cell>
          <table:table-cell office:value-type="string">
            <text:p>Murie</text:p>
          </table:table-cell>
          <table:table-cell office:value-type="float" office:value="12">
            <text:p>12</text:p>
          </table:table-cell>
          <table:table-cell office:value-type="string">
            <text:p>NU-032</text:p>
          </table:table-cell>
          <table:table-cell office:value-type="float" office:value="-22.9461">
            <text:p>-22.946100</text:p>
          </table:table-cell>
          <table:table-cell office:value-type="float" office:value="35.4461">
            <text:p>35.446100</text:p>
          </table:table-cell>
          <table:table-cell table:number-columns-repeated="10"/>
          <table:table-cell table:formula="of:=VLOOKUP([.I1250];[NE.$F$2:.$Q$160];2;0)" office:value-type="float" office:value="167">
            <text:p>167</text:p>
          </table:table-cell>
          <table:table-cell office:value-type="float" office:value="167">
            <text:p>167</text:p>
          </table:table-cell>
          <table:table-cell table:number-columns-repeated="234"/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S-MOZ-01251</text:p>
          </table:table-cell>
          <table:table-cell office:value-type="float" office:value="1080906">
            <text:p>1080906</text:p>
          </table:table-cell>
          <table:table-cell office:value-type="string">
            <text:p>01080906</text:p>
          </table:table-cell>
          <table:table-cell office:value-type="string">
            <text:p>Nhachengue</text:p>
          </table:table-cell>
          <table:table-cell office:value-type="float" office:value="12">
            <text:p>12</text:p>
          </table:table-cell>
          <table:table-cell office:value-type="string">
            <text:p>NU-032</text:p>
          </table:table-cell>
          <table:table-cell office:value-type="float" office:value="-22.8556">
            <text:p>-22.855600</text:p>
          </table:table-cell>
          <table:table-cell office:value-type="float" office:value="35.1806">
            <text:p>35.180600</text:p>
          </table:table-cell>
          <table:table-cell table:number-columns-repeated="10"/>
          <table:table-cell table:formula="of:=VLOOKUP([.I1251];[NE.$F$2:.$Q$160];2;0)" office:value-type="float" office:value="167">
            <text:p>167</text:p>
          </table:table-cell>
          <table:table-cell office:value-type="float" office:value="167">
            <text:p>167</text:p>
          </table:table-cell>
          <table:table-cell table:number-columns-repeated="234"/>
        </table:table-row>
        <table:table-row table:style-name="ro2">
          <table:table-cell office:value-type="float" office:value="1251">
            <text:p>125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S-MOZ-01252</text:p>
          </table:table-cell>
          <table:table-cell office:value-type="float" office:value="1080915">
            <text:p>1080915</text:p>
          </table:table-cell>
          <table:table-cell office:value-type="string">
            <text:p>01080915</text:p>
          </table:table-cell>
          <table:table-cell office:value-type="string">
            <text:p>Inhaloi</text:p>
          </table:table-cell>
          <table:table-cell office:value-type="float" office:value="12">
            <text:p>12</text:p>
          </table:table-cell>
          <table:table-cell office:value-type="string">
            <text:p>NU-032</text:p>
          </table:table-cell>
          <table:table-cell office:value-type="float" office:value="-23.1003">
            <text:p>-23.100300</text:p>
          </table:table-cell>
          <table:table-cell office:value-type="float" office:value="35.2531">
            <text:p>35.253100</text:p>
          </table:table-cell>
          <table:table-cell table:number-columns-repeated="10"/>
          <table:table-cell table:formula="of:=VLOOKUP([.I1252];[NE.$F$2:.$Q$160];2;0)" office:value-type="float" office:value="167">
            <text:p>167</text:p>
          </table:table-cell>
          <table:table-cell office:value-type="float" office:value="167">
            <text:p>167</text:p>
          </table:table-cell>
          <table:table-cell table:number-columns-repeated="234"/>
        </table:table-row>
        <table:table-row table:style-name="ro2">
          <table:table-cell office:value-type="float" office:value="1252">
            <text:p>125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S-MOZ-01253</text:p>
          </table:table-cell>
          <table:table-cell office:value-type="float" office:value="1080918">
            <text:p>1080918</text:p>
          </table:table-cell>
          <table:table-cell office:value-type="string">
            <text:p>01080918</text:p>
          </table:table-cell>
          <table:table-cell office:value-type="string">
            <text:p>Muchungo</text:p>
          </table:table-cell>
          <table:table-cell office:value-type="float" office:value="12">
            <text:p>12</text:p>
          </table:table-cell>
          <table:table-cell office:value-type="string">
            <text:p>NU-032</text:p>
          </table:table-cell>
          <table:table-cell office:value-type="float" office:value="-23.332685">
            <text:p>-23.332685</text:p>
          </table:table-cell>
          <table:table-cell office:value-type="float" office:value="35.382">
            <text:p>35.382000</text:p>
          </table:table-cell>
          <table:table-cell table:number-columns-repeated="10"/>
          <table:table-cell table:formula="of:=VLOOKUP([.I1253];[NE.$F$2:.$Q$160];2;0)" office:value-type="float" office:value="167">
            <text:p>167</text:p>
          </table:table-cell>
          <table:table-cell office:value-type="float" office:value="167">
            <text:p>167</text:p>
          </table:table-cell>
          <table:table-cell table:number-columns-repeated="234"/>
        </table:table-row>
        <table:table-row table:style-name="ro2">
          <table:table-cell office:value-type="float" office:value="1253">
            <text:p>125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S-MOZ-01254</text:p>
          </table:table-cell>
          <table:table-cell office:value-type="float" office:value="1080917">
            <text:p>1080917</text:p>
          </table:table-cell>
          <table:table-cell office:value-type="string">
            <text:p>01080917</text:p>
          </table:table-cell>
          <table:table-cell office:value-type="string">
            <text:p>Chituane</text:p>
          </table:table-cell>
          <table:table-cell office:value-type="float" office:value="12">
            <text:p>12</text:p>
          </table:table-cell>
          <table:table-cell office:value-type="string">
            <text:p>NU-032</text:p>
          </table:table-cell>
          <table:table-cell office:value-type="float" office:value="-23.331992">
            <text:p>-23.331992</text:p>
          </table:table-cell>
          <table:table-cell office:value-type="float" office:value="35.382">
            <text:p>35.382000</text:p>
          </table:table-cell>
          <table:table-cell table:number-columns-repeated="10"/>
          <table:table-cell table:formula="of:=VLOOKUP([.I1254];[NE.$F$2:.$Q$160];2;0)" office:value-type="float" office:value="167">
            <text:p>167</text:p>
          </table:table-cell>
          <table:table-cell office:value-type="float" office:value="167">
            <text:p>167</text:p>
          </table:table-cell>
          <table:table-cell table:number-columns-repeated="234"/>
        </table:table-row>
        <table:table-row table:style-name="ro2">
          <table:table-cell office:value-type="float" office:value="1254">
            <text:p>125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S-MOZ-01255</text:p>
          </table:table-cell>
          <table:table-cell office:value-type="float" office:value="1080916">
            <text:p>1080916</text:p>
          </table:table-cell>
          <table:table-cell office:value-type="string">
            <text:p>01080916</text:p>
          </table:table-cell>
          <table:table-cell office:value-type="string">
            <text:p>Chicomo</text:p>
          </table:table-cell>
          <table:table-cell office:value-type="float" office:value="12">
            <text:p>12</text:p>
          </table:table-cell>
          <table:table-cell office:value-type="string">
            <text:p>NU-032</text:p>
          </table:table-cell>
          <table:table-cell office:value-type="float" office:value="-22.7664">
            <text:p>-22.766400</text:p>
          </table:table-cell>
          <table:table-cell office:value-type="float" office:value="35.0203">
            <text:p>35.020300</text:p>
          </table:table-cell>
          <table:table-cell table:number-columns-repeated="10"/>
          <table:table-cell table:formula="of:=VLOOKUP([.I1255];[NE.$F$2:.$Q$160];2;0)" office:value-type="float" office:value="167">
            <text:p>167</text:p>
          </table:table-cell>
          <table:table-cell office:value-type="float" office:value="167">
            <text:p>167</text:p>
          </table:table-cell>
          <table:table-cell table:number-columns-repeated="234"/>
        </table:table-row>
        <table:table-row table:style-name="ro2">
          <table:table-cell office:value-type="float" office:value="1255">
            <text:p>125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S-MOZ-01256</text:p>
          </table:table-cell>
          <table:table-cell office:value-type="float" office:value="1080919">
            <text:p>1080919</text:p>
          </table:table-cell>
          <table:table-cell office:value-type="string">
            <text:p>01080919</text:p>
          </table:table-cell>
          <table:table-cell office:value-type="string">
            <text:p>Chihunze</text:p>
          </table:table-cell>
          <table:table-cell office:value-type="float" office:value="12">
            <text:p>12</text:p>
          </table:table-cell>
          <table:table-cell office:value-type="string">
            <text:p>NU-032</text:p>
          </table:table-cell>
          <table:table-cell office:value-type="float" office:value="-23.330283">
            <text:p>-23.330283</text:p>
          </table:table-cell>
          <table:table-cell office:value-type="float" office:value="35.379325">
            <text:p>35.379325</text:p>
          </table:table-cell>
          <table:table-cell table:number-columns-repeated="10"/>
          <table:table-cell table:formula="of:=VLOOKUP([.I1256];[NE.$F$2:.$Q$160];2;0)" office:value-type="float" office:value="167">
            <text:p>167</text:p>
          </table:table-cell>
          <table:table-cell office:value-type="float" office:value="167">
            <text:p>167</text:p>
          </table:table-cell>
          <table:table-cell table:number-columns-repeated="234"/>
        </table:table-row>
        <table:table-row table:style-name="ro2">
          <table:table-cell office:value-type="float" office:value="1256">
            <text:p>125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US-MOZ-01257</text:p>
          </table:table-cell>
          <table:table-cell office:value-type="float" office:value="1081007">
            <text:p>1081007</text:p>
          </table:table-cell>
          <table:table-cell office:value-type="string">
            <text:p>01081007</text:p>
          </table:table-cell>
          <table:table-cell office:value-type="string">
            <text:p>Agostinho Neto</text:p>
          </table:table-cell>
          <table:table-cell office:value-type="float" office:value="10">
            <text:p>10</text:p>
          </table:table-cell>
          <table:table-cell office:value-type="string">
            <text:p>NU-037</text:p>
          </table:table-cell>
          <table:table-cell office:value-type="float" office:value="-24.0322">
            <text:p>-24.032200</text:p>
          </table:table-cell>
          <table:table-cell office:value-type="float" office:value="35.2606">
            <text:p>35.260600</text:p>
          </table:table-cell>
          <table:table-cell table:number-columns-repeated="10"/>
          <table:table-cell table:formula="of:=VLOOKUP([.I1257];[NE.$F$2:.$Q$160];2;0)" office:value-type="float" office:value="168">
            <text:p>168</text:p>
          </table:table-cell>
          <table:table-cell office:value-type="float" office:value="168">
            <text:p>168</text:p>
          </table:table-cell>
          <table:table-cell table:number-columns-repeated="234"/>
        </table:table-row>
        <table:table-row table:style-name="ro2">
          <table:table-cell office:value-type="float" office:value="1257">
            <text:p>125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US-MOZ-01258</text:p>
          </table:table-cell>
          <table:table-cell office:value-type="float" office:value="1081013">
            <text:p>1081013</text:p>
          </table:table-cell>
          <table:table-cell office:value-type="string">
            <text:p>01081013</text:p>
          </table:table-cell>
          <table:table-cell office:value-type="string">
            <text:p>Mabil</text:p>
          </table:table-cell>
          <table:table-cell office:value-type="float" office:value="10">
            <text:p>10</text:p>
          </table:table-cell>
          <table:table-cell office:value-type="string">
            <text:p>NU-037</text:p>
          </table:table-cell>
          <table:table-cell office:value-type="float" office:value="-23.9353">
            <text:p>-23.935300</text:p>
          </table:table-cell>
          <table:table-cell office:value-type="float" office:value="35.2986">
            <text:p>35.298600</text:p>
          </table:table-cell>
          <table:table-cell table:number-columns-repeated="10"/>
          <table:table-cell table:formula="of:=VLOOKUP([.I1258];[NE.$F$2:.$Q$160];2;0)" office:value-type="float" office:value="168">
            <text:p>168</text:p>
          </table:table-cell>
          <table:table-cell office:value-type="float" office:value="168">
            <text:p>168</text:p>
          </table:table-cell>
          <table:table-cell table:number-columns-repeated="234"/>
        </table:table-row>
        <table:table-row table:style-name="ro2">
          <table:table-cell office:value-type="float" office:value="1258">
            <text:p>125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US-MOZ-01259</text:p>
          </table:table-cell>
          <table:table-cell office:value-type="float" office:value="1081012">
            <text:p>1081012</text:p>
          </table:table-cell>
          <table:table-cell office:value-type="string">
            <text:p>01081012</text:p>
          </table:table-cell>
          <table:table-cell office:value-type="string">
            <text:p>Chicuque</text:p>
          </table:table-cell>
          <table:table-cell office:value-type="float" office:value="10">
            <text:p>10</text:p>
          </table:table-cell>
          <table:table-cell office:value-type="string">
            <text:p>NU-037</text:p>
          </table:table-cell>
          <table:table-cell office:value-type="float" office:value="-23.8178">
            <text:p>-23.817800</text:p>
          </table:table-cell>
          <table:table-cell office:value-type="float" office:value="35.3483">
            <text:p>35.348300</text:p>
          </table:table-cell>
          <table:table-cell table:number-columns-repeated="10"/>
          <table:table-cell table:formula="of:=VLOOKUP([.I1259];[NE.$F$2:.$Q$160];2;0)" office:value-type="float" office:value="168">
            <text:p>168</text:p>
          </table:table-cell>
          <table:table-cell office:value-type="float" office:value="168">
            <text:p>168</text:p>
          </table:table-cell>
          <table:table-cell table:number-columns-repeated="234"/>
        </table:table-row>
        <table:table-row table:style-name="ro2">
          <table:table-cell office:value-type="float" office:value="1259">
            <text:p>125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US-MOZ-01260</text:p>
          </table:table-cell>
          <table:table-cell office:value-type="float" office:value="1081006">
            <text:p>1081006</text:p>
          </table:table-cell>
          <table:table-cell office:value-type="string">
            <text:p>01081006</text:p>
          </table:table-cell>
          <table:table-cell office:value-type="string">
            <text:p>Maxixe</text:p>
          </table:table-cell>
          <table:table-cell office:value-type="float" office:value="9">
            <text:p>9</text:p>
          </table:table-cell>
          <table:table-cell office:value-type="string">
            <text:p>NU-037</text:p>
          </table:table-cell>
          <table:table-cell office:value-type="float" office:value="-23.8617">
            <text:p>-23.861700</text:p>
          </table:table-cell>
          <table:table-cell office:value-type="float" office:value="35.3433">
            <text:p>35.343300</text:p>
          </table:table-cell>
          <table:table-cell table:number-columns-repeated="10"/>
          <table:table-cell table:formula="of:=VLOOKUP([.I1260];[NE.$F$2:.$Q$160];2;0)" office:value-type="float" office:value="168">
            <text:p>168</text:p>
          </table:table-cell>
          <table:table-cell office:value-type="float" office:value="168">
            <text:p>168</text:p>
          </table:table-cell>
          <table:table-cell table:number-columns-repeated="234"/>
        </table:table-row>
        <table:table-row table:style-name="ro2">
          <table:table-cell office:value-type="float" office:value="1260">
            <text:p>126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US-MOZ-01261</text:p>
          </table:table-cell>
          <table:table-cell office:value-type="float" office:value="1081011">
            <text:p>1081011</text:p>
          </table:table-cell>
          <table:table-cell office:value-type="string">
            <text:p>01081011</text:p>
          </table:table-cell>
          <table:table-cell office:value-type="string">
            <text:p>Bembe</text:p>
          </table:table-cell>
          <table:table-cell office:value-type="float" office:value="10">
            <text:p>10</text:p>
          </table:table-cell>
          <table:table-cell office:value-type="string">
            <text:p>NU-037</text:p>
          </table:table-cell>
          <table:table-cell office:value-type="float" office:value="-23.8661">
            <text:p>-23.866100</text:p>
          </table:table-cell>
          <table:table-cell office:value-type="float" office:value="35.2858">
            <text:p>35.285800</text:p>
          </table:table-cell>
          <table:table-cell table:number-columns-repeated="10"/>
          <table:table-cell table:formula="of:=VLOOKUP([.I1261];[NE.$F$2:.$Q$160];2;0)" office:value-type="float" office:value="168">
            <text:p>168</text:p>
          </table:table-cell>
          <table:table-cell office:value-type="float" office:value="168">
            <text:p>168</text:p>
          </table:table-cell>
          <table:table-cell table:number-columns-repeated="234"/>
        </table:table-row>
        <table:table-row table:style-name="ro2">
          <table:table-cell office:value-type="float" office:value="1261">
            <text:p>126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US-MOZ-01262</text:p>
          </table:table-cell>
          <table:table-cell office:value-type="float" office:value="1081008">
            <text:p>1081008</text:p>
          </table:table-cell>
          <table:table-cell office:value-type="string">
            <text:p>01081008</text:p>
          </table:table-cell>
          <table:table-cell office:value-type="string">
            <text:p>Dambo</text:p>
          </table:table-cell>
          <table:table-cell office:value-type="float" office:value="10">
            <text:p>10</text:p>
          </table:table-cell>
          <table:table-cell office:value-type="string">
            <text:p>NU-037</text:p>
          </table:table-cell>
          <table:table-cell office:value-type="float" office:value="-24.0044">
            <text:p>-24.004400</text:p>
          </table:table-cell>
          <table:table-cell office:value-type="float" office:value="35.2861">
            <text:p>35.286100</text:p>
          </table:table-cell>
          <table:table-cell table:number-columns-repeated="10"/>
          <table:table-cell table:formula="of:=VLOOKUP([.I1262];[NE.$F$2:.$Q$160];2;0)" office:value-type="float" office:value="168">
            <text:p>168</text:p>
          </table:table-cell>
          <table:table-cell office:value-type="float" office:value="168">
            <text:p>168</text:p>
          </table:table-cell>
          <table:table-cell table:number-columns-repeated="234"/>
        </table:table-row>
        <table:table-row table:style-name="ro2">
          <table:table-cell office:value-type="float" office:value="1262">
            <text:p>126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US-MOZ-01263</text:p>
          </table:table-cell>
          <table:table-cell office:value-type="float" office:value="1081009">
            <text:p>1081009</text:p>
          </table:table-cell>
          <table:table-cell office:value-type="string">
            <text:p>01081009</text:p>
          </table:table-cell>
          <table:table-cell office:value-type="string">
            <text:p>Teles</text:p>
          </table:table-cell>
          <table:table-cell office:value-type="float" office:value="13">
            <text:p>13</text:p>
          </table:table-cell>
          <table:table-cell office:value-type="string">
            <text:p>NU-037</text:p>
          </table:table-cell>
          <table:table-cell office:value-type="float" office:value="-23.7614">
            <text:p>-23.761400</text:p>
          </table:table-cell>
          <table:table-cell office:value-type="float" office:value="35.3183">
            <text:p>35.318300</text:p>
          </table:table-cell>
          <table:table-cell table:number-columns-repeated="10"/>
          <table:table-cell table:formula="of:=VLOOKUP([.I1263];[NE.$F$2:.$Q$160];2;0)" office:value-type="float" office:value="168">
            <text:p>168</text:p>
          </table:table-cell>
          <table:table-cell office:value-type="float" office:value="168">
            <text:p>168</text:p>
          </table:table-cell>
          <table:table-cell table:number-columns-repeated="234"/>
        </table:table-row>
        <table:table-row table:style-name="ro2">
          <table:table-cell office:value-type="float" office:value="1263">
            <text:p>126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US-MOZ-01264</text:p>
          </table:table-cell>
          <table:table-cell office:value-type="float" office:value="1081014">
            <text:p>1081014</text:p>
          </table:table-cell>
          <table:table-cell office:value-type="string">
            <text:p>01081014</text:p>
          </table:table-cell>
          <table:table-cell office:value-type="string">
            <text:p>Cuguana</text:p>
          </table:table-cell>
          <table:table-cell office:value-type="float" office:value="10">
            <text:p>10</text:p>
          </table:table-cell>
          <table:table-cell office:value-type="string">
            <text:p>NU-037</text:p>
          </table:table-cell>
          <table:table-cell office:value-type="float" office:value="-23.861416">
            <text:p>-23.861416</text:p>
          </table:table-cell>
          <table:table-cell office:value-type="float" office:value="35.341968">
            <text:p>35.341968</text:p>
          </table:table-cell>
          <table:table-cell table:number-columns-repeated="10"/>
          <table:table-cell table:formula="of:=VLOOKUP([.I1264];[NE.$F$2:.$Q$160];2;0)" office:value-type="float" office:value="168">
            <text:p>168</text:p>
          </table:table-cell>
          <table:table-cell office:value-type="float" office:value="168">
            <text:p>168</text:p>
          </table:table-cell>
          <table:table-cell table:number-columns-repeated="234"/>
        </table:table-row>
        <table:table-row table:style-name="ro2">
          <table:table-cell office:value-type="float" office:value="1264">
            <text:p>126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US-MOZ-01265</text:p>
          </table:table-cell>
          <table:table-cell office:value-type="float" office:value="1081015">
            <text:p>1081015</text:p>
          </table:table-cell>
          <table:table-cell office:value-type="string">
            <text:p>01081015</text:p>
          </table:table-cell>
          <table:table-cell office:value-type="string">
            <text:p>Macuamene</text:p>
          </table:table-cell>
          <table:table-cell office:value-type="float" office:value="10">
            <text:p>10</text:p>
          </table:table-cell>
          <table:table-cell office:value-type="string">
            <text:p>NU-037</text:p>
          </table:table-cell>
          <table:table-cell office:value-type="float" office:value="-23.861132">
            <text:p>-23.861132</text:p>
          </table:table-cell>
          <table:table-cell office:value-type="float" office:value="35.34114">
            <text:p>35.341140</text:p>
          </table:table-cell>
          <table:table-cell table:number-columns-repeated="10"/>
          <table:table-cell table:formula="of:=VLOOKUP([.I1265];[NE.$F$2:.$Q$160];2;0)" office:value-type="float" office:value="168">
            <text:p>168</text:p>
          </table:table-cell>
          <table:table-cell office:value-type="float" office:value="168">
            <text:p>168</text:p>
          </table:table-cell>
          <table:table-cell table:number-columns-repeated="234"/>
        </table:table-row>
        <table:table-row table:style-name="ro2">
          <table:table-cell office:value-type="float" office:value="1265">
            <text:p>126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US-MOZ-01266</text:p>
          </table:table-cell>
          <table:table-cell office:value-type="float" office:value="1081016">
            <text:p>1081016</text:p>
          </table:table-cell>
          <table:table-cell office:value-type="string">
            <text:p>01081016</text:p>
          </table:table-cell>
          <table:table-cell office:value-type="string">
            <text:p>Manhala</text:p>
          </table:table-cell>
          <table:table-cell office:value-type="float" office:value="10">
            <text:p>10</text:p>
          </table:table-cell>
          <table:table-cell office:value-type="string">
            <text:p>NU-037</text:p>
          </table:table-cell>
          <table:table-cell office:value-type="float" office:value="-23.851049">
            <text:p>-23.851049</text:p>
          </table:table-cell>
          <table:table-cell office:value-type="float" office:value="35.365247">
            <text:p>35.365247</text:p>
          </table:table-cell>
          <table:table-cell table:number-columns-repeated="10"/>
          <table:table-cell table:formula="of:=VLOOKUP([.I1266];[NE.$F$2:.$Q$160];2;0)" office:value-type="float" office:value="168">
            <text:p>168</text:p>
          </table:table-cell>
          <table:table-cell office:value-type="float" office:value="168">
            <text:p>168</text:p>
          </table:table-cell>
          <table:table-cell table:number-columns-repeated="234"/>
        </table:table-row>
        <table:table-row table:style-name="ro2">
          <table:table-cell office:value-type="float" office:value="1266">
            <text:p>126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US-MOZ-01267</text:p>
          </table:table-cell>
          <table:table-cell office:value-type="float" office:value="1081000">
            <text:p>1081000</text:p>
          </table:table-cell>
          <table:table-cell office:value-type="string">
            <text:p>01081000</text:p>
          </table:table-cell>
          <table:table-cell office:value-type="string">
            <text:p>Chicuque</text:p>
          </table:table-cell>
          <table:table-cell office:value-type="float" office:value="5">
            <text:p>5</text:p>
          </table:table-cell>
          <table:table-cell office:value-type="string">
            <text:p>NU-037</text:p>
          </table:table-cell>
          <table:table-cell table:style-name="ce13" office:value-type="float" office:value="-23.817854">
            <text:p>-23.817854</text:p>
          </table:table-cell>
          <table:table-cell table:style-name="ce13" office:value-type="float" office:value="35.347654">
            <text:p>35.347654</text:p>
          </table:table-cell>
          <table:table-cell table:number-columns-repeated="10"/>
          <table:table-cell table:formula="of:=VLOOKUP([.I1267];[NE.$F$2:.$Q$160];2;0)" office:value-type="float" office:value="168">
            <text:p>168</text:p>
          </table:table-cell>
          <table:table-cell office:value-type="float" office:value="168">
            <text:p>168</text:p>
          </table:table-cell>
          <table:table-cell table:number-columns-repeated="234"/>
        </table:table-row>
        <table:table-row table:style-name="ro2">
          <table:table-cell office:value-type="float" office:value="1267">
            <text:p>126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US-MOZ-01268</text:p>
          </table:table-cell>
          <table:table-cell office:value-type="float" office:value="1081010">
            <text:p>1081010</text:p>
          </table:table-cell>
          <table:table-cell office:value-type="string">
            <text:p>01081010</text:p>
          </table:table-cell>
          <table:table-cell office:value-type="string">
            <text:p>Tinga-Tinga</text:p>
          </table:table-cell>
          <table:table-cell office:value-type="float" office:value="10">
            <text:p>10</text:p>
          </table:table-cell>
          <table:table-cell office:value-type="string">
            <text:p>NU-037</text:p>
          </table:table-cell>
          <table:table-cell office:value-type="float" office:value="-23.7169">
            <text:p>-23.716900</text:p>
          </table:table-cell>
          <table:table-cell office:value-type="float" office:value="35.3619">
            <text:p>35.361900</text:p>
          </table:table-cell>
          <table:table-cell table:number-columns-repeated="10"/>
          <table:table-cell table:formula="of:=VLOOKUP([.I1268];[NE.$F$2:.$Q$160];2;0)" office:value-type="float" office:value="168">
            <text:p>168</text:p>
          </table:table-cell>
          <table:table-cell office:value-type="float" office:value="168">
            <text:p>168</text:p>
          </table:table-cell>
          <table:table-cell table:number-columns-repeated="234"/>
        </table:table-row>
        <table:table-row table:style-name="ro2">
          <table:table-cell office:value-type="float" office:value="1268">
            <text:p>126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US-MOZ-01269</text:p>
          </table:table-cell>
          <table:table-cell office:value-type="float" office:value="1081115">
            <text:p>1081115</text:p>
          </table:table-cell>
          <table:table-cell office:value-type="string">
            <text:p>01081115</text:p>
          </table:table-cell>
          <table:table-cell office:value-type="string">
            <text:p>Barrane</text:p>
          </table:table-cell>
          <table:table-cell office:value-type="float" office:value="12">
            <text:p>12</text:p>
          </table:table-cell>
          <table:table-cell office:value-type="string">
            <text:p>NU-035</text:p>
          </table:table-cell>
          <table:table-cell office:value-type="float" office:value="-23.466761">
            <text:p>-23.466761</text:p>
          </table:table-cell>
          <table:table-cell office:value-type="float" office:value="35.170874">
            <text:p>35.170874</text:p>
          </table:table-cell>
          <table:table-cell table:number-columns-repeated="10"/>
          <table:table-cell table:formula="of:=VLOOKUP([.I1269];[NE.$F$2:.$Q$160];2;0)" office:value-type="float" office:value="169">
            <text:p>169</text:p>
          </table:table-cell>
          <table:table-cell office:value-type="float" office:value="169">
            <text:p>169</text:p>
          </table:table-cell>
          <table:table-cell table:number-columns-repeated="234"/>
        </table:table-row>
        <table:table-row table:style-name="ro2">
          <table:table-cell office:value-type="float" office:value="1269">
            <text:p>126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US-MOZ-01270</text:p>
          </table:table-cell>
          <table:table-cell office:value-type="float" office:value="1081114">
            <text:p>1081114</text:p>
          </table:table-cell>
          <table:table-cell office:value-type="string">
            <text:p>01081114</text:p>
          </table:table-cell>
          <table:table-cell office:value-type="string">
            <text:p>Mocodoene</text:p>
          </table:table-cell>
          <table:table-cell office:value-type="float" office:value="12">
            <text:p>12</text:p>
          </table:table-cell>
          <table:table-cell office:value-type="string">
            <text:p>NU-035</text:p>
          </table:table-cell>
          <table:table-cell office:value-type="float" office:value="-23.6594">
            <text:p>-23.659400</text:p>
          </table:table-cell>
          <table:table-cell office:value-type="float" office:value="35.1617">
            <text:p>35.161700</text:p>
          </table:table-cell>
          <table:table-cell table:number-columns-repeated="10"/>
          <table:table-cell table:formula="of:=VLOOKUP([.I1270];[NE.$F$2:.$Q$160];2;0)" office:value-type="float" office:value="169">
            <text:p>169</text:p>
          </table:table-cell>
          <table:table-cell office:value-type="float" office:value="169">
            <text:p>169</text:p>
          </table:table-cell>
          <table:table-cell table:number-columns-repeated="234"/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US-MOZ-01271</text:p>
          </table:table-cell>
          <table:table-cell office:value-type="float" office:value="1081113">
            <text:p>1081113</text:p>
          </table:table-cell>
          <table:table-cell office:value-type="string">
            <text:p>01081113</text:p>
          </table:table-cell>
          <table:table-cell office:value-type="string">
            <text:p>Matacalane</text:p>
          </table:table-cell>
          <table:table-cell office:value-type="float" office:value="12">
            <text:p>12</text:p>
          </table:table-cell>
          <table:table-cell office:value-type="string">
            <text:p>NU-035</text:p>
          </table:table-cell>
          <table:table-cell office:value-type="float" office:value="-23.7281">
            <text:p>-23.728100</text:p>
          </table:table-cell>
          <table:table-cell office:value-type="float" office:value="35.1886">
            <text:p>35.188600</text:p>
          </table:table-cell>
          <table:table-cell table:number-columns-repeated="10"/>
          <table:table-cell table:formula="of:=VLOOKUP([.I1271];[NE.$F$2:.$Q$160];2;0)" office:value-type="float" office:value="169">
            <text:p>169</text:p>
          </table:table-cell>
          <table:table-cell office:value-type="float" office:value="169">
            <text:p>169</text:p>
          </table:table-cell>
          <table:table-cell table:number-columns-repeated="234"/>
        </table:table-row>
        <table:table-row table:style-name="ro2">
          <table:table-cell office:value-type="float" office:value="1271">
            <text:p>127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US-MOZ-01272</text:p>
          </table:table-cell>
          <table:table-cell office:value-type="float" office:value="1081112">
            <text:p>1081112</text:p>
          </table:table-cell>
          <table:table-cell office:value-type="string">
            <text:p>01081112</text:p>
          </table:table-cell>
          <table:table-cell office:value-type="string">
            <text:p>Maivene</text:p>
          </table:table-cell>
          <table:table-cell office:value-type="float" office:value="12">
            <text:p>12</text:p>
          </table:table-cell>
          <table:table-cell office:value-type="string">
            <text:p>NU-035</text:p>
          </table:table-cell>
          <table:table-cell office:value-type="float" office:value="-23.5539">
            <text:p>-23.553900</text:p>
          </table:table-cell>
          <table:table-cell office:value-type="float" office:value="35.3406">
            <text:p>35.340600</text:p>
          </table:table-cell>
          <table:table-cell table:number-columns-repeated="10"/>
          <table:table-cell table:formula="of:=VLOOKUP([.I1272];[NE.$F$2:.$Q$160];2;0)" office:value-type="float" office:value="169">
            <text:p>169</text:p>
          </table:table-cell>
          <table:table-cell office:value-type="float" office:value="169">
            <text:p>169</text:p>
          </table:table-cell>
          <table:table-cell table:number-columns-repeated="234"/>
        </table:table-row>
        <table:table-row table:style-name="ro2">
          <table:table-cell office:value-type="float" office:value="1272">
            <text:p>127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US-MOZ-01273</text:p>
          </table:table-cell>
          <table:table-cell office:value-type="float" office:value="1081110">
            <text:p>1081110</text:p>
          </table:table-cell>
          <table:table-cell office:value-type="string">
            <text:p>01081110</text:p>
          </table:table-cell>
          <table:table-cell office:value-type="string">
            <text:p>Sitila</text:p>
          </table:table-cell>
          <table:table-cell office:value-type="float" office:value="12">
            <text:p>12</text:p>
          </table:table-cell>
          <table:table-cell office:value-type="string">
            <text:p>NU-035</text:p>
          </table:table-cell>
          <table:table-cell office:value-type="float" office:value="-23.1722">
            <text:p>-23.172200</text:p>
          </table:table-cell>
          <table:table-cell office:value-type="float" office:value="35.0583">
            <text:p>35.058300</text:p>
          </table:table-cell>
          <table:table-cell table:number-columns-repeated="10"/>
          <table:table-cell table:formula="of:=VLOOKUP([.I1273];[NE.$F$2:.$Q$160];2;0)" office:value-type="float" office:value="169">
            <text:p>169</text:p>
          </table:table-cell>
          <table:table-cell office:value-type="float" office:value="169">
            <text:p>169</text:p>
          </table:table-cell>
          <table:table-cell table:number-columns-repeated="234"/>
        </table:table-row>
        <table:table-row table:style-name="ro2">
          <table:table-cell office:value-type="float" office:value="1273">
            <text:p>127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US-MOZ-01274</text:p>
          </table:table-cell>
          <table:table-cell office:value-type="float" office:value="1081109">
            <text:p>1081109</text:p>
          </table:table-cell>
          <table:table-cell office:value-type="string">
            <text:p>01081109</text:p>
          </table:table-cell>
          <table:table-cell office:value-type="string">
            <text:p>Mahangue</text:p>
          </table:table-cell>
          <table:table-cell office:value-type="float" office:value="12">
            <text:p>12</text:p>
          </table:table-cell>
          <table:table-cell office:value-type="string">
            <text:p>NU-035</text:p>
          </table:table-cell>
          <table:table-cell office:value-type="float" office:value="-23.7881">
            <text:p>-23.788100</text:p>
          </table:table-cell>
          <table:table-cell office:value-type="float" office:value="35.2686">
            <text:p>35.268600</text:p>
          </table:table-cell>
          <table:table-cell table:number-columns-repeated="10"/>
          <table:table-cell table:formula="of:=VLOOKUP([.I1274];[NE.$F$2:.$Q$160];2;0)" office:value-type="float" office:value="169">
            <text:p>169</text:p>
          </table:table-cell>
          <table:table-cell office:value-type="float" office:value="169">
            <text:p>169</text:p>
          </table:table-cell>
          <table:table-cell table:number-columns-repeated="234"/>
        </table:table-row>
        <table:table-row table:style-name="ro2">
          <table:table-cell office:value-type="float" office:value="1274">
            <text:p>127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US-MOZ-01275</text:p>
          </table:table-cell>
          <table:table-cell office:value-type="float" office:value="1081108">
            <text:p>1081108</text:p>
          </table:table-cell>
          <table:table-cell office:value-type="string">
            <text:p>01081108</text:p>
          </table:table-cell>
          <table:table-cell office:value-type="string">
            <text:p>Magumbo</text:p>
          </table:table-cell>
          <table:table-cell office:value-type="float" office:value="12">
            <text:p>12</text:p>
          </table:table-cell>
          <table:table-cell office:value-type="string">
            <text:p>NU-035</text:p>
          </table:table-cell>
          <table:table-cell office:value-type="float" office:value="-23.6731">
            <text:p>-23.673100</text:p>
          </table:table-cell>
          <table:table-cell office:value-type="float" office:value="35.4033">
            <text:p>35.403300</text:p>
          </table:table-cell>
          <table:table-cell table:number-columns-repeated="10"/>
          <table:table-cell table:formula="of:=VLOOKUP([.I1275];[NE.$F$2:.$Q$160];2;0)" office:value-type="float" office:value="169">
            <text:p>169</text:p>
          </table:table-cell>
          <table:table-cell office:value-type="float" office:value="169">
            <text:p>169</text:p>
          </table:table-cell>
          <table:table-cell table:number-columns-repeated="234"/>
        </table:table-row>
        <table:table-row table:style-name="ro2">
          <table:table-cell office:value-type="float" office:value="1275">
            <text:p>127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US-MOZ-01276</text:p>
          </table:table-cell>
          <table:table-cell office:value-type="float" office:value="1081107">
            <text:p>1081107</text:p>
          </table:table-cell>
          <table:table-cell office:value-type="string">
            <text:p>01081107</text:p>
          </table:table-cell>
          <table:table-cell office:value-type="string">
            <text:p>Cambine</text:p>
          </table:table-cell>
          <table:table-cell office:value-type="float" office:value="12">
            <text:p>12</text:p>
          </table:table-cell>
          <table:table-cell office:value-type="string">
            <text:p>NU-035</text:p>
          </table:table-cell>
          <table:table-cell office:value-type="float" office:value="-23.6189">
            <text:p>-23.618900</text:p>
          </table:table-cell>
          <table:table-cell office:value-type="float" office:value="35.2489">
            <text:p>35.248900</text:p>
          </table:table-cell>
          <table:table-cell table:number-columns-repeated="10"/>
          <table:table-cell table:formula="of:=VLOOKUP([.I1276];[NE.$F$2:.$Q$160];2;0)" office:value-type="float" office:value="169">
            <text:p>169</text:p>
          </table:table-cell>
          <table:table-cell office:value-type="float" office:value="169">
            <text:p>169</text:p>
          </table:table-cell>
          <table:table-cell table:number-columns-repeated="234"/>
        </table:table-row>
        <table:table-row table:style-name="ro2">
          <table:table-cell office:value-type="float" office:value="1276">
            <text:p>127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US-MOZ-01277</text:p>
          </table:table-cell>
          <table:table-cell office:value-type="float" office:value="1081106">
            <text:p>1081106</text:p>
          </table:table-cell>
          <table:table-cell office:value-type="string">
            <text:p>01081106</text:p>
          </table:table-cell>
          <table:table-cell office:value-type="string">
            <text:p>Gotite</text:p>
          </table:table-cell>
          <table:table-cell office:value-type="float" office:value="12">
            <text:p>12</text:p>
          </table:table-cell>
          <table:table-cell office:value-type="string">
            <text:p>NU-035</text:p>
          </table:table-cell>
          <table:table-cell office:value-type="float" office:value="-23.4394">
            <text:p>-23.439400</text:p>
          </table:table-cell>
          <table:table-cell office:value-type="float" office:value="35.2333">
            <text:p>35.233300</text:p>
          </table:table-cell>
          <table:table-cell table:number-columns-repeated="10"/>
          <table:table-cell table:formula="of:=VLOOKUP([.I1277];[NE.$F$2:.$Q$160];2;0)" office:value-type="float" office:value="169">
            <text:p>169</text:p>
          </table:table-cell>
          <table:table-cell office:value-type="float" office:value="169">
            <text:p>169</text:p>
          </table:table-cell>
          <table:table-cell table:number-columns-repeated="234"/>
        </table:table-row>
        <table:table-row table:style-name="ro2">
          <table:table-cell office:value-type="float" office:value="1277">
            <text:p>127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US-MOZ-01278</text:p>
          </table:table-cell>
          <table:table-cell office:value-type="float" office:value="1081111">
            <text:p>1081111</text:p>
          </table:table-cell>
          <table:table-cell office:value-type="string">
            <text:p>01081111</text:p>
          </table:table-cell>
          <table:table-cell office:value-type="string">
            <text:p>Morrumbene</text:p>
          </table:table-cell>
          <table:table-cell office:value-type="float" office:value="12">
            <text:p>12</text:p>
          </table:table-cell>
          <table:table-cell office:value-type="string">
            <text:p>NU-035</text:p>
          </table:table-cell>
          <table:table-cell office:value-type="float" office:value="-23.6561">
            <text:p>-23.656100</text:p>
          </table:table-cell>
          <table:table-cell office:value-type="float" office:value="35.3428">
            <text:p>35.342800</text:p>
          </table:table-cell>
          <table:table-cell table:number-columns-repeated="10"/>
          <table:table-cell table:formula="of:=VLOOKUP([.I1278];[NE.$F$2:.$Q$160];2;0)" office:value-type="float" office:value="169">
            <text:p>169</text:p>
          </table:table-cell>
          <table:table-cell office:value-type="float" office:value="169">
            <text:p>169</text:p>
          </table:table-cell>
          <table:table-cell table:number-columns-repeated="234"/>
        </table:table-row>
        <table:table-row table:style-name="ro2">
          <table:table-cell office:value-type="float" office:value="1278">
            <text:p>127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US-MOZ-01279</text:p>
          </table:table-cell>
          <table:table-cell office:value-type="float" office:value="1081209">
            <text:p>1081209</text:p>
          </table:table-cell>
          <table:table-cell office:value-type="string">
            <text:p>01081209</text:p>
          </table:table-cell>
          <table:table-cell office:value-type="string">
            <text:p>Jojo</text:p>
          </table:table-cell>
          <table:table-cell office:value-type="float" office:value="12">
            <text:p>12</text:p>
          </table:table-cell>
          <table:table-cell office:value-type="string">
            <text:p>NU-043</text:p>
          </table:table-cell>
          <table:table-cell office:value-type="float" office:value="-23.7875">
            <text:p>-23.787500</text:p>
          </table:table-cell>
          <table:table-cell office:value-type="float" office:value="34.7256">
            <text:p>34.725600</text:p>
          </table:table-cell>
          <table:table-cell table:number-columns-repeated="10"/>
          <table:table-cell table:formula="of:=VLOOKUP([.I1279];[NE.$F$2:.$Q$160];2;0)" office:value-type="float" office:value="170">
            <text:p>170</text:p>
          </table:table-cell>
          <table:table-cell office:value-type="float" office:value="170">
            <text:p>170</text:p>
          </table:table-cell>
          <table:table-cell table:number-columns-repeated="234"/>
        </table:table-row>
        <table:table-row table:style-name="ro2">
          <table:table-cell office:value-type="float" office:value="1279">
            <text:p>127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US-MOZ-01280</text:p>
          </table:table-cell>
          <table:table-cell office:value-type="float" office:value="1081206">
            <text:p>1081206</text:p>
          </table:table-cell>
          <table:table-cell office:value-type="string">
            <text:p>01081206</text:p>
          </table:table-cell>
          <table:table-cell office:value-type="string">
            <text:p>Inhassune</text:p>
          </table:table-cell>
          <table:table-cell office:value-type="float" office:value="11">
            <text:p>11</text:p>
          </table:table-cell>
          <table:table-cell office:value-type="string">
            <text:p>NU-043</text:p>
          </table:table-cell>
          <table:table-cell office:value-type="float" office:value="-24.2083">
            <text:p>-24.208300</text:p>
          </table:table-cell>
          <table:table-cell office:value-type="float" office:value="34.8625">
            <text:p>34.862500</text:p>
          </table:table-cell>
          <table:table-cell table:number-columns-repeated="10"/>
          <table:table-cell table:formula="of:=VLOOKUP([.I1280];[NE.$F$2:.$Q$160];2;0)" office:value-type="float" office:value="170">
            <text:p>170</text:p>
          </table:table-cell>
          <table:table-cell office:value-type="float" office:value="170">
            <text:p>170</text:p>
          </table:table-cell>
          <table:table-cell table:number-columns-repeated="234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US-MOZ-01281</text:p>
          </table:table-cell>
          <table:table-cell office:value-type="float" office:value="1081207">
            <text:p>1081207</text:p>
          </table:table-cell>
          <table:table-cell office:value-type="string">
            <text:p>01081207</text:p>
          </table:table-cell>
          <table:table-cell office:value-type="string">
            <text:p>Massalane</text:p>
          </table:table-cell>
          <table:table-cell office:value-type="float" office:value="12">
            <text:p>12</text:p>
          </table:table-cell>
          <table:table-cell office:value-type="string">
            <text:p>NU-043</text:p>
          </table:table-cell>
          <table:table-cell office:value-type="float" office:value="-24.0281">
            <text:p>-24.028100</text:p>
          </table:table-cell>
          <table:table-cell office:value-type="float" office:value="34.8772">
            <text:p>34.877200</text:p>
          </table:table-cell>
          <table:table-cell table:number-columns-repeated="10"/>
          <table:table-cell table:formula="of:=VLOOKUP([.I1281];[NE.$F$2:.$Q$160];2;0)" office:value-type="float" office:value="170">
            <text:p>170</text:p>
          </table:table-cell>
          <table:table-cell office:value-type="float" office:value="170">
            <text:p>170</text:p>
          </table:table-cell>
          <table:table-cell table:number-columns-repeated="234"/>
        </table:table-row>
        <table:table-row table:style-name="ro2">
          <table:table-cell office:value-type="float" office:value="1281">
            <text:p>128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US-MOZ-01282</text:p>
          </table:table-cell>
          <table:table-cell office:value-type="float" office:value="1081208">
            <text:p>1081208</text:p>
          </table:table-cell>
          <table:table-cell office:value-type="string">
            <text:p>01081208</text:p>
          </table:table-cell>
          <table:table-cell office:value-type="string">
            <text:p>Mawayela</text:p>
          </table:table-cell>
          <table:table-cell office:value-type="float" office:value="12">
            <text:p>12</text:p>
          </table:table-cell>
          <table:table-cell office:value-type="string">
            <text:p>NU-043</text:p>
          </table:table-cell>
          <table:table-cell office:value-type="float" office:value="-24.3575">
            <text:p>-24.357500</text:p>
          </table:table-cell>
          <table:table-cell office:value-type="float" office:value="34.1131">
            <text:p>34.113100</text:p>
          </table:table-cell>
          <table:table-cell table:number-columns-repeated="10"/>
          <table:table-cell table:formula="of:=VLOOKUP([.I1282];[NE.$F$2:.$Q$160];2;0)" office:value-type="float" office:value="170">
            <text:p>170</text:p>
          </table:table-cell>
          <table:table-cell office:value-type="float" office:value="170">
            <text:p>170</text:p>
          </table:table-cell>
          <table:table-cell table:number-columns-repeated="234"/>
        </table:table-row>
        <table:table-row table:style-name="ro2">
          <table:table-cell office:value-type="float" office:value="1282">
            <text:p>128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US-MOZ-01283</text:p>
          </table:table-cell>
          <table:table-cell office:value-type="float" office:value="1081210">
            <text:p>1081210</text:p>
          </table:table-cell>
          <table:table-cell office:value-type="string">
            <text:p>01081210</text:p>
          </table:table-cell>
          <table:table-cell office:value-type="string">
            <text:p>Panda</text:p>
          </table:table-cell>
          <table:table-cell office:value-type="float" office:value="11">
            <text:p>11</text:p>
          </table:table-cell>
          <table:table-cell office:value-type="string">
            <text:p>NU-043</text:p>
          </table:table-cell>
          <table:table-cell office:value-type="float" office:value="-24.0664">
            <text:p>-24.066400</text:p>
          </table:table-cell>
          <table:table-cell office:value-type="float" office:value="34.7289">
            <text:p>34.728900</text:p>
          </table:table-cell>
          <table:table-cell table:number-columns-repeated="10"/>
          <table:table-cell table:formula="of:=VLOOKUP([.I1283];[NE.$F$2:.$Q$160];2;0)" office:value-type="float" office:value="170">
            <text:p>170</text:p>
          </table:table-cell>
          <table:table-cell office:value-type="float" office:value="170">
            <text:p>170</text:p>
          </table:table-cell>
          <table:table-cell table:number-columns-repeated="234"/>
        </table:table-row>
        <table:table-row table:style-name="ro2">
          <table:table-cell office:value-type="float" office:value="1283">
            <text:p>128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US-MOZ-01284</text:p>
          </table:table-cell>
          <table:table-cell office:value-type="float" office:value="1081301">
            <text:p>1081301</text:p>
          </table:table-cell>
          <table:table-cell office:value-type="string">
            <text:p>01081301</text:p>
          </table:table-cell>
          <table:table-cell office:value-type="string">
            <text:p>Vilanculos Hr/G</text:p>
          </table:table-cell>
          <table:table-cell office:value-type="float" office:value="5">
            <text:p>5</text:p>
          </table:table-cell>
          <table:table-cell office:value-type="string">
            <text:p>NU-034</text:p>
          </table:table-cell>
          <table:table-cell office:value-type="float" office:value="-21.9844">
            <text:p>-21.984400</text:p>
          </table:table-cell>
          <table:table-cell office:value-type="float" office:value="35.3211">
            <text:p>35.321100</text:p>
          </table:table-cell>
          <table:table-cell table:number-columns-repeated="10"/>
          <table:table-cell table:formula="of:=VLOOKUP([.I1284];[NE.$F$2:.$Q$160];2;0)" office:value-type="float" office:value="171">
            <text:p>171</text:p>
          </table:table-cell>
          <table:table-cell office:value-type="float" office:value="171">
            <text:p>171</text:p>
          </table:table-cell>
          <table:table-cell table:number-columns-repeated="234"/>
        </table:table-row>
        <table:table-row table:style-name="ro2">
          <table:table-cell office:value-type="float" office:value="1284">
            <text:p>128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US-MOZ-01285</text:p>
          </table:table-cell>
          <table:table-cell office:value-type="float" office:value="1081313">
            <text:p>1081313</text:p>
          </table:table-cell>
          <table:table-cell office:value-type="string">
            <text:p>01081313</text:p>
          </table:table-cell>
          <table:table-cell office:value-type="string">
            <text:p>Chibuene</text:p>
          </table:table-cell>
          <table:table-cell office:value-type="float" office:value="12">
            <text:p>12</text:p>
          </table:table-cell>
          <table:table-cell office:value-type="string">
            <text:p>NU-034</text:p>
          </table:table-cell>
          <table:table-cell office:value-type="float" office:value="-22.017016">
            <text:p>-22.017016</text:p>
          </table:table-cell>
          <table:table-cell office:value-type="float" office:value="35.312583">
            <text:p>35.312583</text:p>
          </table:table-cell>
          <table:table-cell table:number-columns-repeated="10"/>
          <table:table-cell table:formula="of:=VLOOKUP([.I1285];[NE.$F$2:.$Q$160];2;0)" office:value-type="float" office:value="171">
            <text:p>171</text:p>
          </table:table-cell>
          <table:table-cell office:value-type="float" office:value="171">
            <text:p>171</text:p>
          </table:table-cell>
          <table:table-cell table:number-columns-repeated="234"/>
        </table:table-row>
        <table:table-row table:style-name="ro2">
          <table:table-cell office:value-type="float" office:value="1285">
            <text:p>128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US-MOZ-01286</text:p>
          </table:table-cell>
          <table:table-cell office:value-type="float" office:value="1081312">
            <text:p>1081312</text:p>
          </table:table-cell>
          <table:table-cell office:value-type="string">
            <text:p>01081312</text:p>
          </table:table-cell>
          <table:table-cell office:value-type="string">
            <text:p>Quewene</text:p>
          </table:table-cell>
          <table:table-cell office:value-type="float" office:value="12">
            <text:p>12</text:p>
          </table:table-cell>
          <table:table-cell office:value-type="string">
            <text:p>NU-034</text:p>
          </table:table-cell>
          <table:table-cell office:value-type="float" office:value="-22.3106">
            <text:p>-22.310600</text:p>
          </table:table-cell>
          <table:table-cell office:value-type="float" office:value="35.4267">
            <text:p>35.426700</text:p>
          </table:table-cell>
          <table:table-cell table:number-columns-repeated="10"/>
          <table:table-cell table:formula="of:=VLOOKUP([.I1286];[NE.$F$2:.$Q$160];2;0)" office:value-type="float" office:value="171">
            <text:p>171</text:p>
          </table:table-cell>
          <table:table-cell office:value-type="float" office:value="171">
            <text:p>171</text:p>
          </table:table-cell>
          <table:table-cell table:number-columns-repeated="234"/>
        </table:table-row>
        <table:table-row table:style-name="ro2">
          <table:table-cell office:value-type="float" office:value="1286">
            <text:p>128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US-MOZ-01287</text:p>
          </table:table-cell>
          <table:table-cell office:value-type="float" office:value="1081311">
            <text:p>1081311</text:p>
          </table:table-cell>
          <table:table-cell office:value-type="string">
            <text:p>01081311</text:p>
          </table:table-cell>
          <table:table-cell office:value-type="string">
            <text:p>Muabsa</text:p>
          </table:table-cell>
          <table:table-cell office:value-type="float" office:value="12">
            <text:p>12</text:p>
          </table:table-cell>
          <table:table-cell office:value-type="string">
            <text:p>NU-034</text:p>
          </table:table-cell>
          <table:table-cell office:value-type="float" office:value="-22.2269">
            <text:p>-22.226900</text:p>
          </table:table-cell>
          <table:table-cell office:value-type="float" office:value="34.785">
            <text:p>34.785000</text:p>
          </table:table-cell>
          <table:table-cell table:number-columns-repeated="10"/>
          <table:table-cell table:formula="of:=VLOOKUP([.I1287];[NE.$F$2:.$Q$160];2;0)" office:value-type="float" office:value="171">
            <text:p>171</text:p>
          </table:table-cell>
          <table:table-cell office:value-type="float" office:value="171">
            <text:p>171</text:p>
          </table:table-cell>
          <table:table-cell table:number-columns-repeated="234"/>
        </table:table-row>
        <table:table-row table:style-name="ro2">
          <table:table-cell office:value-type="float" office:value="1287">
            <text:p>128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US-MOZ-01288</text:p>
          </table:table-cell>
          <table:table-cell office:value-type="float" office:value="1081310">
            <text:p>1081310</text:p>
          </table:table-cell>
          <table:table-cell office:value-type="string">
            <text:p>01081310</text:p>
          </table:table-cell>
          <table:table-cell office:value-type="string">
            <text:p>Vilanculos-Sede</text:p>
          </table:table-cell>
          <table:table-cell office:value-type="float" office:value="11">
            <text:p>11</text:p>
          </table:table-cell>
          <table:table-cell office:value-type="string">
            <text:p>NU-034</text:p>
          </table:table-cell>
          <table:table-cell office:value-type="float" office:value="-21.9928">
            <text:p>-21.992800</text:p>
          </table:table-cell>
          <table:table-cell office:value-type="float" office:value="35.3197">
            <text:p>35.319700</text:p>
          </table:table-cell>
          <table:table-cell table:number-columns-repeated="10"/>
          <table:table-cell table:formula="of:=VLOOKUP([.I1288];[NE.$F$2:.$Q$160];2;0)" office:value-type="float" office:value="171">
            <text:p>171</text:p>
          </table:table-cell>
          <table:table-cell office:value-type="float" office:value="171">
            <text:p>171</text:p>
          </table:table-cell>
          <table:table-cell table:number-columns-repeated="234"/>
        </table:table-row>
        <table:table-row table:style-name="ro2">
          <table:table-cell office:value-type="float" office:value="1288">
            <text:p>1288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US-MOZ-01289</text:p>
          </table:table-cell>
          <table:table-cell office:value-type="float" office:value="1081309">
            <text:p>1081309</text:p>
          </table:table-cell>
          <table:table-cell office:value-type="string">
            <text:p>01081309</text:p>
          </table:table-cell>
          <table:table-cell office:value-type="string">
            <text:p>Machaniça</text:p>
          </table:table-cell>
          <table:table-cell office:value-type="float" office:value="12">
            <text:p>12</text:p>
          </table:table-cell>
          <table:table-cell office:value-type="string">
            <text:p>NU-034</text:p>
          </table:table-cell>
          <table:table-cell office:value-type="float" office:value="-22.6275">
            <text:p>-22.627500</text:p>
          </table:table-cell>
          <table:table-cell office:value-type="float" office:value="35.1633">
            <text:p>35.163300</text:p>
          </table:table-cell>
          <table:table-cell table:number-columns-repeated="10"/>
          <table:table-cell table:formula="of:=VLOOKUP([.I1289];[NE.$F$2:.$Q$160];2;0)" office:value-type="float" office:value="171">
            <text:p>171</text:p>
          </table:table-cell>
          <table:table-cell office:value-type="float" office:value="171">
            <text:p>171</text:p>
          </table:table-cell>
          <table:table-cell table:number-columns-repeated="234"/>
        </table:table-row>
        <table:table-row table:style-name="ro2">
          <table:table-cell office:value-type="float" office:value="1289">
            <text:p>128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US-MOZ-01290</text:p>
          </table:table-cell>
          <table:table-cell office:value-type="float" office:value="1081308">
            <text:p>1081308</text:p>
          </table:table-cell>
          <table:table-cell office:value-type="string">
            <text:p>01081308</text:p>
          </table:table-cell>
          <table:table-cell office:value-type="string">
            <text:p>Pambarra</text:p>
          </table:table-cell>
          <table:table-cell office:value-type="float" office:value="12">
            <text:p>12</text:p>
          </table:table-cell>
          <table:table-cell office:value-type="string">
            <text:p>NU-034</text:p>
          </table:table-cell>
          <table:table-cell office:value-type="float" office:value="-21.9861">
            <text:p>-21.986100</text:p>
          </table:table-cell>
          <table:table-cell office:value-type="float" office:value="35.1619">
            <text:p>35.161900</text:p>
          </table:table-cell>
          <table:table-cell table:number-columns-repeated="10"/>
          <table:table-cell table:formula="of:=VLOOKUP([.I1290];[NE.$F$2:.$Q$160];2;0)" office:value-type="float" office:value="171">
            <text:p>171</text:p>
          </table:table-cell>
          <table:table-cell office:value-type="float" office:value="171">
            <text:p>171</text:p>
          </table:table-cell>
          <table:table-cell table:number-columns-repeated="234"/>
        </table:table-row>
        <table:table-row table:style-name="ro2">
          <table:table-cell office:value-type="float" office:value="1290">
            <text:p>129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US-MOZ-01291</text:p>
          </table:table-cell>
          <table:table-cell office:value-type="float" office:value="1081306">
            <text:p>1081306</text:p>
          </table:table-cell>
          <table:table-cell office:value-type="string">
            <text:p>01081306</text:p>
          </table:table-cell>
          <table:table-cell office:value-type="string">
            <text:p>Belane</text:p>
          </table:table-cell>
          <table:table-cell office:value-type="float" office:value="12">
            <text:p>12</text:p>
          </table:table-cell>
          <table:table-cell office:value-type="string">
            <text:p>NU-034</text:p>
          </table:table-cell>
          <table:table-cell office:value-type="float" office:value="-22.6578">
            <text:p>-22.657800</text:p>
          </table:table-cell>
          <table:table-cell office:value-type="float" office:value="35.2583">
            <text:p>35.258300</text:p>
          </table:table-cell>
          <table:table-cell table:number-columns-repeated="10"/>
          <table:table-cell table:formula="of:=VLOOKUP([.I1291];[NE.$F$2:.$Q$160];2;0)" office:value-type="float" office:value="171">
            <text:p>171</text:p>
          </table:table-cell>
          <table:table-cell office:value-type="float" office:value="171">
            <text:p>171</text:p>
          </table:table-cell>
          <table:table-cell table:number-columns-repeated="234"/>
        </table:table-row>
        <table:table-row table:style-name="ro2">
          <table:table-cell office:value-type="float" office:value="1291">
            <text:p>129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US-MOZ-01292</text:p>
          </table:table-cell>
          <table:table-cell office:value-type="float" office:value="1081307">
            <text:p>1081307</text:p>
          </table:table-cell>
          <table:table-cell office:value-type="string">
            <text:p>01081307</text:p>
          </table:table-cell>
          <table:table-cell office:value-type="string">
            <text:p>Mapinhane</text:p>
          </table:table-cell>
          <table:table-cell office:value-type="float" office:value="12">
            <text:p>12</text:p>
          </table:table-cell>
          <table:table-cell office:value-type="string">
            <text:p>NU-034</text:p>
          </table:table-cell>
          <table:table-cell office:value-type="float" office:value="-22.2522">
            <text:p>-22.252200</text:p>
          </table:table-cell>
          <table:table-cell office:value-type="float" office:value="35.1119">
            <text:p>35.111900</text:p>
          </table:table-cell>
          <table:table-cell table:number-columns-repeated="10"/>
          <table:table-cell table:formula="of:=VLOOKUP([.I1292];[NE.$F$2:.$Q$160];2;0)" office:value-type="float" office:value="171">
            <text:p>171</text:p>
          </table:table-cell>
          <table:table-cell office:value-type="float" office:value="171">
            <text:p>171</text:p>
          </table:table-cell>
          <table:table-cell table:number-columns-repeated="234"/>
        </table:table-row>
        <table:table-row table:style-name="ro2">
          <table:table-cell office:value-type="float" office:value="1292">
            <text:p>129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US-MOZ-01293</text:p>
          </table:table-cell>
          <table:table-cell office:value-type="float" office:value="1081314">
            <text:p>1081314</text:p>
          </table:table-cell>
          <table:table-cell office:value-type="string">
            <text:p>01081314</text:p>
          </table:table-cell>
          <table:table-cell office:value-type="string">
            <text:p>Macunhe</text:p>
          </table:table-cell>
          <table:table-cell office:value-type="float" office:value="12">
            <text:p>12</text:p>
          </table:table-cell>
          <table:table-cell office:value-type="string">
            <text:p>NU-034</text:p>
          </table:table-cell>
          <table:table-cell office:value-type="float" office:value="-22">
            <text:p>-22.000000</text:p>
          </table:table-cell>
          <table:table-cell office:value-type="float" office:value="35.316667">
            <text:p>35.316667</text:p>
          </table:table-cell>
          <table:table-cell table:number-columns-repeated="10"/>
          <table:table-cell table:formula="of:=VLOOKUP([.I1293];[NE.$F$2:.$Q$160];2;0)" office:value-type="float" office:value="171">
            <text:p>171</text:p>
          </table:table-cell>
          <table:table-cell office:value-type="float" office:value="171">
            <text:p>171</text:p>
          </table:table-cell>
          <table:table-cell table:number-columns-repeated="234"/>
        </table:table-row>
        <table:table-row table:style-name="ro2">
          <table:table-cell office:value-type="float" office:value="1293">
            <text:p>129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US-MOZ-01294</text:p>
          </table:table-cell>
          <table:table-cell office:value-type="float" office:value="1081407">
            <text:p>1081407</text:p>
          </table:table-cell>
          <table:table-cell office:value-type="string">
            <text:p>01081407</text:p>
          </table:table-cell>
          <table:table-cell office:value-type="string">
            <text:p>Guilundo</text:p>
          </table:table-cell>
          <table:table-cell office:value-type="float" office:value="12">
            <text:p>12</text:p>
          </table:table-cell>
          <table:table-cell office:value-type="string">
            <text:p>NU-033</text:p>
          </table:table-cell>
          <table:table-cell table:style-name="ce17" office:value-type="float" office:value="-24.5283">
            <text:p>-24.528300</text:p>
          </table:table-cell>
          <table:table-cell table:style-name="ce17" office:value-type="float" office:value="34.4189">
            <text:p>34.418900</text:p>
          </table:table-cell>
          <table:table-cell table:number-columns-repeated="10"/>
          <table:table-cell table:formula="of:=VLOOKUP([.I1294];[NE.$F$2:.$Q$160];2;0)" office:value-type="float" office:value="172">
            <text:p>172</text:p>
          </table:table-cell>
          <table:table-cell office:value-type="float" office:value="172">
            <text:p>172</text:p>
          </table:table-cell>
          <table:table-cell table:number-columns-repeated="234"/>
        </table:table-row>
        <table:table-row table:style-name="ro2">
          <table:table-cell office:value-type="float" office:value="1294">
            <text:p>129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US-MOZ-01295</text:p>
          </table:table-cell>
          <table:table-cell office:value-type="float" office:value="1081406">
            <text:p>1081406</text:p>
          </table:table-cell>
          <table:table-cell office:value-type="string">
            <text:p>01081406</text:p>
          </table:table-cell>
          <table:table-cell office:value-type="string">
            <text:p>Banguza</text:p>
          </table:table-cell>
          <table:table-cell office:value-type="float" office:value="12">
            <text:p>12</text:p>
          </table:table-cell>
          <table:table-cell office:value-type="string">
            <text:p>NU-033</text:p>
          </table:table-cell>
          <table:table-cell office:value-type="float" office:value="-24.7953">
            <text:p>-24.795300</text:p>
          </table:table-cell>
          <table:table-cell office:value-type="float" office:value="34.5728">
            <text:p>34.572800</text:p>
          </table:table-cell>
          <table:table-cell table:number-columns-repeated="10"/>
          <table:table-cell table:formula="of:=VLOOKUP([.I1295];[NE.$F$2:.$Q$160];2;0)" office:value-type="float" office:value="172">
            <text:p>172</text:p>
          </table:table-cell>
          <table:table-cell office:value-type="float" office:value="172">
            <text:p>172</text:p>
          </table:table-cell>
          <table:table-cell table:number-columns-repeated="234"/>
        </table:table-row>
        <table:table-row table:style-name="ro2">
          <table:table-cell office:value-type="float" office:value="1295">
            <text:p>129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US-MOZ-01296</text:p>
          </table:table-cell>
          <table:table-cell office:value-type="float" office:value="1081408">
            <text:p>1081408</text:p>
          </table:table-cell>
          <table:table-cell office:value-type="string">
            <text:p>01081408</text:p>
          </table:table-cell>
          <table:table-cell office:value-type="string">
            <text:p>Cala</text:p>
          </table:table-cell>
          <table:table-cell office:value-type="float" office:value="12">
            <text:p>12</text:p>
          </table:table-cell>
          <table:table-cell office:value-type="string">
            <text:p>NU-033</text:p>
          </table:table-cell>
          <table:table-cell office:value-type="float" office:value="-24.59">
            <text:p>-24.590000</text:p>
          </table:table-cell>
          <table:table-cell office:value-type="float" office:value="35.0164">
            <text:p>35.016400</text:p>
          </table:table-cell>
          <table:table-cell table:number-columns-repeated="10"/>
          <table:table-cell table:formula="of:=VLOOKUP([.I1296];[NE.$F$2:.$Q$160];2;0)" office:value-type="float" office:value="172">
            <text:p>172</text:p>
          </table:table-cell>
          <table:table-cell office:value-type="float" office:value="172">
            <text:p>172</text:p>
          </table:table-cell>
          <table:table-cell table:number-columns-repeated="234"/>
        </table:table-row>
        <table:table-row table:style-name="ro2">
          <table:table-cell office:value-type="float" office:value="1296">
            <text:p>129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US-MOZ-01297</text:p>
          </table:table-cell>
          <table:table-cell office:value-type="float" office:value="1081409">
            <text:p>1081409</text:p>
          </table:table-cell>
          <table:table-cell office:value-type="string">
            <text:p>01081409</text:p>
          </table:table-cell>
          <table:table-cell office:value-type="string">
            <text:p>Maundene</text:p>
          </table:table-cell>
          <table:table-cell office:value-type="float" office:value="12">
            <text:p>12</text:p>
          </table:table-cell>
          <table:table-cell office:value-type="string">
            <text:p>NU-033</text:p>
          </table:table-cell>
          <table:table-cell office:value-type="float" office:value="-24.7156">
            <text:p>-24.715600</text:p>
          </table:table-cell>
          <table:table-cell office:value-type="float" office:value="34.4322">
            <text:p>34.432200</text:p>
          </table:table-cell>
          <table:table-cell table:number-columns-repeated="10"/>
          <table:table-cell table:formula="of:=VLOOKUP([.I1297];[NE.$F$2:.$Q$160];2;0)" office:value-type="float" office:value="172">
            <text:p>172</text:p>
          </table:table-cell>
          <table:table-cell office:value-type="float" office:value="172">
            <text:p>172</text:p>
          </table:table-cell>
          <table:table-cell table:number-columns-repeated="234"/>
        </table:table-row>
        <table:table-row table:style-name="ro2">
          <table:table-cell office:value-type="float" office:value="1297">
            <text:p>129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US-MOZ-01298</text:p>
          </table:table-cell>
          <table:table-cell office:value-type="float" office:value="1081410">
            <text:p>1081410</text:p>
          </table:table-cell>
          <table:table-cell office:value-type="string">
            <text:p>01081410</text:p>
          </table:table-cell>
          <table:table-cell office:value-type="string">
            <text:p>Zandamela</text:p>
          </table:table-cell>
          <table:table-cell office:value-type="float" office:value="12">
            <text:p>12</text:p>
          </table:table-cell>
          <table:table-cell office:value-type="string">
            <text:p>NU-033</text:p>
          </table:table-cell>
          <table:table-cell office:value-type="float" office:value="-24.7627">
            <text:p>-24.762700</text:p>
          </table:table-cell>
          <table:table-cell office:value-type="float" office:value="34.3502">
            <text:p>34.350200</text:p>
          </table:table-cell>
          <table:table-cell table:number-columns-repeated="10"/>
          <table:table-cell table:formula="of:=VLOOKUP([.I1298];[NE.$F$2:.$Q$160];2;0)" office:value-type="float" office:value="172">
            <text:p>172</text:p>
          </table:table-cell>
          <table:table-cell office:value-type="float" office:value="172">
            <text:p>172</text:p>
          </table:table-cell>
          <table:table-cell table:number-columns-repeated="234"/>
        </table:table-row>
        <table:table-row table:style-name="ro2">
          <table:table-cell office:value-type="float" office:value="1298">
            <text:p>129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US-MOZ-01299</text:p>
          </table:table-cell>
          <table:table-cell office:value-type="float" office:value="1081411">
            <text:p>1081411</text:p>
          </table:table-cell>
          <table:table-cell office:value-type="string">
            <text:p>01081411</text:p>
          </table:table-cell>
          <table:table-cell office:value-type="string">
            <text:p>Quissico</text:p>
          </table:table-cell>
          <table:table-cell office:value-type="float" office:value="11">
            <text:p>11</text:p>
          </table:table-cell>
          <table:table-cell office:value-type="string">
            <text:p>NU-033</text:p>
          </table:table-cell>
          <table:table-cell office:value-type="float" office:value="-24.715">
            <text:p>-24.715000</text:p>
          </table:table-cell>
          <table:table-cell office:value-type="float" office:value="34.7478">
            <text:p>34.747800</text:p>
          </table:table-cell>
          <table:table-cell table:number-columns-repeated="10"/>
          <table:table-cell table:formula="of:=VLOOKUP([.I1299];[NE.$F$2:.$Q$160];2;0)" office:value-type="float" office:value="172">
            <text:p>172</text:p>
          </table:table-cell>
          <table:table-cell office:value-type="float" office:value="172">
            <text:p>172</text:p>
          </table:table-cell>
          <table:table-cell table:number-columns-repeated="234"/>
        </table:table-row>
        <table:table-row table:style-name="ro2">
          <table:table-cell office:value-type="float" office:value="1299">
            <text:p>129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US-MOZ-01300</text:p>
          </table:table-cell>
          <table:table-cell office:value-type="float" office:value="1081412">
            <text:p>1081412</text:p>
          </table:table-cell>
          <table:table-cell office:value-type="string">
            <text:p>01081412</text:p>
          </table:table-cell>
          <table:table-cell office:value-type="string">
            <text:p>Chipole</text:p>
          </table:table-cell>
          <table:table-cell office:value-type="float" office:value="13">
            <text:p>13</text:p>
          </table:table-cell>
          <table:table-cell office:value-type="string">
            <text:p>NU-033</text:p>
          </table:table-cell>
          <table:table-cell office:value-type="float" office:value="-24.5825">
            <text:p>-24.582500</text:p>
          </table:table-cell>
          <table:table-cell office:value-type="float" office:value="34.8036">
            <text:p>34.803600</text:p>
          </table:table-cell>
          <table:table-cell table:number-columns-repeated="10"/>
          <table:table-cell table:formula="of:=VLOOKUP([.I1300];[NE.$F$2:.$Q$160];2;0)" office:value-type="float" office:value="172">
            <text:p>172</text:p>
          </table:table-cell>
          <table:table-cell office:value-type="float" office:value="172">
            <text:p>172</text:p>
          </table:table-cell>
          <table:table-cell table:number-columns-repeated="234"/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US-MOZ-01301</text:p>
          </table:table-cell>
          <table:table-cell office:value-type="float" office:value="1081413">
            <text:p>1081413</text:p>
          </table:table-cell>
          <table:table-cell office:value-type="string">
            <text:p>01081413</text:p>
          </table:table-cell>
          <table:table-cell office:value-type="string">
            <text:p>Mavila</text:p>
          </table:table-cell>
          <table:table-cell office:value-type="float" office:value="12">
            <text:p>12</text:p>
          </table:table-cell>
          <table:table-cell office:value-type="string">
            <text:p>NU-033</text:p>
          </table:table-cell>
          <table:table-cell office:value-type="float" office:value="-24.6319">
            <text:p>-24.631900</text:p>
          </table:table-cell>
          <table:table-cell office:value-type="float" office:value="34.5722">
            <text:p>34.572200</text:p>
          </table:table-cell>
          <table:table-cell table:number-columns-repeated="10"/>
          <table:table-cell table:formula="of:=VLOOKUP([.I1301];[NE.$F$2:.$Q$160];2;0)" office:value-type="float" office:value="172">
            <text:p>172</text:p>
          </table:table-cell>
          <table:table-cell office:value-type="float" office:value="172">
            <text:p>172</text:p>
          </table:table-cell>
          <table:table-cell table:number-columns-repeated="234"/>
        </table:table-row>
        <table:table-row table:style-name="ro2">
          <table:table-cell office:value-type="float" office:value="1301">
            <text:p>130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US-MOZ-01302</text:p>
          </table:table-cell>
          <table:table-cell office:value-type="float" office:value="1081415">
            <text:p>1081415</text:p>
          </table:table-cell>
          <table:table-cell office:value-type="string">
            <text:p>01081415</text:p>
          </table:table-cell>
          <table:table-cell office:value-type="string">
            <text:p>Muane</text:p>
          </table:table-cell>
          <table:table-cell office:value-type="float" office:value="12">
            <text:p>12</text:p>
          </table:table-cell>
          <table:table-cell office:value-type="string">
            <text:p>NU-033</text:p>
          </table:table-cell>
          <table:table-cell office:value-type="float" office:value="-24.5975">
            <text:p>-24.597500</text:p>
          </table:table-cell>
          <table:table-cell office:value-type="float" office:value="34.9211">
            <text:p>34.921100</text:p>
          </table:table-cell>
          <table:table-cell table:number-columns-repeated="10"/>
          <table:table-cell table:formula="of:=VLOOKUP([.I1302];[NE.$F$2:.$Q$160];2;0)" office:value-type="float" office:value="172">
            <text:p>172</text:p>
          </table:table-cell>
          <table:table-cell office:value-type="float" office:value="172">
            <text:p>172</text:p>
          </table:table-cell>
          <table:table-cell table:number-columns-repeated="234"/>
        </table:table-row>
        <table:table-row table:style-name="ro2">
          <table:table-cell office:value-type="float" office:value="1302">
            <text:p>130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US-MOZ-01303</text:p>
          </table:table-cell>
          <table:table-cell office:value-type="float" office:value="1081416">
            <text:p>1081416</text:p>
          </table:table-cell>
          <table:table-cell office:value-type="string">
            <text:p>01081416</text:p>
          </table:table-cell>
          <table:table-cell office:value-type="string">
            <text:p>Canda</text:p>
          </table:table-cell>
          <table:table-cell office:value-type="float" office:value="12">
            <text:p>12</text:p>
          </table:table-cell>
          <table:table-cell office:value-type="string">
            <text:p>NU-033</text:p>
          </table:table-cell>
          <table:table-cell office:value-type="float" office:value="-24.5889">
            <text:p>-24.588900</text:p>
          </table:table-cell>
          <table:table-cell office:value-type="float" office:value="34.8486">
            <text:p>34.848600</text:p>
          </table:table-cell>
          <table:table-cell table:number-columns-repeated="10"/>
          <table:table-cell table:formula="of:=VLOOKUP([.I1303];[NE.$F$2:.$Q$160];2;0)" office:value-type="float" office:value="172">
            <text:p>172</text:p>
          </table:table-cell>
          <table:table-cell office:value-type="float" office:value="172">
            <text:p>172</text:p>
          </table:table-cell>
          <table:table-cell table:number-columns-repeated="234"/>
        </table:table-row>
        <table:table-row table:style-name="ro2">
          <table:table-cell office:value-type="float" office:value="1303">
            <text:p>130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US-MOZ-01304</text:p>
          </table:table-cell>
          <table:table-cell office:value-type="float" office:value="1081414">
            <text:p>1081414</text:p>
          </table:table-cell>
          <table:table-cell office:value-type="string">
            <text:p>01081414</text:p>
          </table:table-cell>
          <table:table-cell office:value-type="string">
            <text:p>Maculuva</text:p>
          </table:table-cell>
          <table:table-cell office:value-type="float" office:value="12">
            <text:p>12</text:p>
          </table:table-cell>
          <table:table-cell office:value-type="string">
            <text:p>NU-033</text:p>
          </table:table-cell>
          <table:table-cell table:style-name="ce13" office:value-type="float" office:value="-24.697165">
            <text:p>-24.697165</text:p>
          </table:table-cell>
          <table:table-cell table:style-name="ce13" office:value-type="float" office:value="34.419671">
            <text:p>34.419671</text:p>
          </table:table-cell>
          <table:table-cell table:number-columns-repeated="10"/>
          <table:table-cell table:formula="of:=VLOOKUP([.I1304];[NE.$F$2:.$Q$160];2;0)" office:value-type="float" office:value="172">
            <text:p>172</text:p>
          </table:table-cell>
          <table:table-cell office:value-type="float" office:value="172">
            <text:p>172</text:p>
          </table:table-cell>
          <table:table-cell table:number-columns-repeated="234"/>
        </table:table-row>
        <table:table-row table:style-name="ro2">
          <table:table-cell office:value-type="float" office:value="1304">
            <text:p>130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US-MOZ-01305</text:p>
          </table:table-cell>
          <table:table-cell office:value-type="float" office:value="1081405">
            <text:p>1081405</text:p>
          </table:table-cell>
          <table:table-cell office:value-type="string">
            <text:p>01081405</text:p>
          </table:table-cell>
          <table:table-cell office:value-type="string">
            <text:p>Hospital De Quissico</text:p>
          </table:table-cell>
          <table:table-cell office:value-type="float" office:value="6">
            <text:p>6</text:p>
          </table:table-cell>
          <table:table-cell office:value-type="string">
            <text:p>NU-033</text:p>
          </table:table-cell>
          <table:table-cell office:value-type="float" office:value="-24.712205">
            <text:p>-24.712205</text:p>
          </table:table-cell>
          <table:table-cell office:value-type="float" office:value="34.439931">
            <text:p>34.439931</text:p>
          </table:table-cell>
          <table:table-cell table:number-columns-repeated="10"/>
          <table:table-cell table:formula="of:=VLOOKUP([.I1305];[NE.$F$2:.$Q$160];2;0)" office:value-type="float" office:value="172">
            <text:p>172</text:p>
          </table:table-cell>
          <table:table-cell office:value-type="float" office:value="172">
            <text:p>172</text:p>
          </table:table-cell>
          <table:table-cell table:number-columns-repeated="234"/>
        </table:table-row>
        <table:table-row table:style-name="ro2">
          <table:table-cell office:value-type="float" office:value="1305">
            <text:p>130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US-MOZ-01306</text:p>
          </table:table-cell>
          <table:table-cell office:value-type="float" office:value="1090100">
            <text:p>1090100</text:p>
          </table:table-cell>
          <table:table-cell office:value-type="string">
            <text:p>01090100</text:p>
          </table:table-cell>
          <table:table-cell office:value-type="string">
            <text:p>Xai Xai</text:p>
          </table:table-cell>
          <table:table-cell office:value-type="float" office:value="3">
            <text:p>3</text:p>
          </table:table-cell>
          <table:table-cell office:value-type="string">
            <text:p>NU-019</text:p>
          </table:table-cell>
          <table:table-cell office:value-type="float" office:value="-25.0683">
            <text:p>-25.068300</text:p>
          </table:table-cell>
          <table:table-cell office:value-type="float" office:value="33.6583">
            <text:p>33.658300</text:p>
          </table:table-cell>
          <table:table-cell table:number-columns-repeated="10"/>
          <table:table-cell table:formula="of:=VLOOKUP([.I1306];[NE.$F$2:.$Q$160];2;0)" office:value-type="float" office:value="155">
            <text:p>155</text:p>
          </table:table-cell>
          <table:table-cell office:value-type="float" office:value="155">
            <text:p>155</text:p>
          </table:table-cell>
          <table:table-cell table:number-columns-repeated="234"/>
        </table:table-row>
        <table:table-row table:style-name="ro2">
          <table:table-cell office:value-type="float" office:value="1306">
            <text:p>130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US-MOZ-01307</text:p>
          </table:table-cell>
          <table:table-cell office:value-type="float" office:value="1090106">
            <text:p>1090106</text:p>
          </table:table-cell>
          <table:table-cell office:value-type="string">
            <text:p>01090106</text:p>
          </table:table-cell>
          <table:table-cell office:value-type="string">
            <text:p>Marien Nguabi</text:p>
          </table:table-cell>
          <table:table-cell office:value-type="float" office:value="9">
            <text:p>9</text:p>
          </table:table-cell>
          <table:table-cell office:value-type="string">
            <text:p>NU-019</text:p>
          </table:table-cell>
          <table:table-cell office:value-type="float" office:value="-25.0469">
            <text:p>-25.046900</text:p>
          </table:table-cell>
          <table:table-cell office:value-type="float" office:value="33.6917">
            <text:p>33.691700</text:p>
          </table:table-cell>
          <table:table-cell table:number-columns-repeated="10"/>
          <table:table-cell table:formula="of:=VLOOKUP([.I1307];[NE.$F$2:.$Q$160];2;0)" office:value-type="float" office:value="155">
            <text:p>155</text:p>
          </table:table-cell>
          <table:table-cell office:value-type="float" office:value="155">
            <text:p>155</text:p>
          </table:table-cell>
          <table:table-cell table:number-columns-repeated="234"/>
        </table:table-row>
        <table:table-row table:style-name="ro2">
          <table:table-cell office:value-type="float" office:value="1307">
            <text:p>130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US-MOZ-01308</text:p>
          </table:table-cell>
          <table:table-cell office:value-type="float" office:value="1090107">
            <text:p>1090107</text:p>
          </table:table-cell>
          <table:table-cell office:value-type="string">
            <text:p>01090107</text:p>
          </table:table-cell>
          <table:table-cell office:value-type="string">
            <text:p>Cidade De Xai-Xai</text:p>
          </table:table-cell>
          <table:table-cell office:value-type="float" office:value="9">
            <text:p>9</text:p>
          </table:table-cell>
          <table:table-cell office:value-type="string">
            <text:p>NU-019</text:p>
          </table:table-cell>
          <table:table-cell office:value-type="float" office:value="-25.053226">
            <text:p>-25.053226</text:p>
          </table:table-cell>
          <table:table-cell office:value-type="float" office:value="33.643997">
            <text:p>33.643997</text:p>
          </table:table-cell>
          <table:table-cell table:number-columns-repeated="10"/>
          <table:table-cell table:formula="of:=VLOOKUP([.I1308];[NE.$F$2:.$Q$160];2;0)" office:value-type="float" office:value="155">
            <text:p>155</text:p>
          </table:table-cell>
          <table:table-cell office:value-type="float" office:value="155">
            <text:p>155</text:p>
          </table:table-cell>
          <table:table-cell table:number-columns-repeated="234"/>
        </table:table-row>
        <table:table-row table:style-name="ro2">
          <table:table-cell office:value-type="float" office:value="1308">
            <text:p>130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US-MOZ-01309</text:p>
          </table:table-cell>
          <table:table-cell office:value-type="float" office:value="1090108">
            <text:p>1090108</text:p>
          </table:table-cell>
          <table:table-cell office:value-type="string">
            <text:p>01090108</text:p>
          </table:table-cell>
          <table:table-cell office:value-type="string">
            <text:p>Patrice Lumumba</text:p>
          </table:table-cell>
          <table:table-cell office:value-type="float" office:value="9">
            <text:p>9</text:p>
          </table:table-cell>
          <table:table-cell office:value-type="string">
            <text:p>NU-019</text:p>
          </table:table-cell>
          <table:table-cell office:value-type="float" office:value="-25.0819">
            <text:p>-25.081900</text:p>
          </table:table-cell>
          <table:table-cell office:value-type="float" office:value="33.6664">
            <text:p>33.666400</text:p>
          </table:table-cell>
          <table:table-cell table:number-columns-repeated="10"/>
          <table:table-cell table:formula="of:=VLOOKUP([.I1309];[NE.$F$2:.$Q$160];2;0)" office:value-type="float" office:value="155">
            <text:p>155</text:p>
          </table:table-cell>
          <table:table-cell office:value-type="float" office:value="155">
            <text:p>155</text:p>
          </table:table-cell>
          <table:table-cell table:number-columns-repeated="234"/>
        </table:table-row>
        <table:table-row table:style-name="ro2">
          <table:table-cell office:value-type="float" office:value="1309">
            <text:p>130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US-MOZ-01310</text:p>
          </table:table-cell>
          <table:table-cell office:value-type="float" office:value="1090109">
            <text:p>1090109</text:p>
          </table:table-cell>
          <table:table-cell office:value-type="string">
            <text:p>01090109</text:p>
          </table:table-cell>
          <table:table-cell office:value-type="string">
            <text:p>Praia</text:p>
          </table:table-cell>
          <table:table-cell office:value-type="float" office:value="13">
            <text:p>13</text:p>
          </table:table-cell>
          <table:table-cell office:value-type="string">
            <text:p>NU-019</text:p>
          </table:table-cell>
          <table:table-cell office:value-type="float" office:value="-25.1156">
            <text:p>-25.115600</text:p>
          </table:table-cell>
          <table:table-cell office:value-type="float" office:value="33.7294">
            <text:p>33.729400</text:p>
          </table:table-cell>
          <table:table-cell table:number-columns-repeated="10"/>
          <table:table-cell table:formula="of:=VLOOKUP([.I1310];[NE.$F$2:.$Q$160];2;0)" office:value-type="float" office:value="155">
            <text:p>155</text:p>
          </table:table-cell>
          <table:table-cell office:value-type="float" office:value="155">
            <text:p>155</text:p>
          </table:table-cell>
          <table:table-cell table:number-columns-repeated="234"/>
        </table:table-row>
        <table:table-row table:style-name="ro2">
          <table:table-cell office:value-type="float" office:value="1310">
            <text:p>13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US-MOZ-01311</text:p>
          </table:table-cell>
          <table:table-cell office:value-type="float" office:value="1090113">
            <text:p>1090113</text:p>
          </table:table-cell>
          <table:table-cell office:value-type="string">
            <text:p>01090113</text:p>
          </table:table-cell>
          <table:table-cell office:value-type="string">
            <text:p>Marien Nguabi</text:p>
          </table:table-cell>
          <table:table-cell office:value-type="float" office:value="13">
            <text:p>13</text:p>
          </table:table-cell>
          <table:table-cell office:value-type="string">
            <text:p>NU-019</text:p>
          </table:table-cell>
          <table:table-cell office:value-type="float" office:value="-25.0597">
            <text:p>-25.059700</text:p>
          </table:table-cell>
          <table:table-cell office:value-type="float" office:value="33.7089">
            <text:p>33.708900</text:p>
          </table:table-cell>
          <table:table-cell table:number-columns-repeated="10"/>
          <table:table-cell table:formula="of:=VLOOKUP([.I1311];[NE.$F$2:.$Q$160];2;0)" office:value-type="float" office:value="155">
            <text:p>155</text:p>
          </table:table-cell>
          <table:table-cell office:value-type="float" office:value="155">
            <text:p>155</text:p>
          </table:table-cell>
          <table:table-cell table:number-columns-repeated="234"/>
        </table:table-row>
        <table:table-row table:style-name="ro2">
          <table:table-cell office:value-type="float" office:value="1311">
            <text:p>131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US-MOZ-01312</text:p>
          </table:table-cell>
          <table:table-cell office:value-type="float" office:value="1090206">
            <text:p>1090206</text:p>
          </table:table-cell>
          <table:table-cell office:value-type="string">
            <text:p>01090206</text:p>
          </table:table-cell>
          <table:table-cell office:value-type="string">
            <text:p>Macia</text:p>
          </table:table-cell>
          <table:table-cell office:value-type="float" office:value="11">
            <text:p>11</text:p>
          </table:table-cell>
          <table:table-cell office:value-type="string">
            <text:p>NU-020</text:p>
          </table:table-cell>
          <table:table-cell office:value-type="float" office:value="-25.0297">
            <text:p>-25.029700</text:p>
          </table:table-cell>
          <table:table-cell office:value-type="float" office:value="33.3628">
            <text:p>33.362800</text:p>
          </table:table-cell>
          <table:table-cell table:number-columns-repeated="10"/>
          <table:table-cell table:formula="of:=VLOOKUP([.I1312];[NE.$F$2:.$Q$160];2;0)" office:value-type="float" office:value="145">
            <text:p>145</text:p>
          </table:table-cell>
          <table:table-cell office:value-type="float" office:value="145">
            <text:p>145</text:p>
          </table:table-cell>
          <table:table-cell table:number-columns-repeated="234"/>
        </table:table-row>
        <table:table-row table:style-name="ro2">
          <table:table-cell office:value-type="float" office:value="1312">
            <text:p>131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US-MOZ-01313</text:p>
          </table:table-cell>
          <table:table-cell office:value-type="float" office:value="1090207">
            <text:p>1090207</text:p>
          </table:table-cell>
          <table:table-cell office:value-type="string">
            <text:p>01090207</text:p>
          </table:table-cell>
          <table:table-cell office:value-type="string">
            <text:p>Praia De Bilene</text:p>
          </table:table-cell>
          <table:table-cell office:value-type="float" office:value="12">
            <text:p>12</text:p>
          </table:table-cell>
          <table:table-cell office:value-type="string">
            <text:p>NU-020</text:p>
          </table:table-cell>
          <table:table-cell office:value-type="float" office:value="-25.2817">
            <text:p>-25.281700</text:p>
          </table:table-cell>
          <table:table-cell office:value-type="float" office:value="33.2519">
            <text:p>33.251900</text:p>
          </table:table-cell>
          <table:table-cell table:number-columns-repeated="10"/>
          <table:table-cell table:formula="of:=VLOOKUP([.I1313];[NE.$F$2:.$Q$160];2;0)" office:value-type="float" office:value="145">
            <text:p>145</text:p>
          </table:table-cell>
          <table:table-cell office:value-type="float" office:value="145">
            <text:p>145</text:p>
          </table:table-cell>
          <table:table-cell table:number-columns-repeated="234"/>
        </table:table-row>
        <table:table-row table:style-name="ro2">
          <table:table-cell office:value-type="float" office:value="1313">
            <text:p>131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US-MOZ-01314</text:p>
          </table:table-cell>
          <table:table-cell office:value-type="float" office:value="1090208">
            <text:p>1090208</text:p>
          </table:table-cell>
          <table:table-cell office:value-type="string">
            <text:p>01090208</text:p>
          </table:table-cell>
          <table:table-cell office:value-type="string">
            <text:p>Mamonho</text:p>
          </table:table-cell>
          <table:table-cell office:value-type="float" office:value="12">
            <text:p>12</text:p>
          </table:table-cell>
          <table:table-cell office:value-type="string">
            <text:p>NU-020</text:p>
          </table:table-cell>
          <table:table-cell office:value-type="float" office:value="-24.9533">
            <text:p>-24.953300</text:p>
          </table:table-cell>
          <table:table-cell office:value-type="float" office:value="33.0644">
            <text:p>33.064400</text:p>
          </table:table-cell>
          <table:table-cell table:number-columns-repeated="10"/>
          <table:table-cell table:formula="of:=VLOOKUP([.I1314];[NE.$F$2:.$Q$160];2;0)" office:value-type="float" office:value="145">
            <text:p>145</text:p>
          </table:table-cell>
          <table:table-cell office:value-type="float" office:value="145">
            <text:p>145</text:p>
          </table:table-cell>
          <table:table-cell table:number-columns-repeated="234"/>
        </table:table-row>
        <table:table-row table:style-name="ro2">
          <table:table-cell office:value-type="float" office:value="1314">
            <text:p>131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US-MOZ-01315</text:p>
          </table:table-cell>
          <table:table-cell office:value-type="float" office:value="1090209">
            <text:p>1090209</text:p>
          </table:table-cell>
          <table:table-cell office:value-type="string">
            <text:p>01090209</text:p>
          </table:table-cell>
          <table:table-cell office:value-type="string">
            <text:p>Chissano</text:p>
          </table:table-cell>
          <table:table-cell office:value-type="float" office:value="12">
            <text:p>12</text:p>
          </table:table-cell>
          <table:table-cell office:value-type="string">
            <text:p>NU-020</text:p>
          </table:table-cell>
          <table:table-cell office:value-type="float" office:value="-24.9333">
            <text:p>-24.933300</text:p>
          </table:table-cell>
          <table:table-cell office:value-type="float" office:value="33.3628">
            <text:p>33.362800</text:p>
          </table:table-cell>
          <table:table-cell table:number-columns-repeated="10"/>
          <table:table-cell table:formula="of:=VLOOKUP([.I1315];[NE.$F$2:.$Q$160];2;0)" office:value-type="float" office:value="145">
            <text:p>145</text:p>
          </table:table-cell>
          <table:table-cell office:value-type="float" office:value="145">
            <text:p>145</text:p>
          </table:table-cell>
          <table:table-cell table:number-columns-repeated="234"/>
        </table:table-row>
        <table:table-row table:style-name="ro2">
          <table:table-cell office:value-type="float" office:value="1315">
            <text:p>131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US-MOZ-01316</text:p>
          </table:table-cell>
          <table:table-cell office:value-type="float" office:value="1090210">
            <text:p>1090210</text:p>
          </table:table-cell>
          <table:table-cell office:value-type="string">
            <text:p>01090210</text:p>
          </table:table-cell>
          <table:table-cell office:value-type="string">
            <text:p>Incaia</text:p>
          </table:table-cell>
          <table:table-cell office:value-type="float" office:value="12">
            <text:p>12</text:p>
          </table:table-cell>
          <table:table-cell office:value-type="string">
            <text:p>NU-020</text:p>
          </table:table-cell>
          <table:table-cell office:value-type="float" office:value="-25.031916">
            <text:p>-25.031916</text:p>
          </table:table-cell>
          <table:table-cell office:value-type="float" office:value="33.098794">
            <text:p>33.098794</text:p>
          </table:table-cell>
          <table:table-cell table:number-columns-repeated="10"/>
          <table:table-cell table:formula="of:=VLOOKUP([.I1316];[NE.$F$2:.$Q$160];2;0)" office:value-type="float" office:value="145">
            <text:p>145</text:p>
          </table:table-cell>
          <table:table-cell office:value-type="float" office:value="145">
            <text:p>145</text:p>
          </table:table-cell>
          <table:table-cell table:number-columns-repeated="234"/>
        </table:table-row>
        <table:table-row table:style-name="ro2">
          <table:table-cell office:value-type="float" office:value="1316">
            <text:p>131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US-MOZ-01317</text:p>
          </table:table-cell>
          <table:table-cell office:value-type="float" office:value="1090211">
            <text:p>1090211</text:p>
          </table:table-cell>
          <table:table-cell office:value-type="string">
            <text:p>01090211</text:p>
          </table:table-cell>
          <table:table-cell office:value-type="string">
            <text:p>Licilo</text:p>
          </table:table-cell>
          <table:table-cell office:value-type="float" office:value="12">
            <text:p>12</text:p>
          </table:table-cell>
          <table:table-cell office:value-type="string">
            <text:p>NU-020</text:p>
          </table:table-cell>
          <table:table-cell office:value-type="float" office:value="-24.8608">
            <text:p>-24.860800</text:p>
          </table:table-cell>
          <table:table-cell office:value-type="float" office:value="33.4117">
            <text:p>33.411700</text:p>
          </table:table-cell>
          <table:table-cell table:number-columns-repeated="10"/>
          <table:table-cell table:formula="of:=VLOOKUP([.I1317];[NE.$F$2:.$Q$160];2;0)" office:value-type="float" office:value="145">
            <text:p>145</text:p>
          </table:table-cell>
          <table:table-cell office:value-type="float" office:value="145">
            <text:p>145</text:p>
          </table:table-cell>
          <table:table-cell table:number-columns-repeated="234"/>
        </table:table-row>
        <table:table-row table:style-name="ro2">
          <table:table-cell office:value-type="float" office:value="1317">
            <text:p>131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US-MOZ-01318</text:p>
          </table:table-cell>
          <table:table-cell office:value-type="float" office:value="1090212">
            <text:p>1090212</text:p>
          </table:table-cell>
          <table:table-cell office:value-type="string">
            <text:p>01090212</text:p>
          </table:table-cell>
          <table:table-cell office:value-type="string">
            <text:p>Mazivila</text:p>
          </table:table-cell>
          <table:table-cell office:value-type="float" office:value="12">
            <text:p>12</text:p>
          </table:table-cell>
          <table:table-cell office:value-type="string">
            <text:p>NU-020</text:p>
          </table:table-cell>
          <table:table-cell office:value-type="float" office:value="-24.8711">
            <text:p>-24.871100</text:p>
          </table:table-cell>
          <table:table-cell office:value-type="float" office:value="33.12">
            <text:p>33.120000</text:p>
          </table:table-cell>
          <table:table-cell table:number-columns-repeated="10"/>
          <table:table-cell table:formula="of:=VLOOKUP([.I1318];[NE.$F$2:.$Q$160];2;0)" office:value-type="float" office:value="145">
            <text:p>145</text:p>
          </table:table-cell>
          <table:table-cell office:value-type="float" office:value="145">
            <text:p>145</text:p>
          </table:table-cell>
          <table:table-cell table:number-columns-repeated="234"/>
        </table:table-row>
        <table:table-row table:style-name="ro2">
          <table:table-cell office:value-type="float" office:value="1318">
            <text:p>131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US-MOZ-01319</text:p>
          </table:table-cell>
          <table:table-cell office:value-type="float" office:value="1090213">
            <text:p>1090213</text:p>
          </table:table-cell>
          <table:table-cell office:value-type="string">
            <text:p>01090213</text:p>
          </table:table-cell>
          <table:table-cell office:value-type="string">
            <text:p>Messano</text:p>
          </table:table-cell>
          <table:table-cell office:value-type="float" office:value="12">
            <text:p>12</text:p>
          </table:table-cell>
          <table:table-cell office:value-type="string">
            <text:p>NU-020</text:p>
          </table:table-cell>
          <table:table-cell office:value-type="float" office:value="-25.0092">
            <text:p>-25.009200</text:p>
          </table:table-cell>
          <table:table-cell office:value-type="float" office:value="32.9847">
            <text:p>32.984700</text:p>
          </table:table-cell>
          <table:table-cell table:number-columns-repeated="10"/>
          <table:table-cell table:formula="of:=VLOOKUP([.I1319];[NE.$F$2:.$Q$160];2;0)" office:value-type="float" office:value="145">
            <text:p>145</text:p>
          </table:table-cell>
          <table:table-cell office:value-type="float" office:value="145">
            <text:p>145</text:p>
          </table:table-cell>
          <table:table-cell table:number-columns-repeated="234"/>
        </table:table-row>
        <table:table-row table:style-name="ro2">
          <table:table-cell office:value-type="float" office:value="1319">
            <text:p>131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US-MOZ-01320</text:p>
          </table:table-cell>
          <table:table-cell office:value-type="float" office:value="1090214">
            <text:p>1090214</text:p>
          </table:table-cell>
          <table:table-cell office:value-type="string">
            <text:p>01090214</text:p>
          </table:table-cell>
          <table:table-cell office:value-type="string">
            <text:p>Olombe</text:p>
          </table:table-cell>
          <table:table-cell office:value-type="float" office:value="12">
            <text:p>12</text:p>
          </table:table-cell>
          <table:table-cell office:value-type="string">
            <text:p>NU-020</text:p>
          </table:table-cell>
          <table:table-cell office:value-type="float" office:value="-24.8606">
            <text:p>-24.860600</text:p>
          </table:table-cell>
          <table:table-cell office:value-type="float" office:value="33.2836">
            <text:p>33.283600</text:p>
          </table:table-cell>
          <table:table-cell table:number-columns-repeated="10"/>
          <table:table-cell table:formula="of:=VLOOKUP([.I1320];[NE.$F$2:.$Q$160];2;0)" office:value-type="float" office:value="145">
            <text:p>145</text:p>
          </table:table-cell>
          <table:table-cell office:value-type="float" office:value="145">
            <text:p>145</text:p>
          </table:table-cell>
          <table:table-cell table:number-columns-repeated="234"/>
        </table:table-row>
        <table:table-row table:style-name="ro2">
          <table:table-cell office:value-type="float" office:value="1320">
            <text:p>132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US-MOZ-01321</text:p>
          </table:table-cell>
          <table:table-cell office:value-type="float" office:value="1090215">
            <text:p>1090215</text:p>
          </table:table-cell>
          <table:table-cell office:value-type="string">
            <text:p>01090215</text:p>
          </table:table-cell>
          <table:table-cell office:value-type="string">
            <text:p>Tuane</text:p>
          </table:table-cell>
          <table:table-cell office:value-type="float" office:value="12">
            <text:p>12</text:p>
          </table:table-cell>
          <table:table-cell office:value-type="string">
            <text:p>NU-020</text:p>
          </table:table-cell>
          <table:table-cell office:value-type="float" office:value="-25.0811">
            <text:p>-25.081100</text:p>
          </table:table-cell>
          <table:table-cell office:value-type="float" office:value="33.2578">
            <text:p>33.257800</text:p>
          </table:table-cell>
          <table:table-cell table:number-columns-repeated="10"/>
          <table:table-cell table:formula="of:=VLOOKUP([.I1321];[NE.$F$2:.$Q$160];2;0)" office:value-type="float" office:value="145">
            <text:p>145</text:p>
          </table:table-cell>
          <table:table-cell office:value-type="float" office:value="145">
            <text:p>145</text:p>
          </table:table-cell>
          <table:table-cell table:number-columns-repeated="234"/>
        </table:table-row>
        <table:table-row table:style-name="ro2">
          <table:table-cell office:value-type="float" office:value="1321">
            <text:p>132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US-MOZ-01322</text:p>
          </table:table-cell>
          <table:table-cell office:value-type="float" office:value="1090216">
            <text:p>1090216</text:p>
          </table:table-cell>
          <table:table-cell office:value-type="string">
            <text:p>01090216</text:p>
          </table:table-cell>
          <table:table-cell office:value-type="string">
            <text:p>Mangol</text:p>
          </table:table-cell>
          <table:table-cell office:value-type="float" office:value="12">
            <text:p>12</text:p>
          </table:table-cell>
          <table:table-cell office:value-type="string">
            <text:p>NU-020</text:p>
          </table:table-cell>
          <table:table-cell office:value-type="float" office:value="-25.1219">
            <text:p>-25.121900</text:p>
          </table:table-cell>
          <table:table-cell office:value-type="float" office:value="33.0894">
            <text:p>33.089400</text:p>
          </table:table-cell>
          <table:table-cell table:number-columns-repeated="10"/>
          <table:table-cell table:formula="of:=VLOOKUP([.I1322];[NE.$F$2:.$Q$160];2;0)" office:value-type="float" office:value="145">
            <text:p>145</text:p>
          </table:table-cell>
          <table:table-cell office:value-type="float" office:value="145">
            <text:p>145</text:p>
          </table:table-cell>
          <table:table-cell table:number-columns-repeated="234"/>
        </table:table-row>
        <table:table-row table:style-name="ro2">
          <table:table-cell office:value-type="float" office:value="1322">
            <text:p>132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US-MOZ-01323</text:p>
          </table:table-cell>
          <table:table-cell office:value-type="float" office:value="1090302">
            <text:p>1090302</text:p>
          </table:table-cell>
          <table:table-cell office:value-type="string">
            <text:p>01090302</text:p>
          </table:table-cell>
          <table:table-cell office:value-type="string">
            <text:p>Maqueze</text:p>
          </table:table-cell>
          <table:table-cell office:value-type="float" office:value="12">
            <text:p>12</text:p>
          </table:table-cell>
          <table:table-cell office:value-type="string">
            <text:p>NU-021</text:p>
          </table:table-cell>
          <table:table-cell office:value-type="float" office:value="-24.684285">
            <text:p>-24.684285</text:p>
          </table:table-cell>
          <table:table-cell office:value-type="float" office:value="33.532448">
            <text:p>33.532448</text:p>
          </table:table-cell>
          <table:table-cell table:number-columns-repeated="10"/>
          <table:table-cell table:formula="of:=VLOOKUP([.I1323];[NE.$F$2:.$Q$160];2;0)" office:value-type="float" office:value="146">
            <text:p>146</text:p>
          </table:table-cell>
          <table:table-cell office:value-type="float" office:value="146">
            <text:p>146</text:p>
          </table:table-cell>
          <table:table-cell table:number-columns-repeated="234"/>
        </table:table-row>
        <table:table-row table:style-name="ro2">
          <table:table-cell office:value-type="float" office:value="1323">
            <text:p>132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US-MOZ-01324</text:p>
          </table:table-cell>
          <table:table-cell office:value-type="float" office:value="1090301">
            <text:p>1090301</text:p>
          </table:table-cell>
          <table:table-cell office:value-type="string">
            <text:p>01090301</text:p>
          </table:table-cell>
          <table:table-cell office:value-type="string">
            <text:p>Chibuto Hr</text:p>
          </table:table-cell>
          <table:table-cell office:value-type="float" office:value="5">
            <text:p>5</text:p>
          </table:table-cell>
          <table:table-cell office:value-type="string">
            <text:p>NU-021</text:p>
          </table:table-cell>
          <table:table-cell office:value-type="float" office:value="-24.6894">
            <text:p>-24.689400</text:p>
          </table:table-cell>
          <table:table-cell office:value-type="float" office:value="33.5328">
            <text:p>33.532800</text:p>
          </table:table-cell>
          <table:table-cell table:number-columns-repeated="10"/>
          <table:table-cell table:formula="of:=VLOOKUP([.I1324];[NE.$F$2:.$Q$160];2;0)" office:value-type="float" office:value="146">
            <text:p>146</text:p>
          </table:table-cell>
          <table:table-cell office:value-type="float" office:value="146">
            <text:p>146</text:p>
          </table:table-cell>
          <table:table-cell table:number-columns-repeated="234"/>
        </table:table-row>
        <table:table-row table:style-name="ro2">
          <table:table-cell office:value-type="float" office:value="1324">
            <text:p>132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US-MOZ-01325</text:p>
          </table:table-cell>
          <table:table-cell office:value-type="float" office:value="1090306">
            <text:p>1090306</text:p>
          </table:table-cell>
          <table:table-cell office:value-type="string">
            <text:p>01090306</text:p>
          </table:table-cell>
          <table:table-cell office:value-type="string">
            <text:p>Cidade Chibuto</text:p>
          </table:table-cell>
          <table:table-cell office:value-type="float" office:value="12">
            <text:p>12</text:p>
          </table:table-cell>
          <table:table-cell office:value-type="string">
            <text:p>NU-021</text:p>
          </table:table-cell>
          <table:table-cell office:value-type="float" office:value="-24.6906">
            <text:p>-24.690600</text:p>
          </table:table-cell>
          <table:table-cell office:value-type="float" office:value="33.5406">
            <text:p>33.540600</text:p>
          </table:table-cell>
          <table:table-cell table:number-columns-repeated="10"/>
          <table:table-cell table:formula="of:=VLOOKUP([.I1325];[NE.$F$2:.$Q$160];2;0)" office:value-type="float" office:value="146">
            <text:p>146</text:p>
          </table:table-cell>
          <table:table-cell office:value-type="float" office:value="146">
            <text:p>146</text:p>
          </table:table-cell>
          <table:table-cell table:number-columns-repeated="234"/>
        </table:table-row>
        <table:table-row table:style-name="ro2">
          <table:table-cell office:value-type="float" office:value="1325">
            <text:p>132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US-MOZ-01326</text:p>
          </table:table-cell>
          <table:table-cell office:value-type="float" office:value="1090307">
            <text:p>1090307</text:p>
          </table:table-cell>
          <table:table-cell office:value-type="string">
            <text:p>01090307</text:p>
          </table:table-cell>
          <table:table-cell office:value-type="string">
            <text:p>Alto Changane</text:p>
          </table:table-cell>
          <table:table-cell office:value-type="float" office:value="12">
            <text:p>12</text:p>
          </table:table-cell>
          <table:table-cell office:value-type="string">
            <text:p>NU-021</text:p>
          </table:table-cell>
          <table:table-cell office:value-type="float" office:value="-24.3097">
            <text:p>-24.309700</text:p>
          </table:table-cell>
          <table:table-cell office:value-type="float" office:value="33.63">
            <text:p>33.630000</text:p>
          </table:table-cell>
          <table:table-cell table:number-columns-repeated="10"/>
          <table:table-cell table:formula="of:=VLOOKUP([.I1326];[NE.$F$2:.$Q$160];2;0)" office:value-type="float" office:value="146">
            <text:p>146</text:p>
          </table:table-cell>
          <table:table-cell office:value-type="float" office:value="146">
            <text:p>146</text:p>
          </table:table-cell>
          <table:table-cell table:number-columns-repeated="234"/>
        </table:table-row>
        <table:table-row table:style-name="ro2">
          <table:table-cell office:value-type="float" office:value="1326">
            <text:p>132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US-MOZ-01327</text:p>
          </table:table-cell>
          <table:table-cell office:value-type="float" office:value="1090308">
            <text:p>1090308</text:p>
          </table:table-cell>
          <table:table-cell office:value-type="string">
            <text:p>01090308</text:p>
          </table:table-cell>
          <table:table-cell office:value-type="string">
            <text:p>Chipadja</text:p>
          </table:table-cell>
          <table:table-cell office:value-type="float" office:value="12">
            <text:p>12</text:p>
          </table:table-cell>
          <table:table-cell office:value-type="string">
            <text:p>NU-021</text:p>
          </table:table-cell>
          <table:table-cell office:value-type="float" office:value="-24.5731">
            <text:p>-24.573100</text:p>
          </table:table-cell>
          <table:table-cell office:value-type="float" office:value="33.7569">
            <text:p>33.756900</text:p>
          </table:table-cell>
          <table:table-cell table:number-columns-repeated="10"/>
          <table:table-cell table:formula="of:=VLOOKUP([.I1327];[NE.$F$2:.$Q$160];2;0)" office:value-type="float" office:value="146">
            <text:p>146</text:p>
          </table:table-cell>
          <table:table-cell office:value-type="float" office:value="146">
            <text:p>146</text:p>
          </table:table-cell>
          <table:table-cell table:number-columns-repeated="234"/>
        </table:table-row>
        <table:table-row table:style-name="ro2">
          <table:table-cell office:value-type="float" office:value="1327">
            <text:p>132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US-MOZ-01328</text:p>
          </table:table-cell>
          <table:table-cell office:value-type="float" office:value="1090309">
            <text:p>1090309</text:p>
          </table:table-cell>
          <table:table-cell office:value-type="string">
            <text:p>01090309</text:p>
          </table:table-cell>
          <table:table-cell office:value-type="string">
            <text:p>Malehice</text:p>
          </table:table-cell>
          <table:table-cell office:value-type="float" office:value="12">
            <text:p>12</text:p>
          </table:table-cell>
          <table:table-cell office:value-type="string">
            <text:p>NU-021</text:p>
          </table:table-cell>
          <table:table-cell office:value-type="float" office:value="-24.7522">
            <text:p>-24.752200</text:p>
          </table:table-cell>
          <table:table-cell office:value-type="float" office:value="33.67">
            <text:p>33.670000</text:p>
          </table:table-cell>
          <table:table-cell table:number-columns-repeated="10"/>
          <table:table-cell table:formula="of:=VLOOKUP([.I1328];[NE.$F$2:.$Q$160];2;0)" office:value-type="float" office:value="146">
            <text:p>146</text:p>
          </table:table-cell>
          <table:table-cell office:value-type="float" office:value="146">
            <text:p>146</text:p>
          </table:table-cell>
          <table:table-cell table:number-columns-repeated="234"/>
        </table:table-row>
        <table:table-row table:style-name="ro2">
          <table:table-cell office:value-type="float" office:value="1328">
            <text:p>132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US-MOZ-01329</text:p>
          </table:table-cell>
          <table:table-cell office:value-type="float" office:value="1090310">
            <text:p>1090310</text:p>
          </table:table-cell>
          <table:table-cell office:value-type="string">
            <text:p>01090310</text:p>
          </table:table-cell>
          <table:table-cell office:value-type="string">
            <text:p>Muxaxane</text:p>
          </table:table-cell>
          <table:table-cell office:value-type="float" office:value="12">
            <text:p>12</text:p>
          </table:table-cell>
          <table:table-cell office:value-type="string">
            <text:p>NU-021</text:p>
          </table:table-cell>
          <table:table-cell office:value-type="float" office:value="-24.7042">
            <text:p>-24.704200</text:p>
          </table:table-cell>
          <table:table-cell office:value-type="float" office:value="33.7042">
            <text:p>33.704200</text:p>
          </table:table-cell>
          <table:table-cell table:number-columns-repeated="10"/>
          <table:table-cell table:formula="of:=VLOOKUP([.I1329];[NE.$F$2:.$Q$160];2;0)" office:value-type="float" office:value="146">
            <text:p>146</text:p>
          </table:table-cell>
          <table:table-cell office:value-type="float" office:value="146">
            <text:p>146</text:p>
          </table:table-cell>
          <table:table-cell table:number-columns-repeated="234"/>
        </table:table-row>
        <table:table-row table:style-name="ro2">
          <table:table-cell office:value-type="float" office:value="1329">
            <text:p>132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US-MOZ-01330</text:p>
          </table:table-cell>
          <table:table-cell office:value-type="float" office:value="1090311">
            <text:p>1090311</text:p>
          </table:table-cell>
          <table:table-cell office:value-type="string">
            <text:p>01090311</text:p>
          </table:table-cell>
          <table:table-cell office:value-type="string">
            <text:p>Maivene</text:p>
          </table:table-cell>
          <table:table-cell office:value-type="float" office:value="12">
            <text:p>12</text:p>
          </table:table-cell>
          <table:table-cell office:value-type="string">
            <text:p>NU-021</text:p>
          </table:table-cell>
          <table:table-cell office:value-type="float" office:value="-24.68">
            <text:p>-24.680000</text:p>
          </table:table-cell>
          <table:table-cell office:value-type="float" office:value="33.7872">
            <text:p>33.787200</text:p>
          </table:table-cell>
          <table:table-cell table:number-columns-repeated="10"/>
          <table:table-cell table:formula="of:=VLOOKUP([.I1330];[NE.$F$2:.$Q$160];2;0)" office:value-type="float" office:value="146">
            <text:p>146</text:p>
          </table:table-cell>
          <table:table-cell office:value-type="float" office:value="146">
            <text:p>146</text:p>
          </table:table-cell>
          <table:table-cell table:number-columns-repeated="234"/>
        </table:table-row>
        <table:table-row table:style-name="ro2">
          <table:table-cell office:value-type="float" office:value="1330">
            <text:p>133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US-MOZ-01331</text:p>
          </table:table-cell>
          <table:table-cell office:value-type="float" office:value="1090312">
            <text:p>1090312</text:p>
          </table:table-cell>
          <table:table-cell office:value-type="string">
            <text:p>01090312</text:p>
          </table:table-cell>
          <table:table-cell office:value-type="string">
            <text:p>Chaimite</text:p>
          </table:table-cell>
          <table:table-cell office:value-type="float" office:value="12">
            <text:p>12</text:p>
          </table:table-cell>
          <table:table-cell office:value-type="string">
            <text:p>NU-021</text:p>
          </table:table-cell>
          <table:table-cell office:value-type="float" office:value="-24.6625">
            <text:p>-24.662500</text:p>
          </table:table-cell>
          <table:table-cell office:value-type="float" office:value="33.3458">
            <text:p>33.345800</text:p>
          </table:table-cell>
          <table:table-cell table:number-columns-repeated="10"/>
          <table:table-cell table:formula="of:=VLOOKUP([.I1331];[NE.$F$2:.$Q$160];2;0)" office:value-type="float" office:value="146">
            <text:p>146</text:p>
          </table:table-cell>
          <table:table-cell office:value-type="float" office:value="146">
            <text:p>146</text:p>
          </table:table-cell>
          <table:table-cell table:number-columns-repeated="234"/>
        </table:table-row>
        <table:table-row table:style-name="ro2">
          <table:table-cell office:value-type="float" office:value="1331">
            <text:p>133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US-MOZ-01332</text:p>
          </table:table-cell>
          <table:table-cell office:value-type="float" office:value="1090313">
            <text:p>1090313</text:p>
          </table:table-cell>
          <table:table-cell office:value-type="string">
            <text:p>01090313</text:p>
          </table:table-cell>
          <table:table-cell office:value-type="string">
            <text:p>Chimundo</text:p>
          </table:table-cell>
          <table:table-cell office:value-type="float" office:value="12">
            <text:p>12</text:p>
          </table:table-cell>
          <table:table-cell office:value-type="string">
            <text:p>NU-021</text:p>
          </table:table-cell>
          <table:table-cell office:value-type="float" office:value="-24.7017">
            <text:p>-24.701700</text:p>
          </table:table-cell>
          <table:table-cell office:value-type="float" office:value="33.5739">
            <text:p>33.573900</text:p>
          </table:table-cell>
          <table:table-cell table:number-columns-repeated="10"/>
          <table:table-cell table:formula="of:=VLOOKUP([.I1332];[NE.$F$2:.$Q$160];2;0)" office:value-type="float" office:value="146">
            <text:p>146</text:p>
          </table:table-cell>
          <table:table-cell office:value-type="float" office:value="146">
            <text:p>146</text:p>
          </table:table-cell>
          <table:table-cell table:number-columns-repeated="234"/>
        </table:table-row>
        <table:table-row table:style-name="ro2">
          <table:table-cell office:value-type="float" office:value="1332">
            <text:p>133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US-MOZ-01333</text:p>
          </table:table-cell>
          <table:table-cell office:value-type="float" office:value="1090303">
            <text:p>1090303</text:p>
          </table:table-cell>
          <table:table-cell office:value-type="string">
            <text:p>01090303</text:p>
          </table:table-cell>
          <table:table-cell office:value-type="string">
            <text:p>Vila Do Milénio</text:p>
          </table:table-cell>
          <table:table-cell office:value-type="float" office:value="13">
            <text:p>13</text:p>
          </table:table-cell>
          <table:table-cell office:value-type="string">
            <text:p>NU-021</text:p>
          </table:table-cell>
          <table:table-cell office:value-type="float" office:value="-24.686657">
            <text:p>-24.686657</text:p>
          </table:table-cell>
          <table:table-cell office:value-type="float" office:value="33.533448">
            <text:p>33.533448</text:p>
          </table:table-cell>
          <table:table-cell table:number-columns-repeated="10"/>
          <table:table-cell table:formula="of:=VLOOKUP([.I1333];[NE.$F$2:.$Q$160];2;0)" office:value-type="float" office:value="146">
            <text:p>146</text:p>
          </table:table-cell>
          <table:table-cell office:value-type="float" office:value="146">
            <text:p>146</text:p>
          </table:table-cell>
          <table:table-cell table:number-columns-repeated="234"/>
        </table:table-row>
        <table:table-row table:style-name="ro2">
          <table:table-cell office:value-type="float" office:value="1333">
            <text:p>133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US-MOZ-01334</text:p>
          </table:table-cell>
          <table:table-cell office:value-type="float" office:value="1090314">
            <text:p>1090314</text:p>
          </table:table-cell>
          <table:table-cell office:value-type="string">
            <text:p>01090314</text:p>
          </table:table-cell>
          <table:table-cell office:value-type="string">
            <text:p>Nwavaquene</text:p>
          </table:table-cell>
          <table:table-cell office:value-type="float" office:value="12">
            <text:p>12</text:p>
          </table:table-cell>
          <table:table-cell office:value-type="string">
            <text:p>NU-021</text:p>
          </table:table-cell>
          <table:table-cell office:value-type="float" office:value="-24.8175">
            <text:p>-24.817500</text:p>
          </table:table-cell>
          <table:table-cell office:value-type="float" office:value="33.7662">
            <text:p>33.766200</text:p>
          </table:table-cell>
          <table:table-cell table:number-columns-repeated="10"/>
          <table:table-cell table:formula="of:=VLOOKUP([.I1334];[NE.$F$2:.$Q$160];2;0)" office:value-type="float" office:value="146">
            <text:p>146</text:p>
          </table:table-cell>
          <table:table-cell office:value-type="float" office:value="146">
            <text:p>146</text:p>
          </table:table-cell>
          <table:table-cell table:number-columns-repeated="234"/>
        </table:table-row>
        <table:table-row table:style-name="ro2">
          <table:table-cell office:value-type="float" office:value="1334">
            <text:p>133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US-MOZ-01335</text:p>
          </table:table-cell>
          <table:table-cell office:value-type="float" office:value="1090304">
            <text:p>1090304</text:p>
          </table:table-cell>
          <table:table-cell office:value-type="string">
            <text:p>01090304</text:p>
          </table:table-cell>
          <table:table-cell office:value-type="string">
            <text:p>Celula Mussavene</text:p>
          </table:table-cell>
          <table:table-cell office:value-type="float" office:value="9">
            <text:p>9</text:p>
          </table:table-cell>
          <table:table-cell office:value-type="string">
            <text:p>NU-021</text:p>
          </table:table-cell>
          <table:table-cell office:value-type="float" office:value="-24.683342">
            <text:p>-24.683342</text:p>
          </table:table-cell>
          <table:table-cell office:value-type="float" office:value="33.533331">
            <text:p>33.533331</text:p>
          </table:table-cell>
          <table:table-cell table:number-columns-repeated="10"/>
          <table:table-cell table:formula="of:=VLOOKUP([.I1335];[NE.$F$2:.$Q$160];2;0)" office:value-type="float" office:value="146">
            <text:p>146</text:p>
          </table:table-cell>
          <table:table-cell office:value-type="float" office:value="146">
            <text:p>146</text:p>
          </table:table-cell>
          <table:table-cell table:number-columns-repeated="234"/>
        </table:table-row>
        <table:table-row table:style-name="ro2">
          <table:table-cell office:value-type="float" office:value="1335">
            <text:p>133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US-MOZ-01336</text:p>
          </table:table-cell>
          <table:table-cell office:value-type="float" office:value="1090305">
            <text:p>1090305</text:p>
          </table:table-cell>
          <table:table-cell office:value-type="string">
            <text:p>01090305</text:p>
          </table:table-cell>
          <table:table-cell office:value-type="string">
            <text:p>Coca Missava</text:p>
          </table:table-cell>
          <table:table-cell office:value-type="float" office:value="9">
            <text:p>9</text:p>
          </table:table-cell>
          <table:table-cell office:value-type="string">
            <text:p>NU-021</text:p>
          </table:table-cell>
          <table:table-cell office:value-type="float" office:value="-24.67507">
            <text:p>-24.675070</text:p>
          </table:table-cell>
          <table:table-cell office:value-type="float" office:value="33.561245">
            <text:p>33.561245</text:p>
          </table:table-cell>
          <table:table-cell table:number-columns-repeated="10"/>
          <table:table-cell table:formula="of:=VLOOKUP([.I1336];[NE.$F$2:.$Q$160];2;0)" office:value-type="float" office:value="146">
            <text:p>146</text:p>
          </table:table-cell>
          <table:table-cell office:value-type="float" office:value="146">
            <text:p>146</text:p>
          </table:table-cell>
          <table:table-cell table:number-columns-repeated="234"/>
        </table:table-row>
        <table:table-row table:style-name="ro2">
          <table:table-cell office:value-type="float" office:value="1336">
            <text:p>133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US-MOZ-01337</text:p>
          </table:table-cell>
          <table:table-cell office:value-type="float" office:value="1090315">
            <text:p>1090315</text:p>
          </table:table-cell>
          <table:table-cell office:value-type="string">
            <text:p>01090315</text:p>
          </table:table-cell>
          <table:table-cell office:value-type="string">
            <text:p>Mukhotwene</text:p>
          </table:table-cell>
          <table:table-cell office:value-type="float" office:value="12">
            <text:p>12</text:p>
          </table:table-cell>
          <table:table-cell office:value-type="string">
            <text:p>NU-021</text:p>
          </table:table-cell>
          <table:table-cell office:value-type="float" office:value="-24.692741">
            <text:p>-24.692741</text:p>
          </table:table-cell>
          <table:table-cell office:value-type="float" office:value="33.526867">
            <text:p>33.526867</text:p>
          </table:table-cell>
          <table:table-cell table:number-columns-repeated="10"/>
          <table:table-cell table:formula="of:=VLOOKUP([.I1337];[NE.$F$2:.$Q$160];2;0)" office:value-type="float" office:value="146">
            <text:p>146</text:p>
          </table:table-cell>
          <table:table-cell office:value-type="float" office:value="146">
            <text:p>146</text:p>
          </table:table-cell>
          <table:table-cell table:number-columns-repeated="234"/>
        </table:table-row>
        <table:table-row table:style-name="ro2">
          <table:table-cell office:value-type="float" office:value="1337">
            <text:p>133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US-MOZ-01338</text:p>
          </table:table-cell>
          <table:table-cell office:value-type="float" office:value="1090317">
            <text:p>1090317</text:p>
          </table:table-cell>
          <table:table-cell office:value-type="string">
            <text:p>01090317</text:p>
          </table:table-cell>
          <table:table-cell office:value-type="string">
            <text:p>Changanine</text:p>
          </table:table-cell>
          <table:table-cell office:value-type="float" office:value="12">
            <text:p>12</text:p>
          </table:table-cell>
          <table:table-cell office:value-type="string">
            <text:p>NU-021</text:p>
          </table:table-cell>
          <table:table-cell office:value-type="float" office:value="-24.1128">
            <text:p>-24.112800</text:p>
          </table:table-cell>
          <table:table-cell office:value-type="float" office:value="33.7797">
            <text:p>33.779700</text:p>
          </table:table-cell>
          <table:table-cell table:number-columns-repeated="10"/>
          <table:table-cell table:formula="of:=VLOOKUP([.I1338];[NE.$F$2:.$Q$160];2;0)" office:value-type="float" office:value="146">
            <text:p>146</text:p>
          </table:table-cell>
          <table:table-cell office:value-type="float" office:value="146">
            <text:p>146</text:p>
          </table:table-cell>
          <table:table-cell table:number-columns-repeated="234"/>
        </table:table-row>
        <table:table-row table:style-name="ro2">
          <table:table-cell office:value-type="float" office:value="1338">
            <text:p>133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US-MOZ-01339</text:p>
          </table:table-cell>
          <table:table-cell office:value-type="float" office:value="1090318">
            <text:p>1090318</text:p>
          </table:table-cell>
          <table:table-cell office:value-type="string">
            <text:p>01090318</text:p>
          </table:table-cell>
          <table:table-cell office:value-type="string">
            <text:p>Meboi</text:p>
          </table:table-cell>
          <table:table-cell office:value-type="float" office:value="12">
            <text:p>12</text:p>
          </table:table-cell>
          <table:table-cell office:value-type="string">
            <text:p>NU-021</text:p>
          </table:table-cell>
          <table:table-cell office:value-type="float" office:value="-24.692417">
            <text:p>-24.692417</text:p>
          </table:table-cell>
          <table:table-cell office:value-type="float" office:value="33.527591">
            <text:p>33.527591</text:p>
          </table:table-cell>
          <table:table-cell table:number-columns-repeated="10"/>
          <table:table-cell table:formula="of:=VLOOKUP([.I1339];[NE.$F$2:.$Q$160];2;0)" office:value-type="float" office:value="146">
            <text:p>146</text:p>
          </table:table-cell>
          <table:table-cell office:value-type="float" office:value="146">
            <text:p>146</text:p>
          </table:table-cell>
          <table:table-cell table:number-columns-repeated="234"/>
        </table:table-row>
        <table:table-row table:style-name="ro2">
          <table:table-cell office:value-type="float" office:value="1339">
            <text:p>133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US-MOZ-01340</text:p>
          </table:table-cell>
          <table:table-cell office:value-type="float" office:value="1090406">
            <text:p>1090406</text:p>
          </table:table-cell>
          <table:table-cell office:value-type="string">
            <text:p>01090906</text:p>
          </table:table-cell>
          <table:table-cell office:value-type="string">
            <text:p>Chidulo</text:p>
          </table:table-cell>
          <table:table-cell office:value-type="float" office:value="13">
            <text:p>13</text:p>
          </table:table-cell>
          <table:table-cell office:value-type="string">
            <text:p>NU-022</text:p>
          </table:table-cell>
          <table:table-cell office:value-type="float" office:value="-22.2653">
            <text:p>-22.265300</text:p>
          </table:table-cell>
          <table:table-cell office:value-type="float" office:value="32.5283">
            <text:p>32.528300</text:p>
          </table:table-cell>
          <table:table-cell table:number-columns-repeated="10"/>
          <table:table-cell table:formula="of:=VLOOKUP([.I1340];[NE.$F$2:.$Q$160];2;0)" office:value-type="float" office:value="147">
            <text:p>147</text:p>
          </table:table-cell>
          <table:table-cell office:value-type="float" office:value="147">
            <text:p>147</text:p>
          </table:table-cell>
          <table:table-cell table:number-columns-repeated="234"/>
        </table:table-row>
        <table:table-row table:style-name="ro2">
          <table:table-cell office:value-type="float" office:value="1340">
            <text:p>134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US-MOZ-01341</text:p>
          </table:table-cell>
          <table:table-cell office:value-type="float" office:value="1090407">
            <text:p>1090407</text:p>
          </table:table-cell>
          <table:table-cell office:value-type="string">
            <text:p>01090907</text:p>
          </table:table-cell>
          <table:table-cell office:value-type="string">
            <text:p>Mahatlane</text:p>
          </table:table-cell>
          <table:table-cell office:value-type="float" office:value="12">
            <text:p>12</text:p>
          </table:table-cell>
          <table:table-cell office:value-type="string">
            <text:p>NU-022</text:p>
          </table:table-cell>
          <table:table-cell office:value-type="float" office:value="-21.9694">
            <text:p>-21.969400</text:p>
          </table:table-cell>
          <table:table-cell office:value-type="float" office:value="32.1147">
            <text:p>32.114700</text:p>
          </table:table-cell>
          <table:table-cell table:number-columns-repeated="10"/>
          <table:table-cell table:formula="of:=VLOOKUP([.I1341];[NE.$F$2:.$Q$160];2;0)" office:value-type="float" office:value="147">
            <text:p>147</text:p>
          </table:table-cell>
          <table:table-cell office:value-type="float" office:value="147">
            <text:p>147</text:p>
          </table:table-cell>
          <table:table-cell table:number-columns-repeated="234"/>
        </table:table-row>
        <table:table-row table:style-name="ro2">
          <table:table-cell office:value-type="float" office:value="1341">
            <text:p>134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US-MOZ-01342</text:p>
          </table:table-cell>
          <table:table-cell office:value-type="float" office:value="1090408">
            <text:p>1090408</text:p>
          </table:table-cell>
          <table:table-cell office:value-type="string">
            <text:p>01090908</text:p>
          </table:table-cell>
          <table:table-cell office:value-type="string">
            <text:p>Mapai</text:p>
          </table:table-cell>
          <table:table-cell office:value-type="float" office:value="12">
            <text:p>12</text:p>
          </table:table-cell>
          <table:table-cell office:value-type="string">
            <text:p>NU-022</text:p>
          </table:table-cell>
          <table:table-cell office:value-type="float" office:value="-22.7322">
            <text:p>-22.732200</text:p>
          </table:table-cell>
          <table:table-cell office:value-type="float" office:value="32.0608">
            <text:p>32.060800</text:p>
          </table:table-cell>
          <table:table-cell table:number-columns-repeated="10"/>
          <table:table-cell table:formula="of:=VLOOKUP([.I1342];[NE.$F$2:.$Q$160];2;0)" office:value-type="float" office:value="147">
            <text:p>147</text:p>
          </table:table-cell>
          <table:table-cell office:value-type="float" office:value="147">
            <text:p>147</text:p>
          </table:table-cell>
          <table:table-cell table:number-columns-repeated="234"/>
        </table:table-row>
        <table:table-row table:style-name="ro2">
          <table:table-cell office:value-type="float" office:value="1342">
            <text:p>134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US-MOZ-01343</text:p>
          </table:table-cell>
          <table:table-cell office:value-type="float" office:value="1090409">
            <text:p>1090409</text:p>
          </table:table-cell>
          <table:table-cell office:value-type="string">
            <text:p>01090909</text:p>
          </table:table-cell>
          <table:table-cell office:value-type="string">
            <text:p>Mapai-Ngala</text:p>
          </table:table-cell>
          <table:table-cell office:value-type="float" office:value="13">
            <text:p>13</text:p>
          </table:table-cell>
          <table:table-cell office:value-type="string">
            <text:p>NU-022</text:p>
          </table:table-cell>
          <table:table-cell office:value-type="float" office:value="-22.8467">
            <text:p>-22.846700</text:p>
          </table:table-cell>
          <table:table-cell office:value-type="float" office:value="31.9656">
            <text:p>31.965600</text:p>
          </table:table-cell>
          <table:table-cell table:number-columns-repeated="10"/>
          <table:table-cell table:formula="of:=VLOOKUP([.I1343];[NE.$F$2:.$Q$160];2;0)" office:value-type="float" office:value="147">
            <text:p>147</text:p>
          </table:table-cell>
          <table:table-cell office:value-type="float" office:value="147">
            <text:p>147</text:p>
          </table:table-cell>
          <table:table-cell table:number-columns-repeated="234"/>
        </table:table-row>
        <table:table-row table:style-name="ro2">
          <table:table-cell office:value-type="float" office:value="1343">
            <text:p>134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US-MOZ-01344</text:p>
          </table:table-cell>
          <table:table-cell office:value-type="float" office:value="1090410">
            <text:p>1090410</text:p>
          </table:table-cell>
          <table:table-cell office:value-type="string">
            <text:p>01090910</text:p>
          </table:table-cell>
          <table:table-cell office:value-type="string">
            <text:p>Mepuzi</text:p>
          </table:table-cell>
          <table:table-cell office:value-type="float" office:value="12">
            <text:p>12</text:p>
          </table:table-cell>
          <table:table-cell office:value-type="string">
            <text:p>NU-022</text:p>
          </table:table-cell>
          <table:table-cell office:value-type="float" office:value="-23.0672">
            <text:p>-23.067200</text:p>
          </table:table-cell>
          <table:table-cell office:value-type="float" office:value="32.2219">
            <text:p>32.221900</text:p>
          </table:table-cell>
          <table:table-cell table:number-columns-repeated="10"/>
          <table:table-cell table:formula="of:=VLOOKUP([.I1344];[NE.$F$2:.$Q$160];2;0)" office:value-type="float" office:value="147">
            <text:p>147</text:p>
          </table:table-cell>
          <table:table-cell office:value-type="float" office:value="147">
            <text:p>147</text:p>
          </table:table-cell>
          <table:table-cell table:number-columns-repeated="234"/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US-MOZ-01345</text:p>
          </table:table-cell>
          <table:table-cell office:value-type="float" office:value="1090411">
            <text:p>1090411</text:p>
          </table:table-cell>
          <table:table-cell office:value-type="string">
            <text:p>01090911</text:p>
          </table:table-cell>
          <table:table-cell office:value-type="string">
            <text:p>Pafuri</text:p>
          </table:table-cell>
          <table:table-cell office:value-type="float" office:value="13">
            <text:p>13</text:p>
          </table:table-cell>
          <table:table-cell office:value-type="string">
            <text:p>NU-022</text:p>
          </table:table-cell>
          <table:table-cell office:value-type="float" office:value="-22.4572">
            <text:p>-22.457200</text:p>
          </table:table-cell>
          <table:table-cell office:value-type="float" office:value="31.33">
            <text:p>31.330000</text:p>
          </table:table-cell>
          <table:table-cell table:number-columns-repeated="10"/>
          <table:table-cell table:formula="of:=VLOOKUP([.I1345];[NE.$F$2:.$Q$160];2;0)" office:value-type="float" office:value="147">
            <text:p>147</text:p>
          </table:table-cell>
          <table:table-cell office:value-type="float" office:value="147">
            <text:p>147</text:p>
          </table:table-cell>
          <table:table-cell table:number-columns-repeated="234"/>
        </table:table-row>
        <table:table-row table:style-name="ro2">
          <table:table-cell office:value-type="float" office:value="1345">
            <text:p>134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US-MOZ-01346</text:p>
          </table:table-cell>
          <table:table-cell office:value-type="float" office:value="1090412">
            <text:p>1090412</text:p>
          </table:table-cell>
          <table:table-cell office:value-type="string">
            <text:p>01090912</text:p>
          </table:table-cell>
          <table:table-cell office:value-type="string">
            <text:p>Litlatla</text:p>
          </table:table-cell>
          <table:table-cell office:value-type="float" office:value="12">
            <text:p>12</text:p>
          </table:table-cell>
          <table:table-cell office:value-type="string">
            <text:p>NU-022</text:p>
          </table:table-cell>
          <table:table-cell office:value-type="float" office:value="-22.2031">
            <text:p>-22.203100</text:p>
          </table:table-cell>
          <table:table-cell office:value-type="float" office:value="31.6383">
            <text:p>31.638300</text:p>
          </table:table-cell>
          <table:table-cell table:number-columns-repeated="10"/>
          <table:table-cell table:formula="of:=VLOOKUP([.I1346];[NE.$F$2:.$Q$160];2;0)" office:value-type="float" office:value="147">
            <text:p>147</text:p>
          </table:table-cell>
          <table:table-cell office:value-type="float" office:value="147">
            <text:p>147</text:p>
          </table:table-cell>
          <table:table-cell table:number-columns-repeated="234"/>
        </table:table-row>
        <table:table-row table:style-name="ro2">
          <table:table-cell office:value-type="float" office:value="1346">
            <text:p>134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US-MOZ-01347</text:p>
          </table:table-cell>
          <table:table-cell office:value-type="float" office:value="1090414">
            <text:p>1090414</text:p>
          </table:table-cell>
          <table:table-cell office:value-type="string">
            <text:p>01090914</text:p>
          </table:table-cell>
          <table:table-cell office:value-type="string">
            <text:p>Chicualacuala</text:p>
          </table:table-cell>
          <table:table-cell office:value-type="float" office:value="11">
            <text:p>11</text:p>
          </table:table-cell>
          <table:table-cell office:value-type="string">
            <text:p>NU-022</text:p>
          </table:table-cell>
          <table:table-cell office:value-type="float" office:value="-22.0775">
            <text:p>-22.077500</text:p>
          </table:table-cell>
          <table:table-cell office:value-type="float" office:value="31.6783">
            <text:p>31.678300</text:p>
          </table:table-cell>
          <table:table-cell table:number-columns-repeated="10"/>
          <table:table-cell table:formula="of:=VLOOKUP([.I1347];[NE.$F$2:.$Q$160];2;0)" office:value-type="float" office:value="147">
            <text:p>147</text:p>
          </table:table-cell>
          <table:table-cell office:value-type="float" office:value="147">
            <text:p>147</text:p>
          </table:table-cell>
          <table:table-cell table:number-columns-repeated="234"/>
        </table:table-row>
        <table:table-row table:style-name="ro2">
          <table:table-cell office:value-type="float" office:value="1347">
            <text:p>134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US-MOZ-01348</text:p>
          </table:table-cell>
          <table:table-cell office:value-type="float" office:value="1090506">
            <text:p>1090506</text:p>
          </table:table-cell>
          <table:table-cell office:value-type="string">
            <text:p>01090506</text:p>
          </table:table-cell>
          <table:table-cell office:value-type="string">
            <text:p>Chigubo</text:p>
          </table:table-cell>
          <table:table-cell office:value-type="float" office:value="12">
            <text:p>12</text:p>
          </table:table-cell>
          <table:table-cell office:value-type="string">
            <text:p>NU-023</text:p>
          </table:table-cell>
          <table:table-cell office:value-type="float" office:value="-22.8322">
            <text:p>-22.832200</text:p>
          </table:table-cell>
          <table:table-cell office:value-type="float" office:value="33.5433">
            <text:p>33.543300</text:p>
          </table:table-cell>
          <table:table-cell table:number-columns-repeated="10"/>
          <table:table-cell table:formula="of:=VLOOKUP([.I1348];[NE.$F$2:.$Q$160];2;0)" office:value-type="float" office:value="148">
            <text:p>148</text:p>
          </table:table-cell>
          <table:table-cell office:value-type="float" office:value="148">
            <text:p>148</text:p>
          </table:table-cell>
          <table:table-cell table:number-columns-repeated="234"/>
        </table:table-row>
        <table:table-row table:style-name="ro2">
          <table:table-cell office:value-type="float" office:value="1348">
            <text:p>134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US-MOZ-01349</text:p>
          </table:table-cell>
          <table:table-cell office:value-type="float" office:value="1090507">
            <text:p>1090507</text:p>
          </table:table-cell>
          <table:table-cell office:value-type="string">
            <text:p>01090507</text:p>
          </table:table-cell>
          <table:table-cell office:value-type="string">
            <text:p>Zinhane</text:p>
          </table:table-cell>
          <table:table-cell office:value-type="float" office:value="12">
            <text:p>12</text:p>
          </table:table-cell>
          <table:table-cell office:value-type="string">
            <text:p>NU-023</text:p>
          </table:table-cell>
          <table:table-cell office:value-type="float" office:value="-22.355">
            <text:p>-22.355000</text:p>
          </table:table-cell>
          <table:table-cell office:value-type="float" office:value="33.0761">
            <text:p>33.076100</text:p>
          </table:table-cell>
          <table:table-cell table:number-columns-repeated="10"/>
          <table:table-cell table:formula="of:=VLOOKUP([.I1349];[NE.$F$2:.$Q$160];2;0)" office:value-type="float" office:value="148">
            <text:p>148</text:p>
          </table:table-cell>
          <table:table-cell office:value-type="float" office:value="148">
            <text:p>148</text:p>
          </table:table-cell>
          <table:table-cell table:number-columns-repeated="234"/>
        </table:table-row>
        <table:table-row table:style-name="ro2">
          <table:table-cell office:value-type="float" office:value="1349">
            <text:p>134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US-MOZ-01350</text:p>
          </table:table-cell>
          <table:table-cell office:value-type="float" office:value="1090508">
            <text:p>1090508</text:p>
          </table:table-cell>
          <table:table-cell office:value-type="string">
            <text:p>01090508</text:p>
          </table:table-cell>
          <table:table-cell office:value-type="string">
            <text:p>Ndindiza</text:p>
          </table:table-cell>
          <table:table-cell office:value-type="float" office:value="11">
            <text:p>11</text:p>
          </table:table-cell>
          <table:table-cell office:value-type="string">
            <text:p>NU-023</text:p>
          </table:table-cell>
          <table:table-cell office:value-type="float" office:value="-23.4575">
            <text:p>-23.457500</text:p>
          </table:table-cell>
          <table:table-cell office:value-type="float" office:value="33.4253">
            <text:p>33.425300</text:p>
          </table:table-cell>
          <table:table-cell table:number-columns-repeated="10"/>
          <table:table-cell table:formula="of:=VLOOKUP([.I1350];[NE.$F$2:.$Q$160];2;0)" office:value-type="float" office:value="148">
            <text:p>148</text:p>
          </table:table-cell>
          <table:table-cell office:value-type="float" office:value="148">
            <text:p>148</text:p>
          </table:table-cell>
          <table:table-cell table:number-columns-repeated="234"/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US-MOZ-01351</text:p>
          </table:table-cell>
          <table:table-cell office:value-type="float" office:value="1090509">
            <text:p>1090509</text:p>
          </table:table-cell>
          <table:table-cell office:value-type="string">
            <text:p>01090509</text:p>
          </table:table-cell>
          <table:table-cell office:value-type="string">
            <text:p>Machaila</text:p>
          </table:table-cell>
          <table:table-cell office:value-type="float" office:value="12">
            <text:p>12</text:p>
          </table:table-cell>
          <table:table-cell office:value-type="string">
            <text:p>NU-023</text:p>
          </table:table-cell>
          <table:table-cell office:value-type="float" office:value="-22.2547">
            <text:p>-22.254700</text:p>
          </table:table-cell>
          <table:table-cell office:value-type="float" office:value="32.9147">
            <text:p>32.914700</text:p>
          </table:table-cell>
          <table:table-cell table:number-columns-repeated="10"/>
          <table:table-cell table:formula="of:=VLOOKUP([.I1351];[NE.$F$2:.$Q$160];2;0)" office:value-type="float" office:value="148">
            <text:p>148</text:p>
          </table:table-cell>
          <table:table-cell office:value-type="float" office:value="148">
            <text:p>148</text:p>
          </table:table-cell>
          <table:table-cell table:number-columns-repeated="234"/>
        </table:table-row>
        <table:table-row table:style-name="ro2">
          <table:table-cell office:value-type="float" office:value="1351">
            <text:p>135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US-MOZ-01352</text:p>
          </table:table-cell>
          <table:table-cell office:value-type="float" office:value="1090511">
            <text:p>1090511</text:p>
          </table:table-cell>
          <table:table-cell office:value-type="string">
            <text:p>01090511</text:p>
          </table:table-cell>
          <table:table-cell office:value-type="string">
            <text:p>Cubo</text:p>
          </table:table-cell>
          <table:table-cell office:value-type="float" office:value="12">
            <text:p>12</text:p>
          </table:table-cell>
          <table:table-cell office:value-type="string">
            <text:p>NU-023</text:p>
          </table:table-cell>
          <table:table-cell office:value-type="float" office:value="-22.95761">
            <text:p>-22.957610</text:p>
          </table:table-cell>
          <table:table-cell office:value-type="float" office:value="33.348653">
            <text:p>33.348653</text:p>
          </table:table-cell>
          <table:table-cell table:number-columns-repeated="10"/>
          <table:table-cell table:formula="of:=VLOOKUP([.I1352];[NE.$F$2:.$Q$160];2;0)" office:value-type="float" office:value="148">
            <text:p>148</text:p>
          </table:table-cell>
          <table:table-cell office:value-type="float" office:value="148">
            <text:p>148</text:p>
          </table:table-cell>
          <table:table-cell table:number-columns-repeated="234"/>
        </table:table-row>
        <table:table-row table:style-name="ro2">
          <table:table-cell office:value-type="float" office:value="1352">
            <text:p>135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US-MOZ-01353</text:p>
          </table:table-cell>
          <table:table-cell office:value-type="float" office:value="1090510">
            <text:p>1090510</text:p>
          </table:table-cell>
          <table:table-cell office:value-type="string">
            <text:p>01090510</text:p>
          </table:table-cell>
          <table:table-cell office:value-type="string">
            <text:p>Nhanale</text:p>
          </table:table-cell>
          <table:table-cell office:value-type="float" office:value="12">
            <text:p>12</text:p>
          </table:table-cell>
          <table:table-cell office:value-type="string">
            <text:p>NU-023</text:p>
          </table:table-cell>
          <table:table-cell office:value-type="float" office:value="-23.5167">
            <text:p>-23.516700</text:p>
          </table:table-cell>
          <table:table-cell office:value-type="float" office:value="33.5067">
            <text:p>33.506700</text:p>
          </table:table-cell>
          <table:table-cell table:number-columns-repeated="10"/>
          <table:table-cell table:formula="of:=VLOOKUP([.I1353];[NE.$F$2:.$Q$160];2;0)" office:value-type="float" office:value="148">
            <text:p>148</text:p>
          </table:table-cell>
          <table:table-cell office:value-type="float" office:value="148">
            <text:p>148</text:p>
          </table:table-cell>
          <table:table-cell table:number-columns-repeated="234"/>
        </table:table-row>
        <table:table-row table:style-name="ro2">
          <table:table-cell office:value-type="float" office:value="1353">
            <text:p>135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US-MOZ-01354</text:p>
          </table:table-cell>
          <table:table-cell office:value-type="float" office:value="1090601">
            <text:p>1090601</text:p>
          </table:table-cell>
          <table:table-cell office:value-type="string">
            <text:p>01090601</text:p>
          </table:table-cell>
          <table:table-cell office:value-type="string">
            <text:p>Manjangue</text:p>
          </table:table-cell>
          <table:table-cell office:value-type="float" office:value="13">
            <text:p>13</text:p>
          </table:table-cell>
          <table:table-cell office:value-type="string">
            <text:p>NU-027</text:p>
          </table:table-cell>
          <table:table-cell office:value-type="float" office:value="-24.529956">
            <text:p>-24.529956</text:p>
          </table:table-cell>
          <table:table-cell office:value-type="float" office:value="32.986934">
            <text:p>32.986934</text:p>
          </table:table-cell>
          <table:table-cell table:number-columns-repeated="10"/>
          <table:table-cell table:formula="of:=VLOOKUP([.I1354];[NE.$F$2:.$Q$160];2;0)" office:value-type="float" office:value="152">
            <text:p>152</text:p>
          </table:table-cell>
          <table:table-cell office:value-type="float" office:value="152">
            <text:p>152</text:p>
          </table:table-cell>
          <table:table-cell table:number-columns-repeated="234"/>
        </table:table-row>
        <table:table-row table:style-name="ro2">
          <table:table-cell office:value-type="float" office:value="1354">
            <text:p>135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US-MOZ-01355</text:p>
          </table:table-cell>
          <table:table-cell office:value-type="float" office:value="1090602">
            <text:p>1090602</text:p>
          </table:table-cell>
          <table:table-cell office:value-type="string">
            <text:p>01090602</text:p>
          </table:table-cell>
          <table:table-cell office:value-type="string">
            <text:p>Malhazine</text:p>
          </table:table-cell>
          <table:table-cell office:value-type="float" office:value="13">
            <text:p>13</text:p>
          </table:table-cell>
          <table:table-cell office:value-type="string">
            <text:p>NU-027</text:p>
          </table:table-cell>
          <table:table-cell office:value-type="float" office:value="-24.428735">
            <text:p>-24.428735</text:p>
          </table:table-cell>
          <table:table-cell office:value-type="float" office:value="32.979532">
            <text:p>32.979532</text:p>
          </table:table-cell>
          <table:table-cell table:number-columns-repeated="10"/>
          <table:table-cell table:formula="of:=VLOOKUP([.I1355];[NE.$F$2:.$Q$160];2;0)" office:value-type="float" office:value="152">
            <text:p>152</text:p>
          </table:table-cell>
          <table:table-cell office:value-type="float" office:value="152">
            <text:p>152</text:p>
          </table:table-cell>
          <table:table-cell table:number-columns-repeated="234"/>
        </table:table-row>
        <table:table-row table:style-name="ro2">
          <table:table-cell office:value-type="float" office:value="1355">
            <text:p>135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US-MOZ-01356</text:p>
          </table:table-cell>
          <table:table-cell office:value-type="float" office:value="1090600">
            <text:p>1090600</text:p>
          </table:table-cell>
          <table:table-cell office:value-type="string">
            <text:p>01090600</text:p>
          </table:table-cell>
          <table:table-cell office:value-type="string">
            <text:p>Chokwe</text:p>
          </table:table-cell>
          <table:table-cell office:value-type="float" office:value="5">
            <text:p>5</text:p>
          </table:table-cell>
          <table:table-cell office:value-type="string">
            <text:p>NU-027</text:p>
          </table:table-cell>
          <table:table-cell office:value-type="float" office:value="-24.527439">
            <text:p>-24.527439</text:p>
          </table:table-cell>
          <table:table-cell office:value-type="float" office:value="33.005138">
            <text:p>33.005138</text:p>
          </table:table-cell>
          <table:table-cell table:number-columns-repeated="10"/>
          <table:table-cell table:formula="of:=VLOOKUP([.I1356];[NE.$F$2:.$Q$160];2;0)" office:value-type="float" office:value="152">
            <text:p>152</text:p>
          </table:table-cell>
          <table:table-cell office:value-type="float" office:value="152">
            <text:p>152</text:p>
          </table:table-cell>
          <table:table-cell table:number-columns-repeated="234"/>
        </table:table-row>
        <table:table-row table:style-name="ro2">
          <table:table-cell office:value-type="float" office:value="1356">
            <text:p>135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US-MOZ-01357</text:p>
          </table:table-cell>
          <table:table-cell office:value-type="float" office:value="1090606">
            <text:p>1090606</text:p>
          </table:table-cell>
          <table:table-cell office:value-type="string">
            <text:p>01090606</text:p>
          </table:table-cell>
          <table:table-cell office:value-type="string">
            <text:p>Cidade De Chokwe</text:p>
          </table:table-cell>
          <table:table-cell office:value-type="float" office:value="9">
            <text:p>9</text:p>
          </table:table-cell>
          <table:table-cell office:value-type="string">
            <text:p>NU-027</text:p>
          </table:table-cell>
          <table:table-cell office:value-type="float" office:value="-24.5668">
            <text:p>-24.566800</text:p>
          </table:table-cell>
          <table:table-cell office:value-type="float" office:value="32.9186">
            <text:p>32.918600</text:p>
          </table:table-cell>
          <table:table-cell table:number-columns-repeated="10"/>
          <table:table-cell table:formula="of:=VLOOKUP([.I1357];[NE.$F$2:.$Q$160];2;0)" office:value-type="float" office:value="152">
            <text:p>152</text:p>
          </table:table-cell>
          <table:table-cell office:value-type="float" office:value="152">
            <text:p>152</text:p>
          </table:table-cell>
          <table:table-cell table:number-columns-repeated="234"/>
        </table:table-row>
        <table:table-row table:style-name="ro2">
          <table:table-cell office:value-type="float" office:value="1357">
            <text:p>135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US-MOZ-01358</text:p>
          </table:table-cell>
          <table:table-cell office:value-type="float" office:value="1090609">
            <text:p>1090609</text:p>
          </table:table-cell>
          <table:table-cell office:value-type="string">
            <text:p>01090609</text:p>
          </table:table-cell>
          <table:table-cell office:value-type="string">
            <text:p>Muianga</text:p>
          </table:table-cell>
          <table:table-cell office:value-type="float" office:value="12">
            <text:p>12</text:p>
          </table:table-cell>
          <table:table-cell office:value-type="string">
            <text:p>NU-027</text:p>
          </table:table-cell>
          <table:table-cell office:value-type="float" office:value="-24.6369">
            <text:p>-24.636900</text:p>
          </table:table-cell>
          <table:table-cell office:value-type="float" office:value="33.1778">
            <text:p>33.177800</text:p>
          </table:table-cell>
          <table:table-cell table:number-columns-repeated="10"/>
          <table:table-cell table:formula="of:=VLOOKUP([.I1358];[NE.$F$2:.$Q$160];2;0)" office:value-type="float" office:value="152">
            <text:p>152</text:p>
          </table:table-cell>
          <table:table-cell office:value-type="float" office:value="152">
            <text:p>152</text:p>
          </table:table-cell>
          <table:table-cell table:number-columns-repeated="234"/>
        </table:table-row>
        <table:table-row table:style-name="ro2">
          <table:table-cell office:value-type="float" office:value="1358">
            <text:p>135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US-MOZ-01359</text:p>
          </table:table-cell>
          <table:table-cell office:value-type="float" office:value="1090610">
            <text:p>1090610</text:p>
          </table:table-cell>
          <table:table-cell office:value-type="string">
            <text:p>01090610</text:p>
          </table:table-cell>
          <table:table-cell office:value-type="string">
            <text:p>Mapapa</text:p>
          </table:table-cell>
          <table:table-cell office:value-type="float" office:value="13">
            <text:p>13</text:p>
          </table:table-cell>
          <table:table-cell office:value-type="string">
            <text:p>NU-027</text:p>
          </table:table-cell>
          <table:table-cell office:value-type="float" office:value="-24.7392">
            <text:p>-24.739200</text:p>
          </table:table-cell>
          <table:table-cell office:value-type="float" office:value="33.1261">
            <text:p>33.126100</text:p>
          </table:table-cell>
          <table:table-cell table:number-columns-repeated="10"/>
          <table:table-cell table:formula="of:=VLOOKUP([.I1359];[NE.$F$2:.$Q$160];2;0)" office:value-type="float" office:value="152">
            <text:p>152</text:p>
          </table:table-cell>
          <table:table-cell office:value-type="float" office:value="152">
            <text:p>152</text:p>
          </table:table-cell>
          <table:table-cell table:number-columns-repeated="234"/>
        </table:table-row>
        <table:table-row table:style-name="ro2">
          <table:table-cell office:value-type="float" office:value="1359">
            <text:p>1359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US-MOZ-01360</text:p>
          </table:table-cell>
          <table:table-cell office:value-type="float" office:value="1090611">
            <text:p>1090611</text:p>
          </table:table-cell>
          <table:table-cell office:value-type="string">
            <text:p>01090611</text:p>
          </table:table-cell>
          <table:table-cell office:value-type="string">
            <text:p>Wachicoluane</text:p>
          </table:table-cell>
          <table:table-cell office:value-type="float" office:value="13">
            <text:p>13</text:p>
          </table:table-cell>
          <table:table-cell office:value-type="string">
            <text:p>NU-027</text:p>
          </table:table-cell>
          <table:table-cell office:value-type="float" office:value="-24.6794">
            <text:p>-24.679400</text:p>
          </table:table-cell>
          <table:table-cell office:value-type="float" office:value="33.0183">
            <text:p>33.018300</text:p>
          </table:table-cell>
          <table:table-cell table:number-columns-repeated="10"/>
          <table:table-cell table:formula="of:=VLOOKUP([.I1360];[NE.$F$2:.$Q$160];2;0)" office:value-type="float" office:value="152">
            <text:p>152</text:p>
          </table:table-cell>
          <table:table-cell office:value-type="float" office:value="152">
            <text:p>152</text:p>
          </table:table-cell>
          <table:table-cell table:number-columns-repeated="234"/>
        </table:table-row>
        <table:table-row table:style-name="ro2">
          <table:table-cell office:value-type="float" office:value="1360">
            <text:p>136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US-MOZ-01361</text:p>
          </table:table-cell>
          <table:table-cell office:value-type="float" office:value="1090612">
            <text:p>1090612</text:p>
          </table:table-cell>
          <table:table-cell office:value-type="string">
            <text:p>01090612</text:p>
          </table:table-cell>
          <table:table-cell office:value-type="string">
            <text:p>Tlawene</text:p>
          </table:table-cell>
          <table:table-cell office:value-type="float" office:value="12">
            <text:p>12</text:p>
          </table:table-cell>
          <table:table-cell office:value-type="string">
            <text:p>NU-027</text:p>
          </table:table-cell>
          <table:table-cell office:value-type="float" office:value="-24.7536">
            <text:p>-24.753600</text:p>
          </table:table-cell>
          <table:table-cell office:value-type="float" office:value="32.8836">
            <text:p>32.883600</text:p>
          </table:table-cell>
          <table:table-cell table:number-columns-repeated="10"/>
          <table:table-cell table:formula="of:=VLOOKUP([.I1361];[NE.$F$2:.$Q$160];2;0)" office:value-type="float" office:value="152">
            <text:p>152</text:p>
          </table:table-cell>
          <table:table-cell office:value-type="float" office:value="152">
            <text:p>152</text:p>
          </table:table-cell>
          <table:table-cell table:number-columns-repeated="234"/>
        </table:table-row>
        <table:table-row table:style-name="ro2">
          <table:table-cell office:value-type="float" office:value="1361">
            <text:p>136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US-MOZ-01362</text:p>
          </table:table-cell>
          <table:table-cell office:value-type="float" office:value="1090613">
            <text:p>1090613</text:p>
          </table:table-cell>
          <table:table-cell office:value-type="string">
            <text:p>01090613</text:p>
          </table:table-cell>
          <table:table-cell office:value-type="string">
            <text:p>Machua</text:p>
          </table:table-cell>
          <table:table-cell office:value-type="float" office:value="13">
            <text:p>13</text:p>
          </table:table-cell>
          <table:table-cell office:value-type="string">
            <text:p>NU-027</text:p>
          </table:table-cell>
          <table:table-cell office:value-type="float" office:value="-24.17">
            <text:p>-24.170000</text:p>
          </table:table-cell>
          <table:table-cell office:value-type="float" office:value="32.6411">
            <text:p>32.641100</text:p>
          </table:table-cell>
          <table:table-cell table:number-columns-repeated="10"/>
          <table:table-cell table:formula="of:=VLOOKUP([.I1362];[NE.$F$2:.$Q$160];2;0)" office:value-type="float" office:value="152">
            <text:p>152</text:p>
          </table:table-cell>
          <table:table-cell office:value-type="float" office:value="152">
            <text:p>152</text:p>
          </table:table-cell>
          <table:table-cell table:number-columns-repeated="234"/>
        </table:table-row>
        <table:table-row table:style-name="ro2">
          <table:table-cell office:value-type="float" office:value="1362">
            <text:p>136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US-MOZ-01363</text:p>
          </table:table-cell>
          <table:table-cell office:value-type="float" office:value="1090603">
            <text:p>1090603</text:p>
          </table:table-cell>
          <table:table-cell office:value-type="string">
            <text:p>01090603</text:p>
          </table:table-cell>
          <table:table-cell office:value-type="string">
            <text:p>Carmelo</text:p>
          </table:table-cell>
          <table:table-cell office:value-type="float" office:value="9">
            <text:p>9</text:p>
          </table:table-cell>
          <table:table-cell office:value-type="string">
            <text:p>NU-027</text:p>
          </table:table-cell>
          <table:table-cell office:value-type="float" office:value="-24.540394">
            <text:p>-24.540394</text:p>
          </table:table-cell>
          <table:table-cell office:value-type="float" office:value="32.999072">
            <text:p>32.999072</text:p>
          </table:table-cell>
          <table:table-cell table:number-columns-repeated="10"/>
          <table:table-cell table:formula="of:=VLOOKUP([.I1363];[NE.$F$2:.$Q$160];2;0)" office:value-type="float" office:value="152">
            <text:p>152</text:p>
          </table:table-cell>
          <table:table-cell office:value-type="float" office:value="152">
            <text:p>152</text:p>
          </table:table-cell>
          <table:table-cell table:number-columns-repeated="234"/>
        </table:table-row>
        <table:table-row table:style-name="ro2">
          <table:table-cell office:value-type="float" office:value="1363">
            <text:p>136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US-MOZ-01364</text:p>
          </table:table-cell>
          <table:table-cell office:value-type="float" office:value="1090604">
            <text:p>1090604</text:p>
          </table:table-cell>
          <table:table-cell office:value-type="string">
            <text:p>01090604</text:p>
          </table:table-cell>
          <table:table-cell office:value-type="string">
            <text:p>Bairro</text:p>
          </table:table-cell>
          <table:table-cell office:value-type="float" office:value="9">
            <text:p>9</text:p>
          </table:table-cell>
          <table:table-cell office:value-type="string">
            <text:p>NU-027</text:p>
          </table:table-cell>
          <table:table-cell office:value-type="float" office:value="-24.533086">
            <text:p>-24.533086</text:p>
          </table:table-cell>
          <table:table-cell office:value-type="float" office:value="32.997374">
            <text:p>32.997374</text:p>
          </table:table-cell>
          <table:table-cell table:number-columns-repeated="10"/>
          <table:table-cell table:formula="of:=VLOOKUP([.I1364];[NE.$F$2:.$Q$160];2;0)" office:value-type="float" office:value="152">
            <text:p>152</text:p>
          </table:table-cell>
          <table:table-cell office:value-type="float" office:value="152">
            <text:p>152</text:p>
          </table:table-cell>
          <table:table-cell table:number-columns-repeated="234"/>
        </table:table-row>
        <table:table-row table:style-name="ro2">
          <table:table-cell office:value-type="float" office:value="1364">
            <text:p>136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US-MOZ-01365</text:p>
          </table:table-cell>
          <table:table-cell office:value-type="float" office:value="1090614">
            <text:p>1090614</text:p>
          </table:table-cell>
          <table:table-cell office:value-type="string">
            <text:p>01090614</text:p>
          </table:table-cell>
          <table:table-cell office:value-type="string">
            <text:p>Cumba</text:p>
          </table:table-cell>
          <table:table-cell office:value-type="float" office:value="13">
            <text:p>13</text:p>
          </table:table-cell>
          <table:table-cell office:value-type="string">
            <text:p>NU-027</text:p>
          </table:table-cell>
          <table:table-cell office:value-type="float" office:value="-24.5394">
            <text:p>-24.539400</text:p>
          </table:table-cell>
          <table:table-cell office:value-type="float" office:value="32.7508">
            <text:p>32.750800</text:p>
          </table:table-cell>
          <table:table-cell table:number-columns-repeated="10"/>
          <table:table-cell table:formula="of:=VLOOKUP([.I1365];[NE.$F$2:.$Q$160];2;0)" office:value-type="float" office:value="152">
            <text:p>152</text:p>
          </table:table-cell>
          <table:table-cell office:value-type="float" office:value="152">
            <text:p>152</text:p>
          </table:table-cell>
          <table:table-cell table:number-columns-repeated="234"/>
        </table:table-row>
        <table:table-row table:style-name="ro2">
          <table:table-cell office:value-type="float" office:value="1365">
            <text:p>136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US-MOZ-01366</text:p>
          </table:table-cell>
          <table:table-cell office:value-type="float" office:value="1090615">
            <text:p>1090615</text:p>
          </table:table-cell>
          <table:table-cell office:value-type="string">
            <text:p>01090615</text:p>
          </table:table-cell>
          <table:table-cell office:value-type="string">
            <text:p>Chalucuane</text:p>
          </table:table-cell>
          <table:table-cell office:value-type="float" office:value="12">
            <text:p>12</text:p>
          </table:table-cell>
          <table:table-cell office:value-type="string">
            <text:p>NU-027</text:p>
          </table:table-cell>
          <table:table-cell office:value-type="float" office:value="-24.7128">
            <text:p>-24.712800</text:p>
          </table:table-cell>
          <table:table-cell office:value-type="float" office:value="33.3736">
            <text:p>33.373600</text:p>
          </table:table-cell>
          <table:table-cell table:number-columns-repeated="10"/>
          <table:table-cell table:formula="of:=VLOOKUP([.I1366];[NE.$F$2:.$Q$160];2;0)" office:value-type="float" office:value="152">
            <text:p>152</text:p>
          </table:table-cell>
          <table:table-cell office:value-type="float" office:value="152">
            <text:p>152</text:p>
          </table:table-cell>
          <table:table-cell table:number-columns-repeated="234"/>
        </table:table-row>
        <table:table-row table:style-name="ro2">
          <table:table-cell office:value-type="float" office:value="1366">
            <text:p>136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US-MOZ-01367</text:p>
          </table:table-cell>
          <table:table-cell office:value-type="float" office:value="1090616">
            <text:p>1090616</text:p>
          </table:table-cell>
          <table:table-cell office:value-type="string">
            <text:p>01090616</text:p>
          </table:table-cell>
          <table:table-cell office:value-type="string">
            <text:p>Hokwe</text:p>
          </table:table-cell>
          <table:table-cell office:value-type="float" office:value="12">
            <text:p>12</text:p>
          </table:table-cell>
          <table:table-cell office:value-type="string">
            <text:p>NU-027</text:p>
          </table:table-cell>
          <table:table-cell office:value-type="float" office:value="-24.7069">
            <text:p>-24.706900</text:p>
          </table:table-cell>
          <table:table-cell office:value-type="float" office:value="33.18">
            <text:p>33.180000</text:p>
          </table:table-cell>
          <table:table-cell table:number-columns-repeated="10"/>
          <table:table-cell table:formula="of:=VLOOKUP([.I1367];[NE.$F$2:.$Q$160];2;0)" office:value-type="float" office:value="152">
            <text:p>152</text:p>
          </table:table-cell>
          <table:table-cell office:value-type="float" office:value="152">
            <text:p>152</text:p>
          </table:table-cell>
          <table:table-cell table:number-columns-repeated="234"/>
        </table:table-row>
        <table:table-row table:style-name="ro2">
          <table:table-cell office:value-type="float" office:value="1367">
            <text:p>136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US-MOZ-01368</text:p>
          </table:table-cell>
          <table:table-cell office:value-type="float" office:value="1090617">
            <text:p>1090617</text:p>
          </table:table-cell>
          <table:table-cell office:value-type="string">
            <text:p>01090617</text:p>
          </table:table-cell>
          <table:table-cell office:value-type="string">
            <text:p>Conhane</text:p>
          </table:table-cell>
          <table:table-cell office:value-type="float" office:value="12">
            <text:p>12</text:p>
          </table:table-cell>
          <table:table-cell office:value-type="string">
            <text:p>NU-027</text:p>
          </table:table-cell>
          <table:table-cell office:value-type="float" office:value="-24.6681">
            <text:p>-24.668100</text:p>
          </table:table-cell>
          <table:table-cell office:value-type="float" office:value="33.0953">
            <text:p>33.095300</text:p>
          </table:table-cell>
          <table:table-cell table:number-columns-repeated="10"/>
          <table:table-cell table:formula="of:=VLOOKUP([.I1368];[NE.$F$2:.$Q$160];2;0)" office:value-type="float" office:value="152">
            <text:p>152</text:p>
          </table:table-cell>
          <table:table-cell office:value-type="float" office:value="152">
            <text:p>152</text:p>
          </table:table-cell>
          <table:table-cell table:number-columns-repeated="234"/>
        </table:table-row>
        <table:table-row table:style-name="ro2">
          <table:table-cell office:value-type="float" office:value="1368">
            <text:p>136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US-MOZ-01369</text:p>
          </table:table-cell>
          <table:table-cell office:value-type="float" office:value="1090618">
            <text:p>1090618</text:p>
          </table:table-cell>
          <table:table-cell office:value-type="string">
            <text:p>01090618</text:p>
          </table:table-cell>
          <table:table-cell office:value-type="string">
            <text:p>Chiaquelane</text:p>
          </table:table-cell>
          <table:table-cell office:value-type="float" office:value="12">
            <text:p>12</text:p>
          </table:table-cell>
          <table:table-cell office:value-type="string">
            <text:p>NU-027</text:p>
          </table:table-cell>
          <table:table-cell office:value-type="float" office:value="-24.6768">
            <text:p>-24.676800</text:p>
          </table:table-cell>
          <table:table-cell office:value-type="float" office:value="33.3257">
            <text:p>33.325700</text:p>
          </table:table-cell>
          <table:table-cell table:number-columns-repeated="10"/>
          <table:table-cell table:formula="of:=VLOOKUP([.I1369];[NE.$F$2:.$Q$160];2;0)" office:value-type="float" office:value="152">
            <text:p>152</text:p>
          </table:table-cell>
          <table:table-cell office:value-type="float" office:value="152">
            <text:p>152</text:p>
          </table:table-cell>
          <table:table-cell table:number-columns-repeated="234"/>
        </table:table-row>
        <table:table-row table:style-name="ro2">
          <table:table-cell office:value-type="float" office:value="1369">
            <text:p>1369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US-MOZ-01370</text:p>
          </table:table-cell>
          <table:table-cell office:value-type="float" office:value="1090619">
            <text:p>1090619</text:p>
          </table:table-cell>
          <table:table-cell office:value-type="string">
            <text:p>01090619</text:p>
          </table:table-cell>
          <table:table-cell office:value-type="string">
            <text:p>Xilembene</text:p>
          </table:table-cell>
          <table:table-cell office:value-type="float" office:value="12">
            <text:p>12</text:p>
          </table:table-cell>
          <table:table-cell office:value-type="string">
            <text:p>NU-027</text:p>
          </table:table-cell>
          <table:table-cell office:value-type="float" office:value="-24.6881">
            <text:p>-24.688100</text:p>
          </table:table-cell>
          <table:table-cell office:value-type="float" office:value="33.2586">
            <text:p>33.258600</text:p>
          </table:table-cell>
          <table:table-cell table:number-columns-repeated="10"/>
          <table:table-cell table:formula="of:=VLOOKUP([.I1370];[NE.$F$2:.$Q$160];2;0)" office:value-type="float" office:value="152">
            <text:p>152</text:p>
          </table:table-cell>
          <table:table-cell office:value-type="float" office:value="152">
            <text:p>152</text:p>
          </table:table-cell>
          <table:table-cell table:number-columns-repeated="234"/>
        </table:table-row>
        <table:table-row table:style-name="ro2">
          <table:table-cell office:value-type="float" office:value="1370">
            <text:p>137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US-MOZ-01371</text:p>
          </table:table-cell>
          <table:table-cell office:value-type="float" office:value="1090620">
            <text:p>1090620</text:p>
          </table:table-cell>
          <table:table-cell office:value-type="string">
            <text:p>01090620</text:p>
          </table:table-cell>
          <table:table-cell office:value-type="string">
            <text:p>Lionde</text:p>
          </table:table-cell>
          <table:table-cell office:value-type="float" office:value="12">
            <text:p>12</text:p>
          </table:table-cell>
          <table:table-cell office:value-type="string">
            <text:p>NU-027</text:p>
          </table:table-cell>
          <table:table-cell office:value-type="float" office:value="-24.5858">
            <text:p>-24.585800</text:p>
          </table:table-cell>
          <table:table-cell office:value-type="float" office:value="33.0639">
            <text:p>33.063900</text:p>
          </table:table-cell>
          <table:table-cell table:number-columns-repeated="10"/>
          <table:table-cell table:formula="of:=VLOOKUP([.I1371];[NE.$F$2:.$Q$160];2;0)" office:value-type="float" office:value="152">
            <text:p>152</text:p>
          </table:table-cell>
          <table:table-cell office:value-type="float" office:value="152">
            <text:p>152</text:p>
          </table:table-cell>
          <table:table-cell table:number-columns-repeated="234"/>
        </table:table-row>
        <table:table-row table:style-name="ro2">
          <table:table-cell office:value-type="float" office:value="1371">
            <text:p>137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US-MOZ-01372</text:p>
          </table:table-cell>
          <table:table-cell office:value-type="float" office:value="1090605">
            <text:p>1090605</text:p>
          </table:table-cell>
          <table:table-cell office:value-type="string">
            <text:p>01090605</text:p>
          </table:table-cell>
          <table:table-cell office:value-type="string">
            <text:p>25 De Setembro</text:p>
          </table:table-cell>
          <table:table-cell office:value-type="float" office:value="9">
            <text:p>9</text:p>
          </table:table-cell>
          <table:table-cell office:value-type="string">
            <text:p>NU-027</text:p>
          </table:table-cell>
          <table:table-cell office:value-type="float" office:value="-24.307261">
            <text:p>-24.307261</text:p>
          </table:table-cell>
          <table:table-cell office:value-type="float" office:value="32.651379">
            <text:p>32.651379</text:p>
          </table:table-cell>
          <table:table-cell table:number-columns-repeated="10"/>
          <table:table-cell table:formula="of:=VLOOKUP([.I1372];[NE.$F$2:.$Q$160];2;0)" office:value-type="float" office:value="152">
            <text:p>152</text:p>
          </table:table-cell>
          <table:table-cell office:value-type="float" office:value="152">
            <text:p>152</text:p>
          </table:table-cell>
          <table:table-cell table:number-columns-repeated="234"/>
        </table:table-row>
        <table:table-row table:style-name="ro2">
          <table:table-cell office:value-type="float" office:value="1372">
            <text:p>137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US-MOZ-01373</text:p>
          </table:table-cell>
          <table:table-cell office:value-type="float" office:value="1090621">
            <text:p>1090621</text:p>
          </table:table-cell>
          <table:table-cell office:value-type="string">
            <text:p>01090621</text:p>
          </table:table-cell>
          <table:table-cell office:value-type="string">
            <text:p>Massavasse</text:p>
          </table:table-cell>
          <table:table-cell office:value-type="float" office:value="13">
            <text:p>13</text:p>
          </table:table-cell>
          <table:table-cell office:value-type="string">
            <text:p>NU-027</text:p>
          </table:table-cell>
          <table:table-cell office:value-type="float" office:value="-24.6228">
            <text:p>-24.622800</text:p>
          </table:table-cell>
          <table:table-cell office:value-type="float" office:value="33.1103">
            <text:p>33.110300</text:p>
          </table:table-cell>
          <table:table-cell table:number-columns-repeated="10"/>
          <table:table-cell table:formula="of:=VLOOKUP([.I1373];[NE.$F$2:.$Q$160];2;0)" office:value-type="float" office:value="152">
            <text:p>152</text:p>
          </table:table-cell>
          <table:table-cell office:value-type="float" office:value="152">
            <text:p>152</text:p>
          </table:table-cell>
          <table:table-cell table:number-columns-repeated="234"/>
        </table:table-row>
        <table:table-row table:style-name="ro2">
          <table:table-cell office:value-type="float" office:value="1373">
            <text:p>137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US-MOZ-01374</text:p>
          </table:table-cell>
          <table:table-cell office:value-type="float" office:value="1090608">
            <text:p>1090608</text:p>
          </table:table-cell>
          <table:table-cell office:value-type="string">
            <text:p>01090608</text:p>
          </table:table-cell>
          <table:table-cell office:value-type="string">
            <text:p>Barragem</text:p>
          </table:table-cell>
          <table:table-cell office:value-type="float" office:value="11">
            <text:p>11</text:p>
          </table:table-cell>
          <table:table-cell office:value-type="string">
            <text:p>NU-027</text:p>
          </table:table-cell>
          <table:table-cell office:value-type="float" office:value="-24.586414">
            <text:p>-24.586414</text:p>
          </table:table-cell>
          <table:table-cell office:value-type="float" office:value="33.051691">
            <text:p>33.051691</text:p>
          </table:table-cell>
          <table:table-cell table:number-columns-repeated="10"/>
          <table:table-cell table:formula="of:=VLOOKUP([.I1374];[NE.$F$2:.$Q$160];2;0)" office:value-type="float" office:value="152">
            <text:p>152</text:p>
          </table:table-cell>
          <table:table-cell office:value-type="float" office:value="152">
            <text:p>152</text:p>
          </table:table-cell>
          <table:table-cell table:number-columns-repeated="234"/>
        </table:table-row>
        <table:table-row table:style-name="ro2">
          <table:table-cell office:value-type="float" office:value="1374">
            <text:p>137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US-MOZ-01375</text:p>
          </table:table-cell>
          <table:table-cell office:value-type="float" office:value="1090706">
            <text:p>1090706</text:p>
          </table:table-cell>
          <table:table-cell office:value-type="string">
            <text:p>01090706</text:p>
          </table:table-cell>
          <table:table-cell office:value-type="string">
            <text:p>Guija</text:p>
          </table:table-cell>
          <table:table-cell office:value-type="float" office:value="11">
            <text:p>11</text:p>
          </table:table-cell>
          <table:table-cell office:value-type="string">
            <text:p>NU-025</text:p>
          </table:table-cell>
          <table:table-cell office:value-type="float" office:value="-24.4992">
            <text:p>-24.499200</text:p>
          </table:table-cell>
          <table:table-cell office:value-type="float" office:value="33.0144">
            <text:p>33.014400</text:p>
          </table:table-cell>
          <table:table-cell table:number-columns-repeated="10"/>
          <table:table-cell table:formula="of:=VLOOKUP([.I1375];[NE.$F$2:.$Q$160];2;0)" office:value-type="float" office:value="150">
            <text:p>150</text:p>
          </table:table-cell>
          <table:table-cell office:value-type="float" office:value="150">
            <text:p>150</text:p>
          </table:table-cell>
          <table:table-cell table:number-columns-repeated="234"/>
        </table:table-row>
        <table:table-row table:style-name="ro2">
          <table:table-cell office:value-type="float" office:value="1375">
            <text:p>137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US-MOZ-01376</text:p>
          </table:table-cell>
          <table:table-cell office:value-type="float" office:value="1090707">
            <text:p>1090707</text:p>
          </table:table-cell>
          <table:table-cell office:value-type="string">
            <text:p>01090707</text:p>
          </table:table-cell>
          <table:table-cell office:value-type="string">
            <text:p>Nalazi</text:p>
          </table:table-cell>
          <table:table-cell office:value-type="float" office:value="12">
            <text:p>12</text:p>
          </table:table-cell>
          <table:table-cell office:value-type="string">
            <text:p>NU-025</text:p>
          </table:table-cell>
          <table:table-cell office:value-type="float" office:value="-24.0498">
            <text:p>-24.049800</text:p>
          </table:table-cell>
          <table:table-cell office:value-type="float" office:value="33.3274">
            <text:p>33.327400</text:p>
          </table:table-cell>
          <table:table-cell table:number-columns-repeated="10"/>
          <table:table-cell table:formula="of:=VLOOKUP([.I1376];[NE.$F$2:.$Q$160];2;0)" office:value-type="float" office:value="150">
            <text:p>150</text:p>
          </table:table-cell>
          <table:table-cell office:value-type="float" office:value="150">
            <text:p>150</text:p>
          </table:table-cell>
          <table:table-cell table:number-columns-repeated="234"/>
        </table:table-row>
        <table:table-row table:style-name="ro2">
          <table:table-cell office:value-type="float" office:value="1376">
            <text:p>137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US-MOZ-01377</text:p>
          </table:table-cell>
          <table:table-cell office:value-type="float" office:value="1090708">
            <text:p>1090708</text:p>
          </table:table-cell>
          <table:table-cell office:value-type="string">
            <text:p>01090708</text:p>
          </table:table-cell>
          <table:table-cell office:value-type="string">
            <text:p>Chibabel</text:p>
          </table:table-cell>
          <table:table-cell office:value-type="float" office:value="12">
            <text:p>12</text:p>
          </table:table-cell>
          <table:table-cell office:value-type="string">
            <text:p>NU-025</text:p>
          </table:table-cell>
          <table:table-cell office:value-type="float" office:value="-24.5875">
            <text:p>-24.587500</text:p>
          </table:table-cell>
          <table:table-cell office:value-type="float" office:value="33.2331">
            <text:p>33.233100</text:p>
          </table:table-cell>
          <table:table-cell table:number-columns-repeated="10"/>
          <table:table-cell table:formula="of:=VLOOKUP([.I1377];[NE.$F$2:.$Q$160];2;0)" office:value-type="float" office:value="150">
            <text:p>150</text:p>
          </table:table-cell>
          <table:table-cell office:value-type="float" office:value="150">
            <text:p>150</text:p>
          </table:table-cell>
          <table:table-cell table:number-columns-repeated="234"/>
        </table:table-row>
        <table:table-row table:style-name="ro2">
          <table:table-cell office:value-type="float" office:value="1377">
            <text:p>137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US-MOZ-01378</text:p>
          </table:table-cell>
          <table:table-cell office:value-type="float" office:value="1090709">
            <text:p>1090709</text:p>
          </table:table-cell>
          <table:table-cell office:value-type="string">
            <text:p>01090709</text:p>
          </table:table-cell>
          <table:table-cell office:value-type="string">
            <text:p>Chimbembe</text:p>
          </table:table-cell>
          <table:table-cell office:value-type="float" office:value="12">
            <text:p>12</text:p>
          </table:table-cell>
          <table:table-cell office:value-type="string">
            <text:p>NU-025</text:p>
          </table:table-cell>
          <table:table-cell office:value-type="float" office:value="-24.3667">
            <text:p>-24.366700</text:p>
          </table:table-cell>
          <table:table-cell office:value-type="float" office:value="33.2028">
            <text:p>33.202800</text:p>
          </table:table-cell>
          <table:table-cell table:number-columns-repeated="10"/>
          <table:table-cell table:formula="of:=VLOOKUP([.I1378];[NE.$F$2:.$Q$160];2;0)" office:value-type="float" office:value="150">
            <text:p>150</text:p>
          </table:table-cell>
          <table:table-cell office:value-type="float" office:value="150">
            <text:p>150</text:p>
          </table:table-cell>
          <table:table-cell table:number-columns-repeated="234"/>
        </table:table-row>
        <table:table-row table:style-name="ro2">
          <table:table-cell office:value-type="float" office:value="1378">
            <text:p>137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US-MOZ-01379</text:p>
          </table:table-cell>
          <table:table-cell office:value-type="float" office:value="1090710">
            <text:p>1090710</text:p>
          </table:table-cell>
          <table:table-cell office:value-type="string">
            <text:p>01090710</text:p>
          </table:table-cell>
          <table:table-cell office:value-type="string">
            <text:p>Chinhacanine</text:p>
          </table:table-cell>
          <table:table-cell office:value-type="float" office:value="12">
            <text:p>12</text:p>
          </table:table-cell>
          <table:table-cell office:value-type="string">
            <text:p>NU-025</text:p>
          </table:table-cell>
          <table:table-cell office:value-type="float" office:value="-24.3628">
            <text:p>-24.362800</text:p>
          </table:table-cell>
          <table:table-cell office:value-type="float" office:value="32.9033">
            <text:p>32.903300</text:p>
          </table:table-cell>
          <table:table-cell table:number-columns-repeated="10"/>
          <table:table-cell table:formula="of:=VLOOKUP([.I1379];[NE.$F$2:.$Q$160];2;0)" office:value-type="float" office:value="150">
            <text:p>150</text:p>
          </table:table-cell>
          <table:table-cell office:value-type="float" office:value="150">
            <text:p>150</text:p>
          </table:table-cell>
          <table:table-cell table:number-columns-repeated="234"/>
        </table:table-row>
        <table:table-row table:style-name="ro2">
          <table:table-cell office:value-type="float" office:value="1379">
            <text:p>137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US-MOZ-01380</text:p>
          </table:table-cell>
          <table:table-cell office:value-type="float" office:value="1090711">
            <text:p>1090711</text:p>
          </table:table-cell>
          <table:table-cell office:value-type="string">
            <text:p>01090711</text:p>
          </table:table-cell>
          <table:table-cell office:value-type="string">
            <text:p>Chivonguene</text:p>
          </table:table-cell>
          <table:table-cell office:value-type="float" office:value="12">
            <text:p>12</text:p>
          </table:table-cell>
          <table:table-cell office:value-type="string">
            <text:p>NU-025</text:p>
          </table:table-cell>
          <table:table-cell office:value-type="float" office:value="-24.5115">
            <text:p>-24.511500</text:p>
          </table:table-cell>
          <table:table-cell office:value-type="float" office:value="33.1033">
            <text:p>33.103300</text:p>
          </table:table-cell>
          <table:table-cell table:number-columns-repeated="10"/>
          <table:table-cell table:formula="of:=VLOOKUP([.I1380];[NE.$F$2:.$Q$160];2;0)" office:value-type="float" office:value="150">
            <text:p>150</text:p>
          </table:table-cell>
          <table:table-cell office:value-type="float" office:value="150">
            <text:p>150</text:p>
          </table:table-cell>
          <table:table-cell table:number-columns-repeated="234"/>
        </table:table-row>
        <table:table-row table:style-name="ro2">
          <table:table-cell office:value-type="float" office:value="1380">
            <text:p>138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US-MOZ-01381</text:p>
          </table:table-cell>
          <table:table-cell office:value-type="float" office:value="1090712">
            <text:p>1090712</text:p>
          </table:table-cell>
          <table:table-cell office:value-type="string">
            <text:p>01090712</text:p>
          </table:table-cell>
          <table:table-cell office:value-type="string">
            <text:p>Mpelane</text:p>
          </table:table-cell>
          <table:table-cell office:value-type="float" office:value="12">
            <text:p>12</text:p>
          </table:table-cell>
          <table:table-cell office:value-type="string">
            <text:p>NU-025</text:p>
          </table:table-cell>
          <table:table-cell office:value-type="float" office:value="-24.2375">
            <text:p>-24.237500</text:p>
          </table:table-cell>
          <table:table-cell office:value-type="float" office:value="32.8375">
            <text:p>32.837500</text:p>
          </table:table-cell>
          <table:table-cell table:number-columns-repeated="10"/>
          <table:table-cell table:formula="of:=VLOOKUP([.I1381];[NE.$F$2:.$Q$160];2;0)" office:value-type="float" office:value="150">
            <text:p>150</text:p>
          </table:table-cell>
          <table:table-cell office:value-type="float" office:value="150">
            <text:p>150</text:p>
          </table:table-cell>
          <table:table-cell table:number-columns-repeated="234"/>
        </table:table-row>
        <table:table-row table:style-name="ro2">
          <table:table-cell office:value-type="float" office:value="1381">
            <text:p>138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US-MOZ-01382</text:p>
          </table:table-cell>
          <table:table-cell office:value-type="float" office:value="1090701">
            <text:p>1090701</text:p>
          </table:table-cell>
          <table:table-cell office:value-type="string">
            <text:p>01090701</text:p>
          </table:table-cell>
          <table:table-cell office:value-type="string">
            <text:p>Mbalavala</text:p>
          </table:table-cell>
          <table:table-cell office:value-type="float" office:value="13">
            <text:p>13</text:p>
          </table:table-cell>
          <table:table-cell office:value-type="string">
            <text:p>NU-025</text:p>
          </table:table-cell>
          <table:table-cell office:value-type="float" office:value="-23.775858">
            <text:p>-23.775858</text:p>
          </table:table-cell>
          <table:table-cell office:value-type="float" office:value="33.571">
            <text:p>33.571000</text:p>
          </table:table-cell>
          <table:table-cell table:number-columns-repeated="10"/>
          <table:table-cell table:formula="of:=VLOOKUP([.I1382];[NE.$F$2:.$Q$160];2;0)" office:value-type="float" office:value="150">
            <text:p>150</text:p>
          </table:table-cell>
          <table:table-cell office:value-type="float" office:value="150">
            <text:p>150</text:p>
          </table:table-cell>
          <table:table-cell table:number-columns-repeated="234"/>
        </table:table-row>
        <table:table-row table:style-name="ro2">
          <table:table-cell office:value-type="float" office:value="1382">
            <text:p>138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US-MOZ-01383</text:p>
          </table:table-cell>
          <table:table-cell office:value-type="float" office:value="1090713">
            <text:p>1090713</text:p>
          </table:table-cell>
          <table:table-cell office:value-type="string">
            <text:p>01090713</text:p>
          </table:table-cell>
          <table:table-cell office:value-type="string">
            <text:p>Mubanguene</text:p>
          </table:table-cell>
          <table:table-cell office:value-type="float" office:value="12">
            <text:p>12</text:p>
          </table:table-cell>
          <table:table-cell office:value-type="string">
            <text:p>NU-025</text:p>
          </table:table-cell>
          <table:table-cell office:value-type="float" office:value="-24.739167">
            <text:p>-24.739167</text:p>
          </table:table-cell>
          <table:table-cell office:value-type="float" office:value="33.126111">
            <text:p>33.126111</text:p>
          </table:table-cell>
          <table:table-cell table:number-columns-repeated="10"/>
          <table:table-cell table:formula="of:=VLOOKUP([.I1383];[NE.$F$2:.$Q$160];2;0)" office:value-type="float" office:value="150">
            <text:p>150</text:p>
          </table:table-cell>
          <table:table-cell office:value-type="float" office:value="150">
            <text:p>150</text:p>
          </table:table-cell>
          <table:table-cell table:number-columns-repeated="234"/>
        </table:table-row>
        <table:table-row table:style-name="ro2">
          <table:table-cell office:value-type="float" office:value="1383">
            <text:p>138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US-MOZ-01384</text:p>
          </table:table-cell>
          <table:table-cell office:value-type="float" office:value="1090801">
            <text:p>1090801</text:p>
          </table:table-cell>
          <table:table-cell office:value-type="string">
            <text:p>01090801</text:p>
          </table:table-cell>
          <table:table-cell office:value-type="string">
            <text:p>Macarale</text:p>
          </table:table-cell>
          <table:table-cell office:value-type="float" office:value="13">
            <text:p>13</text:p>
          </table:table-cell>
          <table:table-cell office:value-type="string">
            <text:p>NU-026</text:p>
          </table:table-cell>
          <table:table-cell office:value-type="float" office:value="-23.848834">
            <text:p>-23.848834</text:p>
          </table:table-cell>
          <table:table-cell office:value-type="float" office:value="32.621002">
            <text:p>32.621002</text:p>
          </table:table-cell>
          <table:table-cell table:number-columns-repeated="10"/>
          <table:table-cell table:formula="of:=VLOOKUP([.I1384];[NE.$F$2:.$Q$160];2;0)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number-columns-repeated="234"/>
        </table:table-row>
        <table:table-row table:style-name="ro2">
          <table:table-cell office:value-type="float" office:value="1384">
            <text:p>138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US-MOZ-01385</text:p>
          </table:table-cell>
          <table:table-cell office:value-type="float" office:value="1090806">
            <text:p>1090806</text:p>
          </table:table-cell>
          <table:table-cell office:value-type="string">
            <text:p>01090806</text:p>
          </table:table-cell>
          <table:table-cell office:value-type="string">
            <text:p>Mabalane</text:p>
          </table:table-cell>
          <table:table-cell office:value-type="float" office:value="11">
            <text:p>11</text:p>
          </table:table-cell>
          <table:table-cell office:value-type="string">
            <text:p>NU-026</text:p>
          </table:table-cell>
          <table:table-cell office:value-type="float" office:value="-23.8508">
            <text:p>-23.850800</text:p>
          </table:table-cell>
          <table:table-cell office:value-type="float" office:value="32.6228">
            <text:p>32.622800</text:p>
          </table:table-cell>
          <table:table-cell table:number-columns-repeated="10"/>
          <table:table-cell table:formula="of:=VLOOKUP([.I1385];[NE.$F$2:.$Q$160];2;0)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number-columns-repeated="234"/>
        </table:table-row>
        <table:table-row table:style-name="ro2">
          <table:table-cell office:value-type="float" office:value="1385">
            <text:p>138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US-MOZ-01386</text:p>
          </table:table-cell>
          <table:table-cell office:value-type="float" office:value="1090807">
            <text:p>1090807</text:p>
          </table:table-cell>
          <table:table-cell office:value-type="string">
            <text:p>01090807</text:p>
          </table:table-cell>
          <table:table-cell office:value-type="string">
            <text:p>Combomune</text:p>
          </table:table-cell>
          <table:table-cell office:value-type="float" office:value="12">
            <text:p>12</text:p>
          </table:table-cell>
          <table:table-cell office:value-type="string">
            <text:p>NU-026</text:p>
          </table:table-cell>
          <table:table-cell office:value-type="float" office:value="-23.4281">
            <text:p>-23.428100</text:p>
          </table:table-cell>
          <table:table-cell office:value-type="float" office:value="32.5547">
            <text:p>32.554700</text:p>
          </table:table-cell>
          <table:table-cell table:number-columns-repeated="10"/>
          <table:table-cell table:formula="of:=VLOOKUP([.I1386];[NE.$F$2:.$Q$160];2;0)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number-columns-repeated="234"/>
        </table:table-row>
        <table:table-row table:style-name="ro2">
          <table:table-cell office:value-type="float" office:value="1386">
            <text:p>138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US-MOZ-01387</text:p>
          </table:table-cell>
          <table:table-cell office:value-type="float" office:value="1090808">
            <text:p>1090808</text:p>
          </table:table-cell>
          <table:table-cell office:value-type="string">
            <text:p>01090808</text:p>
          </table:table-cell>
          <table:table-cell office:value-type="string">
            <text:p>Mabomo</text:p>
          </table:table-cell>
          <table:table-cell office:value-type="float" office:value="12">
            <text:p>12</text:p>
          </table:table-cell>
          <table:table-cell office:value-type="string">
            <text:p>NU-026</text:p>
          </table:table-cell>
          <table:table-cell office:value-type="float" office:value="-23.6972">
            <text:p>-23.697200</text:p>
          </table:table-cell>
          <table:table-cell office:value-type="float" office:value="32.5214">
            <text:p>32.521400</text:p>
          </table:table-cell>
          <table:table-cell table:number-columns-repeated="10"/>
          <table:table-cell table:formula="of:=VLOOKUP([.I1387];[NE.$F$2:.$Q$160];2;0)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number-columns-repeated="234"/>
        </table:table-row>
        <table:table-row table:style-name="ro2">
          <table:table-cell office:value-type="float" office:value="1387">
            <text:p>138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US-MOZ-01388</text:p>
          </table:table-cell>
          <table:table-cell office:value-type="float" office:value="1090810">
            <text:p>1090810</text:p>
          </table:table-cell>
          <table:table-cell office:value-type="string">
            <text:p>01090810</text:p>
          </table:table-cell>
          <table:table-cell office:value-type="string">
            <text:p>Nhimbainwe B</text:p>
          </table:table-cell>
          <table:table-cell office:value-type="float" office:value="13">
            <text:p>13</text:p>
          </table:table-cell>
          <table:table-cell office:value-type="string">
            <text:p>NU-026</text:p>
          </table:table-cell>
          <table:table-cell office:value-type="float" office:value="-23.8392">
            <text:p>-23.839200</text:p>
          </table:table-cell>
          <table:table-cell office:value-type="float" office:value="32.5297">
            <text:p>32.529700</text:p>
          </table:table-cell>
          <table:table-cell table:number-columns-repeated="10"/>
          <table:table-cell table:formula="of:=VLOOKUP([.I1388];[NE.$F$2:.$Q$160];2;0)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number-columns-repeated="234"/>
        </table:table-row>
        <table:table-row table:style-name="ro2">
          <table:table-cell office:value-type="float" office:value="1388">
            <text:p>138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US-MOZ-01389</text:p>
          </table:table-cell>
          <table:table-cell office:value-type="float" office:value="1090811">
            <text:p>1090811</text:p>
          </table:table-cell>
          <table:table-cell office:value-type="string">
            <text:p>01090811</text:p>
          </table:table-cell>
          <table:table-cell office:value-type="string">
            <text:p>Tsocate</text:p>
          </table:table-cell>
          <table:table-cell office:value-type="float" office:value="12">
            <text:p>12</text:p>
          </table:table-cell>
          <table:table-cell office:value-type="string">
            <text:p>NU-026</text:p>
          </table:table-cell>
          <table:table-cell office:value-type="float" office:value="-24.0714">
            <text:p>-24.071400</text:p>
          </table:table-cell>
          <table:table-cell office:value-type="float" office:value="32.6439">
            <text:p>32.643900</text:p>
          </table:table-cell>
          <table:table-cell table:number-columns-repeated="10"/>
          <table:table-cell table:formula="of:=VLOOKUP([.I1389];[NE.$F$2:.$Q$160];2;0)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number-columns-repeated="234"/>
        </table:table-row>
        <table:table-row table:style-name="ro2">
          <table:table-cell office:value-type="float" office:value="1389">
            <text:p>138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US-MOZ-01390</text:p>
          </table:table-cell>
          <table:table-cell office:value-type="float" office:value="1090812">
            <text:p>1090812</text:p>
          </table:table-cell>
          <table:table-cell office:value-type="string">
            <text:p>01090812</text:p>
          </table:table-cell>
          <table:table-cell office:value-type="string">
            <text:p>Pfukwe</text:p>
          </table:table-cell>
          <table:table-cell office:value-type="float" office:value="12">
            <text:p>12</text:p>
          </table:table-cell>
          <table:table-cell office:value-type="string">
            <text:p>NU-026</text:p>
          </table:table-cell>
          <table:table-cell office:value-type="float" office:value="-24.1422">
            <text:p>-24.142200</text:p>
          </table:table-cell>
          <table:table-cell office:value-type="float" office:value="32.7256">
            <text:p>32.725600</text:p>
          </table:table-cell>
          <table:table-cell table:number-columns-repeated="10"/>
          <table:table-cell table:formula="of:=VLOOKUP([.I1390];[NE.$F$2:.$Q$160];2;0)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number-columns-repeated="234"/>
        </table:table-row>
        <table:table-row table:style-name="ro2">
          <table:table-cell office:value-type="float" office:value="1390">
            <text:p>1390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US-MOZ-01391</text:p>
          </table:table-cell>
          <table:table-cell office:value-type="float" office:value="1090901">
            <text:p>1090901</text:p>
          </table:table-cell>
          <table:table-cell office:value-type="string">
            <text:p>01090901</text:p>
          </table:table-cell>
          <table:table-cell office:value-type="string">
            <text:p>Mandlakazi</text:p>
          </table:table-cell>
          <table:table-cell office:value-type="float" office:value="5">
            <text:p>5</text:p>
          </table:table-cell>
          <table:table-cell office:value-type="string">
            <text:p>NU-026</text:p>
          </table:table-cell>
          <table:table-cell office:value-type="float" office:value="-24.7122">
            <text:p>-24.712200</text:p>
          </table:table-cell>
          <table:table-cell office:value-type="float" office:value="33.8861">
            <text:p>33.886100</text:p>
          </table:table-cell>
          <table:table-cell table:number-columns-repeated="10"/>
          <table:table-cell table:formula="of:=VLOOKUP([.I1391];[NE.$F$2:.$Q$160];2;0)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number-columns-repeated="234"/>
        </table:table-row>
        <table:table-row table:style-name="ro2">
          <table:table-cell office:value-type="float" office:value="1391">
            <text:p>1391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US-MOZ-01392</text:p>
          </table:table-cell>
          <table:table-cell office:value-type="float" office:value="1090906">
            <text:p>1090906</text:p>
          </table:table-cell>
          <table:table-cell office:value-type="string">
            <text:p>01090906</text:p>
          </table:table-cell>
          <table:table-cell office:value-type="string">
            <text:p>Chidenguele</text:p>
          </table:table-cell>
          <table:table-cell office:value-type="float" office:value="12">
            <text:p>12</text:p>
          </table:table-cell>
          <table:table-cell office:value-type="string">
            <text:p>NU-026</text:p>
          </table:table-cell>
          <table:table-cell office:value-type="float" office:value="-24.9206">
            <text:p>-24.920600</text:p>
          </table:table-cell>
          <table:table-cell office:value-type="float" office:value="34.1911">
            <text:p>34.191100</text:p>
          </table:table-cell>
          <table:table-cell table:number-columns-repeated="10"/>
          <table:table-cell table:formula="of:=VLOOKUP([.I1392];[NE.$F$2:.$Q$160];2;0)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number-columns-repeated="234"/>
        </table:table-row>
        <table:table-row table:style-name="ro2">
          <table:table-cell office:value-type="float" office:value="1392">
            <text:p>1392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US-MOZ-01393</text:p>
          </table:table-cell>
          <table:table-cell office:value-type="float" office:value="1090907">
            <text:p>1090907</text:p>
          </table:table-cell>
          <table:table-cell office:value-type="string">
            <text:p>01090907</text:p>
          </table:table-cell>
          <table:table-cell office:value-type="string">
            <text:p>Dengoine</text:p>
          </table:table-cell>
          <table:table-cell office:value-type="float" office:value="12">
            <text:p>12</text:p>
          </table:table-cell>
          <table:table-cell office:value-type="string">
            <text:p>NU-026</text:p>
          </table:table-cell>
          <table:table-cell office:value-type="float" office:value="-24.8597">
            <text:p>-24.859700</text:p>
          </table:table-cell>
          <table:table-cell office:value-type="float" office:value="34.4117">
            <text:p>34.411700</text:p>
          </table:table-cell>
          <table:table-cell table:number-columns-repeated="10"/>
          <table:table-cell table:formula="of:=VLOOKUP([.I1393];[NE.$F$2:.$Q$160];2;0)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number-columns-repeated="234"/>
        </table:table-row>
        <table:table-row table:style-name="ro2">
          <table:table-cell office:value-type="float" office:value="1393">
            <text:p>1393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US-MOZ-01394</text:p>
          </table:table-cell>
          <table:table-cell office:value-type="float" office:value="1090908">
            <text:p>1090908</text:p>
          </table:table-cell>
          <table:table-cell office:value-type="string">
            <text:p>01090908</text:p>
          </table:table-cell>
          <table:table-cell office:value-type="string">
            <text:p>Betula</text:p>
          </table:table-cell>
          <table:table-cell office:value-type="float" office:value="12">
            <text:p>12</text:p>
          </table:table-cell>
          <table:table-cell office:value-type="string">
            <text:p>NU-026</text:p>
          </table:table-cell>
          <table:table-cell office:value-type="float" office:value="-24.7961">
            <text:p>-24.796100</text:p>
          </table:table-cell>
          <table:table-cell office:value-type="float" office:value="34.1875">
            <text:p>34.187500</text:p>
          </table:table-cell>
          <table:table-cell table:number-columns-repeated="10"/>
          <table:table-cell table:formula="of:=VLOOKUP([.I1394];[NE.$F$2:.$Q$160];2;0)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number-columns-repeated="234"/>
        </table:table-row>
        <table:table-row table:style-name="ro2">
          <table:table-cell office:value-type="float" office:value="1394">
            <text:p>1394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US-MOZ-01395</text:p>
          </table:table-cell>
          <table:table-cell office:value-type="float" office:value="1090909">
            <text:p>1090909</text:p>
          </table:table-cell>
          <table:table-cell office:value-type="string">
            <text:p>01090909</text:p>
          </table:table-cell>
          <table:table-cell office:value-type="string">
            <text:p>Mussavelene</text:p>
          </table:table-cell>
          <table:table-cell office:value-type="float" office:value="12">
            <text:p>12</text:p>
          </table:table-cell>
          <table:table-cell office:value-type="string">
            <text:p>NU-026</text:p>
          </table:table-cell>
          <table:table-cell office:value-type="float" office:value="-24.8881">
            <text:p>-24.888100</text:p>
          </table:table-cell>
          <table:table-cell office:value-type="float" office:value="34.315">
            <text:p>34.315000</text:p>
          </table:table-cell>
          <table:table-cell table:number-columns-repeated="10"/>
          <table:table-cell table:formula="of:=VLOOKUP([.I1395];[NE.$F$2:.$Q$160];2;0)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number-columns-repeated="234"/>
        </table:table-row>
        <table:table-row table:style-name="ro2">
          <table:table-cell office:value-type="float" office:value="1395">
            <text:p>1395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US-MOZ-01396</text:p>
          </table:table-cell>
          <table:table-cell office:value-type="float" office:value="1090910">
            <text:p>1090910</text:p>
          </table:table-cell>
          <table:table-cell office:value-type="string">
            <text:p>01090910</text:p>
          </table:table-cell>
          <table:table-cell office:value-type="string">
            <text:p>Banguene</text:p>
          </table:table-cell>
          <table:table-cell office:value-type="float" office:value="12">
            <text:p>12</text:p>
          </table:table-cell>
          <table:table-cell office:value-type="string">
            <text:p>NU-026</text:p>
          </table:table-cell>
          <table:table-cell office:value-type="float" office:value="-24.6339">
            <text:p>-24.633900</text:p>
          </table:table-cell>
          <table:table-cell office:value-type="float" office:value="33.8375">
            <text:p>33.837500</text:p>
          </table:table-cell>
          <table:table-cell table:number-columns-repeated="10"/>
          <table:table-cell table:formula="of:=VLOOKUP([.I1396];[NE.$F$2:.$Q$160];2;0)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number-columns-repeated="234"/>
        </table:table-row>
        <table:table-row table:style-name="ro2">
          <table:table-cell office:value-type="float" office:value="1396">
            <text:p>1396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US-MOZ-01397</text:p>
          </table:table-cell>
          <table:table-cell office:value-type="float" office:value="1090911">
            <text:p>1090911</text:p>
          </table:table-cell>
          <table:table-cell office:value-type="string">
            <text:p>01090911</text:p>
          </table:table-cell>
          <table:table-cell office:value-type="string">
            <text:p>Chibondzane</text:p>
          </table:table-cell>
          <table:table-cell office:value-type="float" office:value="12">
            <text:p>12</text:p>
          </table:table-cell>
          <table:table-cell office:value-type="string">
            <text:p>NU-026</text:p>
          </table:table-cell>
          <table:table-cell office:value-type="float" office:value="-24.6722">
            <text:p>-24.672200</text:p>
          </table:table-cell>
          <table:table-cell office:value-type="float" office:value="34.0692">
            <text:p>34.069200</text:p>
          </table:table-cell>
          <table:table-cell table:number-columns-repeated="10"/>
          <table:table-cell table:formula="of:=VLOOKUP([.I1397];[NE.$F$2:.$Q$160];2;0)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number-columns-repeated="234"/>
        </table:table-row>
        <table:table-row table:style-name="ro2">
          <table:table-cell office:value-type="float" office:value="1397">
            <text:p>1397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US-MOZ-01398</text:p>
          </table:table-cell>
          <table:table-cell office:value-type="float" office:value="1090912">
            <text:p>1090912</text:p>
          </table:table-cell>
          <table:table-cell office:value-type="string">
            <text:p>01090912</text:p>
          </table:table-cell>
          <table:table-cell office:value-type="string">
            <text:p>Macuacua</text:p>
          </table:table-cell>
          <table:table-cell office:value-type="float" office:value="12">
            <text:p>12</text:p>
          </table:table-cell>
          <table:table-cell office:value-type="string">
            <text:p>NU-026</text:p>
          </table:table-cell>
          <table:table-cell office:value-type="float" office:value="-24.4889">
            <text:p>-24.488900</text:p>
          </table:table-cell>
          <table:table-cell office:value-type="float" office:value="33.9569">
            <text:p>33.956900</text:p>
          </table:table-cell>
          <table:table-cell table:number-columns-repeated="10"/>
          <table:table-cell table:formula="of:=VLOOKUP([.I1398];[NE.$F$2:.$Q$160];2;0)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number-columns-repeated="234"/>
        </table:table-row>
        <table:table-row table:style-name="ro2">
          <table:table-cell office:value-type="float" office:value="1398">
            <text:p>1398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US-MOZ-01399</text:p>
          </table:table-cell>
          <table:table-cell office:value-type="float" office:value="1090913">
            <text:p>1090913</text:p>
          </table:table-cell>
          <table:table-cell office:value-type="string">
            <text:p>01090913</text:p>
          </table:table-cell>
          <table:table-cell office:value-type="string">
            <text:p>Macupulane</text:p>
          </table:table-cell>
          <table:table-cell office:value-type="float" office:value="12">
            <text:p>12</text:p>
          </table:table-cell>
          <table:table-cell office:value-type="string">
            <text:p>NU-026</text:p>
          </table:table-cell>
          <table:table-cell office:value-type="float" office:value="-24.8072">
            <text:p>-24.807200</text:p>
          </table:table-cell>
          <table:table-cell office:value-type="float" office:value="33.9817">
            <text:p>33.981700</text:p>
          </table:table-cell>
          <table:table-cell table:number-columns-repeated="10"/>
          <table:table-cell table:formula="of:=VLOOKUP([.I1399];[NE.$F$2:.$Q$160];2;0)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number-columns-repeated="234"/>
        </table:table-row>
        <table:table-row table:style-name="ro2">
          <table:table-cell office:value-type="float" office:value="1399">
            <text:p>1399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US-MOZ-01400</text:p>
          </table:table-cell>
          <table:table-cell office:value-type="float" office:value="1090914">
            <text:p>1090914</text:p>
          </table:table-cell>
          <table:table-cell office:value-type="string">
            <text:p>01090914</text:p>
          </table:table-cell>
          <table:table-cell office:value-type="string">
            <text:p>Mangunze</text:p>
          </table:table-cell>
          <table:table-cell office:value-type="float" office:value="12">
            <text:p>12</text:p>
          </table:table-cell>
          <table:table-cell office:value-type="string">
            <text:p>NU-026</text:p>
          </table:table-cell>
          <table:table-cell office:value-type="float" office:value="-24.8719">
            <text:p>-24.871900</text:p>
          </table:table-cell>
          <table:table-cell office:value-type="float" office:value="33.8717">
            <text:p>33.871700</text:p>
          </table:table-cell>
          <table:table-cell table:number-columns-repeated="10"/>
          <table:table-cell table:formula="of:=VLOOKUP([.I1400];[NE.$F$2:.$Q$160];2;0)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number-columns-repeated="234"/>
        </table:table-row>
        <table:table-row table:style-name="ro2">
          <table:table-cell office:value-type="float" office:value="1400">
            <text:p>1400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US-MOZ-01401</text:p>
          </table:table-cell>
          <table:table-cell office:value-type="float" office:value="1090915">
            <text:p>1090915</text:p>
          </table:table-cell>
          <table:table-cell office:value-type="string">
            <text:p>01090915</text:p>
          </table:table-cell>
          <table:table-cell office:value-type="string">
            <text:p>Manhique</text:p>
          </table:table-cell>
          <table:table-cell office:value-type="float" office:value="12">
            <text:p>12</text:p>
          </table:table-cell>
          <table:table-cell office:value-type="string">
            <text:p>NU-026</text:p>
          </table:table-cell>
          <table:table-cell office:value-type="float" office:value="-24.5947">
            <text:p>-24.594700</text:p>
          </table:table-cell>
          <table:table-cell office:value-type="float" office:value="34.3961">
            <text:p>34.396100</text:p>
          </table:table-cell>
          <table:table-cell table:number-columns-repeated="10"/>
          <table:table-cell table:formula="of:=VLOOKUP([.I1401];[NE.$F$2:.$Q$160];2;0)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number-columns-repeated="234"/>
        </table:table-row>
        <table:table-row table:style-name="ro2">
          <table:table-cell office:value-type="float" office:value="1401">
            <text:p>1401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US-MOZ-01402</text:p>
          </table:table-cell>
          <table:table-cell office:value-type="float" office:value="1090916">
            <text:p>1090916</text:p>
          </table:table-cell>
          <table:table-cell office:value-type="string">
            <text:p>01090916</text:p>
          </table:table-cell>
          <table:table-cell office:value-type="string">
            <text:p>Muzamane</text:p>
          </table:table-cell>
          <table:table-cell office:value-type="float" office:value="12">
            <text:p>12</text:p>
          </table:table-cell>
          <table:table-cell office:value-type="string">
            <text:p>NU-026</text:p>
          </table:table-cell>
          <table:table-cell office:value-type="float" office:value="-24.7133">
            <text:p>-24.713300</text:p>
          </table:table-cell>
          <table:table-cell office:value-type="float" office:value="33.8838">
            <text:p>33.883800</text:p>
          </table:table-cell>
          <table:table-cell table:number-columns-repeated="10"/>
          <table:table-cell table:formula="of:=VLOOKUP([.I1402];[NE.$F$2:.$Q$160];2;0)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number-columns-repeated="234"/>
        </table:table-row>
        <table:table-row table:style-name="ro2">
          <table:table-cell office:value-type="float" office:value="1402">
            <text:p>1402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US-MOZ-01403</text:p>
          </table:table-cell>
          <table:table-cell office:value-type="float" office:value="1090917">
            <text:p>1090917</text:p>
          </table:table-cell>
          <table:table-cell office:value-type="string">
            <text:p>01090917</text:p>
          </table:table-cell>
          <table:table-cell office:value-type="string">
            <text:p>Cucuine</text:p>
          </table:table-cell>
          <table:table-cell office:value-type="float" office:value="12">
            <text:p>12</text:p>
          </table:table-cell>
          <table:table-cell office:value-type="string">
            <text:p>NU-026</text:p>
          </table:table-cell>
          <table:table-cell office:value-type="float" office:value="-24.8831">
            <text:p>-24.883100</text:p>
          </table:table-cell>
          <table:table-cell office:value-type="float" office:value="33.9781">
            <text:p>33.978100</text:p>
          </table:table-cell>
          <table:table-cell table:number-columns-repeated="10"/>
          <table:table-cell table:formula="of:=VLOOKUP([.I1403];[NE.$F$2:.$Q$160];2;0)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number-columns-repeated="234"/>
        </table:table-row>
        <table:table-row table:style-name="ro2">
          <table:table-cell office:value-type="float" office:value="1403">
            <text:p>1403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US-MOZ-01404</text:p>
          </table:table-cell>
          <table:table-cell office:value-type="float" office:value="1090918">
            <text:p>1090918</text:p>
          </table:table-cell>
          <table:table-cell office:value-type="string">
            <text:p>01090918</text:p>
          </table:table-cell>
          <table:table-cell office:value-type="string">
            <text:p>Matsinhane</text:p>
          </table:table-cell>
          <table:table-cell office:value-type="float" office:value="12">
            <text:p>12</text:p>
          </table:table-cell>
          <table:table-cell office:value-type="string">
            <text:p>NU-026</text:p>
          </table:table-cell>
          <table:table-cell office:value-type="float" office:value="-24.7547">
            <text:p>-24.754700</text:p>
          </table:table-cell>
          <table:table-cell office:value-type="float" office:value="34.0256">
            <text:p>34.025600</text:p>
          </table:table-cell>
          <table:table-cell table:number-columns-repeated="10"/>
          <table:table-cell table:formula="of:=VLOOKUP([.I1404];[NE.$F$2:.$Q$160];2;0)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number-columns-repeated="234"/>
        </table:table-row>
        <table:table-row table:style-name="ro2">
          <table:table-cell office:value-type="float" office:value="1404">
            <text:p>1404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US-MOZ-01405</text:p>
          </table:table-cell>
          <table:table-cell office:value-type="float" office:value="1090919">
            <text:p>1090919</text:p>
          </table:table-cell>
          <table:table-cell office:value-type="string">
            <text:p>01090919</text:p>
          </table:table-cell>
          <table:table-cell office:value-type="string">
            <text:p>Mausse</text:p>
          </table:table-cell>
          <table:table-cell office:value-type="float" office:value="12">
            <text:p>12</text:p>
          </table:table-cell>
          <table:table-cell office:value-type="string">
            <text:p>NU-026</text:p>
          </table:table-cell>
          <table:table-cell office:value-type="float" office:value="-24.6756">
            <text:p>-24.675600</text:p>
          </table:table-cell>
          <table:table-cell office:value-type="float" office:value="33.9258">
            <text:p>33.925800</text:p>
          </table:table-cell>
          <table:table-cell table:number-columns-repeated="10"/>
          <table:table-cell table:formula="of:=VLOOKUP([.I1405];[NE.$F$2:.$Q$160];2;0)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number-columns-repeated="234"/>
        </table:table-row>
        <table:table-row table:style-name="ro2">
          <table:table-cell office:value-type="float" office:value="1405">
            <text:p>1405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US-MOZ-01406</text:p>
          </table:table-cell>
          <table:table-cell office:value-type="float" office:value="1090920">
            <text:p>1090920</text:p>
          </table:table-cell>
          <table:table-cell office:value-type="string">
            <text:p>01090920</text:p>
          </table:table-cell>
          <table:table-cell office:value-type="string">
            <text:p>Laranjeiras</text:p>
          </table:table-cell>
          <table:table-cell office:value-type="float" office:value="12">
            <text:p>12</text:p>
          </table:table-cell>
          <table:table-cell office:value-type="string">
            <text:p>NU-026</text:p>
          </table:table-cell>
          <table:table-cell office:value-type="float" office:value="-24.5753">
            <text:p>-24.575300</text:p>
          </table:table-cell>
          <table:table-cell office:value-type="float" office:value="33.9153">
            <text:p>33.915300</text:p>
          </table:table-cell>
          <table:table-cell table:number-columns-repeated="10"/>
          <table:table-cell table:formula="of:=VLOOKUP([.I1406];[NE.$F$2:.$Q$160];2;0)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number-columns-repeated="234"/>
        </table:table-row>
        <table:table-row table:style-name="ro2">
          <table:table-cell office:value-type="float" office:value="1406">
            <text:p>1406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US-MOZ-01407</text:p>
          </table:table-cell>
          <table:table-cell office:value-type="float" office:value="1090921">
            <text:p>1090921</text:p>
          </table:table-cell>
          <table:table-cell office:value-type="string">
            <text:p>01090921</text:p>
          </table:table-cell>
          <table:table-cell office:value-type="string">
            <text:p>Tavane</text:p>
          </table:table-cell>
          <table:table-cell office:value-type="float" office:value="11">
            <text:p>11</text:p>
          </table:table-cell>
          <table:table-cell office:value-type="string">
            <text:p>NU-026</text:p>
          </table:table-cell>
          <table:table-cell office:value-type="float" office:value="-24.5869">
            <text:p>-24.586900</text:p>
          </table:table-cell>
          <table:table-cell office:value-type="float" office:value="34.0697">
            <text:p>34.069700</text:p>
          </table:table-cell>
          <table:table-cell table:number-columns-repeated="10"/>
          <table:table-cell table:formula="of:=VLOOKUP([.I1407];[NE.$F$2:.$Q$160];2;0)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number-columns-repeated="234"/>
        </table:table-row>
        <table:table-row table:style-name="ro2">
          <table:table-cell office:value-type="float" office:value="1407">
            <text:p>1407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US-MOZ-01408</text:p>
          </table:table-cell>
          <table:table-cell office:value-type="float" office:value="1090926">
            <text:p>1090926</text:p>
          </table:table-cell>
          <table:table-cell office:value-type="string">
            <text:p>01090926</text:p>
          </table:table-cell>
          <table:table-cell office:value-type="string">
            <text:p>Chicavane</text:p>
          </table:table-cell>
          <table:table-cell office:value-type="float" office:value="12">
            <text:p>12</text:p>
          </table:table-cell>
          <table:table-cell office:value-type="string">
            <text:p>NU-026</text:p>
          </table:table-cell>
          <table:table-cell office:value-type="float" office:value="-24.8011">
            <text:p>-24.801100</text:p>
          </table:table-cell>
          <table:table-cell office:value-type="float" office:value="33.8158">
            <text:p>33.815800</text:p>
          </table:table-cell>
          <table:table-cell table:number-columns-repeated="10"/>
          <table:table-cell table:formula="of:=VLOOKUP([.I1408];[NE.$F$2:.$Q$160];2;0)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number-columns-repeated="234"/>
        </table:table-row>
        <table:table-row table:style-name="ro2">
          <table:table-cell office:value-type="float" office:value="1408">
            <text:p>1408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US-MOZ-01409</text:p>
          </table:table-cell>
          <table:table-cell office:value-type="float" office:value="1090927">
            <text:p>1090927</text:p>
          </table:table-cell>
          <table:table-cell office:value-type="string">
            <text:p>01090927</text:p>
          </table:table-cell>
          <table:table-cell office:value-type="string">
            <text:p>Incadine</text:p>
          </table:table-cell>
          <table:table-cell office:value-type="float" office:value="12">
            <text:p>12</text:p>
          </table:table-cell>
          <table:table-cell office:value-type="string">
            <text:p>NU-026</text:p>
          </table:table-cell>
          <table:table-cell office:value-type="float" office:value="-24.9108">
            <text:p>-24.910800</text:p>
          </table:table-cell>
          <table:table-cell office:value-type="float" office:value="34.0406">
            <text:p>34.040600</text:p>
          </table:table-cell>
          <table:table-cell table:number-columns-repeated="10"/>
          <table:table-cell table:formula="of:=VLOOKUP([.I1409];[NE.$F$2:.$Q$160];2;0)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number-columns-repeated="234"/>
        </table:table-row>
        <table:table-row table:style-name="ro2">
          <table:table-cell office:value-type="float" office:value="1409">
            <text:p>1409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US-MOZ-01410</text:p>
          </table:table-cell>
          <table:table-cell office:value-type="float" office:value="1090928">
            <text:p>1090928</text:p>
          </table:table-cell>
          <table:table-cell office:value-type="string">
            <text:p>01090928</text:p>
          </table:table-cell>
          <table:table-cell office:value-type="string">
            <text:p>Macasselane</text:p>
          </table:table-cell>
          <table:table-cell office:value-type="float" office:value="12">
            <text:p>12</text:p>
          </table:table-cell>
          <table:table-cell office:value-type="string">
            <text:p>NU-026</text:p>
          </table:table-cell>
          <table:table-cell office:value-type="float" office:value="-24.6858">
            <text:p>-24.685800</text:p>
          </table:table-cell>
          <table:table-cell office:value-type="float" office:value="33.9664">
            <text:p>33.966400</text:p>
          </table:table-cell>
          <table:table-cell table:number-columns-repeated="10"/>
          <table:table-cell table:formula="of:=VLOOKUP([.I1410];[NE.$F$2:.$Q$160];2;0)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number-columns-repeated="234"/>
        </table:table-row>
        <table:table-row table:style-name="ro2">
          <table:table-cell office:value-type="float" office:value="1410">
            <text:p>1410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US-MOZ-01411</text:p>
          </table:table-cell>
          <table:table-cell office:value-type="float" office:value="1090902">
            <text:p>1090902</text:p>
          </table:table-cell>
          <table:table-cell office:value-type="string">
            <text:p>01090902</text:p>
          </table:table-cell>
          <table:table-cell office:value-type="string">
            <text:p>Mandlakazi Cs</text:p>
          </table:table-cell>
          <table:table-cell office:value-type="float" office:value="11">
            <text:p>11</text:p>
          </table:table-cell>
          <table:table-cell office:value-type="string">
            <text:p>NU-026</text:p>
          </table:table-cell>
          <table:table-cell office:value-type="float" office:value="-24.716219">
            <text:p>-24.716219</text:p>
          </table:table-cell>
          <table:table-cell office:value-type="float" office:value="33.882932">
            <text:p>33.882932</text:p>
          </table:table-cell>
          <table:table-cell table:number-columns-repeated="10"/>
          <table:table-cell table:formula="of:=VLOOKUP([.I1411];[NE.$F$2:.$Q$160];2;0)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number-columns-repeated="234"/>
        </table:table-row>
        <table:table-row table:style-name="ro2">
          <table:table-cell office:value-type="float" office:value="1411">
            <text:p>14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US-MOZ-01412</text:p>
          </table:table-cell>
          <table:table-cell office:value-type="float" office:value="1091006">
            <text:p>1091006</text:p>
          </table:table-cell>
          <table:table-cell office:value-type="string">
            <text:p>01091006</text:p>
          </table:table-cell>
          <table:table-cell office:value-type="string">
            <text:p>Massangena</text:p>
          </table:table-cell>
          <table:table-cell office:value-type="float" office:value="11">
            <text:p>11</text:p>
          </table:table-cell>
          <table:table-cell office:value-type="string">
            <text:p>NU-028</text:p>
          </table:table-cell>
          <table:table-cell office:value-type="float" office:value="-21.5839">
            <text:p>-21.583900</text:p>
          </table:table-cell>
          <table:table-cell office:value-type="float" office:value="32.9375">
            <text:p>32.937500</text:p>
          </table:table-cell>
          <table:table-cell table:number-columns-repeated="10"/>
          <table:table-cell table:formula="of:=VLOOKUP([.I1412];[NE.$F$2:.$Q$160];2;0)" office:value-type="float" office:value="153">
            <text:p>153</text:p>
          </table:table-cell>
          <table:table-cell office:value-type="float" office:value="153">
            <text:p>153</text:p>
          </table:table-cell>
          <table:table-cell table:number-columns-repeated="234"/>
        </table:table-row>
        <table:table-row table:style-name="ro2">
          <table:table-cell office:value-type="float" office:value="1412">
            <text:p>14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US-MOZ-01413</text:p>
          </table:table-cell>
          <table:table-cell office:value-type="float" office:value="1091007">
            <text:p>1091007</text:p>
          </table:table-cell>
          <table:table-cell office:value-type="string">
            <text:p>01091007</text:p>
          </table:table-cell>
          <table:table-cell office:value-type="string">
            <text:p>Mucambene</text:p>
          </table:table-cell>
          <table:table-cell office:value-type="float" office:value="13">
            <text:p>13</text:p>
          </table:table-cell>
          <table:table-cell office:value-type="string">
            <text:p>NU-028</text:p>
          </table:table-cell>
          <table:table-cell office:value-type="float" office:value="-21.55">
            <text:p>-21.550000</text:p>
          </table:table-cell>
          <table:table-cell office:value-type="float" office:value="32.8117">
            <text:p>32.811700</text:p>
          </table:table-cell>
          <table:table-cell table:number-columns-repeated="10"/>
          <table:table-cell table:formula="of:=VLOOKUP([.I1413];[NE.$F$2:.$Q$160];2;0)" office:value-type="float" office:value="153">
            <text:p>153</text:p>
          </table:table-cell>
          <table:table-cell office:value-type="float" office:value="153">
            <text:p>153</text:p>
          </table:table-cell>
          <table:table-cell table:number-columns-repeated="234"/>
        </table:table-row>
        <table:table-row table:style-name="ro2">
          <table:table-cell office:value-type="float" office:value="1413">
            <text:p>14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US-MOZ-01414</text:p>
          </table:table-cell>
          <table:table-cell office:value-type="float" office:value="1091008">
            <text:p>1091008</text:p>
          </table:table-cell>
          <table:table-cell office:value-type="string">
            <text:p>01091008</text:p>
          </table:table-cell>
          <table:table-cell office:value-type="string">
            <text:p>Mavue</text:p>
          </table:table-cell>
          <table:table-cell office:value-type="float" office:value="12">
            <text:p>12</text:p>
          </table:table-cell>
          <table:table-cell office:value-type="string">
            <text:p>NU-028</text:p>
          </table:table-cell>
          <table:table-cell office:value-type="float" office:value="-21.3599">
            <text:p>-21.359900</text:p>
          </table:table-cell>
          <table:table-cell office:value-type="float" office:value="32.4284">
            <text:p>32.428400</text:p>
          </table:table-cell>
          <table:table-cell table:number-columns-repeated="10"/>
          <table:table-cell table:formula="of:=VLOOKUP([.I1414];[NE.$F$2:.$Q$160];2;0)" office:value-type="float" office:value="153">
            <text:p>153</text:p>
          </table:table-cell>
          <table:table-cell office:value-type="float" office:value="153">
            <text:p>153</text:p>
          </table:table-cell>
          <table:table-cell table:number-columns-repeated="234"/>
        </table:table-row>
        <table:table-row table:style-name="ro2">
          <table:table-cell office:value-type="float" office:value="1414">
            <text:p>141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US-MOZ-01415</text:p>
          </table:table-cell>
          <table:table-cell office:value-type="float" office:value="1091106">
            <text:p>1091106</text:p>
          </table:table-cell>
          <table:table-cell office:value-type="string">
            <text:p>01091106</text:p>
          </table:table-cell>
          <table:table-cell office:value-type="string">
            <text:p>Massingir</text:p>
          </table:table-cell>
          <table:table-cell office:value-type="float" office:value="12">
            <text:p>12</text:p>
          </table:table-cell>
          <table:table-cell office:value-type="string">
            <text:p>NU-029</text:p>
          </table:table-cell>
          <table:table-cell office:value-type="float" office:value="-23.9186">
            <text:p>-23.918600</text:p>
          </table:table-cell>
          <table:table-cell office:value-type="float" office:value="32.1625">
            <text:p>32.162500</text:p>
          </table:table-cell>
          <table:table-cell table:number-columns-repeated="10"/>
          <table:table-cell table:formula="of:=VLOOKUP([.I1415];[NE.$F$2:.$Q$160];2;0)" office:value-type="float" office:value="154">
            <text:p>154</text:p>
          </table:table-cell>
          <table:table-cell office:value-type="float" office:value="154">
            <text:p>154</text:p>
          </table:table-cell>
          <table:table-cell table:number-columns-repeated="234"/>
        </table:table-row>
        <table:table-row table:style-name="ro2">
          <table:table-cell office:value-type="float" office:value="1415">
            <text:p>14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US-MOZ-01416</text:p>
          </table:table-cell>
          <table:table-cell office:value-type="float" office:value="1091107">
            <text:p>1091107</text:p>
          </table:table-cell>
          <table:table-cell office:value-type="string">
            <text:p>01091107</text:p>
          </table:table-cell>
          <table:table-cell office:value-type="string">
            <text:p>Zulu</text:p>
          </table:table-cell>
          <table:table-cell office:value-type="float" office:value="13">
            <text:p>13</text:p>
          </table:table-cell>
          <table:table-cell office:value-type="string">
            <text:p>NU-029</text:p>
          </table:table-cell>
          <table:table-cell office:value-type="float" office:value="-24.0314">
            <text:p>-24.031400</text:p>
          </table:table-cell>
          <table:table-cell office:value-type="float" office:value="32.4344">
            <text:p>32.434400</text:p>
          </table:table-cell>
          <table:table-cell table:number-columns-repeated="10"/>
          <table:table-cell table:formula="of:=VLOOKUP([.I1416];[NE.$F$2:.$Q$160];2;0)" office:value-type="float" office:value="154">
            <text:p>154</text:p>
          </table:table-cell>
          <table:table-cell office:value-type="float" office:value="154">
            <text:p>154</text:p>
          </table:table-cell>
          <table:table-cell table:number-columns-repeated="234"/>
        </table:table-row>
        <table:table-row table:style-name="ro2">
          <table:table-cell office:value-type="float" office:value="1416">
            <text:p>141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US-MOZ-01417</text:p>
          </table:table-cell>
          <table:table-cell office:value-type="float" office:value="1091108">
            <text:p>1091108</text:p>
          </table:table-cell>
          <table:table-cell office:value-type="string">
            <text:p>01091108</text:p>
          </table:table-cell>
          <table:table-cell office:value-type="string">
            <text:p>Chibotane</text:p>
          </table:table-cell>
          <table:table-cell office:value-type="float" office:value="13">
            <text:p>13</text:p>
          </table:table-cell>
          <table:table-cell office:value-type="string">
            <text:p>NU-029</text:p>
          </table:table-cell>
          <table:table-cell office:value-type="float" office:value="-23.8564">
            <text:p>-23.856400</text:p>
          </table:table-cell>
          <table:table-cell office:value-type="float" office:value="32.2242">
            <text:p>32.224200</text:p>
          </table:table-cell>
          <table:table-cell table:number-columns-repeated="10"/>
          <table:table-cell table:formula="of:=VLOOKUP([.I1417];[NE.$F$2:.$Q$160];2;0)" office:value-type="float" office:value="154">
            <text:p>154</text:p>
          </table:table-cell>
          <table:table-cell office:value-type="float" office:value="154">
            <text:p>154</text:p>
          </table:table-cell>
          <table:table-cell table:number-columns-repeated="234"/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US-MOZ-01418</text:p>
          </table:table-cell>
          <table:table-cell office:value-type="float" office:value="1091109">
            <text:p>1091109</text:p>
          </table:table-cell>
          <table:table-cell office:value-type="string">
            <text:p>01091109</text:p>
          </table:table-cell>
          <table:table-cell office:value-type="string">
            <text:p>Cubo</text:p>
          </table:table-cell>
          <table:table-cell office:value-type="float" office:value="13">
            <text:p>13</text:p>
          </table:table-cell>
          <table:table-cell office:value-type="string">
            <text:p>NU-029</text:p>
          </table:table-cell>
          <table:table-cell office:value-type="float" office:value="-23.9192">
            <text:p>-23.919200</text:p>
          </table:table-cell>
          <table:table-cell office:value-type="float" office:value="32.0303">
            <text:p>32.030300</text:p>
          </table:table-cell>
          <table:table-cell table:number-columns-repeated="10"/>
          <table:table-cell table:formula="of:=VLOOKUP([.I1418];[NE.$F$2:.$Q$160];2;0)" office:value-type="float" office:value="154">
            <text:p>154</text:p>
          </table:table-cell>
          <table:table-cell office:value-type="float" office:value="154">
            <text:p>154</text:p>
          </table:table-cell>
          <table:table-cell table:number-columns-repeated="234"/>
        </table:table-row>
        <table:table-row table:style-name="ro2">
          <table:table-cell office:value-type="float" office:value="1418">
            <text:p>14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US-MOZ-01419</text:p>
          </table:table-cell>
          <table:table-cell office:value-type="float" office:value="1091110">
            <text:p>1091110</text:p>
          </table:table-cell>
          <table:table-cell office:value-type="string">
            <text:p>01091110</text:p>
          </table:table-cell>
          <table:table-cell office:value-type="string">
            <text:p>Machamba</text:p>
          </table:table-cell>
          <table:table-cell office:value-type="float" office:value="13">
            <text:p>13</text:p>
          </table:table-cell>
          <table:table-cell office:value-type="string">
            <text:p>NU-029</text:p>
          </table:table-cell>
          <table:table-cell office:value-type="float" office:value="-23.5619">
            <text:p>-23.561900</text:p>
          </table:table-cell>
          <table:table-cell office:value-type="float" office:value="31.92">
            <text:p>31.920000</text:p>
          </table:table-cell>
          <table:table-cell table:number-columns-repeated="10"/>
          <table:table-cell table:formula="of:=VLOOKUP([.I1419];[NE.$F$2:.$Q$160];2;0)" office:value-type="float" office:value="154">
            <text:p>154</text:p>
          </table:table-cell>
          <table:table-cell office:value-type="float" office:value="154">
            <text:p>154</text:p>
          </table:table-cell>
          <table:table-cell table:number-columns-repeated="234"/>
        </table:table-row>
        <table:table-row table:style-name="ro2">
          <table:table-cell office:value-type="float" office:value="1419">
            <text:p>141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US-MOZ-01420</text:p>
          </table:table-cell>
          <table:table-cell office:value-type="float" office:value="1091111">
            <text:p>1091111</text:p>
          </table:table-cell>
          <table:table-cell office:value-type="string">
            <text:p>01091111</text:p>
          </table:table-cell>
          <table:table-cell office:value-type="string">
            <text:p>Mavodze</text:p>
          </table:table-cell>
          <table:table-cell office:value-type="float" office:value="13">
            <text:p>13</text:p>
          </table:table-cell>
          <table:table-cell office:value-type="string">
            <text:p>NU-029</text:p>
          </table:table-cell>
          <table:table-cell office:value-type="float" office:value="-23.8122">
            <text:p>-23.812200</text:p>
          </table:table-cell>
          <table:table-cell office:value-type="float" office:value="32.0439">
            <text:p>32.043900</text:p>
          </table:table-cell>
          <table:table-cell table:number-columns-repeated="10"/>
          <table:table-cell table:formula="of:=VLOOKUP([.I1420];[NE.$F$2:.$Q$160];2;0)" office:value-type="float" office:value="154">
            <text:p>154</text:p>
          </table:table-cell>
          <table:table-cell office:value-type="float" office:value="154">
            <text:p>154</text:p>
          </table:table-cell>
          <table:table-cell table:number-columns-repeated="234"/>
        </table:table-row>
        <table:table-row table:style-name="ro2">
          <table:table-cell office:value-type="float" office:value="1420">
            <text:p>142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US-MOZ-01421</text:p>
          </table:table-cell>
          <table:table-cell office:value-type="float" office:value="1091112">
            <text:p>1091112</text:p>
          </table:table-cell>
          <table:table-cell office:value-type="string">
            <text:p>01091112</text:p>
          </table:table-cell>
          <table:table-cell office:value-type="string">
            <text:p>Mucatine</text:p>
          </table:table-cell>
          <table:table-cell office:value-type="float" office:value="12">
            <text:p>12</text:p>
          </table:table-cell>
          <table:table-cell office:value-type="string">
            <text:p>NU-029</text:p>
          </table:table-cell>
          <table:table-cell office:value-type="float" office:value="-24.1675">
            <text:p>-24.167500</text:p>
          </table:table-cell>
          <table:table-cell office:value-type="float" office:value="32.4961">
            <text:p>32.496100</text:p>
          </table:table-cell>
          <table:table-cell table:number-columns-repeated="10"/>
          <table:table-cell table:formula="of:=VLOOKUP([.I1421];[NE.$F$2:.$Q$160];2;0)" office:value-type="float" office:value="154">
            <text:p>154</text:p>
          </table:table-cell>
          <table:table-cell office:value-type="float" office:value="154">
            <text:p>154</text:p>
          </table:table-cell>
          <table:table-cell table:number-columns-repeated="234"/>
        </table:table-row>
        <table:table-row table:style-name="ro2">
          <table:table-cell office:value-type="float" office:value="1421">
            <text:p>142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US-MOZ-01422</text:p>
          </table:table-cell>
          <table:table-cell office:value-type="float" office:value="1091116">
            <text:p>1091116</text:p>
          </table:table-cell>
          <table:table-cell office:value-type="string">
            <text:p>01091116</text:p>
          </table:table-cell>
          <table:table-cell office:value-type="string">
            <text:p>Macaringue</text:p>
          </table:table-cell>
          <table:table-cell office:value-type="float" office:value="13">
            <text:p>13</text:p>
          </table:table-cell>
          <table:table-cell office:value-type="string">
            <text:p>NU-029</text:p>
          </table:table-cell>
          <table:table-cell office:value-type="float" office:value="-24.1233">
            <text:p>-24.123300</text:p>
          </table:table-cell>
          <table:table-cell office:value-type="float" office:value="32.5931">
            <text:p>32.593100</text:p>
          </table:table-cell>
          <table:table-cell table:number-columns-repeated="10"/>
          <table:table-cell table:formula="of:=VLOOKUP([.I1422];[NE.$F$2:.$Q$160];2;0)" office:value-type="float" office:value="154">
            <text:p>154</text:p>
          </table:table-cell>
          <table:table-cell office:value-type="float" office:value="154">
            <text:p>154</text:p>
          </table:table-cell>
          <table:table-cell table:number-columns-repeated="234"/>
        </table:table-row>
        <table:table-row table:style-name="ro2">
          <table:table-cell office:value-type="float" office:value="1422">
            <text:p>142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US-MOZ-01423</text:p>
          </table:table-cell>
          <table:table-cell office:value-type="float" office:value="1091201">
            <text:p>1091201</text:p>
          </table:table-cell>
          <table:table-cell office:value-type="string">
            <text:p>01091201</text:p>
          </table:table-cell>
          <table:table-cell office:value-type="string">
            <text:p>Chicumbane Hr</text:p>
          </table:table-cell>
          <table:table-cell office:value-type="float" office:value="5">
            <text:p>5</text:p>
          </table:table-cell>
          <table:table-cell office:value-type="string">
            <text:p>NU-030</text:p>
          </table:table-cell>
          <table:table-cell office:value-type="float" office:value="-24.9944">
            <text:p>-24.994400</text:p>
          </table:table-cell>
          <table:table-cell office:value-type="float" office:value="33.5506">
            <text:p>33.550600</text:p>
          </table:table-cell>
          <table:table-cell table:number-columns-repeated="10"/>
          <table:table-cell table:formula="of:=VLOOKUP([.I1423];[NE.$F$2:.$Q$160];2;0)" office:value-type="float" office:value="155">
            <text:p>155</text:p>
          </table:table-cell>
          <table:table-cell office:value-type="float" office:value="155">
            <text:p>155</text:p>
          </table:table-cell>
          <table:table-cell table:number-columns-repeated="234"/>
        </table:table-row>
        <table:table-row table:style-name="ro2">
          <table:table-cell office:value-type="float" office:value="1423">
            <text:p>142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US-MOZ-01424</text:p>
          </table:table-cell>
          <table:table-cell office:value-type="float" office:value="1091206">
            <text:p>1091206</text:p>
          </table:table-cell>
          <table:table-cell office:value-type="string">
            <text:p>01091206</text:p>
          </table:table-cell>
          <table:table-cell office:value-type="string">
            <text:p>Banhine</text:p>
          </table:table-cell>
          <table:table-cell office:value-type="float" office:value="12">
            <text:p>12</text:p>
          </table:table-cell>
          <table:table-cell office:value-type="string">
            <text:p>NU-030</text:p>
          </table:table-cell>
          <table:table-cell office:value-type="float" office:value="-24.8706">
            <text:p>-24.870600</text:p>
          </table:table-cell>
          <table:table-cell office:value-type="float" office:value="33.8306">
            <text:p>33.830600</text:p>
          </table:table-cell>
          <table:table-cell table:number-columns-repeated="10"/>
          <table:table-cell table:formula="of:=VLOOKUP([.I1424];[NE.$F$2:.$Q$160];2;0)" office:value-type="float" office:value="155">
            <text:p>155</text:p>
          </table:table-cell>
          <table:table-cell office:value-type="float" office:value="155">
            <text:p>155</text:p>
          </table:table-cell>
          <table:table-cell table:number-columns-repeated="234"/>
        </table:table-row>
        <table:table-row table:style-name="ro2">
          <table:table-cell office:value-type="float" office:value="1424">
            <text:p>142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US-MOZ-01425</text:p>
          </table:table-cell>
          <table:table-cell office:value-type="float" office:value="1091207">
            <text:p>1091207</text:p>
          </table:table-cell>
          <table:table-cell office:value-type="string">
            <text:p>01091207</text:p>
          </table:table-cell>
          <table:table-cell office:value-type="string">
            <text:p>Chilaulene</text:p>
          </table:table-cell>
          <table:table-cell office:value-type="float" office:value="12">
            <text:p>12</text:p>
          </table:table-cell>
          <table:table-cell office:value-type="string">
            <text:p>NU-030</text:p>
          </table:table-cell>
          <table:table-cell office:value-type="float" office:value="-25.1272">
            <text:p>-25.127200</text:p>
          </table:table-cell>
          <table:table-cell office:value-type="float" office:value="33.555">
            <text:p>33.555000</text:p>
          </table:table-cell>
          <table:table-cell table:number-columns-repeated="10"/>
          <table:table-cell table:formula="of:=VLOOKUP([.I1425];[NE.$F$2:.$Q$160];2;0)" office:value-type="float" office:value="155">
            <text:p>155</text:p>
          </table:table-cell>
          <table:table-cell office:value-type="float" office:value="155">
            <text:p>155</text:p>
          </table:table-cell>
          <table:table-cell table:number-columns-repeated="234"/>
        </table:table-row>
        <table:table-row table:style-name="ro2">
          <table:table-cell office:value-type="float" office:value="1425">
            <text:p>142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US-MOZ-01426</text:p>
          </table:table-cell>
          <table:table-cell office:value-type="float" office:value="1091208">
            <text:p>1091208</text:p>
          </table:table-cell>
          <table:table-cell office:value-type="string">
            <text:p>01091208</text:p>
          </table:table-cell>
          <table:table-cell office:value-type="string">
            <text:p>Chipenhe</text:p>
          </table:table-cell>
          <table:table-cell office:value-type="float" office:value="12">
            <text:p>12</text:p>
          </table:table-cell>
          <table:table-cell office:value-type="string">
            <text:p>NU-030</text:p>
          </table:table-cell>
          <table:table-cell office:value-type="float" office:value="-24.9425">
            <text:p>-24.942500</text:p>
          </table:table-cell>
          <table:table-cell office:value-type="float" office:value="33.4456">
            <text:p>33.445600</text:p>
          </table:table-cell>
          <table:table-cell table:number-columns-repeated="10"/>
          <table:table-cell table:formula="of:=VLOOKUP([.I1426];[NE.$F$2:.$Q$160];2;0)" office:value-type="float" office:value="155">
            <text:p>155</text:p>
          </table:table-cell>
          <table:table-cell office:value-type="float" office:value="155">
            <text:p>155</text:p>
          </table:table-cell>
          <table:table-cell table:number-columns-repeated="234"/>
        </table:table-row>
        <table:table-row table:style-name="ro2">
          <table:table-cell office:value-type="float" office:value="1426">
            <text:p>142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US-MOZ-01427</text:p>
          </table:table-cell>
          <table:table-cell office:value-type="float" office:value="1091209">
            <text:p>1091209</text:p>
          </table:table-cell>
          <table:table-cell office:value-type="string">
            <text:p>01091209</text:p>
          </table:table-cell>
          <table:table-cell office:value-type="string">
            <text:p>Chongoene</text:p>
          </table:table-cell>
          <table:table-cell office:value-type="float" office:value="12">
            <text:p>12</text:p>
          </table:table-cell>
          <table:table-cell office:value-type="string">
            <text:p>NU-030</text:p>
          </table:table-cell>
          <table:table-cell office:value-type="float" office:value="-25.008374">
            <text:p>-25.008374</text:p>
          </table:table-cell>
          <table:table-cell office:value-type="float" office:value="33.789932">
            <text:p>33.789932</text:p>
          </table:table-cell>
          <table:table-cell table:number-columns-repeated="10"/>
          <table:table-cell table:formula="of:=VLOOKUP([.I1427];[NE.$F$2:.$Q$160];2;0)" office:value-type="float" office:value="155">
            <text:p>155</text:p>
          </table:table-cell>
          <table:table-cell office:value-type="float" office:value="155">
            <text:p>155</text:p>
          </table:table-cell>
          <table:table-cell table:number-columns-repeated="234"/>
        </table:table-row>
        <table:table-row table:style-name="ro2">
          <table:table-cell office:value-type="float" office:value="1427">
            <text:p>142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US-MOZ-01428</text:p>
          </table:table-cell>
          <table:table-cell office:value-type="float" office:value="1091210">
            <text:p>1091210</text:p>
          </table:table-cell>
          <table:table-cell office:value-type="string">
            <text:p>01091210</text:p>
          </table:table-cell>
          <table:table-cell office:value-type="string">
            <text:p>Nhacutse</text:p>
          </table:table-cell>
          <table:table-cell office:value-type="float" office:value="12">
            <text:p>12</text:p>
          </table:table-cell>
          <table:table-cell office:value-type="string">
            <text:p>NU-030</text:p>
          </table:table-cell>
          <table:table-cell office:value-type="float" office:value="-24.8922">
            <text:p>-24.892200</text:p>
          </table:table-cell>
          <table:table-cell office:value-type="float" office:value="33.7306">
            <text:p>33.730600</text:p>
          </table:table-cell>
          <table:table-cell table:number-columns-repeated="10"/>
          <table:table-cell table:formula="of:=VLOOKUP([.I1428];[NE.$F$2:.$Q$160];2;0)" office:value-type="float" office:value="155">
            <text:p>155</text:p>
          </table:table-cell>
          <table:table-cell office:value-type="float" office:value="155">
            <text:p>155</text:p>
          </table:table-cell>
          <table:table-cell table:number-columns-repeated="234"/>
        </table:table-row>
        <table:table-row table:style-name="ro2">
          <table:table-cell office:value-type="float" office:value="1428">
            <text:p>142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US-MOZ-01429</text:p>
          </table:table-cell>
          <table:table-cell office:value-type="float" office:value="1091211">
            <text:p>1091211</text:p>
          </table:table-cell>
          <table:table-cell office:value-type="string">
            <text:p>01091211</text:p>
          </table:table-cell>
          <table:table-cell office:value-type="string">
            <text:p>Julius Nyerere</text:p>
          </table:table-cell>
          <table:table-cell office:value-type="float" office:value="12">
            <text:p>12</text:p>
          </table:table-cell>
          <table:table-cell office:value-type="string">
            <text:p>NU-030</text:p>
          </table:table-cell>
          <table:table-cell office:value-type="float" office:value="-24.8747">
            <text:p>-24.874700</text:p>
          </table:table-cell>
          <table:table-cell office:value-type="float" office:value="33.5089">
            <text:p>33.508900</text:p>
          </table:table-cell>
          <table:table-cell table:number-columns-repeated="10"/>
          <table:table-cell table:formula="of:=VLOOKUP([.I1429];[NE.$F$2:.$Q$160];2;0)" office:value-type="float" office:value="155">
            <text:p>155</text:p>
          </table:table-cell>
          <table:table-cell office:value-type="float" office:value="155">
            <text:p>155</text:p>
          </table:table-cell>
          <table:table-cell table:number-columns-repeated="234"/>
        </table:table-row>
        <table:table-row table:style-name="ro2">
          <table:table-cell office:value-type="float" office:value="1429">
            <text:p>1429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US-MOZ-01430</text:p>
          </table:table-cell>
          <table:table-cell office:value-type="float" office:value="1091212">
            <text:p>1091212</text:p>
          </table:table-cell>
          <table:table-cell office:value-type="string">
            <text:p>01091212</text:p>
          </table:table-cell>
          <table:table-cell office:value-type="string">
            <text:p>Maciene</text:p>
          </table:table-cell>
          <table:table-cell office:value-type="float" office:value="11">
            <text:p>11</text:p>
          </table:table-cell>
          <table:table-cell office:value-type="string">
            <text:p>NU-030</text:p>
          </table:table-cell>
          <table:table-cell office:value-type="float" office:value="-25.0666666">
            <text:p>-25.066667</text:p>
          </table:table-cell>
          <table:table-cell office:value-type="float" office:value="33.85833333">
            <text:p>33.858333</text:p>
          </table:table-cell>
          <table:table-cell table:number-columns-repeated="10"/>
          <table:table-cell table:formula="of:=VLOOKUP([.I1430];[NE.$F$2:.$Q$160];2;0)" office:value-type="float" office:value="155">
            <text:p>155</text:p>
          </table:table-cell>
          <table:table-cell office:value-type="float" office:value="155">
            <text:p>155</text:p>
          </table:table-cell>
          <table:table-cell table:number-columns-repeated="234"/>
        </table:table-row>
        <table:table-row table:style-name="ro2">
          <table:table-cell office:value-type="float" office:value="1430">
            <text:p>143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US-MOZ-01431</text:p>
          </table:table-cell>
          <table:table-cell office:value-type="float" office:value="1091213">
            <text:p>1091213</text:p>
          </table:table-cell>
          <table:table-cell office:value-type="string">
            <text:p>01091213</text:p>
          </table:table-cell>
          <table:table-cell office:value-type="string">
            <text:p>Siaia</text:p>
          </table:table-cell>
          <table:table-cell office:value-type="float" office:value="12">
            <text:p>12</text:p>
          </table:table-cell>
          <table:table-cell office:value-type="string">
            <text:p>NU-030</text:p>
          </table:table-cell>
          <table:table-cell office:value-type="float" office:value="-24.964">
            <text:p>-24.964000</text:p>
          </table:table-cell>
          <table:table-cell office:value-type="float" office:value="33.7834">
            <text:p>33.783400</text:p>
          </table:table-cell>
          <table:table-cell table:number-columns-repeated="10"/>
          <table:table-cell table:formula="of:=VLOOKUP([.I1431];[NE.$F$2:.$Q$160];2;0)" office:value-type="float" office:value="155">
            <text:p>155</text:p>
          </table:table-cell>
          <table:table-cell office:value-type="float" office:value="155">
            <text:p>155</text:p>
          </table:table-cell>
          <table:table-cell table:number-columns-repeated="234"/>
        </table:table-row>
        <table:table-row table:style-name="ro2">
          <table:table-cell office:value-type="float" office:value="1431">
            <text:p>143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US-MOZ-01432</text:p>
          </table:table-cell>
          <table:table-cell office:value-type="float" office:value="1091214">
            <text:p>1091214</text:p>
          </table:table-cell>
          <table:table-cell office:value-type="string">
            <text:p>01091214</text:p>
          </table:table-cell>
          <table:table-cell office:value-type="string">
            <text:p>Zongoene</text:p>
          </table:table-cell>
          <table:table-cell office:value-type="float" office:value="12">
            <text:p>12</text:p>
          </table:table-cell>
          <table:table-cell office:value-type="string">
            <text:p>NU-030</text:p>
          </table:table-cell>
          <table:table-cell office:value-type="float" office:value="-25.1525">
            <text:p>-25.152500</text:p>
          </table:table-cell>
          <table:table-cell office:value-type="float" office:value="33.4853">
            <text:p>33.485300</text:p>
          </table:table-cell>
          <table:table-cell table:number-columns-repeated="10"/>
          <table:table-cell table:formula="of:=VLOOKUP([.I1432];[NE.$F$2:.$Q$160];2;0)" office:value-type="float" office:value="155">
            <text:p>155</text:p>
          </table:table-cell>
          <table:table-cell office:value-type="float" office:value="155">
            <text:p>155</text:p>
          </table:table-cell>
          <table:table-cell table:number-columns-repeated="234"/>
        </table:table-row>
        <table:table-row table:style-name="ro2">
          <table:table-cell office:value-type="float" office:value="1432">
            <text:p>143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US-MOZ-01433</text:p>
          </table:table-cell>
          <table:table-cell office:value-type="float" office:value="1091215">
            <text:p>1091215</text:p>
          </table:table-cell>
          <table:table-cell office:value-type="string">
            <text:p>01091215</text:p>
          </table:table-cell>
          <table:table-cell office:value-type="string">
            <text:p>Vladimir Lenine</text:p>
          </table:table-cell>
          <table:table-cell office:value-type="float" office:value="12">
            <text:p>12</text:p>
          </table:table-cell>
          <table:table-cell office:value-type="string">
            <text:p>NU-030</text:p>
          </table:table-cell>
          <table:table-cell office:value-type="float" office:value="-25.0314">
            <text:p>-25.031400</text:p>
          </table:table-cell>
          <table:table-cell office:value-type="float" office:value="33.485">
            <text:p>33.485000</text:p>
          </table:table-cell>
          <table:table-cell table:number-columns-repeated="10"/>
          <table:table-cell table:formula="of:=VLOOKUP([.I1433];[NE.$F$2:.$Q$160];2;0)" office:value-type="float" office:value="155">
            <text:p>155</text:p>
          </table:table-cell>
          <table:table-cell office:value-type="float" office:value="155">
            <text:p>155</text:p>
          </table:table-cell>
          <table:table-cell table:number-columns-repeated="234"/>
        </table:table-row>
        <table:table-row table:style-name="ro2">
          <table:table-cell office:value-type="float" office:value="1433">
            <text:p>143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US-MOZ-01434</text:p>
          </table:table-cell>
          <table:table-cell office:value-type="float" office:value="1091216">
            <text:p>1091216</text:p>
          </table:table-cell>
          <table:table-cell office:value-type="string">
            <text:p>01091216</text:p>
          </table:table-cell>
          <table:table-cell office:value-type="string">
            <text:p>Nhamavila</text:p>
          </table:table-cell>
          <table:table-cell office:value-type="float" office:value="13">
            <text:p>13</text:p>
          </table:table-cell>
          <table:table-cell office:value-type="string">
            <text:p>NU-030</text:p>
          </table:table-cell>
          <table:table-cell office:value-type="float" office:value="-24.9942">
            <text:p>-24.994200</text:p>
          </table:table-cell>
          <table:table-cell office:value-type="float" office:value="33.9328">
            <text:p>33.932800</text:p>
          </table:table-cell>
          <table:table-cell table:number-columns-repeated="10"/>
          <table:table-cell table:formula="of:=VLOOKUP([.I1434];[NE.$F$2:.$Q$160];2;0)" office:value-type="float" office:value="155">
            <text:p>155</text:p>
          </table:table-cell>
          <table:table-cell office:value-type="float" office:value="155">
            <text:p>155</text:p>
          </table:table-cell>
          <table:table-cell table:number-columns-repeated="234"/>
        </table:table-row>
        <table:table-row table:style-name="ro2">
          <table:table-cell office:value-type="float" office:value="1434">
            <text:p>143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US-MOZ-01435</text:p>
          </table:table-cell>
          <table:table-cell office:value-type="float" office:value="1091217">
            <text:p>1091217</text:p>
          </table:table-cell>
          <table:table-cell office:value-type="string">
            <text:p>01091217</text:p>
          </table:table-cell>
          <table:table-cell office:value-type="string">
            <text:p>Bungane</text:p>
          </table:table-cell>
          <table:table-cell office:value-type="float" office:value="12">
            <text:p>12</text:p>
          </table:table-cell>
          <table:table-cell office:value-type="string">
            <text:p>NU-030</text:p>
          </table:table-cell>
          <table:table-cell office:value-type="float" office:value="-24.8544">
            <text:p>-24.854400</text:p>
          </table:table-cell>
          <table:table-cell office:value-type="float" office:value="33.6919">
            <text:p>33.691900</text:p>
          </table:table-cell>
          <table:table-cell table:number-columns-repeated="10"/>
          <table:table-cell table:formula="of:=VLOOKUP([.I1435];[NE.$F$2:.$Q$160];2;0)" office:value-type="float" office:value="155">
            <text:p>155</text:p>
          </table:table-cell>
          <table:table-cell office:value-type="float" office:value="155">
            <text:p>155</text:p>
          </table:table-cell>
          <table:table-cell table:number-columns-repeated="234"/>
        </table:table-row>
        <table:table-row table:style-name="ro2">
          <table:table-cell office:value-type="float" office:value="1435">
            <text:p>143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US-MOZ-01436</text:p>
          </table:table-cell>
          <table:table-cell office:value-type="float" office:value="1091221">
            <text:p>1091221</text:p>
          </table:table-cell>
          <table:table-cell office:value-type="string">
            <text:p>01091221</text:p>
          </table:table-cell>
          <table:table-cell office:value-type="string">
            <text:p>Zimilene</text:p>
          </table:table-cell>
          <table:table-cell office:value-type="float" office:value="12">
            <text:p>12</text:p>
          </table:table-cell>
          <table:table-cell office:value-type="string">
            <text:p>NU-030</text:p>
          </table:table-cell>
          <table:table-cell office:value-type="float" office:value="-25.135">
            <text:p>-25.135000</text:p>
          </table:table-cell>
          <table:table-cell office:value-type="float" office:value="33.5864">
            <text:p>33.586400</text:p>
          </table:table-cell>
          <table:table-cell table:number-columns-repeated="10"/>
          <table:table-cell table:formula="of:=VLOOKUP([.I1436];[NE.$F$2:.$Q$160];2;0)" office:value-type="float" office:value="155">
            <text:p>155</text:p>
          </table:table-cell>
          <table:table-cell office:value-type="float" office:value="155">
            <text:p>155</text:p>
          </table:table-cell>
          <table:table-cell table:number-columns-repeated="234"/>
        </table:table-row>
        <table:table-row table:style-name="ro2">
          <table:table-cell office:value-type="float" office:value="1436">
            <text:p>143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US-MOZ-01437</text:p>
          </table:table-cell>
          <table:table-cell office:value-type="float" office:value="1091222">
            <text:p>1091222</text:p>
          </table:table-cell>
          <table:table-cell office:value-type="string">
            <text:p>01091222</text:p>
          </table:table-cell>
          <table:table-cell office:value-type="string">
            <text:p>Ndambine 2000</text:p>
          </table:table-cell>
          <table:table-cell office:value-type="float" office:value="13">
            <text:p>13</text:p>
          </table:table-cell>
          <table:table-cell office:value-type="string">
            <text:p>NU-030</text:p>
          </table:table-cell>
          <table:table-cell office:value-type="float" office:value="-25.0269">
            <text:p>-25.026900</text:p>
          </table:table-cell>
          <table:table-cell office:value-type="float" office:value="33.7081">
            <text:p>33.708100</text:p>
          </table:table-cell>
          <table:table-cell table:number-columns-repeated="10"/>
          <table:table-cell table:formula="of:=VLOOKUP([.I1437];[NE.$F$2:.$Q$160];2;0)" office:value-type="float" office:value="155">
            <text:p>155</text:p>
          </table:table-cell>
          <table:table-cell office:value-type="float" office:value="155">
            <text:p>155</text:p>
          </table:table-cell>
          <table:table-cell table:number-columns-repeated="234"/>
        </table:table-row>
        <table:table-row table:style-name="ro2">
          <table:table-cell office:value-type="float" office:value="1437">
            <text:p>143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US-MOZ-01438</text:p>
          </table:table-cell>
          <table:table-cell office:value-type="float" office:value="1100107">
            <text:p>1100107</text:p>
          </table:table-cell>
          <table:table-cell office:value-type="string">
            <text:p>01100107</text:p>
          </table:table-cell>
          <table:table-cell office:value-type="string">
            <text:p>Machava</text:p>
          </table:table-cell>
          <table:table-cell office:value-type="float" office:value="9">
            <text:p>9</text:p>
          </table:table-cell>
          <table:table-cell office:value-type="string">
            <text:p>NU-002</text:p>
          </table:table-cell>
          <table:table-cell office:value-type="float" office:value="-25.9108">
            <text:p>-25.910800</text:p>
          </table:table-cell>
          <table:table-cell office:value-type="float" office:value="32.4927">
            <text:p>32.492700</text:p>
          </table:table-cell>
          <table:table-cell table:number-columns-repeated="10"/>
          <table:table-cell table:formula="of:=VLOOKUP([.I1438];[NE.$F$2:.$Q$160];2;0)" office:value-type="float" office:value="186">
            <text:p>186</text:p>
          </table:table-cell>
          <table:table-cell office:value-type="float" office:value="186">
            <text:p>186</text:p>
          </table:table-cell>
          <table:table-cell table:number-columns-repeated="234"/>
        </table:table-row>
        <table:table-row table:style-name="ro2">
          <table:table-cell office:value-type="float" office:value="1438">
            <text:p>143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US-MOZ-01439</text:p>
          </table:table-cell>
          <table:table-cell office:value-type="float" office:value="1100169">
            <text:p>1100169</text:p>
          </table:table-cell>
          <table:table-cell office:value-type="string">
            <text:p>01100169</text:p>
          </table:table-cell>
          <table:table-cell office:value-type="string">
            <text:p>Zona Verde</text:p>
          </table:table-cell>
          <table:table-cell office:value-type="float" office:value="13">
            <text:p>13</text:p>
          </table:table-cell>
          <table:table-cell office:value-type="string">
            <text:p>NU-002</text:p>
          </table:table-cell>
          <table:table-cell office:value-type="float" office:value="-25.88592">
            <text:p>-25.885920</text:p>
          </table:table-cell>
          <table:table-cell office:value-type="float" office:value="32.548357">
            <text:p>32.548357</text:p>
          </table:table-cell>
          <table:table-cell table:number-columns-repeated="10"/>
          <table:table-cell table:formula="of:=VLOOKUP([.I1439];[NE.$F$2:.$Q$160];2;0)" office:value-type="float" office:value="186">
            <text:p>186</text:p>
          </table:table-cell>
          <table:table-cell office:value-type="float" office:value="186">
            <text:p>186</text:p>
          </table:table-cell>
          <table:table-cell table:number-columns-repeated="234"/>
        </table:table-row>
        <table:table-row table:style-name="ro2">
          <table:table-cell office:value-type="float" office:value="1439">
            <text:p>143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US-MOZ-01440</text:p>
          </table:table-cell>
          <table:table-cell office:value-type="float" office:value="1100168">
            <text:p>1100168</text:p>
          </table:table-cell>
          <table:table-cell office:value-type="string">
            <text:p>01100168</text:p>
          </table:table-cell>
          <table:table-cell office:value-type="string">
            <text:p>Dzovo</text:p>
          </table:table-cell>
          <table:table-cell office:value-type="float" office:value="13">
            <text:p>13</text:p>
          </table:table-cell>
          <table:table-cell office:value-type="string">
            <text:p>NU-002</text:p>
          </table:table-cell>
          <table:table-cell office:value-type="float" office:value="-26.8083">
            <text:p>-26.808300</text:p>
          </table:table-cell>
          <table:table-cell office:value-type="float" office:value="32.7542">
            <text:p>32.754200</text:p>
          </table:table-cell>
          <table:table-cell table:number-columns-repeated="10"/>
          <table:table-cell table:formula="of:=VLOOKUP([.I1440];[NE.$F$2:.$Q$160];2;0)" office:value-type="float" office:value="186">
            <text:p>186</text:p>
          </table:table-cell>
          <table:table-cell office:value-type="float" office:value="186">
            <text:p>186</text:p>
          </table:table-cell>
          <table:table-cell table:number-columns-repeated="234"/>
        </table:table-row>
        <table:table-row table:style-name="ro2">
          <table:table-cell office:value-type="float" office:value="1440">
            <text:p>144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US-MOZ-01441</text:p>
          </table:table-cell>
          <table:table-cell office:value-type="float" office:value="1100166">
            <text:p>1100166</text:p>
          </table:table-cell>
          <table:table-cell office:value-type="string">
            <text:p>01100166</text:p>
          </table:table-cell>
          <table:table-cell office:value-type="string">
            <text:p>Bo-Machava</text:p>
          </table:table-cell>
          <table:table-cell office:value-type="float" office:value="13">
            <text:p>13</text:p>
          </table:table-cell>
          <table:table-cell office:value-type="string">
            <text:p>NU-002</text:p>
          </table:table-cell>
          <table:table-cell office:value-type="float" office:value="-25.910164">
            <text:p>-25.910164</text:p>
          </table:table-cell>
          <table:table-cell office:value-type="float" office:value="32.529722">
            <text:p>32.529722</text:p>
          </table:table-cell>
          <table:table-cell table:number-columns-repeated="10"/>
          <table:table-cell table:formula="of:=VLOOKUP([.I1441];[NE.$F$2:.$Q$160];2;0)" office:value-type="float" office:value="186">
            <text:p>186</text:p>
          </table:table-cell>
          <table:table-cell office:value-type="float" office:value="186">
            <text:p>186</text:p>
          </table:table-cell>
          <table:table-cell table:number-columns-repeated="234"/>
        </table:table-row>
        <table:table-row table:style-name="ro2">
          <table:table-cell office:value-type="float" office:value="1441">
            <text:p>144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US-MOZ-01442</text:p>
          </table:table-cell>
          <table:table-cell office:value-type="float" office:value="1100161">
            <text:p>1100161</text:p>
          </table:table-cell>
          <table:table-cell office:value-type="string">
            <text:p>01100161</text:p>
          </table:table-cell>
          <table:table-cell office:value-type="string">
            <text:p>Cimentos</text:p>
          </table:table-cell>
          <table:table-cell office:value-type="float" office:value="13">
            <text:p>13</text:p>
          </table:table-cell>
          <table:table-cell office:value-type="string">
            <text:p>NU-002</text:p>
          </table:table-cell>
          <table:table-cell office:value-type="float" office:value="-25.953399">
            <text:p>-25.953399</text:p>
          </table:table-cell>
          <table:table-cell office:value-type="float" office:value="32.486971">
            <text:p>32.486971</text:p>
          </table:table-cell>
          <table:table-cell table:number-columns-repeated="10"/>
          <table:table-cell table:formula="of:=VLOOKUP([.I1442];[NE.$F$2:.$Q$160];2;0)" office:value-type="float" office:value="186">
            <text:p>186</text:p>
          </table:table-cell>
          <table:table-cell office:value-type="float" office:value="186">
            <text:p>186</text:p>
          </table:table-cell>
          <table:table-cell table:number-columns-repeated="234"/>
        </table:table-row>
        <table:table-row table:style-name="ro2">
          <table:table-cell office:value-type="float" office:value="1442">
            <text:p>144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US-MOZ-01443</text:p>
          </table:table-cell>
          <table:table-cell office:value-type="float" office:value="1100100">
            <text:p>1100100</text:p>
          </table:table-cell>
          <table:table-cell office:value-type="string">
            <text:p>01100100</text:p>
          </table:table-cell>
          <table:table-cell office:value-type="string">
            <text:p>H. Geral Machava </text:p>
          </table:table-cell>
          <table:table-cell office:value-type="float" office:value="4">
            <text:p>4</text:p>
          </table:table-cell>
          <table:table-cell office:value-type="string">
            <text:p>NU-002</text:p>
          </table:table-cell>
          <table:table-cell office:value-type="float" office:value="-25.9142">
            <text:p>-25.914200</text:p>
          </table:table-cell>
          <table:table-cell office:value-type="float" office:value="32.5328">
            <text:p>32.532800</text:p>
          </table:table-cell>
          <table:table-cell table:number-columns-repeated="10"/>
          <table:table-cell table:formula="of:=VLOOKUP([.I1443];[NE.$F$2:.$Q$160];2;0)" office:value-type="float" office:value="186">
            <text:p>186</text:p>
          </table:table-cell>
          <table:table-cell office:value-type="float" office:value="186">
            <text:p>186</text:p>
          </table:table-cell>
          <table:table-cell table:number-columns-repeated="234"/>
        </table:table-row>
        <table:table-row table:style-name="ro2">
          <table:table-cell office:value-type="float" office:value="1443">
            <text:p>144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US-MOZ-01444</text:p>
          </table:table-cell>
          <table:table-cell office:value-type="float" office:value="1100158">
            <text:p>1100158</text:p>
          </table:table-cell>
          <table:table-cell office:value-type="string">
            <text:p>01100158</text:p>
          </table:table-cell>
          <table:table-cell office:value-type="string">
            <text:p>Clinica Da Matola</text:p>
          </table:table-cell>
          <table:table-cell office:value-type="float" office:value="13">
            <text:p>13</text:p>
          </table:table-cell>
          <table:table-cell office:value-type="string">
            <text:p>NU-002</text:p>
          </table:table-cell>
          <table:table-cell office:value-type="float" office:value="-25.966129">
            <text:p>-25.966129</text:p>
          </table:table-cell>
          <table:table-cell office:value-type="float" office:value="32.452299">
            <text:p>32.452299</text:p>
          </table:table-cell>
          <table:table-cell table:number-columns-repeated="10"/>
          <table:table-cell table:formula="of:=VLOOKUP([.I1444];[NE.$F$2:.$Q$160];2;0)" office:value-type="float" office:value="186">
            <text:p>186</text:p>
          </table:table-cell>
          <table:table-cell office:value-type="float" office:value="186">
            <text:p>186</text:p>
          </table:table-cell>
          <table:table-cell table:number-columns-repeated="234"/>
        </table:table-row>
        <table:table-row table:style-name="ro2">
          <table:table-cell office:value-type="float" office:value="1444">
            <text:p>144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US-MOZ-01445</text:p>
          </table:table-cell>
          <table:table-cell office:value-type="float" office:value="1100157">
            <text:p>1100157</text:p>
          </table:table-cell>
          <table:table-cell office:value-type="string">
            <text:p>01100157</text:p>
          </table:table-cell>
          <table:table-cell office:value-type="string">
            <text:p>Hanhane</text:p>
          </table:table-cell>
          <table:table-cell office:value-type="float" office:value="13">
            <text:p>13</text:p>
          </table:table-cell>
          <table:table-cell office:value-type="string">
            <text:p>NU-002</text:p>
          </table:table-cell>
          <table:table-cell office:value-type="float" office:value="-25.950183">
            <text:p>-25.950183</text:p>
          </table:table-cell>
          <table:table-cell office:value-type="float" office:value="32.45783">
            <text:p>32.457830</text:p>
          </table:table-cell>
          <table:table-cell table:number-columns-repeated="10"/>
          <table:table-cell table:formula="of:=VLOOKUP([.I1445];[NE.$F$2:.$Q$160];2;0)" office:value-type="float" office:value="186">
            <text:p>186</text:p>
          </table:table-cell>
          <table:table-cell office:value-type="float" office:value="186">
            <text:p>186</text:p>
          </table:table-cell>
          <table:table-cell table:number-columns-repeated="234"/>
        </table:table-row>
        <table:table-row table:style-name="ro2">
          <table:table-cell office:value-type="float" office:value="1445">
            <text:p>144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US-MOZ-01446</text:p>
          </table:table-cell>
          <table:table-cell office:value-type="float" office:value="1100118">
            <text:p>1100118</text:p>
          </table:table-cell>
          <table:table-cell office:value-type="string">
            <text:p>01100118</text:p>
          </table:table-cell>
          <table:table-cell office:value-type="string">
            <text:p>Unidade A</text:p>
          </table:table-cell>
          <table:table-cell office:value-type="float" office:value="10">
            <text:p>10</text:p>
          </table:table-cell>
          <table:table-cell office:value-type="string">
            <text:p>NU-002</text:p>
          </table:table-cell>
          <table:table-cell office:value-type="float" office:value="-25.9106">
            <text:p>-25.910600</text:p>
          </table:table-cell>
          <table:table-cell office:value-type="float" office:value="32.5175">
            <text:p>32.517500</text:p>
          </table:table-cell>
          <table:table-cell table:number-columns-repeated="10"/>
          <table:table-cell table:formula="of:=VLOOKUP([.I1446];[NE.$F$2:.$Q$160];2;0)" office:value-type="float" office:value="186">
            <text:p>186</text:p>
          </table:table-cell>
          <table:table-cell office:value-type="float" office:value="186">
            <text:p>186</text:p>
          </table:table-cell>
          <table:table-cell table:number-columns-repeated="234"/>
        </table:table-row>
        <table:table-row table:style-name="ro2">
          <table:table-cell office:value-type="float" office:value="1446">
            <text:p>144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US-MOZ-01447</text:p>
          </table:table-cell>
          <table:table-cell office:value-type="float" office:value="1100156">
            <text:p>1100156</text:p>
          </table:table-cell>
          <table:table-cell office:value-type="string">
            <text:p>01100156</text:p>
          </table:table-cell>
          <table:table-cell office:value-type="string">
            <text:p>Fomento</text:p>
          </table:table-cell>
          <table:table-cell office:value-type="float" office:value="13">
            <text:p>13</text:p>
          </table:table-cell>
          <table:table-cell office:value-type="string">
            <text:p>NU-002</text:p>
          </table:table-cell>
          <table:table-cell office:value-type="float" office:value="-25.934106">
            <text:p>-25.934106</text:p>
          </table:table-cell>
          <table:table-cell office:value-type="float" office:value="32.475938">
            <text:p>32.475938</text:p>
          </table:table-cell>
          <table:table-cell table:number-columns-repeated="10"/>
          <table:table-cell table:formula="of:=VLOOKUP([.I1447];[NE.$F$2:.$Q$160];2;0)" office:value-type="float" office:value="186">
            <text:p>186</text:p>
          </table:table-cell>
          <table:table-cell office:value-type="float" office:value="186">
            <text:p>186</text:p>
          </table:table-cell>
          <table:table-cell table:number-columns-repeated="234"/>
        </table:table-row>
        <table:table-row table:style-name="ro2">
          <table:table-cell office:value-type="float" office:value="1447">
            <text:p>144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US-MOZ-01448</text:p>
          </table:table-cell>
          <table:table-cell office:value-type="float" office:value="1100155">
            <text:p>1100155</text:p>
          </table:table-cell>
          <table:table-cell office:value-type="string">
            <text:p>01100155</text:p>
          </table:table-cell>
          <table:table-cell office:value-type="string">
            <text:p>Clinica Da Liberdade</text:p>
          </table:table-cell>
          <table:table-cell office:value-type="float" office:value="13">
            <text:p>13</text:p>
          </table:table-cell>
          <table:table-cell office:value-type="string">
            <text:p>NU-002</text:p>
          </table:table-cell>
          <table:table-cell office:value-type="float" office:value="-25.876831">
            <text:p>-25.876831</text:p>
          </table:table-cell>
          <table:table-cell office:value-type="float" office:value="32.483422">
            <text:p>32.483422</text:p>
          </table:table-cell>
          <table:table-cell table:number-columns-repeated="10"/>
          <table:table-cell table:formula="of:=VLOOKUP([.I1448];[NE.$F$2:.$Q$160];2;0)" office:value-type="float" office:value="186">
            <text:p>186</text:p>
          </table:table-cell>
          <table:table-cell office:value-type="float" office:value="186">
            <text:p>186</text:p>
          </table:table-cell>
          <table:table-cell table:number-columns-repeated="234"/>
        </table:table-row>
        <table:table-row table:style-name="ro2">
          <table:table-cell office:value-type="float" office:value="1448">
            <text:p>144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US-MOZ-01449</text:p>
          </table:table-cell>
          <table:table-cell office:value-type="float" office:value="1100119">
            <text:p>1100119</text:p>
          </table:table-cell>
          <table:table-cell office:value-type="string">
            <text:p>01100119</text:p>
          </table:table-cell>
          <table:table-cell office:value-type="string">
            <text:p>Cadeia Central</text:p>
          </table:table-cell>
          <table:table-cell office:value-type="float" office:value="13">
            <text:p>13</text:p>
          </table:table-cell>
          <table:table-cell office:value-type="string">
            <text:p>NU-002</text:p>
          </table:table-cell>
          <table:table-cell office:value-type="float" office:value="-25.908278">
            <text:p>-25.908278</text:p>
          </table:table-cell>
          <table:table-cell office:value-type="float" office:value="32.529201">
            <text:p>32.529201</text:p>
          </table:table-cell>
          <table:table-cell table:number-columns-repeated="10"/>
          <table:table-cell table:formula="of:=VLOOKUP([.I1449];[NE.$F$2:.$Q$160];2;0)" office:value-type="float" office:value="186">
            <text:p>186</text:p>
          </table:table-cell>
          <table:table-cell office:value-type="float" office:value="186">
            <text:p>186</text:p>
          </table:table-cell>
          <table:table-cell table:number-columns-repeated="234"/>
        </table:table-row>
        <table:table-row table:style-name="ro2">
          <table:table-cell office:value-type="float" office:value="1449">
            <text:p>144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US-MOZ-01450</text:p>
          </table:table-cell>
          <table:table-cell office:value-type="float" office:value="1100125">
            <text:p>1100125</text:p>
          </table:table-cell>
          <table:table-cell office:value-type="string">
            <text:p>01100125</text:p>
          </table:table-cell>
          <table:table-cell office:value-type="string">
            <text:p>Muhalaze</text:p>
          </table:table-cell>
          <table:table-cell office:value-type="float" office:value="10">
            <text:p>10</text:p>
          </table:table-cell>
          <table:table-cell office:value-type="string">
            <text:p>NU-002</text:p>
          </table:table-cell>
          <table:table-cell office:value-type="float" office:value="-25.781228">
            <text:p>-25.781228</text:p>
          </table:table-cell>
          <table:table-cell office:value-type="float" office:value="32.534383">
            <text:p>32.534383</text:p>
          </table:table-cell>
          <table:table-cell table:number-columns-repeated="10"/>
          <table:table-cell table:formula="of:=VLOOKUP([.I1450];[NE.$F$2:.$Q$160];2;0)" office:value-type="float" office:value="186">
            <text:p>186</text:p>
          </table:table-cell>
          <table:table-cell office:value-type="float" office:value="186">
            <text:p>186</text:p>
          </table:table-cell>
          <table:table-cell table:number-columns-repeated="234"/>
        </table:table-row>
        <table:table-row table:style-name="ro2">
          <table:table-cell office:value-type="float" office:value="1450">
            <text:p>145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US-MOZ-01451</text:p>
          </table:table-cell>
          <table:table-cell office:value-type="float" office:value="1100123">
            <text:p>1100123</text:p>
          </table:table-cell>
          <table:table-cell office:value-type="string">
            <text:p>01100123</text:p>
          </table:table-cell>
          <table:table-cell office:value-type="string">
            <text:p>Policia</text:p>
          </table:table-cell>
          <table:table-cell office:value-type="float" office:value="13">
            <text:p>13</text:p>
          </table:table-cell>
          <table:table-cell office:value-type="string">
            <text:p>NU-002</text:p>
          </table:table-cell>
          <table:table-cell office:value-type="float" office:value="-25.930582">
            <text:p>-25.930582</text:p>
          </table:table-cell>
          <table:table-cell office:value-type="float" office:value="32.480392">
            <text:p>32.480392</text:p>
          </table:table-cell>
          <table:table-cell table:number-columns-repeated="10"/>
          <table:table-cell table:formula="of:=VLOOKUP([.I1451];[NE.$F$2:.$Q$160];2;0)" office:value-type="float" office:value="186">
            <text:p>186</text:p>
          </table:table-cell>
          <table:table-cell office:value-type="float" office:value="186">
            <text:p>186</text:p>
          </table:table-cell>
          <table:table-cell table:number-columns-repeated="234"/>
        </table:table-row>
        <table:table-row table:style-name="ro2">
          <table:table-cell office:value-type="float" office:value="1451">
            <text:p>145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US-MOZ-01452</text:p>
          </table:table-cell>
          <table:table-cell office:value-type="float" office:value="1100122">
            <text:p>1100122</text:p>
          </table:table-cell>
          <table:table-cell office:value-type="string">
            <text:p>01100122</text:p>
          </table:table-cell>
          <table:table-cell office:value-type="string">
            <text:p>Bedene</text:p>
          </table:table-cell>
          <table:table-cell office:value-type="float" office:value="9">
            <text:p>9</text:p>
          </table:table-cell>
          <table:table-cell office:value-type="string">
            <text:p>NU-002</text:p>
          </table:table-cell>
          <table:table-cell office:value-type="float" office:value="-25.919738">
            <text:p>-25.919738</text:p>
          </table:table-cell>
          <table:table-cell office:value-type="float" office:value="32.528852">
            <text:p>32.528852</text:p>
          </table:table-cell>
          <table:table-cell table:number-columns-repeated="10"/>
          <table:table-cell table:formula="of:=VLOOKUP([.I1452];[NE.$F$2:.$Q$160];2;0)" office:value-type="float" office:value="186">
            <text:p>186</text:p>
          </table:table-cell>
          <table:table-cell office:value-type="float" office:value="186">
            <text:p>186</text:p>
          </table:table-cell>
          <table:table-cell table:number-columns-repeated="234"/>
        </table:table-row>
        <table:table-row table:style-name="ro2">
          <table:table-cell office:value-type="float" office:value="1452">
            <text:p>145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US-MOZ-01453</text:p>
          </table:table-cell>
          <table:table-cell office:value-type="float" office:value="1100167">
            <text:p>1100167</text:p>
          </table:table-cell>
          <table:table-cell office:value-type="string">
            <text:p>01100167</text:p>
          </table:table-cell>
          <table:table-cell office:value-type="string">
            <text:p>Tsalala</text:p>
          </table:table-cell>
          <table:table-cell office:value-type="float" office:value="12">
            <text:p>12</text:p>
          </table:table-cell>
          <table:table-cell office:value-type="string">
            <text:p>NU-002</text:p>
          </table:table-cell>
          <table:table-cell office:value-type="float" office:value="-25.894914">
            <text:p>-25.894914</text:p>
          </table:table-cell>
          <table:table-cell office:value-type="float" office:value="32.461517">
            <text:p>32.461517</text:p>
          </table:table-cell>
          <table:table-cell table:number-columns-repeated="10"/>
          <table:table-cell table:formula="of:=VLOOKUP([.I1453];[NE.$F$2:.$Q$160];2;0)" office:value-type="float" office:value="186">
            <text:p>186</text:p>
          </table:table-cell>
          <table:table-cell office:value-type="float" office:value="186">
            <text:p>186</text:p>
          </table:table-cell>
          <table:table-cell table:number-columns-repeated="234"/>
        </table:table-row>
        <table:table-row table:style-name="ro2">
          <table:table-cell office:value-type="float" office:value="1453">
            <text:p>145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US-MOZ-01454</text:p>
          </table:table-cell>
          <table:table-cell office:value-type="float" office:value="1100110">
            <text:p>1100110</text:p>
          </table:table-cell>
          <table:table-cell office:value-type="string">
            <text:p>011001?</text:p>
          </table:table-cell>
          <table:table-cell office:value-type="string">
            <text:p>Matola</text:p>
          </table:table-cell>
          <table:table-cell office:value-type="float" office:value="8">
            <text:p>8</text:p>
          </table:table-cell>
          <table:table-cell office:value-type="string">
            <text:p>NU-002</text:p>
          </table:table-cell>
          <table:table-cell office:value-type="float" office:value="-25.96689">
            <text:p>-25.966890</text:p>
          </table:table-cell>
          <table:table-cell office:value-type="float" office:value="32.466701">
            <text:p>32.466701</text:p>
          </table:table-cell>
          <table:table-cell table:number-columns-repeated="10"/>
          <table:table-cell table:formula="of:=VLOOKUP([.I1454];[NE.$F$2:.$Q$160];2;0)" office:value-type="float" office:value="186">
            <text:p>186</text:p>
          </table:table-cell>
          <table:table-cell office:value-type="float" office:value="186">
            <text:p>186</text:p>
          </table:table-cell>
          <table:table-cell table:number-columns-repeated="234"/>
        </table:table-row>
        <table:table-row table:style-name="ro2">
          <table:table-cell office:value-type="float" office:value="1454">
            <text:p>145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US-MOZ-01455</text:p>
          </table:table-cell>
          <table:table-cell office:value-type="float" office:value="1100108">
            <text:p>1100108</text:p>
          </table:table-cell>
          <table:table-cell office:value-type="string">
            <text:p>01100108</text:p>
          </table:table-cell>
          <table:table-cell office:value-type="string">
            <text:p>Matola Gare</text:p>
          </table:table-cell>
          <table:table-cell office:value-type="float" office:value="12">
            <text:p>12</text:p>
          </table:table-cell>
          <table:table-cell office:value-type="string">
            <text:p>NU-002</text:p>
          </table:table-cell>
          <table:table-cell office:value-type="float" office:value="-25.8267">
            <text:p>-25.826700</text:p>
          </table:table-cell>
          <table:table-cell office:value-type="float" office:value="32.4525">
            <text:p>32.452500</text:p>
          </table:table-cell>
          <table:table-cell table:number-columns-repeated="10"/>
          <table:table-cell table:formula="of:=VLOOKUP([.I1455];[NE.$F$2:.$Q$160];2;0)" office:value-type="float" office:value="186">
            <text:p>186</text:p>
          </table:table-cell>
          <table:table-cell office:value-type="float" office:value="186">
            <text:p>186</text:p>
          </table:table-cell>
          <table:table-cell table:number-columns-repeated="234"/>
        </table:table-row>
        <table:table-row table:style-name="ro2">
          <table:table-cell office:value-type="float" office:value="1455">
            <text:p>145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US-MOZ-01456</text:p>
          </table:table-cell>
          <table:table-cell office:value-type="float" office:value="1100109">
            <text:p>1100109</text:p>
          </table:table-cell>
          <table:table-cell office:value-type="string">
            <text:p>01100109</text:p>
          </table:table-cell>
          <table:table-cell office:value-type="string">
            <text:p>Ndlavela</text:p>
          </table:table-cell>
          <table:table-cell office:value-type="float" office:value="8">
            <text:p>8</text:p>
          </table:table-cell>
          <table:table-cell office:value-type="string">
            <text:p>NU-002</text:p>
          </table:table-cell>
          <table:table-cell office:value-type="float" office:value="-25.8875">
            <text:p>-25.887500</text:p>
          </table:table-cell>
          <table:table-cell office:value-type="float" office:value="32.5341">
            <text:p>32.534100</text:p>
          </table:table-cell>
          <table:table-cell table:number-columns-repeated="10"/>
          <table:table-cell table:formula="of:=VLOOKUP([.I1456];[NE.$F$2:.$Q$160];2;0)" office:value-type="float" office:value="186">
            <text:p>186</text:p>
          </table:table-cell>
          <table:table-cell office:value-type="float" office:value="186">
            <text:p>186</text:p>
          </table:table-cell>
          <table:table-cell table:number-columns-repeated="234"/>
        </table:table-row>
        <table:table-row table:style-name="ro2">
          <table:table-cell office:value-type="float" office:value="1456">
            <text:p>145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US-MOZ-01458</text:p>
          </table:table-cell>
          <table:table-cell office:value-type="float" office:value="1100113">
            <text:p>1100113</text:p>
          </table:table-cell>
          <table:table-cell office:value-type="string">
            <text:p>01100113</text:p>
          </table:table-cell>
          <table:table-cell office:value-type="string">
            <text:p>Liberdade</text:p>
          </table:table-cell>
          <table:table-cell office:value-type="float" office:value="10">
            <text:p>10</text:p>
          </table:table-cell>
          <table:table-cell office:value-type="string">
            <text:p>NU-002</text:p>
          </table:table-cell>
          <table:table-cell office:value-type="float" office:value="-25.9103">
            <text:p>-25.910300</text:p>
          </table:table-cell>
          <table:table-cell office:value-type="float" office:value="32.4597">
            <text:p>32.459700</text:p>
          </table:table-cell>
          <table:table-cell table:number-columns-repeated="10"/>
          <table:table-cell table:formula="of:=VLOOKUP([.I1457];[NE.$F$2:.$Q$160];2;0)" office:value-type="float" office:value="186">
            <text:p>186</text:p>
          </table:table-cell>
          <table:table-cell office:value-type="float" office:value="186">
            <text:p>186</text:p>
          </table:table-cell>
          <table:table-cell table:number-columns-repeated="234"/>
        </table:table-row>
        <table:table-row table:style-name="ro2">
          <table:table-cell office:value-type="float" office:value="1457">
            <text:p>145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US-MOZ-01459</text:p>
          </table:table-cell>
          <table:table-cell office:value-type="float" office:value="1100114">
            <text:p>1100114</text:p>
          </table:table-cell>
          <table:table-cell office:value-type="string">
            <text:p>01100114</text:p>
          </table:table-cell>
          <table:table-cell office:value-type="string">
            <text:p>Boquisso</text:p>
          </table:table-cell>
          <table:table-cell office:value-type="float" office:value="12">
            <text:p>12</text:p>
          </table:table-cell>
          <table:table-cell office:value-type="string">
            <text:p>NU-002</text:p>
          </table:table-cell>
          <table:table-cell office:value-type="float" office:value="-25.7389">
            <text:p>-25.738900</text:p>
          </table:table-cell>
          <table:table-cell office:value-type="float" office:value="32.5392">
            <text:p>32.539200</text:p>
          </table:table-cell>
          <table:table-cell table:number-columns-repeated="10"/>
          <table:table-cell table:formula="of:=VLOOKUP([.I1458];[NE.$F$2:.$Q$160];2;0)" office:value-type="float" office:value="186">
            <text:p>186</text:p>
          </table:table-cell>
          <table:table-cell office:value-type="float" office:value="186">
            <text:p>186</text:p>
          </table:table-cell>
          <table:table-cell table:number-columns-repeated="234"/>
        </table:table-row>
        <table:table-row table:style-name="ro2">
          <table:table-cell office:value-type="float" office:value="1458">
            <text:p>145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US-MOZ-01460</text:p>
          </table:table-cell>
          <table:table-cell office:value-type="float" office:value="1100115">
            <text:p>1100115</text:p>
          </table:table-cell>
          <table:table-cell office:value-type="string">
            <text:p>01100115</text:p>
          </table:table-cell>
          <table:table-cell office:value-type="string">
            <text:p>T.3</text:p>
          </table:table-cell>
          <table:table-cell office:value-type="float" office:value="13">
            <text:p>13</text:p>
          </table:table-cell>
          <table:table-cell office:value-type="string">
            <text:p>NU-002</text:p>
          </table:table-cell>
          <table:table-cell office:value-type="float" office:value="-25.8983">
            <text:p>-25.898300</text:p>
          </table:table-cell>
          <table:table-cell office:value-type="float" office:value="32.5391">
            <text:p>32.539100</text:p>
          </table:table-cell>
          <table:table-cell table:number-columns-repeated="10"/>
          <table:table-cell table:formula="of:=VLOOKUP([.I1459];[NE.$F$2:.$Q$160];2;0)" office:value-type="float" office:value="186">
            <text:p>186</text:p>
          </table:table-cell>
          <table:table-cell office:value-type="float" office:value="186">
            <text:p>186</text:p>
          </table:table-cell>
          <table:table-cell table:number-columns-repeated="234"/>
        </table:table-row>
        <table:table-row table:style-name="ro11">
          <table:table-cell office:value-type="float" office:value="1459">
            <text:p>145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US-MOZ-01461</text:p>
          </table:table-cell>
          <table:table-cell office:value-type="float" office:value="1100116">
            <text:p>1100116</text:p>
          </table:table-cell>
          <table:table-cell office:value-type="string">
            <text:p>01100116</text:p>
          </table:table-cell>
          <table:table-cell office:value-type="string">
            <text:p>Km-25</text:p>
          </table:table-cell>
          <table:table-cell office:value-type="float" office:value="13">
            <text:p>13</text:p>
          </table:table-cell>
          <table:table-cell office:value-type="string">
            <text:p>NU-002</text:p>
          </table:table-cell>
          <table:table-cell office:value-type="float" office:value="-25.7908">
            <text:p>-25.790800</text:p>
          </table:table-cell>
          <table:table-cell office:value-type="float" office:value="32.4366">
            <text:p>32.436600</text:p>
          </table:table-cell>
          <table:table-cell table:number-columns-repeated="10"/>
          <table:table-cell table:formula="of:=VLOOKUP([.I1460];[NE.$F$2:.$Q$160];2;0)" office:value-type="float" office:value="186">
            <text:p>186</text:p>
          </table:table-cell>
          <table:table-cell office:value-type="float" office:value="186">
            <text:p>186</text:p>
          </table:table-cell>
          <table:table-cell table:number-columns-repeated="234"/>
        </table:table-row>
        <table:table-row table:style-name="ro11">
          <table:table-cell office:value-type="float" office:value="1460">
            <text:p>146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US-MOZ-01462</text:p>
          </table:table-cell>
          <table:table-cell office:value-type="float" office:value="1100117">
            <text:p>1100117</text:p>
          </table:table-cell>
          <table:table-cell office:value-type="string">
            <text:p>01100117</text:p>
          </table:table-cell>
          <table:table-cell office:value-type="string">
            <text:p>Khongolote</text:p>
          </table:table-cell>
          <table:table-cell office:value-type="float" office:value="10">
            <text:p>10</text:p>
          </table:table-cell>
          <table:table-cell office:value-type="string">
            <text:p>NU-002</text:p>
          </table:table-cell>
          <table:table-cell office:value-type="float" office:value="-25.8405">
            <text:p>-25.840500</text:p>
          </table:table-cell>
          <table:table-cell office:value-type="float" office:value="32.5419">
            <text:p>32.541900</text:p>
          </table:table-cell>
          <table:table-cell table:number-columns-repeated="10"/>
          <table:table-cell table:formula="of:=VLOOKUP([.I1461];[NE.$F$2:.$Q$160];2;0)" office:value-type="float" office:value="186">
            <text:p>186</text:p>
          </table:table-cell>
          <table:table-cell office:value-type="float" office:value="186">
            <text:p>186</text:p>
          </table:table-cell>
          <table:table-cell table:number-columns-repeated="234"/>
        </table:table-row>
        <table:table-row table:style-name="ro11">
          <table:table-cell office:value-type="float" office:value="1461">
            <text:p>146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US-MOZ-01463</text:p>
          </table:table-cell>
          <table:table-cell office:value-type="float" office:value="1100170">
            <text:p>1100170</text:p>
          </table:table-cell>
          <table:table-cell office:value-type="string">
            <text:p>01100170</text:p>
          </table:table-cell>
          <table:table-cell office:value-type="string">
            <text:p>Mapinhane</text:p>
          </table:table-cell>
          <table:table-cell office:value-type="float" office:value="13">
            <text:p>13</text:p>
          </table:table-cell>
          <table:table-cell office:value-type="string">
            <text:p>NU-002</text:p>
          </table:table-cell>
          <table:table-cell office:value-type="float" office:value="-25.9064">
            <text:p>-25.906400</text:p>
          </table:table-cell>
          <table:table-cell office:value-type="float" office:value="32.516432">
            <text:p>32.516432</text:p>
          </table:table-cell>
          <table:table-cell table:number-columns-repeated="10"/>
          <table:table-cell table:formula="of:=VLOOKUP([.I1462];[NE.$F$2:.$Q$160];2;0)" office:value-type="float" office:value="186">
            <text:p>186</text:p>
          </table:table-cell>
          <table:table-cell office:value-type="float" office:value="186">
            <text:p>186</text:p>
          </table:table-cell>
          <table:table-cell table:number-columns-repeated="234"/>
        </table:table-row>
        <table:table-row table:style-name="ro11">
          <table:table-cell office:value-type="float" office:value="1462">
            <text:p>146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US-MOZ-01464</text:p>
          </table:table-cell>
          <table:table-cell office:value-type="float" office:value="1100106">
            <text:p>1100106</text:p>
          </table:table-cell>
          <table:table-cell office:value-type="string">
            <text:p>01100106</text:p>
          </table:table-cell>
          <table:table-cell office:value-type="string">
            <text:p>Matola Ii</text:p>
          </table:table-cell>
          <table:table-cell office:value-type="float" office:value="10">
            <text:p>10</text:p>
          </table:table-cell>
          <table:table-cell office:value-type="string">
            <text:p>NU-002</text:p>
          </table:table-cell>
          <table:table-cell office:value-type="float" office:value="-25.9394">
            <text:p>-25.939400</text:p>
          </table:table-cell>
          <table:table-cell office:value-type="float" office:value="32.4553">
            <text:p>32.455300</text:p>
          </table:table-cell>
          <table:table-cell table:number-columns-repeated="10"/>
          <table:table-cell table:formula="of:=VLOOKUP([.I1463];[NE.$F$2:.$Q$160];2;0)" office:value-type="float" office:value="186">
            <text:p>186</text:p>
          </table:table-cell>
          <table:table-cell office:value-type="float" office:value="186">
            <text:p>186</text:p>
          </table:table-cell>
          <table:table-cell table:number-columns-repeated="234"/>
        </table:table-row>
        <table:table-row table:style-name="ro11">
          <table:table-cell office:value-type="float" office:value="1463">
            <text:p>146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US-MOZ-01465</text:p>
          </table:table-cell>
          <table:table-cell office:value-type="float" office:value="1100121">
            <text:p>1100121</text:p>
          </table:table-cell>
          <table:table-cell office:value-type="string">
            <text:p>01100121</text:p>
          </table:table-cell>
          <table:table-cell office:value-type="string">
            <text:p>Machava I</text:p>
          </table:table-cell>
          <table:table-cell office:value-type="float" office:value="10">
            <text:p>10</text:p>
          </table:table-cell>
          <table:table-cell office:value-type="string">
            <text:p>NU-002</text:p>
          </table:table-cell>
          <table:table-cell office:value-type="float" office:value="-25.956125">
            <text:p>-25.956125</text:p>
          </table:table-cell>
          <table:table-cell office:value-type="float" office:value="32.43288">
            <text:p>32.432880</text:p>
          </table:table-cell>
          <table:table-cell table:number-columns-repeated="10"/>
          <table:table-cell table:formula="of:=VLOOKUP([.I1464];[NE.$F$2:.$Q$160];2;0)" office:value-type="float" office:value="186">
            <text:p>186</text:p>
          </table:table-cell>
          <table:table-cell office:value-type="float" office:value="186">
            <text:p>186</text:p>
          </table:table-cell>
          <table:table-cell table:number-columns-repeated="234"/>
        </table:table-row>
        <table:table-row table:style-name="ro11">
          <table:table-cell office:value-type="float" office:value="1464">
            <text:p>146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US-MOZ-01466</text:p>
          </table:table-cell>
          <table:table-cell office:value-type="float" office:value="1100206">
            <text:p>1100206</text:p>
          </table:table-cell>
          <table:table-cell office:value-type="string">
            <text:p>01100206</text:p>
          </table:table-cell>
          <table:table-cell office:value-type="string">
            <text:p>Boane</text:p>
          </table:table-cell>
          <table:table-cell office:value-type="float" office:value="11">
            <text:p>11</text:p>
          </table:table-cell>
          <table:table-cell office:value-type="string">
            <text:p>NU-003</text:p>
          </table:table-cell>
          <table:table-cell office:value-type="float" office:value="-26.0489">
            <text:p>-26.048900</text:p>
          </table:table-cell>
          <table:table-cell office:value-type="float" office:value="32.3253">
            <text:p>32.325300</text:p>
          </table:table-cell>
          <table:table-cell table:number-columns-repeated="10"/>
          <table:table-cell table:formula="of:=VLOOKUP([.I1465];[NE.$F$2:.$Q$160];2;0)" office:value-type="float" office:value="182">
            <text:p>182</text:p>
          </table:table-cell>
          <table:table-cell office:value-type="float" office:value="182">
            <text:p>182</text:p>
          </table:table-cell>
          <table:table-cell table:number-columns-repeated="234"/>
        </table:table-row>
        <table:table-row table:style-name="ro11">
          <table:table-cell office:value-type="float" office:value="1465">
            <text:p>146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US-MOZ-01467</text:p>
          </table:table-cell>
          <table:table-cell office:value-type="float" office:value="1100209">
            <text:p>1100209</text:p>
          </table:table-cell>
          <table:table-cell office:value-type="string">
            <text:p>01100209</text:p>
          </table:table-cell>
          <table:table-cell office:value-type="string">
            <text:p>Massaca</text:p>
          </table:table-cell>
          <table:table-cell office:value-type="float" office:value="12">
            <text:p>12</text:p>
          </table:table-cell>
          <table:table-cell office:value-type="string">
            <text:p>NU-003</text:p>
          </table:table-cell>
          <table:table-cell office:value-type="float" office:value="-26.0644">
            <text:p>-26.064400</text:p>
          </table:table-cell>
          <table:table-cell office:value-type="float" office:value="32.2861">
            <text:p>32.286100</text:p>
          </table:table-cell>
          <table:table-cell table:number-columns-repeated="10"/>
          <table:table-cell table:formula="of:=VLOOKUP([.I1466];[NE.$F$2:.$Q$160];2;0)" office:value-type="float" office:value="182">
            <text:p>182</text:p>
          </table:table-cell>
          <table:table-cell office:value-type="float" office:value="182">
            <text:p>182</text:p>
          </table:table-cell>
          <table:table-cell table:number-columns-repeated="234"/>
        </table:table-row>
        <table:table-row table:style-name="ro11">
          <table:table-cell office:value-type="float" office:value="1466">
            <text:p>146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US-MOZ-01468</text:p>
          </table:table-cell>
          <table:table-cell office:value-type="float" office:value="1100210">
            <text:p>1100210</text:p>
          </table:table-cell>
          <table:table-cell office:value-type="string">
            <text:p>01100210</text:p>
          </table:table-cell>
          <table:table-cell office:value-type="string">
            <text:p>Beleluane</text:p>
          </table:table-cell>
          <table:table-cell office:value-type="float" office:value="12">
            <text:p>12</text:p>
          </table:table-cell>
          <table:table-cell office:value-type="string">
            <text:p>NU-003</text:p>
          </table:table-cell>
          <table:table-cell office:value-type="float" office:value="-25.9189">
            <text:p>-25.918900</text:p>
          </table:table-cell>
          <table:table-cell office:value-type="float" office:value="32.3941">
            <text:p>32.394100</text:p>
          </table:table-cell>
          <table:table-cell table:number-columns-repeated="10"/>
          <table:table-cell table:formula="of:=VLOOKUP([.I1467];[NE.$F$2:.$Q$160];2;0)" office:value-type="float" office:value="182">
            <text:p>182</text:p>
          </table:table-cell>
          <table:table-cell office:value-type="float" office:value="182">
            <text:p>182</text:p>
          </table:table-cell>
          <table:table-cell table:number-columns-repeated="234"/>
        </table:table-row>
        <table:table-row table:style-name="ro11">
          <table:table-cell office:value-type="float" office:value="1467">
            <text:p>146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US-MOZ-01469</text:p>
          </table:table-cell>
          <table:table-cell office:value-type="float" office:value="1100211">
            <text:p>1100211</text:p>
          </table:table-cell>
          <table:table-cell office:value-type="string">
            <text:p>01100211</text:p>
          </table:table-cell>
          <table:table-cell office:value-type="string">
            <text:p>Radio Marconi</text:p>
          </table:table-cell>
          <table:table-cell office:value-type="float" office:value="13">
            <text:p>13</text:p>
          </table:table-cell>
          <table:table-cell office:value-type="string">
            <text:p>NU-003</text:p>
          </table:table-cell>
          <table:table-cell office:value-type="float" office:value="-26.0003">
            <text:p>-26.000300</text:p>
          </table:table-cell>
          <table:table-cell office:value-type="float" office:value="32.2922">
            <text:p>32.292200</text:p>
          </table:table-cell>
          <table:table-cell table:number-columns-repeated="10"/>
          <table:table-cell table:formula="of:=VLOOKUP([.I1468];[NE.$F$2:.$Q$160];2;0)" office:value-type="float" office:value="182">
            <text:p>182</text:p>
          </table:table-cell>
          <table:table-cell office:value-type="float" office:value="182">
            <text:p>182</text:p>
          </table:table-cell>
          <table:table-cell table:number-columns-repeated="234"/>
        </table:table-row>
        <table:table-row table:style-name="ro11">
          <table:table-cell office:value-type="float" office:value="1468">
            <text:p>146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US-MOZ-01470</text:p>
          </table:table-cell>
          <table:table-cell office:value-type="float" office:value="1100212">
            <text:p>1100212</text:p>
          </table:table-cell>
          <table:table-cell office:value-type="string">
            <text:p>01100212</text:p>
          </table:table-cell>
          <table:table-cell office:value-type="string">
            <text:p>Matola-Rio</text:p>
          </table:table-cell>
          <table:table-cell office:value-type="float" office:value="13">
            <text:p>13</text:p>
          </table:table-cell>
          <table:table-cell office:value-type="string">
            <text:p>NU-003</text:p>
          </table:table-cell>
          <table:table-cell office:value-type="float" office:value="-25.96">
            <text:p>-25.960000</text:p>
          </table:table-cell>
          <table:table-cell office:value-type="float" office:value="32.4173">
            <text:p>32.417300</text:p>
          </table:table-cell>
          <table:table-cell table:number-columns-repeated="10"/>
          <table:table-cell table:formula="of:=VLOOKUP([.I1469];[NE.$F$2:.$Q$160];2;0)" office:value-type="float" office:value="182">
            <text:p>182</text:p>
          </table:table-cell>
          <table:table-cell office:value-type="float" office:value="182">
            <text:p>182</text:p>
          </table:table-cell>
          <table:table-cell table:number-columns-repeated="234"/>
        </table:table-row>
        <table:table-row table:style-name="ro11">
          <table:table-cell office:value-type="float" office:value="1469">
            <text:p>146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US-MOZ-01471</text:p>
          </table:table-cell>
          <table:table-cell office:value-type="float" office:value="1100213">
            <text:p>1100213</text:p>
          </table:table-cell>
          <table:table-cell office:value-type="string">
            <text:p>01100213</text:p>
          </table:table-cell>
          <table:table-cell office:value-type="string">
            <text:p>Pequenos Libombos</text:p>
          </table:table-cell>
          <table:table-cell office:value-type="float" office:value="13">
            <text:p>13</text:p>
          </table:table-cell>
          <table:table-cell office:value-type="string">
            <text:p>NU-003</text:p>
          </table:table-cell>
          <table:table-cell office:value-type="float" office:value="-26.0883">
            <text:p>-26.088300</text:p>
          </table:table-cell>
          <table:table-cell office:value-type="float" office:value="32.2592">
            <text:p>32.259200</text:p>
          </table:table-cell>
          <table:table-cell table:number-columns-repeated="10"/>
          <table:table-cell table:formula="of:=VLOOKUP([.I1470];[NE.$F$2:.$Q$160];2;0)" office:value-type="float" office:value="182">
            <text:p>182</text:p>
          </table:table-cell>
          <table:table-cell office:value-type="float" office:value="182">
            <text:p>182</text:p>
          </table:table-cell>
          <table:table-cell table:number-columns-repeated="234"/>
        </table:table-row>
        <table:table-row table:style-name="ro11">
          <table:table-cell office:value-type="float" office:value="1470">
            <text:p>147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US-MOZ-01472</text:p>
          </table:table-cell>
          <table:table-cell office:value-type="float" office:value="1100214">
            <text:p>1100214</text:p>
          </table:table-cell>
          <table:table-cell office:value-type="string">
            <text:p>01100214</text:p>
          </table:table-cell>
          <table:table-cell office:value-type="string">
            <text:p>Casa Gaiato</text:p>
          </table:table-cell>
          <table:table-cell office:value-type="float" office:value="13">
            <text:p>13</text:p>
          </table:table-cell>
          <table:table-cell office:value-type="string">
            <text:p>NU-003</text:p>
          </table:table-cell>
          <table:table-cell office:value-type="float" office:value="-26.0756">
            <text:p>-26.075600</text:p>
          </table:table-cell>
          <table:table-cell office:value-type="float" office:value="32.2767">
            <text:p>32.276700</text:p>
          </table:table-cell>
          <table:table-cell table:number-columns-repeated="10"/>
          <table:table-cell table:formula="of:=VLOOKUP([.I1471];[NE.$F$2:.$Q$160];2;0)" office:value-type="float" office:value="182">
            <text:p>182</text:p>
          </table:table-cell>
          <table:table-cell office:value-type="float" office:value="182">
            <text:p>182</text:p>
          </table:table-cell>
          <table:table-cell table:number-columns-repeated="234"/>
        </table:table-row>
        <table:table-row table:style-name="ro11">
          <table:table-cell office:value-type="float" office:value="1471">
            <text:p>147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US-MOZ-01473</text:p>
          </table:table-cell>
          <table:table-cell office:value-type="float" office:value="1100215">
            <text:p>1100215</text:p>
          </table:table-cell>
          <table:table-cell office:value-type="string">
            <text:p>01100215</text:p>
          </table:table-cell>
          <table:table-cell office:value-type="string">
            <text:p>Água De Maputo</text:p>
          </table:table-cell>
          <table:table-cell office:value-type="float" office:value="13">
            <text:p>13</text:p>
          </table:table-cell>
          <table:table-cell office:value-type="string">
            <text:p>NU-003</text:p>
          </table:table-cell>
          <table:table-cell office:value-type="float" office:value="-26.04714">
            <text:p>-26.047140</text:p>
          </table:table-cell>
          <table:table-cell office:value-type="float" office:value="32.33491">
            <text:p>32.334910</text:p>
          </table:table-cell>
          <table:table-cell table:number-columns-repeated="10"/>
          <table:table-cell table:formula="of:=VLOOKUP([.I1472];[NE.$F$2:.$Q$160];2;0)" office:value-type="float" office:value="182">
            <text:p>182</text:p>
          </table:table-cell>
          <table:table-cell office:value-type="float" office:value="182">
            <text:p>182</text:p>
          </table:table-cell>
          <table:table-cell table:number-columns-repeated="234"/>
        </table:table-row>
        <table:table-row table:style-name="ro11">
          <table:table-cell office:value-type="float" office:value="1472">
            <text:p>147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US-MOZ-01474</text:p>
          </table:table-cell>
          <table:table-cell office:value-type="float" office:value="1100216">
            <text:p>1100216</text:p>
          </table:table-cell>
          <table:table-cell office:value-type="string">
            <text:p>01100216</text:p>
          </table:table-cell>
          <table:table-cell office:value-type="string">
            <text:p>Picoco</text:p>
          </table:table-cell>
          <table:table-cell office:value-type="float" office:value="12">
            <text:p>12</text:p>
          </table:table-cell>
          <table:table-cell office:value-type="string">
            <text:p>NU-003</text:p>
          </table:table-cell>
          <table:table-cell office:value-type="float" office:value="-26.0086">
            <text:p>-26.008600</text:p>
          </table:table-cell>
          <table:table-cell office:value-type="float" office:value="32.3366">
            <text:p>32.336600</text:p>
          </table:table-cell>
          <table:table-cell table:number-columns-repeated="10"/>
          <table:table-cell table:formula="of:=VLOOKUP([.I1473];[NE.$F$2:.$Q$160];2;0)" office:value-type="float" office:value="182">
            <text:p>182</text:p>
          </table:table-cell>
          <table:table-cell office:value-type="float" office:value="182">
            <text:p>182</text:p>
          </table:table-cell>
          <table:table-cell table:number-columns-repeated="234"/>
        </table:table-row>
        <table:table-row table:style-name="ro11">
          <table:table-cell office:value-type="float" office:value="1473">
            <text:p>147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US-MOZ-01475</text:p>
          </table:table-cell>
          <table:table-cell office:value-type="float" office:value="1100218">
            <text:p>1100218</text:p>
          </table:table-cell>
          <table:table-cell office:value-type="string">
            <text:p>01100218</text:p>
          </table:table-cell>
          <table:table-cell office:value-type="string">
            <text:p>Mulotana</text:p>
          </table:table-cell>
          <table:table-cell office:value-type="float" office:value="12">
            <text:p>12</text:p>
          </table:table-cell>
          <table:table-cell office:value-type="string">
            <text:p>NU-003</text:p>
          </table:table-cell>
          <table:table-cell office:value-type="float" office:value="-25.8408">
            <text:p>-25.840800</text:p>
          </table:table-cell>
          <table:table-cell office:value-type="float" office:value="32.3636">
            <text:p>32.363600</text:p>
          </table:table-cell>
          <table:table-cell table:number-columns-repeated="10"/>
          <table:table-cell table:formula="of:=VLOOKUP([.I1474];[NE.$F$2:.$Q$160];2;0)" office:value-type="float" office:value="182">
            <text:p>182</text:p>
          </table:table-cell>
          <table:table-cell office:value-type="float" office:value="182">
            <text:p>182</text:p>
          </table:table-cell>
          <table:table-cell table:number-columns-repeated="234"/>
        </table:table-row>
        <table:table-row table:style-name="ro11">
          <table:table-cell office:value-type="float" office:value="1474">
            <text:p>147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US-MOZ-01476</text:p>
          </table:table-cell>
          <table:table-cell office:value-type="float" office:value="1100207">
            <text:p>1100207</text:p>
          </table:table-cell>
          <table:table-cell office:value-type="string">
            <text:p>01100207</text:p>
          </table:table-cell>
          <table:table-cell office:value-type="string">
            <text:p>Campuane</text:p>
          </table:table-cell>
          <table:table-cell office:value-type="float" office:value="12">
            <text:p>12</text:p>
          </table:table-cell>
          <table:table-cell office:value-type="string">
            <text:p>NU-003</text:p>
          </table:table-cell>
          <table:table-cell office:value-type="float" office:value="-26.0131">
            <text:p>-26.013100</text:p>
          </table:table-cell>
          <table:table-cell office:value-type="float" office:value="32.4186">
            <text:p>32.418600</text:p>
          </table:table-cell>
          <table:table-cell table:number-columns-repeated="10"/>
          <table:table-cell table:formula="of:=VLOOKUP([.I1475];[NE.$F$2:.$Q$160];2;0)" office:value-type="float" office:value="182">
            <text:p>182</text:p>
          </table:table-cell>
          <table:table-cell office:value-type="float" office:value="182">
            <text:p>182</text:p>
          </table:table-cell>
          <table:table-cell table:number-columns-repeated="234"/>
        </table:table-row>
        <table:table-row table:style-name="ro11">
          <table:table-cell office:value-type="float" office:value="1475">
            <text:p>147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US-MOZ-01477</text:p>
          </table:table-cell>
          <table:table-cell office:value-type="float" office:value="1100208">
            <text:p>1100208</text:p>
          </table:table-cell>
          <table:table-cell office:value-type="string">
            <text:p>01100208</text:p>
          </table:table-cell>
          <table:table-cell office:value-type="string">
            <text:p>Mahubo</text:p>
          </table:table-cell>
          <table:table-cell office:value-type="float" office:value="12">
            <text:p>12</text:p>
          </table:table-cell>
          <table:table-cell office:value-type="string">
            <text:p>NU-003</text:p>
          </table:table-cell>
          <table:table-cell office:value-type="float" office:value="-26.1589">
            <text:p>-26.158900</text:p>
          </table:table-cell>
          <table:table-cell office:value-type="float" office:value="32.3461">
            <text:p>32.346100</text:p>
          </table:table-cell>
          <table:table-cell table:number-columns-repeated="10"/>
          <table:table-cell table:formula="of:=VLOOKUP([.I1476];[NE.$F$2:.$Q$160];2;0)" office:value-type="float" office:value="182">
            <text:p>182</text:p>
          </table:table-cell>
          <table:table-cell office:value-type="float" office:value="182">
            <text:p>182</text:p>
          </table:table-cell>
          <table:table-cell table:number-columns-repeated="234"/>
        </table:table-row>
        <table:table-row table:style-name="ro11">
          <table:table-cell office:value-type="float" office:value="1476">
            <text:p>147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US-MOZ-01478</text:p>
          </table:table-cell>
          <table:table-cell office:value-type="float" office:value="1100219">
            <text:p>1100219</text:p>
          </table:table-cell>
          <table:table-cell office:value-type="string">
            <text:p>011002?</text:p>
          </table:table-cell>
          <table:table-cell office:value-type="string">
            <text:p>Antigos Combatentes</text:p>
          </table:table-cell>
          <table:table-cell office:value-type="float" office:value="13">
            <text:p>13</text:p>
          </table:table-cell>
          <table:table-cell office:value-type="string">
            <text:p>NU-003</text:p>
          </table:table-cell>
          <table:table-cell office:value-type="float" office:value="-26.0667">
            <text:p>-26.066700</text:p>
          </table:table-cell>
          <table:table-cell office:value-type="float" office:value="32.325">
            <text:p>32.325000</text:p>
          </table:table-cell>
          <table:table-cell table:number-columns-repeated="10"/>
          <table:table-cell table:formula="of:=VLOOKUP([.I1477];[NE.$F$2:.$Q$160];2;0)" office:value-type="float" office:value="182">
            <text:p>182</text:p>
          </table:table-cell>
          <table:table-cell office:value-type="float" office:value="182">
            <text:p>182</text:p>
          </table:table-cell>
          <table:table-cell table:number-columns-repeated="234"/>
        </table:table-row>
        <table:table-row table:style-name="ro11">
          <table:table-cell office:value-type="float" office:value="1477">
            <text:p>147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US-MOZ-01479</text:p>
          </table:table-cell>
          <table:table-cell office:value-type="float" office:value="1100306">
            <text:p>1100306</text:p>
          </table:table-cell>
          <table:table-cell office:value-type="string">
            <text:p>01100306</text:p>
          </table:table-cell>
          <table:table-cell office:value-type="string">
            <text:p>Magude</text:p>
          </table:table-cell>
          <table:table-cell office:value-type="float" office:value="11">
            <text:p>11</text:p>
          </table:table-cell>
          <table:table-cell office:value-type="string">
            <text:p>NU-004</text:p>
          </table:table-cell>
          <table:table-cell office:value-type="float" office:value="-25.0289">
            <text:p>-25.028900</text:p>
          </table:table-cell>
          <table:table-cell office:value-type="float" office:value="32.6497">
            <text:p>32.649700</text:p>
          </table:table-cell>
          <table:table-cell table:number-columns-repeated="10"/>
          <table:table-cell table:formula="of:=VLOOKUP([.I1478];[NE.$F$2:.$Q$160];2;0)" office:value-type="float" office:value="183">
            <text:p>183</text:p>
          </table:table-cell>
          <table:table-cell office:value-type="float" office:value="183">
            <text:p>183</text:p>
          </table:table-cell>
          <table:table-cell table:number-columns-repeated="234"/>
        </table:table-row>
        <table:table-row table:style-name="ro11">
          <table:table-cell office:value-type="float" office:value="1478">
            <text:p>147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US-MOZ-01480</text:p>
          </table:table-cell>
          <table:table-cell office:value-type="float" office:value="1100309">
            <text:p>1100309</text:p>
          </table:table-cell>
          <table:table-cell office:value-type="string">
            <text:p>01100309</text:p>
          </table:table-cell>
          <table:table-cell office:value-type="string">
            <text:p>Panjane</text:p>
          </table:table-cell>
          <table:table-cell office:value-type="float" office:value="12">
            <text:p>12</text:p>
          </table:table-cell>
          <table:table-cell office:value-type="string">
            <text:p>NU-004</text:p>
          </table:table-cell>
          <table:table-cell office:value-type="float" office:value="-24.9008">
            <text:p>-24.900800</text:p>
          </table:table-cell>
          <table:table-cell office:value-type="float" office:value="32.3494">
            <text:p>32.349400</text:p>
          </table:table-cell>
          <table:table-cell table:number-columns-repeated="10"/>
          <table:table-cell table:formula="of:=VLOOKUP([.I1479];[NE.$F$2:.$Q$160];2;0)" office:value-type="float" office:value="183">
            <text:p>183</text:p>
          </table:table-cell>
          <table:table-cell office:value-type="float" office:value="183">
            <text:p>183</text:p>
          </table:table-cell>
          <table:table-cell table:number-columns-repeated="234"/>
        </table:table-row>
        <table:table-row table:style-name="ro11">
          <table:table-cell office:value-type="float" office:value="1479">
            <text:p>147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US-MOZ-01481</text:p>
          </table:table-cell>
          <table:table-cell office:value-type="float" office:value="1100310">
            <text:p>1100310</text:p>
          </table:table-cell>
          <table:table-cell office:value-type="string">
            <text:p>01100310</text:p>
          </table:table-cell>
          <table:table-cell office:value-type="string">
            <text:p>Mahel</text:p>
          </table:table-cell>
          <table:table-cell office:value-type="float" office:value="12">
            <text:p>12</text:p>
          </table:table-cell>
          <table:table-cell office:value-type="string">
            <text:p>NU-004</text:p>
          </table:table-cell>
          <table:table-cell office:value-type="float" office:value="-24.666667">
            <text:p>-24.666667</text:p>
          </table:table-cell>
          <table:table-cell office:value-type="float" office:value="32.583333">
            <text:p>32.583333</text:p>
          </table:table-cell>
          <table:table-cell table:number-columns-repeated="10"/>
          <table:table-cell table:formula="of:=VLOOKUP([.I1480];[NE.$F$2:.$Q$160];2;0)" office:value-type="float" office:value="183">
            <text:p>183</text:p>
          </table:table-cell>
          <table:table-cell office:value-type="float" office:value="183">
            <text:p>183</text:p>
          </table:table-cell>
          <table:table-cell table:number-columns-repeated="234"/>
        </table:table-row>
        <table:table-row table:style-name="ro11">
          <table:table-cell office:value-type="float" office:value="1480">
            <text:p>148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US-MOZ-01482</text:p>
          </table:table-cell>
          <table:table-cell office:value-type="float" office:value="1100311">
            <text:p>1100311</text:p>
          </table:table-cell>
          <table:table-cell office:value-type="string">
            <text:p>01100311</text:p>
          </table:table-cell>
          <table:table-cell office:value-type="string">
            <text:p>Mapulanguene</text:p>
          </table:table-cell>
          <table:table-cell office:value-type="float" office:value="12">
            <text:p>12</text:p>
          </table:table-cell>
          <table:table-cell office:value-type="string">
            <text:p>NU-004</text:p>
          </table:table-cell>
          <table:table-cell office:value-type="float" office:value="-25.009444">
            <text:p>-25.009444</text:p>
          </table:table-cell>
          <table:table-cell office:value-type="float" office:value="32.696389">
            <text:p>32.696389</text:p>
          </table:table-cell>
          <table:table-cell table:number-columns-repeated="10"/>
          <table:table-cell table:formula="of:=VLOOKUP([.I1481];[NE.$F$2:.$Q$160];2;0)" office:value-type="float" office:value="183">
            <text:p>183</text:p>
          </table:table-cell>
          <table:table-cell office:value-type="float" office:value="183">
            <text:p>183</text:p>
          </table:table-cell>
          <table:table-cell table:number-columns-repeated="234"/>
        </table:table-row>
        <table:table-row table:style-name="ro11">
          <table:table-cell office:value-type="float" office:value="1481">
            <text:p>148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US-MOZ-01483</text:p>
          </table:table-cell>
          <table:table-cell office:value-type="float" office:value="1100312">
            <text:p>1100312</text:p>
          </table:table-cell>
          <table:table-cell office:value-type="string">
            <text:p>01100312</text:p>
          </table:table-cell>
          <table:table-cell office:value-type="string">
            <text:p>Chicutso</text:p>
          </table:table-cell>
          <table:table-cell office:value-type="float" office:value="12">
            <text:p>12</text:p>
          </table:table-cell>
          <table:table-cell office:value-type="string">
            <text:p>NU-004</text:p>
          </table:table-cell>
          <table:table-cell office:value-type="float" office:value="-24.5692">
            <text:p>-24.569200</text:p>
          </table:table-cell>
          <table:table-cell office:value-type="float" office:value="32.6619">
            <text:p>32.661900</text:p>
          </table:table-cell>
          <table:table-cell table:number-columns-repeated="10"/>
          <table:table-cell table:formula="of:=VLOOKUP([.I1482];[NE.$F$2:.$Q$160];2;0)" office:value-type="float" office:value="183">
            <text:p>183</text:p>
          </table:table-cell>
          <table:table-cell office:value-type="float" office:value="183">
            <text:p>183</text:p>
          </table:table-cell>
          <table:table-cell table:number-columns-repeated="234"/>
        </table:table-row>
        <table:table-row table:style-name="ro11">
          <table:table-cell office:value-type="float" office:value="1482">
            <text:p>148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US-MOZ-01484</text:p>
          </table:table-cell>
          <table:table-cell office:value-type="float" office:value="1100313">
            <text:p>1100313</text:p>
          </table:table-cell>
          <table:table-cell office:value-type="string">
            <text:p>01100313</text:p>
          </table:table-cell>
          <table:table-cell office:value-type="string">
            <text:p>Moine</text:p>
          </table:table-cell>
          <table:table-cell office:value-type="float" office:value="12">
            <text:p>12</text:p>
          </table:table-cell>
          <table:table-cell office:value-type="string">
            <text:p>NU-004</text:p>
          </table:table-cell>
          <table:table-cell office:value-type="float" office:value="-24.8864">
            <text:p>-24.886400</text:p>
          </table:table-cell>
          <table:table-cell office:value-type="float" office:value="32.5286">
            <text:p>32.528600</text:p>
          </table:table-cell>
          <table:table-cell table:number-columns-repeated="10"/>
          <table:table-cell table:formula="of:=VLOOKUP([.I1483];[NE.$F$2:.$Q$160];2;0)" office:value-type="float" office:value="183">
            <text:p>183</text:p>
          </table:table-cell>
          <table:table-cell office:value-type="float" office:value="183">
            <text:p>183</text:p>
          </table:table-cell>
          <table:table-cell table:number-columns-repeated="234"/>
        </table:table-row>
        <table:table-row table:style-name="ro11">
          <table:table-cell office:value-type="float" office:value="1483">
            <text:p>148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US-MOZ-01485</text:p>
          </table:table-cell>
          <table:table-cell office:value-type="float" office:value="1100308">
            <text:p>1100308</text:p>
          </table:table-cell>
          <table:table-cell office:value-type="string">
            <text:p>01100308</text:p>
          </table:table-cell>
          <table:table-cell office:value-type="string">
            <text:p>Motaze</text:p>
          </table:table-cell>
          <table:table-cell office:value-type="float" office:value="12">
            <text:p>12</text:p>
          </table:table-cell>
          <table:table-cell office:value-type="string">
            <text:p>NU-004</text:p>
          </table:table-cell>
          <table:table-cell office:value-type="float" office:value="-24.7994">
            <text:p>-24.799400</text:p>
          </table:table-cell>
          <table:table-cell office:value-type="float" office:value="32.8589">
            <text:p>32.858900</text:p>
          </table:table-cell>
          <table:table-cell table:number-columns-repeated="10"/>
          <table:table-cell table:formula="of:=VLOOKUP([.I1484];[NE.$F$2:.$Q$160];2;0)" office:value-type="float" office:value="183">
            <text:p>183</text:p>
          </table:table-cell>
          <table:table-cell office:value-type="float" office:value="183">
            <text:p>183</text:p>
          </table:table-cell>
          <table:table-cell table:number-columns-repeated="234"/>
        </table:table-row>
        <table:table-row table:style-name="ro11">
          <table:table-cell office:value-type="float" office:value="1484">
            <text:p>148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US-MOZ-01486</text:p>
          </table:table-cell>
          <table:table-cell office:value-type="float" office:value="1100314">
            <text:p>1100314</text:p>
          </table:table-cell>
          <table:table-cell office:value-type="string">
            <text:p>011003?</text:p>
          </table:table-cell>
          <table:table-cell office:value-type="string">
            <text:p>Chobela</text:p>
          </table:table-cell>
          <table:table-cell office:value-type="float" office:value="13">
            <text:p>13</text:p>
          </table:table-cell>
          <table:table-cell office:value-type="string">
            <text:p>NU-004</text:p>
          </table:table-cell>
          <table:table-cell table:style-name="ce13" office:value-type="float" office:value="-25.023133">
            <text:p>-25.023133</text:p>
          </table:table-cell>
          <table:table-cell table:style-name="ce13" office:value-type="float" office:value="32.648038">
            <text:p>32.648038</text:p>
          </table:table-cell>
          <table:table-cell table:number-columns-repeated="10"/>
          <table:table-cell table:formula="of:=VLOOKUP([.I1485];[NE.$F$2:.$Q$160];2;0)" office:value-type="float" office:value="183">
            <text:p>183</text:p>
          </table:table-cell>
          <table:table-cell office:value-type="float" office:value="183">
            <text:p>183</text:p>
          </table:table-cell>
          <table:table-cell table:number-columns-repeated="234"/>
        </table:table-row>
        <table:table-row table:style-name="ro11">
          <table:table-cell office:value-type="float" office:value="1485">
            <text:p>148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US-MOZ-01487</text:p>
          </table:table-cell>
          <table:table-cell office:value-type="float" office:value="1100315">
            <text:p>1100315</text:p>
          </table:table-cell>
          <table:table-cell office:value-type="string">
            <text:p>011003?</text:p>
          </table:table-cell>
          <table:table-cell office:value-type="string">
            <text:p>Timanguene</text:p>
          </table:table-cell>
          <table:table-cell office:value-type="float" office:value="13">
            <text:p>13</text:p>
          </table:table-cell>
          <table:table-cell office:value-type="string">
            <text:p>NU-004</text:p>
          </table:table-cell>
          <table:table-cell office:value-type="float" office:value="-25.075">
            <text:p>-25.075000</text:p>
          </table:table-cell>
          <table:table-cell office:value-type="float" office:value="32.5542">
            <text:p>32.554200</text:p>
          </table:table-cell>
          <table:table-cell table:number-columns-repeated="10"/>
          <table:table-cell table:formula="of:=VLOOKUP([.I1486];[NE.$F$2:.$Q$160];2;0)" office:value-type="float" office:value="183">
            <text:p>183</text:p>
          </table:table-cell>
          <table:table-cell office:value-type="float" office:value="183">
            <text:p>183</text:p>
          </table:table-cell>
          <table:table-cell table:number-columns-repeated="234"/>
        </table:table-row>
        <table:table-row table:style-name="ro11">
          <table:table-cell office:value-type="float" office:value="1486">
            <text:p>148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US-MOZ-01488</text:p>
          </table:table-cell>
          <table:table-cell office:value-type="float" office:value="1100316">
            <text:p>1100316</text:p>
          </table:table-cell>
          <table:table-cell office:value-type="string">
            <text:p>011003?</text:p>
          </table:table-cell>
          <table:table-cell office:value-type="string">
            <text:p>Mazimuchope</text:p>
          </table:table-cell>
          <table:table-cell office:value-type="float" office:value="13">
            <text:p>13</text:p>
          </table:table-cell>
          <table:table-cell office:value-type="string">
            <text:p>NU-004</text:p>
          </table:table-cell>
          <table:table-cell office:value-type="float" office:value="-25.019533">
            <text:p>-25.019533</text:p>
          </table:table-cell>
          <table:table-cell office:value-type="float" office:value="32.649453">
            <text:p>32.649453</text:p>
          </table:table-cell>
          <table:table-cell table:number-columns-repeated="10"/>
          <table:table-cell table:formula="of:=VLOOKUP([.I1487];[NE.$F$2:.$Q$160];2;0)" office:value-type="float" office:value="183">
            <text:p>183</text:p>
          </table:table-cell>
          <table:table-cell office:value-type="float" office:value="183">
            <text:p>183</text:p>
          </table:table-cell>
          <table:table-cell table:number-columns-repeated="234"/>
        </table:table-row>
        <table:table-row table:style-name="ro11">
          <table:table-cell office:value-type="float" office:value="1487">
            <text:p>148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US-MOZ-01489</text:p>
          </table:table-cell>
          <table:table-cell office:value-type="float" office:value="1100419">
            <text:p>1100419</text:p>
          </table:table-cell>
          <table:table-cell office:value-type="string">
            <text:p>01100419</text:p>
          </table:table-cell>
          <table:table-cell office:value-type="string">
            <text:p>Xinavane</text:p>
          </table:table-cell>
          <table:table-cell office:value-type="float" office:value="12">
            <text:p>12</text:p>
          </table:table-cell>
          <table:table-cell office:value-type="string">
            <text:p>NU-005</text:p>
          </table:table-cell>
          <table:table-cell office:value-type="float" office:value="-25.046853">
            <text:p>-25.046853</text:p>
          </table:table-cell>
          <table:table-cell office:value-type="float" office:value="32.785461">
            <text:p>32.785461</text:p>
          </table:table-cell>
          <table:table-cell table:number-columns-repeated="10"/>
          <table:table-cell table:formula="of:=VLOOKUP([.I1488];[NE.$F$2:.$Q$160];2;0)" office:value-type="float" office:value="184">
            <text:p>184</text:p>
          </table:table-cell>
          <table:table-cell office:value-type="float" office:value="184">
            <text:p>184</text:p>
          </table:table-cell>
          <table:table-cell table:number-columns-repeated="234"/>
        </table:table-row>
        <table:table-row table:style-name="ro11">
          <table:table-cell office:value-type="float" office:value="1488">
            <text:p>148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US-MOZ-01490</text:p>
          </table:table-cell>
          <table:table-cell office:value-type="float" office:value="1100409">
            <text:p>1100409</text:p>
          </table:table-cell>
          <table:table-cell office:value-type="string">
            <text:p>01100409</text:p>
          </table:table-cell>
          <table:table-cell office:value-type="string">
            <text:p>Maluana</text:p>
          </table:table-cell>
          <table:table-cell office:value-type="float" office:value="12">
            <text:p>12</text:p>
          </table:table-cell>
          <table:table-cell office:value-type="string">
            <text:p>NU-005</text:p>
          </table:table-cell>
          <table:table-cell office:value-type="float" office:value="-25.4961">
            <text:p>-25.496100</text:p>
          </table:table-cell>
          <table:table-cell office:value-type="float" office:value="32.6525">
            <text:p>32.652500</text:p>
          </table:table-cell>
          <table:table-cell table:number-columns-repeated="10"/>
          <table:table-cell table:formula="of:=VLOOKUP([.I1489];[NE.$F$2:.$Q$160];2;0)" office:value-type="float" office:value="184">
            <text:p>184</text:p>
          </table:table-cell>
          <table:table-cell office:value-type="float" office:value="184">
            <text:p>184</text:p>
          </table:table-cell>
          <table:table-cell table:number-columns-repeated="234"/>
        </table:table-row>
        <table:table-row table:style-name="ro11">
          <table:table-cell office:value-type="float" office:value="1489">
            <text:p>148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US-MOZ-01491</text:p>
          </table:table-cell>
          <table:table-cell office:value-type="float" office:value="1100412">
            <text:p>1100412</text:p>
          </table:table-cell>
          <table:table-cell office:value-type="string">
            <text:p>01100412</text:p>
          </table:table-cell>
          <table:table-cell office:value-type="string">
            <text:p>Taninga</text:p>
          </table:table-cell>
          <table:table-cell office:value-type="float" office:value="12">
            <text:p>12</text:p>
          </table:table-cell>
          <table:table-cell office:value-type="string">
            <text:p>NU-005</text:p>
          </table:table-cell>
          <table:table-cell office:value-type="float" office:value="-25.1792">
            <text:p>-25.179200</text:p>
          </table:table-cell>
          <table:table-cell office:value-type="float" office:value="32.8522">
            <text:p>32.852200</text:p>
          </table:table-cell>
          <table:table-cell table:number-columns-repeated="10"/>
          <table:table-cell table:formula="of:=VLOOKUP([.I1490];[NE.$F$2:.$Q$160];2;0)" office:value-type="float" office:value="184">
            <text:p>184</text:p>
          </table:table-cell>
          <table:table-cell office:value-type="float" office:value="184">
            <text:p>184</text:p>
          </table:table-cell>
          <table:table-cell table:number-columns-repeated="234"/>
        </table:table-row>
        <table:table-row table:style-name="ro11">
          <table:table-cell office:value-type="float" office:value="1490">
            <text:p>149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US-MOZ-01492</text:p>
          </table:table-cell>
          <table:table-cell office:value-type="float" office:value="1100411">
            <text:p>1100411</text:p>
          </table:table-cell>
          <table:table-cell office:value-type="string">
            <text:p>01100411</text:p>
          </table:table-cell>
          <table:table-cell office:value-type="string">
            <text:p>Munguine</text:p>
          </table:table-cell>
          <table:table-cell office:value-type="float" office:value="12">
            <text:p>12</text:p>
          </table:table-cell>
          <table:table-cell office:value-type="string">
            <text:p>NU-005</text:p>
          </table:table-cell>
          <table:table-cell office:value-type="float" office:value="-25.5106">
            <text:p>-25.510600</text:p>
          </table:table-cell>
          <table:table-cell office:value-type="float" office:value="32.7264">
            <text:p>32.726400</text:p>
          </table:table-cell>
          <table:table-cell table:number-columns-repeated="10"/>
          <table:table-cell table:formula="of:=VLOOKUP([.I1491];[NE.$F$2:.$Q$160];2;0)" office:value-type="float" office:value="184">
            <text:p>184</text:p>
          </table:table-cell>
          <table:table-cell office:value-type="float" office:value="184">
            <text:p>184</text:p>
          </table:table-cell>
          <table:table-cell table:number-columns-repeated="234"/>
        </table:table-row>
        <table:table-row table:style-name="ro11">
          <table:table-cell office:value-type="float" office:value="1491">
            <text:p>149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US-MOZ-01493</text:p>
          </table:table-cell>
          <table:table-cell office:value-type="float" office:value="1100400">
            <text:p>1100400</text:p>
          </table:table-cell>
          <table:table-cell office:value-type="string">
            <text:p>01100400</text:p>
          </table:table-cell>
          <table:table-cell office:value-type="string">
            <text:p>Hospital De Xinavane </text:p>
          </table:table-cell>
          <table:table-cell office:value-type="float" office:value="5">
            <text:p>5</text:p>
          </table:table-cell>
          <table:table-cell office:value-type="string">
            <text:p>NU-005</text:p>
          </table:table-cell>
          <table:table-cell office:value-type="float" office:value="-25.0456">
            <text:p>-25.045600</text:p>
          </table:table-cell>
          <table:table-cell office:value-type="float" office:value="32.8053">
            <text:p>32.805300</text:p>
          </table:table-cell>
          <table:table-cell table:number-columns-repeated="10"/>
          <table:table-cell table:formula="of:=VLOOKUP([.I1492];[NE.$F$2:.$Q$160];2;0)" office:value-type="float" office:value="184">
            <text:p>184</text:p>
          </table:table-cell>
          <table:table-cell office:value-type="float" office:value="184">
            <text:p>184</text:p>
          </table:table-cell>
          <table:table-cell table:number-columns-repeated="234"/>
        </table:table-row>
        <table:table-row table:style-name="ro11">
          <table:table-cell office:value-type="float" office:value="1492">
            <text:p>149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US-MOZ-01494</text:p>
          </table:table-cell>
          <table:table-cell office:value-type="float" office:value="1100408">
            <text:p>1100408</text:p>
          </table:table-cell>
          <table:table-cell office:value-type="string">
            <text:p>01100408</text:p>
          </table:table-cell>
          <table:table-cell office:value-type="string">
            <text:p>Malavela</text:p>
          </table:table-cell>
          <table:table-cell office:value-type="float" office:value="12">
            <text:p>12</text:p>
          </table:table-cell>
          <table:table-cell office:value-type="string">
            <text:p>NU-005</text:p>
          </table:table-cell>
          <table:table-cell office:value-type="float" office:value="-25.3092">
            <text:p>-25.309200</text:p>
          </table:table-cell>
          <table:table-cell office:value-type="float" office:value="32.8331">
            <text:p>32.833100</text:p>
          </table:table-cell>
          <table:table-cell table:number-columns-repeated="10"/>
          <table:table-cell table:formula="of:=VLOOKUP([.I1493];[NE.$F$2:.$Q$160];2;0)" office:value-type="float" office:value="184">
            <text:p>184</text:p>
          </table:table-cell>
          <table:table-cell office:value-type="float" office:value="184">
            <text:p>184</text:p>
          </table:table-cell>
          <table:table-cell table:number-columns-repeated="234"/>
        </table:table-row>
        <table:table-row table:style-name="ro11">
          <table:table-cell office:value-type="float" office:value="1493">
            <text:p>149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US-MOZ-01495</text:p>
          </table:table-cell>
          <table:table-cell office:value-type="float" office:value="1100407">
            <text:p>1100407</text:p>
          </table:table-cell>
          <table:table-cell office:value-type="string">
            <text:p>01100407</text:p>
          </table:table-cell>
          <table:table-cell office:value-type="string">
            <text:p>Manhiça</text:p>
          </table:table-cell>
          <table:table-cell office:value-type="float" office:value="6">
            <text:p>6</text:p>
          </table:table-cell>
          <table:table-cell office:value-type="string">
            <text:p>NU-005</text:p>
          </table:table-cell>
          <table:table-cell office:value-type="float" office:value="-25.4092">
            <text:p>-25.409200</text:p>
          </table:table-cell>
          <table:table-cell office:value-type="float" office:value="32.8081">
            <text:p>32.808100</text:p>
          </table:table-cell>
          <table:table-cell table:number-columns-repeated="10"/>
          <table:table-cell table:formula="of:=VLOOKUP([.I1494];[NE.$F$2:.$Q$160];2;0)" office:value-type="float" office:value="184">
            <text:p>184</text:p>
          </table:table-cell>
          <table:table-cell office:value-type="float" office:value="184">
            <text:p>184</text:p>
          </table:table-cell>
          <table:table-cell table:number-columns-repeated="234"/>
        </table:table-row>
        <table:table-row table:style-name="ro11">
          <table:table-cell office:value-type="float" office:value="1494">
            <text:p>149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US-MOZ-01496</text:p>
          </table:table-cell>
          <table:table-cell office:value-type="float" office:value="1100418">
            <text:p>1100418</text:p>
          </table:table-cell>
          <table:table-cell office:value-type="string">
            <text:p>01100418</text:p>
          </table:table-cell>
          <table:table-cell office:value-type="string">
            <text:p>Chibututuine</text:p>
          </table:table-cell>
          <table:table-cell office:value-type="float" office:value="13">
            <text:p>13</text:p>
          </table:table-cell>
          <table:table-cell office:value-type="string">
            <text:p>NU-005</text:p>
          </table:table-cell>
          <table:table-cell office:value-type="float" office:value="-25.278425">
            <text:p>-25.278425</text:p>
          </table:table-cell>
          <table:table-cell office:value-type="float" office:value="32.806934">
            <text:p>32.806934</text:p>
          </table:table-cell>
          <table:table-cell table:number-columns-repeated="10"/>
          <table:table-cell table:formula="of:=VLOOKUP([.I1495];[NE.$F$2:.$Q$160];2;0)" office:value-type="float" office:value="184">
            <text:p>184</text:p>
          </table:table-cell>
          <table:table-cell office:value-type="float" office:value="184">
            <text:p>184</text:p>
          </table:table-cell>
          <table:table-cell table:number-columns-repeated="234"/>
        </table:table-row>
        <table:table-row table:style-name="ro11">
          <table:table-cell office:value-type="float" office:value="1495">
            <text:p>149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US-MOZ-01497</text:p>
          </table:table-cell>
          <table:table-cell office:value-type="float" office:value="1100417">
            <text:p>1100417</text:p>
          </table:table-cell>
          <table:table-cell office:value-type="string">
            <text:p>01100417</text:p>
          </table:table-cell>
          <table:table-cell office:value-type="string">
            <text:p>Chibucutso</text:p>
          </table:table-cell>
          <table:table-cell office:value-type="float" office:value="12">
            <text:p>12</text:p>
          </table:table-cell>
          <table:table-cell office:value-type="string">
            <text:p>NU-005</text:p>
          </table:table-cell>
          <table:table-cell office:value-type="float" office:value="-25.2872">
            <text:p>-25.287200</text:p>
          </table:table-cell>
          <table:table-cell office:value-type="float" office:value="32.7406">
            <text:p>32.740600</text:p>
          </table:table-cell>
          <table:table-cell table:number-columns-repeated="10"/>
          <table:table-cell table:formula="of:=VLOOKUP([.I1496];[NE.$F$2:.$Q$160];2;0)" office:value-type="float" office:value="184">
            <text:p>184</text:p>
          </table:table-cell>
          <table:table-cell office:value-type="float" office:value="184">
            <text:p>184</text:p>
          </table:table-cell>
          <table:table-cell table:number-columns-repeated="234"/>
        </table:table-row>
        <table:table-row table:style-name="ro11">
          <table:table-cell office:value-type="float" office:value="1496">
            <text:p>149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US-MOZ-01498</text:p>
          </table:table-cell>
          <table:table-cell office:value-type="float" office:value="1100416">
            <text:p>1100416</text:p>
          </table:table-cell>
          <table:table-cell office:value-type="string">
            <text:p>01100416</text:p>
          </table:table-cell>
          <table:table-cell office:value-type="string">
            <text:p>Mirona</text:p>
          </table:table-cell>
          <table:table-cell office:value-type="float" office:value="12">
            <text:p>12</text:p>
          </table:table-cell>
          <table:table-cell office:value-type="string">
            <text:p>NU-005</text:p>
          </table:table-cell>
          <table:table-cell office:value-type="float" office:value="-25.2247">
            <text:p>-25.224700</text:p>
          </table:table-cell>
          <table:table-cell office:value-type="float" office:value="32.6644">
            <text:p>32.664400</text:p>
          </table:table-cell>
          <table:table-cell table:number-columns-repeated="10"/>
          <table:table-cell table:formula="of:=VLOOKUP([.I1497];[NE.$F$2:.$Q$160];2;0)" office:value-type="float" office:value="184">
            <text:p>184</text:p>
          </table:table-cell>
          <table:table-cell office:value-type="float" office:value="184">
            <text:p>184</text:p>
          </table:table-cell>
          <table:table-cell table:number-columns-repeated="234"/>
        </table:table-row>
        <table:table-row table:style-name="ro11">
          <table:table-cell office:value-type="float" office:value="1497">
            <text:p>149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US-MOZ-01499</text:p>
          </table:table-cell>
          <table:table-cell office:value-type="float" office:value="1100415">
            <text:p>1100415</text:p>
          </table:table-cell>
          <table:table-cell office:value-type="string">
            <text:p>01100415</text:p>
          </table:table-cell>
          <table:table-cell office:value-type="string">
            <text:p>3 De Fevereiro</text:p>
          </table:table-cell>
          <table:table-cell office:value-type="float" office:value="12">
            <text:p>12</text:p>
          </table:table-cell>
          <table:table-cell office:value-type="string">
            <text:p>NU-005</text:p>
          </table:table-cell>
          <table:table-cell office:value-type="float" office:value="-25.1572">
            <text:p>-25.157200</text:p>
          </table:table-cell>
          <table:table-cell office:value-type="float" office:value="32.8006">
            <text:p>32.800600</text:p>
          </table:table-cell>
          <table:table-cell table:number-columns-repeated="10"/>
          <table:table-cell table:formula="of:=VLOOKUP([.I1498];[NE.$F$2:.$Q$160];2;0)" office:value-type="float" office:value="184">
            <text:p>184</text:p>
          </table:table-cell>
          <table:table-cell office:value-type="float" office:value="184">
            <text:p>184</text:p>
          </table:table-cell>
          <table:table-cell table:number-columns-repeated="234"/>
        </table:table-row>
        <table:table-row table:style-name="ro11">
          <table:table-cell office:value-type="float" office:value="1498">
            <text:p>149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US-MOZ-01500</text:p>
          </table:table-cell>
          <table:table-cell office:value-type="float" office:value="1100414">
            <text:p>1100414</text:p>
          </table:table-cell>
          <table:table-cell office:value-type="string">
            <text:p>01100414</text:p>
          </table:table-cell>
          <table:table-cell office:value-type="string">
            <text:p>Ilha Josina</text:p>
          </table:table-cell>
          <table:table-cell office:value-type="float" office:value="12">
            <text:p>12</text:p>
          </table:table-cell>
          <table:table-cell office:value-type="string">
            <text:p>NU-005</text:p>
          </table:table-cell>
          <table:table-cell office:value-type="float" office:value="-25.0936">
            <text:p>-25.093600</text:p>
          </table:table-cell>
          <table:table-cell office:value-type="float" office:value="32.9175">
            <text:p>32.917500</text:p>
          </table:table-cell>
          <table:table-cell table:number-columns-repeated="10"/>
          <table:table-cell table:formula="of:=VLOOKUP([.I1499];[NE.$F$2:.$Q$160];2;0)" office:value-type="float" office:value="184">
            <text:p>184</text:p>
          </table:table-cell>
          <table:table-cell office:value-type="float" office:value="184">
            <text:p>184</text:p>
          </table:table-cell>
          <table:table-cell table:number-columns-repeated="234"/>
        </table:table-row>
        <table:table-row table:style-name="ro11">
          <table:table-cell office:value-type="float" office:value="1499">
            <text:p>149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US-MOZ-01501</text:p>
          </table:table-cell>
          <table:table-cell office:value-type="float" office:value="1100413">
            <text:p>1100413</text:p>
          </table:table-cell>
          <table:table-cell office:value-type="string">
            <text:p>01100413</text:p>
          </table:table-cell>
          <table:table-cell office:value-type="string">
            <text:p>Nwamatibjana</text:p>
          </table:table-cell>
          <table:table-cell office:value-type="float" office:value="12">
            <text:p>12</text:p>
          </table:table-cell>
          <table:table-cell office:value-type="string">
            <text:p>NU-005</text:p>
          </table:table-cell>
          <table:table-cell office:value-type="float" office:value="-25.2622">
            <text:p>-25.262200</text:p>
          </table:table-cell>
          <table:table-cell office:value-type="float" office:value="32.8647">
            <text:p>32.864700</text:p>
          </table:table-cell>
          <table:table-cell table:number-columns-repeated="10"/>
          <table:table-cell table:formula="of:=VLOOKUP([.I1500];[NE.$F$2:.$Q$160];2;0)" office:value-type="float" office:value="184">
            <text:p>184</text:p>
          </table:table-cell>
          <table:table-cell office:value-type="float" office:value="184">
            <text:p>184</text:p>
          </table:table-cell>
          <table:table-cell table:number-columns-repeated="234"/>
        </table:table-row>
        <table:table-row table:style-name="ro11">
          <table:table-cell office:value-type="float" office:value="1500">
            <text:p>15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US-MOZ-01502</text:p>
          </table:table-cell>
          <table:table-cell office:value-type="float" office:value="1100406">
            <text:p>1100406</text:p>
          </table:table-cell>
          <table:table-cell office:value-type="string">
            <text:p>01100406</text:p>
          </table:table-cell>
          <table:table-cell office:value-type="string">
            <text:p>Maragra</text:p>
          </table:table-cell>
          <table:table-cell office:value-type="float" office:value="12">
            <text:p>12</text:p>
          </table:table-cell>
          <table:table-cell office:value-type="string">
            <text:p>NU-005</text:p>
          </table:table-cell>
          <table:table-cell office:value-type="float" office:value="-25.4561">
            <text:p>-25.456100</text:p>
          </table:table-cell>
          <table:table-cell office:value-type="float" office:value="32.7753">
            <text:p>32.775300</text:p>
          </table:table-cell>
          <table:table-cell table:number-columns-repeated="10"/>
          <table:table-cell table:formula="of:=VLOOKUP([.I1501];[NE.$F$2:.$Q$160];2;0)" office:value-type="float" office:value="184">
            <text:p>184</text:p>
          </table:table-cell>
          <table:table-cell office:value-type="float" office:value="184">
            <text:p>184</text:p>
          </table:table-cell>
          <table:table-cell table:number-columns-repeated="234"/>
        </table:table-row>
        <table:table-row table:style-name="ro11">
          <table:table-cell office:value-type="float" office:value="1501">
            <text:p>150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US-MOZ-01503</text:p>
          </table:table-cell>
          <table:table-cell office:value-type="float" office:value="1100410">
            <text:p>1100410</text:p>
          </table:table-cell>
          <table:table-cell office:value-type="string">
            <text:p>01100410</text:p>
          </table:table-cell>
          <table:table-cell office:value-type="string">
            <text:p>Calanga</text:p>
          </table:table-cell>
          <table:table-cell office:value-type="float" office:value="12">
            <text:p>12</text:p>
          </table:table-cell>
          <table:table-cell office:value-type="string">
            <text:p>NU-005</text:p>
          </table:table-cell>
          <table:table-cell office:value-type="float" office:value="-25.3539">
            <text:p>-25.353900</text:p>
          </table:table-cell>
          <table:table-cell office:value-type="float" office:value="32.9336">
            <text:p>32.933600</text:p>
          </table:table-cell>
          <table:table-cell table:number-columns-repeated="10"/>
          <table:table-cell table:formula="of:=VLOOKUP([.I1502];[NE.$F$2:.$Q$160];2;0)" office:value-type="float" office:value="184">
            <text:p>184</text:p>
          </table:table-cell>
          <table:table-cell office:value-type="float" office:value="184">
            <text:p>184</text:p>
          </table:table-cell>
          <table:table-cell table:number-columns-repeated="234"/>
        </table:table-row>
        <table:table-row table:style-name="ro11">
          <table:table-cell office:value-type="float" office:value="1502">
            <text:p>150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US-MOZ-01504</text:p>
          </table:table-cell>
          <table:table-cell office:value-type="float" office:value="1100420">
            <text:p>1100420</text:p>
          </table:table-cell>
          <table:table-cell office:value-type="string">
            <text:p>011004?</text:p>
          </table:table-cell>
          <table:table-cell office:value-type="string">
            <text:p>Mirrone</text:p>
          </table:table-cell>
          <table:table-cell office:value-type="float" office:value="12">
            <text:p>12</text:p>
          </table:table-cell>
          <table:table-cell office:value-type="string">
            <text:p>NU-005</text:p>
          </table:table-cell>
          <table:table-cell office:value-type="float" office:value="-25.25">
            <text:p>-25.250000</text:p>
          </table:table-cell>
          <table:table-cell office:value-type="float" office:value="32.73611">
            <text:p>32.736110</text:p>
          </table:table-cell>
          <table:table-cell table:number-columns-repeated="10"/>
          <table:table-cell table:formula="of:=VLOOKUP([.I1503];[NE.$F$2:.$Q$160];2;0)" office:value-type="float" office:value="184">
            <text:p>184</text:p>
          </table:table-cell>
          <table:table-cell office:value-type="float" office:value="184">
            <text:p>184</text:p>
          </table:table-cell>
          <table:table-cell table:number-columns-repeated="234"/>
        </table:table-row>
        <table:table-row table:style-name="ro11">
          <table:table-cell office:value-type="float" office:value="1503">
            <text:p>150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US-MOZ-01505</text:p>
          </table:table-cell>
          <table:table-cell office:value-type="float" office:value="1100510">
            <text:p>1100510</text:p>
          </table:table-cell>
          <table:table-cell office:value-type="string">
            <text:p>01100510</text:p>
          </table:table-cell>
          <table:table-cell office:value-type="string">
            <text:p>Nhongonhane (Ed.Mondl.)</text:p>
          </table:table-cell>
          <table:table-cell office:value-type="float" office:value="12">
            <text:p>12</text:p>
          </table:table-cell>
          <table:table-cell office:value-type="string">
            <text:p>NU-006</text:p>
          </table:table-cell>
          <table:table-cell office:value-type="float" office:value="-25.6619">
            <text:p>-25.661900</text:p>
          </table:table-cell>
          <table:table-cell office:value-type="float" office:value="32.6725">
            <text:p>32.672500</text:p>
          </table:table-cell>
          <table:table-cell table:number-columns-repeated="10"/>
          <table:table-cell table:formula="of:=VLOOKUP([.I1504];[NE.$F$2:.$Q$160];2;0)" office:value-type="float" office:value="185">
            <text:p>185</text:p>
          </table:table-cell>
          <table:table-cell office:value-type="float" office:value="185">
            <text:p>185</text:p>
          </table:table-cell>
          <table:table-cell table:number-columns-repeated="234"/>
        </table:table-row>
        <table:table-row table:style-name="ro11">
          <table:table-cell office:value-type="float" office:value="1504">
            <text:p>150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US-MOZ-01506</text:p>
          </table:table-cell>
          <table:table-cell office:value-type="float" office:value="1100513">
            <text:p>1100513</text:p>
          </table:table-cell>
          <table:table-cell office:value-type="string">
            <text:p>01100513</text:p>
          </table:table-cell>
          <table:table-cell office:value-type="string">
            <text:p>Mumemo</text:p>
          </table:table-cell>
          <table:table-cell office:value-type="float" office:value="12">
            <text:p>12</text:p>
          </table:table-cell>
          <table:table-cell office:value-type="string">
            <text:p>NU-006</text:p>
          </table:table-cell>
          <table:table-cell office:value-type="float" office:value="-25.7083">
            <text:p>-25.708300</text:p>
          </table:table-cell>
          <table:table-cell office:value-type="float" office:value="32.6125">
            <text:p>32.612500</text:p>
          </table:table-cell>
          <table:table-cell table:number-columns-repeated="10"/>
          <table:table-cell table:formula="of:=VLOOKUP([.I1505];[NE.$F$2:.$Q$160];2;0)" office:value-type="float" office:value="185">
            <text:p>185</text:p>
          </table:table-cell>
          <table:table-cell office:value-type="float" office:value="185">
            <text:p>185</text:p>
          </table:table-cell>
          <table:table-cell table:number-columns-repeated="234"/>
        </table:table-row>
        <table:table-row table:style-name="ro11">
          <table:table-cell office:value-type="float" office:value="1505">
            <text:p>150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US-MOZ-01507</text:p>
          </table:table-cell>
          <table:table-cell office:value-type="float" office:value="1100507">
            <text:p>1100507</text:p>
          </table:table-cell>
          <table:table-cell office:value-type="string">
            <text:p>01100507</text:p>
          </table:table-cell>
          <table:table-cell office:value-type="string">
            <text:p>Matalane</text:p>
          </table:table-cell>
          <table:table-cell office:value-type="float" office:value="12">
            <text:p>12</text:p>
          </table:table-cell>
          <table:table-cell office:value-type="string">
            <text:p>NU-006</text:p>
          </table:table-cell>
          <table:table-cell office:value-type="float" office:value="-25.749383">
            <text:p>-25.749383</text:p>
          </table:table-cell>
          <table:table-cell office:value-type="float" office:value="32.663197">
            <text:p>32.663197</text:p>
          </table:table-cell>
          <table:table-cell table:number-columns-repeated="10"/>
          <table:table-cell table:formula="of:=VLOOKUP([.I1506];[NE.$F$2:.$Q$160];2;0)" office:value-type="float" office:value="185">
            <text:p>185</text:p>
          </table:table-cell>
          <table:table-cell office:value-type="float" office:value="185">
            <text:p>185</text:p>
          </table:table-cell>
          <table:table-cell table:number-columns-repeated="234"/>
        </table:table-row>
        <table:table-row table:style-name="ro11">
          <table:table-cell office:value-type="float" office:value="1506">
            <text:p>150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US-MOZ-01508</text:p>
          </table:table-cell>
          <table:table-cell office:value-type="float" office:value="1100509">
            <text:p>1100509</text:p>
          </table:table-cell>
          <table:table-cell office:value-type="string">
            <text:p>01100509</text:p>
          </table:table-cell>
          <table:table-cell office:value-type="string">
            <text:p>Michafutane</text:p>
          </table:table-cell>
          <table:table-cell office:value-type="float" office:value="11">
            <text:p>11</text:p>
          </table:table-cell>
          <table:table-cell office:value-type="string">
            <text:p>NU-006</text:p>
          </table:table-cell>
          <table:table-cell office:value-type="float" office:value="-25.739474">
            <text:p>-25.739474</text:p>
          </table:table-cell>
          <table:table-cell office:value-type="float" office:value="32.674303">
            <text:p>32.674303</text:p>
          </table:table-cell>
          <table:table-cell table:number-columns-repeated="10"/>
          <table:table-cell table:formula="of:=VLOOKUP([.I1507];[NE.$F$2:.$Q$160];2;0)" office:value-type="float" office:value="185">
            <text:p>185</text:p>
          </table:table-cell>
          <table:table-cell office:value-type="float" office:value="185">
            <text:p>185</text:p>
          </table:table-cell>
          <table:table-cell table:number-columns-repeated="234"/>
        </table:table-row>
        <table:table-row table:style-name="ro11">
          <table:table-cell office:value-type="float" office:value="1507">
            <text:p>150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US-MOZ-01509</text:p>
          </table:table-cell>
          <table:table-cell office:value-type="float" office:value="1100511">
            <text:p>1100511</text:p>
          </table:table-cell>
          <table:table-cell office:value-type="string">
            <text:p>01100511</text:p>
          </table:table-cell>
          <table:table-cell office:value-type="string">
            <text:p>Ricatla</text:p>
          </table:table-cell>
          <table:table-cell office:value-type="float" office:value="12">
            <text:p>12</text:p>
          </table:table-cell>
          <table:table-cell office:value-type="string">
            <text:p>NU-006</text:p>
          </table:table-cell>
          <table:table-cell office:value-type="float" office:value="-25.7847">
            <text:p>-25.784700</text:p>
          </table:table-cell>
          <table:table-cell office:value-type="float" office:value="32.6339">
            <text:p>32.633900</text:p>
          </table:table-cell>
          <table:table-cell table:number-columns-repeated="10"/>
          <table:table-cell table:formula="of:=VLOOKUP([.I1508];[NE.$F$2:.$Q$160];2;0)" office:value-type="float" office:value="185">
            <text:p>185</text:p>
          </table:table-cell>
          <table:table-cell office:value-type="float" office:value="185">
            <text:p>185</text:p>
          </table:table-cell>
          <table:table-cell table:number-columns-repeated="234"/>
        </table:table-row>
        <table:table-row table:style-name="ro11">
          <table:table-cell office:value-type="float" office:value="1508">
            <text:p>150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US-MOZ-01510</text:p>
          </table:table-cell>
          <table:table-cell office:value-type="float" office:value="1100506">
            <text:p>1100506</text:p>
          </table:table-cell>
          <table:table-cell office:value-type="string">
            <text:p>01100506</text:p>
          </table:table-cell>
          <table:table-cell office:value-type="string">
            <text:p>Marracuene</text:p>
          </table:table-cell>
          <table:table-cell office:value-type="float" office:value="11">
            <text:p>11</text:p>
          </table:table-cell>
          <table:table-cell office:value-type="string">
            <text:p>NU-006</text:p>
          </table:table-cell>
          <table:table-cell office:value-type="float" office:value="-25.7297">
            <text:p>-25.729700</text:p>
          </table:table-cell>
          <table:table-cell office:value-type="float" office:value="32.6733">
            <text:p>32.673300</text:p>
          </table:table-cell>
          <table:table-cell table:number-columns-repeated="10"/>
          <table:table-cell table:formula="of:=VLOOKUP([.I1509];[NE.$F$2:.$Q$160];2;0)" office:value-type="float" office:value="185">
            <text:p>185</text:p>
          </table:table-cell>
          <table:table-cell office:value-type="float" office:value="185">
            <text:p>185</text:p>
          </table:table-cell>
          <table:table-cell table:number-columns-repeated="234"/>
        </table:table-row>
        <table:table-row table:style-name="ro11">
          <table:table-cell office:value-type="float" office:value="1509">
            <text:p>150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US-MOZ-01511</text:p>
          </table:table-cell>
          <table:table-cell office:value-type="float" office:value="1100508">
            <text:p>1100508</text:p>
          </table:table-cell>
          <table:table-cell office:value-type="string">
            <text:p>01100508</text:p>
          </table:table-cell>
          <table:table-cell office:value-type="string">
            <text:p>Machubo</text:p>
          </table:table-cell>
          <table:table-cell office:value-type="float" office:value="12">
            <text:p>12</text:p>
          </table:table-cell>
          <table:table-cell office:value-type="string">
            <text:p>NU-006</text:p>
          </table:table-cell>
          <table:table-cell office:value-type="float" office:value="-25.5644">
            <text:p>-25.564400</text:p>
          </table:table-cell>
          <table:table-cell office:value-type="float" office:value="32.7994">
            <text:p>32.799400</text:p>
          </table:table-cell>
          <table:table-cell table:number-columns-repeated="10"/>
          <table:table-cell table:formula="of:=VLOOKUP([.I1510];[NE.$F$2:.$Q$160];2;0)" office:value-type="float" office:value="185">
            <text:p>185</text:p>
          </table:table-cell>
          <table:table-cell office:value-type="float" office:value="185">
            <text:p>185</text:p>
          </table:table-cell>
          <table:table-cell table:number-columns-repeated="234"/>
        </table:table-row>
        <table:table-row table:style-name="ro11">
          <table:table-cell office:value-type="float" office:value="1510">
            <text:p>151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US-MOZ-01512</text:p>
          </table:table-cell>
          <table:table-cell office:value-type="float" office:value="1100514">
            <text:p>1100514</text:p>
          </table:table-cell>
          <table:table-cell office:value-type="string">
            <text:p>011005?</text:p>
          </table:table-cell>
          <table:table-cell office:value-type="string">
            <text:p>Mali</text:p>
          </table:table-cell>
          <table:table-cell office:value-type="float" office:value="12">
            <text:p>12</text:p>
          </table:table-cell>
          <table:table-cell office:value-type="string">
            <text:p>NU-006</text:p>
          </table:table-cell>
          <table:table-cell office:value-type="float" office:value="-25.725">
            <text:p>-25.725000</text:p>
          </table:table-cell>
          <table:table-cell office:value-type="float" office:value="32.583333">
            <text:p>32.583333</text:p>
          </table:table-cell>
          <table:table-cell table:number-columns-repeated="10"/>
          <table:table-cell table:formula="of:=VLOOKUP([.I1511];[NE.$F$2:.$Q$160];2;0)" office:value-type="float" office:value="185">
            <text:p>185</text:p>
          </table:table-cell>
          <table:table-cell office:value-type="float" office:value="185">
            <text:p>185</text:p>
          </table:table-cell>
          <table:table-cell table:number-columns-repeated="234"/>
        </table:table-row>
        <table:table-row table:style-name="ro11">
          <table:table-cell office:value-type="float" office:value="1511">
            <text:p>151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US-MOZ-01513</text:p>
          </table:table-cell>
          <table:table-cell office:value-type="float" office:value="1100512">
            <text:p>1100512</text:p>
          </table:table-cell>
          <table:table-cell office:value-type="string">
            <text:p>011005?</text:p>
          </table:table-cell>
          <table:table-cell office:value-type="string">
            <text:p>Bobole</text:p>
          </table:table-cell>
          <table:table-cell office:value-type="float" office:value="13">
            <text:p>13</text:p>
          </table:table-cell>
          <table:table-cell office:value-type="string">
            <text:p>NU-006</text:p>
          </table:table-cell>
          <table:table-cell office:value-type="float" office:value="-25.6">
            <text:p>-25.600000</text:p>
          </table:table-cell>
          <table:table-cell office:value-type="float" office:value="32.666667">
            <text:p>32.666667</text:p>
          </table:table-cell>
          <table:table-cell table:number-columns-repeated="10"/>
          <table:table-cell table:formula="of:=VLOOKUP([.I1512];[NE.$F$2:.$Q$160];2;0)" office:value-type="float" office:value="185">
            <text:p>185</text:p>
          </table:table-cell>
          <table:table-cell office:value-type="float" office:value="185">
            <text:p>185</text:p>
          </table:table-cell>
          <table:table-cell table:number-columns-repeated="234"/>
        </table:table-row>
        <table:table-row table:style-name="ro11">
          <table:table-cell office:value-type="float" office:value="1512">
            <text:p>15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US-MOZ-01514</text:p>
          </table:table-cell>
          <table:table-cell office:value-type="float" office:value="1100515">
            <text:p>1100515</text:p>
          </table:table-cell>
          <table:table-cell office:value-type="string">
            <text:p>011005?</text:p>
          </table:table-cell>
          <table:table-cell office:value-type="string">
            <text:p>Samora Machel</text:p>
          </table:table-cell>
          <table:table-cell office:value-type="float" office:value="13">
            <text:p>13</text:p>
          </table:table-cell>
          <table:table-cell office:value-type="string">
            <text:p>NU-006</text:p>
          </table:table-cell>
          <table:table-cell office:value-type="float" office:value="-25.6752278">
            <text:p>-25.675228</text:p>
          </table:table-cell>
          <table:table-cell office:value-type="float" office:value="32.666667">
            <text:p>32.666667</text:p>
          </table:table-cell>
          <table:table-cell table:number-columns-repeated="10"/>
          <table:table-cell table:formula="of:=VLOOKUP([.I1513];[NE.$F$2:.$Q$160];2;0)" office:value-type="float" office:value="185">
            <text:p>185</text:p>
          </table:table-cell>
          <table:table-cell office:value-type="float" office:value="185">
            <text:p>185</text:p>
          </table:table-cell>
          <table:table-cell table:number-columns-repeated="234"/>
        </table:table-row>
        <table:table-row table:style-name="ro11">
          <table:table-cell office:value-type="float" office:value="1513">
            <text:p>15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US-MOZ-01515</text:p>
          </table:table-cell>
          <table:table-cell office:value-type="float" office:value="1100608">
            <text:p>1100608</text:p>
          </table:table-cell>
          <table:table-cell office:value-type="string">
            <text:p>01100608</text:p>
          </table:table-cell>
          <table:table-cell office:value-type="string">
            <text:p>Catuane</text:p>
          </table:table-cell>
          <table:table-cell office:value-type="float" office:value="12">
            <text:p>12</text:p>
          </table:table-cell>
          <table:table-cell office:value-type="string">
            <text:p>NU-007</text:p>
          </table:table-cell>
          <table:table-cell office:value-type="float" office:value="-26.84">
            <text:p>-26.840000</text:p>
          </table:table-cell>
          <table:table-cell office:value-type="float" office:value="32.2852">
            <text:p>32.285200</text:p>
          </table:table-cell>
          <table:table-cell table:number-columns-repeated="10"/>
          <table:table-cell table:formula="of:=VLOOKUP([.I1514];[NE.$F$2:.$Q$160];2;0)" office:value-type="float" office:value="187">
            <text:p>187</text:p>
          </table:table-cell>
          <table:table-cell office:value-type="float" office:value="187">
            <text:p>187</text:p>
          </table:table-cell>
          <table:table-cell table:number-columns-repeated="234"/>
        </table:table-row>
        <table:table-row table:style-name="ro11">
          <table:table-cell office:value-type="float" office:value="1514">
            <text:p>15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US-MOZ-01516</text:p>
          </table:table-cell>
          <table:table-cell office:value-type="float" office:value="1100609">
            <text:p>1100609</text:p>
          </table:table-cell>
          <table:table-cell office:value-type="string">
            <text:p>01100609</text:p>
          </table:table-cell>
          <table:table-cell office:value-type="string">
            <text:p>Mabilibili</text:p>
          </table:table-cell>
          <table:table-cell office:value-type="float" office:value="12">
            <text:p>12</text:p>
          </table:table-cell>
          <table:table-cell office:value-type="string">
            <text:p>NU-007</text:p>
          </table:table-cell>
          <table:table-cell office:value-type="float" office:value="-26.3684">
            <text:p>-26.368400</text:p>
          </table:table-cell>
          <table:table-cell office:value-type="float" office:value="32.6189">
            <text:p>32.618900</text:p>
          </table:table-cell>
          <table:table-cell table:number-columns-repeated="10"/>
          <table:table-cell table:formula="of:=VLOOKUP([.I1515];[NE.$F$2:.$Q$160];2;0)" office:value-type="float" office:value="187">
            <text:p>187</text:p>
          </table:table-cell>
          <table:table-cell office:value-type="float" office:value="187">
            <text:p>187</text:p>
          </table:table-cell>
          <table:table-cell table:number-columns-repeated="234"/>
        </table:table-row>
        <table:table-row table:style-name="ro11">
          <table:table-cell office:value-type="float" office:value="1515">
            <text:p>15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US-MOZ-01517</text:p>
          </table:table-cell>
          <table:table-cell office:value-type="float" office:value="1100611">
            <text:p>1100611</text:p>
          </table:table-cell>
          <table:table-cell office:value-type="string">
            <text:p>01100611</text:p>
          </table:table-cell>
          <table:table-cell office:value-type="string">
            <text:p>Ponta Do Ouro</text:p>
          </table:table-cell>
          <table:table-cell office:value-type="float" office:value="12">
            <text:p>12</text:p>
          </table:table-cell>
          <table:table-cell office:value-type="string">
            <text:p>NU-007</text:p>
          </table:table-cell>
          <table:table-cell office:value-type="float" office:value="-26.8372">
            <text:p>-26.837200</text:p>
          </table:table-cell>
          <table:table-cell office:value-type="float" office:value="32.8839">
            <text:p>32.883900</text:p>
          </table:table-cell>
          <table:table-cell table:number-columns-repeated="10"/>
          <table:table-cell table:formula="of:=VLOOKUP([.I1516];[NE.$F$2:.$Q$160];2;0)" office:value-type="float" office:value="187">
            <text:p>187</text:p>
          </table:table-cell>
          <table:table-cell office:value-type="float" office:value="187">
            <text:p>187</text:p>
          </table:table-cell>
          <table:table-cell table:number-columns-repeated="234"/>
        </table:table-row>
        <table:table-row table:style-name="ro11">
          <table:table-cell office:value-type="float" office:value="1516">
            <text:p>151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US-MOZ-01518</text:p>
          </table:table-cell>
          <table:table-cell office:value-type="float" office:value="1100612">
            <text:p>1100612</text:p>
          </table:table-cell>
          <table:table-cell office:value-type="string">
            <text:p>01100612</text:p>
          </table:table-cell>
          <table:table-cell office:value-type="string">
            <text:p>Salamanga</text:p>
          </table:table-cell>
          <table:table-cell office:value-type="float" office:value="12">
            <text:p>12</text:p>
          </table:table-cell>
          <table:table-cell office:value-type="string">
            <text:p>NU-007</text:p>
          </table:table-cell>
          <table:table-cell office:value-type="float" office:value="-26.4745">
            <text:p>-26.474500</text:p>
          </table:table-cell>
          <table:table-cell office:value-type="float" office:value="32.6511">
            <text:p>32.651100</text:p>
          </table:table-cell>
          <table:table-cell table:number-columns-repeated="10"/>
          <table:table-cell table:formula="of:=VLOOKUP([.I1517];[NE.$F$2:.$Q$160];2;0)" office:value-type="float" office:value="187">
            <text:p>187</text:p>
          </table:table-cell>
          <table:table-cell office:value-type="float" office:value="187">
            <text:p>187</text:p>
          </table:table-cell>
          <table:table-cell table:number-columns-repeated="234"/>
        </table:table-row>
        <table:table-row table:style-name="ro11">
          <table:table-cell office:value-type="float" office:value="1517">
            <text:p>15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US-MOZ-01519</text:p>
          </table:table-cell>
          <table:table-cell office:value-type="float" office:value="1100613">
            <text:p>1100613</text:p>
          </table:table-cell>
          <table:table-cell office:value-type="string">
            <text:p>01100613</text:p>
          </table:table-cell>
          <table:table-cell office:value-type="string">
            <text:p>Zitundo</text:p>
          </table:table-cell>
          <table:table-cell office:value-type="float" office:value="12">
            <text:p>12</text:p>
          </table:table-cell>
          <table:table-cell office:value-type="string">
            <text:p>NU-007</text:p>
          </table:table-cell>
          <table:table-cell office:value-type="float" office:value="-26.7508">
            <text:p>-26.750800</text:p>
          </table:table-cell>
          <table:table-cell office:value-type="float" office:value="32.8267">
            <text:p>32.826700</text:p>
          </table:table-cell>
          <table:table-cell table:number-columns-repeated="10"/>
          <table:table-cell table:formula="of:=VLOOKUP([.I1518];[NE.$F$2:.$Q$160];2;0)" office:value-type="float" office:value="187">
            <text:p>187</text:p>
          </table:table-cell>
          <table:table-cell office:value-type="float" office:value="187">
            <text:p>187</text:p>
          </table:table-cell>
          <table:table-cell table:number-columns-repeated="234"/>
        </table:table-row>
        <table:table-row table:style-name="ro11">
          <table:table-cell office:value-type="float" office:value="1518">
            <text:p>151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US-MOZ-01520</text:p>
          </table:table-cell>
          <table:table-cell office:value-type="float" office:value="1100614">
            <text:p>1100614</text:p>
          </table:table-cell>
          <table:table-cell office:value-type="string">
            <text:p>01100614</text:p>
          </table:table-cell>
          <table:table-cell office:value-type="string">
            <text:p>Hindane</text:p>
          </table:table-cell>
          <table:table-cell office:value-type="float" office:value="12">
            <text:p>12</text:p>
          </table:table-cell>
          <table:table-cell office:value-type="string">
            <text:p>NU-007</text:p>
          </table:table-cell>
          <table:table-cell office:value-type="float" office:value="-26.3281">
            <text:p>-26.328100</text:p>
          </table:table-cell>
          <table:table-cell office:value-type="float" office:value="32.4158">
            <text:p>32.415800</text:p>
          </table:table-cell>
          <table:table-cell table:number-columns-repeated="10"/>
          <table:table-cell table:formula="of:=VLOOKUP([.I1519];[NE.$F$2:.$Q$160];2;0)" office:value-type="float" office:value="187">
            <text:p>187</text:p>
          </table:table-cell>
          <table:table-cell office:value-type="float" office:value="187">
            <text:p>187</text:p>
          </table:table-cell>
          <table:table-cell table:number-columns-repeated="234"/>
        </table:table-row>
        <table:table-row table:style-name="ro11">
          <table:table-cell office:value-type="float" office:value="1519">
            <text:p>151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US-MOZ-01521</text:p>
          </table:table-cell>
          <table:table-cell office:value-type="float" office:value="1100659">
            <text:p>1100659</text:p>
          </table:table-cell>
          <table:table-cell office:value-type="string">
            <text:p>01100659</text:p>
          </table:table-cell>
          <table:table-cell office:value-type="string">
            <text:p>Gueveza</text:p>
          </table:table-cell>
          <table:table-cell office:value-type="float" office:value="12">
            <text:p>12</text:p>
          </table:table-cell>
          <table:table-cell office:value-type="string">
            <text:p>NU-007</text:p>
          </table:table-cell>
          <table:table-cell office:value-type="float" office:value="-26.816667">
            <text:p>-26.816667</text:p>
          </table:table-cell>
          <table:table-cell office:value-type="float" office:value="32.416667">
            <text:p>32.416667</text:p>
          </table:table-cell>
          <table:table-cell table:number-columns-repeated="10"/>
          <table:table-cell table:formula="of:=VLOOKUP([.I1520];[NE.$F$2:.$Q$160];2;0)" office:value-type="float" office:value="187">
            <text:p>187</text:p>
          </table:table-cell>
          <table:table-cell office:value-type="float" office:value="187">
            <text:p>187</text:p>
          </table:table-cell>
          <table:table-cell table:number-columns-repeated="234"/>
        </table:table-row>
        <table:table-row table:style-name="ro11">
          <table:table-cell office:value-type="float" office:value="1520">
            <text:p>152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US-MOZ-01522</text:p>
          </table:table-cell>
          <table:table-cell office:value-type="float" office:value="1100607">
            <text:p>1100607</text:p>
          </table:table-cell>
          <table:table-cell office:value-type="string">
            <text:p>01100607</text:p>
          </table:table-cell>
          <table:table-cell office:value-type="string">
            <text:p>Matutuine</text:p>
          </table:table-cell>
          <table:table-cell office:value-type="float" office:value="12">
            <text:p>12</text:p>
          </table:table-cell>
          <table:table-cell office:value-type="string">
            <text:p>NU-007</text:p>
          </table:table-cell>
          <table:table-cell office:value-type="float" office:value="-25.969435">
            <text:p>-25.969435</text:p>
          </table:table-cell>
          <table:table-cell office:value-type="float" office:value="32.691468">
            <text:p>32.691468</text:p>
          </table:table-cell>
          <table:table-cell table:number-columns-repeated="10"/>
          <table:table-cell table:formula="of:=VLOOKUP([.I1521];[NE.$F$2:.$Q$160];2;0)" office:value-type="float" office:value="187">
            <text:p>187</text:p>
          </table:table-cell>
          <table:table-cell office:value-type="float" office:value="187">
            <text:p>187</text:p>
          </table:table-cell>
          <table:table-cell table:number-columns-repeated="234"/>
        </table:table-row>
        <table:table-row table:style-name="ro11">
          <table:table-cell office:value-type="float" office:value="1521">
            <text:p>152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US-MOZ-01523</text:p>
          </table:table-cell>
          <table:table-cell office:value-type="float" office:value="1100663">
            <text:p>1100663</text:p>
          </table:table-cell>
          <table:table-cell office:value-type="string">
            <text:p>01100663</text:p>
          </table:table-cell>
          <table:table-cell office:value-type="string">
            <text:p>Mungazine</text:p>
          </table:table-cell>
          <table:table-cell office:value-type="float" office:value="12">
            <text:p>12</text:p>
          </table:table-cell>
          <table:table-cell office:value-type="string">
            <text:p>NU-007</text:p>
          </table:table-cell>
          <table:table-cell table:style-name="ce13" office:value-type="float" office:value="-26.601813">
            <text:p>-26.601813</text:p>
          </table:table-cell>
          <table:table-cell table:style-name="ce13" office:value-type="float" office:value="32.537239">
            <text:p>32.537239</text:p>
          </table:table-cell>
          <table:table-cell table:number-columns-repeated="10"/>
          <table:table-cell table:formula="of:=VLOOKUP([.I1522];[NE.$F$2:.$Q$160];2;0)" office:value-type="float" office:value="187">
            <text:p>187</text:p>
          </table:table-cell>
          <table:table-cell office:value-type="float" office:value="187">
            <text:p>187</text:p>
          </table:table-cell>
          <table:table-cell table:number-columns-repeated="234"/>
        </table:table-row>
        <table:table-row table:style-name="ro11">
          <table:table-cell office:value-type="float" office:value="1522">
            <text:p>152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US-MOZ-01524</text:p>
          </table:table-cell>
          <table:table-cell office:value-type="float" office:value="1100669">
            <text:p>1100669</text:p>
          </table:table-cell>
          <table:table-cell office:value-type="string">
            <text:p>01100669</text:p>
          </table:table-cell>
          <table:table-cell office:value-type="string">
            <text:p>Ndelane</text:p>
          </table:table-cell>
          <table:table-cell office:value-type="float" office:value="12">
            <text:p>12</text:p>
          </table:table-cell>
          <table:table-cell office:value-type="string">
            <text:p>NU-007</text:p>
          </table:table-cell>
          <table:table-cell office:value-type="float" office:value="-26.2156">
            <text:p>-26.215600</text:p>
          </table:table-cell>
          <table:table-cell office:value-type="float" office:value="32.8858">
            <text:p>32.885800</text:p>
          </table:table-cell>
          <table:table-cell table:number-columns-repeated="10"/>
          <table:table-cell table:formula="of:=VLOOKUP([.I1523];[NE.$F$2:.$Q$160];2;0)" office:value-type="float" office:value="187">
            <text:p>187</text:p>
          </table:table-cell>
          <table:table-cell office:value-type="float" office:value="187">
            <text:p>187</text:p>
          </table:table-cell>
          <table:table-cell table:number-columns-repeated="234"/>
        </table:table-row>
        <table:table-row table:style-name="ro11">
          <table:table-cell office:value-type="float" office:value="1523">
            <text:p>152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US-MOZ-01525</text:p>
          </table:table-cell>
          <table:table-cell office:value-type="float" office:value="1100670">
            <text:p>1100670</text:p>
          </table:table-cell>
          <table:table-cell office:value-type="string">
            <text:p>01100670</text:p>
          </table:table-cell>
          <table:table-cell office:value-type="string">
            <text:p>Santa Maria</text:p>
          </table:table-cell>
          <table:table-cell office:value-type="float" office:value="12">
            <text:p>12</text:p>
          </table:table-cell>
          <table:table-cell office:value-type="string">
            <text:p>NU-007</text:p>
          </table:table-cell>
          <table:table-cell office:value-type="float" office:value="-26.602018">
            <text:p>-26.602018</text:p>
          </table:table-cell>
          <table:table-cell office:value-type="float" office:value="32.537112">
            <text:p>32.537112</text:p>
          </table:table-cell>
          <table:table-cell table:number-columns-repeated="10"/>
          <table:table-cell table:formula="of:=VLOOKUP([.I1524];[NE.$F$2:.$Q$160];2;0)" office:value-type="float" office:value="187">
            <text:p>187</text:p>
          </table:table-cell>
          <table:table-cell office:value-type="float" office:value="187">
            <text:p>187</text:p>
          </table:table-cell>
          <table:table-cell table:number-columns-repeated="234"/>
        </table:table-row>
        <table:table-row table:style-name="ro11">
          <table:table-cell office:value-type="float" office:value="1524">
            <text:p>152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US-MOZ-01526</text:p>
          </table:table-cell>
          <table:table-cell office:value-type="float" office:value="1100671">
            <text:p>1100671</text:p>
          </table:table-cell>
          <table:table-cell office:value-type="string">
            <text:p>01100671</text:p>
          </table:table-cell>
          <table:table-cell office:value-type="string">
            <text:p>Manhangane</text:p>
          </table:table-cell>
          <table:table-cell office:value-type="float" office:value="13">
            <text:p>13</text:p>
          </table:table-cell>
          <table:table-cell office:value-type="string">
            <text:p>NU-007</text:p>
          </table:table-cell>
          <table:table-cell office:value-type="float" office:value="-26.672">
            <text:p>-26.672000</text:p>
          </table:table-cell>
          <table:table-cell office:value-type="float" office:value="32.1823">
            <text:p>32.182300</text:p>
          </table:table-cell>
          <table:table-cell table:number-columns-repeated="10"/>
          <table:table-cell table:formula="of:=VLOOKUP([.I1525];[NE.$F$2:.$Q$160];2;0)" office:value-type="float" office:value="187">
            <text:p>187</text:p>
          </table:table-cell>
          <table:table-cell office:value-type="float" office:value="187">
            <text:p>187</text:p>
          </table:table-cell>
          <table:table-cell table:number-columns-repeated="234"/>
        </table:table-row>
        <table:table-row table:style-name="ro11">
          <table:table-cell office:value-type="float" office:value="1525">
            <text:p>152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US-MOZ-01527</text:p>
          </table:table-cell>
          <table:table-cell office:value-type="float" office:value="1100660">
            <text:p>1100660</text:p>
          </table:table-cell>
          <table:table-cell office:value-type="string">
            <text:p>01100660</text:p>
          </table:table-cell>
          <table:table-cell office:value-type="string">
            <text:p>Nsine</text:p>
          </table:table-cell>
          <table:table-cell office:value-type="float" office:value="12">
            <text:p>12</text:p>
          </table:table-cell>
          <table:table-cell office:value-type="string">
            <text:p>NU-007</text:p>
          </table:table-cell>
          <table:table-cell office:value-type="float" office:value="-26.0855">
            <text:p>-26.085500</text:p>
          </table:table-cell>
          <table:table-cell office:value-type="float" office:value="32.6245">
            <text:p>32.624500</text:p>
          </table:table-cell>
          <table:table-cell table:number-columns-repeated="10"/>
          <table:table-cell table:formula="of:=VLOOKUP([.I1526];[NE.$F$2:.$Q$160];2;0)" office:value-type="float" office:value="187">
            <text:p>187</text:p>
          </table:table-cell>
          <table:table-cell office:value-type="float" office:value="187">
            <text:p>187</text:p>
          </table:table-cell>
          <table:table-cell table:number-columns-repeated="234"/>
        </table:table-row>
        <table:table-row table:style-name="ro11">
          <table:table-cell office:value-type="float" office:value="1526">
            <text:p>152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US-MOZ-01528</text:p>
          </table:table-cell>
          <table:table-cell office:value-type="float" office:value="1100661">
            <text:p>1100661</text:p>
          </table:table-cell>
          <table:table-cell office:value-type="string">
            <text:p>011006?</text:p>
          </table:table-cell>
          <table:table-cell office:value-type="string">
            <text:p>Machangulo</text:p>
          </table:table-cell>
          <table:table-cell office:value-type="float" office:value="12">
            <text:p>12</text:p>
          </table:table-cell>
          <table:table-cell office:value-type="string">
            <text:p>NU-007</text:p>
          </table:table-cell>
          <table:table-cell office:value-type="float" office:value="-26.191599">
            <text:p>-26.191599</text:p>
          </table:table-cell>
          <table:table-cell office:value-type="float" office:value="32.933484">
            <text:p>32.933484</text:p>
          </table:table-cell>
          <table:table-cell table:number-columns-repeated="10"/>
          <table:table-cell table:formula="of:=VLOOKUP([.I1527];[NE.$F$2:.$Q$160];2;0)" office:value-type="float" office:value="187">
            <text:p>187</text:p>
          </table:table-cell>
          <table:table-cell office:value-type="float" office:value="187">
            <text:p>187</text:p>
          </table:table-cell>
          <table:table-cell table:number-columns-repeated="234"/>
        </table:table-row>
        <table:table-row table:style-name="ro11">
          <table:table-cell office:value-type="float" office:value="1527">
            <text:p>152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US-MOZ-01529</text:p>
          </table:table-cell>
          <table:table-cell office:value-type="float" office:value="1100662">
            <text:p>1100662</text:p>
          </table:table-cell>
          <table:table-cell office:value-type="string">
            <text:p>011006?</text:p>
          </table:table-cell>
          <table:table-cell office:value-type="string">
            <text:p>Inonganine</text:p>
          </table:table-cell>
          <table:table-cell office:value-type="float" office:value="13">
            <text:p>13</text:p>
          </table:table-cell>
          <table:table-cell office:value-type="string">
            <text:p>NU-007</text:p>
          </table:table-cell>
          <table:table-cell office:value-type="float" office:value="-26.488333">
            <text:p>-26.488333</text:p>
          </table:table-cell>
          <table:table-cell office:value-type="float" office:value="32.574722">
            <text:p>32.574722</text:p>
          </table:table-cell>
          <table:table-cell table:number-columns-repeated="10"/>
          <table:table-cell table:formula="of:=VLOOKUP([.I1528];[NE.$F$2:.$Q$160];2;0)" office:value-type="float" office:value="187">
            <text:p>187</text:p>
          </table:table-cell>
          <table:table-cell office:value-type="float" office:value="187">
            <text:p>187</text:p>
          </table:table-cell>
          <table:table-cell table:number-columns-repeated="234"/>
        </table:table-row>
        <table:table-row table:style-name="ro11">
          <table:table-cell office:value-type="float" office:value="1528">
            <text:p>152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US-MOZ-01530</text:p>
          </table:table-cell>
          <table:table-cell office:value-type="float" office:value="1100671">
            <text:p>1100671</text:p>
          </table:table-cell>
          <table:table-cell office:value-type="string">
            <text:p>011006?</text:p>
          </table:table-cell>
          <table:table-cell office:value-type="string">
            <text:p>Manhangane</text:p>
          </table:table-cell>
          <table:table-cell office:value-type="float" office:value="13">
            <text:p>13</text:p>
          </table:table-cell>
          <table:table-cell office:value-type="string">
            <text:p>NU-007</text:p>
          </table:table-cell>
          <table:table-cell office:value-type="float" office:value="-26.6733">
            <text:p>-26.673300</text:p>
          </table:table-cell>
          <table:table-cell office:value-type="float" office:value="32.1783">
            <text:p>32.178300</text:p>
          </table:table-cell>
          <table:table-cell table:number-columns-repeated="10"/>
          <table:table-cell table:formula="of:=VLOOKUP([.I1529];[NE.$F$2:.$Q$160];2;0)" office:value-type="float" office:value="187">
            <text:p>187</text:p>
          </table:table-cell>
          <table:table-cell office:value-type="float" office:value="187">
            <text:p>187</text:p>
          </table:table-cell>
          <table:table-cell table:number-columns-repeated="234"/>
        </table:table-row>
        <table:table-row table:style-name="ro11">
          <table:table-cell office:value-type="float" office:value="1529">
            <text:p>152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US-MOZ-01531</text:p>
          </table:table-cell>
          <table:table-cell office:value-type="float" office:value="1100708">
            <text:p>1100708</text:p>
          </table:table-cell>
          <table:table-cell office:value-type="string">
            <text:p>01100708</text:p>
          </table:table-cell>
          <table:table-cell office:value-type="string">
            <text:p>Corrumane</text:p>
          </table:table-cell>
          <table:table-cell office:value-type="float" office:value="12">
            <text:p>12</text:p>
          </table:table-cell>
          <table:table-cell office:value-type="string">
            <text:p>NU-008</text:p>
          </table:table-cell>
          <table:table-cell office:value-type="float" office:value="-25.2392">
            <text:p>-25.239200</text:p>
          </table:table-cell>
          <table:table-cell office:value-type="float" office:value="32.1375">
            <text:p>32.137500</text:p>
          </table:table-cell>
          <table:table-cell table:number-columns-repeated="10"/>
          <table:table-cell table:formula="of:=VLOOKUP([.I1530];[NE.$F$2:.$Q$160];2;0)" office:value-type="float" office:value="188">
            <text:p>188</text:p>
          </table:table-cell>
          <table:table-cell office:value-type="float" office:value="188">
            <text:p>188</text:p>
          </table:table-cell>
          <table:table-cell table:number-columns-repeated="234"/>
        </table:table-row>
        <table:table-row table:style-name="ro11">
          <table:table-cell office:value-type="float" office:value="1530">
            <text:p>153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US-MOZ-01532</text:p>
          </table:table-cell>
          <table:table-cell office:value-type="float" office:value="1100714">
            <text:p>1100714</text:p>
          </table:table-cell>
          <table:table-cell office:value-type="string">
            <text:p>01100714</text:p>
          </table:table-cell>
          <table:table-cell office:value-type="string">
            <text:p>Chanculo</text:p>
          </table:table-cell>
          <table:table-cell office:value-type="float" office:value="13">
            <text:p>13</text:p>
          </table:table-cell>
          <table:table-cell office:value-type="string">
            <text:p>NU-008</text:p>
          </table:table-cell>
          <table:table-cell office:value-type="float" office:value="-25.495556">
            <text:p>-25.495556</text:p>
          </table:table-cell>
          <table:table-cell office:value-type="float" office:value="32.079444">
            <text:p>32.079444</text:p>
          </table:table-cell>
          <table:table-cell table:number-columns-repeated="10"/>
          <table:table-cell table:formula="of:=VLOOKUP([.I1531];[NE.$F$2:.$Q$160];2;0)" office:value-type="float" office:value="188">
            <text:p>188</text:p>
          </table:table-cell>
          <table:table-cell office:value-type="float" office:value="188">
            <text:p>188</text:p>
          </table:table-cell>
          <table:table-cell table:number-columns-repeated="234"/>
        </table:table-row>
        <table:table-row table:style-name="ro11">
          <table:table-cell office:value-type="float" office:value="1531">
            <text:p>153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US-MOZ-01533</text:p>
          </table:table-cell>
          <table:table-cell office:value-type="float" office:value="1100713">
            <text:p>1100713</text:p>
          </table:table-cell>
          <table:table-cell office:value-type="string">
            <text:p>01100713</text:p>
          </table:table-cell>
          <table:table-cell office:value-type="string">
            <text:p>Chinhanguanine</text:p>
          </table:table-cell>
          <table:table-cell office:value-type="float" office:value="12">
            <text:p>12</text:p>
          </table:table-cell>
          <table:table-cell office:value-type="string">
            <text:p>NU-008</text:p>
          </table:table-cell>
          <table:table-cell office:value-type="float" office:value="-25.8597">
            <text:p>-25.859700</text:p>
          </table:table-cell>
          <table:table-cell office:value-type="float" office:value="32.1542">
            <text:p>32.154200</text:p>
          </table:table-cell>
          <table:table-cell table:number-columns-repeated="10"/>
          <table:table-cell table:formula="of:=VLOOKUP([.I1532];[NE.$F$2:.$Q$160];2;0)" office:value-type="float" office:value="188">
            <text:p>188</text:p>
          </table:table-cell>
          <table:table-cell office:value-type="float" office:value="188">
            <text:p>188</text:p>
          </table:table-cell>
          <table:table-cell table:number-columns-repeated="234"/>
        </table:table-row>
        <table:table-row table:style-name="ro11">
          <table:table-cell office:value-type="float" office:value="1532">
            <text:p>153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US-MOZ-01534</text:p>
          </table:table-cell>
          <table:table-cell office:value-type="float" office:value="1100712">
            <text:p>1100712</text:p>
          </table:table-cell>
          <table:table-cell office:value-type="string">
            <text:p>01100712</text:p>
          </table:table-cell>
          <table:table-cell office:value-type="string">
            <text:p>Mahulane</text:p>
          </table:table-cell>
          <table:table-cell office:value-type="float" office:value="12">
            <text:p>12</text:p>
          </table:table-cell>
          <table:table-cell office:value-type="string">
            <text:p>NU-008</text:p>
          </table:table-cell>
          <table:table-cell office:value-type="float" office:value="-25.6456">
            <text:p>-25.645600</text:p>
          </table:table-cell>
          <table:table-cell office:value-type="float" office:value="32.4967">
            <text:p>32.496700</text:p>
          </table:table-cell>
          <table:table-cell table:number-columns-repeated="10"/>
          <table:table-cell table:formula="of:=VLOOKUP([.I1533];[NE.$F$2:.$Q$160];2;0)" office:value-type="float" office:value="188">
            <text:p>188</text:p>
          </table:table-cell>
          <table:table-cell office:value-type="float" office:value="188">
            <text:p>188</text:p>
          </table:table-cell>
          <table:table-cell table:number-columns-repeated="234"/>
        </table:table-row>
        <table:table-row table:style-name="ro11">
          <table:table-cell office:value-type="float" office:value="1533">
            <text:p>153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US-MOZ-01535</text:p>
          </table:table-cell>
          <table:table-cell office:value-type="float" office:value="1100711">
            <text:p>1100711</text:p>
          </table:table-cell>
          <table:table-cell office:value-type="string">
            <text:p>01100711</text:p>
          </table:table-cell>
          <table:table-cell office:value-type="string">
            <text:p>Pessene</text:p>
          </table:table-cell>
          <table:table-cell office:value-type="float" office:value="12">
            <text:p>12</text:p>
          </table:table-cell>
          <table:table-cell office:value-type="string">
            <text:p>NU-008</text:p>
          </table:table-cell>
          <table:table-cell office:value-type="float" office:value="-25.6961">
            <text:p>-25.696100</text:p>
          </table:table-cell>
          <table:table-cell office:value-type="float" office:value="32.345">
            <text:p>32.345000</text:p>
          </table:table-cell>
          <table:table-cell table:number-columns-repeated="10"/>
          <table:table-cell table:formula="of:=VLOOKUP([.I1534];[NE.$F$2:.$Q$160];2;0)" office:value-type="float" office:value="188">
            <text:p>188</text:p>
          </table:table-cell>
          <table:table-cell office:value-type="float" office:value="188">
            <text:p>188</text:p>
          </table:table-cell>
          <table:table-cell table:number-columns-repeated="234"/>
        </table:table-row>
        <table:table-row table:style-name="ro11">
          <table:table-cell office:value-type="float" office:value="1534">
            <text:p>153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US-MOZ-01536</text:p>
          </table:table-cell>
          <table:table-cell office:value-type="float" office:value="1100710">
            <text:p>1100710</text:p>
          </table:table-cell>
          <table:table-cell office:value-type="string">
            <text:p>01100710</text:p>
          </table:table-cell>
          <table:table-cell office:value-type="string">
            <text:p>Tenga</text:p>
          </table:table-cell>
          <table:table-cell office:value-type="float" office:value="12">
            <text:p>12</text:p>
          </table:table-cell>
          <table:table-cell office:value-type="string">
            <text:p>NU-008</text:p>
          </table:table-cell>
          <table:table-cell office:value-type="float" office:value="-25.7511">
            <text:p>-25.751100</text:p>
          </table:table-cell>
          <table:table-cell office:value-type="float" office:value="32.395">
            <text:p>32.395000</text:p>
          </table:table-cell>
          <table:table-cell table:number-columns-repeated="10"/>
          <table:table-cell table:formula="of:=VLOOKUP([.I1535];[NE.$F$2:.$Q$160];2;0)" office:value-type="float" office:value="188">
            <text:p>188</text:p>
          </table:table-cell>
          <table:table-cell office:value-type="float" office:value="188">
            <text:p>188</text:p>
          </table:table-cell>
          <table:table-cell table:number-columns-repeated="234"/>
        </table:table-row>
        <table:table-row table:style-name="ro11">
          <table:table-cell office:value-type="float" office:value="1535">
            <text:p>153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US-MOZ-01537</text:p>
          </table:table-cell>
          <table:table-cell office:value-type="float" office:value="1100709">
            <text:p>1100709</text:p>
          </table:table-cell>
          <table:table-cell office:value-type="string">
            <text:p>01100709</text:p>
          </table:table-cell>
          <table:table-cell office:value-type="string">
            <text:p>Sabié</text:p>
          </table:table-cell>
          <table:table-cell office:value-type="float" office:value="12">
            <text:p>12</text:p>
          </table:table-cell>
          <table:table-cell office:value-type="string">
            <text:p>NU-008</text:p>
          </table:table-cell>
          <table:table-cell office:value-type="float" office:value="-25.3217">
            <text:p>-25.321700</text:p>
          </table:table-cell>
          <table:table-cell office:value-type="float" office:value="32.2553">
            <text:p>32.255300</text:p>
          </table:table-cell>
          <table:table-cell table:number-columns-repeated="10"/>
          <table:table-cell table:formula="of:=VLOOKUP([.I1536];[NE.$F$2:.$Q$160];2;0)" office:value-type="float" office:value="188">
            <text:p>188</text:p>
          </table:table-cell>
          <table:table-cell office:value-type="float" office:value="188">
            <text:p>188</text:p>
          </table:table-cell>
          <table:table-cell table:number-columns-repeated="234"/>
        </table:table-row>
        <table:table-row table:style-name="ro11">
          <table:table-cell office:value-type="float" office:value="1536">
            <text:p>153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US-MOZ-01538</text:p>
          </table:table-cell>
          <table:table-cell office:value-type="float" office:value="1100707">
            <text:p>1100707</text:p>
          </table:table-cell>
          <table:table-cell office:value-type="string">
            <text:p>01100707</text:p>
          </table:table-cell>
          <table:table-cell office:value-type="string">
            <text:p>Ressano Garcia</text:p>
          </table:table-cell>
          <table:table-cell office:value-type="float" office:value="11">
            <text:p>11</text:p>
          </table:table-cell>
          <table:table-cell office:value-type="string">
            <text:p>NU-008</text:p>
          </table:table-cell>
          <table:table-cell office:value-type="float" office:value="-25.4442">
            <text:p>-25.444200</text:p>
          </table:table-cell>
          <table:table-cell office:value-type="float" office:value="31.9897">
            <text:p>31.989700</text:p>
          </table:table-cell>
          <table:table-cell table:number-columns-repeated="10"/>
          <table:table-cell table:formula="of:=VLOOKUP([.I1537];[NE.$F$2:.$Q$160];2;0)" office:value-type="float" office:value="188">
            <text:p>188</text:p>
          </table:table-cell>
          <table:table-cell office:value-type="float" office:value="188">
            <text:p>188</text:p>
          </table:table-cell>
          <table:table-cell table:number-columns-repeated="234"/>
        </table:table-row>
        <table:table-row table:style-name="ro11">
          <table:table-cell office:value-type="float" office:value="1537">
            <text:p>153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US-MOZ-01539</text:p>
          </table:table-cell>
          <table:table-cell office:value-type="float" office:value="1100706">
            <text:p>1100706</text:p>
          </table:table-cell>
          <table:table-cell office:value-type="string">
            <text:p>01100706</text:p>
          </table:table-cell>
          <table:table-cell office:value-type="string">
            <text:p>Moamba</text:p>
          </table:table-cell>
          <table:table-cell office:value-type="float" office:value="11">
            <text:p>11</text:p>
          </table:table-cell>
          <table:table-cell office:value-type="string">
            <text:p>NU-008</text:p>
          </table:table-cell>
          <table:table-cell office:value-type="float" office:value="-25.5986">
            <text:p>-25.598600</text:p>
          </table:table-cell>
          <table:table-cell office:value-type="float" office:value="32.245">
            <text:p>32.245000</text:p>
          </table:table-cell>
          <table:table-cell table:number-columns-repeated="10"/>
          <table:table-cell table:formula="of:=VLOOKUP([.I1538];[NE.$F$2:.$Q$160];2;0)" office:value-type="float" office:value="188">
            <text:p>188</text:p>
          </table:table-cell>
          <table:table-cell office:value-type="float" office:value="188">
            <text:p>188</text:p>
          </table:table-cell>
          <table:table-cell table:number-columns-repeated="234"/>
        </table:table-row>
        <table:table-row table:style-name="ro11">
          <table:table-cell office:value-type="float" office:value="1538">
            <text:p>153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US-MOZ-01540</text:p>
          </table:table-cell>
          <table:table-cell office:value-type="float" office:value="1100811">
            <text:p>1100811</text:p>
          </table:table-cell>
          <table:table-cell office:value-type="string">
            <text:p>01100811</text:p>
          </table:table-cell>
          <table:table-cell office:value-type="string">
            <text:p>Mafuiane</text:p>
          </table:table-cell>
          <table:table-cell office:value-type="float" office:value="12">
            <text:p>12</text:p>
          </table:table-cell>
          <table:table-cell office:value-type="string">
            <text:p>NU-009</text:p>
          </table:table-cell>
          <table:table-cell office:value-type="float" office:value="-26.04">
            <text:p>-26.040000</text:p>
          </table:table-cell>
          <table:table-cell office:value-type="float" office:value="32.2575">
            <text:p>32.257500</text:p>
          </table:table-cell>
          <table:table-cell table:number-columns-repeated="10"/>
          <table:table-cell table:formula="of:=VLOOKUP([.I1539];[NE.$F$2:.$Q$160];2;0)" office:value-type="float" office:value="189">
            <text:p>189</text:p>
          </table:table-cell>
          <table:table-cell office:value-type="float" office:value="189">
            <text:p>189</text:p>
          </table:table-cell>
          <table:table-cell table:number-columns-repeated="234"/>
        </table:table-row>
        <table:table-row table:style-name="ro11">
          <table:table-cell office:value-type="float" office:value="1539">
            <text:p>153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US-MOZ-01541</text:p>
          </table:table-cell>
          <table:table-cell office:value-type="float" office:value="1100806">
            <text:p>1100806</text:p>
          </table:table-cell>
          <table:table-cell office:value-type="string">
            <text:p>01100806</text:p>
          </table:table-cell>
          <table:table-cell office:value-type="string">
            <text:p>Namaacha</text:p>
          </table:table-cell>
          <table:table-cell office:value-type="float" office:value="8">
            <text:p>8</text:p>
          </table:table-cell>
          <table:table-cell office:value-type="string">
            <text:p>NU-009</text:p>
          </table:table-cell>
          <table:table-cell office:value-type="float" office:value="-25.9911">
            <text:p>-25.991100</text:p>
          </table:table-cell>
          <table:table-cell office:value-type="float" office:value="32.0133">
            <text:p>32.013300</text:p>
          </table:table-cell>
          <table:table-cell table:number-columns-repeated="10"/>
          <table:table-cell table:formula="of:=VLOOKUP([.I1540];[NE.$F$2:.$Q$160];2;0)" office:value-type="float" office:value="189">
            <text:p>189</text:p>
          </table:table-cell>
          <table:table-cell office:value-type="float" office:value="189">
            <text:p>189</text:p>
          </table:table-cell>
          <table:table-cell table:number-columns-repeated="234"/>
        </table:table-row>
        <table:table-row table:style-name="ro11">
          <table:table-cell office:value-type="float" office:value="1540">
            <text:p>154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US-MOZ-01542</text:p>
          </table:table-cell>
          <table:table-cell office:value-type="float" office:value="1100807">
            <text:p>1100807</text:p>
          </table:table-cell>
          <table:table-cell office:value-type="string">
            <text:p>01100807</text:p>
          </table:table-cell>
          <table:table-cell office:value-type="string">
            <text:p>Changalane</text:p>
          </table:table-cell>
          <table:table-cell office:value-type="float" office:value="12">
            <text:p>12</text:p>
          </table:table-cell>
          <table:table-cell office:value-type="string">
            <text:p>NU-009</text:p>
          </table:table-cell>
          <table:table-cell office:value-type="float" office:value="-26.2958">
            <text:p>-26.295800</text:p>
          </table:table-cell>
          <table:table-cell office:value-type="float" office:value="32.1877">
            <text:p>32.187700</text:p>
          </table:table-cell>
          <table:table-cell table:number-columns-repeated="10"/>
          <table:table-cell table:formula="of:=VLOOKUP([.I1541];[NE.$F$2:.$Q$160];2;0)" office:value-type="float" office:value="189">
            <text:p>189</text:p>
          </table:table-cell>
          <table:table-cell office:value-type="float" office:value="189">
            <text:p>189</text:p>
          </table:table-cell>
          <table:table-cell table:number-columns-repeated="234"/>
        </table:table-row>
        <table:table-row table:style-name="ro11">
          <table:table-cell office:value-type="float" office:value="1541">
            <text:p>154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US-MOZ-01543</text:p>
          </table:table-cell>
          <table:table-cell office:value-type="float" office:value="1100808">
            <text:p>1100808</text:p>
          </table:table-cell>
          <table:table-cell office:value-type="string">
            <text:p>01100808</text:p>
          </table:table-cell>
          <table:table-cell office:value-type="string">
            <text:p>Goba</text:p>
          </table:table-cell>
          <table:table-cell office:value-type="float" office:value="12">
            <text:p>12</text:p>
          </table:table-cell>
          <table:table-cell office:value-type="string">
            <text:p>NU-009</text:p>
          </table:table-cell>
          <table:table-cell office:value-type="float" office:value="-26.2014">
            <text:p>-26.201400</text:p>
          </table:table-cell>
          <table:table-cell office:value-type="float" office:value="32.1389">
            <text:p>32.138900</text:p>
          </table:table-cell>
          <table:table-cell table:number-columns-repeated="10"/>
          <table:table-cell table:formula="of:=VLOOKUP([.I1542];[NE.$F$2:.$Q$160];2;0)" office:value-type="float" office:value="189">
            <text:p>189</text:p>
          </table:table-cell>
          <table:table-cell office:value-type="float" office:value="189">
            <text:p>189</text:p>
          </table:table-cell>
          <table:table-cell table:number-columns-repeated="234"/>
        </table:table-row>
        <table:table-row table:style-name="ro11">
          <table:table-cell office:value-type="float" office:value="1542">
            <text:p>154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US-MOZ-01544</text:p>
          </table:table-cell>
          <table:table-cell office:value-type="float" office:value="1100810">
            <text:p>1100810</text:p>
          </table:table-cell>
          <table:table-cell office:value-type="string">
            <text:p>01100810</text:p>
          </table:table-cell>
          <table:table-cell office:value-type="string">
            <text:p>Mahelane</text:p>
          </table:table-cell>
          <table:table-cell office:value-type="float" office:value="12">
            <text:p>12</text:p>
          </table:table-cell>
          <table:table-cell office:value-type="string">
            <text:p>NU-009</text:p>
          </table:table-cell>
          <table:table-cell office:value-type="float" office:value="-26.1941">
            <text:p>-26.194100</text:p>
          </table:table-cell>
          <table:table-cell office:value-type="float" office:value="32.2175">
            <text:p>32.217500</text:p>
          </table:table-cell>
          <table:table-cell table:number-columns-repeated="10"/>
          <table:table-cell table:formula="of:=VLOOKUP([.I1543];[NE.$F$2:.$Q$160];2;0)" office:value-type="float" office:value="189">
            <text:p>189</text:p>
          </table:table-cell>
          <table:table-cell office:value-type="float" office:value="189">
            <text:p>189</text:p>
          </table:table-cell>
          <table:table-cell table:number-columns-repeated="234"/>
        </table:table-row>
        <table:table-row table:style-name="ro11">
          <table:table-cell office:value-type="float" office:value="1543">
            <text:p>154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US-MOZ-01545</text:p>
          </table:table-cell>
          <table:table-cell office:value-type="float" office:value="1100813">
            <text:p>1100813</text:p>
          </table:table-cell>
          <table:table-cell office:value-type="string">
            <text:p>01100813</text:p>
          </table:table-cell>
          <table:table-cell office:value-type="string">
            <text:p>Dibinduane</text:p>
          </table:table-cell>
          <table:table-cell office:value-type="float" office:value="12">
            <text:p>12</text:p>
          </table:table-cell>
          <table:table-cell office:value-type="string">
            <text:p>NU-009</text:p>
          </table:table-cell>
          <table:table-cell office:value-type="float" office:value="-26.4333">
            <text:p>-26.433300</text:p>
          </table:table-cell>
          <table:table-cell office:value-type="float" office:value="32.243">
            <text:p>32.243000</text:p>
          </table:table-cell>
          <table:table-cell table:number-columns-repeated="10"/>
          <table:table-cell table:formula="of:=VLOOKUP([.I1544];[NE.$F$2:.$Q$160];2;0)" office:value-type="float" office:value="189">
            <text:p>189</text:p>
          </table:table-cell>
          <table:table-cell office:value-type="float" office:value="189">
            <text:p>189</text:p>
          </table:table-cell>
          <table:table-cell table:number-columns-repeated="234"/>
        </table:table-row>
        <table:table-row table:style-name="ro11">
          <table:table-cell office:value-type="float" office:value="1544">
            <text:p>154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US-MOZ-01546</text:p>
          </table:table-cell>
          <table:table-cell office:value-type="float" office:value="1100809">
            <text:p>1100809</text:p>
          </table:table-cell>
          <table:table-cell office:value-type="string">
            <text:p>01100809</text:p>
          </table:table-cell>
          <table:table-cell office:value-type="string">
            <text:p>Kulula</text:p>
          </table:table-cell>
          <table:table-cell office:value-type="float" office:value="13">
            <text:p>13</text:p>
          </table:table-cell>
          <table:table-cell office:value-type="string">
            <text:p>NU-009</text:p>
          </table:table-cell>
          <table:table-cell office:value-type="float" office:value="-25.8647">
            <text:p>-25.864700</text:p>
          </table:table-cell>
          <table:table-cell office:value-type="float" office:value="32.2864">
            <text:p>32.286400</text:p>
          </table:table-cell>
          <table:table-cell table:number-columns-repeated="10"/>
          <table:table-cell table:formula="of:=VLOOKUP([.I1545];[NE.$F$2:.$Q$160];2;0)" office:value-type="float" office:value="189">
            <text:p>189</text:p>
          </table:table-cell>
          <table:table-cell office:value-type="float" office:value="189">
            <text:p>189</text:p>
          </table:table-cell>
          <table:table-cell table:number-columns-repeated="234"/>
        </table:table-row>
        <table:table-row table:style-name="ro11">
          <table:table-cell office:value-type="float" office:value="1545">
            <text:p>154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US-MOZ-01547</text:p>
          </table:table-cell>
          <table:table-cell office:value-type="float" office:value="1100855">
            <text:p>1100855</text:p>
          </table:table-cell>
          <table:table-cell office:value-type="string">
            <text:p>011008?</text:p>
          </table:table-cell>
          <table:table-cell office:value-type="string">
            <text:p>Radio Tecnica</text:p>
          </table:table-cell>
          <table:table-cell office:value-type="float" office:value="13">
            <text:p>13</text:p>
          </table:table-cell>
          <table:table-cell office:value-type="string">
            <text:p>NU-009</text:p>
          </table:table-cell>
          <table:table-cell office:value-type="float" office:value="-25.986635">
            <text:p>-25.986635</text:p>
          </table:table-cell>
          <table:table-cell office:value-type="float" office:value="32.032606">
            <text:p>32.032606</text:p>
          </table:table-cell>
          <table:table-cell table:number-columns-repeated="10"/>
          <table:table-cell table:formula="of:=VLOOKUP([.I1546];[NE.$F$2:.$Q$160];2;0)" office:value-type="float" office:value="189">
            <text:p>189</text:p>
          </table:table-cell>
          <table:table-cell office:value-type="float" office:value="189">
            <text:p>189</text:p>
          </table:table-cell>
          <table:table-cell table:number-columns-repeated="234"/>
        </table:table-row>
        <table:table-row table:style-name="ro11">
          <table:table-cell office:value-type="float" office:value="1546">
            <text:p>154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US-MOZ-01548</text:p>
          </table:table-cell>
          <table:table-cell office:value-type="float" office:value="1100814">
            <text:p>1100814</text:p>
          </table:table-cell>
          <table:table-cell office:value-type="string">
            <text:p>011008?</text:p>
          </table:table-cell>
          <table:table-cell office:value-type="string">
            <text:p>Odete Mechisso</text:p>
          </table:table-cell>
          <table:table-cell office:value-type="float" office:value="12">
            <text:p>12</text:p>
          </table:table-cell>
          <table:table-cell office:value-type="string">
            <text:p>NU-009</text:p>
          </table:table-cell>
          <table:table-cell office:value-type="float" office:value="-25.986796">
            <text:p>-25.986796</text:p>
          </table:table-cell>
          <table:table-cell office:value-type="float" office:value="32.032474">
            <text:p>32.032474</text:p>
          </table:table-cell>
          <table:table-cell table:number-columns-repeated="10"/>
          <table:table-cell table:formula="of:=VLOOKUP([.I1547];[NE.$F$2:.$Q$160];2;0)" office:value-type="float" office:value="189">
            <text:p>189</text:p>
          </table:table-cell>
          <table:table-cell office:value-type="float" office:value="189">
            <text:p>189</text:p>
          </table:table-cell>
          <table:table-cell table:number-columns-repeated="234"/>
        </table:table-row>
        <table:table-row table:style-name="ro11">
          <table:table-cell office:value-type="float" office:value="1547">
            <text:p>154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US-MOZ-01549</text:p>
          </table:table-cell>
          <table:table-cell office:value-type="float" office:value="1110101">
            <text:p>1110101</text:p>
          </table:table-cell>
          <table:table-cell office:value-type="string">
            <text:p>01110101</text:p>
          </table:table-cell>
          <table:table-cell office:value-type="string">
            <text:p>H. Central De Maputo</text:p>
          </table:table-cell>
          <table:table-cell office:value-type="float" office:value="1">
            <text:p>1</text:p>
          </table:table-cell>
          <table:table-cell office:value-type="string">
            <text:p>NU-011</text:p>
          </table:table-cell>
          <table:table-cell office:value-type="float" office:value="-25.9673">
            <text:p>-25.967300</text:p>
          </table:table-cell>
          <table:table-cell office:value-type="float" office:value="32.5899">
            <text:p>32.589900</text:p>
          </table:table-cell>
          <table:table-cell table:number-columns-repeated="10"/>
          <table:table-cell table:formula="of:=VLOOKUP([.I1548];[NE.$F$2:.$Q$160];2;0)" office:value-type="float" office:value="175">
            <text:p>175</text:p>
          </table:table-cell>
          <table:table-cell office:value-type="float" office:value="175">
            <text:p>175</text:p>
          </table:table-cell>
          <table:table-cell table:number-columns-repeated="234"/>
        </table:table-row>
        <table:table-row table:style-name="ro11">
          <table:table-cell office:value-type="float" office:value="1548">
            <text:p>154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US-MOZ-01550</text:p>
          </table:table-cell>
          <table:table-cell office:value-type="float" office:value="1110107">
            <text:p>1110107</text:p>
          </table:table-cell>
          <table:table-cell office:value-type="string">
            <text:p>01110107</text:p>
          </table:table-cell>
          <table:table-cell office:value-type="string">
            <text:p>Maxaquene</text:p>
          </table:table-cell>
          <table:table-cell office:value-type="float" office:value="8">
            <text:p>8</text:p>
          </table:table-cell>
          <table:table-cell office:value-type="string">
            <text:p>NU-011</text:p>
          </table:table-cell>
          <table:table-cell office:value-type="float" office:value="-25.9739">
            <text:p>-25.973900</text:p>
          </table:table-cell>
          <table:table-cell office:value-type="float" office:value="32.5833">
            <text:p>32.583300</text:p>
          </table:table-cell>
          <table:table-cell table:number-columns-repeated="10"/>
          <table:table-cell table:formula="of:=VLOOKUP([.I1549];[NE.$F$2:.$Q$160];2;0)" office:value-type="float" office:value="175">
            <text:p>175</text:p>
          </table:table-cell>
          <table:table-cell office:value-type="float" office:value="175">
            <text:p>175</text:p>
          </table:table-cell>
          <table:table-cell table:number-columns-repeated="234"/>
        </table:table-row>
        <table:table-row table:style-name="ro11">
          <table:table-cell office:value-type="float" office:value="1549">
            <text:p>154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US-MOZ-01551</text:p>
          </table:table-cell>
          <table:table-cell office:value-type="float" office:value="1110106">
            <text:p>1110106</text:p>
          </table:table-cell>
          <table:table-cell office:value-type="string">
            <text:p>01110106</text:p>
          </table:table-cell>
          <table:table-cell office:value-type="string">
            <text:p>Alto Maé</text:p>
          </table:table-cell>
          <table:table-cell office:value-type="float" office:value="8">
            <text:p>8</text:p>
          </table:table-cell>
          <table:table-cell office:value-type="string">
            <text:p>NU-011</text:p>
          </table:table-cell>
          <table:table-cell office:value-type="float" office:value="-25.9606">
            <text:p>-25.960600</text:p>
          </table:table-cell>
          <table:table-cell office:value-type="float" office:value="32.57">
            <text:p>32.570000</text:p>
          </table:table-cell>
          <table:table-cell table:number-columns-repeated="10"/>
          <table:table-cell table:formula="of:=VLOOKUP([.I1550];[NE.$F$2:.$Q$160];2;0)" office:value-type="float" office:value="175">
            <text:p>175</text:p>
          </table:table-cell>
          <table:table-cell office:value-type="float" office:value="175">
            <text:p>175</text:p>
          </table:table-cell>
          <table:table-cell table:number-columns-repeated="234"/>
        </table:table-row>
        <table:table-row table:style-name="ro11">
          <table:table-cell office:value-type="float" office:value="1550">
            <text:p>155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US-MOZ-01552</text:p>
          </table:table-cell>
          <table:table-cell office:value-type="float" office:value="1110113">
            <text:p>1110113</text:p>
          </table:table-cell>
          <table:table-cell office:value-type="string">
            <text:p>01110113</text:p>
          </table:table-cell>
          <table:table-cell office:value-type="string">
            <text:p>Nº 2 Tribunal</text:p>
          </table:table-cell>
          <table:table-cell office:value-type="float" office:value="10">
            <text:p>10</text:p>
          </table:table-cell>
          <table:table-cell office:value-type="string">
            <text:p>NU-011</text:p>
          </table:table-cell>
          <table:table-cell office:value-type="float" office:value="-25.951196">
            <text:p>-25.951196</text:p>
          </table:table-cell>
          <table:table-cell office:value-type="float" office:value="32.555397">
            <text:p>32.555397</text:p>
          </table:table-cell>
          <table:table-cell table:number-columns-repeated="10"/>
          <table:table-cell table:formula="of:=VLOOKUP([.I1551];[NE.$F$2:.$Q$160];2;0)" office:value-type="float" office:value="175">
            <text:p>175</text:p>
          </table:table-cell>
          <table:table-cell office:value-type="float" office:value="175">
            <text:p>175</text:p>
          </table:table-cell>
          <table:table-cell table:number-columns-repeated="234"/>
        </table:table-row>
        <table:table-row table:style-name="ro11">
          <table:table-cell office:value-type="float" office:value="1551">
            <text:p>155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US-MOZ-01553</text:p>
          </table:table-cell>
          <table:table-cell office:value-type="float" office:value="1110111">
            <text:p>1110111</text:p>
          </table:table-cell>
          <table:table-cell office:value-type="string">
            <text:p>01110111</text:p>
          </table:table-cell>
          <table:table-cell office:value-type="string">
            <text:p>Porto</text:p>
          </table:table-cell>
          <table:table-cell office:value-type="float" office:value="8">
            <text:p>8</text:p>
          </table:table-cell>
          <table:table-cell office:value-type="string">
            <text:p>NU-011</text:p>
          </table:table-cell>
          <table:table-cell office:value-type="float" office:value="-25.9771">
            <text:p>-25.977100</text:p>
          </table:table-cell>
          <table:table-cell office:value-type="float" office:value="32.5874">
            <text:p>32.587400</text:p>
          </table:table-cell>
          <table:table-cell table:number-columns-repeated="10"/>
          <table:table-cell table:formula="of:=VLOOKUP([.I1552];[NE.$F$2:.$Q$160];2;0)" office:value-type="float" office:value="175">
            <text:p>175</text:p>
          </table:table-cell>
          <table:table-cell office:value-type="float" office:value="175">
            <text:p>175</text:p>
          </table:table-cell>
          <table:table-cell table:number-columns-repeated="234"/>
        </table:table-row>
        <table:table-row table:style-name="ro11">
          <table:table-cell office:value-type="float" office:value="1552">
            <text:p>155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US-MOZ-01554</text:p>
          </table:table-cell>
          <table:table-cell office:value-type="float" office:value="1110110">
            <text:p>1110110</text:p>
          </table:table-cell>
          <table:table-cell office:value-type="string">
            <text:p>01110110</text:p>
          </table:table-cell>
          <table:table-cell office:value-type="string">
            <text:p>Polana Cimento</text:p>
          </table:table-cell>
          <table:table-cell office:value-type="float" office:value="8">
            <text:p>8</text:p>
          </table:table-cell>
          <table:table-cell office:value-type="string">
            <text:p>NU-011</text:p>
          </table:table-cell>
          <table:table-cell office:value-type="float" office:value="-25.9628">
            <text:p>-25.962800</text:p>
          </table:table-cell>
          <table:table-cell office:value-type="float" office:value="32.5944">
            <text:p>32.594400</text:p>
          </table:table-cell>
          <table:table-cell table:number-columns-repeated="10"/>
          <table:table-cell table:formula="of:=VLOOKUP([.I1553];[NE.$F$2:.$Q$160];2;0)" office:value-type="float" office:value="175">
            <text:p>175</text:p>
          </table:table-cell>
          <table:table-cell office:value-type="float" office:value="175">
            <text:p>175</text:p>
          </table:table-cell>
          <table:table-cell table:number-columns-repeated="234"/>
        </table:table-row>
        <table:table-row table:style-name="ro11">
          <table:table-cell office:value-type="float" office:value="1553">
            <text:p>155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US-MOZ-01555</text:p>
          </table:table-cell>
          <table:table-cell office:value-type="float" office:value="1110109">
            <text:p>1110109</text:p>
          </table:table-cell>
          <table:table-cell office:value-type="string">
            <text:p>01110109</text:p>
          </table:table-cell>
          <table:table-cell office:value-type="string">
            <text:p>Malhangalene</text:p>
          </table:table-cell>
          <table:table-cell office:value-type="float" office:value="8">
            <text:p>8</text:p>
          </table:table-cell>
          <table:table-cell office:value-type="string">
            <text:p>NU-011</text:p>
          </table:table-cell>
          <table:table-cell office:value-type="float" office:value="-25.9511">
            <text:p>-25.951100</text:p>
          </table:table-cell>
          <table:table-cell office:value-type="float" office:value="32.5822">
            <text:p>32.582200</text:p>
          </table:table-cell>
          <table:table-cell table:number-columns-repeated="10"/>
          <table:table-cell table:formula="of:=VLOOKUP([.I1554];[NE.$F$2:.$Q$160];2;0)" office:value-type="float" office:value="175">
            <text:p>175</text:p>
          </table:table-cell>
          <table:table-cell office:value-type="float" office:value="175">
            <text:p>175</text:p>
          </table:table-cell>
          <table:table-cell table:number-columns-repeated="234"/>
        </table:table-row>
        <table:table-row table:style-name="ro11">
          <table:table-cell office:value-type="float" office:value="1554">
            <text:p>155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US-MOZ-01556</text:p>
          </table:table-cell>
          <table:table-cell office:value-type="float" office:value="1110102">
            <text:p>1110102</text:p>
          </table:table-cell>
          <table:table-cell office:value-type="string">
            <text:p>01110102</text:p>
          </table:table-cell>
          <table:table-cell office:value-type="string">
            <text:p>H. Militar</text:p>
          </table:table-cell>
          <table:table-cell office:value-type="float" office:value="7">
            <text:p>7</text:p>
          </table:table-cell>
          <table:table-cell office:value-type="string">
            <text:p>NU-011</text:p>
          </table:table-cell>
          <table:table-cell office:value-type="float" office:value="-25.958113">
            <text:p>-25.958113</text:p>
          </table:table-cell>
          <table:table-cell office:value-type="float" office:value="32.591345">
            <text:p>32.591345</text:p>
          </table:table-cell>
          <table:table-cell table:number-columns-repeated="10"/>
          <table:table-cell table:formula="of:=VLOOKUP([.I1555];[NE.$F$2:.$Q$160];2;0)" office:value-type="float" office:value="175">
            <text:p>175</text:p>
          </table:table-cell>
          <table:table-cell office:value-type="float" office:value="175">
            <text:p>175</text:p>
          </table:table-cell>
          <table:table-cell table:number-columns-repeated="234"/>
        </table:table-row>
        <table:table-row table:style-name="ro11">
          <table:table-cell office:value-type="float" office:value="1555">
            <text:p>155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US-MOZ-01557</text:p>
          </table:table-cell>
          <table:table-cell office:value-type="float" office:value="1110208">
            <text:p>1110208</text:p>
          </table:table-cell>
          <table:table-cell office:value-type="string">
            <text:p>01110208</text:p>
          </table:table-cell>
          <table:table-cell office:value-type="string">
            <text:p>Nº 14</text:p>
          </table:table-cell>
          <table:table-cell office:value-type="float" office:value="8">
            <text:p>8</text:p>
          </table:table-cell>
          <table:table-cell office:value-type="string">
            <text:p>NU-012</text:p>
          </table:table-cell>
          <table:table-cell office:value-type="float" office:value="-25.9464">
            <text:p>-25.946400</text:p>
          </table:table-cell>
          <table:table-cell office:value-type="float" office:value="32.5625">
            <text:p>32.562500</text:p>
          </table:table-cell>
          <table:table-cell table:number-columns-repeated="10"/>
          <table:table-cell table:formula="of:=VLOOKUP([.I1556];[NE.$F$2:.$Q$160];2;0)" office:value-type="float" office:value="176">
            <text:p>176</text:p>
          </table:table-cell>
          <table:table-cell office:value-type="float" office:value="176">
            <text:p>176</text:p>
          </table:table-cell>
          <table:table-cell table:number-columns-repeated="234"/>
        </table:table-row>
        <table:table-row table:style-name="ro11">
          <table:table-cell office:value-type="float" office:value="1556">
            <text:p>155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US-MOZ-01558</text:p>
          </table:table-cell>
          <table:table-cell office:value-type="float" office:value="1110201">
            <text:p>1110201</text:p>
          </table:table-cell>
          <table:table-cell office:value-type="string">
            <text:p>01110201</text:p>
          </table:table-cell>
          <table:table-cell office:value-type="string">
            <text:p>Chamanculo</text:p>
          </table:table-cell>
          <table:table-cell office:value-type="float" office:value="4">
            <text:p>4</text:p>
          </table:table-cell>
          <table:table-cell office:value-type="string">
            <text:p>NU-012</text:p>
          </table:table-cell>
          <table:table-cell table:style-name="ce18" office:value-type="float" office:value="-25.950743">
            <text:p>-25.950743</text:p>
          </table:table-cell>
          <table:table-cell table:style-name="ce18" office:value-type="float" office:value="32.557036">
            <text:p>32.557036</text:p>
          </table:table-cell>
          <table:table-cell table:number-columns-repeated="10"/>
          <table:table-cell table:formula="of:=VLOOKUP([.I1557];[NE.$F$2:.$Q$160];2;0)" office:value-type="float" office:value="176">
            <text:p>176</text:p>
          </table:table-cell>
          <table:table-cell office:value-type="float" office:value="176">
            <text:p>176</text:p>
          </table:table-cell>
          <table:table-cell table:number-columns-repeated="234"/>
        </table:table-row>
        <table:table-row table:style-name="ro11">
          <table:table-cell office:value-type="float" office:value="1557">
            <text:p>155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US-MOZ-01559</text:p>
          </table:table-cell>
          <table:table-cell office:value-type="float" office:value="1110214">
            <text:p>1110214</text:p>
          </table:table-cell>
          <table:table-cell office:value-type="string">
            <text:p>01110214</text:p>
          </table:table-cell>
          <table:table-cell office:value-type="string">
            <text:p>Chamanculo</text:p>
          </table:table-cell>
          <table:table-cell office:value-type="float" office:value="8">
            <text:p>8</text:p>
          </table:table-cell>
          <table:table-cell office:value-type="string">
            <text:p>NU-012</text:p>
          </table:table-cell>
          <table:table-cell table:style-name="ce17" office:value-type="float" office:value="-25.9511">
            <text:p>-25.951100</text:p>
          </table:table-cell>
          <table:table-cell table:style-name="ce17" office:value-type="float" office:value="32.5556">
            <text:p>32.555600</text:p>
          </table:table-cell>
          <table:table-cell table:number-columns-repeated="10"/>
          <table:table-cell table:formula="of:=VLOOKUP([.I1558];[NE.$F$2:.$Q$160];2;0)" office:value-type="float" office:value="176">
            <text:p>176</text:p>
          </table:table-cell>
          <table:table-cell office:value-type="float" office:value="176">
            <text:p>176</text:p>
          </table:table-cell>
          <table:table-cell table:number-columns-repeated="234"/>
        </table:table-row>
        <table:table-row table:style-name="ro11">
          <table:table-cell office:value-type="float" office:value="1558">
            <text:p>155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US-MOZ-01560</text:p>
          </table:table-cell>
          <table:table-cell office:value-type="float" office:value="1110212">
            <text:p>1110212</text:p>
          </table:table-cell>
          <table:table-cell office:value-type="string">
            <text:p>01110212</text:p>
          </table:table-cell>
          <table:table-cell office:value-type="string">
            <text:p>Xipamanine</text:p>
          </table:table-cell>
          <table:table-cell office:value-type="float" office:value="8">
            <text:p>8</text:p>
          </table:table-cell>
          <table:table-cell office:value-type="string">
            <text:p>NU-012</text:p>
          </table:table-cell>
          <table:table-cell office:value-type="float" office:value="-25.9378">
            <text:p>-25.937800</text:p>
          </table:table-cell>
          <table:table-cell office:value-type="float" office:value="32.5664">
            <text:p>32.566400</text:p>
          </table:table-cell>
          <table:table-cell table:number-columns-repeated="10"/>
          <table:table-cell table:formula="of:=VLOOKUP([.I1559];[NE.$F$2:.$Q$160];2;0)" office:value-type="float" office:value="176">
            <text:p>176</text:p>
          </table:table-cell>
          <table:table-cell office:value-type="float" office:value="176">
            <text:p>176</text:p>
          </table:table-cell>
          <table:table-cell table:number-columns-repeated="234"/>
        </table:table-row>
        <table:table-row table:style-name="ro11">
          <table:table-cell office:value-type="float" office:value="1559">
            <text:p>155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US-MOZ-01561</text:p>
          </table:table-cell>
          <table:table-cell office:value-type="float" office:value="1110202">
            <text:p>1110202</text:p>
          </table:table-cell>
          <table:table-cell office:value-type="string">
            <text:p>01110202</text:p>
          </table:table-cell>
          <table:table-cell office:value-type="string">
            <text:p>J.Macamo</text:p>
          </table:table-cell>
          <table:table-cell office:value-type="float" office:value="4">
            <text:p>4</text:p>
          </table:table-cell>
          <table:table-cell office:value-type="string">
            <text:p>NU-012</text:p>
          </table:table-cell>
          <table:table-cell office:value-type="float" office:value="-25.9478">
            <text:p>-25.947800</text:p>
          </table:table-cell>
          <table:table-cell office:value-type="float" office:value="32.545">
            <text:p>32.545000</text:p>
          </table:table-cell>
          <table:table-cell table:number-columns-repeated="10"/>
          <table:table-cell table:formula="of:=VLOOKUP([.I1560];[NE.$F$2:.$Q$160];2;0)" office:value-type="float" office:value="176">
            <text:p>176</text:p>
          </table:table-cell>
          <table:table-cell office:value-type="float" office:value="176">
            <text:p>176</text:p>
          </table:table-cell>
          <table:table-cell table:number-columns-repeated="234"/>
        </table:table-row>
        <table:table-row table:style-name="ro11">
          <table:table-cell office:value-type="float" office:value="1560">
            <text:p>156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US-MOZ-01562</text:p>
          </table:table-cell>
          <table:table-cell office:value-type="float" office:value="1110206">
            <text:p>1110206</text:p>
          </table:table-cell>
          <table:table-cell office:value-type="string">
            <text:p>01110206</text:p>
          </table:table-cell>
          <table:table-cell office:value-type="string">
            <text:p>J.Macamo</text:p>
          </table:table-cell>
          <table:table-cell office:value-type="float" office:value="8">
            <text:p>8</text:p>
          </table:table-cell>
          <table:table-cell office:value-type="string">
            <text:p>NU-012</text:p>
          </table:table-cell>
          <table:table-cell office:value-type="float" office:value="-25.9467">
            <text:p>-25.946700</text:p>
          </table:table-cell>
          <table:table-cell office:value-type="float" office:value="32.5436">
            <text:p>32.543600</text:p>
          </table:table-cell>
          <table:table-cell table:number-columns-repeated="10"/>
          <table:table-cell table:formula="of:=VLOOKUP([.I1561];[NE.$F$2:.$Q$160];2;0)" office:value-type="float" office:value="176">
            <text:p>176</text:p>
          </table:table-cell>
          <table:table-cell office:value-type="float" office:value="176">
            <text:p>176</text:p>
          </table:table-cell>
          <table:table-cell table:number-columns-repeated="234"/>
        </table:table-row>
        <table:table-row table:style-name="ro11">
          <table:table-cell office:value-type="float" office:value="1561">
            <text:p>156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US-MOZ-01563</text:p>
          </table:table-cell>
          <table:table-cell office:value-type="float" office:value="1110307">
            <text:p>1110307</text:p>
          </table:table-cell>
          <table:table-cell office:value-type="string">
            <text:p>01110307</text:p>
          </table:table-cell>
          <table:table-cell office:value-type="string">
            <text:p>1 De Maio</text:p>
          </table:table-cell>
          <table:table-cell office:value-type="float" office:value="8">
            <text:p>8</text:p>
          </table:table-cell>
          <table:table-cell office:value-type="string">
            <text:p>NU-013</text:p>
          </table:table-cell>
          <table:table-cell office:value-type="float" office:value="-25.9483">
            <text:p>-25.948300</text:p>
          </table:table-cell>
          <table:table-cell office:value-type="float" office:value="32.59">
            <text:p>32.590000</text:p>
          </table:table-cell>
          <table:table-cell table:number-columns-repeated="10"/>
          <table:table-cell table:formula="of:=VLOOKUP([.I1562];[NE.$F$2:.$Q$160];2;0)" office:value-type="float" office:value="178">
            <text:p>178</text:p>
          </table:table-cell>
          <table:table-cell office:value-type="float" office:value="178">
            <text:p>178</text:p>
          </table:table-cell>
          <table:table-cell table:number-columns-repeated="234"/>
        </table:table-row>
        <table:table-row table:style-name="ro11">
          <table:table-cell office:value-type="float" office:value="1562">
            <text:p>156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US-MOZ-01564</text:p>
          </table:table-cell>
          <table:table-cell office:value-type="float" office:value="1110317">
            <text:p>1110317</text:p>
          </table:table-cell>
          <table:table-cell office:value-type="string">
            <text:p>01110317</text:p>
          </table:table-cell>
          <table:table-cell office:value-type="string">
            <text:p>Polana Caniço</text:p>
          </table:table-cell>
          <table:table-cell office:value-type="float" office:value="8">
            <text:p>8</text:p>
          </table:table-cell>
          <table:table-cell office:value-type="string">
            <text:p>NU-013</text:p>
          </table:table-cell>
          <table:table-cell office:value-type="float" office:value="-25.935">
            <text:p>-25.935000</text:p>
          </table:table-cell>
          <table:table-cell office:value-type="float" office:value="32.605">
            <text:p>32.605000</text:p>
          </table:table-cell>
          <table:table-cell table:number-columns-repeated="10"/>
          <table:table-cell table:formula="of:=VLOOKUP([.I1563];[NE.$F$2:.$Q$160];2;0)" office:value-type="float" office:value="178">
            <text:p>178</text:p>
          </table:table-cell>
          <table:table-cell office:value-type="float" office:value="178">
            <text:p>178</text:p>
          </table:table-cell>
          <table:table-cell table:number-columns-repeated="234"/>
        </table:table-row>
        <table:table-row table:style-name="ro11">
          <table:table-cell office:value-type="float" office:value="1563">
            <text:p>156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US-MOZ-01565</text:p>
          </table:table-cell>
          <table:table-cell office:value-type="float" office:value="1110406">
            <text:p>1110406</text:p>
          </table:table-cell>
          <table:table-cell office:value-type="string">
            <text:p>01110406</text:p>
          </table:table-cell>
          <table:table-cell office:value-type="string">
            <text:p>1 De Junho</text:p>
          </table:table-cell>
          <table:table-cell office:value-type="float" office:value="8">
            <text:p>8</text:p>
          </table:table-cell>
          <table:table-cell office:value-type="string">
            <text:p>NU-014</text:p>
          </table:table-cell>
          <table:table-cell office:value-type="float" office:value="-25.9144">
            <text:p>-25.914400</text:p>
          </table:table-cell>
          <table:table-cell office:value-type="float" office:value="32.6097">
            <text:p>32.609700</text:p>
          </table:table-cell>
          <table:table-cell table:number-columns-repeated="10"/>
          <table:table-cell table:formula="of:=VLOOKUP([.I1564];[NE.$F$2:.$Q$160];2;0)" office:value-type="float" office:value="179">
            <text:p>179</text:p>
          </table:table-cell>
          <table:table-cell office:value-type="float" office:value="179">
            <text:p>179</text:p>
          </table:table-cell>
          <table:table-cell table:number-columns-repeated="234"/>
        </table:table-row>
        <table:table-row table:style-name="ro11">
          <table:table-cell office:value-type="float" office:value="1564">
            <text:p>156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US-MOZ-01566</text:p>
          </table:table-cell>
          <table:table-cell office:value-type="float" office:value="1110401">
            <text:p>1110401</text:p>
          </table:table-cell>
          <table:table-cell office:value-type="string">
            <text:p>01110401</text:p>
          </table:table-cell>
          <table:table-cell office:value-type="string">
            <text:p>Mavalane</text:p>
          </table:table-cell>
          <table:table-cell office:value-type="float" office:value="4">
            <text:p>4</text:p>
          </table:table-cell>
          <table:table-cell office:value-type="string">
            <text:p>NU-014</text:p>
          </table:table-cell>
          <table:table-cell office:value-type="float" office:value="-25.9317">
            <text:p>-25.931700</text:p>
          </table:table-cell>
          <table:table-cell office:value-type="float" office:value="32.5858">
            <text:p>32.585800</text:p>
          </table:table-cell>
          <table:table-cell table:number-columns-repeated="10"/>
          <table:table-cell table:formula="of:=VLOOKUP([.I1565];[NE.$F$2:.$Q$160];2;0)" office:value-type="float" office:value="179">
            <text:p>179</text:p>
          </table:table-cell>
          <table:table-cell office:value-type="float" office:value="179">
            <text:p>179</text:p>
          </table:table-cell>
          <table:table-cell table:number-columns-repeated="234"/>
        </table:table-row>
        <table:table-row table:style-name="ro11">
          <table:table-cell office:value-type="float" office:value="1565">
            <text:p>156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US-MOZ-01567</text:p>
          </table:table-cell>
          <table:table-cell office:value-type="float" office:value="1110411">
            <text:p>1110411</text:p>
          </table:table-cell>
          <table:table-cell office:value-type="string">
            <text:p>01110411</text:p>
          </table:table-cell>
          <table:table-cell office:value-type="string">
            <text:p>Albazine</text:p>
          </table:table-cell>
          <table:table-cell office:value-type="float" office:value="8">
            <text:p>8</text:p>
          </table:table-cell>
          <table:table-cell office:value-type="string">
            <text:p>NU-014</text:p>
          </table:table-cell>
          <table:table-cell office:value-type="float" office:value="-25.8422">
            <text:p>-25.842200</text:p>
          </table:table-cell>
          <table:table-cell office:value-type="float" office:value="32.6414">
            <text:p>32.641400</text:p>
          </table:table-cell>
          <table:table-cell table:number-columns-repeated="10"/>
          <table:table-cell table:formula="of:=VLOOKUP([.I1566];[NE.$F$2:.$Q$160];2;0)" office:value-type="float" office:value="179">
            <text:p>179</text:p>
          </table:table-cell>
          <table:table-cell office:value-type="float" office:value="179">
            <text:p>179</text:p>
          </table:table-cell>
          <table:table-cell table:number-columns-repeated="234"/>
        </table:table-row>
        <table:table-row table:style-name="ro11">
          <table:table-cell office:value-type="float" office:value="1566">
            <text:p>156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US-MOZ-01568</text:p>
          </table:table-cell>
          <table:table-cell office:value-type="float" office:value="1110415">
            <text:p>1110415</text:p>
          </table:table-cell>
          <table:table-cell office:value-type="string">
            <text:p>01110415</text:p>
          </table:table-cell>
          <table:table-cell office:value-type="string">
            <text:p>Pescadores</text:p>
          </table:table-cell>
          <table:table-cell office:value-type="float" office:value="10">
            <text:p>10</text:p>
          </table:table-cell>
          <table:table-cell office:value-type="string">
            <text:p>NU-014</text:p>
          </table:table-cell>
          <table:table-cell office:value-type="float" office:value="-25.9061">
            <text:p>-25.906100</text:p>
          </table:table-cell>
          <table:table-cell office:value-type="float" office:value="32.6561">
            <text:p>32.656100</text:p>
          </table:table-cell>
          <table:table-cell table:number-columns-repeated="10"/>
          <table:table-cell table:formula="of:=VLOOKUP([.I1567];[NE.$F$2:.$Q$160];2;0)" office:value-type="float" office:value="179">
            <text:p>179</text:p>
          </table:table-cell>
          <table:table-cell office:value-type="float" office:value="179">
            <text:p>179</text:p>
          </table:table-cell>
          <table:table-cell table:number-columns-repeated="234"/>
        </table:table-row>
        <table:table-row table:style-name="ro11">
          <table:table-cell office:value-type="float" office:value="1567">
            <text:p>156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US-MOZ-01569</text:p>
          </table:table-cell>
          <table:table-cell office:value-type="float" office:value="1110414">
            <text:p>1110414</text:p>
          </table:table-cell>
          <table:table-cell office:value-type="string">
            <text:p>01110414</text:p>
          </table:table-cell>
          <table:table-cell office:value-type="string">
            <text:p>Hulene</text:p>
          </table:table-cell>
          <table:table-cell office:value-type="float" office:value="9">
            <text:p>9</text:p>
          </table:table-cell>
          <table:table-cell office:value-type="string">
            <text:p>NU-014</text:p>
          </table:table-cell>
          <table:table-cell office:value-type="float" office:value="-25.9147">
            <text:p>-25.914700</text:p>
          </table:table-cell>
          <table:table-cell office:value-type="float" office:value="32.5961">
            <text:p>32.596100</text:p>
          </table:table-cell>
          <table:table-cell table:number-columns-repeated="10"/>
          <table:table-cell table:formula="of:=VLOOKUP([.I1568];[NE.$F$2:.$Q$160];2;0)" office:value-type="float" office:value="179">
            <text:p>179</text:p>
          </table:table-cell>
          <table:table-cell office:value-type="float" office:value="179">
            <text:p>179</text:p>
          </table:table-cell>
          <table:table-cell table:number-columns-repeated="234"/>
        </table:table-row>
        <table:table-row table:style-name="ro11">
          <table:table-cell office:value-type="float" office:value="1568">
            <text:p>156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US-MOZ-01570</text:p>
          </table:table-cell>
          <table:table-cell office:value-type="float" office:value="1110416">
            <text:p>1110416</text:p>
          </table:table-cell>
          <table:table-cell office:value-type="string">
            <text:p>01110416</text:p>
          </table:table-cell>
          <table:table-cell office:value-type="string">
            <text:p>Chiango</text:p>
          </table:table-cell>
          <table:table-cell office:value-type="float" office:value="10">
            <text:p>10</text:p>
          </table:table-cell>
          <table:table-cell office:value-type="string">
            <text:p>NU-014</text:p>
          </table:table-cell>
          <table:table-cell office:value-type="float" office:value="-25.8603">
            <text:p>-25.860300</text:p>
          </table:table-cell>
          <table:table-cell office:value-type="float" office:value="32.6703">
            <text:p>32.670300</text:p>
          </table:table-cell>
          <table:table-cell table:number-columns-repeated="10"/>
          <table:table-cell table:formula="of:=VLOOKUP([.I1569];[NE.$F$2:.$Q$160];2;0)" office:value-type="float" office:value="179">
            <text:p>179</text:p>
          </table:table-cell>
          <table:table-cell office:value-type="float" office:value="179">
            <text:p>179</text:p>
          </table:table-cell>
          <table:table-cell table:number-columns-repeated="234"/>
        </table:table-row>
        <table:table-row table:style-name="ro11">
          <table:table-cell office:value-type="float" office:value="1569">
            <text:p>156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US-MOZ-01571</text:p>
          </table:table-cell>
          <table:table-cell office:value-type="float" office:value="1110412">
            <text:p>1110412</text:p>
          </table:table-cell>
          <table:table-cell office:value-type="string">
            <text:p>01110412</text:p>
          </table:table-cell>
          <table:table-cell office:value-type="string">
            <text:p>Romão</text:p>
          </table:table-cell>
          <table:table-cell office:value-type="float" office:value="8">
            <text:p>8</text:p>
          </table:table-cell>
          <table:table-cell office:value-type="string">
            <text:p>NU-014</text:p>
          </table:table-cell>
          <table:table-cell office:value-type="float" office:value="-25.8719">
            <text:p>-25.871900</text:p>
          </table:table-cell>
          <table:table-cell office:value-type="float" office:value="32.6303">
            <text:p>32.630300</text:p>
          </table:table-cell>
          <table:table-cell table:number-columns-repeated="10"/>
          <table:table-cell table:formula="of:=VLOOKUP([.I1570];[NE.$F$2:.$Q$160];2;0)" office:value-type="float" office:value="179">
            <text:p>179</text:p>
          </table:table-cell>
          <table:table-cell office:value-type="float" office:value="179">
            <text:p>179</text:p>
          </table:table-cell>
          <table:table-cell table:number-columns-repeated="234"/>
        </table:table-row>
        <table:table-row table:style-name="ro11">
          <table:table-cell office:value-type="float" office:value="1570">
            <text:p>157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US-MOZ-01572</text:p>
          </table:table-cell>
          <table:table-cell office:value-type="float" office:value="1110422">
            <text:p>1110422</text:p>
          </table:table-cell>
          <table:table-cell office:value-type="string">
            <text:p>01110422</text:p>
          </table:table-cell>
          <table:table-cell office:value-type="string">
            <text:p>Mavalane</text:p>
          </table:table-cell>
          <table:table-cell office:value-type="float" office:value="8">
            <text:p>8</text:p>
          </table:table-cell>
          <table:table-cell office:value-type="string">
            <text:p>NU-014</text:p>
          </table:table-cell>
          <table:table-cell office:value-type="float" office:value="-25.930338">
            <text:p>-25.930338</text:p>
          </table:table-cell>
          <table:table-cell office:value-type="float" office:value="32.586367">
            <text:p>32.586367</text:p>
          </table:table-cell>
          <table:table-cell table:number-columns-repeated="10"/>
          <table:table-cell table:formula="of:=VLOOKUP([.I1571];[NE.$F$2:.$Q$160];2;0)" office:value-type="float" office:value="179">
            <text:p>179</text:p>
          </table:table-cell>
          <table:table-cell office:value-type="float" office:value="179">
            <text:p>179</text:p>
          </table:table-cell>
          <table:table-cell table:number-columns-repeated="234"/>
        </table:table-row>
        <table:table-row table:style-name="ro11">
          <table:table-cell office:value-type="float" office:value="1571">
            <text:p>157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US-MOZ-01573</text:p>
          </table:table-cell>
          <table:table-cell office:value-type="float" office:value="1110514">
            <text:p>1110514</text:p>
          </table:table-cell>
          <table:table-cell office:value-type="string">
            <text:p>01110514</text:p>
          </table:table-cell>
          <table:table-cell office:value-type="string">
            <text:p>Magoanine Mini Centro</text:p>
          </table:table-cell>
          <table:table-cell office:value-type="float" office:value="9">
            <text:p>9</text:p>
          </table:table-cell>
          <table:table-cell office:value-type="string">
            <text:p>NU-016</text:p>
          </table:table-cell>
          <table:table-cell office:value-type="float" office:value="-25.8742">
            <text:p>-25.874200</text:p>
          </table:table-cell>
          <table:table-cell office:value-type="float" office:value="32.5986">
            <text:p>32.598600</text:p>
          </table:table-cell>
          <table:table-cell table:number-columns-repeated="10"/>
          <table:table-cell table:formula="of:=VLOOKUP([.I1572];[NE.$F$2:.$Q$160];2;0)" office:value-type="float" office:value="179">
            <text:p>179</text:p>
          </table:table-cell>
          <table:table-cell office:value-type="float" office:value="179">
            <text:p>179</text:p>
          </table:table-cell>
          <table:table-cell table:number-columns-repeated="234"/>
        </table:table-row>
        <table:table-row table:style-name="ro11">
          <table:table-cell office:value-type="float" office:value="1572">
            <text:p>157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US-MOZ-01574</text:p>
          </table:table-cell>
          <table:table-cell office:value-type="float" office:value="1110515">
            <text:p>1110515</text:p>
          </table:table-cell>
          <table:table-cell office:value-type="string">
            <text:p>01110515</text:p>
          </table:table-cell>
          <table:table-cell office:value-type="string">
            <text:p>Zimpeto</text:p>
          </table:table-cell>
          <table:table-cell office:value-type="float" office:value="8">
            <text:p>8</text:p>
          </table:table-cell>
          <table:table-cell office:value-type="string">
            <text:p>NU-016</text:p>
          </table:table-cell>
          <table:table-cell office:value-type="float" office:value="-25.828681">
            <text:p>-25.828681</text:p>
          </table:table-cell>
          <table:table-cell office:value-type="float" office:value="32.571337">
            <text:p>32.571337</text:p>
          </table:table-cell>
          <table:table-cell table:number-columns-repeated="10"/>
          <table:table-cell table:formula="of:=VLOOKUP([.I1573];[NE.$F$2:.$Q$160];2;0)" office:value-type="float" office:value="179">
            <text:p>179</text:p>
          </table:table-cell>
          <table:table-cell office:value-type="float" office:value="179">
            <text:p>179</text:p>
          </table:table-cell>
          <table:table-cell table:number-columns-repeated="234"/>
        </table:table-row>
        <table:table-row table:style-name="ro11">
          <table:table-cell office:value-type="float" office:value="1573">
            <text:p>157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US-MOZ-01575</text:p>
          </table:table-cell>
          <table:table-cell office:value-type="float" office:value="1110507">
            <text:p>1110507</text:p>
          </table:table-cell>
          <table:table-cell office:value-type="string">
            <text:p>01110507</text:p>
          </table:table-cell>
          <table:table-cell office:value-type="string">
            <text:p>Bagamoio</text:p>
          </table:table-cell>
          <table:table-cell office:value-type="float" office:value="8">
            <text:p>8</text:p>
          </table:table-cell>
          <table:table-cell office:value-type="string">
            <text:p>NU-016</text:p>
          </table:table-cell>
          <table:table-cell office:value-type="float" office:value="-25.8975">
            <text:p>-25.897500</text:p>
          </table:table-cell>
          <table:table-cell office:value-type="float" office:value="32.5706">
            <text:p>32.570600</text:p>
          </table:table-cell>
          <table:table-cell table:number-columns-repeated="10"/>
          <table:table-cell table:formula="of:=VLOOKUP([.I1574];[NE.$F$2:.$Q$160];2;0)" office:value-type="float" office:value="179">
            <text:p>179</text:p>
          </table:table-cell>
          <table:table-cell office:value-type="float" office:value="179">
            <text:p>179</text:p>
          </table:table-cell>
          <table:table-cell table:number-columns-repeated="234"/>
        </table:table-row>
        <table:table-row table:style-name="ro11">
          <table:table-cell office:value-type="float" office:value="1574">
            <text:p>157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US-MOZ-01576</text:p>
          </table:table-cell>
          <table:table-cell office:value-type="float" office:value="1110508">
            <text:p>1110508</text:p>
          </table:table-cell>
          <table:table-cell office:value-type="string">
            <text:p>01110508</text:p>
          </table:table-cell>
          <table:table-cell office:value-type="string">
            <text:p>Infulene</text:p>
          </table:table-cell>
          <table:table-cell office:value-type="float" office:value="2">
            <text:p>2</text:p>
          </table:table-cell>
          <table:table-cell office:value-type="string">
            <text:p>NU-016</text:p>
          </table:table-cell>
          <table:table-cell office:value-type="float" office:value="-25.8594">
            <text:p>-25.859400</text:p>
          </table:table-cell>
          <table:table-cell office:value-type="float" office:value="32.5664">
            <text:p>32.566400</text:p>
          </table:table-cell>
          <table:table-cell table:number-columns-repeated="10"/>
          <table:table-cell table:formula="of:=VLOOKUP([.I1575];[NE.$F$2:.$Q$160];2;0)" office:value-type="float" office:value="179">
            <text:p>179</text:p>
          </table:table-cell>
          <table:table-cell office:value-type="float" office:value="179">
            <text:p>179</text:p>
          </table:table-cell>
          <table:table-cell table:number-columns-repeated="234"/>
        </table:table-row>
        <table:table-row table:style-name="ro11">
          <table:table-cell office:value-type="float" office:value="1575">
            <text:p>157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US-MOZ-01577</text:p>
          </table:table-cell>
          <table:table-cell office:value-type="float" office:value="1110511">
            <text:p>1110511</text:p>
          </table:table-cell>
          <table:table-cell office:value-type="string">
            <text:p>01110511</text:p>
          </table:table-cell>
          <table:table-cell office:value-type="string">
            <text:p>Magoanine Tendas</text:p>
          </table:table-cell>
          <table:table-cell office:value-type="float" office:value="9">
            <text:p>9</text:p>
          </table:table-cell>
          <table:table-cell office:value-type="string">
            <text:p>NU-016</text:p>
          </table:table-cell>
          <table:table-cell office:value-type="float" office:value="-25.8461">
            <text:p>-25.846100</text:p>
          </table:table-cell>
          <table:table-cell office:value-type="float" office:value="32.5972">
            <text:p>32.597200</text:p>
          </table:table-cell>
          <table:table-cell table:number-columns-repeated="10"/>
          <table:table-cell table:formula="of:=VLOOKUP([.I1576];[NE.$F$2:.$Q$160];2;0)" office:value-type="float" office:value="179">
            <text:p>179</text:p>
          </table:table-cell>
          <table:table-cell office:value-type="float" office:value="179">
            <text:p>179</text:p>
          </table:table-cell>
          <table:table-cell table:number-columns-repeated="234"/>
        </table:table-row>
        <table:table-row table:style-name="ro11">
          <table:table-cell office:value-type="float" office:value="1576">
            <text:p>157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US-MOZ-01578</text:p>
          </table:table-cell>
          <table:table-cell office:value-type="float" office:value="1110512">
            <text:p>1110512</text:p>
          </table:table-cell>
          <table:table-cell office:value-type="string">
            <text:p>01110512</text:p>
          </table:table-cell>
          <table:table-cell office:value-type="string">
            <text:p>Inhagoia</text:p>
          </table:table-cell>
          <table:table-cell office:value-type="float" office:value="9">
            <text:p>9</text:p>
          </table:table-cell>
          <table:table-cell office:value-type="string">
            <text:p>NU-016</text:p>
          </table:table-cell>
          <table:table-cell office:value-type="float" office:value="-25.9164">
            <text:p>-25.916400</text:p>
          </table:table-cell>
          <table:table-cell office:value-type="float" office:value="32.5594">
            <text:p>32.559400</text:p>
          </table:table-cell>
          <table:table-cell table:number-columns-repeated="10"/>
          <table:table-cell table:formula="of:=VLOOKUP([.I1577];[NE.$F$2:.$Q$160];2;0)" office:value-type="float" office:value="179">
            <text:p>179</text:p>
          </table:table-cell>
          <table:table-cell office:value-type="float" office:value="179">
            <text:p>179</text:p>
          </table:table-cell>
          <table:table-cell table:number-columns-repeated="234"/>
        </table:table-row>
        <table:table-row table:style-name="ro11">
          <table:table-cell office:value-type="float" office:value="1577">
            <text:p>157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US-MOZ-01579</text:p>
          </table:table-cell>
          <table:table-cell office:value-type="float" office:value="1110621">
            <text:p>1110621</text:p>
          </table:table-cell>
          <table:table-cell office:value-type="string">
            <text:p>01110621</text:p>
          </table:table-cell>
          <table:table-cell office:value-type="string">
            <text:p>Mutsekua</text:p>
          </table:table-cell>
          <table:table-cell office:value-type="float" office:value="12">
            <text:p>12</text:p>
          </table:table-cell>
          <table:table-cell office:value-type="string">
            <text:p>NU-017</text:p>
          </table:table-cell>
          <table:table-cell office:value-type="float" office:value="-26.011199">
            <text:p>-26.011199</text:p>
          </table:table-cell>
          <table:table-cell office:value-type="float" office:value="32.567473">
            <text:p>32.567473</text:p>
          </table:table-cell>
          <table:table-cell table:number-columns-repeated="10"/>
          <table:table-cell table:formula="of:=VLOOKUP([.I1578];[NE.$F$2:.$Q$160];2;0)" office:value-type="float" office:value="180">
            <text:p>180</text:p>
          </table:table-cell>
          <table:table-cell office:value-type="float" office:value="180">
            <text:p>180</text:p>
          </table:table-cell>
          <table:table-cell table:number-columns-repeated="234"/>
        </table:table-row>
        <table:table-row table:style-name="ro11">
          <table:table-cell office:value-type="float" office:value="1578">
            <text:p>157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US-MOZ-01580</text:p>
          </table:table-cell>
          <table:table-cell office:value-type="float" office:value="1110613">
            <text:p>1110613</text:p>
          </table:table-cell>
          <table:table-cell office:value-type="string">
            <text:p>01110613</text:p>
          </table:table-cell>
          <table:table-cell office:value-type="string">
            <text:p>Incassane</text:p>
          </table:table-cell>
          <table:table-cell office:value-type="float" office:value="12">
            <text:p>12</text:p>
          </table:table-cell>
          <table:table-cell office:value-type="string">
            <text:p>NU-017</text:p>
          </table:table-cell>
          <table:table-cell office:value-type="float" office:value="-25.9961">
            <text:p>-25.996100</text:p>
          </table:table-cell>
          <table:table-cell office:value-type="float" office:value="32.5308">
            <text:p>32.530800</text:p>
          </table:table-cell>
          <table:table-cell table:number-columns-repeated="10"/>
          <table:table-cell table:formula="of:=VLOOKUP([.I1579];[NE.$F$2:.$Q$160];2;0)" office:value-type="float" office:value="180">
            <text:p>180</text:p>
          </table:table-cell>
          <table:table-cell office:value-type="float" office:value="180">
            <text:p>180</text:p>
          </table:table-cell>
          <table:table-cell table:number-columns-repeated="234"/>
        </table:table-row>
        <table:table-row table:style-name="ro11">
          <table:table-cell office:value-type="float" office:value="1579">
            <text:p>157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US-MOZ-01581</text:p>
          </table:table-cell>
          <table:table-cell office:value-type="float" office:value="1110609">
            <text:p>1110609</text:p>
          </table:table-cell>
          <table:table-cell office:value-type="string">
            <text:p>01110609</text:p>
          </table:table-cell>
          <table:table-cell office:value-type="string">
            <text:p>Catembe</text:p>
          </table:table-cell>
          <table:table-cell office:value-type="float" office:value="11">
            <text:p>11</text:p>
          </table:table-cell>
          <table:table-cell office:value-type="string">
            <text:p>NU-017</text:p>
          </table:table-cell>
          <table:table-cell office:value-type="float" office:value="-26.0231">
            <text:p>-26.023100</text:p>
          </table:table-cell>
          <table:table-cell office:value-type="float" office:value="32.5789">
            <text:p>32.578900</text:p>
          </table:table-cell>
          <table:table-cell table:number-columns-repeated="10"/>
          <table:table-cell table:formula="of:=VLOOKUP([.I1580];[NE.$F$2:.$Q$160];2;0)" office:value-type="float" office:value="180">
            <text:p>180</text:p>
          </table:table-cell>
          <table:table-cell office:value-type="float" office:value="180">
            <text:p>180</text:p>
          </table:table-cell>
          <table:table-cell table:number-columns-repeated="234"/>
        </table:table-row>
        <table:table-row table:style-name="ro11">
          <table:table-cell office:value-type="float" office:value="1580">
            <text:p>158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US-MOZ-01582</text:p>
          </table:table-cell>
          <table:table-cell office:value-type="float" office:value="1110719">
            <text:p>1110719</text:p>
          </table:table-cell>
          <table:table-cell office:value-type="string">
            <text:p>01110719</text:p>
          </table:table-cell>
          <table:table-cell office:value-type="string">
            <text:p>Muchina</text:p>
          </table:table-cell>
          <table:table-cell office:value-type="float" office:value="12">
            <text:p>12</text:p>
          </table:table-cell>
          <table:table-cell office:value-type="string">
            <text:p>NU-015</text:p>
          </table:table-cell>
          <table:table-cell office:value-type="float" office:value="-26.0569">
            <text:p>-26.056900</text:p>
          </table:table-cell>
          <table:table-cell office:value-type="float" office:value="32.9125">
            <text:p>32.912500</text:p>
          </table:table-cell>
          <table:table-cell table:number-columns-repeated="10"/>
          <table:table-cell table:formula="of:=VLOOKUP([.I1581];[NE.$F$2:.$Q$160];2;0)" office:value-type="float" office:value="181">
            <text:p>181</text:p>
          </table:table-cell>
          <table:table-cell office:value-type="float" office:value="181">
            <text:p>181</text:p>
          </table:table-cell>
          <table:table-cell table:number-columns-repeated="234"/>
        </table:table-row>
        <table:table-row table:style-name="ro11">
          <table:table-cell office:value-type="float" office:value="1581">
            <text:p>158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US-MOZ-01583</text:p>
          </table:table-cell>
          <table:table-cell office:value-type="float" office:value="1110708">
            <text:p>1110708</text:p>
          </table:table-cell>
          <table:table-cell office:value-type="string">
            <text:p>01110708</text:p>
          </table:table-cell>
          <table:table-cell office:value-type="string">
            <text:p>Inhaca</text:p>
          </table:table-cell>
          <table:table-cell office:value-type="float" office:value="11">
            <text:p>11</text:p>
          </table:table-cell>
          <table:table-cell office:value-type="string">
            <text:p>NU-015</text:p>
          </table:table-cell>
          <table:table-cell office:value-type="float" office:value="-26.0031">
            <text:p>-26.003100</text:p>
          </table:table-cell>
          <table:table-cell office:value-type="float" office:value="32.9203">
            <text:p>32.920300</text:p>
          </table:table-cell>
          <table:table-cell table:number-columns-repeated="10"/>
          <table:table-cell table:formula="of:=VLOOKUP([.I1582];[NE.$F$2:.$Q$160];2;0)" office:value-type="float" office:value="181">
            <text:p>181</text:p>
          </table:table-cell>
          <table:table-cell office:value-type="float" office:value="181">
            <text:p>181</text:p>
          </table:table-cell>
          <table:table-cell table:number-columns-repeated="234"/>
        </table:table-row>
        <table:table-row table:style-name="ro11">
          <table:table-cell office:value-type="float" office:value="1582">
            <text:p>158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US-MOZ-01584</text:p>
          </table:table-cell>
          <table:table-cell office:value-type="float" office:value="1110701">
            <text:p>1110701</text:p>
          </table:table-cell>
          <table:table-cell office:value-type="string">
            <text:p>01110701</text:p>
          </table:table-cell>
          <table:table-cell office:value-type="string">
            <text:p>Inguane</text:p>
          </table:table-cell>
          <table:table-cell office:value-type="float" office:value="12">
            <text:p>12</text:p>
          </table:table-cell>
          <table:table-cell office:value-type="string">
            <text:p>NU-015</text:p>
          </table:table-cell>
          <table:table-cell office:value-type="float" office:value="-26.017047">
            <text:p>-26.017047</text:p>
          </table:table-cell>
          <table:table-cell office:value-type="float" office:value="32.950093">
            <text:p>32.950093</text:p>
          </table:table-cell>
          <table:table-cell table:number-columns-repeated="10"/>
          <table:table-cell table:formula="of:=VLOOKUP([.I1583];[NE.$F$2:.$Q$160];2;0)" office:value-type="float" office:value="181">
            <text:p>181</text:p>
          </table:table-cell>
          <table:table-cell office:value-type="float" office:value="181">
            <text:p>181</text:p>
          </table:table-cell>
          <table:table-cell table:number-columns-repeated="234"/>
        </table:table-row>
        <table:table-row table:style-name="ro11">
          <table:table-cell office:value-type="float" office:value="1583">
            <text:p>158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US-MOZ-01585</text:p>
          </table:table-cell>
          <table:table-cell table:style-name="ce7" office:value-type="float" office:value="1110423">
            <text:p>1110423</text:p>
          </table:table-cell>
          <table:table-cell table:style-name="ce8" office:value-type="string">
            <text:p>n/a</text:p>
          </table:table-cell>
          <table:table-cell office:value-type="string">
            <text:p>Centro De Saúde Mental Infanto-Juvenil</text:p>
          </table:table-cell>
          <table:table-cell table:style-name="ce7" office:value-type="float" office:value="14">
            <text:p>14</text:p>
          </table:table-cell>
          <table:table-cell office:value-type="string">
            <text:p>NU-101</text:p>
          </table:table-cell>
          <table:table-cell table:style-name="ce7" office:value-type="float" office:value="-17.875117">
            <text:p>-17.875117</text:p>
          </table:table-cell>
          <table:table-cell table:style-name="ce7" office:value-type="float" office:value="36.887474">
            <text:p>36.887474</text:p>
          </table:table-cell>
          <table:table-cell table:number-columns-repeated="10"/>
          <table:table-cell table:formula="of:=VLOOKUP([.I1584];[NE.$F$2:.$Q$160];2;0)" office:value-type="float" office:value="113">
            <text:p>113</text:p>
          </table:table-cell>
          <table:table-cell office:value-type="float" office:value="113">
            <text:p>113</text:p>
          </table:table-cell>
          <table:table-cell table:number-columns-repeated="234"/>
        </table:table-row>
        <table:table-row table:style-name="ro11">
          <table:table-cell office:value-type="float" office:value="1584">
            <text:p>158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US-MOZ-01586</text:p>
          </table:table-cell>
          <table:table-cell table:style-name="ce7" office:value-type="float" office:value="1060111">
            <text:p>1060111</text:p>
          </table:table-cell>
          <table:table-cell table:style-name="ce8" office:value-type="string">
            <text:p>n/a</text:p>
          </table:table-cell>
          <table:table-cell office:value-type="string">
            <text:p>Hospital Psiquiatrico Do Chissui</text:p>
          </table:table-cell>
          <table:table-cell table:style-name="ce7" office:value-type="float" office:value="2">
            <text:p>2</text:p>
          </table:table-cell>
          <table:table-cell table:style-name="ce8" office:value-type="string">
            <text:p>NU-068</text:p>
          </table:table-cell>
          <table:table-cell table:style-name="ce7" office:value-type="float" office:value="-19.115974">
            <text:p>-19.115974</text:p>
          </table:table-cell>
          <table:table-cell table:style-name="ce7" office:value-type="float" office:value="33.449362">
            <text:p>33.449362</text:p>
          </table:table-cell>
          <table:table-cell table:number-columns-repeated="10"/>
          <table:table-cell table:formula="of:=VLOOKUP([.I1585];[NE.$F$2:.$Q$160];2;0)" office:value-type="float" office:value="118">
            <text:p>118</text:p>
          </table:table-cell>
          <table:table-cell office:value-type="float" office:value="118">
            <text:p>118</text:p>
          </table:table-cell>
          <table:table-cell table:number-columns-repeated="234"/>
        </table:table-row>
        <table:table-row table:style-name="ro11">
          <table:table-cell office:value-type="float" office:value="1585">
            <text:p>158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US-MOZ-01587</text:p>
          </table:table-cell>
          <table:table-cell table:style-name="ce7" office:value-type="float" office:value="1060112">
            <text:p>1060112</text:p>
          </table:table-cell>
          <table:table-cell table:style-name="ce8" office:value-type="string">
            <text:p>n/a</text:p>
          </table:table-cell>
          <table:table-cell office:value-type="string">
            <text:p>Hospital De Chimoio</text:p>
          </table:table-cell>
          <table:table-cell table:style-name="ce7" office:value-type="float" office:value="3">
            <text:p>3</text:p>
          </table:table-cell>
          <table:table-cell table:style-name="ce8" office:value-type="string">
            <text:p>NU-068</text:p>
          </table:table-cell>
          <table:table-cell table:style-name="ce7" office:value-type="float" office:value="-19.115652">
            <text:p>-19.115652</text:p>
          </table:table-cell>
          <table:table-cell table:style-name="ce7" office:value-type="float" office:value="33.44899">
            <text:p>33.44899</text:p>
          </table:table-cell>
          <table:table-cell table:number-columns-repeated="10"/>
          <table:table-cell table:formula="of:=VLOOKUP([.I1586];[NE.$F$2:.$Q$160];2;0)" office:value-type="float" office:value="118">
            <text:p>118</text:p>
          </table:table-cell>
          <table:table-cell office:value-type="float" office:value="118">
            <text:p>118</text:p>
          </table:table-cell>
          <table:table-cell table:number-columns-repeated="234"/>
        </table:table-row>
        <table:table-row table:style-name="ro11">
          <table:table-cell office:value-type="float" office:value="1586">
            <text:p>1586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US-MOZ-01588</text:p>
          </table:table-cell>
          <table:table-cell table:style-name="ce7" office:value-type="float" office:value="1100220">
            <text:p>1100220</text:p>
          </table:table-cell>
          <table:table-cell table:style-name="ce8" office:value-type="string">
            <text:p>n/a</text:p>
          </table:table-cell>
          <table:table-cell office:value-type="string">
            <text:p>Hospital Da Matola</text:p>
          </table:table-cell>
          <table:table-cell table:style-name="ce7" office:value-type="float" office:value="3">
            <text:p>3</text:p>
          </table:table-cell>
          <table:table-cell table:style-name="ce8" office:value-type="string">
            <text:p>NU-003</text:p>
          </table:table-cell>
          <table:table-cell table:style-name="ce7" office:value-type="float" office:value="-26.046712">
            <text:p>-26.046712</text:p>
          </table:table-cell>
          <table:table-cell table:style-name="ce7" office:value-type="float" office:value="32.334093">
            <text:p>32.334093</text:p>
          </table:table-cell>
          <table:table-cell table:number-columns-repeated="10"/>
          <table:table-cell table:formula="of:=VLOOKUP([.I1587];[NE.$F$2:.$Q$160];2;0)" office:value-type="float" office:value="182">
            <text:p>182</text:p>
          </table:table-cell>
          <table:table-cell office:value-type="float" office:value="182">
            <text:p>182</text:p>
          </table:table-cell>
          <table:table-cell table:number-columns-repeated="234"/>
        </table:table-row>
        <table:table-row table:style-name="ro11">
          <table:table-cell office:value-type="float" office:value="1587">
            <text:p>1587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US-MOZ-01589</text:p>
          </table:table-cell>
          <table:table-cell table:style-name="ce7" office:value-type="float" office:value="1100171">
            <text:p>1100171</text:p>
          </table:table-cell>
          <table:table-cell table:style-name="ce8" office:value-type="string">
            <text:p>n/a</text:p>
          </table:table-cell>
          <table:table-cell office:value-type="string">
            <text:p>Matola B</text:p>
          </table:table-cell>
          <table:table-cell table:style-name="ce7" office:value-type="float" office:value="8">
            <text:p>8</text:p>
          </table:table-cell>
          <table:table-cell table:style-name="ce8" office:value-type="string">
            <text:p>NU-002</text:p>
          </table:table-cell>
          <table:table-cell table:style-name="ce7" office:value-type="float" office:value="-25.966817">
            <text:p>-25.966817</text:p>
          </table:table-cell>
          <table:table-cell table:style-name="ce7" office:value-type="float" office:value="32.466671">
            <text:p>32.466671</text:p>
          </table:table-cell>
          <table:table-cell table:number-columns-repeated="10"/>
          <table:table-cell table:formula="of:=VLOOKUP([.I1588];[NE.$F$2:.$Q$160];2;0)" office:value-type="float" office:value="186">
            <text:p>186</text:p>
          </table:table-cell>
          <table:table-cell office:value-type="float" office:value="186">
            <text:p>186</text:p>
          </table:table-cell>
          <table:table-cell table:number-columns-repeated="234"/>
        </table:table-row>
        <table:table-row table:style-name="ro11">
          <table:table-cell office:value-type="float" office:value="1588">
            <text:p>1588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US-MOZ-01590</text:p>
          </table:table-cell>
          <table:table-cell table:style-name="ce7" office:value-type="float" office:value="1110114">
            <text:p>1110114</text:p>
          </table:table-cell>
          <table:table-cell table:style-name="ce8" office:value-type="string">
            <text:p>n/a</text:p>
          </table:table-cell>
          <table:table-cell office:value-type="string">
            <text:p>Cadeia Civil</text:p>
          </table:table-cell>
          <table:table-cell table:style-name="ce7" office:value-type="float" office:value="10">
            <text:p>10</text:p>
          </table:table-cell>
          <table:table-cell table:style-name="ce11" office:value-type="string">
            <text:p>NU-011</text:p>
          </table:table-cell>
          <table:table-cell table:style-name="ce7" office:value-type="float" office:value="-25.940139">
            <text:p>-25.940139</text:p>
          </table:table-cell>
          <table:table-cell table:style-name="ce7" office:value-type="float" office:value="32.580965">
            <text:p>32.580965</text:p>
          </table:table-cell>
          <table:table-cell table:number-columns-repeated="10"/>
          <table:table-cell table:formula="of:=VLOOKUP([.I1589];[NE.$F$2:.$Q$160];2;0)" office:value-type="float" office:value="175">
            <text:p>175</text:p>
          </table:table-cell>
          <table:table-cell office:value-type="float" office:value="175">
            <text:p>175</text:p>
          </table:table-cell>
          <table:table-cell table:number-columns-repeated="234"/>
        </table:table-row>
        <table:table-row table:style-name="ro11">
          <table:table-cell office:value-type="float" office:value="1589">
            <text:p>1589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US-MOZ-01591</text:p>
          </table:table-cell>
          <table:table-cell table:style-name="ce7" office:value-type="float" office:value="1110115">
            <text:p>1110115</text:p>
          </table:table-cell>
          <table:table-cell table:style-name="ce8" office:value-type="string">
            <text:p>n/a</text:p>
          </table:table-cell>
          <table:table-cell office:value-type="string">
            <text:p>Benfica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NU-011</text:p>
          </table:table-cell>
          <table:table-cell table:style-name="ce7" office:value-type="float" office:value="-25.93966">
            <text:p>-25.93966</text:p>
          </table:table-cell>
          <table:table-cell table:style-name="ce7" office:value-type="float" office:value="32.580758">
            <text:p>32.580758</text:p>
          </table:table-cell>
          <table:table-cell table:number-columns-repeated="10"/>
          <table:table-cell table:formula="of:=VLOOKUP([.I1590];[NE.$F$2:.$Q$160];2;0)" office:value-type="float" office:value="175">
            <text:p>175</text:p>
          </table:table-cell>
          <table:table-cell office:value-type="float" office:value="175">
            <text:p>175</text:p>
          </table:table-cell>
          <table:table-cell table:number-columns-repeated="234"/>
        </table:table-row>
        <table:table-row table:style-name="ro11">
          <table:table-cell office:value-type="float" office:value="1590">
            <text:p>159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US-MOZ-01592</text:p>
          </table:table-cell>
          <table:table-cell table:style-name="ce7" office:value-type="float" office:value="1110116">
            <text:p>1110116</text:p>
          </table:table-cell>
          <table:table-cell table:style-name="ce8" office:value-type="string">
            <text:p>n/a</text:p>
          </table:table-cell>
          <table:table-cell office:value-type="string">
            <text:p>Masaka</text:p>
          </table:table-cell>
          <table:table-cell table:style-name="ce7" office:value-type="float" office:value="10">
            <text:p>10</text:p>
          </table:table-cell>
          <table:table-cell table:style-name="ce11" office:value-type="string">
            <text:p>NU-011</text:p>
          </table:table-cell>
          <table:table-cell table:style-name="ce7" office:value-type="float" office:value="-25.939116">
            <text:p>-25.939116</text:p>
          </table:table-cell>
          <table:table-cell table:style-name="ce7" office:value-type="float" office:value="32.580498">
            <text:p>32.580498</text:p>
          </table:table-cell>
          <table:table-cell table:number-columns-repeated="10"/>
          <table:table-cell table:formula="of:=VLOOKUP([.I1591];[NE.$F$2:.$Q$160];2;0)" office:value-type="float" office:value="175">
            <text:p>175</text:p>
          </table:table-cell>
          <table:table-cell office:value-type="float" office:value="175">
            <text:p>175</text:p>
          </table:table-cell>
          <table:table-cell table:number-columns-repeated="234"/>
        </table:table-row>
        <table:table-row table:style-name="ro11">
          <table:table-cell/>
          <table:table-cell table:style-name="Default" table:number-columns-repeated="10"/>
          <table:table-cell table:number-columns-repeated="246"/>
        </table:table-row>
        <table:named-expressions/>
      </table:table>
      <table:table table:name="NE" table:style-name="ta3" table:print="false">
        <office:forms form:automatic-focus="false" form:apply-design-mode="false"/>
        <table:table-column table:style-name="co16" table:default-cell-style-name="ce20"/>
        <table:table-column table:style-name="co16" table:default-cell-style-name="ce21"/>
        <table:table-column table:style-name="co17" table:default-cell-style-name="ce23"/>
        <table:table-column table:style-name="co18" table:default-cell-style-name="ce26"/>
        <table:table-column table:style-name="co7" table:default-cell-style-name="ce26"/>
        <table:table-column table:style-name="co19" table:default-cell-style-name="ce28"/>
        <table:table-column table:style-name="co4" table:default-cell-style-name="Default"/>
        <table:table-column table:style-name="co4" table:number-columns-repeated="9" table:default-cell-style-name="ce6"/>
        <table:table-column table:style-name="co5" table:number-columns-repeated="240" table:default-cell-style-name="Default"/>
        <table:table-row table:style-name="ro12">
          <table:table-cell table:style-name="ce19" office:value-type="string">
            <text:p>CP</text:p>
          </table:table-cell>
          <table:table-cell table:style-name="ce19" office:value-type="string">
            <text:p>CD</text:p>
          </table:table-cell>
          <table:table-cell table:style-name="ce19" office:value-type="string">
            <text:p>NE</text:p>
          </table:table-cell>
          <table:table-cell table:style-name="ce19" office:value-type="string">
            <text:p>LAT</text:p>
          </table:table-cell>
          <table:table-cell table:style-name="ce19" office:value-type="string">
            <text:p>LON</text:p>
          </table:table-cell>
          <table:table-cell table:style-name="ce19" office:value-type="string">
            <text:p>CNE</text:p>
          </table:table-cell>
          <table:table-cell table:style-name="ce4" office:value-type="string">
            <text:p>id_area</text:p>
          </table:table-cell>
          <table:table-cell table:number-columns-repeated="249"/>
        </table:table-row>
        <table:table-row table:style-name="ro11">
          <table:table-cell office:value-type="float" office:value="1">
            <text:p>01</text:p>
          </table:table-cell>
          <table:table-cell office:value-type="float" office:value="0">
            <text:p>00</text:p>
          </table:table-cell>
          <table:table-cell table:style-name="ce22" office:value-type="string">
            <text:p>Niassa DPS_DPPC_NEP</text:p>
          </table:table-cell>
          <table:table-cell table:style-name="ce25" office:value-type="float" office:value="-13.316052">
            <text:p>-13.316052</text:p>
          </table:table-cell>
          <table:table-cell table:style-name="ce25" office:value-type="float" office:value="35.233457">
            <text:p>35.233457</text:p>
          </table:table-cell>
          <table:table-cell office:value-type="string">
            <text:p>NU-103</text:p>
          </table:table-cell>
          <table:table-cell office:value-type="float" office:value="16">
            <text:p>16</text:p>
          </table:table-cell>
          <table:table-cell table:number-columns-repeated="249"/>
        </table:table-row>
        <table:table-row table:style-name="ro7">
          <table:table-cell table:number-columns-repeated="2" office:value-type="float" office:value="1">
            <text:p>01</text:p>
          </table:table-cell>
          <table:table-cell office:value-type="string">
            <text:p>NED - CIDADE DE LICHINGA</text:p>
          </table:table-cell>
          <table:table-cell office:value-type="float" office:value="-13.3108">
            <text:p>-13.310800</text:p>
          </table:table-cell>
          <table:table-cell office:value-type="float" office:value="35.2511">
            <text:p>35.251100</text:p>
          </table:table-cell>
          <table:table-cell office:value-type="string">
            <text:p>NU-105</text:p>
          </table:table-cell>
          <table:table-cell office:value-type="float" office:value="16">
            <text:p>16</text:p>
          </table:table-cell>
          <table:table-cell table:number-columns-repeated="249"/>
        </table:table-row>
        <table:table-row table:style-name="ro7">
          <table:table-cell office:value-type="float" office:value="1">
            <text:p>01</text:p>
          </table:table-cell>
          <table:table-cell office:value-type="float" office:value="2">
            <text:p>02</text:p>
          </table:table-cell>
          <table:table-cell office:value-type="string">
            <text:p>NED - CUAMBA</text:p>
          </table:table-cell>
          <table:table-cell office:value-type="float" office:value="-14.8022">
            <text:p>-14.802200</text:p>
          </table:table-cell>
          <table:table-cell office:value-type="float" office:value="36.5344">
            <text:p>36.534400</text:p>
          </table:table-cell>
          <table:table-cell office:value-type="string">
            <text:p>NU-114</text:p>
          </table:table-cell>
          <table:table-cell office:value-type="float" office:value="14">
            <text:p>14</text:p>
          </table:table-cell>
          <table:table-cell table:number-columns-repeated="249"/>
        </table:table-row>
        <table:table-row table:style-name="ro7">
          <table:table-cell office:value-type="float" office:value="1">
            <text:p>01</text:p>
          </table:table-cell>
          <table:table-cell office:value-type="float" office:value="3">
            <text:p>03</text:p>
          </table:table-cell>
          <table:table-cell office:value-type="string">
            <text:p>NED - LAGO</text:p>
          </table:table-cell>
          <table:table-cell office:value-type="float" office:value="-12.6947">
            <text:p>-12.694700</text:p>
          </table:table-cell>
          <table:table-cell office:value-type="float" office:value="34.8088">
            <text:p>34.808800</text:p>
          </table:table-cell>
          <table:table-cell office:value-type="string">
            <text:p>NU-112</text:p>
          </table:table-cell>
          <table:table-cell office:value-type="float" office:value="15">
            <text:p>15</text:p>
          </table:table-cell>
          <table:table-cell table:number-columns-repeated="249"/>
        </table:table-row>
        <table:table-row table:style-name="ro7">
          <table:table-cell office:value-type="float" office:value="1">
            <text:p>01</text:p>
          </table:table-cell>
          <table:table-cell office:value-type="float" office:value="4">
            <text:p>04</text:p>
          </table:table-cell>
          <table:table-cell office:value-type="string">
            <text:p>NED - LICHINGA</text:p>
          </table:table-cell>
          <table:table-cell office:value-type="float" office:value="-13.3543">
            <text:p>-13.354300</text:p>
          </table:table-cell>
          <table:table-cell office:value-type="float" office:value="35.4206">
            <text:p>35.420600</text:p>
          </table:table-cell>
          <table:table-cell office:value-type="string">
            <text:p>NU-116</text:p>
          </table:table-cell>
          <table:table-cell office:value-type="float" office:value="16">
            <text:p>16</text:p>
          </table:table-cell>
          <table:table-cell table:number-columns-repeated="249"/>
        </table:table-row>
        <table:table-row table:style-name="ro7">
          <table:table-cell office:value-type="float" office:value="1">
            <text:p>01</text:p>
          </table:table-cell>
          <table:table-cell office:value-type="float" office:value="5">
            <text:p>05</text:p>
          </table:table-cell>
          <table:table-cell office:value-type="string">
            <text:p>NED - MAJUNE</text:p>
          </table:table-cell>
          <table:table-cell office:value-type="float" office:value="-13.4753">
            <text:p>-13.475300</text:p>
          </table:table-cell>
          <table:table-cell office:value-type="float" office:value="36.1213">
            <text:p>36.121300</text:p>
          </table:table-cell>
          <table:table-cell office:value-type="string">
            <text:p>NU-117</text:p>
          </table:table-cell>
          <table:table-cell office:value-type="float" office:value="17">
            <text:p>17</text:p>
          </table:table-cell>
          <table:table-cell table:number-columns-repeated="249"/>
        </table:table-row>
        <table:table-row table:style-name="ro7">
          <table:table-cell office:value-type="float" office:value="1">
            <text:p>01</text:p>
          </table:table-cell>
          <table:table-cell office:value-type="float" office:value="6">
            <text:p>06</text:p>
          </table:table-cell>
          <table:table-cell office:value-type="string">
            <text:p>NED - MANDIMBA</text:p>
          </table:table-cell>
          <table:table-cell office:value-type="float" office:value="-14.3536">
            <text:p>-14.353600</text:p>
          </table:table-cell>
          <table:table-cell office:value-type="float" office:value="35.6486">
            <text:p>35.648600</text:p>
          </table:table-cell>
          <table:table-cell office:value-type="string">
            <text:p>NU-118</text:p>
          </table:table-cell>
          <table:table-cell office:value-type="float" office:value="18">
            <text:p>18</text:p>
          </table:table-cell>
          <table:table-cell table:number-columns-repeated="249"/>
        </table:table-row>
        <table:table-row table:style-name="ro7">
          <table:table-cell office:value-type="float" office:value="1">
            <text:p>01</text:p>
          </table:table-cell>
          <table:table-cell office:value-type="float" office:value="7">
            <text:p>07</text:p>
          </table:table-cell>
          <table:table-cell office:value-type="string">
            <text:p>NED - MARRUPA</text:p>
          </table:table-cell>
          <table:table-cell office:value-type="float" office:value="-13.1978">
            <text:p>-13.197800</text:p>
          </table:table-cell>
          <table:table-cell office:value-type="float" office:value="37.4989">
            <text:p>37.498900</text:p>
          </table:table-cell>
          <table:table-cell office:value-type="string">
            <text:p>NU-119</text:p>
          </table:table-cell>
          <table:table-cell office:value-type="float" office:value="19">
            <text:p>19</text:p>
          </table:table-cell>
          <table:table-cell table:number-columns-repeated="249"/>
        </table:table-row>
        <table:table-row table:style-name="ro7">
          <table:table-cell office:value-type="float" office:value="1">
            <text:p>01</text:p>
          </table:table-cell>
          <table:table-cell office:value-type="float" office:value="8">
            <text:p>08</text:p>
          </table:table-cell>
          <table:table-cell office:value-type="string">
            <text:p>NED - MAÚA</text:p>
          </table:table-cell>
          <table:table-cell office:value-type="float" office:value="-13.8681">
            <text:p>-13.868100</text:p>
          </table:table-cell>
          <table:table-cell office:value-type="float" office:value="37.16">
            <text:p>37.160000</text:p>
          </table:table-cell>
          <table:table-cell office:value-type="string">
            <text:p>NU-115</text:p>
          </table:table-cell>
          <table:table-cell office:value-type="float" office:value="20">
            <text:p>20</text:p>
          </table:table-cell>
          <table:table-cell table:number-columns-repeated="249"/>
        </table:table-row>
        <table:table-row table:style-name="ro7">
          <table:table-cell office:value-type="float" office:value="1">
            <text:p>01</text:p>
          </table:table-cell>
          <table:table-cell office:value-type="float" office:value="9">
            <text:p>09</text:p>
          </table:table-cell>
          <table:table-cell office:value-type="string">
            <text:p>NED - MAVAGO</text:p>
          </table:table-cell>
          <table:table-cell office:value-type="float" office:value="-12.5673">
            <text:p>-12.567300</text:p>
          </table:table-cell>
          <table:table-cell office:value-type="float" office:value="36.2638">
            <text:p>36.263800</text:p>
          </table:table-cell>
          <table:table-cell office:value-type="string">
            <text:p>NU-111</text:p>
          </table:table-cell>
          <table:table-cell office:value-type="float" office:value="21">
            <text:p>21</text:p>
          </table:table-cell>
          <table:table-cell table:number-columns-repeated="249"/>
        </table:table-row>
        <table:table-row table:style-name="ro7">
          <table:table-cell office:value-type="float" office:value="1">
            <text:p>01</text:p>
          </table:table-cell>
          <table:table-cell office:value-type="float" office:value="10">
            <text:p>10</text:p>
          </table:table-cell>
          <table:table-cell office:value-type="string">
            <text:p>NED - MECANHELAS</text:p>
          </table:table-cell>
          <table:table-cell office:value-type="float" office:value="-15.1947">
            <text:p>-15.194700</text:p>
          </table:table-cell>
          <table:table-cell office:value-type="float" office:value="35.87">
            <text:p>35.870000</text:p>
          </table:table-cell>
          <table:table-cell office:value-type="string">
            <text:p>NU-110</text:p>
          </table:table-cell>
          <table:table-cell office:value-type="float" office:value="22">
            <text:p>22</text:p>
          </table:table-cell>
          <table:table-cell table:number-columns-repeated="249"/>
        </table:table-row>
        <table:table-row table:style-name="ro7">
          <table:table-cell office:value-type="float" office:value="1">
            <text:p>01</text:p>
          </table:table-cell>
          <table:table-cell office:value-type="float" office:value="11">
            <text:p>11</text:p>
          </table:table-cell>
          <table:table-cell office:value-type="string">
            <text:p>NED - MECULA</text:p>
          </table:table-cell>
          <table:table-cell office:value-type="float" office:value="-12.1164">
            <text:p>-12.116400</text:p>
          </table:table-cell>
          <table:table-cell office:value-type="float" office:value="37.6658">
            <text:p>37.665800</text:p>
          </table:table-cell>
          <table:table-cell office:value-type="string">
            <text:p>NU-109</text:p>
          </table:table-cell>
          <table:table-cell office:value-type="float" office:value="23">
            <text:p>23</text:p>
          </table:table-cell>
          <table:table-cell table:number-columns-repeated="249"/>
        </table:table-row>
        <table:table-row table:style-name="ro7">
          <table:table-cell office:value-type="float" office:value="1">
            <text:p>01</text:p>
          </table:table-cell>
          <table:table-cell office:value-type="float" office:value="12">
            <text:p>12</text:p>
          </table:table-cell>
          <table:table-cell office:value-type="string">
            <text:p>NED - METARICA</text:p>
          </table:table-cell>
          <table:table-cell office:value-type="float" office:value="-14.3322">
            <text:p>-14.332200</text:p>
          </table:table-cell>
          <table:table-cell office:value-type="float" office:value="36.7967">
            <text:p>36.796700</text:p>
          </table:table-cell>
          <table:table-cell office:value-type="string">
            <text:p>NU-104</text:p>
          </table:table-cell>
          <table:table-cell office:value-type="float" office:value="24">
            <text:p>24</text:p>
          </table:table-cell>
          <table:table-cell table:number-columns-repeated="249"/>
        </table:table-row>
        <table:table-row table:style-name="ro7">
          <table:table-cell office:value-type="float" office:value="1">
            <text:p>01</text:p>
          </table:table-cell>
          <table:table-cell office:value-type="float" office:value="13">
            <text:p>13</text:p>
          </table:table-cell>
          <table:table-cell office:value-type="string">
            <text:p>NED - MUEMBE</text:p>
          </table:table-cell>
          <table:table-cell office:value-type="float" office:value="-13.0854">
            <text:p>-13.085400</text:p>
          </table:table-cell>
          <table:table-cell office:value-type="float" office:value="35.6419">
            <text:p>35.641900</text:p>
          </table:table-cell>
          <table:table-cell office:value-type="string">
            <text:p>NU-108</text:p>
          </table:table-cell>
          <table:table-cell office:value-type="float" office:value="25">
            <text:p>25</text:p>
          </table:table-cell>
          <table:table-cell table:number-columns-repeated="249"/>
        </table:table-row>
        <table:table-row table:style-name="ro7">
          <table:table-cell office:value-type="float" office:value="1">
            <text:p>01</text:p>
          </table:table-cell>
          <table:table-cell office:value-type="float" office:value="14">
            <text:p>14</text:p>
          </table:table-cell>
          <table:table-cell office:value-type="string">
            <text:p>NED - NGAÚMA</text:p>
          </table:table-cell>
          <table:table-cell office:value-type="float" office:value="-13.9008">
            <text:p>-13.900800</text:p>
          </table:table-cell>
          <table:table-cell office:value-type="float" office:value="35.4378">
            <text:p>35.437800</text:p>
          </table:table-cell>
          <table:table-cell office:value-type="string">
            <text:p>NU-113</text:p>
          </table:table-cell>
          <table:table-cell office:value-type="float" office:value="26">
            <text:p>26</text:p>
          </table:table-cell>
          <table:table-cell table:number-columns-repeated="249"/>
        </table:table-row>
        <table:table-row table:style-name="ro7">
          <table:table-cell office:value-type="float" office:value="1">
            <text:p>01</text:p>
          </table:table-cell>
          <table:table-cell office:value-type="float" office:value="15">
            <text:p>15</text:p>
          </table:table-cell>
          <table:table-cell office:value-type="string">
            <text:p>NED - NIPEPE</text:p>
          </table:table-cell>
          <table:table-cell office:value-type="float" office:value="-14.0311">
            <text:p>-14.031100</text:p>
          </table:table-cell>
          <table:table-cell office:value-type="float" office:value="37.8533">
            <text:p>37.853300</text:p>
          </table:table-cell>
          <table:table-cell office:value-type="string">
            <text:p>NU-107</text:p>
          </table:table-cell>
          <table:table-cell office:value-type="float" office:value="27">
            <text:p>27</text:p>
          </table:table-cell>
          <table:table-cell table:number-columns-repeated="249"/>
        </table:table-row>
        <table:table-row table:style-name="ro7">
          <table:table-cell office:value-type="float" office:value="1">
            <text:p>01</text:p>
          </table:table-cell>
          <table:table-cell office:value-type="float" office:value="16">
            <text:p>16</text:p>
          </table:table-cell>
          <table:table-cell office:value-type="string">
            <text:p>NED - SANGA</text:p>
          </table:table-cell>
          <table:table-cell office:value-type="float" office:value="-12.9451">
            <text:p>-12.945100</text:p>
          </table:table-cell>
          <table:table-cell office:value-type="float" office:value="35.4264">
            <text:p>35.426400</text:p>
          </table:table-cell>
          <table:table-cell office:value-type="string">
            <text:p>NU-106</text:p>
          </table:table-cell>
          <table:table-cell office:value-type="float" office:value="28">
            <text:p>28</text:p>
          </table:table-cell>
          <table:table-cell table:number-columns-repeated="249"/>
        </table:table-row>
        <table:table-row table:style-name="ro11">
          <table:table-cell office:value-type="float" office:value="2">
            <text:p>02</text:p>
          </table:table-cell>
          <table:table-cell office:value-type="float" office:value="0">
            <text:p>00</text:p>
          </table:table-cell>
          <table:table-cell table:style-name="ce24" office:value-type="string">
            <text:p>Cabo Delgado DPS_DPPC_NEP</text:p>
          </table:table-cell>
          <table:table-cell table:style-name="ce25" office:value-type="float" office:value="-13.030072">
            <text:p>-13.030072</text:p>
          </table:table-cell>
          <table:table-cell table:style-name="ce25" office:value-type="float" office:value="40.533114">
            <text:p>40.533114</text:p>
          </table:table-cell>
          <table:table-cell office:value-type="string">
            <text:p>NU-120</text:p>
          </table:table-cell>
          <table:table-cell office:value-type="float" office:value="46">
            <text:p>46</text:p>
          </table:table-cell>
          <table:table-cell table:number-columns-repeated="249"/>
        </table:table-row>
        <table:table-row table:style-name="ro7"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table:style-name="ce22" office:value-type="string">
            <text:p>NED - CIDADE DE PEMBA</text:p>
          </table:table-cell>
          <table:table-cell office:value-type="float" office:value="-12.9658">
            <text:p>-12.965800</text:p>
          </table:table-cell>
          <table:table-cell office:value-type="float" office:value="40.4953">
            <text:p>40.495300</text:p>
          </table:table-cell>
          <table:table-cell office:value-type="string">
            <text:p>NU-130</text:p>
          </table:table-cell>
          <table:table-cell office:value-type="float" office:value="46">
            <text:p>46</text:p>
          </table:table-cell>
          <table:table-cell table:number-columns-repeated="249"/>
        </table:table-row>
        <table:table-row table:style-name="ro7">
          <table:table-cell table:number-columns-repeated="2" office:value-type="float" office:value="2">
            <text:p>02</text:p>
          </table:table-cell>
          <table:table-cell office:value-type="string">
            <text:p>NED - ANCUABE</text:p>
          </table:table-cell>
          <table:table-cell office:value-type="float" office:value="-12.9669">
            <text:p>-12.966900</text:p>
          </table:table-cell>
          <table:table-cell office:value-type="float" office:value="39.8572">
            <text:p>39.857200</text:p>
          </table:table-cell>
          <table:table-cell office:value-type="string">
            <text:p>NU-135</text:p>
          </table:table-cell>
          <table:table-cell office:value-type="float" office:value="31">
            <text:p>31</text:p>
          </table:table-cell>
          <table:table-cell table:number-columns-repeated="249"/>
        </table:table-row>
        <table:table-row table:style-name="ro7"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NED - BALAMA</text:p>
          </table:table-cell>
          <table:table-cell office:value-type="float" office:value="-13.3483">
            <text:p>-13.348300</text:p>
          </table:table-cell>
          <table:table-cell office:value-type="float" office:value="38.5669">
            <text:p>38.566900</text:p>
          </table:table-cell>
          <table:table-cell office:value-type="string">
            <text:p>NU-134</text:p>
          </table:table-cell>
          <table:table-cell office:value-type="float" office:value="32">
            <text:p>32</text:p>
          </table:table-cell>
          <table:table-cell table:number-columns-repeated="249"/>
        </table:table-row>
        <table:table-row table:style-name="ro7"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NED - CHIURE</text:p>
          </table:table-cell>
          <table:table-cell office:value-type="float" office:value="-13.3825">
            <text:p>-13.382500</text:p>
          </table:table-cell>
          <table:table-cell office:value-type="float" office:value="39.7844">
            <text:p>39.784400</text:p>
          </table:table-cell>
          <table:table-cell office:value-type="string">
            <text:p>NU-133</text:p>
          </table:table-cell>
          <table:table-cell office:value-type="float" office:value="33">
            <text:p>33</text:p>
          </table:table-cell>
          <table:table-cell table:number-columns-repeated="249"/>
        </table:table-row>
        <table:table-row table:style-name="ro7"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NED - IBO</text:p>
          </table:table-cell>
          <table:table-cell office:value-type="float" office:value="-12.3436">
            <text:p>-12.343600</text:p>
          </table:table-cell>
          <table:table-cell office:value-type="float" office:value="40.5847">
            <text:p>40.584700</text:p>
          </table:table-cell>
          <table:table-cell office:value-type="string">
            <text:p>NU-132</text:p>
          </table:table-cell>
          <table:table-cell office:value-type="float" office:value="34">
            <text:p>34</text:p>
          </table:table-cell>
          <table:table-cell table:number-columns-repeated="249"/>
        </table:table-row>
        <table:table-row table:style-name="ro7"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string">
            <text:p>NED - MACOMIA</text:p>
          </table:table-cell>
          <table:table-cell office:value-type="float" office:value="-12.043319">
            <text:p>-12.043319</text:p>
          </table:table-cell>
          <table:table-cell office:value-type="float" office:value="40.145186">
            <text:p>40.145186</text:p>
          </table:table-cell>
          <table:table-cell office:value-type="string">
            <text:p>NU-122</text:p>
          </table:table-cell>
          <table:table-cell office:value-type="float" office:value="35">
            <text:p>35</text:p>
          </table:table-cell>
          <table:table-cell table:number-columns-repeated="249"/>
        </table:table-row>
        <table:table-row table:style-name="ro7">
          <table:table-cell office:value-type="float" office:value="2">
            <text:p>02</text:p>
          </table:table-cell>
          <table:table-cell office:value-type="float" office:value="7">
            <text:p>07</text:p>
          </table:table-cell>
          <table:table-cell office:value-type="string">
            <text:p>NED - MECUFI</text:p>
          </table:table-cell>
          <table:table-cell office:value-type="float" office:value="-13.2908">
            <text:p>-13.290800</text:p>
          </table:table-cell>
          <table:table-cell office:value-type="float" office:value="40.5556">
            <text:p>40.555600</text:p>
          </table:table-cell>
          <table:table-cell office:value-type="string">
            <text:p>NU-131</text:p>
          </table:table-cell>
          <table:table-cell office:value-type="float" office:value="36">
            <text:p>36</text:p>
          </table:table-cell>
          <table:table-cell table:number-columns-repeated="249"/>
        </table:table-row>
        <table:table-row table:style-name="ro7">
          <table:table-cell office:value-type="float" office:value="2">
            <text:p>02</text:p>
          </table:table-cell>
          <table:table-cell office:value-type="float" office:value="8">
            <text:p>08</text:p>
          </table:table-cell>
          <table:table-cell office:value-type="string">
            <text:p>NED - MELUCO</text:p>
          </table:table-cell>
          <table:table-cell office:value-type="float" office:value="-12.5403">
            <text:p>-12.540300</text:p>
          </table:table-cell>
          <table:table-cell office:value-type="float" office:value="39.6408">
            <text:p>39.640800</text:p>
          </table:table-cell>
          <table:table-cell office:value-type="string">
            <text:p>NU-137</text:p>
          </table:table-cell>
          <table:table-cell office:value-type="float" office:value="37">
            <text:p>37</text:p>
          </table:table-cell>
          <table:table-cell table:number-columns-repeated="249"/>
        </table:table-row>
        <table:table-row table:style-name="ro7">
          <table:table-cell office:value-type="float" office:value="2">
            <text:p>02</text:p>
          </table:table-cell>
          <table:table-cell office:value-type="float" office:value="9">
            <text:p>09</text:p>
          </table:table-cell>
          <table:table-cell office:value-type="string">
            <text:p>NED - MOCIMBOA DA PRAIA</text:p>
          </table:table-cell>
          <table:table-cell office:value-type="float" office:value="-11.3494">
            <text:p>-11.349400</text:p>
          </table:table-cell>
          <table:table-cell office:value-type="float" office:value="40.3586">
            <text:p>40.358600</text:p>
          </table:table-cell>
          <table:table-cell office:value-type="string">
            <text:p>NU-136</text:p>
          </table:table-cell>
          <table:table-cell office:value-type="float" office:value="39">
            <text:p>39</text:p>
          </table:table-cell>
          <table:table-cell table:number-columns-repeated="249"/>
        </table:table-row>
        <table:table-row table:style-name="ro7">
          <table:table-cell office:value-type="float" office:value="2">
            <text:p>02</text:p>
          </table:table-cell>
          <table:table-cell office:value-type="float" office:value="10">
            <text:p>10</text:p>
          </table:table-cell>
          <table:table-cell office:value-type="string">
            <text:p>NED - MONTEPUEZ</text:p>
          </table:table-cell>
          <table:table-cell office:value-type="float" office:value="-13.1272">
            <text:p>-13.127200</text:p>
          </table:table-cell>
          <table:table-cell office:value-type="float" office:value="38.9986">
            <text:p>38.998600</text:p>
          </table:table-cell>
          <table:table-cell office:value-type="string">
            <text:p>NU-121</text:p>
          </table:table-cell>
          <table:table-cell office:value-type="float" office:value="40">
            <text:p>40</text:p>
          </table:table-cell>
          <table:table-cell table:number-columns-repeated="249"/>
        </table:table-row>
        <table:table-row table:style-name="ro7">
          <table:table-cell office:value-type="float" office:value="2">
            <text:p>02</text:p>
          </table:table-cell>
          <table:table-cell office:value-type="float" office:value="11">
            <text:p>11</text:p>
          </table:table-cell>
          <table:table-cell office:value-type="string">
            <text:p>NED - MUEDA</text:p>
          </table:table-cell>
          <table:table-cell office:value-type="float" office:value="-11.6628">
            <text:p>-11.662800</text:p>
          </table:table-cell>
          <table:table-cell office:value-type="float" office:value="39.5536">
            <text:p>39.553600</text:p>
          </table:table-cell>
          <table:table-cell office:value-type="string">
            <text:p>NU-128</text:p>
          </table:table-cell>
          <table:table-cell office:value-type="float" office:value="41">
            <text:p>41</text:p>
          </table:table-cell>
          <table:table-cell table:number-columns-repeated="249"/>
        </table:table-row>
        <table:table-row table:style-name="ro7">
          <table:table-cell office:value-type="float" office:value="2">
            <text:p>02</text:p>
          </table:table-cell>
          <table:table-cell office:value-type="float" office:value="12">
            <text:p>12</text:p>
          </table:table-cell>
          <table:table-cell office:value-type="string">
            <text:p>NED - MUIDUMBE</text:p>
          </table:table-cell>
          <table:table-cell office:value-type="float" office:value="-11.76">
            <text:p>-11.760000</text:p>
          </table:table-cell>
          <table:table-cell office:value-type="float" office:value="39.8053">
            <text:p>39.805300</text:p>
          </table:table-cell>
          <table:table-cell office:value-type="string">
            <text:p>NU-127</text:p>
          </table:table-cell>
          <table:table-cell office:value-type="float" office:value="42">
            <text:p>42</text:p>
          </table:table-cell>
          <table:table-cell table:number-columns-repeated="249"/>
        </table:table-row>
        <table:table-row table:style-name="ro7">
          <table:table-cell office:value-type="float" office:value="2">
            <text:p>02</text:p>
          </table:table-cell>
          <table:table-cell office:value-type="float" office:value="13">
            <text:p>13</text:p>
          </table:table-cell>
          <table:table-cell office:value-type="string">
            <text:p>NED - NAMUNO</text:p>
          </table:table-cell>
          <table:table-cell office:value-type="float" office:value="-13.6186">
            <text:p>-13.618600</text:p>
          </table:table-cell>
          <table:table-cell office:value-type="float" office:value="38.8161">
            <text:p>38.816100</text:p>
          </table:table-cell>
          <table:table-cell office:value-type="string">
            <text:p>NU-126</text:p>
          </table:table-cell>
          <table:table-cell office:value-type="float" office:value="43">
            <text:p>43</text:p>
          </table:table-cell>
          <table:table-cell table:number-columns-repeated="249"/>
        </table:table-row>
        <table:table-row table:style-name="ro7">
          <table:table-cell office:value-type="float" office:value="2">
            <text:p>02</text:p>
          </table:table-cell>
          <table:table-cell office:value-type="float" office:value="14">
            <text:p>14</text:p>
          </table:table-cell>
          <table:table-cell office:value-type="string">
            <text:p>NED - NANGADE</text:p>
          </table:table-cell>
          <table:table-cell office:value-type="float" office:value="-11.0614">
            <text:p>-11.061400</text:p>
          </table:table-cell>
          <table:table-cell office:value-type="float" office:value="39.6697">
            <text:p>39.669700</text:p>
          </table:table-cell>
          <table:table-cell office:value-type="string">
            <text:p>NU-125</text:p>
          </table:table-cell>
          <table:table-cell office:value-type="float" office:value="44">
            <text:p>44</text:p>
          </table:table-cell>
          <table:table-cell table:number-columns-repeated="249"/>
        </table:table-row>
        <table:table-row table:style-name="ro7">
          <table:table-cell office:value-type="float" office:value="2">
            <text:p>02</text:p>
          </table:table-cell>
          <table:table-cell office:value-type="float" office:value="15">
            <text:p>15</text:p>
          </table:table-cell>
          <table:table-cell office:value-type="string">
            <text:p>NED - PALMA</text:p>
          </table:table-cell>
          <table:table-cell office:value-type="float" office:value="-10.7808">
            <text:p>-10.780800</text:p>
          </table:table-cell>
          <table:table-cell office:value-type="float" office:value="40.4731">
            <text:p>40.473100</text:p>
          </table:table-cell>
          <table:table-cell office:value-type="string">
            <text:p>NU-124</text:p>
          </table:table-cell>
          <table:table-cell office:value-type="float" office:value="45">
            <text:p>45</text:p>
          </table:table-cell>
          <table:table-cell table:number-columns-repeated="249"/>
        </table:table-row>
        <table:table-row table:style-name="ro7">
          <table:table-cell office:value-type="float" office:value="2">
            <text:p>02</text:p>
          </table:table-cell>
          <table:table-cell office:value-type="float" office:value="16">
            <text:p>16</text:p>
          </table:table-cell>
          <table:table-cell office:value-type="string">
            <text:p>NED - METUGE</text:p>
          </table:table-cell>
          <table:table-cell office:value-type="float" office:value="-12.934616">
            <text:p>-12.934616</text:p>
          </table:table-cell>
          <table:table-cell office:value-type="float" office:value="40.350294">
            <text:p>40.350294</text:p>
          </table:table-cell>
          <table:table-cell office:value-type="string">
            <text:p>NU-123</text:p>
          </table:table-cell>
          <table:table-cell office:value-type="float" office:value="38">
            <text:p>38</text:p>
          </table:table-cell>
          <table:table-cell table:number-columns-repeated="249"/>
        </table:table-row>
        <table:table-row table:style-name="ro7">
          <table:table-cell office:value-type="float" office:value="2">
            <text:p>02</text:p>
          </table:table-cell>
          <table:table-cell office:value-type="float" office:value="17">
            <text:p>17</text:p>
          </table:table-cell>
          <table:table-cell office:value-type="string">
            <text:p>NED - QUISSANGA</text:p>
          </table:table-cell>
          <table:table-cell office:value-type="float" office:value="-12.4322">
            <text:p>-12.432200</text:p>
          </table:table-cell>
          <table:table-cell office:value-type="float" office:value="40.4833">
            <text:p>40.483300</text:p>
          </table:table-cell>
          <table:table-cell office:value-type="string">
            <text:p>NU-129</text:p>
          </table:table-cell>
          <table:table-cell office:value-type="float" office:value="47">
            <text:p>47</text:p>
          </table:table-cell>
          <table:table-cell table:number-columns-repeated="249"/>
        </table:table-row>
        <table:table-row table:style-name="ro7">
          <table:table-cell office:value-type="float" office:value="3">
            <text:p>03</text:p>
          </table:table-cell>
          <table:table-cell office:value-type="float" office:value="0">
            <text:p>00</text:p>
          </table:table-cell>
          <table:table-cell table:style-name="ce24" office:value-type="string">
            <text:p>Nampula DPS_DPPC_NEP</text:p>
          </table:table-cell>
          <table:table-cell table:style-name="ce25" office:value-type="float" office:value="-15.11413">
            <text:p>-15.114130</text:p>
          </table:table-cell>
          <table:table-cell table:style-name="ce25" office:value-type="float" office:value="39.279074">
            <text:p>39.279074</text:p>
          </table:table-cell>
          <table:table-cell office:value-type="string">
            <text:p>NU-138</text:p>
          </table:table-cell>
          <table:table-cell office:value-type="float" office:value="76">
            <text:p>76</text:p>
          </table:table-cell>
          <table:table-cell table:number-columns-repeated="249"/>
        </table:table-row>
        <table:table-row table:style-name="ro7"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NED - CIDADE DE NAMPULA</text:p>
          </table:table-cell>
          <table:table-cell office:value-type="float" office:value="-15.1231">
            <text:p>-15.123100</text:p>
          </table:table-cell>
          <table:table-cell office:value-type="float" office:value="39.2619">
            <text:p>39.261900</text:p>
          </table:table-cell>
          <table:table-cell office:value-type="string">
            <text:p>NU-139</text:p>
          </table:table-cell>
          <table:table-cell office:value-type="float" office:value="76">
            <text:p>76</text:p>
          </table:table-cell>
          <table:table-cell table:number-columns-repeated="249"/>
        </table:table-row>
        <table:table-row table:style-name="ro7"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NED - ANGOCHE</text:p>
          </table:table-cell>
          <table:table-cell office:value-type="float" office:value="-16.2294">
            <text:p>-16.229400</text:p>
          </table:table-cell>
          <table:table-cell office:value-type="float" office:value="39.9078">
            <text:p>39.907800</text:p>
          </table:table-cell>
          <table:table-cell office:value-type="string">
            <text:p>NU-140</text:p>
          </table:table-cell>
          <table:table-cell office:value-type="float" office:value="50">
            <text:p>50</text:p>
          </table:table-cell>
          <table:table-cell table:number-columns-repeated="249"/>
        </table:table-row>
        <table:table-row table:style-name="ro7">
          <table:table-cell table:number-columns-repeated="2" office:value-type="float" office:value="3">
            <text:p>03</text:p>
          </table:table-cell>
          <table:table-cell office:value-type="string">
            <text:p>NED - ERATI</text:p>
          </table:table-cell>
          <table:table-cell office:value-type="float" office:value="-13.9356">
            <text:p>-13.935600</text:p>
          </table:table-cell>
          <table:table-cell office:value-type="float" office:value="39.9251">
            <text:p>39.925100</text:p>
          </table:table-cell>
          <table:table-cell office:value-type="string">
            <text:p>NU-141</text:p>
          </table:table-cell>
          <table:table-cell office:value-type="float" office:value="51">
            <text:p>51</text:p>
          </table:table-cell>
          <table:table-cell table:number-columns-repeated="249"/>
        </table:table-row>
        <table:table-row table:style-name="ro7"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NED - ILHA DE MOÇAMBIQUE</text:p>
          </table:table-cell>
          <table:table-cell office:value-type="float" office:value="-15.0351">
            <text:p>-15.035100</text:p>
          </table:table-cell>
          <table:table-cell office:value-type="float" office:value="40.687">
            <text:p>40.687000</text:p>
          </table:table-cell>
          <table:table-cell office:value-type="string">
            <text:p>NU-142</text:p>
          </table:table-cell>
          <table:table-cell office:value-type="float" office:value="52">
            <text:p>52</text:p>
          </table:table-cell>
          <table:table-cell table:number-columns-repeated="249"/>
        </table:table-row>
        <table:table-row table:style-name="ro7"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NED - LALAUA</text:p>
          </table:table-cell>
          <table:table-cell office:value-type="float" office:value="-14.3764">
            <text:p>-14.376400</text:p>
          </table:table-cell>
          <table:table-cell office:value-type="float" office:value="37.7708">
            <text:p>37.770800</text:p>
          </table:table-cell>
          <table:table-cell office:value-type="string">
            <text:p>NU-143</text:p>
          </table:table-cell>
          <table:table-cell office:value-type="float" office:value="53">
            <text:p>53</text:p>
          </table:table-cell>
          <table:table-cell table:number-columns-repeated="249"/>
        </table:table-row>
        <table:table-row table:style-name="ro7"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NED - MALEMA</text:p>
          </table:table-cell>
          <table:table-cell office:value-type="float" office:value="-14.9578">
            <text:p>-14.957800</text:p>
          </table:table-cell>
          <table:table-cell office:value-type="float" office:value="37.4069">
            <text:p>37.406900</text:p>
          </table:table-cell>
          <table:table-cell office:value-type="string">
            <text:p>NU-144</text:p>
          </table:table-cell>
          <table:table-cell office:value-type="float" office:value="56">
            <text:p>56</text:p>
          </table:table-cell>
          <table:table-cell table:number-columns-repeated="249"/>
        </table:table-row>
        <table:table-row table:style-name="ro7">
          <table:table-cell office:value-type="float" office:value="3">
            <text:p>03</text:p>
          </table:table-cell>
          <table:table-cell office:value-type="float" office:value="7">
            <text:p>07</text:p>
          </table:table-cell>
          <table:table-cell office:value-type="string">
            <text:p>NED - MECONTA</text:p>
          </table:table-cell>
          <table:table-cell office:value-type="float" office:value="-14.9889">
            <text:p>-14.988900</text:p>
          </table:table-cell>
          <table:table-cell office:value-type="float" office:value="39.8458">
            <text:p>39.845800</text:p>
          </table:table-cell>
          <table:table-cell office:value-type="string">
            <text:p>NU-145</text:p>
          </table:table-cell>
          <table:table-cell office:value-type="float" office:value="57">
            <text:p>57</text:p>
          </table:table-cell>
          <table:table-cell table:number-columns-repeated="249"/>
        </table:table-row>
        <table:table-row table:style-name="ro7">
          <table:table-cell office:value-type="float" office:value="3">
            <text:p>03</text:p>
          </table:table-cell>
          <table:table-cell office:value-type="float" office:value="8">
            <text:p>08</text:p>
          </table:table-cell>
          <table:table-cell office:value-type="string">
            <text:p>NED - MECUBURI</text:p>
          </table:table-cell>
          <table:table-cell office:value-type="float" office:value="-14.6586">
            <text:p>-14.658600</text:p>
          </table:table-cell>
          <table:table-cell office:value-type="float" office:value="38.888">
            <text:p>38.888000</text:p>
          </table:table-cell>
          <table:table-cell office:value-type="string">
            <text:p>NU-146</text:p>
          </table:table-cell>
          <table:table-cell office:value-type="float" office:value="58">
            <text:p>58</text:p>
          </table:table-cell>
          <table:table-cell table:number-columns-repeated="249"/>
        </table:table-row>
        <table:table-row table:style-name="ro7">
          <table:table-cell office:value-type="float" office:value="3">
            <text:p>03</text:p>
          </table:table-cell>
          <table:table-cell office:value-type="float" office:value="9">
            <text:p>09</text:p>
          </table:table-cell>
          <table:table-cell office:value-type="string">
            <text:p>NED - MEMBA</text:p>
          </table:table-cell>
          <table:table-cell office:value-type="float" office:value="-13.9286">
            <text:p>-13.928600</text:p>
          </table:table-cell>
          <table:table-cell office:value-type="float" office:value="40.5963">
            <text:p>40.596300</text:p>
          </table:table-cell>
          <table:table-cell office:value-type="string">
            <text:p>NU-147</text:p>
          </table:table-cell>
          <table:table-cell office:value-type="float" office:value="59">
            <text:p>59</text:p>
          </table:table-cell>
          <table:table-cell table:number-columns-repeated="249"/>
        </table:table-row>
        <table:table-row table:style-name="ro7">
          <table:table-cell office:value-type="float" office:value="3">
            <text:p>03</text:p>
          </table:table-cell>
          <table:table-cell office:value-type="float" office:value="10">
            <text:p>10</text:p>
          </table:table-cell>
          <table:table-cell office:value-type="string">
            <text:p>NED - MOGINCUAL</text:p>
          </table:table-cell>
          <table:table-cell office:value-type="float" office:value="-15.5686">
            <text:p>-15.568600</text:p>
          </table:table-cell>
          <table:table-cell office:value-type="float" office:value="40.4089">
            <text:p>40.408900</text:p>
          </table:table-cell>
          <table:table-cell office:value-type="string">
            <text:p>NU-148</text:p>
          </table:table-cell>
          <table:table-cell office:value-type="float" office:value="60">
            <text:p>60</text:p>
          </table:table-cell>
          <table:table-cell table:number-columns-repeated="249"/>
        </table:table-row>
        <table:table-row table:style-name="ro7">
          <table:table-cell office:value-type="float" office:value="3">
            <text:p>03</text:p>
          </table:table-cell>
          <table:table-cell office:value-type="float" office:value="11">
            <text:p>11</text:p>
          </table:table-cell>
          <table:table-cell office:value-type="string">
            <text:p>NED - MOGOVOLAS</text:p>
          </table:table-cell>
          <table:table-cell office:value-type="float" office:value="-15.7089">
            <text:p>-15.708900</text:p>
          </table:table-cell>
          <table:table-cell office:value-type="float" office:value="39.3378">
            <text:p>39.337800</text:p>
          </table:table-cell>
          <table:table-cell office:value-type="string">
            <text:p>NU-149</text:p>
          </table:table-cell>
          <table:table-cell office:value-type="float" office:value="61">
            <text:p>61</text:p>
          </table:table-cell>
          <table:table-cell table:number-columns-repeated="249"/>
        </table:table-row>
        <table:table-row table:style-name="ro7">
          <table:table-cell office:value-type="float" office:value="3">
            <text:p>03</text:p>
          </table:table-cell>
          <table:table-cell office:value-type="float" office:value="12">
            <text:p>12</text:p>
          </table:table-cell>
          <table:table-cell office:value-type="string">
            <text:p>NED - MOMA</text:p>
          </table:table-cell>
          <table:table-cell office:value-type="float" office:value="-16.7625">
            <text:p>-16.762500</text:p>
          </table:table-cell>
          <table:table-cell office:value-type="float" office:value="39.2228">
            <text:p>39.222800</text:p>
          </table:table-cell>
          <table:table-cell office:value-type="string">
            <text:p>NU-150</text:p>
          </table:table-cell>
          <table:table-cell office:value-type="float" office:value="62">
            <text:p>62</text:p>
          </table:table-cell>
          <table:table-cell table:number-columns-repeated="249"/>
        </table:table-row>
        <table:table-row table:style-name="ro7">
          <table:table-cell office:value-type="float" office:value="3">
            <text:p>03</text:p>
          </table:table-cell>
          <table:table-cell office:value-type="float" office:value="13">
            <text:p>13</text:p>
          </table:table-cell>
          <table:table-cell office:value-type="string">
            <text:p>NED - MONAPO</text:p>
          </table:table-cell>
          <table:table-cell office:value-type="float" office:value="-14.9097">
            <text:p>-14.909700</text:p>
          </table:table-cell>
          <table:table-cell office:value-type="float" office:value="40.3333">
            <text:p>40.333300</text:p>
          </table:table-cell>
          <table:table-cell office:value-type="string">
            <text:p>NU-151</text:p>
          </table:table-cell>
          <table:table-cell office:value-type="float" office:value="63">
            <text:p>63</text:p>
          </table:table-cell>
          <table:table-cell table:number-columns-repeated="249"/>
        </table:table-row>
        <table:table-row table:style-name="ro7">
          <table:table-cell office:value-type="float" office:value="3">
            <text:p>03</text:p>
          </table:table-cell>
          <table:table-cell office:value-type="float" office:value="14">
            <text:p>14</text:p>
          </table:table-cell>
          <table:table-cell office:value-type="string">
            <text:p>NED - MOSSURIL</text:p>
          </table:table-cell>
          <table:table-cell office:value-type="float" office:value="-14.9525">
            <text:p>-14.952500</text:p>
          </table:table-cell>
          <table:table-cell office:value-type="float" office:value="40.6656">
            <text:p>40.665600</text:p>
          </table:table-cell>
          <table:table-cell office:value-type="string">
            <text:p>NU-152</text:p>
          </table:table-cell>
          <table:table-cell office:value-type="float" office:value="64">
            <text:p>64</text:p>
          </table:table-cell>
          <table:table-cell table:number-columns-repeated="249"/>
        </table:table-row>
        <table:table-row table:style-name="ro7">
          <table:table-cell office:value-type="float" office:value="3">
            <text:p>03</text:p>
          </table:table-cell>
          <table:table-cell office:value-type="float" office:value="15">
            <text:p>15</text:p>
          </table:table-cell>
          <table:table-cell office:value-type="string">
            <text:p>NED - MUECATE</text:p>
          </table:table-cell>
          <table:table-cell office:value-type="float" office:value="-14.8725">
            <text:p>-14.872500</text:p>
          </table:table-cell>
          <table:table-cell office:value-type="float" office:value="39.6378">
            <text:p>39.637800</text:p>
          </table:table-cell>
          <table:table-cell office:value-type="string">
            <text:p>NU-153</text:p>
          </table:table-cell>
          <table:table-cell office:value-type="float" office:value="65">
            <text:p>65</text:p>
          </table:table-cell>
          <table:table-cell table:number-columns-repeated="249"/>
        </table:table-row>
        <table:table-row table:style-name="ro7">
          <table:table-cell office:value-type="float" office:value="3">
            <text:p>03</text:p>
          </table:table-cell>
          <table:table-cell office:value-type="float" office:value="16">
            <text:p>16</text:p>
          </table:table-cell>
          <table:table-cell office:value-type="string">
            <text:p>NED - MURRUPULA</text:p>
          </table:table-cell>
          <table:table-cell office:value-type="float" office:value="-15.458285">
            <text:p>-15.458285</text:p>
          </table:table-cell>
          <table:table-cell office:value-type="float" office:value="38.677307">
            <text:p>38.677307</text:p>
          </table:table-cell>
          <table:table-cell office:value-type="string">
            <text:p>NU-154</text:p>
          </table:table-cell>
          <table:table-cell office:value-type="float" office:value="66">
            <text:p>66</text:p>
          </table:table-cell>
          <table:table-cell table:number-columns-repeated="249"/>
        </table:table-row>
        <table:table-row table:style-name="ro7">
          <table:table-cell office:value-type="float" office:value="3">
            <text:p>03</text:p>
          </table:table-cell>
          <table:table-cell office:value-type="float" office:value="17">
            <text:p>17</text:p>
          </table:table-cell>
          <table:table-cell office:value-type="string">
            <text:p>NED - NACALA_PORTO</text:p>
          </table:table-cell>
          <table:table-cell office:value-type="float" office:value="-14.490936">
            <text:p>-14.490936</text:p>
          </table:table-cell>
          <table:table-cell office:value-type="float" office:value="40.733554">
            <text:p>40.733554</text:p>
          </table:table-cell>
          <table:table-cell office:value-type="string">
            <text:p>NU-155</text:p>
          </table:table-cell>
          <table:table-cell office:value-type="float" office:value="68">
            <text:p>68</text:p>
          </table:table-cell>
          <table:table-cell table:number-columns-repeated="249"/>
        </table:table-row>
        <table:table-row table:style-name="ro7">
          <table:table-cell office:value-type="float" office:value="3">
            <text:p>03</text:p>
          </table:table-cell>
          <table:table-cell office:value-type="float" office:value="18">
            <text:p>18</text:p>
          </table:table-cell>
          <table:table-cell office:value-type="string">
            <text:p>NED - NACALA_A_VELHA</text:p>
          </table:table-cell>
          <table:table-cell office:value-type="float" office:value="-14.551109">
            <text:p>-14.551109</text:p>
          </table:table-cell>
          <table:table-cell office:value-type="float" office:value="40.621632">
            <text:p>40.621632</text:p>
          </table:table-cell>
          <table:table-cell office:value-type="string">
            <text:p>NU-156</text:p>
          </table:table-cell>
          <table:table-cell office:value-type="float" office:value="67">
            <text:p>67</text:p>
          </table:table-cell>
          <table:table-cell table:number-columns-repeated="249"/>
        </table:table-row>
        <table:table-row table:style-name="ro7">
          <table:table-cell office:value-type="float" office:value="3">
            <text:p>03</text:p>
          </table:table-cell>
          <table:table-cell office:value-type="float" office:value="19">
            <text:p>19</text:p>
          </table:table-cell>
          <table:table-cell office:value-type="string">
            <text:p>NED - NACAROA</text:p>
          </table:table-cell>
          <table:table-cell office:value-type="float" office:value="-14.3695">
            <text:p>-14.369500</text:p>
          </table:table-cell>
          <table:table-cell office:value-type="float" office:value="39.9231">
            <text:p>39.923100</text:p>
          </table:table-cell>
          <table:table-cell office:value-type="string">
            <text:p>NU-157</text:p>
          </table:table-cell>
          <table:table-cell office:value-type="float" office:value="69">
            <text:p>69</text:p>
          </table:table-cell>
          <table:table-cell table:number-columns-repeated="249"/>
        </table:table-row>
        <table:table-row table:style-name="ro7">
          <table:table-cell office:value-type="float" office:value="3">
            <text:p>03</text:p>
          </table:table-cell>
          <table:table-cell office:value-type="float" office:value="20">
            <text:p>20</text:p>
          </table:table-cell>
          <table:table-cell office:value-type="string">
            <text:p>NED - DISTRITO DE NAMPULA</text:p>
          </table:table-cell>
          <table:table-cell office:value-type="float" office:value="-15.0142">
            <text:p>-15.014200</text:p>
          </table:table-cell>
          <table:table-cell office:value-type="float" office:value="39.1289">
            <text:p>39.128900</text:p>
          </table:table-cell>
          <table:table-cell office:value-type="string">
            <text:p>NU-158</text:p>
          </table:table-cell>
          <table:table-cell office:value-type="float" office:value="76">
            <text:p>76</text:p>
          </table:table-cell>
          <table:table-cell table:number-columns-repeated="249"/>
        </table:table-row>
        <table:table-row table:style-name="ro7">
          <table:table-cell office:value-type="float" office:value="3">
            <text:p>03</text:p>
          </table:table-cell>
          <table:table-cell office:value-type="float" office:value="21">
            <text:p>21</text:p>
          </table:table-cell>
          <table:table-cell office:value-type="string">
            <text:p>NED - RIBAUE</text:p>
          </table:table-cell>
          <table:table-cell office:value-type="float" office:value="-14.9464">
            <text:p>-14.946400</text:p>
          </table:table-cell>
          <table:table-cell office:value-type="float" office:value="38.3209">
            <text:p>38.320900</text:p>
          </table:table-cell>
          <table:table-cell office:value-type="string">
            <text:p>NU-159</text:p>
          </table:table-cell>
          <table:table-cell office:value-type="float" office:value="72">
            <text:p>72</text:p>
          </table:table-cell>
          <table:table-cell table:number-columns-repeated="249"/>
        </table:table-row>
        <table:table-row table:style-name="ro7">
          <table:table-cell office:value-type="float" office:value="4">
            <text:p>04</text:p>
          </table:table-cell>
          <table:table-cell office:value-type="float" office:value="0">
            <text:p>00</text:p>
          </table:table-cell>
          <table:table-cell table:style-name="ce22" office:value-type="string">
            <text:p>Zambézia DPS_DPPC_NEP</text:p>
          </table:table-cell>
          <table:table-cell table:style-name="ce25" office:value-type="float" office:value="-17.877102">
            <text:p>-17.877102</text:p>
          </table:table-cell>
          <table:table-cell table:style-name="ce25" office:value-type="float" office:value="36.888244">
            <text:p>36.888244</text:p>
          </table:table-cell>
          <table:table-cell office:value-type="string">
            <text:p>NU-085</text:p>
          </table:table-cell>
          <table:table-cell office:value-type="float" office:value="113">
            <text:p>113</text:p>
          </table:table-cell>
          <table:table-cell table:number-columns-repeated="249"/>
        </table:table-row>
        <table:table-row table:style-name="ro7"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NED - QUELIMANE</text:p>
          </table:table-cell>
          <table:table-cell office:value-type="float" office:value="-17.8822">
            <text:p>-17.882200</text:p>
          </table:table-cell>
          <table:table-cell office:value-type="float" office:value="36.8872">
            <text:p>36.887200</text:p>
          </table:table-cell>
          <table:table-cell office:value-type="string">
            <text:p>NU-101</text:p>
          </table:table-cell>
          <table:table-cell office:value-type="float" office:value="113">
            <text:p>113</text:p>
          </table:table-cell>
          <table:table-cell table:number-columns-repeated="249"/>
        </table:table-row>
        <table:table-row table:style-name="ro7"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NED - ALTO MOLOCUE</text:p>
          </table:table-cell>
          <table:table-cell office:value-type="float" office:value="-15.64669">
            <text:p>-15.646690</text:p>
          </table:table-cell>
          <table:table-cell office:value-type="float" office:value="37.727695">
            <text:p>37.727695</text:p>
          </table:table-cell>
          <table:table-cell office:value-type="string">
            <text:p>NU-100</text:p>
          </table:table-cell>
          <table:table-cell office:value-type="float" office:value="93">
            <text:p>93</text:p>
          </table:table-cell>
          <table:table-cell table:number-columns-repeated="249"/>
        </table:table-row>
        <table:table-row table:style-name="ro7"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NED - CHINDE</text:p>
          </table:table-cell>
          <table:table-cell office:value-type="float" office:value="-18.5833">
            <text:p>-18.583300</text:p>
          </table:table-cell>
          <table:table-cell office:value-type="float" office:value="36.4644">
            <text:p>36.464400</text:p>
          </table:table-cell>
          <table:table-cell office:value-type="string">
            <text:p>NU-099</text:p>
          </table:table-cell>
          <table:table-cell office:value-type="float" office:value="94">
            <text:p>94</text:p>
          </table:table-cell>
          <table:table-cell table:number-columns-repeated="249"/>
        </table:table-row>
        <table:table-row table:style-name="ro7">
          <table:table-cell table:number-columns-repeated="2" office:value-type="float" office:value="4">
            <text:p>04</text:p>
          </table:table-cell>
          <table:table-cell office:value-type="string">
            <text:p>NED - GILÉ</text:p>
          </table:table-cell>
          <table:table-cell office:value-type="float" office:value="-16.1464">
            <text:p>-16.146400</text:p>
          </table:table-cell>
          <table:table-cell office:value-type="float" office:value="38.3725">
            <text:p>38.372500</text:p>
          </table:table-cell>
          <table:table-cell office:value-type="string">
            <text:p>NU-098</text:p>
          </table:table-cell>
          <table:table-cell office:value-type="float" office:value="96">
            <text:p>96</text:p>
          </table:table-cell>
          <table:table-cell table:number-columns-repeated="249"/>
        </table:table-row>
        <table:table-row table:style-name="ro7"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NED - GURUE</text:p>
          </table:table-cell>
          <table:table-cell office:value-type="float" office:value="-15.4625">
            <text:p>-15.462500</text:p>
          </table:table-cell>
          <table:table-cell office:value-type="float" office:value="36.9836">
            <text:p>36.983600</text:p>
          </table:table-cell>
          <table:table-cell office:value-type="string">
            <text:p>NU-086</text:p>
          </table:table-cell>
          <table:table-cell office:value-type="float" office:value="97">
            <text:p>97</text:p>
          </table:table-cell>
          <table:table-cell table:number-columns-repeated="249"/>
        </table:table-row>
        <table:table-row table:style-name="ro7"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NED - ILE</text:p>
          </table:table-cell>
          <table:table-cell office:value-type="float" office:value="-16.0378">
            <text:p>-16.037800</text:p>
          </table:table-cell>
          <table:table-cell office:value-type="float" office:value="37.1683">
            <text:p>37.168300</text:p>
          </table:table-cell>
          <table:table-cell office:value-type="string">
            <text:p>NU-097</text:p>
          </table:table-cell>
          <table:table-cell office:value-type="float" office:value="98">
            <text:p>98</text:p>
          </table:table-cell>
          <table:table-cell table:number-columns-repeated="249"/>
        </table:table-row>
        <table:table-row table:style-name="ro7">
          <table:table-cell office:value-type="float" office:value="4">
            <text:p>04</text:p>
          </table:table-cell>
          <table:table-cell office:value-type="float" office:value="7">
            <text:p>07</text:p>
          </table:table-cell>
          <table:table-cell office:value-type="string">
            <text:p>NED - INHASSUNGE</text:p>
          </table:table-cell>
          <table:table-cell office:value-type="float" office:value="-18.01">
            <text:p>-18.010000</text:p>
          </table:table-cell>
          <table:table-cell office:value-type="float" office:value="36.8108">
            <text:p>36.810800</text:p>
          </table:table-cell>
          <table:table-cell office:value-type="string">
            <text:p>NU-102</text:p>
          </table:table-cell>
          <table:table-cell office:value-type="float" office:value="99">
            <text:p>99</text:p>
          </table:table-cell>
          <table:table-cell table:number-columns-repeated="249"/>
        </table:table-row>
        <table:table-row table:style-name="ro7">
          <table:table-cell office:value-type="float" office:value="4">
            <text:p>04</text:p>
          </table:table-cell>
          <table:table-cell office:value-type="float" office:value="8">
            <text:p>08</text:p>
          </table:table-cell>
          <table:table-cell office:value-type="string">
            <text:p>NED - LUGELA</text:p>
          </table:table-cell>
          <table:table-cell office:value-type="float" office:value="-16.4256">
            <text:p>-16.425600</text:p>
          </table:table-cell>
          <table:table-cell office:value-type="float" office:value="36.7433">
            <text:p>36.743300</text:p>
          </table:table-cell>
          <table:table-cell office:value-type="string">
            <text:p>NU-096</text:p>
          </table:table-cell>
          <table:table-cell office:value-type="float" office:value="100">
            <text:p>100</text:p>
          </table:table-cell>
          <table:table-cell table:number-columns-repeated="249"/>
        </table:table-row>
        <table:table-row table:style-name="ro7">
          <table:table-cell office:value-type="float" office:value="4">
            <text:p>04</text:p>
          </table:table-cell>
          <table:table-cell office:value-type="float" office:value="9">
            <text:p>09</text:p>
          </table:table-cell>
          <table:table-cell office:value-type="string">
            <text:p>NED - MAGANJA DA COSTA</text:p>
          </table:table-cell>
          <table:table-cell office:value-type="float" office:value="-17.3094">
            <text:p>-17.309400</text:p>
          </table:table-cell>
          <table:table-cell office:value-type="float" office:value="37.5089">
            <text:p>37.508900</text:p>
          </table:table-cell>
          <table:table-cell office:value-type="string">
            <text:p>NU-095</text:p>
          </table:table-cell>
          <table:table-cell office:value-type="float" office:value="101">
            <text:p>101</text:p>
          </table:table-cell>
          <table:table-cell table:number-columns-repeated="249"/>
        </table:table-row>
        <table:table-row table:style-name="ro7">
          <table:table-cell office:value-type="float" office:value="4">
            <text:p>04</text:p>
          </table:table-cell>
          <table:table-cell office:value-type="float" office:value="10">
            <text:p>10</text:p>
          </table:table-cell>
          <table:table-cell office:value-type="string">
            <text:p>NED - MILANGE</text:p>
          </table:table-cell>
          <table:table-cell office:value-type="float" office:value="-16.0981">
            <text:p>-16.098100</text:p>
          </table:table-cell>
          <table:table-cell office:value-type="float" office:value="35.7814">
            <text:p>35.781400</text:p>
          </table:table-cell>
          <table:table-cell office:value-type="string">
            <text:p>NU-094</text:p>
          </table:table-cell>
          <table:table-cell office:value-type="float" office:value="102">
            <text:p>102</text:p>
          </table:table-cell>
          <table:table-cell table:number-columns-repeated="249"/>
        </table:table-row>
        <table:table-row table:style-name="ro7">
          <table:table-cell office:value-type="float" office:value="4">
            <text:p>04</text:p>
          </table:table-cell>
          <table:table-cell office:value-type="float" office:value="11">
            <text:p>11</text:p>
          </table:table-cell>
          <table:table-cell office:value-type="string">
            <text:p>NED - MOCUBA</text:p>
          </table:table-cell>
          <table:table-cell office:value-type="float" office:value="-16.8406">
            <text:p>-16.840600</text:p>
          </table:table-cell>
          <table:table-cell office:value-type="float" office:value="36.9875">
            <text:p>36.987500</text:p>
          </table:table-cell>
          <table:table-cell office:value-type="string">
            <text:p>NU-087</text:p>
          </table:table-cell>
          <table:table-cell office:value-type="float" office:value="103">
            <text:p>103</text:p>
          </table:table-cell>
          <table:table-cell table:number-columns-repeated="249"/>
        </table:table-row>
        <table:table-row table:style-name="ro13">
          <table:table-cell office:value-type="float" office:value="4">
            <text:p>04</text:p>
          </table:table-cell>
          <table:table-cell office:value-type="float" office:value="12">
            <text:p>12</text:p>
          </table:table-cell>
          <table:table-cell office:value-type="string">
            <text:p>NED - MOPEIA</text:p>
          </table:table-cell>
          <table:table-cell office:value-type="float" office:value="-17.9795">
            <text:p>-17.979500</text:p>
          </table:table-cell>
          <table:table-cell office:value-type="float" office:value="35.7128">
            <text:p>35.712800</text:p>
          </table:table-cell>
          <table:table-cell office:value-type="string">
            <text:p>NU-092</text:p>
          </table:table-cell>
          <table:table-cell office:value-type="float" office:value="106">
            <text:p>106</text:p>
          </table:table-cell>
          <table:table-cell table:number-columns-repeated="249"/>
        </table:table-row>
        <table:table-row table:style-name="ro11">
          <table:table-cell office:value-type="float" office:value="4">
            <text:p>04</text:p>
          </table:table-cell>
          <table:table-cell office:value-type="float" office:value="13">
            <text:p>13</text:p>
          </table:table-cell>
          <table:table-cell office:value-type="string">
            <text:p>NED - MORRUMBALA</text:p>
          </table:table-cell>
          <table:table-cell office:value-type="float" office:value="-16.89972">
            <text:p>-16.899720</text:p>
          </table:table-cell>
          <table:table-cell office:value-type="float" office:value="35.740693">
            <text:p>35.740693</text:p>
          </table:table-cell>
          <table:table-cell office:value-type="string">
            <text:p>NU-091</text:p>
          </table:table-cell>
          <table:table-cell office:value-type="float" office:value="107">
            <text:p>107</text:p>
          </table:table-cell>
          <table:table-cell table:number-columns-repeated="249"/>
        </table:table-row>
        <table:table-row table:style-name="ro7">
          <table:table-cell office:value-type="float" office:value="4">
            <text:p>04</text:p>
          </table:table-cell>
          <table:table-cell office:value-type="float" office:value="14">
            <text:p>14</text:p>
          </table:table-cell>
          <table:table-cell office:value-type="string">
            <text:p>NED - NAMACURRA</text:p>
          </table:table-cell>
          <table:table-cell office:value-type="float" office:value="-17.4944">
            <text:p>-17.494400</text:p>
          </table:table-cell>
          <table:table-cell office:value-type="float" office:value="37.0265">
            <text:p>37.026500</text:p>
          </table:table-cell>
          <table:table-cell office:value-type="string">
            <text:p>NU-090</text:p>
          </table:table-cell>
          <table:table-cell office:value-type="float" office:value="109">
            <text:p>109</text:p>
          </table:table-cell>
          <table:table-cell table:number-columns-repeated="249"/>
        </table:table-row>
        <table:table-row table:style-name="ro7">
          <table:table-cell office:value-type="float" office:value="4">
            <text:p>04</text:p>
          </table:table-cell>
          <table:table-cell office:value-type="float" office:value="15">
            <text:p>15</text:p>
          </table:table-cell>
          <table:table-cell office:value-type="string">
            <text:p>NED - NAMARROI</text:p>
          </table:table-cell>
          <table:table-cell office:value-type="float" office:value="-15.9539">
            <text:p>-15.953900</text:p>
          </table:table-cell>
          <table:table-cell office:value-type="float" office:value="36.8658">
            <text:p>36.865800</text:p>
          </table:table-cell>
          <table:table-cell office:value-type="string">
            <text:p>NU-089</text:p>
          </table:table-cell>
          <table:table-cell office:value-type="float" office:value="110">
            <text:p>110</text:p>
          </table:table-cell>
          <table:table-cell table:number-columns-repeated="249"/>
        </table:table-row>
        <table:table-row table:style-name="ro7">
          <table:table-cell office:value-type="float" office:value="4">
            <text:p>04</text:p>
          </table:table-cell>
          <table:table-cell office:value-type="float" office:value="16">
            <text:p>16</text:p>
          </table:table-cell>
          <table:table-cell office:value-type="string">
            <text:p>NED - NICOADALA</text:p>
          </table:table-cell>
          <table:table-cell office:value-type="float" office:value="-17.6031">
            <text:p>-17.603100</text:p>
          </table:table-cell>
          <table:table-cell office:value-type="float" office:value="36.8195">
            <text:p>36.819500</text:p>
          </table:table-cell>
          <table:table-cell office:value-type="string">
            <text:p>NU-088</text:p>
          </table:table-cell>
          <table:table-cell office:value-type="float" office:value="111">
            <text:p>111</text:p>
          </table:table-cell>
          <table:table-cell table:number-columns-repeated="249"/>
        </table:table-row>
        <table:table-row table:style-name="ro7">
          <table:table-cell office:value-type="float" office:value="4">
            <text:p>04</text:p>
          </table:table-cell>
          <table:table-cell office:value-type="float" office:value="17">
            <text:p>17</text:p>
          </table:table-cell>
          <table:table-cell office:value-type="string">
            <text:p>NED - PEBANE</text:p>
          </table:table-cell>
          <table:table-cell office:value-type="float" office:value="-17.2745">
            <text:p>-17.274500</text:p>
          </table:table-cell>
          <table:table-cell office:value-type="float" office:value="38.1781">
            <text:p>38.178100</text:p>
          </table:table-cell>
          <table:table-cell office:value-type="string">
            <text:p>NU-093</text:p>
          </table:table-cell>
          <table:table-cell office:value-type="float" office:value="112">
            <text:p>112</text:p>
          </table:table-cell>
          <table:table-cell table:number-columns-repeated="249"/>
        </table:table-row>
        <table:table-row table:style-name="ro7">
          <table:table-cell office:value-type="float" office:value="5">
            <text:p>05</text:p>
          </table:table-cell>
          <table:table-cell office:value-type="float" office:value="0">
            <text:p>00</text:p>
          </table:table-cell>
          <table:table-cell table:style-name="ce24" office:value-type="string">
            <text:p>Tete DPS_DPPC_NEP</text:p>
          </table:table-cell>
          <table:table-cell table:style-name="ce25" office:value-type="float" office:value="-16.166128">
            <text:p>-16.166128</text:p>
          </table:table-cell>
          <table:table-cell table:style-name="ce25" office:value-type="float" office:value="33.599932">
            <text:p>33.599932</text:p>
          </table:table-cell>
          <table:table-cell office:value-type="string">
            <text:p>NU-071</text:p>
          </table:table-cell>
          <table:table-cell office:value-type="float" office:value="89">
            <text:p>89</text:p>
          </table:table-cell>
          <table:table-cell table:number-columns-repeated="249"/>
        </table:table-row>
        <table:table-row table:style-name="ro7"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NED - CIDADE DE TETE</text:p>
          </table:table-cell>
          <table:table-cell office:value-type="float" office:value="-16.1525">
            <text:p>-16.152500</text:p>
          </table:table-cell>
          <table:table-cell office:value-type="float" office:value="33.5839">
            <text:p>33.583900</text:p>
          </table:table-cell>
          <table:table-cell office:value-type="string">
            <text:p>NU-075</text:p>
          </table:table-cell>
          <table:table-cell office:value-type="float" office:value="89">
            <text:p>89</text:p>
          </table:table-cell>
          <table:table-cell table:number-columns-repeated="249"/>
        </table:table-row>
        <table:table-row table:style-name="ro7"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NED - ANGONIA</text:p>
          </table:table-cell>
          <table:table-cell office:value-type="float" office:value="-14.7231">
            <text:p>-14.723100</text:p>
          </table:table-cell>
          <table:table-cell office:value-type="float" office:value="34.3631">
            <text:p>34.363100</text:p>
          </table:table-cell>
          <table:table-cell office:value-type="string">
            <text:p>NU-073</text:p>
          </table:table-cell>
          <table:table-cell office:value-type="float" office:value="77">
            <text:p>77</text:p>
          </table:table-cell>
          <table:table-cell table:number-columns-repeated="249"/>
        </table:table-row>
        <table:table-row table:style-name="ro7"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NED - CAHORA BASSA</text:p>
          </table:table-cell>
          <table:table-cell office:value-type="float" office:value="-15.599">
            <text:p>-15.599000</text:p>
          </table:table-cell>
          <table:table-cell office:value-type="float" office:value="32.7674">
            <text:p>32.767400</text:p>
          </table:table-cell>
          <table:table-cell office:value-type="string">
            <text:p>NU-072</text:p>
          </table:table-cell>
          <table:table-cell office:value-type="float" office:value="78">
            <text:p>78</text:p>
          </table:table-cell>
          <table:table-cell table:number-columns-repeated="249"/>
        </table:table-row>
        <table:table-row table:style-name="ro7"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NED - CHANGARA</text:p>
          </table:table-cell>
          <table:table-cell office:value-type="float" office:value="-16.8363">
            <text:p>-16.836300</text:p>
          </table:table-cell>
          <table:table-cell office:value-type="float" office:value="33.2774">
            <text:p>33.277400</text:p>
          </table:table-cell>
          <table:table-cell office:value-type="string">
            <text:p>NU-083</text:p>
          </table:table-cell>
          <table:table-cell office:value-type="float" office:value="79">
            <text:p>79</text:p>
          </table:table-cell>
          <table:table-cell table:number-columns-repeated="249"/>
        </table:table-row>
        <table:table-row table:style-name="ro7">
          <table:table-cell table:number-columns-repeated="2" office:value-type="float" office:value="5">
            <text:p>05</text:p>
          </table:table-cell>
          <table:table-cell office:value-type="string">
            <text:p>NED - CHIFUNDE</text:p>
          </table:table-cell>
          <table:table-cell office:value-type="float" office:value="-14.8803">
            <text:p>-14.880300</text:p>
          </table:table-cell>
          <table:table-cell office:value-type="float" office:value="32.8361">
            <text:p>32.836100</text:p>
          </table:table-cell>
          <table:table-cell office:value-type="string">
            <text:p>NU-082</text:p>
          </table:table-cell>
          <table:table-cell office:value-type="float" office:value="80">
            <text:p>80</text:p>
          </table:table-cell>
          <table:table-cell table:number-columns-repeated="249"/>
        </table:table-row>
        <table:table-row table:style-name="ro7"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string">
            <text:p>NED - CHIUTA</text:p>
          </table:table-cell>
          <table:table-cell office:value-type="float" office:value="-15.3789">
            <text:p>-15.378900</text:p>
          </table:table-cell>
          <table:table-cell office:value-type="float" office:value="33.2014">
            <text:p>33.201400</text:p>
          </table:table-cell>
          <table:table-cell office:value-type="string">
            <text:p>NU-081</text:p>
          </table:table-cell>
          <table:table-cell office:value-type="float" office:value="81">
            <text:p>81</text:p>
          </table:table-cell>
          <table:table-cell table:number-columns-repeated="249"/>
        </table:table-row>
        <table:table-row table:style-name="ro7">
          <table:table-cell office:value-type="float" office:value="5">
            <text:p>05</text:p>
          </table:table-cell>
          <table:table-cell office:value-type="float" office:value="7">
            <text:p>07</text:p>
          </table:table-cell>
          <table:table-cell office:value-type="string">
            <text:p>NED - MACANGA</text:p>
          </table:table-cell>
          <table:table-cell office:value-type="float" office:value="-14.9033">
            <text:p>-14.903300</text:p>
          </table:table-cell>
          <table:table-cell office:value-type="float" office:value="33.6119">
            <text:p>33.611900</text:p>
          </table:table-cell>
          <table:table-cell office:value-type="string">
            <text:p>NU-080</text:p>
          </table:table-cell>
          <table:table-cell office:value-type="float" office:value="83">
            <text:p>83</text:p>
          </table:table-cell>
          <table:table-cell table:number-columns-repeated="249"/>
        </table:table-row>
        <table:table-row table:style-name="ro7">
          <table:table-cell office:value-type="float" office:value="5">
            <text:p>05</text:p>
          </table:table-cell>
          <table:table-cell office:value-type="float" office:value="8">
            <text:p>08</text:p>
          </table:table-cell>
          <table:table-cell office:value-type="string">
            <text:p>NED - MÁGOÈ</text:p>
          </table:table-cell>
          <table:table-cell office:value-type="float" office:value="-15.8061">
            <text:p>-15.806100</text:p>
          </table:table-cell>
          <table:table-cell office:value-type="float" office:value="31.7511">
            <text:p>31.751100</text:p>
          </table:table-cell>
          <table:table-cell office:value-type="string">
            <text:p>NU-079</text:p>
          </table:table-cell>
          <table:table-cell office:value-type="float" office:value="84">
            <text:p>84</text:p>
          </table:table-cell>
          <table:table-cell table:number-columns-repeated="249"/>
        </table:table-row>
        <table:table-row table:style-name="ro7">
          <table:table-cell office:value-type="float" office:value="5">
            <text:p>05</text:p>
          </table:table-cell>
          <table:table-cell office:value-type="float" office:value="9">
            <text:p>09</text:p>
          </table:table-cell>
          <table:table-cell office:value-type="string">
            <text:p>NED - MARÁVIA</text:p>
          </table:table-cell>
          <table:table-cell office:value-type="float" office:value="-14.9847">
            <text:p>-14.984700</text:p>
          </table:table-cell>
          <table:table-cell office:value-type="float" office:value="32.2833">
            <text:p>32.283300</text:p>
          </table:table-cell>
          <table:table-cell office:value-type="string">
            <text:p>NU-078</text:p>
          </table:table-cell>
          <table:table-cell office:value-type="float" office:value="86">
            <text:p>86</text:p>
          </table:table-cell>
          <table:table-cell table:number-columns-repeated="249"/>
        </table:table-row>
        <table:table-row table:style-name="ro7">
          <table:table-cell office:value-type="float" office:value="5">
            <text:p>05</text:p>
          </table:table-cell>
          <table:table-cell office:value-type="float" office:value="10">
            <text:p>10</text:p>
          </table:table-cell>
          <table:table-cell office:value-type="string">
            <text:p>NED - MOATIZE</text:p>
          </table:table-cell>
          <table:table-cell office:value-type="float" office:value="-16.1245">
            <text:p>-16.124500</text:p>
          </table:table-cell>
          <table:table-cell office:value-type="float" office:value="33.746">
            <text:p>33.746000</text:p>
          </table:table-cell>
          <table:table-cell office:value-type="string">
            <text:p>NU-074</text:p>
          </table:table-cell>
          <table:table-cell office:value-type="float" office:value="87">
            <text:p>87</text:p>
          </table:table-cell>
          <table:table-cell table:number-columns-repeated="249"/>
        </table:table-row>
        <table:table-row table:style-name="ro7">
          <table:table-cell office:value-type="float" office:value="5">
            <text:p>05</text:p>
          </table:table-cell>
          <table:table-cell office:value-type="float" office:value="11">
            <text:p>11</text:p>
          </table:table-cell>
          <table:table-cell office:value-type="string">
            <text:p>NED - MUTARARA</text:p>
          </table:table-cell>
          <table:table-cell office:value-type="float" office:value="-17.4514">
            <text:p>-17.451400</text:p>
          </table:table-cell>
          <table:table-cell office:value-type="float" office:value="35.0788">
            <text:p>35.078800</text:p>
          </table:table-cell>
          <table:table-cell office:value-type="string">
            <text:p>NU-077</text:p>
          </table:table-cell>
          <table:table-cell office:value-type="float" office:value="88">
            <text:p>88</text:p>
          </table:table-cell>
          <table:table-cell table:number-columns-repeated="249"/>
        </table:table-row>
        <table:table-row table:style-name="ro7">
          <table:table-cell office:value-type="float" office:value="5">
            <text:p>05</text:p>
          </table:table-cell>
          <table:table-cell office:value-type="float" office:value="12">
            <text:p>12</text:p>
          </table:table-cell>
          <table:table-cell office:value-type="string">
            <text:p>NED - TSANGANO</text:p>
          </table:table-cell>
          <table:table-cell office:value-type="float" office:value="-15.1611">
            <text:p>-15.161100</text:p>
          </table:table-cell>
          <table:table-cell office:value-type="float" office:value="34.5611">
            <text:p>34.561100</text:p>
          </table:table-cell>
          <table:table-cell office:value-type="string">
            <text:p>NU-084</text:p>
          </table:table-cell>
          <table:table-cell office:value-type="float" office:value="90">
            <text:p>90</text:p>
          </table:table-cell>
          <table:table-cell table:number-columns-repeated="249"/>
        </table:table-row>
        <table:table-row table:style-name="ro7">
          <table:table-cell office:value-type="float" office:value="5">
            <text:p>05</text:p>
          </table:table-cell>
          <table:table-cell office:value-type="float" office:value="13">
            <text:p>13</text:p>
          </table:table-cell>
          <table:table-cell office:value-type="string">
            <text:p>NED - ZUMBO</text:p>
          </table:table-cell>
          <table:table-cell office:value-type="float" office:value="-15.6147">
            <text:p>-15.614700</text:p>
          </table:table-cell>
          <table:table-cell office:value-type="float" office:value="30.4394">
            <text:p>30.439400</text:p>
          </table:table-cell>
          <table:table-cell office:value-type="string">
            <text:p>NU-076</text:p>
          </table:table-cell>
          <table:table-cell office:value-type="float" office:value="91">
            <text:p>91</text:p>
          </table:table-cell>
          <table:table-cell table:number-columns-repeated="249"/>
        </table:table-row>
        <table:table-row table:style-name="ro7">
          <table:table-cell office:value-type="float" office:value="6">
            <text:p>06</text:p>
          </table:table-cell>
          <table:table-cell office:value-type="float" office:value="0">
            <text:p>00</text:p>
          </table:table-cell>
          <table:table-cell table:style-name="ce22" office:value-type="string">
            <text:p>Manica DPS_DPPC_NEP</text:p>
          </table:table-cell>
          <table:table-cell table:style-name="ce25" office:value-type="float" office:value="-19.108221">
            <text:p>-19.108221</text:p>
          </table:table-cell>
          <table:table-cell table:style-name="ce25" office:value-type="float" office:value="33.480841">
            <text:p>33.480841</text:p>
          </table:table-cell>
          <table:table-cell office:value-type="string">
            <text:p>NU-060</text:p>
          </table:table-cell>
          <table:table-cell office:value-type="float" office:value="124">
            <text:p>124</text:p>
          </table:table-cell>
          <table:table-cell table:number-columns-repeated="249"/>
        </table:table-row>
        <table:table-row table:style-name="ro7">
          <table:table-cell office:value-type="float" office:value="6">
            <text:p>06</text:p>
          </table:table-cell>
          <table:table-cell office:value-type="float" office:value="1">
            <text:p>01</text:p>
          </table:table-cell>
          <table:table-cell office:value-type="string">
            <text:p>NED - CIDADE DE CHIMOIO</text:p>
          </table:table-cell>
          <table:table-cell office:value-type="float" office:value="-19.1144">
            <text:p>-19.114400</text:p>
          </table:table-cell>
          <table:table-cell office:value-type="float" office:value="33.4583">
            <text:p>33.458300</text:p>
          </table:table-cell>
          <table:table-cell office:value-type="string">
            <text:p>NU-068</text:p>
          </table:table-cell>
          <table:table-cell office:value-type="float" office:value="118">
            <text:p>118</text:p>
          </table:table-cell>
          <table:table-cell table:number-columns-repeated="249"/>
        </table:table-row>
        <table:table-row table:style-name="ro7"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NED - BÁRUE</text:p>
          </table:table-cell>
          <table:table-cell office:value-type="float" office:value="-18.0547">
            <text:p>-18.054700</text:p>
          </table:table-cell>
          <table:table-cell office:value-type="float" office:value="33.1711">
            <text:p>33.171100</text:p>
          </table:table-cell>
          <table:table-cell office:value-type="string">
            <text:p>NU-069</text:p>
          </table:table-cell>
          <table:table-cell office:value-type="float" office:value="117">
            <text:p>117</text:p>
          </table:table-cell>
          <table:table-cell table:number-columns-repeated="249"/>
        </table:table-row>
        <table:table-row table:style-name="ro7"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NED - GONDOLA</text:p>
          </table:table-cell>
          <table:table-cell office:value-type="float" office:value="-19.0772">
            <text:p>-19.077200</text:p>
          </table:table-cell>
          <table:table-cell office:value-type="float" office:value="33.6417">
            <text:p>33.641700</text:p>
          </table:table-cell>
          <table:table-cell office:value-type="string">
            <text:p>NU-067</text:p>
          </table:table-cell>
          <table:table-cell office:value-type="float" office:value="119">
            <text:p>119</text:p>
          </table:table-cell>
          <table:table-cell table:number-columns-repeated="249"/>
        </table:table-row>
        <table:table-row table:style-name="ro7"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NED - GURO</text:p>
          </table:table-cell>
          <table:table-cell office:value-type="float" office:value="-17.42">
            <text:p>-17.420000</text:p>
          </table:table-cell>
          <table:table-cell office:value-type="float" office:value="33.3494">
            <text:p>33.349400</text:p>
          </table:table-cell>
          <table:table-cell office:value-type="string">
            <text:p>NU-066</text:p>
          </table:table-cell>
          <table:table-cell office:value-type="float" office:value="120">
            <text:p>120</text:p>
          </table:table-cell>
          <table:table-cell table:number-columns-repeated="249"/>
        </table:table-row>
        <table:table-row table:style-name="ro7"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string">
            <text:p>NED - MACHAZE</text:p>
          </table:table-cell>
          <table:table-cell office:value-type="float" office:value="-20.8244">
            <text:p>-20.824400</text:p>
          </table:table-cell>
          <table:table-cell office:value-type="float" office:value="33.3697">
            <text:p>33.369700</text:p>
          </table:table-cell>
          <table:table-cell office:value-type="string">
            <text:p>NU-070</text:p>
          </table:table-cell>
          <table:table-cell office:value-type="float" office:value="122">
            <text:p>122</text:p>
          </table:table-cell>
          <table:table-cell table:number-columns-repeated="249"/>
        </table:table-row>
        <table:table-row table:style-name="ro7">
          <table:table-cell table:number-columns-repeated="2" office:value-type="float" office:value="6">
            <text:p>06</text:p>
          </table:table-cell>
          <table:table-cell office:value-type="string">
            <text:p>NED - MACOSSA</text:p>
          </table:table-cell>
          <table:table-cell office:value-type="float" office:value="-17.9">
            <text:p>-17.900000</text:p>
          </table:table-cell>
          <table:table-cell office:value-type="float" office:value="33.9392">
            <text:p>33.939200</text:p>
          </table:table-cell>
          <table:table-cell office:value-type="string">
            <text:p>NU-062</text:p>
          </table:table-cell>
          <table:table-cell office:value-type="float" office:value="123">
            <text:p>123</text:p>
          </table:table-cell>
          <table:table-cell table:number-columns-repeated="249"/>
        </table:table-row>
        <table:table-row table:style-name="ro7">
          <table:table-cell office:value-type="float" office:value="6">
            <text:p>06</text:p>
          </table:table-cell>
          <table:table-cell office:value-type="float" office:value="7">
            <text:p>07</text:p>
          </table:table-cell>
          <table:table-cell office:value-type="string">
            <text:p>NED - MANICA</text:p>
          </table:table-cell>
          <table:table-cell office:value-type="float" office:value="-18.9406">
            <text:p>-18.940600</text:p>
          </table:table-cell>
          <table:table-cell office:value-type="float" office:value="32.8753">
            <text:p>32.875300</text:p>
          </table:table-cell>
          <table:table-cell office:value-type="string">
            <text:p>NU-065</text:p>
          </table:table-cell>
          <table:table-cell office:value-type="float" office:value="124">
            <text:p>124</text:p>
          </table:table-cell>
          <table:table-cell table:number-columns-repeated="249"/>
        </table:table-row>
        <table:table-row table:style-name="ro7">
          <table:table-cell office:value-type="float" office:value="6">
            <text:p>06</text:p>
          </table:table-cell>
          <table:table-cell office:value-type="float" office:value="8">
            <text:p>08</text:p>
          </table:table-cell>
          <table:table-cell office:value-type="string">
            <text:p>NED - MOSSURIZE</text:p>
          </table:table-cell>
          <table:table-cell office:value-type="float" office:value="-20.4528">
            <text:p>-20.452800</text:p>
          </table:table-cell>
          <table:table-cell office:value-type="float" office:value="32.7722">
            <text:p>32.772200</text:p>
          </table:table-cell>
          <table:table-cell office:value-type="string">
            <text:p>NU-064</text:p>
          </table:table-cell>
          <table:table-cell office:value-type="float" office:value="125">
            <text:p>125</text:p>
          </table:table-cell>
          <table:table-cell table:number-columns-repeated="249"/>
        </table:table-row>
        <table:table-row table:style-name="ro7">
          <table:table-cell office:value-type="float" office:value="6">
            <text:p>06</text:p>
          </table:table-cell>
          <table:table-cell office:value-type="float" office:value="9">
            <text:p>09</text:p>
          </table:table-cell>
          <table:table-cell office:value-type="string">
            <text:p>NED - SUSSUNDENGA</text:p>
          </table:table-cell>
          <table:table-cell office:value-type="float" office:value="-19.4097">
            <text:p>-19.409700</text:p>
          </table:table-cell>
          <table:table-cell office:value-type="float" office:value="33.2939">
            <text:p>33.293900</text:p>
          </table:table-cell>
          <table:table-cell office:value-type="string">
            <text:p>NU-061</text:p>
          </table:table-cell>
          <table:table-cell office:value-type="float" office:value="126">
            <text:p>126</text:p>
          </table:table-cell>
          <table:table-cell table:number-columns-repeated="249"/>
        </table:table-row>
        <table:table-row table:style-name="ro7">
          <table:table-cell office:value-type="float" office:value="6">
            <text:p>06</text:p>
          </table:table-cell>
          <table:table-cell office:value-type="float" office:value="10">
            <text:p>10</text:p>
          </table:table-cell>
          <table:table-cell office:value-type="string">
            <text:p>NED - TAMBARA</text:p>
          </table:table-cell>
          <table:table-cell office:value-type="float" office:value="-16.723848">
            <text:p>-16.723848</text:p>
          </table:table-cell>
          <table:table-cell office:value-type="float" office:value="34.250496">
            <text:p>34.250496</text:p>
          </table:table-cell>
          <table:table-cell office:value-type="string">
            <text:p>NU-063</text:p>
          </table:table-cell>
          <table:table-cell office:value-type="float" office:value="127">
            <text:p>127</text:p>
          </table:table-cell>
          <table:table-cell table:number-columns-repeated="249"/>
        </table:table-row>
        <table:table-row table:style-name="ro7">
          <table:table-cell office:value-type="float" office:value="7">
            <text:p>07</text:p>
          </table:table-cell>
          <table:table-cell office:value-type="float" office:value="0">
            <text:p>00</text:p>
          </table:table-cell>
          <table:table-cell table:style-name="ce22" office:value-type="string">
            <text:p>Sofala DPS_DPPC_NEP</text:p>
          </table:table-cell>
          <table:table-cell table:style-name="ce25" office:value-type="float" office:value="-19.830211">
            <text:p>-19.830211</text:p>
          </table:table-cell>
          <table:table-cell table:style-name="ce25" office:value-type="float" office:value="34.849949">
            <text:p>34.849949</text:p>
          </table:table-cell>
          <table:table-cell office:value-type="string">
            <text:p>NU-046</text:p>
          </table:table-cell>
          <table:table-cell office:value-type="float" office:value="130">
            <text:p>130</text:p>
          </table:table-cell>
          <table:table-cell table:number-columns-repeated="249"/>
        </table:table-row>
        <table:table-row table:style-name="ro7">
          <table:table-cell office:value-type="float" office:value="7">
            <text:p>07</text:p>
          </table:table-cell>
          <table:table-cell office:value-type="float" office:value="1">
            <text:p>01</text:p>
          </table:table-cell>
          <table:table-cell office:value-type="string">
            <text:p>NED - CIDADE DA BEIRA</text:p>
          </table:table-cell>
          <table:table-cell office:value-type="float" office:value="-19.849887">
            <text:p>-19.849887</text:p>
          </table:table-cell>
          <table:table-cell office:value-type="float" office:value="34.876659">
            <text:p>34.876659</text:p>
          </table:table-cell>
          <table:table-cell office:value-type="string">
            <text:p>NU-052</text:p>
          </table:table-cell>
          <table:table-cell office:value-type="float" office:value="130">
            <text:p>130</text:p>
          </table:table-cell>
          <table:table-cell table:number-columns-repeated="249"/>
        </table:table-row>
        <table:table-row table:style-name="ro7">
          <table:table-cell office:value-type="float" office:value="7">
            <text:p>07</text:p>
          </table:table-cell>
          <table:table-cell office:value-type="float" office:value="2">
            <text:p>02</text:p>
          </table:table-cell>
          <table:table-cell office:value-type="string">
            <text:p>NED - BUZI</text:p>
          </table:table-cell>
          <table:table-cell office:value-type="float" office:value="-19.8828">
            <text:p>-19.882800</text:p>
          </table:table-cell>
          <table:table-cell office:value-type="float" office:value="34.5928">
            <text:p>34.592800</text:p>
          </table:table-cell>
          <table:table-cell office:value-type="string">
            <text:p>NU-058</text:p>
          </table:table-cell>
          <table:table-cell office:value-type="float" office:value="131">
            <text:p>131</text:p>
          </table:table-cell>
          <table:table-cell table:number-columns-repeated="249"/>
        </table:table-row>
        <table:table-row table:style-name="ro7">
          <table:table-cell office:value-type="float" office:value="7">
            <text:p>07</text:p>
          </table:table-cell>
          <table:table-cell office:value-type="float" office:value="3">
            <text:p>03</text:p>
          </table:table-cell>
          <table:table-cell office:value-type="string">
            <text:p>NED - CAIA</text:p>
          </table:table-cell>
          <table:table-cell office:value-type="float" office:value="-17.8356">
            <text:p>-17.835600</text:p>
          </table:table-cell>
          <table:table-cell office:value-type="float" office:value="35.3431">
            <text:p>35.343100</text:p>
          </table:table-cell>
          <table:table-cell office:value-type="string">
            <text:p>NU-057</text:p>
          </table:table-cell>
          <table:table-cell office:value-type="float" office:value="132">
            <text:p>132</text:p>
          </table:table-cell>
          <table:table-cell table:number-columns-repeated="249"/>
        </table:table-row>
        <table:table-row table:style-name="ro7">
          <table:table-cell office:value-type="float" office:value="7">
            <text:p>07</text:p>
          </table:table-cell>
          <table:table-cell office:value-type="float" office:value="4">
            <text:p>04</text:p>
          </table:table-cell>
          <table:table-cell office:value-type="string">
            <text:p>NED - CHEMBA</text:p>
          </table:table-cell>
          <table:table-cell office:value-type="float" office:value="-17.15">
            <text:p>-17.150000</text:p>
          </table:table-cell>
          <table:table-cell office:value-type="float" office:value="34.8833">
            <text:p>34.883300</text:p>
          </table:table-cell>
          <table:table-cell office:value-type="string">
            <text:p>NU-056</text:p>
          </table:table-cell>
          <table:table-cell office:value-type="float" office:value="133">
            <text:p>133</text:p>
          </table:table-cell>
          <table:table-cell table:number-columns-repeated="249"/>
        </table:table-row>
        <table:table-row table:style-name="ro7">
          <table:table-cell office:value-type="float" office:value="7">
            <text:p>07</text:p>
          </table:table-cell>
          <table:table-cell office:value-type="float" office:value="5">
            <text:p>05</text:p>
          </table:table-cell>
          <table:table-cell office:value-type="string">
            <text:p>NED - CHERINGOMA</text:p>
          </table:table-cell>
          <table:table-cell office:value-type="float" office:value="-18.4167">
            <text:p>-18.416700</text:p>
          </table:table-cell>
          <table:table-cell office:value-type="float" office:value="35.0167">
            <text:p>35.016700</text:p>
          </table:table-cell>
          <table:table-cell office:value-type="string">
            <text:p>NU-055</text:p>
          </table:table-cell>
          <table:table-cell office:value-type="float" office:value="134">
            <text:p>134</text:p>
          </table:table-cell>
          <table:table-cell table:number-columns-repeated="249"/>
        </table:table-row>
        <table:table-row table:style-name="ro7">
          <table:table-cell office:value-type="float" office:value="7">
            <text:p>07</text:p>
          </table:table-cell>
          <table:table-cell office:value-type="float" office:value="6">
            <text:p>06</text:p>
          </table:table-cell>
          <table:table-cell office:value-type="string">
            <text:p>NED - CHIBABAVA</text:p>
          </table:table-cell>
          <table:table-cell office:value-type="float" office:value="-20.2897">
            <text:p>-20.289700</text:p>
          </table:table-cell>
          <table:table-cell office:value-type="float" office:value="33.6572">
            <text:p>33.657200</text:p>
          </table:table-cell>
          <table:table-cell office:value-type="string">
            <text:p>NU-054</text:p>
          </table:table-cell>
          <table:table-cell office:value-type="float" office:value="135">
            <text:p>135</text:p>
          </table:table-cell>
          <table:table-cell table:number-columns-repeated="249"/>
        </table:table-row>
        <table:table-row table:style-name="ro7">
          <table:table-cell table:number-columns-repeated="2" office:value-type="float" office:value="7">
            <text:p>07</text:p>
          </table:table-cell>
          <table:table-cell office:value-type="string">
            <text:p>NED - DONDO</text:p>
          </table:table-cell>
          <table:table-cell office:value-type="float" office:value="-19.6186">
            <text:p>-19.618600</text:p>
          </table:table-cell>
          <table:table-cell office:value-type="float" office:value="34.7467">
            <text:p>34.746700</text:p>
          </table:table-cell>
          <table:table-cell office:value-type="string">
            <text:p>NU-047</text:p>
          </table:table-cell>
          <table:table-cell office:value-type="float" office:value="136">
            <text:p>136</text:p>
          </table:table-cell>
          <table:table-cell table:number-columns-repeated="249"/>
        </table:table-row>
        <table:table-row table:style-name="ro7">
          <table:table-cell office:value-type="float" office:value="7">
            <text:p>07</text:p>
          </table:table-cell>
          <table:table-cell office:value-type="float" office:value="8">
            <text:p>08</text:p>
          </table:table-cell>
          <table:table-cell office:value-type="string">
            <text:p>NED - GORONGOSA</text:p>
          </table:table-cell>
          <table:table-cell office:value-type="float" office:value="-18.6931">
            <text:p>-18.693100</text:p>
          </table:table-cell>
          <table:table-cell office:value-type="float" office:value="34.0728">
            <text:p>34.072800</text:p>
          </table:table-cell>
          <table:table-cell office:value-type="string">
            <text:p>NU-053</text:p>
          </table:table-cell>
          <table:table-cell office:value-type="float" office:value="137">
            <text:p>137</text:p>
          </table:table-cell>
          <table:table-cell table:number-columns-repeated="249"/>
        </table:table-row>
        <table:table-row table:style-name="ro7">
          <table:table-cell office:value-type="float" office:value="7">
            <text:p>07</text:p>
          </table:table-cell>
          <table:table-cell office:value-type="float" office:value="9">
            <text:p>09</text:p>
          </table:table-cell>
          <table:table-cell office:value-type="string">
            <text:p>NED - MACHANGA</text:p>
          </table:table-cell>
          <table:table-cell office:value-type="float" office:value="-20.975">
            <text:p>-20.975000</text:p>
          </table:table-cell>
          <table:table-cell office:value-type="float" office:value="35.005">
            <text:p>35.005000</text:p>
          </table:table-cell>
          <table:table-cell office:value-type="string">
            <text:p>NU-059</text:p>
          </table:table-cell>
          <table:table-cell office:value-type="float" office:value="138">
            <text:p>138</text:p>
          </table:table-cell>
          <table:table-cell table:number-columns-repeated="249"/>
        </table:table-row>
        <table:table-row table:style-name="ro7">
          <table:table-cell office:value-type="float" office:value="7">
            <text:p>07</text:p>
          </table:table-cell>
          <table:table-cell office:value-type="float" office:value="10">
            <text:p>10</text:p>
          </table:table-cell>
          <table:table-cell office:value-type="string">
            <text:p>NED - MARINGUE</text:p>
          </table:table-cell>
          <table:table-cell office:value-type="float" office:value="-17.9661">
            <text:p>-17.966100</text:p>
          </table:table-cell>
          <table:table-cell office:value-type="float" office:value="34.4144">
            <text:p>34.414400</text:p>
          </table:table-cell>
          <table:table-cell office:value-type="string">
            <text:p>NU-051</text:p>
          </table:table-cell>
          <table:table-cell office:value-type="float" office:value="139">
            <text:p>139</text:p>
          </table:table-cell>
          <table:table-cell table:number-columns-repeated="249"/>
        </table:table-row>
        <table:table-row table:style-name="ro7">
          <table:table-cell office:value-type="float" office:value="7">
            <text:p>07</text:p>
          </table:table-cell>
          <table:table-cell office:value-type="float" office:value="11">
            <text:p>11</text:p>
          </table:table-cell>
          <table:table-cell office:value-type="string">
            <text:p>NED - MARROMEU</text:p>
          </table:table-cell>
          <table:table-cell office:value-type="float" office:value="-18.2989">
            <text:p>-18.298900</text:p>
          </table:table-cell>
          <table:table-cell office:value-type="float" office:value="35.9544">
            <text:p>35.954400</text:p>
          </table:table-cell>
          <table:table-cell office:value-type="string">
            <text:p>NU-050</text:p>
          </table:table-cell>
          <table:table-cell office:value-type="float" office:value="140">
            <text:p>140</text:p>
          </table:table-cell>
          <table:table-cell table:number-columns-repeated="249"/>
        </table:table-row>
        <table:table-row table:style-name="ro7">
          <table:table-cell office:value-type="float" office:value="7">
            <text:p>07</text:p>
          </table:table-cell>
          <table:table-cell office:value-type="float" office:value="12">
            <text:p>12</text:p>
          </table:table-cell>
          <table:table-cell office:value-type="string">
            <text:p>NED - MUANZA</text:p>
          </table:table-cell>
          <table:table-cell office:value-type="float" office:value="-18.9069">
            <text:p>-18.906900</text:p>
          </table:table-cell>
          <table:table-cell office:value-type="float" office:value="34.7956">
            <text:p>34.795600</text:p>
          </table:table-cell>
          <table:table-cell office:value-type="string">
            <text:p>NU-049</text:p>
          </table:table-cell>
          <table:table-cell office:value-type="float" office:value="141">
            <text:p>141</text:p>
          </table:table-cell>
          <table:table-cell table:number-columns-repeated="249"/>
        </table:table-row>
        <table:table-row table:style-name="ro7">
          <table:table-cell office:value-type="float" office:value="7">
            <text:p>07</text:p>
          </table:table-cell>
          <table:table-cell office:value-type="float" office:value="13">
            <text:p>13</text:p>
          </table:table-cell>
          <table:table-cell office:value-type="string">
            <text:p>NED - NHAMATANDA</text:p>
          </table:table-cell>
          <table:table-cell office:value-type="float" office:value="-19.2713">
            <text:p>-19.271300</text:p>
          </table:table-cell>
          <table:table-cell office:value-type="float" office:value="34.2043">
            <text:p>34.204300</text:p>
          </table:table-cell>
          <table:table-cell office:value-type="string">
            <text:p>NU-048</text:p>
          </table:table-cell>
          <table:table-cell office:value-type="float" office:value="142">
            <text:p>142</text:p>
          </table:table-cell>
          <table:table-cell table:number-columns-repeated="249"/>
        </table:table-row>
        <table:table-row table:style-name="ro7">
          <table:table-cell office:value-type="float" office:value="8">
            <text:p>08</text:p>
          </table:table-cell>
          <table:table-cell office:value-type="float" office:value="0">
            <text:p>00</text:p>
          </table:table-cell>
          <table:table-cell table:style-name="ce22" office:value-type="string">
            <text:p>Inhambane DPS_DPPC_NEP</text:p>
          </table:table-cell>
          <table:table-cell table:style-name="ce25" office:value-type="float" office:value="-23.864318">
            <text:p>-23.864318</text:p>
          </table:table-cell>
          <table:table-cell table:style-name="ce25" office:value-type="float" office:value="35.383609">
            <text:p>35.383609</text:p>
          </table:table-cell>
          <table:table-cell office:value-type="string">
            <text:p>NU-031</text:p>
          </table:table-cell>
          <table:table-cell office:value-type="float" office:value="162">
            <text:p>162</text:p>
          </table:table-cell>
          <table:table-cell table:number-columns-repeated="249"/>
        </table:table-row>
        <table:table-row table:style-name="ro7">
          <table:table-cell office:value-type="float" office:value="8">
            <text:p>08</text:p>
          </table:table-cell>
          <table:table-cell office:value-type="float" office:value="1">
            <text:p>01</text:p>
          </table:table-cell>
          <table:table-cell office:value-type="string">
            <text:p>NED - CIDADE DE INHAMBANE</text:p>
          </table:table-cell>
          <table:table-cell office:value-type="float" office:value="-23.8792">
            <text:p>-23.879200</text:p>
          </table:table-cell>
          <table:table-cell office:value-type="float" office:value="35.4325">
            <text:p>35.432500</text:p>
          </table:table-cell>
          <table:table-cell office:value-type="string">
            <text:p>NU-044</text:p>
          </table:table-cell>
          <table:table-cell office:value-type="float" office:value="162">
            <text:p>162</text:p>
          </table:table-cell>
          <table:table-cell table:number-columns-repeated="249"/>
        </table:table-row>
        <table:table-row table:style-name="ro7">
          <table:table-cell office:value-type="float" office:value="8">
            <text:p>08</text:p>
          </table:table-cell>
          <table:table-cell office:value-type="float" office:value="2">
            <text:p>02</text:p>
          </table:table-cell>
          <table:table-cell office:value-type="string">
            <text:p>NED - FUNHALOURO</text:p>
          </table:table-cell>
          <table:table-cell office:value-type="float" office:value="-23.0914">
            <text:p>-23.091400</text:p>
          </table:table-cell>
          <table:table-cell office:value-type="float" office:value="34.3806">
            <text:p>34.380600</text:p>
          </table:table-cell>
          <table:table-cell office:value-type="string">
            <text:p>NU-042</text:p>
          </table:table-cell>
          <table:table-cell office:value-type="float" office:value="159">
            <text:p>159</text:p>
          </table:table-cell>
          <table:table-cell table:number-columns-repeated="249"/>
        </table:table-row>
        <table:table-row table:style-name="ro7">
          <table:table-cell office:value-type="float" office:value="8">
            <text:p>08</text:p>
          </table:table-cell>
          <table:table-cell office:value-type="float" office:value="3">
            <text:p>03</text:p>
          </table:table-cell>
          <table:table-cell office:value-type="string">
            <text:p>NED - GOVURO</text:p>
          </table:table-cell>
          <table:table-cell office:value-type="float" office:value="-21.330155">
            <text:p>-21.330155</text:p>
          </table:table-cell>
          <table:table-cell office:value-type="float" office:value="34.597132">
            <text:p>34.597132</text:p>
          </table:table-cell>
          <table:table-cell office:value-type="string">
            <text:p>NU-036</text:p>
          </table:table-cell>
          <table:table-cell office:value-type="float" office:value="160">
            <text:p>160</text:p>
          </table:table-cell>
          <table:table-cell table:number-columns-repeated="249"/>
        </table:table-row>
        <table:table-row table:style-name="ro7">
          <table:table-cell office:value-type="float" office:value="8">
            <text:p>08</text:p>
          </table:table-cell>
          <table:table-cell office:value-type="float" office:value="4">
            <text:p>04</text:p>
          </table:table-cell>
          <table:table-cell office:value-type="string">
            <text:p>NED - HOMOINE</text:p>
          </table:table-cell>
          <table:table-cell office:value-type="float" office:value="-23.8814">
            <text:p>-23.881400</text:p>
          </table:table-cell>
          <table:table-cell office:value-type="float" office:value="35.1528">
            <text:p>35.152800</text:p>
          </table:table-cell>
          <table:table-cell office:value-type="string">
            <text:p>NU-040</text:p>
          </table:table-cell>
          <table:table-cell office:value-type="float" office:value="161">
            <text:p>161</text:p>
          </table:table-cell>
          <table:table-cell table:number-columns-repeated="249"/>
        </table:table-row>
        <table:table-row table:style-name="ro7">
          <table:table-cell office:value-type="float" office:value="8">
            <text:p>08</text:p>
          </table:table-cell>
          <table:table-cell office:value-type="float" office:value="5">
            <text:p>05</text:p>
          </table:table-cell>
          <table:table-cell office:value-type="string">
            <text:p>NED - INHARRIME</text:p>
          </table:table-cell>
          <table:table-cell office:value-type="float" office:value="-24.4761">
            <text:p>-24.476100</text:p>
          </table:table-cell>
          <table:table-cell office:value-type="float" office:value="35.0175">
            <text:p>35.017500</text:p>
          </table:table-cell>
          <table:table-cell office:value-type="string">
            <text:p>NU-041</text:p>
          </table:table-cell>
          <table:table-cell office:value-type="float" office:value="163">
            <text:p>163</text:p>
          </table:table-cell>
          <table:table-cell table:number-columns-repeated="249"/>
        </table:table-row>
        <table:table-row table:style-name="ro7">
          <table:table-cell office:value-type="float" office:value="8">
            <text:p>08</text:p>
          </table:table-cell>
          <table:table-cell office:value-type="float" office:value="6">
            <text:p>06</text:p>
          </table:table-cell>
          <table:table-cell office:value-type="string">
            <text:p>NED - INHASSORO</text:p>
          </table:table-cell>
          <table:table-cell office:value-type="float" office:value="-21.5392">
            <text:p>-21.539200</text:p>
          </table:table-cell>
          <table:table-cell office:value-type="float" office:value="35.1886">
            <text:p>35.188600</text:p>
          </table:table-cell>
          <table:table-cell office:value-type="string">
            <text:p>NU-039</text:p>
          </table:table-cell>
          <table:table-cell office:value-type="float" office:value="164">
            <text:p>164</text:p>
          </table:table-cell>
          <table:table-cell table:number-columns-repeated="249"/>
        </table:table-row>
        <table:table-row table:style-name="ro7">
          <table:table-cell office:value-type="float" office:value="8">
            <text:p>08</text:p>
          </table:table-cell>
          <table:table-cell office:value-type="float" office:value="7">
            <text:p>07</text:p>
          </table:table-cell>
          <table:table-cell office:value-type="string">
            <text:p>NED - JANGAMO</text:p>
          </table:table-cell>
          <table:table-cell office:value-type="float" office:value="-24.1108">
            <text:p>-24.110800</text:p>
          </table:table-cell>
          <table:table-cell office:value-type="float" office:value="35.3172">
            <text:p>35.317200</text:p>
          </table:table-cell>
          <table:table-cell office:value-type="string">
            <text:p>NU-038</text:p>
          </table:table-cell>
          <table:table-cell office:value-type="float" office:value="165">
            <text:p>165</text:p>
          </table:table-cell>
          <table:table-cell table:number-columns-repeated="249"/>
        </table:table-row>
        <table:table-row table:style-name="ro7">
          <table:table-cell table:number-columns-repeated="2" office:value-type="float" office:value="8">
            <text:p>08</text:p>
          </table:table-cell>
          <table:table-cell office:value-type="string">
            <text:p>NED - MABOTE</text:p>
          </table:table-cell>
          <table:table-cell office:value-type="float" office:value="-22.0239">
            <text:p>-22.023900</text:p>
          </table:table-cell>
          <table:table-cell office:value-type="float" office:value="34.1442">
            <text:p>34.144200</text:p>
          </table:table-cell>
          <table:table-cell office:value-type="string">
            <text:p>NU-045</text:p>
          </table:table-cell>
          <table:table-cell office:value-type="float" office:value="166">
            <text:p>166</text:p>
          </table:table-cell>
          <table:table-cell table:number-columns-repeated="249"/>
        </table:table-row>
        <table:table-row table:style-name="ro7">
          <table:table-cell office:value-type="float" office:value="8">
            <text:p>08</text:p>
          </table:table-cell>
          <table:table-cell office:value-type="float" office:value="9">
            <text:p>09</text:p>
          </table:table-cell>
          <table:table-cell office:value-type="string">
            <text:p>NED - MASSINGA</text:p>
          </table:table-cell>
          <table:table-cell office:value-type="float" office:value="-23.332003">
            <text:p>-23.332003</text:p>
          </table:table-cell>
          <table:table-cell office:value-type="float" office:value="35.382">
            <text:p>35.382000</text:p>
          </table:table-cell>
          <table:table-cell office:value-type="string">
            <text:p>NU-032</text:p>
          </table:table-cell>
          <table:table-cell office:value-type="float" office:value="167">
            <text:p>167</text:p>
          </table:table-cell>
          <table:table-cell table:number-columns-repeated="249"/>
        </table:table-row>
        <table:table-row table:style-name="ro7">
          <table:table-cell office:value-type="float" office:value="8">
            <text:p>08</text:p>
          </table:table-cell>
          <table:table-cell office:value-type="float" office:value="10">
            <text:p>10</text:p>
          </table:table-cell>
          <table:table-cell office:value-type="string">
            <text:p>NED - MAXIXE</text:p>
          </table:table-cell>
          <table:table-cell table:style-name="ce27" office:value-type="float" office:value="-23.817854">
            <text:p>-23.817854</text:p>
          </table:table-cell>
          <table:table-cell table:style-name="ce27" office:value-type="float" office:value="35.347654">
            <text:p>35.347654</text:p>
          </table:table-cell>
          <table:table-cell office:value-type="string">
            <text:p>NU-037</text:p>
          </table:table-cell>
          <table:table-cell office:value-type="float" office:value="168">
            <text:p>168</text:p>
          </table:table-cell>
          <table:table-cell table:number-columns-repeated="249"/>
        </table:table-row>
        <table:table-row table:style-name="ro7">
          <table:table-cell office:value-type="float" office:value="8">
            <text:p>08</text:p>
          </table:table-cell>
          <table:table-cell office:value-type="float" office:value="11">
            <text:p>11</text:p>
          </table:table-cell>
          <table:table-cell table:style-name="ce22" office:value-type="string">
            <text:p>NED - MORRUMBENE</text:p>
          </table:table-cell>
          <table:table-cell office:value-type="float" office:value="-23.6561">
            <text:p>-23.656100</text:p>
          </table:table-cell>
          <table:table-cell office:value-type="float" office:value="35.3428">
            <text:p>35.342800</text:p>
          </table:table-cell>
          <table:table-cell office:value-type="string">
            <text:p>NU-035</text:p>
          </table:table-cell>
          <table:table-cell office:value-type="float" office:value="169">
            <text:p>169</text:p>
          </table:table-cell>
          <table:table-cell table:number-columns-repeated="249"/>
        </table:table-row>
        <table:table-row table:style-name="ro7">
          <table:table-cell office:value-type="float" office:value="8">
            <text:p>08</text:p>
          </table:table-cell>
          <table:table-cell office:value-type="float" office:value="12">
            <text:p>12</text:p>
          </table:table-cell>
          <table:table-cell office:value-type="string">
            <text:p>NED - PANDA</text:p>
          </table:table-cell>
          <table:table-cell office:value-type="float" office:value="-24.0664">
            <text:p>-24.066400</text:p>
          </table:table-cell>
          <table:table-cell office:value-type="float" office:value="34.7289">
            <text:p>34.728900</text:p>
          </table:table-cell>
          <table:table-cell office:value-type="string">
            <text:p>NU-043</text:p>
          </table:table-cell>
          <table:table-cell office:value-type="float" office:value="170">
            <text:p>170</text:p>
          </table:table-cell>
          <table:table-cell table:number-columns-repeated="249"/>
        </table:table-row>
        <table:table-row table:style-name="ro7">
          <table:table-cell office:value-type="float" office:value="8">
            <text:p>08</text:p>
          </table:table-cell>
          <table:table-cell office:value-type="float" office:value="13">
            <text:p>13</text:p>
          </table:table-cell>
          <table:table-cell office:value-type="string">
            <text:p>NED - VILANKULOS</text:p>
          </table:table-cell>
          <table:table-cell office:value-type="float" office:value="-21.9844">
            <text:p>-21.984400</text:p>
          </table:table-cell>
          <table:table-cell office:value-type="float" office:value="35.3211">
            <text:p>35.321100</text:p>
          </table:table-cell>
          <table:table-cell office:value-type="string">
            <text:p>NU-034</text:p>
          </table:table-cell>
          <table:table-cell office:value-type="float" office:value="171">
            <text:p>171</text:p>
          </table:table-cell>
          <table:table-cell table:number-columns-repeated="249"/>
        </table:table-row>
        <table:table-row table:style-name="ro7">
          <table:table-cell office:value-type="float" office:value="8">
            <text:p>08</text:p>
          </table:table-cell>
          <table:table-cell office:value-type="float" office:value="14">
            <text:p>14</text:p>
          </table:table-cell>
          <table:table-cell office:value-type="string">
            <text:p>NED - ZAVALA</text:p>
          </table:table-cell>
          <table:table-cell office:value-type="float" office:value="-24.712205">
            <text:p>-24.712205</text:p>
          </table:table-cell>
          <table:table-cell office:value-type="float" office:value="34.439931">
            <text:p>34.439931</text:p>
          </table:table-cell>
          <table:table-cell office:value-type="string">
            <text:p>NU-033</text:p>
          </table:table-cell>
          <table:table-cell office:value-type="float" office:value="172">
            <text:p>172</text:p>
          </table:table-cell>
          <table:table-cell table:number-columns-repeated="249"/>
        </table:table-row>
        <table:table-row table:style-name="ro7">
          <table:table-cell office:value-type="float" office:value="9">
            <text:p>09</text:p>
          </table:table-cell>
          <table:table-cell office:value-type="float" office:value="0">
            <text:p>00</text:p>
          </table:table-cell>
          <table:table-cell table:style-name="ce22" office:value-type="string">
            <text:p>Gaza DPS_DPPC_NEP</text:p>
          </table:table-cell>
          <table:table-cell table:style-name="ce25" office:value-type="float" office:value="-25.048314">
            <text:p>-25.048314</text:p>
          </table:table-cell>
          <table:table-cell table:style-name="ce25" office:value-type="float" office:value="33.649866">
            <text:p>33.649866</text:p>
          </table:table-cell>
          <table:table-cell office:value-type="string">
            <text:p>NU-018</text:p>
          </table:table-cell>
          <table:table-cell office:value-type="float" office:value="155">
            <text:p>155</text:p>
          </table:table-cell>
          <table:table-cell table:number-columns-repeated="249"/>
        </table:table-row>
        <table:table-row table:style-name="ro7">
          <table:table-cell office:value-type="float" office:value="9">
            <text:p>09</text:p>
          </table:table-cell>
          <table:table-cell office:value-type="float" office:value="1">
            <text:p>01</text:p>
          </table:table-cell>
          <table:table-cell table:style-name="ce22" office:value-type="string">
            <text:p>NED - CIDADE DE XAI-XAI</text:p>
          </table:table-cell>
          <table:table-cell office:value-type="float" office:value="-25.053226">
            <text:p>-25.053226</text:p>
          </table:table-cell>
          <table:table-cell office:value-type="float" office:value="33.643997">
            <text:p>33.643997</text:p>
          </table:table-cell>
          <table:table-cell office:value-type="string">
            <text:p>NU-019</text:p>
          </table:table-cell>
          <table:table-cell office:value-type="float" office:value="155">
            <text:p>155</text:p>
          </table:table-cell>
          <table:table-cell table:number-columns-repeated="249"/>
        </table:table-row>
        <table:table-row table:style-name="ro7">
          <table:table-cell office:value-type="float" office:value="9">
            <text:p>09</text:p>
          </table:table-cell>
          <table:table-cell office:value-type="float" office:value="2">
            <text:p>02</text:p>
          </table:table-cell>
          <table:table-cell office:value-type="string">
            <text:p>NED - MACIA</text:p>
          </table:table-cell>
          <table:table-cell office:value-type="float" office:value="-25.0297">
            <text:p>-25.029700</text:p>
          </table:table-cell>
          <table:table-cell office:value-type="float" office:value="33.3628">
            <text:p>33.362800</text:p>
          </table:table-cell>
          <table:table-cell office:value-type="string">
            <text:p>NU-020</text:p>
          </table:table-cell>
          <table:table-cell office:value-type="float" office:value="145">
            <text:p>145</text:p>
          </table:table-cell>
          <table:table-cell table:number-columns-repeated="249"/>
        </table:table-row>
        <table:table-row table:style-name="ro7"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NED - CHIBUTO</text:p>
          </table:table-cell>
          <table:table-cell office:value-type="float" office:value="-24.6894">
            <text:p>-24.689400</text:p>
          </table:table-cell>
          <table:table-cell office:value-type="float" office:value="33.5328">
            <text:p>33.532800</text:p>
          </table:table-cell>
          <table:table-cell office:value-type="string">
            <text:p>NU-021</text:p>
          </table:table-cell>
          <table:table-cell office:value-type="float" office:value="146">
            <text:p>146</text:p>
          </table:table-cell>
          <table:table-cell table:number-columns-repeated="249"/>
        </table:table-row>
        <table:table-row table:style-name="ro7"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NED - CHICUALACUALA</text:p>
          </table:table-cell>
          <table:table-cell office:value-type="float" office:value="-22.0775">
            <text:p>-22.077500</text:p>
          </table:table-cell>
          <table:table-cell office:value-type="float" office:value="31.6783">
            <text:p>31.678300</text:p>
          </table:table-cell>
          <table:table-cell office:value-type="string">
            <text:p>NU-022</text:p>
          </table:table-cell>
          <table:table-cell office:value-type="float" office:value="147">
            <text:p>147</text:p>
          </table:table-cell>
          <table:table-cell table:number-columns-repeated="249"/>
        </table:table-row>
        <table:table-row table:style-name="ro7"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NED - DINDIZA</text:p>
          </table:table-cell>
          <table:table-cell office:value-type="float" office:value="-23.4575">
            <text:p>-23.457500</text:p>
          </table:table-cell>
          <table:table-cell office:value-type="float" office:value="33.4253">
            <text:p>33.425300</text:p>
          </table:table-cell>
          <table:table-cell office:value-type="string">
            <text:p>NU-023</text:p>
          </table:table-cell>
          <table:table-cell office:value-type="float" office:value="148">
            <text:p>148</text:p>
          </table:table-cell>
          <table:table-cell table:number-columns-repeated="249"/>
        </table:table-row>
        <table:table-row table:style-name="ro7">
          <table:table-cell office:value-type="float" office:value="9">
            <text:p>09</text:p>
          </table:table-cell>
          <table:table-cell office:value-type="float" office:value="6">
            <text:p>06</text:p>
          </table:table-cell>
          <table:table-cell office:value-type="string">
            <text:p>NED - CHOKWE</text:p>
          </table:table-cell>
          <table:table-cell office:value-type="float" office:value="-24.5668">
            <text:p>-24.566800</text:p>
          </table:table-cell>
          <table:table-cell office:value-type="float" office:value="32.9186">
            <text:p>32.918600</text:p>
          </table:table-cell>
          <table:table-cell office:value-type="string">
            <text:p>NU-024</text:p>
          </table:table-cell>
          <table:table-cell office:value-type="float" office:value="149">
            <text:p>149</text:p>
          </table:table-cell>
          <table:table-cell table:number-columns-repeated="249"/>
        </table:table-row>
        <table:table-row table:style-name="ro7">
          <table:table-cell office:value-type="float" office:value="9">
            <text:p>09</text:p>
          </table:table-cell>
          <table:table-cell office:value-type="float" office:value="6">
            <text:p>06</text:p>
          </table:table-cell>
          <table:table-cell office:value-type="string">
            <text:p>NED - MANDLAKAZI</text:p>
          </table:table-cell>
          <table:table-cell office:value-type="float" office:value="-24.7122">
            <text:p>-24.712200</text:p>
          </table:table-cell>
          <table:table-cell office:value-type="float" office:value="33.8861">
            <text:p>33.886100</text:p>
          </table:table-cell>
          <table:table-cell office:value-type="string">
            <text:p>NU-027</text:p>
          </table:table-cell>
          <table:table-cell office:value-type="float" office:value="152">
            <text:p>152</text:p>
          </table:table-cell>
          <table:table-cell table:number-columns-repeated="249"/>
        </table:table-row>
        <table:table-row table:style-name="ro7">
          <table:table-cell office:value-type="float" office:value="9">
            <text:p>09</text:p>
          </table:table-cell>
          <table:table-cell office:value-type="float" office:value="7">
            <text:p>07</text:p>
          </table:table-cell>
          <table:table-cell office:value-type="string">
            <text:p>NED - GUIJA</text:p>
          </table:table-cell>
          <table:table-cell office:value-type="float" office:value="-24.4992">
            <text:p>-24.499200</text:p>
          </table:table-cell>
          <table:table-cell office:value-type="float" office:value="33.0144">
            <text:p>33.014400</text:p>
          </table:table-cell>
          <table:table-cell office:value-type="string">
            <text:p>NU-025</text:p>
          </table:table-cell>
          <table:table-cell office:value-type="float" office:value="150">
            <text:p>150</text:p>
          </table:table-cell>
          <table:table-cell table:number-columns-repeated="249"/>
        </table:table-row>
        <table:table-row table:style-name="ro7">
          <table:table-cell office:value-type="float" office:value="9">
            <text:p>09</text:p>
          </table:table-cell>
          <table:table-cell office:value-type="float" office:value="8">
            <text:p>08</text:p>
          </table:table-cell>
          <table:table-cell office:value-type="string">
            <text:p>NED - MABALANE</text:p>
          </table:table-cell>
          <table:table-cell office:value-type="float" office:value="-23.8508">
            <text:p>-23.850800</text:p>
          </table:table-cell>
          <table:table-cell office:value-type="float" office:value="32.6228">
            <text:p>32.622800</text:p>
          </table:table-cell>
          <table:table-cell office:value-type="string">
            <text:p>NU-026</text:p>
          </table:table-cell>
          <table:table-cell office:value-type="float" office:value="151">
            <text:p>151</text:p>
          </table:table-cell>
          <table:table-cell table:number-columns-repeated="249"/>
        </table:table-row>
        <table:table-row table:style-name="ro7">
          <table:table-cell office:value-type="float" office:value="9">
            <text:p>09</text:p>
          </table:table-cell>
          <table:table-cell office:value-type="float" office:value="10">
            <text:p>10</text:p>
          </table:table-cell>
          <table:table-cell office:value-type="string">
            <text:p>NED - MASSANGENA</text:p>
          </table:table-cell>
          <table:table-cell office:value-type="float" office:value="-21.5839">
            <text:p>-21.583900</text:p>
          </table:table-cell>
          <table:table-cell office:value-type="float" office:value="32.9375">
            <text:p>32.937500</text:p>
          </table:table-cell>
          <table:table-cell office:value-type="string">
            <text:p>NU-028</text:p>
          </table:table-cell>
          <table:table-cell office:value-type="float" office:value="153">
            <text:p>153</text:p>
          </table:table-cell>
          <table:table-cell table:number-columns-repeated="249"/>
        </table:table-row>
        <table:table-row table:style-name="ro7">
          <table:table-cell office:value-type="float" office:value="9">
            <text:p>09</text:p>
          </table:table-cell>
          <table:table-cell office:value-type="float" office:value="11">
            <text:p>11</text:p>
          </table:table-cell>
          <table:table-cell office:value-type="string">
            <text:p>NED - MASSINGIR</text:p>
          </table:table-cell>
          <table:table-cell office:value-type="float" office:value="-23.9186">
            <text:p>-23.918600</text:p>
          </table:table-cell>
          <table:table-cell office:value-type="float" office:value="32.1625">
            <text:p>32.162500</text:p>
          </table:table-cell>
          <table:table-cell office:value-type="string">
            <text:p>NU-029</text:p>
          </table:table-cell>
          <table:table-cell office:value-type="float" office:value="154">
            <text:p>154</text:p>
          </table:table-cell>
          <table:table-cell table:number-columns-repeated="249"/>
        </table:table-row>
        <table:table-row table:style-name="ro7">
          <table:table-cell office:value-type="float" office:value="9">
            <text:p>09</text:p>
          </table:table-cell>
          <table:table-cell office:value-type="float" office:value="12">
            <text:p>12</text:p>
          </table:table-cell>
          <table:table-cell office:value-type="string">
            <text:p>NED - DISTRITO DE XAI-XAI</text:p>
          </table:table-cell>
          <table:table-cell office:value-type="float" office:value="-24.9944">
            <text:p>-24.994400</text:p>
          </table:table-cell>
          <table:table-cell office:value-type="float" office:value="33.5506">
            <text:p>33.550600</text:p>
          </table:table-cell>
          <table:table-cell office:value-type="string">
            <text:p>NU-030</text:p>
          </table:table-cell>
          <table:table-cell office:value-type="float" office:value="155">
            <text:p>155</text:p>
          </table:table-cell>
          <table:table-cell table:number-columns-repeated="249"/>
        </table:table-row>
        <table:table-row table:style-name="ro7">
          <table:table-cell office:value-type="float" office:value="10">
            <text:p>10</text:p>
          </table:table-cell>
          <table:table-cell office:value-type="float" office:value="0">
            <text:p>00</text:p>
          </table:table-cell>
          <table:table-cell table:style-name="ce24" office:value-type="string">
            <text:p>Maputo DPS_DPPC_NEP</text:p>
          </table:table-cell>
          <table:table-cell table:style-name="ce28" office:value-type="float" office:value="-25.965446">
            <text:p>-25.965446</text:p>
          </table:table-cell>
          <table:table-cell table:style-name="ce28" office:value-type="float" office:value="32.466667">
            <text:p>32.466667</text:p>
          </table:table-cell>
          <table:table-cell office:value-type="string">
            <text:p>NU-001</text:p>
          </table:table-cell>
          <table:table-cell office:value-type="string">
            <text:p>???</text:p>
          </table:table-cell>
          <table:table-cell table:number-columns-repeated="249"/>
        </table:table-row>
        <table:table-row table:style-name="ro7">
          <table:table-cell office:value-type="float" office:value="10">
            <text:p>10</text:p>
          </table:table-cell>
          <table:table-cell office:value-type="float" office:value="1">
            <text:p>01</text:p>
          </table:table-cell>
          <table:table-cell office:value-type="string">
            <text:p>NED - CIDADE DA MATOLA</text:p>
          </table:table-cell>
          <table:table-cell table:style-name="ce29" office:value-type="float" office:value="-25.96689">
            <text:p>-25.966890</text:p>
          </table:table-cell>
          <table:table-cell table:style-name="ce30" office:value-type="float" office:value="32.466701">
            <text:p>32.466701</text:p>
          </table:table-cell>
          <table:table-cell office:value-type="string">
            <text:p>NU-002</text:p>
          </table:table-cell>
          <table:table-cell office:value-type="float" office:value="186">
            <text:p>186</text:p>
          </table:table-cell>
          <table:table-cell table:number-columns-repeated="249"/>
        </table:table-row>
        <table:table-row table:style-name="ro7">
          <table:table-cell office:value-type="float" office:value="10">
            <text:p>10</text:p>
          </table:table-cell>
          <table:table-cell office:value-type="float" office:value="2">
            <text:p>02</text:p>
          </table:table-cell>
          <table:table-cell office:value-type="string">
            <text:p>NED - BOANE</text:p>
          </table:table-cell>
          <table:table-cell office:value-type="float" office:value="-26.0489">
            <text:p>-26.048900</text:p>
          </table:table-cell>
          <table:table-cell office:value-type="float" office:value="32.3253">
            <text:p>32.325300</text:p>
          </table:table-cell>
          <table:table-cell office:value-type="string">
            <text:p>NU-003</text:p>
          </table:table-cell>
          <table:table-cell office:value-type="float" office:value="182">
            <text:p>182</text:p>
          </table:table-cell>
          <table:table-cell table:number-columns-repeated="249"/>
        </table:table-row>
        <table:table-row table:style-name="ro7">
          <table:table-cell office:value-type="float" office:value="10">
            <text:p>10</text:p>
          </table:table-cell>
          <table:table-cell office:value-type="float" office:value="3">
            <text:p>03</text:p>
          </table:table-cell>
          <table:table-cell office:value-type="string">
            <text:p>NED - MAGUDE</text:p>
          </table:table-cell>
          <table:table-cell office:value-type="float" office:value="-25.0289">
            <text:p>-25.028900</text:p>
          </table:table-cell>
          <table:table-cell office:value-type="float" office:value="32.6497">
            <text:p>32.649700</text:p>
          </table:table-cell>
          <table:table-cell office:value-type="string">
            <text:p>NU-004</text:p>
          </table:table-cell>
          <table:table-cell office:value-type="float" office:value="183">
            <text:p>183</text:p>
          </table:table-cell>
          <table:table-cell table:number-columns-repeated="249"/>
        </table:table-row>
        <table:table-row table:style-name="ro7">
          <table:table-cell office:value-type="float" office:value="10">
            <text:p>10</text:p>
          </table:table-cell>
          <table:table-cell office:value-type="float" office:value="4">
            <text:p>04</text:p>
          </table:table-cell>
          <table:table-cell office:value-type="string">
            <text:p>NED - MANHIÇA</text:p>
          </table:table-cell>
          <table:table-cell office:value-type="float" office:value="-25.4092">
            <text:p>-25.409200</text:p>
          </table:table-cell>
          <table:table-cell office:value-type="float" office:value="32.8081">
            <text:p>32.808100</text:p>
          </table:table-cell>
          <table:table-cell office:value-type="string">
            <text:p>NU-005</text:p>
          </table:table-cell>
          <table:table-cell office:value-type="float" office:value="184">
            <text:p>184</text:p>
          </table:table-cell>
          <table:table-cell table:number-columns-repeated="249"/>
        </table:table-row>
        <table:table-row table:style-name="ro7">
          <table:table-cell office:value-type="float" office:value="10">
            <text:p>10</text:p>
          </table:table-cell>
          <table:table-cell office:value-type="float" office:value="5">
            <text:p>05</text:p>
          </table:table-cell>
          <table:table-cell office:value-type="string">
            <text:p>NED - MARRACUENE</text:p>
          </table:table-cell>
          <table:table-cell office:value-type="float" office:value="-25.7297">
            <text:p>-25.729700</text:p>
          </table:table-cell>
          <table:table-cell office:value-type="float" office:value="32.6733">
            <text:p>32.673300</text:p>
          </table:table-cell>
          <table:table-cell office:value-type="string">
            <text:p>NU-006</text:p>
          </table:table-cell>
          <table:table-cell office:value-type="float" office:value="185">
            <text:p>185</text:p>
          </table:table-cell>
          <table:table-cell table:number-columns-repeated="249"/>
        </table:table-row>
        <table:table-row table:style-name="ro7">
          <table:table-cell office:value-type="float" office:value="10">
            <text:p>10</text:p>
          </table:table-cell>
          <table:table-cell office:value-type="float" office:value="6">
            <text:p>06</text:p>
          </table:table-cell>
          <table:table-cell office:value-type="string">
            <text:p>NED - MATUTUINE</text:p>
          </table:table-cell>
          <table:table-cell office:value-type="float" office:value="-25.969435">
            <text:p>-25.969435</text:p>
          </table:table-cell>
          <table:table-cell office:value-type="float" office:value="32.691468">
            <text:p>32.691468</text:p>
          </table:table-cell>
          <table:table-cell office:value-type="string">
            <text:p>NU-007</text:p>
          </table:table-cell>
          <table:table-cell office:value-type="float" office:value="187">
            <text:p>187</text:p>
          </table:table-cell>
          <table:table-cell table:number-columns-repeated="249"/>
        </table:table-row>
        <table:table-row table:style-name="ro7">
          <table:table-cell office:value-type="float" office:value="10">
            <text:p>10</text:p>
          </table:table-cell>
          <table:table-cell office:value-type="float" office:value="7">
            <text:p>07</text:p>
          </table:table-cell>
          <table:table-cell office:value-type="string">
            <text:p>NED - MOAMBA</text:p>
          </table:table-cell>
          <table:table-cell office:value-type="float" office:value="-25.5986">
            <text:p>-25.598600</text:p>
          </table:table-cell>
          <table:table-cell office:value-type="float" office:value="32.245">
            <text:p>32.245000</text:p>
          </table:table-cell>
          <table:table-cell office:value-type="string">
            <text:p>NU-008</text:p>
          </table:table-cell>
          <table:table-cell office:value-type="float" office:value="188">
            <text:p>188</text:p>
          </table:table-cell>
          <table:table-cell table:number-columns-repeated="249"/>
        </table:table-row>
        <table:table-row table:style-name="ro7">
          <table:table-cell office:value-type="float" office:value="10">
            <text:p>10</text:p>
          </table:table-cell>
          <table:table-cell office:value-type="float" office:value="8">
            <text:p>08</text:p>
          </table:table-cell>
          <table:table-cell office:value-type="string">
            <text:p>NED - NAMAACHA</text:p>
          </table:table-cell>
          <table:table-cell office:value-type="float" office:value="-25.9911">
            <text:p>-25.991100</text:p>
          </table:table-cell>
          <table:table-cell office:value-type="float" office:value="32.0133">
            <text:p>32.013300</text:p>
          </table:table-cell>
          <table:table-cell office:value-type="string">
            <text:p>NU-009</text:p>
          </table:table-cell>
          <table:table-cell office:value-type="float" office:value="189">
            <text:p>189</text:p>
          </table:table-cell>
          <table:table-cell table:number-columns-repeated="249"/>
        </table:table-row>
        <table:table-row table:style-name="ro7">
          <table:table-cell office:value-type="float" office:value="11">
            <text:p>11</text:p>
          </table:table-cell>
          <table:table-cell office:value-type="float" office:value="0">
            <text:p>00</text:p>
          </table:table-cell>
          <table:table-cell table:style-name="ce22" office:value-type="string">
            <text:p>Maputo DSC_DPPC_NEP</text:p>
          </table:table-cell>
          <table:table-cell table:style-name="ce25" office:value-type="float" office:value="-25.966014">
            <text:p>-25.966014</text:p>
          </table:table-cell>
          <table:table-cell table:style-name="ce25" office:value-type="float" office:value="32.583239">
            <text:p>32.583239</text:p>
          </table:table-cell>
          <table:table-cell office:value-type="string">
            <text:p>NU-010</text:p>
          </table:table-cell>
          <table:table-cell office:value-type="float" office:value="175">
            <text:p>175</text:p>
          </table:table-cell>
          <table:table-cell table:number-columns-repeated="249"/>
        </table:table-row>
        <table:table-row table:style-name="ro7">
          <table:table-cell office:value-type="float" office:value="11">
            <text:p>11</text:p>
          </table:table-cell>
          <table:table-cell office:value-type="float" office:value="1">
            <text:p>01</text:p>
          </table:table-cell>
          <table:table-cell office:value-type="string">
            <text:p>NED - MALHANGALENE</text:p>
          </table:table-cell>
          <table:table-cell office:value-type="float" office:value="-25.9511">
            <text:p>-25.951100</text:p>
          </table:table-cell>
          <table:table-cell office:value-type="float" office:value="32.5822">
            <text:p>32.582200</text:p>
          </table:table-cell>
          <table:table-cell office:value-type="string">
            <text:p>NU-011</text:p>
          </table:table-cell>
          <table:table-cell office:value-type="float" office:value="175">
            <text:p>175</text:p>
          </table:table-cell>
          <table:table-cell table:number-columns-repeated="249"/>
        </table:table-row>
        <table:table-row table:style-name="ro7">
          <table:table-cell office:value-type="float" office:value="11">
            <text:p>11</text:p>
          </table:table-cell>
          <table:table-cell office:value-type="float" office:value="2">
            <text:p>02</text:p>
          </table:table-cell>
          <table:table-cell office:value-type="string">
            <text:p>NED - XIPAMANINE</text:p>
          </table:table-cell>
          <table:table-cell office:value-type="float" office:value="-25.9378">
            <text:p>-25.937800</text:p>
          </table:table-cell>
          <table:table-cell office:value-type="float" office:value="32.5664">
            <text:p>32.566400</text:p>
          </table:table-cell>
          <table:table-cell office:value-type="string">
            <text:p>NU-012</text:p>
          </table:table-cell>
          <table:table-cell office:value-type="float" office:value="176">
            <text:p>176</text:p>
          </table:table-cell>
          <table:table-cell table:number-columns-repeated="249"/>
        </table:table-row>
        <table:table-row table:style-name="ro7">
          <table:table-cell office:value-type="float" office:value="11">
            <text:p>11</text:p>
          </table:table-cell>
          <table:table-cell office:value-type="float" office:value="3">
            <text:p>03</text:p>
          </table:table-cell>
          <table:table-cell office:value-type="string">
            <text:p>NED - 1º DE MAIO</text:p>
          </table:table-cell>
          <table:table-cell office:value-type="float" office:value="-25.9483">
            <text:p>-25.948300</text:p>
          </table:table-cell>
          <table:table-cell office:value-type="float" office:value="32.59">
            <text:p>32.590000</text:p>
          </table:table-cell>
          <table:table-cell office:value-type="string">
            <text:p>NU-013</text:p>
          </table:table-cell>
          <table:table-cell office:value-type="float" office:value="178">
            <text:p>178</text:p>
          </table:table-cell>
          <table:table-cell table:number-columns-repeated="249"/>
        </table:table-row>
        <table:table-row table:style-name="ro7">
          <table:table-cell office:value-type="float" office:value="11">
            <text:p>11</text:p>
          </table:table-cell>
          <table:table-cell office:value-type="float" office:value="4">
            <text:p>04</text:p>
          </table:table-cell>
          <table:table-cell office:value-type="string">
            <text:p>NED - 1º DE JUNHO</text:p>
          </table:table-cell>
          <table:table-cell office:value-type="float" office:value="-25.9144">
            <text:p>-25.914400</text:p>
          </table:table-cell>
          <table:table-cell office:value-type="float" office:value="32.6097">
            <text:p>32.609700</text:p>
          </table:table-cell>
          <table:table-cell office:value-type="string">
            <text:p>NU-014</text:p>
          </table:table-cell>
          <table:table-cell office:value-type="float" office:value="179">
            <text:p>179</text:p>
          </table:table-cell>
          <table:table-cell table:number-columns-repeated="249"/>
        </table:table-row>
        <table:table-row table:style-name="ro7">
          <table:table-cell office:value-type="float" office:value="11">
            <text:p>11</text:p>
          </table:table-cell>
          <table:table-cell office:value-type="float" office:value="5">
            <text:p>05</text:p>
          </table:table-cell>
          <table:table-cell office:value-type="string">
            <text:p>NED - BAGAMOIO</text:p>
          </table:table-cell>
          <table:table-cell office:value-type="float" office:value="-25.8975">
            <text:p>-25.897500</text:p>
          </table:table-cell>
          <table:table-cell office:value-type="float" office:value="32.5706">
            <text:p>32.570600</text:p>
          </table:table-cell>
          <table:table-cell office:value-type="string">
            <text:p>NU-016</text:p>
          </table:table-cell>
          <table:table-cell office:value-type="float" office:value="179">
            <text:p>179</text:p>
          </table:table-cell>
          <table:table-cell table:number-columns-repeated="249"/>
        </table:table-row>
        <table:table-row table:style-name="ro7">
          <table:table-cell office:value-type="float" office:value="11">
            <text:p>11</text:p>
          </table:table-cell>
          <table:table-cell office:value-type="float" office:value="6">
            <text:p>06</text:p>
          </table:table-cell>
          <table:table-cell office:value-type="string">
            <text:p>NED - CATEMBE</text:p>
          </table:table-cell>
          <table:table-cell office:value-type="float" office:value="-26.0231">
            <text:p>-26.023100</text:p>
          </table:table-cell>
          <table:table-cell office:value-type="float" office:value="32.5789">
            <text:p>32.578900</text:p>
          </table:table-cell>
          <table:table-cell office:value-type="string">
            <text:p>NU-017</text:p>
          </table:table-cell>
          <table:table-cell office:value-type="float" office:value="180">
            <text:p>180</text:p>
          </table:table-cell>
          <table:table-cell table:number-columns-repeated="249"/>
        </table:table-row>
        <table:table-row table:style-name="ro7">
          <table:table-cell office:value-type="float" office:value="11">
            <text:p>11</text:p>
          </table:table-cell>
          <table:table-cell office:value-type="float" office:value="7">
            <text:p>07</text:p>
          </table:table-cell>
          <table:table-cell office:value-type="string">
            <text:p>NED - INHACA</text:p>
          </table:table-cell>
          <table:table-cell office:value-type="float" office:value="-26.0031">
            <text:p>-26.003100</text:p>
          </table:table-cell>
          <table:table-cell office:value-type="float" office:value="32.9203">
            <text:p>32.920300</text:p>
          </table:table-cell>
          <table:table-cell office:value-type="string">
            <text:p>NU-015</text:p>
          </table:table-cell>
          <table:table-cell office:value-type="float" office:value="181">
            <text:p>181</text:p>
          </table:table-cell>
          <table:table-cell table:number-columns-repeated="249"/>
        </table:table-row>
        <table:table-row table:style-name="ro7" table:visibility="collapse">
          <table:table-cell table:style-name="ce6" table:number-columns-repeated="7"/>
          <table:table-cell table:number-columns-repeated="249"/>
        </table:table-row>
        <table:named-expressions/>
      </table:table>
      <table:table table:name="P" table:style-name="ta4" table:print="false">
        <table:table-column table:style-name="co20" table:default-cell-style-name="ce32"/>
        <table:table-column table:style-name="co21" table:default-cell-style-name="ce32"/>
        <table:table-column table:style-name="co4" table:visibility="collapse" table:number-columns-repeated="10" table:default-cell-style-name="ce6"/>
        <table:table-column table:style-name="co5" table:number-columns-repeated="244" table:default-cell-style-name="Default"/>
        <table:table-row table:style-name="ro14">
          <table:table-cell table:style-name="ce31" office:value-type="string">
            <text:p>Província</text:p>
          </table:table-cell>
          <table:table-cell table:style-name="ce31" office:value-type="string">
            <text:p>Código província</text:p>
          </table:table-cell>
          <table:table-cell table:number-columns-repeated="254"/>
        </table:table-row>
        <table:table-row table:style-name="ro15">
          <table:table-cell office:value-type="string">
            <text:p>Cabo Delgado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5">
          <table:table-cell office:value-type="string">
            <text:p>Gaza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13">
          <table:table-cell office:value-type="string">
            <text:p>Inhambane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15">
          <table:table-cell office:value-type="string">
            <text:p>Manica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15">
          <table:table-cell office:value-type="string">
            <text:p>Maputo Cidade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13">
          <table:table-cell office:value-type="string">
            <text:p>Maputo Provincia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15">
          <table:table-cell office:value-type="string">
            <text:p>Nampula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13">
          <table:table-cell office:value-type="string">
            <text:p>Niassa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3">
          <table:table-cell office:value-type="string">
            <text:p>Sofala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15">
          <table:table-cell office:value-type="string">
            <text:p>Tete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15">
          <table:table-cell office:value-type="string">
            <text:p>Zambézia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15" table:visibility="collapse" table:number-rows-repeated="8">
          <table:table-cell table:style-name="ce6"/>
          <table:table-cell table:style-name="ce8"/>
          <table:table-cell table:number-columns-repeated="254"/>
        </table:table-row>
        <table:table-row table:style-name="ro15" table:visibility="collapse">
          <table:table-cell table:style-name="ce6"/>
          <table:table-cell table:style-name="ce8"/>
          <table:table-cell table:number-columns-repeated="254"/>
        </table:table-row>
        <table:named-expressions/>
      </table:table>
      <table:table table:name="D" table:style-name="ta5" table:print="false">
        <table:table-column table:style-name="co22" table:default-cell-style-name="ce32"/>
        <table:table-column table:style-name="co23" table:default-cell-style-name="ce27"/>
        <table:table-column table:style-name="co24" table:default-cell-style-name="ce32"/>
        <table:table-column table:style-name="co25" table:default-cell-style-name="ce32"/>
        <table:table-column table:style-name="co4" table:visibility="collapse" table:number-columns-repeated="10" table:default-cell-style-name="ce6"/>
        <table:table-column table:style-name="co5" table:number-columns-repeated="242" table:default-cell-style-name="Default"/>
        <table:table-row table:style-name="ro14">
          <table:table-cell table:style-name="ce31" office:value-type="string">
            <text:p>Distrito</text:p>
          </table:table-cell>
          <table:table-cell table:style-name="ce31" office:value-type="string">
            <text:p>Serial</text:p>
          </table:table-cell>
          <table:table-cell table:style-name="ce31" office:value-type="string">
            <text:p>Código província</text:p>
          </table:table-cell>
          <table:table-cell table:style-name="ce31" office:value-type="string">
            <text:p>Código distrito</text:p>
          </table:table-cell>
          <table:table-cell table:number-columns-repeated="252"/>
        </table:table-row>
        <table:table-row table:style-name="ro13">
          <table:table-cell office:value-type="string">
            <text:p>Alto Molócuè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3">
          <table:table-cell office:value-type="string">
            <text:p>Ancuabe</text:p>
          </table:table-cell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 table:number-columns-repeated="252"/>
        </table:table-row>
        <table:table-row table:style-name="ro13">
          <table:table-cell office:value-type="string">
            <text:p>Angoche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3">
          <table:table-cell office:value-type="string">
            <text:p>Angónia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3">
          <table:table-cell office:value-type="string">
            <text:p>Balama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3">
          <table:table-cell office:value-type="string">
            <text:p>Bárue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3">
          <table:table-cell office:value-type="string">
            <text:p>Bilene</text:p>
          </table:table-cell>
          <table:table-cell office:value-type="float" office:value="123">
            <text:p>1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3">
          <table:table-cell office:value-type="string">
            <text:p>Boane</text:p>
          </table:table-cell>
          <table:table-cell office:value-type="float" office:value="135">
            <text:p>13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3">
          <table:table-cell office:value-type="string">
            <text:p>Búzi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3">
          <table:table-cell office:value-type="string">
            <text:p>Cahora Bassa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5">
          <table:table-cell office:value-type="string">
            <text:p>Caia</text:p>
          </table:table-cell>
          <table:table-cell office:value-type="float" office:value="97">
            <text:p>9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3">
          <table:table-cell office:value-type="string">
            <text:p>Changara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13">
          <table:table-cell office:value-type="string">
            <text:p>Chemba</text:p>
          </table:table-cell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13">
          <table:table-cell office:value-type="string">
            <text:p>Cheringoma</text:p>
          </table:table-cell>
          <table:table-cell office:value-type="float" office:value="99">
            <text:p>9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13">
          <table:table-cell office:value-type="string">
            <text:p>Chibabava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13">
          <table:table-cell office:value-type="string">
            <text:p>Chibuto</text:p>
          </table:table-cell>
          <table:table-cell office:value-type="float" office:value="124">
            <text:p>12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3">
          <table:table-cell office:value-type="string">
            <text:p>Chicualacuala</text:p>
          </table:table-cell>
          <table:table-cell office:value-type="float" office:value="125">
            <text:p>12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13">
          <table:table-cell office:value-type="string">
            <text:p>Chifunde</text:p>
          </table:table-cell>
          <table:table-cell office:value-type="float" office:value="76">
            <text:p>76</text:p>
          </table:table-cell>
          <table:table-cell table:number-columns-repeated="2" office:value-type="float" office:value="5">
            <text:p>5</text:p>
          </table:table-cell>
          <table:table-cell table:number-columns-repeated="252"/>
        </table:table-row>
        <table:table-row table:style-name="ro13">
          <table:table-cell office:value-type="string">
            <text:p>Chigubo</text:p>
          </table:table-cell>
          <table:table-cell office:value-type="float" office:value="126">
            <text:p>12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13">
          <table:table-cell office:value-type="string">
            <text:p>Chinde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3">
          <table:table-cell office:value-type="string">
            <text:p>Chiúre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13">
          <table:table-cell office:value-type="string">
            <text:p>Chiuta</text:p>
          </table:table-cell>
          <table:table-cell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13">
          <table:table-cell office:value-type="string">
            <text:p>Chókwe</text:p>
          </table:table-cell>
          <table:table-cell office:value-type="float" office:value="127">
            <text:p>12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15">
          <table:table-cell office:value-type="string">
            <text:p>Cidade Da Beira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3">
          <table:table-cell office:value-type="string">
            <text:p>Cidade De Chimoio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3">
          <table:table-cell office:value-type="string">
            <text:p>Cidade De Inhambane</text:p>
          </table:table-cell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3">
          <table:table-cell office:value-type="string">
            <text:p>Cidade De Lichinga</text:p>
          </table:table-cell>
          <table:table-cell table:number-columns-repeated="3" office:value-type="float" office:value="1">
            <text:p>1</text:p>
          </table:table-cell>
          <table:table-cell table:number-columns-repeated="252"/>
        </table:table-row>
        <table:table-row table:style-name="ro15">
          <table:table-cell office:value-type="string">
            <text:p>Cidade De Nampula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5">
          <table:table-cell office:value-type="string">
            <text:p>Cidade De Pemba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5">
          <table:table-cell office:value-type="string">
            <text:p>Cidade De Tete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3">
          <table:table-cell office:value-type="string">
            <text:p>Cidade de Xai Xai</text:p>
          </table:table-cell>
          <table:table-cell office:value-type="float" office:value="122">
            <text:p>12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3">
          <table:table-cell office:value-type="string">
            <text:p>Cuamb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3">
          <table:table-cell office:value-type="string">
            <text:p>Distrito De Liching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15">
          <table:table-cell office:value-type="string">
            <text:p>Distrito De Nampula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52"/>
        </table:table-row>
        <table:table-row table:style-name="ro13">
          <table:table-cell office:value-type="string">
            <text:p>Distrito de Xai Xai</text:p>
          </table:table-cell>
          <table:table-cell office:value-type="float" office:value="133">
            <text:p>13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52"/>
        </table:table-row>
        <table:table-row table:style-name="ro13">
          <table:table-cell office:value-type="string">
            <text:p>Dondo</text:p>
          </table:table-cell>
          <table:table-cell office:value-type="float" office:value="101">
            <text:p>101</text:p>
          </table:table-cell>
          <table:table-cell table:number-columns-repeated="2" office:value-type="float" office:value="7">
            <text:p>7</text:p>
          </table:table-cell>
          <table:table-cell table:number-columns-repeated="252"/>
        </table:table-row>
        <table:table-row table:style-name="ro13">
          <table:table-cell office:value-type="string">
            <text:p>Erati</text:p>
          </table:table-cell>
          <table:table-cell office:value-type="float" office:value="36">
            <text:p>36</text:p>
          </table:table-cell>
          <table:table-cell table:number-columns-repeated="2" office:value-type="float" office:value="3">
            <text:p>3</text:p>
          </table:table-cell>
          <table:table-cell table:number-columns-repeated="252"/>
        </table:table-row>
        <table:table-row table:style-name="ro13">
          <table:table-cell office:value-type="string">
            <text:p>Funhalouro</text:p>
          </table:table-cell>
          <table:table-cell office:value-type="float" office:value="109">
            <text:p>10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3">
          <table:table-cell office:value-type="string">
            <text:p>Gilé</text:p>
          </table:table-cell>
          <table:table-cell office:value-type="float" office:value="58">
            <text:p>58</text:p>
          </table:table-cell>
          <table:table-cell table:number-columns-repeated="2" office:value-type="float" office:value="4">
            <text:p>4</text:p>
          </table:table-cell>
          <table:table-cell table:number-columns-repeated="252"/>
        </table:table-row>
        <table:table-row table:style-name="ro15">
          <table:table-cell office:value-type="string">
            <text:p>Gondola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3">
          <table:table-cell office:value-type="string">
            <text:p>Gorongosa</text:p>
          </table:table-cell>
          <table:table-cell office:value-type="float" office:value="102">
            <text:p>10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13">
          <table:table-cell office:value-type="string">
            <text:p>Govuro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3">
          <table:table-cell office:value-type="string">
            <text:p>Guija</text:p>
          </table:table-cell>
          <table:table-cell office:value-type="float" office:value="128">
            <text:p>12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52"/>
        </table:table-row>
        <table:table-row table:style-name="ro13">
          <table:table-cell office:value-type="string">
            <text:p>Guro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13">
          <table:table-cell office:value-type="string">
            <text:p>Gurué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13">
          <table:table-cell office:value-type="string">
            <text:p>Homoine</text:p>
          </table:table-cell>
          <table:table-cell office:value-type="float" office:value="111">
            <text:p>1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15">
          <table:table-cell office:value-type="string">
            <text:p>Hospital C. Maputo</text:p>
          </table:table-cell>
          <table:table-cell office:value-type="float" office:value="142">
            <text:p>14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3">
          <table:table-cell office:value-type="string">
            <text:p>Ibo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13">
          <table:table-cell office:value-type="string">
            <text:p>Ile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15">
          <table:table-cell office:value-type="string">
            <text:p>Ilha De Moçambique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13">
          <table:table-cell office:value-type="string">
            <text:p>Inharrime</text:p>
          </table:table-cell>
          <table:table-cell office:value-type="float" office:value="112">
            <text:p>1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13">
          <table:table-cell office:value-type="string">
            <text:p>Inhassoro</text:p>
          </table:table-cell>
          <table:table-cell office:value-type="float" office:value="113">
            <text:p>1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13">
          <table:table-cell office:value-type="string">
            <text:p>Inhassunge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52"/>
        </table:table-row>
        <table:table-row table:style-name="ro13">
          <table:table-cell office:value-type="string">
            <text:p>Jangamo</text:p>
          </table:table-cell>
          <table:table-cell office:value-type="float" office:value="114">
            <text:p>11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52"/>
        </table:table-row>
        <table:table-row table:style-name="ro13">
          <table:table-cell table:style-name="ce27" office:value-type="string">
            <text:p>Kamavota</text:p>
          </table:table-cell>
          <table:table-cell office:value-type="float" office:value="146">
            <text:p>146</text:p>
          </table:table-cell>
          <table:table-cell office:value-type="float" office:value="11">
            <text:p>11</text:p>
          </table:table-cell>
          <table:table-cell table:style-name="ce27" office:value-type="float" office:value="4">
            <text:p>4</text:p>
          </table:table-cell>
          <table:table-cell table:number-columns-repeated="252"/>
        </table:table-row>
        <table:table-row table:style-name="ro13">
          <table:table-cell table:style-name="ce27" office:value-type="string">
            <text:p>Kamaxakeni</text:p>
          </table:table-cell>
          <table:table-cell office:value-type="float" office:value="145">
            <text:p>145</text:p>
          </table:table-cell>
          <table:table-cell office:value-type="float" office:value="11">
            <text:p>11</text:p>
          </table:table-cell>
          <table:table-cell table:style-name="ce27" office:value-type="float" office:value="3">
            <text:p>3</text:p>
          </table:table-cell>
          <table:table-cell table:number-columns-repeated="252"/>
        </table:table-row>
        <table:table-row table:style-name="ro13">
          <table:table-cell table:style-name="ce27" office:value-type="string">
            <text:p>Kamphumu</text:p>
          </table:table-cell>
          <table:table-cell office:value-type="float" office:value="143">
            <text:p>143</text:p>
          </table:table-cell>
          <table:table-cell office:value-type="float" office:value="11">
            <text:p>11</text:p>
          </table:table-cell>
          <table:table-cell table:style-name="ce27" office:value-type="float" office:value="1">
            <text:p>1</text:p>
          </table:table-cell>
          <table:table-cell table:number-columns-repeated="252"/>
        </table:table-row>
        <table:table-row table:style-name="ro13">
          <table:table-cell table:style-name="ce27" office:value-type="string">
            <text:p>Kamubukwane</text:p>
          </table:table-cell>
          <table:table-cell office:value-type="float" office:value="147">
            <text:p>147</text:p>
          </table:table-cell>
          <table:table-cell office:value-type="float" office:value="11">
            <text:p>11</text:p>
          </table:table-cell>
          <table:table-cell table:style-name="ce27" office:value-type="float" office:value="5">
            <text:p>5</text:p>
          </table:table-cell>
          <table:table-cell table:number-columns-repeated="252"/>
        </table:table-row>
        <table:table-row table:style-name="ro13">
          <table:table-cell table:style-name="ce27" office:value-type="string">
            <text:p>Kanyaka</text:p>
          </table:table-cell>
          <table:table-cell office:value-type="float" office:value="149">
            <text:p>149</text:p>
          </table:table-cell>
          <table:table-cell office:value-type="float" office:value="11">
            <text:p>11</text:p>
          </table:table-cell>
          <table:table-cell table:style-name="ce27" office:value-type="float" office:value="7">
            <text:p>7</text:p>
          </table:table-cell>
          <table:table-cell table:number-columns-repeated="252"/>
        </table:table-row>
        <table:table-row table:style-name="ro13">
          <table:table-cell table:style-name="ce27" office:value-type="string">
            <text:p>Katembe</text:p>
          </table:table-cell>
          <table:table-cell office:value-type="float" office:value="148">
            <text:p>148</text:p>
          </table:table-cell>
          <table:table-cell office:value-type="float" office:value="11">
            <text:p>11</text:p>
          </table:table-cell>
          <table:table-cell table:style-name="ce27" office:value-type="float" office:value="6">
            <text:p>6</text:p>
          </table:table-cell>
          <table:table-cell table:number-columns-repeated="252"/>
        </table:table-row>
        <table:table-row table:style-name="ro15">
          <table:table-cell office:value-type="string">
            <text:p>Lag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3">
          <table:table-cell office:value-type="string">
            <text:p>Lalaua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13">
          <table:table-cell office:value-type="string">
            <text:p>Lugela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13">
          <table:table-cell office:value-type="string">
            <text:p>Mabalane</text:p>
          </table:table-cell>
          <table:table-cell office:value-type="float" office:value="129">
            <text:p>12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13">
          <table:table-cell office:value-type="string">
            <text:p>Mabote</text:p>
          </table:table-cell>
          <table:table-cell office:value-type="float" office:value="115">
            <text:p>115</text:p>
          </table:table-cell>
          <table:table-cell table:number-columns-repeated="2" office:value-type="float" office:value="8">
            <text:p>8</text:p>
          </table:table-cell>
          <table:table-cell table:number-columns-repeated="252"/>
        </table:table-row>
        <table:table-row table:style-name="ro13">
          <table:table-cell office:value-type="string">
            <text:p>Macanga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52"/>
        </table:table-row>
        <table:table-row table:style-name="ro13">
          <table:table-cell office:value-type="string">
            <text:p>Machanga</text:p>
          </table:table-cell>
          <table:table-cell office:value-type="float" office:value="103">
            <text:p>10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52"/>
        </table:table-row>
        <table:table-row table:style-name="ro13">
          <table:table-cell office:value-type="string">
            <text:p>Machaze</text:p>
          </table:table-cell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13">
          <table:table-cell office:value-type="string">
            <text:p>Macomia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13">
          <table:table-cell office:value-type="string">
            <text:p>Macossa</text:p>
          </table:table-cell>
          <table:table-cell office:value-type="float" office:value="90">
            <text:p>90</text:p>
          </table:table-cell>
          <table:table-cell table:number-columns-repeated="2" office:value-type="float" office:value="6">
            <text:p>6</text:p>
          </table:table-cell>
          <table:table-cell table:number-columns-repeated="252"/>
        </table:table-row>
        <table:table-row table:style-name="ro13">
          <table:table-cell office:value-type="string">
            <text:p>Maganja Da Costa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52"/>
        </table:table-row>
        <table:table-row table:style-name="ro13">
          <table:table-cell office:value-type="string">
            <text:p>Mágoè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13">
          <table:table-cell office:value-type="string">
            <text:p>Magude</text:p>
          </table:table-cell>
          <table:table-cell office:value-type="float" office:value="136">
            <text:p>13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3">
          <table:table-cell office:value-type="string">
            <text:p>Majun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13">
          <table:table-cell office:value-type="string">
            <text:p>Malema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13">
          <table:table-cell office:value-type="string">
            <text:p>Mandimba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13">
          <table:table-cell office:value-type="string">
            <text:p>Manhiça</text:p>
          </table:table-cell>
          <table:table-cell office:value-type="float" office:value="137">
            <text:p>13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15">
          <table:table-cell office:value-type="string">
            <text:p>Manica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52"/>
        </table:table-row>
        <table:table-row table:style-name="ro13">
          <table:table-cell office:value-type="string">
            <text:p>Mandlakazi</text:p>
          </table:table-cell>
          <table:table-cell office:value-type="float" office:value="130">
            <text:p>130</text:p>
          </table:table-cell>
          <table:table-cell table:number-columns-repeated="2" office:value-type="float" office:value="9">
            <text:p>9</text:p>
          </table:table-cell>
          <table:table-cell table:number-columns-repeated="252"/>
        </table:table-row>
        <table:table-row table:style-name="ro13">
          <table:table-cell office:value-type="string">
            <text:p>Marávia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52"/>
        </table:table-row>
        <table:table-row table:style-name="ro13">
          <table:table-cell office:value-type="string">
            <text:p>Maríngue</text:p>
          </table:table-cell>
          <table:table-cell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52"/>
        </table:table-row>
        <table:table-row table:style-name="ro13">
          <table:table-cell office:value-type="string">
            <text:p>Marracuene</text:p>
          </table:table-cell>
          <table:table-cell office:value-type="float" office:value="138">
            <text:p>13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13">
          <table:table-cell office:value-type="string">
            <text:p>Marromeu</text:p>
          </table:table-cell>
          <table:table-cell office:value-type="float" office:value="105">
            <text:p>10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52"/>
        </table:table-row>
        <table:table-row table:style-name="ro13">
          <table:table-cell office:value-type="string">
            <text:p>Marrupa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52"/>
        </table:table-row>
        <table:table-row table:style-name="ro13">
          <table:table-cell office:value-type="string">
            <text:p>Massangena</text:p>
          </table:table-cell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52"/>
        </table:table-row>
        <table:table-row table:style-name="ro13">
          <table:table-cell office:value-type="string">
            <text:p>Massinga</text:p>
          </table:table-cell>
          <table:table-cell office:value-type="float" office:value="116">
            <text:p>11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52"/>
        </table:table-row>
        <table:table-row table:style-name="ro13">
          <table:table-cell office:value-type="string">
            <text:p>Massingir</text:p>
          </table:table-cell>
          <table:table-cell office:value-type="float" office:value="132">
            <text:p>13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52"/>
        </table:table-row>
        <table:table-row table:style-name="ro13">
          <table:table-cell office:value-type="string">
            <text:p>Matola</text:p>
          </table:table-cell>
          <table:table-cell office:value-type="float" office:value="134">
            <text:p>13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3">
          <table:table-cell office:value-type="string">
            <text:p>Matutuìne</text:p>
          </table:table-cell>
          <table:table-cell office:value-type="float" office:value="139">
            <text:p>13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13">
          <table:table-cell office:value-type="string">
            <text:p>Maúa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13">
          <table:table-cell office:value-type="string">
            <text:p>Mavago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2"/>
        </table:table-row>
        <table:table-row table:style-name="ro15">
          <table:table-cell office:value-type="string">
            <text:p>Maxixe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52"/>
        </table:table-row>
        <table:table-row table:style-name="ro13">
          <table:table-cell office:value-type="string">
            <text:p>Mecanhela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52"/>
        </table:table-row>
        <table:table-row table:style-name="ro13">
          <table:table-cell office:value-type="string">
            <text:p>Meconta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52"/>
        </table:table-row>
        <table:table-row table:style-name="ro13">
          <table:table-cell office:value-type="string">
            <text:p>Mecuburi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13">
          <table:table-cell office:value-type="string">
            <text:p>Mecufi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52"/>
        </table:table-row>
        <table:table-row table:style-name="ro13">
          <table:table-cell office:value-type="string">
            <text:p>Mecula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52"/>
        </table:table-row>
        <table:table-row table:style-name="ro13">
          <table:table-cell office:value-type="string">
            <text:p>Meluco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13">
          <table:table-cell office:value-type="string">
            <text:p>Memba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52"/>
        </table:table-row>
        <table:table-row table:style-name="ro13">
          <table:table-cell office:value-type="string">
            <text:p>Metarica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52"/>
        </table:table-row>
        <table:table-row table:style-name="ro13">
          <table:table-cell office:value-type="string">
            <text:p>Metuge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52"/>
        </table:table-row>
        <table:table-row table:style-name="ro13">
          <table:table-cell office:value-type="string">
            <text:p>Milange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52"/>
        </table:table-row>
        <table:table-row table:style-name="ro13">
          <table:table-cell office:value-type="string">
            <text:p>Moamba</text:p>
          </table:table-cell>
          <table:table-cell office:value-type="float" office:value="140">
            <text:p>14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52"/>
        </table:table-row>
        <table:table-row table:style-name="ro13">
          <table:table-cell office:value-type="string">
            <text:p>Moatize</text:p>
          </table:table-cell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52"/>
        </table:table-row>
        <table:table-row table:style-name="ro13">
          <table:table-cell office:value-type="string">
            <text:p>Mocímboa Da Praia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52"/>
        </table:table-row>
        <table:table-row table:style-name="ro13">
          <table:table-cell office:value-type="string">
            <text:p>Mocuba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52"/>
        </table:table-row>
        <table:table-row table:style-name="ro13">
          <table:table-cell office:value-type="string">
            <text:p>Mogincual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52"/>
        </table:table-row>
        <table:table-row table:style-name="ro13">
          <table:table-cell office:value-type="string">
            <text:p>Mogovolas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52"/>
        </table:table-row>
        <table:table-row table:style-name="ro13">
          <table:table-cell office:value-type="string">
            <text:p>Moma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52"/>
        </table:table-row>
        <table:table-row table:style-name="ro13">
          <table:table-cell office:value-type="string">
            <text:p>Monapo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52"/>
        </table:table-row>
        <table:table-row table:style-name="ro13">
          <table:table-cell office:value-type="string">
            <text:p>Montepuez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52"/>
        </table:table-row>
        <table:table-row table:style-name="ro13">
          <table:table-cell office:value-type="string">
            <text:p>Mopeia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52"/>
        </table:table-row>
        <table:table-row table:style-name="ro13">
          <table:table-cell office:value-type="string">
            <text:p>Morrumbala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52"/>
        </table:table-row>
        <table:table-row table:style-name="ro13">
          <table:table-cell office:value-type="string">
            <text:p>Morrumbene</text:p>
          </table:table-cell>
          <table:table-cell office:value-type="float" office:value="118">
            <text:p>11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52"/>
        </table:table-row>
        <table:table-row table:style-name="ro13">
          <table:table-cell office:value-type="string">
            <text:p>Mossuril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52"/>
        </table:table-row>
        <table:table-row table:style-name="ro13">
          <table:table-cell office:value-type="string">
            <text:p>Mossurize</text:p>
          </table:table-cell>
          <table:table-cell office:value-type="float" office:value="92">
            <text:p>9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13">
          <table:table-cell office:value-type="string">
            <text:p>Muanza</text:p>
          </table:table-cell>
          <table:table-cell office:value-type="float" office:value="106">
            <text:p>10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52"/>
        </table:table-row>
        <table:table-row table:style-name="ro13">
          <table:table-cell office:value-type="string">
            <text:p>Muecate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52"/>
        </table:table-row>
        <table:table-row table:style-name="ro13">
          <table:table-cell office:value-type="string">
            <text:p>Mueda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52"/>
        </table:table-row>
        <table:table-row table:style-name="ro13">
          <table:table-cell office:value-type="string">
            <text:p>Muembe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52"/>
        </table:table-row>
        <table:table-row table:style-name="ro13">
          <table:table-cell office:value-type="string">
            <text:p>Muidumbe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52"/>
        </table:table-row>
        <table:table-row table:style-name="ro13">
          <table:table-cell office:value-type="string">
            <text:p>Murrupula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52"/>
        </table:table-row>
        <table:table-row table:style-name="ro13">
          <table:table-cell office:value-type="string">
            <text:p>Mutarara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52"/>
        </table:table-row>
        <table:table-row table:style-name="ro15">
          <table:table-cell office:value-type="string">
            <text:p>Nacala-A-Velha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52"/>
        </table:table-row>
        <table:table-row table:style-name="ro15">
          <table:table-cell office:value-type="string">
            <text:p>Nacala-Porto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252"/>
        </table:table-row>
        <table:table-row table:style-name="ro13">
          <table:table-cell office:value-type="string">
            <text:p>Nacaroa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number-columns-repeated="252"/>
        </table:table-row>
        <table:table-row table:style-name="ro13">
          <table:table-cell office:value-type="string">
            <text:p>Namaacha</text:p>
          </table:table-cell>
          <table:table-cell office:value-type="float" office:value="141">
            <text:p>14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13">
          <table:table-cell office:value-type="string">
            <text:p>Namacurra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252"/>
        </table:table-row>
        <table:table-row table:style-name="ro13">
          <table:table-cell office:value-type="string">
            <text:p>Namarroi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52"/>
        </table:table-row>
        <table:table-row table:style-name="ro13">
          <table:table-cell office:value-type="string">
            <text:p>Namuno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52"/>
        </table:table-row>
        <table:table-row table:style-name="ro13">
          <table:table-cell office:value-type="string">
            <text:p>Nangade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52"/>
        </table:table-row>
        <table:table-row table:style-name="ro13">
          <table:table-cell office:value-type="string">
            <text:p>Ngaúma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52"/>
        </table:table-row>
        <table:table-row table:style-name="ro13">
          <table:table-cell office:value-type="string">
            <text:p>Nhamatanda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52"/>
        </table:table-row>
        <table:table-row table:style-name="ro13">
          <table:table-cell office:value-type="string">
            <text:p>Nicoadala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52"/>
        </table:table-row>
        <table:table-row table:style-name="ro13">
          <table:table-cell office:value-type="string">
            <text:p>Nipepe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52"/>
        </table:table-row>
        <table:table-row table:style-name="ro13">
          <table:table-cell table:style-name="ce27" office:value-type="string">
            <text:p>Nlhamankulu</text:p>
          </table:table-cell>
          <table:table-cell office:value-type="float" office:value="144">
            <text:p>144</text:p>
          </table:table-cell>
          <table:table-cell office:value-type="float" office:value="11">
            <text:p>11</text:p>
          </table:table-cell>
          <table:table-cell table:style-name="ce27" office:value-type="float" office:value="2">
            <text:p>2</text:p>
          </table:table-cell>
          <table:table-cell table:number-columns-repeated="252"/>
        </table:table-row>
        <table:table-row table:style-name="ro15">
          <table:table-cell office:value-type="string">
            <text:p>Palma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52"/>
        </table:table-row>
        <table:table-row table:style-name="ro15">
          <table:table-cell office:value-type="string">
            <text:p>Panda</text:p>
          </table:table-cell>
          <table:table-cell office:value-type="float" office:value="119">
            <text:p>11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52"/>
        </table:table-row>
        <table:table-row table:style-name="ro13">
          <table:table-cell office:value-type="string">
            <text:p>Pebane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52"/>
        </table:table-row>
        <table:table-row table:style-name="ro13">
          <table:table-cell office:value-type="string">
            <text:p>Quelimane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3">
          <table:table-cell office:value-type="string">
            <text:p>Quissanga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52"/>
        </table:table-row>
        <table:table-row table:style-name="ro13">
          <table:table-cell office:value-type="string">
            <text:p>Ribaue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52"/>
        </table:table-row>
        <table:table-row table:style-name="ro13">
          <table:table-cell office:value-type="string">
            <text:p>Sanga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52"/>
        </table:table-row>
        <table:table-row table:style-name="ro13">
          <table:table-cell office:value-type="string">
            <text:p>Sussundenga</text:p>
          </table:table-cell>
          <table:table-cell office:value-type="float" office:value="93">
            <text:p>9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52"/>
        </table:table-row>
        <table:table-row table:style-name="ro13">
          <table:table-cell office:value-type="string">
            <text:p>Tambara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52"/>
        </table:table-row>
        <table:table-row table:style-name="ro13">
          <table:table-cell office:value-type="string">
            <text:p>Tsangano</text:p>
          </table:table-cell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52"/>
        </table:table-row>
        <table:table-row table:style-name="ro13">
          <table:table-cell office:value-type="string">
            <text:p>Vilankulos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52"/>
        </table:table-row>
        <table:table-row table:style-name="ro15">
          <table:table-cell office:value-type="string">
            <text:p>Zavala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252"/>
        </table:table-row>
        <table:table-row table:style-name="ro15">
          <table:table-cell office:value-type="string">
            <text:p>Zumbo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52"/>
        </table:table-row>
        <table:table-row table:style-name="ro15" table:visibility="collapse">
          <table:table-cell table:style-name="ce8"/>
          <table:table-cell table:style-name="ce6" table:number-columns-repeated="3"/>
          <table:table-cell table:number-columns-repeated="252"/>
        </table:table-row>
        <table:named-expressions/>
      </table:table>
      <table:table table:name="C" table:style-name="ta6" table:print="false">
        <table:table-column table:style-name="co9" table:default-cell-style-name="ce27"/>
        <table:table-column table:style-name="co26" table:default-cell-style-name="ce27"/>
        <table:table-column table:style-name="co27" table:default-cell-style-name="ce27"/>
        <table:table-column table:style-name="co18" table:default-cell-style-name="ce34"/>
        <table:table-column table:style-name="co5" table:number-columns-repeated="252" table:default-cell-style-name="Default"/>
        <table:table-row table:style-name="ro13">
          <table:table-cell table:style-name="ce33" office:value-type="string">
            <text:p>Acrónimo</text:p>
          </table:table-cell>
          <table:table-cell table:style-name="ce33" office:value-type="string">
            <text:p>Classificação</text:p>
          </table:table-cell>
          <table:table-cell table:style-name="ce33" office:value-type="string">
            <text:p>Código</text:p>
          </table:table-cell>
          <table:table-cell table:style-name="ce33" office:value-type="string">
            <text:p>Icona</text:p>
          </table:table-cell>
          <table:table-cell table:number-columns-repeated="252"/>
        </table:table-row>
        <table:table-row table:style-name="ro15">
          <table:table-cell office:value-type="string">
            <text:p>CS RUR.I</text:p>
          </table:table-cell>
          <table:table-cell office:value-type="string">
            <text:p>Centro de Saúde Rural I</text:p>
          </table:table-cell>
          <table:table-cell office:value-type="float" office:value="11">
            <text:p>11</text:p>
          </table:table-cell>
          <table:table-cell table:formula="of:=image(&quot;http://oreste.parlatano.org/moasis/wp-content/uploads/2013/09/cross_8.png&quot;)" office:value-type="string" office:string-value="Err:511">
            <text:p>Err:511</text:p>
          </table:table-cell>
          <table:table-cell table:number-columns-repeated="252"/>
        </table:table-row>
        <table:table-row table:style-name="ro15">
          <table:table-cell office:value-type="string">
            <text:p>CS RUR.II</text:p>
          </table:table-cell>
          <table:table-cell office:value-type="string">
            <text:p>Centro de Saúde Rural II</text:p>
          </table:table-cell>
          <table:table-cell office:value-type="float" office:value="12">
            <text:p>12</text:p>
          </table:table-cell>
          <table:table-cell table:formula="of:=image(&quot;http://oreste.parlatano.org/moasis/wp-content/uploads/2013/09/cross_8.png&quot;)" office:value-type="string" office:string-value="Err:511">
            <text:p>Err:511</text:p>
          </table:table-cell>
          <table:table-cell table:number-columns-repeated="252"/>
        </table:table-row>
        <table:table-row table:style-name="ro15">
          <table:table-cell office:value-type="string">
            <text:p>CS URB.B</text:p>
          </table:table-cell>
          <table:table-cell office:value-type="string">
            <text:p>Centro de Saúde Urbano B</text:p>
          </table:table-cell>
          <table:table-cell office:value-type="float" office:value="9">
            <text:p>9</text:p>
          </table:table-cell>
          <table:table-cell table:formula="of:=image(&quot;http://oreste.parlatano.org/moasis/wp-content/uploads/2013/09/cross_7.png&quot;)" office:value-type="string" office:string-value="Err:511">
            <text:p>Err:511</text:p>
          </table:table-cell>
          <table:table-cell table:number-columns-repeated="252"/>
        </table:table-row>
        <table:table-row table:style-name="ro15">
          <table:table-cell office:value-type="string">
            <text:p>CS URB.C</text:p>
          </table:table-cell>
          <table:table-cell office:value-type="string">
            <text:p>Centro de Saúde Urbano C</text:p>
          </table:table-cell>
          <table:table-cell office:value-type="float" office:value="10">
            <text:p>10</text:p>
          </table:table-cell>
          <table:table-cell table:formula="of:=image(&quot;http://oreste.parlatano.org/moasis/wp-content/uploads/2013/09/cross_7.png&quot;)" office:value-type="string" office:string-value="Err:511">
            <text:p>Err:511</text:p>
          </table:table-cell>
          <table:table-cell table:number-columns-repeated="252"/>
        </table:table-row>
        <table:table-row table:style-name="ro15">
          <table:table-cell office:value-type="string">
            <text:p>CSMENTAL</text:p>
          </table:table-cell>
          <table:table-cell office:value-type="string">
            <text:p>Centro de saúde mental</text:p>
          </table:table-cell>
          <table:table-cell office:value-type="float" office:value="14">
            <text:p>14</text:p>
          </table:table-cell>
          <table:table-cell table:formula="of:=image(&quot;http://oreste.parlatano.org/moasis/wp-content/uploads/2014/09/cross_10.png&quot;)" office:value-type="string" office:string-value="Err:511">
            <text:p>Err:511</text:p>
          </table:table-cell>
          <table:table-cell table:number-columns-repeated="252"/>
        </table:table-row>
        <table:table-row table:style-name="ro15">
          <table:table-cell table:style-name="ce6" office:value-type="string">
            <text:p>CSURBA</text:p>
          </table:table-cell>
          <table:table-cell office:value-type="string">
            <text:p>Centro de Saúde Urbano A</text:p>
          </table:table-cell>
          <table:table-cell office:value-type="float" office:value="8">
            <text:p>8</text:p>
          </table:table-cell>
          <table:table-cell table:formula="of:=image(&quot;http://oreste.parlatano.org/moasis/wp-content/uploads/2013/09/cross_7.png&quot;)" office:value-type="string" office:string-value="Err:511">
            <text:p>Err:511</text:p>
          </table:table-cell>
          <table:table-cell table:number-columns-repeated="252"/>
        </table:table-row>
        <table:table-row table:style-name="ro15">
          <table:table-cell office:value-type="string">
            <text:p>HC</text:p>
          </table:table-cell>
          <table:table-cell office:value-type="string">
            <text:p>Hospital Central</text:p>
          </table:table-cell>
          <table:table-cell office:value-type="float" office:value="1">
            <text:p>1</text:p>
          </table:table-cell>
          <table:table-cell table:formula="of:=image(&quot;http://oreste.parlatano.org/moasis/wp-content/uploads/2013/09/cross_1.png&quot;)" office:value-type="string" office:string-value="Err:511">
            <text:p>Err:511</text:p>
          </table:table-cell>
          <table:table-cell table:number-columns-repeated="252"/>
        </table:table-row>
        <table:table-row table:style-name="ro15">
          <table:table-cell office:value-type="string">
            <text:p>HD</text:p>
          </table:table-cell>
          <table:table-cell office:value-type="string">
            <text:p>Hospital Distrital</text:p>
          </table:table-cell>
          <table:table-cell office:value-type="float" office:value="6">
            <text:p>6</text:p>
          </table:table-cell>
          <table:table-cell table:formula="of:=image(&quot;http://oreste.parlatano.org/moasis/wp-content/uploads/2013/09/cross_4.png&quot;)" office:value-type="string" office:string-value="Err:511">
            <text:p>Err:511</text:p>
          </table:table-cell>
          <table:table-cell table:number-columns-repeated="252"/>
        </table:table-row>
        <table:table-row table:style-name="ro15">
          <table:table-cell office:value-type="string">
            <text:p>HG</text:p>
          </table:table-cell>
          <table:table-cell office:value-type="string">
            <text:p>Hospital Geral</text:p>
          </table:table-cell>
          <table:table-cell office:value-type="float" office:value="4">
            <text:p>4</text:p>
          </table:table-cell>
          <table:table-cell table:formula="of:=image(&quot;http://oreste.parlatano.org/moasis/wp-content/uploads/2013/09/cross_2.png&quot;)" office:value-type="string" office:string-value="Err:511">
            <text:p>Err:511</text:p>
          </table:table-cell>
          <table:table-cell table:number-columns-repeated="252"/>
        </table:table-row>
        <table:table-row table:style-name="ro15">
          <table:table-cell office:value-type="string">
            <text:p>HM</text:p>
          </table:table-cell>
          <table:table-cell office:value-type="string">
            <text:p>Hospital Militar</text:p>
          </table:table-cell>
          <table:table-cell office:value-type="float" office:value="7">
            <text:p>7</text:p>
          </table:table-cell>
          <table:table-cell table:formula="of:=image(&quot;http://oreste.parlatano.org/moasis/wp-content/uploads/2014/09/cross_11.png&quot;)" office:value-type="string" office:string-value="Err:511">
            <text:p>Err:511</text:p>
          </table:table-cell>
          <table:table-cell table:number-columns-repeated="252"/>
        </table:table-row>
        <table:table-row table:style-name="ro15">
          <table:table-cell office:value-type="string">
            <text:p>HP</text:p>
          </table:table-cell>
          <table:table-cell office:value-type="string">
            <text:p>Hospital Provincial</text:p>
          </table:table-cell>
          <table:table-cell office:value-type="float" office:value="3">
            <text:p>3</text:p>
          </table:table-cell>
          <table:table-cell table:formula="of:=image(&quot;http://oreste.parlatano.org/moasis/wp-content/uploads/2013/09/cross_3.png&quot;)" office:value-type="string" office:string-value="Err:511">
            <text:p>Err:511</text:p>
          </table:table-cell>
          <table:table-cell table:number-columns-repeated="252"/>
        </table:table-row>
        <table:table-row table:style-name="ro13">
          <table:table-cell office:value-type="string">
            <text:p>HPs</text:p>
          </table:table-cell>
          <table:table-cell office:value-type="string">
            <text:p>Hospital Psiquiatrico</text:p>
          </table:table-cell>
          <table:table-cell office:value-type="float" office:value="2">
            <text:p>2</text:p>
          </table:table-cell>
          <table:table-cell table:formula="of:=image(&quot;http://oreste.parlatano.org/moasis/wp-content/uploads/2013/09/cross_6.png&quot;)" office:value-type="string" office:string-value="Err:511">
            <text:p>Err:511</text:p>
          </table:table-cell>
          <table:table-cell table:number-columns-repeated="252"/>
        </table:table-row>
        <table:table-row table:style-name="ro15">
          <table:table-cell office:value-type="string">
            <text:p>HR</text:p>
          </table:table-cell>
          <table:table-cell office:value-type="string">
            <text:p>Hospital Rural</text:p>
          </table:table-cell>
          <table:table-cell office:value-type="float" office:value="5">
            <text:p>5</text:p>
          </table:table-cell>
          <table:table-cell table:formula="of:=image(&quot;http://oreste.parlatano.org/moasis/wp-content/uploads/2013/09/cross_5.png&quot;)" office:value-type="string" office:string-value="Err:511">
            <text:p>Err:511</text:p>
          </table:table-cell>
          <table:table-cell table:number-columns-repeated="252"/>
        </table:table-row>
        <table:table-row table:style-name="ro15">
          <table:table-cell office:value-type="string">
            <text:p>NC</text:p>
          </table:table-cell>
          <table:table-cell office:value-type="string">
            <text:p>Não classificado</text:p>
          </table:table-cell>
          <table:table-cell office:value-type="float" office:value="0">
            <text:p>0</text:p>
          </table:table-cell>
          <table:table-cell table:formula="of:=image(&quot;http://oreste.parlatano.org/moasis/wp-content/uploads/2013/09/cross_0.png&quot;)" office:value-type="string" office:string-value="Err:511">
            <text:p>Err:511</text:p>
          </table:table-cell>
          <table:table-cell table:number-columns-repeated="252"/>
        </table:table-row>
        <table:table-row table:style-name="ro15">
          <table:table-cell office:value-type="string">
            <text:p>PS</text:p>
          </table:table-cell>
          <table:table-cell office:value-type="string">
            <text:p>Posto de Saúde</text:p>
          </table:table-cell>
          <table:table-cell office:value-type="float" office:value="13">
            <text:p>13</text:p>
          </table:table-cell>
          <table:table-cell table:formula="of:=image(&quot;http://oreste.parlatano.org/moasis/wp-content/uploads/2013/09/cross_9.png&quot;)" office:value-type="string" office:string-value="Err:511">
            <text:p>Err:511</text:p>
          </table:table-cell>
          <table:table-cell table:number-columns-repeated="252"/>
        </table:table-row>
        <table:table-row table:style-name="ro11" table:visibility="collapse" table:number-rows-repeated="4">
          <table:table-cell table:style-name="ce6" table:number-columns-repeated="3"/>
          <table:table-cell table:style-name="Default"/>
          <table:table-cell table:number-columns-repeated="252"/>
        </table:table-row>
        <table:table-row table:style-name="ro11" table:visibility="collapse">
          <table:table-cell table:style-name="ce6" table:number-columns-repeated="3"/>
          <table:table-cell table:style-name="Default"/>
          <table:table-cell table:number-columns-repeated="252"/>
        </table:table-row>
        <table:named-expressions/>
      </table:table>
      <table:named-expressions>
        <table:named-expression table:name="image" table:base-cell-address="$info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 Black" svg:font-family="'Arial Black'" style:font-adornments="Regular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>$</number:currency-symbol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0" number:min-integer-digits="2"/>
    </number:number-style>
    <number:number-style style:name="N132">
      <number:number number:decimal-places="6" number:min-integer-digits="0"/>
    </number:number-style>
    <number:number-style style:name="N133">
      <number:number number:decimal-places="6" number:min-integer-digits="1"/>
    </number:number-style>
    <number:currency-style style:name="N134P0" style:volatile="true">
      <number:currency-symbol>$</number:currency-symbol>
      <number:number number:decimal-places="2" number:min-integer-digits="1" number:grouping="true"/>
    </number:currency-style>
    <number:currency-style style:name="N134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4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  <style:style style:name="Untitled1" style:family="table-cell" style:parent-style-name="Default">
      <style:table-cell-properties fo:background-color="#99ff66"/>
    </style:style>
    <style:style style:name="Untitled2" style:family="table-cell" style:parent-style-name="Default">
      <style:table-cell-properties fo:background-color="#ff3333"/>
    </style:style>
    <style:style style:name="Untitled3" style:family="table-cell" style:parent-style-name="Default">
      <style:table-cell-properties fo:background-color="#99ff99"/>
    </style:style>
    <style:style style:name="Untitled4" style:family="table-cell" style:parent-style-name="Default">
      <style:table-cell-properties fo:background-color="#ff3333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9/14/2016</text:date>, <text:time>12:2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" style:display-name="PageStyle_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" style:display-name="PageStyle_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" style:display-name="PageStyle_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" style:display-name="PageStyle_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" style:display-name="PageStyle_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4T12:20:54</dc:date>
    <meta:editing-duration>PT1H51M27S</meta:editing-duration>
    <meta:editing-cycles>20</meta:editing-cycles>
    <meta:generator>OpenOffice/4.1.2$Unix OpenOffice.org_project/412m3$Build-9782</meta:generator>
    <dc:creator>Oreste Parlatano</dc:creator>
    <meta:document-statistic meta:table-count="6" meta:cell-count="24097" meta:object-count="0"/>
  </office:meta>
</office:document-meta>
</file>